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2.244cm"/>
    </style:style>
    <style:style style:name="co5" style:family="table-column">
      <style:table-column-properties fo:break-before="auto" style:column-width="2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koef</text:p>
          </table:table-cell>
          <table:table-cell office:value-type="string" calcext:value-type="string">
            <text:p>sqrt(2)*koef</text:p>
          </table:table-cell>
          <table:table-cell office:value-type="string" calcext:value-type="string">
            <text:p>sqrt(3)*koef</text:p>
          </table:table-cell>
          <table:table-cell office:value-type="string" calcext:value-type="string">
            <text:p>sqrt(2)*koef-round()</text:p>
          </table:table-cell>
          <table:table-cell office:value-type="string" calcext:value-type="string">
            <text:p>Sqrt(3)*koef-round()</text:p>
          </table:table-cell>
          <table:table-cell office:value-type="string" calcext:value-type="string">
            <text:p>Koef-round()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KOEF=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QRT(2)*[.A2]" office:value-type="float" office:value="0.14142135623731" calcext:value-type="float">
            <text:p>0.1414213562</text:p>
          </table:table-cell>
          <table:table-cell table:formula="of:=SQRT(3)*[.A2]" office:value-type="float" office:value="0.173205080756888" calcext:value-type="float">
            <text:p>0.1732050808</text:p>
          </table:table-cell>
          <table:table-cell table:formula="of:=(1-ROUND([.B2])/[.B2])^2" office:value-type="float" office:value="1" calcext:value-type="float">
            <text:p>1</text:p>
          </table:table-cell>
          <table:table-cell table:formula="of:=(1-ROUND([.C2])/[.C2])^2" office:value-type="float" office:value="1" calcext:value-type="float">
            <text:p>1</text:p>
          </table:table-cell>
          <table:table-cell table:formula="of:=(1-ROUND([.A2])/[.A2])^2" office:value-type="float" office:value="1" calcext:value-type="float">
            <text:p>1</text:p>
          </table:table-cell>
          <table:table-cell table:formula="of:=SUM([.D2:.F2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=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QRT(2)*[.A3]" office:value-type="float" office:value="0.282842712474619" calcext:value-type="float">
            <text:p>0.2828427125</text:p>
          </table:table-cell>
          <table:table-cell table:formula="of:=SQRT(3)*[.A3]" office:value-type="float" office:value="0.346410161513775" calcext:value-type="float">
            <text:p>0.3464101615</text:p>
          </table:table-cell>
          <table:table-cell table:formula="of:=(1-ROUND([.B3])/[.B3])^2" office:value-type="float" office:value="1" calcext:value-type="float">
            <text:p>1</text:p>
          </table:table-cell>
          <table:table-cell table:formula="of:=(1-ROUND([.C3])/[.C3])^2" office:value-type="float" office:value="1" calcext:value-type="float">
            <text:p>1</text:p>
          </table:table-cell>
          <table:table-cell table:formula="of:=(1-ROUND([.A3])/[.A3])^2" office:value-type="float" office:value="1" calcext:value-type="float">
            <text:p>1</text:p>
          </table:table-cell>
          <table:table-cell table:formula="of:=SUM([.D3:.F3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g=</text:p>
          </table:table-cell>
          <table:table-cell table:style-name="ce1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QRT(2)*[.A4]" office:value-type="float" office:value="0.424264068711929" calcext:value-type="float">
            <text:p>0.4242640687</text:p>
          </table:table-cell>
          <table:table-cell table:formula="of:=SQRT(3)*[.A4]" office:value-type="float" office:value="0.519615242270663" calcext:value-type="float">
            <text:p>0.5196152423</text:p>
          </table:table-cell>
          <table:table-cell table:formula="of:=(1-ROUND([.B4])/[.B4])^2" office:value-type="float" office:value="1" calcext:value-type="float">
            <text:p>1</text:p>
          </table:table-cell>
          <table:table-cell table:formula="of:=(1-ROUND([.C4])/[.C4])^2" office:value-type="float" office:value="0.854701909106198" calcext:value-type="float">
            <text:p>0.8547019091</text:p>
          </table:table-cell>
          <table:table-cell table:formula="of:=(1-ROUND([.A4])/[.A4])^2" office:value-type="float" office:value="1" calcext:value-type="float">
            <text:p>1</text:p>
          </table:table-cell>
          <table:table-cell table:formula="of:=SUM([.D4:.F4])" office:value-type="float" office:value="2.8547019091062" calcext:value-type="float">
            <text:p>2.8547019091</text:p>
          </table:table-cell>
          <table:table-cell table:number-columns-repeated="2"/>
          <table:table-cell office:value-type="string" calcext:value-type="string">
            <text:p>n=|V|=</text:p>
          </table:table-cell>
          <table:table-cell table:style-name="ce2" table:formula="of:=([.K2]/[.K3])^3" office:value-type="float" office:value="10973.9368998628" calcext:value-type="float">
            <text:p>109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QRT(2)*[.A5]" office:value-type="float" office:value="0.565685424949238" calcext:value-type="float">
            <text:p>0.5656854249</text:p>
          </table:table-cell>
          <table:table-cell table:formula="of:=SQRT(3)*[.A5]" office:value-type="float" office:value="0.692820323027551" calcext:value-type="float">
            <text:p>0.692820323</text:p>
          </table:table-cell>
          <table:table-cell table:formula="of:=(1-ROUND([.B5])/[.B5])^2" office:value-type="float" office:value="0.589466094067262" calcext:value-type="float">
            <text:p>0.5894660941</text:p>
          </table:table-cell>
          <table:table-cell table:formula="of:=(1-ROUND([.C5])/[.C5])^2" office:value-type="float" office:value="0.196581987385204" calcext:value-type="float">
            <text:p>0.1965819874</text:p>
          </table:table-cell>
          <table:table-cell table:formula="of:=(1-ROUND([.A5])/[.A5])^2" office:value-type="float" office:value="1" calcext:value-type="float">
            <text:p>1</text:p>
          </table:table-cell>
          <table:table-cell table:formula="of:=SUM([.D5:.F5])" office:value-type="float" office:value="1.78604808145247" calcext:value-type="float">
            <text:p>1.7860480815</text:p>
          </table:table-cell>
          <table:table-cell table:number-columns-repeated="2"/>
          <table:table-cell office:value-type="string" calcext:value-type="string">
            <text:p>m=|E|=</text:p>
          </table:table-cell>
          <table:table-cell table:style-name="ce2" table:formula="of:=[.K4]*26" office:value-type="float" office:value="285322.359396433" calcext:value-type="float">
            <text:p>28532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QRT(2)*[.A6]" office:value-type="float" office:value="0.707106781186548" calcext:value-type="float">
            <text:p>0.7071067812</text:p>
          </table:table-cell>
          <table:table-cell table:formula="of:=SQRT(3)*[.A6]" office:value-type="float" office:value="0.866025403784439" calcext:value-type="float">
            <text:p>0.8660254038</text:p>
          </table:table-cell>
          <table:table-cell table:formula="of:=(1-ROUND([.B6])/[.B6])^2" office:value-type="float" office:value="0.17157287525381" calcext:value-type="float">
            <text:p>0.1715728753</text:p>
          </table:table-cell>
          <table:table-cell table:formula="of:=(1-ROUND([.C6])/[.C6])^2" office:value-type="float" office:value="0.0239322565748303" calcext:value-type="float">
            <text:p>0.0239322566</text:p>
          </table:table-cell>
          <table:table-cell table:formula="of:=(1-ROUND([.A6])/[.A6])^2" office:value-type="float" office:value="1" calcext:value-type="float">
            <text:p>1</text:p>
          </table:table-cell>
          <table:table-cell table:formula="of:=SUM([.D6:.F6])" office:value-type="float" office:value="1.19550513182864" calcext:value-type="float">
            <text:p>1.1955051318</text:p>
          </table:table-cell>
          <table:table-cell/>
          <table:table-cell office:value-type="string" calcext:value-type="string">
            <text:p>fibbonaci:</text:p>
          </table:table-cell>
          <table:table-cell office:value-type="string" calcext:value-type="string">
            <text:p>m+n*log(n)</text:p>
          </table:table-cell>
          <table:table-cell table:style-name="ce2" table:formula="of:=[.K5]+[.K4]*LOG([.K4];2)" office:value-type="float" office:value="432612.275061698" calcext:value-type="float">
            <text:p>43261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QRT(2)*[.A7]" office:value-type="float" office:value="0.848528137423857" calcext:value-type="float">
            <text:p>0.8485281374</text:p>
          </table:table-cell>
          <table:table-cell table:formula="of:=SQRT(3)*[.A7]" office:value-type="float" office:value="1.03923048454133" calcext:value-type="float">
            <text:p>1.0392304845</text:p>
          </table:table-cell>
          <table:table-cell table:formula="of:=(1-ROUND([.B7])/[.B7])^2" office:value-type="float" office:value="0.0318662849337305" calcext:value-type="float">
            <text:p>0.0318662849</text:p>
          </table:table-cell>
          <table:table-cell table:formula="of:=(1-ROUND([.C7])/[.C7])^2" office:value-type="float" office:value="0.00142502862717337" calcext:value-type="float">
            <text:p>0.0014250286</text:p>
          </table:table-cell>
          <table:table-cell table:formula="of:=(1-ROUND([.A7])/[.A7])^2" office:value-type="float" office:value="0.444444444444444" calcext:value-type="float">
            <text:p>0.4444444444</text:p>
          </table:table-cell>
          <table:table-cell table:formula="of:=SUM([.D7:.F7])" office:value-type="float" office:value="0.477735758005348" calcext:value-type="float">
            <text:p>0.477735758</text:p>
          </table:table-cell>
          <table:table-cell/>
          <table:table-cell office:value-type="string" calcext:value-type="string">
            <text:p>radix:</text:p>
          </table:table-cell>
          <table:table-cell office:value-type="string" calcext:value-type="string">
            <text:p>m+n*log(KOEF)</text:p>
          </table:table-cell>
          <table:table-cell table:style-name="ce3" table:formula="of:=[.K5]+[.K4]*LOG([.K1];2)" office:value-type="float" office:value="344115.797032846" calcext:value-type="float">
            <text:p>3441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QRT(2)*[.A8]" office:value-type="float" office:value="0.989949493661167" calcext:value-type="float">
            <text:p>0.9899494937</text:p>
          </table:table-cell>
          <table:table-cell table:formula="of:=SQRT(3)*[.A8]" office:value-type="float" office:value="1.21243556529821" calcext:value-type="float">
            <text:p>1.2124355653</text:p>
          </table:table-cell>
          <table:table-cell table:formula="of:=(1-ROUND([.B8])/[.B8])^2" office:value-type="float" office:value="0.000103074160884621" calcext:value-type="float">
            <text:p>0.0001030742</text:p>
          </table:table-cell>
          <table:table-cell table:formula="of:=(1-ROUND([.C8])/[.C8])^2" office:value-type="float" office:value="0.0306999111588924" calcext:value-type="float">
            <text:p>0.0306999112</text:p>
          </table:table-cell>
          <table:table-cell table:formula="of:=(1-ROUND([.A8])/[.A8])^2" office:value-type="float" office:value="0.183673469387755" calcext:value-type="float">
            <text:p>0.1836734694</text:p>
          </table:table-cell>
          <table:table-cell table:formula="of:=SUM([.D8:.F8])" office:value-type="float" office:value="0.214476454707532" calcext:value-type="float">
            <text:p>0.2144764547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QRT(2)*[.A9]" office:value-type="float" office:value="1.13137084989848" calcext:value-type="float">
            <text:p>1.1313708499</text:p>
          </table:table-cell>
          <table:table-cell table:formula="of:=SQRT(3)*[.A9]" office:value-type="float" office:value="1.3856406460551" calcext:value-type="float">
            <text:p>1.3856406461</text:p>
          </table:table-cell>
          <table:table-cell table:formula="of:=(1-ROUND([.B9])/[.B9])^2" office:value-type="float" office:value="0.0134830470336312" calcext:value-type="float">
            <text:p>0.013483047</text:p>
          </table:table-cell>
          <table:table-cell table:formula="of:=(1-ROUND([.C9])/[.C9])^2" office:value-type="float" office:value="0.0774576603592689" calcext:value-type="float">
            <text:p>0.0774576604</text:p>
          </table:table-cell>
          <table:table-cell table:formula="of:=(1-ROUND([.A9])/[.A9])^2" office:value-type="float" office:value="0.0625" calcext:value-type="float">
            <text:p>0.0625</text:p>
          </table:table-cell>
          <table:table-cell table:formula="of:=SUM([.D9:.F9])" office:value-type="float" office:value="0.1534407073929" calcext:value-type="float">
            <text:p>0.1534407074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QRT(2)*[.A10]" office:value-type="float" office:value="1.27279220613579" calcext:value-type="float">
            <text:p>1.2727922061</text:p>
          </table:table-cell>
          <table:table-cell table:formula="of:=SQRT(3)*[.A10]" office:value-type="float" office:value="1.55884572681199" calcext:value-type="float">
            <text:p>1.5588457268</text:p>
          </table:table-cell>
          <table:table-cell table:formula="of:=(1-ROUND([.B10])/[.B10])^2" office:value-type="float" office:value="0.0459355479805117" calcext:value-type="float">
            <text:p>0.045935548</text:p>
          </table:table-cell>
          <table:table-cell table:formula="of:=(1-ROUND([.C10])/[.C10])^2" office:value-type="float" office:value="0.0800893385810871" calcext:value-type="float">
            <text:p>0.0800893386</text:p>
          </table:table-cell>
          <table:table-cell table:formula="of:=(1-ROUND([.A10])/[.A10])^2" office:value-type="float" office:value="0.0123456790123457" calcext:value-type="float">
            <text:p>0.012345679</text:p>
          </table:table-cell>
          <table:table-cell table:formula="of:=SUM([.D10:.F10])" office:value-type="float" office:value="0.138370565573945" calcext:value-type="float">
            <text:p>0.138370565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2)*[.A11]" office:value-type="float" office:value="1.4142135623731" calcext:value-type="float">
            <text:p>1.4142135624</text:p>
          </table:table-cell>
          <table:table-cell table:formula="of:=SQRT(3)*[.A11]" office:value-type="float" office:value="1.73205080756888" calcext:value-type="float">
            <text:p>1.7320508076</text:p>
          </table:table-cell>
          <table:table-cell table:formula="of:=(1-ROUND([.B11])/[.B11])^2" office:value-type="float" office:value="0.085786437626905" calcext:value-type="float">
            <text:p>0.0857864376</text:p>
          </table:table-cell>
          <table:table-cell table:formula="of:=(1-ROUND([.C11])/[.C11])^2" office:value-type="float" office:value="0.0239322565748303" calcext:value-type="float">
            <text:p>0.0239322566</text:p>
          </table:table-cell>
          <table:table-cell table:formula="of:=(1-ROUND([.A11])/[.A11])^2" office:value-type="float" office:value="0" calcext:value-type="float">
            <text:p>0</text:p>
          </table:table-cell>
          <table:table-cell table:formula="of:=SUM([.D11:.F11])" office:value-type="float" office:value="0.109718694201735" calcext:value-type="float">
            <text:p>0.1097186942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SQRT(2)*[.A12]" office:value-type="float" office:value="1.5556349186104" calcext:value-type="float">
            <text:p>1.5556349186</text:p>
          </table:table-cell>
          <table:table-cell table:formula="of:=SQRT(3)*[.A12]" office:value-type="float" office:value="1.90525588832577" calcext:value-type="float">
            <text:p>1.9052558883</text:p>
          </table:table-cell>
          <table:table-cell table:formula="of:=(1-ROUND([.B12])/[.B12])^2" office:value-type="float" office:value="0.0815951758505709" calcext:value-type="float">
            <text:p>0.0815951759</text:p>
          </table:table-cell>
          <table:table-cell table:formula="of:=(1-ROUND([.C12])/[.C12])^2" office:value-type="float" office:value="0.00247285032973551" calcext:value-type="float">
            <text:p>0.0024728503</text:p>
          </table:table-cell>
          <table:table-cell table:formula="of:=(1-ROUND([.A12])/[.A12])^2" office:value-type="float" office:value="0.00826446280991736" calcext:value-type="float">
            <text:p>0.0082644628</text:p>
          </table:table-cell>
          <table:table-cell table:formula="of:=SUM([.D12:.F12])" office:value-type="float" office:value="0.0923324889902238" calcext:value-type="float">
            <text:p>0.092332489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SQRT(2)*[.A13]" office:value-type="float" office:value="1.69705627484771" calcext:value-type="float">
            <text:p>1.6970562748</text:p>
          </table:table-cell>
          <table:table-cell table:formula="of:=SQRT(3)*[.A13]" office:value-type="float" office:value="2.07846096908265" calcext:value-type="float">
            <text:p>2.0784609691</text:p>
          </table:table-cell>
          <table:table-cell table:formula="of:=(1-ROUND([.B13])/[.B13])^2" office:value-type="float" office:value="0.0318662849337303" calcext:value-type="float">
            <text:p>0.0318662849</text:p>
          </table:table-cell>
          <table:table-cell table:formula="of:=(1-ROUND([.C13])/[.C13])^2" office:value-type="float" office:value="0.00142502862717339" calcext:value-type="float">
            <text:p>0.0014250286</text:p>
          </table:table-cell>
          <table:table-cell table:formula="of:=(1-ROUND([.A13])/[.A13])^2" office:value-type="float" office:value="0.0277777777777778" calcext:value-type="float">
            <text:p>0.0277777778</text:p>
          </table:table-cell>
          <table:table-cell table:formula="of:=SUM([.D13:.F13])" office:value-type="float" office:value="0.0610690913386815" calcext:value-type="float">
            <text:p>0.0610690913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SQRT(2)*[.A14]" office:value-type="float" office:value="1.83847763108502" calcext:value-type="float">
            <text:p>1.8384776311</text:p>
          </table:table-cell>
          <table:table-cell table:formula="of:=SQRT(3)*[.A14]" office:value-type="float" office:value="2.25166604983954" calcext:value-type="float">
            <text:p>2.2516660498</text:p>
          </table:table-cell>
          <table:table-cell table:formula="of:=(1-ROUND([.B14])/[.B14])^2" office:value-type="float" office:value="0.00771877978103715" calcext:value-type="float">
            <text:p>0.0077187798</text:p>
          </table:table-cell>
          <table:table-cell table:formula="of:=(1-ROUND([.C14])/[.C14])^2" office:value-type="float" office:value="0.0124922683711712" calcext:value-type="float">
            <text:p>0.0124922684</text:p>
          </table:table-cell>
          <table:table-cell table:formula="of:=(1-ROUND([.A14])/[.A14])^2" office:value-type="float" office:value="0.0532544378698226" calcext:value-type="float">
            <text:p>0.0532544379</text:p>
          </table:table-cell>
          <table:table-cell table:formula="of:=SUM([.D14:.F14])" office:value-type="float" office:value="0.073465486022031" calcext:value-type="float">
            <text:p>0.073465486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SQRT(2)*[.A15]" office:value-type="float" office:value="1.97989898732233" calcext:value-type="float">
            <text:p>1.9798989873</text:p>
          </table:table-cell>
          <table:table-cell table:formula="of:=SQRT(3)*[.A15]" office:value-type="float" office:value="2.42487113059643" calcext:value-type="float">
            <text:p>2.4248711306</text:p>
          </table:table-cell>
          <table:table-cell table:formula="of:=(1-ROUND([.B15])/[.B15])^2" office:value-type="float" office:value="0.000103074160884621" calcext:value-type="float">
            <text:p>0.0001030742</text:p>
          </table:table-cell>
          <table:table-cell table:formula="of:=(1-ROUND([.C15])/[.C15])^2" office:value-type="float" office:value="0.0306999111588924" calcext:value-type="float">
            <text:p>0.0306999112</text:p>
          </table:table-cell>
          <table:table-cell table:formula="of:=(1-ROUND([.A15])/[.A15])^2" office:value-type="float" office:value="0.0816326530612245" calcext:value-type="float">
            <text:p>0.0816326531</text:p>
          </table:table-cell>
          <table:table-cell table:formula="of:=SUM([.D15:.F15])" office:value-type="float" office:value="0.112435638381002" calcext:value-type="float">
            <text:p>0.1124356384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SQRT(2)*[.A16]" office:value-type="float" office:value="2.12132034355964" calcext:value-type="float">
            <text:p>2.1213203436</text:p>
          </table:table-cell>
          <table:table-cell table:formula="of:=SQRT(3)*[.A16]" office:value-type="float" office:value="2.59807621135332" calcext:value-type="float">
            <text:p>2.5980762114</text:p>
          </table:table-cell>
          <table:table-cell table:formula="of:=(1-ROUND([.B16])/[.B16])^2" office:value-type="float" office:value="0.00327080572476217" calcext:value-type="float">
            <text:p>0.0032708057</text:p>
          </table:table-cell>
          <table:table-cell table:formula="of:=(1-ROUND([.C16])/[.C16])^2" office:value-type="float" office:value="0.0239322565748303" calcext:value-type="float">
            <text:p>0.0239322566</text:p>
          </table:table-cell>
          <table:table-cell table:formula="of:=(1-ROUND([.A16])/[.A16])^2" office:value-type="float" office:value="0.111111111111111" calcext:value-type="float">
            <text:p>0.1111111111</text:p>
          </table:table-cell>
          <table:table-cell table:formula="of:=SUM([.D16:.F16])" office:value-type="float" office:value="0.138314173410703" calcext:value-type="float">
            <text:p>0.1383141734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SQRT(2)*[.A17]" office:value-type="float" office:value="2.26274169979695" calcext:value-type="float">
            <text:p>2.2627416998</text:p>
          </table:table-cell>
          <table:table-cell table:formula="of:=SQRT(3)*[.A17]" office:value-type="float" office:value="2.7712812921102" calcext:value-type="float">
            <text:p>2.7712812921</text:p>
          </table:table-cell>
          <table:table-cell table:formula="of:=(1-ROUND([.B17])/[.B17])^2" office:value-type="float" office:value="0.0134830470336312" calcext:value-type="float">
            <text:p>0.013483047</text:p>
          </table:table-cell>
          <table:table-cell table:formula="of:=(1-ROUND([.C17])/[.C17])^2" office:value-type="float" office:value="0.0068114905389034" calcext:value-type="float">
            <text:p>0.0068114905</text:p>
          </table:table-cell>
          <table:table-cell table:formula="of:=(1-ROUND([.A17])/[.A17])^2" office:value-type="float" office:value="0.0625" calcext:value-type="float">
            <text:p>0.0625</text:p>
          </table:table-cell>
          <table:table-cell table:formula="of:=SUM([.D17:.F17])" office:value-type="float" office:value="0.0827945375725346" calcext:value-type="float">
            <text:p>0.0827945376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SQRT(2)*[.A18]" office:value-type="float" office:value="2.40416305603426" calcext:value-type="float">
            <text:p>2.404163056</text:p>
          </table:table-cell>
          <table:table-cell table:formula="of:=SQRT(3)*[.A18]" office:value-type="float" office:value="2.94448637286709" calcext:value-type="float">
            <text:p>2.9444863729</text:p>
          </table:table-cell>
          <table:table-cell table:formula="of:=(1-ROUND([.B18])/[.B18])^2" office:value-type="float" office:value="0.0282608608759436" calcext:value-type="float">
            <text:p>0.0282608609</text:p>
          </table:table-cell>
          <table:table-cell table:formula="of:=(1-ROUND([.C18])/[.C18])^2" office:value-type="float" office:value="0.000355451303050936" calcext:value-type="float">
            <text:p>0.0003554513</text:p>
          </table:table-cell>
          <table:table-cell table:formula="of:=(1-ROUND([.A18])/[.A18])^2" office:value-type="float" office:value="0.0311418685121107" calcext:value-type="float">
            <text:p>0.0311418685</text:p>
          </table:table-cell>
          <table:table-cell table:formula="of:=SUM([.D18:.F18])" office:value-type="float" office:value="0.0597581806911052" calcext:value-type="float">
            <text:p>0.0597581807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SQRT(2)*[.A19]" office:value-type="float" office:value="2.54558441227157" calcext:value-type="float">
            <text:p>2.5455844123</text:p>
          </table:table-cell>
          <table:table-cell table:formula="of:=SQRT(3)*[.A19]" office:value-type="float" office:value="3.11769145362398" calcext:value-type="float">
            <text:p>3.1176914536</text:p>
          </table:table-cell>
          <table:table-cell table:formula="of:=(1-ROUND([.B19])/[.B19])^2" office:value-type="float" office:value="0.0318662849337303" calcext:value-type="float">
            <text:p>0.0318662849</text:p>
          </table:table-cell>
          <table:table-cell table:formula="of:=(1-ROUND([.C19])/[.C19])^2" office:value-type="float" office:value="0.00142502862717339" calcext:value-type="float">
            <text:p>0.0014250286</text:p>
          </table:table-cell>
          <table:table-cell table:formula="of:=(1-ROUND([.A19])/[.A19])^2" office:value-type="float" office:value="0.0123456790123456" calcext:value-type="float">
            <text:p>0.012345679</text:p>
          </table:table-cell>
          <table:table-cell table:formula="of:=SUM([.D19:.F19])" office:value-type="float" office:value="0.0456369925732494" calcext:value-type="float">
            <text:p>0.0456369926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SQRT(2)*[.A20]" office:value-type="float" office:value="2.68700576850888" calcext:value-type="float">
            <text:p>2.6870057685</text:p>
          </table:table-cell>
          <table:table-cell table:formula="of:=SQRT(3)*[.A20]" office:value-type="float" office:value="3.29089653438087" calcext:value-type="float">
            <text:p>3.2908965344</text:p>
          </table:table-cell>
          <table:table-cell table:formula="of:=(1-ROUND([.B20])/[.B20])^2" office:value-type="float" office:value="0.013568613427523" calcext:value-type="float">
            <text:p>0.0135686134</text:p>
          </table:table-cell>
          <table:table-cell table:formula="of:=(1-ROUND([.C20])/[.C20])^2" office:value-type="float" office:value="0.00781355435963054" calcext:value-type="float">
            <text:p>0.0078135544</text:p>
          </table:table-cell>
          <table:table-cell table:formula="of:=(1-ROUND([.A20])/[.A20])^2" office:value-type="float" office:value="0.00277008310249307" calcext:value-type="float">
            <text:p>0.0027700831</text:p>
          </table:table-cell>
          <table:table-cell table:formula="of:=SUM([.D20:.F20])" office:value-type="float" office:value="0.0241522508896466" calcext:value-type="float">
            <text:p>0.024152250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2)*[.A21]" office:value-type="float" office:value="2.82842712474619" calcext:value-type="float">
            <text:p>2.8284271247</text:p>
          </table:table-cell>
          <table:table-cell table:formula="of:=SQRT(3)*[.A21]" office:value-type="float" office:value="3.46410161513775" calcext:value-type="float">
            <text:p>3.4641016151</text:p>
          </table:table-cell>
          <table:table-cell table:formula="of:=(1-ROUND([.B21])/[.B21])^2" office:value-type="float" office:value="0.00367965644035742" calcext:value-type="float">
            <text:p>0.0036796564</text:p>
          </table:table-cell>
          <table:table-cell table:formula="of:=(1-ROUND([.C21])/[.C21])^2" office:value-type="float" office:value="0.0179491924311227" calcext:value-type="float">
            <text:p>0.0179491924</text:p>
          </table:table-cell>
          <table:table-cell table:formula="of:=(1-ROUND([.A21])/[.A21])^2" office:value-type="float" office:value="0" calcext:value-type="float">
            <text:p>0</text:p>
          </table:table-cell>
          <table:table-cell table:formula="of:=SUM([.D21:.F21])" office:value-type="float" office:value="0.0216288488714801" calcext:value-type="float">
            <text:p>0.0216288489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SQRT(2)*[.A22]" office:value-type="float" office:value="2.9698484809835" calcext:value-type="float">
            <text:p>2.969848481</text:p>
          </table:table-cell>
          <table:table-cell table:formula="of:=SQRT(3)*[.A22]" office:value-type="float" office:value="3.63730669589464" calcext:value-type="float">
            <text:p>3.6373066959</text:p>
          </table:table-cell>
          <table:table-cell table:formula="of:=(1-ROUND([.B22])/[.B22])^2" office:value-type="float" office:value="0.000103074160884621" calcext:value-type="float">
            <text:p>0.0001030742</text:p>
          </table:table-cell>
          <table:table-cell table:formula="of:=(1-ROUND([.C22])/[.C22])^2" office:value-type="float" office:value="0.00994304103120649" calcext:value-type="float">
            <text:p>0.009943041</text:p>
          </table:table-cell>
          <table:table-cell table:formula="of:=(1-ROUND([.A22])/[.A22])^2" office:value-type="float" office:value="0.00226757369614513" calcext:value-type="float">
            <text:p>0.0022675737</text:p>
          </table:table-cell>
          <table:table-cell table:formula="of:=SUM([.D22:.F22])" office:value-type="float" office:value="0.0123136888882362" calcext:value-type="float">
            <text:p>0.0123136889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SQRT(2)*[.A23]" office:value-type="float" office:value="3.11126983722081" calcext:value-type="float">
            <text:p>3.1112698372</text:p>
          </table:table-cell>
          <table:table-cell table:formula="of:=SQRT(3)*[.A23]" office:value-type="float" office:value="3.81051177665153" calcext:value-type="float">
            <text:p>3.8105117767</text:p>
          </table:table-cell>
          <table:table-cell table:formula="of:=(1-ROUND([.B23])/[.B23])^2" office:value-type="float" office:value="0.00127902651602742" calcext:value-type="float">
            <text:p>0.0012790265</text:p>
          </table:table-cell>
          <table:table-cell table:formula="of:=(1-ROUND([.C23])/[.C23])^2" office:value-type="float" office:value="0.00247285032973551" calcext:value-type="float">
            <text:p>0.0024728503</text:p>
          </table:table-cell>
          <table:table-cell table:formula="of:=(1-ROUND([.A23])/[.A23])^2" office:value-type="float" office:value="0.00826446280991736" calcext:value-type="float">
            <text:p>0.0082644628</text:p>
          </table:table-cell>
          <table:table-cell table:formula="of:=SUM([.D23:.F23])" office:value-type="float" office:value="0.0120163396556803" calcext:value-type="float">
            <text:p>0.0120163397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SQRT(2)*[.A24]" office:value-type="float" office:value="3.25269119345812" calcext:value-type="float">
            <text:p>3.2526911935</text:p>
          </table:table-cell>
          <table:table-cell table:formula="of:=SQRT(3)*[.A24]" office:value-type="float" office:value="3.98371685740842" calcext:value-type="float">
            <text:p>3.9837168574</text:p>
          </table:table-cell>
          <table:table-cell table:formula="of:=(1-ROUND([.B24])/[.B24])^2" office:value-type="float" office:value="0.0060352400048477" calcext:value-type="float">
            <text:p>0.00603524</text:p>
          </table:table-cell>
          <table:table-cell table:formula="of:=(1-ROUND([.C24])/[.C24])^2" office:value-type="float" office:value="0.0000167070404951345" calcext:value-type="float">
            <text:p>0.000016707</text:p>
          </table:table-cell>
          <table:table-cell table:formula="of:=(1-ROUND([.A24])/[.A24])^2" office:value-type="float" office:value="0.0170132325141777" calcext:value-type="float">
            <text:p>0.0170132325</text:p>
          </table:table-cell>
          <table:table-cell table:formula="of:=SUM([.D24:.F24])" office:value-type="float" office:value="0.0230651795595206" calcext:value-type="float">
            <text:p>0.0230651796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SQRT(2)*[.A25]" office:value-type="float" office:value="3.39411254969543" calcext:value-type="float">
            <text:p>3.3941125497</text:p>
          </table:table-cell>
          <table:table-cell table:formula="of:=SQRT(3)*[.A25]" office:value-type="float" office:value="4.15692193816531" calcext:value-type="float">
            <text:p>4.1569219382</text:p>
          </table:table-cell>
          <table:table-cell table:formula="of:=(1-ROUND([.B25])/[.B25])^2" office:value-type="float" office:value="0.0134830470336312" calcext:value-type="float">
            <text:p>0.013483047</text:p>
          </table:table-cell>
          <table:table-cell table:formula="of:=(1-ROUND([.C25])/[.C25])^2" office:value-type="float" office:value="0.00142502862717339" calcext:value-type="float">
            <text:p>0.0014250286</text:p>
          </table:table-cell>
          <table:table-cell table:formula="of:=(1-ROUND([.A25])/[.A25])^2" office:value-type="float" office:value="0.0277777777777778" calcext:value-type="float">
            <text:p>0.0277777778</text:p>
          </table:table-cell>
          <table:table-cell table:formula="of:=SUM([.D25:.F25])" office:value-type="float" office:value="0.0426858534385824" calcext:value-type="float">
            <text:p>0.0426858534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SQRT(2)*[.A26]" office:value-type="float" office:value="3.53553390593274" calcext:value-type="float">
            <text:p>3.5355339059</text:p>
          </table:table-cell>
          <table:table-cell table:formula="of:=SQRT(3)*[.A26]" office:value-type="float" office:value="4.33012701892219" calcext:value-type="float">
            <text:p>4.3301270189</text:p>
          </table:table-cell>
          <table:table-cell table:formula="of:=(1-ROUND([.B26])/[.B26])^2" office:value-type="float" office:value="0.0172583002030479" calcext:value-type="float">
            <text:p>0.0172583002</text:p>
          </table:table-cell>
          <table:table-cell table:formula="of:=(1-ROUND([.C26])/[.C26])^2" office:value-type="float" office:value="0.00581247192653091" calcext:value-type="float">
            <text:p>0.0058124719</text:p>
          </table:table-cell>
          <table:table-cell table:formula="of:=(1-ROUND([.A26])/[.A26])^2" office:value-type="float" office:value="0.0399999999999999" calcext:value-type="float">
            <text:p>0.04</text:p>
          </table:table-cell>
          <table:table-cell table:formula="of:=SUM([.D26:.F26])" office:value-type="float" office:value="0.0630707721295787" calcext:value-type="float">
            <text:p>0.0630707721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SQRT(2)*[.A27]" office:value-type="float" office:value="3.67695526217005" calcext:value-type="float">
            <text:p>3.6769552622</text:p>
          </table:table-cell>
          <table:table-cell table:formula="of:=SQRT(3)*[.A27]" office:value-type="float" office:value="4.50333209967908" calcext:value-type="float">
            <text:p>4.5033320997</text:p>
          </table:table-cell>
          <table:table-cell table:formula="of:=(1-ROUND([.B27])/[.B27])^2" office:value-type="float" office:value="0.00771877978103719" calcext:value-type="float">
            <text:p>0.0077187798</text:p>
          </table:table-cell>
          <table:table-cell table:formula="of:=(1-ROUND([.C27])/[.C27])^2" office:value-type="float" office:value="0.0121636589353644" calcext:value-type="float">
            <text:p>0.0121636589</text:p>
          </table:table-cell>
          <table:table-cell table:formula="of:=(1-ROUND([.A27])/[.A27])^2" office:value-type="float" office:value="0.0236686390532544" calcext:value-type="float">
            <text:p>0.0236686391</text:p>
          </table:table-cell>
          <table:table-cell table:formula="of:=SUM([.D27:.F27])" office:value-type="float" office:value="0.043551077769656" calcext:value-type="float">
            <text:p>0.0435510778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SQRT(2)*[.A28]" office:value-type="float" office:value="3.81837661840736" calcext:value-type="float">
            <text:p>3.8183766184</text:p>
          </table:table-cell>
          <table:table-cell table:formula="of:=SQRT(3)*[.A28]" office:value-type="float" office:value="4.67653718043597" calcext:value-type="float">
            <text:p>4.6765371804</text:p>
          </table:table-cell>
          <table:table-cell table:formula="of:=(1-ROUND([.B28])/[.B28])^2" office:value-type="float" office:value="0.0022624864705862" calcext:value-type="float">
            <text:p>0.0022624865</text:p>
          </table:table-cell>
          <table:table-cell table:formula="of:=(1-ROUND([.C28])/[.C28])^2" office:value-type="float" office:value="0.00478409673709706" calcext:value-type="float">
            <text:p>0.0047840967</text:p>
          </table:table-cell>
          <table:table-cell table:formula="of:=(1-ROUND([.A28])/[.A28])^2" office:value-type="float" office:value="0.0123456790123456" calcext:value-type="float">
            <text:p>0.012345679</text:p>
          </table:table-cell>
          <table:table-cell table:formula="of:=SUM([.D28:.F28])" office:value-type="float" office:value="0.0193922622200289" calcext:value-type="float">
            <text:p>0.0193922622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SQRT(2)*[.A29]" office:value-type="float" office:value="3.95979797464467" calcext:value-type="float">
            <text:p>3.9597979746</text:p>
          </table:table-cell>
          <table:table-cell table:formula="of:=SQRT(3)*[.A29]" office:value-type="float" office:value="4.84974226119286" calcext:value-type="float">
            <text:p>4.8497422612</text:p>
          </table:table-cell>
          <table:table-cell table:formula="of:=(1-ROUND([.B29])/[.B29])^2" office:value-type="float" office:value="0.000103074160884621" calcext:value-type="float">
            <text:p>0.0001030742</text:p>
          </table:table-cell>
          <table:table-cell table:formula="of:=(1-ROUND([.C29])/[.C29])^2" office:value-type="float" office:value="0.000959922962220909" calcext:value-type="float">
            <text:p>0.000959923</text:p>
          </table:table-cell>
          <table:table-cell table:formula="of:=(1-ROUND([.A29])/[.A29])^2" office:value-type="float" office:value="0.00510204081632653" calcext:value-type="float">
            <text:p>0.0051020408</text:p>
          </table:table-cell>
          <table:table-cell table:formula="of:=SUM([.D29:.F29])" office:value-type="float" office:value="0.00616503793943206" calcext:value-type="float">
            <text:p>0.0061650379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SQRT(2)*[.A30]" office:value-type="float" office:value="4.10121933088198" calcext:value-type="float">
            <text:p>4.1012193309</text:p>
          </table:table-cell>
          <table:table-cell table:formula="of:=SQRT(3)*[.A30]" office:value-type="float" office:value="5.02294734194974" calcext:value-type="float">
            <text:p>5.0229473419</text:p>
          </table:table-cell>
          <table:table-cell table:formula="of:=(1-ROUND([.B30])/[.B30])^2" office:value-type="float" office:value="0.000609117297514569" calcext:value-type="float">
            <text:p>0.0006091173</text:p>
          </table:table-cell>
          <table:table-cell table:formula="of:=(1-ROUND([.C30])/[.C30])^2" office:value-type="float" office:value="0.0000208712050161909" calcext:value-type="float">
            <text:p>2.08712050161909E-005</text:p>
          </table:table-cell>
          <table:table-cell table:formula="of:=(1-ROUND([.A30])/[.A30])^2" office:value-type="float" office:value="0.00118906064209274" calcext:value-type="float">
            <text:p>0.0011890606</text:p>
          </table:table-cell>
          <table:table-cell table:formula="of:=SUM([.D30:.F30])" office:value-type="float" office:value="0.0018190491446235" calcext:value-type="float">
            <text:p>0.00181904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2)*[.A31]" office:value-type="float" office:value="4.24264068711929" calcext:value-type="float">
            <text:p>4.2426406871</text:p>
          </table:table-cell>
          <table:table-cell table:formula="of:=SQRT(3)*[.A31]" office:value-type="float" office:value="5.19615242270663" calcext:value-type="float">
            <text:p>5.1961524227</text:p>
          </table:table-cell>
          <table:table-cell table:formula="of:=(1-ROUND([.B31])/[.B31])^2" office:value-type="float" office:value="0.00327080572476217" calcext:value-type="float">
            <text:p>0.0032708057</text:p>
          </table:table-cell>
          <table:table-cell table:formula="of:=(1-ROUND([.C31])/[.C31])^2" office:value-type="float" office:value="0.00142502862717338" calcext:value-type="float">
            <text:p>0.0014250286</text:p>
          </table:table-cell>
          <table:table-cell table:formula="of:=(1-ROUND([.A31])/[.A31])^2" office:value-type="float" office:value="0" calcext:value-type="float">
            <text:p>0</text:p>
          </table:table-cell>
          <table:table-cell table:formula="of:=SUM([.D31:.F31])" office:value-type="float" office:value="0.00469583435193555" calcext:value-type="float">
            <text:p>0.0046958344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SQRT(2)*[.A32]" office:value-type="float" office:value="4.3840620433566" calcext:value-type="float">
            <text:p>4.3840620434</text:p>
          </table:table-cell>
          <table:table-cell table:formula="of:=SQRT(3)*[.A32]" office:value-type="float" office:value="5.36935750346352" calcext:value-type="float">
            <text:p>5.3693575035</text:p>
          </table:table-cell>
          <table:table-cell table:formula="of:=(1-ROUND([.B32])/[.B32])^2" office:value-type="float" office:value="0.00767448767675562" calcext:value-type="float">
            <text:p>0.0076744877</text:p>
          </table:table-cell>
          <table:table-cell table:formula="of:=(1-ROUND([.C32])/[.C32])^2" office:value-type="float" office:value="0.0047320487466113" calcext:value-type="float">
            <text:p>0.0047320487</text:p>
          </table:table-cell>
          <table:table-cell table:formula="of:=(1-ROUND([.A32])/[.A32])^2" office:value-type="float" office:value="0.00104058272632675" calcext:value-type="float">
            <text:p>0.0010405827</text:p>
          </table:table-cell>
          <table:table-cell table:formula="of:=SUM([.D32:.F32])" office:value-type="float" office:value="0.0134471191496937" calcext:value-type="float">
            <text:p>0.0134471191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SQRT(2)*[.A33]" office:value-type="float" office:value="4.52548339959391" calcext:value-type="float">
            <text:p>4.5254833996</text:p>
          </table:table-cell>
          <table:table-cell table:formula="of:=SQRT(3)*[.A33]" office:value-type="float" office:value="5.54256258422041" calcext:value-type="float">
            <text:p>5.5425625842</text:p>
          </table:table-cell>
          <table:table-cell table:formula="of:=(1-ROUND([.B33])/[.B33])^2" office:value-type="float" office:value="0.0109944337920389" calcext:value-type="float">
            <text:p>0.0109944338</text:p>
          </table:table-cell>
          <table:table-cell table:formula="of:=(1-ROUND([.C33])/[.C33])^2" office:value-type="float" office:value="0.0068114905389034" calcext:value-type="float">
            <text:p>0.0068114905</text:p>
          </table:table-cell>
          <table:table-cell table:formula="of:=(1-ROUND([.A33])/[.A33])^2" office:value-type="float" office:value="0.00390625" calcext:value-type="float">
            <text:p>0.00390625</text:p>
          </table:table-cell>
          <table:table-cell table:formula="of:=SUM([.D33:.F33])" office:value-type="float" office:value="0.0217121743309423" calcext:value-type="float">
            <text:p>0.0217121743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SQRT(2)*[.A34]" office:value-type="float" office:value="4.66690475583121" calcext:value-type="float">
            <text:p>4.6669047558</text:p>
          </table:table-cell>
          <table:table-cell table:formula="of:=SQRT(3)*[.A34]" office:value-type="float" office:value="5.7157676649773" calcext:value-type="float">
            <text:p>5.715767665</text:p>
          </table:table-cell>
          <table:table-cell table:formula="of:=(1-ROUND([.B34])/[.B34])^2" office:value-type="float" office:value="0.00509423515554925" calcext:value-type="float">
            <text:p>0.0050942352</text:p>
          </table:table-cell>
          <table:table-cell table:formula="of:=(1-ROUND([.C34])/[.C34])^2" office:value-type="float" office:value="0.00247285032973551" calcext:value-type="float">
            <text:p>0.0024728503</text:p>
          </table:table-cell>
          <table:table-cell table:formula="of:=(1-ROUND([.A34])/[.A34])^2" office:value-type="float" office:value="0.00826446280991736" calcext:value-type="float">
            <text:p>0.0082644628</text:p>
          </table:table-cell>
          <table:table-cell table:formula="of:=SUM([.D34:.F34])" office:value-type="float" office:value="0.0158315482952021" calcext:value-type="float">
            <text:p>0.0158315483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SQRT(2)*[.A35]" office:value-type="float" office:value="4.80832611206852" calcext:value-type="float">
            <text:p>4.8083261121</text:p>
          </table:table-cell>
          <table:table-cell table:formula="of:=SQRT(3)*[.A35]" office:value-type="float" office:value="5.88897274573418" calcext:value-type="float">
            <text:p>5.8889727457</text:p>
          </table:table-cell>
          <table:table-cell table:formula="of:=(1-ROUND([.B35])/[.B35])^2" office:value-type="float" office:value="0.00158905187347612" calcext:value-type="float">
            <text:p>0.0015890519</text:p>
          </table:table-cell>
          <table:table-cell table:formula="of:=(1-ROUND([.C35])/[.C35])^2" office:value-type="float" office:value="0.000355451303050936" calcext:value-type="float">
            <text:p>0.0003554513</text:p>
          </table:table-cell>
          <table:table-cell table:formula="of:=(1-ROUND([.A35])/[.A35])^2" office:value-type="float" office:value="0.013840830449827" calcext:value-type="float">
            <text:p>0.0138408304</text:p>
          </table:table-cell>
          <table:table-cell table:formula="of:=SUM([.D35:.F35])" office:value-type="float" office:value="0.0157853336263541" calcext:value-type="float">
            <text:p>0.0157853336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SQRT(2)*[.A36]" office:value-type="float" office:value="4.94974746830583" calcext:value-type="float">
            <text:p>4.9497474683</text:p>
          </table:table-cell>
          <table:table-cell table:formula="of:=SQRT(3)*[.A36]" office:value-type="float" office:value="6.06217782649107" calcext:value-type="float">
            <text:p>6.0621778265</text:p>
          </table:table-cell>
          <table:table-cell table:formula="of:=(1-ROUND([.B36])/[.B36])^2" office:value-type="float" office:value="0.000103074160884621" calcext:value-type="float">
            <text:p>0.0001030742</text:p>
          </table:table-cell>
          <table:table-cell table:formula="of:=(1-ROUND([.C36])/[.C36])^2" office:value-type="float" office:value="0.00010519951311983" calcext:value-type="float">
            <text:p>0.0001051995</text:p>
          </table:table-cell>
          <table:table-cell table:formula="of:=(1-ROUND([.A36])/[.A36])^2" office:value-type="float" office:value="0.0204081632653061" calcext:value-type="float">
            <text:p>0.0204081633</text:p>
          </table:table-cell>
          <table:table-cell table:formula="of:=SUM([.D36:.F36])" office:value-type="float" office:value="0.0206164369393106" calcext:value-type="float">
            <text:p>0.0206164369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SQRT(2)*[.A37]" office:value-type="float" office:value="5.09116882454314" calcext:value-type="float">
            <text:p>5.0911688245</text:p>
          </table:table-cell>
          <table:table-cell table:formula="of:=SQRT(3)*[.A37]" office:value-type="float" office:value="6.23538290724796" calcext:value-type="float">
            <text:p>6.2353829072</text:p>
          </table:table-cell>
          <table:table-cell table:formula="of:=(1-ROUND([.B37])/[.B37])^2" office:value-type="float" office:value="0.00032066954354083" calcext:value-type="float">
            <text:p>0.0003206695</text:p>
          </table:table-cell>
          <table:table-cell table:formula="of:=(1-ROUND([.C37])/[.C37])^2" office:value-type="float" office:value="0.00142502862717338" calcext:value-type="float">
            <text:p>0.0014250286</text:p>
          </table:table-cell>
          <table:table-cell table:formula="of:=(1-ROUND([.A37])/[.A37])^2" office:value-type="float" office:value="0.0123456790123457" calcext:value-type="float">
            <text:p>0.012345679</text:p>
          </table:table-cell>
          <table:table-cell table:formula="of:=SUM([.D37:.F37])" office:value-type="float" office:value="0.0140913771830599" calcext:value-type="float">
            <text:p>0.0140913772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SQRT(2)*[.A38]" office:value-type="float" office:value="5.23259018078045" calcext:value-type="float">
            <text:p>5.2325901808</text:p>
          </table:table-cell>
          <table:table-cell table:formula="of:=SQRT(3)*[.A38]" office:value-type="float" office:value="6.40858798800485" calcext:value-type="float">
            <text:p>6.408587988</text:p>
          </table:table-cell>
          <table:table-cell table:formula="of:=(1-ROUND([.B38])/[.B38])^2" office:value-type="float" office:value="0.00197582878727112" calcext:value-type="float">
            <text:p>0.0019758288</text:p>
          </table:table-cell>
          <table:table-cell table:formula="of:=(1-ROUND([.C38])/[.C38])^2" office:value-type="float" office:value="0.00406486836965785" calcext:value-type="float">
            <text:p>0.0040648684</text:p>
          </table:table-cell>
          <table:table-cell table:formula="of:=(1-ROUND([.A38])/[.A38])^2" office:value-type="float" office:value="0.00657414170927682" calcext:value-type="float">
            <text:p>0.0065741417</text:p>
          </table:table-cell>
          <table:table-cell table:formula="of:=SUM([.D38:.F38])" office:value-type="float" office:value="0.0126148388662058" calcext:value-type="float">
            <text:p>0.0126148389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SQRT(2)*[.A39]" office:value-type="float" office:value="5.37401153701776" calcext:value-type="float">
            <text:p>5.374011537</text:p>
          </table:table-cell>
          <table:table-cell table:formula="of:=SQRT(3)*[.A39]" office:value-type="float" office:value="6.58179306876173" calcext:value-type="float">
            <text:p>6.5817930688</text:p>
          </table:table-cell>
          <table:table-cell table:formula="of:=(1-ROUND([.B39])/[.B39])^2" office:value-type="float" office:value="0.00484365061711872" calcext:value-type="float">
            <text:p>0.0048436506</text:p>
          </table:table-cell>
          <table:table-cell table:formula="of:=(1-ROUND([.C39])/[.C39])^2" office:value-type="float" office:value="0.004037327731665" calcext:value-type="float">
            <text:p>0.0040373277</text:p>
          </table:table-cell>
          <table:table-cell table:formula="of:=(1-ROUND([.A39])/[.A39])^2" office:value-type="float" office:value="0.00277008310249307" calcext:value-type="float">
            <text:p>0.0027700831</text:p>
          </table:table-cell>
          <table:table-cell table:formula="of:=SUM([.D39:.F39])" office:value-type="float" office:value="0.0116510614512768" calcext:value-type="float">
            <text:p>0.0116510615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SQRT(2)*[.A40]" office:value-type="float" office:value="5.51543289325507" calcext:value-type="float">
            <text:p>5.5154328933</text:p>
          </table:table-cell>
          <table:table-cell table:formula="of:=SQRT(3)*[.A40]" office:value-type="float" office:value="6.75499814951862" calcext:value-type="float">
            <text:p>6.7549981495</text:p>
          </table:table-cell>
          <table:table-cell table:formula="of:=(1-ROUND([.B40])/[.B40])^2" office:value-type="float" office:value="0.00771877978103719" calcext:value-type="float">
            <text:p>0.0077187798</text:p>
          </table:table-cell>
          <table:table-cell table:formula="of:=(1-ROUND([.C40])/[.C40])^2" office:value-type="float" office:value="0.0013154921485711" calcext:value-type="float">
            <text:p>0.0013154921</text:p>
          </table:table-cell>
          <table:table-cell table:formula="of:=(1-ROUND([.A40])/[.A40])^2" office:value-type="float" office:value="0.00065746219592373" calcext:value-type="float">
            <text:p>0.0006574622</text:p>
          </table:table-cell>
          <table:table-cell table:formula="of:=SUM([.D40:.F40])" office:value-type="float" office:value="0.00969173412553202" calcext:value-type="float">
            <text:p>0.009691734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2)*[.A41]" office:value-type="float" office:value="5.65685424949238" calcext:value-type="float">
            <text:p>5.6568542495</text:p>
          </table:table-cell>
          <table:table-cell table:formula="of:=SQRT(3)*[.A41]" office:value-type="float" office:value="6.92820323027551" calcext:value-type="float">
            <text:p>6.9282032303</text:p>
          </table:table-cell>
          <table:table-cell table:formula="of:=(1-ROUND([.B41])/[.B41])^2" office:value-type="float" office:value="0.00367965644035742" calcext:value-type="float">
            <text:p>0.0036796564</text:p>
          </table:table-cell>
          <table:table-cell table:formula="of:=(1-ROUND([.C41])/[.C41])^2" office:value-type="float" office:value="0.000107391169643159" calcext:value-type="float">
            <text:p>0.0001073912</text:p>
          </table:table-cell>
          <table:table-cell table:formula="of:=(1-ROUND([.A41])/[.A41])^2" office:value-type="float" office:value="0" calcext:value-type="float">
            <text:p>0</text:p>
          </table:table-cell>
          <table:table-cell table:formula="of:=SUM([.D41:.F41])" office:value-type="float" office:value="0.00378704761000057" calcext:value-type="float">
            <text:p>0.0037870476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SQRT(2)*[.A42]" office:value-type="float" office:value="5.79827560572969" calcext:value-type="float">
            <text:p>5.7982756057</text:p>
          </table:table-cell>
          <table:table-cell table:formula="of:=SQRT(3)*[.A42]" office:value-type="float" office:value="7.1014083110324" calcext:value-type="float">
            <text:p>7.101408311</text:p>
          </table:table-cell>
          <table:table-cell table:formula="of:=(1-ROUND([.B42])/[.B42])^2" office:value-type="float" office:value="0.00121037273181808" calcext:value-type="float">
            <text:p>0.0012103727</text:p>
          </table:table-cell>
          <table:table-cell table:formula="of:=(1-ROUND([.C42])/[.C42])^2" office:value-type="float" office:value="0.000203919205759333" calcext:value-type="float">
            <text:p>0.0002039192</text:p>
          </table:table-cell>
          <table:table-cell table:formula="of:=(1-ROUND([.A42])/[.A42])^2" office:value-type="float" office:value="0.00059488399762046" calcext:value-type="float">
            <text:p>0.000594884</text:p>
          </table:table-cell>
          <table:table-cell table:formula="of:=SUM([.D42:.F42])" office:value-type="float" office:value="0.00200917593519787" calcext:value-type="float">
            <text:p>0.0020091759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SQRT(2)*[.A43]" office:value-type="float" office:value="5.939696961967" calcext:value-type="float">
            <text:p>5.939696962</text:p>
          </table:table-cell>
          <table:table-cell table:formula="of:=SQRT(3)*[.A43]" office:value-type="float" office:value="7.27461339178928" calcext:value-type="float">
            <text:p>7.2746133918</text:p>
          </table:table-cell>
          <table:table-cell table:formula="of:=(1-ROUND([.B43])/[.B43])^2" office:value-type="float" office:value="0.000103074160884621" calcext:value-type="float">
            <text:p>0.0001030742</text:p>
          </table:table-cell>
          <table:table-cell table:formula="of:=(1-ROUND([.C43])/[.C43])^2" office:value-type="float" office:value="0.00142502862717337" calcext:value-type="float">
            <text:p>0.0014250286</text:p>
          </table:table-cell>
          <table:table-cell table:formula="of:=(1-ROUND([.A43])/[.A43])^2" office:value-type="float" office:value="0.00226757369614513" calcext:value-type="float">
            <text:p>0.0022675737</text:p>
          </table:table-cell>
          <table:table-cell table:formula="of:=SUM([.D43:.F43])" office:value-type="float" office:value="0.00379567648420312" calcext:value-type="float">
            <text:p>0.0037956765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SQRT(2)*[.A44]" office:value-type="float" office:value="6.08111831820431" calcext:value-type="float">
            <text:p>6.0811183182</text:p>
          </table:table-cell>
          <table:table-cell table:formula="of:=SQRT(3)*[.A44]" office:value-type="float" office:value="7.44781847254617" calcext:value-type="float">
            <text:p>7.4478184725</text:p>
          </table:table-cell>
          <table:table-cell table:formula="of:=(1-ROUND([.B44])/[.B44])^2" office:value-type="float" office:value="0.00017793892775272" calcext:value-type="float">
            <text:p>0.0001779389</text:p>
          </table:table-cell>
          <table:table-cell table:formula="of:=(1-ROUND([.C44])/[.C44])^2" office:value-type="float" office:value="0.00361531249961396" calcext:value-type="float">
            <text:p>0.0036153125</text:p>
          </table:table-cell>
          <table:table-cell table:formula="of:=(1-ROUND([.A44])/[.A44])^2" office:value-type="float" office:value="0.00486749594375338" calcext:value-type="float">
            <text:p>0.0048674959</text:p>
          </table:table-cell>
          <table:table-cell table:formula="of:=SUM([.D44:.F44])" office:value-type="float" office:value="0.00866074737112006" calcext:value-type="float">
            <text:p>0.0086607474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SQRT(2)*[.A45]" office:value-type="float" office:value="6.22253967444162" calcext:value-type="float">
            <text:p>6.2225396744</text:p>
          </table:table-cell>
          <table:table-cell table:formula="of:=SQRT(3)*[.A45]" office:value-type="float" office:value="7.62102355330306" calcext:value-type="float">
            <text:p>7.6210235533</text:p>
          </table:table-cell>
          <table:table-cell table:formula="of:=(1-ROUND([.B45])/[.B45])^2" office:value-type="float" office:value="0.00127902651602741" calcext:value-type="float">
            <text:p>0.0012790265</text:p>
          </table:table-cell>
          <table:table-cell table:formula="of:=(1-ROUND([.C45])/[.C45])^2" office:value-type="float" office:value="0.00247285032973553" calcext:value-type="float">
            <text:p>0.0024728503</text:p>
          </table:table-cell>
          <table:table-cell table:formula="of:=(1-ROUND([.A45])/[.A45])^2" office:value-type="float" office:value="0.00826446280991734" calcext:value-type="float">
            <text:p>0.0082644628</text:p>
          </table:table-cell>
          <table:table-cell table:formula="of:=SUM([.D45:.F45])" office:value-type="float" office:value="0.0120163396556803" calcext:value-type="float">
            <text:p>0.0120163397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SQRT(2)*[.A46]" office:value-type="float" office:value="6.36396103067893" calcext:value-type="float">
            <text:p>6.3639610307</text:p>
          </table:table-cell>
          <table:table-cell table:formula="of:=SQRT(3)*[.A46]" office:value-type="float" office:value="7.79422863405995" calcext:value-type="float">
            <text:p>7.7942286341</text:p>
          </table:table-cell>
          <table:table-cell table:formula="of:=(1-ROUND([.B46])/[.B46])^2" office:value-type="float" office:value="0.00327080572476217" calcext:value-type="float">
            <text:p>0.0032708057</text:p>
          </table:table-cell>
          <table:table-cell table:formula="of:=(1-ROUND([.C46])/[.C46])^2" office:value-type="float" office:value="0.000696985268161897" calcext:value-type="float">
            <text:p>0.0006969853</text:p>
          </table:table-cell>
          <table:table-cell table:formula="of:=(1-ROUND([.A46])/[.A46])^2" office:value-type="float" office:value="0.0123456790123457" calcext:value-type="float">
            <text:p>0.012345679</text:p>
          </table:table-cell>
          <table:table-cell table:formula="of:=SUM([.D46:.F46])" office:value-type="float" office:value="0.0163134700052698" calcext:value-type="float">
            <text:p>0.01631347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SQRT(2)*[.A47]" office:value-type="float" office:value="6.50538238691624" calcext:value-type="float">
            <text:p>6.5053823869</text:p>
          </table:table-cell>
          <table:table-cell table:formula="of:=SQRT(3)*[.A47]" office:value-type="float" office:value="7.96743371481684" calcext:value-type="float">
            <text:p>7.9674337148</text:p>
          </table:table-cell>
          <table:table-cell table:formula="of:=(1-ROUND([.B47])/[.B47])^2" office:value-type="float" office:value="0.00578087389349432" calcext:value-type="float">
            <text:p>0.0057808739</text:p>
          </table:table-cell>
          <table:table-cell table:formula="of:=(1-ROUND([.C47])/[.C47])^2" office:value-type="float" office:value="0.0000167070404951364" calcext:value-type="float">
            <text:p>0.000016707</text:p>
          </table:table-cell>
          <table:table-cell table:formula="of:=(1-ROUND([.A47])/[.A47])^2" office:value-type="float" office:value="0.00756143667296789" calcext:value-type="float">
            <text:p>0.0075614367</text:p>
          </table:table-cell>
          <table:table-cell table:formula="of:=SUM([.D47:.F47])" office:value-type="float" office:value="0.0133590176069573" calcext:value-type="float">
            <text:p>0.0133590176</text:p>
          </table:table-cell>
          <table:table-cell table:number-columns-repeated="4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SQRT(2)*[.A48]" office:value-type="float" office:value="6.64680374315355" calcext:value-type="float">
            <text:p>6.6468037432</text:p>
          </table:table-cell>
          <table:table-cell table:formula="of:=SQRT(3)*[.A48]" office:value-type="float" office:value="8.14063879557372" calcext:value-type="float">
            <text:p>8.1406387956</text:p>
          </table:table-cell>
          <table:table-cell table:formula="of:=(1-ROUND([.B48])/[.B48])^2" office:value-type="float" office:value="0.00282362145428576" calcext:value-type="float">
            <text:p>0.0028236215</text:p>
          </table:table-cell>
          <table:table-cell table:formula="of:=(1-ROUND([.C48])/[.C48])^2" office:value-type="float" office:value="0.000298464928631771" calcext:value-type="float">
            <text:p>0.0002984649</text:p>
          </table:table-cell>
          <table:table-cell table:formula="of:=(1-ROUND([.A48])/[.A48])^2" office:value-type="float" office:value="0.00407424173834314" calcext:value-type="float">
            <text:p>0.0040742417</text:p>
          </table:table-cell>
          <table:table-cell table:formula="of:=SUM([.D48:.F48])" office:value-type="float" office:value="0.00719632812126067" calcext:value-type="float">
            <text:p>0.0071963281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SQRT(2)*[.A49]" office:value-type="float" office:value="6.78822509939086" calcext:value-type="float">
            <text:p>6.7882250994</text:p>
          </table:table-cell>
          <table:table-cell table:formula="of:=SQRT(3)*[.A49]" office:value-type="float" office:value="8.31384387633061" calcext:value-type="float">
            <text:p>8.3138438763</text:p>
          </table:table-cell>
          <table:table-cell table:formula="of:=(1-ROUND([.B49])/[.B49])^2" office:value-type="float" office:value="0.000973277094791945" calcext:value-type="float">
            <text:p>0.0009732771</text:p>
          </table:table-cell>
          <table:table-cell table:formula="of:=(1-ROUND([.C49])/[.C49])^2" office:value-type="float" office:value="0.00142502862717337" calcext:value-type="float">
            <text:p>0.0014250286</text:p>
          </table:table-cell>
          <table:table-cell table:formula="of:=(1-ROUND([.A49])/[.A49])^2" office:value-type="float" office:value="0.00173611111111112" calcext:value-type="float">
            <text:p>0.0017361111</text:p>
          </table:table-cell>
          <table:table-cell table:formula="of:=SUM([.D49:.F49])" office:value-type="float" office:value="0.00413441683307643" calcext:value-type="float">
            <text:p>0.0041344168</text:p>
          </table:table-cell>
          <table:table-cell table:number-columns-repeated="4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SQRT(2)*[.A50]" office:value-type="float" office:value="6.92964645562817" calcext:value-type="float">
            <text:p>6.9296464556</text:p>
          </table:table-cell>
          <table:table-cell table:formula="of:=SQRT(3)*[.A50]" office:value-type="float" office:value="8.4870489570875" calcext:value-type="float">
            <text:p>8.4870489571</text:p>
          </table:table-cell>
          <table:table-cell table:formula="of:=(1-ROUND([.B50])/[.B50])^2" office:value-type="float" office:value="0.000103074160884621" calcext:value-type="float">
            <text:p>0.0001030742</text:p>
          </table:table-cell>
          <table:table-cell table:formula="of:=(1-ROUND([.C50])/[.C50])^2" office:value-type="float" office:value="0.00329330399278107" calcext:value-type="float">
            <text:p>0.003293304</text:p>
          </table:table-cell>
          <table:table-cell table:formula="of:=(1-ROUND([.A50])/[.A50])^2" office:value-type="float" office:value="0.000416493127863391" calcext:value-type="float">
            <text:p>0.0004164931</text:p>
          </table:table-cell>
          <table:table-cell table:formula="of:=SUM([.D50:.F50])" office:value-type="float" office:value="0.00381287128152908" calcext:value-type="float">
            <text:p>0.003812871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2)*[.A51]" office:value-type="float" office:value="7.07106781186548" calcext:value-type="float">
            <text:p>7.0710678119</text:p>
          </table:table-cell>
          <table:table-cell table:formula="of:=SQRT(3)*[.A51]" office:value-type="float" office:value="8.66025403784439" calcext:value-type="float">
            <text:p>8.6602540378</text:p>
          </table:table-cell>
          <table:table-cell table:formula="of:=(1-ROUND([.B51])/[.B51])^2" office:value-type="float" office:value="0.000101012677666933" calcext:value-type="float">
            <text:p>0.0001010127</text:p>
          </table:table-cell>
          <table:table-cell table:formula="of:=(1-ROUND([.C51])/[.C51])^2" office:value-type="float" office:value="0.00153903091734726" calcext:value-type="float">
            <text:p>0.0015390309</text:p>
          </table:table-cell>
          <table:table-cell table:formula="of:=(1-ROUND([.A51])/[.A51])^2" office:value-type="float" office:value="0" calcext:value-type="float">
            <text:p>0</text:p>
          </table:table-cell>
          <table:table-cell table:formula="of:=SUM([.D51:.F51])" office:value-type="float" office:value="0.00164004359501419" calcext:value-type="float">
            <text:p>0.0016400436</text:p>
          </table:table-cell>
          <table:table-cell table:number-columns-repeated="4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SQRT(2)*[.A52]" office:value-type="float" office:value="7.21248916810279" calcext:value-type="float">
            <text:p>7.2124891681</text:p>
          </table:table-cell>
          <table:table-cell table:formula="of:=SQRT(3)*[.A52]" office:value-type="float" office:value="8.83345911860127" calcext:value-type="float">
            <text:p>8.8334591186</text:p>
          </table:table-cell>
          <table:table-cell table:formula="of:=(1-ROUND([.B52])/[.B52])^2" office:value-type="float" office:value="0.000867967061918751" calcext:value-type="float">
            <text:p>0.0008679671</text:p>
          </table:table-cell>
          <table:table-cell table:formula="of:=(1-ROUND([.C52])/[.C52])^2" office:value-type="float" office:value="0.000355451303050944" calcext:value-type="float">
            <text:p>0.0003554513</text:p>
          </table:table-cell>
          <table:table-cell table:formula="of:=(1-ROUND([.A52])/[.A52])^2" office:value-type="float" office:value="0.000384467512495191" calcext:value-type="float">
            <text:p>0.0003844675</text:p>
          </table:table-cell>
          <table:table-cell table:formula="of:=SUM([.D52:.F52])" office:value-type="float" office:value="0.00160788587746489" calcext:value-type="float">
            <text:p>0.0016078859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SQRT(2)*[.A53]" office:value-type="float" office:value="7.3539105243401" calcext:value-type="float">
            <text:p>7.3539105243</text:p>
          </table:table-cell>
          <table:table-cell table:formula="of:=SQRT(3)*[.A53]" office:value-type="float" office:value="9.00666419935816" calcext:value-type="float">
            <text:p>9.0066641994</text:p>
          </table:table-cell>
          <table:table-cell table:formula="of:=(1-ROUND([.B53])/[.B53])^2" office:value-type="float" office:value="0.00231606248592235" calcext:value-type="float">
            <text:p>0.0023160625</text:p>
          </table:table-cell>
          <table:table-cell table:formula="of:=(1-ROUND([.C53])/[.C53])^2" office:value-type="float" office:value="0.000000547479697797293" calcext:value-type="float">
            <text:p>5.47479697797293E-007</text:p>
          </table:table-cell>
          <table:table-cell table:formula="of:=(1-ROUND([.A53])/[.A53])^2" office:value-type="float" office:value="0.00147928994082841" calcext:value-type="float">
            <text:p>0.0014792899</text:p>
          </table:table-cell>
          <table:table-cell table:formula="of:=SUM([.D53:.F53])" office:value-type="float" office:value="0.00379589990644856" calcext:value-type="float">
            <text:p>0.0037958999</text:p>
          </table:table-cell>
          <table:table-cell table:number-columns-repeated="4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SQRT(2)*[.A54]" office:value-type="float" office:value="7.4953318805774" calcext:value-type="float">
            <text:p>7.4953318806</text:p>
          </table:table-cell>
          <table:table-cell table:formula="of:=SQRT(3)*[.A54]" office:value-type="float" office:value="9.17986928011505" calcext:value-type="float">
            <text:p>9.1798692801</text:p>
          </table:table-cell>
          <table:table-cell table:formula="of:=(1-ROUND([.B54])/[.B54])^2" office:value-type="float" office:value="0.00436727789099943" calcext:value-type="float">
            <text:p>0.0043672779</text:p>
          </table:table-cell>
          <table:table-cell table:formula="of:=(1-ROUND([.C54])/[.C54])^2" office:value-type="float" office:value="0.000383920231744465" calcext:value-type="float">
            <text:p>0.0003839202</text:p>
          </table:table-cell>
          <table:table-cell table:formula="of:=(1-ROUND([.A54])/[.A54])^2" office:value-type="float" office:value="0.00320398718405126" calcext:value-type="float">
            <text:p>0.0032039872</text:p>
          </table:table-cell>
          <table:table-cell table:formula="of:=SUM([.D54:.F54])" office:value-type="float" office:value="0.00795518530679516" calcext:value-type="float">
            <text:p>0.0079551853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SQRT(2)*[.A55]" office:value-type="float" office:value="7.63675323681471" calcext:value-type="float">
            <text:p>7.6367532368</text:p>
          </table:table-cell>
          <table:table-cell table:formula="of:=SQRT(3)*[.A55]" office:value-type="float" office:value="9.35307436087194" calcext:value-type="float">
            <text:p>9.3530743609</text:p>
          </table:table-cell>
          <table:table-cell table:formula="of:=(1-ROUND([.B55])/[.B55])^2" office:value-type="float" office:value="0.0022624864705862" calcext:value-type="float">
            <text:p>0.0022624865</text:p>
          </table:table-cell>
          <table:table-cell table:formula="of:=(1-ROUND([.C55])/[.C55])^2" office:value-type="float" office:value="0.00142502862717338" calcext:value-type="float">
            <text:p>0.0014250286</text:p>
          </table:table-cell>
          <table:table-cell table:formula="of:=(1-ROUND([.A55])/[.A55])^2" office:value-type="float" office:value="0.00548696844993143" calcext:value-type="float">
            <text:p>0.0054869684</text:p>
          </table:table-cell>
          <table:table-cell table:formula="of:=SUM([.D55:.F55])" office:value-type="float" office:value="0.00917448354769101" calcext:value-type="float">
            <text:p>0.0091744835</text:p>
          </table:table-cell>
          <table:table-cell table:number-columns-repeated="4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SQRT(2)*[.A56]" office:value-type="float" office:value="7.77817459305202" calcext:value-type="float">
            <text:p>7.7781745931</text:p>
          </table:table-cell>
          <table:table-cell table:formula="of:=SQRT(3)*[.A56]" office:value-type="float" office:value="9.52627944162883" calcext:value-type="float">
            <text:p>9.5262794416</text:p>
          </table:table-cell>
          <table:table-cell table:formula="of:=(1-ROUND([.B56])/[.B56])^2" office:value-type="float" office:value="0.000813330763101408" calcext:value-type="float">
            <text:p>0.0008133308</text:p>
          </table:table-cell>
          <table:table-cell table:formula="of:=(1-ROUND([.C56])/[.C56])^2" office:value-type="float" office:value="0.00247285032973551" calcext:value-type="float">
            <text:p>0.0024728503</text:p>
          </table:table-cell>
          <table:table-cell table:formula="of:=(1-ROUND([.A56])/[.A56])^2" office:value-type="float" office:value="0.00826446280991734" calcext:value-type="float">
            <text:p>0.0082644628</text:p>
          </table:table-cell>
          <table:table-cell table:formula="of:=SUM([.D56:.F56])" office:value-type="float" office:value="0.0115506439027543" calcext:value-type="float">
            <text:p>0.0115506439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SQRT(2)*[.A57]" office:value-type="float" office:value="7.91959594928933" calcext:value-type="float">
            <text:p>7.9195959493</text:p>
          </table:table-cell>
          <table:table-cell table:formula="of:=SQRT(3)*[.A57]" office:value-type="float" office:value="9.69948452238571" calcext:value-type="float">
            <text:p>9.6994845224</text:p>
          </table:table-cell>
          <table:table-cell table:formula="of:=(1-ROUND([.B57])/[.B57])^2" office:value-type="float" office:value="0.000103074160884621" calcext:value-type="float">
            <text:p>0.0001030742</text:p>
          </table:table-cell>
          <table:table-cell table:formula="of:=(1-ROUND([.C57])/[.C57])^2" office:value-type="float" office:value="0.000959922962220923" calcext:value-type="float">
            <text:p>0.000959923</text:p>
          </table:table-cell>
          <table:table-cell table:formula="of:=(1-ROUND([.A57])/[.A57])^2" office:value-type="float" office:value="0.00510204081632653" calcext:value-type="float">
            <text:p>0.0051020408</text:p>
          </table:table-cell>
          <table:table-cell table:formula="of:=SUM([.D57:.F57])" office:value-type="float" office:value="0.00616503793943207" calcext:value-type="float">
            <text:p>0.0061650379</text:p>
          </table:table-cell>
          <table:table-cell table:number-columns-repeated="4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SQRT(2)*[.A58]" office:value-type="float" office:value="8.06101730552664" calcext:value-type="float">
            <text:p>8.0610173055</text:p>
          </table:table-cell>
          <table:table-cell table:formula="of:=SQRT(3)*[.A58]" office:value-type="float" office:value="9.8726896031426" calcext:value-type="float">
            <text:p>9.8726896031</text:p>
          </table:table-cell>
          <table:table-cell table:formula="of:=(1-ROUND([.B58])/[.B58])^2" office:value-type="float" office:value="0.0000572962692171679" calcext:value-type="float">
            <text:p>5.72962692171679E-005</text:p>
          </table:table-cell>
          <table:table-cell table:formula="of:=(1-ROUND([.C58])/[.C58])^2" office:value-type="float" office:value="0.000166286417851529" calcext:value-type="float">
            <text:p>0.0001662864</text:p>
          </table:table-cell>
          <table:table-cell table:formula="of:=(1-ROUND([.A58])/[.A58])^2" office:value-type="float" office:value="0.00277008310249307" calcext:value-type="float">
            <text:p>0.0027700831</text:p>
          </table:table-cell>
          <table:table-cell table:formula="of:=SUM([.D58:.F58])" office:value-type="float" office:value="0.00299366578956177" calcext:value-type="float">
            <text:p>0.0029936658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SQRT(2)*[.A59]" office:value-type="float" office:value="8.20243866176395" calcext:value-type="float">
            <text:p>8.2024386618</text:p>
          </table:table-cell>
          <table:table-cell table:formula="of:=SQRT(3)*[.A59]" office:value-type="float" office:value="10.0458946838995" calcext:value-type="float">
            <text:p>10.0458946839</text:p>
          </table:table-cell>
          <table:table-cell table:formula="of:=(1-ROUND([.B59])/[.B59])^2" office:value-type="float" office:value="0.000609117297514558" calcext:value-type="float">
            <text:p>0.0006091173</text:p>
          </table:table-cell>
          <table:table-cell table:formula="of:=(1-ROUND([.C59])/[.C59])^2" office:value-type="float" office:value="0.0000208712050161889" calcext:value-type="float">
            <text:p>2.08712050161889E-005</text:p>
          </table:table-cell>
          <table:table-cell table:formula="of:=(1-ROUND([.A59])/[.A59])^2" office:value-type="float" office:value="0.00118906064209275" calcext:value-type="float">
            <text:p>0.0011890606</text:p>
          </table:table-cell>
          <table:table-cell table:formula="of:=SUM([.D59:.F59])" office:value-type="float" office:value="0.0018190491446235" calcext:value-type="float">
            <text:p>0.0018190491</text:p>
          </table:table-cell>
          <table:table-cell table:number-columns-repeated="4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SQRT(2)*[.A60]" office:value-type="float" office:value="8.34386001800126" calcext:value-type="float">
            <text:p>8.343860018</text:p>
          </table:table-cell>
          <table:table-cell table:formula="of:=SQRT(3)*[.A60]" office:value-type="float" office:value="10.2190997646564" calcext:value-type="float">
            <text:p>10.2190997647</text:p>
          </table:table-cell>
          <table:table-cell table:formula="of:=(1-ROUND([.B60])/[.B60])^2" office:value-type="float" office:value="0.00169835840246808" calcext:value-type="float">
            <text:p>0.0016983584</text:p>
          </table:table-cell>
          <table:table-cell table:formula="of:=(1-ROUND([.C60])/[.C60])^2" office:value-type="float" office:value="0.000459683107081096" calcext:value-type="float">
            <text:p>0.0004596831</text:p>
          </table:table-cell>
          <table:table-cell table:formula="of:=(1-ROUND([.A60])/[.A60])^2" office:value-type="float" office:value="0.000287273771904624" calcext:value-type="float">
            <text:p>0.0002872738</text:p>
          </table:table-cell>
          <table:table-cell table:formula="of:=SUM([.D60:.F60])" office:value-type="float" office:value="0.0024453152814538" calcext:value-type="float">
            <text:p>0.002445315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2)*[.A61]" office:value-type="float" office:value="8.48528137423857" calcext:value-type="float">
            <text:p>8.4852813742</text:p>
          </table:table-cell>
          <table:table-cell table:formula="of:=SQRT(3)*[.A61]" office:value-type="float" office:value="10.3923048454133" calcext:value-type="float">
            <text:p>10.3923048454</text:p>
          </table:table-cell>
          <table:table-cell table:formula="of:=(1-ROUND([.B61])/[.B61])^2" office:value-type="float" office:value="0.00327080572476217" calcext:value-type="float">
            <text:p>0.0032708057</text:p>
          </table:table-cell>
          <table:table-cell table:formula="of:=(1-ROUND([.C61])/[.C61])^2" office:value-type="float" office:value="0.00142502862717338" calcext:value-type="float">
            <text:p>0.0014250286</text:p>
          </table:table-cell>
          <table:table-cell table:formula="of:=(1-ROUND([.A61])/[.A61])^2" office:value-type="float" office:value="0" calcext:value-type="float">
            <text:p>0</text:p>
          </table:table-cell>
          <table:table-cell table:formula="of:=SUM([.D61:.F61])" office:value-type="float" office:value="0.00469583435193555" calcext:value-type="float">
            <text:p>0.0046958344</text:p>
          </table:table-cell>
          <table:table-cell table:number-columns-repeated="4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SQRT(2)*[.A62]" office:value-type="float" office:value="8.62670273047588" calcext:value-type="float">
            <text:p>8.6267027305</text:p>
          </table:table-cell>
          <table:table-cell table:formula="of:=SQRT(3)*[.A62]" office:value-type="float" office:value="10.5655099261702" calcext:value-type="float">
            <text:p>10.5655099262</text:p>
          </table:table-cell>
          <table:table-cell table:formula="of:=(1-ROUND([.B62])/[.B62])^2" office:value-type="float" office:value="0.00187249195692238" calcext:value-type="float">
            <text:p>0.001872492</text:p>
          </table:table-cell>
          <table:table-cell table:formula="of:=(1-ROUND([.C62])/[.C62])^2" office:value-type="float" office:value="0.00169113700848041" calcext:value-type="float">
            <text:p>0.001691137</text:p>
          </table:table-cell>
          <table:table-cell table:formula="of:=(1-ROUND([.A62])/[.A62])^2" office:value-type="float" office:value="0.000268744961031978" calcext:value-type="float">
            <text:p>0.000268745</text:p>
          </table:table-cell>
          <table:table-cell table:formula="of:=SUM([.D62:.F62])" office:value-type="float" office:value="0.00383237392643476" calcext:value-type="float">
            <text:p>0.0038323739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SQRT(2)*[.A63]" office:value-type="float" office:value="8.76812408671319" calcext:value-type="float">
            <text:p>8.7681240867</text:p>
          </table:table-cell>
          <table:table-cell table:formula="of:=SQRT(3)*[.A63]" office:value-type="float" office:value="10.738715006927" calcext:value-type="float">
            <text:p>10.7387150069</text:p>
          </table:table-cell>
          <table:table-cell table:formula="of:=(1-ROUND([.B63])/[.B63])^2" office:value-type="float" office:value="0.000699355348108638" calcext:value-type="float">
            <text:p>0.0006993553</text:p>
          </table:table-cell>
          <table:table-cell table:formula="of:=(1-ROUND([.C63])/[.C63])^2" office:value-type="float" office:value="0.000592003534557207" calcext:value-type="float">
            <text:p>0.0005920035</text:p>
          </table:table-cell>
          <table:table-cell table:formula="of:=(1-ROUND([.A63])/[.A63])^2" office:value-type="float" office:value="0.00104058272632675" calcext:value-type="float">
            <text:p>0.0010405827</text:p>
          </table:table-cell>
          <table:table-cell table:formula="of:=SUM([.D63:.F63])" office:value-type="float" office:value="0.00233194160899259" calcext:value-type="float">
            <text:p>0.0023319416</text:p>
          </table:table-cell>
          <table:table-cell table:number-columns-repeated="4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SQRT(2)*[.A64]" office:value-type="float" office:value="8.9095454429505" calcext:value-type="float">
            <text:p>8.909545443</text:p>
          </table:table-cell>
          <table:table-cell table:formula="of:=SQRT(3)*[.A64]" office:value-type="float" office:value="10.9119200876839" calcext:value-type="float">
            <text:p>10.9119200877</text:p>
          </table:table-cell>
          <table:table-cell table:formula="of:=(1-ROUND([.B64])/[.B64])^2" office:value-type="float" office:value="0.000103074160884626" calcext:value-type="float">
            <text:p>0.0001030742</text:p>
          </table:table-cell>
          <table:table-cell table:formula="of:=(1-ROUND([.C64])/[.C64])^2" office:value-type="float" office:value="0.0000651555467675092" calcext:value-type="float">
            <text:p>6.51555467675092E-005</text:p>
          </table:table-cell>
          <table:table-cell table:formula="of:=(1-ROUND([.A64])/[.A64])^2" office:value-type="float" office:value="0.00226757369614512" calcext:value-type="float">
            <text:p>0.0022675737</text:p>
          </table:table-cell>
          <table:table-cell table:formula="of:=SUM([.D64:.F64])" office:value-type="float" office:value="0.00243580340379725" calcext:value-type="float">
            <text:p>0.0024358034</text:p>
          </table:table-cell>
          <table:table-cell table:number-columns-repeated="4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SQRT(2)*[.A65]" office:value-type="float" office:value="9.05096679918781" calcext:value-type="float">
            <text:p>9.0509667992</text:p>
          </table:table-cell>
          <table:table-cell table:formula="of:=SQRT(3)*[.A65]" office:value-type="float" office:value="11.0851251684408" calcext:value-type="float">
            <text:p>11.0851251684</text:p>
          </table:table-cell>
          <table:table-cell table:formula="of:=(1-ROUND([.B65])/[.B65])^2" office:value-type="float" office:value="0.0000317091628350897" calcext:value-type="float">
            <text:p>3.17091628350897E-005</text:p>
          </table:table-cell>
          <table:table-cell table:formula="of:=(1-ROUND([.C65])/[.C65])^2" office:value-type="float" office:value="0.0000589704939947672" calcext:value-type="float">
            <text:p>5.89704939947672E-005</text:p>
          </table:table-cell>
          <table:table-cell table:formula="of:=(1-ROUND([.A65])/[.A65])^2" office:value-type="float" office:value="0.00390625" calcext:value-type="float">
            <text:p>0.00390625</text:p>
          </table:table-cell>
          <table:table-cell table:formula="of:=SUM([.D65:.F65])" office:value-type="float" office:value="0.00399692965682986" calcext:value-type="float">
            <text:p>0.0039969297</text:p>
          </table:table-cell>
          <table:table-cell table:number-columns-repeated="4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SQRT(2)*[.A66]" office:value-type="float" office:value="9.19238815542512" calcext:value-type="float">
            <text:p>9.1923881554</text:p>
          </table:table-cell>
          <table:table-cell table:formula="of:=SQRT(3)*[.A66]" office:value-type="float" office:value="11.2583302491977" calcext:value-type="float">
            <text:p>11.2583302492</text:p>
          </table:table-cell>
          <table:table-cell table:formula="of:=(1-ROUND([.B66])/[.B66])^2" office:value-type="float" office:value="0.000438026063288518" calcext:value-type="float">
            <text:p>0.0004380261</text:p>
          </table:table-cell>
          <table:table-cell table:formula="of:=(1-ROUND([.C66])/[.C66])^2" office:value-type="float" office:value="0.000526505070221272" calcext:value-type="float">
            <text:p>0.0005265051</text:p>
          </table:table-cell>
          <table:table-cell table:formula="of:=(1-ROUND([.A66])/[.A66])^2" office:value-type="float" office:value="0.0059171597633136" calcext:value-type="float">
            <text:p>0.0059171598</text:p>
          </table:table-cell>
          <table:table-cell table:formula="of:=SUM([.D66:.F66])" office:value-type="float" office:value="0.00688169089682339" calcext:value-type="float">
            <text:p>0.0068816909</text:p>
          </table:table-cell>
          <table:table-cell table:number-columns-repeated="4"/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SQRT(2)*[.A67]" office:value-type="float" office:value="9.33380951166243" calcext:value-type="float">
            <text:p>9.3338095117</text:p>
          </table:table-cell>
          <table:table-cell table:formula="of:=SQRT(3)*[.A67]" office:value-type="float" office:value="11.4315353299546" calcext:value-type="float">
            <text:p>11.43153533</text:p>
          </table:table-cell>
          <table:table-cell table:formula="of:=(1-ROUND([.B67])/[.B67])^2" office:value-type="float" office:value="0.00127902651602741" calcext:value-type="float">
            <text:p>0.0012790265</text:p>
          </table:table-cell>
          <table:table-cell table:formula="of:=(1-ROUND([.C67])/[.C67])^2" office:value-type="float" office:value="0.00142502862717336" calcext:value-type="float">
            <text:p>0.0014250286</text:p>
          </table:table-cell>
          <table:table-cell table:formula="of:=(1-ROUND([.A67])/[.A67])^2" office:value-type="float" office:value="0.00367309458218548" calcext:value-type="float">
            <text:p>0.0036730946</text:p>
          </table:table-cell>
          <table:table-cell table:formula="of:=SUM([.D67:.F67])" office:value-type="float" office:value="0.00637714972538625" calcext:value-type="float">
            <text:p>0.0063771497</text:p>
          </table:table-cell>
          <table:table-cell table:number-columns-repeated="4"/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SQRT(2)*[.A68]" office:value-type="float" office:value="9.47523086789974" calcext:value-type="float">
            <text:p>9.4752308679</text:p>
          </table:table-cell>
          <table:table-cell table:formula="of:=SQRT(3)*[.A68]" office:value-type="float" office:value="11.6047404107115" calcext:value-type="float">
            <text:p>11.6047404107</text:p>
          </table:table-cell>
          <table:table-cell table:formula="of:=(1-ROUND([.B68])/[.B68])^2" office:value-type="float" office:value="0.00251553105151189" calcext:value-type="float">
            <text:p>0.0025155311</text:p>
          </table:table-cell>
          <table:table-cell table:formula="of:=(1-ROUND([.C68])/[.C68])^2" office:value-type="float" office:value="0.00116009610844681" calcext:value-type="float">
            <text:p>0.0011600961</text:p>
          </table:table-cell>
          <table:table-cell table:formula="of:=(1-ROUND([.A68])/[.A68])^2" office:value-type="float" office:value="0.00200490086879037" calcext:value-type="float">
            <text:p>0.0020049009</text:p>
          </table:table-cell>
          <table:table-cell table:formula="of:=SUM([.D68:.F68])" office:value-type="float" office:value="0.00568052802874907" calcext:value-type="float">
            <text:p>0.005680528</text:p>
          </table:table-cell>
          <table:table-cell table:number-columns-repeated="4"/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SQRT(2)*[.A69]" office:value-type="float" office:value="9.61665222413705" calcext:value-type="float">
            <text:p>9.6166522241</text:p>
          </table:table-cell>
          <table:table-cell table:formula="of:=SQRT(3)*[.A69]" office:value-type="float" office:value="11.7779454914684" calcext:value-type="float">
            <text:p>11.7779454915</text:p>
          </table:table-cell>
          <table:table-cell table:formula="of:=(1-ROUND([.B69])/[.B69])^2" office:value-type="float" office:value="0.00158905187347614" calcext:value-type="float">
            <text:p>0.0015890519</text:p>
          </table:table-cell>
          <table:table-cell table:formula="of:=(1-ROUND([.C69])/[.C69])^2" office:value-type="float" office:value="0.000355451303050936" calcext:value-type="float">
            <text:p>0.0003554513</text:p>
          </table:table-cell>
          <table:table-cell table:formula="of:=(1-ROUND([.A69])/[.A69])^2" office:value-type="float" office:value="0.000865051903114194" calcext:value-type="float">
            <text:p>0.0008650519</text:p>
          </table:table-cell>
          <table:table-cell table:formula="of:=SUM([.D69:.F69])" office:value-type="float" office:value="0.00280955507964127" calcext:value-type="float">
            <text:p>0.0028095551</text:p>
          </table:table-cell>
          <table:table-cell table:number-columns-repeated="4"/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SQRT(2)*[.A70]" office:value-type="float" office:value="9.75807358037436" calcext:value-type="float">
            <text:p>9.7580735804</text:p>
          </table:table-cell>
          <table:table-cell table:formula="of:=SQRT(3)*[.A70]" office:value-type="float" office:value="11.9511505722253" calcext:value-type="float">
            <text:p>11.9511505722</text:p>
          </table:table-cell>
          <table:table-cell table:formula="of:=(1-ROUND([.B70])/[.B70])^2" office:value-type="float" office:value="0.000614664907717737" calcext:value-type="float">
            <text:p>0.0006146649</text:p>
          </table:table-cell>
          <table:table-cell table:formula="of:=(1-ROUND([.C70])/[.C70])^2" office:value-type="float" office:value="0.0000167070404951345" calcext:value-type="float">
            <text:p>0.000016707</text:p>
          </table:table-cell>
          <table:table-cell table:formula="of:=(1-ROUND([.A70])/[.A70])^2" office:value-type="float" office:value="0.000210039907582436" calcext:value-type="float">
            <text:p>0.0002100399</text:p>
          </table:table-cell>
          <table:table-cell table:formula="of:=SUM([.D70:.F70])" office:value-type="float" office:value="0.000841411855795308" calcext:value-type="float">
            <text:p>0.00084141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QRT(2)*[.A71]" office:value-type="float" office:value="9.89949493661167" calcext:value-type="float">
            <text:p>9.8994949366</text:p>
          </table:table-cell>
          <table:table-cell table:formula="of:=SQRT(3)*[.A71]" office:value-type="float" office:value="12.1243556529821" calcext:value-type="float">
            <text:p>12.124355653</text:p>
          </table:table-cell>
          <table:table-cell table:formula="of:=(1-ROUND([.B71])/[.B71])^2" office:value-type="float" office:value="0.000103074160884626" calcext:value-type="float">
            <text:p>0.0001030742</text:p>
          </table:table-cell>
          <table:table-cell table:formula="of:=(1-ROUND([.C71])/[.C71])^2" office:value-type="float" office:value="0.000105199513119828" calcext:value-type="float">
            <text:p>0.0001051995</text:p>
          </table:table-cell>
          <table:table-cell table:formula="of:=(1-ROUND([.A71])/[.A71])^2" office:value-type="float" office:value="0" calcext:value-type="float">
            <text:p>0</text:p>
          </table:table-cell>
          <table:table-cell table:formula="of:=SUM([.D71:.F71])" office:value-type="float" office:value="0.000208273674004454" calcext:value-type="float">
            <text:p>0.0002082737</text:p>
          </table:table-cell>
          <table:table-cell table:number-columns-repeated="4"/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SQRT(2)*[.A72]" office:value-type="float" office:value="10.040916292849" calcext:value-type="float">
            <text:p>10.0409162928</text:p>
          </table:table-cell>
          <table:table-cell table:formula="of:=SQRT(3)*[.A72]" office:value-type="float" office:value="12.297560733739" calcext:value-type="float">
            <text:p>12.2975607337</text:p>
          </table:table-cell>
          <table:table-cell table:formula="of:=(1-ROUND([.B72])/[.B72])^2" office:value-type="float" office:value="0.0000166052670155036" calcext:value-type="float">
            <text:p>1.66052670155036E-005</text:p>
          </table:table-cell>
          <table:table-cell table:formula="of:=(1-ROUND([.C72])/[.C72])^2" office:value-type="float" office:value="0.000585481652207291" calcext:value-type="float">
            <text:p>0.0005854817</text:p>
          </table:table-cell>
          <table:table-cell table:formula="of:=(1-ROUND([.A72])/[.A72])^2" office:value-type="float" office:value="0.000198373338623289" calcext:value-type="float">
            <text:p>0.0001983733</text:p>
          </table:table-cell>
          <table:table-cell table:formula="of:=SUM([.D72:.F72])" office:value-type="float" office:value="0.000800460257846083" calcext:value-type="float">
            <text:p>0.0008004603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SQRT(2)*[.A73]" office:value-type="float" office:value="10.1823376490863" calcext:value-type="float">
            <text:p>10.1823376491</text:p>
          </table:table-cell>
          <table:table-cell table:formula="of:=SQRT(3)*[.A73]" office:value-type="float" office:value="12.4707658144959" calcext:value-type="float">
            <text:p>12.4707658145</text:p>
          </table:table-cell>
          <table:table-cell table:formula="of:=(1-ROUND([.B73])/[.B73])^2" office:value-type="float" office:value="0.00032066954354083" calcext:value-type="float">
            <text:p>0.0003206695</text:p>
          </table:table-cell>
          <table:table-cell table:formula="of:=(1-ROUND([.C73])/[.C73])^2" office:value-type="float" office:value="0.00142502862717338" calcext:value-type="float">
            <text:p>0.0014250286</text:p>
          </table:table-cell>
          <table:table-cell table:formula="of:=(1-ROUND([.A73])/[.A73])^2" office:value-type="float" office:value="0.000771604938271606" calcext:value-type="float">
            <text:p>0.0007716049</text:p>
          </table:table-cell>
          <table:table-cell table:formula="of:=SUM([.D73:.F73])" office:value-type="float" office:value="0.00251730310898581" calcext:value-type="float">
            <text:p>0.0025173031</text:p>
          </table:table-cell>
          <table:table-cell table:number-columns-repeated="4"/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SQRT(2)*[.A74]" office:value-type="float" office:value="10.3237590053236" calcext:value-type="float">
            <text:p>10.3237590053</text:p>
          </table:table-cell>
          <table:table-cell table:formula="of:=SQRT(3)*[.A74]" office:value-type="float" office:value="12.6439708952528" calcext:value-type="float">
            <text:p>12.6439708953</text:p>
          </table:table-cell>
          <table:table-cell table:formula="of:=(1-ROUND([.B74])/[.B74])^2" office:value-type="float" office:value="0.000983485583863045" calcext:value-type="float">
            <text:p>0.0009834856</text:p>
          </table:table-cell>
          <table:table-cell table:formula="of:=(1-ROUND([.C74])/[.C74])^2" office:value-type="float" office:value="0.000792873731326014" calcext:value-type="float">
            <text:p>0.0007928737</text:p>
          </table:table-cell>
          <table:table-cell table:formula="of:=(1-ROUND([.A74])/[.A74])^2" office:value-type="float" office:value="0.00168887220866954" calcext:value-type="float">
            <text:p>0.0016888722</text:p>
          </table:table-cell>
          <table:table-cell table:formula="of:=SUM([.D74:.F74])" office:value-type="float" office:value="0.0034652315238586" calcext:value-type="float">
            <text:p>0.0034652315</text:p>
          </table:table-cell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SQRT(2)*[.A75]" office:value-type="float" office:value="10.4651803615609" calcext:value-type="float">
            <text:p>10.4651803616</text:p>
          </table:table-cell>
          <table:table-cell table:formula="of:=SQRT(3)*[.A75]" office:value-type="float" office:value="12.8171759760097" calcext:value-type="float">
            <text:p>12.817175976</text:p>
          </table:table-cell>
          <table:table-cell table:formula="of:=(1-ROUND([.B75])/[.B75])^2" office:value-type="float" office:value="0.00197582878727112" calcext:value-type="float">
            <text:p>0.0019758288</text:p>
          </table:table-cell>
          <table:table-cell table:formula="of:=(1-ROUND([.C75])/[.C75])^2" office:value-type="float" office:value="0.000203461308424698" calcext:value-type="float">
            <text:p>0.0002034613</text:p>
          </table:table-cell>
          <table:table-cell table:formula="of:=(1-ROUND([.A75])/[.A75])^2" office:value-type="float" office:value="0.0029218407596786" calcext:value-type="float">
            <text:p>0.0029218408</text:p>
          </table:table-cell>
          <table:table-cell table:formula="of:=SUM([.D75:.F75])" office:value-type="float" office:value="0.00510113085537442" calcext:value-type="float">
            <text:p>0.0051011309</text:p>
          </table:table-cell>
          <table:table-cell table:number-columns-repeated="4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SQRT(2)*[.A76]" office:value-type="float" office:value="10.6066017177982" calcext:value-type="float">
            <text:p>10.6066017178</text:p>
          </table:table-cell>
          <table:table-cell table:formula="of:=SQRT(3)*[.A76]" office:value-type="float" office:value="12.9903810567666" calcext:value-type="float">
            <text:p>12.9903810568</text:p>
          </table:table-cell>
          <table:table-cell table:formula="of:=(1-ROUND([.B76])/[.B76])^2" office:value-type="float" office:value="0.00137566407501614" calcext:value-type="float">
            <text:p>0.0013756641</text:p>
          </table:table-cell>
          <table:table-cell table:formula="of:=(1-ROUND([.C76])/[.C76])^2" office:value-type="float" office:value="0.000000548290778831338" calcext:value-type="float">
            <text:p>5.48290778831338E-007</text:p>
          </table:table-cell>
          <table:table-cell table:formula="of:=(1-ROUND([.A76])/[.A76])^2" office:value-type="float" office:value="0.00444444444444444" calcext:value-type="float">
            <text:p>0.0044444444</text:p>
          </table:table-cell>
          <table:table-cell table:formula="of:=SUM([.D76:.F76])" office:value-type="float" office:value="0.00582065681023942" calcext:value-type="float">
            <text:p>0.0058206568</text:p>
          </table:table-cell>
          <table:table-cell table:number-columns-repeated="4"/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SQRT(2)*[.A77]" office:value-type="float" office:value="10.7480230740355" calcext:value-type="float">
            <text:p>10.748023074</text:p>
          </table:table-cell>
          <table:table-cell table:formula="of:=SQRT(3)*[.A77]" office:value-type="float" office:value="13.1635861375235" calcext:value-type="float">
            <text:p>13.1635861375</text:p>
          </table:table-cell>
          <table:table-cell table:formula="of:=(1-ROUND([.B77])/[.B77])^2" office:value-type="float" office:value="0.000549622327030021" calcext:value-type="float">
            <text:p>0.0005496223</text:p>
          </table:table-cell>
          <table:table-cell table:formula="of:=(1-ROUND([.C77])/[.C77])^2" office:value-type="float" office:value="0.000154434582120537" calcext:value-type="float">
            <text:p>0.0001544346</text:p>
          </table:table-cell>
          <table:table-cell table:formula="of:=(1-ROUND([.A77])/[.A77])^2" office:value-type="float" office:value="0.00277008310249307" calcext:value-type="float">
            <text:p>0.0027700831</text:p>
          </table:table-cell>
          <table:table-cell table:formula="of:=SUM([.D77:.F77])" office:value-type="float" office:value="0.00347414001164363" calcext:value-type="float">
            <text:p>0.00347414</text:p>
          </table:table-cell>
          <table:table-cell table:number-columns-repeated="4"/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SQRT(2)*[.A78]" office:value-type="float" office:value="10.8894444302728" calcext:value-type="float">
            <text:p>10.8894444303</text:p>
          </table:table-cell>
          <table:table-cell table:formula="of:=SQRT(3)*[.A78]" office:value-type="float" office:value="13.3367912182804" calcext:value-type="float">
            <text:p>13.3367912183</text:p>
          </table:table-cell>
          <table:table-cell table:formula="of:=(1-ROUND([.B78])/[.B78])^2" office:value-type="float" office:value="0.000103074160884621" calcext:value-type="float">
            <text:p>0.0001030742</text:p>
          </table:table-cell>
          <table:table-cell table:formula="of:=(1-ROUND([.C78])/[.C78])^2" office:value-type="float" office:value="0.000637703517798199" calcext:value-type="float">
            <text:p>0.0006377035</text:p>
          </table:table-cell>
          <table:table-cell table:formula="of:=(1-ROUND([.A78])/[.A78])^2" office:value-type="float" office:value="0.00151796255692359" calcext:value-type="float">
            <text:p>0.0015179626</text:p>
          </table:table-cell>
          <table:table-cell table:formula="of:=SUM([.D78:.F78])" office:value-type="float" office:value="0.00225874023560641" calcext:value-type="float">
            <text:p>0.0022587402</text:p>
          </table:table-cell>
          <table:table-cell table:number-columns-repeated="4"/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SQRT(2)*[.A79]" office:value-type="float" office:value="11.0308657865101" calcext:value-type="float">
            <text:p>11.0308657865</text:p>
          </table:table-cell>
          <table:table-cell table:formula="of:=SQRT(3)*[.A79]" office:value-type="float" office:value="13.5099962990372" calcext:value-type="float">
            <text:p>13.509996299</text:p>
          </table:table-cell>
          <table:table-cell table:formula="of:=(1-ROUND([.B79])/[.B79])^2" office:value-type="float" office:value="0.00000782952643729198" calcext:value-type="float">
            <text:p>7.82952643729198E-006</text:p>
          </table:table-cell>
          <table:table-cell table:formula="of:=(1-ROUND([.C79])/[.C79])^2" office:value-type="float" office:value="0.00131549214857112" calcext:value-type="float">
            <text:p>0.0013154921</text:p>
          </table:table-cell>
          <table:table-cell table:formula="of:=(1-ROUND([.A79])/[.A79])^2" office:value-type="float" office:value="0.000657462195923741" calcext:value-type="float">
            <text:p>0.0006574622</text:p>
          </table:table-cell>
          <table:table-cell table:formula="of:=SUM([.D79:.F79])" office:value-type="float" office:value="0.00198078387093215" calcext:value-type="float">
            <text:p>0.0019807839</text:p>
          </table:table-cell>
          <table:table-cell table:number-columns-repeated="4"/>
        </table:table-row>
        <table:table-row table:style-name="ro1">
          <table:table-cell office:value-type="float" office:value="7.9" calcext:value-type="float">
            <text:p>7.9</text:p>
          </table:table-cell>
          <table:table-cell table:formula="of:=SQRT(2)*[.A80]" office:value-type="float" office:value="11.1722871427475" calcext:value-type="float">
            <text:p>11.1722871427</text:p>
          </table:table-cell>
          <table:table-cell table:formula="of:=SQRT(3)*[.A80]" office:value-type="float" office:value="13.6832013797941" calcext:value-type="float">
            <text:p>13.6832013798</text:p>
          </table:table-cell>
          <table:table-cell table:formula="of:=(1-ROUND([.B80])/[.B80])^2" office:value-type="float" office:value="0.000237805316103836" calcext:value-type="float">
            <text:p>0.0002378053</text:p>
          </table:table-cell>
          <table:table-cell table:formula="of:=(1-ROUND([.C80])/[.C80])^2" office:value-type="float" office:value="0.000536032504215901" calcext:value-type="float">
            <text:p>0.0005360325</text:p>
          </table:table-cell>
          <table:table-cell table:formula="of:=(1-ROUND([.A80])/[.A80])^2" office:value-type="float" office:value="0.000160230732254442" calcext:value-type="float">
            <text:p>0.0001602307</text:p>
          </table:table-cell>
          <table:table-cell table:formula="of:=SUM([.D80:.F80])" office:value-type="float" office:value="0.000934068552574179" calcext:value-type="float">
            <text:p>0.000934068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2)*[.A81]" office:value-type="float" office:value="11.3137084989848" calcext:value-type="float">
            <text:p>11.313708499</text:p>
          </table:table-cell>
          <table:table-cell table:formula="of:=SQRT(3)*[.A81]" office:value-type="float" office:value="13.856406460551" calcext:value-type="float">
            <text:p>13.8564064606</text:p>
          </table:table-cell>
          <table:table-cell table:formula="of:=(1-ROUND([.B81])/[.B81])^2" office:value-type="float" office:value="0.00076885173699431" calcext:value-type="float">
            <text:p>0.0007688517</text:p>
          </table:table-cell>
          <table:table-cell table:formula="of:=(1-ROUND([.C81])/[.C81])^2" office:value-type="float" office:value="0.000107391169643159" calcext:value-type="float">
            <text:p>0.0001073912</text:p>
          </table:table-cell>
          <table:table-cell table:formula="of:=(1-ROUND([.A81])/[.A81])^2" office:value-type="float" office:value="0" calcext:value-type="float">
            <text:p>0</text:p>
          </table:table-cell>
          <table:table-cell table:formula="of:=SUM([.D81:.F81])" office:value-type="float" office:value="0.000876242906637468" calcext:value-type="float">
            <text:p>0.0008762429</text:p>
          </table:table-cell>
          <table:table-cell table:number-columns-repeated="4"/>
        </table:table-row>
        <table:table-row table:style-name="ro1">
          <table:table-cell office:value-type="float" office:value="8.1" calcext:value-type="float">
            <text:p>8.1</text:p>
          </table:table-cell>
          <table:table-cell table:formula="of:=SQRT(2)*[.A82]" office:value-type="float" office:value="11.4551298552221" calcext:value-type="float">
            <text:p>11.4551298552</text:p>
          </table:table-cell>
          <table:table-cell table:formula="of:=SQRT(3)*[.A82]" office:value-type="float" office:value="14.0296115413079" calcext:value-type="float">
            <text:p>14.0296115413</text:p>
          </table:table-cell>
          <table:table-cell table:formula="of:=(1-ROUND([.B82])/[.B82])^2" office:value-type="float" office:value="0.00157859461297411" calcext:value-type="float">
            <text:p>0.0015785946</text:p>
          </table:table-cell>
          <table:table-cell table:formula="of:=(1-ROUND([.C82])/[.C82])^2" office:value-type="float" office:value="0.00000445482588340045" calcext:value-type="float">
            <text:p>4.45482588340045E-006</text:p>
          </table:table-cell>
          <table:table-cell table:formula="of:=(1-ROUND([.A82])/[.A82])^2" office:value-type="float" office:value="0.000152415790275871" calcext:value-type="float">
            <text:p>0.0001524158</text:p>
          </table:table-cell>
          <table:table-cell table:formula="of:=SUM([.D82:.F82])" office:value-type="float" office:value="0.00173546522913338" calcext:value-type="float">
            <text:p>0.0017354652</text:p>
          </table:table-cell>
          <table:table-cell table:number-columns-repeated="4"/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SQRT(2)*[.A83]" office:value-type="float" office:value="11.5965512114594" calcext:value-type="float">
            <text:p>11.5965512115</text:p>
          </table:table-cell>
          <table:table-cell table:formula="of:=SQRT(3)*[.A83]" office:value-type="float" office:value="14.2028166220648" calcext:value-type="float">
            <text:p>14.2028166221</text:p>
          </table:table-cell>
          <table:table-cell table:formula="of:=(1-ROUND([.B83])/[.B83])^2" office:value-type="float" office:value="0.00121037273181808" calcext:value-type="float">
            <text:p>0.0012103727</text:p>
          </table:table-cell>
          <table:table-cell table:formula="of:=(1-ROUND([.C83])/[.C83])^2" office:value-type="float" office:value="0.000203919205759333" calcext:value-type="float">
            <text:p>0.0002039192</text:p>
          </table:table-cell>
          <table:table-cell table:formula="of:=(1-ROUND([.A83])/[.A83])^2" office:value-type="float" office:value="0.00059488399762046" calcext:value-type="float">
            <text:p>0.000594884</text:p>
          </table:table-cell>
          <table:table-cell table:formula="of:=SUM([.D83:.F83])" office:value-type="float" office:value="0.00200917593519787" calcext:value-type="float">
            <text:p>0.0020091759</text:p>
          </table:table-cell>
          <table:table-cell table:number-columns-repeated="4"/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SQRT(2)*[.A84]" office:value-type="float" office:value="11.7379725676967" calcext:value-type="float">
            <text:p>11.7379725677</text:p>
          </table:table-cell>
          <table:table-cell table:formula="of:=SQRT(3)*[.A84]" office:value-type="float" office:value="14.3760217028217" calcext:value-type="float">
            <text:p>14.3760217028</text:p>
          </table:table-cell>
          <table:table-cell table:formula="of:=(1-ROUND([.B84])/[.B84])^2" office:value-type="float" office:value="0.000498318879949673" calcext:value-type="float">
            <text:p>0.0004983189</text:p>
          </table:table-cell>
          <table:table-cell table:formula="of:=(1-ROUND([.C84])/[.C84])^2" office:value-type="float" office:value="0.000684145357298676" calcext:value-type="float">
            <text:p>0.0006841454</text:p>
          </table:table-cell>
          <table:table-cell table:formula="of:=(1-ROUND([.A84])/[.A84])^2" office:value-type="float" office:value="0.00130643054144289" calcext:value-type="float">
            <text:p>0.0013064305</text:p>
          </table:table-cell>
          <table:table-cell table:formula="of:=SUM([.D84:.F84])" office:value-type="float" office:value="0.00248889477869124" calcext:value-type="float">
            <text:p>0.0024888948</text:p>
          </table:table-cell>
          <table:table-cell table:number-columns-repeated="4"/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SQRT(2)*[.A85]" office:value-type="float" office:value="11.879393923934" calcext:value-type="float">
            <text:p>11.8793939239</text:p>
          </table:table-cell>
          <table:table-cell table:formula="of:=SQRT(3)*[.A85]" office:value-type="float" office:value="14.5492267835786" calcext:value-type="float">
            <text:p>14.5492267836</text:p>
          </table:table-cell>
          <table:table-cell table:formula="of:=(1-ROUND([.B85])/[.B85])^2" office:value-type="float" office:value="0.000103074160884621" calcext:value-type="float">
            <text:p>0.0001030742</text:p>
          </table:table-cell>
          <table:table-cell table:formula="of:=(1-ROUND([.C85])/[.C85])^2" office:value-type="float" office:value="0.000959922962220909" calcext:value-type="float">
            <text:p>0.000959923</text:p>
          </table:table-cell>
          <table:table-cell table:formula="of:=(1-ROUND([.A85])/[.A85])^2" office:value-type="float" office:value="0.00226757369614513" calcext:value-type="float">
            <text:p>0.0022675737</text:p>
          </table:table-cell>
          <table:table-cell table:formula="of:=SUM([.D85:.F85])" office:value-type="float" office:value="0.00333057081925066" calcext:value-type="float">
            <text:p>0.0033305708</text:p>
          </table:table-cell>
          <table:table-cell table:number-columns-repeated="4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SQRT(2)*[.A86]" office:value-type="float" office:value="12.0208152801713" calcext:value-type="float">
            <text:p>12.0208152802</text:p>
          </table:table-cell>
          <table:table-cell table:formula="of:=SQRT(3)*[.A86]" office:value-type="float" office:value="14.7224318643355" calcext:value-type="float">
            <text:p>14.7224318643</text:p>
          </table:table-cell>
          <table:table-cell table:formula="of:=(1-ROUND([.B86])/[.B86])^2" office:value-type="float" office:value="0.00000299844905612502" calcext:value-type="float">
            <text:p>2.99844905612502E-006</text:p>
          </table:table-cell>
          <table:table-cell table:formula="of:=(1-ROUND([.C86])/[.C86])^2" office:value-type="float" office:value="0.000355451303050936" calcext:value-type="float">
            <text:p>0.0003554513</text:p>
          </table:table-cell>
          <table:table-cell table:formula="of:=(1-ROUND([.A86])/[.A86])^2" office:value-type="float" office:value="0.00346020761245675" calcext:value-type="float">
            <text:p>0.0034602076</text:p>
          </table:table-cell>
          <table:table-cell table:formula="of:=SUM([.D86:.F86])" office:value-type="float" office:value="0.00381865736456381" calcext:value-type="float">
            <text:p>0.0038186574</text:p>
          </table:table-cell>
          <table:table-cell table:number-columns-repeated="4"/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SQRT(2)*[.A87]" office:value-type="float" office:value="12.1622366364086" calcext:value-type="float">
            <text:p>12.1622366364</text:p>
          </table:table-cell>
          <table:table-cell table:formula="of:=SQRT(3)*[.A87]" office:value-type="float" office:value="14.8956369450923" calcext:value-type="float">
            <text:p>14.8956369451</text:p>
          </table:table-cell>
          <table:table-cell table:formula="of:=(1-ROUND([.B87])/[.B87])^2" office:value-type="float" office:value="0.00017793892775272" calcext:value-type="float">
            <text:p>0.0001779389</text:p>
          </table:table-cell>
          <table:table-cell table:formula="of:=(1-ROUND([.C87])/[.C87])^2" office:value-type="float" office:value="0.0000490880080658843" calcext:value-type="float">
            <text:p>0.000049088</text:p>
          </table:table-cell>
          <table:table-cell table:formula="of:=(1-ROUND([.A87])/[.A87])^2" office:value-type="float" office:value="0.00216333153055707" calcext:value-type="float">
            <text:p>0.0021633315</text:p>
          </table:table-cell>
          <table:table-cell table:formula="of:=SUM([.D87:.F87])" office:value-type="float" office:value="0.00239035846637567" calcext:value-type="float">
            <text:p>0.0023903585</text:p>
          </table:table-cell>
          <table:table-cell table:number-columns-repeated="4"/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SQRT(2)*[.A88]" office:value-type="float" office:value="12.3036579926459" calcext:value-type="float">
            <text:p>12.3036579926</text:p>
          </table:table-cell>
          <table:table-cell table:formula="of:=SQRT(3)*[.A88]" office:value-type="float" office:value="15.0688420258492" calcext:value-type="float">
            <text:p>15.0688420258</text:p>
          </table:table-cell>
          <table:table-cell table:formula="of:=(1-ROUND([.B88])/[.B88])^2" office:value-type="float" office:value="0.000609117297514558" calcext:value-type="float">
            <text:p>0.0006091173</text:p>
          </table:table-cell>
          <table:table-cell table:formula="of:=(1-ROUND([.C88])/[.C88])^2" office:value-type="float" office:value="0.0000208712050161889" calcext:value-type="float">
            <text:p>2.08712050161889E-005</text:p>
          </table:table-cell>
          <table:table-cell table:formula="of:=(1-ROUND([.A88])/[.A88])^2" office:value-type="float" office:value="0.00118906064209275" calcext:value-type="float">
            <text:p>0.0011890606</text:p>
          </table:table-cell>
          <table:table-cell table:formula="of:=SUM([.D88:.F88])" office:value-type="float" office:value="0.0018190491446235" calcext:value-type="float">
            <text:p>0.0018190491</text:p>
          </table:table-cell>
          <table:table-cell table:number-columns-repeated="4"/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SQRT(2)*[.A89]" office:value-type="float" office:value="12.4450793488832" calcext:value-type="float">
            <text:p>12.4450793489</text:p>
          </table:table-cell>
          <table:table-cell table:formula="of:=SQRT(3)*[.A89]" office:value-type="float" office:value="15.2420471066061" calcext:value-type="float">
            <text:p>15.2420471066</text:p>
          </table:table-cell>
          <table:table-cell table:formula="of:=(1-ROUND([.B89])/[.B89])^2" office:value-type="float" office:value="0.00127902651602742" calcext:value-type="float">
            <text:p>0.0012790265</text:p>
          </table:table-cell>
          <table:table-cell table:formula="of:=(1-ROUND([.C89])/[.C89])^2" office:value-type="float" office:value="0.000252181481647703" calcext:value-type="float">
            <text:p>0.0002521815</text:p>
          </table:table-cell>
          <table:table-cell table:formula="of:=(1-ROUND([.A89])/[.A89])^2" office:value-type="float" office:value="0.000516528925619834" calcext:value-type="float">
            <text:p>0.0005165289</text:p>
          </table:table-cell>
          <table:table-cell table:formula="of:=SUM([.D89:.F89])" office:value-type="float" office:value="0.00204773692329496" calcext:value-type="float">
            <text:p>0.0020477369</text:p>
          </table:table-cell>
          <table:table-cell table:number-columns-repeated="4"/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SQRT(2)*[.A90]" office:value-type="float" office:value="12.5865007051205" calcext:value-type="float">
            <text:p>12.5865007051</text:p>
          </table:table-cell>
          <table:table-cell table:formula="of:=SQRT(3)*[.A90]" office:value-type="float" office:value="15.415252187363" calcext:value-type="float">
            <text:p>15.4152521874</text:p>
          </table:table-cell>
          <table:table-cell table:formula="of:=(1-ROUND([.B90])/[.B90])^2" office:value-type="float" office:value="0.00107929344063757" calcext:value-type="float">
            <text:p>0.0010792934</text:p>
          </table:table-cell>
          <table:table-cell table:formula="of:=(1-ROUND([.C90])/[.C90])^2" office:value-type="float" office:value="0.000725642297309948" calcext:value-type="float">
            <text:p>0.0007256423</text:p>
          </table:table-cell>
          <table:table-cell table:formula="of:=(1-ROUND([.A90])/[.A90])^2" office:value-type="float" office:value="0.000126246686024492" calcext:value-type="float">
            <text:p>0.0001262467</text:p>
          </table:table-cell>
          <table:table-cell table:formula="of:=SUM([.D90:.F90])" office:value-type="float" office:value="0.00193118242397201" calcext:value-type="float">
            <text:p>0.001931182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QRT(2)*[.A91]" office:value-type="float" office:value="12.7279220613579" calcext:value-type="float">
            <text:p>12.7279220614</text:p>
          </table:table-cell>
          <table:table-cell table:formula="of:=SQRT(3)*[.A91]" office:value-type="float" office:value="15.5884572681199" calcext:value-type="float">
            <text:p>15.5884572681</text:p>
          </table:table-cell>
          <table:table-cell table:formula="of:=(1-ROUND([.B91])/[.B91])^2" office:value-type="float" office:value="0.000456953115405911" calcext:value-type="float">
            <text:p>0.0004569531</text:p>
          </table:table-cell>
          <table:table-cell table:formula="of:=(1-ROUND([.C91])/[.C91])^2" office:value-type="float" office:value="0.000696985268161897" calcext:value-type="float">
            <text:p>0.0006969853</text:p>
          </table:table-cell>
          <table:table-cell table:formula="of:=(1-ROUND([.A91])/[.A91])^2" office:value-type="float" office:value="0" calcext:value-type="float">
            <text:p>0</text:p>
          </table:table-cell>
          <table:table-cell table:formula="of:=SUM([.D91:.F91])" office:value-type="float" office:value="0.00115393838356781" calcext:value-type="float">
            <text:p>0.0011539384</text:p>
          </table:table-cell>
          <table:table-cell table:number-columns-repeated="4"/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SQRT(2)*[.A92]" office:value-type="float" office:value="12.8693434175952" calcext:value-type="float">
            <text:p>12.8693434176</text:p>
          </table:table-cell>
          <table:table-cell table:formula="of:=SQRT(3)*[.A92]" office:value-type="float" office:value="15.7616623488768" calcext:value-type="float">
            <text:p>15.7616623489</text:p>
          </table:table-cell>
          <table:table-cell table:formula="of:=(1-ROUND([.B92])/[.B92])^2" office:value-type="float" office:value="0.000103074160884621" calcext:value-type="float">
            <text:p>0.0001030742</text:p>
          </table:table-cell>
          <table:table-cell table:formula="of:=(1-ROUND([.C92])/[.C92])^2" office:value-type="float" office:value="0.000228655299049762" calcext:value-type="float">
            <text:p>0.0002286553</text:p>
          </table:table-cell>
          <table:table-cell table:formula="of:=(1-ROUND([.A92])/[.A92])^2" office:value-type="float" office:value="0.000120758362516603" calcext:value-type="float">
            <text:p>0.0001207584</text:p>
          </table:table-cell>
          <table:table-cell table:formula="of:=SUM([.D92:.F92])" office:value-type="float" office:value="0.000452487822450987" calcext:value-type="float">
            <text:p>0.0004524878</text:p>
          </table:table-cell>
          <table:table-cell table:number-columns-repeated="4"/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SQRT(2)*[.A93]" office:value-type="float" office:value="13.0107647738325" calcext:value-type="float">
            <text:p>13.0107647738</text:p>
          </table:table-cell>
          <table:table-cell table:formula="of:=SQRT(3)*[.A93]" office:value-type="float" office:value="15.9348674296337" calcext:value-type="float">
            <text:p>15.9348674296</text:p>
          </table:table-cell>
          <table:table-cell table:formula="of:=(1-ROUND([.B93])/[.B93])^2" office:value-type="float" office:value="0.000000684548414841148" calcext:value-type="float">
            <text:p>6.84548414841148E-007</text:p>
          </table:table-cell>
          <table:table-cell table:formula="of:=(1-ROUND([.C93])/[.C93])^2" office:value-type="float" office:value="0.0000167070404951364" calcext:value-type="float">
            <text:p>0.000016707</text:p>
          </table:table-cell>
          <table:table-cell table:formula="of:=(1-ROUND([.A93])/[.A93])^2" office:value-type="float" office:value="0.000472589792060486" calcext:value-type="float">
            <text:p>0.0004725898</text:p>
          </table:table-cell>
          <table:table-cell table:formula="of:=SUM([.D93:.F93])" office:value-type="float" office:value="0.000489981380970464" calcext:value-type="float">
            <text:p>0.0004899814</text:p>
          </table:table-cell>
          <table:table-cell table:number-columns-repeated="4"/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SQRT(2)*[.A94]" office:value-type="float" office:value="13.1521861300698" calcext:value-type="float">
            <text:p>13.1521861301</text:p>
          </table:table-cell>
          <table:table-cell table:formula="of:=SQRT(3)*[.A94]" office:value-type="float" office:value="16.1080725103906" calcext:value-type="float">
            <text:p>16.1080725104</text:p>
          </table:table-cell>
          <table:table-cell table:formula="of:=(1-ROUND([.B94])/[.B94])^2" office:value-type="float" office:value="0.000133891884527795" calcext:value-type="float">
            <text:p>0.0001338919</text:p>
          </table:table-cell>
          <table:table-cell table:formula="of:=(1-ROUND([.C94])/[.C94])^2" office:value-type="float" office:value="0.0000450135564886796" calcext:value-type="float">
            <text:p>4.50135564886796E-005</text:p>
          </table:table-cell>
          <table:table-cell table:formula="of:=(1-ROUND([.A94])/[.A94])^2" office:value-type="float" office:value="0.00104058272632675" calcext:value-type="float">
            <text:p>0.0010405827</text:p>
          </table:table-cell>
          <table:table-cell table:formula="of:=SUM([.D94:.F94])" office:value-type="float" office:value="0.00121948816734322" calcext:value-type="float">
            <text:p>0.0012194882</text:p>
          </table:table-cell>
          <table:table-cell table:number-columns-repeated="4"/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SQRT(2)*[.A95]" office:value-type="float" office:value="13.2936074863071" calcext:value-type="float">
            <text:p>13.2936074863</text:p>
          </table:table-cell>
          <table:table-cell table:formula="of:=SQRT(3)*[.A95]" office:value-type="float" office:value="16.2812775911474" calcext:value-type="float">
            <text:p>16.2812775911</text:p>
          </table:table-cell>
          <table:table-cell table:formula="of:=(1-ROUND([.B95])/[.B95])^2" office:value-type="float" office:value="0.00048780758270468" calcext:value-type="float">
            <text:p>0.0004878076</text:p>
          </table:table-cell>
          <table:table-cell table:formula="of:=(1-ROUND([.C95])/[.C95])^2" office:value-type="float" office:value="0.000298464928631771" calcext:value-type="float">
            <text:p>0.0002984649</text:p>
          </table:table-cell>
          <table:table-cell table:formula="of:=(1-ROUND([.A95])/[.A95])^2" office:value-type="float" office:value="0.00181077410593029" calcext:value-type="float">
            <text:p>0.0018107741</text:p>
          </table:table-cell>
          <table:table-cell table:formula="of:=SUM([.D95:.F95])" office:value-type="float" office:value="0.00259704661726674" calcext:value-type="float">
            <text:p>0.0025970466</text:p>
          </table:table-cell>
          <table:table-cell table:number-columns-repeated="4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SQRT(2)*[.A96]" office:value-type="float" office:value="13.4350288425444" calcext:value-type="float">
            <text:p>13.4350288425</text:p>
          </table:table-cell>
          <table:table-cell table:formula="of:=SQRT(3)*[.A96]" office:value-type="float" office:value="16.4544826719043" calcext:value-type="float">
            <text:p>16.4544826719</text:p>
          </table:table-cell>
          <table:table-cell table:formula="of:=(1-ROUND([.B96])/[.B96])^2" office:value-type="float" office:value="0.00104847697421342" calcext:value-type="float">
            <text:p>0.001048477</text:p>
          </table:table-cell>
          <table:table-cell table:formula="of:=(1-ROUND([.C96])/[.C96])^2" office:value-type="float" office:value="0.000762897503458179" calcext:value-type="float">
            <text:p>0.0007628975</text:p>
          </table:table-cell>
          <table:table-cell table:formula="of:=(1-ROUND([.A96])/[.A96])^2" office:value-type="float" office:value="0.00277008310249307" calcext:value-type="float">
            <text:p>0.0027700831</text:p>
          </table:table-cell>
          <table:table-cell table:formula="of:=SUM([.D96:.F96])" office:value-type="float" office:value="0.00458145758016467" calcext:value-type="float">
            <text:p>0.0045814576</text:p>
          </table:table-cell>
          <table:table-cell table:number-columns-repeated="4"/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SQRT(2)*[.A97]" office:value-type="float" office:value="13.5764501987817" calcext:value-type="float">
            <text:p>13.5764501988</text:p>
          </table:table-cell>
          <table:table-cell table:formula="of:=SQRT(3)*[.A97]" office:value-type="float" office:value="16.6276877526612" calcext:value-type="float">
            <text:p>16.6276877527</text:p>
          </table:table-cell>
          <table:table-cell table:formula="of:=(1-ROUND([.B97])/[.B97])^2" office:value-type="float" office:value="0.000973277094791945" calcext:value-type="float">
            <text:p>0.0009732771</text:p>
          </table:table-cell>
          <table:table-cell table:formula="of:=(1-ROUND([.C97])/[.C97])^2" office:value-type="float" office:value="0.000501361434890242" calcext:value-type="float">
            <text:p>0.0005013614</text:p>
          </table:table-cell>
          <table:table-cell table:formula="of:=(1-ROUND([.A97])/[.A97])^2" office:value-type="float" office:value="0.00173611111111112" calcext:value-type="float">
            <text:p>0.0017361111</text:p>
          </table:table-cell>
          <table:table-cell table:formula="of:=SUM([.D97:.F97])" office:value-type="float" office:value="0.0032107496407933" calcext:value-type="float">
            <text:p>0.0032107496</text:p>
          </table:table-cell>
          <table:table-cell table:number-columns-repeated="4"/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SQRT(2)*[.A98]" office:value-type="float" office:value="13.717871555019" calcext:value-type="float">
            <text:p>13.717871555</text:p>
          </table:table-cell>
          <table:table-cell table:formula="of:=SQRT(3)*[.A98]" office:value-type="float" office:value="16.8008928334181" calcext:value-type="float">
            <text:p>16.8008928334</text:p>
          </table:table-cell>
          <table:table-cell table:formula="of:=(1-ROUND([.B98])/[.B98])^2" office:value-type="float" office:value="0.000422980441425143" calcext:value-type="float">
            <text:p>0.0004229804</text:p>
          </table:table-cell>
          <table:table-cell table:formula="of:=(1-ROUND([.C98])/[.C98])^2" office:value-type="float" office:value="0.000140445898551983" calcext:value-type="float">
            <text:p>0.0001404459</text:p>
          </table:table-cell>
          <table:table-cell table:formula="of:=(1-ROUND([.A98])/[.A98])^2" office:value-type="float" office:value="0.000956530980975655" calcext:value-type="float">
            <text:p>0.000956531</text:p>
          </table:table-cell>
          <table:table-cell table:formula="of:=SUM([.D98:.F98])" office:value-type="float" office:value="0.00151995732095278" calcext:value-type="float">
            <text:p>0.0015199573</text:p>
          </table:table-cell>
          <table:table-cell table:number-columns-repeated="4"/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SQRT(2)*[.A99]" office:value-type="float" office:value="13.8592929112563" calcext:value-type="float">
            <text:p>13.8592929113</text:p>
          </table:table-cell>
          <table:table-cell table:formula="of:=SQRT(3)*[.A99]" office:value-type="float" office:value="16.974097914175" calcext:value-type="float">
            <text:p>16.9740979142</text:p>
          </table:table-cell>
          <table:table-cell table:formula="of:=(1-ROUND([.B99])/[.B99])^2" office:value-type="float" office:value="0.000103074160884621" calcext:value-type="float">
            <text:p>0.0001030742</text:p>
          </table:table-cell>
          <table:table-cell table:formula="of:=(1-ROUND([.C99])/[.C99])^2" office:value-type="float" office:value="0.00000232860631016841" calcext:value-type="float">
            <text:p>2.32860631016841E-006</text:p>
          </table:table-cell>
          <table:table-cell table:formula="of:=(1-ROUND([.A99])/[.A99])^2" office:value-type="float" office:value="0.000416493127863391" calcext:value-type="float">
            <text:p>0.0004164931</text:p>
          </table:table-cell>
          <table:table-cell table:formula="of:=SUM([.D99:.F99])" office:value-type="float" office:value="0.000521895895058181" calcext:value-type="float">
            <text:p>0.0005218959</text:p>
          </table:table-cell>
          <table:table-cell table:number-columns-repeated="4"/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SQRT(2)*[.A100]" office:value-type="float" office:value="14.0007142674936" calcext:value-type="float">
            <text:p>14.0007142675</text:p>
          </table:table-cell>
          <table:table-cell table:formula="of:=SQRT(3)*[.A100]" office:value-type="float" office:value="17.1473029949319" calcext:value-type="float">
            <text:p>17.1473029949</text:p>
          </table:table-cell>
          <table:table-cell table:formula="of:=(1-ROUND([.B100])/[.B100])^2" office:value-type="float" office:value="0.00000000260268366735159" calcext:value-type="float">
            <text:p>2.60268366735159E-009</text:p>
          </table:table-cell>
          <table:table-cell table:formula="of:=(1-ROUND([.C100])/[.C100])^2" office:value-type="float" office:value="0.0000737957770156198" calcext:value-type="float">
            <text:p>7.37957770156198E-005</text:p>
          </table:table-cell>
          <table:table-cell table:formula="of:=(1-ROUND([.A100])/[.A100])^2" office:value-type="float" office:value="0.000102030405060709" calcext:value-type="float">
            <text:p>0.0001020304</text:p>
          </table:table-cell>
          <table:table-cell table:formula="of:=SUM([.D100:.F100])" office:value-type="float" office:value="0.000175828784759997" calcext:value-type="float">
            <text:p>0.000175828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2)*[.A101]" office:value-type="float" office:value="14.142135623731" calcext:value-type="float">
            <text:p>14.1421356237</text:p>
          </table:table-cell>
          <table:table-cell table:formula="of:=SQRT(3)*[.A101]" office:value-type="float" office:value="17.3205080756888" calcext:value-type="float">
            <text:p>17.3205080757</text:p>
          </table:table-cell>
          <table:table-cell table:formula="of:=(1-ROUND([.B101])/[.B101])^2" office:value-type="float" office:value="0.000101012677666933" calcext:value-type="float">
            <text:p>0.0001010127</text:p>
          </table:table-cell>
          <table:table-cell table:formula="of:=(1-ROUND([.C101])/[.C101])^2" office:value-type="float" office:value="0.00034241808860573" calcext:value-type="float">
            <text:p>0.0003424181</text:p>
          </table:table-cell>
          <table:table-cell table:formula="of:=(1-ROUND([.A101])/[.A101])^2" office:value-type="float" office:value="0" calcext:value-type="float">
            <text:p>0</text:p>
          </table:table-cell>
          <table:table-cell table:formula="of:=SUM([.D101:.F101])" office:value-type="float" office:value="0.000443430766272663" calcext:value-type="float">
            <text:p>0.0004434308</text:p>
          </table:table-cell>
          <table:table-cell table:number-columns-repeated="4"/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SQRT(2)*[.A102]" office:value-type="float" office:value="14.2835569799683" calcext:value-type="float">
            <text:p>14.28355698</text:p>
          </table:table-cell>
          <table:table-cell table:formula="of:=SQRT(3)*[.A102]" office:value-type="float" office:value="17.4937131564457" calcext:value-type="float">
            <text:p>17.4937131564</text:p>
          </table:table-cell>
          <table:table-cell table:formula="of:=(1-ROUND([.B102])/[.B102])^2" office:value-type="float" office:value="0.000394101366967555" calcext:value-type="float">
            <text:p>0.0003941014</text:p>
          </table:table-cell>
          <table:table-cell table:formula="of:=(1-ROUND([.C102])/[.C102])^2" office:value-type="float" office:value="0.000796499300223945" calcext:value-type="float">
            <text:p>0.0007964993</text:p>
          </table:table-cell>
          <table:table-cell table:formula="of:=(1-ROUND([.A102])/[.A102])^2" office:value-type="float" office:value="0.0000980296049406923" calcext:value-type="float">
            <text:p>9.80296049406923E-005</text:p>
          </table:table-cell>
          <table:table-cell table:formula="of:=SUM([.D102:.F102])" office:value-type="float" office:value="0.00128863027213219" calcext:value-type="float">
            <text:p>0.0012886303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SQRT(2)*[.A103]" office:value-type="float" office:value="14.4249783362056" calcext:value-type="float">
            <text:p>14.4249783362</text:p>
          </table:table-cell>
          <table:table-cell table:formula="of:=SQRT(3)*[.A103]" office:value-type="float" office:value="17.6669182372025" calcext:value-type="float">
            <text:p>17.6669182372</text:p>
          </table:table-cell>
          <table:table-cell table:formula="of:=(1-ROUND([.B103])/[.B103])^2" office:value-type="float" office:value="0.000867967061918758" calcext:value-type="float">
            <text:p>0.0008679671</text:p>
          </table:table-cell>
          <table:table-cell table:formula="of:=(1-ROUND([.C103])/[.C103])^2" office:value-type="float" office:value="0.000355451303050936" calcext:value-type="float">
            <text:p>0.0003554513</text:p>
          </table:table-cell>
          <table:table-cell table:formula="of:=(1-ROUND([.A103])/[.A103])^2" office:value-type="float" office:value="0.0003844675124952" calcext:value-type="float">
            <text:p>0.0003844675</text:p>
          </table:table-cell>
          <table:table-cell table:formula="of:=SUM([.D103:.F103])" office:value-type="float" office:value="0.00160788587746489" calcext:value-type="float">
            <text:p>0.0016078859</text:p>
          </table:table-cell>
          <table:table-cell table:number-columns-repeated="4"/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SQRT(2)*[.A104]" office:value-type="float" office:value="14.5663996924429" calcext:value-type="float">
            <text:p>14.5663996924</text:p>
          </table:table-cell>
          <table:table-cell table:formula="of:=SQRT(3)*[.A104]" office:value-type="float" office:value="17.8401233179594" calcext:value-type="float">
            <text:p>17.840123318</text:p>
          </table:table-cell>
          <table:table-cell table:formula="of:=(1-ROUND([.B104])/[.B104])^2" office:value-type="float" office:value="0.000886083639898334" calcext:value-type="float">
            <text:p>0.0008860836</text:p>
          </table:table-cell>
          <table:table-cell table:formula="of:=(1-ROUND([.C104])/[.C104])^2" office:value-type="float" office:value="0.0000803109104229099" calcext:value-type="float">
            <text:p>8.03109104229099E-005</text:p>
          </table:table-cell>
          <table:table-cell table:formula="of:=(1-ROUND([.A104])/[.A104])^2" office:value-type="float" office:value="0.000848336318220385" calcext:value-type="float">
            <text:p>0.0008483363</text:p>
          </table:table-cell>
          <table:table-cell table:formula="of:=SUM([.D104:.F104])" office:value-type="float" office:value="0.00181473086854163" calcext:value-type="float">
            <text:p>0.0018147309</text:p>
          </table:table-cell>
          <table:table-cell table:number-columns-repeated="4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SQRT(2)*[.A105]" office:value-type="float" office:value="14.7078210486802" calcext:value-type="float">
            <text:p>14.7078210487</text:p>
          </table:table-cell>
          <table:table-cell table:formula="of:=SQRT(3)*[.A105]" office:value-type="float" office:value="18.0133283987163" calcext:value-type="float">
            <text:p>18.0133283987</text:p>
          </table:table-cell>
          <table:table-cell table:formula="of:=(1-ROUND([.B105])/[.B105])^2" office:value-type="float" office:value="0.000394640068391012" calcext:value-type="float">
            <text:p>0.0003946401</text:p>
          </table:table-cell>
          <table:table-cell table:formula="of:=(1-ROUND([.C105])/[.C105])^2" office:value-type="float" office:value="0.000000547479697797293" calcext:value-type="float">
            <text:p>5.47479697797293E-007</text:p>
          </table:table-cell>
          <table:table-cell table:formula="of:=(1-ROUND([.A105])/[.A105])^2" office:value-type="float" office:value="0.00147928994082841" calcext:value-type="float">
            <text:p>0.0014792899</text:p>
          </table:table-cell>
          <table:table-cell table:formula="of:=SUM([.D105:.F105])" office:value-type="float" office:value="0.00187447748891722" calcext:value-type="float">
            <text:p>0.0018744775</text:p>
          </table:table-cell>
          <table:table-cell table:number-columns-repeated="4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SQRT(2)*[.A106]" office:value-type="float" office:value="14.8492424049175" calcext:value-type="float">
            <text:p>14.8492424049</text:p>
          </table:table-cell>
          <table:table-cell table:formula="of:=SQRT(3)*[.A106]" office:value-type="float" office:value="18.1865334794732" calcext:value-type="float">
            <text:p>18.1865334795</text:p>
          </table:table-cell>
          <table:table-cell table:formula="of:=(1-ROUND([.B106])/[.B106])^2" office:value-type="float" office:value="0.000103074160884621" calcext:value-type="float">
            <text:p>0.0001030742</text:p>
          </table:table-cell>
          <table:table-cell table:formula="of:=(1-ROUND([.C106])/[.C106])^2" office:value-type="float" office:value="0.000105199513119828" calcext:value-type="float">
            <text:p>0.0001051995</text:p>
          </table:table-cell>
          <table:table-cell table:formula="of:=(1-ROUND([.A106])/[.A106])^2" office:value-type="float" office:value="0.00226757369614513" calcext:value-type="float">
            <text:p>0.0022675737</text:p>
          </table:table-cell>
          <table:table-cell table:formula="of:=SUM([.D106:.F106])" office:value-type="float" office:value="0.00247584737014958" calcext:value-type="float">
            <text:p>0.0024758474</text:p>
          </table:table-cell>
          <table:table-cell table:number-columns-repeated="4"/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SQRT(2)*[.A107]" office:value-type="float" office:value="14.9906637611548" calcext:value-type="float">
            <text:p>14.9906637612</text:p>
          </table:table-cell>
          <table:table-cell table:formula="of:=SQRT(3)*[.A107]" office:value-type="float" office:value="18.3597385602301" calcext:value-type="float">
            <text:p>18.3597385602</text:p>
          </table:table-cell>
          <table:table-cell table:formula="of:=(1-ROUND([.B107])/[.B107])^2" office:value-type="float" office:value="0.00000038788428165924" calcext:value-type="float">
            <text:p>3.8788428165924E-007</text:p>
          </table:table-cell>
          <table:table-cell table:formula="of:=(1-ROUND([.C107])/[.C107])^2" office:value-type="float" office:value="0.000383920231744465" calcext:value-type="float">
            <text:p>0.0003839202</text:p>
          </table:table-cell>
          <table:table-cell table:formula="of:=(1-ROUND([.A107])/[.A107])^2" office:value-type="float" office:value="0.00142399430402278" calcext:value-type="float">
            <text:p>0.0014239943</text:p>
          </table:table-cell>
          <table:table-cell table:formula="of:=SUM([.D107:.F107])" office:value-type="float" office:value="0.00180830242004891" calcext:value-type="float">
            <text:p>0.0018083024</text:p>
          </table:table-cell>
          <table:table-cell table:number-columns-repeated="4"/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SQRT(2)*[.A108]" office:value-type="float" office:value="15.1320851173921" calcext:value-type="float">
            <text:p>15.1320851174</text:p>
          </table:table-cell>
          <table:table-cell table:formula="of:=SQRT(3)*[.A108]" office:value-type="float" office:value="18.532943640987" calcext:value-type="float">
            <text:p>18.532943641</text:p>
          </table:table-cell>
          <table:table-cell table:formula="of:=(1-ROUND([.B108])/[.B108])^2" office:value-type="float" office:value="0.0000761921488186298" calcext:value-type="float">
            <text:p>7.61921488186298E-005</text:p>
          </table:table-cell>
          <table:table-cell table:formula="of:=(1-ROUND([.C108])/[.C108])^2" office:value-type="float" office:value="0.00063511119601272" calcext:value-type="float">
            <text:p>0.0006351112</text:p>
          </table:table-cell>
          <table:table-cell table:formula="of:=(1-ROUND([.A108])/[.A108])^2" office:value-type="float" office:value="0.000786094855445884" calcext:value-type="float">
            <text:p>0.0007860949</text:p>
          </table:table-cell>
          <table:table-cell table:formula="of:=SUM([.D108:.F108])" office:value-type="float" office:value="0.00149739820027723" calcext:value-type="float">
            <text:p>0.0014973982</text:p>
          </table:table-cell>
          <table:table-cell table:number-columns-repeated="4"/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SQRT(2)*[.A109]" office:value-type="float" office:value="15.2735064736294" calcext:value-type="float">
            <text:p>15.2735064736</text:p>
          </table:table-cell>
          <table:table-cell table:formula="of:=SQRT(3)*[.A109]" office:value-type="float" office:value="18.7061487217439" calcext:value-type="float">
            <text:p>18.7061487217</text:p>
          </table:table-cell>
          <table:table-cell table:formula="of:=(1-ROUND([.B109])/[.B109])^2" office:value-type="float" office:value="0.00032066954354083" calcext:value-type="float">
            <text:p>0.0003206695</text:p>
          </table:table-cell>
          <table:table-cell table:formula="of:=(1-ROUND([.C109])/[.C109])^2" office:value-type="float" office:value="0.000246766614462616" calcext:value-type="float">
            <text:p>0.0002467666</text:p>
          </table:table-cell>
          <table:table-cell table:formula="of:=(1-ROUND([.A109])/[.A109])^2" office:value-type="float" office:value="0.000342935528120708" calcext:value-type="float">
            <text:p>0.0003429355</text:p>
          </table:table-cell>
          <table:table-cell table:formula="of:=SUM([.D109:.F109])" office:value-type="float" office:value="0.000910371686124154" calcext:value-type="float">
            <text:p>0.0009103717</text:p>
          </table:table-cell>
          <table:table-cell table:number-columns-repeated="4"/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SQRT(2)*[.A110]" office:value-type="float" office:value="15.4149278298667" calcext:value-type="float">
            <text:p>15.4149278299</text:p>
          </table:table-cell>
          <table:table-cell table:formula="of:=SQRT(3)*[.A110]" office:value-type="float" office:value="18.8793538025008" calcext:value-type="float">
            <text:p>18.8793538025</text:p>
          </table:table-cell>
          <table:table-cell table:formula="of:=(1-ROUND([.B110])/[.B110])^2" office:value-type="float" office:value="0.00072453961786853" calcext:value-type="float">
            <text:p>0.0007245396</text:p>
          </table:table-cell>
          <table:table-cell table:formula="of:=(1-ROUND([.C110])/[.C110])^2" office:value-type="float" office:value="0.0000408369244200109" calcext:value-type="float">
            <text:p>4.08369244200109E-005</text:p>
          </table:table-cell>
          <table:table-cell table:formula="of:=(1-ROUND([.A110])/[.A110])^2" office:value-type="float" office:value="0.000084167999326655" calcext:value-type="float">
            <text:p>0.000084168</text:p>
          </table:table-cell>
          <table:table-cell table:formula="of:=SUM([.D110:.F110])" office:value-type="float" office:value="0.000849544541615196" calcext:value-type="float">
            <text:p>0.000849544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QRT(2)*[.A111]" office:value-type="float" office:value="15.556349186104" calcext:value-type="float">
            <text:p>15.5563491861</text:p>
          </table:table-cell>
          <table:table-cell table:formula="of:=SQRT(3)*[.A111]" office:value-type="float" office:value="19.0525588832576" calcext:value-type="float">
            <text:p>19.0525588833</text:p>
          </table:table-cell>
          <table:table-cell table:formula="of:=(1-ROUND([.B111])/[.B111])^2" office:value-type="float" office:value="0.000813330763101408" calcext:value-type="float">
            <text:p>0.0008133308</text:p>
          </table:table-cell>
          <table:table-cell table:formula="of:=(1-ROUND([.C111])/[.C111])^2" office:value-type="float" office:value="0.00000761001710548551" calcext:value-type="float">
            <text:p>0.00000761</text:p>
          </table:table-cell>
          <table:table-cell table:formula="of:=(1-ROUND([.A111])/[.A111])^2" office:value-type="float" office:value="0" calcext:value-type="float">
            <text:p>0</text:p>
          </table:table-cell>
          <table:table-cell table:formula="of:=SUM([.D111:.F111])" office:value-type="float" office:value="0.000820940780206893" calcext:value-type="float">
            <text:p>0.0008209408</text:p>
          </table:table-cell>
          <table:table-cell table:number-columns-repeated="4"/>
        </table:table-row>
        <table:table-row table:style-name="ro1">
          <table:table-cell office:value-type="float" office:value="11.1" calcext:value-type="float">
            <text:p>11.1</text:p>
          </table:table-cell>
          <table:table-cell table:formula="of:=SQRT(2)*[.A112]" office:value-type="float" office:value="15.6977705423414" calcext:value-type="float">
            <text:p>15.6977705423</text:p>
          </table:table-cell>
          <table:table-cell table:formula="of:=SQRT(3)*[.A112]" office:value-type="float" office:value="19.2257639640145" calcext:value-type="float">
            <text:p>19.225763964</text:p>
          </table:table-cell>
          <table:table-cell table:formula="of:=(1-ROUND([.B112])/[.B112])^2" office:value-type="float" office:value="0.000370678699280243" calcext:value-type="float">
            <text:p>0.0003706787</text:p>
          </table:table-cell>
          <table:table-cell table:formula="of:=(1-ROUND([.C112])/[.C112])^2" office:value-type="float" office:value="0.000137892940095654" calcext:value-type="float">
            <text:p>0.0001378929</text:p>
          </table:table-cell>
          <table:table-cell table:formula="of:=(1-ROUND([.A112])/[.A112])^2" office:value-type="float" office:value="0.0000811622433244058" calcext:value-type="float">
            <text:p>8.11622433244058E-005</text:p>
          </table:table-cell>
          <table:table-cell table:formula="of:=SUM([.D112:.F112])" office:value-type="float" office:value="0.000589733882700303" calcext:value-type="float">
            <text:p>0.0005897339</text:p>
          </table:table-cell>
          <table:table-cell table:number-columns-repeated="4"/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SQRT(2)*[.A113]" office:value-type="float" office:value="15.8391918985787" calcext:value-type="float">
            <text:p>15.8391918986</text:p>
          </table:table-cell>
          <table:table-cell table:formula="of:=SQRT(3)*[.A113]" office:value-type="float" office:value="19.3989690447714" calcext:value-type="float">
            <text:p>19.3989690448</text:p>
          </table:table-cell>
          <table:table-cell table:formula="of:=(1-ROUND([.B113])/[.B113])^2" office:value-type="float" office:value="0.000103074160884621" calcext:value-type="float">
            <text:p>0.0001030742</text:p>
          </table:table-cell>
          <table:table-cell table:formula="of:=(1-ROUND([.C113])/[.C113])^2" office:value-type="float" office:value="0.000422981235878575" calcext:value-type="float">
            <text:p>0.0004229812</text:p>
          </table:table-cell>
          <table:table-cell table:formula="of:=(1-ROUND([.A113])/[.A113])^2" office:value-type="float" office:value="0.00031887755102041" calcext:value-type="float">
            <text:p>0.0003188776</text:p>
          </table:table-cell>
          <table:table-cell table:formula="of:=SUM([.D113:.F113])" office:value-type="float" office:value="0.000844932947783606" calcext:value-type="float">
            <text:p>0.0008449329</text:p>
          </table:table-cell>
          <table:table-cell table:number-columns-repeated="4"/>
        </table:table-row>
        <table:table-row table:style-name="ro1">
          <table:table-cell office:value-type="float" office:value="11.3" calcext:value-type="float">
            <text:p>11.3</text:p>
          </table:table-cell>
          <table:table-cell table:formula="of:=SQRT(2)*[.A114]" office:value-type="float" office:value="15.980613254816" calcext:value-type="float">
            <text:p>15.9806132548</text:p>
          </table:table-cell>
          <table:table-cell table:formula="of:=SQRT(3)*[.A114]" office:value-type="float" office:value="19.5721741255283" calcext:value-type="float">
            <text:p>19.5721741255</text:p>
          </table:table-cell>
          <table:table-cell table:formula="of:=(1-ROUND([.B114])/[.B114])^2" office:value-type="float" office:value="0.00000147171230648563" calcext:value-type="float">
            <text:p>1.47171230648563E-006</text:p>
          </table:table-cell>
          <table:table-cell table:formula="of:=(1-ROUND([.C114])/[.C114])^2" office:value-type="float" office:value="0.00047781078880482" calcext:value-type="float">
            <text:p>0.0004778108</text:p>
          </table:table-cell>
          <table:table-cell table:formula="of:=(1-ROUND([.A114])/[.A114])^2" office:value-type="float" office:value="0.000704832015036418" calcext:value-type="float">
            <text:p>0.000704832</text:p>
          </table:table-cell>
          <table:table-cell table:formula="of:=SUM([.D114:.F114])" office:value-type="float" office:value="0.00118411451614772" calcext:value-type="float">
            <text:p>0.0011841145</text:p>
          </table:table-cell>
          <table:table-cell table:number-columns-repeated="4"/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SQRT(2)*[.A115]" office:value-type="float" office:value="16.1220346110533" calcext:value-type="float">
            <text:p>16.1220346111</text:p>
          </table:table-cell>
          <table:table-cell table:formula="of:=SQRT(3)*[.A115]" office:value-type="float" office:value="19.7453792062852" calcext:value-type="float">
            <text:p>19.7453792063</text:p>
          </table:table-cell>
          <table:table-cell table:formula="of:=(1-ROUND([.B115])/[.B115])^2" office:value-type="float" office:value="0.0000572962692171679" calcext:value-type="float">
            <text:p>5.72962692171679E-005</text:p>
          </table:table-cell>
          <table:table-cell table:formula="of:=(1-ROUND([.C115])/[.C115])^2" office:value-type="float" office:value="0.000166286417851529" calcext:value-type="float">
            <text:p>0.0001662864</text:p>
          </table:table-cell>
          <table:table-cell table:formula="of:=(1-ROUND([.A115])/[.A115])^2" office:value-type="float" office:value="0.00123114804555248" calcext:value-type="float">
            <text:p>0.001231148</text:p>
          </table:table-cell>
          <table:table-cell table:formula="of:=SUM([.D115:.F115])" office:value-type="float" office:value="0.00145473073262118" calcext:value-type="float">
            <text:p>0.0014547307</text:p>
          </table:table-cell>
          <table:table-cell table:number-columns-repeated="4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SQRT(2)*[.A116]" office:value-type="float" office:value="16.2634559672906" calcext:value-type="float">
            <text:p>16.2634559673</text:p>
          </table:table-cell>
          <table:table-cell table:formula="of:=SQRT(3)*[.A116]" office:value-type="float" office:value="19.9185842870421" calcext:value-type="float">
            <text:p>19.918584287</text:p>
          </table:table-cell>
          <table:table-cell table:formula="of:=(1-ROUND([.B116])/[.B116])^2" office:value-type="float" office:value="0.000262416055580425" calcext:value-type="float">
            <text:p>0.0002624161</text:p>
          </table:table-cell>
          <table:table-cell table:formula="of:=(1-ROUND([.C116])/[.C116])^2" office:value-type="float" office:value="0.0000167070404951364" calcext:value-type="float">
            <text:p>0.000016707</text:p>
          </table:table-cell>
          <table:table-cell table:formula="of:=(1-ROUND([.A116])/[.A116])^2" office:value-type="float" office:value="0.00189035916824196" calcext:value-type="float">
            <text:p>0.0018903592</text:p>
          </table:table-cell>
          <table:table-cell table:formula="of:=SUM([.D116:.F116])" office:value-type="float" office:value="0.00216948226431752" calcext:value-type="float">
            <text:p>0.0021694823</text:p>
          </table:table-cell>
          <table:table-cell table:number-columns-repeated="4"/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SQRT(2)*[.A117]" office:value-type="float" office:value="16.4048773235279" calcext:value-type="float">
            <text:p>16.4048773235</text:p>
          </table:table-cell>
          <table:table-cell table:formula="of:=SQRT(3)*[.A117]" office:value-type="float" office:value="20.091789367799" calcext:value-type="float">
            <text:p>20.0917893678</text:p>
          </table:table-cell>
          <table:table-cell table:formula="of:=(1-ROUND([.B117])/[.B117])^2" office:value-type="float" office:value="0.000609117297514558" calcext:value-type="float">
            <text:p>0.0006091173</text:p>
          </table:table-cell>
          <table:table-cell table:formula="of:=(1-ROUND([.C117])/[.C117])^2" office:value-type="float" office:value="0.0000208712050161889" calcext:value-type="float">
            <text:p>2.08712050161889E-005</text:p>
          </table:table-cell>
          <table:table-cell table:formula="of:=(1-ROUND([.A117])/[.A117])^2" office:value-type="float" office:value="0.00118906064209275" calcext:value-type="float">
            <text:p>0.0011890606</text:p>
          </table:table-cell>
          <table:table-cell table:formula="of:=SUM([.D117:.F117])" office:value-type="float" office:value="0.0018190491446235" calcext:value-type="float">
            <text:p>0.0018190491</text:p>
          </table:table-cell>
          <table:table-cell table:number-columns-repeated="4"/>
        </table:table-row>
        <table:table-row table:style-name="ro1">
          <table:table-cell office:value-type="float" office:value="11.7" calcext:value-type="float">
            <text:p>11.7</text:p>
          </table:table-cell>
          <table:table-cell table:formula="of:=SQRT(2)*[.A118]" office:value-type="float" office:value="16.5462986797652" calcext:value-type="float">
            <text:p>16.5462986798</text:p>
          </table:table-cell>
          <table:table-cell table:formula="of:=SQRT(3)*[.A118]" office:value-type="float" office:value="20.2649944485559" calcext:value-type="float">
            <text:p>20.2649944486</text:p>
          </table:table-cell>
          <table:table-cell table:formula="of:=(1-ROUND([.B118])/[.B118])^2" office:value-type="float" office:value="0.000751862400404654" calcext:value-type="float">
            <text:p>0.0007518624</text:p>
          </table:table-cell>
          <table:table-cell table:formula="of:=(1-ROUND([.C118])/[.C118])^2" office:value-type="float" office:value="0.000170993882595337" calcext:value-type="float">
            <text:p>0.0001709939</text:p>
          </table:table-cell>
          <table:table-cell table:formula="of:=(1-ROUND([.A118])/[.A118])^2" office:value-type="float" office:value="0.00065746219592373" calcext:value-type="float">
            <text:p>0.0006574622</text:p>
          </table:table-cell>
          <table:table-cell table:formula="of:=SUM([.D118:.F118])" office:value-type="float" office:value="0.00158031847892372" calcext:value-type="float">
            <text:p>0.0015803185</text:p>
          </table:table-cell>
          <table:table-cell table:number-columns-repeated="4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SQRT(2)*[.A119]" office:value-type="float" office:value="16.6877200360025" calcext:value-type="float">
            <text:p>16.687720036</text:p>
          </table:table-cell>
          <table:table-cell table:formula="of:=SQRT(3)*[.A119]" office:value-type="float" office:value="20.4381995293128" calcext:value-type="float">
            <text:p>20.4381995293</text:p>
          </table:table-cell>
          <table:table-cell table:formula="of:=(1-ROUND([.B119])/[.B119])^2" office:value-type="float" office:value="0.000350182332355156" calcext:value-type="float">
            <text:p>0.0003501823</text:p>
          </table:table-cell>
          <table:table-cell table:formula="of:=(1-ROUND([.C119])/[.C119])^2" office:value-type="float" office:value="0.000459683107081096" calcext:value-type="float">
            <text:p>0.0004596831</text:p>
          </table:table-cell>
          <table:table-cell table:formula="of:=(1-ROUND([.A119])/[.A119])^2" office:value-type="float" office:value="0.000287273771904624" calcext:value-type="float">
            <text:p>0.0002872738</text:p>
          </table:table-cell>
          <table:table-cell table:formula="of:=SUM([.D119:.F119])" office:value-type="float" office:value="0.00109713921134088" calcext:value-type="float">
            <text:p>0.0010971392</text:p>
          </table:table-cell>
          <table:table-cell table:number-columns-repeated="4"/>
        </table:table-row>
        <table:table-row table:style-name="ro1">
          <table:table-cell office:value-type="float" office:value="11.9" calcext:value-type="float">
            <text:p>11.9</text:p>
          </table:table-cell>
          <table:table-cell table:formula="of:=SQRT(2)*[.A120]" office:value-type="float" office:value="16.8291413922398" calcext:value-type="float">
            <text:p>16.8291413922</text:p>
          </table:table-cell>
          <table:table-cell table:formula="of:=SQRT(3)*[.A120]" office:value-type="float" office:value="20.6114046100696" calcext:value-type="float">
            <text:p>20.6114046101</text:p>
          </table:table-cell>
          <table:table-cell table:formula="of:=(1-ROUND([.B120])/[.B120])^2" office:value-type="float" office:value="0.000103074160884621" calcext:value-type="float">
            <text:p>0.0001030742</text:p>
          </table:table-cell>
          <table:table-cell table:formula="of:=(1-ROUND([.C120])/[.C120])^2" office:value-type="float" office:value="0.000355451303050936" calcext:value-type="float">
            <text:p>0.0003554513</text:p>
          </table:table-cell>
          <table:table-cell table:formula="of:=(1-ROUND([.A120])/[.A120])^2" office:value-type="float" office:value="0.0000706164818868719" calcext:value-type="float">
            <text:p>7.06164818868719E-005</text:p>
          </table:table-cell>
          <table:table-cell table:formula="of:=SUM([.D120:.F120])" office:value-type="float" office:value="0.000529141945822429" calcext:value-type="float">
            <text:p>0.00052914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2)*[.A121]" office:value-type="float" office:value="16.9705627484771" calcext:value-type="float">
            <text:p>16.9705627485</text:p>
          </table:table-cell>
          <table:table-cell table:formula="of:=SQRT(3)*[.A121]" office:value-type="float" office:value="20.7846096908265" calcext:value-type="float">
            <text:p>20.7846096908</text:p>
          </table:table-cell>
          <table:table-cell table:formula="of:=(1-ROUND([.B121])/[.B121])^2" office:value-type="float" office:value="0.00000300886033756957" calcext:value-type="float">
            <text:p>3.00886033756957E-006</text:p>
          </table:table-cell>
          <table:table-cell table:formula="of:=(1-ROUND([.C121])/[.C121])^2" office:value-type="float" office:value="0.000107391169643159" calcext:value-type="float">
            <text:p>0.0001073912</text:p>
          </table:table-cell>
          <table:table-cell table:formula="of:=(1-ROUND([.A121])/[.A121])^2" office:value-type="float" office:value="0" calcext:value-type="float">
            <text:p>0</text:p>
          </table:table-cell>
          <table:table-cell table:formula="of:=SUM([.D121:.F121])" office:value-type="float" office:value="0.000110400029980728" calcext:value-type="float">
            <text:p>0.0001104</text:p>
          </table:table-cell>
          <table:table-cell table:number-columns-repeated="4"/>
        </table:table-row>
        <table:table-row table:style-name="ro1">
          <table:table-cell office:value-type="float" office:value="12.1" calcext:value-type="float">
            <text:p>12.1</text:p>
          </table:table-cell>
          <table:table-cell table:formula="of:=SQRT(2)*[.A122]" office:value-type="float" office:value="17.1119841047145" calcext:value-type="float">
            <text:p>17.1119841047</text:p>
          </table:table-cell>
          <table:table-cell table:formula="of:=SQRT(3)*[.A122]" office:value-type="float" office:value="20.9578147715834" calcext:value-type="float">
            <text:p>20.9578147716</text:p>
          </table:table-cell>
          <table:table-cell table:formula="of:=(1-ROUND([.B122])/[.B122])^2" office:value-type="float" office:value="0.000042826445286174" calcext:value-type="float">
            <text:p>4.2826445286174E-005</text:p>
          </table:table-cell>
          <table:table-cell table:formula="of:=(1-ROUND([.C122])/[.C122])^2" office:value-type="float" office:value="0.00000405162101076775" calcext:value-type="float">
            <text:p>4.05162101076775E-006</text:p>
          </table:table-cell>
          <table:table-cell table:formula="of:=(1-ROUND([.A122])/[.A122])^2" office:value-type="float" office:value="0.0000683013455365066" calcext:value-type="float">
            <text:p>6.83013455365066E-005</text:p>
          </table:table-cell>
          <table:table-cell table:formula="of:=SUM([.D122:.F122])" office:value-type="float" office:value="0.000115179411833448" calcext:value-type="float">
            <text:p>0.0001151794</text:p>
          </table:table-cell>
          <table:table-cell table:number-columns-repeated="4"/>
        </table:table-row>
        <table:table-row table:style-name="ro1">
          <table:table-cell office:value-type="float" office:value="12.2" calcext:value-type="float">
            <text:p>12.2</text:p>
          </table:table-cell>
          <table:table-cell table:formula="of:=SQRT(2)*[.A123]" office:value-type="float" office:value="17.2534054609518" calcext:value-type="float">
            <text:p>17.253405461</text:p>
          </table:table-cell>
          <table:table-cell table:formula="of:=SQRT(3)*[.A123]" office:value-type="float" office:value="21.1310198523403" calcext:value-type="float">
            <text:p>21.1310198523</text:p>
          </table:table-cell>
          <table:table-cell table:formula="of:=(1-ROUND([.B123])/[.B123])^2" office:value-type="float" office:value="0.000215715962241918" calcext:value-type="float">
            <text:p>0.000215716</text:p>
          </table:table-cell>
          <table:table-cell table:formula="of:=(1-ROUND([.C123])/[.C123])^2" office:value-type="float" office:value="0.000038444418407407" calcext:value-type="float">
            <text:p>3.8444418407407E-005</text:p>
          </table:table-cell>
          <table:table-cell table:formula="of:=(1-ROUND([.A123])/[.A123])^2" office:value-type="float" office:value="0.000268744961031985" calcext:value-type="float">
            <text:p>0.000268745</text:p>
          </table:table-cell>
          <table:table-cell table:formula="of:=SUM([.D123:.F123])" office:value-type="float" office:value="0.00052290534168131" calcext:value-type="float">
            <text:p>0.0005229053</text:p>
          </table:table-cell>
          <table:table-cell table:number-columns-repeated="4"/>
        </table:table-row>
        <table:table-row table:style-name="ro1">
          <table:table-cell office:value-type="float" office:value="12.3" calcext:value-type="float">
            <text:p>12.3</text:p>
          </table:table-cell>
          <table:table-cell table:formula="of:=SQRT(2)*[.A124]" office:value-type="float" office:value="17.3948268171891" calcext:value-type="float">
            <text:p>17.3948268172</text:p>
          </table:table-cell>
          <table:table-cell table:formula="of:=SQRT(3)*[.A124]" office:value-type="float" office:value="21.3042249330972" calcext:value-type="float">
            <text:p>21.3042249331</text:p>
          </table:table-cell>
          <table:table-cell table:formula="of:=(1-ROUND([.B124])/[.B124])^2" office:value-type="float" office:value="0.000515196693673249" calcext:value-type="float">
            <text:p>0.0005151967</text:p>
          </table:table-cell>
          <table:table-cell table:formula="of:=(1-ROUND([.C124])/[.C124])^2" office:value-type="float" office:value="0.000203919205759339" calcext:value-type="float">
            <text:p>0.0002039192</text:p>
          </table:table-cell>
          <table:table-cell table:formula="of:=(1-ROUND([.A124])/[.A124])^2" office:value-type="float" office:value="0.000594883997620465" calcext:value-type="float">
            <text:p>0.000594884</text:p>
          </table:table-cell>
          <table:table-cell table:formula="of:=SUM([.D124:.F124])" office:value-type="float" office:value="0.00131399989705305" calcext:value-type="float">
            <text:p>0.0013139999</text:p>
          </table:table-cell>
          <table:table-cell table:number-columns-repeated="4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SQRT(2)*[.A125]" office:value-type="float" office:value="17.5362481734264" calcext:value-type="float">
            <text:p>17.5362481734</text:p>
          </table:table-cell>
          <table:table-cell table:formula="of:=SQRT(3)*[.A125]" office:value-type="float" office:value="21.4774300138541" calcext:value-type="float">
            <text:p>21.4774300139</text:p>
          </table:table-cell>
          <table:table-cell table:formula="of:=(1-ROUND([.B125])/[.B125])^2" office:value-type="float" office:value="0.000699355348108638" calcext:value-type="float">
            <text:p>0.0006993553</text:p>
          </table:table-cell>
          <table:table-cell table:formula="of:=(1-ROUND([.C125])/[.C125])^2" office:value-type="float" office:value="0.000494145460736874" calcext:value-type="float">
            <text:p>0.0004941455</text:p>
          </table:table-cell>
          <table:table-cell table:formula="of:=(1-ROUND([.A125])/[.A125])^2" office:value-type="float" office:value="0.00104058272632675" calcext:value-type="float">
            <text:p>0.0010405827</text:p>
          </table:table-cell>
          <table:table-cell table:formula="of:=SUM([.D125:.F125])" office:value-type="float" office:value="0.00223408353517226" calcext:value-type="float">
            <text:p>0.0022340835</text:p>
          </table:table-cell>
          <table:table-cell table:number-columns-repeated="4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SQRT(2)*[.A126]" office:value-type="float" office:value="17.6776695296637" calcext:value-type="float">
            <text:p>17.6776695297</text:p>
          </table:table-cell>
          <table:table-cell table:formula="of:=SQRT(3)*[.A126]" office:value-type="float" office:value="21.650635094611" calcext:value-type="float">
            <text:p>21.6506350946</text:p>
          </table:table-cell>
          <table:table-cell table:formula="of:=(1-ROUND([.B126])/[.B126])^2" office:value-type="float" office:value="0.000332470182743128" calcext:value-type="float">
            <text:p>0.0003324702</text:p>
          </table:table-cell>
          <table:table-cell table:formula="of:=(1-ROUND([.C126])/[.C126])^2" office:value-type="float" office:value="0.00026038578585064" calcext:value-type="float">
            <text:p>0.0002603858</text:p>
          </table:table-cell>
          <table:table-cell table:formula="of:=(1-ROUND([.A126])/[.A126])^2" office:value-type="float" office:value="0.0016" calcext:value-type="float">
            <text:p>0.0016</text:p>
          </table:table-cell>
          <table:table-cell table:formula="of:=SUM([.D126:.F126])" office:value-type="float" office:value="0.00219285596859377" calcext:value-type="float">
            <text:p>0.002192856</text:p>
          </table:table-cell>
          <table:table-cell table:number-columns-repeated="4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formula="of:=SQRT(2)*[.A127]" office:value-type="float" office:value="17.819090885901" calcext:value-type="float">
            <text:p>17.8190908859</text:p>
          </table:table-cell>
          <table:table-cell table:formula="of:=SQRT(3)*[.A127]" office:value-type="float" office:value="21.8238401753679" calcext:value-type="float">
            <text:p>21.8238401754</text:p>
          </table:table-cell>
          <table:table-cell table:formula="of:=(1-ROUND([.B127])/[.B127])^2" office:value-type="float" office:value="0.000103074160884626" calcext:value-type="float">
            <text:p>0.0001030742</text:p>
          </table:table-cell>
          <table:table-cell table:formula="of:=(1-ROUND([.C127])/[.C127])^2" office:value-type="float" office:value="0.0000651555467675092" calcext:value-type="float">
            <text:p>6.51555467675092E-005</text:p>
          </table:table-cell>
          <table:table-cell table:formula="of:=(1-ROUND([.A127])/[.A127])^2" office:value-type="float" office:value="0.00100781053162006" calcext:value-type="float">
            <text:p>0.0010078105</text:p>
          </table:table-cell>
          <table:table-cell table:formula="of:=SUM([.D127:.F127])" office:value-type="float" office:value="0.0011760402392722" calcext:value-type="float">
            <text:p>0.0011760402</text:p>
          </table:table-cell>
          <table:table-cell table:number-columns-repeated="4"/>
        </table:table-row>
        <table:table-row table:style-name="ro1">
          <table:table-cell office:value-type="float" office:value="12.7" calcext:value-type="float">
            <text:p>12.7</text:p>
          </table:table-cell>
          <table:table-cell table:formula="of:=SQRT(2)*[.A128]" office:value-type="float" office:value="17.9605122421383" calcext:value-type="float">
            <text:p>17.9605122421</text:p>
          </table:table-cell>
          <table:table-cell table:formula="of:=SQRT(3)*[.A128]" office:value-type="float" office:value="21.9970452561247" calcext:value-type="float">
            <text:p>21.9970452561</text:p>
          </table:table-cell>
          <table:table-cell table:formula="of:=(1-ROUND([.B128])/[.B128])^2" office:value-type="float" office:value="0.00000483378703249902" calcext:value-type="float">
            <text:p>4.83378703249902E-006</text:p>
          </table:table-cell>
          <table:table-cell table:formula="of:=(1-ROUND([.C128])/[.C128])^2" office:value-type="float" office:value="0.0000000180430929141233" calcext:value-type="float">
            <text:p>0.000000018</text:p>
          </table:table-cell>
          <table:table-cell table:formula="of:=(1-ROUND([.A128])/[.A128])^2" office:value-type="float" office:value="0.00055800111600223" calcext:value-type="float">
            <text:p>0.0005580011</text:p>
          </table:table-cell>
          <table:table-cell table:formula="of:=SUM([.D128:.F128])" office:value-type="float" office:value="0.000562852946127643" calcext:value-type="float">
            <text:p>0.0005628529</text:p>
          </table:table-cell>
          <table:table-cell table:number-columns-repeated="4"/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SQRT(2)*[.A129]" office:value-type="float" office:value="18.1019335983756" calcext:value-type="float">
            <text:p>18.1019335984</text:p>
          </table:table-cell>
          <table:table-cell table:formula="of:=SQRT(3)*[.A129]" office:value-type="float" office:value="22.1702503368816" calcext:value-type="float">
            <text:p>22.1702503369</text:p>
          </table:table-cell>
          <table:table-cell table:formula="of:=(1-ROUND([.B129])/[.B129])^2" office:value-type="float" office:value="0.0000317091628350897" calcext:value-type="float">
            <text:p>3.17091628350897E-005</text:p>
          </table:table-cell>
          <table:table-cell table:formula="of:=(1-ROUND([.C129])/[.C129])^2" office:value-type="float" office:value="0.0000589704939947672" calcext:value-type="float">
            <text:p>5.89704939947672E-005</text:p>
          </table:table-cell>
          <table:table-cell table:formula="of:=(1-ROUND([.A129])/[.A129])^2" office:value-type="float" office:value="0.000244140625" calcext:value-type="float">
            <text:p>0.0002441406</text:p>
          </table:table-cell>
          <table:table-cell table:formula="of:=SUM([.D129:.F129])" office:value-type="float" office:value="0.000334820281829857" calcext:value-type="float">
            <text:p>0.0003348203</text:p>
          </table:table-cell>
          <table:table-cell table:number-columns-repeated="4"/>
        </table:table-row>
        <table:table-row table:style-name="ro1">
          <table:table-cell office:value-type="float" office:value="12.9" calcext:value-type="float">
            <text:p>12.9</text:p>
          </table:table-cell>
          <table:table-cell table:formula="of:=SQRT(2)*[.A130]" office:value-type="float" office:value="18.2433549546129" calcext:value-type="float">
            <text:p>18.2433549546</text:p>
          </table:table-cell>
          <table:table-cell table:formula="of:=SQRT(3)*[.A130]" office:value-type="float" office:value="22.3434554176385" calcext:value-type="float">
            <text:p>22.3434554176</text:p>
          </table:table-cell>
          <table:table-cell table:formula="of:=(1-ROUND([.B130])/[.B130])^2" office:value-type="float" office:value="0.000177938927752723" calcext:value-type="float">
            <text:p>0.0001779389</text:p>
          </table:table-cell>
          <table:table-cell table:formula="of:=(1-ROUND([.C130])/[.C130])^2" office:value-type="float" office:value="0.00023628712999068" calcext:value-type="float">
            <text:p>0.0002362871</text:p>
          </table:table-cell>
          <table:table-cell table:formula="of:=(1-ROUND([.A130])/[.A130])^2" office:value-type="float" office:value="0.000060092542515474" calcext:value-type="float">
            <text:p>6.0092542515474E-005</text:p>
          </table:table-cell>
          <table:table-cell table:formula="of:=SUM([.D130:.F130])" office:value-type="float" office:value="0.000474318600258877" calcext:value-type="float">
            <text:p>0.000474318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QRT(2)*[.A131]" office:value-type="float" office:value="18.3847763108502" calcext:value-type="float">
            <text:p>18.3847763109</text:p>
          </table:table-cell>
          <table:table-cell table:formula="of:=SQRT(3)*[.A131]" office:value-type="float" office:value="22.5166604983954" calcext:value-type="float">
            <text:p>22.5166604984</text:p>
          </table:table-cell>
          <table:table-cell table:formula="of:=(1-ROUND([.B131])/[.B131])^2" office:value-type="float" office:value="0.000438026063288518" calcext:value-type="float">
            <text:p>0.0004380261</text:p>
          </table:table-cell>
          <table:table-cell table:formula="of:=(1-ROUND([.C131])/[.C131])^2" office:value-type="float" office:value="0.000460783183059919" calcext:value-type="float">
            <text:p>0.0004607832</text:p>
          </table:table-cell>
          <table:table-cell table:formula="of:=(1-ROUND([.A131])/[.A131])^2" office:value-type="float" office:value="0" calcext:value-type="float">
            <text:p>0</text:p>
          </table:table-cell>
          <table:table-cell table:formula="of:=SUM([.D131:.F131])" office:value-type="float" office:value="0.000898809246348437" calcext:value-type="float">
            <text:p>0.0008988092</text:p>
          </table:table-cell>
          <table:table-cell table:number-columns-repeated="4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QRT(2)*[.A132]" office:value-type="float" office:value="18.5261976670875" calcext:value-type="float">
            <text:p>18.5261976671</text:p>
          </table:table-cell>
          <table:table-cell table:formula="of:=SQRT(3)*[.A132]" office:value-type="float" office:value="22.6898655791523" calcext:value-type="float">
            <text:p>22.6898655792</text:p>
          </table:table-cell>
          <table:table-cell table:formula="of:=(1-ROUND([.B132])/[.B132])^2" office:value-type="float" office:value="0.000654066344249413" calcext:value-type="float">
            <text:p>0.0006540663</text:p>
          </table:table-cell>
          <table:table-cell table:formula="of:=(1-ROUND([.C132])/[.C132])^2" office:value-type="float" office:value="0.000186825474417855" calcext:value-type="float">
            <text:p>0.0001868255</text:p>
          </table:table-cell>
          <table:table-cell table:formula="of:=(1-ROUND([.A132])/[.A132])^2" office:value-type="float" office:value="0.000058271662490531" calcext:value-type="float">
            <text:p>5.8271662490531E-005</text:p>
          </table:table-cell>
          <table:table-cell table:formula="of:=SUM([.D132:.F132])" office:value-type="float" office:value="0.000899163481157799" calcext:value-type="float">
            <text:p>0.0008991635</text:p>
          </table:table-cell>
          <table:table-cell table:number-columns-repeated="4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QRT(2)*[.A133]" office:value-type="float" office:value="18.6676190233249" calcext:value-type="float">
            <text:p>18.6676190233</text:p>
          </table:table-cell>
          <table:table-cell table:formula="of:=SQRT(3)*[.A133]" office:value-type="float" office:value="22.8630706599092" calcext:value-type="float">
            <text:p>22.8630706599</text:p>
          </table:table-cell>
          <table:table-cell table:formula="of:=(1-ROUND([.B133])/[.B133])^2" office:value-type="float" office:value="0.000317025693455932" calcext:value-type="float">
            <text:p>0.0003170257</text:p>
          </table:table-cell>
          <table:table-cell table:formula="of:=(1-ROUND([.C133])/[.C133])^2" office:value-type="float" office:value="0.0000358693835661673" calcext:value-type="float">
            <text:p>3.58693835661673E-005</text:p>
          </table:table-cell>
          <table:table-cell table:formula="of:=(1-ROUND([.A133])/[.A133])^2" office:value-type="float" office:value="0.000229568411386596" calcext:value-type="float">
            <text:p>0.0002295684</text:p>
          </table:table-cell>
          <table:table-cell table:formula="of:=SUM([.D133:.F133])" office:value-type="float" office:value="0.000582463488408695" calcext:value-type="float">
            <text:p>0.0005824635</text:p>
          </table:table-cell>
          <table:table-cell table:number-columns-repeated="4"/>
        </table:table-row>
        <table:table-row table:style-name="ro1">
          <table:table-cell office:value-type="float" office:value="13.3" calcext:value-type="float">
            <text:p>13.3</text:p>
          </table:table-cell>
          <table:table-cell table:formula="of:=SQRT(2)*[.A134]" office:value-type="float" office:value="18.8090403795622" calcext:value-type="float">
            <text:p>18.8090403796</text:p>
          </table:table-cell>
          <table:table-cell table:formula="of:=SQRT(3)*[.A134]" office:value-type="float" office:value="23.0362757406661" calcext:value-type="float">
            <text:p>23.0362757407</text:p>
          </table:table-cell>
          <table:table-cell table:formula="of:=(1-ROUND([.B134])/[.B134])^2" office:value-type="float" office:value="0.000103074160884621" calcext:value-type="float">
            <text:p>0.0001030742</text:p>
          </table:table-cell>
          <table:table-cell table:formula="of:=(1-ROUND([.C134])/[.C134])^2" office:value-type="float" office:value="0.00000247975080722804" calcext:value-type="float">
            <text:p>2.47975080722804E-006</text:p>
          </table:table-cell>
          <table:table-cell table:formula="of:=(1-ROUND([.A134])/[.A134])^2" office:value-type="float" office:value="0.000508790773927302" calcext:value-type="float">
            <text:p>0.0005087908</text:p>
          </table:table-cell>
          <table:table-cell table:formula="of:=SUM([.D134:.F134])" office:value-type="float" office:value="0.000614344685619151" calcext:value-type="float">
            <text:p>0.0006143447</text:p>
          </table:table-cell>
          <table:table-cell table:number-columns-repeated="4"/>
        </table:table-row>
        <table:table-row table:style-name="ro1">
          <table:table-cell office:value-type="float" office:value="13.4" calcext:value-type="float">
            <text:p>13.4</text:p>
          </table:table-cell>
          <table:table-cell table:formula="of:=SQRT(2)*[.A135]" office:value-type="float" office:value="18.9504617357995" calcext:value-type="float">
            <text:p>18.9504617358</text:p>
          </table:table-cell>
          <table:table-cell table:formula="of:=SQRT(3)*[.A135]" office:value-type="float" office:value="23.209480821423" calcext:value-type="float">
            <text:p>23.2094808214</text:p>
          </table:table-cell>
          <table:table-cell table:formula="of:=(1-ROUND([.B135])/[.B135])^2" office:value-type="float" office:value="0.00000683348078636993" calcext:value-type="float">
            <text:p>6.83348078636993E-006</text:p>
          </table:table-cell>
          <table:table-cell table:formula="of:=(1-ROUND([.C135])/[.C135])^2" office:value-type="float" office:value="0.0000814624907997993" calcext:value-type="float">
            <text:p>8.14624907997993E-005</text:p>
          </table:table-cell>
          <table:table-cell table:formula="of:=(1-ROUND([.A135])/[.A135])^2" office:value-type="float" office:value="0.000891067052795721" calcext:value-type="float">
            <text:p>0.0008910671</text:p>
          </table:table-cell>
          <table:table-cell table:formula="of:=SUM([.D135:.F135])" office:value-type="float" office:value="0.000979363024381891" calcext:value-type="float">
            <text:p>0.000979363</text:p>
          </table:table-cell>
          <table:table-cell table:number-columns-repeated="4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SQRT(2)*[.A136]" office:value-type="float" office:value="19.0918830920368" calcext:value-type="float">
            <text:p>19.091883092</text:p>
          </table:table-cell>
          <table:table-cell table:formula="of:=SQRT(3)*[.A136]" office:value-type="float" office:value="23.3826859021798" calcext:value-type="float">
            <text:p>23.3826859022</text:p>
          </table:table-cell>
          <table:table-cell table:formula="of:=(1-ROUND([.B136])/[.B136])^2" office:value-type="float" office:value="0.0000231618727084778" calcext:value-type="float">
            <text:p>2.31618727084778E-005</text:p>
          </table:table-cell>
          <table:table-cell table:formula="of:=(1-ROUND([.C136])/[.C136])^2" office:value-type="float" office:value="0.000267852765847643" calcext:value-type="float">
            <text:p>0.0002678528</text:p>
          </table:table-cell>
          <table:table-cell table:formula="of:=(1-ROUND([.A136])/[.A136])^2" office:value-type="float" office:value="0.00137174211248285" calcext:value-type="float">
            <text:p>0.0013717421</text:p>
          </table:table-cell>
          <table:table-cell table:formula="of:=SUM([.D136:.F136])" office:value-type="float" office:value="0.00166275675103897" calcext:value-type="float">
            <text:p>0.0016627568</text:p>
          </table:table-cell>
          <table:table-cell table:number-columns-repeated="4"/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SQRT(2)*[.A137]" office:value-type="float" office:value="19.2333044482741" calcext:value-type="float">
            <text:p>19.2333044483</text:p>
          </table:table-cell>
          <table:table-cell table:formula="of:=SQRT(3)*[.A137]" office:value-type="float" office:value="23.5558909829367" calcext:value-type="float">
            <text:p>23.5558909829</text:p>
          </table:table-cell>
          <table:table-cell table:formula="of:=(1-ROUND([.B137])/[.B137])^2" office:value-type="float" office:value="0.000147142532397488" calcext:value-type="float">
            <text:p>0.0001471425</text:p>
          </table:table-cell>
          <table:table-cell table:formula="of:=(1-ROUND([.C137])/[.C137])^2" office:value-type="float" office:value="0.000355451303050936" calcext:value-type="float">
            <text:p>0.0003554513</text:p>
          </table:table-cell>
          <table:table-cell table:formula="of:=(1-ROUND([.A137])/[.A137])^2" office:value-type="float" office:value="0.000865051903114194" calcext:value-type="float">
            <text:p>0.0008650519</text:p>
          </table:table-cell>
          <table:table-cell table:formula="of:=SUM([.D137:.F137])" office:value-type="float" office:value="0.00136764573856262" calcext:value-type="float">
            <text:p>0.0013676457</text:p>
          </table:table-cell>
          <table:table-cell table:number-columns-repeated="4"/>
        </table:table-row>
        <table:table-row table:style-name="ro1">
          <table:table-cell office:value-type="float" office:value="13.7" calcext:value-type="float">
            <text:p>13.7</text:p>
          </table:table-cell>
          <table:table-cell table:formula="of:=SQRT(2)*[.A138]" office:value-type="float" office:value="19.3747258045114" calcext:value-type="float">
            <text:p>19.3747258045</text:p>
          </table:table-cell>
          <table:table-cell table:formula="of:=SQRT(3)*[.A138]" office:value-type="float" office:value="23.7290960636936" calcext:value-type="float">
            <text:p>23.7290960637</text:p>
          </table:table-cell>
          <table:table-cell table:formula="of:=(1-ROUND([.B138])/[.B138])^2" office:value-type="float" office:value="0.000374072749125475" calcext:value-type="float">
            <text:p>0.0003740727</text:p>
          </table:table-cell>
          <table:table-cell table:formula="of:=(1-ROUND([.C138])/[.C138])^2" office:value-type="float" office:value="0.000130337156492609" calcext:value-type="float">
            <text:p>0.0001303372</text:p>
          </table:table-cell>
          <table:table-cell table:formula="of:=(1-ROUND([.A138])/[.A138])^2" office:value-type="float" office:value="0.000479514092386376" calcext:value-type="float">
            <text:p>0.0004795141</text:p>
          </table:table-cell>
          <table:table-cell table:formula="of:=SUM([.D138:.F138])" office:value-type="float" office:value="0.00098392399800446" calcext:value-type="float">
            <text:p>0.000983924</text:p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table:formula="of:=SQRT(2)*[.A139]" office:value-type="float" office:value="19.5161471607487" calcext:value-type="float">
            <text:p>19.5161471607</text:p>
          </table:table-cell>
          <table:table-cell table:formula="of:=SQRT(3)*[.A139]" office:value-type="float" office:value="23.9023011444505" calcext:value-type="float">
            <text:p>23.9023011445</text:p>
          </table:table-cell>
          <table:table-cell table:formula="of:=(1-ROUND([.B139])/[.B139])^2" office:value-type="float" office:value="0.000614664907717737" calcext:value-type="float">
            <text:p>0.0006146649</text:p>
          </table:table-cell>
          <table:table-cell table:formula="of:=(1-ROUND([.C139])/[.C139])^2" office:value-type="float" office:value="0.0000167070404951345" calcext:value-type="float">
            <text:p>0.000016707</text:p>
          </table:table-cell>
          <table:table-cell table:formula="of:=(1-ROUND([.A139])/[.A139])^2" office:value-type="float" office:value="0.000210039907582436" calcext:value-type="float">
            <text:p>0.0002100399</text:p>
          </table:table-cell>
          <table:table-cell table:formula="of:=SUM([.D139:.F139])" office:value-type="float" office:value="0.000841411855795308" calcext:value-type="float">
            <text:p>0.0008414119</text:p>
          </table:table-cell>
          <table:table-cell table:number-columns-repeated="4"/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SQRT(2)*[.A140]" office:value-type="float" office:value="19.657568516986" calcext:value-type="float">
            <text:p>19.657568517</text:p>
          </table:table-cell>
          <table:table-cell table:formula="of:=SQRT(3)*[.A140]" office:value-type="float" office:value="24.0755062252074" calcext:value-type="float">
            <text:p>24.0755062252</text:p>
          </table:table-cell>
          <table:table-cell table:formula="of:=(1-ROUND([.B140])/[.B140])^2" office:value-type="float" office:value="0.000303450443970689" calcext:value-type="float">
            <text:p>0.0003034504</text:p>
          </table:table-cell>
          <table:table-cell table:formula="of:=(1-ROUND([.C140])/[.C140])^2" office:value-type="float" office:value="0.00000983591264266851" calcext:value-type="float">
            <text:p>9.83591264266851E-006</text:p>
          </table:table-cell>
          <table:table-cell table:formula="of:=(1-ROUND([.A140])/[.A140])^2" office:value-type="float" office:value="0.0000517571554267371" calcext:value-type="float">
            <text:p>5.17571554267371E-005</text:p>
          </table:table-cell>
          <table:table-cell table:formula="of:=SUM([.D140:.F140])" office:value-type="float" office:value="0.000365043512040095" calcext:value-type="float">
            <text:p>0.000365043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QRT(2)*[.A141]" office:value-type="float" office:value="19.7989898732233" calcext:value-type="float">
            <text:p>19.7989898732</text:p>
          </table:table-cell>
          <table:table-cell table:formula="of:=SQRT(3)*[.A141]" office:value-type="float" office:value="24.2487113059643" calcext:value-type="float">
            <text:p>24.248711306</text:p>
          </table:table-cell>
          <table:table-cell table:formula="of:=(1-ROUND([.B141])/[.B141])^2" office:value-type="float" office:value="0.000103074160884626" calcext:value-type="float">
            <text:p>0.0001030742</text:p>
          </table:table-cell>
          <table:table-cell table:formula="of:=(1-ROUND([.C141])/[.C141])^2" office:value-type="float" office:value="0.000105199513119828" calcext:value-type="float">
            <text:p>0.0001051995</text:p>
          </table:table-cell>
          <table:table-cell table:formula="of:=(1-ROUND([.A141])/[.A141])^2" office:value-type="float" office:value="0" calcext:value-type="float">
            <text:p>0</text:p>
          </table:table-cell>
          <table:table-cell table:formula="of:=SUM([.D141:.F141])" office:value-type="float" office:value="0.000208273674004454" calcext:value-type="float">
            <text:p>0.0002082737</text:p>
          </table:table-cell>
          <table:table-cell table:number-columns-repeated="4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QRT(2)*[.A142]" office:value-type="float" office:value="19.9404112294606" calcext:value-type="float">
            <text:p>19.9404112295</text:p>
          </table:table-cell>
          <table:table-cell table:formula="of:=SQRT(3)*[.A142]" office:value-type="float" office:value="24.4219163867212" calcext:value-type="float">
            <text:p>24.4219163867</text:p>
          </table:table-cell>
          <table:table-cell table:formula="of:=(1-ROUND([.B142])/[.B142])^2" office:value-type="float" office:value="0.00000893018855790115" calcext:value-type="float">
            <text:p>8.93018855790115E-006</text:p>
          </table:table-cell>
          <table:table-cell table:formula="of:=(1-ROUND([.C142])/[.C142])^2" office:value-type="float" office:value="0.000298464928631771" calcext:value-type="float">
            <text:p>0.0002984649</text:p>
          </table:table-cell>
          <table:table-cell table:formula="of:=(1-ROUND([.A142])/[.A142])^2" office:value-type="float" office:value="0.0000502992807202858" calcext:value-type="float">
            <text:p>5.02992807202858E-005</text:p>
          </table:table-cell>
          <table:table-cell table:formula="of:=SUM([.D142:.F142])" office:value-type="float" office:value="0.000357694397909958" calcext:value-type="float">
            <text:p>0.0003576944</text:p>
          </table:table-cell>
          <table:table-cell table:number-columns-repeated="4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SQRT(2)*[.A143]" office:value-type="float" office:value="20.081832585698" calcext:value-type="float">
            <text:p>20.0818325857</text:p>
          </table:table-cell>
          <table:table-cell table:formula="of:=SQRT(3)*[.A143]" office:value-type="float" office:value="24.5951214674781" calcext:value-type="float">
            <text:p>24.5951214675</text:p>
          </table:table-cell>
          <table:table-cell table:formula="of:=(1-ROUND([.B143])/[.B143])^2" office:value-type="float" office:value="0.0000166052670155045" calcext:value-type="float">
            <text:p>1.66052670155045E-005</text:p>
          </table:table-cell>
          <table:table-cell table:formula="of:=(1-ROUND([.C143])/[.C143])^2" office:value-type="float" office:value="0.000270988934234481" calcext:value-type="float">
            <text:p>0.0002709889</text:p>
          </table:table-cell>
          <table:table-cell table:formula="of:=(1-ROUND([.A143])/[.A143])^2" office:value-type="float" office:value="0.000198373338623292" calcext:value-type="float">
            <text:p>0.0001983733</text:p>
          </table:table-cell>
          <table:table-cell table:formula="of:=SUM([.D143:.F143])" office:value-type="float" office:value="0.000485967539873277" calcext:value-type="float">
            <text:p>0.0004859675</text:p>
          </table:table-cell>
          <table:table-cell table:number-columns-repeated="4"/>
        </table:table-row>
        <table:table-row table:style-name="ro1">
          <table:table-cell office:value-type="float" office:value="14.3" calcext:value-type="float">
            <text:p>14.3</text:p>
          </table:table-cell>
          <table:table-cell table:formula="of:=SQRT(2)*[.A144]" office:value-type="float" office:value="20.2232539419353" calcext:value-type="float">
            <text:p>20.2232539419</text:p>
          </table:table-cell>
          <table:table-cell table:formula="of:=SQRT(3)*[.A144]" office:value-type="float" office:value="24.7683265482349" calcext:value-type="float">
            <text:p>24.7683265482</text:p>
          </table:table-cell>
          <table:table-cell table:formula="of:=(1-ROUND([.B144])/[.B144])^2" office:value-type="float" office:value="0.000121869828817139" calcext:value-type="float">
            <text:p>0.0001218698</text:p>
          </table:table-cell>
          <table:table-cell table:formula="of:=(1-ROUND([.C144])/[.C144])^2" office:value-type="float" office:value="0.0000874901596699673" calcext:value-type="float">
            <text:p>8.74901596699673E-005</text:p>
          </table:table-cell>
          <table:table-cell table:formula="of:=(1-ROUND([.A144])/[.A144])^2" office:value-type="float" office:value="0.000440119321238205" calcext:value-type="float">
            <text:p>0.0004401193</text:p>
          </table:table-cell>
          <table:table-cell table:formula="of:=SUM([.D144:.F144])" office:value-type="float" office:value="0.000649479309725311" calcext:value-type="float">
            <text:p>0.0006494793</text:p>
          </table:table-cell>
          <table:table-cell table:number-columns-repeated="4"/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SQRT(2)*[.A145]" office:value-type="float" office:value="20.3646752981726" calcext:value-type="float">
            <text:p>20.3646752982</text:p>
          </table:table-cell>
          <table:table-cell table:formula="of:=SQRT(3)*[.A145]" office:value-type="float" office:value="24.9415316289918" calcext:value-type="float">
            <text:p>24.941531629</text:p>
          </table:table-cell>
          <table:table-cell table:formula="of:=(1-ROUND([.B145])/[.B145])^2" office:value-type="float" office:value="0.00032066954354083" calcext:value-type="float">
            <text:p>0.0003206695</text:p>
          </table:table-cell>
          <table:table-cell table:formula="of:=(1-ROUND([.C145])/[.C145])^2" office:value-type="float" office:value="0.00000549535495169227" calcext:value-type="float">
            <text:p>5.49535495169227E-006</text:p>
          </table:table-cell>
          <table:table-cell table:formula="of:=(1-ROUND([.A145])/[.A145])^2" office:value-type="float" office:value="0.000771604938271606" calcext:value-type="float">
            <text:p>0.0007716049</text:p>
          </table:table-cell>
          <table:table-cell table:formula="of:=SUM([.D145:.F145])" office:value-type="float" office:value="0.00109776983676413" calcext:value-type="float">
            <text:p>0.0010977698</text:p>
          </table:table-cell>
          <table:table-cell table:number-columns-repeated="4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QRT(2)*[.A146]" office:value-type="float" office:value="20.5060966544099" calcext:value-type="float">
            <text:p>20.5060966544</text:p>
          </table:table-cell>
          <table:table-cell table:formula="of:=SQRT(3)*[.A146]" office:value-type="float" office:value="25.1147367097487" calcext:value-type="float">
            <text:p>25.1147367097</text:p>
          </table:table-cell>
          <table:table-cell table:formula="of:=(1-ROUND([.B146])/[.B146])^2" office:value-type="float" office:value="0.000580120130285638" calcext:value-type="float">
            <text:p>0.0005801201</text:p>
          </table:table-cell>
          <table:table-cell table:formula="of:=(1-ROUND([.C146])/[.C146])^2" office:value-type="float" office:value="0.0000208712050161899" calcext:value-type="float">
            <text:p>2.08712050161899E-005</text:p>
          </table:table-cell>
          <table:table-cell table:formula="of:=(1-ROUND([.A146])/[.A146])^2" office:value-type="float" office:value="0.00118906064209275" calcext:value-type="float">
            <text:p>0.0011890606</text:p>
          </table:table-cell>
          <table:table-cell table:formula="of:=SUM([.D146:.F146])" office:value-type="float" office:value="0.00179005197739458" calcext:value-type="float">
            <text:p>0.001790052</text:p>
          </table:table-cell>
          <table:table-cell table:number-columns-repeated="4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QRT(2)*[.A147]" office:value-type="float" office:value="20.6475180106472" calcext:value-type="float">
            <text:p>20.6475180106</text:p>
          </table:table-cell>
          <table:table-cell table:formula="of:=SQRT(3)*[.A147]" office:value-type="float" office:value="25.2879417905056" calcext:value-type="float">
            <text:p>25.2879417905</text:p>
          </table:table-cell>
          <table:table-cell table:formula="of:=(1-ROUND([.B147])/[.B147])^2" office:value-type="float" office:value="0.000291432615917891" calcext:value-type="float">
            <text:p>0.0002914326</text:p>
          </table:table-cell>
          <table:table-cell table:formula="of:=(1-ROUND([.C147])/[.C147])^2" office:value-type="float" office:value="0.000129652959779156" calcext:value-type="float">
            <text:p>0.000129653</text:p>
          </table:table-cell>
          <table:table-cell table:formula="of:=(1-ROUND([.A147])/[.A147])^2" office:value-type="float" office:value="0.000750609870519803" calcext:value-type="float">
            <text:p>0.0007506099</text:p>
          </table:table-cell>
          <table:table-cell table:formula="of:=SUM([.D147:.F147])" office:value-type="float" office:value="0.00117169544621685" calcext:value-type="float">
            <text:p>0.0011716954</text:p>
          </table:table-cell>
          <table:table-cell table:number-columns-repeated="4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QRT(2)*[.A148]" office:value-type="float" office:value="20.7889393668845" calcext:value-type="float">
            <text:p>20.7889393669</text:p>
          </table:table-cell>
          <table:table-cell table:formula="of:=SQRT(3)*[.A148]" office:value-type="float" office:value="25.4611468712625" calcext:value-type="float">
            <text:p>25.4611468713</text:p>
          </table:table-cell>
          <table:table-cell table:formula="of:=(1-ROUND([.B148])/[.B148])^2" office:value-type="float" office:value="0.000103074160884621" calcext:value-type="float">
            <text:p>0.0001030742</text:p>
          </table:table-cell>
          <table:table-cell table:formula="of:=(1-ROUND([.C148])/[.C148])^2" office:value-type="float" office:value="0.000328036831683078" calcext:value-type="float">
            <text:p>0.0003280368</text:p>
          </table:table-cell>
          <table:table-cell table:formula="of:=(1-ROUND([.A148])/[.A148])^2" office:value-type="float" office:value="0.000416493127863391" calcext:value-type="float">
            <text:p>0.0004164931</text:p>
          </table:table-cell>
          <table:table-cell table:formula="of:=SUM([.D148:.F148])" office:value-type="float" office:value="0.00084760412043109" calcext:value-type="float">
            <text:p>0.0008476041</text:p>
          </table:table-cell>
          <table:table-cell table:number-columns-repeated="4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QRT(2)*[.A149]" office:value-type="float" office:value="20.9303607231218" calcext:value-type="float">
            <text:p>20.9303607231</text:p>
          </table:table-cell>
          <table:table-cell table:formula="of:=SQRT(3)*[.A149]" office:value-type="float" office:value="25.6343519520194" calcext:value-type="float">
            <text:p>25.634351952</text:p>
          </table:table-cell>
          <table:table-cell table:formula="of:=(1-ROUND([.B149])/[.B149])^2" office:value-type="float" office:value="0.0000110701901116641" calcext:value-type="float">
            <text:p>1.10701901116641E-005</text:p>
          </table:table-cell>
          <table:table-cell table:formula="of:=(1-ROUND([.C149])/[.C149])^2" office:value-type="float" office:value="0.000203461308424698" calcext:value-type="float">
            <text:p>0.0002034613</text:p>
          </table:table-cell>
          <table:table-cell table:formula="of:=(1-ROUND([.A149])/[.A149])^2" office:value-type="float" office:value="0.000182615047479909" calcext:value-type="float">
            <text:p>0.000182615</text:p>
          </table:table-cell>
          <table:table-cell table:formula="of:=SUM([.D149:.F149])" office:value-type="float" office:value="0.000397146546016271" calcext:value-type="float">
            <text:p>0.0003971465</text:p>
          </table:table-cell>
          <table:table-cell table:number-columns-repeated="4"/>
        </table:table-row>
        <table:table-row table:style-name="ro1">
          <table:table-cell office:value-type="float" office:value="14.9" calcext:value-type="float">
            <text:p>14.9</text:p>
          </table:table-cell>
          <table:table-cell table:formula="of:=SQRT(2)*[.A150]" office:value-type="float" office:value="21.0717820793591" calcext:value-type="float">
            <text:p>21.0717820794</text:p>
          </table:table-cell>
          <table:table-cell table:formula="of:=SQRT(3)*[.A150]" office:value-type="float" office:value="25.8075570327763" calcext:value-type="float">
            <text:p>25.8075570328</text:p>
          </table:table-cell>
          <table:table-cell table:formula="of:=(1-ROUND([.B150])/[.B150])^2" office:value-type="float" office:value="0.0000116045829402251" calcext:value-type="float">
            <text:p>1.16045829402251E-005</text:p>
          </table:table-cell>
          <table:table-cell table:formula="of:=(1-ROUND([.C150])/[.C150])^2" office:value-type="float" office:value="0.0000556045457920414" calcext:value-type="float">
            <text:p>5.56045457920414E-005</text:p>
          </table:table-cell>
          <table:table-cell table:formula="of:=(1-ROUND([.A150])/[.A150])^2" office:value-type="float" office:value="0.0000450430160803551" calcext:value-type="float">
            <text:p>0.000045043</text:p>
          </table:table-cell>
          <table:table-cell table:formula="of:=SUM([.D150:.F150])" office:value-type="float" office:value="0.000112252144812622" calcext:value-type="float">
            <text:p>0.000112252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2)*[.A151]" office:value-type="float" office:value="21.2132034355964" calcext:value-type="float">
            <text:p>21.2132034356</text:p>
          </table:table-cell>
          <table:table-cell table:formula="of:=SQRT(3)*[.A151]" office:value-type="float" office:value="25.9807621135332" calcext:value-type="float">
            <text:p>25.9807621135</text:p>
          </table:table-cell>
          <table:table-cell table:formula="of:=(1-ROUND([.B151])/[.B151])^2" office:value-type="float" office:value="0.000101012677666933" calcext:value-type="float">
            <text:p>0.0001010127</text:p>
          </table:table-cell>
          <table:table-cell table:formula="of:=(1-ROUND([.C151])/[.C151])^2" office:value-type="float" office:value="0.000000548290778831338" calcext:value-type="float">
            <text:p>5.48290778831338E-007</text:p>
          </table:table-cell>
          <table:table-cell table:formula="of:=(1-ROUND([.A151])/[.A151])^2" office:value-type="float" office:value="0" calcext:value-type="float">
            <text:p>0</text:p>
          </table:table-cell>
          <table:table-cell table:formula="of:=SUM([.D151:.F151])" office:value-type="float" office:value="0.000101560968445764" calcext:value-type="float">
            <text:p>0.000101561</text:p>
          </table:table-cell>
          <table:table-cell table:number-columns-repeated="4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QRT(2)*[.A152]" office:value-type="float" office:value="21.3546247918337" calcext:value-type="float">
            <text:p>21.3546247918</text:p>
          </table:table-cell>
          <table:table-cell table:formula="of:=SQRT(3)*[.A152]" office:value-type="float" office:value="26.15396719429" calcext:value-type="float">
            <text:p>26.1539671943</text:p>
          </table:table-cell>
          <table:table-cell table:formula="of:=(1-ROUND([.B152])/[.B152])^2" office:value-type="float" office:value="0.000275774621690103" calcext:value-type="float">
            <text:p>0.0002757746</text:p>
          </table:table-cell>
          <table:table-cell table:formula="of:=(1-ROUND([.C152])/[.C152])^2" office:value-type="float" office:value="0.0000346562240216772" calcext:value-type="float">
            <text:p>3.46562240216772E-005</text:p>
          </table:table-cell>
          <table:table-cell table:formula="of:=(1-ROUND([.A152])/[.A152])^2" office:value-type="float" office:value="0.0000438577255383526" calcext:value-type="float">
            <text:p>4.38577255383526E-005</text:p>
          </table:table-cell>
          <table:table-cell table:formula="of:=SUM([.D152:.F152])" office:value-type="float" office:value="0.000354288571250133" calcext:value-type="float">
            <text:p>0.0003542886</text:p>
          </table:table-cell>
          <table:table-cell table:number-columns-repeated="4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QRT(2)*[.A153]" office:value-type="float" office:value="21.496046148071" calcext:value-type="float">
            <text:p>21.4960461481</text:p>
          </table:table-cell>
          <table:table-cell table:formula="of:=SQRT(3)*[.A153]" office:value-type="float" office:value="26.3271722750469" calcext:value-type="float">
            <text:p>26.327172275</text:p>
          </table:table-cell>
          <table:table-cell table:formula="of:=(1-ROUND([.B153])/[.B153])^2" office:value-type="float" office:value="0.000532509048251654" calcext:value-type="float">
            <text:p>0.000532509</text:p>
          </table:table-cell>
          <table:table-cell table:formula="of:=(1-ROUND([.C153])/[.C153])^2" office:value-type="float" office:value="0.000154434582120537" calcext:value-type="float">
            <text:p>0.0001544346</text:p>
          </table:table-cell>
          <table:table-cell table:formula="of:=(1-ROUND([.A153])/[.A153])^2" office:value-type="float" office:value="0.000173130193905818" calcext:value-type="float">
            <text:p>0.0001731302</text:p>
          </table:table-cell>
          <table:table-cell table:formula="of:=SUM([.D153:.F153])" office:value-type="float" office:value="0.000860073824278009" calcext:value-type="float">
            <text:p>0.0008600738</text:p>
          </table:table-cell>
          <table:table-cell table:number-columns-repeated="4"/>
        </table:table-row>
        <table:table-row table:style-name="ro1">
          <table:table-cell office:value-type="float" office:value="15.3" calcext:value-type="float">
            <text:p>15.3</text:p>
          </table:table-cell>
          <table:table-cell table:formula="of:=SQRT(2)*[.A154]" office:value-type="float" office:value="21.6374675043084" calcext:value-type="float">
            <text:p>21.6374675043</text:p>
          </table:table-cell>
          <table:table-cell table:formula="of:=SQRT(3)*[.A154]" office:value-type="float" office:value="26.5003773558038" calcext:value-type="float">
            <text:p>26.5003773558</text:p>
          </table:table-cell>
          <table:table-cell table:formula="of:=(1-ROUND([.B154])/[.B154])^2" office:value-type="float" office:value="0.000280724957137025" calcext:value-type="float">
            <text:p>0.000280725</text:p>
          </table:table-cell>
          <table:table-cell table:formula="of:=(1-ROUND([.C154])/[.C154])^2" office:value-type="float" office:value="0.000355451303050936" calcext:value-type="float">
            <text:p>0.0003554513</text:p>
          </table:table-cell>
          <table:table-cell table:formula="of:=(1-ROUND([.A154])/[.A154])^2" office:value-type="float" office:value="0.000384467512495196" calcext:value-type="float">
            <text:p>0.0003844675</text:p>
          </table:table-cell>
          <table:table-cell table:formula="of:=SUM([.D154:.F154])" office:value-type="float" office:value="0.00102064377268316" calcext:value-type="float">
            <text:p>0.0010206438</text:p>
          </table:table-cell>
          <table:table-cell table:number-columns-repeated="4"/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SQRT(2)*[.A155]" office:value-type="float" office:value="21.7788888605457" calcext:value-type="float">
            <text:p>21.7788888605</text:p>
          </table:table-cell>
          <table:table-cell table:formula="of:=SQRT(3)*[.A155]" office:value-type="float" office:value="26.6735824365607" calcext:value-type="float">
            <text:p>26.6735824366</text:p>
          </table:table-cell>
          <table:table-cell table:formula="of:=(1-ROUND([.B155])/[.B155])^2" office:value-type="float" office:value="0.000103074160884621" calcext:value-type="float">
            <text:p>0.0001030742</text:p>
          </table:table-cell>
          <table:table-cell table:formula="of:=(1-ROUND([.C155])/[.C155])^2" office:value-type="float" office:value="0.00014975603772649" calcext:value-type="float">
            <text:p>0.000149756</text:p>
          </table:table-cell>
          <table:table-cell table:formula="of:=(1-ROUND([.A155])/[.A155])^2" office:value-type="float" office:value="0.000674650025299376" calcext:value-type="float">
            <text:p>0.00067465</text:p>
          </table:table-cell>
          <table:table-cell table:formula="of:=SUM([.D155:.F155])" office:value-type="float" office:value="0.000927480223910487" calcext:value-type="float">
            <text:p>0.0009274802</text:p>
          </table:table-cell>
          <table:table-cell table:number-columns-repeated="4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QRT(2)*[.A156]" office:value-type="float" office:value="21.920310216783" calcext:value-type="float">
            <text:p>21.9203102168</text:p>
          </table:table-cell>
          <table:table-cell table:formula="of:=SQRT(3)*[.A156]" office:value-type="float" office:value="26.8467875173176" calcext:value-type="float">
            <text:p>26.8467875173</text:p>
          </table:table-cell>
          <table:table-cell table:formula="of:=(1-ROUND([.B156])/[.B156])^2" office:value-type="float" office:value="0.00001321636118455" calcext:value-type="float">
            <text:p>1.321636118455E-005</text:p>
          </table:table-cell>
          <table:table-cell table:formula="of:=(1-ROUND([.C156])/[.C156])^2" office:value-type="float" office:value="0.0000325689418657028" calcext:value-type="float">
            <text:p>3.25689418657028E-005</text:p>
          </table:table-cell>
          <table:table-cell table:formula="of:=(1-ROUND([.A156])/[.A156])^2" office:value-type="float" office:value="0.00104058272632674" calcext:value-type="float">
            <text:p>0.0010405827</text:p>
          </table:table-cell>
          <table:table-cell table:formula="of:=SUM([.D156:.F156])" office:value-type="float" office:value="0.00108636802937699" calcext:value-type="float">
            <text:p>0.001086368</text:p>
          </table:table-cell>
          <table:table-cell table:number-columns-repeated="4"/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SQRT(2)*[.A157]" office:value-type="float" office:value="22.0617315730203" calcext:value-type="float">
            <text:p>22.061731573</text:p>
          </table:table-cell>
          <table:table-cell table:formula="of:=SQRT(3)*[.A157]" office:value-type="float" office:value="27.0199925980745" calcext:value-type="float">
            <text:p>27.0199925981</text:p>
          </table:table-cell>
          <table:table-cell table:formula="of:=(1-ROUND([.B157])/[.B157])^2" office:value-type="float" office:value="0.00000782952643729198" calcext:value-type="float">
            <text:p>7.82952643729198E-006</text:p>
          </table:table-cell>
          <table:table-cell table:formula="of:=(1-ROUND([.C157])/[.C157])^2" office:value-type="float" office:value="0.000000547479697797293" calcext:value-type="float">
            <text:p>5.47479697797293E-007</text:p>
          </table:table-cell>
          <table:table-cell table:formula="of:=(1-ROUND([.A157])/[.A157])^2" office:value-type="float" office:value="0.000657462195923741" calcext:value-type="float">
            <text:p>0.0006574622</text:p>
          </table:table-cell>
          <table:table-cell table:formula="of:=SUM([.D157:.F157])" office:value-type="float" office:value="0.00066583920205883" calcext:value-type="float">
            <text:p>0.0006658392</text:p>
          </table:table-cell>
          <table:table-cell table:number-columns-repeated="4"/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SQRT(2)*[.A158]" office:value-type="float" office:value="22.2031529292576" calcext:value-type="float">
            <text:p>22.2031529293</text:p>
          </table:table-cell>
          <table:table-cell table:formula="of:=SQRT(3)*[.A158]" office:value-type="float" office:value="27.1931976788314" calcext:value-type="float">
            <text:p>27.1931976788</text:p>
          </table:table-cell>
          <table:table-cell table:formula="of:=(1-ROUND([.B158])/[.B158])^2" office:value-type="float" office:value="0.0000837176207268871" calcext:value-type="float">
            <text:p>8.37176207268871E-005</text:p>
          </table:table-cell>
          <table:table-cell table:formula="of:=(1-ROUND([.C158])/[.C158])^2" office:value-type="float" office:value="0.0000504758044353804" calcext:value-type="float">
            <text:p>5.04758044353804E-005</text:p>
          </table:table-cell>
          <table:table-cell table:formula="of:=(1-ROUND([.A158])/[.A158])^2" office:value-type="float" office:value="0.000365126374295103" calcext:value-type="float">
            <text:p>0.0003651264</text:p>
          </table:table-cell>
          <table:table-cell table:formula="of:=SUM([.D158:.F158])" office:value-type="float" office:value="0.000499319799457371" calcext:value-type="float">
            <text:p>0.0004993198</text:p>
          </table:table-cell>
          <table:table-cell table:number-columns-repeated="4"/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SQRT(2)*[.A159]" office:value-type="float" office:value="22.3445742854949" calcext:value-type="float">
            <text:p>22.3445742855</text:p>
          </table:table-cell>
          <table:table-cell table:formula="of:=SQRT(3)*[.A159]" office:value-type="float" office:value="27.3664027595883" calcext:value-type="float">
            <text:p>27.3664027596</text:p>
          </table:table-cell>
          <table:table-cell table:formula="of:=(1-ROUND([.B159])/[.B159])^2" office:value-type="float" office:value="0.000237805316103836" calcext:value-type="float">
            <text:p>0.0002378053</text:p>
          </table:table-cell>
          <table:table-cell table:formula="of:=(1-ROUND([.C159])/[.C159])^2" office:value-type="float" office:value="0.000179259443243462" calcext:value-type="float">
            <text:p>0.0001792594</text:p>
          </table:table-cell>
          <table:table-cell table:formula="of:=(1-ROUND([.A159])/[.A159])^2" office:value-type="float" office:value="0.000160230732254442" calcext:value-type="float">
            <text:p>0.0001602307</text:p>
          </table:table-cell>
          <table:table-cell table:formula="of:=SUM([.D159:.F159])" office:value-type="float" office:value="0.00057729549160174" calcext:value-type="float">
            <text:p>0.0005772955</text:p>
          </table:table-cell>
          <table:table-cell table:number-columns-repeated="4"/>
        </table:table-row>
        <table:table-row table:style-name="ro1">
          <table:table-cell office:value-type="float" office:value="15.9" calcext:value-type="float">
            <text:p>15.9</text:p>
          </table:table-cell>
          <table:table-cell table:formula="of:=SQRT(2)*[.A160]" office:value-type="float" office:value="22.4859956417322" calcext:value-type="float">
            <text:p>22.4859956417</text:p>
          </table:table-cell>
          <table:table-cell table:formula="of:=SQRT(3)*[.A160]" office:value-type="float" office:value="27.5396078403451" calcext:value-type="float">
            <text:p>27.5396078403</text:p>
          </table:table-cell>
          <table:table-cell table:formula="of:=(1-ROUND([.B160])/[.B160])^2" office:value-type="float" office:value="0.000467132953171762" calcext:value-type="float">
            <text:p>0.000467133</text:p>
          </table:table-cell>
          <table:table-cell table:formula="of:=(1-ROUND([.C160])/[.C160])^2" office:value-type="float" office:value="0.000279473307584958" calcext:value-type="float">
            <text:p>0.0002794733</text:p>
          </table:table-cell>
          <table:table-cell table:formula="of:=(1-ROUND([.A160])/[.A160])^2" office:value-type="float" office:value="0.0000395553973339662" calcext:value-type="float">
            <text:p>3.95553973339662E-005</text:p>
          </table:table-cell>
          <table:table-cell table:formula="of:=SUM([.D160:.F160])" office:value-type="float" office:value="0.000786161658090686" calcext:value-type="float">
            <text:p>0.00078616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QRT(2)*[.A161]" office:value-type="float" office:value="22.6274169979695" calcext:value-type="float">
            <text:p>22.627416998</text:p>
          </table:table-cell>
          <table:table-cell table:formula="of:=SQRT(3)*[.A161]" office:value-type="float" office:value="27.712812921102" calcext:value-type="float">
            <text:p>27.7128129211</text:p>
          </table:table-cell>
          <table:table-cell table:formula="of:=(1-ROUND([.B161])/[.B161])^2" office:value-type="float" office:value="0.000271129088675867" calcext:value-type="float">
            <text:p>0.0002711291</text:p>
          </table:table-cell>
          <table:table-cell table:formula="of:=(1-ROUND([.C161])/[.C161])^2" office:value-type="float" office:value="0.000107391169643159" calcext:value-type="float">
            <text:p>0.0001073912</text:p>
          </table:table-cell>
          <table:table-cell table:formula="of:=(1-ROUND([.A161])/[.A161])^2" office:value-type="float" office:value="0" calcext:value-type="float">
            <text:p>0</text:p>
          </table:table-cell>
          <table:table-cell table:formula="of:=SUM([.D161:.F161])" office:value-type="float" office:value="0.000378520258319026" calcext:value-type="float">
            <text:p>0.0003785203</text:p>
          </table:table-cell>
          <table:table-cell table:number-columns-repeated="4"/>
        </table:table-row>
        <table:table-row table:style-name="ro1">
          <table:table-cell office:value-type="float" office:value="16.1" calcext:value-type="float">
            <text:p>16.1</text:p>
          </table:table-cell>
          <table:table-cell table:formula="of:=SQRT(2)*[.A162]" office:value-type="float" office:value="22.7688383542068" calcext:value-type="float">
            <text:p>22.7688383542</text:p>
          </table:table-cell>
          <table:table-cell table:formula="of:=SQRT(3)*[.A162]" office:value-type="float" office:value="27.8860180018589" calcext:value-type="float">
            <text:p>27.8860180019</text:p>
          </table:table-cell>
          <table:table-cell table:formula="of:=(1-ROUND([.B162])/[.B162])^2" office:value-type="float" office:value="0.000103074160884621" calcext:value-type="float">
            <text:p>0.0001030742</text:p>
          </table:table-cell>
          <table:table-cell table:formula="of:=(1-ROUND([.C162])/[.C162])^2" office:value-type="float" office:value="0.0000167070404951345" calcext:value-type="float">
            <text:p>0.000016707</text:p>
          </table:table-cell>
          <table:table-cell table:formula="of:=(1-ROUND([.A162])/[.A162])^2" office:value-type="float" office:value="0.0000385787585355518" calcext:value-type="float">
            <text:p>3.85787585355518E-005</text:p>
          </table:table-cell>
          <table:table-cell table:formula="of:=SUM([.D162:.F162])" office:value-type="float" office:value="0.000158359959915307" calcext:value-type="float">
            <text:p>0.00015836</text:p>
          </table:table-cell>
          <table:table-cell table:number-columns-repeated="4"/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SQRT(2)*[.A163]" office:value-type="float" office:value="22.9102597104441" calcext:value-type="float">
            <text:p>22.9102597104</text:p>
          </table:table-cell>
          <table:table-cell table:formula="of:=SQRT(3)*[.A163]" office:value-type="float" office:value="28.0592230826158" calcext:value-type="float">
            <text:p>28.0592230826</text:p>
          </table:table-cell>
          <table:table-cell table:formula="of:=(1-ROUND([.B163])/[.B163])^2" office:value-type="float" office:value="0.0000153431633317495" calcext:value-type="float">
            <text:p>1.53431633317495E-005</text:p>
          </table:table-cell>
          <table:table-cell table:formula="of:=(1-ROUND([.C163])/[.C163])^2" office:value-type="float" office:value="0.00000445482588340139" calcext:value-type="float">
            <text:p>4.45482588340139E-006</text:p>
          </table:table-cell>
          <table:table-cell table:formula="of:=(1-ROUND([.A163])/[.A163])^2" office:value-type="float" office:value="0.000152415790275877" calcext:value-type="float">
            <text:p>0.0001524158</text:p>
          </table:table-cell>
          <table:table-cell table:formula="of:=SUM([.D163:.F163])" office:value-type="float" office:value="0.000172213779491028" calcext:value-type="float">
            <text:p>0.0001722138</text:p>
          </table:table-cell>
          <table:table-cell table:number-columns-repeated="4"/>
        </table:table-row>
        <table:table-row table:style-name="ro1">
          <table:table-cell office:value-type="float" office:value="16.3" calcext:value-type="float">
            <text:p>16.3</text:p>
          </table:table-cell>
          <table:table-cell table:formula="of:=SQRT(2)*[.A164]" office:value-type="float" office:value="23.0516810666815" calcext:value-type="float">
            <text:p>23.0516810667</text:p>
          </table:table-cell>
          <table:table-cell table:formula="of:=SQRT(3)*[.A164]" office:value-type="float" office:value="28.2324281633727" calcext:value-type="float">
            <text:p>28.2324281634</text:p>
          </table:table-cell>
          <table:table-cell table:formula="of:=(1-ROUND([.B164])/[.B164])^2" office:value-type="float" office:value="0.00000502640794409447" calcext:value-type="float">
            <text:p>5.02640794409447E-006</text:p>
          </table:table-cell>
          <table:table-cell table:formula="of:=(1-ROUND([.C164])/[.C164])^2" office:value-type="float" office:value="0.0000677767964279243" calcext:value-type="float">
            <text:p>6.77767964279243E-005</text:p>
          </table:table-cell>
          <table:table-cell table:formula="of:=(1-ROUND([.A164])/[.A164])^2" office:value-type="float" office:value="0.000338740637585156" calcext:value-type="float">
            <text:p>0.0003387406</text:p>
          </table:table-cell>
          <table:table-cell table:formula="of:=SUM([.D164:.F164])" office:value-type="float" office:value="0.000411543841957175" calcext:value-type="float">
            <text:p>0.0004115438</text:p>
          </table:table-cell>
          <table:table-cell table:number-columns-repeated="4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SQRT(2)*[.A165]" office:value-type="float" office:value="23.1931024229188" calcext:value-type="float">
            <text:p>23.1931024229</text:p>
          </table:table-cell>
          <table:table-cell table:formula="of:=SQRT(3)*[.A165]" office:value-type="float" office:value="28.4056332441296" calcext:value-type="float">
            <text:p>28.4056332441</text:p>
          </table:table-cell>
          <table:table-cell table:formula="of:=(1-ROUND([.B165])/[.B165])^2" office:value-type="float" office:value="0.0000693198723548053" calcext:value-type="float">
            <text:p>6.93198723548053E-005</text:p>
          </table:table-cell>
          <table:table-cell table:formula="of:=(1-ROUND([.C165])/[.C165])^2" office:value-type="float" office:value="0.000203919205759339" calcext:value-type="float">
            <text:p>0.0002039192</text:p>
          </table:table-cell>
          <table:table-cell table:formula="of:=(1-ROUND([.A165])/[.A165])^2" office:value-type="float" office:value="0.00059488399762047" calcext:value-type="float">
            <text:p>0.000594884</text:p>
          </table:table-cell>
          <table:table-cell table:formula="of:=SUM([.D165:.F165])" office:value-type="float" office:value="0.000868123075734615" calcext:value-type="float">
            <text:p>0.0008681231</text:p>
          </table:table-cell>
          <table:table-cell table:number-columns-repeated="4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SQRT(2)*[.A166]" office:value-type="float" office:value="23.3345237791561" calcext:value-type="float">
            <text:p>23.3345237792</text:p>
          </table:table-cell>
          <table:table-cell table:formula="of:=SQRT(3)*[.A166]" office:value-type="float" office:value="28.5788383248865" calcext:value-type="float">
            <text:p>28.5788383249</text:p>
          </table:table-cell>
          <table:table-cell table:formula="of:=(1-ROUND([.B166])/[.B166])^2" office:value-type="float" office:value="0.00020552095283905" calcext:value-type="float">
            <text:p>0.000205521</text:p>
          </table:table-cell>
          <table:table-cell table:formula="of:=(1-ROUND([.C166])/[.C166])^2" office:value-type="float" office:value="0.000217174357617911" calcext:value-type="float">
            <text:p>0.0002171744</text:p>
          </table:table-cell>
          <table:table-cell table:formula="of:=(1-ROUND([.A166])/[.A166])^2" office:value-type="float" office:value="0.000918273645546358" calcext:value-type="float">
            <text:p>0.0009182736</text:p>
          </table:table-cell>
          <table:table-cell table:formula="of:=SUM([.D166:.F166])" office:value-type="float" office:value="0.00134096895600332" calcext:value-type="float">
            <text:p>0.001340969</text:p>
          </table:table-cell>
          <table:table-cell table:number-columns-repeated="4"/>
        </table:table-row>
        <table:table-row table:style-name="ro1">
          <table:table-cell office:value-type="float" office:value="16.6" calcext:value-type="float">
            <text:p>16.6</text:p>
          </table:table-cell>
          <table:table-cell table:formula="of:=SQRT(2)*[.A167]" office:value-type="float" office:value="23.4759451353934" calcext:value-type="float">
            <text:p>23.4759451354</text:p>
          </table:table-cell>
          <table:table-cell table:formula="of:=SQRT(3)*[.A167]" office:value-type="float" office:value="28.7520434056434" calcext:value-type="float">
            <text:p>28.7520434056</text:p>
          </table:table-cell>
          <table:table-cell table:formula="of:=(1-ROUND([.B167])/[.B167])^2" office:value-type="float" office:value="0.000411024408304225" calcext:value-type="float">
            <text:p>0.0004110244</text:p>
          </table:table-cell>
          <table:table-cell table:formula="of:=(1-ROUND([.C167])/[.C167])^2" office:value-type="float" office:value="0.0000743727593324402" calcext:value-type="float">
            <text:p>7.43727593324402E-005</text:p>
          </table:table-cell>
          <table:table-cell table:formula="of:=(1-ROUND([.A167])/[.A167])^2" office:value-type="float" office:value="0.000580635796196829" calcext:value-type="float">
            <text:p>0.0005806358</text:p>
          </table:table-cell>
          <table:table-cell table:formula="of:=SUM([.D167:.F167])" office:value-type="float" office:value="0.00106603296383349" calcext:value-type="float">
            <text:p>0.001066033</text:p>
          </table:table-cell>
          <table:table-cell table:number-columns-repeated="4"/>
        </table:table-row>
        <table:table-row table:style-name="ro1">
          <table:table-cell office:value-type="float" office:value="16.7" calcext:value-type="float">
            <text:p>16.7</text:p>
          </table:table-cell>
          <table:table-cell table:formula="of:=SQRT(2)*[.A168]" office:value-type="float" office:value="23.6173664916307" calcext:value-type="float">
            <text:p>23.6173664916</text:p>
          </table:table-cell>
          <table:table-cell table:formula="of:=SQRT(3)*[.A168]" office:value-type="float" office:value="28.9252484864003" calcext:value-type="float">
            <text:p>28.9252484864</text:p>
          </table:table-cell>
          <table:table-cell table:formula="of:=(1-ROUND([.B168])/[.B168])^2" office:value-type="float" office:value="0.000262484136625557" calcext:value-type="float">
            <text:p>0.0002624841</text:p>
          </table:table-cell>
          <table:table-cell table:formula="of:=(1-ROUND([.C168])/[.C168])^2" office:value-type="float" office:value="0.00000667860540649612" calcext:value-type="float">
            <text:p>6.67860540649612E-006</text:p>
          </table:table-cell>
          <table:table-cell table:formula="of:=(1-ROUND([.A168])/[.A168])^2" office:value-type="float" office:value="0.000322707877657851" calcext:value-type="float">
            <text:p>0.0003227079</text:p>
          </table:table-cell>
          <table:table-cell table:formula="of:=SUM([.D168:.F168])" office:value-type="float" office:value="0.000591870619689904" calcext:value-type="float">
            <text:p>0.0005918706</text:p>
          </table:table-cell>
          <table:table-cell table:number-columns-repeated="4"/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SQRT(2)*[.A169]" office:value-type="float" office:value="23.758787847868" calcext:value-type="float">
            <text:p>23.7587878479</text:p>
          </table:table-cell>
          <table:table-cell table:formula="of:=SQRT(3)*[.A169]" office:value-type="float" office:value="29.0984535671571" calcext:value-type="float">
            <text:p>29.0984535672</text:p>
          </table:table-cell>
          <table:table-cell table:formula="of:=(1-ROUND([.B169])/[.B169])^2" office:value-type="float" office:value="0.000103074160884621" calcext:value-type="float">
            <text:p>0.0001030742</text:p>
          </table:table-cell>
          <table:table-cell table:formula="of:=(1-ROUND([.C169])/[.C169])^2" office:value-type="float" office:value="0.0000114478279548905" calcext:value-type="float">
            <text:p>1.14478279548905E-005</text:p>
          </table:table-cell>
          <table:table-cell table:formula="of:=(1-ROUND([.A169])/[.A169])^2" office:value-type="float" office:value="0.000141723356009069" calcext:value-type="float">
            <text:p>0.0001417234</text:p>
          </table:table-cell>
          <table:table-cell table:formula="of:=SUM([.D169:.F169])" office:value-type="float" office:value="0.000256245344848581" calcext:value-type="float">
            <text:p>0.0002562453</text:p>
          </table:table-cell>
          <table:table-cell table:number-columns-repeated="4"/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SQRT(2)*[.A170]" office:value-type="float" office:value="23.9002092041053" calcext:value-type="float">
            <text:p>23.9002092041</text:p>
          </table:table-cell>
          <table:table-cell table:formula="of:=SQRT(3)*[.A170]" office:value-type="float" office:value="29.271658647914" calcext:value-type="float">
            <text:p>29.2716586479</text:p>
          </table:table-cell>
          <table:table-cell table:formula="of:=(1-ROUND([.B170])/[.B170])^2" office:value-type="float" office:value="0.0000174332182789389" calcext:value-type="float">
            <text:p>1.74332182789389E-005</text:p>
          </table:table-cell>
          <table:table-cell table:formula="of:=(1-ROUND([.C170])/[.C170])^2" office:value-type="float" office:value="0.0000861295951197759" calcext:value-type="float">
            <text:p>8.61295951197759E-005</text:p>
          </table:table-cell>
          <table:table-cell table:formula="of:=(1-ROUND([.A170])/[.A170])^2" office:value-type="float" office:value="0.0000350127796645753" calcext:value-type="float">
            <text:p>3.50127796645753E-005</text:p>
          </table:table-cell>
          <table:table-cell table:formula="of:=SUM([.D170:.F170])" office:value-type="float" office:value="0.00013857559306329" calcext:value-type="float">
            <text:p>0.000138575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QRT(2)*[.A171]" office:value-type="float" office:value="24.0416305603426" calcext:value-type="float">
            <text:p>24.0416305603</text:p>
          </table:table-cell>
          <table:table-cell table:formula="of:=SQRT(3)*[.A171]" office:value-type="float" office:value="29.4448637286709" calcext:value-type="float">
            <text:p>29.4448637287</text:p>
          </table:table-cell>
          <table:table-cell table:formula="of:=(1-ROUND([.B171])/[.B171])^2" office:value-type="float" office:value="0.00000299844905612579" calcext:value-type="float">
            <text:p>2.99844905612579E-006</text:p>
          </table:table-cell>
          <table:table-cell table:formula="of:=(1-ROUND([.C171])/[.C171])^2" office:value-type="float" office:value="0.000228262672534014" calcext:value-type="float">
            <text:p>0.0002282627</text:p>
          </table:table-cell>
          <table:table-cell table:formula="of:=(1-ROUND([.A171])/[.A171])^2" office:value-type="float" office:value="0" calcext:value-type="float">
            <text:p>0</text:p>
          </table:table-cell>
          <table:table-cell table:formula="of:=SUM([.D171:.F171])" office:value-type="float" office:value="0.00023126112159014" calcext:value-type="float">
            <text:p>0.0002312611</text:p>
          </table:table-cell>
          <table:table-cell table:number-columns-repeated="4"/>
        </table:table-row>
        <table:table-row table:style-name="ro1">
          <table:table-cell office:value-type="float" office:value="17.1" calcext:value-type="float">
            <text:p>17.1</text:p>
          </table:table-cell>
          <table:table-cell table:formula="of:=SQRT(2)*[.A172]" office:value-type="float" office:value="24.1830519165799" calcext:value-type="float">
            <text:p>24.1830519166</text:p>
          </table:table-cell>
          <table:table-cell table:formula="of:=SQRT(3)*[.A172]" office:value-type="float" office:value="29.6180688094278" calcext:value-type="float">
            <text:p>29.6180688094</text:p>
          </table:table-cell>
          <table:table-cell table:formula="of:=(1-ROUND([.B172])/[.B172])^2" office:value-type="float" office:value="0.0000572962692171696" calcext:value-type="float">
            <text:p>5.72962692171696E-005</text:p>
          </table:table-cell>
          <table:table-cell table:formula="of:=(1-ROUND([.C172])/[.C172])^2" office:value-type="float" office:value="0.000166286417851529" calcext:value-type="float">
            <text:p>0.0001662864</text:p>
          </table:table-cell>
          <table:table-cell table:formula="of:=(1-ROUND([.A172])/[.A172])^2" office:value-type="float" office:value="0.0000341985568209028" calcext:value-type="float">
            <text:p>3.41985568209028E-005</text:p>
          </table:table-cell>
          <table:table-cell table:formula="of:=SUM([.D172:.F172])" office:value-type="float" office:value="0.000257781243889602" calcext:value-type="float">
            <text:p>0.0002577812</text:p>
          </table:table-cell>
          <table:table-cell table:number-columns-repeated="4"/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SQRT(2)*[.A173]" office:value-type="float" office:value="24.3244732728172" calcext:value-type="float">
            <text:p>24.3244732728</text:p>
          </table:table-cell>
          <table:table-cell table:formula="of:=SQRT(3)*[.A173]" office:value-type="float" office:value="29.7912738901847" calcext:value-type="float">
            <text:p>29.7912738902</text:p>
          </table:table-cell>
          <table:table-cell table:formula="of:=(1-ROUND([.B173])/[.B173])^2" office:value-type="float" office:value="0.000177938927752723" calcext:value-type="float">
            <text:p>0.0001779389</text:p>
          </table:table-cell>
          <table:table-cell table:formula="of:=(1-ROUND([.C173])/[.C173])^2" office:value-type="float" office:value="0.0000490880080658812" calcext:value-type="float">
            <text:p>0.000049088</text:p>
          </table:table-cell>
          <table:table-cell table:formula="of:=(1-ROUND([.A173])/[.A173])^2" office:value-type="float" office:value="0.000135208220659819" calcext:value-type="float">
            <text:p>0.0001352082</text:p>
          </table:table-cell>
          <table:table-cell table:formula="of:=SUM([.D173:.F173])" office:value-type="float" office:value="0.000362235156478423" calcext:value-type="float">
            <text:p>0.0003622352</text:p>
          </table:table-cell>
          <table:table-cell table:number-columns-repeated="4"/>
        </table:table-row>
        <table:table-row table:style-name="ro1">
          <table:table-cell office:value-type="float" office:value="17.3" calcext:value-type="float">
            <text:p>17.3</text:p>
          </table:table-cell>
          <table:table-cell table:formula="of:=SQRT(2)*[.A174]" office:value-type="float" office:value="24.4658946290545" calcext:value-type="float">
            <text:p>24.4658946291</text:p>
          </table:table-cell>
          <table:table-cell table:formula="of:=SQRT(3)*[.A174]" office:value-type="float" office:value="29.9644789709416" calcext:value-type="float">
            <text:p>29.9644789709</text:p>
          </table:table-cell>
          <table:table-cell table:formula="of:=(1-ROUND([.B174])/[.B174])^2" office:value-type="float" office:value="0.000362621212506052" calcext:value-type="float">
            <text:p>0.0003626212</text:p>
          </table:table-cell>
          <table:table-cell table:formula="of:=(1-ROUND([.C174])/[.C174])^2" office:value-type="float" office:value="0.0000014052630173292" calcext:value-type="float">
            <text:p>1.4052630173292E-006</text:p>
          </table:table-cell>
          <table:table-cell table:formula="of:=(1-ROUND([.A174])/[.A174])^2" office:value-type="float" office:value="0.000300711684319558" calcext:value-type="float">
            <text:p>0.0003007117</text:p>
          </table:table-cell>
          <table:table-cell table:formula="of:=SUM([.D174:.F174])" office:value-type="float" office:value="0.000664738159842939" calcext:value-type="float">
            <text:p>0.0006647382</text:p>
          </table:table-cell>
          <table:table-cell table:number-columns-repeated="4"/>
        </table:table-row>
        <table:table-row table:style-name="ro1">
          <table:table-cell office:value-type="float" office:value="17.4" calcext:value-type="float">
            <text:p>17.4</text:p>
          </table:table-cell>
          <table:table-cell table:formula="of:=SQRT(2)*[.A175]" office:value-type="float" office:value="24.6073159852919" calcext:value-type="float">
            <text:p>24.6073159853</text:p>
          </table:table-cell>
          <table:table-cell table:formula="of:=SQRT(3)*[.A175]" office:value-type="float" office:value="30.1376840516985" calcext:value-type="float">
            <text:p>30.1376840517</text:p>
          </table:table-cell>
          <table:table-cell table:formula="of:=(1-ROUND([.B175])/[.B175])^2" office:value-type="float" office:value="0.000254658368686919" calcext:value-type="float">
            <text:p>0.0002546584</text:p>
          </table:table-cell>
          <table:table-cell table:formula="of:=(1-ROUND([.C175])/[.C175])^2" office:value-type="float" office:value="0.0000208712050161909" calcext:value-type="float">
            <text:p>2.08712050161909E-005</text:p>
          </table:table-cell>
          <table:table-cell table:formula="of:=(1-ROUND([.A175])/[.A175])^2" office:value-type="float" office:value="0.000528471396485669" calcext:value-type="float">
            <text:p>0.0005284714</text:p>
          </table:table-cell>
          <table:table-cell table:formula="of:=SUM([.D175:.F175])" office:value-type="float" office:value="0.000804000970188779" calcext:value-type="float">
            <text:p>0.000804001</text:p>
          </table:table-cell>
          <table:table-cell table:number-columns-repeated="4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SQRT(2)*[.A176]" office:value-type="float" office:value="24.7487373415292" calcext:value-type="float">
            <text:p>24.7487373415</text:p>
          </table:table-cell>
          <table:table-cell table:formula="of:=SQRT(3)*[.A176]" office:value-type="float" office:value="30.3108891324554" calcext:value-type="float">
            <text:p>30.3108891325</text:p>
          </table:table-cell>
          <table:table-cell table:formula="of:=(1-ROUND([.B176])/[.B176])^2" office:value-type="float" office:value="0.000103074160884617" calcext:value-type="float">
            <text:p>0.0001030742</text:p>
          </table:table-cell>
          <table:table-cell table:formula="of:=(1-ROUND([.C176])/[.C176])^2" office:value-type="float" office:value="0.000105199513119833" calcext:value-type="float">
            <text:p>0.0001051995</text:p>
          </table:table-cell>
          <table:table-cell table:formula="of:=(1-ROUND([.A176])/[.A176])^2" office:value-type="float" office:value="0.000816326530612239" calcext:value-type="float">
            <text:p>0.0008163265</text:p>
          </table:table-cell>
          <table:table-cell table:formula="of:=SUM([.D176:.F176])" office:value-type="float" office:value="0.00102460020461669" calcext:value-type="float">
            <text:p>0.0010246002</text:p>
          </table:table-cell>
          <table:table-cell table:number-columns-repeated="4"/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SQRT(2)*[.A177]" office:value-type="float" office:value="24.8901586977665" calcext:value-type="float">
            <text:p>24.8901586978</text:p>
          </table:table-cell>
          <table:table-cell table:formula="of:=SQRT(3)*[.A177]" office:value-type="float" office:value="30.4840942132122" calcext:value-type="float">
            <text:p>30.4840942132</text:p>
          </table:table-cell>
          <table:table-cell table:formula="of:=(1-ROUND([.B177])/[.B177])^2" office:value-type="float" office:value="0.0000194749349114744" calcext:value-type="float">
            <text:p>1.94749349114744E-005</text:p>
          </table:table-cell>
          <table:table-cell table:formula="of:=(1-ROUND([.C177])/[.C177])^2" office:value-type="float" office:value="0.000252181481647703" calcext:value-type="float">
            <text:p>0.0002521815</text:p>
          </table:table-cell>
          <table:table-cell table:formula="of:=(1-ROUND([.A177])/[.A177])^2" office:value-type="float" office:value="0.000516528925619834" calcext:value-type="float">
            <text:p>0.0005165289</text:p>
          </table:table-cell>
          <table:table-cell table:formula="of:=SUM([.D177:.F177])" office:value-type="float" office:value="0.000788185342179011" calcext:value-type="float">
            <text:p>0.0007881853</text:p>
          </table:table-cell>
          <table:table-cell table:number-columns-repeated="4"/>
        </table:table-row>
        <table:table-row table:style-name="ro1">
          <table:table-cell office:value-type="float" office:value="17.7" calcext:value-type="float">
            <text:p>17.7</text:p>
          </table:table-cell>
          <table:table-cell table:formula="of:=SQRT(2)*[.A178]" office:value-type="float" office:value="25.0315800540038" calcext:value-type="float">
            <text:p>25.031580054</text:p>
          </table:table-cell>
          <table:table-cell table:formula="of:=SQRT(3)*[.A178]" office:value-type="float" office:value="30.6572992939691" calcext:value-type="float">
            <text:p>30.657299294</text:p>
          </table:table-cell>
          <table:table-cell table:formula="of:=(1-ROUND([.B178])/[.B178])^2" office:value-type="float" office:value="0.00000159165599106628" calcext:value-type="float">
            <text:p>1.59165599106628E-006</text:p>
          </table:table-cell>
          <table:table-cell table:formula="of:=(1-ROUND([.C178])/[.C178])^2" office:value-type="float" office:value="0.000124957466366683" calcext:value-type="float">
            <text:p>0.0001249575</text:p>
          </table:table-cell>
          <table:table-cell table:formula="of:=(1-ROUND([.A178])/[.A178])^2" office:value-type="float" office:value="0.000287273771904616" calcext:value-type="float">
            <text:p>0.0002872738</text:p>
          </table:table-cell>
          <table:table-cell table:formula="of:=SUM([.D178:.F178])" office:value-type="float" office:value="0.000413822894262365" calcext:value-type="float">
            <text:p>0.0004138229</text:p>
          </table:table-cell>
          <table:table-cell table:number-columns-repeated="4"/>
        </table:table-row>
        <table:table-row table:style-name="ro1">
          <table:table-cell office:value-type="float" office:value="17.8" calcext:value-type="float">
            <text:p>17.8</text:p>
          </table:table-cell>
          <table:table-cell table:formula="of:=SQRT(2)*[.A179]" office:value-type="float" office:value="25.1730014102411" calcext:value-type="float">
            <text:p>25.1730014102</text:p>
          </table:table-cell>
          <table:table-cell table:formula="of:=SQRT(3)*[.A179]" office:value-type="float" office:value="30.830504374726" calcext:value-type="float">
            <text:p>30.8305043747</text:p>
          </table:table-cell>
          <table:table-cell table:formula="of:=(1-ROUND([.B179])/[.B179])^2" office:value-type="float" office:value="0.0000472312333439711" calcext:value-type="float">
            <text:p>4.72312333439711E-005</text:p>
          </table:table-cell>
          <table:table-cell table:formula="of:=(1-ROUND([.C179])/[.C179])^2" office:value-type="float" office:value="0.0000302242635473424" calcext:value-type="float">
            <text:p>3.02242635473424E-005</text:p>
          </table:table-cell>
          <table:table-cell table:formula="of:=(1-ROUND([.A179])/[.A179])^2" office:value-type="float" office:value="0.000126246686024492" calcext:value-type="float">
            <text:p>0.0001262467</text:p>
          </table:table-cell>
          <table:table-cell table:formula="of:=SUM([.D179:.F179])" office:value-type="float" office:value="0.000203702182915806" calcext:value-type="float">
            <text:p>0.0002037022</text:p>
          </table:table-cell>
          <table:table-cell table:number-columns-repeated="4"/>
        </table:table-row>
        <table:table-row table:style-name="ro1">
          <table:table-cell office:value-type="float" office:value="17.9" calcext:value-type="float">
            <text:p>17.9</text:p>
          </table:table-cell>
          <table:table-cell table:formula="of:=SQRT(2)*[.A180]" office:value-type="float" office:value="25.3144227664784" calcext:value-type="float">
            <text:p>25.3144227665</text:p>
          </table:table-cell>
          <table:table-cell table:formula="of:=SQRT(3)*[.A180]" office:value-type="float" office:value="31.0037094554829" calcext:value-type="float">
            <text:p>31.0037094555</text:p>
          </table:table-cell>
          <table:table-cell table:formula="of:=(1-ROUND([.B180])/[.B180])^2" office:value-type="float" office:value="0.000154273705689482" calcext:value-type="float">
            <text:p>0.0001542737</text:p>
          </table:table-cell>
          <table:table-cell table:formula="of:=(1-ROUND([.C180])/[.C180])^2" office:value-type="float" office:value="0.0000000143150546483639" calcext:value-type="float">
            <text:p>1.43150546483639E-008</text:p>
          </table:table-cell>
          <table:table-cell table:formula="of:=(1-ROUND([.A180])/[.A180])^2" office:value-type="float" office:value="0.0000312100121719028" calcext:value-type="float">
            <text:p>0.00003121</text:p>
          </table:table-cell>
          <table:table-cell table:formula="of:=SUM([.D180:.F180])" office:value-type="float" office:value="0.000185498032916033" calcext:value-type="float">
            <text:p>0.00018549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QRT(2)*[.A181]" office:value-type="float" office:value="25.4558441227157" calcext:value-type="float">
            <text:p>25.4558441227</text:p>
          </table:table-cell>
          <table:table-cell table:formula="of:=SQRT(3)*[.A181]" office:value-type="float" office:value="31.1769145362398" calcext:value-type="float">
            <text:p>31.1769145362</text:p>
          </table:table-cell>
          <table:table-cell table:formula="of:=(1-ROUND([.B181])/[.B181])^2" office:value-type="float" office:value="0.000320669543540838" calcext:value-type="float">
            <text:p>0.0003206695</text:p>
          </table:table-cell>
          <table:table-cell table:formula="of:=(1-ROUND([.C181])/[.C181])^2" office:value-type="float" office:value="0.0000322003633054956" calcext:value-type="float">
            <text:p>3.22003633054956E-005</text:p>
          </table:table-cell>
          <table:table-cell table:formula="of:=(1-ROUND([.A181])/[.A181])^2" office:value-type="float" office:value="0" calcext:value-type="float">
            <text:p>0</text:p>
          </table:table-cell>
          <table:table-cell table:formula="of:=SUM([.D181:.F181])" office:value-type="float" office:value="0.000352869906846334" calcext:value-type="float">
            <text:p>0.0003528699</text:p>
          </table:table-cell>
          <table:table-cell table:number-columns-repeated="4"/>
        </table:table-row>
        <table:table-row table:style-name="ro1">
          <table:table-cell office:value-type="float" office:value="18.1" calcext:value-type="float">
            <text:p>18.1</text:p>
          </table:table-cell>
          <table:table-cell table:formula="of:=SQRT(2)*[.A182]" office:value-type="float" office:value="25.597265478953" calcext:value-type="float">
            <text:p>25.597265479</text:p>
          </table:table-cell>
          <table:table-cell table:formula="of:=SQRT(3)*[.A182]" office:value-type="float" office:value="31.3501196169967" calcext:value-type="float">
            <text:p>31.350119617</text:p>
          </table:table-cell>
          <table:table-cell table:formula="of:=(1-ROUND([.B182])/[.B182])^2" office:value-type="float" office:value="0.000247542954187808" calcext:value-type="float">
            <text:p>0.000247543</text:p>
          </table:table-cell>
          <table:table-cell table:formula="of:=(1-ROUND([.C182])/[.C182])^2" office:value-type="float" office:value="0.000124725279250634" calcext:value-type="float">
            <text:p>0.0001247253</text:p>
          </table:table-cell>
          <table:table-cell table:formula="of:=(1-ROUND([.A182])/[.A182])^2" office:value-type="float" office:value="0.0000305240987759847" calcext:value-type="float">
            <text:p>3.05240987759847E-005</text:p>
          </table:table-cell>
          <table:table-cell table:formula="of:=SUM([.D182:.F182])" office:value-type="float" office:value="0.000402792332214426" calcext:value-type="float">
            <text:p>0.0004027923</text:p>
          </table:table-cell>
          <table:table-cell table:number-columns-repeated="4"/>
        </table:table-row>
        <table:table-row table:style-name="ro1">
          <table:table-cell office:value-type="float" office:value="18.2" calcext:value-type="float">
            <text:p>18.2</text:p>
          </table:table-cell>
          <table:table-cell table:formula="of:=SQRT(2)*[.A183]" office:value-type="float" office:value="25.7386868351903" calcext:value-type="float">
            <text:p>25.7386868352</text:p>
          </table:table-cell>
          <table:table-cell table:formula="of:=SQRT(3)*[.A183]" office:value-type="float" office:value="31.5233246977536" calcext:value-type="float">
            <text:p>31.5233246978</text:p>
          </table:table-cell>
          <table:table-cell table:formula="of:=(1-ROUND([.B183])/[.B183])^2" office:value-type="float" office:value="0.000103074160884621" calcext:value-type="float">
            <text:p>0.0001030742</text:p>
          </table:table-cell>
          <table:table-cell table:formula="of:=(1-ROUND([.C183])/[.C183])^2" office:value-type="float" office:value="0.000228655299049755" calcext:value-type="float">
            <text:p>0.0002286553</text:p>
          </table:table-cell>
          <table:table-cell table:formula="of:=(1-ROUND([.A183])/[.A183])^2" office:value-type="float" office:value="0.000120758362516608" calcext:value-type="float">
            <text:p>0.0001207584</text:p>
          </table:table-cell>
          <table:table-cell table:formula="of:=SUM([.D183:.F183])" office:value-type="float" office:value="0.000452487822450985" calcext:value-type="float">
            <text:p>0.0004524878</text:p>
          </table:table-cell>
          <table:table-cell table:number-columns-repeated="4"/>
        </table:table-row>
        <table:table-row table:style-name="ro1">
          <table:table-cell office:value-type="float" office:value="18.3" calcext:value-type="float">
            <text:p>18.3</text:p>
          </table:table-cell>
          <table:table-cell table:formula="of:=SQRT(2)*[.A184]" office:value-type="float" office:value="25.8801081914276" calcext:value-type="float">
            <text:p>25.8801081914</text:p>
          </table:table-cell>
          <table:table-cell table:formula="of:=SQRT(3)*[.A184]" office:value-type="float" office:value="31.6965297785105" calcext:value-type="float">
            <text:p>31.6965297785</text:p>
          </table:table-cell>
          <table:table-cell table:formula="of:=(1-ROUND([.B184])/[.B184])^2" office:value-type="float" office:value="0.0000214608464910138" calcext:value-type="float">
            <text:p>2.14608464910138E-005</text:p>
          </table:table-cell>
          <table:table-cell table:formula="of:=(1-ROUND([.C184])/[.C184])^2" office:value-type="float" office:value="0.0000916660946688109" calcext:value-type="float">
            <text:p>9.16660946688109E-005</text:p>
          </table:table-cell>
          <table:table-cell table:formula="of:=(1-ROUND([.A184])/[.A184])^2" office:value-type="float" office:value="0.000268744961031981" calcext:value-type="float">
            <text:p>0.000268745</text:p>
          </table:table-cell>
          <table:table-cell table:formula="of:=SUM([.D184:.F184])" office:value-type="float" office:value="0.000381871902191806" calcext:value-type="float">
            <text:p>0.0003818719</text:p>
          </table:table-cell>
          <table:table-cell table:number-columns-repeated="4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SQRT(2)*[.A185]" office:value-type="float" office:value="26.021529547665" calcext:value-type="float">
            <text:p>26.0215295477</text:p>
          </table:table-cell>
          <table:table-cell table:formula="of:=SQRT(3)*[.A185]" office:value-type="float" office:value="31.8697348592673" calcext:value-type="float">
            <text:p>31.8697348593</text:p>
          </table:table-cell>
          <table:table-cell table:formula="of:=(1-ROUND([.B185])/[.B185])^2" office:value-type="float" office:value="0.000000684548414841516" calcext:value-type="float">
            <text:p>6.84548414841516E-007</text:p>
          </table:table-cell>
          <table:table-cell table:formula="of:=(1-ROUND([.C185])/[.C185])^2" office:value-type="float" office:value="0.0000167070404951345" calcext:value-type="float">
            <text:p>0.000016707</text:p>
          </table:table-cell>
          <table:table-cell table:formula="of:=(1-ROUND([.A185])/[.A185])^2" office:value-type="float" office:value="0.000472589792060496" calcext:value-type="float">
            <text:p>0.0004725898</text:p>
          </table:table-cell>
          <table:table-cell table:formula="of:=SUM([.D185:.F185])" office:value-type="float" office:value="0.000489981380970472" calcext:value-type="float">
            <text:p>0.0004899814</text:p>
          </table:table-cell>
          <table:table-cell table:number-columns-repeated="4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SQRT(2)*[.A186]" office:value-type="float" office:value="26.1629509039023" calcext:value-type="float">
            <text:p>26.1629509039</text:p>
          </table:table-cell>
          <table:table-cell table:formula="of:=SQRT(3)*[.A186]" office:value-type="float" office:value="32.0429399400242" calcext:value-type="float">
            <text:p>32.04293994</text:p>
          </table:table-cell>
          <table:table-cell table:formula="of:=(1-ROUND([.B186])/[.B186])^2" office:value-type="float" office:value="0.0000387918145837322" calcext:value-type="float">
            <text:p>3.87918145837322E-005</text:p>
          </table:table-cell>
          <table:table-cell table:formula="of:=(1-ROUND([.C186])/[.C186])^2" office:value-type="float" office:value="0.0000017958007784609" calcext:value-type="float">
            <text:p>1.7958007784609E-006</text:p>
          </table:table-cell>
          <table:table-cell table:formula="of:=(1-ROUND([.A186])/[.A186])^2" office:value-type="float" office:value="0.000730460189919634" calcext:value-type="float">
            <text:p>0.0007304602</text:p>
          </table:table-cell>
          <table:table-cell table:formula="of:=SUM([.D186:.F186])" office:value-type="float" office:value="0.000771047805281827" calcext:value-type="float">
            <text:p>0.0007710478</text:p>
          </table:table-cell>
          <table:table-cell table:number-columns-repeated="4"/>
        </table:table-row>
        <table:table-row table:style-name="ro1">
          <table:table-cell office:value-type="float" office:value="18.6" calcext:value-type="float">
            <text:p>18.6</text:p>
          </table:table-cell>
          <table:table-cell table:formula="of:=SQRT(2)*[.A187]" office:value-type="float" office:value="26.3043722601396" calcext:value-type="float">
            <text:p>26.3043722601</text:p>
          </table:table-cell>
          <table:table-cell table:formula="of:=SQRT(3)*[.A187]" office:value-type="float" office:value="32.2161450207811" calcext:value-type="float">
            <text:p>32.2161450208</text:p>
          </table:table-cell>
          <table:table-cell table:formula="of:=(1-ROUND([.B187])/[.B187])^2" office:value-type="float" office:value="0.000133891884527795" calcext:value-type="float">
            <text:p>0.0001338919</text:p>
          </table:table-cell>
          <table:table-cell table:formula="of:=(1-ROUND([.C187])/[.C187])^2" office:value-type="float" office:value="0.0000450135564886796" calcext:value-type="float">
            <text:p>4.50135564886796E-005</text:p>
          </table:table-cell>
          <table:table-cell table:formula="of:=(1-ROUND([.A187])/[.A187])^2" office:value-type="float" office:value="0.000462481211700774" calcext:value-type="float">
            <text:p>0.0004624812</text:p>
          </table:table-cell>
          <table:table-cell table:formula="of:=SUM([.D187:.F187])" office:value-type="float" office:value="0.000641386652717249" calcext:value-type="float">
            <text:p>0.0006413867</text:p>
          </table:table-cell>
          <table:table-cell table:number-columns-repeated="4"/>
        </table:table-row>
        <table:table-row table:style-name="ro1">
          <table:table-cell office:value-type="float" office:value="18.7" calcext:value-type="float">
            <text:p>18.7</text:p>
          </table:table-cell>
          <table:table-cell table:formula="of:=SQRT(2)*[.A188]" office:value-type="float" office:value="26.4457936163769" calcext:value-type="float">
            <text:p>26.4457936164</text:p>
          </table:table-cell>
          <table:table-cell table:formula="of:=SQRT(3)*[.A188]" office:value-type="float" office:value="32.389350101538" calcext:value-type="float">
            <text:p>32.3893501015</text:p>
          </table:table-cell>
          <table:table-cell table:formula="of:=(1-ROUND([.B188])/[.B188])^2" office:value-type="float" office:value="0.000284154463099285" calcext:value-type="float">
            <text:p>0.0002841545</text:p>
          </table:table-cell>
          <table:table-cell table:formula="of:=(1-ROUND([.C188])/[.C188])^2" office:value-type="float" office:value="0.000144502751549141" calcext:value-type="float">
            <text:p>0.0001445028</text:p>
          </table:table-cell>
          <table:table-cell table:formula="of:=(1-ROUND([.A188])/[.A188])^2" office:value-type="float" office:value="0.00025737081414967" calcext:value-type="float">
            <text:p>0.0002573708</text:p>
          </table:table-cell>
          <table:table-cell table:formula="of:=SUM([.D188:.F188])" office:value-type="float" office:value="0.000686028028798096" calcext:value-type="float">
            <text:p>0.000686028</text:p>
          </table:table-cell>
          <table:table-cell table:number-columns-repeated="4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SQRT(2)*[.A189]" office:value-type="float" office:value="26.5872149726142" calcext:value-type="float">
            <text:p>26.5872149726</text:p>
          </table:table-cell>
          <table:table-cell table:formula="of:=SQRT(3)*[.A189]" office:value-type="float" office:value="32.5625551822949" calcext:value-type="float">
            <text:p>32.5625551823</text:p>
          </table:table-cell>
          <table:table-cell table:formula="of:=(1-ROUND([.B189])/[.B189])^2" office:value-type="float" office:value="0.000241047248237186" calcext:value-type="float">
            <text:p>0.0002410472</text:p>
          </table:table-cell>
          <table:table-cell table:formula="of:=(1-ROUND([.C189])/[.C189])^2" office:value-type="float" office:value="0.000180471903328293" calcext:value-type="float">
            <text:p>0.0001804719</text:p>
          </table:table-cell>
          <table:table-cell table:formula="of:=(1-ROUND([.A189])/[.A189])^2" office:value-type="float" office:value="0.000113173381620644" calcext:value-type="float">
            <text:p>0.0001131734</text:p>
          </table:table-cell>
          <table:table-cell table:formula="of:=SUM([.D189:.F189])" office:value-type="float" office:value="0.000534692533186123" calcext:value-type="float">
            <text:p>0.0005346925</text:p>
          </table:table-cell>
          <table:table-cell table:number-columns-repeated="4"/>
        </table:table-row>
        <table:table-row table:style-name="ro1">
          <table:table-cell office:value-type="float" office:value="18.9" calcext:value-type="float">
            <text:p>18.9</text:p>
          </table:table-cell>
          <table:table-cell table:formula="of:=SQRT(2)*[.A190]" office:value-type="float" office:value="26.7286363288515" calcext:value-type="float">
            <text:p>26.7286363289</text:p>
          </table:table-cell>
          <table:table-cell table:formula="of:=SQRT(3)*[.A190]" office:value-type="float" office:value="32.7357602630518" calcext:value-type="float">
            <text:p>32.7357602631</text:p>
          </table:table-cell>
          <table:table-cell table:formula="of:=(1-ROUND([.B190])/[.B190])^2" office:value-type="float" office:value="0.000103074160884621" calcext:value-type="float">
            <text:p>0.0001030742</text:p>
          </table:table-cell>
          <table:table-cell table:formula="of:=(1-ROUND([.C190])/[.C190])^2" office:value-type="float" office:value="0.0000651555467675092" calcext:value-type="float">
            <text:p>6.51555467675092E-005</text:p>
          </table:table-cell>
          <table:table-cell table:formula="of:=(1-ROUND([.A190])/[.A190])^2" office:value-type="float" office:value="0.0000279947369894442" calcext:value-type="float">
            <text:p>2.79947369894442E-005</text:p>
          </table:table-cell>
          <table:table-cell table:formula="of:=SUM([.D190:.F190])" office:value-type="float" office:value="0.000196224444641574" calcext:value-type="float">
            <text:p>0.000196224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QRT(2)*[.A191]" office:value-type="float" office:value="26.8700576850888" calcext:value-type="float">
            <text:p>26.8700576851</text:p>
          </table:table-cell>
          <table:table-cell table:formula="of:=SQRT(3)*[.A191]" office:value-type="float" office:value="32.9089653438087" calcext:value-type="float">
            <text:p>32.9089653438</text:p>
          </table:table-cell>
          <table:table-cell table:formula="of:=(1-ROUND([.B191])/[.B191])^2" office:value-type="float" office:value="0.0000233864338012153" calcext:value-type="float">
            <text:p>2.33864338012153E-005</text:p>
          </table:table-cell>
          <table:table-cell table:formula="of:=(1-ROUND([.C191])/[.C191])^2" office:value-type="float" office:value="0.00000765217786507132" calcext:value-type="float">
            <text:p>7.65217786507132E-006</text:p>
          </table:table-cell>
          <table:table-cell table:formula="of:=(1-ROUND([.A191])/[.A191])^2" office:value-type="float" office:value="0" calcext:value-type="float">
            <text:p>0</text:p>
          </table:table-cell>
          <table:table-cell table:formula="of:=SUM([.D191:.F191])" office:value-type="float" office:value="0.0000310386116662866" calcext:value-type="float">
            <text:p>3.10386116662866E-005</text:p>
          </table:table-cell>
          <table:table-cell table:number-columns-repeated="4"/>
        </table:table-row>
        <table:table-row table:style-name="ro1">
          <table:table-cell office:value-type="float" office:value="19.1" calcext:value-type="float">
            <text:p>19.1</text:p>
          </table:table-cell>
          <table:table-cell table:formula="of:=SQRT(2)*[.A192]" office:value-type="float" office:value="27.0114790413261" calcext:value-type="float">
            <text:p>27.0114790413</text:p>
          </table:table-cell>
          <table:table-cell table:formula="of:=SQRT(3)*[.A192]" office:value-type="float" office:value="33.0821704245656" calcext:value-type="float">
            <text:p>33.0821704246</text:p>
          </table:table-cell>
          <table:table-cell table:formula="of:=(1-ROUND([.B192])/[.B192])^2" office:value-type="float" office:value="0.000000180598653774214" calcext:value-type="float">
            <text:p>1.80598653774214E-007</text:p>
          </table:table-cell>
          <table:table-cell table:formula="of:=(1-ROUND([.C192])/[.C192])^2" office:value-type="float" office:value="0.0000061694020387632" calcext:value-type="float">
            <text:p>6.1694020387632E-006</text:p>
          </table:table-cell>
          <table:table-cell table:formula="of:=(1-ROUND([.A192])/[.A192])^2" office:value-type="float" office:value="0.0000274115292892197" calcext:value-type="float">
            <text:p>2.74115292892197E-005</text:p>
          </table:table-cell>
          <table:table-cell table:formula="of:=SUM([.D192:.F192])" office:value-type="float" office:value="0.0000337615299817571" calcext:value-type="float">
            <text:p>3.37615299817571E-005</text:p>
          </table:table-cell>
          <table:table-cell table:number-columns-repeated="4"/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SQRT(2)*[.A193]" office:value-type="float" office:value="27.1529003975634" calcext:value-type="float">
            <text:p>27.1529003976</text:p>
          </table:table-cell>
          <table:table-cell table:formula="of:=SQRT(3)*[.A193]" office:value-type="float" office:value="33.2553755053224" calcext:value-type="float">
            <text:p>33.2553755053</text:p>
          </table:table-cell>
          <table:table-cell table:formula="of:=(1-ROUND([.B193])/[.B193])^2" office:value-type="float" office:value="0.000031709162835091" calcext:value-type="float">
            <text:p>3.1709162835091E-005</text:p>
          </table:table-cell>
          <table:table-cell table:formula="of:=(1-ROUND([.C193])/[.C193])^2" office:value-type="float" office:value="0.0000589704939947689" calcext:value-type="float">
            <text:p>5.89704939947689E-005</text:p>
          </table:table-cell>
          <table:table-cell table:formula="of:=(1-ROUND([.A193])/[.A193])^2" office:value-type="float" office:value="0.000108506944444448" calcext:value-type="float">
            <text:p>0.0001085069</text:p>
          </table:table-cell>
          <table:table-cell table:formula="of:=SUM([.D193:.F193])" office:value-type="float" office:value="0.000199186601274308" calcext:value-type="float">
            <text:p>0.0001991866</text:p>
          </table:table-cell>
          <table:table-cell table:number-columns-repeated="4"/>
        </table:table-row>
        <table:table-row table:style-name="ro1">
          <table:table-cell office:value-type="float" office:value="19.3" calcext:value-type="float">
            <text:p>19.3</text:p>
          </table:table-cell>
          <table:table-cell table:formula="of:=SQRT(2)*[.A194]" office:value-type="float" office:value="27.2943217538007" calcext:value-type="float">
            <text:p>27.2943217538</text:p>
          </table:table-cell>
          <table:table-cell table:formula="of:=SQRT(3)*[.A194]" office:value-type="float" office:value="33.4285805860793" calcext:value-type="float">
            <text:p>33.4285805861</text:p>
          </table:table-cell>
          <table:table-cell table:formula="of:=(1-ROUND([.B194])/[.B194])^2" office:value-type="float" office:value="0.000116278685012139" calcext:value-type="float">
            <text:p>0.0001162787</text:p>
          </table:table-cell>
          <table:table-cell table:formula="of:=(1-ROUND([.C194])/[.C194])^2" office:value-type="float" office:value="0.000164372483166534" calcext:value-type="float">
            <text:p>0.0001643725</text:p>
          </table:table-cell>
          <table:table-cell table:formula="of:=(1-ROUND([.A194])/[.A194])^2" office:value-type="float" office:value="0.000241617224623485" calcext:value-type="float">
            <text:p>0.0002416172</text:p>
          </table:table-cell>
          <table:table-cell table:formula="of:=SUM([.D194:.F194])" office:value-type="float" office:value="0.000522268392802158" calcext:value-type="float">
            <text:p>0.0005222684</text:p>
          </table:table-cell>
          <table:table-cell table:number-columns-repeated="4"/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SQRT(2)*[.A195]" office:value-type="float" office:value="27.435743110038" calcext:value-type="float">
            <text:p>27.43574311</text:p>
          </table:table-cell>
          <table:table-cell table:formula="of:=SQRT(3)*[.A195]" office:value-type="float" office:value="33.6017856668362" calcext:value-type="float">
            <text:p>33.6017856668</text:p>
          </table:table-cell>
          <table:table-cell table:formula="of:=(1-ROUND([.B195])/[.B195])^2" office:value-type="float" office:value="0.00025224792478695" calcext:value-type="float">
            <text:p>0.0002522479</text:p>
          </table:table-cell>
          <table:table-cell table:formula="of:=(1-ROUND([.C195])/[.C195])^2" office:value-type="float" office:value="0.000140445898551983" calcext:value-type="float">
            <text:p>0.0001404459</text:p>
          </table:table-cell>
          <table:table-cell table:formula="of:=(1-ROUND([.A195])/[.A195])^2" office:value-type="float" office:value="0.000425124880433634" calcext:value-type="float">
            <text:p>0.0004251249</text:p>
          </table:table-cell>
          <table:table-cell table:formula="of:=SUM([.D195:.F195])" office:value-type="float" office:value="0.000817818703772566" calcext:value-type="float">
            <text:p>0.0008178187</text:p>
          </table:table-cell>
          <table:table-cell table:number-columns-repeated="4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SQRT(2)*[.A196]" office:value-type="float" office:value="27.5771644662754" calcext:value-type="float">
            <text:p>27.5771644663</text:p>
          </table:table-cell>
          <table:table-cell table:formula="of:=SQRT(3)*[.A196]" office:value-type="float" office:value="33.7749907475931" calcext:value-type="float">
            <text:p>33.7749907476</text:p>
          </table:table-cell>
          <table:table-cell table:formula="of:=(1-ROUND([.B196])/[.B196])^2" office:value-type="float" office:value="0.000235095185509797" calcext:value-type="float">
            <text:p>0.0002350952</text:p>
          </table:table-cell>
          <table:table-cell table:formula="of:=(1-ROUND([.C196])/[.C196])^2" office:value-type="float" office:value="0.0000443823481645484" calcext:value-type="float">
            <text:p>4.43823481645484E-005</text:p>
          </table:table-cell>
          <table:table-cell table:formula="of:=(1-ROUND([.A196])/[.A196])^2" office:value-type="float" office:value="0.00065746219592373" calcext:value-type="float">
            <text:p>0.0006574622</text:p>
          </table:table-cell>
          <table:table-cell table:formula="of:=SUM([.D196:.F196])" office:value-type="float" office:value="0.000936939729598075" calcext:value-type="float">
            <text:p>0.0009369397</text:p>
          </table:table-cell>
          <table:table-cell table:number-columns-repeated="4"/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SQRT(2)*[.A197]" office:value-type="float" office:value="27.7185858225127" calcext:value-type="float">
            <text:p>27.7185858225</text:p>
          </table:table-cell>
          <table:table-cell table:formula="of:=SQRT(3)*[.A197]" office:value-type="float" office:value="33.94819582835" calcext:value-type="float">
            <text:p>33.9481958284</text:p>
          </table:table-cell>
          <table:table-cell table:formula="of:=(1-ROUND([.B197])/[.B197])^2" office:value-type="float" office:value="0.000103074160884621" calcext:value-type="float">
            <text:p>0.0001030742</text:p>
          </table:table-cell>
          <table:table-cell table:formula="of:=(1-ROUND([.C197])/[.C197])^2" office:value-type="float" office:value="0.00000232860631016841" calcext:value-type="float">
            <text:p>2.32860631016841E-006</text:p>
          </table:table-cell>
          <table:table-cell table:formula="of:=(1-ROUND([.A197])/[.A197])^2" office:value-type="float" office:value="0.000416493127863391" calcext:value-type="float">
            <text:p>0.0004164931</text:p>
          </table:table-cell>
          <table:table-cell table:formula="of:=SUM([.D197:.F197])" office:value-type="float" office:value="0.000521895895058181" calcext:value-type="float">
            <text:p>0.0005218959</text:p>
          </table:table-cell>
          <table:table-cell table:number-columns-repeated="4"/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SQRT(2)*[.A198]" office:value-type="float" office:value="27.86000717875" calcext:value-type="float">
            <text:p>27.8600071788</text:p>
          </table:table-cell>
          <table:table-cell table:formula="of:=SQRT(3)*[.A198]" office:value-type="float" office:value="34.1214009091069" calcext:value-type="float">
            <text:p>34.1214009091</text:p>
          </table:table-cell>
          <table:table-cell table:formula="of:=(1-ROUND([.B198])/[.B198])^2" office:value-type="float" office:value="0.0000252492849616593" calcext:value-type="float">
            <text:p>2.52492849616593E-005</text:p>
          </table:table-cell>
          <table:table-cell table:formula="of:=(1-ROUND([.C198])/[.C198])^2" office:value-type="float" office:value="0.0000126587309919338" calcext:value-type="float">
            <text:p>1.26587309919338E-005</text:p>
          </table:table-cell>
          <table:table-cell table:formula="of:=(1-ROUND([.A198])/[.A198])^2" office:value-type="float" office:value="0.000231904970496532" calcext:value-type="float">
            <text:p>0.000231905</text:p>
          </table:table-cell>
          <table:table-cell table:formula="of:=SUM([.D198:.F198])" office:value-type="float" office:value="0.000269812986450125" calcext:value-type="float">
            <text:p>0.000269813</text:p>
          </table:table-cell>
          <table:table-cell table:number-columns-repeated="4"/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SQRT(2)*[.A199]" office:value-type="float" office:value="28.0014285349873" calcext:value-type="float">
            <text:p>28.001428535</text:p>
          </table:table-cell>
          <table:table-cell table:formula="of:=SQRT(3)*[.A199]" office:value-type="float" office:value="34.2946059898638" calcext:value-type="float">
            <text:p>34.2946059899</text:p>
          </table:table-cell>
          <table:table-cell table:formula="of:=(1-ROUND([.B199])/[.B199])^2" office:value-type="float" office:value="0.00000000260268366737425" calcext:value-type="float">
            <text:p>2.60268366737425E-009</text:p>
          </table:table-cell>
          <table:table-cell table:formula="of:=(1-ROUND([.C199])/[.C199])^2" office:value-type="float" office:value="0.0000737957770156236" calcext:value-type="float">
            <text:p>7.37957770156236E-005</text:p>
          </table:table-cell>
          <table:table-cell table:formula="of:=(1-ROUND([.A199])/[.A199])^2" office:value-type="float" office:value="0.000102030405060705" calcext:value-type="float">
            <text:p>0.0001020304</text:p>
          </table:table-cell>
          <table:table-cell table:formula="of:=SUM([.D199:.F199])" office:value-type="float" office:value="0.000175828784759996" calcext:value-type="float">
            <text:p>0.0001758288</text:p>
          </table:table-cell>
          <table:table-cell table:number-columns-repeated="4"/>
        </table:table-row>
        <table:table-row table:style-name="ro1">
          <table:table-cell office:value-type="float" office:value="19.9" calcext:value-type="float">
            <text:p>19.9</text:p>
          </table:table-cell>
          <table:table-cell table:formula="of:=SQRT(2)*[.A200]" office:value-type="float" office:value="28.1428498912246" calcext:value-type="float">
            <text:p>28.1428498912</text:p>
          </table:table-cell>
          <table:table-cell table:formula="of:=SQRT(3)*[.A200]" office:value-type="float" office:value="34.4678110706207" calcext:value-type="float">
            <text:p>34.4678110706</text:p>
          </table:table-cell>
          <table:table-cell table:formula="of:=(1-ROUND([.B200])/[.B200])^2" office:value-type="float" office:value="0.0000257646163264556" calcext:value-type="float">
            <text:p>2.57646163264556E-005</text:p>
          </table:table-cell>
          <table:table-cell table:formula="of:=(1-ROUND([.C200])/[.C200])^2" office:value-type="float" office:value="0.000184210161187217" calcext:value-type="float">
            <text:p>0.0001842102</text:p>
          </table:table-cell>
          <table:table-cell table:formula="of:=(1-ROUND([.A200])/[.A200])^2" office:value-type="float" office:value="0.0000252518875785956" calcext:value-type="float">
            <text:p>2.52518875785956E-005</text:p>
          </table:table-cell>
          <table:table-cell table:formula="of:=SUM([.D200:.F200])" office:value-type="float" office:value="0.000235226665092268" calcext:value-type="float">
            <text:p>0.000235226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2)*[.A201]" office:value-type="float" office:value="28.2842712474619" calcext:value-type="float">
            <text:p>28.2842712475</text:p>
          </table:table-cell>
          <table:table-cell table:formula="of:=SQRT(3)*[.A201]" office:value-type="float" office:value="34.6410161513775" calcext:value-type="float">
            <text:p>34.6410161514</text:p>
          </table:table-cell>
          <table:table-cell table:formula="of:=(1-ROUND([.B201])/[.B201])^2" office:value-type="float" office:value="0.000101012677666937" calcext:value-type="float">
            <text:p>0.0001010127</text:p>
          </table:table-cell>
          <table:table-cell table:formula="of:=(1-ROUND([.C201])/[.C201])^2" office:value-type="float" office:value="0.000107391169643154" calcext:value-type="float">
            <text:p>0.0001073912</text:p>
          </table:table-cell>
          <table:table-cell table:formula="of:=(1-ROUND([.A201])/[.A201])^2" office:value-type="float" office:value="0" calcext:value-type="float">
            <text:p>0</text:p>
          </table:table-cell>
          <table:table-cell table:formula="of:=SUM([.D201:.F201])" office:value-type="float" office:value="0.000208403847310091" calcext:value-type="float">
            <text:p>0.0002084038</text:p>
          </table:table-cell>
          <table:table-cell table:number-columns-repeated="4"/>
        </table:table-row>
        <table:table-row table:style-name="ro1">
          <table:table-cell office:value-type="float" office:value="20.1" calcext:value-type="float">
            <text:p>20.1</text:p>
          </table:table-cell>
          <table:table-cell table:formula="of:=SQRT(2)*[.A202]" office:value-type="float" office:value="28.4256926036992" calcext:value-type="float">
            <text:p>28.4256926037</text:p>
          </table:table-cell>
          <table:table-cell table:formula="of:=SQRT(3)*[.A202]" office:value-type="float" office:value="34.8142212321344" calcext:value-type="float">
            <text:p>34.8142212321</text:p>
          </table:table-cell>
          <table:table-cell table:formula="of:=(1-ROUND([.B202])/[.B202])^2" office:value-type="float" office:value="0.000224269439920071" calcext:value-type="float">
            <text:p>0.0002242694</text:p>
          </table:table-cell>
          <table:table-cell table:formula="of:=(1-ROUND([.C202])/[.C202])^2" office:value-type="float" office:value="0.0000284759870544844" calcext:value-type="float">
            <text:p>0.000028476</text:p>
          </table:table-cell>
          <table:table-cell table:formula="of:=(1-ROUND([.A202])/[.A202])^2" office:value-type="float" office:value="0.0000247518625776598" calcext:value-type="float">
            <text:p>2.47518625776598E-005</text:p>
          </table:table-cell>
          <table:table-cell table:formula="of:=SUM([.D202:.F202])" office:value-type="float" office:value="0.000277497289552216" calcext:value-type="float">
            <text:p>0.0002774973</text:p>
          </table:table-cell>
          <table:table-cell table:number-columns-repeated="4"/>
        </table:table-row>
        <table:table-row table:style-name="ro1">
          <table:table-cell office:value-type="float" office:value="20.2" calcext:value-type="float">
            <text:p>20.2</text:p>
          </table:table-cell>
          <table:table-cell table:formula="of:=SQRT(2)*[.A203]" office:value-type="float" office:value="28.5671139599365" calcext:value-type="float">
            <text:p>28.5671139599</text:p>
          </table:table-cell>
          <table:table-cell table:formula="of:=SQRT(3)*[.A203]" office:value-type="float" office:value="34.9874263128913" calcext:value-type="float">
            <text:p>34.9874263129</text:p>
          </table:table-cell>
          <table:table-cell table:formula="of:=(1-ROUND([.B203])/[.B203])^2" office:value-type="float" office:value="0.000229622492502984" calcext:value-type="float">
            <text:p>0.0002296225</text:p>
          </table:table-cell>
          <table:table-cell table:formula="of:=(1-ROUND([.C203])/[.C203])^2" office:value-type="float" office:value="0.000000129152050049833" calcext:value-type="float">
            <text:p>1.29152050049833E-007</text:p>
          </table:table-cell>
          <table:table-cell table:formula="of:=(1-ROUND([.A203])/[.A203])^2" office:value-type="float" office:value="0.0000980296049406945" calcext:value-type="float">
            <text:p>9.80296049406945E-005</text:p>
          </table:table-cell>
          <table:table-cell table:formula="of:=SUM([.D203:.F203])" office:value-type="float" office:value="0.000327781249493728" calcext:value-type="float">
            <text:p>0.0003277812</text:p>
          </table:table-cell>
          <table:table-cell table:number-columns-repeated="4"/>
        </table:table-row>
        <table:table-row table:style-name="ro1">
          <table:table-cell office:value-type="float" office:value="20.3" calcext:value-type="float">
            <text:p>20.3</text:p>
          </table:table-cell>
          <table:table-cell table:formula="of:=SQRT(2)*[.A204]" office:value-type="float" office:value="28.7085353161738" calcext:value-type="float">
            <text:p>28.7085353162</text:p>
          </table:table-cell>
          <table:table-cell table:formula="of:=SQRT(3)*[.A204]" office:value-type="float" office:value="35.1606313936482" calcext:value-type="float">
            <text:p>35.1606313936</text:p>
          </table:table-cell>
          <table:table-cell table:formula="of:=(1-ROUND([.B204])/[.B204])^2" office:value-type="float" office:value="0.000103074160884621" calcext:value-type="float">
            <text:p>0.0001030742</text:p>
          </table:table-cell>
          <table:table-cell table:formula="of:=(1-ROUND([.C204])/[.C204])^2" office:value-type="float" office:value="0.000020871205016193" calcext:value-type="float">
            <text:p>2.0871205016193E-005</text:p>
          </table:table-cell>
          <table:table-cell table:formula="of:=(1-ROUND([.A204])/[.A204])^2" office:value-type="float" office:value="0.000218398893445613" calcext:value-type="float">
            <text:p>0.0002183989</text:p>
          </table:table-cell>
          <table:table-cell table:formula="of:=SUM([.D204:.F204])" office:value-type="float" office:value="0.000342344259346427" calcext:value-type="float">
            <text:p>0.0003423443</text:p>
          </table:table-cell>
          <table:table-cell table:number-columns-repeated="4"/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SQRT(2)*[.A205]" office:value-type="float" office:value="28.8499566724111" calcext:value-type="float">
            <text:p>28.8499566724</text:p>
          </table:table-cell>
          <table:table-cell table:formula="of:=SQRT(3)*[.A205]" office:value-type="float" office:value="35.3338364744051" calcext:value-type="float">
            <text:p>35.3338364744</text:p>
          </table:table-cell>
          <table:table-cell table:formula="of:=(1-ROUND([.B205])/[.B205])^2" office:value-type="float" office:value="0.0000270484911499625" calcext:value-type="float">
            <text:p>2.70484911499625E-005</text:p>
          </table:table-cell>
          <table:table-cell table:formula="of:=(1-ROUND([.C205])/[.C205])^2" office:value-type="float" office:value="0.0000892659807471674" calcext:value-type="float">
            <text:p>0.000089266</text:p>
          </table:table-cell>
          <table:table-cell table:formula="of:=(1-ROUND([.A205])/[.A205])^2" office:value-type="float" office:value="0.0003844675124952" calcext:value-type="float">
            <text:p>0.0003844675</text:p>
          </table:table-cell>
          <table:table-cell table:formula="of:=SUM([.D205:.F205])" office:value-type="float" office:value="0.00050078198439233" calcext:value-type="float">
            <text:p>0.000500782</text:p>
          </table:table-cell>
          <table:table-cell table:number-columns-repeated="4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SQRT(2)*[.A206]" office:value-type="float" office:value="28.9913780286485" calcext:value-type="float">
            <text:p>28.9913780286</text:p>
          </table:table-cell>
          <table:table-cell table:formula="of:=SQRT(3)*[.A206]" office:value-type="float" office:value="35.507041555162" calcext:value-type="float">
            <text:p>35.5070415552</text:p>
          </table:table-cell>
          <table:table-cell table:formula="of:=(1-ROUND([.B206])/[.B206])^2" office:value-type="float" office:value="0.0000000884454372241048" calcext:value-type="float">
            <text:p>8.84454372241048E-008</text:p>
          </table:table-cell>
          <table:table-cell table:formula="of:=(1-ROUND([.C206])/[.C206])^2" office:value-type="float" office:value="0.000192748783134729" calcext:value-type="float">
            <text:p>0.0001927488</text:p>
          </table:table-cell>
          <table:table-cell table:formula="of:=(1-ROUND([.A206])/[.A206])^2" office:value-type="float" office:value="0.000594883997620454" calcext:value-type="float">
            <text:p>0.000594884</text:p>
          </table:table-cell>
          <table:table-cell table:formula="of:=SUM([.D206:.F206])" office:value-type="float" office:value="0.000787721226192407" calcext:value-type="float">
            <text:p>0.0007877212</text:p>
          </table:table-cell>
          <table:table-cell table:number-columns-repeated="4"/>
        </table:table-row>
        <table:table-row table:style-name="ro1">
          <table:table-cell office:value-type="float" office:value="20.6" calcext:value-type="float">
            <text:p>20.6</text:p>
          </table:table-cell>
          <table:table-cell table:formula="of:=SQRT(2)*[.A207]" office:value-type="float" office:value="29.1327993848858" calcext:value-type="float">
            <text:p>29.1327993849</text:p>
          </table:table-cell>
          <table:table-cell table:formula="of:=SQRT(3)*[.A207]" office:value-type="float" office:value="35.6802466359189" calcext:value-type="float">
            <text:p>35.6802466359</text:p>
          </table:table-cell>
          <table:table-cell table:formula="of:=(1-ROUND([.B207])/[.B207])^2" office:value-type="float" office:value="0.0000207791458031349" calcext:value-type="float">
            <text:p>2.07791458031349E-005</text:p>
          </table:table-cell>
          <table:table-cell table:formula="of:=(1-ROUND([.C207])/[.C207])^2" office:value-type="float" office:value="0.0000803109104229099" calcext:value-type="float">
            <text:p>8.03109104229099E-005</text:p>
          </table:table-cell>
          <table:table-cell table:formula="of:=(1-ROUND([.A207])/[.A207])^2" office:value-type="float" office:value="0.000377038363653501" calcext:value-type="float">
            <text:p>0.0003770384</text:p>
          </table:table-cell>
          <table:table-cell table:formula="of:=SUM([.D207:.F207])" office:value-type="float" office:value="0.000478128419879546" calcext:value-type="float">
            <text:p>0.0004781284</text:p>
          </table:table-cell>
          <table:table-cell table:number-columns-repeated="4"/>
        </table:table-row>
        <table:table-row table:style-name="ro1">
          <table:table-cell office:value-type="float" office:value="20.7" calcext:value-type="float">
            <text:p>20.7</text:p>
          </table:table-cell>
          <table:table-cell table:formula="of:=SQRT(2)*[.A208]" office:value-type="float" office:value="29.2742207411231" calcext:value-type="float">
            <text:p>29.2742207411</text:p>
          </table:table-cell>
          <table:table-cell table:formula="of:=SQRT(3)*[.A208]" office:value-type="float" office:value="35.8534517166758" calcext:value-type="float">
            <text:p>35.8534517167</text:p>
          </table:table-cell>
          <table:table-cell table:formula="of:=(1-ROUND([.B208])/[.B208])^2" office:value-type="float" office:value="0.0000877465225117133" calcext:value-type="float">
            <text:p>8.77465225117133E-005</text:p>
          </table:table-cell>
          <table:table-cell table:formula="of:=(1-ROUND([.C208])/[.C208])^2" office:value-type="float" office:value="0.0000167070404951345" calcext:value-type="float">
            <text:p>0.000016707</text:p>
          </table:table-cell>
          <table:table-cell table:formula="of:=(1-ROUND([.A208])/[.A208])^2" office:value-type="float" office:value="0.000210039907582436" calcext:value-type="float">
            <text:p>0.0002100399</text:p>
          </table:table-cell>
          <table:table-cell table:formula="of:=SUM([.D208:.F208])" office:value-type="float" office:value="0.000314493470589284" calcext:value-type="float">
            <text:p>0.0003144935</text:p>
          </table:table-cell>
          <table:table-cell table:number-columns-repeated="4"/>
        </table:table-row>
        <table:table-row table:style-name="ro1">
          <table:table-cell office:value-type="float" office:value="20.8" calcext:value-type="float">
            <text:p>20.8</text:p>
          </table:table-cell>
          <table:table-cell table:formula="of:=SQRT(2)*[.A209]" office:value-type="float" office:value="29.4156420973604" calcext:value-type="float">
            <text:p>29.4156420974</text:p>
          </table:table-cell>
          <table:table-cell table:formula="of:=SQRT(3)*[.A209]" office:value-type="float" office:value="36.0266567974327" calcext:value-type="float">
            <text:p>36.0266567974</text:p>
          </table:table-cell>
          <table:table-cell table:formula="of:=(1-ROUND([.B209])/[.B209])^2" office:value-type="float" office:value="0.000199656010884502" calcext:value-type="float">
            <text:p>0.000199656</text:p>
          </table:table-cell>
          <table:table-cell table:formula="of:=(1-ROUND([.C209])/[.C209])^2" office:value-type="float" office:value="0.000000547479697797457" calcext:value-type="float">
            <text:p>5.47479697797457E-007</text:p>
          </table:table-cell>
          <table:table-cell table:formula="of:=(1-ROUND([.A209])/[.A209])^2" office:value-type="float" office:value="0.0000924556213017702" calcext:value-type="float">
            <text:p>9.24556213017702E-005</text:p>
          </table:table-cell>
          <table:table-cell table:formula="of:=SUM([.D209:.F209])" office:value-type="float" office:value="0.00029265911188407" calcext:value-type="float">
            <text:p>0.0002926591</text:p>
          </table:table-cell>
          <table:table-cell table:number-columns-repeated="4"/>
        </table:table-row>
        <table:table-row table:style-name="ro1">
          <table:table-cell office:value-type="float" office:value="20.9" calcext:value-type="float">
            <text:p>20.9</text:p>
          </table:table-cell>
          <table:table-cell table:formula="of:=SQRT(2)*[.A210]" office:value-type="float" office:value="29.5570634535977" calcext:value-type="float">
            <text:p>29.5570634536</text:p>
          </table:table-cell>
          <table:table-cell table:formula="of:=SQRT(3)*[.A210]" office:value-type="float" office:value="36.1998618781895" calcext:value-type="float">
            <text:p>36.1998618782</text:p>
          </table:table-cell>
          <table:table-cell table:formula="of:=(1-ROUND([.B210])/[.B210])^2" office:value-type="float" office:value="0.000224574510815688" calcext:value-type="float">
            <text:p>0.0002245745</text:p>
          </table:table-cell>
          <table:table-cell table:formula="of:=(1-ROUND([.C210])/[.C210])^2" office:value-type="float" office:value="0.0000304821855066276" calcext:value-type="float">
            <text:p>3.04821855066276E-005</text:p>
          </table:table-cell>
          <table:table-cell table:formula="of:=(1-ROUND([.A210])/[.A210])^2" office:value-type="float" office:value="0.0000228932487809337" calcext:value-type="float">
            <text:p>2.28932487809337E-005</text:p>
          </table:table-cell>
          <table:table-cell table:formula="of:=SUM([.D210:.F210])" office:value-type="float" office:value="0.00027794994510325" calcext:value-type="float">
            <text:p>0.00027794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QRT(2)*[.A211]" office:value-type="float" office:value="29.698484809835" calcext:value-type="float">
            <text:p>29.6984848098</text:p>
          </table:table-cell>
          <table:table-cell table:formula="of:=SQRT(3)*[.A211]" office:value-type="float" office:value="36.3730669589464" calcext:value-type="float">
            <text:p>36.3730669589</text:p>
          </table:table-cell>
          <table:table-cell table:formula="of:=(1-ROUND([.B211])/[.B211])^2" office:value-type="float" office:value="0.000103074160884621" calcext:value-type="float">
            <text:p>0.0001030742</text:p>
          </table:table-cell>
          <table:table-cell table:formula="of:=(1-ROUND([.C211])/[.C211])^2" office:value-type="float" office:value="0.000105199513119828" calcext:value-type="float">
            <text:p>0.0001051995</text:p>
          </table:table-cell>
          <table:table-cell table:formula="of:=(1-ROUND([.A211])/[.A211])^2" office:value-type="float" office:value="0" calcext:value-type="float">
            <text:p>0</text:p>
          </table:table-cell>
          <table:table-cell table:formula="of:=SUM([.D211:.F211])" office:value-type="float" office:value="0.000208273674004449" calcext:value-type="float">
            <text:p>0.0002082737</text:p>
          </table:table-cell>
          <table:table-cell table:number-columns-repeated="4"/>
        </table:table-row>
        <table:table-row table:style-name="ro1">
          <table:table-cell office:value-type="float" office:value="21.1" calcext:value-type="float">
            <text:p>21.1</text:p>
          </table:table-cell>
          <table:table-cell table:formula="of:=SQRT(2)*[.A212]" office:value-type="float" office:value="29.8399061660723" calcext:value-type="float">
            <text:p>29.8399061661</text:p>
          </table:table-cell>
          <table:table-cell table:formula="of:=SQRT(3)*[.A212]" office:value-type="float" office:value="36.5462720397033" calcext:value-type="float">
            <text:p>36.5462720397</text:p>
          </table:table-cell>
          <table:table-cell table:formula="of:=(1-ROUND([.B212])/[.B212])^2" office:value-type="float" office:value="0.0000287842093188241" calcext:value-type="float">
            <text:p>2.87842093188241E-005</text:p>
          </table:table-cell>
          <table:table-cell table:formula="of:=(1-ROUND([.C212])/[.C212])^2" office:value-type="float" office:value="0.000154136296695188" calcext:value-type="float">
            <text:p>0.0001541363</text:p>
          </table:table-cell>
          <table:table-cell table:formula="of:=(1-ROUND([.A212])/[.A212])^2" office:value-type="float" office:value="0.0000224613103928488" calcext:value-type="float">
            <text:p>2.24613103928488E-005</text:p>
          </table:table-cell>
          <table:table-cell table:formula="of:=SUM([.D212:.F212])" office:value-type="float" office:value="0.00020538181640686" calcext:value-type="float">
            <text:p>0.0002053818</text:p>
          </table:table-cell>
          <table:table-cell table:number-columns-repeated="4"/>
        </table:table-row>
        <table:table-row table:style-name="ro1">
          <table:table-cell office:value-type="float" office:value="21.2" calcext:value-type="float">
            <text:p>21.2</text:p>
          </table:table-cell>
          <table:table-cell table:formula="of:=SQRT(2)*[.A213]" office:value-type="float" office:value="29.9813275223096" calcext:value-type="float">
            <text:p>29.9813275223</text:p>
          </table:table-cell>
          <table:table-cell table:formula="of:=SQRT(3)*[.A213]" office:value-type="float" office:value="36.7194771204602" calcext:value-type="float">
            <text:p>36.7194771205</text:p>
          </table:table-cell>
          <table:table-cell table:formula="of:=(1-ROUND([.B213])/[.B213])^2" office:value-type="float" office:value="0.00000038788428165924" calcext:value-type="float">
            <text:p>3.8788428165924E-007</text:p>
          </table:table-cell>
          <table:table-cell table:formula="of:=(1-ROUND([.C213])/[.C213])^2" office:value-type="float" office:value="0.0000583638052875417" calcext:value-type="float">
            <text:p>5.83638052875417E-005</text:p>
          </table:table-cell>
          <table:table-cell table:formula="of:=(1-ROUND([.A213])/[.A213])^2" office:value-type="float" office:value="0.000088999644001426" calcext:value-type="float">
            <text:p>8.8999644001426E-005</text:p>
          </table:table-cell>
          <table:table-cell table:formula="of:=SUM([.D213:.F213])" office:value-type="float" office:value="0.000147751333570627" calcext:value-type="float">
            <text:p>0.0001477513</text:p>
          </table:table-cell>
          <table:table-cell table:number-columns-repeated="4"/>
        </table:table-row>
        <table:table-row table:style-name="ro1">
          <table:table-cell office:value-type="float" office:value="21.3" calcext:value-type="float">
            <text:p>21.3</text:p>
          </table:table-cell>
          <table:table-cell table:formula="of:=SQRT(2)*[.A214]" office:value-type="float" office:value="30.1227488785469" calcext:value-type="float">
            <text:p>30.1227488785</text:p>
          </table:table-cell>
          <table:table-cell table:formula="of:=SQRT(3)*[.A214]" office:value-type="float" office:value="36.8926822012171" calcext:value-type="float">
            <text:p>36.8926822012</text:p>
          </table:table-cell>
          <table:table-cell table:formula="of:=(1-ROUND([.B214])/[.B214])^2" office:value-type="float" office:value="0.0000166052670155055" calcext:value-type="float">
            <text:p>1.66052670155055E-005</text:p>
          </table:table-cell>
          <table:table-cell table:formula="of:=(1-ROUND([.C214])/[.C214])^2" office:value-type="float" office:value="0.00000846180573784553" calcext:value-type="float">
            <text:p>8.46180573784553E-006</text:p>
          </table:table-cell>
          <table:table-cell table:formula="of:=(1-ROUND([.A214])/[.A214])^2" office:value-type="float" office:value="0.000198373338623295" calcext:value-type="float">
            <text:p>0.0001983733</text:p>
          </table:table-cell>
          <table:table-cell table:formula="of:=SUM([.D214:.F214])" office:value-type="float" office:value="0.000223440411376646" calcext:value-type="float">
            <text:p>0.0002234404</text:p>
          </table:table-cell>
          <table:table-cell table:number-columns-repeated="4"/>
        </table:table-row>
        <table:table-row table:style-name="ro1">
          <table:table-cell office:value-type="float" office:value="21.4" calcext:value-type="float">
            <text:p>21.4</text:p>
          </table:table-cell>
          <table:table-cell table:formula="of:=SQRT(2)*[.A215]" office:value-type="float" office:value="30.2641702347842" calcext:value-type="float">
            <text:p>30.2641702348</text:p>
          </table:table-cell>
          <table:table-cell table:formula="of:=SQRT(3)*[.A215]" office:value-type="float" office:value="37.065887281974" calcext:value-type="float">
            <text:p>37.065887282</text:p>
          </table:table-cell>
          <table:table-cell table:formula="of:=(1-ROUND([.B215])/[.B215])^2" office:value-type="float" office:value="0.0000761921488186298" calcext:value-type="float">
            <text:p>7.61921488186298E-005</text:p>
          </table:table-cell>
          <table:table-cell table:formula="of:=(1-ROUND([.C215])/[.C215])^2" office:value-type="float" office:value="0.00000315976207959836" calcext:value-type="float">
            <text:p>3.15976207959836E-006</text:p>
          </table:table-cell>
          <table:table-cell table:formula="of:=(1-ROUND([.A215])/[.A215])^2" office:value-type="float" office:value="0.000349375491309289" calcext:value-type="float">
            <text:p>0.0003493755</text:p>
          </table:table-cell>
          <table:table-cell table:formula="of:=SUM([.D215:.F215])" office:value-type="float" office:value="0.000428727402207517" calcext:value-type="float">
            <text:p>0.0004287274</text:p>
          </table:table-cell>
          <table:table-cell table:number-columns-repeated="4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SQRT(2)*[.A216]" office:value-type="float" office:value="30.4055915910215" calcext:value-type="float">
            <text:p>30.405591591</text:p>
          </table:table-cell>
          <table:table-cell table:formula="of:=SQRT(3)*[.A216]" office:value-type="float" office:value="37.2390923627309" calcext:value-type="float">
            <text:p>37.2390923627</text:p>
          </table:table-cell>
          <table:table-cell table:formula="of:=(1-ROUND([.B216])/[.B216])^2" office:value-type="float" office:value="0.000177938927752723" calcext:value-type="float">
            <text:p>0.0001779389</text:p>
          </table:table-cell>
          <table:table-cell table:formula="of:=(1-ROUND([.C216])/[.C216])^2" office:value-type="float" office:value="0.0000412223961898163" calcext:value-type="float">
            <text:p>4.12223961898163E-005</text:p>
          </table:table-cell>
          <table:table-cell table:formula="of:=(1-ROUND([.A216])/[.A216])^2" office:value-type="float" office:value="0.000540832882639256" calcext:value-type="float">
            <text:p>0.0005408329</text:p>
          </table:table-cell>
          <table:table-cell table:formula="of:=SUM([.D216:.F216])" office:value-type="float" office:value="0.000759994206581795" calcext:value-type="float">
            <text:p>0.0007599942</text:p>
          </table:table-cell>
          <table:table-cell table:number-columns-repeated="4"/>
        </table:table-row>
        <table:table-row table:style-name="ro1">
          <table:table-cell office:value-type="float" office:value="21.6" calcext:value-type="float">
            <text:p>21.6</text:p>
          </table:table-cell>
          <table:table-cell table:formula="of:=SQRT(2)*[.A217]" office:value-type="float" office:value="30.5470129472589" calcext:value-type="float">
            <text:p>30.5470129473</text:p>
          </table:table-cell>
          <table:table-cell table:formula="of:=SQRT(3)*[.A217]" office:value-type="float" office:value="37.4122974434878" calcext:value-type="float">
            <text:p>37.4122974435</text:p>
          </table:table-cell>
          <table:table-cell table:formula="of:=(1-ROUND([.B217])/[.B217])^2" office:value-type="float" office:value="0.000219904481686289" calcext:value-type="float">
            <text:p>0.0002199045</text:p>
          </table:table-cell>
          <table:table-cell table:formula="of:=(1-ROUND([.C217])/[.C217])^2" office:value-type="float" office:value="0.000121448603899846" calcext:value-type="float">
            <text:p>0.0001214486</text:p>
          </table:table-cell>
          <table:table-cell table:formula="of:=(1-ROUND([.A217])/[.A217])^2" office:value-type="float" office:value="0.000342935528120708" calcext:value-type="float">
            <text:p>0.0003429355</text:p>
          </table:table-cell>
          <table:table-cell table:formula="of:=SUM([.D217:.F217])" office:value-type="float" office:value="0.000684288613706842" calcext:value-type="float">
            <text:p>0.0006842886</text:p>
          </table:table-cell>
          <table:table-cell table:number-columns-repeated="4"/>
        </table:table-row>
        <table:table-row table:style-name="ro1">
          <table:table-cell office:value-type="float" office:value="21.7" calcext:value-type="float">
            <text:p>21.7</text:p>
          </table:table-cell>
          <table:table-cell table:formula="of:=SQRT(2)*[.A218]" office:value-type="float" office:value="30.6884343034962" calcext:value-type="float">
            <text:p>30.6884343035</text:p>
          </table:table-cell>
          <table:table-cell table:formula="of:=SQRT(3)*[.A218]" office:value-type="float" office:value="37.5855025242446" calcext:value-type="float">
            <text:p>37.5855025242</text:p>
          </table:table-cell>
          <table:table-cell table:formula="of:=(1-ROUND([.B218])/[.B218])^2" office:value-type="float" office:value="0.000103074160884621" calcext:value-type="float">
            <text:p>0.0001030742</text:p>
          </table:table-cell>
          <table:table-cell table:formula="of:=(1-ROUND([.C218])/[.C218])^2" office:value-type="float" office:value="0.000121619456353973" calcext:value-type="float">
            <text:p>0.0001216195</text:p>
          </table:table-cell>
          <table:table-cell table:formula="of:=(1-ROUND([.A218])/[.A218])^2" office:value-type="float" office:value="0.000191127439529397" calcext:value-type="float">
            <text:p>0.0001911274</text:p>
          </table:table-cell>
          <table:table-cell table:formula="of:=SUM([.D218:.F218])" office:value-type="float" office:value="0.000415821056767991" calcext:value-type="float">
            <text:p>0.0004158211</text:p>
          </table:table-cell>
          <table:table-cell table:number-columns-repeated="4"/>
        </table:table-row>
        <table:table-row table:style-name="ro1">
          <table:table-cell office:value-type="float" office:value="21.8" calcext:value-type="float">
            <text:p>21.8</text:p>
          </table:table-cell>
          <table:table-cell table:formula="of:=SQRT(2)*[.A219]" office:value-type="float" office:value="30.8298556597335" calcext:value-type="float">
            <text:p>30.8298556597</text:p>
          </table:table-cell>
          <table:table-cell table:formula="of:=SQRT(3)*[.A219]" office:value-type="float" office:value="37.7587076050015" calcext:value-type="float">
            <text:p>37.758707605</text:p>
          </table:table-cell>
          <table:table-cell table:formula="of:=(1-ROUND([.B219])/[.B219])^2" office:value-type="float" office:value="0.0000304573442100101" calcext:value-type="float">
            <text:p>3.04573442100101E-005</text:p>
          </table:table-cell>
          <table:table-cell table:formula="of:=(1-ROUND([.C219])/[.C219])^2" office:value-type="float" office:value="0.0000408369244200109" calcext:value-type="float">
            <text:p>4.08369244200109E-005</text:p>
          </table:table-cell>
          <table:table-cell table:formula="of:=(1-ROUND([.A219])/[.A219])^2" office:value-type="float" office:value="0.0000841679993266509" calcext:value-type="float">
            <text:p>0.000084168</text:p>
          </table:table-cell>
          <table:table-cell table:formula="of:=SUM([.D219:.F219])" office:value-type="float" office:value="0.000155462267956672" calcext:value-type="float">
            <text:p>0.0001554623</text:p>
          </table:table-cell>
          <table:table-cell table:number-columns-repeated="4"/>
        </table:table-row>
        <table:table-row table:style-name="ro1">
          <table:table-cell office:value-type="float" office:value="21.9" calcext:value-type="float">
            <text:p>21.9</text:p>
          </table:table-cell>
          <table:table-cell table:formula="of:=SQRT(2)*[.A220]" office:value-type="float" office:value="30.9712770159708" calcext:value-type="float">
            <text:p>30.971277016</text:p>
          </table:table-cell>
          <table:table-cell table:formula="of:=SQRT(3)*[.A220]" office:value-type="float" office:value="37.9319126857584" calcext:value-type="float">
            <text:p>37.9319126858</text:p>
          </table:table-cell>
          <table:table-cell table:formula="of:=(1-ROUND([.B220])/[.B220])^2" office:value-type="float" office:value="0.000000860084038638119" calcext:value-type="float">
            <text:p>8.60084038638119E-007</text:p>
          </table:table-cell>
          <table:table-cell table:formula="of:=(1-ROUND([.C220])/[.C220])^2" office:value-type="float" office:value="0.0000032219806096844" calcext:value-type="float">
            <text:p>0.000003222</text:p>
          </table:table-cell>
          <table:table-cell table:formula="of:=(1-ROUND([.A220])/[.A220])^2" office:value-type="float" office:value="0.000020850274181105" calcext:value-type="float">
            <text:p>2.0850274181105E-005</text:p>
          </table:table-cell>
          <table:table-cell table:formula="of:=SUM([.D220:.F220])" office:value-type="float" office:value="0.0000249323388294275" calcext:value-type="float">
            <text:p>2.49323388294275E-00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QRT(2)*[.A221]" office:value-type="float" office:value="31.1126983722081" calcext:value-type="float">
            <text:p>31.1126983722</text:p>
          </table:table-cell>
          <table:table-cell table:formula="of:=SQRT(3)*[.A221]" office:value-type="float" office:value="38.1051177665153" calcext:value-type="float">
            <text:p>38.1051177665</text:p>
          </table:table-cell>
          <table:table-cell table:formula="of:=(1-ROUND([.B221])/[.B221])^2" office:value-type="float" office:value="0.0000131207883247468" calcext:value-type="float">
            <text:p>1.31207883247468E-005</text:p>
          </table:table-cell>
          <table:table-cell table:formula="of:=(1-ROUND([.C221])/[.C221])^2" office:value-type="float" office:value="0.00000761001710548673" calcext:value-type="float">
            <text:p>0.00000761</text:p>
          </table:table-cell>
          <table:table-cell table:formula="of:=(1-ROUND([.A221])/[.A221])^2" office:value-type="float" office:value="0" calcext:value-type="float">
            <text:p>0</text:p>
          </table:table-cell>
          <table:table-cell table:formula="of:=SUM([.D221:.F221])" office:value-type="float" office:value="0.0000207308054302335" calcext:value-type="float">
            <text:p>2.07308054302335E-005</text:p>
          </table:table-cell>
          <table:table-cell table:number-columns-repeated="4"/>
        </table:table-row>
        <table:table-row table:style-name="ro1">
          <table:table-cell office:value-type="float" office:value="22.1" calcext:value-type="float">
            <text:p>22.1</text:p>
          </table:table-cell>
          <table:table-cell table:formula="of:=SQRT(2)*[.A222]" office:value-type="float" office:value="31.2541197284454" calcext:value-type="float">
            <text:p>31.2541197284</text:p>
          </table:table-cell>
          <table:table-cell table:formula="of:=SQRT(3)*[.A222]" office:value-type="float" office:value="38.2783228472722" calcext:value-type="float">
            <text:p>38.2783228473</text:p>
          </table:table-cell>
          <table:table-cell table:formula="of:=(1-ROUND([.B222])/[.B222])^2" office:value-type="float" office:value="0.0000661092487716956" calcext:value-type="float">
            <text:p>6.61092487716956E-005</text:p>
          </table:table-cell>
          <table:table-cell table:formula="of:=(1-ROUND([.C222])/[.C222])^2" office:value-type="float" office:value="0.0000528678823895883" calcext:value-type="float">
            <text:p>5.28678823895883E-005</text:p>
          </table:table-cell>
          <table:table-cell table:formula="of:=(1-ROUND([.A222])/[.A222])^2" office:value-type="float" office:value="0.0000204746012571414" calcext:value-type="float">
            <text:p>2.04746012571414E-005</text:p>
          </table:table-cell>
          <table:table-cell table:formula="of:=SUM([.D222:.F222])" office:value-type="float" office:value="0.000139451732418425" calcext:value-type="float">
            <text:p>0.0001394517</text:p>
          </table:table-cell>
          <table:table-cell table:number-columns-repeated="4"/>
        </table:table-row>
        <table:table-row table:style-name="ro1">
          <table:table-cell office:value-type="float" office:value="22.2" calcext:value-type="float">
            <text:p>22.2</text:p>
          </table:table-cell>
          <table:table-cell table:formula="of:=SQRT(2)*[.A223]" office:value-type="float" office:value="31.3955410846827" calcext:value-type="float">
            <text:p>31.3955410847</text:p>
          </table:table-cell>
          <table:table-cell table:formula="of:=SQRT(3)*[.A223]" office:value-type="float" office:value="38.4515279280291" calcext:value-type="float">
            <text:p>38.451527928</text:p>
          </table:table-cell>
          <table:table-cell table:formula="of:=(1-ROUND([.B223])/[.B223])^2" office:value-type="float" office:value="0.000158725701720617" calcext:value-type="float">
            <text:p>0.0001587257</text:p>
          </table:table-cell>
          <table:table-cell table:formula="of:=(1-ROUND([.C223])/[.C223])^2" office:value-type="float" office:value="0.000137892940095659" calcext:value-type="float">
            <text:p>0.0001378929</text:p>
          </table:table-cell>
          <table:table-cell table:formula="of:=(1-ROUND([.A223])/[.A223])^2" office:value-type="float" office:value="0.0000811622433244078" calcext:value-type="float">
            <text:p>8.11622433244078E-005</text:p>
          </table:table-cell>
          <table:table-cell table:formula="of:=SUM([.D223:.F223])" office:value-type="float" office:value="0.000377780885140684" calcext:value-type="float">
            <text:p>0.0003777809</text:p>
          </table:table-cell>
          <table:table-cell table:number-columns-repeated="4"/>
        </table:table-row>
        <table:table-row table:style-name="ro1">
          <table:table-cell office:value-type="float" office:value="22.3" calcext:value-type="float">
            <text:p>22.3</text:p>
          </table:table-cell>
          <table:table-cell table:formula="of:=SQRT(2)*[.A224]" office:value-type="float" office:value="31.53696244092" calcext:value-type="float">
            <text:p>31.5369624409</text:p>
          </table:table-cell>
          <table:table-cell table:formula="of:=SQRT(3)*[.A224]" office:value-type="float" office:value="38.624733008786" calcext:value-type="float">
            <text:p>38.6247330088</text:p>
          </table:table-cell>
          <table:table-cell table:formula="of:=(1-ROUND([.B224])/[.B224])^2" office:value-type="float" office:value="0.000215572182347061" calcext:value-type="float">
            <text:p>0.0002155722</text:p>
          </table:table-cell>
          <table:table-cell table:formula="of:=(1-ROUND([.C224])/[.C224])^2" office:value-type="float" office:value="0.0000943951649237774" calcext:value-type="float">
            <text:p>9.43951649237774E-005</text:p>
          </table:table-cell>
          <table:table-cell table:formula="of:=(1-ROUND([.A224])/[.A224])^2" office:value-type="float" office:value="0.000180980916567802" calcext:value-type="float">
            <text:p>0.0001809809</text:p>
          </table:table-cell>
          <table:table-cell table:formula="of:=SUM([.D224:.F224])" office:value-type="float" office:value="0.00049094826383864" calcext:value-type="float">
            <text:p>0.0004909483</text:p>
          </table:table-cell>
          <table:table-cell table:number-columns-repeated="4"/>
        </table:table-row>
        <table:table-row table:style-name="ro1">
          <table:table-cell office:value-type="float" office:value="22.4" calcext:value-type="float">
            <text:p>22.4</text:p>
          </table:table-cell>
          <table:table-cell table:formula="of:=SQRT(2)*[.A225]" office:value-type="float" office:value="31.6783837971573" calcext:value-type="float">
            <text:p>31.6783837972</text:p>
          </table:table-cell>
          <table:table-cell table:formula="of:=SQRT(3)*[.A225]" office:value-type="float" office:value="38.7979380895428" calcext:value-type="float">
            <text:p>38.7979380895</text:p>
          </table:table-cell>
          <table:table-cell table:formula="of:=(1-ROUND([.B225])/[.B225])^2" office:value-type="float" office:value="0.000103074160884621" calcext:value-type="float">
            <text:p>0.0001030742</text:p>
          </table:table-cell>
          <table:table-cell table:formula="of:=(1-ROUND([.C225])/[.C225])^2" office:value-type="float" office:value="0.0000271238677572226" calcext:value-type="float">
            <text:p>2.71238677572226E-005</text:p>
          </table:table-cell>
          <table:table-cell table:formula="of:=(1-ROUND([.A225])/[.A225])^2" office:value-type="float" office:value="0.00031887755102041" calcext:value-type="float">
            <text:p>0.0003188776</text:p>
          </table:table-cell>
          <table:table-cell table:formula="of:=SUM([.D225:.F225])" office:value-type="float" office:value="0.000449075579662253" calcext:value-type="float">
            <text:p>0.0004490756</text:p>
          </table:table-cell>
          <table:table-cell table:number-columns-repeated="4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SQRT(2)*[.A226]" office:value-type="float" office:value="31.8198051533946" calcext:value-type="float">
            <text:p>31.8198051534</text:p>
          </table:table-cell>
          <table:table-cell table:formula="of:=SQRT(3)*[.A226]" office:value-type="float" office:value="38.9711431702997" calcext:value-type="float">
            <text:p>38.9711431703</text:p>
          </table:table-cell>
          <table:table-cell table:formula="of:=(1-ROUND([.B226])/[.B226])^2" office:value-type="float" office:value="0.000032069316289509" calcext:value-type="float">
            <text:p>3.2069316289509E-005</text:p>
          </table:table-cell>
          <table:table-cell table:formula="of:=(1-ROUND([.C226])/[.C226])^2" office:value-type="float" office:value="0.00000054829077883101" calcext:value-type="float">
            <text:p>5.4829077883101E-007</text:p>
          </table:table-cell>
          <table:table-cell table:formula="of:=(1-ROUND([.A226])/[.A226])^2" office:value-type="float" office:value="0.000493827160493824" calcext:value-type="float">
            <text:p>0.0004938272</text:p>
          </table:table-cell>
          <table:table-cell table:formula="of:=SUM([.D226:.F226])" office:value-type="float" office:value="0.000526444767562164" calcext:value-type="float">
            <text:p>0.0005264448</text:p>
          </table:table-cell>
          <table:table-cell table:number-columns-repeated="4"/>
        </table:table-row>
        <table:table-row table:style-name="ro1">
          <table:table-cell office:value-type="float" office:value="22.6" calcext:value-type="float">
            <text:p>22.6</text:p>
          </table:table-cell>
          <table:table-cell table:formula="of:=SQRT(2)*[.A227]" office:value-type="float" office:value="31.961226509632" calcext:value-type="float">
            <text:p>31.9612265096</text:p>
          </table:table-cell>
          <table:table-cell table:formula="of:=SQRT(3)*[.A227]" office:value-type="float" office:value="39.1443482510566" calcext:value-type="float">
            <text:p>39.1443482511</text:p>
          </table:table-cell>
          <table:table-cell table:formula="of:=(1-ROUND([.B227])/[.B227])^2" office:value-type="float" office:value="0.00000147171230648563" calcext:value-type="float">
            <text:p>1.47171230648563E-006</text:p>
          </table:table-cell>
          <table:table-cell table:formula="of:=(1-ROUND([.C227])/[.C227])^2" office:value-type="float" office:value="0.0000135983094363349" calcext:value-type="float">
            <text:p>1.35983094363349E-005</text:p>
          </table:table-cell>
          <table:table-cell table:formula="of:=(1-ROUND([.A227])/[.A227])^2" office:value-type="float" office:value="0.000313258673349519" calcext:value-type="float">
            <text:p>0.0003132587</text:p>
          </table:table-cell>
          <table:table-cell table:formula="of:=SUM([.D227:.F227])" office:value-type="float" office:value="0.00032832869509234" calcext:value-type="float">
            <text:p>0.0003283287</text:p>
          </table:table-cell>
          <table:table-cell table:number-columns-repeated="4"/>
        </table:table-row>
        <table:table-row table:style-name="ro1">
          <table:table-cell office:value-type="float" office:value="22.7" calcext:value-type="float">
            <text:p>22.7</text:p>
          </table:table-cell>
          <table:table-cell table:formula="of:=SQRT(2)*[.A228]" office:value-type="float" office:value="32.1026478658693" calcext:value-type="float">
            <text:p>32.1026478659</text:p>
          </table:table-cell>
          <table:table-cell table:formula="of:=SQRT(3)*[.A228]" office:value-type="float" office:value="39.3175533318135" calcext:value-type="float">
            <text:p>39.3175533318</text:p>
          </table:table-cell>
          <table:table-cell table:formula="of:=(1-ROUND([.B228])/[.B228])^2" office:value-type="float" office:value="0.0000102239363926284" calcext:value-type="float">
            <text:p>1.02239363926284E-005</text:p>
          </table:table-cell>
          <table:table-cell table:formula="of:=(1-ROUND([.C228])/[.C228])^2" office:value-type="float" office:value="0.0000652319525871286" calcext:value-type="float">
            <text:p>0.000065232</text:p>
          </table:table-cell>
          <table:table-cell table:formula="of:=(1-ROUND([.A228])/[.A228])^2" office:value-type="float" office:value="0.000174658929922953" calcext:value-type="float">
            <text:p>0.0001746589</text:p>
          </table:table-cell>
          <table:table-cell table:formula="of:=SUM([.D228:.F228])" office:value-type="float" office:value="0.00025011481890271" calcext:value-type="float">
            <text:p>0.0002501148</text:p>
          </table:table-cell>
          <table:table-cell table:number-columns-repeated="4"/>
        </table:table-row>
        <table:table-row table:style-name="ro1">
          <table:table-cell office:value-type="float" office:value="22.8" calcext:value-type="float">
            <text:p>22.8</text:p>
          </table:table-cell>
          <table:table-cell table:formula="of:=SQRT(2)*[.A229]" office:value-type="float" office:value="32.2440692221066" calcext:value-type="float">
            <text:p>32.2440692221</text:p>
          </table:table-cell>
          <table:table-cell table:formula="of:=SQRT(3)*[.A229]" office:value-type="float" office:value="39.4907584125704" calcext:value-type="float">
            <text:p>39.4907584126</text:p>
          </table:table-cell>
          <table:table-cell table:formula="of:=(1-ROUND([.B229])/[.B229])^2" office:value-type="float" office:value="0.0000572962692171713" calcext:value-type="float">
            <text:p>5.72962692171713E-005</text:p>
          </table:table-cell>
          <table:table-cell table:formula="of:=(1-ROUND([.C229])/[.C229])^2" office:value-type="float" office:value="0.000154434582120542" calcext:value-type="float">
            <text:p>0.0001544346</text:p>
          </table:table-cell>
          <table:table-cell table:formula="of:=(1-ROUND([.A229])/[.A229])^2" office:value-type="float" office:value="0.0000769467528470264" calcext:value-type="float">
            <text:p>7.69467528470264E-005</text:p>
          </table:table-cell>
          <table:table-cell table:formula="of:=SUM([.D229:.F229])" office:value-type="float" office:value="0.00028867760418474" calcext:value-type="float">
            <text:p>0.0002886776</text:p>
          </table:table-cell>
          <table:table-cell table:number-columns-repeated="4"/>
        </table:table-row>
        <table:table-row table:style-name="ro1">
          <table:table-cell office:value-type="float" office:value="22.9" calcext:value-type="float">
            <text:p>22.9</text:p>
          </table:table-cell>
          <table:table-cell table:formula="of:=SQRT(2)*[.A230]" office:value-type="float" office:value="32.3854905783439" calcext:value-type="float">
            <text:p>32.3854905783</text:p>
          </table:table-cell>
          <table:table-cell table:formula="of:=SQRT(3)*[.A230]" office:value-type="float" office:value="39.6639634933273" calcext:value-type="float">
            <text:p>39.6639634933</text:p>
          </table:table-cell>
          <table:table-cell table:formula="of:=(1-ROUND([.B230])/[.B230])^2" office:value-type="float" office:value="0.000141685881268379" calcext:value-type="float">
            <text:p>0.0001416859</text:p>
          </table:table-cell>
          <table:table-cell table:formula="of:=(1-ROUND([.C230])/[.C230])^2" office:value-type="float" office:value="0.0000717762398484631" calcext:value-type="float">
            <text:p>7.17762398484631E-005</text:p>
          </table:table-cell>
          <table:table-cell table:formula="of:=(1-ROUND([.A230])/[.A230])^2" office:value-type="float" office:value="0.0000190690490265242" calcext:value-type="float">
            <text:p>0.000019069</text:p>
          </table:table-cell>
          <table:table-cell table:formula="of:=SUM([.D230:.F230])" office:value-type="float" office:value="0.000232531170143366" calcext:value-type="float">
            <text:p>0.000232531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QRT(2)*[.A231]" office:value-type="float" office:value="32.5269119345812" calcext:value-type="float">
            <text:p>32.5269119346</text:p>
          </table:table-cell>
          <table:table-cell table:formula="of:=SQRT(3)*[.A231]" office:value-type="float" office:value="39.8371685740842" calcext:value-type="float">
            <text:p>39.8371685741</text:p>
          </table:table-cell>
          <table:table-cell table:formula="of:=(1-ROUND([.B231])/[.B231])^2" office:value-type="float" office:value="0.000211542833309742" calcext:value-type="float">
            <text:p>0.0002115428</text:p>
          </table:table-cell>
          <table:table-cell table:formula="of:=(1-ROUND([.C231])/[.C231])^2" office:value-type="float" office:value="0.0000167070404951345" calcext:value-type="float">
            <text:p>0.000016707</text:p>
          </table:table-cell>
          <table:table-cell table:formula="of:=(1-ROUND([.A231])/[.A231])^2" office:value-type="float" office:value="0" calcext:value-type="float">
            <text:p>0</text:p>
          </table:table-cell>
          <table:table-cell table:formula="of:=SUM([.D231:.F231])" office:value-type="float" office:value="0.000228249873804877" calcext:value-type="float">
            <text:p>0.0002282499</text:p>
          </table:table-cell>
          <table:table-cell table:number-columns-repeated="4"/>
        </table:table-row>
        <table:table-row table:style-name="ro1">
          <table:table-cell office:value-type="float" office:value="23.1" calcext:value-type="float">
            <text:p>23.1</text:p>
          </table:table-cell>
          <table:table-cell table:formula="of:=SQRT(2)*[.A232]" office:value-type="float" office:value="32.6683332908185" calcext:value-type="float">
            <text:p>32.6683332908</text:p>
          </table:table-cell>
          <table:table-cell table:formula="of:=SQRT(3)*[.A232]" office:value-type="float" office:value="40.0103736548411" calcext:value-type="float">
            <text:p>40.0103736548</text:p>
          </table:table-cell>
          <table:table-cell table:formula="of:=(1-ROUND([.B232])/[.B232])^2" office:value-type="float" office:value="0.000103074160884621" calcext:value-type="float">
            <text:p>0.0001030742</text:p>
          </table:table-cell>
          <table:table-cell table:formula="of:=(1-ROUND([.C232])/[.C232])^2" office:value-type="float" office:value="0.00000006722307475596" calcext:value-type="float">
            <text:p>6.722307475596E-008</text:p>
          </table:table-cell>
          <table:table-cell table:formula="of:=(1-ROUND([.A232])/[.A232])^2" office:value-type="float" office:value="0.0000187402784805389" calcext:value-type="float">
            <text:p>1.87402784805389E-005</text:p>
          </table:table-cell>
          <table:table-cell table:formula="of:=SUM([.D232:.F232])" office:value-type="float" office:value="0.000121881662439916" calcext:value-type="float">
            <text:p>0.0001218817</text:p>
          </table:table-cell>
          <table:table-cell table:number-columns-repeated="4"/>
        </table:table-row>
        <table:table-row table:style-name="ro1">
          <table:table-cell office:value-type="float" office:value="23.2" calcext:value-type="float">
            <text:p>23.2</text:p>
          </table:table-cell>
          <table:table-cell table:formula="of:=SQRT(2)*[.A233]" office:value-type="float" office:value="32.8097546470558" calcext:value-type="float">
            <text:p>32.8097546471</text:p>
          </table:table-cell>
          <table:table-cell table:formula="of:=SQRT(3)*[.A233]" office:value-type="float" office:value="40.183578735598" calcext:value-type="float">
            <text:p>40.1835787356</text:p>
          </table:table-cell>
          <table:table-cell table:formula="of:=(1-ROUND([.B233])/[.B233])^2" office:value-type="float" office:value="0.0000336218920155128" calcext:value-type="float">
            <text:p>3.36218920155128E-005</text:p>
          </table:table-cell>
          <table:table-cell table:formula="of:=(1-ROUND([.C233])/[.C233])^2" office:value-type="float" office:value="0.0000208712050161909" calcext:value-type="float">
            <text:p>2.08712050161909E-005</text:p>
          </table:table-cell>
          <table:table-cell table:formula="of:=(1-ROUND([.A233])/[.A233])^2" office:value-type="float" office:value="0.0000743162901307979" calcext:value-type="float">
            <text:p>7.43162901307979E-005</text:p>
          </table:table-cell>
          <table:table-cell table:formula="of:=SUM([.D233:.F233])" office:value-type="float" office:value="0.000128809387162502" calcext:value-type="float">
            <text:p>0.0001288094</text:p>
          </table:table-cell>
          <table:table-cell table:number-columns-repeated="4"/>
        </table:table-row>
        <table:table-row table:style-name="ro1">
          <table:table-cell office:value-type="float" office:value="23.3" calcext:value-type="float">
            <text:p>23.3</text:p>
          </table:table-cell>
          <table:table-cell table:formula="of:=SQRT(2)*[.A234]" office:value-type="float" office:value="32.9511760032931" calcext:value-type="float">
            <text:p>32.9511760033</text:p>
          </table:table-cell>
          <table:table-cell table:formula="of:=SQRT(3)*[.A234]" office:value-type="float" office:value="40.3567838163549" calcext:value-type="float">
            <text:p>40.3567838164</text:p>
          </table:table-cell>
          <table:table-cell table:formula="of:=(1-ROUND([.B234])/[.B234])^2" office:value-type="float" office:value="0.00000219545640409051" calcext:value-type="float">
            <text:p>2.19545640409051E-006</text:p>
          </table:table-cell>
          <table:table-cell table:formula="of:=(1-ROUND([.C234])/[.C234])^2" office:value-type="float" office:value="0.0000781586764738906" calcext:value-type="float">
            <text:p>7.81586764738906E-005</text:p>
          </table:table-cell>
          <table:table-cell table:formula="of:=(1-ROUND([.A234])/[.A234])^2" office:value-type="float" office:value="0.000165779439665498" calcext:value-type="float">
            <text:p>0.0001657794</text:p>
          </table:table-cell>
          <table:table-cell table:formula="of:=SUM([.D234:.F234])" office:value-type="float" office:value="0.000246133572543479" calcext:value-type="float">
            <text:p>0.0002461336</text:p>
          </table:table-cell>
          <table:table-cell table:number-columns-repeated="4"/>
        </table:table-row>
        <table:table-row table:style-name="ro1">
          <table:table-cell office:value-type="float" office:value="23.4" calcext:value-type="float">
            <text:p>23.4</text:p>
          </table:table-cell>
          <table:table-cell table:formula="of:=SQRT(2)*[.A235]" office:value-type="float" office:value="33.0925973595304" calcext:value-type="float">
            <text:p>33.0925973595</text:p>
          </table:table-cell>
          <table:table-cell table:formula="of:=SQRT(3)*[.A235]" office:value-type="float" office:value="40.5299888971117" calcext:value-type="float">
            <text:p>40.5299888971</text:p>
          </table:table-cell>
          <table:table-cell table:formula="of:=(1-ROUND([.B235])/[.B235])^2" office:value-type="float" office:value="0.0000078295264372926" calcext:value-type="float">
            <text:p>7.8295264372926E-006</text:p>
          </table:table-cell>
          <table:table-cell table:formula="of:=(1-ROUND([.C235])/[.C235])^2" office:value-type="float" office:value="0.000134481723061249" calcext:value-type="float">
            <text:p>0.0001344817</text:p>
          </table:table-cell>
          <table:table-cell table:formula="of:=(1-ROUND([.A235])/[.A235])^2" office:value-type="float" office:value="0.00029220542041055" calcext:value-type="float">
            <text:p>0.0002922054</text:p>
          </table:table-cell>
          <table:table-cell table:formula="of:=SUM([.D235:.F235])" office:value-type="float" office:value="0.000434516669909092" calcext:value-type="float">
            <text:p>0.0004345167</text:p>
          </table:table-cell>
          <table:table-cell table:number-columns-repeated="4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SQRT(2)*[.A236]" office:value-type="float" office:value="33.2340187157677" calcext:value-type="float">
            <text:p>33.2340187158</text:p>
          </table:table-cell>
          <table:table-cell table:formula="of:=SQRT(3)*[.A236]" office:value-type="float" office:value="40.7031939778686" calcext:value-type="float">
            <text:p>40.7031939779</text:p>
          </table:table-cell>
          <table:table-cell table:formula="of:=(1-ROUND([.B236])/[.B236])^2" office:value-type="float" office:value="0.0000495833040557554" calcext:value-type="float">
            <text:p>4.95833040557554E-005</text:p>
          </table:table-cell>
          <table:table-cell table:formula="of:=(1-ROUND([.C236])/[.C236])^2" office:value-type="float" office:value="0.0000531726662281281" calcext:value-type="float">
            <text:p>5.31726662281281E-005</text:p>
          </table:table-cell>
          <table:table-cell table:formula="of:=(1-ROUND([.A236])/[.A236])^2" office:value-type="float" office:value="0.000452693526482568" calcext:value-type="float">
            <text:p>0.0004526935</text:p>
          </table:table-cell>
          <table:table-cell table:formula="of:=SUM([.D236:.F236])" office:value-type="float" office:value="0.000555449496766451" calcext:value-type="float">
            <text:p>0.0005554495</text:p>
          </table:table-cell>
          <table:table-cell table:number-columns-repeated="4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formula="of:=SQRT(2)*[.A237]" office:value-type="float" office:value="33.375440072005" calcext:value-type="float">
            <text:p>33.375440072</text:p>
          </table:table-cell>
          <table:table-cell table:formula="of:=SQRT(3)*[.A237]" office:value-type="float" office:value="40.8763990586255" calcext:value-type="float">
            <text:p>40.8763990586</text:p>
          </table:table-cell>
          <table:table-cell table:formula="of:=(1-ROUND([.B237])/[.B237])^2" office:value-type="float" office:value="0.00012653983020967" calcext:value-type="float">
            <text:p>0.0001265398</text:p>
          </table:table-cell>
          <table:table-cell table:formula="of:=(1-ROUND([.C237])/[.C237])^2" office:value-type="float" office:value="0.00000914320161152346" calcext:value-type="float">
            <text:p>9.14320161152346E-006</text:p>
          </table:table-cell>
          <table:table-cell table:formula="of:=(1-ROUND([.A237])/[.A237])^2" office:value-type="float" office:value="0.000287273771904624" calcext:value-type="float">
            <text:p>0.0002872738</text:p>
          </table:table-cell>
          <table:table-cell table:formula="of:=SUM([.D237:.F237])" office:value-type="float" office:value="0.000422956803725817" calcext:value-type="float">
            <text:p>0.0004229568</text:p>
          </table:table-cell>
          <table:table-cell table:number-columns-repeated="4"/>
        </table:table-row>
        <table:table-row table:style-name="ro1">
          <table:table-cell office:value-type="float" office:value="23.7" calcext:value-type="float">
            <text:p>23.7</text:p>
          </table:table-cell>
          <table:table-cell table:formula="of:=SQRT(2)*[.A238]" office:value-type="float" office:value="33.5168614282424" calcext:value-type="float">
            <text:p>33.5168614282</text:p>
          </table:table-cell>
          <table:table-cell table:formula="of:=SQRT(3)*[.A238]" office:value-type="float" office:value="41.0496041393824" calcext:value-type="float">
            <text:p>41.0496041394</text:p>
          </table:table-cell>
          <table:table-cell table:formula="of:=(1-ROUND([.B238])/[.B238])^2" office:value-type="float" office:value="0.000207786216169074" calcext:value-type="float">
            <text:p>0.0002077862</text:p>
          </table:table-cell>
          <table:table-cell table:formula="of:=(1-ROUND([.C238])/[.C238])^2" office:value-type="float" office:value="0.00000146021865196602" calcext:value-type="float">
            <text:p>1.46021865196602E-006</text:p>
          </table:table-cell>
          <table:table-cell table:formula="of:=(1-ROUND([.A238])/[.A238])^2" office:value-type="float" office:value="0.000160230732254442" calcext:value-type="float">
            <text:p>0.0001602307</text:p>
          </table:table-cell>
          <table:table-cell table:formula="of:=SUM([.D238:.F238])" office:value-type="float" office:value="0.000369477167075482" calcext:value-type="float">
            <text:p>0.0003694772</text:p>
          </table:table-cell>
          <table:table-cell table:number-columns-repeated="4"/>
        </table:table-row>
        <table:table-row table:style-name="ro1">
          <table:table-cell office:value-type="float" office:value="23.8" calcext:value-type="float">
            <text:p>23.8</text:p>
          </table:table-cell>
          <table:table-cell table:formula="of:=SQRT(2)*[.A239]" office:value-type="float" office:value="33.6582827844797" calcext:value-type="float">
            <text:p>33.6582827845</text:p>
          </table:table-cell>
          <table:table-cell table:formula="of:=SQRT(3)*[.A239]" office:value-type="float" office:value="41.2228092201393" calcext:value-type="float">
            <text:p>41.2228092201</text:p>
          </table:table-cell>
          <table:table-cell table:formula="of:=(1-ROUND([.B239])/[.B239])^2" office:value-type="float" office:value="0.000103074160884617" calcext:value-type="float">
            <text:p>0.0001030742</text:p>
          </table:table-cell>
          <table:table-cell table:formula="of:=(1-ROUND([.C239])/[.C239])^2" office:value-type="float" office:value="0.0000292140082968923" calcext:value-type="float">
            <text:p>0.000029214</text:p>
          </table:table-cell>
          <table:table-cell table:formula="of:=(1-ROUND([.A239])/[.A239])^2" office:value-type="float" office:value="0.0000706164818868682" calcext:value-type="float">
            <text:p>7.06164818868682E-005</text:p>
          </table:table-cell>
          <table:table-cell table:formula="of:=SUM([.D239:.F239])" office:value-type="float" office:value="0.000202904651068377" calcext:value-type="float">
            <text:p>0.0002029047</text:p>
          </table:table-cell>
          <table:table-cell table:number-columns-repeated="4"/>
        </table:table-row>
        <table:table-row table:style-name="ro1">
          <table:table-cell office:value-type="float" office:value="23.9" calcext:value-type="float">
            <text:p>23.9</text:p>
          </table:table-cell>
          <table:table-cell table:formula="of:=SQRT(2)*[.A240]" office:value-type="float" office:value="33.799704140717" calcext:value-type="float">
            <text:p>33.7997041407</text:p>
          </table:table-cell>
          <table:table-cell table:formula="of:=SQRT(3)*[.A240]" office:value-type="float" office:value="41.3960143008962" calcext:value-type="float">
            <text:p>41.3960143009</text:p>
          </table:table-cell>
          <table:table-cell table:formula="of:=(1-ROUND([.B240])/[.B240])^2" office:value-type="float" office:value="0.0000351170596154875" calcext:value-type="float">
            <text:p>3.51170596154875E-005</text:p>
          </table:table-cell>
          <table:table-cell table:formula="of:=(1-ROUND([.C240])/[.C240])^2" office:value-type="float" office:value="0.0000915176126201578" calcext:value-type="float">
            <text:p>9.15176126201578E-005</text:p>
          </table:table-cell>
          <table:table-cell table:formula="of:=(1-ROUND([.A240])/[.A240])^2" office:value-type="float" office:value="0.0000175066963113387" calcext:value-type="float">
            <text:p>1.75066963113387E-005</text:p>
          </table:table-cell>
          <table:table-cell table:formula="of:=SUM([.D240:.F240])" office:value-type="float" office:value="0.000144141368546984" calcext:value-type="float">
            <text:p>0.000144141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QRT(2)*[.A241]" office:value-type="float" office:value="33.9411254969543" calcext:value-type="float">
            <text:p>33.941125497</text:p>
          </table:table-cell>
          <table:table-cell table:formula="of:=SQRT(3)*[.A241]" office:value-type="float" office:value="41.5692193816531" calcext:value-type="float">
            <text:p>41.5692193817</text:p>
          </table:table-cell>
          <table:table-cell table:formula="of:=(1-ROUND([.B241])/[.B241])^2" office:value-type="float" office:value="0.00000300886033756957" calcext:value-type="float">
            <text:p>3.00886033756957E-006</text:p>
          </table:table-cell>
          <table:table-cell table:formula="of:=(1-ROUND([.C241])/[.C241])^2" office:value-type="float" office:value="0.000107391169643159" calcext:value-type="float">
            <text:p>0.0001073912</text:p>
          </table:table-cell>
          <table:table-cell table:formula="of:=(1-ROUND([.A241])/[.A241])^2" office:value-type="float" office:value="0" calcext:value-type="float">
            <text:p>0</text:p>
          </table:table-cell>
          <table:table-cell table:formula="of:=SUM([.D241:.F241])" office:value-type="float" office:value="0.000110400029980728" calcext:value-type="float">
            <text:p>0.0001104</text:p>
          </table:table-cell>
          <table:table-cell table:number-columns-repeated="4"/>
        </table:table-row>
        <table:table-row table:style-name="ro1">
          <table:table-cell office:value-type="float" office:value="24.1" calcext:value-type="float">
            <text:p>24.1</text:p>
          </table:table-cell>
          <table:table-cell table:formula="of:=SQRT(2)*[.A242]" office:value-type="float" office:value="34.0825468531916" calcext:value-type="float">
            <text:p>34.0825468532</text:p>
          </table:table-cell>
          <table:table-cell table:formula="of:=SQRT(3)*[.A242]" office:value-type="float" office:value="41.7424244624099" calcext:value-type="float">
            <text:p>41.7424244624</text:p>
          </table:table-cell>
          <table:table-cell table:formula="of:=(1-ROUND([.B242])/[.B242])^2" office:value-type="float" office:value="0.00000586593117528524" calcext:value-type="float">
            <text:p>5.86593117528524E-006</text:p>
          </table:table-cell>
          <table:table-cell table:formula="of:=(1-ROUND([.C242])/[.C242])^2" office:value-type="float" office:value="0.0000380762254809696" calcext:value-type="float">
            <text:p>3.80762254809696E-005</text:p>
          </table:table-cell>
          <table:table-cell table:formula="of:=(1-ROUND([.A242])/[.A242])^2" office:value-type="float" office:value="0.0000172173344122871" calcext:value-type="float">
            <text:p>1.72173344122871E-005</text:p>
          </table:table-cell>
          <table:table-cell table:formula="of:=SUM([.D242:.F242])" office:value-type="float" office:value="0.0000611594910685419" calcext:value-type="float">
            <text:p>6.11594910685419E-005</text:p>
          </table:table-cell>
          <table:table-cell table:number-columns-repeated="4"/>
        </table:table-row>
        <table:table-row table:style-name="ro1">
          <table:table-cell office:value-type="float" office:value="24.2" calcext:value-type="float">
            <text:p>24.2</text:p>
          </table:table-cell>
          <table:table-cell table:formula="of:=SQRT(2)*[.A243]" office:value-type="float" office:value="34.2239682094289" calcext:value-type="float">
            <text:p>34.2239682094</text:p>
          </table:table-cell>
          <table:table-cell table:formula="of:=SQRT(3)*[.A243]" office:value-type="float" office:value="41.9156295431668" calcext:value-type="float">
            <text:p>41.9156295432</text:p>
          </table:table-cell>
          <table:table-cell table:formula="of:=(1-ROUND([.B243])/[.B243])^2" office:value-type="float" office:value="0.000042826445286174" calcext:value-type="float">
            <text:p>4.2826445286174E-005</text:p>
          </table:table-cell>
          <table:table-cell table:formula="of:=(1-ROUND([.C243])/[.C243])^2" office:value-type="float" office:value="0.00000405162101076775" calcext:value-type="float">
            <text:p>4.05162101076775E-006</text:p>
          </table:table-cell>
          <table:table-cell table:formula="of:=(1-ROUND([.A243])/[.A243])^2" office:value-type="float" office:value="0.0000683013455365084" calcext:value-type="float">
            <text:p>6.83013455365084E-005</text:p>
          </table:table-cell>
          <table:table-cell table:formula="of:=SUM([.D243:.F243])" office:value-type="float" office:value="0.00011517941183345" calcext:value-type="float">
            <text:p>0.0001151794</text:p>
          </table:table-cell>
          <table:table-cell table:number-columns-repeated="4"/>
        </table:table-row>
        <table:table-row table:style-name="ro1">
          <table:table-cell office:value-type="float" office:value="24.3" calcext:value-type="float">
            <text:p>24.3</text:p>
          </table:table-cell>
          <table:table-cell table:formula="of:=SQRT(2)*[.A244]" office:value-type="float" office:value="34.3653895656662" calcext:value-type="float">
            <text:p>34.3653895657</text:p>
          </table:table-cell>
          <table:table-cell table:formula="of:=SQRT(3)*[.A244]" office:value-type="float" office:value="42.0888346239237" calcext:value-type="float">
            <text:p>42.0888346239</text:p>
          </table:table-cell>
          <table:table-cell table:formula="of:=(1-ROUND([.B244])/[.B244])^2" office:value-type="float" office:value="0.000113049784668453" calcext:value-type="float">
            <text:p>0.0001130498</text:p>
          </table:table-cell>
          <table:table-cell table:formula="of:=(1-ROUND([.C244])/[.C244])^2" office:value-type="float" office:value="0.00000445482588340139" calcext:value-type="float">
            <text:p>4.45482588340139E-006</text:p>
          </table:table-cell>
          <table:table-cell table:formula="of:=(1-ROUND([.A244])/[.A244])^2" office:value-type="float" office:value="0.000152415790275877" calcext:value-type="float">
            <text:p>0.0001524158</text:p>
          </table:table-cell>
          <table:table-cell table:formula="of:=SUM([.D244:.F244])" office:value-type="float" office:value="0.000269920400827731" calcext:value-type="float">
            <text:p>0.0002699204</text:p>
          </table:table-cell>
          <table:table-cell table:number-columns-repeated="4"/>
        </table:table-row>
        <table:table-row table:style-name="ro1">
          <table:table-cell office:value-type="float" office:value="24.4" calcext:value-type="float">
            <text:p>24.4</text:p>
          </table:table-cell>
          <table:table-cell table:formula="of:=SQRT(2)*[.A245]" office:value-type="float" office:value="34.5068109219035" calcext:value-type="float">
            <text:p>34.5068109219</text:p>
          </table:table-cell>
          <table:table-cell table:formula="of:=SQRT(3)*[.A245]" office:value-type="float" office:value="42.2620397046806" calcext:value-type="float">
            <text:p>42.2620397047</text:p>
          </table:table-cell>
          <table:table-cell table:formula="of:=(1-ROUND([.B245])/[.B245])^2" office:value-type="float" office:value="0.00020427595635721" calcext:value-type="float">
            <text:p>0.000204276</text:p>
          </table:table-cell>
          <table:table-cell table:formula="of:=(1-ROUND([.C245])/[.C245])^2" office:value-type="float" office:value="0.000038444418407407" calcext:value-type="float">
            <text:p>3.8444418407407E-005</text:p>
          </table:table-cell>
          <table:table-cell table:formula="of:=(1-ROUND([.A245])/[.A245])^2" office:value-type="float" office:value="0.000268744961031985" calcext:value-type="float">
            <text:p>0.000268745</text:p>
          </table:table-cell>
          <table:table-cell table:formula="of:=SUM([.D245:.F245])" office:value-type="float" office:value="0.000511465335796602" calcext:value-type="float">
            <text:p>0.0005114653</text:p>
          </table:table-cell>
          <table:table-cell table:number-columns-repeated="4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formula="of:=SQRT(2)*[.A246]" office:value-type="float" office:value="34.6482322781408" calcext:value-type="float">
            <text:p>34.6482322781</text:p>
          </table:table-cell>
          <table:table-cell table:formula="of:=SQRT(3)*[.A246]" office:value-type="float" office:value="42.4352447854375" calcext:value-type="float">
            <text:p>42.4352447854</text:p>
          </table:table-cell>
          <table:table-cell table:formula="of:=(1-ROUND([.B246])/[.B246])^2" office:value-type="float" office:value="0.000103074160884617" calcext:value-type="float">
            <text:p>0.0001030742</text:p>
          </table:table-cell>
          <table:table-cell table:formula="of:=(1-ROUND([.C246])/[.C246])^2" office:value-type="float" office:value="0.00010519951311983" calcext:value-type="float">
            <text:p>0.0001051995</text:p>
          </table:table-cell>
          <table:table-cell table:formula="of:=(1-ROUND([.A246])/[.A246])^2" office:value-type="float" office:value="0.000416493127863382" calcext:value-type="float">
            <text:p>0.0004164931</text:p>
          </table:table-cell>
          <table:table-cell table:formula="of:=SUM([.D246:.F246])" office:value-type="float" office:value="0.000624766801867829" calcext:value-type="float">
            <text:p>0.0006247668</text:p>
          </table:table-cell>
          <table:table-cell table:number-columns-repeated="4"/>
        </table:table-row>
        <table:table-row table:style-name="ro1">
          <table:table-cell office:value-type="float" office:value="24.6" calcext:value-type="float">
            <text:p>24.6</text:p>
          </table:table-cell>
          <table:table-cell table:formula="of:=SQRT(2)*[.A247]" office:value-type="float" office:value="34.7896536343781" calcext:value-type="float">
            <text:p>34.7896536344</text:p>
          </table:table-cell>
          <table:table-cell table:formula="of:=SQRT(3)*[.A247]" office:value-type="float" office:value="42.6084498661944" calcext:value-type="float">
            <text:p>42.6084498662</text:p>
          </table:table-cell>
          <table:table-cell table:formula="of:=(1-ROUND([.B247])/[.B247])^2" office:value-type="float" office:value="0.0000365569382727927" calcext:value-type="float">
            <text:p>3.65569382727927E-005</text:p>
          </table:table-cell>
          <table:table-cell table:formula="of:=(1-ROUND([.C247])/[.C247])^2" office:value-type="float" office:value="0.0000844468169757843" calcext:value-type="float">
            <text:p>8.44468169757843E-005</text:p>
          </table:table-cell>
          <table:table-cell table:formula="of:=(1-ROUND([.A247])/[.A247])^2" office:value-type="float" office:value="0.000264392887831313" calcext:value-type="float">
            <text:p>0.0002643929</text:p>
          </table:table-cell>
          <table:table-cell table:formula="of:=SUM([.D247:.F247])" office:value-type="float" office:value="0.00038539664307989" calcext:value-type="float">
            <text:p>0.0003853966</text:p>
          </table:table-cell>
          <table:table-cell table:number-columns-repeated="4"/>
        </table:table-row>
        <table:table-row table:style-name="ro1">
          <table:table-cell office:value-type="float" office:value="24.7" calcext:value-type="float">
            <text:p>24.7</text:p>
          </table:table-cell>
          <table:table-cell table:formula="of:=SQRT(2)*[.A248]" office:value-type="float" office:value="34.9310749906155" calcext:value-type="float">
            <text:p>34.9310749906</text:p>
          </table:table-cell>
          <table:table-cell table:formula="of:=SQRT(3)*[.A248]" office:value-type="float" office:value="42.7816549469513" calcext:value-type="float">
            <text:p>42.781654947</text:p>
          </table:table-cell>
          <table:table-cell table:formula="of:=(1-ROUND([.B248])/[.B248])^2" office:value-type="float" office:value="0.00000389340664382292" calcext:value-type="float">
            <text:p>3.89340664382292E-006</text:p>
          </table:table-cell>
          <table:table-cell table:formula="of:=(1-ROUND([.C248])/[.C248])^2" office:value-type="float" office:value="0.0000260478302058449" calcext:value-type="float">
            <text:p>2.60478302058449E-005</text:p>
          </table:table-cell>
          <table:table-cell table:formula="of:=(1-ROUND([.A248])/[.A248])^2" office:value-type="float" office:value="0.000147519218475957" calcext:value-type="float">
            <text:p>0.0001475192</text:p>
          </table:table-cell>
          <table:table-cell table:formula="of:=SUM([.D248:.F248])" office:value-type="float" office:value="0.000177460455325625" calcext:value-type="float">
            <text:p>0.0001774605</text:p>
          </table:table-cell>
          <table:table-cell table:number-columns-repeated="4"/>
        </table:table-row>
        <table:table-row table:style-name="ro1">
          <table:table-cell office:value-type="float" office:value="24.8" calcext:value-type="float">
            <text:p>24.8</text:p>
          </table:table-cell>
          <table:table-cell table:formula="of:=SQRT(2)*[.A249]" office:value-type="float" office:value="35.0724963468528" calcext:value-type="float">
            <text:p>35.0724963469</text:p>
          </table:table-cell>
          <table:table-cell table:formula="of:=SQRT(3)*[.A249]" office:value-type="float" office:value="42.9548600277082" calcext:value-type="float">
            <text:p>42.9548600277</text:p>
          </table:table-cell>
          <table:table-cell table:formula="of:=(1-ROUND([.B249])/[.B249])^2" office:value-type="float" office:value="0.00000427266544208222" calcext:value-type="float">
            <text:p>4.27266544208222E-006</text:p>
          </table:table-cell>
          <table:table-cell table:formula="of:=(1-ROUND([.C249])/[.C249])^2" office:value-type="float" office:value="0.00000110432768519516" calcext:value-type="float">
            <text:p>1.10432768519516E-006</text:p>
          </table:table-cell>
          <table:table-cell table:formula="of:=(1-ROUND([.A249])/[.A249])^2" office:value-type="float" office:value="0.0000650364203954177" calcext:value-type="float">
            <text:p>6.50364203954177E-005</text:p>
          </table:table-cell>
          <table:table-cell table:formula="of:=SUM([.D249:.F249])" office:value-type="float" office:value="0.0000704134135226951" calcext:value-type="float">
            <text:p>7.04134135226951E-005</text:p>
          </table:table-cell>
          <table:table-cell table:number-columns-repeated="4"/>
        </table:table-row>
        <table:table-row table:style-name="ro1">
          <table:table-cell office:value-type="float" office:value="24.9" calcext:value-type="float">
            <text:p>24.9</text:p>
          </table:table-cell>
          <table:table-cell table:formula="of:=SQRT(2)*[.A250]" office:value-type="float" office:value="35.2139177030901" calcext:value-type="float">
            <text:p>35.2139177031</text:p>
          </table:table-cell>
          <table:table-cell table:formula="of:=SQRT(3)*[.A250]" office:value-type="float" office:value="43.1280651084651" calcext:value-type="float">
            <text:p>43.1280651085</text:p>
          </table:table-cell>
          <table:table-cell table:formula="of:=(1-ROUND([.B250])/[.B250])^2" office:value-type="float" office:value="0.0000369032626049039" calcext:value-type="float">
            <text:p>3.69032626049039E-005</text:p>
          </table:table-cell>
          <table:table-cell table:formula="of:=(1-ROUND([.C250])/[.C250])^2" office:value-type="float" office:value="0.00000881742337820544" calcext:value-type="float">
            <text:p>8.81742337820544E-006</text:p>
          </table:table-cell>
          <table:table-cell table:formula="of:=(1-ROUND([.A250])/[.A250])^2" office:value-type="float" office:value="0.0000161287721165774" calcext:value-type="float">
            <text:p>1.61287721165774E-005</text:p>
          </table:table-cell>
          <table:table-cell table:formula="of:=SUM([.D250:.F250])" office:value-type="float" office:value="0.0000618494580996868" calcext:value-type="float">
            <text:p>6.18494580996868E-00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QRT(2)*[.A251]" office:value-type="float" office:value="35.3553390593274" calcext:value-type="float">
            <text:p>35.3553390593</text:p>
          </table:table-cell>
          <table:table-cell table:formula="of:=SQRT(3)*[.A251]" office:value-type="float" office:value="43.3012701892219" calcext:value-type="float">
            <text:p>43.3012701892</text:p>
          </table:table-cell>
          <table:table-cell table:formula="of:=(1-ROUND([.B251])/[.B251])^2" office:value-type="float" office:value="0.000101012677666937" calcext:value-type="float">
            <text:p>0.0001010127</text:p>
          </table:table-cell>
          <table:table-cell table:formula="of:=(1-ROUND([.C251])/[.C251])^2" office:value-type="float" office:value="0.0000484073210207054" calcext:value-type="float">
            <text:p>4.84073210207054E-005</text:p>
          </table:table-cell>
          <table:table-cell table:formula="of:=(1-ROUND([.A251])/[.A251])^2" office:value-type="float" office:value="0" calcext:value-type="float">
            <text:p>0</text:p>
          </table:table-cell>
          <table:table-cell table:formula="of:=SUM([.D251:.F251])" office:value-type="float" office:value="0.000149419998687643" calcext:value-type="float">
            <text:p>0.00014942</text:p>
          </table:table-cell>
          <table:table-cell table:number-columns-repeated="4"/>
        </table:table-row>
        <table:table-row table:style-name="ro1">
          <table:table-cell office:value-type="float" office:value="25.1" calcext:value-type="float">
            <text:p>25.1</text:p>
          </table:table-cell>
          <table:table-cell table:formula="of:=SQRT(2)*[.A252]" office:value-type="float" office:value="35.4967604155647" calcext:value-type="float">
            <text:p>35.4967604156</text:p>
          </table:table-cell>
          <table:table-cell table:formula="of:=SQRT(3)*[.A252]" office:value-type="float" office:value="43.4744752699788" calcext:value-type="float">
            <text:p>43.47447527</text:p>
          </table:table-cell>
          <table:table-cell table:formula="of:=(1-ROUND([.B252])/[.B252])^2" office:value-type="float" office:value="0.000195846820266344" calcext:value-type="float">
            <text:p>0.0001958468</text:p>
          </table:table-cell>
          <table:table-cell table:formula="of:=(1-ROUND([.C252])/[.C252])^2" office:value-type="float" office:value="0.000119112808696938" calcext:value-type="float">
            <text:p>0.0001191128</text:p>
          </table:table-cell>
          <table:table-cell table:formula="of:=(1-ROUND([.A252])/[.A252])^2" office:value-type="float" office:value="0.000015872763924383" calcext:value-type="float">
            <text:p>1.5872763924383E-005</text:p>
          </table:table-cell>
          <table:table-cell table:formula="of:=SUM([.D252:.F252])" office:value-type="float" office:value="0.000330832392887665" calcext:value-type="float">
            <text:p>0.0003308324</text:p>
          </table:table-cell>
          <table:table-cell table:number-columns-repeated="4"/>
        </table:table-row>
        <table:table-row table:style-name="ro1">
          <table:table-cell office:value-type="float" office:value="25.2" calcext:value-type="float">
            <text:p>25.2</text:p>
          </table:table-cell>
          <table:table-cell table:formula="of:=SQRT(2)*[.A253]" office:value-type="float" office:value="35.638181771802" calcext:value-type="float">
            <text:p>35.6381817718</text:p>
          </table:table-cell>
          <table:table-cell table:formula="of:=SQRT(3)*[.A253]" office:value-type="float" office:value="43.6476803507357" calcext:value-type="float">
            <text:p>43.6476803507</text:p>
          </table:table-cell>
          <table:table-cell table:formula="of:=(1-ROUND([.B253])/[.B253])^2" office:value-type="float" office:value="0.000103074160884621" calcext:value-type="float">
            <text:p>0.0001030742</text:p>
          </table:table-cell>
          <table:table-cell table:formula="of:=(1-ROUND([.C253])/[.C253])^2" office:value-type="float" office:value="0.0000651555467675056" calcext:value-type="float">
            <text:p>6.51555467675056E-005</text:p>
          </table:table-cell>
          <table:table-cell table:formula="of:=(1-ROUND([.A253])/[.A253])^2" office:value-type="float" office:value="0.0000629881582262548" calcext:value-type="float">
            <text:p>6.29881582262548E-005</text:p>
          </table:table-cell>
          <table:table-cell table:formula="of:=SUM([.D253:.F253])" office:value-type="float" office:value="0.000231217865878381" calcext:value-type="float">
            <text:p>0.0002312179</text:p>
          </table:table-cell>
          <table:table-cell table:number-columns-repeated="4"/>
        </table:table-row>
        <table:table-row table:style-name="ro1">
          <table:table-cell office:value-type="float" office:value="25.3" calcext:value-type="float">
            <text:p>25.3</text:p>
          </table:table-cell>
          <table:table-cell table:formula="of:=SQRT(2)*[.A254]" office:value-type="float" office:value="35.7796031280393" calcext:value-type="float">
            <text:p>35.779603128</text:p>
          </table:table-cell>
          <table:table-cell table:formula="of:=SQRT(3)*[.A254]" office:value-type="float" office:value="43.8208854314926" calcext:value-type="float">
            <text:p>43.8208854315</text:p>
          </table:table-cell>
          <table:table-cell table:formula="of:=(1-ROUND([.B254])/[.B254])^2" office:value-type="float" office:value="0.0000379437119546111" calcext:value-type="float">
            <text:p>3.79437119546111E-005</text:p>
          </table:table-cell>
          <table:table-cell table:formula="of:=(1-ROUND([.C254])/[.C254])^2" office:value-type="float" office:value="0.0000167070404951345" calcext:value-type="float">
            <text:p>0.000016707</text:p>
          </table:table-cell>
          <table:table-cell table:formula="of:=(1-ROUND([.A254])/[.A254])^2" office:value-type="float" office:value="0.000140605227389902" calcext:value-type="float">
            <text:p>0.0001406052</text:p>
          </table:table-cell>
          <table:table-cell table:formula="of:=SUM([.D254:.F254])" office:value-type="float" office:value="0.000195255979839648" calcext:value-type="float">
            <text:p>0.000195256</text:p>
          </table:table-cell>
          <table:table-cell table:number-columns-repeated="4"/>
        </table:table-row>
        <table:table-row table:style-name="ro1">
          <table:table-cell office:value-type="float" office:value="25.4" calcext:value-type="float">
            <text:p>25.4</text:p>
          </table:table-cell>
          <table:table-cell table:formula="of:=SQRT(2)*[.A255]" office:value-type="float" office:value="35.9210244842766" calcext:value-type="float">
            <text:p>35.9210244843</text:p>
          </table:table-cell>
          <table:table-cell table:formula="of:=SQRT(3)*[.A255]" office:value-type="float" office:value="43.9940905122495" calcext:value-type="float">
            <text:p>43.9940905122</text:p>
          </table:table-cell>
          <table:table-cell table:formula="of:=(1-ROUND([.B255])/[.B255])^2" office:value-type="float" office:value="0.00000483378703249902" calcext:value-type="float">
            <text:p>4.83378703249902E-006</text:p>
          </table:table-cell>
          <table:table-cell table:formula="of:=(1-ROUND([.C255])/[.C255])^2" office:value-type="float" office:value="0.0000000180430929141233" calcext:value-type="float">
            <text:p>0.000000018</text:p>
          </table:table-cell>
          <table:table-cell table:formula="of:=(1-ROUND([.A255])/[.A255])^2" office:value-type="float" office:value="0.000248000496000995" calcext:value-type="float">
            <text:p>0.0002480005</text:p>
          </table:table-cell>
          <table:table-cell table:formula="of:=SUM([.D255:.F255])" office:value-type="float" office:value="0.000252852326126408" calcext:value-type="float">
            <text:p>0.0002528523</text:p>
          </table:table-cell>
          <table:table-cell table:number-columns-repeated="4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SQRT(2)*[.A256]" office:value-type="float" office:value="36.0624458405139" calcext:value-type="float">
            <text:p>36.0624458405</text:p>
          </table:table-cell>
          <table:table-cell table:formula="of:=SQRT(3)*[.A256]" office:value-type="float" office:value="44.1672955930064" calcext:value-type="float">
            <text:p>44.167295593</text:p>
          </table:table-cell>
          <table:table-cell table:formula="of:=(1-ROUND([.B256])/[.B256])^2" office:value-type="float" office:value="0.00000299844905612541" calcext:value-type="float">
            <text:p>2.99844905612541E-006</text:p>
          </table:table-cell>
          <table:table-cell table:formula="of:=(1-ROUND([.C256])/[.C256])^2" office:value-type="float" office:value="0.000014347207709524" calcext:value-type="float">
            <text:p>1.4347207709524E-005</text:p>
          </table:table-cell>
          <table:table-cell table:formula="of:=(1-ROUND([.A256])/[.A256])^2" office:value-type="float" office:value="0.000384467512495191" calcext:value-type="float">
            <text:p>0.0003844675</text:p>
          </table:table-cell>
          <table:table-cell table:formula="of:=SUM([.D256:.F256])" office:value-type="float" office:value="0.000401813169260841" calcext:value-type="float">
            <text:p>0.0004018132</text:p>
          </table:table-cell>
          <table:table-cell table:number-columns-repeated="4"/>
        </table:table-row>
        <table:table-row table:style-name="ro1">
          <table:table-cell office:value-type="float" office:value="25.6" calcext:value-type="float">
            <text:p>25.6</text:p>
          </table:table-cell>
          <table:table-cell table:formula="of:=SQRT(2)*[.A257]" office:value-type="float" office:value="36.2038671967512" calcext:value-type="float">
            <text:p>36.2038671968</text:p>
          </table:table-cell>
          <table:table-cell table:formula="of:=SQRT(3)*[.A257]" office:value-type="float" office:value="44.3405006737633" calcext:value-type="float">
            <text:p>44.3405006738</text:p>
          </table:table-cell>
          <table:table-cell table:formula="of:=(1-ROUND([.B257])/[.B257])^2" office:value-type="float" office:value="0.0000317091628350897" calcext:value-type="float">
            <text:p>3.17091628350897E-005</text:p>
          </table:table-cell>
          <table:table-cell table:formula="of:=(1-ROUND([.C257])/[.C257])^2" office:value-type="float" office:value="0.0000589704939947672" calcext:value-type="float">
            <text:p>5.89704939947672E-005</text:p>
          </table:table-cell>
          <table:table-cell table:formula="of:=(1-ROUND([.A257])/[.A257])^2" office:value-type="float" office:value="0.000244140625" calcext:value-type="float">
            <text:p>0.0002441406</text:p>
          </table:table-cell>
          <table:table-cell table:formula="of:=SUM([.D257:.F257])" office:value-type="float" office:value="0.000334820281829857" calcext:value-type="float">
            <text:p>0.0003348203</text:p>
          </table:table-cell>
          <table:table-cell table:number-columns-repeated="4"/>
        </table:table-row>
        <table:table-row table:style-name="ro1">
          <table:table-cell office:value-type="float" office:value="25.7" calcext:value-type="float">
            <text:p>25.7</text:p>
          </table:table-cell>
          <table:table-cell table:formula="of:=SQRT(2)*[.A258]" office:value-type="float" office:value="36.3452885529885" calcext:value-type="float">
            <text:p>36.345288553</text:p>
          </table:table-cell>
          <table:table-cell table:formula="of:=SQRT(3)*[.A258]" office:value-type="float" office:value="44.5137057545202" calcext:value-type="float">
            <text:p>44.5137057545</text:p>
          </table:table-cell>
          <table:table-cell table:formula="of:=(1-ROUND([.B258])/[.B258])^2" office:value-type="float" office:value="0.0000902543451262904" calcext:value-type="float">
            <text:p>9.02543451262904E-005</text:p>
          </table:table-cell>
          <table:table-cell table:formula="of:=(1-ROUND([.C258])/[.C258])^2" office:value-type="float" office:value="0.000119346794645804" calcext:value-type="float">
            <text:p>0.0001193468</text:p>
          </table:table-cell>
          <table:table-cell table:formula="of:=(1-ROUND([.A258])/[.A258])^2" office:value-type="float" office:value="0.000136262471801238" calcext:value-type="float">
            <text:p>0.0001362625</text:p>
          </table:table-cell>
          <table:table-cell table:formula="of:=SUM([.D258:.F258])" office:value-type="float" office:value="0.000345863611573332" calcext:value-type="float">
            <text:p>0.0003458636</text:p>
          </table:table-cell>
          <table:table-cell table:number-columns-repeated="4"/>
        </table:table-row>
        <table:table-row table:style-name="ro1">
          <table:table-cell office:value-type="float" office:value="25.8" calcext:value-type="float">
            <text:p>25.8</text:p>
          </table:table-cell>
          <table:table-cell table:formula="of:=SQRT(2)*[.A259]" office:value-type="float" office:value="36.4867099092259" calcext:value-type="float">
            <text:p>36.4867099092</text:p>
          </table:table-cell>
          <table:table-cell table:formula="of:=SQRT(3)*[.A259]" office:value-type="float" office:value="44.686910835277" calcext:value-type="float">
            <text:p>44.6869108353</text:p>
          </table:table-cell>
          <table:table-cell table:formula="of:=(1-ROUND([.B259])/[.B259])^2" office:value-type="float" office:value="0.000177938927752723" calcext:value-type="float">
            <text:p>0.0001779389</text:p>
          </table:table-cell>
          <table:table-cell table:formula="of:=(1-ROUND([.C259])/[.C259])^2" office:value-type="float" office:value="0.0000490880080658812" calcext:value-type="float">
            <text:p>0.000049088</text:p>
          </table:table-cell>
          <table:table-cell table:formula="of:=(1-ROUND([.A259])/[.A259])^2" office:value-type="float" office:value="0.0000600925425154706" calcext:value-type="float">
            <text:p>6.00925425154706E-005</text:p>
          </table:table-cell>
          <table:table-cell table:formula="of:=SUM([.D259:.F259])" office:value-type="float" office:value="0.000287119478334075" calcext:value-type="float">
            <text:p>0.0002871195</text:p>
          </table:table-cell>
          <table:table-cell table:number-columns-repeated="4"/>
        </table:table-row>
        <table:table-row table:style-name="ro1">
          <table:table-cell office:value-type="float" office:value="25.9" calcext:value-type="float">
            <text:p>25.9</text:p>
          </table:table-cell>
          <table:table-cell table:formula="of:=SQRT(2)*[.A260]" office:value-type="float" office:value="36.6281312654632" calcext:value-type="float">
            <text:p>36.6281312655</text:p>
          </table:table-cell>
          <table:table-cell table:formula="of:=SQRT(3)*[.A260]" office:value-type="float" office:value="44.8601159160339" calcext:value-type="float">
            <text:p>44.860115916</text:p>
          </table:table-cell>
          <table:table-cell table:formula="of:=(1-ROUND([.B260])/[.B260])^2" office:value-type="float" office:value="0.000103074160884621" calcext:value-type="float">
            <text:p>0.0001030742</text:p>
          </table:table-cell>
          <table:table-cell table:formula="of:=(1-ROUND([.C260])/[.C260])^2" office:value-type="float" office:value="0.00000972334786652307" calcext:value-type="float">
            <text:p>9.72334786652307E-006</text:p>
          </table:table-cell>
          <table:table-cell table:formula="of:=(1-ROUND([.A260])/[.A260])^2" office:value-type="float" office:value="0.0000149073508146867" calcext:value-type="float">
            <text:p>1.49073508146867E-005</text:p>
          </table:table-cell>
          <table:table-cell table:formula="of:=SUM([.D260:.F260])" office:value-type="float" office:value="0.000127704859565831" calcext:value-type="float">
            <text:p>0.000127704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QRT(2)*[.A261]" office:value-type="float" office:value="36.7695526217005" calcext:value-type="float">
            <text:p>36.7695526217</text:p>
          </table:table-cell>
          <table:table-cell table:formula="of:=SQRT(3)*[.A261]" office:value-type="float" office:value="45.0333209967908" calcext:value-type="float">
            <text:p>45.0333209968</text:p>
          </table:table-cell>
          <table:table-cell table:formula="of:=(1-ROUND([.B261])/[.B261])^2" office:value-type="float" office:value="0.0000392795814830799" calcext:value-type="float">
            <text:p>3.92795814830799E-005</text:p>
          </table:table-cell>
          <table:table-cell table:formula="of:=(1-ROUND([.C261])/[.C261])^2" office:value-type="float" office:value="0.000000547479697797457" calcext:value-type="float">
            <text:p>5.47479697797457E-007</text:p>
          </table:table-cell>
          <table:table-cell table:formula="of:=(1-ROUND([.A261])/[.A261])^2" office:value-type="float" office:value="0" calcext:value-type="float">
            <text:p>0</text:p>
          </table:table-cell>
          <table:table-cell table:formula="of:=SUM([.D261:.F261])" office:value-type="float" office:value="0.0000398270611808773" calcext:value-type="float">
            <text:p>3.98270611808773E-005</text:p>
          </table:table-cell>
          <table:table-cell table:number-columns-repeated="4"/>
        </table:table-row>
        <table:table-row table:style-name="ro1">
          <table:table-cell office:value-type="float" office:value="26.1" calcext:value-type="float">
            <text:p>26.1</text:p>
          </table:table-cell>
          <table:table-cell table:formula="of:=SQRT(2)*[.A262]" office:value-type="float" office:value="36.9109739779378" calcext:value-type="float">
            <text:p>36.9109739779</text:p>
          </table:table-cell>
          <table:table-cell table:formula="of:=SQRT(3)*[.A262]" office:value-type="float" office:value="45.2065260775477" calcext:value-type="float">
            <text:p>45.2065260775</text:p>
          </table:table-cell>
          <table:table-cell table:formula="of:=(1-ROUND([.B262])/[.B262])^2" office:value-type="float" office:value="0.00000581731962553565" calcext:value-type="float">
            <text:p>5.81731962553565E-006</text:p>
          </table:table-cell>
          <table:table-cell table:formula="of:=(1-ROUND([.C262])/[.C262])^2" office:value-type="float" office:value="0.0000208712050161909" calcext:value-type="float">
            <text:p>2.08712050161909E-005</text:p>
          </table:table-cell>
          <table:table-cell table:formula="of:=(1-ROUND([.A262])/[.A262])^2" office:value-type="float" office:value="0.0000146797610134909" calcext:value-type="float">
            <text:p>1.46797610134909E-005</text:p>
          </table:table-cell>
          <table:table-cell table:formula="of:=SUM([.D262:.F262])" office:value-type="float" office:value="0.0000413682856552175" calcext:value-type="float">
            <text:p>4.13682856552175E-005</text:p>
          </table:table-cell>
          <table:table-cell table:number-columns-repeated="4"/>
        </table:table-row>
        <table:table-row table:style-name="ro1">
          <table:table-cell office:value-type="float" office:value="26.2" calcext:value-type="float">
            <text:p>26.2</text:p>
          </table:table-cell>
          <table:table-cell table:formula="of:=SQRT(2)*[.A263]" office:value-type="float" office:value="37.0523953341751" calcext:value-type="float">
            <text:p>37.0523953342</text:p>
          </table:table-cell>
          <table:table-cell table:formula="of:=SQRT(3)*[.A263]" office:value-type="float" office:value="45.3797311583046" calcext:value-type="float">
            <text:p>45.3797311583</text:p>
          </table:table-cell>
          <table:table-cell table:formula="of:=(1-ROUND([.B263])/[.B263])^2" office:value-type="float" office:value="0.00000199964384601713" calcext:value-type="float">
            <text:p>1.99964384601713E-006</text:p>
          </table:table-cell>
          <table:table-cell table:formula="of:=(1-ROUND([.C263])/[.C263])^2" office:value-type="float" office:value="0.0000700210518944812" calcext:value-type="float">
            <text:p>7.00210518944812E-005</text:p>
          </table:table-cell>
          <table:table-cell table:formula="of:=(1-ROUND([.A263])/[.A263])^2" office:value-type="float" office:value="0.0000582716624905327" calcext:value-type="float">
            <text:p>5.82716624905327E-005</text:p>
          </table:table-cell>
          <table:table-cell table:formula="of:=SUM([.D263:.F263])" office:value-type="float" office:value="0.000130292358231031" calcext:value-type="float">
            <text:p>0.0001302924</text:p>
          </table:table-cell>
          <table:table-cell table:number-columns-repeated="4"/>
        </table:table-row>
        <table:table-row table:style-name="ro1">
          <table:table-cell office:value-type="float" office:value="26.3" calcext:value-type="float">
            <text:p>26.3</text:p>
          </table:table-cell>
          <table:table-cell table:formula="of:=SQRT(2)*[.A264]" office:value-type="float" office:value="37.1938166904124" calcext:value-type="float">
            <text:p>37.1938166904</text:p>
          </table:table-cell>
          <table:table-cell table:formula="of:=SQRT(3)*[.A264]" office:value-type="float" office:value="45.5529362390615" calcext:value-type="float">
            <text:p>45.5529362391</text:p>
          </table:table-cell>
          <table:table-cell table:formula="of:=(1-ROUND([.B264])/[.B264])^2" office:value-type="float" office:value="0.0000271544401989484" calcext:value-type="float">
            <text:p>2.71544401989484E-005</text:p>
          </table:table-cell>
          <table:table-cell table:formula="of:=(1-ROUND([.C264])/[.C264])^2" office:value-type="float" office:value="0.0000963177176406054" calcext:value-type="float">
            <text:p>9.63177176406054E-005</text:p>
          </table:table-cell>
          <table:table-cell table:formula="of:=(1-ROUND([.A264])/[.A264])^2" office:value-type="float" office:value="0.000130116092469174" calcext:value-type="float">
            <text:p>0.0001301161</text:p>
          </table:table-cell>
          <table:table-cell table:formula="of:=SUM([.D264:.F264])" office:value-type="float" office:value="0.000253588250308728" calcext:value-type="float">
            <text:p>0.0002535883</text:p>
          </table:table-cell>
          <table:table-cell table:number-columns-repeated="4"/>
        </table:table-row>
        <table:table-row table:style-name="ro1">
          <table:table-cell office:value-type="float" office:value="26.4" calcext:value-type="float">
            <text:p>26.4</text:p>
          </table:table-cell>
          <table:table-cell table:formula="of:=SQRT(2)*[.A265]" office:value-type="float" office:value="37.3352380466497" calcext:value-type="float">
            <text:p>37.3352380466</text:p>
          </table:table-cell>
          <table:table-cell table:formula="of:=SQRT(3)*[.A265]" office:value-type="float" office:value="45.7261413198184" calcext:value-type="float">
            <text:p>45.7261413198</text:p>
          </table:table-cell>
          <table:table-cell table:formula="of:=(1-ROUND([.B265])/[.B265])^2" office:value-type="float" office:value="0.0000806248191585717" calcext:value-type="float">
            <text:p>8.06248191585717E-005</text:p>
          </table:table-cell>
          <table:table-cell table:formula="of:=(1-ROUND([.C265])/[.C265])^2" office:value-type="float" office:value="0.0000358693835661673" calcext:value-type="float">
            <text:p>3.58693835661673E-005</text:p>
          </table:table-cell>
          <table:table-cell table:formula="of:=(1-ROUND([.A265])/[.A265])^2" office:value-type="float" office:value="0.000229568411386596" calcext:value-type="float">
            <text:p>0.0002295684</text:p>
          </table:table-cell>
          <table:table-cell table:formula="of:=SUM([.D265:.F265])" office:value-type="float" office:value="0.000346062614111335" calcext:value-type="float">
            <text:p>0.0003460626</text:p>
          </table:table-cell>
          <table:table-cell table:number-columns-repeated="4"/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SQRT(2)*[.A266]" office:value-type="float" office:value="37.476659402887" calcext:value-type="float">
            <text:p>37.4766594029</text:p>
          </table:table-cell>
          <table:table-cell table:formula="of:=SQRT(3)*[.A266]" office:value-type="float" office:value="45.8993464005753" calcext:value-type="float">
            <text:p>45.8993464006</text:p>
          </table:table-cell>
          <table:table-cell table:formula="of:=(1-ROUND([.B266])/[.B266])^2" office:value-type="float" office:value="0.000161768733613823" calcext:value-type="float">
            <text:p>0.0001617687</text:p>
          </table:table-cell>
          <table:table-cell table:formula="of:=(1-ROUND([.C266])/[.C266])^2" office:value-type="float" office:value="0.00000480889857702932" calcext:value-type="float">
            <text:p>4.80889857702932E-006</text:p>
          </table:table-cell>
          <table:table-cell table:formula="of:=(1-ROUND([.A266])/[.A266])^2" office:value-type="float" office:value="0.000355998576005687" calcext:value-type="float">
            <text:p>0.0003559986</text:p>
          </table:table-cell>
          <table:table-cell table:formula="of:=SUM([.D266:.F266])" office:value-type="float" office:value="0.00052257620819654" calcext:value-type="float">
            <text:p>0.0005225762</text:p>
          </table:table-cell>
          <table:table-cell table:number-columns-repeated="4"/>
        </table:table-row>
        <table:table-row table:style-name="ro1">
          <table:table-cell office:value-type="float" office:value="26.6" calcext:value-type="float">
            <text:p>26.6</text:p>
          </table:table-cell>
          <table:table-cell table:formula="of:=SQRT(2)*[.A267]" office:value-type="float" office:value="37.6180807591243" calcext:value-type="float">
            <text:p>37.6180807591</text:p>
          </table:table-cell>
          <table:table-cell table:formula="of:=SQRT(3)*[.A267]" office:value-type="float" office:value="46.0725514813321" calcext:value-type="float">
            <text:p>46.0725514813</text:p>
          </table:table-cell>
          <table:table-cell table:formula="of:=(1-ROUND([.B267])/[.B267])^2" office:value-type="float" office:value="0.000103074160884621" calcext:value-type="float">
            <text:p>0.0001030742</text:p>
          </table:table-cell>
          <table:table-cell table:formula="of:=(1-ROUND([.C267])/[.C267])^2" office:value-type="float" office:value="0.00000247975080722804" calcext:value-type="float">
            <text:p>2.47975080722804E-006</text:p>
          </table:table-cell>
          <table:table-cell table:formula="of:=(1-ROUND([.A267])/[.A267])^2" office:value-type="float" office:value="0.000226129232856574" calcext:value-type="float">
            <text:p>0.0002261292</text:p>
          </table:table-cell>
          <table:table-cell table:formula="of:=SUM([.D267:.F267])" office:value-type="float" office:value="0.000331683144548423" calcext:value-type="float">
            <text:p>0.0003316831</text:p>
          </table:table-cell>
          <table:table-cell table:number-columns-repeated="4"/>
        </table:table-row>
        <table:table-row table:style-name="ro1">
          <table:table-cell office:value-type="float" office:value="26.7" calcext:value-type="float">
            <text:p>26.7</text:p>
          </table:table-cell>
          <table:table-cell table:formula="of:=SQRT(2)*[.A268]" office:value-type="float" office:value="37.7595021153616" calcext:value-type="float">
            <text:p>37.7595021154</text:p>
          </table:table-cell>
          <table:table-cell table:formula="of:=SQRT(3)*[.A268]" office:value-type="float" office:value="46.245756562089" calcext:value-type="float">
            <text:p>46.2457565621</text:p>
          </table:table-cell>
          <table:table-cell table:formula="of:=(1-ROUND([.B268])/[.B268])^2" office:value-type="float" office:value="0.0000405667301515826" calcext:value-type="float">
            <text:p>4.05667301515826E-005</text:p>
          </table:table-cell>
          <table:table-cell table:formula="of:=(1-ROUND([.C268])/[.C268])^2" office:value-type="float" office:value="0.0000282401154969299" calcext:value-type="float">
            <text:p>2.82401154969299E-005</text:p>
          </table:table-cell>
          <table:table-cell table:formula="of:=(1-ROUND([.A268])/[.A268])^2" office:value-type="float" office:value="0.000126246686024487" calcext:value-type="float">
            <text:p>0.0001262467</text:p>
          </table:table-cell>
          <table:table-cell table:formula="of:=SUM([.D268:.F268])" office:value-type="float" office:value="0.000195053531673" calcext:value-type="float">
            <text:p>0.0001950535</text:p>
          </table:table-cell>
          <table:table-cell table:number-columns-repeated="4"/>
        </table:table-row>
        <table:table-row table:style-name="ro1">
          <table:table-cell office:value-type="float" office:value="26.8" calcext:value-type="float">
            <text:p>26.8</text:p>
          </table:table-cell>
          <table:table-cell table:formula="of:=SQRT(2)*[.A269]" office:value-type="float" office:value="37.900923471599" calcext:value-type="float">
            <text:p>37.9009234716</text:p>
          </table:table-cell>
          <table:table-cell table:formula="of:=SQRT(3)*[.A269]" office:value-type="float" office:value="46.4189616428459" calcext:value-type="float">
            <text:p>46.4189616428</text:p>
          </table:table-cell>
          <table:table-cell table:formula="of:=(1-ROUND([.B269])/[.B269])^2" office:value-type="float" office:value="0.00000683348078636877" calcext:value-type="float">
            <text:p>6.83348078636877E-006</text:p>
          </table:table-cell>
          <table:table-cell table:formula="of:=(1-ROUND([.C269])/[.C269])^2" office:value-type="float" office:value="0.0000814624907998013" calcext:value-type="float">
            <text:p>8.14624907998013E-005</text:p>
          </table:table-cell>
          <table:table-cell table:formula="of:=(1-ROUND([.A269])/[.A269])^2" office:value-type="float" office:value="0.0000556916907997313" calcext:value-type="float">
            <text:p>5.56916907997313E-005</text:p>
          </table:table-cell>
          <table:table-cell table:formula="of:=SUM([.D269:.F269])" office:value-type="float" office:value="0.000143987662385901" calcext:value-type="float">
            <text:p>0.0001439877</text:p>
          </table:table-cell>
          <table:table-cell table:number-columns-repeated="4"/>
        </table:table-row>
        <table:table-row table:style-name="ro1">
          <table:table-cell office:value-type="float" office:value="26.9" calcext:value-type="float">
            <text:p>26.9</text:p>
          </table:table-cell>
          <table:table-cell table:formula="of:=SQRT(2)*[.A270]" office:value-type="float" office:value="38.0423448278363" calcext:value-type="float">
            <text:p>38.0423448278</text:p>
          </table:table-cell>
          <table:table-cell table:formula="of:=SQRT(3)*[.A270]" office:value-type="float" office:value="46.5921667236028" calcext:value-type="float">
            <text:p>46.5921667236</text:p>
          </table:table-cell>
          <table:table-cell table:formula="of:=(1-ROUND([.B270])/[.B270])^2" office:value-type="float" office:value="0.0000012389853957812" calcext:value-type="float">
            <text:p>0.000001239</text:p>
          </table:table-cell>
          <table:table-cell table:formula="of:=(1-ROUND([.C270])/[.C270])^2" office:value-type="float" office:value="0.0000766195332369981" calcext:value-type="float">
            <text:p>7.66195332369981E-005</text:p>
          </table:table-cell>
          <table:table-cell table:formula="of:=(1-ROUND([.A270])/[.A270])^2" office:value-type="float" office:value="0.0000138195989552376" calcext:value-type="float">
            <text:p>1.38195989552376E-005</text:p>
          </table:table-cell>
          <table:table-cell table:formula="of:=SUM([.D270:.F270])" office:value-type="float" office:value="0.0000916781175880169" calcext:value-type="float">
            <text:p>9.16781175880169E-00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QRT(2)*[.A271]" office:value-type="float" office:value="38.1837661840736" calcext:value-type="float">
            <text:p>38.1837661841</text:p>
          </table:table-cell>
          <table:table-cell table:formula="of:=SQRT(3)*[.A271]" office:value-type="float" office:value="46.7653718043597" calcext:value-type="float">
            <text:p>46.7653718044</text:p>
          </table:table-cell>
          <table:table-cell table:formula="of:=(1-ROUND([.B271])/[.B271])^2" office:value-type="float" office:value="0.00002316187270848" calcext:value-type="float">
            <text:p>2.316187270848E-005</text:p>
          </table:table-cell>
          <table:table-cell table:formula="of:=(1-ROUND([.C271])/[.C271])^2" office:value-type="float" office:value="0.0000251716461771497" calcext:value-type="float">
            <text:p>2.51716461771497E-005</text:p>
          </table:table-cell>
          <table:table-cell table:formula="of:=(1-ROUND([.A271])/[.A271])^2" office:value-type="float" office:value="0" calcext:value-type="float">
            <text:p>0</text:p>
          </table:table-cell>
          <table:table-cell table:formula="of:=SUM([.D271:.F271])" office:value-type="float" office:value="0.0000483335188856297" calcext:value-type="float">
            <text:p>4.83335188856297E-005</text:p>
          </table:table-cell>
          <table:table-cell table:number-columns-repeated="4"/>
        </table:table-row>
        <table:table-row table:style-name="ro1">
          <table:table-cell office:value-type="float" office:value="27.1" calcext:value-type="float">
            <text:p>27.1</text:p>
          </table:table-cell>
          <table:table-cell table:formula="of:=SQRT(2)*[.A272]" office:value-type="float" office:value="38.3251875403109" calcext:value-type="float">
            <text:p>38.3251875403</text:p>
          </table:table-cell>
          <table:table-cell table:formula="of:=SQRT(3)*[.A272]" office:value-type="float" office:value="46.9385768851166" calcext:value-type="float">
            <text:p>46.9385768851</text:p>
          </table:table-cell>
          <table:table-cell table:formula="of:=(1-ROUND([.B272])/[.B272])^2" office:value-type="float" office:value="0.0000719944829001782" calcext:value-type="float">
            <text:p>7.19944829001782E-005</text:p>
          </table:table-cell>
          <table:table-cell table:formula="of:=(1-ROUND([.C272])/[.C272])^2" office:value-type="float" office:value="0.00000171239454890435" calcext:value-type="float">
            <text:p>1.71239454890435E-006</text:p>
          </table:table-cell>
          <table:table-cell table:formula="of:=(1-ROUND([.A272])/[.A272])^2" office:value-type="float" office:value="0.0000136163723260853" calcext:value-type="float">
            <text:p>1.36163723260853E-005</text:p>
          </table:table-cell>
          <table:table-cell table:formula="of:=SUM([.D272:.F272])" office:value-type="float" office:value="0.0000873232497751679" calcext:value-type="float">
            <text:p>8.73232497751679E-005</text:p>
          </table:table-cell>
          <table:table-cell table:number-columns-repeated="4"/>
        </table:table-row>
        <table:table-row table:style-name="ro1">
          <table:table-cell office:value-type="float" office:value="27.2" calcext:value-type="float">
            <text:p>27.2</text:p>
          </table:table-cell>
          <table:table-cell table:formula="of:=SQRT(2)*[.A273]" office:value-type="float" office:value="38.4666088965482" calcext:value-type="float">
            <text:p>38.4666088965</text:p>
          </table:table-cell>
          <table:table-cell table:formula="of:=SQRT(3)*[.A273]" office:value-type="float" office:value="47.1117819658735" calcext:value-type="float">
            <text:p>47.1117819659</text:p>
          </table:table-cell>
          <table:table-cell table:formula="of:=(1-ROUND([.B273])/[.B273])^2" office:value-type="float" office:value="0.000147142532397494" calcext:value-type="float">
            <text:p>0.0001471425</text:p>
          </table:table-cell>
          <table:table-cell table:formula="of:=(1-ROUND([.C273])/[.C273])^2" office:value-type="float" office:value="0.00000562968925467489" calcext:value-type="float">
            <text:p>5.62968925467489E-006</text:p>
          </table:table-cell>
          <table:table-cell table:formula="of:=(1-ROUND([.A273])/[.A273])^2" office:value-type="float" office:value="0.0000540657439446379" calcext:value-type="float">
            <text:p>5.40657439446379E-005</text:p>
          </table:table-cell>
          <table:table-cell table:formula="of:=SUM([.D273:.F273])" office:value-type="float" office:value="0.000206837965596807" calcext:value-type="float">
            <text:p>0.000206838</text:p>
          </table:table-cell>
          <table:table-cell table:number-columns-repeated="4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formula="of:=SQRT(2)*[.A274]" office:value-type="float" office:value="38.6080302527855" calcext:value-type="float">
            <text:p>38.6080302528</text:p>
          </table:table-cell>
          <table:table-cell table:formula="of:=SQRT(3)*[.A274]" office:value-type="float" office:value="47.2849870466304" calcext:value-type="float">
            <text:p>47.2849870466</text:p>
          </table:table-cell>
          <table:table-cell table:formula="of:=(1-ROUND([.B274])/[.B274])^2" office:value-type="float" office:value="0.000103074160884621" calcext:value-type="float">
            <text:p>0.0001030742</text:p>
          </table:table-cell>
          <table:table-cell table:formula="of:=(1-ROUND([.C274])/[.C274])^2" office:value-type="float" office:value="0.0000363248385402961" calcext:value-type="float">
            <text:p>3.63248385402961E-005</text:p>
          </table:table-cell>
          <table:table-cell table:formula="of:=(1-ROUND([.A274])/[.A274])^2" office:value-type="float" office:value="0.000120758362516608" calcext:value-type="float">
            <text:p>0.0001207584</text:p>
          </table:table-cell>
          <table:table-cell table:formula="of:=SUM([.D274:.F274])" office:value-type="float" office:value="0.000260157361941525" calcext:value-type="float">
            <text:p>0.0002601574</text:p>
          </table:table-cell>
          <table:table-cell table:number-columns-repeated="4"/>
        </table:table-row>
        <table:table-row table:style-name="ro1">
          <table:table-cell office:value-type="float" office:value="27.4" calcext:value-type="float">
            <text:p>27.4</text:p>
          </table:table-cell>
          <table:table-cell table:formula="of:=SQRT(2)*[.A275]" office:value-type="float" office:value="38.7494516090228" calcext:value-type="float">
            <text:p>38.749451609</text:p>
          </table:table-cell>
          <table:table-cell table:formula="of:=SQRT(3)*[.A275]" office:value-type="float" office:value="47.4581921273872" calcext:value-type="float">
            <text:p>47.4581921274</text:p>
          </table:table-cell>
          <table:table-cell table:formula="of:=(1-ROUND([.B275])/[.B275])^2" office:value-type="float" office:value="0.0000418072994174281" calcext:value-type="float">
            <text:p>4.18072994174281E-005</text:p>
          </table:table-cell>
          <table:table-cell table:formula="of:=(1-ROUND([.C275])/[.C275])^2" office:value-type="float" office:value="0.0000932122229916531" calcext:value-type="float">
            <text:p>9.32122229916531E-005</text:p>
          </table:table-cell>
          <table:table-cell table:formula="of:=(1-ROUND([.A275])/[.A275])^2" office:value-type="float" office:value="0.00021311737439395" calcext:value-type="float">
            <text:p>0.0002131174</text:p>
          </table:table-cell>
          <table:table-cell table:formula="of:=SUM([.D275:.F275])" office:value-type="float" office:value="0.000348136896803031" calcext:value-type="float">
            <text:p>0.0003481369</text:p>
          </table:table-cell>
          <table:table-cell table:number-columns-repeated="4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SQRT(2)*[.A276]" office:value-type="float" office:value="38.8908729652601" calcext:value-type="float">
            <text:p>38.8908729653</text:p>
          </table:table-cell>
          <table:table-cell table:formula="of:=SQRT(3)*[.A276]" office:value-type="float" office:value="47.6313972081441" calcext:value-type="float">
            <text:p>47.6313972081</text:p>
          </table:table-cell>
          <table:table-cell table:formula="of:=(1-ROUND([.B276])/[.B276])^2" office:value-type="float" office:value="0.00000787352708173108" calcext:value-type="float">
            <text:p>7.87352708173108E-006</text:p>
          </table:table-cell>
          <table:table-cell table:formula="of:=(1-ROUND([.C276])/[.C276])^2" office:value-type="float" office:value="0.0000598867297692324" calcext:value-type="float">
            <text:p>5.98867297692324E-005</text:p>
          </table:table-cell>
          <table:table-cell table:formula="of:=(1-ROUND([.A276])/[.A276])^2" office:value-type="float" office:value="0.00033057851239669" calcext:value-type="float">
            <text:p>0.0003305785</text:p>
          </table:table-cell>
          <table:table-cell table:formula="of:=SUM([.D276:.F276])" office:value-type="float" office:value="0.000398338769247654" calcext:value-type="float">
            <text:p>0.0003983388</text:p>
          </table:table-cell>
          <table:table-cell table:number-columns-repeated="4"/>
        </table:table-row>
        <table:table-row table:style-name="ro1">
          <table:table-cell office:value-type="float" office:value="27.6" calcext:value-type="float">
            <text:p>27.6</text:p>
          </table:table-cell>
          <table:table-cell table:formula="of:=SQRT(2)*[.A277]" office:value-type="float" office:value="39.0322943214974" calcext:value-type="float">
            <text:p>39.0322943215</text:p>
          </table:table-cell>
          <table:table-cell table:formula="of:=SQRT(3)*[.A277]" office:value-type="float" office:value="47.804602288901" calcext:value-type="float">
            <text:p>47.8046022889</text:p>
          </table:table-cell>
          <table:table-cell table:formula="of:=(1-ROUND([.B277])/[.B277])^2" office:value-type="float" office:value="0.000000684548414841332" calcext:value-type="float">
            <text:p>6.84548414841332E-007</text:p>
          </table:table-cell>
          <table:table-cell table:formula="of:=(1-ROUND([.C277])/[.C277])^2" office:value-type="float" office:value="0.0000167070404951345" calcext:value-type="float">
            <text:p>0.000016707</text:p>
          </table:table-cell>
          <table:table-cell table:formula="of:=(1-ROUND([.A277])/[.A277])^2" office:value-type="float" office:value="0.000210039907582436" calcext:value-type="float">
            <text:p>0.0002100399</text:p>
          </table:table-cell>
          <table:table-cell table:formula="of:=SUM([.D277:.F277])" office:value-type="float" office:value="0.000227431496492412" calcext:value-type="float">
            <text:p>0.0002274315</text:p>
          </table:table-cell>
          <table:table-cell table:number-columns-repeated="4"/>
        </table:table-row>
        <table:table-row table:style-name="ro1">
          <table:table-cell office:value-type="float" office:value="27.7" calcext:value-type="float">
            <text:p>27.7</text:p>
          </table:table-cell>
          <table:table-cell table:formula="of:=SQRT(2)*[.A278]" office:value-type="float" office:value="39.1737156777347" calcext:value-type="float">
            <text:p>39.1737156777</text:p>
          </table:table-cell>
          <table:table-cell table:formula="of:=SQRT(3)*[.A278]" office:value-type="float" office:value="47.9778073696579" calcext:value-type="float">
            <text:p>47.9778073697</text:p>
          </table:table-cell>
          <table:table-cell table:formula="of:=(1-ROUND([.B278])/[.B278])^2" office:value-type="float" office:value="0.000019664753020918" calcext:value-type="float">
            <text:p>1.9664753020918E-005</text:p>
          </table:table-cell>
          <table:table-cell table:formula="of:=(1-ROUND([.C278])/[.C278])^2" office:value-type="float" office:value="0.000000213962057588309" calcext:value-type="float">
            <text:p>0.000000214</text:p>
          </table:table-cell>
          <table:table-cell table:formula="of:=(1-ROUND([.A278])/[.A278])^2" office:value-type="float" office:value="0.000117295937650691" calcext:value-type="float">
            <text:p>0.0001172959</text:p>
          </table:table-cell>
          <table:table-cell table:formula="of:=SUM([.D278:.F278])" office:value-type="float" office:value="0.000137174652729198" calcext:value-type="float">
            <text:p>0.0001371747</text:p>
          </table:table-cell>
          <table:table-cell table:number-columns-repeated="4"/>
        </table:table-row>
        <table:table-row table:style-name="ro1">
          <table:table-cell office:value-type="float" office:value="27.8" calcext:value-type="float">
            <text:p>27.8</text:p>
          </table:table-cell>
          <table:table-cell table:formula="of:=SQRT(2)*[.A279]" office:value-type="float" office:value="39.315137033972" calcext:value-type="float">
            <text:p>39.315137034</text:p>
          </table:table-cell>
          <table:table-cell table:formula="of:=SQRT(3)*[.A279]" office:value-type="float" office:value="48.1510124504148" calcext:value-type="float">
            <text:p>48.1510124504</text:p>
          </table:table-cell>
          <table:table-cell table:formula="of:=(1-ROUND([.B279])/[.B279])^2" office:value-type="float" office:value="0.0000642509123367707" calcext:value-type="float">
            <text:p>6.42509123367707E-005</text:p>
          </table:table-cell>
          <table:table-cell table:formula="of:=(1-ROUND([.C279])/[.C279])^2" office:value-type="float" office:value="0.0000098359126426692" calcext:value-type="float">
            <text:p>9.8359126426692E-006</text:p>
          </table:table-cell>
          <table:table-cell table:formula="of:=(1-ROUND([.A279])/[.A279])^2" office:value-type="float" office:value="0.0000517571554267371" calcext:value-type="float">
            <text:p>5.17571554267371E-005</text:p>
          </table:table-cell>
          <table:table-cell table:formula="of:=SUM([.D279:.F279])" office:value-type="float" office:value="0.000125843980406177" calcext:value-type="float">
            <text:p>0.000125844</text:p>
          </table:table-cell>
          <table:table-cell table:number-columns-repeated="4"/>
        </table:table-row>
        <table:table-row table:style-name="ro1">
          <table:table-cell office:value-type="float" office:value="27.9" calcext:value-type="float">
            <text:p>27.9</text:p>
          </table:table-cell>
          <table:table-cell table:formula="of:=SQRT(2)*[.A280]" office:value-type="float" office:value="39.4565583902094" calcext:value-type="float">
            <text:p>39.4565583902</text:p>
          </table:table-cell>
          <table:table-cell table:formula="of:=SQRT(3)*[.A280]" office:value-type="float" office:value="48.3242175311717" calcext:value-type="float">
            <text:p>48.3242175312</text:p>
          </table:table-cell>
          <table:table-cell table:formula="of:=(1-ROUND([.B280])/[.B280])^2" office:value-type="float" office:value="0.000133891884527795" calcext:value-type="float">
            <text:p>0.0001338919</text:p>
          </table:table-cell>
          <table:table-cell table:formula="of:=(1-ROUND([.C280])/[.C280])^2" office:value-type="float" office:value="0.0000450135564886781" calcext:value-type="float">
            <text:p>4.50135564886781E-005</text:p>
          </table:table-cell>
          <table:table-cell table:formula="of:=(1-ROUND([.A280])/[.A280])^2" office:value-type="float" office:value="0.000012846700325021" calcext:value-type="float">
            <text:p>1.2846700325021E-005</text:p>
          </table:table-cell>
          <table:table-cell table:formula="of:=SUM([.D280:.F280])" office:value-type="float" office:value="0.000191752141341494" calcext:value-type="float">
            <text:p>0.000191752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QRT(2)*[.A281]" office:value-type="float" office:value="39.5979797464467" calcext:value-type="float">
            <text:p>39.5979797464</text:p>
          </table:table-cell>
          <table:table-cell table:formula="of:=SQRT(3)*[.A281]" office:value-type="float" office:value="48.4974226119286" calcext:value-type="float">
            <text:p>48.4974226119</text:p>
          </table:table-cell>
          <table:table-cell table:formula="of:=(1-ROUND([.B281])/[.B281])^2" office:value-type="float" office:value="0.000103074160884621" calcext:value-type="float">
            <text:p>0.0001030742</text:p>
          </table:table-cell>
          <table:table-cell table:formula="of:=(1-ROUND([.C281])/[.C281])^2" office:value-type="float" office:value="0.00010519951311983" calcext:value-type="float">
            <text:p>0.0001051995</text:p>
          </table:table-cell>
          <table:table-cell table:formula="of:=(1-ROUND([.A281])/[.A281])^2" office:value-type="float" office:value="0" calcext:value-type="float">
            <text:p>0</text:p>
          </table:table-cell>
          <table:table-cell table:formula="of:=SUM([.D281:.F281])" office:value-type="float" office:value="0.000208273674004451" calcext:value-type="float">
            <text:p>0.0002082737</text:p>
          </table:table-cell>
          <table:table-cell table:number-columns-repeated="4"/>
        </table:table-row>
        <table:table-row table:style-name="ro1">
          <table:table-cell office:value-type="float" office:value="28.1" calcext:value-type="float">
            <text:p>28.1</text:p>
          </table:table-cell>
          <table:table-cell table:formula="of:=SQRT(2)*[.A282]" office:value-type="float" office:value="39.739401102684" calcext:value-type="float">
            <text:p>39.7394011027</text:p>
          </table:table-cell>
          <table:table-cell table:formula="of:=SQRT(3)*[.A282]" office:value-type="float" office:value="48.6706276926854" calcext:value-type="float">
            <text:p>48.6706276927</text:p>
          </table:table-cell>
          <table:table-cell table:formula="of:=(1-ROUND([.B282])/[.B282])^2" office:value-type="float" office:value="0.0000430033720965596" calcext:value-type="float">
            <text:p>4.30033720965596E-005</text:p>
          </table:table-cell>
          <table:table-cell table:formula="of:=(1-ROUND([.C282])/[.C282])^2" office:value-type="float" office:value="0.0000457973416520854" calcext:value-type="float">
            <text:p>4.57973416520854E-005</text:p>
          </table:table-cell>
          <table:table-cell table:formula="of:=(1-ROUND([.A282])/[.A282])^2" office:value-type="float" office:value="0.0000126644799331323" calcext:value-type="float">
            <text:p>1.26644799331323E-005</text:p>
          </table:table-cell>
          <table:table-cell table:formula="of:=SUM([.D282:.F282])" office:value-type="float" office:value="0.000101465193681777" calcext:value-type="float">
            <text:p>0.0001014652</text:p>
          </table:table-cell>
          <table:table-cell table:number-columns-repeated="4"/>
        </table:table-row>
        <table:table-row table:style-name="ro1">
          <table:table-cell office:value-type="float" office:value="28.2" calcext:value-type="float">
            <text:p>28.2</text:p>
          </table:table-cell>
          <table:table-cell table:formula="of:=SQRT(2)*[.A283]" office:value-type="float" office:value="39.8808224589213" calcext:value-type="float">
            <text:p>39.8808224589</text:p>
          </table:table-cell>
          <table:table-cell table:formula="of:=SQRT(3)*[.A283]" office:value-type="float" office:value="48.8438327734423" calcext:value-type="float">
            <text:p>48.8438327734</text:p>
          </table:table-cell>
          <table:table-cell table:formula="of:=(1-ROUND([.B283])/[.B283])^2" office:value-type="float" office:value="0.00000893018855789982" calcext:value-type="float">
            <text:p>8.93018855789982E-006</text:p>
          </table:table-cell>
          <table:table-cell table:formula="of:=(1-ROUND([.C283])/[.C283])^2" office:value-type="float" office:value="0.0000102225754282612" calcext:value-type="float">
            <text:p>1.02225754282612E-005</text:p>
          </table:table-cell>
          <table:table-cell table:formula="of:=(1-ROUND([.A283])/[.A283])^2" office:value-type="float" office:value="0.0000502992807202874" calcext:value-type="float">
            <text:p>5.02992807202874E-005</text:p>
          </table:table-cell>
          <table:table-cell table:formula="of:=SUM([.D283:.F283])" office:value-type="float" office:value="0.0000694520447064484" calcext:value-type="float">
            <text:p>0.000069452</text:p>
          </table:table-cell>
          <table:table-cell table:number-columns-repeated="4"/>
        </table:table-row>
        <table:table-row table:style-name="ro1">
          <table:table-cell office:value-type="float" office:value="28.3" calcext:value-type="float">
            <text:p>28.3</text:p>
          </table:table-cell>
          <table:table-cell table:formula="of:=SQRT(2)*[.A284]" office:value-type="float" office:value="40.0222438151586" calcext:value-type="float">
            <text:p>40.0222438152</text:p>
          </table:table-cell>
          <table:table-cell table:formula="of:=SQRT(3)*[.A284]" office:value-type="float" office:value="49.0170378541992" calcext:value-type="float">
            <text:p>49.0170378542</text:p>
          </table:table-cell>
          <table:table-cell table:formula="of:=(1-ROUND([.B284])/[.B284])^2" office:value-type="float" office:value="0.000000308898421012801" calcext:value-type="float">
            <text:p>3.08898421012801E-007</text:p>
          </table:table-cell>
          <table:table-cell table:formula="of:=(1-ROUND([.C284])/[.C284])^2" office:value-type="float" office:value="0.000000120819120276319" calcext:value-type="float">
            <text:p>1.20819120276319E-007</text:p>
          </table:table-cell>
          <table:table-cell table:formula="of:=(1-ROUND([.A284])/[.A284])^2" office:value-type="float" office:value="0.000112374982831604" calcext:value-type="float">
            <text:p>0.000112375</text:p>
          </table:table-cell>
          <table:table-cell table:formula="of:=SUM([.D284:.F284])" office:value-type="float" office:value="0.000112804700372893" calcext:value-type="float">
            <text:p>0.0001128047</text:p>
          </table:table-cell>
          <table:table-cell table:number-columns-repeated="4"/>
        </table:table-row>
        <table:table-row table:style-name="ro1">
          <table:table-cell office:value-type="float" office:value="28.4" calcext:value-type="float">
            <text:p>28.4</text:p>
          </table:table-cell>
          <table:table-cell table:formula="of:=SQRT(2)*[.A285]" office:value-type="float" office:value="40.1636651713959" calcext:value-type="float">
            <text:p>40.1636651714</text:p>
          </table:table-cell>
          <table:table-cell table:formula="of:=SQRT(3)*[.A285]" office:value-type="float" office:value="49.1902429349561" calcext:value-type="float">
            <text:p>49.190242935</text:p>
          </table:table-cell>
          <table:table-cell table:formula="of:=(1-ROUND([.B285])/[.B285])^2" office:value-type="float" office:value="0.0000166052670155045" calcext:value-type="float">
            <text:p>1.66052670155045E-005</text:p>
          </table:table-cell>
          <table:table-cell table:formula="of:=(1-ROUND([.C285])/[.C285])^2" office:value-type="float" office:value="0.0000149575044223685" calcext:value-type="float">
            <text:p>1.49575044223685E-005</text:p>
          </table:table-cell>
          <table:table-cell table:formula="of:=(1-ROUND([.A285])/[.A285])^2" office:value-type="float" office:value="0.000198373338623292" calcext:value-type="float">
            <text:p>0.0001983733</text:p>
          </table:table-cell>
          <table:table-cell table:formula="of:=SUM([.D285:.F285])" office:value-type="float" office:value="0.000229936110061165" calcext:value-type="float">
            <text:p>0.0002299361</text:p>
          </table:table-cell>
          <table:table-cell table:number-columns-repeated="4"/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SQRT(2)*[.A286]" office:value-type="float" office:value="40.3050865276332" calcext:value-type="float">
            <text:p>40.3050865276</text:p>
          </table:table-cell>
          <table:table-cell table:formula="of:=SQRT(3)*[.A286]" office:value-type="float" office:value="49.363448015713" calcext:value-type="float">
            <text:p>49.3634480157</text:p>
          </table:table-cell>
          <table:table-cell table:formula="of:=(1-ROUND([.B286])/[.B286])^2" office:value-type="float" office:value="0.0000572962692171696" calcext:value-type="float">
            <text:p>5.72962692171696E-005</text:p>
          </table:table-cell>
          <table:table-cell table:formula="of:=(1-ROUND([.C286])/[.C286])^2" office:value-type="float" office:value="0.0000542092788040299" calcext:value-type="float">
            <text:p>5.42092788040299E-005</text:p>
          </table:table-cell>
          <table:table-cell table:formula="of:=(1-ROUND([.A286])/[.A286])^2" office:value-type="float" office:value="0.000307787011388114" calcext:value-type="float">
            <text:p>0.000307787</text:p>
          </table:table-cell>
          <table:table-cell table:formula="of:=SUM([.D286:.F286])" office:value-type="float" office:value="0.000419292559409313" calcext:value-type="float">
            <text:p>0.0004192926</text:p>
          </table:table-cell>
          <table:table-cell table:number-columns-repeated="4"/>
        </table:table-row>
        <table:table-row table:style-name="ro1">
          <table:table-cell office:value-type="float" office:value="28.6" calcext:value-type="float">
            <text:p>28.6</text:p>
          </table:table-cell>
          <table:table-cell table:formula="of:=SQRT(2)*[.A287]" office:value-type="float" office:value="40.4465078838705" calcext:value-type="float">
            <text:p>40.4465078839</text:p>
          </table:table-cell>
          <table:table-cell table:formula="of:=SQRT(3)*[.A287]" office:value-type="float" office:value="49.5366530964699" calcext:value-type="float">
            <text:p>49.5366530965</text:p>
          </table:table-cell>
          <table:table-cell table:formula="of:=(1-ROUND([.B287])/[.B287])^2" office:value-type="float" office:value="0.000121869828817139" calcext:value-type="float">
            <text:p>0.0001218698</text:p>
          </table:table-cell>
          <table:table-cell table:formula="of:=(1-ROUND([.C287])/[.C287])^2" office:value-type="float" office:value="0.0000874901596699673" calcext:value-type="float">
            <text:p>8.74901596699673E-005</text:p>
          </table:table-cell>
          <table:table-cell table:formula="of:=(1-ROUND([.A287])/[.A287])^2" office:value-type="float" office:value="0.000195608587216978" calcext:value-type="float">
            <text:p>0.0001956086</text:p>
          </table:table-cell>
          <table:table-cell table:formula="of:=SUM([.D287:.F287])" office:value-type="float" office:value="0.000404968575704084" calcext:value-type="float">
            <text:p>0.0004049686</text:p>
          </table:table-cell>
          <table:table-cell table:number-columns-repeated="4"/>
        </table:table-row>
        <table:table-row table:style-name="ro1">
          <table:table-cell office:value-type="float" office:value="28.7" calcext:value-type="float">
            <text:p>28.7</text:p>
          </table:table-cell>
          <table:table-cell table:formula="of:=SQRT(2)*[.A288]" office:value-type="float" office:value="40.5879292401078" calcext:value-type="float">
            <text:p>40.5879292401</text:p>
          </table:table-cell>
          <table:table-cell table:formula="of:=SQRT(3)*[.A288]" office:value-type="float" office:value="49.7098581772268" calcext:value-type="float">
            <text:p>49.7098581772</text:p>
          </table:table-cell>
          <table:table-cell table:formula="of:=(1-ROUND([.B288])/[.B288])^2" office:value-type="float" office:value="0.000103074160884621" calcext:value-type="float">
            <text:p>0.0001030742</text:p>
          </table:table-cell>
          <table:table-cell table:formula="of:=(1-ROUND([.C288])/[.C288])^2" office:value-type="float" office:value="0.0000340671358246289" calcext:value-type="float">
            <text:p>3.40671358246289E-005</text:p>
          </table:table-cell>
          <table:table-cell table:formula="of:=(1-ROUND([.A288])/[.A288])^2" office:value-type="float" office:value="0.000109264407726206" calcext:value-type="float">
            <text:p>0.0001092644</text:p>
          </table:table-cell>
          <table:table-cell table:formula="of:=SUM([.D288:.F288])" office:value-type="float" office:value="0.000246405704435456" calcext:value-type="float">
            <text:p>0.0002464057</text:p>
          </table:table-cell>
          <table:table-cell table:number-columns-repeated="4"/>
        </table:table-row>
        <table:table-row table:style-name="ro1">
          <table:table-cell office:value-type="float" office:value="28.8" calcext:value-type="float">
            <text:p>28.8</text:p>
          </table:table-cell>
          <table:table-cell table:formula="of:=SQRT(2)*[.A289]" office:value-type="float" office:value="40.7293505963452" calcext:value-type="float">
            <text:p>40.7293505963</text:p>
          </table:table-cell>
          <table:table-cell table:formula="of:=SQRT(3)*[.A289]" office:value-type="float" office:value="49.8830632579837" calcext:value-type="float">
            <text:p>49.883063258</text:p>
          </table:table-cell>
          <table:table-cell table:formula="of:=(1-ROUND([.B289])/[.B289])^2" office:value-type="float" office:value="0.0000441569611416882" calcext:value-type="float">
            <text:p>0.000044157</text:p>
          </table:table-cell>
          <table:table-cell table:formula="of:=(1-ROUND([.C289])/[.C289])^2" office:value-type="float" office:value="0.00000549535495169123" calcext:value-type="float">
            <text:p>5.49535495169123E-006</text:p>
          </table:table-cell>
          <table:table-cell table:formula="of:=(1-ROUND([.A289])/[.A289])^2" office:value-type="float" office:value="0.0000482253086419719" calcext:value-type="float">
            <text:p>4.82253086419719E-005</text:p>
          </table:table-cell>
          <table:table-cell table:formula="of:=SUM([.D289:.F289])" office:value-type="float" office:value="0.0000978776247353513" calcext:value-type="float">
            <text:p>9.78776247353513E-005</text:p>
          </table:table-cell>
          <table:table-cell table:number-columns-repeated="4"/>
        </table:table-row>
        <table:table-row table:style-name="ro1">
          <table:table-cell office:value-type="float" office:value="28.9" calcext:value-type="float">
            <text:p>28.9</text:p>
          </table:table-cell>
          <table:table-cell table:formula="of:=SQRT(2)*[.A290]" office:value-type="float" office:value="40.8707719525825" calcext:value-type="float">
            <text:p>40.8707719526</text:p>
          </table:table-cell>
          <table:table-cell table:formula="of:=SQRT(3)*[.A290]" office:value-type="float" office:value="50.0562683387406" calcext:value-type="float">
            <text:p>50.0562683387</text:p>
          </table:table-cell>
          <table:table-cell table:formula="of:=(1-ROUND([.B290])/[.B290])^2" office:value-type="float" office:value="0.00000999741875657116" calcext:value-type="float">
            <text:p>9.99741875657116E-006</text:p>
          </table:table-cell>
          <table:table-cell table:formula="of:=(1-ROUND([.C290])/[.C290])^2" office:value-type="float" office:value="0.00000126360473997406" calcext:value-type="float">
            <text:p>1.26360473997406E-006</text:p>
          </table:table-cell>
          <table:table-cell table:formula="of:=(1-ROUND([.A290])/[.A290])^2" office:value-type="float" office:value="0.0000119730367213025" calcext:value-type="float">
            <text:p>0.000011973</text:p>
          </table:table-cell>
          <table:table-cell table:formula="of:=SUM([.D290:.F290])" office:value-type="float" office:value="0.0000232340602178477" calcext:value-type="float">
            <text:p>2.32340602178477E-00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QRT(2)*[.A291]" office:value-type="float" office:value="41.0121933088198" calcext:value-type="float">
            <text:p>41.0121933088</text:p>
          </table:table-cell>
          <table:table-cell table:formula="of:=SQRT(3)*[.A291]" office:value-type="float" office:value="50.2294734194974" calcext:value-type="float">
            <text:p>50.2294734195</text:p>
          </table:table-cell>
          <table:table-cell table:formula="of:=(1-ROUND([.B291])/[.B291])^2" office:value-type="float" office:value="0.0000000883928537301173" calcext:value-type="float">
            <text:p>8.83928537301173E-008</text:p>
          </table:table-cell>
          <table:table-cell table:formula="of:=(1-ROUND([.C291])/[.C291])^2" office:value-type="float" office:value="0.0000208712050161909" calcext:value-type="float">
            <text:p>2.08712050161909E-005</text:p>
          </table:table-cell>
          <table:table-cell table:formula="of:=(1-ROUND([.A291])/[.A291])^2" office:value-type="float" office:value="0" calcext:value-type="float">
            <text:p>0</text:p>
          </table:table-cell>
          <table:table-cell table:formula="of:=SUM([.D291:.F291])" office:value-type="float" office:value="0.0000209595978699211" calcext:value-type="float">
            <text:p>2.09595978699211E-005</text:p>
          </table:table-cell>
          <table:table-cell table:number-columns-repeated="4"/>
        </table:table-row>
        <table:table-row table:style-name="ro1">
          <table:table-cell office:value-type="float" office:value="29.1" calcext:value-type="float">
            <text:p>29.1</text:p>
          </table:table-cell>
          <table:table-cell table:formula="of:=SQRT(2)*[.A292]" office:value-type="float" office:value="41.1536146650571" calcext:value-type="float">
            <text:p>41.1536146651</text:p>
          </table:table-cell>
          <table:table-cell table:formula="of:=SQRT(3)*[.A292]" office:value-type="float" office:value="50.4026785002543" calcext:value-type="float">
            <text:p>50.4026785003</text:p>
          </table:table-cell>
          <table:table-cell table:formula="of:=(1-ROUND([.B292])/[.B292])^2" office:value-type="float" office:value="0.0000139331522541044" calcext:value-type="float">
            <text:p>1.39331522541044E-005</text:p>
          </table:table-cell>
          <table:table-cell table:formula="of:=(1-ROUND([.C292])/[.C292])^2" office:value-type="float" office:value="0.0000638277671760602" calcext:value-type="float">
            <text:p>6.38277671760602E-005</text:p>
          </table:table-cell>
          <table:table-cell table:formula="of:=(1-ROUND([.A292])/[.A292])^2" office:value-type="float" office:value="0.0000118090244564903" calcext:value-type="float">
            <text:p>0.000011809</text:p>
          </table:table-cell>
          <table:table-cell table:formula="of:=SUM([.D292:.F292])" office:value-type="float" office:value="0.0000895699438866549" calcext:value-type="float">
            <text:p>8.95699438866549E-005</text:p>
          </table:table-cell>
          <table:table-cell table:number-columns-repeated="4"/>
        </table:table-row>
        <table:table-row table:style-name="ro1">
          <table:table-cell office:value-type="float" office:value="29.2" calcext:value-type="float">
            <text:p>29.2</text:p>
          </table:table-cell>
          <table:table-cell table:formula="of:=SQRT(2)*[.A293]" office:value-type="float" office:value="41.2950360212944" calcext:value-type="float">
            <text:p>41.2950360213</text:p>
          </table:table-cell>
          <table:table-cell table:formula="of:=SQRT(3)*[.A293]" office:value-type="float" office:value="50.5758835810112" calcext:value-type="float">
            <text:p>50.575883581</text:p>
          </table:table-cell>
          <table:table-cell table:formula="of:=(1-ROUND([.B293])/[.B293])^2" office:value-type="float" office:value="0.0000510451385468766" calcext:value-type="float">
            <text:p>5.10451385468766E-005</text:p>
          </table:table-cell>
          <table:table-cell table:formula="of:=(1-ROUND([.C293])/[.C293])^2" office:value-type="float" office:value="0.0000703207046568556" calcext:value-type="float">
            <text:p>7.03207046568556E-005</text:p>
          </table:table-cell>
          <table:table-cell table:formula="of:=(1-ROUND([.A293])/[.A293])^2" office:value-type="float" office:value="0.0000469131169074892" calcext:value-type="float">
            <text:p>4.69131169074892E-005</text:p>
          </table:table-cell>
          <table:table-cell table:formula="of:=SUM([.D293:.F293])" office:value-type="float" office:value="0.000168278960111221" calcext:value-type="float">
            <text:p>0.000168279</text:p>
          </table:table-cell>
          <table:table-cell table:number-columns-repeated="4"/>
        </table:table-row>
        <table:table-row table:style-name="ro1">
          <table:table-cell office:value-type="float" office:value="29.3" calcext:value-type="float">
            <text:p>29.3</text:p>
          </table:table-cell>
          <table:table-cell table:formula="of:=SQRT(2)*[.A294]" office:value-type="float" office:value="41.4364573775317" calcext:value-type="float">
            <text:p>41.4364573775</text:p>
          </table:table-cell>
          <table:table-cell table:formula="of:=SQRT(3)*[.A294]" office:value-type="float" office:value="50.7490886617681" calcext:value-type="float">
            <text:p>50.7490886618</text:p>
          </table:table-cell>
          <table:table-cell table:formula="of:=(1-ROUND([.B294])/[.B294])^2" office:value-type="float" office:value="0.000110947735210571" calcext:value-type="float">
            <text:p>0.0001109477</text:p>
          </table:table-cell>
          <table:table-cell table:formula="of:=(1-ROUND([.C294])/[.C294])^2" office:value-type="float" office:value="0.0000244446643344004" calcext:value-type="float">
            <text:p>2.44446643344004E-005</text:p>
          </table:table-cell>
          <table:table-cell table:formula="of:=(1-ROUND([.A294])/[.A294])^2" office:value-type="float" office:value="0.0001048352339573" calcext:value-type="float">
            <text:p>0.0001048352</text:p>
          </table:table-cell>
          <table:table-cell table:formula="of:=SUM([.D294:.F294])" office:value-type="float" office:value="0.000240227633502271" calcext:value-type="float">
            <text:p>0.0002402276</text:p>
          </table:table-cell>
          <table:table-cell table:number-columns-repeated="4"/>
        </table:table-row>
        <table:table-row table:style-name="ro1">
          <table:table-cell office:value-type="float" office:value="29.4" calcext:value-type="float">
            <text:p>29.4</text:p>
          </table:table-cell>
          <table:table-cell table:formula="of:=SQRT(2)*[.A295]" office:value-type="float" office:value="41.577878733769" calcext:value-type="float">
            <text:p>41.5778787338</text:p>
          </table:table-cell>
          <table:table-cell table:formula="of:=SQRT(3)*[.A295]" office:value-type="float" office:value="50.922293742525" calcext:value-type="float">
            <text:p>50.9222937425</text:p>
          </table:table-cell>
          <table:table-cell table:formula="of:=(1-ROUND([.B295])/[.B295])^2" office:value-type="float" office:value="0.000103074160884621" calcext:value-type="float">
            <text:p>0.0001030742</text:p>
          </table:table-cell>
          <table:table-cell table:formula="of:=(1-ROUND([.C295])/[.C295])^2" office:value-type="float" office:value="0.00000232860631016841" calcext:value-type="float">
            <text:p>2.32860631016841E-006</text:p>
          </table:table-cell>
          <table:table-cell table:formula="of:=(1-ROUND([.A295])/[.A295])^2" office:value-type="float" office:value="0.000185108056828177" calcext:value-type="float">
            <text:p>0.0001851081</text:p>
          </table:table-cell>
          <table:table-cell table:formula="of:=SUM([.D295:.F295])" office:value-type="float" office:value="0.000290510824022966" calcext:value-type="float">
            <text:p>0.0002905108</text:p>
          </table:table-cell>
          <table:table-cell table:number-columns-repeated="4"/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SQRT(2)*[.A296]" office:value-type="float" office:value="41.7193000900063" calcext:value-type="float">
            <text:p>41.71930009</text:p>
          </table:table-cell>
          <table:table-cell table:formula="of:=SQRT(3)*[.A296]" office:value-type="float" office:value="51.0954988232819" calcext:value-type="float">
            <text:p>51.0954988233</text:p>
          </table:table-cell>
          <table:table-cell table:formula="of:=(1-ROUND([.B296])/[.B296])^2" office:value-type="float" office:value="0.0000452700025684943" calcext:value-type="float">
            <text:p>0.00004527</text:p>
          </table:table-cell>
          <table:table-cell table:formula="of:=(1-ROUND([.C296])/[.C296])^2" office:value-type="float" office:value="0.00000349325873723058" calcext:value-type="float">
            <text:p>3.49325873723058E-006</text:p>
          </table:table-cell>
          <table:table-cell table:formula="of:=(1-ROUND([.A296])/[.A296])^2" office:value-type="float" office:value="0.000287273771904624" calcext:value-type="float">
            <text:p>0.0002872738</text:p>
          </table:table-cell>
          <table:table-cell table:formula="of:=SUM([.D296:.F296])" office:value-type="float" office:value="0.000336037033210348" calcext:value-type="float">
            <text:p>0.000336037</text:p>
          </table:table-cell>
          <table:table-cell table:number-columns-repeated="4"/>
        </table:table-row>
        <table:table-row table:style-name="ro1">
          <table:table-cell office:value-type="float" office:value="29.6" calcext:value-type="float">
            <text:p>29.6</text:p>
          </table:table-cell>
          <table:table-cell table:formula="of:=SQRT(2)*[.A297]" office:value-type="float" office:value="41.8607214462436" calcext:value-type="float">
            <text:p>41.8607214462</text:p>
          </table:table-cell>
          <table:table-cell table:formula="of:=SQRT(3)*[.A297]" office:value-type="float" office:value="51.2687039040388" calcext:value-type="float">
            <text:p>51.268703904</text:p>
          </table:table-cell>
          <table:table-cell table:formula="of:=(1-ROUND([.B297])/[.B297])^2" office:value-type="float" office:value="0.0000110701901116641" calcext:value-type="float">
            <text:p>1.10701901116641E-005</text:p>
          </table:table-cell>
          <table:table-cell table:formula="of:=(1-ROUND([.C297])/[.C297])^2" office:value-type="float" office:value="0.000027469026983532" calcext:value-type="float">
            <text:p>0.000027469</text:p>
          </table:table-cell>
          <table:table-cell table:formula="of:=(1-ROUND([.A297])/[.A297])^2" office:value-type="float" office:value="0.000182615047479909" calcext:value-type="float">
            <text:p>0.000182615</text:p>
          </table:table-cell>
          <table:table-cell table:formula="of:=SUM([.D297:.F297])" office:value-type="float" office:value="0.000221154264575105" calcext:value-type="float">
            <text:p>0.0002211543</text:p>
          </table:table-cell>
          <table:table-cell table:number-columns-repeated="4"/>
        </table:table-row>
        <table:table-row table:style-name="ro1">
          <table:table-cell office:value-type="float" office:value="29.7" calcext:value-type="float">
            <text:p>29.7</text:p>
          </table:table-cell>
          <table:table-cell table:formula="of:=SQRT(2)*[.A298]" office:value-type="float" office:value="42.0021428024809" calcext:value-type="float">
            <text:p>42.0021428025</text:p>
          </table:table-cell>
          <table:table-cell table:formula="of:=SQRT(3)*[.A298]" office:value-type="float" office:value="51.4419089847957" calcext:value-type="float">
            <text:p>51.4419089848</text:p>
          </table:table-cell>
          <table:table-cell table:formula="of:=(1-ROUND([.B298])/[.B298])^2" office:value-type="float" office:value="0.00000000260268366736292" calcext:value-type="float">
            <text:p>2.60268366736292E-009</text:p>
          </table:table-cell>
          <table:table-cell table:formula="of:=(1-ROUND([.C298])/[.C298])^2" office:value-type="float" office:value="0.0000737957770156217" calcext:value-type="float">
            <text:p>7.37957770156217E-005</text:p>
          </table:table-cell>
          <table:table-cell table:formula="of:=(1-ROUND([.A298])/[.A298])^2" office:value-type="float" office:value="0.000102030405060705" calcext:value-type="float">
            <text:p>0.0001020304</text:p>
          </table:table-cell>
          <table:table-cell table:formula="of:=SUM([.D298:.F298])" office:value-type="float" office:value="0.000175828784759994" calcext:value-type="float">
            <text:p>0.0001758288</text:p>
          </table:table-cell>
          <table:table-cell table:number-columns-repeated="4"/>
        </table:table-row>
        <table:table-row table:style-name="ro1">
          <table:table-cell office:value-type="float" office:value="29.8" calcext:value-type="float">
            <text:p>29.8</text:p>
          </table:table-cell>
          <table:table-cell table:formula="of:=SQRT(2)*[.A299]" office:value-type="float" office:value="42.1435641587182" calcext:value-type="float">
            <text:p>42.1435641587</text:p>
          </table:table-cell>
          <table:table-cell table:formula="of:=SQRT(3)*[.A299]" office:value-type="float" office:value="51.6151140655525" calcext:value-type="float">
            <text:p>51.6151140656</text:p>
          </table:table-cell>
          <table:table-cell table:formula="of:=(1-ROUND([.B299])/[.B299])^2" office:value-type="float" office:value="0.0000116045829402258" calcext:value-type="float">
            <text:p>1.16045829402258E-005</text:p>
          </table:table-cell>
          <table:table-cell table:formula="of:=(1-ROUND([.C299])/[.C299])^2" office:value-type="float" office:value="0.0000556045457920414" calcext:value-type="float">
            <text:p>5.56045457920414E-005</text:p>
          </table:table-cell>
          <table:table-cell table:formula="of:=(1-ROUND([.A299])/[.A299])^2" office:value-type="float" office:value="0.0000450430160803551" calcext:value-type="float">
            <text:p>0.000045043</text:p>
          </table:table-cell>
          <table:table-cell table:formula="of:=SUM([.D299:.F299])" office:value-type="float" office:value="0.000112252144812622" calcext:value-type="float">
            <text:p>0.0001122521</text:p>
          </table:table-cell>
          <table:table-cell table:number-columns-repeated="4"/>
        </table:table-row>
        <table:table-row table:style-name="ro1">
          <table:table-cell office:value-type="float" office:value="29.9" calcext:value-type="float">
            <text:p>29.9</text:p>
          </table:table-cell>
          <table:table-cell table:formula="of:=SQRT(2)*[.A300]" office:value-type="float" office:value="42.2849855149556" calcext:value-type="float">
            <text:p>42.284985515</text:p>
          </table:table-cell>
          <table:table-cell table:formula="of:=SQRT(3)*[.A300]" office:value-type="float" office:value="51.7883191463094" calcext:value-type="float">
            <text:p>51.7883191463</text:p>
          </table:table-cell>
          <table:table-cell table:formula="of:=(1-ROUND([.B300])/[.B300])^2" office:value-type="float" office:value="0.0000454227266666366" calcext:value-type="float">
            <text:p>4.54227266666366E-005</text:p>
          </table:table-cell>
          <table:table-cell table:formula="of:=(1-ROUND([.C300])/[.C300])^2" office:value-type="float" office:value="0.0000167070404951345" calcext:value-type="float">
            <text:p>0.000016707</text:p>
          </table:table-cell>
          <table:table-cell table:formula="of:=(1-ROUND([.A300])/[.A300])^2" office:value-type="float" office:value="0.0000111855572085323" calcext:value-type="float">
            <text:p>1.11855572085323E-005</text:p>
          </table:table-cell>
          <table:table-cell table:formula="of:=SUM([.D300:.F300])" office:value-type="float" office:value="0.0000733153243703035" calcext:value-type="float">
            <text:p>7.33153243703035E-00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2)*[.A301]" office:value-type="float" office:value="42.4264068711929" calcext:value-type="float">
            <text:p>42.4264068712</text:p>
          </table:table-cell>
          <table:table-cell table:formula="of:=SQRT(3)*[.A301]" office:value-type="float" office:value="51.9615242270663" calcext:value-type="float">
            <text:p>51.9615242271</text:p>
          </table:table-cell>
          <table:table-cell table:formula="of:=(1-ROUND([.B301])/[.B301])^2" office:value-type="float" office:value="0.000101012677666935" calcext:value-type="float">
            <text:p>0.0001010127</text:p>
          </table:table-cell>
          <table:table-cell table:formula="of:=(1-ROUND([.C301])/[.C301])^2" office:value-type="float" office:value="0.00000054829077883101" calcext:value-type="float">
            <text:p>5.4829077883101E-007</text:p>
          </table:table-cell>
          <table:table-cell table:formula="of:=(1-ROUND([.A301])/[.A301])^2" office:value-type="float" office:value="0" calcext:value-type="float">
            <text:p>0</text:p>
          </table:table-cell>
          <table:table-cell table:formula="of:=SUM([.D301:.F301])" office:value-type="float" office:value="0.000101560968445766" calcext:value-type="float">
            <text:p>0.000101561</text:p>
          </table:table-cell>
          <table:table-cell table:number-columns-repeated="4"/>
        </table:table-row>
        <table:table-row table:style-name="ro1">
          <table:table-cell office:value-type="float" office:value="30.1" calcext:value-type="float">
            <text:p>30.1</text:p>
          </table:table-cell>
          <table:table-cell table:formula="of:=SQRT(2)*[.A302]" office:value-type="float" office:value="42.5678282274302" calcext:value-type="float">
            <text:p>42.5678282274</text:p>
          </table:table-cell>
          <table:table-cell table:formula="of:=SQRT(3)*[.A302]" office:value-type="float" office:value="52.1347293078232" calcext:value-type="float">
            <text:p>52.1347293078</text:p>
          </table:table-cell>
          <table:table-cell table:formula="of:=(1-ROUND([.B302])/[.B302])^2" office:value-type="float" office:value="0.000103074160884621" calcext:value-type="float">
            <text:p>0.0001030742</text:p>
          </table:table-cell>
          <table:table-cell table:formula="of:=(1-ROUND([.C302])/[.C302])^2" office:value-type="float" office:value="0.00000667836130819741" calcext:value-type="float">
            <text:p>6.67836130819741E-006</text:p>
          </table:table-cell>
          <table:table-cell table:formula="of:=(1-ROUND([.A302])/[.A302])^2" office:value-type="float" office:value="0.0000110374057681484" calcext:value-type="float">
            <text:p>1.10374057681484E-005</text:p>
          </table:table-cell>
          <table:table-cell table:formula="of:=SUM([.D302:.F302])" office:value-type="float" office:value="0.000120789927960967" calcext:value-type="float">
            <text:p>0.0001207899</text:p>
          </table:table-cell>
          <table:table-cell table:number-columns-repeated="4"/>
        </table:table-row>
        <table:table-row table:style-name="ro1">
          <table:table-cell office:value-type="float" office:value="30.2" calcext:value-type="float">
            <text:p>30.2</text:p>
          </table:table-cell>
          <table:table-cell table:formula="of:=SQRT(2)*[.A303]" office:value-type="float" office:value="42.7092495836675" calcext:value-type="float">
            <text:p>42.7092495837</text:p>
          </table:table-cell>
          <table:table-cell table:formula="of:=SQRT(3)*[.A303]" office:value-type="float" office:value="52.3079343885801" calcext:value-type="float">
            <text:p>52.3079343886</text:p>
          </table:table-cell>
          <table:table-cell table:formula="of:=(1-ROUND([.B303])/[.B303])^2" office:value-type="float" office:value="0.0000463443514525317" calcext:value-type="float">
            <text:p>4.63443514525317E-005</text:p>
          </table:table-cell>
          <table:table-cell table:formula="of:=(1-ROUND([.C303])/[.C303])^2" office:value-type="float" office:value="0.0000346562240216785" calcext:value-type="float">
            <text:p>3.46562240216785E-005</text:p>
          </table:table-cell>
          <table:table-cell table:formula="of:=(1-ROUND([.A303])/[.A303])^2" office:value-type="float" office:value="0.0000438577255383555" calcext:value-type="float">
            <text:p>4.38577255383555E-005</text:p>
          </table:table-cell>
          <table:table-cell table:formula="of:=SUM([.D303:.F303])" office:value-type="float" office:value="0.000124858301012566" calcext:value-type="float">
            <text:p>0.0001248583</text:p>
          </table:table-cell>
          <table:table-cell table:number-columns-repeated="4"/>
        </table:table-row>
        <table:table-row table:style-name="ro1">
          <table:table-cell office:value-type="float" office:value="30.3" calcext:value-type="float">
            <text:p>30.3</text:p>
          </table:table-cell>
          <table:table-cell table:formula="of:=SQRT(2)*[.A304]" office:value-type="float" office:value="42.8506709399048" calcext:value-type="float">
            <text:p>42.8506709399</text:p>
          </table:table-cell>
          <table:table-cell table:formula="of:=SQRT(3)*[.A304]" office:value-type="float" office:value="52.481139469337" calcext:value-type="float">
            <text:p>52.4811394693</text:p>
          </table:table-cell>
          <table:table-cell table:formula="of:=(1-ROUND([.B304])/[.B304])^2" office:value-type="float" office:value="0.0000121443258225873" calcext:value-type="float">
            <text:p>1.21443258225873E-005</text:p>
          </table:table-cell>
          <table:table-cell table:formula="of:=(1-ROUND([.C304])/[.C304])^2" office:value-type="float" office:value="0.0000840495626622955" calcext:value-type="float">
            <text:p>8.40495626622955E-005</text:p>
          </table:table-cell>
          <table:table-cell table:formula="of:=(1-ROUND([.A304])/[.A304])^2" office:value-type="float" office:value="0.0000980296049406945" calcext:value-type="float">
            <text:p>9.80296049406945E-005</text:p>
          </table:table-cell>
          <table:table-cell table:formula="of:=SUM([.D304:.F304])" office:value-type="float" office:value="0.000194223493425577" calcext:value-type="float">
            <text:p>0.0001942235</text:p>
          </table:table-cell>
          <table:table-cell table:number-columns-repeated="4"/>
        </table:table-row>
        <table:table-row table:style-name="ro1">
          <table:table-cell office:value-type="float" office:value="30.4" calcext:value-type="float">
            <text:p>30.4</text:p>
          </table:table-cell>
          <table:table-cell table:formula="of:=SQRT(2)*[.A305]" office:value-type="float" office:value="42.9920922961421" calcext:value-type="float">
            <text:p>42.9920922961</text:p>
          </table:table-cell>
          <table:table-cell table:formula="of:=SQRT(3)*[.A305]" office:value-type="float" office:value="52.6543445500939" calcext:value-type="float">
            <text:p>52.6543445501</text:p>
          </table:table-cell>
          <table:table-cell table:formula="of:=(1-ROUND([.B305])/[.B305])^2" office:value-type="float" office:value="0.000000033831685154224" calcext:value-type="float">
            <text:p>3.3831685154224E-008</text:p>
          </table:table-cell>
          <table:table-cell table:formula="of:=(1-ROUND([.C305])/[.C305])^2" office:value-type="float" office:value="0.0000430941575952985" calcext:value-type="float">
            <text:p>4.30941575952985E-005</text:p>
          </table:table-cell>
          <table:table-cell table:formula="of:=(1-ROUND([.A305])/[.A305])^2" office:value-type="float" office:value="0.000173130193905818" calcext:value-type="float">
            <text:p>0.0001731302</text:p>
          </table:table-cell>
          <table:table-cell table:formula="of:=SUM([.D305:.F305])" office:value-type="float" office:value="0.000216258183186271" calcext:value-type="float">
            <text:p>0.0002162582</text:p>
          </table:table-cell>
          <table:table-cell table:number-columns-repeated="4"/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SQRT(2)*[.A306]" office:value-type="float" office:value="43.1335136523794" calcext:value-type="float">
            <text:p>43.1335136524</text:p>
          </table:table-cell>
          <table:table-cell table:formula="of:=SQRT(3)*[.A306]" office:value-type="float" office:value="52.8275496308508" calcext:value-type="float">
            <text:p>52.8275496309</text:p>
          </table:table-cell>
          <table:table-cell table:formula="of:=(1-ROUND([.B306])/[.B306])^2" office:value-type="float" office:value="0.00000958123911404955" calcext:value-type="float">
            <text:p>9.58123911404955E-006</text:p>
          </table:table-cell>
          <table:table-cell table:formula="of:=(1-ROUND([.C306])/[.C306])^2" office:value-type="float" office:value="0.0000106563217126974" calcext:value-type="float">
            <text:p>1.06563217126974E-005</text:p>
          </table:table-cell>
          <table:table-cell table:formula="of:=(1-ROUND([.A306])/[.A306])^2" office:value-type="float" office:value="0.000268744961031974" calcext:value-type="float">
            <text:p>0.000268745</text:p>
          </table:table-cell>
          <table:table-cell table:formula="of:=SUM([.D306:.F306])" office:value-type="float" office:value="0.000288982521858721" calcext:value-type="float">
            <text:p>0.0002889825</text:p>
          </table:table-cell>
          <table:table-cell table:number-columns-repeated="4"/>
        </table:table-row>
        <table:table-row table:style-name="ro1">
          <table:table-cell office:value-type="float" office:value="30.6" calcext:value-type="float">
            <text:p>30.6</text:p>
          </table:table-cell>
          <table:table-cell table:formula="of:=SQRT(2)*[.A307]" office:value-type="float" office:value="43.2749350086167" calcext:value-type="float">
            <text:p>43.2749350086</text:p>
          </table:table-cell>
          <table:table-cell table:formula="of:=SQRT(3)*[.A307]" office:value-type="float" office:value="53.0007547116077" calcext:value-type="float">
            <text:p>53.0007547116</text:p>
          </table:table-cell>
          <table:table-cell table:formula="of:=(1-ROUND([.B307])/[.B307])^2" office:value-type="float" office:value="0.0000403633532845667" calcext:value-type="float">
            <text:p>4.03633532845667E-005</text:p>
          </table:table-cell>
          <table:table-cell table:formula="of:=(1-ROUND([.C307])/[.C307])^2" office:value-type="float" office:value="0.000000000202767315534882" calcext:value-type="float">
            <text:p>2.02767315534882E-010</text:p>
          </table:table-cell>
          <table:table-cell table:formula="of:=(1-ROUND([.A307])/[.A307])^2" office:value-type="float" office:value="0.000170874449997863" calcext:value-type="float">
            <text:p>0.0001708744</text:p>
          </table:table-cell>
          <table:table-cell table:formula="of:=SUM([.D307:.F307])" office:value-type="float" office:value="0.000211238006049745" calcext:value-type="float">
            <text:p>0.000211238</text:p>
          </table:table-cell>
          <table:table-cell table:number-columns-repeated="4"/>
        </table:table-row>
        <table:table-row table:style-name="ro1">
          <table:table-cell office:value-type="float" office:value="30.7" calcext:value-type="float">
            <text:p>30.7</text:p>
          </table:table-cell>
          <table:table-cell table:formula="of:=SQRT(2)*[.A308]" office:value-type="float" office:value="43.416356364854" calcext:value-type="float">
            <text:p>43.4163563649</text:p>
          </table:table-cell>
          <table:table-cell table:formula="of:=SQRT(3)*[.A308]" office:value-type="float" office:value="53.1739597923645" calcext:value-type="float">
            <text:p>53.1739597924</text:p>
          </table:table-cell>
          <table:table-cell table:formula="of:=(1-ROUND([.B308])/[.B308])^2" office:value-type="float" office:value="0.0000919652317554867" calcext:value-type="float">
            <text:p>9.19652317554867E-005</text:p>
          </table:table-cell>
          <table:table-cell table:formula="of:=(1-ROUND([.C308])/[.C308])^2" office:value-type="float" office:value="0.0000107028578055689" calcext:value-type="float">
            <text:p>1.07028578055689E-005</text:p>
          </table:table-cell>
          <table:table-cell table:formula="of:=(1-ROUND([.A308])/[.A308])^2" office:value-type="float" office:value="0.0000954917293552187" calcext:value-type="float">
            <text:p>9.54917293552187E-005</text:p>
          </table:table-cell>
          <table:table-cell table:formula="of:=SUM([.D308:.F308])" office:value-type="float" office:value="0.000198159818916274" calcext:value-type="float">
            <text:p>0.0001981598</text:p>
          </table:table-cell>
          <table:table-cell table:number-columns-repeated="4"/>
        </table:table-row>
        <table:table-row table:style-name="ro1">
          <table:table-cell office:value-type="float" office:value="30.8" calcext:value-type="float">
            <text:p>30.8</text:p>
          </table:table-cell>
          <table:table-cell table:formula="of:=SQRT(2)*[.A309]" office:value-type="float" office:value="43.5577777210913" calcext:value-type="float">
            <text:p>43.5577777211</text:p>
          </table:table-cell>
          <table:table-cell table:formula="of:=SQRT(3)*[.A309]" office:value-type="float" office:value="53.3471648731214" calcext:value-type="float">
            <text:p>53.3471648731</text:p>
          </table:table-cell>
          <table:table-cell table:formula="of:=(1-ROUND([.B309])/[.B309])^2" office:value-type="float" office:value="0.000103074160884621" calcext:value-type="float">
            <text:p>0.0001030742</text:p>
          </table:table-cell>
          <table:table-cell table:formula="of:=(1-ROUND([.C309])/[.C309])^2" office:value-type="float" office:value="0.0000423495562522529" calcext:value-type="float">
            <text:p>4.23495562522529E-005</text:p>
          </table:table-cell>
          <table:table-cell table:formula="of:=(1-ROUND([.A309])/[.A309])^2" office:value-type="float" office:value="0.0000421656265812089" calcext:value-type="float">
            <text:p>4.21656265812089E-005</text:p>
          </table:table-cell>
          <table:table-cell table:formula="of:=SUM([.D309:.F309])" office:value-type="float" office:value="0.000187589343718083" calcext:value-type="float">
            <text:p>0.0001875893</text:p>
          </table:table-cell>
          <table:table-cell table:number-columns-repeated="4"/>
        </table:table-row>
        <table:table-row table:style-name="ro1">
          <table:table-cell office:value-type="float" office:value="30.9" calcext:value-type="float">
            <text:p>30.9</text:p>
          </table:table-cell>
          <table:table-cell table:formula="of:=SQRT(2)*[.A310]" office:value-type="float" office:value="43.6991990773286" calcext:value-type="float">
            <text:p>43.6991990773</text:p>
          </table:table-cell>
          <table:table-cell table:formula="of:=SQRT(3)*[.A310]" office:value-type="float" office:value="53.5203699538783" calcext:value-type="float">
            <text:p>53.5203699539</text:p>
          </table:table-cell>
          <table:table-cell table:formula="of:=(1-ROUND([.B310])/[.B310])^2" office:value-type="float" office:value="0.0000473817801866026" calcext:value-type="float">
            <text:p>4.73817801866026E-005</text:p>
          </table:table-cell>
          <table:table-cell table:formula="of:=(1-ROUND([.C310])/[.C310])^2" office:value-type="float" office:value="0.0000803109104229099" calcext:value-type="float">
            <text:p>8.03109104229099E-005</text:p>
          </table:table-cell>
          <table:table-cell table:formula="of:=(1-ROUND([.A310])/[.A310])^2" office:value-type="float" office:value="0.000010473287879263" calcext:value-type="float">
            <text:p>1.0473287879263E-005</text:p>
          </table:table-cell>
          <table:table-cell table:formula="of:=SUM([.D310:.F310])" office:value-type="float" office:value="0.000138165978488775" calcext:value-type="float">
            <text:p>0.00013816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QRT(2)*[.A311]" office:value-type="float" office:value="43.840620433566" calcext:value-type="float">
            <text:p>43.8406204336</text:p>
          </table:table-cell>
          <table:table-cell table:formula="of:=SQRT(3)*[.A311]" office:value-type="float" office:value="53.6935750346352" calcext:value-type="float">
            <text:p>53.6935750346</text:p>
          </table:table-cell>
          <table:table-cell table:formula="of:=(1-ROUND([.B311])/[.B311])^2" office:value-type="float" office:value="0.00001321636118455" calcext:value-type="float">
            <text:p>1.321636118455E-005</text:p>
          </table:table-cell>
          <table:table-cell table:formula="of:=(1-ROUND([.C311])/[.C311])^2" office:value-type="float" office:value="0.0000325689418657003" calcext:value-type="float">
            <text:p>3.25689418657003E-005</text:p>
          </table:table-cell>
          <table:table-cell table:formula="of:=(1-ROUND([.A311])/[.A311])^2" office:value-type="float" office:value="0" calcext:value-type="float">
            <text:p>0</text:p>
          </table:table-cell>
          <table:table-cell table:formula="of:=SUM([.D311:.F311])" office:value-type="float" office:value="0.0000457853030502503" calcext:value-type="float">
            <text:p>4.57853030502503E-005</text:p>
          </table:table-cell>
          <table:table-cell table:number-columns-repeated="4"/>
        </table:table-row>
        <table:table-row table:style-name="ro1">
          <table:table-cell office:value-type="float" office:value="31.1" calcext:value-type="float">
            <text:p>31.1</text:p>
          </table:table-cell>
          <table:table-cell table:formula="of:=SQRT(2)*[.A312]" office:value-type="float" office:value="43.9820417898033" calcext:value-type="float">
            <text:p>43.9820417898</text:p>
          </table:table-cell>
          <table:table-cell table:formula="of:=SQRT(3)*[.A312]" office:value-type="float" office:value="53.8667801153921" calcext:value-type="float">
            <text:p>53.8667801154</text:p>
          </table:table-cell>
          <table:table-cell table:formula="of:=(1-ROUND([.B312])/[.B312])^2" office:value-type="float" office:value="0.000000166715249775312" calcext:value-type="float">
            <text:p>1.66715249775312E-007</text:p>
          </table:table-cell>
          <table:table-cell table:formula="of:=(1-ROUND([.C312])/[.C312])^2" office:value-type="float" office:value="0.00000611640273051624" calcext:value-type="float">
            <text:p>6.11640273051624E-006</text:p>
          </table:table-cell>
          <table:table-cell table:formula="of:=(1-ROUND([.A312])/[.A312])^2" office:value-type="float" office:value="0.0000103390163459854" calcext:value-type="float">
            <text:p>0.000010339</text:p>
          </table:table-cell>
          <table:table-cell table:formula="of:=SUM([.D312:.F312])" office:value-type="float" office:value="0.0000166221343262769" calcext:value-type="float">
            <text:p>1.66221343262769E-005</text:p>
          </table:table-cell>
          <table:table-cell table:number-columns-repeated="4"/>
        </table:table-row>
        <table:table-row table:style-name="ro1">
          <table:table-cell office:value-type="float" office:value="31.2" calcext:value-type="float">
            <text:p>31.2</text:p>
          </table:table-cell>
          <table:table-cell table:formula="of:=SQRT(2)*[.A313]" office:value-type="float" office:value="44.1234631460406" calcext:value-type="float">
            <text:p>44.123463146</text:p>
          </table:table-cell>
          <table:table-cell table:formula="of:=SQRT(3)*[.A313]" office:value-type="float" office:value="54.039985196149" calcext:value-type="float">
            <text:p>54.0399851961</text:p>
          </table:table-cell>
          <table:table-cell table:formula="of:=(1-ROUND([.B313])/[.B313])^2" office:value-type="float" office:value="0.00000782952643729198" calcext:value-type="float">
            <text:p>7.82952643729198E-006</text:p>
          </table:table-cell>
          <table:table-cell table:formula="of:=(1-ROUND([.C313])/[.C313])^2" office:value-type="float" office:value="0.000000547479697797457" calcext:value-type="float">
            <text:p>5.47479697797457E-007</text:p>
          </table:table-cell>
          <table:table-cell table:formula="of:=(1-ROUND([.A313])/[.A313])^2" office:value-type="float" office:value="0.0000410913872452345" calcext:value-type="float">
            <text:p>4.10913872452345E-005</text:p>
          </table:table-cell>
          <table:table-cell table:formula="of:=SUM([.D313:.F313])" office:value-type="float" office:value="0.000049468393380324" calcext:value-type="float">
            <text:p>4.9468393380324E-005</text:p>
          </table:table-cell>
          <table:table-cell table:number-columns-repeated="4"/>
        </table:table-row>
        <table:table-row table:style-name="ro1">
          <table:table-cell office:value-type="float" office:value="31.3" calcext:value-type="float">
            <text:p>31.3</text:p>
          </table:table-cell>
          <table:table-cell table:formula="of:=SQRT(2)*[.A314]" office:value-type="float" office:value="44.2648845022779" calcext:value-type="float">
            <text:p>44.2648845023</text:p>
          </table:table-cell>
          <table:table-cell table:formula="of:=SQRT(3)*[.A314]" office:value-type="float" office:value="54.2131902769059" calcext:value-type="float">
            <text:p>54.2131902769</text:p>
          </table:table-cell>
          <table:table-cell table:formula="of:=(1-ROUND([.B314])/[.B314])^2" office:value-type="float" office:value="0.0000358091843067728" calcext:value-type="float">
            <text:p>3.58091843067728E-005</text:p>
          </table:table-cell>
          <table:table-cell table:formula="of:=(1-ROUND([.C314])/[.C314])^2" office:value-type="float" office:value="0.0000154641074105746" calcext:value-type="float">
            <text:p>1.54641074105746E-005</text:p>
          </table:table-cell>
          <table:table-cell table:formula="of:=(1-ROUND([.A314])/[.A314])^2" office:value-type="float" office:value="0.0000918657942818671" calcext:value-type="float">
            <text:p>9.18657942818671E-005</text:p>
          </table:table-cell>
          <table:table-cell table:formula="of:=SUM([.D314:.F314])" office:value-type="float" office:value="0.000143139085999214" calcext:value-type="float">
            <text:p>0.0001431391</text:p>
          </table:table-cell>
          <table:table-cell table:number-columns-repeated="4"/>
        </table:table-row>
        <table:table-row table:style-name="ro1">
          <table:table-cell office:value-type="float" office:value="31.4" calcext:value-type="float">
            <text:p>31.4</text:p>
          </table:table-cell>
          <table:table-cell table:formula="of:=SQRT(2)*[.A315]" office:value-type="float" office:value="44.4063058585152" calcext:value-type="float">
            <text:p>44.4063058585</text:p>
          </table:table-cell>
          <table:table-cell table:formula="of:=SQRT(3)*[.A315]" office:value-type="float" office:value="54.3863953576628" calcext:value-type="float">
            <text:p>54.3863953577</text:p>
          </table:table-cell>
          <table:table-cell table:formula="of:=(1-ROUND([.B315])/[.B315])^2" office:value-type="float" office:value="0.0000837176207268871" calcext:value-type="float">
            <text:p>8.37176207268871E-005</text:p>
          </table:table-cell>
          <table:table-cell table:formula="of:=(1-ROUND([.C315])/[.C315])^2" office:value-type="float" office:value="0.0000504758044353804" calcext:value-type="float">
            <text:p>5.04758044353804E-005</text:p>
          </table:table-cell>
          <table:table-cell table:formula="of:=(1-ROUND([.A315])/[.A315])^2" office:value-type="float" office:value="0.000162278388575604" calcext:value-type="float">
            <text:p>0.0001622784</text:p>
          </table:table-cell>
          <table:table-cell table:formula="of:=SUM([.D315:.F315])" office:value-type="float" office:value="0.000296471813737872" calcext:value-type="float">
            <text:p>0.0002964718</text:p>
          </table:table-cell>
          <table:table-cell table:number-columns-repeated="4"/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SQRT(2)*[.A316]" office:value-type="float" office:value="44.5477272147525" calcext:value-type="float">
            <text:p>44.5477272148</text:p>
          </table:table-cell>
          <table:table-cell table:formula="of:=SQRT(3)*[.A316]" office:value-type="float" office:value="54.5596004384196" calcext:value-type="float">
            <text:p>54.5596004384</text:p>
          </table:table-cell>
          <table:table-cell table:formula="of:=(1-ROUND([.B316])/[.B316])^2" office:value-type="float" office:value="0.000103074160884621" calcext:value-type="float">
            <text:p>0.0001030742</text:p>
          </table:table-cell>
          <table:table-cell table:formula="of:=(1-ROUND([.C316])/[.C316])^2" office:value-type="float" office:value="0.0000651555467675056" calcext:value-type="float">
            <text:p>6.51555467675056E-005</text:p>
          </table:table-cell>
          <table:table-cell table:formula="of:=(1-ROUND([.A316])/[.A316])^2" office:value-type="float" office:value="0.000251952632905012" calcext:value-type="float">
            <text:p>0.0002519526</text:p>
          </table:table-cell>
          <table:table-cell table:formula="of:=SUM([.D316:.F316])" office:value-type="float" office:value="0.000420182340557139" calcext:value-type="float">
            <text:p>0.0004201823</text:p>
          </table:table-cell>
          <table:table-cell table:number-columns-repeated="4"/>
        </table:table-row>
        <table:table-row table:style-name="ro1">
          <table:table-cell office:value-type="float" office:value="31.6" calcext:value-type="float">
            <text:p>31.6</text:p>
          </table:table-cell>
          <table:table-cell table:formula="of:=SQRT(2)*[.A317]" office:value-type="float" office:value="44.6891485709898" calcext:value-type="float">
            <text:p>44.689148571</text:p>
          </table:table-cell>
          <table:table-cell table:formula="of:=SQRT(3)*[.A317]" office:value-type="float" office:value="54.7328055191765" calcext:value-type="float">
            <text:p>54.7328055192</text:p>
          </table:table-cell>
          <table:table-cell table:formula="of:=(1-ROUND([.B317])/[.B317])^2" office:value-type="float" office:value="0.0000483839783877177" calcext:value-type="float">
            <text:p>0.000048384</text:p>
          </table:table-cell>
          <table:table-cell table:formula="of:=(1-ROUND([.C317])/[.C317])^2" office:value-type="float" office:value="0.0000238319481995829" calcext:value-type="float">
            <text:p>2.38319481995829E-005</text:p>
          </table:table-cell>
          <table:table-cell table:formula="of:=(1-ROUND([.A317])/[.A317])^2" office:value-type="float" office:value="0.000160230732254442" calcext:value-type="float">
            <text:p>0.0001602307</text:p>
          </table:table-cell>
          <table:table-cell table:formula="of:=SUM([.D317:.F317])" office:value-type="float" office:value="0.000232446658841743" calcext:value-type="float">
            <text:p>0.0002324467</text:p>
          </table:table-cell>
          <table:table-cell table:number-columns-repeated="4"/>
        </table:table-row>
        <table:table-row table:style-name="ro1">
          <table:table-cell office:value-type="float" office:value="31.7" calcext:value-type="float">
            <text:p>31.7</text:p>
          </table:table-cell>
          <table:table-cell table:formula="of:=SQRT(2)*[.A318]" office:value-type="float" office:value="44.8305699272271" calcext:value-type="float">
            <text:p>44.8305699272</text:p>
          </table:table-cell>
          <table:table-cell table:formula="of:=SQRT(3)*[.A318]" office:value-type="float" office:value="54.9060105999334" calcext:value-type="float">
            <text:p>54.9060105999</text:p>
          </table:table-cell>
          <table:table-cell table:formula="of:=(1-ROUND([.B318])/[.B318])^2" office:value-type="float" office:value="0.0000142834288130162" calcext:value-type="float">
            <text:p>1.42834288130162E-005</text:p>
          </table:table-cell>
          <table:table-cell table:formula="of:=(1-ROUND([.C318])/[.C318])^2" office:value-type="float" office:value="0.00000293033974693035" calcext:value-type="float">
            <text:p>2.93033974693035E-006</text:p>
          </table:table-cell>
          <table:table-cell table:formula="of:=(1-ROUND([.A318])/[.A318])^2" office:value-type="float" office:value="0.0000895620416164942" calcext:value-type="float">
            <text:p>0.000089562</text:p>
          </table:table-cell>
          <table:table-cell table:formula="of:=SUM([.D318:.F318])" office:value-type="float" office:value="0.000106775810176441" calcext:value-type="float">
            <text:p>0.0001067758</text:p>
          </table:table-cell>
          <table:table-cell table:number-columns-repeated="4"/>
        </table:table-row>
        <table:table-row table:style-name="ro1">
          <table:table-cell office:value-type="float" office:value="31.8" calcext:value-type="float">
            <text:p>31.8</text:p>
          </table:table-cell>
          <table:table-cell table:formula="of:=SQRT(2)*[.A319]" office:value-type="float" office:value="44.9719912834644" calcext:value-type="float">
            <text:p>44.9719912835</text:p>
          </table:table-cell>
          <table:table-cell table:formula="of:=SQRT(3)*[.A319]" office:value-type="float" office:value="55.0792156806903" calcext:value-type="float">
            <text:p>55.0792156807</text:p>
          </table:table-cell>
          <table:table-cell table:formula="of:=(1-ROUND([.B319])/[.B319])^2" office:value-type="float" office:value="0.000000387884281658964" calcext:value-type="float">
            <text:p>3.87884281658964E-007</text:p>
          </table:table-cell>
          <table:table-cell table:formula="of:=(1-ROUND([.C319])/[.C319])^2" office:value-type="float" office:value="0.00000206845854832619" calcext:value-type="float">
            <text:p>2.06845854832619E-006</text:p>
          </table:table-cell>
          <table:table-cell table:formula="of:=(1-ROUND([.A319])/[.A319])^2" office:value-type="float" office:value="0.0000395553973339634" calcext:value-type="float">
            <text:p>3.95553973339634E-005</text:p>
          </table:table-cell>
          <table:table-cell table:formula="of:=SUM([.D319:.F319])" office:value-type="float" office:value="0.0000420117401639486" calcext:value-type="float">
            <text:p>4.20117401639486E-005</text:p>
          </table:table-cell>
          <table:table-cell table:number-columns-repeated="4"/>
        </table:table-row>
        <table:table-row table:style-name="ro1">
          <table:table-cell office:value-type="float" office:value="31.9" calcext:value-type="float">
            <text:p>31.9</text:p>
          </table:table-cell>
          <table:table-cell table:formula="of:=SQRT(2)*[.A320]" office:value-type="float" office:value="45.1134126397017" calcext:value-type="float">
            <text:p>45.1134126397</text:p>
          </table:table-cell>
          <table:table-cell table:formula="of:=SQRT(3)*[.A320]" office:value-type="float" office:value="55.2524207614472" calcext:value-type="float">
            <text:p>55.2524207614</text:p>
          </table:table-cell>
          <table:table-cell table:formula="of:=(1-ROUND([.B320])/[.B320])^2" office:value-type="float" office:value="0.00000631991963724569" calcext:value-type="float">
            <text:p>6.31991963724569E-006</text:p>
          </table:table-cell>
          <table:table-cell table:formula="of:=(1-ROUND([.C320])/[.C320])^2" office:value-type="float" office:value="0.0000208712050161899" calcext:value-type="float">
            <text:p>2.08712050161899E-005</text:p>
          </table:table-cell>
          <table:table-cell table:formula="of:=(1-ROUND([.A320])/[.A320])^2" office:value-type="float" office:value="0.00000982694745531136" calcext:value-type="float">
            <text:p>9.82694745531136E-006</text:p>
          </table:table-cell>
          <table:table-cell table:formula="of:=SUM([.D320:.F320])" office:value-type="float" office:value="0.000037018072108747" calcext:value-type="float">
            <text:p>3.7018072108747E-0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QRT(2)*[.A321]" office:value-type="float" office:value="45.254833995939" calcext:value-type="float">
            <text:p>45.2548339959</text:p>
          </table:table-cell>
          <table:table-cell table:formula="of:=SQRT(3)*[.A321]" office:value-type="float" office:value="55.4256258422041" calcext:value-type="float">
            <text:p>55.4256258422</text:p>
          </table:table-cell>
          <table:table-cell table:formula="of:=(1-ROUND([.B321])/[.B321])^2" office:value-type="float" office:value="0.0000317091628350885" calcext:value-type="float">
            <text:p>3.17091628350885E-005</text:p>
          </table:table-cell>
          <table:table-cell table:formula="of:=(1-ROUND([.C321])/[.C321])^2" office:value-type="float" office:value="0.0000589704939947672" calcext:value-type="float">
            <text:p>5.89704939947672E-005</text:p>
          </table:table-cell>
          <table:table-cell table:formula="of:=(1-ROUND([.A321])/[.A321])^2" office:value-type="float" office:value="0" calcext:value-type="float">
            <text:p>0</text:p>
          </table:table-cell>
          <table:table-cell table:formula="of:=SUM([.D321:.F321])" office:value-type="float" office:value="0.0000906796568298557" calcext:value-type="float">
            <text:p>9.06796568298557E-005</text:p>
          </table:table-cell>
          <table:table-cell table:number-columns-repeated="4"/>
        </table:table-row>
        <table:table-row table:style-name="ro1">
          <table:table-cell office:value-type="float" office:value="32.1" calcext:value-type="float">
            <text:p>32.1</text:p>
          </table:table-cell>
          <table:table-cell table:formula="of:=SQRT(2)*[.A322]" office:value-type="float" office:value="45.3962553521764" calcext:value-type="float">
            <text:p>45.3962553522</text:p>
          </table:table-cell>
          <table:table-cell table:formula="of:=SQRT(3)*[.A322]" office:value-type="float" office:value="55.598830922961" calcext:value-type="float">
            <text:p>55.598830923</text:p>
          </table:table-cell>
          <table:table-cell table:formula="of:=(1-ROUND([.B322])/[.B322])^2" office:value-type="float" office:value="0.0000761921488186279" calcext:value-type="float">
            <text:p>7.61921488186279E-005</text:p>
          </table:table-cell>
          <table:table-cell table:formula="of:=(1-ROUND([.C322])/[.C322])^2" office:value-type="float" office:value="0.0000520623274141223" calcext:value-type="float">
            <text:p>5.20623274141223E-005</text:p>
          </table:table-cell>
          <table:table-cell table:formula="of:=(1-ROUND([.A322])/[.A322])^2" office:value-type="float" office:value="0.00000970487475859124" calcext:value-type="float">
            <text:p>9.70487475859124E-006</text:p>
          </table:table-cell>
          <table:table-cell table:formula="of:=SUM([.D322:.F322])" office:value-type="float" office:value="0.000137959350991341" calcext:value-type="float">
            <text:p>0.0001379594</text:p>
          </table:table-cell>
          <table:table-cell table:number-columns-repeated="4"/>
        </table:table-row>
        <table:table-row table:style-name="ro1">
          <table:table-cell office:value-type="float" office:value="32.2" calcext:value-type="float">
            <text:p>32.2</text:p>
          </table:table-cell>
          <table:table-cell table:formula="of:=SQRT(2)*[.A323]" office:value-type="float" office:value="45.5376767084137" calcext:value-type="float">
            <text:p>45.5376767084</text:p>
          </table:table-cell>
          <table:table-cell table:formula="of:=SQRT(3)*[.A323]" office:value-type="float" office:value="55.7720360037179" calcext:value-type="float">
            <text:p>55.7720360037</text:p>
          </table:table-cell>
          <table:table-cell table:formula="of:=(1-ROUND([.B323])/[.B323])^2" office:value-type="float" office:value="0.000103074160884621" calcext:value-type="float">
            <text:p>0.0001030742</text:p>
          </table:table-cell>
          <table:table-cell table:formula="of:=(1-ROUND([.C323])/[.C323])^2" office:value-type="float" office:value="0.0000167070404951345" calcext:value-type="float">
            <text:p>0.000016707</text:p>
          </table:table-cell>
          <table:table-cell table:formula="of:=(1-ROUND([.A323])/[.A323])^2" office:value-type="float" office:value="0.0000385787585355518" calcext:value-type="float">
            <text:p>3.85787585355518E-005</text:p>
          </table:table-cell>
          <table:table-cell table:formula="of:=SUM([.D323:.F323])" office:value-type="float" office:value="0.000158359959915307" calcext:value-type="float">
            <text:p>0.00015836</text:p>
          </table:table-cell>
          <table:table-cell table:number-columns-repeated="4"/>
        </table:table-row>
        <table:table-row table:style-name="ro1">
          <table:table-cell office:value-type="float" office:value="32.3" calcext:value-type="float">
            <text:p>32.3</text:p>
          </table:table-cell>
          <table:table-cell table:formula="of:=SQRT(2)*[.A324]" office:value-type="float" office:value="45.679098064651" calcext:value-type="float">
            <text:p>45.6790980647</text:p>
          </table:table-cell>
          <table:table-cell table:formula="of:=SQRT(3)*[.A324]" office:value-type="float" office:value="55.9452410844747" calcext:value-type="float">
            <text:p>55.9452410845</text:p>
          </table:table-cell>
          <table:table-cell table:formula="of:=(1-ROUND([.B324])/[.B324])^2" office:value-type="float" office:value="0.0000493525539930169" calcext:value-type="float">
            <text:p>4.93525539930169E-005</text:p>
          </table:table-cell>
          <table:table-cell table:formula="of:=(1-ROUND([.C324])/[.C324])^2" office:value-type="float" office:value="0.000000958039416813791" calcext:value-type="float">
            <text:p>0.000000958</text:p>
          </table:table-cell>
          <table:table-cell table:formula="of:=(1-ROUND([.A324])/[.A324])^2" office:value-type="float" office:value="0.0000862655637454611" calcext:value-type="float">
            <text:p>8.62655637454611E-005</text:p>
          </table:table-cell>
          <table:table-cell table:formula="of:=SUM([.D324:.F324])" office:value-type="float" office:value="0.000136576157155292" calcext:value-type="float">
            <text:p>0.0001365762</text:p>
          </table:table-cell>
          <table:table-cell table:number-columns-repeated="4"/>
        </table:table-row>
        <table:table-row table:style-name="ro1">
          <table:table-cell office:value-type="float" office:value="32.4" calcext:value-type="float">
            <text:p>32.4</text:p>
          </table:table-cell>
          <table:table-cell table:formula="of:=SQRT(2)*[.A325]" office:value-type="float" office:value="45.8205194208883" calcext:value-type="float">
            <text:p>45.8205194209</text:p>
          </table:table-cell>
          <table:table-cell table:formula="of:=SQRT(3)*[.A325]" office:value-type="float" office:value="56.1184461652316" calcext:value-type="float">
            <text:p>56.1184461652</text:p>
          </table:table-cell>
          <table:table-cell table:formula="of:=(1-ROUND([.B325])/[.B325])^2" office:value-type="float" office:value="0.0000153431633317495" calcext:value-type="float">
            <text:p>1.53431633317495E-005</text:p>
          </table:table-cell>
          <table:table-cell table:formula="of:=(1-ROUND([.C325])/[.C325])^2" office:value-type="float" office:value="0.00000445482588340139" calcext:value-type="float">
            <text:p>4.45482588340139E-006</text:p>
          </table:table-cell>
          <table:table-cell table:formula="of:=(1-ROUND([.A325])/[.A325])^2" office:value-type="float" office:value="0.000152415790275877" calcext:value-type="float">
            <text:p>0.0001524158</text:p>
          </table:table-cell>
          <table:table-cell table:formula="of:=SUM([.D325:.F325])" office:value-type="float" office:value="0.000172213779491028" calcext:value-type="float">
            <text:p>0.0001722138</text:p>
          </table:table-cell>
          <table:table-cell table:number-columns-repeated="4"/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SQRT(2)*[.A326]" office:value-type="float" office:value="45.9619407771256" calcext:value-type="float">
            <text:p>45.9619407771</text:p>
          </table:table-cell>
          <table:table-cell table:formula="of:=SQRT(3)*[.A326]" office:value-type="float" office:value="56.2916512459885" calcext:value-type="float">
            <text:p>56.291651246</text:p>
          </table:table-cell>
          <table:table-cell table:formula="of:=(1-ROUND([.B326])/[.B326])^2" office:value-type="float" office:value="0.000000685682577895435" calcext:value-type="float">
            <text:p>6.85682577895435E-007</text:p>
          </table:table-cell>
          <table:table-cell table:formula="of:=(1-ROUND([.C326])/[.C326])^2" office:value-type="float" office:value="0.0000268435342916455" calcext:value-type="float">
            <text:p>2.68435342916455E-005</text:p>
          </table:table-cell>
          <table:table-cell table:formula="of:=(1-ROUND([.A326])/[.A326])^2" office:value-type="float" office:value="0.000236686390532543" calcext:value-type="float">
            <text:p>0.0002366864</text:p>
          </table:table-cell>
          <table:table-cell table:formula="of:=SUM([.D326:.F326])" office:value-type="float" office:value="0.000264215607402084" calcext:value-type="float">
            <text:p>0.0002642156</text:p>
          </table:table-cell>
          <table:table-cell table:number-columns-repeated="4"/>
        </table:table-row>
        <table:table-row table:style-name="ro1">
          <table:table-cell office:value-type="float" office:value="32.6" calcext:value-type="float">
            <text:p>32.6</text:p>
          </table:table-cell>
          <table:table-cell table:formula="of:=SQRT(2)*[.A327]" office:value-type="float" office:value="46.1033621333629" calcext:value-type="float">
            <text:p>46.1033621334</text:p>
          </table:table-cell>
          <table:table-cell table:formula="of:=SQRT(3)*[.A327]" office:value-type="float" office:value="56.4648563267454" calcext:value-type="float">
            <text:p>56.4648563267</text:p>
          </table:table-cell>
          <table:table-cell table:formula="of:=(1-ROUND([.B327])/[.B327])^2" office:value-type="float" office:value="0.00000502640794409447" calcext:value-type="float">
            <text:p>5.02640794409447E-006</text:p>
          </table:table-cell>
          <table:table-cell table:formula="of:=(1-ROUND([.C327])/[.C327])^2" office:value-type="float" office:value="0.0000677767964279243" calcext:value-type="float">
            <text:p>6.77767964279243E-005</text:p>
          </table:table-cell>
          <table:table-cell table:formula="of:=(1-ROUND([.A327])/[.A327])^2" office:value-type="float" office:value="0.00015055139448229" calcext:value-type="float">
            <text:p>0.0001505514</text:p>
          </table:table-cell>
          <table:table-cell table:formula="of:=SUM([.D327:.F327])" office:value-type="float" office:value="0.000223354598854308" calcext:value-type="float">
            <text:p>0.0002233546</text:p>
          </table:table-cell>
          <table:table-cell table:number-columns-repeated="4"/>
        </table:table-row>
        <table:table-row table:style-name="ro1">
          <table:table-cell office:value-type="float" office:value="32.7" calcext:value-type="float">
            <text:p>32.7</text:p>
          </table:table-cell>
          <table:table-cell table:formula="of:=SQRT(2)*[.A328]" office:value-type="float" office:value="46.2447834896002" calcext:value-type="float">
            <text:p>46.2447834896</text:p>
          </table:table-cell>
          <table:table-cell table:formula="of:=SQRT(3)*[.A328]" office:value-type="float" office:value="56.6380614075023" calcext:value-type="float">
            <text:p>56.6380614075</text:p>
          </table:table-cell>
          <table:table-cell table:formula="of:=(1-ROUND([.B328])/[.B328])^2" office:value-type="float" office:value="0.0000280181039665849" calcext:value-type="float">
            <text:p>2.80181039665849E-005</text:p>
          </table:table-cell>
          <table:table-cell table:formula="of:=(1-ROUND([.C328])/[.C328])^2" office:value-type="float" office:value="0.0000408369244200109" calcext:value-type="float">
            <text:p>4.08369244200109E-005</text:p>
          </table:table-cell>
          <table:table-cell table:formula="of:=(1-ROUND([.A328])/[.A328])^2" office:value-type="float" office:value="0.000084167999326655" calcext:value-type="float">
            <text:p>0.000084168</text:p>
          </table:table-cell>
          <table:table-cell table:formula="of:=SUM([.D328:.F328])" office:value-type="float" office:value="0.000153023027713251" calcext:value-type="float">
            <text:p>0.000153023</text:p>
          </table:table-cell>
          <table:table-cell table:number-columns-repeated="4"/>
        </table:table-row>
        <table:table-row table:style-name="ro1">
          <table:table-cell office:value-type="float" office:value="32.8" calcext:value-type="float">
            <text:p>32.8</text:p>
          </table:table-cell>
          <table:table-cell table:formula="of:=SQRT(2)*[.A329]" office:value-type="float" office:value="46.3862048458375" calcext:value-type="float">
            <text:p>46.3862048458</text:p>
          </table:table-cell>
          <table:table-cell table:formula="of:=SQRT(3)*[.A329]" office:value-type="float" office:value="56.8112664882592" calcext:value-type="float">
            <text:p>56.8112664883</text:p>
          </table:table-cell>
          <table:table-cell table:formula="of:=(1-ROUND([.B329])/[.B329])^2" office:value-type="float" office:value="0.0000693198723548053" calcext:value-type="float">
            <text:p>6.93198723548053E-005</text:p>
          </table:table-cell>
          <table:table-cell table:formula="of:=(1-ROUND([.C329])/[.C329])^2" office:value-type="float" office:value="0.0000110364423625646" calcext:value-type="float">
            <text:p>1.10364423625646E-005</text:p>
          </table:table-cell>
          <table:table-cell table:formula="of:=(1-ROUND([.A329])/[.A329])^2" office:value-type="float" office:value="0.0000371802498512764" calcext:value-type="float">
            <text:p>3.71802498512764E-005</text:p>
          </table:table-cell>
          <table:table-cell table:formula="of:=SUM([.D329:.F329])" office:value-type="float" office:value="0.000117536564568646" calcext:value-type="float">
            <text:p>0.0001175366</text:p>
          </table:table-cell>
          <table:table-cell table:number-columns-repeated="4"/>
        </table:table-row>
        <table:table-row table:style-name="ro1">
          <table:table-cell office:value-type="float" office:value="32.9" calcext:value-type="float">
            <text:p>32.9</text:p>
          </table:table-cell>
          <table:table-cell table:formula="of:=SQRT(2)*[.A330]" office:value-type="float" office:value="46.5276262020748" calcext:value-type="float">
            <text:p>46.5276262021</text:p>
          </table:table-cell>
          <table:table-cell table:formula="of:=SQRT(3)*[.A330]" office:value-type="float" office:value="56.9844715690161" calcext:value-type="float">
            <text:p>56.984471569</text:p>
          </table:table-cell>
          <table:table-cell table:formula="of:=(1-ROUND([.B330])/[.B330])^2" office:value-type="float" office:value="0.000103074160884621" calcext:value-type="float">
            <text:p>0.0001030742</text:p>
          </table:table-cell>
          <table:table-cell table:formula="of:=(1-ROUND([.C330])/[.C330])^2" office:value-type="float" office:value="0.0000000742578039813844" calcext:value-type="float">
            <text:p>7.42578039813844E-008</text:p>
          </table:table-cell>
          <table:table-cell table:formula="of:=(1-ROUND([.A330])/[.A330])^2" office:value-type="float" office:value="0.00000923864339760266" calcext:value-type="float">
            <text:p>9.23864339760266E-006</text:p>
          </table:table-cell>
          <table:table-cell table:formula="of:=SUM([.D330:.F330])" office:value-type="float" office:value="0.000112387062086205" calcext:value-type="float">
            <text:p>0.000112387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QRT(2)*[.A331]" office:value-type="float" office:value="46.6690475583121" calcext:value-type="float">
            <text:p>46.6690475583</text:p>
          </table:table-cell>
          <table:table-cell table:formula="of:=SQRT(3)*[.A331]" office:value-type="float" office:value="57.1576766497729" calcext:value-type="float">
            <text:p>57.1576766498</text:p>
          </table:table-cell>
          <table:table-cell table:formula="of:=(1-ROUND([.B331])/[.B331])^2" office:value-type="float" office:value="0.0000502890351970409" calcext:value-type="float">
            <text:p>0.000050289</text:p>
          </table:table-cell>
          <table:table-cell table:formula="of:=(1-ROUND([.C331])/[.C331])^2" office:value-type="float" office:value="0.0000076100171054849" calcext:value-type="float">
            <text:p>0.00000761</text:p>
          </table:table-cell>
          <table:table-cell table:formula="of:=(1-ROUND([.A331])/[.A331])^2" office:value-type="float" office:value="0" calcext:value-type="float">
            <text:p>0</text:p>
          </table:table-cell>
          <table:table-cell table:formula="of:=SUM([.D331:.F331])" office:value-type="float" office:value="0.0000578990523025258" calcext:value-type="float">
            <text:p>5.78990523025258E-005</text:p>
          </table:table-cell>
          <table:table-cell table:number-columns-repeated="4"/>
        </table:table-row>
        <table:table-row table:style-name="ro1">
          <table:table-cell office:value-type="float" office:value="33.1" calcext:value-type="float">
            <text:p>33.1</text:p>
          </table:table-cell>
          <table:table-cell table:formula="of:=SQRT(2)*[.A332]" office:value-type="float" office:value="46.8104689145495" calcext:value-type="float">
            <text:p>46.8104689145</text:p>
          </table:table-cell>
          <table:table-cell table:formula="of:=SQRT(3)*[.A332]" office:value-type="float" office:value="57.3308817305298" calcext:value-type="float">
            <text:p>57.3308817305</text:p>
          </table:table-cell>
          <table:table-cell table:formula="of:=(1-ROUND([.B332])/[.B332])^2" office:value-type="float" office:value="0.0000163936219786517" calcext:value-type="float">
            <text:p>1.63936219786517E-005</text:p>
          </table:table-cell>
          <table:table-cell table:formula="of:=(1-ROUND([.C332])/[.C332])^2" office:value-type="float" office:value="0.0000333095169505026" calcext:value-type="float">
            <text:p>3.33095169505026E-005</text:p>
          </table:table-cell>
          <table:table-cell table:formula="of:=(1-ROUND([.A332])/[.A332])^2" office:value-type="float" office:value="0.00000912733545696057" calcext:value-type="float">
            <text:p>9.12733545696057E-006</text:p>
          </table:table-cell>
          <table:table-cell table:formula="of:=SUM([.D332:.F332])" office:value-type="float" office:value="0.0000588304743861149" calcext:value-type="float">
            <text:p>5.88304743861149E-005</text:p>
          </table:table-cell>
          <table:table-cell table:number-columns-repeated="4"/>
        </table:table-row>
        <table:table-row table:style-name="ro1">
          <table:table-cell office:value-type="float" office:value="33.2" calcext:value-type="float">
            <text:p>33.2</text:p>
          </table:table-cell>
          <table:table-cell table:formula="of:=SQRT(2)*[.A333]" office:value-type="float" office:value="46.9518902707868" calcext:value-type="float">
            <text:p>46.9518902708</text:p>
          </table:table-cell>
          <table:table-cell table:formula="of:=SQRT(3)*[.A333]" office:value-type="float" office:value="57.5040868112867" calcext:value-type="float">
            <text:p>57.5040868113</text:p>
          </table:table-cell>
          <table:table-cell table:formula="of:=(1-ROUND([.B333])/[.B333])^2" office:value-type="float" office:value="0.00000104992834816871" calcext:value-type="float">
            <text:p>1.04992834816871E-006</text:p>
          </table:table-cell>
          <table:table-cell table:formula="of:=(1-ROUND([.C333])/[.C333])^2" office:value-type="float" office:value="0.0000743727593324402" calcext:value-type="float">
            <text:p>7.43727593324402E-005</text:p>
          </table:table-cell>
          <table:table-cell table:formula="of:=(1-ROUND([.A333])/[.A333])^2" office:value-type="float" office:value="0.0000362897372623031" calcext:value-type="float">
            <text:p>3.62897372623031E-005</text:p>
          </table:table-cell>
          <table:table-cell table:formula="of:=SUM([.D333:.F333])" office:value-type="float" office:value="0.000111712424942912" calcext:value-type="float">
            <text:p>0.0001117124</text:p>
          </table:table-cell>
          <table:table-cell table:number-columns-repeated="4"/>
        </table:table-row>
        <table:table-row table:style-name="ro1">
          <table:table-cell office:value-type="float" office:value="33.3" calcext:value-type="float">
            <text:p>33.3</text:p>
          </table:table-cell>
          <table:table-cell table:formula="of:=SQRT(2)*[.A334]" office:value-type="float" office:value="47.0933116270241" calcext:value-type="float">
            <text:p>47.093311627</text:p>
          </table:table-cell>
          <table:table-cell table:formula="of:=SQRT(3)*[.A334]" office:value-type="float" office:value="57.6772918920436" calcext:value-type="float">
            <text:p>57.677291892</text:p>
          </table:table-cell>
          <table:table-cell table:formula="of:=(1-ROUND([.B334])/[.B334])^2" office:value-type="float" office:value="0.00000392602500603276" calcext:value-type="float">
            <text:p>0.000003926</text:p>
          </table:table-cell>
          <table:table-cell table:formula="of:=(1-ROUND([.C334])/[.C334])^2" office:value-type="float" office:value="0.0000313047350475959" calcext:value-type="float">
            <text:p>3.13047350475959E-005</text:p>
          </table:table-cell>
          <table:table-cell table:formula="of:=(1-ROUND([.A334])/[.A334])^2" office:value-type="float" office:value="0.0000811622433244078" calcext:value-type="float">
            <text:p>8.11622433244078E-005</text:p>
          </table:table-cell>
          <table:table-cell table:formula="of:=SUM([.D334:.F334])" office:value-type="float" office:value="0.000116393003378036" calcext:value-type="float">
            <text:p>0.000116393</text:p>
          </table:table-cell>
          <table:table-cell table:number-columns-repeated="4"/>
        </table:table-row>
        <table:table-row table:style-name="ro1">
          <table:table-cell office:value-type="float" office:value="33.4" calcext:value-type="float">
            <text:p>33.4</text:p>
          </table:table-cell>
          <table:table-cell table:formula="of:=SQRT(2)*[.A335]" office:value-type="float" office:value="47.2347329832614" calcext:value-type="float">
            <text:p>47.2347329833</text:p>
          </table:table-cell>
          <table:table-cell table:formula="of:=SQRT(3)*[.A335]" office:value-type="float" office:value="57.8504969728005" calcext:value-type="float">
            <text:p>57.8504969728</text:p>
          </table:table-cell>
          <table:table-cell table:formula="of:=(1-ROUND([.B335])/[.B335])^2" office:value-type="float" office:value="0.0000246959255579224" calcext:value-type="float">
            <text:p>2.46959255579224E-005</text:p>
          </table:table-cell>
          <table:table-cell table:formula="of:=(1-ROUND([.C335])/[.C335])^2" office:value-type="float" office:value="0.00000667860540649612" calcext:value-type="float">
            <text:p>6.67860540649612E-006</text:p>
          </table:table-cell>
          <table:table-cell table:formula="of:=(1-ROUND([.A335])/[.A335])^2" office:value-type="float" office:value="0.000143425723403497" calcext:value-type="float">
            <text:p>0.0001434257</text:p>
          </table:table-cell>
          <table:table-cell table:formula="of:=SUM([.D335:.F335])" office:value-type="float" office:value="0.000174800254367916" calcext:value-type="float">
            <text:p>0.0001748003</text:p>
          </table:table-cell>
          <table:table-cell table:number-columns-repeated="4"/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SQRT(2)*[.A336]" office:value-type="float" office:value="47.3761543394987" calcext:value-type="float">
            <text:p>47.3761543395</text:p>
          </table:table-cell>
          <table:table-cell table:formula="of:=SQRT(3)*[.A336]" office:value-type="float" office:value="58.0237020535574" calcext:value-type="float">
            <text:p>58.0237020536</text:p>
          </table:table-cell>
          <table:table-cell table:formula="of:=(1-ROUND([.B336])/[.B336])^2" office:value-type="float" office:value="0.0000630394685336128" calcext:value-type="float">
            <text:p>6.30394685336128E-005</text:p>
          </table:table-cell>
          <table:table-cell table:formula="of:=(1-ROUND([.C336])/[.C336])^2" office:value-type="float" office:value="0.000000166863397293303" calcext:value-type="float">
            <text:p>1.66863397293303E-007</text:p>
          </table:table-cell>
          <table:table-cell table:formula="of:=(1-ROUND([.A336])/[.A336])^2" office:value-type="float" office:value="0.000222766763198932" calcext:value-type="float">
            <text:p>0.0002227668</text:p>
          </table:table-cell>
          <table:table-cell table:formula="of:=SUM([.D336:.F336])" office:value-type="float" office:value="0.000285973095129838" calcext:value-type="float">
            <text:p>0.0002859731</text:p>
          </table:table-cell>
          <table:table-cell table:number-columns-repeated="4"/>
        </table:table-row>
        <table:table-row table:style-name="ro1">
          <table:table-cell office:value-type="float" office:value="33.6" calcext:value-type="float">
            <text:p>33.6</text:p>
          </table:table-cell>
          <table:table-cell table:formula="of:=SQRT(2)*[.A337]" office:value-type="float" office:value="47.517575695736" calcext:value-type="float">
            <text:p>47.5175756957</text:p>
          </table:table-cell>
          <table:table-cell table:formula="of:=SQRT(3)*[.A337]" office:value-type="float" office:value="58.1969071343143" calcext:value-type="float">
            <text:p>58.1969071343</text:p>
          </table:table-cell>
          <table:table-cell table:formula="of:=(1-ROUND([.B337])/[.B337])^2" office:value-type="float" office:value="0.000103074160884621" calcext:value-type="float">
            <text:p>0.0001030742</text:p>
          </table:table-cell>
          <table:table-cell table:formula="of:=(1-ROUND([.C337])/[.C337])^2" office:value-type="float" office:value="0.0000114478279548905" calcext:value-type="float">
            <text:p>1.14478279548905E-005</text:p>
          </table:table-cell>
          <table:table-cell table:formula="of:=(1-ROUND([.A337])/[.A337])^2" office:value-type="float" office:value="0.000141723356009069" calcext:value-type="float">
            <text:p>0.0001417234</text:p>
          </table:table-cell>
          <table:table-cell table:formula="of:=SUM([.D337:.F337])" office:value-type="float" office:value="0.000256245344848581" calcext:value-type="float">
            <text:p>0.0002562453</text:p>
          </table:table-cell>
          <table:table-cell table:number-columns-repeated="4"/>
        </table:table-row>
        <table:table-row table:style-name="ro1">
          <table:table-cell office:value-type="float" office:value="33.7" calcext:value-type="float">
            <text:p>33.7</text:p>
          </table:table-cell>
          <table:table-cell table:formula="of:=SQRT(2)*[.A338]" office:value-type="float" office:value="47.6589970519733" calcext:value-type="float">
            <text:p>47.658997052</text:p>
          </table:table-cell>
          <table:table-cell table:formula="of:=SQRT(3)*[.A338]" office:value-type="float" office:value="58.3701122150712" calcext:value-type="float">
            <text:p>58.3701122151</text:p>
          </table:table-cell>
          <table:table-cell table:formula="of:=(1-ROUND([.B338])/[.B338])^2" office:value-type="float" office:value="0.0000511948729683693" calcext:value-type="float">
            <text:p>5.11948729683693E-005</text:p>
          </table:table-cell>
          <table:table-cell table:formula="of:=(1-ROUND([.C338])/[.C338])^2" office:value-type="float" office:value="0.0000402055290161006" calcext:value-type="float">
            <text:p>4.02055290161006E-005</text:p>
          </table:table-cell>
          <table:table-cell table:formula="of:=(1-ROUND([.A338])/[.A338])^2" office:value-type="float" office:value="0.0000792469776083258" calcext:value-type="float">
            <text:p>0.000079247</text:p>
          </table:table-cell>
          <table:table-cell table:formula="of:=SUM([.D338:.F338])" office:value-type="float" office:value="0.000170647379592796" calcext:value-type="float">
            <text:p>0.0001706474</text:p>
          </table:table-cell>
          <table:table-cell table:number-columns-repeated="4"/>
        </table:table-row>
        <table:table-row table:style-name="ro1">
          <table:table-cell office:value-type="float" office:value="33.8" calcext:value-type="float">
            <text:p>33.8</text:p>
          </table:table-cell>
          <table:table-cell table:formula="of:=SQRT(2)*[.A339]" office:value-type="float" office:value="47.8004184082106" calcext:value-type="float">
            <text:p>47.8004184082</text:p>
          </table:table-cell>
          <table:table-cell table:formula="of:=SQRT(3)*[.A339]" office:value-type="float" office:value="58.5433172958281" calcext:value-type="float">
            <text:p>58.5433172958</text:p>
          </table:table-cell>
          <table:table-cell table:formula="of:=(1-ROUND([.B339])/[.B339])^2" office:value-type="float" office:value="0.0000174332182789389" calcext:value-type="float">
            <text:p>1.74332182789389E-005</text:p>
          </table:table-cell>
          <table:table-cell table:formula="of:=(1-ROUND([.C339])/[.C339])^2" office:value-type="float" office:value="0.0000608519462115576" calcext:value-type="float">
            <text:p>6.08519462115576E-005</text:p>
          </table:table-cell>
          <table:table-cell table:formula="of:=(1-ROUND([.A339])/[.A339])^2" office:value-type="float" office:value="0.0000350127796645753" calcext:value-type="float">
            <text:p>3.50127796645753E-005</text:p>
          </table:table-cell>
          <table:table-cell table:formula="of:=SUM([.D339:.F339])" office:value-type="float" office:value="0.000113297944155072" calcext:value-type="float">
            <text:p>0.0001132979</text:p>
          </table:table-cell>
          <table:table-cell table:number-columns-repeated="4"/>
        </table:table-row>
        <table:table-row table:style-name="ro1">
          <table:table-cell office:value-type="float" office:value="33.9" calcext:value-type="float">
            <text:p>33.9</text:p>
          </table:table-cell>
          <table:table-cell table:formula="of:=SQRT(2)*[.A340]" office:value-type="float" office:value="47.9418397644479" calcext:value-type="float">
            <text:p>47.9418397644</text:p>
          </table:table-cell>
          <table:table-cell table:formula="of:=SQRT(3)*[.A340]" office:value-type="float" office:value="58.716522376585" calcext:value-type="float">
            <text:p>58.7165223766</text:p>
          </table:table-cell>
          <table:table-cell table:formula="of:=(1-ROUND([.B340])/[.B340])^2" office:value-type="float" office:value="0.00000147171230648509" calcext:value-type="float">
            <text:p>1.47171230648509E-006</text:p>
          </table:table-cell>
          <table:table-cell table:formula="of:=(1-ROUND([.C340])/[.C340])^2" office:value-type="float" office:value="0.000023308638971423" calcext:value-type="float">
            <text:p>2.3308638971423E-005</text:p>
          </table:table-cell>
          <table:table-cell table:formula="of:=(1-ROUND([.A340])/[.A340])^2" office:value-type="float" office:value="0.00000870162981526399" calcext:value-type="float">
            <text:p>8.70162981526399E-006</text:p>
          </table:table-cell>
          <table:table-cell table:formula="of:=SUM([.D340:.F340])" office:value-type="float" office:value="0.000033481981093172" calcext:value-type="float">
            <text:p>0.00003348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QRT(2)*[.A341]" office:value-type="float" office:value="48.0832611206852" calcext:value-type="float">
            <text:p>48.0832611207</text:p>
          </table:table-cell>
          <table:table-cell table:formula="of:=SQRT(3)*[.A341]" office:value-type="float" office:value="58.8897274573418" calcext:value-type="float">
            <text:p>58.8897274573</text:p>
          </table:table-cell>
          <table:table-cell table:formula="of:=(1-ROUND([.B341])/[.B341])^2" office:value-type="float" office:value="0.00000299844905612502" calcext:value-type="float">
            <text:p>2.99844905612502E-006</text:p>
          </table:table-cell>
          <table:table-cell table:formula="of:=(1-ROUND([.C341])/[.C341])^2" office:value-type="float" office:value="0.00000350635342107828" calcext:value-type="float">
            <text:p>3.50635342107828E-006</text:p>
          </table:table-cell>
          <table:table-cell table:formula="of:=(1-ROUND([.A341])/[.A341])^2" office:value-type="float" office:value="0" calcext:value-type="float">
            <text:p>0</text:p>
          </table:table-cell>
          <table:table-cell table:formula="of:=SUM([.D341:.F341])" office:value-type="float" office:value="0.00000650480247720331" calcext:value-type="float">
            <text:p>6.50480247720331E-006</text:p>
          </table:table-cell>
          <table:table-cell table:number-columns-repeated="4"/>
        </table:table-row>
        <table:table-row table:style-name="ro1">
          <table:table-cell office:value-type="float" office:value="34.1" calcext:value-type="float">
            <text:p>34.1</text:p>
          </table:table-cell>
          <table:table-cell table:formula="of:=SQRT(2)*[.A342]" office:value-type="float" office:value="48.2246824769226" calcext:value-type="float">
            <text:p>48.2246824769</text:p>
          </table:table-cell>
          <table:table-cell table:formula="of:=SQRT(3)*[.A342]" office:value-type="float" office:value="59.0629325380987" calcext:value-type="float">
            <text:p>59.0629325381</text:p>
          </table:table-cell>
          <table:table-cell table:formula="of:=(1-ROUND([.B342])/[.B342])^2" office:value-type="float" office:value="0.0000217069923014293" calcext:value-type="float">
            <text:p>0.000021707</text:p>
          </table:table-cell>
          <table:table-cell table:formula="of:=(1-ROUND([.C342])/[.C342])^2" office:value-type="float" office:value="0.00000113532573436946" calcext:value-type="float">
            <text:p>1.13532573436946E-006</text:p>
          </table:table-cell>
          <table:table-cell table:formula="of:=(1-ROUND([.A342])/[.A342])^2" office:value-type="float" office:value="0.00000859985724236976" calcext:value-type="float">
            <text:p>8.59985724236976E-006</text:p>
          </table:table-cell>
          <table:table-cell table:formula="of:=SUM([.D342:.F342])" office:value-type="float" office:value="0.0000314421752781685" calcext:value-type="float">
            <text:p>3.14421752781685E-005</text:p>
          </table:table-cell>
          <table:table-cell table:number-columns-repeated="4"/>
        </table:table-row>
        <table:table-row table:style-name="ro1">
          <table:table-cell office:value-type="float" office:value="34.2" calcext:value-type="float">
            <text:p>34.2</text:p>
          </table:table-cell>
          <table:table-cell table:formula="of:=SQRT(2)*[.A343]" office:value-type="float" office:value="48.3661038331599" calcext:value-type="float">
            <text:p>48.3661038332</text:p>
          </table:table-cell>
          <table:table-cell table:formula="of:=SQRT(3)*[.A343]" office:value-type="float" office:value="59.2361376188556" calcext:value-type="float">
            <text:p>59.2361376189</text:p>
          </table:table-cell>
          <table:table-cell table:formula="of:=(1-ROUND([.B343])/[.B343])^2" office:value-type="float" office:value="0.0000572962692171696" calcext:value-type="float">
            <text:p>5.72962692171696E-005</text:p>
          </table:table-cell>
          <table:table-cell table:formula="of:=(1-ROUND([.C343])/[.C343])^2" office:value-type="float" office:value="0.0000158912072771101" calcext:value-type="float">
            <text:p>1.58912072771101E-005</text:p>
          </table:table-cell>
          <table:table-cell table:formula="of:=(1-ROUND([.A343])/[.A343])^2" office:value-type="float" office:value="0.0000341985568209028" calcext:value-type="float">
            <text:p>3.41985568209028E-005</text:p>
          </table:table-cell>
          <table:table-cell table:formula="of:=SUM([.D343:.F343])" office:value-type="float" office:value="0.000107386033315183" calcext:value-type="float">
            <text:p>0.000107386</text:p>
          </table:table-cell>
          <table:table-cell table:number-columns-repeated="4"/>
        </table:table-row>
        <table:table-row table:style-name="ro1">
          <table:table-cell office:value-type="float" office:value="34.3" calcext:value-type="float">
            <text:p>34.3</text:p>
          </table:table-cell>
          <table:table-cell table:formula="of:=SQRT(2)*[.A344]" office:value-type="float" office:value="48.5075251893972" calcext:value-type="float">
            <text:p>48.5075251894</text:p>
          </table:table-cell>
          <table:table-cell table:formula="of:=SQRT(3)*[.A344]" office:value-type="float" office:value="59.4093426996125" calcext:value-type="float">
            <text:p>59.4093426996</text:p>
          </table:table-cell>
          <table:table-cell table:formula="of:=(1-ROUND([.B344])/[.B344])^2" office:value-type="float" office:value="0.000103074160884621" calcext:value-type="float">
            <text:p>0.0001030742</text:p>
          </table:table-cell>
          <table:table-cell table:formula="of:=(1-ROUND([.C344])/[.C344])^2" office:value-type="float" office:value="0.0000474749596188793" calcext:value-type="float">
            <text:p>0.000047475</text:p>
          </table:table-cell>
          <table:table-cell table:formula="of:=(1-ROUND([.A344])/[.A344])^2" office:value-type="float" office:value="0.0000764987377708281" calcext:value-type="float">
            <text:p>7.64987377708281E-005</text:p>
          </table:table-cell>
          <table:table-cell table:formula="of:=SUM([.D344:.F344])" office:value-type="float" office:value="0.000227047858274328" calcext:value-type="float">
            <text:p>0.0002270479</text:p>
          </table:table-cell>
          <table:table-cell table:number-columns-repeated="4"/>
        </table:table-row>
        <table:table-row table:style-name="ro1">
          <table:table-cell office:value-type="float" office:value="34.4" calcext:value-type="float">
            <text:p>34.4</text:p>
          </table:table-cell>
          <table:table-cell table:formula="of:=SQRT(2)*[.A345]" office:value-type="float" office:value="48.6489465456345" calcext:value-type="float">
            <text:p>48.6489465456</text:p>
          </table:table-cell>
          <table:table-cell table:formula="of:=SQRT(3)*[.A345]" office:value-type="float" office:value="59.5825477803694" calcext:value-type="float">
            <text:p>59.5825477804</text:p>
          </table:table-cell>
          <table:table-cell table:formula="of:=(1-ROUND([.B345])/[.B345])^2" office:value-type="float" office:value="0.0000520714439485725" calcext:value-type="float">
            <text:p>5.20714439485725E-005</text:p>
          </table:table-cell>
          <table:table-cell table:formula="of:=(1-ROUND([.C345])/[.C345])^2" office:value-type="float" office:value="0.0000490880080658812" calcext:value-type="float">
            <text:p>0.000049088</text:p>
          </table:table-cell>
          <table:table-cell table:formula="of:=(1-ROUND([.A345])/[.A345])^2" office:value-type="float" office:value="0.000135208220659819" calcext:value-type="float">
            <text:p>0.0001352082</text:p>
          </table:table-cell>
          <table:table-cell table:formula="of:=SUM([.D345:.F345])" office:value-type="float" office:value="0.000236367672674273" calcext:value-type="float">
            <text:p>0.0002363677</text:p>
          </table:table-cell>
          <table:table-cell table:number-columns-repeated="4"/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SQRT(2)*[.A346]" office:value-type="float" office:value="48.7903679018718" calcext:value-type="float">
            <text:p>48.7903679019</text:p>
          </table:table-cell>
          <table:table-cell table:formula="of:=SQRT(3)*[.A346]" office:value-type="float" office:value="59.7557528611263" calcext:value-type="float">
            <text:p>59.7557528611</text:p>
          </table:table-cell>
          <table:table-cell table:formula="of:=(1-ROUND([.B346])/[.B346])^2" office:value-type="float" office:value="0.0000184606664842003" calcext:value-type="float">
            <text:p>1.84606664842003E-005</text:p>
          </table:table-cell>
          <table:table-cell table:formula="of:=(1-ROUND([.C346])/[.C346])^2" office:value-type="float" office:value="0.0000167070404951364" calcext:value-type="float">
            <text:p>0.000016707</text:p>
          </table:table-cell>
          <table:table-cell table:formula="of:=(1-ROUND([.A346])/[.A346])^2" office:value-type="float" office:value="0.000210039907582443" calcext:value-type="float">
            <text:p>0.0002100399</text:p>
          </table:table-cell>
          <table:table-cell table:formula="of:=SUM([.D346:.F346])" office:value-type="float" office:value="0.000245207614561779" calcext:value-type="float">
            <text:p>0.0002452076</text:p>
          </table:table-cell>
          <table:table-cell table:number-columns-repeated="4"/>
        </table:table-row>
        <table:table-row table:style-name="ro1">
          <table:table-cell office:value-type="float" office:value="34.6" calcext:value-type="float">
            <text:p>34.6</text:p>
          </table:table-cell>
          <table:table-cell table:formula="of:=SQRT(2)*[.A347]" office:value-type="float" office:value="48.9317892581091" calcext:value-type="float">
            <text:p>48.9317892581</text:p>
          </table:table-cell>
          <table:table-cell table:formula="of:=SQRT(3)*[.A347]" office:value-type="float" office:value="59.9289579418832" calcext:value-type="float">
            <text:p>59.9289579419</text:p>
          </table:table-cell>
          <table:table-cell table:formula="of:=(1-ROUND([.B347])/[.B347])^2" office:value-type="float" office:value="0.00000194322618083947" calcext:value-type="float">
            <text:p>1.94322618083947E-006</text:p>
          </table:table-cell>
          <table:table-cell table:formula="of:=(1-ROUND([.C347])/[.C347])^2" office:value-type="float" office:value="0.0000014052630173292" calcext:value-type="float">
            <text:p>1.4052630173292E-006</text:p>
          </table:table-cell>
          <table:table-cell table:formula="of:=(1-ROUND([.A347])/[.A347])^2" office:value-type="float" office:value="0.000133649637475356" calcext:value-type="float">
            <text:p>0.0001336496</text:p>
          </table:table-cell>
          <table:table-cell table:formula="of:=SUM([.D347:.F347])" office:value-type="float" office:value="0.000136998126673524" calcext:value-type="float">
            <text:p>0.0001369981</text:p>
          </table:table-cell>
          <table:table-cell table:number-columns-repeated="4"/>
        </table:table-row>
        <table:table-row table:style-name="ro1">
          <table:table-cell office:value-type="float" office:value="34.7" calcext:value-type="float">
            <text:p>34.7</text:p>
          </table:table-cell>
          <table:table-cell table:formula="of:=SQRT(2)*[.A348]" office:value-type="float" office:value="49.0732106143464" calcext:value-type="float">
            <text:p>49.0732106143</text:p>
          </table:table-cell>
          <table:table-cell table:formula="of:=SQRT(3)*[.A348]" office:value-type="float" office:value="60.10216302264" calcext:value-type="float">
            <text:p>60.1021630226</text:p>
          </table:table-cell>
          <table:table-cell table:formula="of:=(1-ROUND([.B348])/[.B348])^2" office:value-type="float" office:value="0.00000222566172502819" calcext:value-type="float">
            <text:p>2.22566172502819E-006</text:p>
          </table:table-cell>
          <table:table-cell table:formula="of:=(1-ROUND([.C348])/[.C348])^2" office:value-type="float" office:value="0.00000288939730279008" calcext:value-type="float">
            <text:p>2.88939730279008E-006</text:p>
          </table:table-cell>
          <table:table-cell table:formula="of:=(1-ROUND([.A348])/[.A348])^2" office:value-type="float" office:value="0.0000747452432957657" calcext:value-type="float">
            <text:p>7.47452432957657E-005</text:p>
          </table:table-cell>
          <table:table-cell table:formula="of:=SUM([.D348:.F348])" office:value-type="float" office:value="0.000079860302323584" calcext:value-type="float">
            <text:p>7.9860302323584E-005</text:p>
          </table:table-cell>
          <table:table-cell table:number-columns-repeated="4"/>
        </table:table-row>
        <table:table-row table:style-name="ro1">
          <table:table-cell office:value-type="float" office:value="34.8" calcext:value-type="float">
            <text:p>34.8</text:p>
          </table:table-cell>
          <table:table-cell table:formula="of:=SQRT(2)*[.A349]" office:value-type="float" office:value="49.2146319705837" calcext:value-type="float">
            <text:p>49.2146319706</text:p>
          </table:table-cell>
          <table:table-cell table:formula="of:=SQRT(3)*[.A349]" office:value-type="float" office:value="60.2753681033969" calcext:value-type="float">
            <text:p>60.2753681034</text:p>
          </table:table-cell>
          <table:table-cell table:formula="of:=(1-ROUND([.B349])/[.B349])^2" office:value-type="float" office:value="0.0000190195545963181" calcext:value-type="float">
            <text:p>1.90195545963181E-005</text:p>
          </table:table-cell>
          <table:table-cell table:formula="of:=(1-ROUND([.C349])/[.C349])^2" office:value-type="float" office:value="0.0000208712050161909" calcext:value-type="float">
            <text:p>2.08712050161909E-005</text:p>
          </table:table-cell>
          <table:table-cell table:formula="of:=(1-ROUND([.A349])/[.A349])^2" office:value-type="float" office:value="0.0000330294622803521" calcext:value-type="float">
            <text:p>3.30294622803521E-005</text:p>
          </table:table-cell>
          <table:table-cell table:formula="of:=SUM([.D349:.F349])" office:value-type="float" office:value="0.0000729202218928612" calcext:value-type="float">
            <text:p>7.29202218928612E-005</text:p>
          </table:table-cell>
          <table:table-cell table:number-columns-repeated="4"/>
        </table:table-row>
        <table:table-row table:style-name="ro1">
          <table:table-cell office:value-type="float" office:value="34.9" calcext:value-type="float">
            <text:p>34.9</text:p>
          </table:table-cell>
          <table:table-cell table:formula="of:=SQRT(2)*[.A350]" office:value-type="float" office:value="49.356053326821" calcext:value-type="float">
            <text:p>49.3560533268</text:p>
          </table:table-cell>
          <table:table-cell table:formula="of:=SQRT(3)*[.A350]" office:value-type="float" office:value="60.4485731841538" calcext:value-type="float">
            <text:p>60.4485731842</text:p>
          </table:table-cell>
          <table:table-cell table:formula="of:=(1-ROUND([.B350])/[.B350])^2" office:value-type="float" office:value="0.0000520414329686618" calcext:value-type="float">
            <text:p>5.20414329686618E-005</text:p>
          </table:table-cell>
          <table:table-cell table:formula="of:=(1-ROUND([.C350])/[.C350])^2" office:value-type="float" office:value="0.000055067391767966" calcext:value-type="float">
            <text:p>5.5067391767966E-005</text:p>
          </table:table-cell>
          <table:table-cell table:formula="of:=(1-ROUND([.A350])/[.A350])^2" office:value-type="float" office:value="0.00000821011321745996" calcext:value-type="float">
            <text:p>8.21011321745996E-006</text:p>
          </table:table-cell>
          <table:table-cell table:formula="of:=SUM([.D350:.F350])" office:value-type="float" office:value="0.000115318937954088" calcext:value-type="float">
            <text:p>0.000115318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QRT(2)*[.A351]" office:value-type="float" office:value="49.4974746830583" calcext:value-type="float">
            <text:p>49.4974746831</text:p>
          </table:table-cell>
          <table:table-cell table:formula="of:=SQRT(3)*[.A351]" office:value-type="float" office:value="60.6217782649107" calcext:value-type="float">
            <text:p>60.6217782649</text:p>
          </table:table-cell>
          <table:table-cell table:formula="of:=(1-ROUND([.B351])/[.B351])^2" office:value-type="float" office:value="0.000101012677666933" calcext:value-type="float">
            <text:p>0.0001010127</text:p>
          </table:table-cell>
          <table:table-cell table:formula="of:=(1-ROUND([.C351])/[.C351])^2" office:value-type="float" office:value="0.0000389256274541392" calcext:value-type="float">
            <text:p>3.89256274541392E-005</text:p>
          </table:table-cell>
          <table:table-cell table:formula="of:=(1-ROUND([.A351])/[.A351])^2" office:value-type="float" office:value="0" calcext:value-type="float">
            <text:p>0</text:p>
          </table:table-cell>
          <table:table-cell table:formula="of:=SUM([.D351:.F351])" office:value-type="float" office:value="0.000139938305121072" calcext:value-type="float">
            <text:p>0.0001399383</text:p>
          </table:table-cell>
          <table:table-cell table:number-columns-repeated="4"/>
        </table:table-row>
        <table:table-row table:style-name="ro1">
          <table:table-cell office:value-type="float" office:value="35.1" calcext:value-type="float">
            <text:p>35.1</text:p>
          </table:table-cell>
          <table:table-cell table:formula="of:=SQRT(2)*[.A352]" office:value-type="float" office:value="49.6388960392956" calcext:value-type="float">
            <text:p>49.6388960393</text:p>
          </table:table-cell>
          <table:table-cell table:formula="of:=SQRT(3)*[.A352]" office:value-type="float" office:value="60.7949833456676" calcext:value-type="float">
            <text:p>60.7949833457</text:p>
          </table:table-cell>
          <table:table-cell table:formula="of:=(1-ROUND([.B352])/[.B352])^2" office:value-type="float" office:value="0.0000529200535857557" calcext:value-type="float">
            <text:p>5.29200535857557E-005</text:p>
          </table:table-cell>
          <table:table-cell table:formula="of:=(1-ROUND([.C352])/[.C352])^2" office:value-type="float" office:value="0.0000113721556788375" calcext:value-type="float">
            <text:p>1.13721556788375E-005</text:p>
          </table:table-cell>
          <table:table-cell table:formula="of:=(1-ROUND([.A352])/[.A352])^2" office:value-type="float" office:value="0.00000811681723362672" calcext:value-type="float">
            <text:p>8.11681723362672E-006</text:p>
          </table:table-cell>
          <table:table-cell table:formula="of:=SUM([.D352:.F352])" office:value-type="float" office:value="0.0000724090264982199" calcext:value-type="float">
            <text:p>0.000072409</text:p>
          </table:table-cell>
          <table:table-cell table:number-columns-repeated="4"/>
        </table:table-row>
        <table:table-row table:style-name="ro1">
          <table:table-cell office:value-type="float" office:value="35.2" calcext:value-type="float">
            <text:p>35.2</text:p>
          </table:table-cell>
          <table:table-cell table:formula="of:=SQRT(2)*[.A353]" office:value-type="float" office:value="49.780317395533" calcext:value-type="float">
            <text:p>49.7803173955</text:p>
          </table:table-cell>
          <table:table-cell table:formula="of:=SQRT(3)*[.A353]" office:value-type="float" office:value="60.9681884264245" calcext:value-type="float">
            <text:p>60.9681884264</text:p>
          </table:table-cell>
          <table:table-cell table:formula="of:=(1-ROUND([.B353])/[.B353])^2" office:value-type="float" office:value="0.0000194749349114744" calcext:value-type="float">
            <text:p>1.94749349114744E-005</text:p>
          </table:table-cell>
          <table:table-cell table:formula="of:=(1-ROUND([.C353])/[.C353])^2" office:value-type="float" office:value="0.000000272247388664055" calcext:value-type="float">
            <text:p>2.72247388664055E-007</text:p>
          </table:table-cell>
          <table:table-cell table:formula="of:=(1-ROUND([.A353])/[.A353])^2" office:value-type="float" office:value="0.0000322830578512402" calcext:value-type="float">
            <text:p>3.22830578512402E-005</text:p>
          </table:table-cell>
          <table:table-cell table:formula="of:=SUM([.D353:.F353])" office:value-type="float" office:value="0.0000520302401513787" calcext:value-type="float">
            <text:p>5.20302401513787E-005</text:p>
          </table:table-cell>
          <table:table-cell table:number-columns-repeated="4"/>
        </table:table-row>
        <table:table-row table:style-name="ro1">
          <table:table-cell office:value-type="float" office:value="35.3" calcext:value-type="float">
            <text:p>35.3</text:p>
          </table:table-cell>
          <table:table-cell table:formula="of:=SQRT(2)*[.A354]" office:value-type="float" office:value="49.9217387517703" calcext:value-type="float">
            <text:p>49.9217387518</text:p>
          </table:table-cell>
          <table:table-cell table:formula="of:=SQRT(3)*[.A354]" office:value-type="float" office:value="61.1413935071814" calcext:value-type="float">
            <text:p>61.1413935072</text:p>
          </table:table-cell>
          <table:table-cell table:formula="of:=(1-ROUND([.B354])/[.B354])^2" office:value-type="float" office:value="0.00000245761661456116" calcext:value-type="float">
            <text:p>2.45761661456116E-006</text:p>
          </table:table-cell>
          <table:table-cell table:formula="of:=(1-ROUND([.C354])/[.C354])^2" office:value-type="float" office:value="0.0000053479614562477" calcext:value-type="float">
            <text:p>0.000005348</text:p>
          </table:table-cell>
          <table:table-cell table:formula="of:=(1-ROUND([.A354])/[.A354])^2" office:value-type="float" office:value="0.0000722259226861649" calcext:value-type="float">
            <text:p>7.22259226861649E-005</text:p>
          </table:table-cell>
          <table:table-cell table:formula="of:=SUM([.D354:.F354])" office:value-type="float" office:value="0.0000800315007569737" calcext:value-type="float">
            <text:p>8.00315007569737E-005</text:p>
          </table:table-cell>
          <table:table-cell table:number-columns-repeated="4"/>
        </table:table-row>
        <table:table-row table:style-name="ro1">
          <table:table-cell office:value-type="float" office:value="35.4" calcext:value-type="float">
            <text:p>35.4</text:p>
          </table:table-cell>
          <table:table-cell table:formula="of:=SQRT(2)*[.A355]" office:value-type="float" office:value="50.0631601080076" calcext:value-type="float">
            <text:p>50.063160108</text:p>
          </table:table-cell>
          <table:table-cell table:formula="of:=SQRT(3)*[.A355]" office:value-type="float" office:value="61.3145985879383" calcext:value-type="float">
            <text:p>61.3145985879</text:p>
          </table:table-cell>
          <table:table-cell table:formula="of:=(1-ROUND([.B355])/[.B355])^2" office:value-type="float" office:value="0.00000159165599106628" calcext:value-type="float">
            <text:p>1.59165599106628E-006</text:p>
          </table:table-cell>
          <table:table-cell table:formula="of:=(1-ROUND([.C355])/[.C355])^2" office:value-type="float" office:value="0.0000263260534788717" calcext:value-type="float">
            <text:p>2.63260534788717E-005</text:p>
          </table:table-cell>
          <table:table-cell table:formula="of:=(1-ROUND([.A355])/[.A355])^2" office:value-type="float" office:value="0.000127677231957614" calcext:value-type="float">
            <text:p>0.0001276772</text:p>
          </table:table-cell>
          <table:table-cell table:formula="of:=SUM([.D355:.F355])" office:value-type="float" office:value="0.000155594941427552" calcext:value-type="float">
            <text:p>0.0001555949</text:p>
          </table:table-cell>
          <table:table-cell table:number-columns-repeated="4"/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SQRT(2)*[.A356]" office:value-type="float" office:value="50.2045814642449" calcext:value-type="float">
            <text:p>50.2045814642</text:p>
          </table:table-cell>
          <table:table-cell table:formula="of:=SQRT(3)*[.A356]" office:value-type="float" office:value="61.4878036686952" calcext:value-type="float">
            <text:p>61.4878036687</text:p>
          </table:table-cell>
          <table:table-cell table:formula="of:=(1-ROUND([.B356])/[.B356])^2" office:value-type="float" office:value="0.0000166052670155036" calcext:value-type="float">
            <text:p>1.66052670155036E-005</text:p>
          </table:table-cell>
          <table:table-cell table:formula="of:=(1-ROUND([.C356])/[.C356])^2" office:value-type="float" office:value="0.0000629378877715905" calcext:value-type="float">
            <text:p>6.29378877715905E-005</text:p>
          </table:table-cell>
          <table:table-cell table:formula="of:=(1-ROUND([.A356])/[.A356])^2" office:value-type="float" office:value="0.000198373338623289" calcext:value-type="float">
            <text:p>0.0001983733</text:p>
          </table:table-cell>
          <table:table-cell table:formula="of:=SUM([.D356:.F356])" office:value-type="float" office:value="0.000277916493410383" calcext:value-type="float">
            <text:p>0.0002779165</text:p>
          </table:table-cell>
          <table:table-cell table:number-columns-repeated="4"/>
        </table:table-row>
        <table:table-row table:style-name="ro1">
          <table:table-cell office:value-type="float" office:value="35.6" calcext:value-type="float">
            <text:p>35.6</text:p>
          </table:table-cell>
          <table:table-cell table:formula="of:=SQRT(2)*[.A357]" office:value-type="float" office:value="50.3460028204822" calcext:value-type="float">
            <text:p>50.3460028205</text:p>
          </table:table-cell>
          <table:table-cell table:formula="of:=SQRT(3)*[.A357]" office:value-type="float" office:value="61.661008749452" calcext:value-type="float">
            <text:p>61.6610087495</text:p>
          </table:table-cell>
          <table:table-cell table:formula="of:=(1-ROUND([.B357])/[.B357])^2" office:value-type="float" office:value="0.0000472312333439711" calcext:value-type="float">
            <text:p>4.72312333439711E-005</text:p>
          </table:table-cell>
          <table:table-cell table:formula="of:=(1-ROUND([.C357])/[.C357])^2" office:value-type="float" office:value="0.0000302242635473424" calcext:value-type="float">
            <text:p>3.02242635473424E-005</text:p>
          </table:table-cell>
          <table:table-cell table:formula="of:=(1-ROUND([.A357])/[.A357])^2" office:value-type="float" office:value="0.000126246686024492" calcext:value-type="float">
            <text:p>0.0001262467</text:p>
          </table:table-cell>
          <table:table-cell table:formula="of:=SUM([.D357:.F357])" office:value-type="float" office:value="0.000203702182915806" calcext:value-type="float">
            <text:p>0.0002037022</text:p>
          </table:table-cell>
          <table:table-cell table:number-columns-repeated="4"/>
        </table:table-row>
        <table:table-row table:style-name="ro1">
          <table:table-cell office:value-type="float" office:value="35.7" calcext:value-type="float">
            <text:p>35.7</text:p>
          </table:table-cell>
          <table:table-cell table:formula="of:=SQRT(2)*[.A358]" office:value-type="float" office:value="50.4874241767195" calcext:value-type="float">
            <text:p>50.4874241767</text:p>
          </table:table-cell>
          <table:table-cell table:formula="of:=SQRT(3)*[.A358]" office:value-type="float" office:value="61.8342138302089" calcext:value-type="float">
            <text:p>61.8342138302</text:p>
          </table:table-cell>
          <table:table-cell table:formula="of:=(1-ROUND([.B358])/[.B358])^2" office:value-type="float" office:value="0.0000932068231412885" calcext:value-type="float">
            <text:p>9.32068231412885E-005</text:p>
          </table:table-cell>
          <table:table-cell table:formula="of:=(1-ROUND([.C358])/[.C358])^2" office:value-type="float" office:value="0.00000718851046143772" calcext:value-type="float">
            <text:p>7.18851046143772E-006</text:p>
          </table:table-cell>
          <table:table-cell table:formula="of:=(1-ROUND([.A358])/[.A358])^2" office:value-type="float" office:value="0.0000706164818868719" calcext:value-type="float">
            <text:p>7.06164818868719E-005</text:p>
          </table:table-cell>
          <table:table-cell table:formula="of:=SUM([.D358:.F358])" office:value-type="float" office:value="0.000171011815489598" calcext:value-type="float">
            <text:p>0.0001710118</text:p>
          </table:table-cell>
          <table:table-cell table:number-columns-repeated="4"/>
        </table:table-row>
        <table:table-row table:style-name="ro1">
          <table:table-cell office:value-type="float" office:value="35.8" calcext:value-type="float">
            <text:p>35.8</text:p>
          </table:table-cell>
          <table:table-cell table:formula="of:=SQRT(2)*[.A359]" office:value-type="float" office:value="50.6288455329568" calcext:value-type="float">
            <text:p>50.628845533</text:p>
          </table:table-cell>
          <table:table-cell table:formula="of:=SQRT(3)*[.A359]" office:value-type="float" office:value="62.0074189109658" calcext:value-type="float">
            <text:p>62.007418911</text:p>
          </table:table-cell>
          <table:table-cell table:formula="of:=(1-ROUND([.B359])/[.B359])^2" office:value-type="float" office:value="0.0000537419393925408" calcext:value-type="float">
            <text:p>5.37419393925408E-005</text:p>
          </table:table-cell>
          <table:table-cell table:formula="of:=(1-ROUND([.C359])/[.C359])^2" office:value-type="float" office:value="0.0000000143150546483639" calcext:value-type="float">
            <text:p>1.43150546483639E-008</text:p>
          </table:table-cell>
          <table:table-cell table:formula="of:=(1-ROUND([.A359])/[.A359])^2" office:value-type="float" office:value="0.0000312100121719028" calcext:value-type="float">
            <text:p>0.00003121</text:p>
          </table:table-cell>
          <table:table-cell table:formula="of:=SUM([.D359:.F359])" office:value-type="float" office:value="0.000084966266619092" calcext:value-type="float">
            <text:p>8.4966266619092E-005</text:p>
          </table:table-cell>
          <table:table-cell table:number-columns-repeated="4"/>
        </table:table-row>
        <table:table-row table:style-name="ro1">
          <table:table-cell office:value-type="float" office:value="35.9" calcext:value-type="float">
            <text:p>35.9</text:p>
          </table:table-cell>
          <table:table-cell table:formula="of:=SQRT(2)*[.A360]" office:value-type="float" office:value="50.7702668891941" calcext:value-type="float">
            <text:p>50.7702668892</text:p>
          </table:table-cell>
          <table:table-cell table:formula="of:=SQRT(3)*[.A360]" office:value-type="float" office:value="62.1806239917227" calcext:value-type="float">
            <text:p>62.1806239917</text:p>
          </table:table-cell>
          <table:table-cell table:formula="of:=(1-ROUND([.B360])/[.B360])^2" office:value-type="float" office:value="0.0000204752066637231" calcext:value-type="float">
            <text:p>2.04752066637231E-005</text:p>
          </table:table-cell>
          <table:table-cell table:formula="of:=(1-ROUND([.C360])/[.C360])^2" office:value-type="float" office:value="0.00000843802328914374" calcext:value-type="float">
            <text:p>0.000008438</text:p>
          </table:table-cell>
          <table:table-cell table:formula="of:=(1-ROUND([.A360])/[.A360])^2" office:value-type="float" office:value="0.00000775909559981541" calcext:value-type="float">
            <text:p>7.75909559981541E-006</text:p>
          </table:table-cell>
          <table:table-cell table:formula="of:=SUM([.D360:.F360])" office:value-type="float" office:value="0.0000366723255526823" calcext:value-type="float">
            <text:p>3.66723255526823E-00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QRT(2)*[.A361]" office:value-type="float" office:value="50.9116882454314" calcext:value-type="float">
            <text:p>50.9116882454</text:p>
          </table:table-cell>
          <table:table-cell table:formula="of:=SQRT(3)*[.A361]" office:value-type="float" office:value="62.3538290724796" calcext:value-type="float">
            <text:p>62.3538290725</text:p>
          </table:table-cell>
          <table:table-cell table:formula="of:=(1-ROUND([.B361])/[.B361])^2" office:value-type="float" office:value="0.00000300886033756957" calcext:value-type="float">
            <text:p>3.00886033756957E-006</text:p>
          </table:table-cell>
          <table:table-cell table:formula="of:=(1-ROUND([.C361])/[.C361])^2" office:value-type="float" office:value="0.0000322003633054931" calcext:value-type="float">
            <text:p>3.22003633054931E-005</text:p>
          </table:table-cell>
          <table:table-cell table:formula="of:=(1-ROUND([.A361])/[.A361])^2" office:value-type="float" office:value="0" calcext:value-type="float">
            <text:p>0</text:p>
          </table:table-cell>
          <table:table-cell table:formula="of:=SUM([.D361:.F361])" office:value-type="float" office:value="0.0000352092236430627" calcext:value-type="float">
            <text:p>3.52092236430627E-005</text:p>
          </table:table-cell>
          <table:table-cell table:number-columns-repeated="4"/>
        </table:table-row>
        <table:table-row table:style-name="ro1">
          <table:table-cell office:value-type="float" office:value="36.1" calcext:value-type="float">
            <text:p>36.1</text:p>
          </table:table-cell>
          <table:table-cell table:formula="of:=SQRT(2)*[.A362]" office:value-type="float" office:value="51.0531096016687" calcext:value-type="float">
            <text:p>51.0531096017</text:p>
          </table:table-cell>
          <table:table-cell table:formula="of:=SQRT(3)*[.A362]" office:value-type="float" office:value="62.5270341532365" calcext:value-type="float">
            <text:p>62.5270341532</text:p>
          </table:table-cell>
          <table:table-cell table:formula="of:=(1-ROUND([.B362])/[.B362])^2" office:value-type="float" office:value="0.00000108218544571183" calcext:value-type="float">
            <text:p>1.08218544571183E-006</text:p>
          </table:table-cell>
          <table:table-cell table:formula="of:=(1-ROUND([.C362])/[.C362])^2" office:value-type="float" office:value="0.0000572168446131071" calcext:value-type="float">
            <text:p>5.72168446131071E-005</text:p>
          </table:table-cell>
          <table:table-cell table:formula="of:=(1-ROUND([.A362])/[.A362])^2" office:value-type="float" office:value="0.00000767336039471813" calcext:value-type="float">
            <text:p>7.67336039471813E-006</text:p>
          </table:table-cell>
          <table:table-cell table:formula="of:=SUM([.D362:.F362])" office:value-type="float" office:value="0.0000659723904535371" calcext:value-type="float">
            <text:p>6.59723904535371E-005</text:p>
          </table:table-cell>
          <table:table-cell table:number-columns-repeated="4"/>
        </table:table-row>
        <table:table-row table:style-name="ro1">
          <table:table-cell office:value-type="float" office:value="36.2" calcext:value-type="float">
            <text:p>36.2</text:p>
          </table:table-cell>
          <table:table-cell table:formula="of:=SQRT(2)*[.A363]" office:value-type="float" office:value="51.1945309579061" calcext:value-type="float">
            <text:p>51.1945309579</text:p>
          </table:table-cell>
          <table:table-cell table:formula="of:=SQRT(3)*[.A363]" office:value-type="float" office:value="62.7002392339934" calcext:value-type="float">
            <text:p>62.700239234</text:p>
          </table:table-cell>
          <table:table-cell table:formula="of:=(1-ROUND([.B363])/[.B363])^2" office:value-type="float" office:value="0.0000144387738407878" calcext:value-type="float">
            <text:p>1.44387738407878E-005</text:p>
          </table:table-cell>
          <table:table-cell table:formula="of:=(1-ROUND([.C363])/[.C363])^2" office:value-type="float" office:value="0.0000228565766299595" calcext:value-type="float">
            <text:p>2.28565766299595E-005</text:p>
          </table:table-cell>
          <table:table-cell table:formula="of:=(1-ROUND([.A363])/[.A363])^2" office:value-type="float" office:value="0.0000305240987759847" calcext:value-type="float">
            <text:p>3.05240987759847E-005</text:p>
          </table:table-cell>
          <table:table-cell table:formula="of:=SUM([.D363:.F363])" office:value-type="float" office:value="0.000067819449246732" calcext:value-type="float">
            <text:p>6.7819449246732E-005</text:p>
          </table:table-cell>
          <table:table-cell table:number-columns-repeated="4"/>
        </table:table-row>
        <table:table-row table:style-name="ro1">
          <table:table-cell office:value-type="float" office:value="36.3" calcext:value-type="float">
            <text:p>36.3</text:p>
          </table:table-cell>
          <table:table-cell table:formula="of:=SQRT(2)*[.A364]" office:value-type="float" office:value="51.3359523141434" calcext:value-type="float">
            <text:p>51.3359523141</text:p>
          </table:table-cell>
          <table:table-cell table:formula="of:=SQRT(3)*[.A364]" office:value-type="float" office:value="62.8734443147503" calcext:value-type="float">
            <text:p>62.8734443148</text:p>
          </table:table-cell>
          <table:table-cell table:formula="of:=(1-ROUND([.B364])/[.B364])^2" office:value-type="float" office:value="0.0000428264452861755" calcext:value-type="float">
            <text:p>4.28264452861755E-005</text:p>
          </table:table-cell>
          <table:table-cell table:formula="of:=(1-ROUND([.C364])/[.C364])^2" office:value-type="float" office:value="0.00000405162101076686" calcext:value-type="float">
            <text:p>4.05162101076686E-006</text:p>
          </table:table-cell>
          <table:table-cell table:formula="of:=(1-ROUND([.A364])/[.A364])^2" office:value-type="float" office:value="0.0000683013455365084" calcext:value-type="float">
            <text:p>6.83013455365084E-005</text:p>
          </table:table-cell>
          <table:table-cell table:formula="of:=SUM([.D364:.F364])" office:value-type="float" office:value="0.000115179411833451" calcext:value-type="float">
            <text:p>0.0001151794</text:p>
          </table:table-cell>
          <table:table-cell table:number-columns-repeated="4"/>
        </table:table-row>
        <table:table-row table:style-name="ro1">
          <table:table-cell office:value-type="float" office:value="36.4" calcext:value-type="float">
            <text:p>36.4</text:p>
          </table:table-cell>
          <table:table-cell table:formula="of:=SQRT(2)*[.A365]" office:value-type="float" office:value="51.4773736703807" calcext:value-type="float">
            <text:p>51.4773736704</text:p>
          </table:table-cell>
          <table:table-cell table:formula="of:=SQRT(3)*[.A365]" office:value-type="float" office:value="63.0466493955071" calcext:value-type="float">
            <text:p>63.0466493955</text:p>
          </table:table-cell>
          <table:table-cell table:formula="of:=(1-ROUND([.B365])/[.B365])^2" office:value-type="float" office:value="0.0000859971701684254" calcext:value-type="float">
            <text:p>8.59971701684254E-005</text:p>
          </table:table-cell>
          <table:table-cell table:formula="of:=(1-ROUND([.C365])/[.C365])^2" office:value-type="float" office:value="0.000000547479697797457" calcext:value-type="float">
            <text:p>5.47479697797457E-007</text:p>
          </table:table-cell>
          <table:table-cell table:formula="of:=(1-ROUND([.A365])/[.A365])^2" office:value-type="float" office:value="0.000120758362516608" calcext:value-type="float">
            <text:p>0.0001207584</text:p>
          </table:table-cell>
          <table:table-cell table:formula="of:=SUM([.D365:.F365])" office:value-type="float" office:value="0.000207303012382831" calcext:value-type="float">
            <text:p>0.000207303</text:p>
          </table:table-cell>
          <table:table-cell table:number-columns-repeated="4"/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SQRT(2)*[.A366]" office:value-type="float" office:value="51.618795026618" calcext:value-type="float">
            <text:p>51.6187950266</text:p>
          </table:table-cell>
          <table:table-cell table:formula="of:=SQRT(3)*[.A366]" office:value-type="float" office:value="63.219854476264" calcext:value-type="float">
            <text:p>63.2198544763</text:p>
          </table:table-cell>
          <table:table-cell table:formula="of:=(1-ROUND([.B366])/[.B366])^2" office:value-type="float" office:value="0.0000545382742470208" calcext:value-type="float">
            <text:p>5.45382742470208E-005</text:p>
          </table:table-cell>
          <table:table-cell table:formula="of:=(1-ROUND([.C366])/[.C366])^2" office:value-type="float" office:value="0.0000120938239152623" calcext:value-type="float">
            <text:p>1.20938239152623E-005</text:p>
          </table:table-cell>
          <table:table-cell table:formula="of:=(1-ROUND([.A366])/[.A366])^2" office:value-type="float" office:value="0.000187652467629951" calcext:value-type="float">
            <text:p>0.0001876525</text:p>
          </table:table-cell>
          <table:table-cell table:formula="of:=SUM([.D366:.F366])" office:value-type="float" office:value="0.000254284565792234" calcext:value-type="float">
            <text:p>0.0002542846</text:p>
          </table:table-cell>
          <table:table-cell table:number-columns-repeated="4"/>
        </table:table-row>
        <table:table-row table:style-name="ro1">
          <table:table-cell office:value-type="float" office:value="36.6" calcext:value-type="float">
            <text:p>36.6</text:p>
          </table:table-cell>
          <table:table-cell table:formula="of:=SQRT(2)*[.A367]" office:value-type="float" office:value="51.7602163828553" calcext:value-type="float">
            <text:p>51.7602163829</text:p>
          </table:table-cell>
          <table:table-cell table:formula="of:=SQRT(3)*[.A367]" office:value-type="float" office:value="63.3930595570209" calcext:value-type="float">
            <text:p>63.393059557</text:p>
          </table:table-cell>
          <table:table-cell table:formula="of:=(1-ROUND([.B367])/[.B367])^2" office:value-type="float" office:value="0.0000214608464910138" calcext:value-type="float">
            <text:p>2.14608464910138E-005</text:p>
          </table:table-cell>
          <table:table-cell table:formula="of:=(1-ROUND([.C367])/[.C367])^2" office:value-type="float" office:value="0.0000384444184074056" calcext:value-type="float">
            <text:p>3.84444184074056E-005</text:p>
          </table:table-cell>
          <table:table-cell table:formula="of:=(1-ROUND([.A367])/[.A367])^2" office:value-type="float" office:value="0.000119442204903103" calcext:value-type="float">
            <text:p>0.0001194422</text:p>
          </table:table-cell>
          <table:table-cell table:formula="of:=SUM([.D367:.F367])" office:value-type="float" office:value="0.000179347469801522" calcext:value-type="float">
            <text:p>0.0001793475</text:p>
          </table:table-cell>
          <table:table-cell table:number-columns-repeated="4"/>
        </table:table-row>
        <table:table-row table:style-name="ro1">
          <table:table-cell office:value-type="float" office:value="36.7" calcext:value-type="float">
            <text:p>36.7</text:p>
          </table:table-cell>
          <table:table-cell table:formula="of:=SQRT(2)*[.A368]" office:value-type="float" office:value="51.9016377390926" calcext:value-type="float">
            <text:p>51.9016377391</text:p>
          </table:table-cell>
          <table:table-cell table:formula="of:=SQRT(3)*[.A368]" office:value-type="float" office:value="63.5662646377778" calcext:value-type="float">
            <text:p>63.5662646378</text:p>
          </table:table-cell>
          <table:table-cell table:formula="of:=(1-ROUND([.B368])/[.B368])^2" office:value-type="float" office:value="0.00000359165721432935" calcext:value-type="float">
            <text:p>3.59165721432935E-006</text:p>
          </table:table-cell>
          <table:table-cell table:formula="of:=(1-ROUND([.C368])/[.C368])^2" office:value-type="float" office:value="0.0000465582105051937" calcext:value-type="float">
            <text:p>4.65582105051937E-005</text:p>
          </table:table-cell>
          <table:table-cell table:formula="of:=(1-ROUND([.A368])/[.A368])^2" office:value-type="float" office:value="0.0000668206015339042" calcext:value-type="float">
            <text:p>6.68206015339042E-005</text:p>
          </table:table-cell>
          <table:table-cell table:formula="of:=SUM([.D368:.F368])" office:value-type="float" office:value="0.000116970469253427" calcext:value-type="float">
            <text:p>0.0001169705</text:p>
          </table:table-cell>
          <table:table-cell table:number-columns-repeated="4"/>
        </table:table-row>
        <table:table-row table:style-name="ro1">
          <table:table-cell office:value-type="float" office:value="36.8" calcext:value-type="float">
            <text:p>36.8</text:p>
          </table:table-cell>
          <table:table-cell table:formula="of:=SQRT(2)*[.A369]" office:value-type="float" office:value="52.0430590953299" calcext:value-type="float">
            <text:p>52.0430590953</text:p>
          </table:table-cell>
          <table:table-cell table:formula="of:=SQRT(3)*[.A369]" office:value-type="float" office:value="63.7394697185347" calcext:value-type="float">
            <text:p>63.7394697185</text:p>
          </table:table-cell>
          <table:table-cell table:formula="of:=(1-ROUND([.B369])/[.B369])^2" office:value-type="float" office:value="0.000000684548414841516" calcext:value-type="float">
            <text:p>6.84548414841516E-007</text:p>
          </table:table-cell>
          <table:table-cell table:formula="of:=(1-ROUND([.C369])/[.C369])^2" office:value-type="float" office:value="0.0000167070404951345" calcext:value-type="float">
            <text:p>0.000016707</text:p>
          </table:table-cell>
          <table:table-cell table:formula="of:=(1-ROUND([.A369])/[.A369])^2" office:value-type="float" office:value="0.0000295368620037798" calcext:value-type="float">
            <text:p>2.95368620037798E-005</text:p>
          </table:table-cell>
          <table:table-cell table:formula="of:=SUM([.D369:.F369])" office:value-type="float" office:value="0.0000469284509137558" calcext:value-type="float">
            <text:p>4.69284509137558E-005</text:p>
          </table:table-cell>
          <table:table-cell table:number-columns-repeated="4"/>
        </table:table-row>
        <table:table-row table:style-name="ro1">
          <table:table-cell office:value-type="float" office:value="36.9" calcext:value-type="float">
            <text:p>36.9</text:p>
          </table:table-cell>
          <table:table-cell table:formula="of:=SQRT(2)*[.A370]" office:value-type="float" office:value="52.1844804515672" calcext:value-type="float">
            <text:p>52.1844804516</text:p>
          </table:table-cell>
          <table:table-cell table:formula="of:=SQRT(3)*[.A370]" office:value-type="float" office:value="63.9126747992916" calcext:value-type="float">
            <text:p>63.9126747993</text:p>
          </table:table-cell>
          <table:table-cell table:formula="of:=(1-ROUND([.B370])/[.B370])^2" office:value-type="float" office:value="0.0000124973513011965" calcext:value-type="float">
            <text:p>1.24973513011965E-005</text:p>
          </table:table-cell>
          <table:table-cell table:formula="of:=(1-ROUND([.C370])/[.C370])^2" office:value-type="float" office:value="0.0000018668318335806" calcext:value-type="float">
            <text:p>1.8668318335806E-006</text:p>
          </table:table-cell>
          <table:table-cell table:formula="of:=(1-ROUND([.A370])/[.A370])^2" office:value-type="float" office:value="0.00000734424688420274" calcext:value-type="float">
            <text:p>7.34424688420274E-006</text:p>
          </table:table-cell>
          <table:table-cell table:formula="of:=SUM([.D370:.F370])" office:value-type="float" office:value="0.0000217084300189798" calcext:value-type="float">
            <text:p>2.17084300189798E-00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QRT(2)*[.A371]" office:value-type="float" office:value="52.3259018078045" calcext:value-type="float">
            <text:p>52.3259018078</text:p>
          </table:table-cell>
          <table:table-cell table:formula="of:=SQRT(3)*[.A371]" office:value-type="float" office:value="64.0858798800485" calcext:value-type="float">
            <text:p>64.08587988</text:p>
          </table:table-cell>
          <table:table-cell table:formula="of:=(1-ROUND([.B371])/[.B371])^2" office:value-type="float" office:value="0.0000387918145837308" calcext:value-type="float">
            <text:p>3.87918145837308E-005</text:p>
          </table:table-cell>
          <table:table-cell table:formula="of:=(1-ROUND([.C371])/[.C371])^2" office:value-type="float" office:value="0.00000179580077846031" calcext:value-type="float">
            <text:p>1.79580077846031E-006</text:p>
          </table:table-cell>
          <table:table-cell table:formula="of:=(1-ROUND([.A371])/[.A371])^2" office:value-type="float" office:value="0" calcext:value-type="float">
            <text:p>0</text:p>
          </table:table-cell>
          <table:table-cell table:formula="of:=SUM([.D371:.F371])" office:value-type="float" office:value="0.0000405876153621911" calcext:value-type="float">
            <text:p>4.05876153621911E-005</text:p>
          </table:table-cell>
          <table:table-cell table:number-columns-repeated="4"/>
        </table:table-row>
        <table:table-row table:style-name="ro1">
          <table:table-cell office:value-type="float" office:value="37.1" calcext:value-type="float">
            <text:p>37.1</text:p>
          </table:table-cell>
          <table:table-cell table:formula="of:=SQRT(2)*[.A372]" office:value-type="float" office:value="52.4673231640418" calcext:value-type="float">
            <text:p>52.467323164</text:p>
          </table:table-cell>
          <table:table-cell table:formula="of:=SQRT(3)*[.A372]" office:value-type="float" office:value="64.2590849608054" calcext:value-type="float">
            <text:p>64.2590849608</text:p>
          </table:table-cell>
          <table:table-cell table:formula="of:=(1-ROUND([.B372])/[.B372])^2" office:value-type="float" office:value="0.0000793335342122142" calcext:value-type="float">
            <text:p>7.93335342122142E-005</text:p>
          </table:table-cell>
          <table:table-cell table:formula="of:=(1-ROUND([.C372])/[.C372])^2" office:value-type="float" office:value="0.0000162560615212788" calcext:value-type="float">
            <text:p>1.62560615212788E-005</text:p>
          </table:table-cell>
          <table:table-cell table:formula="of:=(1-ROUND([.A372])/[.A372])^2" office:value-type="float" office:value="0.00000726527706134099" calcext:value-type="float">
            <text:p>7.26527706134099E-006</text:p>
          </table:table-cell>
          <table:table-cell table:formula="of:=SUM([.D372:.F372])" office:value-type="float" office:value="0.000102854872794834" calcext:value-type="float">
            <text:p>0.0001028549</text:p>
          </table:table-cell>
          <table:table-cell table:number-columns-repeated="4"/>
        </table:table-row>
        <table:table-row table:style-name="ro1">
          <table:table-cell office:value-type="float" office:value="37.2" calcext:value-type="float">
            <text:p>37.2</text:p>
          </table:table-cell>
          <table:table-cell table:formula="of:=SQRT(2)*[.A373]" office:value-type="float" office:value="52.6087445202792" calcext:value-type="float">
            <text:p>52.6087445203</text:p>
          </table:table-cell>
          <table:table-cell table:formula="of:=SQRT(3)*[.A373]" office:value-type="float" office:value="64.4322900415622" calcext:value-type="float">
            <text:p>64.4322900416</text:p>
          </table:table-cell>
          <table:table-cell table:formula="of:=(1-ROUND([.B373])/[.B373])^2" office:value-type="float" office:value="0.000055310169676983" calcext:value-type="float">
            <text:p>5.5310169676983E-005</text:p>
          </table:table-cell>
          <table:table-cell table:formula="of:=(1-ROUND([.C373])/[.C373])^2" office:value-type="float" office:value="0.0000450135564886796" calcext:value-type="float">
            <text:p>4.50135564886796E-005</text:p>
          </table:table-cell>
          <table:table-cell table:formula="of:=(1-ROUND([.A373])/[.A373])^2" office:value-type="float" office:value="0.0000289050757312996" calcext:value-type="float">
            <text:p>2.89050757312996E-005</text:p>
          </table:table-cell>
          <table:table-cell table:formula="of:=SUM([.D373:.F373])" office:value-type="float" office:value="0.000129228801896962" calcext:value-type="float">
            <text:p>0.0001292288</text:p>
          </table:table-cell>
          <table:table-cell table:number-columns-repeated="4"/>
        </table:table-row>
        <table:table-row table:style-name="ro1">
          <table:table-cell office:value-type="float" office:value="37.3" calcext:value-type="float">
            <text:p>37.3</text:p>
          </table:table-cell>
          <table:table-cell table:formula="of:=SQRT(2)*[.A374]" office:value-type="float" office:value="52.7501658765165" calcext:value-type="float">
            <text:p>52.7501658765</text:p>
          </table:table-cell>
          <table:table-cell table:formula="of:=SQRT(3)*[.A374]" office:value-type="float" office:value="64.6054951223191" calcext:value-type="float">
            <text:p>64.6054951223</text:p>
          </table:table-cell>
          <table:table-cell table:formula="of:=(1-ROUND([.B374])/[.B374])^2" office:value-type="float" office:value="0.0000224313727751901" calcext:value-type="float">
            <text:p>2.24313727751901E-005</text:p>
          </table:table-cell>
          <table:table-cell table:formula="of:=(1-ROUND([.C374])/[.C374])^2" office:value-type="float" office:value="0.0000372877206319326" calcext:value-type="float">
            <text:p>3.72877206319326E-005</text:p>
          </table:table-cell>
          <table:table-cell table:formula="of:=(1-ROUND([.A374])/[.A374])^2" office:value-type="float" office:value="0.0000646881670967251" calcext:value-type="float">
            <text:p>6.46881670967251E-005</text:p>
          </table:table-cell>
          <table:table-cell table:formula="of:=SUM([.D374:.F374])" office:value-type="float" office:value="0.000124407260503848" calcext:value-type="float">
            <text:p>0.0001244073</text:p>
          </table:table-cell>
          <table:table-cell table:number-columns-repeated="4"/>
        </table:table-row>
        <table:table-row table:style-name="ro1">
          <table:table-cell office:value-type="float" office:value="37.4" calcext:value-type="float">
            <text:p>37.4</text:p>
          </table:table-cell>
          <table:table-cell table:formula="of:=SQRT(2)*[.A375]" office:value-type="float" office:value="52.8915872327538" calcext:value-type="float">
            <text:p>52.8915872328</text:p>
          </table:table-cell>
          <table:table-cell table:formula="of:=SQRT(3)*[.A375]" office:value-type="float" office:value="64.778700203076" calcext:value-type="float">
            <text:p>64.7787002031</text:p>
          </table:table-cell>
          <table:table-cell table:formula="of:=(1-ROUND([.B375])/[.B375])^2" office:value-type="float" office:value="0.00000420133836468926" calcext:value-type="float">
            <text:p>4.20133836468926E-006</text:p>
          </table:table-cell>
          <table:table-cell table:formula="of:=(1-ROUND([.C375])/[.C375])^2" office:value-type="float" office:value="0.0000116707179021887" calcext:value-type="float">
            <text:p>1.16707179021887E-005</text:p>
          </table:table-cell>
          <table:table-cell table:formula="of:=(1-ROUND([.A375])/[.A375])^2" office:value-type="float" office:value="0.00011438702851097" calcext:value-type="float">
            <text:p>0.000114387</text:p>
          </table:table-cell>
          <table:table-cell table:formula="of:=SUM([.D375:.F375])" office:value-type="float" office:value="0.000130259084777848" calcext:value-type="float">
            <text:p>0.0001302591</text:p>
          </table:table-cell>
          <table:table-cell table:number-columns-repeated="4"/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SQRT(2)*[.A376]" office:value-type="float" office:value="53.0330085889911" calcext:value-type="float">
            <text:p>53.033008589</text:p>
          </table:table-cell>
          <table:table-cell table:formula="of:=SQRT(3)*[.A376]" office:value-type="float" office:value="64.9519052838329" calcext:value-type="float">
            <text:p>64.9519052838</text:p>
          </table:table-cell>
          <table:table-cell table:formula="of:=(1-ROUND([.B376])/[.B376])^2" office:value-type="float" office:value="0.000000387401581219901" calcext:value-type="float">
            <text:p>3.87401581219901E-007</text:p>
          </table:table-cell>
          <table:table-cell table:formula="of:=(1-ROUND([.C376])/[.C376])^2" office:value-type="float" office:value="0.00000054829077883101" calcext:value-type="float">
            <text:p>5.4829077883101E-007</text:p>
          </table:table-cell>
          <table:table-cell table:formula="of:=(1-ROUND([.A376])/[.A376])^2" office:value-type="float" office:value="0.00017777777777778" calcext:value-type="float">
            <text:p>0.0001777778</text:p>
          </table:table-cell>
          <table:table-cell table:formula="of:=SUM([.D376:.F376])" office:value-type="float" office:value="0.000178713470137831" calcext:value-type="float">
            <text:p>0.0001787135</text:p>
          </table:table-cell>
          <table:table-cell table:number-columns-repeated="4"/>
        </table:table-row>
        <table:table-row table:style-name="ro1">
          <table:table-cell office:value-type="float" office:value="37.6" calcext:value-type="float">
            <text:p>37.6</text:p>
          </table:table-cell>
          <table:table-cell table:formula="of:=SQRT(2)*[.A377]" office:value-type="float" office:value="53.1744299452284" calcext:value-type="float">
            <text:p>53.1744299452</text:p>
          </table:table-cell>
          <table:table-cell table:formula="of:=SQRT(3)*[.A377]" office:value-type="float" office:value="65.1251103645898" calcext:value-type="float">
            <text:p>65.1251103646</text:p>
          </table:table-cell>
          <table:table-cell table:formula="of:=(1-ROUND([.B377])/[.B377])^2" office:value-type="float" office:value="0.0000107605979064253" calcext:value-type="float">
            <text:p>1.07605979064253E-005</text:p>
          </table:table-cell>
          <table:table-cell table:formula="of:=(1-ROUND([.C377])/[.C377])^2" office:value-type="float" office:value="0.00000369053760369283" calcext:value-type="float">
            <text:p>3.69053760369283E-006</text:p>
          </table:table-cell>
          <table:table-cell table:formula="of:=(1-ROUND([.A377])/[.A377])^2" office:value-type="float" office:value="0.000113173381620644" calcext:value-type="float">
            <text:p>0.0001131734</text:p>
          </table:table-cell>
          <table:table-cell table:formula="of:=SUM([.D377:.F377])" office:value-type="float" office:value="0.000127624517130762" calcext:value-type="float">
            <text:p>0.0001276245</text:p>
          </table:table-cell>
          <table:table-cell table:number-columns-repeated="4"/>
        </table:table-row>
        <table:table-row table:style-name="ro1">
          <table:table-cell office:value-type="float" office:value="37.7" calcext:value-type="float">
            <text:p>37.7</text:p>
          </table:table-cell>
          <table:table-cell table:formula="of:=SQRT(2)*[.A378]" office:value-type="float" office:value="53.3158513014657" calcext:value-type="float">
            <text:p>53.3158513015</text:p>
          </table:table-cell>
          <table:table-cell table:formula="of:=SQRT(3)*[.A378]" office:value-type="float" office:value="65.2983154453467" calcext:value-type="float">
            <text:p>65.2983154453</text:p>
          </table:table-cell>
          <table:table-cell table:formula="of:=(1-ROUND([.B378])/[.B378])^2" office:value-type="float" office:value="0.0000350955978855723" calcext:value-type="float">
            <text:p>3.50955978855723E-005</text:p>
          </table:table-cell>
          <table:table-cell table:formula="of:=(1-ROUND([.C378])/[.C378])^2" office:value-type="float" office:value="0.0000208712050161909" calcext:value-type="float">
            <text:p>2.08712050161909E-005</text:p>
          </table:table-cell>
          <table:table-cell table:formula="of:=(1-ROUND([.A378])/[.A378])^2" office:value-type="float" office:value="0.0000633227560877799" calcext:value-type="float">
            <text:p>6.33227560877799E-005</text:p>
          </table:table-cell>
          <table:table-cell table:formula="of:=SUM([.D378:.F378])" office:value-type="float" office:value="0.000119289558989543" calcext:value-type="float">
            <text:p>0.0001192896</text:p>
          </table:table-cell>
          <table:table-cell table:number-columns-repeated="4"/>
        </table:table-row>
        <table:table-row table:style-name="ro1">
          <table:table-cell office:value-type="float" office:value="37.8" calcext:value-type="float">
            <text:p>37.8</text:p>
          </table:table-cell>
          <table:table-cell table:formula="of:=SQRT(2)*[.A379]" office:value-type="float" office:value="53.457272657703" calcext:value-type="float">
            <text:p>53.4572726577</text:p>
          </table:table-cell>
          <table:table-cell table:formula="of:=SQRT(3)*[.A379]" office:value-type="float" office:value="65.4715205261036" calcext:value-type="float">
            <text:p>65.4715205261</text:p>
          </table:table-cell>
          <table:table-cell table:formula="of:=(1-ROUND([.B379])/[.B379])^2" office:value-type="float" office:value="0.0000731706431380585" calcext:value-type="float">
            <text:p>7.31706431380585E-005</text:p>
          </table:table-cell>
          <table:table-cell table:formula="of:=(1-ROUND([.C379])/[.C379])^2" office:value-type="float" office:value="0.0000518676237453646" calcext:value-type="float">
            <text:p>5.18676237453646E-005</text:p>
          </table:table-cell>
          <table:table-cell table:formula="of:=(1-ROUND([.A379])/[.A379])^2" office:value-type="float" office:value="0.0000279947369894442" calcext:value-type="float">
            <text:p>2.79947369894442E-005</text:p>
          </table:table-cell>
          <table:table-cell table:formula="of:=SUM([.D379:.F379])" office:value-type="float" office:value="0.000153033003872867" calcext:value-type="float">
            <text:p>0.000153033</text:p>
          </table:table-cell>
          <table:table-cell table:number-columns-repeated="4"/>
        </table:table-row>
        <table:table-row table:style-name="ro1">
          <table:table-cell office:value-type="float" office:value="37.9" calcext:value-type="float">
            <text:p>37.9</text:p>
          </table:table-cell>
          <table:table-cell table:formula="of:=SQRT(2)*[.A380]" office:value-type="float" office:value="53.5986940139403" calcext:value-type="float">
            <text:p>53.5986940139</text:p>
          </table:table-cell>
          <table:table-cell table:formula="of:=SQRT(3)*[.A380]" office:value-type="float" office:value="65.6447256068605" calcext:value-type="float">
            <text:p>65.6447256069</text:p>
          </table:table-cell>
          <table:table-cell table:formula="of:=(1-ROUND([.B380])/[.B380])^2" office:value-type="float" office:value="0.000056058679084431" calcext:value-type="float">
            <text:p>5.6058679084431E-005</text:p>
          </table:table-cell>
          <table:table-cell table:formula="of:=(1-ROUND([.C380])/[.C380])^2" office:value-type="float" office:value="0.0000292905912241096" calcext:value-type="float">
            <text:p>2.92905912241096E-005</text:p>
          </table:table-cell>
          <table:table-cell table:formula="of:=(1-ROUND([.A380])/[.A380])^2" office:value-type="float" office:value="0.00000696180060010682" calcext:value-type="float">
            <text:p>6.96180060010682E-006</text:p>
          </table:table-cell>
          <table:table-cell table:formula="of:=SUM([.D380:.F380])" office:value-type="float" office:value="0.0000923110709086474" calcext:value-type="float">
            <text:p>9.23110709086474E-00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QRT(2)*[.A381]" office:value-type="float" office:value="53.7401153701776" calcext:value-type="float">
            <text:p>53.7401153702</text:p>
          </table:table-cell>
          <table:table-cell table:formula="of:=SQRT(3)*[.A381]" office:value-type="float" office:value="65.8179306876173" calcext:value-type="float">
            <text:p>65.8179306876</text:p>
          </table:table-cell>
          <table:table-cell table:formula="of:=(1-ROUND([.B381])/[.B381])^2" office:value-type="float" office:value="0.0000233864338012196" calcext:value-type="float">
            <text:p>2.33864338012196E-005</text:p>
          </table:table-cell>
          <table:table-cell table:formula="of:=(1-ROUND([.C381])/[.C381])^2" office:value-type="float" office:value="0.00000765217786507255" calcext:value-type="float">
            <text:p>7.65217786507255E-006</text:p>
          </table:table-cell>
          <table:table-cell table:formula="of:=(1-ROUND([.A381])/[.A381])^2" office:value-type="float" office:value="0" calcext:value-type="float">
            <text:p>0</text:p>
          </table:table-cell>
          <table:table-cell table:formula="of:=SUM([.D381:.F381])" office:value-type="float" office:value="0.0000310386116662921" calcext:value-type="float">
            <text:p>3.10386116662921E-005</text:p>
          </table:table-cell>
          <table:table-cell table:number-columns-repeated="4"/>
        </table:table-row>
        <table:table-row table:style-name="ro1">
          <table:table-cell office:value-type="float" office:value="38.1" calcext:value-type="float">
            <text:p>38.1</text:p>
          </table:table-cell>
          <table:table-cell table:formula="of:=SQRT(2)*[.A382]" office:value-type="float" office:value="53.8815367264149" calcext:value-type="float">
            <text:p>53.8815367264</text:p>
          </table:table-cell>
          <table:table-cell table:formula="of:=SQRT(3)*[.A382]" office:value-type="float" office:value="65.9911357683742" calcext:value-type="float">
            <text:p>65.9911357684</text:p>
          </table:table-cell>
          <table:table-cell table:formula="of:=(1-ROUND([.B382])/[.B382])^2" office:value-type="float" office:value="0.00000483378703249902" calcext:value-type="float">
            <text:p>4.83378703249902E-006</text:p>
          </table:table-cell>
          <table:table-cell table:formula="of:=(1-ROUND([.C382])/[.C382])^2" office:value-type="float" office:value="0.0000000180430929141829" calcext:value-type="float">
            <text:p>0.000000018</text:p>
          </table:table-cell>
          <table:table-cell table:formula="of:=(1-ROUND([.A382])/[.A382])^2" office:value-type="float" office:value="0.00000688890266669459" calcext:value-type="float">
            <text:p>6.88890266669459E-006</text:p>
          </table:table-cell>
          <table:table-cell table:formula="of:=SUM([.D382:.F382])" office:value-type="float" office:value="0.0000117407327921078" calcext:value-type="float">
            <text:p>1.17407327921078E-005</text:p>
          </table:table-cell>
          <table:table-cell table:number-columns-repeated="4"/>
        </table:table-row>
        <table:table-row table:style-name="ro1">
          <table:table-cell office:value-type="float" office:value="38.2" calcext:value-type="float">
            <text:p>38.2</text:p>
          </table:table-cell>
          <table:table-cell table:formula="of:=SQRT(2)*[.A383]" office:value-type="float" office:value="54.0229580826522" calcext:value-type="float">
            <text:p>54.0229580827</text:p>
          </table:table-cell>
          <table:table-cell table:formula="of:=SQRT(3)*[.A383]" office:value-type="float" office:value="66.1643408491311" calcext:value-type="float">
            <text:p>66.1643408491</text:p>
          </table:table-cell>
          <table:table-cell table:formula="of:=(1-ROUND([.B383])/[.B383])^2" office:value-type="float" office:value="0.000000180598653774214" calcext:value-type="float">
            <text:p>1.80598653774214E-007</text:p>
          </table:table-cell>
          <table:table-cell table:formula="of:=(1-ROUND([.C383])/[.C383])^2" office:value-type="float" office:value="0.0000061694020387632" calcext:value-type="float">
            <text:p>6.1694020387632E-006</text:p>
          </table:table-cell>
          <table:table-cell table:formula="of:=(1-ROUND([.A383])/[.A383])^2" office:value-type="float" office:value="0.0000274115292892197" calcext:value-type="float">
            <text:p>2.74115292892197E-005</text:p>
          </table:table-cell>
          <table:table-cell table:formula="of:=SUM([.D383:.F383])" office:value-type="float" office:value="0.0000337615299817571" calcext:value-type="float">
            <text:p>3.37615299817571E-005</text:p>
          </table:table-cell>
          <table:table-cell table:number-columns-repeated="4"/>
        </table:table-row>
        <table:table-row table:style-name="ro1">
          <table:table-cell office:value-type="float" office:value="38.3" calcext:value-type="float">
            <text:p>38.3</text:p>
          </table:table-cell>
          <table:table-cell table:formula="of:=SQRT(2)*[.A384]" office:value-type="float" office:value="54.1643794388896" calcext:value-type="float">
            <text:p>54.1643794389</text:p>
          </table:table-cell>
          <table:table-cell table:formula="of:=SQRT(3)*[.A384]" office:value-type="float" office:value="66.337545929888" calcext:value-type="float">
            <text:p>66.3375459299</text:p>
          </table:table-cell>
          <table:table-cell table:formula="of:=(1-ROUND([.B384])/[.B384])^2" office:value-type="float" office:value="0.00000921016570078244" calcext:value-type="float">
            <text:p>9.21016570078244E-006</text:p>
          </table:table-cell>
          <table:table-cell table:formula="of:=(1-ROUND([.C384])/[.C384])^2" office:value-type="float" office:value="0.0000258908881565674" calcext:value-type="float">
            <text:p>2.58908881565674E-005</text:p>
          </table:table-cell>
          <table:table-cell table:formula="of:=(1-ROUND([.A384])/[.A384])^2" office:value-type="float" office:value="0.0000613542937779953" calcext:value-type="float">
            <text:p>6.13542937779953E-005</text:p>
          </table:table-cell>
          <table:table-cell table:formula="of:=SUM([.D384:.F384])" office:value-type="float" office:value="0.000096455347635345" calcext:value-type="float">
            <text:p>9.6455347635345E-005</text:p>
          </table:table-cell>
          <table:table-cell table:number-columns-repeated="4"/>
        </table:table-row>
        <table:table-row table:style-name="ro1">
          <table:table-cell office:value-type="float" office:value="38.4" calcext:value-type="float">
            <text:p>38.4</text:p>
          </table:table-cell>
          <table:table-cell table:formula="of:=SQRT(2)*[.A385]" office:value-type="float" office:value="54.3058007951269" calcext:value-type="float">
            <text:p>54.3058007951</text:p>
          </table:table-cell>
          <table:table-cell table:formula="of:=SQRT(3)*[.A385]" office:value-type="float" office:value="66.5107510106449" calcext:value-type="float">
            <text:p>66.5107510106</text:p>
          </table:table-cell>
          <table:table-cell table:formula="of:=(1-ROUND([.B385])/[.B385])^2" office:value-type="float" office:value="0.000031709162835091" calcext:value-type="float">
            <text:p>3.1709162835091E-005</text:p>
          </table:table-cell>
          <table:table-cell table:formula="of:=(1-ROUND([.C385])/[.C385])^2" office:value-type="float" office:value="0.0000541098301832385" calcext:value-type="float">
            <text:p>5.41098301832385E-005</text:p>
          </table:table-cell>
          <table:table-cell table:formula="of:=(1-ROUND([.A385])/[.A385])^2" office:value-type="float" office:value="0.000108506944444448" calcext:value-type="float">
            <text:p>0.0001085069</text:p>
          </table:table-cell>
          <table:table-cell table:formula="of:=SUM([.D385:.F385])" office:value-type="float" office:value="0.000194325937462778" calcext:value-type="float">
            <text:p>0.0001943259</text:p>
          </table:table-cell>
          <table:table-cell table:number-columns-repeated="4"/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SQRT(2)*[.A386]" office:value-type="float" office:value="54.4472221513642" calcext:value-type="float">
            <text:p>54.4472221514</text:p>
          </table:table-cell>
          <table:table-cell table:formula="of:=SQRT(3)*[.A386]" office:value-type="float" office:value="66.6839560914018" calcext:value-type="float">
            <text:p>66.6839560914</text:p>
          </table:table-cell>
          <table:table-cell table:formula="of:=(1-ROUND([.B386])/[.B386])^2" office:value-type="float" office:value="0.000067467583967212" calcext:value-type="float">
            <text:p>6.7467583967212E-005</text:p>
          </table:table-cell>
          <table:table-cell table:formula="of:=(1-ROUND([.C386])/[.C386])^2" office:value-type="float" office:value="0.0000224621919743726" calcext:value-type="float">
            <text:p>2.24621919743726E-005</text:p>
          </table:table-cell>
          <table:table-cell table:formula="of:=(1-ROUND([.A386])/[.A386])^2" office:value-type="float" office:value="0.000168662506324841" calcext:value-type="float">
            <text:p>0.0001686625</text:p>
          </table:table-cell>
          <table:table-cell table:formula="of:=SUM([.D386:.F386])" office:value-type="float" office:value="0.000258592282266426" calcext:value-type="float">
            <text:p>0.0002585923</text:p>
          </table:table-cell>
          <table:table-cell table:number-columns-repeated="4"/>
        </table:table-row>
        <table:table-row table:style-name="ro1">
          <table:table-cell office:value-type="float" office:value="38.6" calcext:value-type="float">
            <text:p>38.6</text:p>
          </table:table-cell>
          <table:table-cell table:formula="of:=SQRT(2)*[.A387]" office:value-type="float" office:value="54.5886435076015" calcext:value-type="float">
            <text:p>54.5886435076</text:p>
          </table:table-cell>
          <table:table-cell table:formula="of:=SQRT(3)*[.A387]" office:value-type="float" office:value="66.8571611721587" calcext:value-type="float">
            <text:p>66.8571611722</text:p>
          </table:table-cell>
          <table:table-cell table:formula="of:=(1-ROUND([.B387])/[.B387])^2" office:value-type="float" office:value="0.0000567848008800287" calcext:value-type="float">
            <text:p>5.67848008800287E-005</text:p>
          </table:table-cell>
          <table:table-cell table:formula="of:=(1-ROUND([.C387])/[.C387])^2" office:value-type="float" office:value="0.00000456453657348434" calcext:value-type="float">
            <text:p>4.56453657348434E-006</text:p>
          </table:table-cell>
          <table:table-cell table:formula="of:=(1-ROUND([.A387])/[.A387])^2" office:value-type="float" office:value="0.000107385433165992" calcext:value-type="float">
            <text:p>0.0001073854</text:p>
          </table:table-cell>
          <table:table-cell table:formula="of:=SUM([.D387:.F387])" office:value-type="float" office:value="0.000168734770619505" calcext:value-type="float">
            <text:p>0.0001687348</text:p>
          </table:table-cell>
          <table:table-cell table:number-columns-repeated="4"/>
        </table:table-row>
        <table:table-row table:style-name="ro1">
          <table:table-cell office:value-type="float" office:value="38.7" calcext:value-type="float">
            <text:p>38.7</text:p>
          </table:table-cell>
          <table:table-cell table:formula="of:=SQRT(2)*[.A388]" office:value-type="float" office:value="54.7300648638388" calcext:value-type="float">
            <text:p>54.7300648638</text:p>
          </table:table-cell>
          <table:table-cell table:formula="of:=SQRT(3)*[.A388]" office:value-type="float" office:value="67.0303662529156" calcext:value-type="float">
            <text:p>67.0303662529</text:p>
          </table:table-cell>
          <table:table-cell table:formula="of:=(1-ROUND([.B388])/[.B388])^2" office:value-type="float" office:value="0.0000243257876243985" calcext:value-type="float">
            <text:p>2.43257876243985E-005</text:p>
          </table:table-cell>
          <table:table-cell table:formula="of:=(1-ROUND([.C388])/[.C388])^2" office:value-type="float" office:value="0.000000205229234383498" calcext:value-type="float">
            <text:p>2.05229234383498E-007</text:p>
          </table:table-cell>
          <table:table-cell table:formula="of:=(1-ROUND([.A388])/[.A388])^2" office:value-type="float" office:value="0.000060092542515474" calcext:value-type="float">
            <text:p>6.0092542515474E-005</text:p>
          </table:table-cell>
          <table:table-cell table:formula="of:=SUM([.D388:.F388])" office:value-type="float" office:value="0.0000846235593742561" calcext:value-type="float">
            <text:p>8.46235593742561E-005</text:p>
          </table:table-cell>
          <table:table-cell table:number-columns-repeated="4"/>
        </table:table-row>
        <table:table-row table:style-name="ro1">
          <table:table-cell office:value-type="float" office:value="38.8" calcext:value-type="float">
            <text:p>38.8</text:p>
          </table:table-cell>
          <table:table-cell table:formula="of:=SQRT(2)*[.A389]" office:value-type="float" office:value="54.8714862200761" calcext:value-type="float">
            <text:p>54.8714862201</text:p>
          </table:table-cell>
          <table:table-cell table:formula="of:=SQRT(3)*[.A389]" office:value-type="float" office:value="67.2035713336724" calcext:value-type="float">
            <text:p>67.2035713337</text:p>
          </table:table-cell>
          <table:table-cell table:formula="of:=(1-ROUND([.B389])/[.B389])^2" office:value-type="float" office:value="0.00000548537026727312" calcext:value-type="float">
            <text:p>5.48537026727312E-006</text:p>
          </table:table-cell>
          <table:table-cell table:formula="of:=(1-ROUND([.C389])/[.C389])^2" office:value-type="float" office:value="0.00000917589716698031" calcext:value-type="float">
            <text:p>9.17589716698031E-006</text:p>
          </table:table-cell>
          <table:table-cell table:formula="of:=(1-ROUND([.A389])/[.A389])^2" office:value-type="float" office:value="0.0000265703050271015" calcext:value-type="float">
            <text:p>2.65703050271015E-005</text:p>
          </table:table-cell>
          <table:table-cell table:formula="of:=SUM([.D389:.F389])" office:value-type="float" office:value="0.000041231572461355" calcext:value-type="float">
            <text:p>4.1231572461355E-005</text:p>
          </table:table-cell>
          <table:table-cell table:number-columns-repeated="4"/>
        </table:table-row>
        <table:table-row table:style-name="ro1">
          <table:table-cell office:value-type="float" office:value="38.9" calcext:value-type="float">
            <text:p>38.9</text:p>
          </table:table-cell>
          <table:table-cell table:formula="of:=SQRT(2)*[.A390]" office:value-type="float" office:value="55.0129075763134" calcext:value-type="float">
            <text:p>55.0129075763</text:p>
          </table:table-cell>
          <table:table-cell table:formula="of:=SQRT(3)*[.A390]" office:value-type="float" office:value="67.3767764144293" calcext:value-type="float">
            <text:p>67.3767764144</text:p>
          </table:table-cell>
          <table:table-cell table:formula="of:=(1-ROUND([.B390])/[.B390])^2" office:value-type="float" office:value="0.0000000550503652125065" calcext:value-type="float">
            <text:p>5.50503652125065E-008</text:p>
          </table:table-cell>
          <table:table-cell table:formula="of:=(1-ROUND([.C390])/[.C390])^2" office:value-type="float" office:value="0.0000312713737617872" calcext:value-type="float">
            <text:p>3.12713737617872E-005</text:p>
          </table:table-cell>
          <table:table-cell table:formula="of:=(1-ROUND([.A390])/[.A390])^2" office:value-type="float" office:value="0.00000660846809101138" calcext:value-type="float">
            <text:p>6.60846809101138E-006</text:p>
          </table:table-cell>
          <table:table-cell table:formula="of:=SUM([.D390:.F390])" office:value-type="float" office:value="0.0000379348922180111" calcext:value-type="float">
            <text:p>3.79348922180111E-00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QRT(2)*[.A391]" office:value-type="float" office:value="55.1543289325507" calcext:value-type="float">
            <text:p>55.1543289326</text:p>
          </table:table-cell>
          <table:table-cell table:formula="of:=SQRT(3)*[.A391]" office:value-type="float" office:value="67.5499814951862" calcext:value-type="float">
            <text:p>67.5499814952</text:p>
          </table:table-cell>
          <table:table-cell table:formula="of:=(1-ROUND([.B391])/[.B391])^2" office:value-type="float" office:value="0.0000078295264372926" calcext:value-type="float">
            <text:p>7.8295264372926E-006</text:p>
          </table:table-cell>
          <table:table-cell table:formula="of:=(1-ROUND([.C391])/[.C391])^2" office:value-type="float" office:value="0.0000443823481645484" calcext:value-type="float">
            <text:p>4.43823481645484E-005</text:p>
          </table:table-cell>
          <table:table-cell table:formula="of:=(1-ROUND([.A391])/[.A391])^2" office:value-type="float" office:value="0" calcext:value-type="float">
            <text:p>0</text:p>
          </table:table-cell>
          <table:table-cell table:formula="of:=SUM([.D391:.F391])" office:value-type="float" office:value="0.000052211874601841" calcext:value-type="float">
            <text:p>5.2211874601841E-005</text:p>
          </table:table-cell>
          <table:table-cell table:number-columns-repeated="4"/>
        </table:table-row>
        <table:table-row table:style-name="ro1">
          <table:table-cell office:value-type="float" office:value="39.1" calcext:value-type="float">
            <text:p>39.1</text:p>
          </table:table-cell>
          <table:table-cell table:formula="of:=SQRT(2)*[.A392]" office:value-type="float" office:value="55.295750288788" calcext:value-type="float">
            <text:p>55.2957502888</text:p>
          </table:table-cell>
          <table:table-cell table:formula="of:=SQRT(3)*[.A392]" office:value-type="float" office:value="67.7231865759431" calcext:value-type="float">
            <text:p>67.7231865759</text:p>
          </table:table-cell>
          <table:table-cell table:formula="of:=(1-ROUND([.B392])/[.B392])^2" office:value-type="float" office:value="0.0000286066395818314" calcext:value-type="float">
            <text:p>2.86066395818314E-005</text:p>
          </table:table-cell>
          <table:table-cell table:formula="of:=(1-ROUND([.C392])/[.C392])^2" office:value-type="float" office:value="0.0000167070404951345" calcext:value-type="float">
            <text:p>0.000016707</text:p>
          </table:table-cell>
          <table:table-cell table:formula="of:=(1-ROUND([.A392])/[.A392])^2" office:value-type="float" office:value="0.00000654103518422848" calcext:value-type="float">
            <text:p>0.000006541</text:p>
          </table:table-cell>
          <table:table-cell table:formula="of:=SUM([.D392:.F392])" office:value-type="float" office:value="0.0000518547152611944" calcext:value-type="float">
            <text:p>5.18547152611944E-005</text:p>
          </table:table-cell>
          <table:table-cell table:number-columns-repeated="4"/>
        </table:table-row>
        <table:table-row table:style-name="ro1">
          <table:table-cell office:value-type="float" office:value="39.2" calcext:value-type="float">
            <text:p>39.2</text:p>
          </table:table-cell>
          <table:table-cell table:formula="of:=SQRT(2)*[.A393]" office:value-type="float" office:value="55.4371716450253" calcext:value-type="float">
            <text:p>55.437171645</text:p>
          </table:table-cell>
          <table:table-cell table:formula="of:=SQRT(3)*[.A393]" office:value-type="float" office:value="67.8963916567" calcext:value-type="float">
            <text:p>67.8963916567</text:p>
          </table:table-cell>
          <table:table-cell table:formula="of:=(1-ROUND([.B393])/[.B393])^2" office:value-type="float" office:value="0.0000621873201316365" calcext:value-type="float">
            <text:p>6.21873201316365E-005</text:p>
          </table:table-cell>
          <table:table-cell table:formula="of:=(1-ROUND([.C393])/[.C393])^2" office:value-type="float" office:value="0.00000232860631016841" calcext:value-type="float">
            <text:p>2.32860631016841E-006</text:p>
          </table:table-cell>
          <table:table-cell table:formula="of:=(1-ROUND([.A393])/[.A393])^2" office:value-type="float" office:value="0.0000260308204914625" calcext:value-type="float">
            <text:p>2.60308204914625E-005</text:p>
          </table:table-cell>
          <table:table-cell table:formula="of:=SUM([.D393:.F393])" office:value-type="float" office:value="0.0000905467469332674" calcext:value-type="float">
            <text:p>9.05467469332674E-005</text:p>
          </table:table-cell>
          <table:table-cell table:number-columns-repeated="4"/>
        </table:table-row>
        <table:table-row table:style-name="ro1">
          <table:table-cell office:value-type="float" office:value="39.3" calcext:value-type="float">
            <text:p>39.3</text:p>
          </table:table-cell>
          <table:table-cell table:formula="of:=SQRT(2)*[.A394]" office:value-type="float" office:value="55.5785930012627" calcext:value-type="float">
            <text:p>55.5785930013</text:p>
          </table:table-cell>
          <table:table-cell table:formula="of:=SQRT(3)*[.A394]" office:value-type="float" office:value="68.0695967374569" calcext:value-type="float">
            <text:p>68.0695967375</text:p>
          </table:table-cell>
          <table:table-cell table:formula="of:=(1-ROUND([.B394])/[.B394])^2" office:value-type="float" office:value="0.0000574894815067834" calcext:value-type="float">
            <text:p>5.74894815067834E-005</text:p>
          </table:table-cell>
          <table:table-cell table:formula="of:=(1-ROUND([.C394])/[.C394])^2" office:value-type="float" office:value="0.00000104537330869545" calcext:value-type="float">
            <text:p>1.04537330869545E-006</text:p>
          </table:table-cell>
          <table:table-cell table:formula="of:=(1-ROUND([.A394])/[.A394])^2" office:value-type="float" office:value="0.0000582716624905327" calcext:value-type="float">
            <text:p>5.82716624905327E-005</text:p>
          </table:table-cell>
          <table:table-cell table:formula="of:=SUM([.D394:.F394])" office:value-type="float" office:value="0.000116806517306012" calcext:value-type="float">
            <text:p>0.0001168065</text:p>
          </table:table-cell>
          <table:table-cell table:number-columns-repeated="4"/>
        </table:table-row>
        <table:table-row table:style-name="ro1">
          <table:table-cell office:value-type="float" office:value="39.4" calcext:value-type="float">
            <text:p>39.4</text:p>
          </table:table-cell>
          <table:table-cell table:formula="of:=SQRT(2)*[.A395]" office:value-type="float" office:value="55.7200143575" calcext:value-type="float">
            <text:p>55.7200143575</text:p>
          </table:table-cell>
          <table:table-cell table:formula="of:=SQRT(3)*[.A395]" office:value-type="float" office:value="68.2428018182138" calcext:value-type="float">
            <text:p>68.2428018182</text:p>
          </table:table-cell>
          <table:table-cell table:formula="of:=(1-ROUND([.B395])/[.B395])^2" office:value-type="float" office:value="0.0000252492849616593" calcext:value-type="float">
            <text:p>2.52492849616593E-005</text:p>
          </table:table-cell>
          <table:table-cell table:formula="of:=(1-ROUND([.C395])/[.C395])^2" office:value-type="float" office:value="0.0000126587309919338" calcext:value-type="float">
            <text:p>1.26587309919338E-005</text:p>
          </table:table-cell>
          <table:table-cell table:formula="of:=(1-ROUND([.A395])/[.A395])^2" office:value-type="float" office:value="0.00010306887577624" calcext:value-type="float">
            <text:p>0.0001030689</text:p>
          </table:table-cell>
          <table:table-cell table:formula="of:=SUM([.D395:.F395])" office:value-type="float" office:value="0.000140976891729833" calcext:value-type="float">
            <text:p>0.0001409769</text:p>
          </table:table-cell>
          <table:table-cell table:number-columns-repeated="4"/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SQRT(2)*[.A396]" office:value-type="float" office:value="55.8614357137373" calcext:value-type="float">
            <text:p>55.8614357137</text:p>
          </table:table-cell>
          <table:table-cell table:formula="of:=SQRT(3)*[.A396]" office:value-type="float" office:value="68.4160068989707" calcext:value-type="float">
            <text:p>68.416006899</text:p>
          </table:table-cell>
          <table:table-cell table:formula="of:=(1-ROUND([.B396])/[.B396])^2" office:value-type="float" office:value="0.0000061528798037176" calcext:value-type="float">
            <text:p>6.1528798037176E-006</text:p>
          </table:table-cell>
          <table:table-cell table:formula="of:=(1-ROUND([.C396])/[.C396])^2" office:value-type="float" office:value="0.0000369730790986885" calcext:value-type="float">
            <text:p>3.69730790986885E-005</text:p>
          </table:table-cell>
          <table:table-cell table:formula="of:=(1-ROUND([.A396])/[.A396])^2" office:value-type="float" office:value="0.000160230732254442" calcext:value-type="float">
            <text:p>0.0001602307</text:p>
          </table:table-cell>
          <table:table-cell table:formula="of:=SUM([.D396:.F396])" office:value-type="float" office:value="0.000203356691156849" calcext:value-type="float">
            <text:p>0.0002033567</text:p>
          </table:table-cell>
          <table:table-cell table:number-columns-repeated="4"/>
        </table:table-row>
        <table:table-row table:style-name="ro1">
          <table:table-cell office:value-type="float" office:value="39.6" calcext:value-type="float">
            <text:p>39.6</text:p>
          </table:table-cell>
          <table:table-cell table:formula="of:=SQRT(2)*[.A397]" office:value-type="float" office:value="56.0028570699746" calcext:value-type="float">
            <text:p>56.00285707</text:p>
          </table:table-cell>
          <table:table-cell table:formula="of:=SQRT(3)*[.A397]" office:value-type="float" office:value="68.5892119797275" calcext:value-type="float">
            <text:p>68.5892119797</text:p>
          </table:table-cell>
          <table:table-cell table:formula="of:=(1-ROUND([.B397])/[.B397])^2" office:value-type="float" office:value="0.00000000260268366735159" calcext:value-type="float">
            <text:p>2.60268366735159E-009</text:p>
          </table:table-cell>
          <table:table-cell table:formula="of:=(1-ROUND([.C397])/[.C397])^2" office:value-type="float" office:value="0.0000358693835661699" calcext:value-type="float">
            <text:p>3.58693835661699E-005</text:p>
          </table:table-cell>
          <table:table-cell table:formula="of:=(1-ROUND([.A397])/[.A397])^2" office:value-type="float" office:value="0.000102030405060709" calcext:value-type="float">
            <text:p>0.0001020304</text:p>
          </table:table-cell>
          <table:table-cell table:formula="of:=SUM([.D397:.F397])" office:value-type="float" office:value="0.000137902391310547" calcext:value-type="float">
            <text:p>0.0001379024</text:p>
          </table:table-cell>
          <table:table-cell table:number-columns-repeated="4"/>
        </table:table-row>
        <table:table-row table:style-name="ro1">
          <table:table-cell office:value-type="float" office:value="39.7" calcext:value-type="float">
            <text:p>39.7</text:p>
          </table:table-cell>
          <table:table-cell table:formula="of:=SQRT(2)*[.A398]" office:value-type="float" office:value="56.1442784262119" calcext:value-type="float">
            <text:p>56.1442784262</text:p>
          </table:table-cell>
          <table:table-cell table:formula="of:=SQRT(3)*[.A398]" office:value-type="float" office:value="68.7624170604844" calcext:value-type="float">
            <text:p>68.7624170605</text:p>
          </table:table-cell>
          <table:table-cell table:formula="of:=(1-ROUND([.B398])/[.B398])^2" office:value-type="float" office:value="0.00000660376763705712" calcext:value-type="float">
            <text:p>6.60376763705712E-006</text:p>
          </table:table-cell>
          <table:table-cell table:formula="of:=(1-ROUND([.C398])/[.C398])^2" office:value-type="float" office:value="0.0000119379081881668" calcext:value-type="float">
            <text:p>1.19379081881668E-005</text:p>
          </table:table-cell>
          <table:table-cell table:formula="of:=(1-ROUND([.A398])/[.A398])^2" office:value-type="float" office:value="0.0000571033380073475" calcext:value-type="float">
            <text:p>5.71033380073475E-005</text:p>
          </table:table-cell>
          <table:table-cell table:formula="of:=SUM([.D398:.F398])" office:value-type="float" office:value="0.0000756450138325714" calcext:value-type="float">
            <text:p>0.000075645</text:p>
          </table:table-cell>
          <table:table-cell table:number-columns-repeated="4"/>
        </table:table-row>
        <table:table-row table:style-name="ro1">
          <table:table-cell office:value-type="float" office:value="39.8" calcext:value-type="float">
            <text:p>39.8</text:p>
          </table:table-cell>
          <table:table-cell table:formula="of:=SQRT(2)*[.A399]" office:value-type="float" office:value="56.2856997824492" calcext:value-type="float">
            <text:p>56.2856997824</text:p>
          </table:table-cell>
          <table:table-cell table:formula="of:=SQRT(3)*[.A399]" office:value-type="float" office:value="68.9356221412413" calcext:value-type="float">
            <text:p>68.9356221412</text:p>
          </table:table-cell>
          <table:table-cell table:formula="of:=(1-ROUND([.B399])/[.B399])^2" office:value-type="float" office:value="0.0000257646163264556" calcext:value-type="float">
            <text:p>2.57646163264556E-005</text:p>
          </table:table-cell>
          <table:table-cell table:formula="of:=(1-ROUND([.C399])/[.C399])^2" office:value-type="float" office:value="0.00000087213889766089" calcext:value-type="float">
            <text:p>8.7213889766089E-007</text:p>
          </table:table-cell>
          <table:table-cell table:formula="of:=(1-ROUND([.A399])/[.A399])^2" office:value-type="float" office:value="0.0000252518875785956" calcext:value-type="float">
            <text:p>2.52518875785956E-005</text:p>
          </table:table-cell>
          <table:table-cell table:formula="of:=SUM([.D399:.F399])" office:value-type="float" office:value="0.0000518886428027121" calcext:value-type="float">
            <text:p>5.18886428027121E-005</text:p>
          </table:table-cell>
          <table:table-cell table:number-columns-repeated="4"/>
        </table:table-row>
        <table:table-row table:style-name="ro1">
          <table:table-cell office:value-type="float" office:value="39.9" calcext:value-type="float">
            <text:p>39.9</text:p>
          </table:table-cell>
          <table:table-cell table:formula="of:=SQRT(2)*[.A400]" office:value-type="float" office:value="56.4271211386865" calcext:value-type="float">
            <text:p>56.4271211387</text:p>
          </table:table-cell>
          <table:table-cell table:formula="of:=SQRT(3)*[.A400]" office:value-type="float" office:value="69.1088272219982" calcext:value-type="float">
            <text:p>69.108827222</text:p>
          </table:table-cell>
          <table:table-cell table:formula="of:=(1-ROUND([.B400])/[.B400])^2" office:value-type="float" office:value="0.0000572962692171696" calcext:value-type="float">
            <text:p>5.72962692171696E-005</text:p>
          </table:table-cell>
          <table:table-cell table:formula="of:=(1-ROUND([.C400])/[.C400])^2" office:value-type="float" office:value="0.00000247975080722874" calcext:value-type="float">
            <text:p>2.47975080722874E-006</text:p>
          </table:table-cell>
          <table:table-cell table:formula="of:=(1-ROUND([.A400])/[.A400])^2" office:value-type="float" office:value="0.0000062813675793491" calcext:value-type="float">
            <text:p>6.2813675793491E-006</text:p>
          </table:table-cell>
          <table:table-cell table:formula="of:=SUM([.D400:.F400])" office:value-type="float" office:value="0.0000660573876037474" calcext:value-type="float">
            <text:p>6.60573876037474E-00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2)*[.A401]" office:value-type="float" office:value="56.5685424949238" calcext:value-type="float">
            <text:p>56.5685424949</text:p>
          </table:table-cell>
          <table:table-cell table:formula="of:=SQRT(3)*[.A401]" office:value-type="float" office:value="69.2820323027551" calcext:value-type="float">
            <text:p>69.2820323028</text:p>
          </table:table-cell>
          <table:table-cell table:formula="of:=(1-ROUND([.B401])/[.B401])^2" office:value-type="float" office:value="0.0000581736183395522" calcext:value-type="float">
            <text:p>5.81736183395522E-005</text:p>
          </table:table-cell>
          <table:table-cell table:formula="of:=(1-ROUND([.C401])/[.C401])^2" office:value-type="float" office:value="0.0000165712957911132" calcext:value-type="float">
            <text:p>1.65712957911132E-005</text:p>
          </table:table-cell>
          <table:table-cell table:formula="of:=(1-ROUND([.A401])/[.A401])^2" office:value-type="float" office:value="0" calcext:value-type="float">
            <text:p>0</text:p>
          </table:table-cell>
          <table:table-cell table:formula="of:=SUM([.D401:.F401])" office:value-type="float" office:value="0.0000747449141306654" calcext:value-type="float">
            <text:p>7.47449141306654E-005</text:p>
          </table:table-cell>
          <table:table-cell table:number-columns-repeated="4"/>
        </table:table-row>
        <table:table-row table:style-name="ro1">
          <table:table-cell office:value-type="float" office:value="40.1" calcext:value-type="float">
            <text:p>40.1</text:p>
          </table:table-cell>
          <table:table-cell table:formula="of:=SQRT(2)*[.A402]" office:value-type="float" office:value="56.7099638511611" calcext:value-type="float">
            <text:p>56.7099638512</text:p>
          </table:table-cell>
          <table:table-cell table:formula="of:=SQRT(3)*[.A402]" office:value-type="float" office:value="69.455237383512" calcext:value-type="float">
            <text:p>69.4552373835</text:p>
          </table:table-cell>
          <table:table-cell table:formula="of:=(1-ROUND([.B402])/[.B402])^2" office:value-type="float" office:value="0.0000261568546319008" calcext:value-type="float">
            <text:p>2.61568546319008E-005</text:p>
          </table:table-cell>
          <table:table-cell table:formula="of:=(1-ROUND([.C402])/[.C402])^2" office:value-type="float" office:value="0.0000429601547558418" calcext:value-type="float">
            <text:p>4.29601547558418E-005</text:p>
          </table:table-cell>
          <table:table-cell table:formula="of:=(1-ROUND([.A402])/[.A402])^2" office:value-type="float" office:value="0.00000621886679809238" calcext:value-type="float">
            <text:p>6.21886679809238E-006</text:p>
          </table:table-cell>
          <table:table-cell table:formula="of:=SUM([.D402:.F402])" office:value-type="float" office:value="0.0000753358761858349" calcext:value-type="float">
            <text:p>7.53358761858349E-005</text:p>
          </table:table-cell>
          <table:table-cell table:number-columns-repeated="4"/>
        </table:table-row>
        <table:table-row table:style-name="ro1">
          <table:table-cell office:value-type="float" office:value="40.2" calcext:value-type="float">
            <text:p>40.2</text:p>
          </table:table-cell>
          <table:table-cell table:formula="of:=SQRT(2)*[.A403]" office:value-type="float" office:value="56.8513852073984" calcext:value-type="float">
            <text:p>56.8513852074</text:p>
          </table:table-cell>
          <table:table-cell table:formula="of:=SQRT(3)*[.A403]" office:value-type="float" office:value="69.6284424642689" calcext:value-type="float">
            <text:p>69.6284424643</text:p>
          </table:table-cell>
          <table:table-cell table:formula="of:=(1-ROUND([.B403])/[.B403])^2" office:value-type="float" office:value="0.00000683348078636877" calcext:value-type="float">
            <text:p>6.83348078636877E-006</text:p>
          </table:table-cell>
          <table:table-cell table:formula="of:=(1-ROUND([.C403])/[.C403])^2" office:value-type="float" office:value="0.0000284759870544844" calcext:value-type="float">
            <text:p>0.000028476</text:p>
          </table:table-cell>
          <table:table-cell table:formula="of:=(1-ROUND([.A403])/[.A403])^2" office:value-type="float" office:value="0.0000247518625776598" calcext:value-type="float">
            <text:p>2.47518625776598E-005</text:p>
          </table:table-cell>
          <table:table-cell table:formula="of:=SUM([.D403:.F403])" office:value-type="float" office:value="0.000060061330418513" calcext:value-type="float">
            <text:p>6.0061330418513E-005</text:p>
          </table:table-cell>
          <table:table-cell table:number-columns-repeated="4"/>
        </table:table-row>
        <table:table-row table:style-name="ro1">
          <table:table-cell office:value-type="float" office:value="40.3" calcext:value-type="float">
            <text:p>40.3</text:p>
          </table:table-cell>
          <table:table-cell table:formula="of:=SQRT(2)*[.A404]" office:value-type="float" office:value="56.9928065636357" calcext:value-type="float">
            <text:p>56.9928065636</text:p>
          </table:table-cell>
          <table:table-cell table:formula="of:=SQRT(3)*[.A404]" office:value-type="float" office:value="69.8016475450258" calcext:value-type="float">
            <text:p>69.801647545</text:p>
          </table:table-cell>
          <table:table-cell table:formula="of:=(1-ROUND([.B404])/[.B404])^2" office:value-type="float" office:value="0.0000000159306216794301" calcext:value-type="float">
            <text:p>1.59306216794301E-008</text:p>
          </table:table-cell>
          <table:table-cell table:formula="of:=(1-ROUND([.C404])/[.C404])^2" office:value-type="float" office:value="0.00000807502383782321" calcext:value-type="float">
            <text:p>0.000008075</text:p>
          </table:table-cell>
          <table:table-cell table:formula="of:=(1-ROUND([.A404])/[.A404])^2" office:value-type="float" office:value="0.0000554156481475791" calcext:value-type="float">
            <text:p>5.54156481475791E-005</text:p>
          </table:table-cell>
          <table:table-cell table:formula="of:=SUM([.D404:.F404])" office:value-type="float" office:value="0.0000635066026070817" calcext:value-type="float">
            <text:p>6.35066026070817E-005</text:p>
          </table:table-cell>
          <table:table-cell table:number-columns-repeated="4"/>
        </table:table-row>
        <table:table-row table:style-name="ro1">
          <table:table-cell office:value-type="float" office:value="40.4" calcext:value-type="float">
            <text:p>40.4</text:p>
          </table:table-cell>
          <table:table-cell table:formula="of:=SQRT(2)*[.A405]" office:value-type="float" office:value="57.1342279198731" calcext:value-type="float">
            <text:p>57.1342279199</text:p>
          </table:table-cell>
          <table:table-cell table:formula="of:=SQRT(3)*[.A405]" office:value-type="float" office:value="69.9748526257826" calcext:value-type="float">
            <text:p>69.9748526258</text:p>
          </table:table-cell>
          <table:table-cell table:formula="of:=(1-ROUND([.B405])/[.B405])^2" office:value-type="float" office:value="0.00000551941429561069" calcext:value-type="float">
            <text:p>5.51941429561069E-006</text:p>
          </table:table-cell>
          <table:table-cell table:formula="of:=(1-ROUND([.C405])/[.C405])^2" office:value-type="float" office:value="0.000000129152050049833" calcext:value-type="float">
            <text:p>1.29152050049833E-007</text:p>
          </table:table-cell>
          <table:table-cell table:formula="of:=(1-ROUND([.A405])/[.A405])^2" office:value-type="float" office:value="0.0000980296049406945" calcext:value-type="float">
            <text:p>9.80296049406945E-005</text:p>
          </table:table-cell>
          <table:table-cell table:formula="of:=SUM([.D405:.F405])" office:value-type="float" office:value="0.000103678171286355" calcext:value-type="float">
            <text:p>0.0001036782</text:p>
          </table:table-cell>
          <table:table-cell table:number-columns-repeated="4"/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SQRT(2)*[.A406]" office:value-type="float" office:value="57.2756492761104" calcext:value-type="float">
            <text:p>57.2756492761</text:p>
          </table:table-cell>
          <table:table-cell table:formula="of:=SQRT(3)*[.A406]" office:value-type="float" office:value="70.1480577065395" calcext:value-type="float">
            <text:p>70.1480577065</text:p>
          </table:table-cell>
          <table:table-cell table:formula="of:=(1-ROUND([.B406])/[.B406])^2" office:value-type="float" office:value="0.00002316187270848" calcext:value-type="float">
            <text:p>2.316187270848E-005</text:p>
          </table:table-cell>
          <table:table-cell table:formula="of:=(1-ROUND([.C406])/[.C406])^2" office:value-type="float" office:value="0.00000445482588340139" calcext:value-type="float">
            <text:p>4.45482588340139E-006</text:p>
          </table:table-cell>
          <table:table-cell table:formula="of:=(1-ROUND([.A406])/[.A406])^2" office:value-type="float" office:value="0.000152415790275868" calcext:value-type="float">
            <text:p>0.0001524158</text:p>
          </table:table-cell>
          <table:table-cell table:formula="of:=SUM([.D406:.F406])" office:value-type="float" office:value="0.00018003248886775" calcext:value-type="float">
            <text:p>0.0001800325</text:p>
          </table:table-cell>
          <table:table-cell table:number-columns-repeated="4"/>
        </table:table-row>
        <table:table-row table:style-name="ro1">
          <table:table-cell office:value-type="float" office:value="40.6" calcext:value-type="float">
            <text:p>40.6</text:p>
          </table:table-cell>
          <table:table-cell table:formula="of:=SQRT(2)*[.A407]" office:value-type="float" office:value="57.4170706323477" calcext:value-type="float">
            <text:p>57.4170706323</text:p>
          </table:table-cell>
          <table:table-cell table:formula="of:=SQRT(3)*[.A407]" office:value-type="float" office:value="70.3212627872964" calcext:value-type="float">
            <text:p>70.3212627873</text:p>
          </table:table-cell>
          <table:table-cell table:formula="of:=(1-ROUND([.B407])/[.B407])^2" office:value-type="float" office:value="0.000052763932747361" calcext:value-type="float">
            <text:p>5.2763932747361E-005</text:p>
          </table:table-cell>
          <table:table-cell table:formula="of:=(1-ROUND([.C407])/[.C407])^2" office:value-type="float" office:value="0.0000208712050161909" calcext:value-type="float">
            <text:p>2.08712050161909E-005</text:p>
          </table:table-cell>
          <table:table-cell table:formula="of:=(1-ROUND([.A407])/[.A407])^2" office:value-type="float" office:value="0.0000970661748647138" calcext:value-type="float">
            <text:p>9.70661748647138E-005</text:p>
          </table:table-cell>
          <table:table-cell table:formula="of:=SUM([.D407:.F407])" office:value-type="float" office:value="0.000170701312628266" calcext:value-type="float">
            <text:p>0.0001707013</text:p>
          </table:table-cell>
          <table:table-cell table:number-columns-repeated="4"/>
        </table:table-row>
        <table:table-row table:style-name="ro1">
          <table:table-cell office:value-type="float" office:value="40.7" calcext:value-type="float">
            <text:p>40.7</text:p>
          </table:table-cell>
          <table:table-cell table:formula="of:=SQRT(2)*[.A408]" office:value-type="float" office:value="57.558491988585" calcext:value-type="float">
            <text:p>57.5584919886</text:p>
          </table:table-cell>
          <table:table-cell table:formula="of:=SQRT(3)*[.A408]" office:value-type="float" office:value="70.4944678680533" calcext:value-type="float">
            <text:p>70.4944678681</text:p>
          </table:table-cell>
          <table:table-cell table:formula="of:=(1-ROUND([.B408])/[.B408])^2" office:value-type="float" office:value="0.0000588380624524309" calcext:value-type="float">
            <text:p>5.88380624524309E-005</text:p>
          </table:table-cell>
          <table:table-cell table:formula="of:=(1-ROUND([.C408])/[.C408])^2" office:value-type="float" office:value="0.0000492001103814256" calcext:value-type="float">
            <text:p>4.92001103814256E-005</text:p>
          </table:table-cell>
          <table:table-cell table:formula="of:=(1-ROUND([.A408])/[.A408])^2" office:value-type="float" office:value="0.0000543317496634451" calcext:value-type="float">
            <text:p>5.43317496634451E-005</text:p>
          </table:table-cell>
          <table:table-cell table:formula="of:=SUM([.D408:.F408])" office:value-type="float" office:value="0.000162369922497302" calcext:value-type="float">
            <text:p>0.0001623699</text:p>
          </table:table-cell>
          <table:table-cell table:number-columns-repeated="4"/>
        </table:table-row>
        <table:table-row table:style-name="ro1">
          <table:table-cell office:value-type="float" office:value="40.8" calcext:value-type="float">
            <text:p>40.8</text:p>
          </table:table-cell>
          <table:table-cell table:formula="of:=SQRT(2)*[.A409]" office:value-type="float" office:value="57.6999133448223" calcext:value-type="float">
            <text:p>57.6999133448</text:p>
          </table:table-cell>
          <table:table-cell table:formula="of:=SQRT(3)*[.A409]" office:value-type="float" office:value="70.6676729488102" calcext:value-type="float">
            <text:p>70.6676729488</text:p>
          </table:table-cell>
          <table:table-cell table:formula="of:=(1-ROUND([.B409])/[.B409])^2" office:value-type="float" office:value="0.0000270484911499625" calcext:value-type="float">
            <text:p>2.70484911499625E-005</text:p>
          </table:table-cell>
          <table:table-cell table:formula="of:=(1-ROUND([.C409])/[.C409])^2" office:value-type="float" office:value="0.000022115145807804" calcext:value-type="float">
            <text:p>2.2115145807804E-005</text:p>
          </table:table-cell>
          <table:table-cell table:formula="of:=(1-ROUND([.A409])/[.A409])^2" office:value-type="float" office:value="0.0000240292195309495" calcext:value-type="float">
            <text:p>2.40292195309495E-005</text:p>
          </table:table-cell>
          <table:table-cell table:formula="of:=SUM([.D409:.F409])" office:value-type="float" office:value="0.000073192856488716" calcext:value-type="float">
            <text:p>7.3192856488716E-005</text:p>
          </table:table-cell>
          <table:table-cell table:number-columns-repeated="4"/>
        </table:table-row>
        <table:table-row table:style-name="ro1">
          <table:table-cell office:value-type="float" office:value="40.9" calcext:value-type="float">
            <text:p>40.9</text:p>
          </table:table-cell>
          <table:table-cell table:formula="of:=SQRT(2)*[.A410]" office:value-type="float" office:value="57.8413347010596" calcext:value-type="float">
            <text:p>57.8413347011</text:p>
          </table:table-cell>
          <table:table-cell table:formula="of:=SQRT(3)*[.A410]" office:value-type="float" office:value="70.8408780295671" calcext:value-type="float">
            <text:p>70.8408780296</text:p>
          </table:table-cell>
          <table:table-cell table:formula="of:=(1-ROUND([.B410])/[.B410])^2" office:value-type="float" office:value="0.00000752466720304368" calcext:value-type="float">
            <text:p>7.52466720304368E-006</text:p>
          </table:table-cell>
          <table:table-cell table:formula="of:=(1-ROUND([.C410])/[.C410])^2" office:value-type="float" office:value="0.00000504536308655338" calcext:value-type="float">
            <text:p>5.04536308655338E-006</text:p>
          </table:table-cell>
          <table:table-cell table:formula="of:=(1-ROUND([.A410])/[.A410])^2" office:value-type="float" office:value="0.00000597796522019759" calcext:value-type="float">
            <text:p>0.000005978</text:p>
          </table:table-cell>
          <table:table-cell table:formula="of:=SUM([.D410:.F410])" office:value-type="float" office:value="0.0000185479955097946" calcext:value-type="float">
            <text:p>0.00001854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QRT(2)*[.A411]" office:value-type="float" office:value="57.9827560572969" calcext:value-type="float">
            <text:p>57.9827560573</text:p>
          </table:table-cell>
          <table:table-cell table:formula="of:=SQRT(3)*[.A411]" office:value-type="float" office:value="71.014083110324" calcext:value-type="float">
            <text:p>71.0140831103</text:p>
          </table:table-cell>
          <table:table-cell table:formula="of:=(1-ROUND([.B411])/[.B411])^2" office:value-type="float" office:value="0.0000000884454372241048" calcext:value-type="float">
            <text:p>8.84454372241048E-008</text:p>
          </table:table-cell>
          <table:table-cell table:formula="of:=(1-ROUND([.C411])/[.C411])^2" office:value-type="float" office:value="0.0000000393285735469587" calcext:value-type="float">
            <text:p>3.93285735469587E-008</text:p>
          </table:table-cell>
          <table:table-cell table:formula="of:=(1-ROUND([.A411])/[.A411])^2" office:value-type="float" office:value="0" calcext:value-type="float">
            <text:p>0</text:p>
          </table:table-cell>
          <table:table-cell table:formula="of:=SUM([.D411:.F411])" office:value-type="float" office:value="0.000000127774010771064" calcext:value-type="float">
            <text:p>1.27774010771064E-007</text:p>
          </table:table-cell>
          <table:table-cell table:number-columns-repeated="4"/>
        </table:table-row>
        <table:table-row table:style-name="ro1">
          <table:table-cell office:value-type="float" office:value="41.1" calcext:value-type="float">
            <text:p>41.1</text:p>
          </table:table-cell>
          <table:table-cell table:formula="of:=SQRT(2)*[.A412]" office:value-type="float" office:value="58.1241774135342" calcext:value-type="float">
            <text:p>58.1241774135</text:p>
          </table:table-cell>
          <table:table-cell table:formula="of:=SQRT(3)*[.A412]" office:value-type="float" office:value="71.1872881910809" calcext:value-type="float">
            <text:p>71.1872881911</text:p>
          </table:table-cell>
          <table:table-cell table:formula="of:=(1-ROUND([.B412])/[.B412])^2" office:value-type="float" office:value="0.00000456427265764668" calcext:value-type="float">
            <text:p>4.56427265764668E-006</text:p>
          </table:table-cell>
          <table:table-cell table:formula="of:=(1-ROUND([.C412])/[.C412])^2" office:value-type="float" office:value="0.00000692174971699559" calcext:value-type="float">
            <text:p>6.92174971699559E-006</text:p>
          </table:table-cell>
          <table:table-cell table:formula="of:=(1-ROUND([.A412])/[.A412])^2" office:value-type="float" office:value="0.00000591992706649853" calcext:value-type="float">
            <text:p>5.91992706649853E-006</text:p>
          </table:table-cell>
          <table:table-cell table:formula="of:=SUM([.D412:.F412])" office:value-type="float" office:value="0.0000174059494411408" calcext:value-type="float">
            <text:p>1.74059494411408E-005</text:p>
          </table:table-cell>
          <table:table-cell table:number-columns-repeated="4"/>
        </table:table-row>
        <table:table-row table:style-name="ro1">
          <table:table-cell office:value-type="float" office:value="41.2" calcext:value-type="float">
            <text:p>41.2</text:p>
          </table:table-cell>
          <table:table-cell table:formula="of:=SQRT(2)*[.A413]" office:value-type="float" office:value="58.2655987697715" calcext:value-type="float">
            <text:p>58.2655987698</text:p>
          </table:table-cell>
          <table:table-cell table:formula="of:=SQRT(3)*[.A413]" office:value-type="float" office:value="71.3604932718377" calcext:value-type="float">
            <text:p>71.3604932718</text:p>
          </table:table-cell>
          <table:table-cell table:formula="of:=(1-ROUND([.B413])/[.B413])^2" office:value-type="float" office:value="0.0000207791458031349" calcext:value-type="float">
            <text:p>2.07791458031349E-005</text:p>
          </table:table-cell>
          <table:table-cell table:formula="of:=(1-ROUND([.C413])/[.C413])^2" office:value-type="float" office:value="0.0000255198807302521" calcext:value-type="float">
            <text:p>2.55198807302521E-005</text:p>
          </table:table-cell>
          <table:table-cell table:formula="of:=(1-ROUND([.A413])/[.A413])^2" office:value-type="float" office:value="0.0000235648977283449" calcext:value-type="float">
            <text:p>2.35648977283449E-005</text:p>
          </table:table-cell>
          <table:table-cell table:formula="of:=SUM([.D413:.F413])" office:value-type="float" office:value="0.0000698639242617319" calcext:value-type="float">
            <text:p>6.98639242617319E-005</text:p>
          </table:table-cell>
          <table:table-cell table:number-columns-repeated="4"/>
        </table:table-row>
        <table:table-row table:style-name="ro1">
          <table:table-cell office:value-type="float" office:value="41.3" calcext:value-type="float">
            <text:p>41.3</text:p>
          </table:table-cell>
          <table:table-cell table:formula="of:=SQRT(2)*[.A414]" office:value-type="float" office:value="58.4070201260088" calcext:value-type="float">
            <text:p>58.407020126</text:p>
          </table:table-cell>
          <table:table-cell table:formula="of:=SQRT(3)*[.A414]" office:value-type="float" office:value="71.5336983525946" calcext:value-type="float">
            <text:p>71.5336983526</text:p>
          </table:table-cell>
          <table:table-cell table:formula="of:=(1-ROUND([.B414])/[.B414])^2" office:value-type="float" office:value="0.0000485625708587869" calcext:value-type="float">
            <text:p>4.85625708587869E-005</text:p>
          </table:table-cell>
          <table:table-cell table:formula="of:=(1-ROUND([.C414])/[.C414])^2" office:value-type="float" office:value="0.0000424925252875093" calcext:value-type="float">
            <text:p>4.24925252875093E-005</text:p>
          </table:table-cell>
          <table:table-cell table:formula="of:=(1-ROUND([.A414])/[.A414])^2" office:value-type="float" office:value="0.0000527645703498302" calcext:value-type="float">
            <text:p>5.27645703498302E-005</text:p>
          </table:table-cell>
          <table:table-cell table:formula="of:=SUM([.D414:.F414])" office:value-type="float" office:value="0.000143819666496126" calcext:value-type="float">
            <text:p>0.0001438197</text:p>
          </table:table-cell>
          <table:table-cell table:number-columns-repeated="4"/>
        </table:table-row>
        <table:table-row table:style-name="ro1">
          <table:table-cell office:value-type="float" office:value="41.4" calcext:value-type="float">
            <text:p>41.4</text:p>
          </table:table-cell>
          <table:table-cell table:formula="of:=SQRT(2)*[.A415]" office:value-type="float" office:value="58.5484414822462" calcext:value-type="float">
            <text:p>58.5484414822</text:p>
          </table:table-cell>
          <table:table-cell table:formula="of:=SQRT(3)*[.A415]" office:value-type="float" office:value="71.7069034333515" calcext:value-type="float">
            <text:p>71.7069034334</text:p>
          </table:table-cell>
          <table:table-cell table:formula="of:=(1-ROUND([.B415])/[.B415])^2" office:value-type="float" office:value="0.0000594836212502208" calcext:value-type="float">
            <text:p>5.94836212502208E-005</text:p>
          </table:table-cell>
          <table:table-cell table:formula="of:=(1-ROUND([.C415])/[.C415])^2" office:value-type="float" office:value="0.0000167070404951345" calcext:value-type="float">
            <text:p>0.000016707</text:p>
          </table:table-cell>
          <table:table-cell table:formula="of:=(1-ROUND([.A415])/[.A415])^2" office:value-type="float" office:value="0.0000933510700366433" calcext:value-type="float">
            <text:p>9.33510700366433E-005</text:p>
          </table:table-cell>
          <table:table-cell table:formula="of:=SUM([.D415:.F415])" office:value-type="float" office:value="0.000169541731781999" calcext:value-type="float">
            <text:p>0.0001695417</text:p>
          </table:table-cell>
          <table:table-cell table:number-columns-repeated="4"/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SQRT(2)*[.A416]" office:value-type="float" office:value="58.6898628384835" calcext:value-type="float">
            <text:p>58.6898628385</text:p>
          </table:table-cell>
          <table:table-cell table:formula="of:=SQRT(3)*[.A416]" office:value-type="float" office:value="71.8801085141084" calcext:value-type="float">
            <text:p>71.8801085141</text:p>
          </table:table-cell>
          <table:table-cell table:formula="of:=(1-ROUND([.B416])/[.B416])^2" office:value-type="float" office:value="0.0000279242441438643" calcext:value-type="float">
            <text:p>2.79242441438643E-005</text:p>
          </table:table-cell>
          <table:table-cell table:formula="of:=(1-ROUND([.C416])/[.C416])^2" office:value-type="float" office:value="0.0000027820135267418" calcext:value-type="float">
            <text:p>0.000002782</text:p>
          </table:table-cell>
          <table:table-cell table:formula="of:=(1-ROUND([.A416])/[.A416])^2" office:value-type="float" office:value="0.000145158949049207" calcext:value-type="float">
            <text:p>0.0001451589</text:p>
          </table:table-cell>
          <table:table-cell table:formula="of:=SUM([.D416:.F416])" office:value-type="float" office:value="0.000175865206719813" calcext:value-type="float">
            <text:p>0.0001758652</text:p>
          </table:table-cell>
          <table:table-cell table:number-columns-repeated="4"/>
        </table:table-row>
        <table:table-row table:style-name="ro1">
          <table:table-cell office:value-type="float" office:value="41.6" calcext:value-type="float">
            <text:p>41.6</text:p>
          </table:table-cell>
          <table:table-cell table:formula="of:=SQRT(2)*[.A417]" office:value-type="float" office:value="58.8312841947208" calcext:value-type="float">
            <text:p>58.8312841947</text:p>
          </table:table-cell>
          <table:table-cell table:formula="of:=SQRT(3)*[.A417]" office:value-type="float" office:value="72.0533135948653" calcext:value-type="float">
            <text:p>72.0533135949</text:p>
          </table:table-cell>
          <table:table-cell table:formula="of:=(1-ROUND([.B417])/[.B417])^2" office:value-type="float" office:value="0.00000822422306970696" calcext:value-type="float">
            <text:p>8.22422306970696E-006</text:p>
          </table:table-cell>
          <table:table-cell table:formula="of:=(1-ROUND([.C417])/[.C417])^2" office:value-type="float" office:value="0.000000547479697797293" calcext:value-type="float">
            <text:p>5.47479697797293E-007</text:p>
          </table:table-cell>
          <table:table-cell table:formula="of:=(1-ROUND([.A417])/[.A417])^2" office:value-type="float" office:value="0.0000924556213017745" calcext:value-type="float">
            <text:p>9.24556213017745E-005</text:p>
          </table:table-cell>
          <table:table-cell table:formula="of:=SUM([.D417:.F417])" office:value-type="float" office:value="0.000101227324069279" calcext:value-type="float">
            <text:p>0.0001012273</text:p>
          </table:table-cell>
          <table:table-cell table:number-columns-repeated="4"/>
        </table:table-row>
        <table:table-row table:style-name="ro1">
          <table:table-cell office:value-type="float" office:value="41.7" calcext:value-type="float">
            <text:p>41.7</text:p>
          </table:table-cell>
          <table:table-cell table:formula="of:=SQRT(2)*[.A418]" office:value-type="float" office:value="58.9727055509581" calcext:value-type="float">
            <text:p>58.972705551</text:p>
          </table:table-cell>
          <table:table-cell table:formula="of:=SQRT(3)*[.A418]" office:value-type="float" office:value="72.2265186756222" calcext:value-type="float">
            <text:p>72.2265186756</text:p>
          </table:table-cell>
          <table:table-cell table:formula="of:=(1-ROUND([.B418])/[.B418])^2" office:value-type="float" office:value="0.000000214213362691759" calcext:value-type="float">
            <text:p>2.14213362691759E-007</text:p>
          </table:table-cell>
          <table:table-cell table:formula="of:=(1-ROUND([.C418])/[.C418])^2" office:value-type="float" office:value="0.00000983591264266851" calcext:value-type="float">
            <text:p>9.83591264266851E-006</text:p>
          </table:table-cell>
          <table:table-cell table:formula="of:=(1-ROUND([.A418])/[.A418])^2" office:value-type="float" office:value="0.0000517571554267371" calcext:value-type="float">
            <text:p>5.17571554267371E-005</text:p>
          </table:table-cell>
          <table:table-cell table:formula="of:=SUM([.D418:.F418])" office:value-type="float" office:value="0.0000618072814320974" calcext:value-type="float">
            <text:p>6.18072814320974E-005</text:p>
          </table:table-cell>
          <table:table-cell table:number-columns-repeated="4"/>
        </table:table-row>
        <table:table-row table:style-name="ro1">
          <table:table-cell office:value-type="float" office:value="41.8" calcext:value-type="float">
            <text:p>41.8</text:p>
          </table:table-cell>
          <table:table-cell table:formula="of:=SQRT(2)*[.A419]" office:value-type="float" office:value="59.1141269071954" calcext:value-type="float">
            <text:p>59.1141269072</text:p>
          </table:table-cell>
          <table:table-cell table:formula="of:=SQRT(3)*[.A419]" office:value-type="float" office:value="72.3997237563791" calcext:value-type="float">
            <text:p>72.3997237564</text:p>
          </table:table-cell>
          <table:table-cell table:formula="of:=(1-ROUND([.B419])/[.B419])^2" office:value-type="float" office:value="0.00000372729302957348" calcext:value-type="float">
            <text:p>3.72729302957348E-006</text:p>
          </table:table-cell>
          <table:table-cell table:formula="of:=(1-ROUND([.C419])/[.C419])^2" office:value-type="float" office:value="0.0000304821855066276" calcext:value-type="float">
            <text:p>3.04821855066276E-005</text:p>
          </table:table-cell>
          <table:table-cell table:formula="of:=(1-ROUND([.A419])/[.A419])^2" office:value-type="float" office:value="0.0000228932487809337" calcext:value-type="float">
            <text:p>2.28932487809337E-005</text:p>
          </table:table-cell>
          <table:table-cell table:formula="of:=SUM([.D419:.F419])" office:value-type="float" office:value="0.0000571027273171347" calcext:value-type="float">
            <text:p>5.71027273171347E-005</text:p>
          </table:table-cell>
          <table:table-cell table:number-columns-repeated="4"/>
        </table:table-row>
        <table:table-row table:style-name="ro1">
          <table:table-cell office:value-type="float" office:value="41.9" calcext:value-type="float">
            <text:p>41.9</text:p>
          </table:table-cell>
          <table:table-cell table:formula="of:=SQRT(2)*[.A420]" office:value-type="float" office:value="59.2555482634327" calcext:value-type="float">
            <text:p>59.2555482634</text:p>
          </table:table-cell>
          <table:table-cell table:formula="of:=SQRT(3)*[.A420]" office:value-type="float" office:value="72.572928837136" calcext:value-type="float">
            <text:p>72.5729288371</text:p>
          </table:table-cell>
          <table:table-cell table:formula="of:=(1-ROUND([.B420])/[.B420])^2" office:value-type="float" office:value="0.0000185989242894111" calcext:value-type="float">
            <text:p>1.85989242894111E-005</text:p>
          </table:table-cell>
          <table:table-cell table:formula="of:=(1-ROUND([.C420])/[.C420])^2" office:value-type="float" office:value="0.0000346298965696707" calcext:value-type="float">
            <text:p>3.46298965696707E-005</text:p>
          </table:table-cell>
          <table:table-cell table:formula="of:=(1-ROUND([.A420])/[.A420])^2" office:value-type="float" office:value="0.00000569602588274132" calcext:value-type="float">
            <text:p>0.000005696</text:p>
          </table:table-cell>
          <table:table-cell table:formula="of:=SUM([.D420:.F420])" office:value-type="float" office:value="0.0000589248467418232" calcext:value-type="float">
            <text:p>5.89248467418232E-00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QRT(2)*[.A421]" office:value-type="float" office:value="59.39696961967" calcext:value-type="float">
            <text:p>59.3969696197</text:p>
          </table:table-cell>
          <table:table-cell table:formula="of:=SQRT(3)*[.A421]" office:value-type="float" office:value="72.7461339178929" calcext:value-type="float">
            <text:p>72.7461339179</text:p>
          </table:table-cell>
          <table:table-cell table:formula="of:=(1-ROUND([.B421])/[.B421])^2" office:value-type="float" office:value="0.000044666915799588" calcext:value-type="float">
            <text:p>4.4666915799588E-005</text:p>
          </table:table-cell>
          <table:table-cell table:formula="of:=(1-ROUND([.C421])/[.C421])^2" office:value-type="float" office:value="0.0000121783801293341" calcext:value-type="float">
            <text:p>1.21783801293341E-005</text:p>
          </table:table-cell>
          <table:table-cell table:formula="of:=(1-ROUND([.A421])/[.A421])^2" office:value-type="float" office:value="0" calcext:value-type="float">
            <text:p>0</text:p>
          </table:table-cell>
          <table:table-cell table:formula="of:=SUM([.D421:.F421])" office:value-type="float" office:value="0.000056845295928922" calcext:value-type="float">
            <text:p>5.6845295928922E-005</text:p>
          </table:table-cell>
          <table:table-cell table:number-columns-repeated="4"/>
        </table:table-row>
        <table:table-row table:style-name="ro1">
          <table:table-cell office:value-type="float" office:value="42.1" calcext:value-type="float">
            <text:p>42.1</text:p>
          </table:table-cell>
          <table:table-cell table:formula="of:=SQRT(2)*[.A422]" office:value-type="float" office:value="59.5383909759073" calcext:value-type="float">
            <text:p>59.5383909759</text:p>
          </table:table-cell>
          <table:table-cell table:formula="of:=SQRT(3)*[.A422]" office:value-type="float" office:value="72.9193389986497" calcext:value-type="float">
            <text:p>72.9193389986</text:p>
          </table:table-cell>
          <table:table-cell table:formula="of:=(1-ROUND([.B422])/[.B422])^2" office:value-type="float" office:value="0.0000601110609632663" calcext:value-type="float">
            <text:p>6.01110609632663E-005</text:p>
          </table:table-cell>
          <table:table-cell table:formula="of:=(1-ROUND([.C422])/[.C422])^2" office:value-type="float" office:value="0.0000012236064903771" calcext:value-type="float">
            <text:p>1.2236064903771E-006</text:p>
          </table:table-cell>
          <table:table-cell table:formula="of:=(1-ROUND([.A422])/[.A422])^2" office:value-type="float" office:value="0.00000564203542069841" calcext:value-type="float">
            <text:p>0.000005642</text:p>
          </table:table-cell>
          <table:table-cell table:formula="of:=SUM([.D422:.F422])" office:value-type="float" office:value="0.0000669767028743418" calcext:value-type="float">
            <text:p>6.69767028743418E-005</text:p>
          </table:table-cell>
          <table:table-cell table:number-columns-repeated="4"/>
        </table:table-row>
        <table:table-row table:style-name="ro1">
          <table:table-cell office:value-type="float" office:value="42.2" calcext:value-type="float">
            <text:p>42.2</text:p>
          </table:table-cell>
          <table:table-cell table:formula="of:=SQRT(2)*[.A423]" office:value-type="float" office:value="59.6798123321446" calcext:value-type="float">
            <text:p>59.6798123321</text:p>
          </table:table-cell>
          <table:table-cell table:formula="of:=SQRT(3)*[.A423]" office:value-type="float" office:value="73.0925440794066" calcext:value-type="float">
            <text:p>73.0925440794</text:p>
          </table:table-cell>
          <table:table-cell table:formula="of:=(1-ROUND([.B423])/[.B423])^2" office:value-type="float" office:value="0.0000287842093188241" calcext:value-type="float">
            <text:p>2.87842093188241E-005</text:p>
          </table:table-cell>
          <table:table-cell table:formula="of:=(1-ROUND([.C423])/[.C423])^2" office:value-type="float" office:value="0.00000160306496432755" calcext:value-type="float">
            <text:p>1.60306496432755E-006</text:p>
          </table:table-cell>
          <table:table-cell table:formula="of:=(1-ROUND([.A423])/[.A423])^2" office:value-type="float" office:value="0.0000224613103928488" calcext:value-type="float">
            <text:p>2.24613103928488E-005</text:p>
          </table:table-cell>
          <table:table-cell table:formula="of:=SUM([.D423:.F423])" office:value-type="float" office:value="0.0000528485846760005" calcext:value-type="float">
            <text:p>5.28485846760005E-005</text:p>
          </table:table-cell>
          <table:table-cell table:number-columns-repeated="4"/>
        </table:table-row>
        <table:table-row table:style-name="ro1">
          <table:table-cell office:value-type="float" office:value="42.3" calcext:value-type="float">
            <text:p>42.3</text:p>
          </table:table-cell>
          <table:table-cell table:formula="of:=SQRT(2)*[.A424]" office:value-type="float" office:value="59.8212336883819" calcext:value-type="float">
            <text:p>59.8212336884</text:p>
          </table:table-cell>
          <table:table-cell table:formula="of:=SQRT(3)*[.A424]" office:value-type="float" office:value="73.2657491601635" calcext:value-type="float">
            <text:p>73.2657491602</text:p>
          </table:table-cell>
          <table:table-cell table:formula="of:=(1-ROUND([.B424])/[.B424])^2" office:value-type="float" office:value="0.00000893018855789982" calcext:value-type="float">
            <text:p>8.93018855789982E-006</text:p>
          </table:table-cell>
          <table:table-cell table:formula="of:=(1-ROUND([.C424])/[.C424])^2" office:value-type="float" office:value="0.0000131565436807541" calcext:value-type="float">
            <text:p>1.31565436807541E-005</text:p>
          </table:table-cell>
          <table:table-cell table:formula="of:=(1-ROUND([.A424])/[.A424])^2" office:value-type="float" office:value="0.0000502992807202874" calcext:value-type="float">
            <text:p>5.02992807202874E-005</text:p>
          </table:table-cell>
          <table:table-cell table:formula="of:=SUM([.D424:.F424])" office:value-type="float" office:value="0.0000723860129589413" calcext:value-type="float">
            <text:p>0.000072386</text:p>
          </table:table-cell>
          <table:table-cell table:number-columns-repeated="4"/>
        </table:table-row>
        <table:table-row table:style-name="ro1">
          <table:table-cell office:value-type="float" office:value="42.4" calcext:value-type="float">
            <text:p>42.4</text:p>
          </table:table-cell>
          <table:table-cell table:formula="of:=SQRT(2)*[.A425]" office:value-type="float" office:value="59.9626550446192" calcext:value-type="float">
            <text:p>59.9626550446</text:p>
          </table:table-cell>
          <table:table-cell table:formula="of:=SQRT(3)*[.A425]" office:value-type="float" office:value="73.4389542409204" calcext:value-type="float">
            <text:p>73.4389542409</text:p>
          </table:table-cell>
          <table:table-cell table:formula="of:=(1-ROUND([.B425])/[.B425])^2" office:value-type="float" office:value="0.00000038788428165924" calcext:value-type="float">
            <text:p>3.8788428165924E-007</text:p>
          </table:table-cell>
          <table:table-cell table:formula="of:=(1-ROUND([.C425])/[.C425])^2" office:value-type="float" office:value="0.0000357260935130403" calcext:value-type="float">
            <text:p>3.57260935130403E-005</text:p>
          </table:table-cell>
          <table:table-cell table:formula="of:=(1-ROUND([.A425])/[.A425])^2" office:value-type="float" office:value="0.000088999644001426" calcext:value-type="float">
            <text:p>8.8999644001426E-005</text:p>
          </table:table-cell>
          <table:table-cell table:formula="of:=SUM([.D425:.F425])" office:value-type="float" office:value="0.000125113621796126" calcext:value-type="float">
            <text:p>0.0001251136</text:p>
          </table:table-cell>
          <table:table-cell table:number-columns-repeated="4"/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SQRT(2)*[.A426]" office:value-type="float" office:value="60.1040764008566" calcext:value-type="float">
            <text:p>60.1040764009</text:p>
          </table:table-cell>
          <table:table-cell table:formula="of:=SQRT(3)*[.A426]" office:value-type="float" office:value="73.6121593216773" calcext:value-type="float">
            <text:p>73.6121593217</text:p>
          </table:table-cell>
          <table:table-cell table:formula="of:=(1-ROUND([.B426])/[.B426])^2" office:value-type="float" office:value="0.00000299844905612579" calcext:value-type="float">
            <text:p>2.99844905612579E-006</text:p>
          </table:table-cell>
          <table:table-cell table:formula="of:=(1-ROUND([.C426])/[.C426])^2" office:value-type="float" office:value="0.000027759241847624" calcext:value-type="float">
            <text:p>2.7759241847624E-005</text:p>
          </table:table-cell>
          <table:table-cell table:formula="of:=(1-ROUND([.A426])/[.A426])^2" office:value-type="float" office:value="0.000138408304498264" calcext:value-type="float">
            <text:p>0.0001384083</text:p>
          </table:table-cell>
          <table:table-cell table:formula="of:=SUM([.D426:.F426])" office:value-type="float" office:value="0.000169165995402014" calcext:value-type="float">
            <text:p>0.000169166</text:p>
          </table:table-cell>
          <table:table-cell table:number-columns-repeated="4"/>
        </table:table-row>
        <table:table-row table:style-name="ro1">
          <table:table-cell office:value-type="float" office:value="42.6" calcext:value-type="float">
            <text:p>42.6</text:p>
          </table:table-cell>
          <table:table-cell table:formula="of:=SQRT(2)*[.A427]" office:value-type="float" office:value="60.2454977570939" calcext:value-type="float">
            <text:p>60.2454977571</text:p>
          </table:table-cell>
          <table:table-cell table:formula="of:=SQRT(3)*[.A427]" office:value-type="float" office:value="73.7853644024342" calcext:value-type="float">
            <text:p>73.7853644024</text:p>
          </table:table-cell>
          <table:table-cell table:formula="of:=(1-ROUND([.B427])/[.B427])^2" office:value-type="float" office:value="0.0000166052670155045" calcext:value-type="float">
            <text:p>1.66052670155045E-005</text:p>
          </table:table-cell>
          <table:table-cell table:formula="of:=(1-ROUND([.C427])/[.C427])^2" office:value-type="float" office:value="0.00000846180573784682" calcext:value-type="float">
            <text:p>8.46180573784682E-006</text:p>
          </table:table-cell>
          <table:table-cell table:formula="of:=(1-ROUND([.A427])/[.A427])^2" office:value-type="float" office:value="0.0000881659282770157" calcext:value-type="float">
            <text:p>8.81659282770157E-005</text:p>
          </table:table-cell>
          <table:table-cell table:formula="of:=SUM([.D427:.F427])" office:value-type="float" office:value="0.000113233001030367" calcext:value-type="float">
            <text:p>0.000113233</text:p>
          </table:table-cell>
          <table:table-cell table:number-columns-repeated="4"/>
        </table:table-row>
        <table:table-row table:style-name="ro1">
          <table:table-cell office:value-type="float" office:value="42.7" calcext:value-type="float">
            <text:p>42.7</text:p>
          </table:table-cell>
          <table:table-cell table:formula="of:=SQRT(2)*[.A428]" office:value-type="float" office:value="60.3869191133312" calcext:value-type="float">
            <text:p>60.3869191133</text:p>
          </table:table-cell>
          <table:table-cell table:formula="of:=SQRT(3)*[.A428]" office:value-type="float" office:value="73.9585694831911" calcext:value-type="float">
            <text:p>73.9585694832</text:p>
          </table:table-cell>
          <table:table-cell table:formula="of:=(1-ROUND([.B428])/[.B428])^2" office:value-type="float" office:value="0.0000410539190860969" calcext:value-type="float">
            <text:p>4.10539190860969E-005</text:p>
          </table:table-cell>
          <table:table-cell table:formula="of:=(1-ROUND([.C428])/[.C428])^2" office:value-type="float" office:value="0.000000313807772955538" calcext:value-type="float">
            <text:p>3.13807772955538E-007</text:p>
          </table:table-cell>
          <table:table-cell table:formula="of:=(1-ROUND([.A428])/[.A428])^2" office:value-type="float" office:value="0.000049361319373221" calcext:value-type="float">
            <text:p>4.9361319373221E-005</text:p>
          </table:table-cell>
          <table:table-cell table:formula="of:=SUM([.D428:.F428])" office:value-type="float" office:value="0.0000907290462322735" calcext:value-type="float">
            <text:p>0.000090729</text:p>
          </table:table-cell>
          <table:table-cell table:number-columns-repeated="4"/>
        </table:table-row>
        <table:table-row table:style-name="ro1">
          <table:table-cell office:value-type="float" office:value="42.8" calcext:value-type="float">
            <text:p>42.8</text:p>
          </table:table-cell>
          <table:table-cell table:formula="of:=SQRT(2)*[.A429]" office:value-type="float" office:value="60.5283404695685" calcext:value-type="float">
            <text:p>60.5283404696</text:p>
          </table:table-cell>
          <table:table-cell table:formula="of:=SQRT(3)*[.A429]" office:value-type="float" office:value="74.131774563948" calcext:value-type="float">
            <text:p>74.1317745639</text:p>
          </table:table-cell>
          <table:table-cell table:formula="of:=(1-ROUND([.B429])/[.B429])^2" office:value-type="float" office:value="0.0000607211090070322" calcext:value-type="float">
            <text:p>6.07211090070322E-005</text:p>
          </table:table-cell>
          <table:table-cell table:formula="of:=(1-ROUND([.C429])/[.C429])^2" office:value-type="float" office:value="0.00000315976207959836" calcext:value-type="float">
            <text:p>3.15976207959836E-006</text:p>
          </table:table-cell>
          <table:table-cell table:formula="of:=(1-ROUND([.A429])/[.A429])^2" office:value-type="float" office:value="0.0000218359682068287" calcext:value-type="float">
            <text:p>0.000021836</text:p>
          </table:table-cell>
          <table:table-cell table:formula="of:=SUM([.D429:.F429])" office:value-type="float" office:value="0.0000857168392934593" calcext:value-type="float">
            <text:p>8.57168392934593E-005</text:p>
          </table:table-cell>
          <table:table-cell table:number-columns-repeated="4"/>
        </table:table-row>
        <table:table-row table:style-name="ro1">
          <table:table-cell office:value-type="float" office:value="42.9" calcext:value-type="float">
            <text:p>42.9</text:p>
          </table:table-cell>
          <table:table-cell table:formula="of:=SQRT(2)*[.A430]" office:value-type="float" office:value="60.6697618258058" calcext:value-type="float">
            <text:p>60.6697618258</text:p>
          </table:table-cell>
          <table:table-cell table:formula="of:=SQRT(3)*[.A430]" office:value-type="float" office:value="74.3049796447049" calcext:value-type="float">
            <text:p>74.3049796447</text:p>
          </table:table-cell>
          <table:table-cell table:formula="of:=(1-ROUND([.B430])/[.B430])^2" office:value-type="float" office:value="0.0000296285207359011" calcext:value-type="float">
            <text:p>2.96285207359011E-005</text:p>
          </table:table-cell>
          <table:table-cell table:formula="of:=(1-ROUND([.C430])/[.C430])^2" office:value-type="float" office:value="0.000016846351933227" calcext:value-type="float">
            <text:p>1.6846351933227E-005</text:p>
          </table:table-cell>
          <table:table-cell table:formula="of:=(1-ROUND([.A430])/[.A430])^2" office:value-type="float" office:value="0.00000543357186713742" calcext:value-type="float">
            <text:p>5.43357186713742E-006</text:p>
          </table:table-cell>
          <table:table-cell table:formula="of:=SUM([.D430:.F430])" office:value-type="float" office:value="0.0000519084445362655" calcext:value-type="float">
            <text:p>5.19084445362655E-00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QRT(2)*[.A431]" office:value-type="float" office:value="60.8111831820431" calcext:value-type="float">
            <text:p>60.811183182</text:p>
          </table:table-cell>
          <table:table-cell table:formula="of:=SQRT(3)*[.A431]" office:value-type="float" office:value="74.4781847254617" calcext:value-type="float">
            <text:p>74.4781847255</text:p>
          </table:table-cell>
          <table:table-cell table:formula="of:=(1-ROUND([.B431])/[.B431])^2" office:value-type="float" office:value="0.00000964083037949385" calcext:value-type="float">
            <text:p>9.64083037949385E-006</text:p>
          </table:table-cell>
          <table:table-cell table:formula="of:=(1-ROUND([.C431])/[.C431])^2" office:value-type="float" office:value="0.0000412223961898163" calcext:value-type="float">
            <text:p>4.12223961898163E-005</text:p>
          </table:table-cell>
          <table:table-cell table:formula="of:=(1-ROUND([.A431])/[.A431])^2" office:value-type="float" office:value="0" calcext:value-type="float">
            <text:p>0</text:p>
          </table:table-cell>
          <table:table-cell table:formula="of:=SUM([.D431:.F431])" office:value-type="float" office:value="0.0000508632265693101" calcext:value-type="float">
            <text:p>5.08632265693101E-005</text:p>
          </table:table-cell>
          <table:table-cell table:number-columns-repeated="4"/>
        </table:table-row>
        <table:table-row table:style-name="ro1">
          <table:table-cell office:value-type="float" office:value="43.1" calcext:value-type="float">
            <text:p>43.1</text:p>
          </table:table-cell>
          <table:table-cell table:formula="of:=SQRT(2)*[.A432]" office:value-type="float" office:value="60.9526045382804" calcext:value-type="float">
            <text:p>60.9526045383</text:p>
          </table:table-cell>
          <table:table-cell table:formula="of:=SQRT(3)*[.A432]" office:value-type="float" office:value="74.6513898062186" calcext:value-type="float">
            <text:p>74.6513898062</text:p>
          </table:table-cell>
          <table:table-cell table:formula="of:=(1-ROUND([.B432])/[.B432])^2" office:value-type="float" office:value="0.000000604629010291007" calcext:value-type="float">
            <text:p>6.04629010291007E-007</text:p>
          </table:table-cell>
          <table:table-cell table:formula="of:=(1-ROUND([.C432])/[.C432])^2" office:value-type="float" office:value="0.0000218074240930187" calcext:value-type="float">
            <text:p>2.18074240930187E-005</text:p>
          </table:table-cell>
          <table:table-cell table:formula="of:=(1-ROUND([.A432])/[.A432])^2" office:value-type="float" office:value="0.00000538326128735343" calcext:value-type="float">
            <text:p>5.38326128735343E-006</text:p>
          </table:table-cell>
          <table:table-cell table:formula="of:=SUM([.D432:.F432])" office:value-type="float" office:value="0.0000277953143906632" calcext:value-type="float">
            <text:p>2.77953143906632E-005</text:p>
          </table:table-cell>
          <table:table-cell table:number-columns-repeated="4"/>
        </table:table-row>
        <table:table-row table:style-name="ro1">
          <table:table-cell office:value-type="float" office:value="43.2" calcext:value-type="float">
            <text:p>43.2</text:p>
          </table:table-cell>
          <table:table-cell table:formula="of:=SQRT(2)*[.A433]" office:value-type="float" office:value="61.0940258945177" calcext:value-type="float">
            <text:p>61.0940258945</text:p>
          </table:table-cell>
          <table:table-cell table:formula="of:=SQRT(3)*[.A433]" office:value-type="float" office:value="74.8245948869755" calcext:value-type="float">
            <text:p>74.824594887</text:p>
          </table:table-cell>
          <table:table-cell table:formula="of:=(1-ROUND([.B433])/[.B433])^2" office:value-type="float" office:value="0.00000236863126925156" calcext:value-type="float">
            <text:p>2.36863126925156E-006</text:p>
          </table:table-cell>
          <table:table-cell table:formula="of:=(1-ROUND([.C433])/[.C433])^2" office:value-type="float" office:value="0.00000549535495169227" calcext:value-type="float">
            <text:p>5.49535495169227E-006</text:p>
          </table:table-cell>
          <table:table-cell table:formula="of:=(1-ROUND([.A433])/[.A433])^2" office:value-type="float" office:value="0.0000214334705075448" calcext:value-type="float">
            <text:p>2.14334705075448E-005</text:p>
          </table:table-cell>
          <table:table-cell table:formula="of:=SUM([.D433:.F433])" office:value-type="float" office:value="0.0000292974567284886" calcext:value-type="float">
            <text:p>2.92974567284886E-005</text:p>
          </table:table-cell>
          <table:table-cell table:number-columns-repeated="4"/>
        </table:table-row>
        <table:table-row table:style-name="ro1">
          <table:table-cell office:value-type="float" office:value="43.3" calcext:value-type="float">
            <text:p>43.3</text:p>
          </table:table-cell>
          <table:table-cell table:formula="of:=SQRT(2)*[.A434]" office:value-type="float" office:value="61.235447250755" calcext:value-type="float">
            <text:p>61.2354472508</text:p>
          </table:table-cell>
          <table:table-cell table:formula="of:=SQRT(3)*[.A434]" office:value-type="float" office:value="74.9977999677324" calcext:value-type="float">
            <text:p>74.9977999677</text:p>
          </table:table-cell>
          <table:table-cell table:formula="of:=(1-ROUND([.B434])/[.B434])^2" office:value-type="float" office:value="0.0000147836427438669" calcext:value-type="float">
            <text:p>1.47836427438669E-005</text:p>
          </table:table-cell>
          <table:table-cell table:formula="of:=(1-ROUND([.C434])/[.C434])^2" office:value-type="float" office:value="0.000000000860520168915189" calcext:value-type="float">
            <text:p>8.60520168915189E-010</text:p>
          </table:table-cell>
          <table:table-cell table:formula="of:=(1-ROUND([.A434])/[.A434])^2" office:value-type="float" office:value="0.0000480028161652167" calcext:value-type="float">
            <text:p>4.80028161652167E-005</text:p>
          </table:table-cell>
          <table:table-cell table:formula="of:=SUM([.D434:.F434])" office:value-type="float" office:value="0.0000627873194292526" calcext:value-type="float">
            <text:p>6.27873194292526E-005</text:p>
          </table:table-cell>
          <table:table-cell table:number-columns-repeated="4"/>
        </table:table-row>
        <table:table-row table:style-name="ro1">
          <table:table-cell office:value-type="float" office:value="43.4" calcext:value-type="float">
            <text:p>43.4</text:p>
          </table:table-cell>
          <table:table-cell table:formula="of:=SQRT(2)*[.A435]" office:value-type="float" office:value="61.3768686069923" calcext:value-type="float">
            <text:p>61.376868607</text:p>
          </table:table-cell>
          <table:table-cell table:formula="of:=SQRT(3)*[.A435]" office:value-type="float" office:value="75.1710050484893" calcext:value-type="float">
            <text:p>75.1710050485</text:p>
          </table:table-cell>
          <table:table-cell table:formula="of:=(1-ROUND([.B435])/[.B435])^2" office:value-type="float" office:value="0.0000377025279089449" calcext:value-type="float">
            <text:p>3.77025279089449E-005</text:p>
          </table:table-cell>
          <table:table-cell table:formula="of:=(1-ROUND([.C435])/[.C435])^2" office:value-type="float" office:value="0.00000517508098296501" calcext:value-type="float">
            <text:p>5.17508098296501E-006</text:p>
          </table:table-cell>
          <table:table-cell table:formula="of:=(1-ROUND([.A435])/[.A435])^2" office:value-type="float" office:value="0.0000849455286797375" calcext:value-type="float">
            <text:p>8.49455286797375E-005</text:p>
          </table:table-cell>
          <table:table-cell table:formula="of:=SUM([.D435:.F435])" office:value-type="float" office:value="0.000127823137571647" calcext:value-type="float">
            <text:p>0.0001278231</text:p>
          </table:table-cell>
          <table:table-cell table:number-columns-repeated="4"/>
        </table:table-row>
        <table:table-row table:style-name="ro1">
          <table:table-cell office:value-type="float" office:value="43.5" calcext:value-type="float">
            <text:p>43.5</text:p>
          </table:table-cell>
          <table:table-cell table:formula="of:=SQRT(2)*[.A436]" office:value-type="float" office:value="61.5182899632296" calcext:value-type="float">
            <text:p>61.5182899632</text:p>
          </table:table-cell>
          <table:table-cell table:formula="of:=SQRT(3)*[.A436]" office:value-type="float" office:value="75.3442101292462" calcext:value-type="float">
            <text:p>75.3442101292</text:p>
          </table:table-cell>
          <table:table-cell table:formula="of:=(1-ROUND([.B436])/[.B436])^2" office:value-type="float" office:value="0.0000613144562096166" calcext:value-type="float">
            <text:p>6.13144562096166E-005</text:p>
          </table:table-cell>
          <table:table-cell table:formula="of:=(1-ROUND([.C436])/[.C436])^2" office:value-type="float" office:value="0.0000208712050161909" calcext:value-type="float">
            <text:p>2.08712050161909E-005</text:p>
          </table:table-cell>
          <table:table-cell table:formula="of:=(1-ROUND([.A436])/[.A436])^2" office:value-type="float" office:value="0.000132117849121413" calcext:value-type="float">
            <text:p>0.0001321178</text:p>
          </table:table-cell>
          <table:table-cell table:formula="of:=SUM([.D436:.F436])" office:value-type="float" office:value="0.000214303510347221" calcext:value-type="float">
            <text:p>0.0002143035</text:p>
          </table:table-cell>
          <table:table-cell table:number-columns-repeated="4"/>
        </table:table-row>
        <table:table-row table:style-name="ro1">
          <table:table-cell office:value-type="float" office:value="43.6" calcext:value-type="float">
            <text:p>43.6</text:p>
          </table:table-cell>
          <table:table-cell table:formula="of:=SQRT(2)*[.A437]" office:value-type="float" office:value="61.659711319467" calcext:value-type="float">
            <text:p>61.6597113195</text:p>
          </table:table-cell>
          <table:table-cell table:formula="of:=SQRT(3)*[.A437]" office:value-type="float" office:value="75.5174152100031" calcext:value-type="float">
            <text:p>75.51741521</text:p>
          </table:table-cell>
          <table:table-cell table:formula="of:=(1-ROUND([.B437])/[.B437])^2" office:value-type="float" office:value="0.0000304573442100101" calcext:value-type="float">
            <text:p>3.04573442100101E-005</text:p>
          </table:table-cell>
          <table:table-cell table:formula="of:=(1-ROUND([.C437])/[.C437])^2" office:value-type="float" office:value="0.0000408369244200109" calcext:value-type="float">
            <text:p>4.08369244200109E-005</text:p>
          </table:table-cell>
          <table:table-cell table:formula="of:=(1-ROUND([.A437])/[.A437])^2" office:value-type="float" office:value="0.000084167999326655" calcext:value-type="float">
            <text:p>0.000084168</text:p>
          </table:table-cell>
          <table:table-cell table:formula="of:=SUM([.D437:.F437])" office:value-type="float" office:value="0.000155462267956676" calcext:value-type="float">
            <text:p>0.0001554623</text:p>
          </table:table-cell>
          <table:table-cell table:number-columns-repeated="4"/>
        </table:table-row>
        <table:table-row table:style-name="ro1">
          <table:table-cell office:value-type="float" office:value="43.7" calcext:value-type="float">
            <text:p>43.7</text:p>
          </table:table-cell>
          <table:table-cell table:formula="of:=SQRT(2)*[.A438]" office:value-type="float" office:value="61.8011326757043" calcext:value-type="float">
            <text:p>61.8011326757</text:p>
          </table:table-cell>
          <table:table-cell table:formula="of:=SQRT(3)*[.A438]" office:value-type="float" office:value="75.6906202907599" calcext:value-type="float">
            <text:p>75.6906202908</text:p>
          </table:table-cell>
          <table:table-cell table:formula="of:=(1-ROUND([.B438])/[.B438])^2" office:value-type="float" office:value="0.0000103546158466942" calcext:value-type="float">
            <text:p>1.03546158466942E-005</text:p>
          </table:table-cell>
          <table:table-cell table:formula="of:=(1-ROUND([.C438])/[.C438])^2" office:value-type="float" office:value="0.0000167070404951345" calcext:value-type="float">
            <text:p>0.000016707</text:p>
          </table:table-cell>
          <table:table-cell table:formula="of:=(1-ROUND([.A438])/[.A438])^2" office:value-type="float" office:value="0.0000471280679063076" calcext:value-type="float">
            <text:p>4.71280679063076E-005</text:p>
          </table:table-cell>
          <table:table-cell table:formula="of:=SUM([.D438:.F438])" office:value-type="float" office:value="0.0000741897242481363" calcext:value-type="float">
            <text:p>7.41897242481363E-005</text:p>
          </table:table-cell>
          <table:table-cell table:number-columns-repeated="4"/>
        </table:table-row>
        <table:table-row table:style-name="ro1">
          <table:table-cell office:value-type="float" office:value="43.8" calcext:value-type="float">
            <text:p>43.8</text:p>
          </table:table-cell>
          <table:table-cell table:formula="of:=SQRT(2)*[.A439]" office:value-type="float" office:value="61.9425540319416" calcext:value-type="float">
            <text:p>61.9425540319</text:p>
          </table:table-cell>
          <table:table-cell table:formula="of:=SQRT(3)*[.A439]" office:value-type="float" office:value="75.8638253715168" calcext:value-type="float">
            <text:p>75.8638253715</text:p>
          </table:table-cell>
          <table:table-cell table:formula="of:=(1-ROUND([.B439])/[.B439])^2" office:value-type="float" office:value="0.000000860084038638119" calcext:value-type="float">
            <text:p>8.60084038638119E-007</text:p>
          </table:table-cell>
          <table:table-cell table:formula="of:=(1-ROUND([.C439])/[.C439])^2" office:value-type="float" office:value="0.0000032219806096844" calcext:value-type="float">
            <text:p>0.000003222</text:p>
          </table:table-cell>
          <table:table-cell table:formula="of:=(1-ROUND([.A439])/[.A439])^2" office:value-type="float" office:value="0.000020850274181105" calcext:value-type="float">
            <text:p>2.0850274181105E-005</text:p>
          </table:table-cell>
          <table:table-cell table:formula="of:=SUM([.D439:.F439])" office:value-type="float" office:value="0.0000249323388294275" calcext:value-type="float">
            <text:p>2.49323388294275E-005</text:p>
          </table:table-cell>
          <table:table-cell table:number-columns-repeated="4"/>
        </table:table-row>
        <table:table-row table:style-name="ro1">
          <table:table-cell office:value-type="float" office:value="43.9" calcext:value-type="float">
            <text:p>43.9</text:p>
          </table:table-cell>
          <table:table-cell table:formula="of:=SQRT(2)*[.A440]" office:value-type="float" office:value="62.0839753881789" calcext:value-type="float">
            <text:p>62.0839753882</text:p>
          </table:table-cell>
          <table:table-cell table:formula="of:=SQRT(3)*[.A440]" office:value-type="float" office:value="76.0370304522737" calcext:value-type="float">
            <text:p>76.0370304523</text:p>
          </table:table-cell>
          <table:table-cell table:formula="of:=(1-ROUND([.B440])/[.B440])^2" office:value-type="float" office:value="0.00000182955303775776" calcext:value-type="float">
            <text:p>1.82955303775776E-006</text:p>
          </table:table-cell>
          <table:table-cell table:formula="of:=(1-ROUND([.C440])/[.C440])^2" office:value-type="float" office:value="0.000000237174360102014" calcext:value-type="float">
            <text:p>2.37174360102014E-007</text:p>
          </table:table-cell>
          <table:table-cell table:formula="of:=(1-ROUND([.A440])/[.A440])^2" office:value-type="float" office:value="0.00000518884812760364" calcext:value-type="float">
            <text:p>5.18884812760364E-006</text:p>
          </table:table-cell>
          <table:table-cell table:formula="of:=SUM([.D440:.F440])" office:value-type="float" office:value="0.00000725557552546341" calcext:value-type="float">
            <text:p>7.25557552546341E-00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QRT(2)*[.A441]" office:value-type="float" office:value="62.2253967444162" calcext:value-type="float">
            <text:p>62.2253967444</text:p>
          </table:table-cell>
          <table:table-cell table:formula="of:=SQRT(3)*[.A441]" office:value-type="float" office:value="76.2102355330306" calcext:value-type="float">
            <text:p>76.210235533</text:p>
          </table:table-cell>
          <table:table-cell table:formula="of:=(1-ROUND([.B441])/[.B441])^2" office:value-type="float" office:value="0.0000131207883247468" calcext:value-type="float">
            <text:p>1.31207883247468E-005</text:p>
          </table:table-cell>
          <table:table-cell table:formula="of:=(1-ROUND([.C441])/[.C441])^2" office:value-type="float" office:value="0.00000761001710548673" calcext:value-type="float">
            <text:p>0.00000761</text:p>
          </table:table-cell>
          <table:table-cell table:formula="of:=(1-ROUND([.A441])/[.A441])^2" office:value-type="float" office:value="0" calcext:value-type="float">
            <text:p>0</text:p>
          </table:table-cell>
          <table:table-cell table:formula="of:=SUM([.D441:.F441])" office:value-type="float" office:value="0.0000207308054302335" calcext:value-type="float">
            <text:p>2.07308054302335E-005</text:p>
          </table:table-cell>
          <table:table-cell table:number-columns-repeated="4"/>
        </table:table-row>
        <table:table-row table:style-name="ro1">
          <table:table-cell office:value-type="float" office:value="44.1" calcext:value-type="float">
            <text:p>44.1</text:p>
          </table:table-cell>
          <table:table-cell table:formula="of:=SQRT(2)*[.A442]" office:value-type="float" office:value="62.3668181006535" calcext:value-type="float">
            <text:p>62.3668181007</text:p>
          </table:table-cell>
          <table:table-cell table:formula="of:=SQRT(3)*[.A442]" office:value-type="float" office:value="76.3834406137875" calcext:value-type="float">
            <text:p>76.3834406138</text:p>
          </table:table-cell>
          <table:table-cell table:formula="of:=(1-ROUND([.B442])/[.B442])^2" office:value-type="float" office:value="0.0000345934870159654" calcext:value-type="float">
            <text:p>3.45934870159654E-005</text:p>
          </table:table-cell>
          <table:table-cell table:formula="of:=(1-ROUND([.C442])/[.C442])^2" office:value-type="float" office:value="0.000025199840310317" calcext:value-type="float">
            <text:p>2.5199840310317E-005</text:p>
          </table:table-cell>
          <table:table-cell table:formula="of:=(1-ROUND([.A442])/[.A442])^2" office:value-type="float" office:value="0.00000514189046744944" calcext:value-type="float">
            <text:p>5.14189046744944E-006</text:p>
          </table:table-cell>
          <table:table-cell table:formula="of:=SUM([.D442:.F442])" office:value-type="float" office:value="0.0000649352177937318" calcext:value-type="float">
            <text:p>6.49352177937318E-005</text:p>
          </table:table-cell>
          <table:table-cell table:number-columns-repeated="4"/>
        </table:table-row>
        <table:table-row table:style-name="ro1">
          <table:table-cell office:value-type="float" office:value="44.2" calcext:value-type="float">
            <text:p>44.2</text:p>
          </table:table-cell>
          <table:table-cell table:formula="of:=SQRT(2)*[.A443]" office:value-type="float" office:value="62.5082394568908" calcext:value-type="float">
            <text:p>62.5082394569</text:p>
          </table:table-cell>
          <table:table-cell table:formula="of:=SQRT(3)*[.A443]" office:value-type="float" office:value="76.5566456945444" calcext:value-type="float">
            <text:p>76.5566456945</text:p>
          </table:table-cell>
          <table:table-cell table:formula="of:=(1-ROUND([.B443])/[.B443])^2" office:value-type="float" office:value="0.0000618917589113256" calcext:value-type="float">
            <text:p>6.18917589113256E-005</text:p>
          </table:table-cell>
          <table:table-cell table:formula="of:=(1-ROUND([.C443])/[.C443])^2" office:value-type="float" office:value="0.0000335379155774243" calcext:value-type="float">
            <text:p>3.35379155774243E-005</text:p>
          </table:table-cell>
          <table:table-cell table:formula="of:=(1-ROUND([.A443])/[.A443])^2" office:value-type="float" office:value="0.0000204746012571414" calcext:value-type="float">
            <text:p>2.04746012571414E-005</text:p>
          </table:table-cell>
          <table:table-cell table:formula="of:=SUM([.D443:.F443])" office:value-type="float" office:value="0.000115904275745891" calcext:value-type="float">
            <text:p>0.0001159043</text:p>
          </table:table-cell>
          <table:table-cell table:number-columns-repeated="4"/>
        </table:table-row>
        <table:table-row table:style-name="ro1">
          <table:table-cell office:value-type="float" office:value="44.3" calcext:value-type="float">
            <text:p>44.3</text:p>
          </table:table-cell>
          <table:table-cell table:formula="of:=SQRT(2)*[.A444]" office:value-type="float" office:value="62.6496608131281" calcext:value-type="float">
            <text:p>62.6496608131</text:p>
          </table:table-cell>
          <table:table-cell table:formula="of:=SQRT(3)*[.A444]" office:value-type="float" office:value="76.7298507753013" calcext:value-type="float">
            <text:p>76.7298507753</text:p>
          </table:table-cell>
          <table:table-cell table:formula="of:=(1-ROUND([.B444])/[.B444])^2" office:value-type="float" office:value="0.0000312708716625434" calcext:value-type="float">
            <text:p>3.12708716625434E-005</text:p>
          </table:table-cell>
          <table:table-cell table:formula="of:=(1-ROUND([.C444])/[.C444])^2" office:value-type="float" office:value="0.0000123959194026169" calcext:value-type="float">
            <text:p>1.23959194026169E-005</text:p>
          </table:table-cell>
          <table:table-cell table:formula="of:=(1-ROUND([.A444])/[.A444])^2" office:value-type="float" office:value="0.0000458601062935369" calcext:value-type="float">
            <text:p>4.58601062935369E-005</text:p>
          </table:table-cell>
          <table:table-cell table:formula="of:=SUM([.D444:.F444])" office:value-type="float" office:value="0.0000895268973586972" calcext:value-type="float">
            <text:p>8.95268973586972E-005</text:p>
          </table:table-cell>
          <table:table-cell table:number-columns-repeated="4"/>
        </table:table-row>
        <table:table-row table:style-name="ro1">
          <table:table-cell office:value-type="float" office:value="44.4" calcext:value-type="float">
            <text:p>44.4</text:p>
          </table:table-cell>
          <table:table-cell table:formula="of:=SQRT(2)*[.A445]" office:value-type="float" office:value="62.7910821693654" calcext:value-type="float">
            <text:p>62.7910821694</text:p>
          </table:table-cell>
          <table:table-cell table:formula="of:=SQRT(3)*[.A445]" office:value-type="float" office:value="76.9030558560582" calcext:value-type="float">
            <text:p>76.9030558561</text:p>
          </table:table-cell>
          <table:table-cell table:formula="of:=(1-ROUND([.B445])/[.B445])^2" office:value-type="float" office:value="0.0000110701901116626" calcext:value-type="float">
            <text:p>1.10701901116626E-005</text:p>
          </table:table-cell>
          <table:table-cell table:formula="of:=(1-ROUND([.C445])/[.C445])^2" office:value-type="float" office:value="0.0000015891173343302" calcext:value-type="float">
            <text:p>1.5891173343302E-006</text:p>
          </table:table-cell>
          <table:table-cell table:formula="of:=(1-ROUND([.A445])/[.A445])^2" office:value-type="float" office:value="0.0000811622433244078" calcext:value-type="float">
            <text:p>8.11622433244078E-005</text:p>
          </table:table-cell>
          <table:table-cell table:formula="of:=SUM([.D445:.F445])" office:value-type="float" office:value="0.0000938215507704006" calcext:value-type="float">
            <text:p>9.38215507704006E-005</text:p>
          </table:table-cell>
          <table:table-cell table:number-columns-repeated="4"/>
        </table:table-row>
        <table:table-row table:style-name="ro1">
          <table:table-cell office:value-type="float" office:value="44.5" calcext:value-type="float">
            <text:p>44.5</text:p>
          </table:table-cell>
          <table:table-cell table:formula="of:=SQRT(2)*[.A446]" office:value-type="float" office:value="62.9325035256027" calcext:value-type="float">
            <text:p>62.9325035256</text:p>
          </table:table-cell>
          <table:table-cell table:formula="of:=SQRT(3)*[.A446]" office:value-type="float" office:value="77.076260936815" calcext:value-type="float">
            <text:p>77.0762609368</text:p>
          </table:table-cell>
          <table:table-cell table:formula="of:=(1-ROUND([.B446])/[.B446])^2" office:value-type="float" office:value="0.00000115030275370767" calcext:value-type="float">
            <text:p>1.15030275370767E-006</text:p>
          </table:table-cell>
          <table:table-cell table:formula="of:=(1-ROUND([.C446])/[.C446])^2" office:value-type="float" office:value="0.000000978955600540017" calcext:value-type="float">
            <text:p>0.000000979</text:p>
          </table:table-cell>
          <table:table-cell table:formula="of:=(1-ROUND([.A446])/[.A446])^2" office:value-type="float" office:value="0.000126246686024487" calcext:value-type="float">
            <text:p>0.0001262467</text:p>
          </table:table-cell>
          <table:table-cell table:formula="of:=SUM([.D446:.F446])" office:value-type="float" office:value="0.000128375944378735" calcext:value-type="float">
            <text:p>0.0001283759</text:p>
          </table:table-cell>
          <table:table-cell table:number-columns-repeated="4"/>
        </table:table-row>
        <table:table-row table:style-name="ro1">
          <table:table-cell office:value-type="float" office:value="44.6" calcext:value-type="float">
            <text:p>44.6</text:p>
          </table:table-cell>
          <table:table-cell table:formula="of:=SQRT(2)*[.A447]" office:value-type="float" office:value="63.07392488184" calcext:value-type="float">
            <text:p>63.0739248818</text:p>
          </table:table-cell>
          <table:table-cell table:formula="of:=SQRT(3)*[.A447]" office:value-type="float" office:value="77.2494660175719" calcext:value-type="float">
            <text:p>77.2494660176</text:p>
          </table:table-cell>
          <table:table-cell table:formula="of:=(1-ROUND([.B447])/[.B447])^2" office:value-type="float" office:value="0.00000137366731561663" calcext:value-type="float">
            <text:p>1.37366731561663E-006</text:p>
          </table:table-cell>
          <table:table-cell table:formula="of:=(1-ROUND([.C447])/[.C447])^2" office:value-type="float" office:value="0.0000104287394215305" calcext:value-type="float">
            <text:p>1.04287394215305E-005</text:p>
          </table:table-cell>
          <table:table-cell table:formula="of:=(1-ROUND([.A447])/[.A447])^2" office:value-type="float" office:value="0.0000804359629190216" calcext:value-type="float">
            <text:p>0.000080436</text:p>
          </table:table-cell>
          <table:table-cell table:formula="of:=SUM([.D447:.F447])" office:value-type="float" office:value="0.0000922383696561687" calcext:value-type="float">
            <text:p>9.22383696561687E-005</text:p>
          </table:table-cell>
          <table:table-cell table:number-columns-repeated="4"/>
        </table:table-row>
        <table:table-row table:style-name="ro1">
          <table:table-cell office:value-type="float" office:value="44.7" calcext:value-type="float">
            <text:p>44.7</text:p>
          </table:table-cell>
          <table:table-cell table:formula="of:=SQRT(2)*[.A448]" office:value-type="float" office:value="63.2153462380774" calcext:value-type="float">
            <text:p>63.2153462381</text:p>
          </table:table-cell>
          <table:table-cell table:formula="of:=SQRT(3)*[.A448]" office:value-type="float" office:value="77.4226710983288" calcext:value-type="float">
            <text:p>77.4226710983</text:p>
          </table:table-cell>
          <table:table-cell table:formula="of:=(1-ROUND([.B448])/[.B448])^2" office:value-type="float" office:value="0.0000116045829402258" calcext:value-type="float">
            <text:p>1.16045829402258E-005</text:p>
          </table:table-cell>
          <table:table-cell table:formula="of:=(1-ROUND([.C448])/[.C448])^2" office:value-type="float" office:value="0.0000298036053368448" calcext:value-type="float">
            <text:p>2.98036053368448E-005</text:p>
          </table:table-cell>
          <table:table-cell table:formula="of:=(1-ROUND([.A448])/[.A448])^2" office:value-type="float" office:value="0.0000450430160803551" calcext:value-type="float">
            <text:p>0.000045043</text:p>
          </table:table-cell>
          <table:table-cell table:formula="of:=SUM([.D448:.F448])" office:value-type="float" office:value="0.0000864512043574257" calcext:value-type="float">
            <text:p>8.64512043574257E-005</text:p>
          </table:table-cell>
          <table:table-cell table:number-columns-repeated="4"/>
        </table:table-row>
        <table:table-row table:style-name="ro1">
          <table:table-cell office:value-type="float" office:value="44.8" calcext:value-type="float">
            <text:p>44.8</text:p>
          </table:table-cell>
          <table:table-cell table:formula="of:=SQRT(2)*[.A449]" office:value-type="float" office:value="63.3567675943147" calcext:value-type="float">
            <text:p>63.3567675943</text:p>
          </table:table-cell>
          <table:table-cell table:formula="of:=SQRT(3)*[.A449]" office:value-type="float" office:value="77.5958761790857" calcext:value-type="float">
            <text:p>77.5958761791</text:p>
          </table:table-cell>
          <table:table-cell table:formula="of:=(1-ROUND([.B449])/[.B449])^2" office:value-type="float" office:value="0.0000317091628350897" calcext:value-type="float">
            <text:p>3.17091628350897E-005</text:p>
          </table:table-cell>
          <table:table-cell table:formula="of:=(1-ROUND([.C449])/[.C449])^2" office:value-type="float" office:value="0.0000271238677572226" calcext:value-type="float">
            <text:p>2.71238677572226E-005</text:p>
          </table:table-cell>
          <table:table-cell table:formula="of:=(1-ROUND([.A449])/[.A449])^2" office:value-type="float" office:value="0.0000199298469387744" calcext:value-type="float">
            <text:p>1.99298469387744E-005</text:p>
          </table:table-cell>
          <table:table-cell table:formula="of:=SUM([.D449:.F449])" office:value-type="float" office:value="0.0000787628775310867" calcext:value-type="float">
            <text:p>7.87628775310867E-005</text:p>
          </table:table-cell>
          <table:table-cell table:number-columns-repeated="4"/>
        </table:table-row>
        <table:table-row table:style-name="ro1">
          <table:table-cell office:value-type="float" office:value="44.9" calcext:value-type="float">
            <text:p>44.9</text:p>
          </table:table-cell>
          <table:table-cell table:formula="of:=SQRT(2)*[.A450]" office:value-type="float" office:value="63.498188950552" calcext:value-type="float">
            <text:p>63.4981889506</text:p>
          </table:table-cell>
          <table:table-cell table:formula="of:=SQRT(3)*[.A450]" office:value-type="float" office:value="77.7690812598426" calcext:value-type="float">
            <text:p>77.7690812598</text:p>
          </table:table-cell>
          <table:table-cell table:formula="of:=(1-ROUND([.B450])/[.B450])^2" office:value-type="float" office:value="0.000061555307377464" calcext:value-type="float">
            <text:p>6.1555307377464E-005</text:p>
          </table:table-cell>
          <table:table-cell table:formula="of:=(1-ROUND([.C450])/[.C450])^2" office:value-type="float" office:value="0.00000881666667590618" calcext:value-type="float">
            <text:p>8.81666667590618E-006</text:p>
          </table:table-cell>
          <table:table-cell table:formula="of:=(1-ROUND([.A450])/[.A450])^2" office:value-type="float" office:value="0.00000496029285569002" calcext:value-type="float">
            <text:p>4.96029285569002E-006</text:p>
          </table:table-cell>
          <table:table-cell table:formula="of:=SUM([.D450:.F450])" office:value-type="float" office:value="0.0000753322669090602" calcext:value-type="float">
            <text:p>7.53322669090602E-00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QRT(2)*[.A451]" office:value-type="float" office:value="63.6396103067893" calcext:value-type="float">
            <text:p>63.6396103068</text:p>
          </table:table-cell>
          <table:table-cell table:formula="of:=SQRT(3)*[.A451]" office:value-type="float" office:value="77.9422863405995" calcext:value-type="float">
            <text:p>77.9422863406</text:p>
          </table:table-cell>
          <table:table-cell table:formula="of:=(1-ROUND([.B451])/[.B451])^2" office:value-type="float" office:value="0.000032069316289509" calcext:value-type="float">
            <text:p>3.2069316289509E-005</text:p>
          </table:table-cell>
          <table:table-cell table:formula="of:=(1-ROUND([.C451])/[.C451])^2" office:value-type="float" office:value="0.00000054829077883101" calcext:value-type="float">
            <text:p>5.4829077883101E-007</text:p>
          </table:table-cell>
          <table:table-cell table:formula="of:=(1-ROUND([.A451])/[.A451])^2" office:value-type="float" office:value="0" calcext:value-type="float">
            <text:p>0</text:p>
          </table:table-cell>
          <table:table-cell table:formula="of:=SUM([.D451:.F451])" office:value-type="float" office:value="0.0000326176070683401" calcext:value-type="float">
            <text:p>3.26176070683401E-005</text:p>
          </table:table-cell>
          <table:table-cell table:number-columns-repeated="4"/>
        </table:table-row>
        <table:table-row table:style-name="ro1">
          <table:table-cell office:value-type="float" office:value="45.1" calcext:value-type="float">
            <text:p>45.1</text:p>
          </table:table-cell>
          <table:table-cell table:formula="of:=SQRT(2)*[.A452]" office:value-type="float" office:value="63.7810316630266" calcext:value-type="float">
            <text:p>63.781031663</text:p>
          </table:table-cell>
          <table:table-cell table:formula="of:=SQRT(3)*[.A452]" office:value-type="float" office:value="78.1154914213564" calcext:value-type="float">
            <text:p>78.1154914214</text:p>
          </table:table-cell>
          <table:table-cell table:formula="of:=(1-ROUND([.B452])/[.B452])^2" office:value-type="float" office:value="0.0000117863561626775" calcext:value-type="float">
            <text:p>1.17863561626775E-005</text:p>
          </table:table-cell>
          <table:table-cell table:formula="of:=(1-ROUND([.C452])/[.C452])^2" office:value-type="float" office:value="0.00000218587394799999" calcext:value-type="float">
            <text:p>2.18587394799999E-006</text:p>
          </table:table-cell>
          <table:table-cell table:formula="of:=(1-ROUND([.A452])/[.A452])^2" office:value-type="float" office:value="0.00000491639667454921" calcext:value-type="float">
            <text:p>4.91639667454921E-006</text:p>
          </table:table-cell>
          <table:table-cell table:formula="of:=SUM([.D452:.F452])" office:value-type="float" office:value="0.0000188886267852267" calcext:value-type="float">
            <text:p>1.88886267852267E-005</text:p>
          </table:table-cell>
          <table:table-cell table:number-columns-repeated="4"/>
        </table:table-row>
        <table:table-row table:style-name="ro1">
          <table:table-cell office:value-type="float" office:value="45.2" calcext:value-type="float">
            <text:p>45.2</text:p>
          </table:table-cell>
          <table:table-cell table:formula="of:=SQRT(2)*[.A453]" office:value-type="float" office:value="63.9224530192639" calcext:value-type="float">
            <text:p>63.9224530193</text:p>
          </table:table-cell>
          <table:table-cell table:formula="of:=SQRT(3)*[.A453]" office:value-type="float" office:value="78.2886965021133" calcext:value-type="float">
            <text:p>78.2886965021</text:p>
          </table:table-cell>
          <table:table-cell table:formula="of:=(1-ROUND([.B453])/[.B453])^2" office:value-type="float" office:value="0.00000147171230648563" calcext:value-type="float">
            <text:p>1.47171230648563E-006</text:p>
          </table:table-cell>
          <table:table-cell table:formula="of:=(1-ROUND([.C453])/[.C453])^2" office:value-type="float" office:value="0.0000135983094363349" calcext:value-type="float">
            <text:p>1.35983094363349E-005</text:p>
          </table:table-cell>
          <table:table-cell table:formula="of:=(1-ROUND([.A453])/[.A453])^2" office:value-type="float" office:value="0.0000195786670843459" calcext:value-type="float">
            <text:p>1.95786670843459E-005</text:p>
          </table:table-cell>
          <table:table-cell table:formula="of:=SUM([.D453:.F453])" office:value-type="float" office:value="0.0000346486888271664" calcext:value-type="float">
            <text:p>3.46486888271664E-005</text:p>
          </table:table-cell>
          <table:table-cell table:number-columns-repeated="4"/>
        </table:table-row>
        <table:table-row table:style-name="ro1">
          <table:table-cell office:value-type="float" office:value="45.3" calcext:value-type="float">
            <text:p>45.3</text:p>
          </table:table-cell>
          <table:table-cell table:formula="of:=SQRT(2)*[.A454]" office:value-type="float" office:value="64.0638743755012" calcext:value-type="float">
            <text:p>64.0638743755</text:p>
          </table:table-cell>
          <table:table-cell table:formula="of:=SQRT(3)*[.A454]" office:value-type="float" office:value="78.4619015828701" calcext:value-type="float">
            <text:p>78.4619015829</text:p>
          </table:table-cell>
          <table:table-cell table:formula="of:=(1-ROUND([.B454])/[.B454])^2" office:value-type="float" office:value="0.00000099409281407506" calcext:value-type="float">
            <text:p>9.9409281407506E-007</text:p>
          </table:table-cell>
          <table:table-cell table:formula="of:=(1-ROUND([.C454])/[.C454])^2" office:value-type="float" office:value="0.0000346562240216785" calcext:value-type="float">
            <text:p>3.46562240216785E-005</text:p>
          </table:table-cell>
          <table:table-cell table:formula="of:=(1-ROUND([.A454])/[.A454])^2" office:value-type="float" office:value="0.0000438577255383555" calcext:value-type="float">
            <text:p>4.38577255383555E-005</text:p>
          </table:table-cell>
          <table:table-cell table:formula="of:=SUM([.D454:.F454])" office:value-type="float" office:value="0.0000795080423741091" calcext:value-type="float">
            <text:p>0.000079508</text:p>
          </table:table-cell>
          <table:table-cell table:number-columns-repeated="4"/>
        </table:table-row>
        <table:table-row table:style-name="ro1">
          <table:table-cell office:value-type="float" office:value="45.4" calcext:value-type="float">
            <text:p>45.4</text:p>
          </table:table-cell>
          <table:table-cell table:formula="of:=SQRT(2)*[.A455]" office:value-type="float" office:value="64.2052957317385" calcext:value-type="float">
            <text:p>64.2052957317</text:p>
          </table:table-cell>
          <table:table-cell table:formula="of:=SQRT(3)*[.A455]" office:value-type="float" office:value="78.635106663627" calcext:value-type="float">
            <text:p>78.6351066636</text:p>
          </table:table-cell>
          <table:table-cell table:formula="of:=(1-ROUND([.B455])/[.B455])^2" office:value-type="float" office:value="0.0000102239363926284" calcext:value-type="float">
            <text:p>1.02239363926284E-005</text:p>
          </table:table-cell>
          <table:table-cell table:formula="of:=(1-ROUND([.C455])/[.C455])^2" office:value-type="float" office:value="0.0000215327205601705" calcext:value-type="float">
            <text:p>2.15327205601705E-005</text:p>
          </table:table-cell>
          <table:table-cell table:formula="of:=(1-ROUND([.A455])/[.A455])^2" office:value-type="float" office:value="0.0000776261910768725" calcext:value-type="float">
            <text:p>7.76261910768725E-005</text:p>
          </table:table-cell>
          <table:table-cell table:formula="of:=SUM([.D455:.F455])" office:value-type="float" office:value="0.000109382848029671" calcext:value-type="float">
            <text:p>0.0001093828</text:p>
          </table:table-cell>
          <table:table-cell table:number-columns-repeated="4"/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SQRT(2)*[.A456]" office:value-type="float" office:value="64.3467170879758" calcext:value-type="float">
            <text:p>64.346717088</text:p>
          </table:table-cell>
          <table:table-cell table:formula="of:=SQRT(3)*[.A456]" office:value-type="float" office:value="78.8083117443839" calcext:value-type="float">
            <text:p>78.8083117444</text:p>
          </table:table-cell>
          <table:table-cell table:formula="of:=(1-ROUND([.B456])/[.B456])^2" office:value-type="float" office:value="0.0000290333870533613" calcext:value-type="float">
            <text:p>2.90333870533613E-005</text:p>
          </table:table-cell>
          <table:table-cell table:formula="of:=(1-ROUND([.C456])/[.C456])^2" office:value-type="float" office:value="0.00000591625606265464" calcext:value-type="float">
            <text:p>5.91625606265464E-006</text:p>
          </table:table-cell>
          <table:table-cell table:formula="of:=(1-ROUND([.A456])/[.A456])^2" office:value-type="float" office:value="0.000120758362516599" calcext:value-type="float">
            <text:p>0.0001207584</text:p>
          </table:table-cell>
          <table:table-cell table:formula="of:=SUM([.D456:.F456])" office:value-type="float" office:value="0.000155708005632614" calcext:value-type="float">
            <text:p>0.000155708</text:p>
          </table:table-cell>
          <table:table-cell table:number-columns-repeated="4"/>
        </table:table-row>
        <table:table-row table:style-name="ro1">
          <table:table-cell office:value-type="float" office:value="45.6" calcext:value-type="float">
            <text:p>45.6</text:p>
          </table:table-cell>
          <table:table-cell table:formula="of:=SQRT(2)*[.A457]" office:value-type="float" office:value="64.4881384442131" calcext:value-type="float">
            <text:p>64.4881384442</text:p>
          </table:table-cell>
          <table:table-cell table:formula="of:=SQRT(3)*[.A457]" office:value-type="float" office:value="78.9815168251408" calcext:value-type="float">
            <text:p>78.9815168251</text:p>
          </table:table-cell>
          <table:table-cell table:formula="of:=(1-ROUND([.B457])/[.B457])^2" office:value-type="float" office:value="0.0000572962692171679" calcext:value-type="float">
            <text:p>5.72962692171679E-005</text:p>
          </table:table-cell>
          <table:table-cell table:formula="of:=(1-ROUND([.C457])/[.C457])^2" office:value-type="float" office:value="0.0000000547648880545829" calcext:value-type="float">
            <text:p>5.47648880545829E-008</text:p>
          </table:table-cell>
          <table:table-cell table:formula="of:=(1-ROUND([.A457])/[.A457])^2" office:value-type="float" office:value="0.0000769467528470303" calcext:value-type="float">
            <text:p>7.69467528470303E-005</text:p>
          </table:table-cell>
          <table:table-cell table:formula="of:=SUM([.D457:.F457])" office:value-type="float" office:value="0.000134297786952253" calcext:value-type="float">
            <text:p>0.0001342978</text:p>
          </table:table-cell>
          <table:table-cell table:number-columns-repeated="4"/>
        </table:table-row>
        <table:table-row table:style-name="ro1">
          <table:table-cell office:value-type="float" office:value="45.7" calcext:value-type="float">
            <text:p>45.7</text:p>
          </table:table-cell>
          <table:table-cell table:formula="of:=SQRT(2)*[.A458]" office:value-type="float" office:value="64.6295598004505" calcext:value-type="float">
            <text:p>64.6295598005</text:p>
          </table:table-cell>
          <table:table-cell table:formula="of:=SQRT(3)*[.A458]" office:value-type="float" office:value="79.1547219058977" calcext:value-type="float">
            <text:p>79.1547219059</text:p>
          </table:table-cell>
          <table:table-cell table:formula="of:=(1-ROUND([.B458])/[.B458])^2" office:value-type="float" office:value="0.0000328529084272146" calcext:value-type="float">
            <text:p>3.28529084272146E-005</text:p>
          </table:table-cell>
          <table:table-cell table:formula="of:=(1-ROUND([.C458])/[.C458])^2" office:value-type="float" office:value="0.00000382076175683757" calcext:value-type="float">
            <text:p>3.82076175683757E-006</text:p>
          </table:table-cell>
          <table:table-cell table:formula="of:=(1-ROUND([.A458])/[.A458])^2" office:value-type="float" office:value="0.0000430933353762753" calcext:value-type="float">
            <text:p>4.30933353762753E-005</text:p>
          </table:table-cell>
          <table:table-cell table:formula="of:=SUM([.D458:.F458])" office:value-type="float" office:value="0.0000797670055603275" calcext:value-type="float">
            <text:p>0.000079767</text:p>
          </table:table-cell>
          <table:table-cell table:number-columns-repeated="4"/>
        </table:table-row>
        <table:table-row table:style-name="ro1">
          <table:table-cell office:value-type="float" office:value="45.8" calcext:value-type="float">
            <text:p>45.8</text:p>
          </table:table-cell>
          <table:table-cell table:formula="of:=SQRT(2)*[.A459]" office:value-type="float" office:value="64.7709811566878" calcext:value-type="float">
            <text:p>64.7709811567</text:p>
          </table:table-cell>
          <table:table-cell table:formula="of:=SQRT(3)*[.A459]" office:value-type="float" office:value="79.3279269866546" calcext:value-type="float">
            <text:p>79.3279269867</text:p>
          </table:table-cell>
          <table:table-cell table:formula="of:=(1-ROUND([.B459])/[.B459])^2" office:value-type="float" office:value="0.0000125020572147925" calcext:value-type="float">
            <text:p>1.25020572147925E-005</text:p>
          </table:table-cell>
          <table:table-cell table:formula="of:=(1-ROUND([.C459])/[.C459])^2" office:value-type="float" office:value="0.0000170884277213693" calcext:value-type="float">
            <text:p>1.70884277213693E-005</text:p>
          </table:table-cell>
          <table:table-cell table:formula="of:=(1-ROUND([.A459])/[.A459])^2" office:value-type="float" office:value="0.0000190690490265242" calcext:value-type="float">
            <text:p>0.000019069</text:p>
          </table:table-cell>
          <table:table-cell table:formula="of:=SUM([.D459:.F459])" office:value-type="float" office:value="0.0000486595339626859" calcext:value-type="float">
            <text:p>4.86595339626859E-005</text:p>
          </table:table-cell>
          <table:table-cell table:number-columns-repeated="4"/>
        </table:table-row>
        <table:table-row table:style-name="ro1">
          <table:table-cell office:value-type="float" office:value="45.9" calcext:value-type="float">
            <text:p>45.9</text:p>
          </table:table-cell>
          <table:table-cell table:formula="of:=SQRT(2)*[.A460]" office:value-type="float" office:value="64.9124025129251" calcext:value-type="float">
            <text:p>64.9124025129</text:p>
          </table:table-cell>
          <table:table-cell table:formula="of:=SQRT(3)*[.A460]" office:value-type="float" office:value="79.5011320674115" calcext:value-type="float">
            <text:p>79.5011320674</text:p>
          </table:table-cell>
          <table:table-cell table:formula="of:=(1-ROUND([.B460])/[.B460])^2" office:value-type="float" office:value="0.00000182107540353479" calcext:value-type="float">
            <text:p>1.82107540353479E-006</text:p>
          </table:table-cell>
          <table:table-cell table:formula="of:=(1-ROUND([.C460])/[.C460])^2" office:value-type="float" office:value="0.0000393753611961767" calcext:value-type="float">
            <text:p>3.93753611961767E-005</text:p>
          </table:table-cell>
          <table:table-cell table:formula="of:=(1-ROUND([.A460])/[.A460])^2" office:value-type="float" office:value="0.00000474651249994031" calcext:value-type="float">
            <text:p>4.74651249994031E-006</text:p>
          </table:table-cell>
          <table:table-cell table:formula="of:=SUM([.D460:.F460])" office:value-type="float" office:value="0.0000459429490996518" calcext:value-type="float">
            <text:p>4.59429490996518E-00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QRT(2)*[.A461]" office:value-type="float" office:value="65.0538238691624" calcext:value-type="float">
            <text:p>65.0538238692</text:p>
          </table:table-cell>
          <table:table-cell table:formula="of:=SQRT(3)*[.A461]" office:value-type="float" office:value="79.6743371481684" calcext:value-type="float">
            <text:p>79.6743371482</text:p>
          </table:table-cell>
          <table:table-cell table:formula="of:=(1-ROUND([.B461])/[.B461])^2" office:value-type="float" office:value="0.000000684548414841516" calcext:value-type="float">
            <text:p>6.84548414841516E-007</text:p>
          </table:table-cell>
          <table:table-cell table:formula="of:=(1-ROUND([.C461])/[.C461])^2" office:value-type="float" office:value="0.0000167070404951345" calcext:value-type="float">
            <text:p>0.000016707</text:p>
          </table:table-cell>
          <table:table-cell table:formula="of:=(1-ROUND([.A461])/[.A461])^2" office:value-type="float" office:value="0" calcext:value-type="float">
            <text:p>0</text:p>
          </table:table-cell>
          <table:table-cell table:formula="of:=SUM([.D461:.F461])" office:value-type="float" office:value="0.0000173915889099761" calcext:value-type="float">
            <text:p>1.73915889099761E-005</text:p>
          </table:table-cell>
          <table:table-cell table:number-columns-repeated="4"/>
        </table:table-row>
        <table:table-row table:style-name="ro1">
          <table:table-cell office:value-type="float" office:value="46.1" calcext:value-type="float">
            <text:p>46.1</text:p>
          </table:table-cell>
          <table:table-cell table:formula="of:=SQRT(2)*[.A462]" office:value-type="float" office:value="65.1952452253997" calcext:value-type="float">
            <text:p>65.1952452254</text:p>
          </table:table-cell>
          <table:table-cell table:formula="of:=SQRT(3)*[.A462]" office:value-type="float" office:value="79.8475422289252" calcext:value-type="float">
            <text:p>79.8475422289</text:p>
          </table:table-cell>
          <table:table-cell table:formula="of:=(1-ROUND([.B462])/[.B462])^2" office:value-type="float" office:value="0.00000896868969216557" calcext:value-type="float">
            <text:p>8.96868969216557E-006</text:p>
          </table:table-cell>
          <table:table-cell table:formula="of:=(1-ROUND([.C462])/[.C462])^2" office:value-type="float" office:value="0.00000364565885427576" calcext:value-type="float">
            <text:p>3.64565885427576E-006</text:p>
          </table:table-cell>
          <table:table-cell table:formula="of:=(1-ROUND([.A462])/[.A462])^2" office:value-type="float" office:value="0.00000470541734699191" calcext:value-type="float">
            <text:p>4.70541734699191E-006</text:p>
          </table:table-cell>
          <table:table-cell table:formula="of:=SUM([.D462:.F462])" office:value-type="float" office:value="0.0000173197658934332" calcext:value-type="float">
            <text:p>1.73197658934332E-005</text:p>
          </table:table-cell>
          <table:table-cell table:number-columns-repeated="4"/>
        </table:table-row>
        <table:table-row table:style-name="ro1">
          <table:table-cell office:value-type="float" office:value="46.2" calcext:value-type="float">
            <text:p>46.2</text:p>
          </table:table-cell>
          <table:table-cell table:formula="of:=SQRT(2)*[.A463]" office:value-type="float" office:value="65.336666581637" calcext:value-type="float">
            <text:p>65.3366665816</text:p>
          </table:table-cell>
          <table:table-cell table:formula="of:=SQRT(3)*[.A463]" office:value-type="float" office:value="80.0207473096821" calcext:value-type="float">
            <text:p>80.0207473097</text:p>
          </table:table-cell>
          <table:table-cell table:formula="of:=(1-ROUND([.B463])/[.B463])^2" office:value-type="float" office:value="0.0000265513172521001" calcext:value-type="float">
            <text:p>2.65513172521001E-005</text:p>
          </table:table-cell>
          <table:table-cell table:formula="of:=(1-ROUND([.C463])/[.C463])^2" office:value-type="float" office:value="0.00000006722307475596" calcext:value-type="float">
            <text:p>6.722307475596E-008</text:p>
          </table:table-cell>
          <table:table-cell table:formula="of:=(1-ROUND([.A463])/[.A463])^2" office:value-type="float" office:value="0.0000187402784805389" calcext:value-type="float">
            <text:p>1.87402784805389E-005</text:p>
          </table:table-cell>
          <table:table-cell table:formula="of:=SUM([.D463:.F463])" office:value-type="float" office:value="0.000045358818807395" calcext:value-type="float">
            <text:p>4.5358818807395E-005</text:p>
          </table:table-cell>
          <table:table-cell table:number-columns-repeated="4"/>
        </table:table-row>
        <table:table-row table:style-name="ro1">
          <table:table-cell office:value-type="float" office:value="46.3" calcext:value-type="float">
            <text:p>46.3</text:p>
          </table:table-cell>
          <table:table-cell table:formula="of:=SQRT(2)*[.A464]" office:value-type="float" office:value="65.4780879378743" calcext:value-type="float">
            <text:p>65.4780879379</text:p>
          </table:table-cell>
          <table:table-cell table:formula="of:=SQRT(3)*[.A464]" office:value-type="float" office:value="80.193952390439" calcext:value-type="float">
            <text:p>80.1939523904</text:p>
          </table:table-cell>
          <table:table-cell table:formula="of:=(1-ROUND([.B464])/[.B464])^2" office:value-type="float" office:value="0.0000533118306147135" calcext:value-type="float">
            <text:p>5.33118306147135E-005</text:p>
          </table:table-cell>
          <table:table-cell table:formula="of:=(1-ROUND([.C464])/[.C464])^2" office:value-type="float" office:value="0.00000584934229560712" calcext:value-type="float">
            <text:p>5.84934229560712E-006</text:p>
          </table:table-cell>
          <table:table-cell table:formula="of:=(1-ROUND([.A464])/[.A464])^2" office:value-type="float" office:value="0.0000419836823421302" calcext:value-type="float">
            <text:p>4.19836823421302E-005</text:p>
          </table:table-cell>
          <table:table-cell table:formula="of:=SUM([.D464:.F464])" office:value-type="float" office:value="0.000101144855252451" calcext:value-type="float">
            <text:p>0.0001011449</text:p>
          </table:table-cell>
          <table:table-cell table:number-columns-repeated="4"/>
        </table:table-row>
        <table:table-row table:style-name="ro1">
          <table:table-cell office:value-type="float" office:value="46.4" calcext:value-type="float">
            <text:p>46.4</text:p>
          </table:table-cell>
          <table:table-cell table:formula="of:=SQRT(2)*[.A465]" office:value-type="float" office:value="65.6195092941116" calcext:value-type="float">
            <text:p>65.6195092941</text:p>
          </table:table-cell>
          <table:table-cell table:formula="of:=SQRT(3)*[.A465]" office:value-type="float" office:value="80.3671574711959" calcext:value-type="float">
            <text:p>80.3671574712</text:p>
          </table:table-cell>
          <table:table-cell table:formula="of:=(1-ROUND([.B465])/[.B465])^2" office:value-type="float" office:value="0.0000336218920155128" calcext:value-type="float">
            <text:p>3.36218920155128E-005</text:p>
          </table:table-cell>
          <table:table-cell table:formula="of:=(1-ROUND([.C465])/[.C465])^2" office:value-type="float" office:value="0.0000208712050161909" calcext:value-type="float">
            <text:p>2.08712050161909E-005</text:p>
          </table:table-cell>
          <table:table-cell table:formula="of:=(1-ROUND([.A465])/[.A465])^2" office:value-type="float" office:value="0.0000743162901307979" calcext:value-type="float">
            <text:p>7.43162901307979E-005</text:p>
          </table:table-cell>
          <table:table-cell table:formula="of:=SUM([.D465:.F465])" office:value-type="float" office:value="0.000128809387162502" calcext:value-type="float">
            <text:p>0.0001288094</text:p>
          </table:table-cell>
          <table:table-cell table:number-columns-repeated="4"/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SQRT(2)*[.A466]" office:value-type="float" office:value="65.7609306503489" calcext:value-type="float">
            <text:p>65.7609306503</text:p>
          </table:table-cell>
          <table:table-cell table:formula="of:=SQRT(3)*[.A466]" office:value-type="float" office:value="80.5403625519528" calcext:value-type="float">
            <text:p>80.540362552</text:p>
          </table:table-cell>
          <table:table-cell table:formula="of:=(1-ROUND([.B466])/[.B466])^2" office:value-type="float" office:value="0.0000132163611845484" calcext:value-type="float">
            <text:p>1.32163611845484E-005</text:p>
          </table:table-cell>
          <table:table-cell table:formula="of:=(1-ROUND([.C466])/[.C466])^2" office:value-type="float" office:value="0.0000325689418657028" calcext:value-type="float">
            <text:p>3.25689418657028E-005</text:p>
          </table:table-cell>
          <table:table-cell table:formula="of:=(1-ROUND([.A466])/[.A466])^2" office:value-type="float" office:value="0.000115620302925189" calcext:value-type="float">
            <text:p>0.0001156203</text:p>
          </table:table-cell>
          <table:table-cell table:formula="of:=SUM([.D466:.F466])" office:value-type="float" office:value="0.00016140560597544" calcext:value-type="float">
            <text:p>0.0001614056</text:p>
          </table:table-cell>
          <table:table-cell table:number-columns-repeated="4"/>
        </table:table-row>
        <table:table-row table:style-name="ro1">
          <table:table-cell office:value-type="float" office:value="46.6" calcext:value-type="float">
            <text:p>46.6</text:p>
          </table:table-cell>
          <table:table-cell table:formula="of:=SQRT(2)*[.A467]" office:value-type="float" office:value="65.9023520065862" calcext:value-type="float">
            <text:p>65.9023520066</text:p>
          </table:table-cell>
          <table:table-cell table:formula="of:=SQRT(3)*[.A467]" office:value-type="float" office:value="80.7135676327097" calcext:value-type="float">
            <text:p>80.7135676327</text:p>
          </table:table-cell>
          <table:table-cell table:formula="of:=(1-ROUND([.B467])/[.B467])^2" office:value-type="float" office:value="0.00000219545640409051" calcext:value-type="float">
            <text:p>2.19545640409051E-006</text:p>
          </table:table-cell>
          <table:table-cell table:formula="of:=(1-ROUND([.C467])/[.C467])^2" office:value-type="float" office:value="0.0000125936348418549" calcext:value-type="float">
            <text:p>1.25936348418549E-005</text:p>
          </table:table-cell>
          <table:table-cell table:formula="of:=(1-ROUND([.A467])/[.A467])^2" office:value-type="float" office:value="0.0000736797509624409" calcext:value-type="float">
            <text:p>7.36797509624409E-005</text:p>
          </table:table-cell>
          <table:table-cell table:formula="of:=SUM([.D467:.F467])" office:value-type="float" office:value="0.0000884688422083863" calcext:value-type="float">
            <text:p>8.84688422083863E-005</text:p>
          </table:table-cell>
          <table:table-cell table:number-columns-repeated="4"/>
        </table:table-row>
        <table:table-row table:style-name="ro1">
          <table:table-cell office:value-type="float" office:value="46.7" calcext:value-type="float">
            <text:p>46.7</text:p>
          </table:table-cell>
          <table:table-cell table:formula="of:=SQRT(2)*[.A468]" office:value-type="float" office:value="66.0437733628235" calcext:value-type="float">
            <text:p>66.0437733628</text:p>
          </table:table-cell>
          <table:table-cell table:formula="of:=SQRT(3)*[.A468]" office:value-type="float" office:value="80.8867727134666" calcext:value-type="float">
            <text:p>80.8867727135</text:p>
          </table:table-cell>
          <table:table-cell table:formula="of:=(1-ROUND([.B468])/[.B468])^2" office:value-type="float" office:value="0.000000439294804616869" calcext:value-type="float">
            <text:p>4.39294804616869E-007</text:p>
          </table:table-cell>
          <table:table-cell table:formula="of:=(1-ROUND([.C468])/[.C468])^2" office:value-type="float" office:value="0.00000195950864337114" calcext:value-type="float">
            <text:p>1.95950864337114E-006</text:p>
          </table:table-cell>
          <table:table-cell table:formula="of:=(1-ROUND([.A468])/[.A468])^2" office:value-type="float" office:value="0.0000412675559060757" calcext:value-type="float">
            <text:p>4.12675559060757E-005</text:p>
          </table:table-cell>
          <table:table-cell table:formula="of:=SUM([.D468:.F468])" office:value-type="float" office:value="0.0000436663593540637" calcext:value-type="float">
            <text:p>4.36663593540637E-005</text:p>
          </table:table-cell>
          <table:table-cell table:number-columns-repeated="4"/>
        </table:table-row>
        <table:table-row table:style-name="ro1">
          <table:table-cell office:value-type="float" office:value="46.8" calcext:value-type="float">
            <text:p>46.8</text:p>
          </table:table-cell>
          <table:table-cell table:formula="of:=SQRT(2)*[.A469]" office:value-type="float" office:value="66.1851947190609" calcext:value-type="float">
            <text:p>66.1851947191</text:p>
          </table:table-cell>
          <table:table-cell table:formula="of:=SQRT(3)*[.A469]" office:value-type="float" office:value="81.0599777942235" calcext:value-type="float">
            <text:p>81.0599777942</text:p>
          </table:table-cell>
          <table:table-cell table:formula="of:=(1-ROUND([.B469])/[.B469])^2" office:value-type="float" office:value="0.0000078295264372926" calcext:value-type="float">
            <text:p>7.8295264372926E-006</text:p>
          </table:table-cell>
          <table:table-cell table:formula="of:=(1-ROUND([.C469])/[.C469])^2" office:value-type="float" office:value="0.000000547479697797457" calcext:value-type="float">
            <text:p>5.47479697797457E-007</text:p>
          </table:table-cell>
          <table:table-cell table:formula="of:=(1-ROUND([.A469])/[.A469])^2" office:value-type="float" office:value="0.0000182628387756592" calcext:value-type="float">
            <text:p>1.82628387756592E-005</text:p>
          </table:table-cell>
          <table:table-cell table:formula="of:=SUM([.D469:.F469])" office:value-type="float" office:value="0.0000266398449107492" calcext:value-type="float">
            <text:p>2.66398449107492E-005</text:p>
          </table:table-cell>
          <table:table-cell table:number-columns-repeated="4"/>
        </table:table-row>
        <table:table-row table:style-name="ro1">
          <table:table-cell office:value-type="float" office:value="46.9" calcext:value-type="float">
            <text:p>46.9</text:p>
          </table:table-cell>
          <table:table-cell table:formula="of:=SQRT(2)*[.A470]" office:value-type="float" office:value="66.3266160752982" calcext:value-type="float">
            <text:p>66.3266160753</text:p>
          </table:table-cell>
          <table:table-cell table:formula="of:=SQRT(3)*[.A470]" office:value-type="float" office:value="81.2331828749803" calcext:value-type="float">
            <text:p>81.233182875</text:p>
          </table:table-cell>
          <table:table-cell table:formula="of:=(1-ROUND([.B470])/[.B470])^2" office:value-type="float" office:value="0.0000242493125243074" calcext:value-type="float">
            <text:p>2.42493125243074E-005</text:p>
          </table:table-cell>
          <table:table-cell table:formula="of:=(1-ROUND([.C470])/[.C470])^2" office:value-type="float" office:value="0.00000823998393413635" calcext:value-type="float">
            <text:p>0.00000824</text:p>
          </table:table-cell>
          <table:table-cell table:formula="of:=(1-ROUND([.A470])/[.A470])^2" office:value-type="float" office:value="0.00000454626047344732" calcext:value-type="float">
            <text:p>4.54626047344732E-006</text:p>
          </table:table-cell>
          <table:table-cell table:formula="of:=SUM([.D470:.F470])" office:value-type="float" office:value="0.0000370355569318911" calcext:value-type="float">
            <text:p>3.70355569318911E-00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QRT(2)*[.A471]" office:value-type="float" office:value="66.4680374315355" calcext:value-type="float">
            <text:p>66.4680374315</text:p>
          </table:table-cell>
          <table:table-cell table:formula="of:=SQRT(3)*[.A471]" office:value-type="float" office:value="81.4063879557373" calcext:value-type="float">
            <text:p>81.4063879557</text:p>
          </table:table-cell>
          <table:table-cell table:formula="of:=(1-ROUND([.B471])/[.B471])^2" office:value-type="float" office:value="0.0000495833040557554" calcext:value-type="float">
            <text:p>4.95833040557554E-005</text:p>
          </table:table-cell>
          <table:table-cell table:formula="of:=(1-ROUND([.C471])/[.C471])^2" office:value-type="float" office:value="0.000024920955269096" calcext:value-type="float">
            <text:p>0.000024921</text:p>
          </table:table-cell>
          <table:table-cell table:formula="of:=(1-ROUND([.A471])/[.A471])^2" office:value-type="float" office:value="0" calcext:value-type="float">
            <text:p>0</text:p>
          </table:table-cell>
          <table:table-cell table:formula="of:=SUM([.D471:.F471])" office:value-type="float" office:value="0.0000745042593248514" calcext:value-type="float">
            <text:p>7.45042593248514E-005</text:p>
          </table:table-cell>
          <table:table-cell table:number-columns-repeated="4"/>
        </table:table-row>
        <table:table-row table:style-name="ro1">
          <table:table-cell office:value-type="float" office:value="47.1" calcext:value-type="float">
            <text:p>47.1</text:p>
          </table:table-cell>
          <table:table-cell table:formula="of:=SQRT(2)*[.A472]" office:value-type="float" office:value="66.6094587877728" calcext:value-type="float">
            <text:p>66.6094587878</text:p>
          </table:table-cell>
          <table:table-cell table:formula="of:=SQRT(3)*[.A472]" office:value-type="float" office:value="81.5795930364941" calcext:value-type="float">
            <text:p>81.5795930365</text:p>
          </table:table-cell>
          <table:table-cell table:formula="of:=(1-ROUND([.B472])/[.B472])^2" office:value-type="float" office:value="0.0000343765215735391" calcext:value-type="float">
            <text:p>3.43765215735391E-005</text:p>
          </table:table-cell>
          <table:table-cell table:formula="of:=(1-ROUND([.C472])/[.C472])^2" office:value-type="float" office:value="0.000026556860538891" calcext:value-type="float">
            <text:p>2.6556860538891E-005</text:p>
          </table:table-cell>
          <table:table-cell table:formula="of:=(1-ROUND([.A472])/[.A472])^2" office:value-type="float" office:value="0.00000450773301598893" calcext:value-type="float">
            <text:p>4.50773301598893E-006</text:p>
          </table:table-cell>
          <table:table-cell table:formula="of:=SUM([.D472:.F472])" office:value-type="float" office:value="0.000065441115128419" calcext:value-type="float">
            <text:p>6.5441115128419E-005</text:p>
          </table:table-cell>
          <table:table-cell table:number-columns-repeated="4"/>
        </table:table-row>
        <table:table-row table:style-name="ro1">
          <table:table-cell office:value-type="float" office:value="47.2" calcext:value-type="float">
            <text:p>47.2</text:p>
          </table:table-cell>
          <table:table-cell table:formula="of:=SQRT(2)*[.A473]" office:value-type="float" office:value="66.7508801440101" calcext:value-type="float">
            <text:p>66.750880144</text:p>
          </table:table-cell>
          <table:table-cell table:formula="of:=SQRT(3)*[.A473]" office:value-type="float" office:value="81.752798117251" calcext:value-type="float">
            <text:p>81.7527981173</text:p>
          </table:table-cell>
          <table:table-cell table:formula="of:=(1-ROUND([.B473])/[.B473])^2" office:value-type="float" office:value="0.0000139284469819258" calcext:value-type="float">
            <text:p>1.39284469819258E-005</text:p>
          </table:table-cell>
          <table:table-cell table:formula="of:=(1-ROUND([.C473])/[.C473])^2" office:value-type="float" office:value="0.00000914320161152346" calcext:value-type="float">
            <text:p>9.14320161152346E-006</text:p>
          </table:table-cell>
          <table:table-cell table:formula="of:=(1-ROUND([.A473])/[.A473])^2" office:value-type="float" office:value="0.0000179546107440399" calcext:value-type="float">
            <text:p>1.79546107440399E-005</text:p>
          </table:table-cell>
          <table:table-cell table:formula="of:=SUM([.D473:.F473])" office:value-type="float" office:value="0.0000410262593374892" calcext:value-type="float">
            <text:p>4.10262593374892E-005</text:p>
          </table:table-cell>
          <table:table-cell table:number-columns-repeated="4"/>
        </table:table-row>
        <table:table-row table:style-name="ro1">
          <table:table-cell office:value-type="float" office:value="47.3" calcext:value-type="float">
            <text:p>47.3</text:p>
          </table:table-cell>
          <table:table-cell table:formula="of:=SQRT(2)*[.A474]" office:value-type="float" office:value="66.8923015002474" calcext:value-type="float">
            <text:p>66.8923015002</text:p>
          </table:table-cell>
          <table:table-cell table:formula="of:=SQRT(3)*[.A474]" office:value-type="float" office:value="81.9260031980079" calcext:value-type="float">
            <text:p>81.926003198</text:p>
          </table:table-cell>
          <table:table-cell table:formula="of:=(1-ROUND([.B474])/[.B474])^2" office:value-type="float" office:value="0.00000259219118866096" calcext:value-type="float">
            <text:p>2.59219118866096E-006</text:p>
          </table:table-cell>
          <table:table-cell table:formula="of:=(1-ROUND([.C474])/[.C474])^2" office:value-type="float" office:value="0.000000815797490871632" calcext:value-type="float">
            <text:p>8.15797490871632E-007</text:p>
          </table:table-cell>
          <table:table-cell table:formula="of:=(1-ROUND([.A474])/[.A474])^2" office:value-type="float" office:value="0.0000402272392045743" calcext:value-type="float">
            <text:p>4.02272392045743E-005</text:p>
          </table:table-cell>
          <table:table-cell table:formula="of:=SUM([.D474:.F474])" office:value-type="float" office:value="0.0000436352278841069" calcext:value-type="float">
            <text:p>4.36352278841069E-005</text:p>
          </table:table-cell>
          <table:table-cell table:number-columns-repeated="4"/>
        </table:table-row>
        <table:table-row table:style-name="ro1">
          <table:table-cell office:value-type="float" office:value="47.4" calcext:value-type="float">
            <text:p>47.4</text:p>
          </table:table-cell>
          <table:table-cell table:formula="of:=SQRT(2)*[.A475]" office:value-type="float" office:value="67.0337228564847" calcext:value-type="float">
            <text:p>67.0337228565</text:p>
          </table:table-cell>
          <table:table-cell table:formula="of:=SQRT(3)*[.A475]" office:value-type="float" office:value="82.0992082787648" calcext:value-type="float">
            <text:p>82.0992082788</text:p>
          </table:table-cell>
          <table:table-cell table:formula="of:=(1-ROUND([.B475])/[.B475])^2" office:value-type="float" office:value="0.000000253082449725061" calcext:value-type="float">
            <text:p>2.53082449725061E-007</text:p>
          </table:table-cell>
          <table:table-cell table:formula="of:=(1-ROUND([.C475])/[.C475])^2" office:value-type="float" office:value="0.00000146021865196602" calcext:value-type="float">
            <text:p>1.46021865196602E-006</text:p>
          </table:table-cell>
          <table:table-cell table:formula="of:=(1-ROUND([.A475])/[.A475])^2" office:value-type="float" office:value="0.000071213658779756" calcext:value-type="float">
            <text:p>7.1213658779756E-005</text:p>
          </table:table-cell>
          <table:table-cell table:formula="of:=SUM([.D475:.F475])" office:value-type="float" office:value="0.000072926959881447" calcext:value-type="float">
            <text:p>0.000072927</text:p>
          </table:table-cell>
          <table:table-cell table:number-columns-repeated="4"/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SQRT(2)*[.A476]" office:value-type="float" office:value="67.175144212722" calcext:value-type="float">
            <text:p>67.1751442127</text:p>
          </table:table-cell>
          <table:table-cell table:formula="of:=SQRT(3)*[.A476]" office:value-type="float" office:value="82.2724133595217" calcext:value-type="float">
            <text:p>82.2724133595</text:p>
          </table:table-cell>
          <table:table-cell table:formula="of:=(1-ROUND([.B476])/[.B476])^2" office:value-type="float" office:value="0.00000679789368421511" calcext:value-type="float">
            <text:p>6.79789368421511E-006</text:p>
          </table:table-cell>
          <table:table-cell table:formula="of:=(1-ROUND([.C476])/[.C476])^2" office:value-type="float" office:value="0.0000109634775173982" calcext:value-type="float">
            <text:p>1.09634775173982E-005</text:p>
          </table:table-cell>
          <table:table-cell table:formula="of:=(1-ROUND([.A476])/[.A476])^2" office:value-type="float" office:value="0.000110803324099719" calcext:value-type="float">
            <text:p>0.0001108033</text:p>
          </table:table-cell>
          <table:table-cell table:formula="of:=SUM([.D476:.F476])" office:value-type="float" office:value="0.000128564695301332" calcext:value-type="float">
            <text:p>0.0001285647</text:p>
          </table:table-cell>
          <table:table-cell table:number-columns-repeated="4"/>
        </table:table-row>
        <table:table-row table:style-name="ro1">
          <table:table-cell office:value-type="float" office:value="47.6" calcext:value-type="float">
            <text:p>47.6</text:p>
          </table:table-cell>
          <table:table-cell table:formula="of:=SQRT(2)*[.A477]" office:value-type="float" office:value="67.3165655689593" calcext:value-type="float">
            <text:p>67.316565569</text:p>
          </table:table-cell>
          <table:table-cell table:formula="of:=SQRT(3)*[.A477]" office:value-type="float" office:value="82.4456184402786" calcext:value-type="float">
            <text:p>82.4456184403</text:p>
          </table:table-cell>
          <table:table-cell table:formula="of:=(1-ROUND([.B477])/[.B477])^2" office:value-type="float" office:value="0.0000221148222782962" calcext:value-type="float">
            <text:p>2.21148222782962E-005</text:p>
          </table:table-cell>
          <table:table-cell table:formula="of:=(1-ROUND([.C477])/[.C477])^2" office:value-type="float" office:value="0.0000292140082968911" calcext:value-type="float">
            <text:p>0.000029214</text:p>
          </table:table-cell>
          <table:table-cell table:formula="of:=(1-ROUND([.A477])/[.A477])^2" office:value-type="float" office:value="0.0000706164818868719" calcext:value-type="float">
            <text:p>7.06164818868719E-005</text:p>
          </table:table-cell>
          <table:table-cell table:formula="of:=SUM([.D477:.F477])" office:value-type="float" office:value="0.000121945312462059" calcext:value-type="float">
            <text:p>0.0001219453</text:p>
          </table:table-cell>
          <table:table-cell table:number-columns-repeated="4"/>
        </table:table-row>
        <table:table-row table:style-name="ro1">
          <table:table-cell office:value-type="float" office:value="47.7" calcext:value-type="float">
            <text:p>47.7</text:p>
          </table:table-cell>
          <table:table-cell table:formula="of:=SQRT(2)*[.A478]" office:value-type="float" office:value="67.4579869251966" calcext:value-type="float">
            <text:p>67.4579869252</text:p>
          </table:table-cell>
          <table:table-cell table:formula="of:=SQRT(3)*[.A478]" office:value-type="float" office:value="82.6188235210354" calcext:value-type="float">
            <text:p>82.618823521</text:p>
          </table:table-cell>
          <table:table-cell table:formula="of:=(1-ROUND([.B478])/[.B478])^2" office:value-type="float" office:value="0.0000460934702062302" calcext:value-type="float">
            <text:p>4.60934702062302E-005</text:p>
          </table:table-cell>
          <table:table-cell table:formula="of:=(1-ROUND([.C478])/[.C478])^2" office:value-type="float" office:value="0.0000212860057568949" calcext:value-type="float">
            <text:p>0.000021286</text:p>
          </table:table-cell>
          <table:table-cell table:formula="of:=(1-ROUND([.A478])/[.A478])^2" office:value-type="float" office:value="0.0000395553973339662" calcext:value-type="float">
            <text:p>3.95553973339662E-005</text:p>
          </table:table-cell>
          <table:table-cell table:formula="of:=SUM([.D478:.F478])" office:value-type="float" office:value="0.000106934873297091" calcext:value-type="float">
            <text:p>0.0001069349</text:p>
          </table:table-cell>
          <table:table-cell table:number-columns-repeated="4"/>
        </table:table-row>
        <table:table-row table:style-name="ro1">
          <table:table-cell office:value-type="float" office:value="47.8" calcext:value-type="float">
            <text:p>47.8</text:p>
          </table:table-cell>
          <table:table-cell table:formula="of:=SQRT(2)*[.A479]" office:value-type="float" office:value="67.599408281434" calcext:value-type="float">
            <text:p>67.5994082814</text:p>
          </table:table-cell>
          <table:table-cell table:formula="of:=SQRT(3)*[.A479]" office:value-type="float" office:value="82.7920286017923" calcext:value-type="float">
            <text:p>82.7920286018</text:p>
          </table:table-cell>
          <table:table-cell table:formula="of:=(1-ROUND([.B479])/[.B479])^2" office:value-type="float" office:value="0.0000351170596154875" calcext:value-type="float">
            <text:p>3.51170596154875E-005</text:p>
          </table:table-cell>
          <table:table-cell table:formula="of:=(1-ROUND([.C479])/[.C479])^2" office:value-type="float" office:value="0.00000631001185676729" calcext:value-type="float">
            <text:p>0.00000631</text:p>
          </table:table-cell>
          <table:table-cell table:formula="of:=(1-ROUND([.A479])/[.A479])^2" office:value-type="float" office:value="0.0000175066963113387" calcext:value-type="float">
            <text:p>1.75066963113387E-005</text:p>
          </table:table-cell>
          <table:table-cell table:formula="of:=SUM([.D479:.F479])" office:value-type="float" office:value="0.0000589337677835935" calcext:value-type="float">
            <text:p>5.89337677835935E-005</text:p>
          </table:table-cell>
          <table:table-cell table:number-columns-repeated="4"/>
        </table:table-row>
        <table:table-row table:style-name="ro1">
          <table:table-cell office:value-type="float" office:value="47.9" calcext:value-type="float">
            <text:p>47.9</text:p>
          </table:table-cell>
          <table:table-cell table:formula="of:=SQRT(2)*[.A480]" office:value-type="float" office:value="67.7408296376713" calcext:value-type="float">
            <text:p>67.7408296377</text:p>
          </table:table-cell>
          <table:table-cell table:formula="of:=SQRT(3)*[.A480]" office:value-type="float" office:value="82.9652336825492" calcext:value-type="float">
            <text:p>82.9652336825</text:p>
          </table:table-cell>
          <table:table-cell table:formula="of:=(1-ROUND([.B480])/[.B480])^2" office:value-type="float" office:value="0.0000146375923896788" calcext:value-type="float">
            <text:p>1.46375923896788E-005</text:p>
          </table:table-cell>
          <table:table-cell table:formula="of:=(1-ROUND([.C480])/[.C480])^2" office:value-type="float" office:value="0.000000175600238418285" calcext:value-type="float">
            <text:p>1.75600238418285E-007</text:p>
          </table:table-cell>
          <table:table-cell table:formula="of:=(1-ROUND([.A480])/[.A480])^2" office:value-type="float" office:value="0.00000435841893994528" calcext:value-type="float">
            <text:p>4.35841893994528E-006</text:p>
          </table:table-cell>
          <table:table-cell table:formula="of:=SUM([.D480:.F480])" office:value-type="float" office:value="0.0000191716115680423" calcext:value-type="float">
            <text:p>1.91716115680423E-00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QRT(2)*[.A481]" office:value-type="float" office:value="67.8822509939086" calcext:value-type="float">
            <text:p>67.8822509939</text:p>
          </table:table-cell>
          <table:table-cell table:formula="of:=SQRT(3)*[.A481]" office:value-type="float" office:value="83.1384387633061" calcext:value-type="float">
            <text:p>83.1384387633</text:p>
          </table:table-cell>
          <table:table-cell table:formula="of:=(1-ROUND([.B481])/[.B481])^2" office:value-type="float" office:value="0.00000300886033756957" calcext:value-type="float">
            <text:p>3.00886033756957E-006</text:p>
          </table:table-cell>
          <table:table-cell table:formula="of:=(1-ROUND([.C481])/[.C481])^2" office:value-type="float" office:value="0.00000277275624793475" calcext:value-type="float">
            <text:p>2.77275624793475E-006</text:p>
          </table:table-cell>
          <table:table-cell table:formula="of:=(1-ROUND([.A481])/[.A481])^2" office:value-type="float" office:value="0" calcext:value-type="float">
            <text:p>0</text:p>
          </table:table-cell>
          <table:table-cell table:formula="of:=SUM([.D481:.F481])" office:value-type="float" office:value="0.00000578161658550433" calcext:value-type="float">
            <text:p>5.78161658550433E-006</text:p>
          </table:table-cell>
          <table:table-cell table:number-columns-repeated="4"/>
        </table:table-row>
        <table:table-row table:style-name="ro1">
          <table:table-cell office:value-type="float" office:value="48.1" calcext:value-type="float">
            <text:p>48.1</text:p>
          </table:table-cell>
          <table:table-cell table:formula="of:=SQRT(2)*[.A482]" office:value-type="float" office:value="68.0236723501459" calcext:value-type="float">
            <text:p>68.0236723501</text:p>
          </table:table-cell>
          <table:table-cell table:formula="of:=SQRT(3)*[.A482]" office:value-type="float" office:value="83.311643844063" calcext:value-type="float">
            <text:p>83.3116438441</text:p>
          </table:table-cell>
          <table:table-cell table:formula="of:=(1-ROUND([.B482])/[.B482])^2" office:value-type="float" office:value="0.000000121105147675854" calcext:value-type="float">
            <text:p>1.21105147675854E-007</text:p>
          </table:table-cell>
          <table:table-cell table:formula="of:=(1-ROUND([.C482])/[.C482])^2" office:value-type="float" office:value="0.0000139928345086053" calcext:value-type="float">
            <text:p>1.39928345086053E-005</text:p>
          </table:table-cell>
          <table:table-cell table:formula="of:=(1-ROUND([.A482])/[.A482])^2" office:value-type="float" office:value="0.0000043222496444952" calcext:value-type="float">
            <text:p>4.3222496444952E-006</text:p>
          </table:table-cell>
          <table:table-cell table:formula="of:=SUM([.D482:.F482])" office:value-type="float" office:value="0.0000184361893007764" calcext:value-type="float">
            <text:p>1.84361893007764E-005</text:p>
          </table:table-cell>
          <table:table-cell table:number-columns-repeated="4"/>
        </table:table-row>
        <table:table-row table:style-name="ro1">
          <table:table-cell office:value-type="float" office:value="48.2" calcext:value-type="float">
            <text:p>48.2</text:p>
          </table:table-cell>
          <table:table-cell table:formula="of:=SQRT(2)*[.A483]" office:value-type="float" office:value="68.1650937063832" calcext:value-type="float">
            <text:p>68.1650937064</text:p>
          </table:table-cell>
          <table:table-cell table:formula="of:=SQRT(3)*[.A483]" office:value-type="float" office:value="83.4848489248199" calcext:value-type="float">
            <text:p>83.4848489248</text:p>
          </table:table-cell>
          <table:table-cell table:formula="of:=(1-ROUND([.B483])/[.B483])^2" office:value-type="float" office:value="0.00000586593117528524" calcext:value-type="float">
            <text:p>5.86593117528524E-006</text:p>
          </table:table-cell>
          <table:table-cell table:formula="of:=(1-ROUND([.C483])/[.C483])^2" office:value-type="float" office:value="0.0000337285400129418" calcext:value-type="float">
            <text:p>3.37285400129418E-005</text:p>
          </table:table-cell>
          <table:table-cell table:formula="of:=(1-ROUND([.A483])/[.A483])^2" office:value-type="float" office:value="0.0000172173344122871" calcext:value-type="float">
            <text:p>1.72173344122871E-005</text:p>
          </table:table-cell>
          <table:table-cell table:formula="of:=SUM([.D483:.F483])" office:value-type="float" office:value="0.0000568118056005142" calcext:value-type="float">
            <text:p>5.68118056005142E-005</text:p>
          </table:table-cell>
          <table:table-cell table:number-columns-repeated="4"/>
        </table:table-row>
        <table:table-row table:style-name="ro1">
          <table:table-cell office:value-type="float" office:value="48.3" calcext:value-type="float">
            <text:p>48.3</text:p>
          </table:table-cell>
          <table:table-cell table:formula="of:=SQRT(2)*[.A484]" office:value-type="float" office:value="68.3065150626205" calcext:value-type="float">
            <text:p>68.3065150626</text:p>
          </table:table-cell>
          <table:table-cell table:formula="of:=SQRT(3)*[.A484]" office:value-type="float" office:value="83.6580540055768" calcext:value-type="float">
            <text:p>83.6580540056</text:p>
          </table:table-cell>
          <table:table-cell table:formula="of:=(1-ROUND([.B484])/[.B484])^2" office:value-type="float" office:value="0.0000201362866687356" calcext:value-type="float">
            <text:p>2.01362866687356E-005</text:p>
          </table:table-cell>
          <table:table-cell table:formula="of:=(1-ROUND([.C484])/[.C484])^2" office:value-type="float" office:value="0.0000167070404951364" calcext:value-type="float">
            <text:p>0.000016707</text:p>
          </table:table-cell>
          <table:table-cell table:formula="of:=(1-ROUND([.A484])/[.A484])^2" office:value-type="float" office:value="0.0000385787585355518" calcext:value-type="float">
            <text:p>3.85787585355518E-005</text:p>
          </table:table-cell>
          <table:table-cell table:formula="of:=SUM([.D484:.F484])" office:value-type="float" office:value="0.0000754220856994239" calcext:value-type="float">
            <text:p>7.54220856994239E-005</text:p>
          </table:table-cell>
          <table:table-cell table:number-columns-repeated="4"/>
        </table:table-row>
        <table:table-row table:style-name="ro1">
          <table:table-cell office:value-type="float" office:value="48.4" calcext:value-type="float">
            <text:p>48.4</text:p>
          </table:table-cell>
          <table:table-cell table:formula="of:=SQRT(2)*[.A485]" office:value-type="float" office:value="68.4479364188578" calcext:value-type="float">
            <text:p>68.4479364189</text:p>
          </table:table-cell>
          <table:table-cell table:formula="of:=SQRT(3)*[.A485]" office:value-type="float" office:value="83.8312590863337" calcext:value-type="float">
            <text:p>83.8312590863</text:p>
          </table:table-cell>
          <table:table-cell table:formula="of:=(1-ROUND([.B485])/[.B485])^2" office:value-type="float" office:value="0.000042826445286174" calcext:value-type="float">
            <text:p>4.2826445286174E-005</text:p>
          </table:table-cell>
          <table:table-cell table:formula="of:=(1-ROUND([.C485])/[.C485])^2" office:value-type="float" office:value="0.00000405162101076775" calcext:value-type="float">
            <text:p>4.05162101076775E-006</text:p>
          </table:table-cell>
          <table:table-cell table:formula="of:=(1-ROUND([.A485])/[.A485])^2" office:value-type="float" office:value="0.0000683013455365084" calcext:value-type="float">
            <text:p>6.83013455365084E-005</text:p>
          </table:table-cell>
          <table:table-cell table:formula="of:=SUM([.D485:.F485])" office:value-type="float" office:value="0.00011517941183345" calcext:value-type="float">
            <text:p>0.0001151794</text:p>
          </table:table-cell>
          <table:table-cell table:number-columns-repeated="4"/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SQRT(2)*[.A486]" office:value-type="float" office:value="68.5893577750951" calcext:value-type="float">
            <text:p>68.5893577751</text:p>
          </table:table-cell>
          <table:table-cell table:formula="of:=SQRT(3)*[.A486]" office:value-type="float" office:value="84.0044641670906" calcext:value-type="float">
            <text:p>84.0044641671</text:p>
          </table:table-cell>
          <table:table-cell table:formula="of:=(1-ROUND([.B486])/[.B486])^2" office:value-type="float" office:value="0.000035843774444645" calcext:value-type="float">
            <text:p>3.5843774444645E-005</text:p>
          </table:table-cell>
          <table:table-cell table:formula="of:=(1-ROUND([.C486])/[.C486])^2" office:value-type="float" office:value="0.00000000282407451198541" calcext:value-type="float">
            <text:p>2.82407451198541E-009</text:p>
          </table:table-cell>
          <table:table-cell table:formula="of:=(1-ROUND([.A486])/[.A486])^2" office:value-type="float" office:value="0.000106281220108402" calcext:value-type="float">
            <text:p>0.0001062812</text:p>
          </table:table-cell>
          <table:table-cell table:formula="of:=SUM([.D486:.F486])" office:value-type="float" office:value="0.000142127818627559" calcext:value-type="float">
            <text:p>0.0001421278</text:p>
          </table:table-cell>
          <table:table-cell table:number-columns-repeated="4"/>
        </table:table-row>
        <table:table-row table:style-name="ro1">
          <table:table-cell office:value-type="float" office:value="48.6" calcext:value-type="float">
            <text:p>48.6</text:p>
          </table:table-cell>
          <table:table-cell table:formula="of:=SQRT(2)*[.A487]" office:value-type="float" office:value="68.7307791313324" calcext:value-type="float">
            <text:p>68.7307791313</text:p>
          </table:table-cell>
          <table:table-cell table:formula="of:=SQRT(3)*[.A487]" office:value-type="float" office:value="84.1776692478474" calcext:value-type="float">
            <text:p>84.1776692478</text:p>
          </table:table-cell>
          <table:table-cell table:formula="of:=(1-ROUND([.B487])/[.B487])^2" office:value-type="float" office:value="0.0000153431633317512" calcext:value-type="float">
            <text:p>1.53431633317512E-005</text:p>
          </table:table-cell>
          <table:table-cell table:formula="of:=(1-ROUND([.C487])/[.C487])^2" office:value-type="float" office:value="0.00000445482588340092" calcext:value-type="float">
            <text:p>4.45482588340092E-006</text:p>
          </table:table-cell>
          <table:table-cell table:formula="of:=(1-ROUND([.A487])/[.A487])^2" office:value-type="float" office:value="0.0000677403512337205" calcext:value-type="float">
            <text:p>6.77403512337205E-005</text:p>
          </table:table-cell>
          <table:table-cell table:formula="of:=SUM([.D487:.F487])" office:value-type="float" office:value="0.0000875383404488727" calcext:value-type="float">
            <text:p>8.75383404488727E-005</text:p>
          </table:table-cell>
          <table:table-cell table:number-columns-repeated="4"/>
        </table:table-row>
        <table:table-row table:style-name="ro1">
          <table:table-cell office:value-type="float" office:value="48.7" calcext:value-type="float">
            <text:p>48.7</text:p>
          </table:table-cell>
          <table:table-cell table:formula="of:=SQRT(2)*[.A488]" office:value-type="float" office:value="68.8722004875697" calcext:value-type="float">
            <text:p>68.8722004876</text:p>
          </table:table-cell>
          <table:table-cell table:formula="of:=SQRT(3)*[.A488]" office:value-type="float" office:value="84.3508743286043" calcext:value-type="float">
            <text:p>84.3508743286</text:p>
          </table:table-cell>
          <table:table-cell table:formula="of:=(1-ROUND([.B488])/[.B488])^2" office:value-type="float" office:value="0.00000344326521961354" calcext:value-type="float">
            <text:p>3.44326521961354E-006</text:p>
          </table:table-cell>
          <table:table-cell table:formula="of:=(1-ROUND([.C488])/[.C488])^2" office:value-type="float" office:value="0.0000173031037605434" calcext:value-type="float">
            <text:p>1.73031037605434E-005</text:p>
          </table:table-cell>
          <table:table-cell table:formula="of:=(1-ROUND([.A488])/[.A488])^2" office:value-type="float" office:value="0.0000379476238462859" calcext:value-type="float">
            <text:p>3.79476238462859E-005</text:p>
          </table:table-cell>
          <table:table-cell table:formula="of:=SUM([.D488:.F488])" office:value-type="float" office:value="0.0000586939928264429" calcext:value-type="float">
            <text:p>0.000058694</text:p>
          </table:table-cell>
          <table:table-cell table:number-columns-repeated="4"/>
        </table:table-row>
        <table:table-row table:style-name="ro1">
          <table:table-cell office:value-type="float" office:value="48.8" calcext:value-type="float">
            <text:p>48.8</text:p>
          </table:table-cell>
          <table:table-cell table:formula="of:=SQRT(2)*[.A489]" office:value-type="float" office:value="69.013621843807" calcext:value-type="float">
            <text:p>69.0136218438</text:p>
          </table:table-cell>
          <table:table-cell table:formula="of:=SQRT(3)*[.A489]" office:value-type="float" office:value="84.5240794093612" calcext:value-type="float">
            <text:p>84.5240794094</text:p>
          </table:table-cell>
          <table:table-cell table:formula="of:=(1-ROUND([.B489])/[.B489])^2" office:value-type="float" office:value="0.0000000389584933283034" calcext:value-type="float">
            <text:p>0.000000039</text:p>
          </table:table-cell>
          <table:table-cell table:formula="of:=(1-ROUND([.C489])/[.C489])^2" office:value-type="float" office:value="0.0000317035643131835" calcext:value-type="float">
            <text:p>3.17035643131835E-005</text:p>
          </table:table-cell>
          <table:table-cell table:formula="of:=(1-ROUND([.A489])/[.A489])^2" office:value-type="float" office:value="0.0000167965600644984" calcext:value-type="float">
            <text:p>1.67965600644984E-005</text:p>
          </table:table-cell>
          <table:table-cell table:formula="of:=SUM([.D489:.F489])" office:value-type="float" office:value="0.0000485390828710102" calcext:value-type="float">
            <text:p>4.85390828710102E-005</text:p>
          </table:table-cell>
          <table:table-cell table:number-columns-repeated="4"/>
        </table:table-row>
        <table:table-row table:style-name="ro1">
          <table:table-cell office:value-type="float" office:value="48.9" calcext:value-type="float">
            <text:p>48.9</text:p>
          </table:table-cell>
          <table:table-cell table:formula="of:=SQRT(2)*[.A490]" office:value-type="float" office:value="69.1550432000444" calcext:value-type="float">
            <text:p>69.1550432</text:p>
          </table:table-cell>
          <table:table-cell table:formula="of:=SQRT(3)*[.A490]" office:value-type="float" office:value="84.6972844901181" calcext:value-type="float">
            <text:p>84.6972844901</text:p>
          </table:table-cell>
          <table:table-cell table:formula="of:=(1-ROUND([.B490])/[.B490])^2" office:value-type="float" office:value="0.00000502640794409447" calcext:value-type="float">
            <text:p>5.02640794409447E-006</text:p>
          </table:table-cell>
          <table:table-cell table:formula="of:=(1-ROUND([.C490])/[.C490])^2" office:value-type="float" office:value="0.0000127741018038362" calcext:value-type="float">
            <text:p>1.27741018038362E-005</text:p>
          </table:table-cell>
          <table:table-cell table:formula="of:=(1-ROUND([.A490])/[.A490])^2" office:value-type="float" office:value="0.000004181983180063" calcext:value-type="float">
            <text:p>0.000004182</text:p>
          </table:table-cell>
          <table:table-cell table:formula="of:=SUM([.D490:.F490])" office:value-type="float" office:value="0.0000219824929279937" calcext:value-type="float">
            <text:p>2.19824929279937E-00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QRT(2)*[.A491]" office:value-type="float" office:value="69.2964645562817" calcext:value-type="float">
            <text:p>69.2964645563</text:p>
          </table:table-cell>
          <table:table-cell table:formula="of:=SQRT(3)*[.A491]" office:value-type="float" office:value="84.870489570875" calcext:value-type="float">
            <text:p>84.8704895709</text:p>
          </table:table-cell>
          <table:table-cell table:formula="of:=(1-ROUND([.B491])/[.B491])^2" office:value-type="float" office:value="0.0000183030472993109" calcext:value-type="float">
            <text:p>0.000018303</text:p>
          </table:table-cell>
          <table:table-cell table:formula="of:=(1-ROUND([.C491])/[.C491])^2" office:value-type="float" office:value="0.00000232860631016841" calcext:value-type="float">
            <text:p>2.32860631016841E-006</text:p>
          </table:table-cell>
          <table:table-cell table:formula="of:=(1-ROUND([.A491])/[.A491])^2" office:value-type="float" office:value="0" calcext:value-type="float">
            <text:p>0</text:p>
          </table:table-cell>
          <table:table-cell table:formula="of:=SUM([.D491:.F491])" office:value-type="float" office:value="0.0000206316536094793" calcext:value-type="float">
            <text:p>2.06316536094793E-005</text:p>
          </table:table-cell>
          <table:table-cell table:number-columns-repeated="4"/>
        </table:table-row>
        <table:table-row table:style-name="ro1">
          <table:table-cell office:value-type="float" office:value="49.1" calcext:value-type="float">
            <text:p>49.1</text:p>
          </table:table-cell>
          <table:table-cell table:formula="of:=SQRT(2)*[.A492]" office:value-type="float" office:value="69.437885912519" calcext:value-type="float">
            <text:p>69.4378859125</text:p>
          </table:table-cell>
          <table:table-cell table:formula="of:=SQRT(3)*[.A492]" office:value-type="float" office:value="85.0436946516319" calcext:value-type="float">
            <text:p>85.0436946516</text:p>
          </table:table-cell>
          <table:table-cell table:formula="of:=(1-ROUND([.B492])/[.B492])^2" office:value-type="float" office:value="0.0000397675620191097" calcext:value-type="float">
            <text:p>3.97675620191097E-005</text:p>
          </table:table-cell>
          <table:table-cell table:formula="of:=(1-ROUND([.C492])/[.C492])^2" office:value-type="float" office:value="0.000000263980789475993" calcext:value-type="float">
            <text:p>0.000000264</text:p>
          </table:table-cell>
          <table:table-cell table:formula="of:=(1-ROUND([.A492])/[.A492])^2" office:value-type="float" office:value="0.0000041479834578421" calcext:value-type="float">
            <text:p>0.000004148</text:p>
          </table:table-cell>
          <table:table-cell table:formula="of:=SUM([.D492:.F492])" office:value-type="float" office:value="0.0000441795262664278" calcext:value-type="float">
            <text:p>4.41795262664278E-005</text:p>
          </table:table-cell>
          <table:table-cell table:number-columns-repeated="4"/>
        </table:table-row>
        <table:table-row table:style-name="ro1">
          <table:table-cell office:value-type="float" office:value="49.2" calcext:value-type="float">
            <text:p>49.2</text:p>
          </table:table-cell>
          <table:table-cell table:formula="of:=SQRT(2)*[.A493]" office:value-type="float" office:value="69.5793072687563" calcext:value-type="float">
            <text:p>69.5793072688</text:p>
          </table:table-cell>
          <table:table-cell table:formula="of:=SQRT(3)*[.A493]" office:value-type="float" office:value="85.2168997323888" calcext:value-type="float">
            <text:p>85.2168997324</text:p>
          </table:table-cell>
          <table:table-cell table:formula="of:=(1-ROUND([.B493])/[.B493])^2" office:value-type="float" office:value="0.0000365569382727927" calcext:value-type="float">
            <text:p>3.65569382727927E-005</text:p>
          </table:table-cell>
          <table:table-cell table:formula="of:=(1-ROUND([.C493])/[.C493])^2" office:value-type="float" office:value="0.00000647838228874993" calcext:value-type="float">
            <text:p>6.47838228874993E-006</text:p>
          </table:table-cell>
          <table:table-cell table:formula="of:=(1-ROUND([.A493])/[.A493])^2" office:value-type="float" office:value="0.000016524555489458" calcext:value-type="float">
            <text:p>1.6524555489458E-005</text:p>
          </table:table-cell>
          <table:table-cell table:formula="of:=SUM([.D493:.F493])" office:value-type="float" office:value="0.0000595598760510006" calcext:value-type="float">
            <text:p>5.95598760510006E-005</text:p>
          </table:table-cell>
          <table:table-cell table:number-columns-repeated="4"/>
        </table:table-row>
        <table:table-row table:style-name="ro1">
          <table:table-cell office:value-type="float" office:value="49.3" calcext:value-type="float">
            <text:p>49.3</text:p>
          </table:table-cell>
          <table:table-cell table:formula="of:=SQRT(2)*[.A494]" office:value-type="float" office:value="69.7207286249936" calcext:value-type="float">
            <text:p>69.720728625</text:p>
          </table:table-cell>
          <table:table-cell table:formula="of:=SQRT(3)*[.A494]" office:value-type="float" office:value="85.3901048131457" calcext:value-type="float">
            <text:p>85.3901048131</text:p>
          </table:table-cell>
          <table:table-cell table:formula="of:=(1-ROUND([.B494])/[.B494])^2" office:value-type="float" office:value="0.0000160446043591962" calcext:value-type="float">
            <text:p>1.60446043591962E-005</text:p>
          </table:table-cell>
          <table:table-cell table:formula="of:=(1-ROUND([.C494])/[.C494])^2" office:value-type="float" office:value="0.0000208712050161909" calcext:value-type="float">
            <text:p>2.08712050161909E-005</text:p>
          </table:table-cell>
          <table:table-cell table:formula="of:=(1-ROUND([.A494])/[.A494])^2" office:value-type="float" office:value="0.0000370295701689795" calcext:value-type="float">
            <text:p>3.70295701689795E-005</text:p>
          </table:table-cell>
          <table:table-cell table:formula="of:=SUM([.D494:.F494])" office:value-type="float" office:value="0.0000739453795443666" calcext:value-type="float">
            <text:p>7.39453795443666E-005</text:p>
          </table:table-cell>
          <table:table-cell table:number-columns-repeated="4"/>
        </table:table-row>
        <table:table-row table:style-name="ro1">
          <table:table-cell office:value-type="float" office:value="49.4" calcext:value-type="float">
            <text:p>49.4</text:p>
          </table:table-cell>
          <table:table-cell table:formula="of:=SQRT(2)*[.A495]" office:value-type="float" office:value="69.8621499812309" calcext:value-type="float">
            <text:p>69.8621499812</text:p>
          </table:table-cell>
          <table:table-cell table:formula="of:=SQRT(3)*[.A495]" office:value-type="float" office:value="85.5633098939025" calcext:value-type="float">
            <text:p>85.5633098939</text:p>
          </table:table-cell>
          <table:table-cell table:formula="of:=(1-ROUND([.B495])/[.B495])^2" office:value-type="float" office:value="0.00000389340664382292" calcext:value-type="float">
            <text:p>3.89340664382292E-006</text:p>
          </table:table-cell>
          <table:table-cell table:formula="of:=(1-ROUND([.C495])/[.C495])^2" office:value-type="float" office:value="0.0000260478302058449" calcext:value-type="float">
            <text:p>2.60478302058449E-005</text:p>
          </table:table-cell>
          <table:table-cell table:formula="of:=(1-ROUND([.A495])/[.A495])^2" office:value-type="float" office:value="0.000065564097100429" calcext:value-type="float">
            <text:p>6.5564097100429E-005</text:p>
          </table:table-cell>
          <table:table-cell table:formula="of:=SUM([.D495:.F495])" office:value-type="float" office:value="0.0000955053339500968" calcext:value-type="float">
            <text:p>9.55053339500968E-005</text:p>
          </table:table-cell>
          <table:table-cell table:number-columns-repeated="4"/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SQRT(2)*[.A496]" office:value-type="float" office:value="70.0035713374682" calcext:value-type="float">
            <text:p>70.0035713375</text:p>
          </table:table-cell>
          <table:table-cell table:formula="of:=SQRT(3)*[.A496]" office:value-type="float" office:value="85.7365149746594" calcext:value-type="float">
            <text:p>85.7365149747</text:p>
          </table:table-cell>
          <table:table-cell table:formula="of:=(1-ROUND([.B496])/[.B496])^2" office:value-type="float" office:value="0.00000000260268366735159" calcext:value-type="float">
            <text:p>2.60268366735159E-009</text:p>
          </table:table-cell>
          <table:table-cell table:formula="of:=(1-ROUND([.C496])/[.C496])^2" office:value-type="float" office:value="0.00000944452723582262" calcext:value-type="float">
            <text:p>9.44452723582262E-006</text:p>
          </table:table-cell>
          <table:table-cell table:formula="of:=(1-ROUND([.A496])/[.A496])^2" office:value-type="float" office:value="0.000102030405060705" calcext:value-type="float">
            <text:p>0.0001020304</text:p>
          </table:table-cell>
          <table:table-cell table:formula="of:=SUM([.D496:.F496])" office:value-type="float" office:value="0.000111477534980195" calcext:value-type="float">
            <text:p>0.0001114775</text:p>
          </table:table-cell>
          <table:table-cell table:number-columns-repeated="4"/>
        </table:table-row>
        <table:table-row table:style-name="ro1">
          <table:table-cell office:value-type="float" office:value="49.6" calcext:value-type="float">
            <text:p>49.6</text:p>
          </table:table-cell>
          <table:table-cell table:formula="of:=SQRT(2)*[.A497]" office:value-type="float" office:value="70.1449926937055" calcext:value-type="float">
            <text:p>70.1449926937</text:p>
          </table:table-cell>
          <table:table-cell table:formula="of:=SQRT(3)*[.A497]" office:value-type="float" office:value="85.9097200554163" calcext:value-type="float">
            <text:p>85.9097200554</text:p>
          </table:table-cell>
          <table:table-cell table:formula="of:=(1-ROUND([.B497])/[.B497])^2" office:value-type="float" office:value="0.0000042726654420813" calcext:value-type="float">
            <text:p>4.2726654420813E-006</text:p>
          </table:table-cell>
          <table:table-cell table:formula="of:=(1-ROUND([.C497])/[.C497])^2" office:value-type="float" office:value="0.00000110432768519563" calcext:value-type="float">
            <text:p>1.10432768519563E-006</text:p>
          </table:table-cell>
          <table:table-cell table:formula="of:=(1-ROUND([.A497])/[.A497])^2" office:value-type="float" office:value="0.0000650364203954213" calcext:value-type="float">
            <text:p>6.50364203954213E-005</text:p>
          </table:table-cell>
          <table:table-cell table:formula="of:=SUM([.D497:.F497])" office:value-type="float" office:value="0.0000704134135226983" calcext:value-type="float">
            <text:p>7.04134135226983E-005</text:p>
          </table:table-cell>
          <table:table-cell table:number-columns-repeated="4"/>
        </table:table-row>
        <table:table-row table:style-name="ro1">
          <table:table-cell office:value-type="float" office:value="49.7" calcext:value-type="float">
            <text:p>49.7</text:p>
          </table:table-cell>
          <table:table-cell table:formula="of:=SQRT(2)*[.A498]" office:value-type="float" office:value="70.2864140499428" calcext:value-type="float">
            <text:p>70.2864140499</text:p>
          </table:table-cell>
          <table:table-cell table:formula="of:=SQRT(3)*[.A498]" office:value-type="float" office:value="86.0829251361732" calcext:value-type="float">
            <text:p>86.0829251362</text:p>
          </table:table-cell>
          <table:table-cell table:formula="of:=(1-ROUND([.B498])/[.B498])^2" office:value-type="float" office:value="0.0000166052670155045" calcext:value-type="float">
            <text:p>1.66052670155045E-005</text:p>
          </table:table-cell>
          <table:table-cell table:formula="of:=(1-ROUND([.C498])/[.C498])^2" office:value-type="float" office:value="0.000000927979440606677" calcext:value-type="float">
            <text:p>0.000000928</text:p>
          </table:table-cell>
          <table:table-cell table:formula="of:=(1-ROUND([.A498])/[.A498])^2" office:value-type="float" office:value="0.0000364359193389706" calcext:value-type="float">
            <text:p>3.64359193389706E-005</text:p>
          </table:table-cell>
          <table:table-cell table:formula="of:=SUM([.D498:.F498])" office:value-type="float" office:value="0.0000539691657950818" calcext:value-type="float">
            <text:p>5.39691657950818E-005</text:p>
          </table:table-cell>
          <table:table-cell table:number-columns-repeated="4"/>
        </table:table-row>
        <table:table-row table:style-name="ro1">
          <table:table-cell office:value-type="float" office:value="49.8" calcext:value-type="float">
            <text:p>49.8</text:p>
          </table:table-cell>
          <table:table-cell table:formula="of:=SQRT(2)*[.A499]" office:value-type="float" office:value="70.4278354061802" calcext:value-type="float">
            <text:p>70.4278354062</text:p>
          </table:table-cell>
          <table:table-cell table:formula="of:=SQRT(3)*[.A499]" office:value-type="float" office:value="86.2561302169301" calcext:value-type="float">
            <text:p>86.2561302169</text:p>
          </table:table-cell>
          <table:table-cell table:formula="of:=(1-ROUND([.B499])/[.B499])^2" office:value-type="float" office:value="0.0000369032626049039" calcext:value-type="float">
            <text:p>3.69032626049039E-005</text:p>
          </table:table-cell>
          <table:table-cell table:formula="of:=(1-ROUND([.C499])/[.C499])^2" office:value-type="float" office:value="0.00000881742337820544" calcext:value-type="float">
            <text:p>8.81742337820544E-006</text:p>
          </table:table-cell>
          <table:table-cell table:formula="of:=(1-ROUND([.A499])/[.A499])^2" office:value-type="float" office:value="0.0000161287721165774" calcext:value-type="float">
            <text:p>1.61287721165774E-005</text:p>
          </table:table-cell>
          <table:table-cell table:formula="of:=SUM([.D499:.F499])" office:value-type="float" office:value="0.0000618494580996868" calcext:value-type="float">
            <text:p>6.18494580996868E-005</text:p>
          </table:table-cell>
          <table:table-cell table:number-columns-repeated="4"/>
        </table:table-row>
        <table:table-row table:style-name="ro1">
          <table:table-cell office:value-type="float" office:value="49.9" calcext:value-type="float">
            <text:p>49.9</text:p>
          </table:table-cell>
          <table:table-cell table:formula="of:=SQRT(2)*[.A500]" office:value-type="float" office:value="70.5692567624175" calcext:value-type="float">
            <text:p>70.5692567624</text:p>
          </table:table-cell>
          <table:table-cell table:formula="of:=SQRT(3)*[.A500]" office:value-type="float" office:value="86.429335297687" calcext:value-type="float">
            <text:p>86.4293352977</text:p>
          </table:table-cell>
          <table:table-cell table:formula="of:=(1-ROUND([.B500])/[.B500])^2" office:value-type="float" office:value="0.0000372568256197946" calcext:value-type="float">
            <text:p>3.72568256197946E-005</text:p>
          </table:table-cell>
          <table:table-cell table:formula="of:=(1-ROUND([.C500])/[.C500])^2" office:value-type="float" office:value="0.0000246757774520265" calcext:value-type="float">
            <text:p>2.46757774520265E-005</text:p>
          </table:table-cell>
          <table:table-cell table:formula="of:=(1-ROUND([.A500])/[.A500])^2" office:value-type="float" office:value="0.00000401604812832033" calcext:value-type="float">
            <text:p>0.000004016</text:p>
          </table:table-cell>
          <table:table-cell table:formula="of:=SUM([.D500:.F500])" office:value-type="float" office:value="0.0000659486512001414" calcext:value-type="float">
            <text:p>6.59486512001414E-00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2)*[.A501]" office:value-type="float" office:value="70.7106781186548" calcext:value-type="float">
            <text:p>70.7106781187</text:p>
          </table:table-cell>
          <table:table-cell table:formula="of:=SQRT(3)*[.A501]" office:value-type="float" office:value="86.6025403784439" calcext:value-type="float">
            <text:p>86.6025403784</text:p>
          </table:table-cell>
          <table:table-cell table:formula="of:=(1-ROUND([.B501])/[.B501])^2" office:value-type="float" office:value="0.0000167414302050279" calcext:value-type="float">
            <text:p>1.67414302050279E-005</text:p>
          </table:table-cell>
          <table:table-cell table:formula="of:=(1-ROUND([.C501])/[.C501])^2" office:value-type="float" office:value="0.0000210632201023391" calcext:value-type="float">
            <text:p>2.10632201023391E-005</text:p>
          </table:table-cell>
          <table:table-cell table:formula="of:=(1-ROUND([.A501])/[.A501])^2" office:value-type="float" office:value="0" calcext:value-type="float">
            <text:p>0</text:p>
          </table:table-cell>
          <table:table-cell table:formula="of:=SUM([.D501:.F501])" office:value-type="float" office:value="0.000037804650307367" calcext:value-type="float">
            <text:p>3.7804650307367E-005</text:p>
          </table:table-cell>
          <table:table-cell table:number-columns-repeated="4"/>
        </table:table-row>
        <table:table-row table:style-name="ro1">
          <table:table-cell office:value-type="float" office:value="50.1" calcext:value-type="float">
            <text:p>50.1</text:p>
          </table:table-cell>
          <table:table-cell table:formula="of:=SQRT(2)*[.A502]" office:value-type="float" office:value="70.8520994748921" calcext:value-type="float">
            <text:p>70.8520994749</text:p>
          </table:table-cell>
          <table:table-cell table:formula="of:=SQRT(3)*[.A502]" office:value-type="float" office:value="86.7757454592008" calcext:value-type="float">
            <text:p>86.7757454592</text:p>
          </table:table-cell>
          <table:table-cell table:formula="of:=(1-ROUND([.B502])/[.B502])^2" office:value-type="float" office:value="0.00000435746577248734" calcext:value-type="float">
            <text:p>4.35746577248734E-006</text:p>
          </table:table-cell>
          <table:table-cell table:formula="of:=(1-ROUND([.C502])/[.C502])^2" office:value-type="float" office:value="0.00000667860540649726" calcext:value-type="float">
            <text:p>6.67860540649726E-006</text:p>
          </table:table-cell>
          <table:table-cell table:formula="of:=(1-ROUND([.A502])/[.A502])^2" office:value-type="float" office:value="0.00000398404787231944" calcext:value-type="float">
            <text:p>0.000003984</text:p>
          </table:table-cell>
          <table:table-cell table:formula="of:=SUM([.D502:.F502])" office:value-type="float" office:value="0.0000150201190513041" calcext:value-type="float">
            <text:p>1.50201190513041E-005</text:p>
          </table:table-cell>
          <table:table-cell table:number-columns-repeated="4"/>
        </table:table-row>
        <table:table-row table:style-name="ro1">
          <table:table-cell office:value-type="float" office:value="50.2" calcext:value-type="float">
            <text:p>50.2</text:p>
          </table:table-cell>
          <table:table-cell table:formula="of:=SQRT(2)*[.A503]" office:value-type="float" office:value="70.9935208311294" calcext:value-type="float">
            <text:p>70.9935208311</text:p>
          </table:table-cell>
          <table:table-cell table:formula="of:=SQRT(3)*[.A503]" office:value-type="float" office:value="86.9489505399576" calcext:value-type="float">
            <text:p>86.94895054</text:p>
          </table:table-cell>
          <table:table-cell table:formula="of:=(1-ROUND([.B503])/[.B503])^2" office:value-type="float" office:value="0.0000000083291593097993" calcext:value-type="float">
            <text:p>8.3291593097993E-009</text:p>
          </table:table-cell>
          <table:table-cell table:formula="of:=(1-ROUND([.C503])/[.C503])^2" office:value-type="float" office:value="0.000000344709789079577" calcext:value-type="float">
            <text:p>3.44709789079577E-007</text:p>
          </table:table-cell>
          <table:table-cell table:formula="of:=(1-ROUND([.A503])/[.A503])^2" office:value-type="float" office:value="0.000015872763924383" calcext:value-type="float">
            <text:p>1.5872763924383E-005</text:p>
          </table:table-cell>
          <table:table-cell table:formula="of:=SUM([.D503:.F503])" office:value-type="float" office:value="0.0000162258028727724" calcext:value-type="float">
            <text:p>1.62258028727724E-005</text:p>
          </table:table-cell>
          <table:table-cell table:number-columns-repeated="4"/>
        </table:table-row>
        <table:table-row table:style-name="ro1">
          <table:table-cell office:value-type="float" office:value="50.3" calcext:value-type="float">
            <text:p>50.3</text:p>
          </table:table-cell>
          <table:table-cell table:formula="of:=SQRT(2)*[.A504]" office:value-type="float" office:value="71.1349421873667" calcext:value-type="float">
            <text:p>71.1349421874</text:p>
          </table:table-cell>
          <table:table-cell table:formula="of:=SQRT(3)*[.A504]" office:value-type="float" office:value="87.1221556207145" calcext:value-type="float">
            <text:p>87.1221556207</text:p>
          </table:table-cell>
          <table:table-cell table:formula="of:=(1-ROUND([.B504])/[.B504])^2" office:value-type="float" office:value="0.00000359856644058248" calcext:value-type="float">
            <text:p>3.59856644058248E-006</text:p>
          </table:table-cell>
          <table:table-cell table:formula="of:=(1-ROUND([.C504])/[.C504])^2" office:value-type="float" office:value="0.00000196593740040275" calcext:value-type="float">
            <text:p>1.96593740040275E-006</text:p>
          </table:table-cell>
          <table:table-cell table:formula="of:=(1-ROUND([.A504])/[.A504])^2" office:value-type="float" office:value="0.000035571857127613" calcext:value-type="float">
            <text:p>3.5571857127613E-005</text:p>
          </table:table-cell>
          <table:table-cell table:formula="of:=SUM([.D504:.F504])" office:value-type="float" office:value="0.0000411363609685982" calcext:value-type="float">
            <text:p>4.11363609685982E-005</text:p>
          </table:table-cell>
          <table:table-cell table:number-columns-repeated="4"/>
        </table:table-row>
        <table:table-row table:style-name="ro1">
          <table:table-cell office:value-type="float" office:value="50.4" calcext:value-type="float">
            <text:p>50.4</text:p>
          </table:table-cell>
          <table:table-cell table:formula="of:=SQRT(2)*[.A505]" office:value-type="float" office:value="71.276363543604" calcext:value-type="float">
            <text:p>71.2763635436</text:p>
          </table:table-cell>
          <table:table-cell table:formula="of:=SQRT(3)*[.A505]" office:value-type="float" office:value="87.2953607014714" calcext:value-type="float">
            <text:p>87.2953607015</text:p>
          </table:table-cell>
          <table:table-cell table:formula="of:=(1-ROUND([.B505])/[.B505])^2" office:value-type="float" office:value="0.000015033857755685" calcext:value-type="float">
            <text:p>1.5033857755685E-005</text:p>
          </table:table-cell>
          <table:table-cell table:formula="of:=(1-ROUND([.C505])/[.C505])^2" office:value-type="float" office:value="0.0000114478279548913" calcext:value-type="float">
            <text:p>1.14478279548913E-005</text:p>
          </table:table-cell>
          <table:table-cell table:formula="of:=(1-ROUND([.A505])/[.A505])^2" office:value-type="float" office:value="0.0000629881582262548" calcext:value-type="float">
            <text:p>6.29881582262548E-005</text:p>
          </table:table-cell>
          <table:table-cell table:formula="of:=SUM([.D505:.F505])" office:value-type="float" office:value="0.000089469843936831" calcext:value-type="float">
            <text:p>8.9469843936831E-005</text:p>
          </table:table-cell>
          <table:table-cell table:number-columns-repeated="4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SQRT(2)*[.A506]" office:value-type="float" office:value="71.4177848998413" calcext:value-type="float">
            <text:p>71.4177848998</text:p>
          </table:table-cell>
          <table:table-cell table:formula="of:=SQRT(3)*[.A506]" office:value-type="float" office:value="87.4685657822283" calcext:value-type="float">
            <text:p>87.4685657822</text:p>
          </table:table-cell>
          <table:table-cell table:formula="of:=(1-ROUND([.B506])/[.B506])^2" office:value-type="float" office:value="0.0000342210023596529" calcext:value-type="float">
            <text:p>0.000034221</text:p>
          </table:table-cell>
          <table:table-cell table:formula="of:=(1-ROUND([.C506])/[.C506])^2" office:value-type="float" office:value="0.0000286970417639096" calcext:value-type="float">
            <text:p>0.000028697</text:p>
          </table:table-cell>
          <table:table-cell table:formula="of:=(1-ROUND([.A506])/[.A506])^2" office:value-type="float" office:value="0.0000980296049406879" calcext:value-type="float">
            <text:p>9.80296049406879E-005</text:p>
          </table:table-cell>
          <table:table-cell table:formula="of:=SUM([.D506:.F506])" office:value-type="float" office:value="0.00016094764906425" calcext:value-type="float">
            <text:p>0.0001609476</text:p>
          </table:table-cell>
          <table:table-cell table:number-columns-repeated="4"/>
        </table:table-row>
        <table:table-row table:style-name="ro1">
          <table:table-cell office:value-type="float" office:value="50.6" calcext:value-type="float">
            <text:p>50.6</text:p>
          </table:table-cell>
          <table:table-cell table:formula="of:=SQRT(2)*[.A507]" office:value-type="float" office:value="71.5592062560786" calcext:value-type="float">
            <text:p>71.5592062561</text:p>
          </table:table-cell>
          <table:table-cell table:formula="of:=SQRT(3)*[.A507]" office:value-type="float" office:value="87.6417708629852" calcext:value-type="float">
            <text:p>87.641770863</text:p>
          </table:table-cell>
          <table:table-cell table:formula="of:=(1-ROUND([.B507])/[.B507])^2" office:value-type="float" office:value="0.0000379437119546139" calcext:value-type="float">
            <text:p>3.79437119546139E-005</text:p>
          </table:table-cell>
          <table:table-cell table:formula="of:=(1-ROUND([.C507])/[.C507])^2" office:value-type="float" office:value="0.0000167070404951364" calcext:value-type="float">
            <text:p>0.000016707</text:p>
          </table:table-cell>
          <table:table-cell table:formula="of:=(1-ROUND([.A507])/[.A507])^2" office:value-type="float" office:value="0.0000624912121732874" calcext:value-type="float">
            <text:p>6.24912121732874E-005</text:p>
          </table:table-cell>
          <table:table-cell table:formula="of:=SUM([.D507:.F507])" office:value-type="float" office:value="0.000117141964623038" calcext:value-type="float">
            <text:p>0.000117142</text:p>
          </table:table-cell>
          <table:table-cell table:number-columns-repeated="4"/>
        </table:table-row>
        <table:table-row table:style-name="ro1">
          <table:table-cell office:value-type="float" office:value="50.7" calcext:value-type="float">
            <text:p>50.7</text:p>
          </table:table-cell>
          <table:table-cell table:formula="of:=SQRT(2)*[.A508]" office:value-type="float" office:value="71.7006276123159" calcext:value-type="float">
            <text:p>71.7006276123</text:p>
          </table:table-cell>
          <table:table-cell table:formula="of:=SQRT(3)*[.A508]" office:value-type="float" office:value="87.8149759437421" calcext:value-type="float">
            <text:p>87.8149759437</text:p>
          </table:table-cell>
          <table:table-cell table:formula="of:=(1-ROUND([.B508])/[.B508])^2" office:value-type="float" office:value="0.0000174332182789389" calcext:value-type="float">
            <text:p>1.74332182789389E-005</text:p>
          </table:table-cell>
          <table:table-cell table:formula="of:=(1-ROUND([.C508])/[.C508])^2" office:value-type="float" office:value="0.00000443934832063598" calcext:value-type="float">
            <text:p>4.43934832063598E-006</text:p>
          </table:table-cell>
          <table:table-cell table:formula="of:=(1-ROUND([.A508])/[.A508])^2" office:value-type="float" office:value="0.0000350127796645779" calcext:value-type="float">
            <text:p>3.50127796645779E-005</text:p>
          </table:table-cell>
          <table:table-cell table:formula="of:=SUM([.D508:.F508])" office:value-type="float" office:value="0.0000568853462641528" calcext:value-type="float">
            <text:p>5.68853462641528E-005</text:p>
          </table:table-cell>
          <table:table-cell table:number-columns-repeated="4"/>
        </table:table-row>
        <table:table-row table:style-name="ro1">
          <table:table-cell office:value-type="float" office:value="50.8" calcext:value-type="float">
            <text:p>50.8</text:p>
          </table:table-cell>
          <table:table-cell table:formula="of:=SQRT(2)*[.A509]" office:value-type="float" office:value="71.8420489685532" calcext:value-type="float">
            <text:p>71.8420489686</text:p>
          </table:table-cell>
          <table:table-cell table:formula="of:=SQRT(3)*[.A509]" office:value-type="float" office:value="87.988181024499" calcext:value-type="float">
            <text:p>87.9881810245</text:p>
          </table:table-cell>
          <table:table-cell table:formula="of:=(1-ROUND([.B509])/[.B509])^2" office:value-type="float" office:value="0.00000483378703249902" calcext:value-type="float">
            <text:p>4.83378703249902E-006</text:p>
          </table:table-cell>
          <table:table-cell table:formula="of:=(1-ROUND([.C509])/[.C509])^2" office:value-type="float" office:value="0.0000000180430929141233" calcext:value-type="float">
            <text:p>0.000000018</text:p>
          </table:table-cell>
          <table:table-cell table:formula="of:=(1-ROUND([.A509])/[.A509])^2" office:value-type="float" office:value="0.0000155000310000619" calcext:value-type="float">
            <text:p>0.0000155</text:p>
          </table:table-cell>
          <table:table-cell table:formula="of:=SUM([.D509:.F509])" office:value-type="float" office:value="0.0000203518611254751" calcext:value-type="float">
            <text:p>2.03518611254751E-005</text:p>
          </table:table-cell>
          <table:table-cell table:number-columns-repeated="4"/>
        </table:table-row>
        <table:table-row table:style-name="ro1">
          <table:table-cell office:value-type="float" office:value="50.9" calcext:value-type="float">
            <text:p>50.9</text:p>
          </table:table-cell>
          <table:table-cell table:formula="of:=SQRT(2)*[.A510]" office:value-type="float" office:value="71.9834703247905" calcext:value-type="float">
            <text:p>71.9834703248</text:p>
          </table:table-cell>
          <table:table-cell table:formula="of:=SQRT(3)*[.A510]" office:value-type="float" office:value="88.1613861052559" calcext:value-type="float">
            <text:p>88.1613861053</text:p>
          </table:table-cell>
          <table:table-cell table:formula="of:=(1-ROUND([.B510])/[.B510])^2" office:value-type="float" office:value="0.0000000527306445725644" calcext:value-type="float">
            <text:p>5.27306445725644E-008</text:p>
          </table:table-cell>
          <table:table-cell table:formula="of:=(1-ROUND([.C510])/[.C510])^2" office:value-type="float" office:value="0.00000335100798201538" calcext:value-type="float">
            <text:p>0.000003351</text:p>
          </table:table-cell>
          <table:table-cell table:formula="of:=(1-ROUND([.A510])/[.A510])^2" office:value-type="float" office:value="0.00000385979674310341" calcext:value-type="float">
            <text:p>3.85979674310341E-006</text:p>
          </table:table-cell>
          <table:table-cell table:formula="of:=SUM([.D510:.F510])" office:value-type="float" office:value="0.00000726353536969135" calcext:value-type="float">
            <text:p>7.26353536969135E-00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QRT(2)*[.A511]" office:value-type="float" office:value="72.1248916810279" calcext:value-type="float">
            <text:p>72.124891681</text:p>
          </table:table-cell>
          <table:table-cell table:formula="of:=SQRT(3)*[.A511]" office:value-type="float" office:value="88.3345911860127" calcext:value-type="float">
            <text:p>88.334591186</text:p>
          </table:table-cell>
          <table:table-cell table:formula="of:=(1-ROUND([.B511])/[.B511])^2" office:value-type="float" office:value="0.00000299844905612541" calcext:value-type="float">
            <text:p>2.99844905612541E-006</text:p>
          </table:table-cell>
          <table:table-cell table:formula="of:=(1-ROUND([.C511])/[.C511])^2" office:value-type="float" office:value="0.000014347207709524" calcext:value-type="float">
            <text:p>1.4347207709524E-005</text:p>
          </table:table-cell>
          <table:table-cell table:formula="of:=(1-ROUND([.A511])/[.A511])^2" office:value-type="float" office:value="0" calcext:value-type="float">
            <text:p>0</text:p>
          </table:table-cell>
          <table:table-cell table:formula="of:=SUM([.D511:.F511])" office:value-type="float" office:value="0.0000173456567656494" calcext:value-type="float">
            <text:p>1.73456567656494E-005</text:p>
          </table:table-cell>
          <table:table-cell table:number-columns-repeated="4"/>
        </table:table-row>
        <table:table-row table:style-name="ro1">
          <table:table-cell office:value-type="float" office:value="51.1" calcext:value-type="float">
            <text:p>51.1</text:p>
          </table:table-cell>
          <table:table-cell table:formula="of:=SQRT(2)*[.A512]" office:value-type="float" office:value="72.2663130372652" calcext:value-type="float">
            <text:p>72.2663130373</text:p>
          </table:table-cell>
          <table:table-cell table:formula="of:=SQRT(3)*[.A512]" office:value-type="float" office:value="88.5077962667696" calcext:value-type="float">
            <text:p>88.5077962668</text:p>
          </table:table-cell>
          <table:table-cell table:formula="of:=(1-ROUND([.B512])/[.B512])^2" office:value-type="float" office:value="0.0000135804155578055" calcext:value-type="float">
            <text:p>1.35804155578055E-005</text:p>
          </table:table-cell>
          <table:table-cell table:formula="of:=(1-ROUND([.C512])/[.C512])^2" office:value-type="float" office:value="0.0000309262136462795" calcext:value-type="float">
            <text:p>3.09262136462795E-005</text:p>
          </table:table-cell>
          <table:table-cell table:formula="of:=(1-ROUND([.A512])/[.A512])^2" office:value-type="float" office:value="0.0000038296421965298" calcext:value-type="float">
            <text:p>3.8296421965298E-006</text:p>
          </table:table-cell>
          <table:table-cell table:formula="of:=SUM([.D512:.F512])" office:value-type="float" office:value="0.0000483362714006148" calcext:value-type="float">
            <text:p>4.83362714006148E-005</text:p>
          </table:table-cell>
          <table:table-cell table:number-columns-repeated="4"/>
        </table:table-row>
        <table:table-row table:style-name="ro1">
          <table:table-cell office:value-type="float" office:value="51.2" calcext:value-type="float">
            <text:p>51.2</text:p>
          </table:table-cell>
          <table:table-cell table:formula="of:=SQRT(2)*[.A513]" office:value-type="float" office:value="72.4077343935025" calcext:value-type="float">
            <text:p>72.4077343935</text:p>
          </table:table-cell>
          <table:table-cell table:formula="of:=SQRT(3)*[.A513]" office:value-type="float" office:value="88.6810013475265" calcext:value-type="float">
            <text:p>88.6810013475</text:p>
          </table:table-cell>
          <table:table-cell table:formula="of:=(1-ROUND([.B513])/[.B513])^2" office:value-type="float" office:value="0.0000317091628350897" calcext:value-type="float">
            <text:p>3.17091628350897E-005</text:p>
          </table:table-cell>
          <table:table-cell table:formula="of:=(1-ROUND([.C513])/[.C513])^2" office:value-type="float" office:value="0.0000129394709625113" calcext:value-type="float">
            <text:p>1.29394709625113E-005</text:p>
          </table:table-cell>
          <table:table-cell table:formula="of:=(1-ROUND([.A513])/[.A513])^2" office:value-type="float" office:value="0.0000152587890625" calcext:value-type="float">
            <text:p>1.52587890625E-005</text:p>
          </table:table-cell>
          <table:table-cell table:formula="of:=SUM([.D513:.F513])" office:value-type="float" office:value="0.000059907422860101" calcext:value-type="float">
            <text:p>5.9907422860101E-005</text:p>
          </table:table-cell>
          <table:table-cell table:number-columns-repeated="4"/>
        </table:table-row>
        <table:table-row table:style-name="ro1">
          <table:table-cell office:value-type="float" office:value="51.3" calcext:value-type="float">
            <text:p>51.3</text:p>
          </table:table-cell>
          <table:table-cell table:formula="of:=SQRT(2)*[.A514]" office:value-type="float" office:value="72.5491557497398" calcext:value-type="float">
            <text:p>72.5491557497</text:p>
          </table:table-cell>
          <table:table-cell table:formula="of:=SQRT(3)*[.A514]" office:value-type="float" office:value="88.8542064282834" calcext:value-type="float">
            <text:p>88.8542064283</text:p>
          </table:table-cell>
          <table:table-cell table:formula="of:=(1-ROUND([.B514])/[.B514])^2" office:value-type="float" office:value="0.0000386178725443911" calcext:value-type="float">
            <text:p>3.86178725443911E-005</text:p>
          </table:table-cell>
          <table:table-cell table:formula="of:=(1-ROUND([.C514])/[.C514])^2" office:value-type="float" office:value="0.00000269228335580103" calcext:value-type="float">
            <text:p>2.69228335580103E-006</text:p>
          </table:table-cell>
          <table:table-cell table:formula="of:=(1-ROUND([.A514])/[.A514])^2" office:value-type="float" office:value="0.0000341985568209028" calcext:value-type="float">
            <text:p>3.41985568209028E-005</text:p>
          </table:table-cell>
          <table:table-cell table:formula="of:=SUM([.D514:.F514])" office:value-type="float" office:value="0.0000755087127210949" calcext:value-type="float">
            <text:p>7.55087127210949E-005</text:p>
          </table:table-cell>
          <table:table-cell table:number-columns-repeated="4"/>
        </table:table-row>
        <table:table-row table:style-name="ro1">
          <table:table-cell office:value-type="float" office:value="51.4" calcext:value-type="float">
            <text:p>51.4</text:p>
          </table:table-cell>
          <table:table-cell table:formula="of:=SQRT(2)*[.A515]" office:value-type="float" office:value="72.6905771059771" calcext:value-type="float">
            <text:p>72.690577106</text:p>
          </table:table-cell>
          <table:table-cell table:formula="of:=SQRT(3)*[.A515]" office:value-type="float" office:value="89.0274115090403" calcext:value-type="float">
            <text:p>89.027411509</text:p>
          </table:table-cell>
          <table:table-cell table:formula="of:=(1-ROUND([.B515])/[.B515])^2" office:value-type="float" office:value="0.0000181196019897183" calcext:value-type="float">
            <text:p>1.81196019897183E-005</text:p>
          </table:table-cell>
          <table:table-cell table:formula="of:=(1-ROUND([.C515])/[.C515])^2" office:value-type="float" office:value="0.0000000948021958275575" calcext:value-type="float">
            <text:p>9.48021958275575E-008</text:p>
          </table:table-cell>
          <table:table-cell table:formula="of:=(1-ROUND([.A515])/[.A515])^2" office:value-type="float" office:value="0.0000605610985783295" calcext:value-type="float">
            <text:p>6.05610985783295E-005</text:p>
          </table:table-cell>
          <table:table-cell table:formula="of:=SUM([.D515:.F515])" office:value-type="float" office:value="0.0000787755027638754" calcext:value-type="float">
            <text:p>7.87755027638754E-005</text:p>
          </table:table-cell>
          <table:table-cell table:number-columns-repeated="4"/>
        </table:table-row>
        <table:table-row table:style-name="ro1">
          <table:table-cell office:value-type="float" office:value="51.5" calcext:value-type="float">
            <text:p>51.5</text:p>
          </table:table-cell>
          <table:table-cell table:formula="of:=SQRT(2)*[.A516]" office:value-type="float" office:value="72.8319984622144" calcext:value-type="float">
            <text:p>72.8319984622</text:p>
          </table:table-cell>
          <table:table-cell table:formula="of:=SQRT(3)*[.A516]" office:value-type="float" office:value="89.2006165897972" calcext:value-type="float">
            <text:p>89.2006165898</text:p>
          </table:table-cell>
          <table:table-cell table:formula="of:=(1-ROUND([.B516])/[.B516])^2" office:value-type="float" office:value="0.00000532086279542309" calcext:value-type="float">
            <text:p>5.32086279542309E-006</text:p>
          </table:table-cell>
          <table:table-cell table:formula="of:=(1-ROUND([.C516])/[.C516])^2" office:value-type="float" office:value="0.00000505822303099316" calcext:value-type="float">
            <text:p>5.05822303099316E-006</text:p>
          </table:table-cell>
          <table:table-cell table:formula="of:=(1-ROUND([.A516])/[.A516])^2" office:value-type="float" office:value="0.000094259590913371" calcext:value-type="float">
            <text:p>9.4259590913371E-005</text:p>
          </table:table-cell>
          <table:table-cell table:formula="of:=SUM([.D516:.F516])" office:value-type="float" office:value="0.000104638676739787" calcext:value-type="float">
            <text:p>0.0001046387</text:p>
          </table:table-cell>
          <table:table-cell table:number-columns-repeated="4"/>
        </table:table-row>
        <table:table-row table:style-name="ro1">
          <table:table-cell office:value-type="float" office:value="51.6" calcext:value-type="float">
            <text:p>51.6</text:p>
          </table:table-cell>
          <table:table-cell table:formula="of:=SQRT(2)*[.A517]" office:value-type="float" office:value="72.9734198184517" calcext:value-type="float">
            <text:p>72.9734198185</text:p>
          </table:table-cell>
          <table:table-cell table:formula="of:=SQRT(3)*[.A517]" office:value-type="float" office:value="89.3738216705541" calcext:value-type="float">
            <text:p>89.3738216706</text:p>
          </table:table-cell>
          <table:table-cell table:formula="of:=(1-ROUND([.B517])/[.B517])^2" office:value-type="float" office:value="0.000000132674202861166" calcext:value-type="float">
            <text:p>1.32674202861166E-007</text:p>
          </table:table-cell>
          <table:table-cell table:formula="of:=(1-ROUND([.C517])/[.C517])^2" office:value-type="float" office:value="0.0000174947721210452" calcext:value-type="float">
            <text:p>1.74947721210452E-005</text:p>
          </table:table-cell>
          <table:table-cell table:formula="of:=(1-ROUND([.A517])/[.A517])^2" office:value-type="float" office:value="0.000060092542515474" calcext:value-type="float">
            <text:p>6.0092542515474E-005</text:p>
          </table:table-cell>
          <table:table-cell table:formula="of:=SUM([.D517:.F517])" office:value-type="float" office:value="0.0000777199888393804" calcext:value-type="float">
            <text:p>0.00007772</text:p>
          </table:table-cell>
          <table:table-cell table:number-columns-repeated="4"/>
        </table:table-row>
        <table:table-row table:style-name="ro1">
          <table:table-cell office:value-type="float" office:value="51.7" calcext:value-type="float">
            <text:p>51.7</text:p>
          </table:table-cell>
          <table:table-cell table:formula="of:=SQRT(2)*[.A518]" office:value-type="float" office:value="73.114841174689" calcext:value-type="float">
            <text:p>73.1148411747</text:p>
          </table:table-cell>
          <table:table-cell table:formula="of:=SQRT(3)*[.A518]" office:value-type="float" office:value="89.547026751311" calcext:value-type="float">
            <text:p>89.5470267513</text:p>
          </table:table-cell>
          <table:table-cell table:formula="of:=(1-ROUND([.B518])/[.B518])^2" office:value-type="float" office:value="0.00000246708532785749" calcext:value-type="float">
            <text:p>2.46708532785749E-006</text:p>
          </table:table-cell>
          <table:table-cell table:formula="of:=(1-ROUND([.C518])/[.C518])^2" office:value-type="float" office:value="0.000025588378624872" calcext:value-type="float">
            <text:p>2.5588378624872E-005</text:p>
          </table:table-cell>
          <table:table-cell table:formula="of:=(1-ROUND([.A518])/[.A518])^2" office:value-type="float" office:value="0.0000336714193251501" calcext:value-type="float">
            <text:p>3.36714193251501E-005</text:p>
          </table:table-cell>
          <table:table-cell table:formula="of:=SUM([.D518:.F518])" office:value-type="float" office:value="0.0000617268832778796" calcext:value-type="float">
            <text:p>6.17268832778796E-005</text:p>
          </table:table-cell>
          <table:table-cell table:number-columns-repeated="4"/>
        </table:table-row>
        <table:table-row table:style-name="ro1">
          <table:table-cell office:value-type="float" office:value="51.8" calcext:value-type="float">
            <text:p>51.8</text:p>
          </table:table-cell>
          <table:table-cell table:formula="of:=SQRT(2)*[.A519]" office:value-type="float" office:value="73.2562625309263" calcext:value-type="float">
            <text:p>73.2562625309</text:p>
          </table:table-cell>
          <table:table-cell table:formula="of:=SQRT(3)*[.A519]" office:value-type="float" office:value="89.7202318320679" calcext:value-type="float">
            <text:p>89.7202318321</text:p>
          </table:table-cell>
          <table:table-cell table:formula="of:=(1-ROUND([.B519])/[.B519])^2" office:value-type="float" office:value="0.0000122371619304968" calcext:value-type="float">
            <text:p>1.22371619304968E-005</text:p>
          </table:table-cell>
          <table:table-cell table:formula="of:=(1-ROUND([.C519])/[.C519])^2" office:value-type="float" office:value="0.00000972334786652307" calcext:value-type="float">
            <text:p>9.72334786652307E-006</text:p>
          </table:table-cell>
          <table:table-cell table:formula="of:=(1-ROUND([.A519])/[.A519])^2" office:value-type="float" office:value="0.0000149073508146867" calcext:value-type="float">
            <text:p>1.49073508146867E-005</text:p>
          </table:table-cell>
          <table:table-cell table:formula="of:=SUM([.D519:.F519])" office:value-type="float" office:value="0.0000368678606117066" calcext:value-type="float">
            <text:p>3.68678606117066E-005</text:p>
          </table:table-cell>
          <table:table-cell table:number-columns-repeated="4"/>
        </table:table-row>
        <table:table-row table:style-name="ro1">
          <table:table-cell office:value-type="float" office:value="51.9" calcext:value-type="float">
            <text:p>51.9</text:p>
          </table:table-cell>
          <table:table-cell table:formula="of:=SQRT(2)*[.A520]" office:value-type="float" office:value="73.3976838871637" calcext:value-type="float">
            <text:p>73.3976838872</text:p>
          </table:table-cell>
          <table:table-cell table:formula="of:=SQRT(3)*[.A520]" office:value-type="float" office:value="89.8934369128248" calcext:value-type="float">
            <text:p>89.8934369128</text:p>
          </table:table-cell>
          <table:table-cell table:formula="of:=(1-ROUND([.B520])/[.B520])^2" office:value-type="float" office:value="0.0000293569733758032" calcext:value-type="float">
            <text:p>0.000029357</text:p>
          </table:table-cell>
          <table:table-cell table:formula="of:=(1-ROUND([.C520])/[.C520])^2" office:value-type="float" office:value="0.00000140526301732867" calcext:value-type="float">
            <text:p>1.40526301732867E-006</text:p>
          </table:table-cell>
          <table:table-cell table:formula="of:=(1-ROUND([.A520])/[.A520])^2" office:value-type="float" office:value="0.00000371248992987028" calcext:value-type="float">
            <text:p>3.71248992987028E-006</text:p>
          </table:table-cell>
          <table:table-cell table:formula="of:=SUM([.D520:.F520])" office:value-type="float" office:value="0.0000344747263230021" calcext:value-type="float">
            <text:p>3.44747263230021E-00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QRT(2)*[.A521]" office:value-type="float" office:value="73.539105243401" calcext:value-type="float">
            <text:p>73.5391052434</text:p>
          </table:table-cell>
          <table:table-cell table:formula="of:=SQRT(3)*[.A521]" office:value-type="float" office:value="90.0666419935816" calcext:value-type="float">
            <text:p>90.0666419936</text:p>
          </table:table-cell>
          <table:table-cell table:formula="of:=(1-ROUND([.B521])/[.B521])^2" office:value-type="float" office:value="0.0000392795814830799" calcext:value-type="float">
            <text:p>3.92795814830799E-005</text:p>
          </table:table-cell>
          <table:table-cell table:formula="of:=(1-ROUND([.C521])/[.C521])^2" office:value-type="float" office:value="0.000000547479697797457" calcext:value-type="float">
            <text:p>5.47479697797457E-007</text:p>
          </table:table-cell>
          <table:table-cell table:formula="of:=(1-ROUND([.A521])/[.A521])^2" office:value-type="float" office:value="0" calcext:value-type="float">
            <text:p>0</text:p>
          </table:table-cell>
          <table:table-cell table:formula="of:=SUM([.D521:.F521])" office:value-type="float" office:value="0.0000398270611808773" calcext:value-type="float">
            <text:p>3.98270611808773E-005</text:p>
          </table:table-cell>
          <table:table-cell table:number-columns-repeated="4"/>
        </table:table-row>
        <table:table-row table:style-name="ro1">
          <table:table-cell office:value-type="float" office:value="52.1" calcext:value-type="float">
            <text:p>52.1</text:p>
          </table:table-cell>
          <table:table-cell table:formula="of:=SQRT(2)*[.A522]" office:value-type="float" office:value="73.6805265996383" calcext:value-type="float">
            <text:p>73.6805265996</text:p>
          </table:table-cell>
          <table:table-cell table:formula="of:=SQRT(3)*[.A522]" office:value-type="float" office:value="90.2398470743385" calcext:value-type="float">
            <text:p>90.2398470743</text:p>
          </table:table-cell>
          <table:table-cell table:formula="of:=(1-ROUND([.B522])/[.B522])^2" office:value-type="float" office:value="0.0000188002647976347" calcext:value-type="float">
            <text:p>1.88002647976347E-005</text:p>
          </table:table-cell>
          <table:table-cell table:formula="of:=(1-ROUND([.C522])/[.C522])^2" office:value-type="float" office:value="0.0000070643490443887" calcext:value-type="float">
            <text:p>7.0643490443887E-006</text:p>
          </table:table-cell>
          <table:table-cell table:formula="of:=(1-ROUND([.A522])/[.A522])^2" office:value-type="float" office:value="0.00000368404183597929" calcext:value-type="float">
            <text:p>0.000003684</text:p>
          </table:table-cell>
          <table:table-cell table:formula="of:=SUM([.D522:.F522])" office:value-type="float" office:value="0.0000295486556780027" calcext:value-type="float">
            <text:p>2.95486556780027E-005</text:p>
          </table:table-cell>
          <table:table-cell table:number-columns-repeated="4"/>
        </table:table-row>
        <table:table-row table:style-name="ro1">
          <table:table-cell office:value-type="float" office:value="52.2" calcext:value-type="float">
            <text:p>52.2</text:p>
          </table:table-cell>
          <table:table-cell table:formula="of:=SQRT(2)*[.A523]" office:value-type="float" office:value="73.8219479558756" calcext:value-type="float">
            <text:p>73.8219479559</text:p>
          </table:table-cell>
          <table:table-cell table:formula="of:=SQRT(3)*[.A523]" office:value-type="float" office:value="90.4130521550954" calcext:value-type="float">
            <text:p>90.4130521551</text:p>
          </table:table-cell>
          <table:table-cell table:formula="of:=(1-ROUND([.B523])/[.B523])^2" office:value-type="float" office:value="0.00000581731962553565" calcext:value-type="float">
            <text:p>5.81731962553565E-006</text:p>
          </table:table-cell>
          <table:table-cell table:formula="of:=(1-ROUND([.C523])/[.C523])^2" office:value-type="float" office:value="0.0000208712050161909" calcext:value-type="float">
            <text:p>2.08712050161909E-005</text:p>
          </table:table-cell>
          <table:table-cell table:formula="of:=(1-ROUND([.A523])/[.A523])^2" office:value-type="float" office:value="0.0000146797610134909" calcext:value-type="float">
            <text:p>1.46797610134909E-005</text:p>
          </table:table-cell>
          <table:table-cell table:formula="of:=SUM([.D523:.F523])" office:value-type="float" office:value="0.0000413682856552175" calcext:value-type="float">
            <text:p>4.13682856552175E-005</text:p>
          </table:table-cell>
          <table:table-cell table:number-columns-repeated="4"/>
        </table:table-row>
        <table:table-row table:style-name="ro1">
          <table:table-cell office:value-type="float" office:value="52.3" calcext:value-type="float">
            <text:p>52.3</text:p>
          </table:table-cell>
          <table:table-cell table:formula="of:=SQRT(2)*[.A524]" office:value-type="float" office:value="73.9633693121129" calcext:value-type="float">
            <text:p>73.9633693121</text:p>
          </table:table-cell>
          <table:table-cell table:formula="of:=SQRT(3)*[.A524]" office:value-type="float" office:value="90.5862572358523" calcext:value-type="float">
            <text:p>90.5862572359</text:p>
          </table:table-cell>
          <table:table-cell table:formula="of:=(1-ROUND([.B524])/[.B524])^2" office:value-type="float" office:value="0.000000245276971561219" calcext:value-type="float">
            <text:p>2.45276971561219E-007</text:p>
          </table:table-cell>
          <table:table-cell table:formula="of:=(1-ROUND([.C524])/[.C524])^2" office:value-type="float" office:value="0.0000208610512821415" calcext:value-type="float">
            <text:p>2.08610512821415E-005</text:p>
          </table:table-cell>
          <table:table-cell table:formula="of:=(1-ROUND([.A524])/[.A524])^2" office:value-type="float" office:value="0.0000329032753382646" calcext:value-type="float">
            <text:p>3.29032753382646E-005</text:p>
          </table:table-cell>
          <table:table-cell table:formula="of:=SUM([.D524:.F524])" office:value-type="float" office:value="0.0000540096035919673" calcext:value-type="float">
            <text:p>5.40096035919673E-005</text:p>
          </table:table-cell>
          <table:table-cell table:number-columns-repeated="4"/>
        </table:table-row>
        <table:table-row table:style-name="ro1">
          <table:table-cell office:value-type="float" office:value="52.4" calcext:value-type="float">
            <text:p>52.4</text:p>
          </table:table-cell>
          <table:table-cell table:formula="of:=SQRT(2)*[.A525]" office:value-type="float" office:value="74.1047906683502" calcext:value-type="float">
            <text:p>74.1047906684</text:p>
          </table:table-cell>
          <table:table-cell table:formula="of:=SQRT(3)*[.A525]" office:value-type="float" office:value="90.7594623166092" calcext:value-type="float">
            <text:p>90.7594623166</text:p>
          </table:table-cell>
          <table:table-cell table:formula="of:=(1-ROUND([.B525])/[.B525])^2" office:value-type="float" office:value="0.00000199964384601713" calcext:value-type="float">
            <text:p>1.99964384601713E-006</text:p>
          </table:table-cell>
          <table:table-cell table:formula="of:=(1-ROUND([.C525])/[.C525])^2" office:value-type="float" office:value="0.00000702396630089403" calcext:value-type="float">
            <text:p>0.000007024</text:p>
          </table:table-cell>
          <table:table-cell table:formula="of:=(1-ROUND([.A525])/[.A525])^2" office:value-type="float" office:value="0.0000582716624905327" calcext:value-type="float">
            <text:p>5.82716624905327E-005</text:p>
          </table:table-cell>
          <table:table-cell table:formula="of:=SUM([.D525:.F525])" office:value-type="float" office:value="0.0000672952726374439" calcext:value-type="float">
            <text:p>6.72952726374439E-005</text:p>
          </table:table-cell>
          <table:table-cell table:number-columns-repeated="4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SQRT(2)*[.A526]" office:value-type="float" office:value="74.2462120245875" calcext:value-type="float">
            <text:p>74.2462120246</text:p>
          </table:table-cell>
          <table:table-cell table:formula="of:=SQRT(3)*[.A526]" office:value-type="float" office:value="90.9326673973661" calcext:value-type="float">
            <text:p>90.9326673974</text:p>
          </table:table-cell>
          <table:table-cell table:formula="of:=(1-ROUND([.B526])/[.B526])^2" office:value-type="float" office:value="0.0000109968908936927" calcext:value-type="float">
            <text:p>1.09968908936927E-005</text:p>
          </table:table-cell>
          <table:table-cell table:formula="of:=(1-ROUND([.C526])/[.C526])^2" office:value-type="float" office:value="0.00000054829077883101" calcext:value-type="float">
            <text:p>5.4829077883101E-007</text:p>
          </table:table-cell>
          <table:table-cell table:formula="of:=(1-ROUND([.A526])/[.A526])^2" office:value-type="float" office:value="0.0000907029478458043" calcext:value-type="float">
            <text:p>9.07029478458043E-005</text:p>
          </table:table-cell>
          <table:table-cell table:formula="of:=SUM([.D526:.F526])" office:value-type="float" office:value="0.000102248129518328" calcext:value-type="float">
            <text:p>0.0001022481</text:p>
          </table:table-cell>
          <table:table-cell table:number-columns-repeated="4"/>
        </table:table-row>
        <table:table-row table:style-name="ro1">
          <table:table-cell office:value-type="float" office:value="52.6" calcext:value-type="float">
            <text:p>52.6</text:p>
          </table:table-cell>
          <table:table-cell table:formula="of:=SQRT(2)*[.A527]" office:value-type="float" office:value="74.3876333808248" calcext:value-type="float">
            <text:p>74.3876333808</text:p>
          </table:table-cell>
          <table:table-cell table:formula="of:=SQRT(3)*[.A527]" office:value-type="float" office:value="91.1058724781229" calcext:value-type="float">
            <text:p>91.1058724781</text:p>
          </table:table-cell>
          <table:table-cell table:formula="of:=(1-ROUND([.B527])/[.B527])^2" office:value-type="float" office:value="0.0000271544401989461" calcext:value-type="float">
            <text:p>2.71544401989461E-005</text:p>
          </table:table-cell>
          <table:table-cell table:formula="of:=(1-ROUND([.C527])/[.C527])^2" office:value-type="float" office:value="0.00000135043415690734" calcext:value-type="float">
            <text:p>1.35043415690734E-006</text:p>
          </table:table-cell>
          <table:table-cell table:formula="of:=(1-ROUND([.A527])/[.A527])^2" office:value-type="float" office:value="0.0000578293744307431" calcext:value-type="float">
            <text:p>5.78293744307431E-005</text:p>
          </table:table-cell>
          <table:table-cell table:formula="of:=SUM([.D527:.F527])" office:value-type="float" office:value="0.0000863342487865966" calcext:value-type="float">
            <text:p>8.63342487865966E-005</text:p>
          </table:table-cell>
          <table:table-cell table:number-columns-repeated="4"/>
        </table:table-row>
        <table:table-row table:style-name="ro1">
          <table:table-cell office:value-type="float" office:value="52.7" calcext:value-type="float">
            <text:p>52.7</text:p>
          </table:table-cell>
          <table:table-cell table:formula="of:=SQRT(2)*[.A528]" office:value-type="float" office:value="74.5290547370621" calcext:value-type="float">
            <text:p>74.5290547371</text:p>
          </table:table-cell>
          <table:table-cell table:formula="of:=SQRT(3)*[.A528]" office:value-type="float" office:value="91.2790775588798" calcext:value-type="float">
            <text:p>91.2790775589</text:p>
          </table:table-cell>
          <table:table-cell table:formula="of:=(1-ROUND([.B528])/[.B528])^2" office:value-type="float" office:value="0.0000399291108749233" calcext:value-type="float">
            <text:p>3.99291108749233E-005</text:p>
          </table:table-cell>
          <table:table-cell table:formula="of:=(1-ROUND([.C528])/[.C528])^2" office:value-type="float" office:value="0.00000934775553031021" calcext:value-type="float">
            <text:p>9.34775553031021E-006</text:p>
          </table:table-cell>
          <table:table-cell table:formula="of:=(1-ROUND([.A528])/[.A528])^2" office:value-type="float" office:value="0.0000324056904392403" calcext:value-type="float">
            <text:p>3.24056904392403E-005</text:p>
          </table:table-cell>
          <table:table-cell table:formula="of:=SUM([.D528:.F528])" office:value-type="float" office:value="0.0000816825568444738" calcext:value-type="float">
            <text:p>8.16825568444738E-005</text:p>
          </table:table-cell>
          <table:table-cell table:number-columns-repeated="4"/>
        </table:table-row>
        <table:table-row table:style-name="ro1">
          <table:table-cell office:value-type="float" office:value="52.8" calcext:value-type="float">
            <text:p>52.8</text:p>
          </table:table-cell>
          <table:table-cell table:formula="of:=SQRT(2)*[.A529]" office:value-type="float" office:value="74.6704760932994" calcext:value-type="float">
            <text:p>74.6704760933</text:p>
          </table:table-cell>
          <table:table-cell table:formula="of:=SQRT(3)*[.A529]" office:value-type="float" office:value="91.4522826396367" calcext:value-type="float">
            <text:p>91.4522826396</text:p>
          </table:table-cell>
          <table:table-cell table:formula="of:=(1-ROUND([.B529])/[.B529])^2" office:value-type="float" office:value="0.0000194749349114744" calcext:value-type="float">
            <text:p>1.94749349114744E-005</text:p>
          </table:table-cell>
          <table:table-cell table:formula="of:=(1-ROUND([.C529])/[.C529])^2" office:value-type="float" office:value="0.0000244585516764188" calcext:value-type="float">
            <text:p>2.44585516764188E-005</text:p>
          </table:table-cell>
          <table:table-cell table:formula="of:=(1-ROUND([.A529])/[.A529])^2" office:value-type="float" office:value="0.0000143480257116612" calcext:value-type="float">
            <text:p>0.000014348</text:p>
          </table:table-cell>
          <table:table-cell table:formula="of:=SUM([.D529:.F529])" office:value-type="float" office:value="0.0000582815122995544" calcext:value-type="float">
            <text:p>5.82815122995544E-005</text:p>
          </table:table-cell>
          <table:table-cell table:number-columns-repeated="4"/>
        </table:table-row>
        <table:table-row table:style-name="ro1">
          <table:table-cell office:value-type="float" office:value="52.9" calcext:value-type="float">
            <text:p>52.9</text:p>
          </table:table-cell>
          <table:table-cell table:formula="of:=SQRT(2)*[.A530]" office:value-type="float" office:value="74.8118974495367" calcext:value-type="float">
            <text:p>74.8118974495</text:p>
          </table:table-cell>
          <table:table-cell table:formula="of:=SQRT(3)*[.A530]" office:value-type="float" office:value="91.6254877203936" calcext:value-type="float">
            <text:p>91.6254877204</text:p>
          </table:table-cell>
          <table:table-cell table:formula="of:=(1-ROUND([.B530])/[.B530])^2" office:value-type="float" office:value="0.00000632190591993022" calcext:value-type="float">
            <text:p>6.32190591993022E-006</text:p>
          </table:table-cell>
          <table:table-cell table:formula="of:=(1-ROUND([.C530])/[.C530])^2" office:value-type="float" office:value="0.0000167070404951364" calcext:value-type="float">
            <text:p>0.000016707</text:p>
          </table:table-cell>
          <table:table-cell table:formula="of:=(1-ROUND([.A530])/[.A530])^2" office:value-type="float" office:value="0.00000357345778495569" calcext:value-type="float">
            <text:p>3.57345778495569E-006</text:p>
          </table:table-cell>
          <table:table-cell table:formula="of:=SUM([.D530:.F530])" office:value-type="float" office:value="0.0000266024042000223" calcext:value-type="float">
            <text:p>2.66024042000223E-00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QRT(2)*[.A531]" office:value-type="float" office:value="74.9533188057741" calcext:value-type="float">
            <text:p>74.9533188058</text:p>
          </table:table-cell>
          <table:table-cell table:formula="of:=SQRT(3)*[.A531]" office:value-type="float" office:value="91.7986928011505" calcext:value-type="float">
            <text:p>91.7986928012</text:p>
          </table:table-cell>
          <table:table-cell table:formula="of:=(1-ROUND([.B531])/[.B531])^2" office:value-type="float" office:value="0.00000038788428165924" calcext:value-type="float">
            <text:p>3.8788428165924E-007</text:p>
          </table:table-cell>
          <table:table-cell table:formula="of:=(1-ROUND([.C531])/[.C531])^2" office:value-type="float" office:value="0.00000480889857702932" calcext:value-type="float">
            <text:p>4.80889857702932E-006</text:p>
          </table:table-cell>
          <table:table-cell table:formula="of:=(1-ROUND([.A531])/[.A531])^2" office:value-type="float" office:value="0" calcext:value-type="float">
            <text:p>0</text:p>
          </table:table-cell>
          <table:table-cell table:formula="of:=SUM([.D531:.F531])" office:value-type="float" office:value="0.00000519678285868856" calcext:value-type="float">
            <text:p>5.19678285868856E-006</text:p>
          </table:table-cell>
          <table:table-cell table:number-columns-repeated="4"/>
        </table:table-row>
        <table:table-row table:style-name="ro1">
          <table:table-cell office:value-type="float" office:value="53.1" calcext:value-type="float">
            <text:p>53.1</text:p>
          </table:table-cell>
          <table:table-cell table:formula="of:=SQRT(2)*[.A532]" office:value-type="float" office:value="75.0947401620113" calcext:value-type="float">
            <text:p>75.094740162</text:p>
          </table:table-cell>
          <table:table-cell table:formula="of:=SQRT(3)*[.A532]" office:value-type="float" office:value="91.9718978819074" calcext:value-type="float">
            <text:p>91.9718978819</text:p>
          </table:table-cell>
          <table:table-cell table:formula="of:=(1-ROUND([.B532])/[.B532])^2" office:value-type="float" office:value="0.00000159165599106544" calcext:value-type="float">
            <text:p>1.59165599106544E-006</text:p>
          </table:table-cell>
          <table:table-cell table:formula="of:=(1-ROUND([.C532])/[.C532])^2" office:value-type="float" office:value="0.00000009336149813766" calcext:value-type="float">
            <text:p>9.336149813766E-008</text:p>
          </table:table-cell>
          <table:table-cell table:formula="of:=(1-ROUND([.A532])/[.A532])^2" office:value-type="float" office:value="0.00000354658977660038" calcext:value-type="float">
            <text:p>3.54658977660038E-006</text:p>
          </table:table-cell>
          <table:table-cell table:formula="of:=SUM([.D532:.F532])" office:value-type="float" office:value="0.00000523160726580349" calcext:value-type="float">
            <text:p>5.23160726580349E-006</text:p>
          </table:table-cell>
          <table:table-cell table:number-columns-repeated="4"/>
        </table:table-row>
        <table:table-row table:style-name="ro1">
          <table:table-cell office:value-type="float" office:value="53.2" calcext:value-type="float">
            <text:p>53.2</text:p>
          </table:table-cell>
          <table:table-cell table:formula="of:=SQRT(2)*[.A533]" office:value-type="float" office:value="75.2361615182487" calcext:value-type="float">
            <text:p>75.2361615182</text:p>
          </table:table-cell>
          <table:table-cell table:formula="of:=SQRT(3)*[.A533]" office:value-type="float" office:value="92.1451029626643" calcext:value-type="float">
            <text:p>92.1451029627</text:p>
          </table:table-cell>
          <table:table-cell table:formula="of:=(1-ROUND([.B533])/[.B533])^2" office:value-type="float" office:value="0.00000985292107763202" calcext:value-type="float">
            <text:p>9.85292107763202E-006</text:p>
          </table:table-cell>
          <table:table-cell table:formula="of:=(1-ROUND([.C533])/[.C533])^2" office:value-type="float" office:value="0.00000247975080722804" calcext:value-type="float">
            <text:p>2.47975080722804E-006</text:p>
          </table:table-cell>
          <table:table-cell table:formula="of:=(1-ROUND([.A533])/[.A533])^2" office:value-type="float" office:value="0.0000141330770535363" calcext:value-type="float">
            <text:p>1.41330770535363E-005</text:p>
          </table:table-cell>
          <table:table-cell table:formula="of:=SUM([.D533:.F533])" office:value-type="float" office:value="0.0000264657489383964" calcext:value-type="float">
            <text:p>2.64657489383964E-005</text:p>
          </table:table-cell>
          <table:table-cell table:number-columns-repeated="4"/>
        </table:table-row>
        <table:table-row table:style-name="ro1">
          <table:table-cell office:value-type="float" office:value="53.3" calcext:value-type="float">
            <text:p>53.3</text:p>
          </table:table-cell>
          <table:table-cell table:formula="of:=SQRT(2)*[.A534]" office:value-type="float" office:value="75.377582874486" calcext:value-type="float">
            <text:p>75.3775828745</text:p>
          </table:table-cell>
          <table:table-cell table:formula="of:=SQRT(3)*[.A534]" office:value-type="float" office:value="92.3183080434212" calcext:value-type="float">
            <text:p>92.3183080434</text:p>
          </table:table-cell>
          <table:table-cell table:formula="of:=(1-ROUND([.B534])/[.B534])^2" office:value-type="float" office:value="0.0000250922821906328" calcext:value-type="float">
            <text:p>2.50922821906328E-005</text:p>
          </table:table-cell>
          <table:table-cell table:formula="of:=(1-ROUND([.C534])/[.C534])^2" office:value-type="float" office:value="0.000011888294455447" calcext:value-type="float">
            <text:p>1.1888294455447E-005</text:p>
          </table:table-cell>
          <table:table-cell table:formula="of:=(1-ROUND([.A534])/[.A534])^2" office:value-type="float" office:value="0.0000316802128910312" calcext:value-type="float">
            <text:p>3.16802128910312E-005</text:p>
          </table:table-cell>
          <table:table-cell table:formula="of:=SUM([.D534:.F534])" office:value-type="float" office:value="0.0000686607895371109" calcext:value-type="float">
            <text:p>6.86607895371109E-005</text:p>
          </table:table-cell>
          <table:table-cell table:number-columns-repeated="4"/>
        </table:table-row>
        <table:table-row table:style-name="ro1">
          <table:table-cell office:value-type="float" office:value="53.4" calcext:value-type="float">
            <text:p>53.4</text:p>
          </table:table-cell>
          <table:table-cell table:formula="of:=SQRT(2)*[.A535]" office:value-type="float" office:value="75.5190042307233" calcext:value-type="float">
            <text:p>75.5190042307</text:p>
          </table:table-cell>
          <table:table-cell table:formula="of:=SQRT(3)*[.A535]" office:value-type="float" office:value="92.4915131241781" calcext:value-type="float">
            <text:p>92.4915131242</text:p>
          </table:table-cell>
          <table:table-cell table:formula="of:=(1-ROUND([.B535])/[.B535])^2" office:value-type="float" office:value="0.0000405667301515826" calcext:value-type="float">
            <text:p>4.05667301515826E-005</text:p>
          </table:table-cell>
          <table:table-cell table:formula="of:=(1-ROUND([.C535])/[.C535])^2" office:value-type="float" office:value="0.0000282401154969299" calcext:value-type="float">
            <text:p>2.82401154969299E-005</text:p>
          </table:table-cell>
          <table:table-cell table:formula="of:=(1-ROUND([.A535])/[.A535])^2" office:value-type="float" office:value="0.0000561096382331094" calcext:value-type="float">
            <text:p>5.61096382331094E-005</text:p>
          </table:table-cell>
          <table:table-cell table:formula="of:=SUM([.D535:.F535])" office:value-type="float" office:value="0.000124916483881622" calcext:value-type="float">
            <text:p>0.0001249165</text:p>
          </table:table-cell>
          <table:table-cell table:number-columns-repeated="4"/>
        </table:table-row>
        <table:table-row table:style-name="ro1">
          <table:table-cell office:value-type="float" office:value="53.5" calcext:value-type="float">
            <text:p>53.5</text:p>
          </table:table-cell>
          <table:table-cell table:formula="of:=SQRT(2)*[.A536]" office:value-type="float" office:value="75.6604255869606" calcext:value-type="float">
            <text:p>75.660425587</text:p>
          </table:table-cell>
          <table:table-cell table:formula="of:=SQRT(3)*[.A536]" office:value-type="float" office:value="92.6647182049349" calcext:value-type="float">
            <text:p>92.6647182049</text:p>
          </table:table-cell>
          <table:table-cell table:formula="of:=(1-ROUND([.B536])/[.B536])^2" office:value-type="float" office:value="0.0000201433805556907" calcext:value-type="float">
            <text:p>2.01433805556907E-005</text:p>
          </table:table-cell>
          <table:table-cell table:formula="of:=(1-ROUND([.C536])/[.C536])^2" office:value-type="float" office:value="0.0000130915517631294" calcext:value-type="float">
            <text:p>1.30915517631294E-005</text:p>
          </table:table-cell>
          <table:table-cell table:formula="of:=(1-ROUND([.A536])/[.A536])^2" office:value-type="float" office:value="0.0000873438728273191" calcext:value-type="float">
            <text:p>8.73438728273191E-005</text:p>
          </table:table-cell>
          <table:table-cell table:formula="of:=SUM([.D536:.F536])" office:value-type="float" office:value="0.000120578805146139" calcext:value-type="float">
            <text:p>0.0001205788</text:p>
          </table:table-cell>
          <table:table-cell table:number-columns-repeated="4"/>
        </table:table-row>
        <table:table-row table:style-name="ro1">
          <table:table-cell office:value-type="float" office:value="53.6" calcext:value-type="float">
            <text:p>53.6</text:p>
          </table:table-cell>
          <table:table-cell table:formula="of:=SQRT(2)*[.A537]" office:value-type="float" office:value="75.8018469431979" calcext:value-type="float">
            <text:p>75.8018469432</text:p>
          </table:table-cell>
          <table:table-cell table:formula="of:=SQRT(3)*[.A537]" office:value-type="float" office:value="92.8379232856918" calcext:value-type="float">
            <text:p>92.8379232857</text:p>
          </table:table-cell>
          <table:table-cell table:formula="of:=(1-ROUND([.B537])/[.B537])^2" office:value-type="float" office:value="0.00000683348078636993" calcext:value-type="float">
            <text:p>6.83348078636993E-006</text:p>
          </table:table-cell>
          <table:table-cell table:formula="of:=(1-ROUND([.C537])/[.C537])^2" office:value-type="float" office:value="0.00000304782771322212" calcext:value-type="float">
            <text:p>3.04782771322212E-006</text:p>
          </table:table-cell>
          <table:table-cell table:formula="of:=(1-ROUND([.A537])/[.A537])^2" office:value-type="float" office:value="0.0000556916907997313" calcext:value-type="float">
            <text:p>5.56916907997313E-005</text:p>
          </table:table-cell>
          <table:table-cell table:formula="of:=SUM([.D537:.F537])" office:value-type="float" office:value="0.0000655729992993234" calcext:value-type="float">
            <text:p>0.000065573</text:p>
          </table:table-cell>
          <table:table-cell table:number-columns-repeated="4"/>
        </table:table-row>
        <table:table-row table:style-name="ro1">
          <table:table-cell office:value-type="float" office:value="53.7" calcext:value-type="float">
            <text:p>53.7</text:p>
          </table:table-cell>
          <table:table-cell table:formula="of:=SQRT(2)*[.A538]" office:value-type="float" office:value="75.9432682994352" calcext:value-type="float">
            <text:p>75.9432682994</text:p>
          </table:table-cell>
          <table:table-cell table:formula="of:=SQRT(3)*[.A538]" office:value-type="float" office:value="93.0111283664487" calcext:value-type="float">
            <text:p>93.0111283664</text:p>
          </table:table-cell>
          <table:table-cell table:formula="of:=(1-ROUND([.B538])/[.B538])^2" office:value-type="float" office:value="0.00000055804990289723" calcext:value-type="float">
            <text:p>0.000000558</text:p>
          </table:table-cell>
          <table:table-cell table:formula="of:=(1-ROUND([.C538])/[.C538])^2" office:value-type="float" office:value="0.0000000143150546483639" calcext:value-type="float">
            <text:p>1.43150546483639E-008</text:p>
          </table:table-cell>
          <table:table-cell table:formula="of:=(1-ROUND([.A538])/[.A538])^2" office:value-type="float" office:value="0.0000312100121719053" calcext:value-type="float">
            <text:p>0.00003121</text:p>
          </table:table-cell>
          <table:table-cell table:formula="of:=SUM([.D538:.F538])" office:value-type="float" office:value="0.0000317823771294509" calcext:value-type="float">
            <text:p>3.17823771294509E-005</text:p>
          </table:table-cell>
          <table:table-cell table:number-columns-repeated="4"/>
        </table:table-row>
        <table:table-row table:style-name="ro1">
          <table:table-cell office:value-type="float" office:value="53.8" calcext:value-type="float">
            <text:p>53.8</text:p>
          </table:table-cell>
          <table:table-cell table:formula="of:=SQRT(2)*[.A539]" office:value-type="float" office:value="76.0846896556725" calcext:value-type="float">
            <text:p>76.0846896557</text:p>
          </table:table-cell>
          <table:table-cell table:formula="of:=SQRT(3)*[.A539]" office:value-type="float" office:value="93.1843334472056" calcext:value-type="float">
            <text:p>93.1843334472</text:p>
          </table:table-cell>
          <table:table-cell table:formula="of:=(1-ROUND([.B539])/[.B539])^2" office:value-type="float" office:value="0.0000012389853957812" calcext:value-type="float">
            <text:p>0.000001239</text:p>
          </table:table-cell>
          <table:table-cell table:formula="of:=(1-ROUND([.C539])/[.C539])^2" office:value-type="float" office:value="0.00000391311385031321" calcext:value-type="float">
            <text:p>3.91311385031321E-006</text:p>
          </table:table-cell>
          <table:table-cell table:formula="of:=(1-ROUND([.A539])/[.A539])^2" office:value-type="float" office:value="0.0000138195989552376" calcext:value-type="float">
            <text:p>1.38195989552376E-005</text:p>
          </table:table-cell>
          <table:table-cell table:formula="of:=SUM([.D539:.F539])" office:value-type="float" office:value="0.000018971698201332" calcext:value-type="float">
            <text:p>1.8971698201332E-005</text:p>
          </table:table-cell>
          <table:table-cell table:number-columns-repeated="4"/>
        </table:table-row>
        <table:table-row table:style-name="ro1">
          <table:table-cell office:value-type="float" office:value="53.9" calcext:value-type="float">
            <text:p>53.9</text:p>
          </table:table-cell>
          <table:table-cell table:formula="of:=SQRT(2)*[.A540]" office:value-type="float" office:value="76.2261110119098" calcext:value-type="float">
            <text:p>76.2261110119</text:p>
          </table:table-cell>
          <table:table-cell table:formula="of:=SQRT(3)*[.A540]" office:value-type="float" office:value="93.3575385279625" calcext:value-type="float">
            <text:p>93.357538528</text:p>
          </table:table-cell>
          <table:table-cell table:formula="of:=(1-ROUND([.B540])/[.B540])^2" office:value-type="float" office:value="0.00000879905234163615" calcext:value-type="float">
            <text:p>8.79905234163615E-006</text:p>
          </table:table-cell>
          <table:table-cell table:formula="of:=(1-ROUND([.C540])/[.C540])^2" office:value-type="float" office:value="0.000014667189747337" calcext:value-type="float">
            <text:p>1.4667189747337E-005</text:p>
          </table:table-cell>
          <table:table-cell table:formula="of:=(1-ROUND([.A540])/[.A540])^2" office:value-type="float" office:value="0.00000344209196581285" calcext:value-type="float">
            <text:p>3.44209196581285E-006</text:p>
          </table:table-cell>
          <table:table-cell table:formula="of:=SUM([.D540:.F540])" office:value-type="float" office:value="0.000026908334054786" calcext:value-type="float">
            <text:p>2.6908334054786E-00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QRT(2)*[.A541]" office:value-type="float" office:value="76.3675323681472" calcext:value-type="float">
            <text:p>76.3675323681</text:p>
          </table:table-cell>
          <table:table-cell table:formula="of:=SQRT(3)*[.A541]" office:value-type="float" office:value="93.5307436087194" calcext:value-type="float">
            <text:p>93.5307436087</text:p>
          </table:table-cell>
          <table:table-cell table:formula="of:=(1-ROUND([.B541])/[.B541])^2" office:value-type="float" office:value="0.00002316187270848" calcext:value-type="float">
            <text:p>2.316187270848E-005</text:p>
          </table:table-cell>
          <table:table-cell table:formula="of:=(1-ROUND([.C541])/[.C541])^2" office:value-type="float" office:value="0.0000251716461771497" calcext:value-type="float">
            <text:p>2.51716461771497E-005</text:p>
          </table:table-cell>
          <table:table-cell table:formula="of:=(1-ROUND([.A541])/[.A541])^2" office:value-type="float" office:value="0" calcext:value-type="float">
            <text:p>0</text:p>
          </table:table-cell>
          <table:table-cell table:formula="of:=SUM([.D541:.F541])" office:value-type="float" office:value="0.0000483335188856297" calcext:value-type="float">
            <text:p>4.83335188856297E-005</text:p>
          </table:table-cell>
          <table:table-cell table:number-columns-repeated="4"/>
        </table:table-row>
        <table:table-row table:style-name="ro1">
          <table:table-cell office:value-type="float" office:value="54.1" calcext:value-type="float">
            <text:p>54.1</text:p>
          </table:table-cell>
          <table:table-cell table:formula="of:=SQRT(2)*[.A542]" office:value-type="float" office:value="76.5089537243845" calcext:value-type="float">
            <text:p>76.5089537244</text:p>
          </table:table-cell>
          <table:table-cell table:formula="of:=SQRT(3)*[.A542]" office:value-type="float" office:value="93.7039486894763" calcext:value-type="float">
            <text:p>93.7039486895</text:p>
          </table:table-cell>
          <table:table-cell table:formula="of:=(1-ROUND([.B542])/[.B542])^2" office:value-type="float" office:value="0.000041192705504611" calcext:value-type="float">
            <text:p>4.1192705504611E-005</text:p>
          </table:table-cell>
          <table:table-cell table:formula="of:=(1-ROUND([.C542])/[.C542])^2" office:value-type="float" office:value="0.00000998201437319401" calcext:value-type="float">
            <text:p>0.000009982</text:p>
          </table:table-cell>
          <table:table-cell table:formula="of:=(1-ROUND([.A542])/[.A542])^2" office:value-type="float" office:value="0.00000341668915987039" calcext:value-type="float">
            <text:p>3.41668915987039E-006</text:p>
          </table:table-cell>
          <table:table-cell table:formula="of:=SUM([.D542:.F542])" office:value-type="float" office:value="0.0000545914090376754" calcext:value-type="float">
            <text:p>5.45914090376754E-005</text:p>
          </table:table-cell>
          <table:table-cell table:number-columns-repeated="4"/>
        </table:table-row>
        <table:table-row table:style-name="ro1">
          <table:table-cell office:value-type="float" office:value="54.2" calcext:value-type="float">
            <text:p>54.2</text:p>
          </table:table-cell>
          <table:table-cell table:formula="of:=SQRT(2)*[.A543]" office:value-type="float" office:value="76.6503750806218" calcext:value-type="float">
            <text:p>76.6503750806</text:p>
          </table:table-cell>
          <table:table-cell table:formula="of:=SQRT(3)*[.A543]" office:value-type="float" office:value="93.8771537702332" calcext:value-type="float">
            <text:p>93.8771537702</text:p>
          </table:table-cell>
          <table:table-cell table:formula="of:=(1-ROUND([.B543])/[.B543])^2" office:value-type="float" office:value="0.0000208054057424057" calcext:value-type="float">
            <text:p>2.08054057424057E-005</text:p>
          </table:table-cell>
          <table:table-cell table:formula="of:=(1-ROUND([.C543])/[.C543])^2" office:value-type="float" office:value="0.00000171239454890435" calcext:value-type="float">
            <text:p>1.71239454890435E-006</text:p>
          </table:table-cell>
          <table:table-cell table:formula="of:=(1-ROUND([.A543])/[.A543])^2" office:value-type="float" office:value="0.0000136163723260853" calcext:value-type="float">
            <text:p>1.36163723260853E-005</text:p>
          </table:table-cell>
          <table:table-cell table:formula="of:=SUM([.D543:.F543])" office:value-type="float" office:value="0.0000361341726173954" calcext:value-type="float">
            <text:p>3.61341726173954E-005</text:p>
          </table:table-cell>
          <table:table-cell table:number-columns-repeated="4"/>
        </table:table-row>
        <table:table-row table:style-name="ro1">
          <table:table-cell office:value-type="float" office:value="54.3" calcext:value-type="float">
            <text:p>54.3</text:p>
          </table:table-cell>
          <table:table-cell table:formula="of:=SQRT(2)*[.A544]" office:value-type="float" office:value="76.7917964368591" calcext:value-type="float">
            <text:p>76.7917964369</text:p>
          </table:table-cell>
          <table:table-cell table:formula="of:=SQRT(3)*[.A544]" office:value-type="float" office:value="94.05035885099" calcext:value-type="float">
            <text:p>94.050358851</text:p>
          </table:table-cell>
          <table:table-cell table:formula="of:=(1-ROUND([.B544])/[.B544])^2" office:value-type="float" office:value="0.00000735100402317431" calcext:value-type="float">
            <text:p>0.000007351</text:p>
          </table:table-cell>
          <table:table-cell table:formula="of:=(1-ROUND([.C544])/[.C544])^2" office:value-type="float" office:value="0.000000286701992436399" calcext:value-type="float">
            <text:p>2.86701992436399E-007</text:p>
          </table:table-cell>
          <table:table-cell table:formula="of:=(1-ROUND([.A544])/[.A544])^2" office:value-type="float" office:value="0.0000305240987759847" calcext:value-type="float">
            <text:p>3.05240987759847E-005</text:p>
          </table:table-cell>
          <table:table-cell table:formula="of:=SUM([.D544:.F544])" office:value-type="float" office:value="0.0000381618047915954" calcext:value-type="float">
            <text:p>3.81618047915954E-005</text:p>
          </table:table-cell>
          <table:table-cell table:number-columns-repeated="4"/>
        </table:table-row>
        <table:table-row table:style-name="ro1">
          <table:table-cell office:value-type="float" office:value="54.4" calcext:value-type="float">
            <text:p>54.4</text:p>
          </table:table-cell>
          <table:table-cell table:formula="of:=SQRT(2)*[.A545]" office:value-type="float" office:value="76.9332177930964" calcext:value-type="float">
            <text:p>76.9332177931</text:p>
          </table:table-cell>
          <table:table-cell table:formula="of:=SQRT(3)*[.A545]" office:value-type="float" office:value="94.2235639317469" calcext:value-type="float">
            <text:p>94.2235639317</text:p>
          </table:table-cell>
          <table:table-cell table:formula="of:=(1-ROUND([.B545])/[.B545])^2" office:value-type="float" office:value="0.000000753518186181389" calcext:value-type="float">
            <text:p>7.53518186181389E-007</text:p>
          </table:table-cell>
          <table:table-cell table:formula="of:=(1-ROUND([.C545])/[.C545])^2" office:value-type="float" office:value="0.00000562968925467489" calcext:value-type="float">
            <text:p>5.62968925467489E-006</text:p>
          </table:table-cell>
          <table:table-cell table:formula="of:=(1-ROUND([.A545])/[.A545])^2" office:value-type="float" office:value="0.0000540657439446379" calcext:value-type="float">
            <text:p>5.40657439446379E-005</text:p>
          </table:table-cell>
          <table:table-cell table:formula="of:=SUM([.D545:.F545])" office:value-type="float" office:value="0.0000604489513854942" calcext:value-type="float">
            <text:p>0.000060449</text:p>
          </table:table-cell>
          <table:table-cell table:number-columns-repeated="4"/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SQRT(2)*[.A546]" office:value-type="float" office:value="77.0746391493337" calcext:value-type="float">
            <text:p>77.0746391493</text:p>
          </table:table-cell>
          <table:table-cell table:formula="of:=SQRT(3)*[.A546]" office:value-type="float" office:value="94.3967690125038" calcext:value-type="float">
            <text:p>94.3967690125</text:p>
          </table:table-cell>
          <table:table-cell table:formula="of:=(1-ROUND([.B546])/[.B546])^2" office:value-type="float" office:value="0.000000937800288402882" calcext:value-type="float">
            <text:p>9.37800288402882E-007</text:p>
          </table:table-cell>
          <table:table-cell table:formula="of:=(1-ROUND([.C546])/[.C546])^2" office:value-type="float" office:value="0.0000176669359238295" calcext:value-type="float">
            <text:p>1.76669359238295E-005</text:p>
          </table:table-cell>
          <table:table-cell table:formula="of:=(1-ROUND([.A546])/[.A546])^2" office:value-type="float" office:value="0.000084167999326655" calcext:value-type="float">
            <text:p>0.000084168</text:p>
          </table:table-cell>
          <table:table-cell table:formula="of:=SUM([.D546:.F546])" office:value-type="float" office:value="0.000102772735538887" calcext:value-type="float">
            <text:p>0.0001027727</text:p>
          </table:table-cell>
          <table:table-cell table:number-columns-repeated="4"/>
        </table:table-row>
        <table:table-row table:style-name="ro1">
          <table:table-cell office:value-type="float" office:value="54.6" calcext:value-type="float">
            <text:p>54.6</text:p>
          </table:table-cell>
          <table:table-cell table:formula="of:=SQRT(2)*[.A547]" office:value-type="float" office:value="77.216060505571" calcext:value-type="float">
            <text:p>77.2160605056</text:p>
          </table:table-cell>
          <table:table-cell table:formula="of:=SQRT(3)*[.A547]" office:value-type="float" office:value="94.5699740932607" calcext:value-type="float">
            <text:p>94.5699740933</text:p>
          </table:table-cell>
          <table:table-cell table:formula="of:=(1-ROUND([.B547])/[.B547])^2" office:value-type="float" office:value="0.00000782952643729198" calcext:value-type="float">
            <text:p>7.82952643729198E-006</text:p>
          </table:table-cell>
          <table:table-cell table:formula="of:=(1-ROUND([.C547])/[.C547])^2" office:value-type="float" office:value="0.0000206767701685438" calcext:value-type="float">
            <text:p>2.06767701685438E-005</text:p>
          </table:table-cell>
          <table:table-cell table:formula="of:=(1-ROUND([.A547])/[.A547])^2" office:value-type="float" office:value="0.0000536703833407126" calcext:value-type="float">
            <text:p>5.36703833407126E-005</text:p>
          </table:table-cell>
          <table:table-cell table:formula="of:=SUM([.D547:.F547])" office:value-type="float" office:value="0.0000821766799465484" calcext:value-type="float">
            <text:p>8.21766799465484E-005</text:p>
          </table:table-cell>
          <table:table-cell table:number-columns-repeated="4"/>
        </table:table-row>
        <table:table-row table:style-name="ro1">
          <table:table-cell office:value-type="float" office:value="54.7" calcext:value-type="float">
            <text:p>54.7</text:p>
          </table:table-cell>
          <table:table-cell table:formula="of:=SQRT(2)*[.A548]" office:value-type="float" office:value="77.3574818618083" calcext:value-type="float">
            <text:p>77.3574818618</text:p>
          </table:table-cell>
          <table:table-cell table:formula="of:=SQRT(3)*[.A548]" office:value-type="float" office:value="94.7431791740176" calcext:value-type="float">
            <text:p>94.743179174</text:p>
          </table:table-cell>
          <table:table-cell table:formula="of:=(1-ROUND([.B548])/[.B548])^2" office:value-type="float" office:value="0.0000213551867627536" calcext:value-type="float">
            <text:p>2.13551867627536E-005</text:p>
          </table:table-cell>
          <table:table-cell table:formula="of:=(1-ROUND([.C548])/[.C548])^2" office:value-type="float" office:value="0.00000734792254001851" calcext:value-type="float">
            <text:p>7.34792254001851E-006</text:p>
          </table:table-cell>
          <table:table-cell table:formula="of:=(1-ROUND([.A548])/[.A548])^2" office:value-type="float" office:value="0.0000300793091116896" calcext:value-type="float">
            <text:p>3.00793091116896E-005</text:p>
          </table:table-cell>
          <table:table-cell table:formula="of:=SUM([.D548:.F548])" office:value-type="float" office:value="0.0000587824184144618" calcext:value-type="float">
            <text:p>5.87824184144618E-005</text:p>
          </table:table-cell>
          <table:table-cell table:number-columns-repeated="4"/>
        </table:table-row>
        <table:table-row table:style-name="ro1">
          <table:table-cell office:value-type="float" office:value="54.8" calcext:value-type="float">
            <text:p>54.8</text:p>
          </table:table-cell>
          <table:table-cell table:formula="of:=SQRT(2)*[.A549]" office:value-type="float" office:value="77.4989032180456" calcext:value-type="float">
            <text:p>77.498903218</text:p>
          </table:table-cell>
          <table:table-cell table:formula="of:=SQRT(3)*[.A549]" office:value-type="float" office:value="94.9163842547745" calcext:value-type="float">
            <text:p>94.9163842548</text:p>
          </table:table-cell>
          <table:table-cell table:formula="of:=(1-ROUND([.B549])/[.B549])^2" office:value-type="float" office:value="0.0000414420755261798" calcext:value-type="float">
            <text:p>4.14420755261798E-005</text:p>
          </table:table-cell>
          <table:table-cell table:formula="of:=(1-ROUND([.C549])/[.C549])^2" office:value-type="float" office:value="0.000000776057245282504" calcext:value-type="float">
            <text:p>7.76057245282504E-007</text:p>
          </table:table-cell>
          <table:table-cell table:formula="of:=(1-ROUND([.A549])/[.A549])^2" office:value-type="float" office:value="0.0000133198358996213" calcext:value-type="float">
            <text:p>1.33198358996213E-005</text:p>
          </table:table-cell>
          <table:table-cell table:formula="of:=SUM([.D549:.F549])" office:value-type="float" office:value="0.0000555379686710836" calcext:value-type="float">
            <text:p>0.000055538</text:p>
          </table:table-cell>
          <table:table-cell table:number-columns-repeated="4"/>
        </table:table-row>
        <table:table-row table:style-name="ro1">
          <table:table-cell office:value-type="float" office:value="54.9" calcext:value-type="float">
            <text:p>54.9</text:p>
          </table:table-cell>
          <table:table-cell table:formula="of:=SQRT(2)*[.A550]" office:value-type="float" office:value="77.6403245742829" calcext:value-type="float">
            <text:p>77.6403245743</text:p>
          </table:table-cell>
          <table:table-cell table:formula="of:=SQRT(3)*[.A550]" office:value-type="float" office:value="95.0895893355314" calcext:value-type="float">
            <text:p>95.0895893355</text:p>
          </table:table-cell>
          <table:table-cell table:formula="of:=(1-ROUND([.B550])/[.B550])^2" office:value-type="float" office:value="0.0000214608464910138" calcext:value-type="float">
            <text:p>2.14608464910138E-005</text:p>
          </table:table-cell>
          <table:table-cell table:formula="of:=(1-ROUND([.C550])/[.C550])^2" office:value-type="float" office:value="0.000000887660076437728" calcext:value-type="float">
            <text:p>8.87660076437728E-007</text:p>
          </table:table-cell>
          <table:table-cell table:formula="of:=(1-ROUND([.A550])/[.A550])^2" office:value-type="float" office:value="0.00000331783902508592" calcext:value-type="float">
            <text:p>3.31783902508592E-006</text:p>
          </table:table-cell>
          <table:table-cell table:formula="of:=SUM([.D550:.F550])" office:value-type="float" office:value="0.0000256663455925374" calcext:value-type="float">
            <text:p>2.56663455925374E-00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QRT(2)*[.A551]" office:value-type="float" office:value="77.7817459305202" calcext:value-type="float">
            <text:p>77.7817459305</text:p>
          </table:table-cell>
          <table:table-cell table:formula="of:=SQRT(3)*[.A551]" office:value-type="float" office:value="95.2627944162883" calcext:value-type="float">
            <text:p>95.2627944163</text:p>
          </table:table-cell>
          <table:table-cell table:formula="of:=(1-ROUND([.B551])/[.B551])^2" office:value-type="float" office:value="0.00000787352708173108" calcext:value-type="float">
            <text:p>7.87352708173108E-006</text:p>
          </table:table-cell>
          <table:table-cell table:formula="of:=(1-ROUND([.C551])/[.C551])^2" office:value-type="float" office:value="0.00000761001710548612" calcext:value-type="float">
            <text:p>0.00000761</text:p>
          </table:table-cell>
          <table:table-cell table:formula="of:=(1-ROUND([.A551])/[.A551])^2" office:value-type="float" office:value="0" calcext:value-type="float">
            <text:p>0</text:p>
          </table:table-cell>
          <table:table-cell table:formula="of:=SUM([.D551:.F551])" office:value-type="float" office:value="0.0000154835441872172" calcext:value-type="float">
            <text:p>1.54835441872172E-005</text:p>
          </table:table-cell>
          <table:table-cell table:number-columns-repeated="4"/>
        </table:table-row>
        <table:table-row table:style-name="ro1">
          <table:table-cell office:value-type="float" office:value="55.1" calcext:value-type="float">
            <text:p>55.1</text:p>
          </table:table-cell>
          <table:table-cell table:formula="of:=SQRT(2)*[.A552]" office:value-type="float" office:value="77.9231672867576" calcext:value-type="float">
            <text:p>77.9231672868</text:p>
          </table:table-cell>
          <table:table-cell table:formula="of:=SQRT(3)*[.A552]" office:value-type="float" office:value="95.4359994970451" calcext:value-type="float">
            <text:p>95.435999497</text:p>
          </table:table-cell>
          <table:table-cell table:formula="of:=(1-ROUND([.B552])/[.B552])^2" office:value-type="float" office:value="0.000000972207901851137" calcext:value-type="float">
            <text:p>9.72207901851137E-007</text:p>
          </table:table-cell>
          <table:table-cell table:formula="of:=(1-ROUND([.C552])/[.C552])^2" office:value-type="float" office:value="0.0000208712050161899" calcext:value-type="float">
            <text:p>2.08712050161899E-005</text:p>
          </table:table-cell>
          <table:table-cell table:formula="of:=(1-ROUND([.A552])/[.A552])^2" office:value-type="float" office:value="0.00000329379679250072" calcext:value-type="float">
            <text:p>3.29379679250072E-006</text:p>
          </table:table-cell>
          <table:table-cell table:formula="of:=SUM([.D552:.F552])" office:value-type="float" office:value="0.0000251372097105418" calcext:value-type="float">
            <text:p>2.51372097105418E-005</text:p>
          </table:table-cell>
          <table:table-cell table:number-columns-repeated="4"/>
        </table:table-row>
        <table:table-row table:style-name="ro1">
          <table:table-cell office:value-type="float" office:value="55.2" calcext:value-type="float">
            <text:p>55.2</text:p>
          </table:table-cell>
          <table:table-cell table:formula="of:=SQRT(2)*[.A553]" office:value-type="float" office:value="78.0645886429948" calcext:value-type="float">
            <text:p>78.064588643</text:p>
          </table:table-cell>
          <table:table-cell table:formula="of:=SQRT(3)*[.A553]" office:value-type="float" office:value="95.609204577802" calcext:value-type="float">
            <text:p>95.6092045778</text:p>
          </table:table-cell>
          <table:table-cell table:formula="of:=(1-ROUND([.B553])/[.B553])^2" office:value-type="float" office:value="0.000000684548414841332" calcext:value-type="float">
            <text:p>6.84548414841332E-007</text:p>
          </table:table-cell>
          <table:table-cell table:formula="of:=(1-ROUND([.C553])/[.C553])^2" office:value-type="float" office:value="0.0000167070404951345" calcext:value-type="float">
            <text:p>0.000016707</text:p>
          </table:table-cell>
          <table:table-cell table:formula="of:=(1-ROUND([.A553])/[.A553])^2" office:value-type="float" office:value="0.0000131274942239027" calcext:value-type="float">
            <text:p>1.31274942239027E-005</text:p>
          </table:table-cell>
          <table:table-cell table:formula="of:=SUM([.D553:.F553])" office:value-type="float" office:value="0.0000305190831338785" calcext:value-type="float">
            <text:p>3.05190831338785E-005</text:p>
          </table:table-cell>
          <table:table-cell table:number-columns-repeated="4"/>
        </table:table-row>
        <table:table-row table:style-name="ro1">
          <table:table-cell office:value-type="float" office:value="55.3" calcext:value-type="float">
            <text:p>55.3</text:p>
          </table:table-cell>
          <table:table-cell table:formula="of:=SQRT(2)*[.A554]" office:value-type="float" office:value="78.2060099992322" calcext:value-type="float">
            <text:p>78.2060099992</text:p>
          </table:table-cell>
          <table:table-cell table:formula="of:=SQRT(3)*[.A554]" office:value-type="float" office:value="95.7824096585589" calcext:value-type="float">
            <text:p>95.7824096586</text:p>
          </table:table-cell>
          <table:table-cell table:formula="of:=(1-ROUND([.B554])/[.B554])^2" office:value-type="float" office:value="0.00000693899129581479" calcext:value-type="float">
            <text:p>0.000006939</text:p>
          </table:table-cell>
          <table:table-cell table:formula="of:=(1-ROUND([.C554])/[.C554])^2" office:value-type="float" office:value="0.00000516068926339067" calcext:value-type="float">
            <text:p>5.16068926339067E-006</text:p>
          </table:table-cell>
          <table:table-cell table:formula="of:=(1-ROUND([.A554])/[.A554])^2" office:value-type="float" office:value="0.000029430134495716" calcext:value-type="float">
            <text:p>2.9430134495716E-005</text:p>
          </table:table-cell>
          <table:table-cell table:formula="of:=SUM([.D554:.F554])" office:value-type="float" office:value="0.0000415298150549214" calcext:value-type="float">
            <text:p>4.15298150549214E-005</text:p>
          </table:table-cell>
          <table:table-cell table:number-columns-repeated="4"/>
        </table:table-row>
        <table:table-row table:style-name="ro1">
          <table:table-cell office:value-type="float" office:value="55.4" calcext:value-type="float">
            <text:p>55.4</text:p>
          </table:table-cell>
          <table:table-cell table:formula="of:=SQRT(2)*[.A555]" office:value-type="float" office:value="78.3474313554695" calcext:value-type="float">
            <text:p>78.3474313555</text:p>
          </table:table-cell>
          <table:table-cell table:formula="of:=SQRT(3)*[.A555]" office:value-type="float" office:value="95.9556147393158" calcext:value-type="float">
            <text:p>95.9556147393</text:p>
          </table:table-cell>
          <table:table-cell table:formula="of:=(1-ROUND([.B555])/[.B555])^2" office:value-type="float" office:value="0.000019664753020918" calcext:value-type="float">
            <text:p>1.9664753020918E-005</text:p>
          </table:table-cell>
          <table:table-cell table:formula="of:=(1-ROUND([.C555])/[.C555])^2" office:value-type="float" office:value="0.000000213962057588309" calcext:value-type="float">
            <text:p>0.000000214</text:p>
          </table:table-cell>
          <table:table-cell table:formula="of:=(1-ROUND([.A555])/[.A555])^2" office:value-type="float" office:value="0.0000521315278447538" calcext:value-type="float">
            <text:p>5.21315278447538E-005</text:p>
          </table:table-cell>
          <table:table-cell table:formula="of:=SUM([.D555:.F555])" office:value-type="float" office:value="0.0000720102429232601" calcext:value-type="float">
            <text:p>7.20102429232601E-005</text:p>
          </table:table-cell>
          <table:table-cell table:number-columns-repeated="4"/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SQRT(2)*[.A556]" office:value-type="float" office:value="78.4888527117068" calcext:value-type="float">
            <text:p>78.4888527117</text:p>
          </table:table-cell>
          <table:table-cell table:formula="of:=SQRT(3)*[.A556]" office:value-type="float" office:value="96.1288198200727" calcext:value-type="float">
            <text:p>96.1288198201</text:p>
          </table:table-cell>
          <table:table-cell table:formula="of:=(1-ROUND([.B556])/[.B556])^2" office:value-type="float" office:value="0.0000387918145837308" calcext:value-type="float">
            <text:p>3.87918145837308E-005</text:p>
          </table:table-cell>
          <table:table-cell table:formula="of:=(1-ROUND([.C556])/[.C556])^2" office:value-type="float" office:value="0.0000017958007784606" calcext:value-type="float">
            <text:p>1.7958007784606E-006</text:p>
          </table:table-cell>
          <table:table-cell table:formula="of:=(1-ROUND([.A556])/[.A556])^2" office:value-type="float" office:value="0.0000811622433244038" calcext:value-type="float">
            <text:p>8.11622433244038E-005</text:p>
          </table:table-cell>
          <table:table-cell table:formula="of:=SUM([.D556:.F556])" office:value-type="float" office:value="0.000121749858686595" calcext:value-type="float">
            <text:p>0.0001217499</text:p>
          </table:table-cell>
          <table:table-cell table:number-columns-repeated="4"/>
        </table:table-row>
        <table:table-row table:style-name="ro1">
          <table:table-cell office:value-type="float" office:value="55.6" calcext:value-type="float">
            <text:p>55.6</text:p>
          </table:table-cell>
          <table:table-cell table:formula="of:=SQRT(2)*[.A557]" office:value-type="float" office:value="78.6302740679441" calcext:value-type="float">
            <text:p>78.6302740679</text:p>
          </table:table-cell>
          <table:table-cell table:formula="of:=SQRT(3)*[.A557]" office:value-type="float" office:value="96.3020249008296" calcext:value-type="float">
            <text:p>96.3020249008</text:p>
          </table:table-cell>
          <table:table-cell table:formula="of:=(1-ROUND([.B557])/[.B557])^2" office:value-type="float" office:value="0.0000221095674451713" calcext:value-type="float">
            <text:p>2.21095674451713E-005</text:p>
          </table:table-cell>
          <table:table-cell table:formula="of:=(1-ROUND([.C557])/[.C557])^2" office:value-type="float" office:value="0.00000983591264266851" calcext:value-type="float">
            <text:p>9.83591264266851E-006</text:p>
          </table:table-cell>
          <table:table-cell table:formula="of:=(1-ROUND([.A557])/[.A557])^2" office:value-type="float" office:value="0.0000517571554267371" calcext:value-type="float">
            <text:p>5.17571554267371E-005</text:p>
          </table:table-cell>
          <table:table-cell table:formula="of:=SUM([.D557:.F557])" office:value-type="float" office:value="0.000083702635514577" calcext:value-type="float">
            <text:p>8.3702635514577E-005</text:p>
          </table:table-cell>
          <table:table-cell table:number-columns-repeated="4"/>
        </table:table-row>
        <table:table-row table:style-name="ro1">
          <table:table-cell office:value-type="float" office:value="55.7" calcext:value-type="float">
            <text:p>55.7</text:p>
          </table:table-cell>
          <table:table-cell table:formula="of:=SQRT(2)*[.A558]" office:value-type="float" office:value="78.7716954241814" calcext:value-type="float">
            <text:p>78.7716954242</text:p>
          </table:table-cell>
          <table:table-cell table:formula="of:=SQRT(3)*[.A558]" office:value-type="float" office:value="96.4752299815865" calcext:value-type="float">
            <text:p>96.4752299816</text:p>
          </table:table-cell>
          <table:table-cell table:formula="of:=(1-ROUND([.B558])/[.B558])^2" office:value-type="float" office:value="0.00000840018490627027" calcext:value-type="float">
            <text:p>8.40018490627027E-006</text:p>
          </table:table-cell>
          <table:table-cell table:formula="of:=(1-ROUND([.C558])/[.C558])^2" office:value-type="float" office:value="0.000024264761035885" calcext:value-type="float">
            <text:p>2.4264761035885E-005</text:p>
          </table:table-cell>
          <table:table-cell table:formula="of:=(1-ROUND([.A558])/[.A558])^2" office:value-type="float" office:value="0.0000290089573213768" calcext:value-type="float">
            <text:p>0.000029009</text:p>
          </table:table-cell>
          <table:table-cell table:formula="of:=SUM([.D558:.F558])" office:value-type="float" office:value="0.0000616739032635321" calcext:value-type="float">
            <text:p>6.16739032635321E-005</text:p>
          </table:table-cell>
          <table:table-cell table:number-columns-repeated="4"/>
        </table:table-row>
        <table:table-row table:style-name="ro1">
          <table:table-cell office:value-type="float" office:value="55.8" calcext:value-type="float">
            <text:p>55.8</text:p>
          </table:table-cell>
          <table:table-cell table:formula="of:=SQRT(2)*[.A559]" office:value-type="float" office:value="78.9131167804187" calcext:value-type="float">
            <text:p>78.9131167804</text:p>
          </table:table-cell>
          <table:table-cell table:formula="of:=SQRT(3)*[.A559]" office:value-type="float" office:value="96.6484350623434" calcext:value-type="float">
            <text:p>96.6484350623</text:p>
          </table:table-cell>
          <table:table-cell table:formula="of:=(1-ROUND([.B559])/[.B559])^2" office:value-type="float" office:value="0.00000121219759586984" calcext:value-type="float">
            <text:p>1.21219759586984E-006</text:p>
          </table:table-cell>
          <table:table-cell table:formula="of:=(1-ROUND([.C559])/[.C559])^2" office:value-type="float" office:value="0.000013231877094497" calcext:value-type="float">
            <text:p>1.3231877094497E-005</text:p>
          </table:table-cell>
          <table:table-cell table:formula="of:=(1-ROUND([.A559])/[.A559])^2" office:value-type="float" office:value="0.000012846700325021" calcext:value-type="float">
            <text:p>1.2846700325021E-005</text:p>
          </table:table-cell>
          <table:table-cell table:formula="of:=SUM([.D559:.F559])" office:value-type="float" office:value="0.0000272907750153878" calcext:value-type="float">
            <text:p>2.72907750153878E-005</text:p>
          </table:table-cell>
          <table:table-cell table:number-columns-repeated="4"/>
        </table:table-row>
        <table:table-row table:style-name="ro1">
          <table:table-cell office:value-type="float" office:value="55.9" calcext:value-type="float">
            <text:p>55.9</text:p>
          </table:table-cell>
          <table:table-cell table:formula="of:=SQRT(2)*[.A560]" office:value-type="float" office:value="79.054538136656" calcext:value-type="float">
            <text:p>79.0545381367</text:p>
          </table:table-cell>
          <table:table-cell table:formula="of:=SQRT(3)*[.A560]" office:value-type="float" office:value="96.8216401431002" calcext:value-type="float">
            <text:p>96.8216401431</text:p>
          </table:table-cell>
          <table:table-cell table:formula="of:=(1-ROUND([.B560])/[.B560])^2" office:value-type="float" office:value="0.000000475934272789443" calcext:value-type="float">
            <text:p>4.75934272789443E-007</text:p>
          </table:table-cell>
          <table:table-cell table:formula="of:=(1-ROUND([.C560])/[.C560])^2" office:value-type="float" office:value="0.00000339351177120155" calcext:value-type="float">
            <text:p>3.39351177120155E-006</text:p>
          </table:table-cell>
          <table:table-cell table:formula="of:=(1-ROUND([.A560])/[.A560])^2" office:value-type="float" office:value="0.00000320019457182961" calcext:value-type="float">
            <text:p>3.20019457182961E-006</text:p>
          </table:table-cell>
          <table:table-cell table:formula="of:=SUM([.D560:.F560])" office:value-type="float" office:value="0.0000070696406158206" calcext:value-type="float">
            <text:p>7.0696406158206E-00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QRT(2)*[.A561]" office:value-type="float" office:value="79.1959594928933" calcext:value-type="float">
            <text:p>79.1959594929</text:p>
          </table:table-cell>
          <table:table-cell table:formula="of:=SQRT(3)*[.A561]" office:value-type="float" office:value="96.9948452238571" calcext:value-type="float">
            <text:p>96.9948452239</text:p>
          </table:table-cell>
          <table:table-cell table:formula="of:=(1-ROUND([.B561])/[.B561])^2" office:value-type="float" office:value="0.00000612246856744502" calcext:value-type="float">
            <text:p>6.12246856744502E-006</text:p>
          </table:table-cell>
          <table:table-cell table:formula="of:=(1-ROUND([.C561])/[.C561])^2" office:value-type="float" office:value="0.00000000282437468994182" calcext:value-type="float">
            <text:p>2.82437468994182E-009</text:p>
          </table:table-cell>
          <table:table-cell table:formula="of:=(1-ROUND([.A561])/[.A561])^2" office:value-type="float" office:value="0" calcext:value-type="float">
            <text:p>0</text:p>
          </table:table-cell>
          <table:table-cell table:formula="of:=SUM([.D561:.F561])" office:value-type="float" office:value="0.00000612529294213496" calcext:value-type="float">
            <text:p>6.12529294213496E-006</text:p>
          </table:table-cell>
          <table:table-cell table:number-columns-repeated="4"/>
        </table:table-row>
        <table:table-row table:style-name="ro1">
          <table:table-cell office:value-type="float" office:value="56.1" calcext:value-type="float">
            <text:p>56.1</text:p>
          </table:table-cell>
          <table:table-cell table:formula="of:=SQRT(2)*[.A562]" office:value-type="float" office:value="79.3373808491306" calcext:value-type="float">
            <text:p>79.3373808491</text:p>
          </table:table-cell>
          <table:table-cell table:formula="of:=SQRT(3)*[.A562]" office:value-type="float" office:value="97.168050304614" calcext:value-type="float">
            <text:p>97.1680503046</text:p>
          </table:table-cell>
          <table:table-cell table:formula="of:=(1-ROUND([.B562])/[.B562])^2" office:value-type="float" office:value="0.0000180836101436054" calcext:value-type="float">
            <text:p>1.80836101436054E-005</text:p>
          </table:table-cell>
          <table:table-cell table:formula="of:=(1-ROUND([.C562])/[.C562])^2" office:value-type="float" office:value="0.00000299110480720636" calcext:value-type="float">
            <text:p>2.99110480720636E-006</text:p>
          </table:table-cell>
          <table:table-cell table:formula="of:=(1-ROUND([.A562])/[.A562])^2" office:value-type="float" office:value="0.00000317741745863813" calcext:value-type="float">
            <text:p>3.17741745863813E-006</text:p>
          </table:table-cell>
          <table:table-cell table:formula="of:=SUM([.D562:.F562])" office:value-type="float" office:value="0.0000242521324094499" calcext:value-type="float">
            <text:p>2.42521324094499E-005</text:p>
          </table:table-cell>
          <table:table-cell table:number-columns-repeated="4"/>
        </table:table-row>
        <table:table-row table:style-name="ro1">
          <table:table-cell office:value-type="float" office:value="56.2" calcext:value-type="float">
            <text:p>56.2</text:p>
          </table:table-cell>
          <table:table-cell table:formula="of:=SQRT(2)*[.A563]" office:value-type="float" office:value="79.478802205368" calcext:value-type="float">
            <text:p>79.4788022054</text:p>
          </table:table-cell>
          <table:table-cell table:formula="of:=SQRT(3)*[.A563]" office:value-type="float" office:value="97.3412553853709" calcext:value-type="float">
            <text:p>97.3412553854</text:p>
          </table:table-cell>
          <table:table-cell table:formula="of:=(1-ROUND([.B563])/[.B563])^2" office:value-type="float" office:value="0.0000362918959779545" calcext:value-type="float">
            <text:p>3.62918959779545E-005</text:p>
          </table:table-cell>
          <table:table-cell table:formula="of:=(1-ROUND([.C563])/[.C563])^2" office:value-type="float" office:value="0.0000122903752110371" calcext:value-type="float">
            <text:p>1.22903752110371E-005</text:p>
          </table:table-cell>
          <table:table-cell table:formula="of:=(1-ROUND([.A563])/[.A563])^2" office:value-type="float" office:value="0.0000126644799331323" calcext:value-type="float">
            <text:p>1.26644799331323E-005</text:p>
          </table:table-cell>
          <table:table-cell table:formula="of:=SUM([.D563:.F563])" office:value-type="float" office:value="0.0000612467511221238" calcext:value-type="float">
            <text:p>6.12467511221238E-005</text:p>
          </table:table-cell>
          <table:table-cell table:number-columns-repeated="4"/>
        </table:table-row>
        <table:table-row table:style-name="ro1">
          <table:table-cell office:value-type="float" office:value="56.3" calcext:value-type="float">
            <text:p>56.3</text:p>
          </table:table-cell>
          <table:table-cell table:formula="of:=SQRT(2)*[.A564]" office:value-type="float" office:value="79.6202235616053" calcext:value-type="float">
            <text:p>79.6202235616</text:p>
          </table:table-cell>
          <table:table-cell table:formula="of:=SQRT(3)*[.A564]" office:value-type="float" office:value="97.5144604661278" calcext:value-type="float">
            <text:p>97.5144604661</text:p>
          </table:table-cell>
          <table:table-cell table:formula="of:=(1-ROUND([.B564])/[.B564])^2" office:value-type="float" office:value="0.0000227514588429457" calcext:value-type="float">
            <text:p>2.27514588429457E-005</text:p>
          </table:table-cell>
          <table:table-cell table:formula="of:=(1-ROUND([.C564])/[.C564])^2" office:value-type="float" office:value="0.0000247919763923131" calcext:value-type="float">
            <text:p>0.000024792</text:p>
          </table:table-cell>
          <table:table-cell table:formula="of:=(1-ROUND([.A564])/[.A564])^2" office:value-type="float" office:value="0.0000283939438872583" calcext:value-type="float">
            <text:p>2.83939438872583E-005</text:p>
          </table:table-cell>
          <table:table-cell table:formula="of:=SUM([.D564:.F564])" office:value-type="float" office:value="0.0000759373791225171" calcext:value-type="float">
            <text:p>7.59373791225171E-005</text:p>
          </table:table-cell>
          <table:table-cell table:number-columns-repeated="4"/>
        </table:table-row>
        <table:table-row table:style-name="ro1">
          <table:table-cell office:value-type="float" office:value="56.4" calcext:value-type="float">
            <text:p>56.4</text:p>
          </table:table-cell>
          <table:table-cell table:formula="of:=SQRT(2)*[.A565]" office:value-type="float" office:value="79.7616449178426" calcext:value-type="float">
            <text:p>79.7616449178</text:p>
          </table:table-cell>
          <table:table-cell table:formula="of:=SQRT(3)*[.A565]" office:value-type="float" office:value="97.6876655468847" calcext:value-type="float">
            <text:p>97.6876655469</text:p>
          </table:table-cell>
          <table:table-cell table:formula="of:=(1-ROUND([.B565])/[.B565])^2" office:value-type="float" office:value="0.00000893018855789982" calcext:value-type="float">
            <text:p>8.93018855789982E-006</text:p>
          </table:table-cell>
          <table:table-cell table:formula="of:=(1-ROUND([.C565])/[.C565])^2" office:value-type="float" office:value="0.0000102225754282612" calcext:value-type="float">
            <text:p>1.02225754282612E-005</text:p>
          </table:table-cell>
          <table:table-cell table:formula="of:=(1-ROUND([.A565])/[.A565])^2" office:value-type="float" office:value="0.0000502992807202874" calcext:value-type="float">
            <text:p>5.02992807202874E-005</text:p>
          </table:table-cell>
          <table:table-cell table:formula="of:=SUM([.D565:.F565])" office:value-type="float" office:value="0.0000694520447064484" calcext:value-type="float">
            <text:p>0.000069452</text:p>
          </table:table-cell>
          <table:table-cell table:number-columns-repeated="4"/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SQRT(2)*[.A566]" office:value-type="float" office:value="79.9030662740799" calcext:value-type="float">
            <text:p>79.9030662741</text:p>
          </table:table-cell>
          <table:table-cell table:formula="of:=SQRT(3)*[.A566]" office:value-type="float" office:value="97.8608706276416" calcext:value-type="float">
            <text:p>97.8608706276</text:p>
          </table:table-cell>
          <table:table-cell table:formula="of:=(1-ROUND([.B566])/[.B566])^2" office:value-type="float" office:value="0.00000147171230648509" calcext:value-type="float">
            <text:p>1.47171230648509E-006</text:p>
          </table:table-cell>
          <table:table-cell table:formula="of:=(1-ROUND([.C566])/[.C566])^2" office:value-type="float" office:value="0.00000202124752685915" calcext:value-type="float">
            <text:p>2.02124752685915E-006</text:p>
          </table:table-cell>
          <table:table-cell table:formula="of:=(1-ROUND([.A566])/[.A566])^2" office:value-type="float" office:value="0.0000783146683373759" calcext:value-type="float">
            <text:p>7.83146683373759E-005</text:p>
          </table:table-cell>
          <table:table-cell table:formula="of:=SUM([.D566:.F566])" office:value-type="float" office:value="0.0000818076281707201" calcext:value-type="float">
            <text:p>8.18076281707201E-005</text:p>
          </table:table-cell>
          <table:table-cell table:number-columns-repeated="4"/>
        </table:table-row>
        <table:table-row table:style-name="ro1">
          <table:table-cell office:value-type="float" office:value="56.6" calcext:value-type="float">
            <text:p>56.6</text:p>
          </table:table-cell>
          <table:table-cell table:formula="of:=SQRT(2)*[.A567]" office:value-type="float" office:value="80.0444876303172" calcext:value-type="float">
            <text:p>80.0444876303</text:p>
          </table:table-cell>
          <table:table-cell table:formula="of:=SQRT(3)*[.A567]" office:value-type="float" office:value="98.0340757083985" calcext:value-type="float">
            <text:p>98.0340757084</text:p>
          </table:table-cell>
          <table:table-cell table:formula="of:=(1-ROUND([.B567])/[.B567])^2" office:value-type="float" office:value="0.000000308898421012801" calcext:value-type="float">
            <text:p>3.08898421012801E-007</text:p>
          </table:table-cell>
          <table:table-cell table:formula="of:=(1-ROUND([.C567])/[.C567])^2" office:value-type="float" office:value="0.000000120819120276164" calcext:value-type="float">
            <text:p>1.20819120276164E-007</text:p>
          </table:table-cell>
          <table:table-cell table:formula="of:=(1-ROUND([.A567])/[.A567])^2" office:value-type="float" office:value="0.0000499444368140451" calcext:value-type="float">
            <text:p>4.99444368140451E-005</text:p>
          </table:table-cell>
          <table:table-cell table:formula="of:=SUM([.D567:.F567])" office:value-type="float" office:value="0.0000503741543553341" calcext:value-type="float">
            <text:p>5.03741543553341E-005</text:p>
          </table:table-cell>
          <table:table-cell table:number-columns-repeated="4"/>
        </table:table-row>
        <table:table-row table:style-name="ro1">
          <table:table-cell office:value-type="float" office:value="56.7" calcext:value-type="float">
            <text:p>56.7</text:p>
          </table:table-cell>
          <table:table-cell table:formula="of:=SQRT(2)*[.A568]" office:value-type="float" office:value="80.1859089865545" calcext:value-type="float">
            <text:p>80.1859089866</text:p>
          </table:table-cell>
          <table:table-cell table:formula="of:=SQRT(3)*[.A568]" office:value-type="float" office:value="98.2072807891553" calcext:value-type="float">
            <text:p>98.2072807892</text:p>
          </table:table-cell>
          <table:table-cell table:formula="of:=(1-ROUND([.B568])/[.B568])^2" office:value-type="float" office:value="0.00000537532408289554" calcext:value-type="float">
            <text:p>5.37532408289554E-006</text:p>
          </table:table-cell>
          <table:table-cell table:formula="of:=(1-ROUND([.C568])/[.C568])^2" office:value-type="float" office:value="0.00000445482588340139" calcext:value-type="float">
            <text:p>4.45482588340139E-006</text:p>
          </table:table-cell>
          <table:table-cell table:formula="of:=(1-ROUND([.A568])/[.A568])^2" office:value-type="float" office:value="0.0000279947369894466" calcext:value-type="float">
            <text:p>2.79947369894466E-005</text:p>
          </table:table-cell>
          <table:table-cell table:formula="of:=SUM([.D568:.F568])" office:value-type="float" office:value="0.0000378248869557435" calcext:value-type="float">
            <text:p>3.78248869557435E-005</text:p>
          </table:table-cell>
          <table:table-cell table:number-columns-repeated="4"/>
        </table:table-row>
        <table:table-row table:style-name="ro1">
          <table:table-cell office:value-type="float" office:value="56.8" calcext:value-type="float">
            <text:p>56.8</text:p>
          </table:table-cell>
          <table:table-cell table:formula="of:=SQRT(2)*[.A569]" office:value-type="float" office:value="80.3273303427918" calcext:value-type="float">
            <text:p>80.3273303428</text:p>
          </table:table-cell>
          <table:table-cell table:formula="of:=SQRT(3)*[.A569]" office:value-type="float" office:value="98.3804858699122" calcext:value-type="float">
            <text:p>98.3804858699</text:p>
          </table:table-cell>
          <table:table-cell table:formula="of:=(1-ROUND([.B569])/[.B569])^2" office:value-type="float" office:value="0.0000166052670155045" calcext:value-type="float">
            <text:p>1.66052670155045E-005</text:p>
          </table:table-cell>
          <table:table-cell table:formula="of:=(1-ROUND([.C569])/[.C569])^2" office:value-type="float" office:value="0.0000149575044223685" calcext:value-type="float">
            <text:p>1.49575044223685E-005</text:p>
          </table:table-cell>
          <table:table-cell table:formula="of:=(1-ROUND([.A569])/[.A569])^2" office:value-type="float" office:value="0.0000123983336639547" calcext:value-type="float">
            <text:p>1.23983336639547E-005</text:p>
          </table:table-cell>
          <table:table-cell table:formula="of:=SUM([.D569:.F569])" office:value-type="float" office:value="0.0000439611051018278" calcext:value-type="float">
            <text:p>4.39611051018278E-005</text:p>
          </table:table-cell>
          <table:table-cell table:number-columns-repeated="4"/>
        </table:table-row>
        <table:table-row table:style-name="ro1">
          <table:table-cell office:value-type="float" office:value="56.9" calcext:value-type="float">
            <text:p>56.9</text:p>
          </table:table-cell>
          <table:table-cell table:formula="of:=SQRT(2)*[.A570]" office:value-type="float" office:value="80.4687516990291" calcext:value-type="float">
            <text:p>80.468751699</text:p>
          </table:table-cell>
          <table:table-cell table:formula="of:=SQRT(3)*[.A570]" office:value-type="float" office:value="98.5536909506691" calcext:value-type="float">
            <text:p>98.5536909507</text:p>
          </table:table-cell>
          <table:table-cell table:formula="of:=(1-ROUND([.B570])/[.B570])^2" office:value-type="float" office:value="0.0000339336972863765" calcext:value-type="float">
            <text:p>3.39336972863765E-005</text:p>
          </table:table-cell>
          <table:table-cell table:formula="of:=(1-ROUND([.C570])/[.C570])^2" office:value-type="float" office:value="0.0000205081080915276" calcext:value-type="float">
            <text:p>2.05081080915276E-005</text:p>
          </table:table-cell>
          <table:table-cell table:formula="of:=(1-ROUND([.A570])/[.A570])^2" office:value-type="float" office:value="0.00000308869814461859" calcext:value-type="float">
            <text:p>3.08869814461859E-006</text:p>
          </table:table-cell>
          <table:table-cell table:formula="of:=SUM([.D570:.F570])" office:value-type="float" office:value="0.0000575305035225227" calcext:value-type="float">
            <text:p>5.75305035225227E-00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QRT(2)*[.A571]" office:value-type="float" office:value="80.6101730552664" calcext:value-type="float">
            <text:p>80.6101730553</text:p>
          </table:table-cell>
          <table:table-cell table:formula="of:=SQRT(3)*[.A571]" office:value-type="float" office:value="98.726896031426" calcext:value-type="float">
            <text:p>98.7268960314</text:p>
          </table:table-cell>
          <table:table-cell table:formula="of:=(1-ROUND([.B571])/[.B571])^2" office:value-type="float" office:value="0.0000233864338012174" calcext:value-type="float">
            <text:p>2.33864338012174E-005</text:p>
          </table:table-cell>
          <table:table-cell table:formula="of:=(1-ROUND([.C571])/[.C571])^2" office:value-type="float" office:value="0.00000765217786507255" calcext:value-type="float">
            <text:p>7.65217786507255E-006</text:p>
          </table:table-cell>
          <table:table-cell table:formula="of:=(1-ROUND([.A571])/[.A571])^2" office:value-type="float" office:value="0" calcext:value-type="float">
            <text:p>0</text:p>
          </table:table-cell>
          <table:table-cell table:formula="of:=SUM([.D571:.F571])" office:value-type="float" office:value="0.00003103861166629" calcext:value-type="float">
            <text:p>3.103861166629E-005</text:p>
          </table:table-cell>
          <table:table-cell table:number-columns-repeated="4"/>
        </table:table-row>
        <table:table-row table:style-name="ro1">
          <table:table-cell office:value-type="float" office:value="57.1" calcext:value-type="float">
            <text:p>57.1</text:p>
          </table:table-cell>
          <table:table-cell table:formula="of:=SQRT(2)*[.A572]" office:value-type="float" office:value="80.7515944115037" calcext:value-type="float">
            <text:p>80.7515944115</text:p>
          </table:table-cell>
          <table:table-cell table:formula="of:=SQRT(3)*[.A572]" office:value-type="float" office:value="98.9001011121829" calcext:value-type="float">
            <text:p>98.9001011122</text:p>
          </table:table-cell>
          <table:table-cell table:formula="of:=(1-ROUND([.B572])/[.B572])^2" office:value-type="float" office:value="0.00000946281854064022" calcext:value-type="float">
            <text:p>9.46281854064022E-006</text:p>
          </table:table-cell>
          <table:table-cell table:formula="of:=(1-ROUND([.C572])/[.C572])^2" office:value-type="float" office:value="0.0000010202998791659" calcext:value-type="float">
            <text:p>1.0202998791659E-006</text:p>
          </table:table-cell>
          <table:table-cell table:formula="of:=(1-ROUND([.A572])/[.A572])^2" office:value-type="float" office:value="0.0000030670989231415" calcext:value-type="float">
            <text:p>3.0670989231415E-006</text:p>
          </table:table-cell>
          <table:table-cell table:formula="of:=SUM([.D572:.F572])" office:value-type="float" office:value="0.0000135502173429476" calcext:value-type="float">
            <text:p>1.35502173429476E-005</text:p>
          </table:table-cell>
          <table:table-cell table:number-columns-repeated="4"/>
        </table:table-row>
        <table:table-row table:style-name="ro1">
          <table:table-cell office:value-type="float" office:value="57.2" calcext:value-type="float">
            <text:p>57.2</text:p>
          </table:table-cell>
          <table:table-cell table:formula="of:=SQRT(2)*[.A573]" office:value-type="float" office:value="80.8930157677411" calcext:value-type="float">
            <text:p>80.8930157677</text:p>
          </table:table-cell>
          <table:table-cell table:formula="of:=SQRT(3)*[.A573]" office:value-type="float" office:value="99.0733061929398" calcext:value-type="float">
            <text:p>99.0733061929</text:p>
          </table:table-cell>
          <table:table-cell table:formula="of:=(1-ROUND([.B573])/[.B573])^2" office:value-type="float" office:value="0.00000174911150179057" calcext:value-type="float">
            <text:p>1.74911150179057E-006</text:p>
          </table:table-cell>
          <table:table-cell table:formula="of:=(1-ROUND([.C573])/[.C573])^2" office:value-type="float" office:value="0.000000547479697797457" calcext:value-type="float">
            <text:p>5.47479697797457E-007</text:p>
          </table:table-cell>
          <table:table-cell table:formula="of:=(1-ROUND([.A573])/[.A573])^2" office:value-type="float" office:value="0.0000122255367010615" calcext:value-type="float">
            <text:p>1.22255367010615E-005</text:p>
          </table:table-cell>
          <table:table-cell table:formula="of:=SUM([.D573:.F573])" office:value-type="float" office:value="0.0000145221279006495" calcext:value-type="float">
            <text:p>1.45221279006495E-005</text:p>
          </table:table-cell>
          <table:table-cell table:number-columns-repeated="4"/>
        </table:table-row>
        <table:table-row table:style-name="ro1">
          <table:table-cell office:value-type="float" office:value="57.3" calcext:value-type="float">
            <text:p>57.3</text:p>
          </table:table-cell>
          <table:table-cell table:formula="of:=SQRT(2)*[.A574]" office:value-type="float" office:value="81.0344371239784" calcext:value-type="float">
            <text:p>81.034437124</text:p>
          </table:table-cell>
          <table:table-cell table:formula="of:=SQRT(3)*[.A574]" office:value-type="float" office:value="99.2465112736967" calcext:value-type="float">
            <text:p>99.2465112737</text:p>
          </table:table-cell>
          <table:table-cell table:formula="of:=(1-ROUND([.B574])/[.B574])^2" office:value-type="float" office:value="0.000000180598653774309" calcext:value-type="float">
            <text:p>1.80598653774309E-007</text:p>
          </table:table-cell>
          <table:table-cell table:formula="of:=(1-ROUND([.C574])/[.C574])^2" office:value-type="float" office:value="0.0000061694020387632" calcext:value-type="float">
            <text:p>6.1694020387632E-006</text:p>
          </table:table-cell>
          <table:table-cell table:formula="of:=(1-ROUND([.A574])/[.A574])^2" office:value-type="float" office:value="0.0000274115292892197" calcext:value-type="float">
            <text:p>2.74115292892197E-005</text:p>
          </table:table-cell>
          <table:table-cell table:formula="of:=SUM([.D574:.F574])" office:value-type="float" office:value="0.0000337615299817572" calcext:value-type="float">
            <text:p>3.37615299817572E-005</text:p>
          </table:table-cell>
          <table:table-cell table:number-columns-repeated="4"/>
        </table:table-row>
        <table:table-row table:style-name="ro1">
          <table:table-cell office:value-type="float" office:value="57.4" calcext:value-type="float">
            <text:p>57.4</text:p>
          </table:table-cell>
          <table:table-cell table:formula="of:=SQRT(2)*[.A575]" office:value-type="float" office:value="81.1758584802157" calcext:value-type="float">
            <text:p>81.1758584802</text:p>
          </table:table-cell>
          <table:table-cell table:formula="of:=SQRT(3)*[.A575]" office:value-type="float" office:value="99.4197163544536" calcext:value-type="float">
            <text:p>99.4197163545</text:p>
          </table:table-cell>
          <table:table-cell table:formula="of:=(1-ROUND([.B575])/[.B575])^2" office:value-type="float" office:value="0.00000469324094376588" calcext:value-type="float">
            <text:p>4.69324094376588E-006</text:p>
          </table:table-cell>
          <table:table-cell table:formula="of:=(1-ROUND([.C575])/[.C575])^2" office:value-type="float" office:value="0.0000178224228973461" calcext:value-type="float">
            <text:p>1.78224228973461E-005</text:p>
          </table:table-cell>
          <table:table-cell table:formula="of:=(1-ROUND([.A575])/[.A575])^2" office:value-type="float" office:value="0.0000485619589894264" calcext:value-type="float">
            <text:p>0.000048562</text:p>
          </table:table-cell>
          <table:table-cell table:formula="of:=SUM([.D575:.F575])" office:value-type="float" office:value="0.0000710776228305384" calcext:value-type="float">
            <text:p>7.10776228305384E-005</text:p>
          </table:table-cell>
          <table:table-cell table:number-columns-repeated="4"/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SQRT(2)*[.A576]" office:value-type="float" office:value="81.317279836453" calcext:value-type="float">
            <text:p>81.3172798365</text:p>
          </table:table-cell>
          <table:table-cell table:formula="of:=SQRT(3)*[.A576]" office:value-type="float" office:value="99.5929214352105" calcext:value-type="float">
            <text:p>99.5929214352</text:p>
          </table:table-cell>
          <table:table-cell table:formula="of:=(1-ROUND([.B576])/[.B576])^2" office:value-type="float" office:value="0.00001522366648312" calcext:value-type="float">
            <text:p>1.522366648312E-005</text:p>
          </table:table-cell>
          <table:table-cell table:formula="of:=(1-ROUND([.C576])/[.C576])^2" office:value-type="float" office:value="0.0000167070404951345" calcext:value-type="float">
            <text:p>0.000016707</text:p>
          </table:table-cell>
          <table:table-cell table:formula="of:=(1-ROUND([.A576])/[.A576])^2" office:value-type="float" office:value="0.0000756143667296778" calcext:value-type="float">
            <text:p>7.56143667296778E-005</text:p>
          </table:table-cell>
          <table:table-cell table:formula="of:=SUM([.D576:.F576])" office:value-type="float" office:value="0.000107545073707932" calcext:value-type="float">
            <text:p>0.0001075451</text:p>
          </table:table-cell>
          <table:table-cell table:number-columns-repeated="4"/>
        </table:table-row>
        <table:table-row table:style-name="ro1">
          <table:table-cell office:value-type="float" office:value="57.6" calcext:value-type="float">
            <text:p>57.6</text:p>
          </table:table-cell>
          <table:table-cell table:formula="of:=SQRT(2)*[.A577]" office:value-type="float" office:value="81.4587011926903" calcext:value-type="float">
            <text:p>81.4587011927</text:p>
          </table:table-cell>
          <table:table-cell table:formula="of:=SQRT(3)*[.A577]" office:value-type="float" office:value="99.7661265159673" calcext:value-type="float">
            <text:p>99.766126516</text:p>
          </table:table-cell>
          <table:table-cell table:formula="of:=(1-ROUND([.B577])/[.B577])^2" office:value-type="float" office:value="0.0000317091628350885" calcext:value-type="float">
            <text:p>3.17091628350885E-005</text:p>
          </table:table-cell>
          <table:table-cell table:formula="of:=(1-ROUND([.C577])/[.C577])^2" office:value-type="float" office:value="0.00000549535495169227" calcext:value-type="float">
            <text:p>5.49535495169227E-006</text:p>
          </table:table-cell>
          <table:table-cell table:formula="of:=(1-ROUND([.A577])/[.A577])^2" office:value-type="float" office:value="0.000048225308641975" calcext:value-type="float">
            <text:p>4.8225308641975E-005</text:p>
          </table:table-cell>
          <table:table-cell table:formula="of:=SUM([.D577:.F577])" office:value-type="float" office:value="0.0000854298264287557" calcext:value-type="float">
            <text:p>8.54298264287557E-005</text:p>
          </table:table-cell>
          <table:table-cell table:number-columns-repeated="4"/>
        </table:table-row>
        <table:table-row table:style-name="ro1">
          <table:table-cell office:value-type="float" office:value="57.7" calcext:value-type="float">
            <text:p>57.7</text:p>
          </table:table-cell>
          <table:table-cell table:formula="of:=SQRT(2)*[.A578]" office:value-type="float" office:value="81.6001225489276" calcext:value-type="float">
            <text:p>81.6001225489</text:p>
          </table:table-cell>
          <table:table-cell table:formula="of:=SQRT(3)*[.A578]" office:value-type="float" office:value="99.9393315967242" calcext:value-type="float">
            <text:p>99.9393315967</text:p>
          </table:table-cell>
          <table:table-cell table:formula="of:=(1-ROUND([.B578])/[.B578])^2" office:value-type="float" office:value="0.0000240144258800163" calcext:value-type="float">
            <text:p>2.40144258800163E-005</text:p>
          </table:table-cell>
          <table:table-cell table:formula="of:=(1-ROUND([.C578])/[.C578])^2" office:value-type="float" office:value="0.000000368512521291735" calcext:value-type="float">
            <text:p>3.68512521291735E-007</text:p>
          </table:table-cell>
          <table:table-cell table:formula="of:=(1-ROUND([.A578])/[.A578])^2" office:value-type="float" office:value="0.0000270327907752099" calcext:value-type="float">
            <text:p>2.70327907752099E-005</text:p>
          </table:table-cell>
          <table:table-cell table:formula="of:=SUM([.D578:.F578])" office:value-type="float" office:value="0.0000514157291765179" calcext:value-type="float">
            <text:p>5.14157291765179E-005</text:p>
          </table:table-cell>
          <table:table-cell table:number-columns-repeated="4"/>
        </table:table-row>
        <table:table-row table:style-name="ro1">
          <table:table-cell office:value-type="float" office:value="57.8" calcext:value-type="float">
            <text:p>57.8</text:p>
          </table:table-cell>
          <table:table-cell table:formula="of:=SQRT(2)*[.A579]" office:value-type="float" office:value="81.7415439051649" calcext:value-type="float">
            <text:p>81.7415439052</text:p>
          </table:table-cell>
          <table:table-cell table:formula="of:=SQRT(3)*[.A579]" office:value-type="float" office:value="100.112536677481" calcext:value-type="float">
            <text:p>100.1125366775</text:p>
          </table:table-cell>
          <table:table-cell table:formula="of:=(1-ROUND([.B579])/[.B579])^2" office:value-type="float" office:value="0.00000999741875657116" calcext:value-type="float">
            <text:p>9.99741875657116E-006</text:p>
          </table:table-cell>
          <table:table-cell table:formula="of:=(1-ROUND([.C579])/[.C579])^2" office:value-type="float" office:value="0.00000126360473997406" calcext:value-type="float">
            <text:p>1.26360473997406E-006</text:p>
          </table:table-cell>
          <table:table-cell table:formula="of:=(1-ROUND([.A579])/[.A579])^2" office:value-type="float" office:value="0.0000119730367213025" calcext:value-type="float">
            <text:p>0.000011973</text:p>
          </table:table-cell>
          <table:table-cell table:formula="of:=SUM([.D579:.F579])" office:value-type="float" office:value="0.0000232340602178477" calcext:value-type="float">
            <text:p>2.32340602178477E-005</text:p>
          </table:table-cell>
          <table:table-cell table:number-columns-repeated="4"/>
        </table:table-row>
        <table:table-row table:style-name="ro1">
          <table:table-cell office:value-type="float" office:value="57.9" calcext:value-type="float">
            <text:p>57.9</text:p>
          </table:table-cell>
          <table:table-cell table:formula="of:=SQRT(2)*[.A580]" office:value-type="float" office:value="81.8829652614022" calcext:value-type="float">
            <text:p>81.8829652614</text:p>
          </table:table-cell>
          <table:table-cell table:formula="of:=SQRT(3)*[.A580]" office:value-type="float" office:value="100.285741758238" calcext:value-type="float">
            <text:p>100.2857417582</text:p>
          </table:table-cell>
          <table:table-cell table:formula="of:=(1-ROUND([.B580])/[.B580])^2" office:value-type="float" office:value="0.00000204287811434893" calcext:value-type="float">
            <text:p>2.04287811434893E-006</text:p>
          </table:table-cell>
          <table:table-cell table:formula="of:=(1-ROUND([.C580])/[.C580])^2" office:value-type="float" office:value="0.00000811837378691221" calcext:value-type="float">
            <text:p>8.11837378691221E-006</text:p>
          </table:table-cell>
          <table:table-cell table:formula="of:=(1-ROUND([.A580])/[.A580])^2" office:value-type="float" office:value="0.00000298292869905482" calcext:value-type="float">
            <text:p>2.98292869905482E-006</text:p>
          </table:table-cell>
          <table:table-cell table:formula="of:=SUM([.D580:.F580])" office:value-type="float" office:value="0.000013144180600316" calcext:value-type="float">
            <text:p>1.3144180600316E-00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QRT(2)*[.A581]" office:value-type="float" office:value="82.0243866176395" calcext:value-type="float">
            <text:p>82.0243866176</text:p>
          </table:table-cell>
          <table:table-cell table:formula="of:=SQRT(3)*[.A581]" office:value-type="float" office:value="100.458946838995" calcext:value-type="float">
            <text:p>100.458946839</text:p>
          </table:table-cell>
          <table:table-cell table:formula="of:=(1-ROUND([.B581])/[.B581])^2" office:value-type="float" office:value="0.0000000883928537301173" calcext:value-type="float">
            <text:p>8.83928537301173E-008</text:p>
          </table:table-cell>
          <table:table-cell table:formula="of:=(1-ROUND([.C581])/[.C581])^2" office:value-type="float" office:value="0.0000208712050161909" calcext:value-type="float">
            <text:p>2.08712050161909E-005</text:p>
          </table:table-cell>
          <table:table-cell table:formula="of:=(1-ROUND([.A581])/[.A581])^2" office:value-type="float" office:value="0" calcext:value-type="float">
            <text:p>0</text:p>
          </table:table-cell>
          <table:table-cell table:formula="of:=SUM([.D581:.F581])" office:value-type="float" office:value="0.0000209595978699211" calcext:value-type="float">
            <text:p>2.09595978699211E-005</text:p>
          </table:table-cell>
          <table:table-cell table:number-columns-repeated="4"/>
        </table:table-row>
        <table:table-row table:style-name="ro1">
          <table:table-cell office:value-type="float" office:value="58.1" calcext:value-type="float">
            <text:p>58.1</text:p>
          </table:table-cell>
          <table:table-cell table:formula="of:=SQRT(2)*[.A582]" office:value-type="float" office:value="82.1658079738768" calcext:value-type="float">
            <text:p>82.1658079739</text:p>
          </table:table-cell>
          <table:table-cell table:formula="of:=SQRT(3)*[.A582]" office:value-type="float" office:value="100.632151919752" calcext:value-type="float">
            <text:p>100.6321519198</text:p>
          </table:table-cell>
          <table:table-cell table:formula="of:=(1-ROUND([.B582])/[.B582])^2" office:value-type="float" office:value="0.00000407219498122378" calcext:value-type="float">
            <text:p>4.07219498122378E-006</text:p>
          </table:table-cell>
          <table:table-cell table:formula="of:=(1-ROUND([.C582])/[.C582])^2" office:value-type="float" office:value="0.0000133617538896495" calcext:value-type="float">
            <text:p>1.33617538896495E-005</text:p>
          </table:table-cell>
          <table:table-cell table:formula="of:=(1-ROUND([.A582])/[.A582])^2" office:value-type="float" office:value="0.00000296242753161642" calcext:value-type="float">
            <text:p>2.96242753161642E-006</text:p>
          </table:table-cell>
          <table:table-cell table:formula="of:=SUM([.D582:.F582])" office:value-type="float" office:value="0.0000203963764024897" calcext:value-type="float">
            <text:p>2.03963764024897E-005</text:p>
          </table:table-cell>
          <table:table-cell table:number-columns-repeated="4"/>
        </table:table-row>
        <table:table-row table:style-name="ro1">
          <table:table-cell office:value-type="float" office:value="58.2" calcext:value-type="float">
            <text:p>58.2</text:p>
          </table:table-cell>
          <table:table-cell table:formula="of:=SQRT(2)*[.A583]" office:value-type="float" office:value="82.3072293301141" calcext:value-type="float">
            <text:p>82.3072293301</text:p>
          </table:table-cell>
          <table:table-cell table:formula="of:=SQRT(3)*[.A583]" office:value-type="float" office:value="100.805357000509" calcext:value-type="float">
            <text:p>100.8053570005</text:p>
          </table:table-cell>
          <table:table-cell table:formula="of:=(1-ROUND([.B583])/[.B583])^2" office:value-type="float" office:value="0.0000139331522541044" calcext:value-type="float">
            <text:p>1.39331522541044E-005</text:p>
          </table:table-cell>
          <table:table-cell table:formula="of:=(1-ROUND([.C583])/[.C583])^2" office:value-type="float" office:value="0.00000372829572660747" calcext:value-type="float">
            <text:p>3.72829572660747E-006</text:p>
          </table:table-cell>
          <table:table-cell table:formula="of:=(1-ROUND([.A583])/[.A583])^2" office:value-type="float" office:value="0.0000118090244564903" calcext:value-type="float">
            <text:p>0.000011809</text:p>
          </table:table-cell>
          <table:table-cell table:formula="of:=SUM([.D583:.F583])" office:value-type="float" office:value="0.0000294704724372022" calcext:value-type="float">
            <text:p>2.94704724372022E-005</text:p>
          </table:table-cell>
          <table:table-cell table:number-columns-repeated="4"/>
        </table:table-row>
        <table:table-row table:style-name="ro1">
          <table:table-cell office:value-type="float" office:value="58.3" calcext:value-type="float">
            <text:p>58.3</text:p>
          </table:table-cell>
          <table:table-cell table:formula="of:=SQRT(2)*[.A584]" office:value-type="float" office:value="82.4486506863515" calcext:value-type="float">
            <text:p>82.4486506864</text:p>
          </table:table-cell>
          <table:table-cell table:formula="of:=SQRT(3)*[.A584]" office:value-type="float" office:value="100.978562081266" calcext:value-type="float">
            <text:p>100.9785620813</text:p>
          </table:table-cell>
          <table:table-cell table:formula="of:=(1-ROUND([.B584])/[.B584])^2" office:value-type="float" office:value="0.0000296107609195398" calcext:value-type="float">
            <text:p>2.96107609195398E-005</text:p>
          </table:table-cell>
          <table:table-cell table:formula="of:=(1-ROUND([.C584])/[.C584])^2" office:value-type="float" office:value="0.0000000450720048471296" calcext:value-type="float">
            <text:p>4.50720048471296E-008</text:p>
          </table:table-cell>
          <table:table-cell table:formula="of:=(1-ROUND([.A584])/[.A584])^2" office:value-type="float" office:value="0.0000264792329260444" calcext:value-type="float">
            <text:p>2.64792329260444E-005</text:p>
          </table:table-cell>
          <table:table-cell table:formula="of:=SUM([.D584:.F584])" office:value-type="float" office:value="0.0000561350658504313" calcext:value-type="float">
            <text:p>5.61350658504313E-005</text:p>
          </table:table-cell>
          <table:table-cell table:number-columns-repeated="4"/>
        </table:table-row>
        <table:table-row table:style-name="ro1">
          <table:table-cell office:value-type="float" office:value="58.4" calcext:value-type="float">
            <text:p>58.4</text:p>
          </table:table-cell>
          <table:table-cell table:formula="of:=SQRT(2)*[.A585]" office:value-type="float" office:value="82.5900720425888" calcext:value-type="float">
            <text:p>82.5900720426</text:p>
          </table:table-cell>
          <table:table-cell table:formula="of:=SQRT(3)*[.A585]" office:value-type="float" office:value="101.151767162022" calcext:value-type="float">
            <text:p>101.151767162</text:p>
          </table:table-cell>
          <table:table-cell table:formula="of:=(1-ROUND([.B585])/[.B585])^2" office:value-type="float" office:value="0.0000246353868964853" calcext:value-type="float">
            <text:p>2.46353868964853E-005</text:p>
          </table:table-cell>
          <table:table-cell table:formula="of:=(1-ROUND([.C585])/[.C585])^2" office:value-type="float" office:value="0.00000225117199407584" calcext:value-type="float">
            <text:p>2.25117199407584E-006</text:p>
          </table:table-cell>
          <table:table-cell table:formula="of:=(1-ROUND([.A585])/[.A585])^2" office:value-type="float" office:value="0.0000469131169074892" calcext:value-type="float">
            <text:p>4.69131169074892E-005</text:p>
          </table:table-cell>
          <table:table-cell table:formula="of:=SUM([.D585:.F585])" office:value-type="float" office:value="0.0000737996757980504" calcext:value-type="float">
            <text:p>7.37996757980504E-005</text:p>
          </table:table-cell>
          <table:table-cell table:number-columns-repeated="4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SQRT(2)*[.A586]" office:value-type="float" office:value="82.7314933988261" calcext:value-type="float">
            <text:p>82.7314933988</text:p>
          </table:table-cell>
          <table:table-cell table:formula="of:=SQRT(3)*[.A586]" office:value-type="float" office:value="101.324972242779" calcext:value-type="float">
            <text:p>101.3249722428</text:p>
          </table:table-cell>
          <table:table-cell table:formula="of:=(1-ROUND([.B586])/[.B586])^2" office:value-type="float" office:value="0.0000105333910254917" calcext:value-type="float">
            <text:p>1.05333910254917E-005</text:p>
          </table:table-cell>
          <table:table-cell table:formula="of:=(1-ROUND([.C586])/[.C586])^2" office:value-type="float" office:value="0.0000102863085764266" calcext:value-type="float">
            <text:p>1.02863085764266E-005</text:p>
          </table:table-cell>
          <table:table-cell table:formula="of:=(1-ROUND([.A586])/[.A586])^2" office:value-type="float" office:value="0.0000730513551026366" calcext:value-type="float">
            <text:p>7.30513551026366E-005</text:p>
          </table:table-cell>
          <table:table-cell table:formula="of:=SUM([.D586:.F586])" office:value-type="float" office:value="0.0000938710547045549" calcext:value-type="float">
            <text:p>9.38710547045549E-005</text:p>
          </table:table-cell>
          <table:table-cell table:number-columns-repeated="4"/>
        </table:table-row>
        <table:table-row table:style-name="ro1">
          <table:table-cell office:value-type="float" office:value="58.6" calcext:value-type="float">
            <text:p>58.6</text:p>
          </table:table-cell>
          <table:table-cell table:formula="of:=SQRT(2)*[.A587]" office:value-type="float" office:value="82.8729147550634" calcext:value-type="float">
            <text:p>82.8729147551</text:p>
          </table:table-cell>
          <table:table-cell table:formula="of:=SQRT(3)*[.A587]" office:value-type="float" office:value="101.498177323536" calcext:value-type="float">
            <text:p>101.4981773235</text:p>
          </table:table-cell>
          <table:table-cell table:formula="of:=(1-ROUND([.B587])/[.B587])^2" office:value-type="float" office:value="0.00000235160856279671" calcext:value-type="float">
            <text:p>2.35160856279671E-006</text:p>
          </table:table-cell>
          <table:table-cell table:formula="of:=(1-ROUND([.C587])/[.C587])^2" office:value-type="float" office:value="0.0000240908111612348" calcext:value-type="float">
            <text:p>2.40908111612348E-005</text:p>
          </table:table-cell>
          <table:table-cell table:formula="of:=(1-ROUND([.A587])/[.A587])^2" office:value-type="float" office:value="0.0000465934373143526" calcext:value-type="float">
            <text:p>4.65934373143526E-005</text:p>
          </table:table-cell>
          <table:table-cell table:formula="of:=SUM([.D587:.F587])" office:value-type="float" office:value="0.0000730358570383842" calcext:value-type="float">
            <text:p>7.30358570383842E-005</text:p>
          </table:table-cell>
          <table:table-cell table:number-columns-repeated="4"/>
        </table:table-row>
        <table:table-row table:style-name="ro1">
          <table:table-cell office:value-type="float" office:value="58.7" calcext:value-type="float">
            <text:p>58.7</text:p>
          </table:table-cell>
          <table:table-cell table:formula="of:=SQRT(2)*[.A588]" office:value-type="float" office:value="83.0143361113007" calcext:value-type="float">
            <text:p>83.0143361113</text:p>
          </table:table-cell>
          <table:table-cell table:formula="of:=SQRT(3)*[.A588]" office:value-type="float" office:value="101.671382404293" calcext:value-type="float">
            <text:p>101.6713824043</text:p>
          </table:table-cell>
          <table:table-cell table:formula="of:=(1-ROUND([.B588])/[.B588])^2" office:value-type="float" office:value="0.0000000298233571833169" calcext:value-type="float">
            <text:p>2.98233571833169E-008</text:p>
          </table:table-cell>
          <table:table-cell table:formula="of:=(1-ROUND([.C588])/[.C588])^2" office:value-type="float" office:value="0.0000104468214115016" calcext:value-type="float">
            <text:p>1.04468214115016E-005</text:p>
          </table:table-cell>
          <table:table-cell table:formula="of:=(1-ROUND([.A588])/[.A588])^2" office:value-type="float" office:value="0.000026119587078349" calcext:value-type="float">
            <text:p>2.6119587078349E-005</text:p>
          </table:table-cell>
          <table:table-cell table:formula="of:=SUM([.D588:.F588])" office:value-type="float" office:value="0.0000365962318470339" calcext:value-type="float">
            <text:p>3.65962318470339E-005</text:p>
          </table:table-cell>
          <table:table-cell table:number-columns-repeated="4"/>
        </table:table-row>
        <table:table-row table:style-name="ro1">
          <table:table-cell office:value-type="float" office:value="58.8" calcext:value-type="float">
            <text:p>58.8</text:p>
          </table:table-cell>
          <table:table-cell table:formula="of:=SQRT(2)*[.A589]" office:value-type="float" office:value="83.155757467538" calcext:value-type="float">
            <text:p>83.1557574675</text:p>
          </table:table-cell>
          <table:table-cell table:formula="of:=SQRT(3)*[.A589]" office:value-type="float" office:value="101.84458748505" calcext:value-type="float">
            <text:p>101.8445874851</text:p>
          </table:table-cell>
          <table:table-cell table:formula="of:=(1-ROUND([.B589])/[.B589])^2" office:value-type="float" office:value="0.00000350843235079254" calcext:value-type="float">
            <text:p>3.50843235079254E-006</text:p>
          </table:table-cell>
          <table:table-cell table:formula="of:=(1-ROUND([.C589])/[.C589])^2" office:value-type="float" office:value="0.00000232860631016841" calcext:value-type="float">
            <text:p>2.32860631016841E-006</text:p>
          </table:table-cell>
          <table:table-cell table:formula="of:=(1-ROUND([.A589])/[.A589])^2" office:value-type="float" office:value="0.0000115692535517601" calcext:value-type="float">
            <text:p>1.15692535517601E-005</text:p>
          </table:table-cell>
          <table:table-cell table:formula="of:=SUM([.D589:.F589])" office:value-type="float" office:value="0.0000174062922127211" calcext:value-type="float">
            <text:p>1.74062922127211E-005</text:p>
          </table:table-cell>
          <table:table-cell table:number-columns-repeated="4"/>
        </table:table-row>
        <table:table-row table:style-name="ro1">
          <table:table-cell office:value-type="float" office:value="58.9" calcext:value-type="float">
            <text:p>58.9</text:p>
          </table:table-cell>
          <table:table-cell table:formula="of:=SQRT(2)*[.A590]" office:value-type="float" office:value="83.2971788237753" calcext:value-type="float">
            <text:p>83.2971788238</text:p>
          </table:table-cell>
          <table:table-cell table:formula="of:=SQRT(3)*[.A590]" office:value-type="float" office:value="102.017792565807" calcext:value-type="float">
            <text:p>102.0177925658</text:p>
          </table:table-cell>
          <table:table-cell table:formula="of:=(1-ROUND([.B590])/[.B590])^2" office:value-type="float" office:value="0.0000127284386503668" calcext:value-type="float">
            <text:p>1.27284386503668E-005</text:p>
          </table:table-cell>
          <table:table-cell table:formula="of:=(1-ROUND([.C590])/[.C590])^2" office:value-type="float" office:value="0.0000000304176261062227" calcext:value-type="float">
            <text:p>3.04176261062227E-008</text:p>
          </table:table-cell>
          <table:table-cell table:formula="of:=(1-ROUND([.A590])/[.A590])^2" office:value-type="float" office:value="0.00000288250062694356" calcext:value-type="float">
            <text:p>2.88250062694356E-006</text:p>
          </table:table-cell>
          <table:table-cell table:formula="of:=SUM([.D590:.F590])" office:value-type="float" office:value="0.0000156413569034166" calcext:value-type="float">
            <text:p>1.56413569034166E-00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QRT(2)*[.A591]" office:value-type="float" office:value="83.4386001800126" calcext:value-type="float">
            <text:p>83.43860018</text:p>
          </table:table-cell>
          <table:table-cell table:formula="of:=SQRT(3)*[.A591]" office:value-type="float" office:value="102.190997646564" calcext:value-type="float">
            <text:p>102.1909976466</text:p>
          </table:table-cell>
          <table:table-cell table:formula="of:=(1-ROUND([.B591])/[.B591])^2" office:value-type="float" office:value="0.0000276314446864567" calcext:value-type="float">
            <text:p>2.76314446864567E-005</text:p>
          </table:table-cell>
          <table:table-cell table:formula="of:=(1-ROUND([.C591])/[.C591])^2" office:value-type="float" office:value="0.00000349325873723058" calcext:value-type="float">
            <text:p>3.49325873723058E-006</text:p>
          </table:table-cell>
          <table:table-cell table:formula="of:=(1-ROUND([.A591])/[.A591])^2" office:value-type="float" office:value="0" calcext:value-type="float">
            <text:p>0</text:p>
          </table:table-cell>
          <table:table-cell table:formula="of:=SUM([.D591:.F591])" office:value-type="float" office:value="0.0000311247034236872" calcext:value-type="float">
            <text:p>3.11247034236872E-005</text:p>
          </table:table-cell>
          <table:table-cell table:number-columns-repeated="4"/>
        </table:table-row>
        <table:table-row table:style-name="ro1">
          <table:table-cell office:value-type="float" office:value="59.1" calcext:value-type="float">
            <text:p>59.1</text:p>
          </table:table-cell>
          <table:table-cell table:formula="of:=SQRT(2)*[.A592]" office:value-type="float" office:value="83.5800215362499" calcext:value-type="float">
            <text:p>83.5800215363</text:p>
          </table:table-cell>
          <table:table-cell table:formula="of:=SQRT(3)*[.A592]" office:value-type="float" office:value="102.364202727321" calcext:value-type="float">
            <text:p>102.3642027273</text:p>
          </table:table-cell>
          <table:table-cell table:formula="of:=(1-ROUND([.B592])/[.B592])^2" office:value-type="float" office:value="0.0000252492849616593" calcext:value-type="float">
            <text:p>2.52492849616593E-005</text:p>
          </table:table-cell>
          <table:table-cell table:formula="of:=(1-ROUND([.C592])/[.C592])^2" office:value-type="float" office:value="0.0000126587309919322" calcext:value-type="float">
            <text:p>1.26587309919322E-005</text:p>
          </table:table-cell>
          <table:table-cell table:formula="of:=(1-ROUND([.A592])/[.A592])^2" office:value-type="float" office:value="0.00000286302432711798" calcext:value-type="float">
            <text:p>0.000002863</text:p>
          </table:table-cell>
          <table:table-cell table:formula="of:=SUM([.D592:.F592])" office:value-type="float" office:value="0.0000407710402807095" calcext:value-type="float">
            <text:p>0.000040771</text:p>
          </table:table-cell>
          <table:table-cell table:number-columns-repeated="4"/>
        </table:table-row>
        <table:table-row table:style-name="ro1">
          <table:table-cell office:value-type="float" office:value="59.2" calcext:value-type="float">
            <text:p>59.2</text:p>
          </table:table-cell>
          <table:table-cell table:formula="of:=SQRT(2)*[.A593]" office:value-type="float" office:value="83.7214428924872" calcext:value-type="float">
            <text:p>83.7214428925</text:p>
          </table:table-cell>
          <table:table-cell table:formula="of:=SQRT(3)*[.A593]" office:value-type="float" office:value="102.537407808078" calcext:value-type="float">
            <text:p>102.5374078081</text:p>
          </table:table-cell>
          <table:table-cell table:formula="of:=(1-ROUND([.B593])/[.B593])^2" office:value-type="float" office:value="0.0000110701901116641" calcext:value-type="float">
            <text:p>1.10701901116641E-005</text:p>
          </table:table-cell>
          <table:table-cell table:formula="of:=(1-ROUND([.C593])/[.C593])^2" office:value-type="float" office:value="0.0000203531638083268" calcext:value-type="float">
            <text:p>2.03531638083268E-005</text:p>
          </table:table-cell>
          <table:table-cell table:formula="of:=(1-ROUND([.A593])/[.A593])^2" office:value-type="float" office:value="0.0000114134404674947" calcext:value-type="float">
            <text:p>1.14134404674947E-005</text:p>
          </table:table-cell>
          <table:table-cell table:formula="of:=SUM([.D593:.F593])" office:value-type="float" office:value="0.0000428367943874856" calcext:value-type="float">
            <text:p>4.28367943874856E-005</text:p>
          </table:table-cell>
          <table:table-cell table:number-columns-repeated="4"/>
        </table:table-row>
        <table:table-row table:style-name="ro1">
          <table:table-cell office:value-type="float" office:value="59.3" calcext:value-type="float">
            <text:p>59.3</text:p>
          </table:table-cell>
          <table:table-cell table:formula="of:=SQRT(2)*[.A594]" office:value-type="float" office:value="83.8628642487246" calcext:value-type="float">
            <text:p>83.8628642487</text:p>
          </table:table-cell>
          <table:table-cell table:formula="of:=SQRT(3)*[.A594]" office:value-type="float" office:value="102.710612888834" calcext:value-type="float">
            <text:p>102.7106128888</text:p>
          </table:table-cell>
          <table:table-cell table:formula="of:=(1-ROUND([.B594])/[.B594])^2" office:value-type="float" office:value="0.00000267400366244185" calcext:value-type="float">
            <text:p>0.000002674</text:p>
          </table:table-cell>
          <table:table-cell table:formula="of:=(1-ROUND([.C594])/[.C594])^2" office:value-type="float" office:value="0.00000793830401989533" calcext:value-type="float">
            <text:p>7.93830401989533E-006</text:p>
          </table:table-cell>
          <table:table-cell table:formula="of:=(1-ROUND([.A594])/[.A594])^2" office:value-type="float" office:value="0.0000255937028116107" calcext:value-type="float">
            <text:p>2.55937028116107E-005</text:p>
          </table:table-cell>
          <table:table-cell table:formula="of:=SUM([.D594:.F594])" office:value-type="float" office:value="0.0000362060104939478" calcext:value-type="float">
            <text:p>0.000036206</text:p>
          </table:table-cell>
          <table:table-cell table:number-columns-repeated="4"/>
        </table:table-row>
        <table:table-row table:style-name="ro1">
          <table:table-cell office:value-type="float" office:value="59.4" calcext:value-type="float">
            <text:p>59.4</text:p>
          </table:table-cell>
          <table:table-cell table:formula="of:=SQRT(2)*[.A595]" office:value-type="float" office:value="84.0042856049619" calcext:value-type="float">
            <text:p>84.004285605</text:p>
          </table:table-cell>
          <table:table-cell table:formula="of:=SQRT(3)*[.A595]" office:value-type="float" office:value="102.883817969591" calcext:value-type="float">
            <text:p>102.8838179696</text:p>
          </table:table-cell>
          <table:table-cell table:formula="of:=(1-ROUND([.B595])/[.B595])^2" office:value-type="float" office:value="0.00000000260268366736292" calcext:value-type="float">
            <text:p>2.60268366736292E-009</text:p>
          </table:table-cell>
          <table:table-cell table:formula="of:=(1-ROUND([.C595])/[.C595])^2" office:value-type="float" office:value="0.00000127521607676873" calcext:value-type="float">
            <text:p>1.27521607676873E-006</text:p>
          </table:table-cell>
          <table:table-cell table:formula="of:=(1-ROUND([.A595])/[.A595])^2" office:value-type="float" office:value="0.0000453468466936491" calcext:value-type="float">
            <text:p>4.53468466936491E-005</text:p>
          </table:table-cell>
          <table:table-cell table:formula="of:=SUM([.D595:.F595])" office:value-type="float" office:value="0.0000466246654540852" calcext:value-type="float">
            <text:p>4.66246654540852E-005</text:p>
          </table:table-cell>
          <table:table-cell table:number-columns-repeated="4"/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SQRT(2)*[.A596]" office:value-type="float" office:value="84.1457069611992" calcext:value-type="float">
            <text:p>84.1457069612</text:p>
          </table:table-cell>
          <table:table-cell table:formula="of:=SQRT(3)*[.A596]" office:value-type="float" office:value="103.057023050348" calcext:value-type="float">
            <text:p>103.0570230503</text:p>
          </table:table-cell>
          <table:table-cell table:formula="of:=(1-ROUND([.B596])/[.B596])^2" office:value-type="float" office:value="0.00000299844905612541" calcext:value-type="float">
            <text:p>2.99844905612541E-006</text:p>
          </table:table-cell>
          <table:table-cell table:formula="of:=(1-ROUND([.C596])/[.C596])^2" office:value-type="float" office:value="0.000000306158065203921" calcext:value-type="float">
            <text:p>3.06158065203921E-007</text:p>
          </table:table-cell>
          <table:table-cell table:formula="of:=(1-ROUND([.A596])/[.A596])^2" office:value-type="float" office:value="0.0000706164818868719" calcext:value-type="float">
            <text:p>7.06164818868719E-005</text:p>
          </table:table-cell>
          <table:table-cell table:formula="of:=SUM([.D596:.F596])" office:value-type="float" office:value="0.0000739210890082012" calcext:value-type="float">
            <text:p>7.39210890082012E-005</text:p>
          </table:table-cell>
          <table:table-cell table:number-columns-repeated="4"/>
        </table:table-row>
        <table:table-row table:style-name="ro1">
          <table:table-cell office:value-type="float" office:value="59.6" calcext:value-type="float">
            <text:p>59.6</text:p>
          </table:table-cell>
          <table:table-cell table:formula="of:=SQRT(2)*[.A597]" office:value-type="float" office:value="84.2871283174365" calcext:value-type="float">
            <text:p>84.2871283174</text:p>
          </table:table-cell>
          <table:table-cell table:formula="of:=SQRT(3)*[.A597]" office:value-type="float" office:value="103.230228131105" calcext:value-type="float">
            <text:p>103.2302281311</text:p>
          </table:table-cell>
          <table:table-cell table:formula="of:=(1-ROUND([.B597])/[.B597])^2" office:value-type="float" office:value="0.0000116045829402251" calcext:value-type="float">
            <text:p>1.16045829402251E-005</text:p>
          </table:table-cell>
          <table:table-cell table:formula="of:=(1-ROUND([.C597])/[.C597])^2" office:value-type="float" office:value="0.0000049739681726175" calcext:value-type="float">
            <text:p>0.000004974</text:p>
          </table:table-cell>
          <table:table-cell table:formula="of:=(1-ROUND([.A597])/[.A597])^2" office:value-type="float" office:value="0.0000450430160803551" calcext:value-type="float">
            <text:p>0.000045043</text:p>
          </table:table-cell>
          <table:table-cell table:formula="of:=SUM([.D597:.F597])" office:value-type="float" office:value="0.0000616215671931977" calcext:value-type="float">
            <text:p>6.16215671931977E-005</text:p>
          </table:table-cell>
          <table:table-cell table:number-columns-repeated="4"/>
        </table:table-row>
        <table:table-row table:style-name="ro1">
          <table:table-cell office:value-type="float" office:value="59.7" calcext:value-type="float">
            <text:p>59.7</text:p>
          </table:table-cell>
          <table:table-cell table:formula="of:=SQRT(2)*[.A598]" office:value-type="float" office:value="84.4285496736738" calcext:value-type="float">
            <text:p>84.4285496737</text:p>
          </table:table-cell>
          <table:table-cell table:formula="of:=SQRT(3)*[.A598]" office:value-type="float" office:value="103.403433211862" calcext:value-type="float">
            <text:p>103.4034332119</text:p>
          </table:table-cell>
          <table:table-cell table:formula="of:=(1-ROUND([.B598])/[.B598])^2" office:value-type="float" office:value="0.0000257646163264544" calcext:value-type="float">
            <text:p>2.57646163264544E-005</text:p>
          </table:table-cell>
          <table:table-cell table:formula="of:=(1-ROUND([.C598])/[.C598])^2" office:value-type="float" office:value="0.0000152220582190009" calcext:value-type="float">
            <text:p>1.52220582190009E-005</text:p>
          </table:table-cell>
          <table:table-cell table:formula="of:=(1-ROUND([.A598])/[.A598])^2" office:value-type="float" office:value="0.0000252518875785956" calcext:value-type="float">
            <text:p>2.52518875785956E-005</text:p>
          </table:table-cell>
          <table:table-cell table:formula="of:=SUM([.D598:.F598])" office:value-type="float" office:value="0.0000662385621240509" calcext:value-type="float">
            <text:p>6.62385621240509E-005</text:p>
          </table:table-cell>
          <table:table-cell table:number-columns-repeated="4"/>
        </table:table-row>
        <table:table-row table:style-name="ro1">
          <table:table-cell office:value-type="float" office:value="59.8" calcext:value-type="float">
            <text:p>59.8</text:p>
          </table:table-cell>
          <table:table-cell table:formula="of:=SQRT(2)*[.A599]" office:value-type="float" office:value="84.5699710299111" calcext:value-type="float">
            <text:p>84.5699710299</text:p>
          </table:table-cell>
          <table:table-cell table:formula="of:=SQRT(3)*[.A599]" office:value-type="float" office:value="103.576638292619" calcext:value-type="float">
            <text:p>103.5766382926</text:p>
          </table:table-cell>
          <table:table-cell table:formula="of:=(1-ROUND([.B599])/[.B599])^2" office:value-type="float" office:value="0.0000258561027163727" calcext:value-type="float">
            <text:p>2.58561027163727E-005</text:p>
          </table:table-cell>
          <table:table-cell table:formula="of:=(1-ROUND([.C599])/[.C599])^2" office:value-type="float" office:value="0.0000167070404951345" calcext:value-type="float">
            <text:p>0.000016707</text:p>
          </table:table-cell>
          <table:table-cell table:formula="of:=(1-ROUND([.A599])/[.A599])^2" office:value-type="float" office:value="0.0000111855572085323" calcext:value-type="float">
            <text:p>1.11855572085323E-005</text:p>
          </table:table-cell>
          <table:table-cell table:formula="of:=SUM([.D599:.F599])" office:value-type="float" office:value="0.0000537487004200396" calcext:value-type="float">
            <text:p>5.37487004200396E-005</text:p>
          </table:table-cell>
          <table:table-cell table:number-columns-repeated="4"/>
        </table:table-row>
        <table:table-row table:style-name="ro1">
          <table:table-cell office:value-type="float" office:value="59.9" calcext:value-type="float">
            <text:p>59.9</text:p>
          </table:table-cell>
          <table:table-cell table:formula="of:=SQRT(2)*[.A600]" office:value-type="float" office:value="84.7113923861484" calcext:value-type="float">
            <text:p>84.7113923861</text:p>
          </table:table-cell>
          <table:table-cell table:formula="of:=SQRT(3)*[.A600]" office:value-type="float" office:value="103.749843373376" calcext:value-type="float">
            <text:p>103.7498433734</text:p>
          </table:table-cell>
          <table:table-cell table:formula="of:=(1-ROUND([.B600])/[.B600])^2" office:value-type="float" office:value="0.0000116073192066227" calcext:value-type="float">
            <text:p>1.16073192066227E-005</text:p>
          </table:table-cell>
          <table:table-cell table:formula="of:=(1-ROUND([.C600])/[.C600])^2" office:value-type="float" office:value="0.00000581365323619701" calcext:value-type="float">
            <text:p>5.81365323619701E-006</text:p>
          </table:table-cell>
          <table:table-cell table:formula="of:=(1-ROUND([.A600])/[.A600])^2" office:value-type="float" office:value="0.00000278706023673287" calcext:value-type="float">
            <text:p>2.78706023673287E-006</text:p>
          </table:table-cell>
          <table:table-cell table:formula="of:=SUM([.D600:.F600])" office:value-type="float" office:value="0.0000202080326795526" calcext:value-type="float">
            <text:p>0.00002020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2)*[.A601]" office:value-type="float" office:value="84.8528137423857" calcext:value-type="float">
            <text:p>84.8528137424</text:p>
          </table:table-cell>
          <table:table-cell table:formula="of:=SQRT(3)*[.A601]" office:value-type="float" office:value="103.923048454133" calcext:value-type="float">
            <text:p>103.9230484541</text:p>
          </table:table-cell>
          <table:table-cell table:formula="of:=(1-ROUND([.B601])/[.B601])^2" office:value-type="float" office:value="0.0000030088603375688" calcext:value-type="float">
            <text:p>3.0088603375688E-006</text:p>
          </table:table-cell>
          <table:table-cell table:formula="of:=(1-ROUND([.C601])/[.C601])^2" office:value-type="float" office:value="0.00000054829077883101" calcext:value-type="float">
            <text:p>5.4829077883101E-007</text:p>
          </table:table-cell>
          <table:table-cell table:formula="of:=(1-ROUND([.A601])/[.A601])^2" office:value-type="float" office:value="0" calcext:value-type="float">
            <text:p>0</text:p>
          </table:table-cell>
          <table:table-cell table:formula="of:=SUM([.D601:.F601])" office:value-type="float" office:value="0.00000355715111639981" calcext:value-type="float">
            <text:p>3.55715111639981E-006</text:p>
          </table:table-cell>
          <table:table-cell table:number-columns-repeated="4"/>
        </table:table-row>
        <table:table-row table:style-name="ro1">
          <table:table-cell office:value-type="float" office:value="60.1" calcext:value-type="float">
            <text:p>60.1</text:p>
          </table:table-cell>
          <table:table-cell table:formula="of:=SQRT(2)*[.A602]" office:value-type="float" office:value="84.994235098623" calcext:value-type="float">
            <text:p>84.9942350986</text:p>
          </table:table-cell>
          <table:table-cell table:formula="of:=SQRT(3)*[.A602]" office:value-type="float" office:value="104.09625353489" calcext:value-type="float">
            <text:p>104.0962535349</text:p>
          </table:table-cell>
          <table:table-cell table:formula="of:=(1-ROUND([.B602])/[.B602])^2" office:value-type="float" office:value="0.00000000460049776803317" calcext:value-type="float">
            <text:p>4.60049776803317E-009</text:p>
          </table:table-cell>
          <table:table-cell table:formula="of:=(1-ROUND([.C602])/[.C602])^2" office:value-type="float" office:value="0.000000854994216399271" calcext:value-type="float">
            <text:p>0.000000855</text:p>
          </table:table-cell>
          <table:table-cell table:formula="of:=(1-ROUND([.A602])/[.A602])^2" office:value-type="float" office:value="0.00000276854161533329" calcext:value-type="float">
            <text:p>2.76854161533329E-006</text:p>
          </table:table-cell>
          <table:table-cell table:formula="of:=SUM([.D602:.F602])" office:value-type="float" office:value="0.00000362813632950059" calcext:value-type="float">
            <text:p>3.62813632950059E-006</text:p>
          </table:table-cell>
          <table:table-cell table:number-columns-repeated="4"/>
        </table:table-row>
        <table:table-row table:style-name="ro1">
          <table:table-cell office:value-type="float" office:value="60.2" calcext:value-type="float">
            <text:p>60.2</text:p>
          </table:table-cell>
          <table:table-cell table:formula="of:=SQRT(2)*[.A603]" office:value-type="float" office:value="85.1356564548603" calcext:value-type="float">
            <text:p>85.1356564549</text:p>
          </table:table-cell>
          <table:table-cell table:formula="of:=SQRT(3)*[.A603]" office:value-type="float" office:value="104.269458615646" calcext:value-type="float">
            <text:p>104.2694586156</text:p>
          </table:table-cell>
          <table:table-cell table:formula="of:=(1-ROUND([.B603])/[.B603])^2" office:value-type="float" office:value="0.00000253897221681826" calcext:value-type="float">
            <text:p>0.000002539</text:p>
          </table:table-cell>
          <table:table-cell table:formula="of:=(1-ROUND([.C603])/[.C603])^2" office:value-type="float" office:value="0.00000667836130819741" calcext:value-type="float">
            <text:p>6.67836130819741E-006</text:p>
          </table:table-cell>
          <table:table-cell table:formula="of:=(1-ROUND([.A603])/[.A603])^2" office:value-type="float" office:value="0.0000110374057681484" calcext:value-type="float">
            <text:p>1.10374057681484E-005</text:p>
          </table:table-cell>
          <table:table-cell table:formula="of:=SUM([.D603:.F603])" office:value-type="float" office:value="0.0000202547392931641" calcext:value-type="float">
            <text:p>2.02547392931641E-005</text:p>
          </table:table-cell>
          <table:table-cell table:number-columns-repeated="4"/>
        </table:table-row>
        <table:table-row table:style-name="ro1">
          <table:table-cell office:value-type="float" office:value="60.3" calcext:value-type="float">
            <text:p>60.3</text:p>
          </table:table-cell>
          <table:table-cell table:formula="of:=SQRT(2)*[.A604]" office:value-type="float" office:value="85.2770778110977" calcext:value-type="float">
            <text:p>85.2770778111</text:p>
          </table:table-cell>
          <table:table-cell table:formula="of:=SQRT(3)*[.A604]" office:value-type="float" office:value="104.442663696403" calcext:value-type="float">
            <text:p>104.4426636964</text:p>
          </table:table-cell>
          <table:table-cell table:formula="of:=(1-ROUND([.B604])/[.B604])^2" office:value-type="float" office:value="0.000010556960004106" calcext:value-type="float">
            <text:p>0.000010557</text:p>
          </table:table-cell>
          <table:table-cell table:formula="of:=(1-ROUND([.C604])/[.C604])^2" office:value-type="float" office:value="0.0000179635403334752" calcext:value-type="float">
            <text:p>1.79635403334752E-005</text:p>
          </table:table-cell>
          <table:table-cell table:formula="of:=(1-ROUND([.A604])/[.A604])^2" office:value-type="float" office:value="0.0000247518625776598" calcext:value-type="float">
            <text:p>2.47518625776598E-005</text:p>
          </table:table-cell>
          <table:table-cell table:formula="of:=SUM([.D604:.F604])" office:value-type="float" office:value="0.0000532723629152411" calcext:value-type="float">
            <text:p>5.32723629152411E-005</text:p>
          </table:table-cell>
          <table:table-cell table:number-columns-repeated="4"/>
        </table:table-row>
        <table:table-row table:style-name="ro1">
          <table:table-cell office:value-type="float" office:value="60.4" calcext:value-type="float">
            <text:p>60.4</text:p>
          </table:table-cell>
          <table:table-cell table:formula="of:=SQRT(2)*[.A605]" office:value-type="float" office:value="85.418499167335" calcext:value-type="float">
            <text:p>85.4184991673</text:p>
          </table:table-cell>
          <table:table-cell table:formula="of:=SQRT(3)*[.A605]" office:value-type="float" office:value="104.61586877716" calcext:value-type="float">
            <text:p>104.6158687772</text:p>
          </table:table-cell>
          <table:table-cell table:formula="of:=(1-ROUND([.B605])/[.B605])^2" office:value-type="float" office:value="0.0000240040942639648" calcext:value-type="float">
            <text:p>2.40040942639648E-005</text:p>
          </table:table-cell>
          <table:table-cell table:formula="of:=(1-ROUND([.C605])/[.C605])^2" office:value-type="float" office:value="0.0000134823030751943" calcext:value-type="float">
            <text:p>1.34823030751943E-005</text:p>
          </table:table-cell>
          <table:table-cell table:formula="of:=(1-ROUND([.A605])/[.A605])^2" office:value-type="float" office:value="0.0000438577255383555" calcext:value-type="float">
            <text:p>4.38577255383555E-005</text:p>
          </table:table-cell>
          <table:table-cell table:formula="of:=SUM([.D605:.F605])" office:value-type="float" office:value="0.0000813441228775146" calcext:value-type="float">
            <text:p>8.13441228775146E-005</text:p>
          </table:table-cell>
          <table:table-cell table:number-columns-repeated="4"/>
        </table:table-row>
        <table:table-row table:style-name="ro1">
          <table:table-cell office:value-type="float" office:value="60.5" calcext:value-type="float">
            <text:p>60.5</text:p>
          </table:table-cell>
          <table:table-cell table:formula="of:=SQRT(2)*[.A606]" office:value-type="float" office:value="85.5599205235723" calcext:value-type="float">
            <text:p>85.5599205236</text:p>
          </table:table-cell>
          <table:table-cell table:formula="of:=SQRT(3)*[.A606]" office:value-type="float" office:value="104.789073857917" calcext:value-type="float">
            <text:p>104.7890738579</text:p>
          </table:table-cell>
          <table:table-cell table:formula="of:=(1-ROUND([.B606])/[.B606])^2" office:value-type="float" office:value="0.0000264558357452246" calcext:value-type="float">
            <text:p>2.64558357452246E-005</text:p>
          </table:table-cell>
          <table:table-cell table:formula="of:=(1-ROUND([.C606])/[.C606])^2" office:value-type="float" office:value="0.00000405162101076686" calcext:value-type="float">
            <text:p>4.05162101076686E-006</text:p>
          </table:table-cell>
          <table:table-cell table:formula="of:=(1-ROUND([.A606])/[.A606])^2" office:value-type="float" office:value="0.0000683013455365066" calcext:value-type="float">
            <text:p>6.83013455365066E-005</text:p>
          </table:table-cell>
          <table:table-cell table:formula="of:=SUM([.D606:.F606])" office:value-type="float" office:value="0.0000988088022924981" calcext:value-type="float">
            <text:p>9.88088022924981E-005</text:p>
          </table:table-cell>
          <table:table-cell table:number-columns-repeated="4"/>
        </table:table-row>
        <table:table-row table:style-name="ro1">
          <table:table-cell office:value-type="float" office:value="60.6" calcext:value-type="float">
            <text:p>60.6</text:p>
          </table:table-cell>
          <table:table-cell table:formula="of:=SQRT(2)*[.A607]" office:value-type="float" office:value="85.7013418798096" calcext:value-type="float">
            <text:p>85.7013418798</text:p>
          </table:table-cell>
          <table:table-cell table:formula="of:=SQRT(3)*[.A607]" office:value-type="float" office:value="104.962278938674" calcext:value-type="float">
            <text:p>104.9622789387</text:p>
          </table:table-cell>
          <table:table-cell table:formula="of:=(1-ROUND([.B607])/[.B607])^2" office:value-type="float" office:value="0.0000121443258225888" calcext:value-type="float">
            <text:p>1.21443258225888E-005</text:p>
          </table:table-cell>
          <table:table-cell table:formula="of:=(1-ROUND([.C607])/[.C607])^2" office:value-type="float" office:value="0.000000129152050049833" calcext:value-type="float">
            <text:p>1.29152050049833E-007</text:p>
          </table:table-cell>
          <table:table-cell table:formula="of:=(1-ROUND([.A607])/[.A607])^2" office:value-type="float" office:value="0.0000435687133069753" calcext:value-type="float">
            <text:p>4.35687133069753E-005</text:p>
          </table:table-cell>
          <table:table-cell table:formula="of:=SUM([.D607:.F607])" office:value-type="float" office:value="0.000055842191179614" calcext:value-type="float">
            <text:p>5.5842191179614E-005</text:p>
          </table:table-cell>
          <table:table-cell table:number-columns-repeated="4"/>
        </table:table-row>
        <table:table-row table:style-name="ro1">
          <table:table-cell office:value-type="float" office:value="60.7" calcext:value-type="float">
            <text:p>60.7</text:p>
          </table:table-cell>
          <table:table-cell table:formula="of:=SQRT(2)*[.A608]" office:value-type="float" office:value="85.8427632360469" calcext:value-type="float">
            <text:p>85.842763236</text:p>
          </table:table-cell>
          <table:table-cell table:formula="of:=SQRT(3)*[.A608]" office:value-type="float" office:value="105.135484019431" calcext:value-type="float">
            <text:p>105.1354840194</text:p>
          </table:table-cell>
          <table:table-cell table:formula="of:=(1-ROUND([.B608])/[.B608])^2" office:value-type="float" office:value="0.00000335506405750164" calcext:value-type="float">
            <text:p>3.35506405750164E-006</text:p>
          </table:table-cell>
          <table:table-cell table:formula="of:=(1-ROUND([.C608])/[.C608])^2" office:value-type="float" office:value="0.00000166064769897045" calcext:value-type="float">
            <text:p>1.66064769897045E-006</text:p>
          </table:table-cell>
          <table:table-cell table:formula="of:=(1-ROUND([.A608])/[.A608])^2" office:value-type="float" office:value="0.0000244267184874968" calcext:value-type="float">
            <text:p>2.44267184874968E-005</text:p>
          </table:table-cell>
          <table:table-cell table:formula="of:=SUM([.D608:.F608])" office:value-type="float" office:value="0.0000294424302439688" calcext:value-type="float">
            <text:p>2.94424302439688E-005</text:p>
          </table:table-cell>
          <table:table-cell table:number-columns-repeated="4"/>
        </table:table-row>
        <table:table-row table:style-name="ro1">
          <table:table-cell office:value-type="float" office:value="60.8" calcext:value-type="float">
            <text:p>60.8</text:p>
          </table:table-cell>
          <table:table-cell table:formula="of:=SQRT(2)*[.A609]" office:value-type="float" office:value="85.9841845922842" calcext:value-type="float">
            <text:p>85.9841845923</text:p>
          </table:table-cell>
          <table:table-cell table:formula="of:=SQRT(3)*[.A609]" office:value-type="float" office:value="105.308689100188" calcext:value-type="float">
            <text:p>105.3086891002</text:p>
          </table:table-cell>
          <table:table-cell table:formula="of:=(1-ROUND([.B609])/[.B609])^2" office:value-type="float" office:value="0.000000033831685154224" calcext:value-type="float">
            <text:p>3.3831685154224E-008</text:p>
          </table:table-cell>
          <table:table-cell table:formula="of:=(1-ROUND([.C609])/[.C609])^2" office:value-type="float" office:value="0.00000859239386530422" calcext:value-type="float">
            <text:p>8.59239386530422E-006</text:p>
          </table:table-cell>
          <table:table-cell table:formula="of:=(1-ROUND([.A609])/[.A609])^2" office:value-type="float" office:value="0.0000108206371191127" calcext:value-type="float">
            <text:p>1.08206371191127E-005</text:p>
          </table:table-cell>
          <table:table-cell table:formula="of:=SUM([.D609:.F609])" office:value-type="float" office:value="0.0000194468626695712" calcext:value-type="float">
            <text:p>1.94468626695712E-005</text:p>
          </table:table-cell>
          <table:table-cell table:number-columns-repeated="4"/>
        </table:table-row>
        <table:table-row table:style-name="ro1">
          <table:table-cell office:value-type="float" office:value="60.9" calcext:value-type="float">
            <text:p>60.9</text:p>
          </table:table-cell>
          <table:table-cell table:formula="of:=SQRT(2)*[.A610]" office:value-type="float" office:value="86.1256059485215" calcext:value-type="float">
            <text:p>86.1256059485</text:p>
          </table:table-cell>
          <table:table-cell table:formula="of:=SQRT(3)*[.A610]" office:value-type="float" office:value="105.481894180945" calcext:value-type="float">
            <text:p>105.4818941809</text:p>
          </table:table-cell>
          <table:table-cell table:formula="of:=(1-ROUND([.B610])/[.B610])^2" office:value-type="float" office:value="0.0000021269429148414" calcext:value-type="float">
            <text:p>2.1269429148414E-006</text:p>
          </table:table-cell>
          <table:table-cell table:formula="of:=(1-ROUND([.C610])/[.C610])^2" office:value-type="float" office:value="0.0000208712050161909" calcext:value-type="float">
            <text:p>2.08712050161909E-005</text:p>
          </table:table-cell>
          <table:table-cell table:formula="of:=(1-ROUND([.A610])/[.A610])^2" office:value-type="float" office:value="0.00000269628263513057" calcext:value-type="float">
            <text:p>2.69628263513057E-006</text:p>
          </table:table-cell>
          <table:table-cell table:formula="of:=SUM([.D610:.F610])" office:value-type="float" office:value="0.0000256944305661629" calcext:value-type="float">
            <text:p>2.56944305661629E-00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QRT(2)*[.A611]" office:value-type="float" office:value="86.2670273047588" calcext:value-type="float">
            <text:p>86.2670273048</text:p>
          </table:table-cell>
          <table:table-cell table:formula="of:=SQRT(3)*[.A611]" office:value-type="float" office:value="105.655099261702" calcext:value-type="float">
            <text:p>105.6550992617</text:p>
          </table:table-cell>
          <table:table-cell table:formula="of:=(1-ROUND([.B611])/[.B611])^2" office:value-type="float" office:value="0.00000958123911404955" calcext:value-type="float">
            <text:p>9.58123911404955E-006</text:p>
          </table:table-cell>
          <table:table-cell table:formula="of:=(1-ROUND([.C611])/[.C611])^2" office:value-type="float" office:value="0.0000106563217126974" calcext:value-type="float">
            <text:p>1.06563217126974E-005</text:p>
          </table:table-cell>
          <table:table-cell table:formula="of:=(1-ROUND([.A611])/[.A611])^2" office:value-type="float" office:value="0" calcext:value-type="float">
            <text:p>0</text:p>
          </table:table-cell>
          <table:table-cell table:formula="of:=SUM([.D611:.F611])" office:value-type="float" office:value="0.000020237560826747" calcext:value-type="float">
            <text:p>2.0237560826747E-005</text:p>
          </table:table-cell>
          <table:table-cell table:number-columns-repeated="4"/>
        </table:table-row>
        <table:table-row table:style-name="ro1">
          <table:table-cell office:value-type="float" office:value="61.1" calcext:value-type="float">
            <text:p>61.1</text:p>
          </table:table-cell>
          <table:table-cell table:formula="of:=SQRT(2)*[.A612]" office:value-type="float" office:value="86.4084486609961" calcext:value-type="float">
            <text:p>86.408448661</text:p>
          </table:table-cell>
          <table:table-cell table:formula="of:=SQRT(3)*[.A612]" office:value-type="float" office:value="105.828304342458" calcext:value-type="float">
            <text:p>105.8283043425</text:p>
          </table:table-cell>
          <table:table-cell table:formula="of:=(1-ROUND([.B612])/[.B612])^2" office:value-type="float" office:value="0.0000223440830638403" calcext:value-type="float">
            <text:p>2.23440830638403E-005</text:p>
          </table:table-cell>
          <table:table-cell table:formula="of:=(1-ROUND([.C612])/[.C612])^2" office:value-type="float" office:value="0.00000263217613605511" calcext:value-type="float">
            <text:p>2.63217613605511E-006</text:p>
          </table:table-cell>
          <table:table-cell table:formula="of:=(1-ROUND([.A612])/[.A612])^2" office:value-type="float" office:value="0.00000267865992001511" calcext:value-type="float">
            <text:p>2.67865992001511E-006</text:p>
          </table:table-cell>
          <table:table-cell table:formula="of:=SUM([.D612:.F612])" office:value-type="float" office:value="0.0000276549191199105" calcext:value-type="float">
            <text:p>2.76549191199105E-005</text:p>
          </table:table-cell>
          <table:table-cell table:number-columns-repeated="4"/>
        </table:table-row>
        <table:table-row table:style-name="ro1">
          <table:table-cell office:value-type="float" office:value="61.2" calcext:value-type="float">
            <text:p>61.2</text:p>
          </table:table-cell>
          <table:table-cell table:formula="of:=SQRT(2)*[.A613]" office:value-type="float" office:value="86.5498700172334" calcext:value-type="float">
            <text:p>86.5498700172</text:p>
          </table:table-cell>
          <table:table-cell table:formula="of:=SQRT(3)*[.A613]" office:value-type="float" office:value="106.001509423215" calcext:value-type="float">
            <text:p>106.0015094232</text:p>
          </table:table-cell>
          <table:table-cell table:formula="of:=(1-ROUND([.B613])/[.B613])^2" office:value-type="float" office:value="0.0000270484911499625" calcext:value-type="float">
            <text:p>2.70484911499625E-005</text:p>
          </table:table-cell>
          <table:table-cell table:formula="of:=(1-ROUND([.C613])/[.C613])^2" office:value-type="float" office:value="0.000000000202767315534882" calcext:value-type="float">
            <text:p>2.02767315534882E-010</text:p>
          </table:table-cell>
          <table:table-cell table:formula="of:=(1-ROUND([.A613])/[.A613])^2" office:value-type="float" office:value="0.0000106796531248672" calcext:value-type="float">
            <text:p>1.06796531248672E-005</text:p>
          </table:table-cell>
          <table:table-cell table:formula="of:=SUM([.D613:.F613])" office:value-type="float" office:value="0.0000377283470421452" calcext:value-type="float">
            <text:p>3.77283470421452E-005</text:p>
          </table:table-cell>
          <table:table-cell table:number-columns-repeated="4"/>
        </table:table-row>
        <table:table-row table:style-name="ro1">
          <table:table-cell office:value-type="float" office:value="61.3" calcext:value-type="float">
            <text:p>61.3</text:p>
          </table:table-cell>
          <table:table-cell table:formula="of:=SQRT(2)*[.A614]" office:value-type="float" office:value="86.6912913734707" calcext:value-type="float">
            <text:p>86.6912913735</text:p>
          </table:table-cell>
          <table:table-cell table:formula="of:=SQRT(3)*[.A614]" office:value-type="float" office:value="106.174714503972" calcext:value-type="float">
            <text:p>106.174714504</text:p>
          </table:table-cell>
          <table:table-cell table:formula="of:=(1-ROUND([.B614])/[.B614])^2" office:value-type="float" office:value="0.0000126807980559311" calcext:value-type="float">
            <text:p>1.26807980559311E-005</text:p>
          </table:table-cell>
          <table:table-cell table:formula="of:=(1-ROUND([.C614])/[.C614])^2" office:value-type="float" office:value="0.00000270779458463814" calcext:value-type="float">
            <text:p>2.70779458463814E-006</text:p>
          </table:table-cell>
          <table:table-cell table:formula="of:=(1-ROUND([.A614])/[.A614])^2" office:value-type="float" office:value="0.0000239508847190699" calcext:value-type="float">
            <text:p>2.39508847190699E-005</text:p>
          </table:table-cell>
          <table:table-cell table:formula="of:=SUM([.D614:.F614])" office:value-type="float" office:value="0.0000393394773596391" calcext:value-type="float">
            <text:p>3.93394773596391E-005</text:p>
          </table:table-cell>
          <table:table-cell table:number-columns-repeated="4"/>
        </table:table-row>
        <table:table-row table:style-name="ro1">
          <table:table-cell office:value-type="float" office:value="61.4" calcext:value-type="float">
            <text:p>61.4</text:p>
          </table:table-cell>
          <table:table-cell table:formula="of:=SQRT(2)*[.A615]" office:value-type="float" office:value="86.832712729708" calcext:value-type="float">
            <text:p>86.8327127297</text:p>
          </table:table-cell>
          <table:table-cell table:formula="of:=SQRT(3)*[.A615]" office:value-type="float" office:value="106.347919584729" calcext:value-type="float">
            <text:p>106.3479195847</text:p>
          </table:table-cell>
          <table:table-cell table:formula="of:=(1-ROUND([.B615])/[.B615])^2" office:value-type="float" office:value="0.00000371158192682844" calcext:value-type="float">
            <text:p>3.71158192682844E-006</text:p>
          </table:table-cell>
          <table:table-cell table:formula="of:=(1-ROUND([.C615])/[.C615])^2" office:value-type="float" office:value="0.0000107028578055689" calcext:value-type="float">
            <text:p>1.07028578055689E-005</text:p>
          </table:table-cell>
          <table:table-cell table:formula="of:=(1-ROUND([.A615])/[.A615])^2" office:value-type="float" office:value="0.0000424407686023209" calcext:value-type="float">
            <text:p>4.24407686023209E-005</text:p>
          </table:table-cell>
          <table:table-cell table:formula="of:=SUM([.D615:.F615])" office:value-type="float" office:value="0.0000568552083347182" calcext:value-type="float">
            <text:p>5.68552083347182E-005</text:p>
          </table:table-cell>
          <table:table-cell table:number-columns-repeated="4"/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SQRT(2)*[.A616]" office:value-type="float" office:value="86.9741340859454" calcext:value-type="float">
            <text:p>86.9741340859</text:p>
          </table:table-cell>
          <table:table-cell table:formula="of:=SQRT(3)*[.A616]" office:value-type="float" office:value="106.521124665486" calcext:value-type="float">
            <text:p>106.5211246655</text:p>
          </table:table-cell>
          <table:table-cell table:formula="of:=(1-ROUND([.B616])/[.B616])^2" office:value-type="float" office:value="0.0000000884454372241048" calcext:value-type="float">
            <text:p>8.84454372241048E-008</text:p>
          </table:table-cell>
          <table:table-cell table:formula="of:=(1-ROUND([.C616])/[.C616])^2" office:value-type="float" office:value="0.0000202103321220549" calcext:value-type="float">
            <text:p>2.02103321220549E-005</text:p>
          </table:table-cell>
          <table:table-cell table:formula="of:=(1-ROUND([.A616])/[.A616])^2" office:value-type="float" office:value="0.0000660982219578282" calcext:value-type="float">
            <text:p>6.60982219578282E-005</text:p>
          </table:table-cell>
          <table:table-cell table:formula="of:=SUM([.D616:.F616])" office:value-type="float" office:value="0.0000863969995171073" calcext:value-type="float">
            <text:p>0.000086397</text:p>
          </table:table-cell>
          <table:table-cell table:number-columns-repeated="4"/>
        </table:table-row>
        <table:table-row table:style-name="ro1">
          <table:table-cell office:value-type="float" office:value="61.6" calcext:value-type="float">
            <text:p>61.6</text:p>
          </table:table-cell>
          <table:table-cell table:formula="of:=SQRT(2)*[.A617]" office:value-type="float" office:value="87.1155554421827" calcext:value-type="float">
            <text:p>87.1155554422</text:p>
          </table:table-cell>
          <table:table-cell table:formula="of:=SQRT(3)*[.A617]" office:value-type="float" office:value="106.694329746243" calcext:value-type="float">
            <text:p>106.6943297462</text:p>
          </table:table-cell>
          <table:table-cell table:formula="of:=(1-ROUND([.B617])/[.B617])^2" office:value-type="float" office:value="0.00000175950047146856" calcext:value-type="float">
            <text:p>1.75950047146856E-006</text:p>
          </table:table-cell>
          <table:table-cell table:formula="of:=(1-ROUND([.C617])/[.C617])^2" office:value-type="float" office:value="0.0000082077416118484" calcext:value-type="float">
            <text:p>8.2077416118484E-006</text:p>
          </table:table-cell>
          <table:table-cell table:formula="of:=(1-ROUND([.A617])/[.A617])^2" office:value-type="float" office:value="0.0000421656265812117" calcext:value-type="float">
            <text:p>4.21656265812117E-005</text:p>
          </table:table-cell>
          <table:table-cell table:formula="of:=SUM([.D617:.F617])" office:value-type="float" office:value="0.0000521328686645287" calcext:value-type="float">
            <text:p>5.21328686645287E-005</text:p>
          </table:table-cell>
          <table:table-cell table:number-columns-repeated="4"/>
        </table:table-row>
        <table:table-row table:style-name="ro1">
          <table:table-cell office:value-type="float" office:value="61.7" calcext:value-type="float">
            <text:p>61.7</text:p>
          </table:table-cell>
          <table:table-cell table:formula="of:=SQRT(2)*[.A618]" office:value-type="float" office:value="87.25697679842" calcext:value-type="float">
            <text:p>87.2569767984</text:p>
          </table:table-cell>
          <table:table-cell table:formula="of:=SQRT(3)*[.A618]" office:value-type="float" office:value="106.867534827" calcext:value-type="float">
            <text:p>106.867534827</text:p>
          </table:table-cell>
          <table:table-cell table:formula="of:=(1-ROUND([.B618])/[.B618])^2" office:value-type="float" office:value="0.00000867336263014903" calcext:value-type="float">
            <text:p>8.67336263014903E-006</text:p>
          </table:table-cell>
          <table:table-cell table:formula="of:=(1-ROUND([.C618])/[.C618])^2" office:value-type="float" office:value="0.00000153642667706825" calcext:value-type="float">
            <text:p>1.53642667706825E-006</text:p>
          </table:table-cell>
          <table:table-cell table:formula="of:=(1-ROUND([.A618])/[.A618])^2" office:value-type="float" office:value="0.0000236413450349241" calcext:value-type="float">
            <text:p>2.36413450349241E-005</text:p>
          </table:table-cell>
          <table:table-cell table:formula="of:=SUM([.D618:.F618])" office:value-type="float" office:value="0.0000338511343421413" calcext:value-type="float">
            <text:p>3.38511343421413E-005</text:p>
          </table:table-cell>
          <table:table-cell table:number-columns-repeated="4"/>
        </table:table-row>
        <table:table-row table:style-name="ro1">
          <table:table-cell office:value-type="float" office:value="61.8" calcext:value-type="float">
            <text:p>61.8</text:p>
          </table:table-cell>
          <table:table-cell table:formula="of:=SQRT(2)*[.A619]" office:value-type="float" office:value="87.3983981546573" calcext:value-type="float">
            <text:p>87.3983981547</text:p>
          </table:table-cell>
          <table:table-cell table:formula="of:=SQRT(3)*[.A619]" office:value-type="float" office:value="107.040739907757" calcext:value-type="float">
            <text:p>107.0407399078</text:p>
          </table:table-cell>
          <table:table-cell table:formula="of:=(1-ROUND([.B619])/[.B619])^2" office:value-type="float" office:value="0.0000207791458031349" calcext:value-type="float">
            <text:p>2.07791458031349E-005</text:p>
          </table:table-cell>
          <table:table-cell table:formula="of:=(1-ROUND([.C619])/[.C619])^2" office:value-type="float" office:value="0.00000014485779753896" calcext:value-type="float">
            <text:p>1.4485779753896E-007</text:p>
          </table:table-cell>
          <table:table-cell table:formula="of:=(1-ROUND([.A619])/[.A619])^2" office:value-type="float" office:value="0.000010473287879263" calcext:value-type="float">
            <text:p>1.0473287879263E-005</text:p>
          </table:table-cell>
          <table:table-cell table:formula="of:=SUM([.D619:.F619])" office:value-type="float" office:value="0.0000313972914799368" calcext:value-type="float">
            <text:p>3.13972914799368E-005</text:p>
          </table:table-cell>
          <table:table-cell table:number-columns-repeated="4"/>
        </table:table-row>
        <table:table-row table:style-name="ro1">
          <table:table-cell office:value-type="float" office:value="61.9" calcext:value-type="float">
            <text:p>61.9</text:p>
          </table:table-cell>
          <table:table-cell table:formula="of:=SQRT(2)*[.A620]" office:value-type="float" office:value="87.5398195108946" calcext:value-type="float">
            <text:p>87.5398195109</text:p>
          </table:table-cell>
          <table:table-cell table:formula="of:=SQRT(3)*[.A620]" office:value-type="float" office:value="107.213944988514" calcext:value-type="float">
            <text:p>107.2139449885</text:p>
          </table:table-cell>
          <table:table-cell table:formula="of:=(1-ROUND([.B620])/[.B620])^2" office:value-type="float" office:value="0.0000276340862657321" calcext:value-type="float">
            <text:p>2.76340862657321E-005</text:p>
          </table:table-cell>
          <table:table-cell table:formula="of:=(1-ROUND([.C620])/[.C620])^2" office:value-type="float" office:value="0.00000398200391915699" calcext:value-type="float">
            <text:p>0.000003982</text:p>
          </table:table-cell>
          <table:table-cell table:formula="of:=(1-ROUND([.A620])/[.A620])^2" office:value-type="float" office:value="0.00000260986895847908" calcext:value-type="float">
            <text:p>2.60986895847908E-006</text:p>
          </table:table-cell>
          <table:table-cell table:formula="of:=SUM([.D620:.F620])" office:value-type="float" office:value="0.0000342259591433681" calcext:value-type="float">
            <text:p>0.00003422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QRT(2)*[.A621]" office:value-type="float" office:value="87.6812408671319" calcext:value-type="float">
            <text:p>87.6812408671</text:p>
          </table:table-cell>
          <table:table-cell table:formula="of:=SQRT(3)*[.A621]" office:value-type="float" office:value="107.38715006927" calcext:value-type="float">
            <text:p>107.3871500693</text:p>
          </table:table-cell>
          <table:table-cell table:formula="of:=(1-ROUND([.B621])/[.B621])^2" office:value-type="float" office:value="0.00001321636118455" calcext:value-type="float">
            <text:p>1.321636118455E-005</text:p>
          </table:table-cell>
          <table:table-cell table:formula="of:=(1-ROUND([.C621])/[.C621])^2" office:value-type="float" office:value="0.000012997327101637" calcext:value-type="float">
            <text:p>1.2997327101637E-005</text:p>
          </table:table-cell>
          <table:table-cell table:formula="of:=(1-ROUND([.A621])/[.A621])^2" office:value-type="float" office:value="0" calcext:value-type="float">
            <text:p>0</text:p>
          </table:table-cell>
          <table:table-cell table:formula="of:=SUM([.D621:.F621])" office:value-type="float" office:value="0.0000262136882861871" calcext:value-type="float">
            <text:p>2.62136882861871E-005</text:p>
          </table:table-cell>
          <table:table-cell table:number-columns-repeated="4"/>
        </table:table-row>
        <table:table-row table:style-name="ro1">
          <table:table-cell office:value-type="float" office:value="62.1" calcext:value-type="float">
            <text:p>62.1</text:p>
          </table:table-cell>
          <table:table-cell table:formula="of:=SQRT(2)*[.A622]" office:value-type="float" office:value="87.8226622233692" calcext:value-type="float">
            <text:p>87.8226622234</text:p>
          </table:table-cell>
          <table:table-cell table:formula="of:=SQRT(3)*[.A622]" office:value-type="float" office:value="107.560355150027" calcext:value-type="float">
            <text:p>107.56035515</text:p>
          </table:table-cell>
          <table:table-cell table:formula="of:=(1-ROUND([.B622])/[.B622])^2" office:value-type="float" office:value="0.00000407745636749642" calcext:value-type="float">
            <text:p>4.07745636749642E-006</text:p>
          </table:table-cell>
          <table:table-cell table:formula="of:=(1-ROUND([.C622])/[.C622])^2" office:value-type="float" office:value="0.0000167070404951364" calcext:value-type="float">
            <text:p>0.000016707</text:p>
          </table:table-cell>
          <table:table-cell table:formula="of:=(1-ROUND([.A622])/[.A622])^2" office:value-type="float" office:value="0.00000259308527879559" calcext:value-type="float">
            <text:p>2.59308527879559E-006</text:p>
          </table:table-cell>
          <table:table-cell table:formula="of:=SUM([.D622:.F622])" office:value-type="float" office:value="0.0000233775821414284" calcext:value-type="float">
            <text:p>2.33775821414284E-005</text:p>
          </table:table-cell>
          <table:table-cell table:number-columns-repeated="4"/>
        </table:table-row>
        <table:table-row table:style-name="ro1">
          <table:table-cell office:value-type="float" office:value="62.2" calcext:value-type="float">
            <text:p>62.2</text:p>
          </table:table-cell>
          <table:table-cell table:formula="of:=SQRT(2)*[.A623]" office:value-type="float" office:value="87.9640835796065" calcext:value-type="float">
            <text:p>87.9640835796</text:p>
          </table:table-cell>
          <table:table-cell table:formula="of:=SQRT(3)*[.A623]" office:value-type="float" office:value="107.733560230784" calcext:value-type="float">
            <text:p>107.7335602308</text:p>
          </table:table-cell>
          <table:table-cell table:formula="of:=(1-ROUND([.B623])/[.B623])^2" office:value-type="float" office:value="0.000000166715249775312" calcext:value-type="float">
            <text:p>1.66715249775312E-007</text:p>
          </table:table-cell>
          <table:table-cell table:formula="of:=(1-ROUND([.C623])/[.C623])^2" office:value-type="float" office:value="0.00000611640273051624" calcext:value-type="float">
            <text:p>6.11640273051624E-006</text:p>
          </table:table-cell>
          <table:table-cell table:formula="of:=(1-ROUND([.A623])/[.A623])^2" office:value-type="float" office:value="0.0000103390163459854" calcext:value-type="float">
            <text:p>0.000010339</text:p>
          </table:table-cell>
          <table:table-cell table:formula="of:=SUM([.D623:.F623])" office:value-type="float" office:value="0.0000166221343262769" calcext:value-type="float">
            <text:p>1.66221343262769E-005</text:p>
          </table:table-cell>
          <table:table-cell table:number-columns-repeated="4"/>
        </table:table-row>
        <table:table-row table:style-name="ro1">
          <table:table-cell office:value-type="float" office:value="62.3" calcext:value-type="float">
            <text:p>62.3</text:p>
          </table:table-cell>
          <table:table-cell table:formula="of:=SQRT(2)*[.A624]" office:value-type="float" office:value="88.1055049358438" calcext:value-type="float">
            <text:p>88.1055049358</text:p>
          </table:table-cell>
          <table:table-cell table:formula="of:=SQRT(3)*[.A624]" office:value-type="float" office:value="107.906765311541" calcext:value-type="float">
            <text:p>107.9067653115</text:p>
          </table:table-cell>
          <table:table-cell table:formula="of:=(1-ROUND([.B624])/[.B624])^2" office:value-type="float" office:value="0.00000143396802189633" calcext:value-type="float">
            <text:p>0.000001434</text:p>
          </table:table-cell>
          <table:table-cell table:formula="of:=(1-ROUND([.C624])/[.C624])^2" office:value-type="float" office:value="0.000000746547937415619" calcext:value-type="float">
            <text:p>7.46547937415619E-007</text:p>
          </table:table-cell>
          <table:table-cell table:formula="of:=(1-ROUND([.A624])/[.A624])^2" office:value-type="float" office:value="0.0000231881668208258" calcext:value-type="float">
            <text:p>2.31881668208258E-005</text:p>
          </table:table-cell>
          <table:table-cell table:formula="of:=SUM([.D624:.F624])" office:value-type="float" office:value="0.0000253686827801377" calcext:value-type="float">
            <text:p>2.53686827801377E-005</text:p>
          </table:table-cell>
          <table:table-cell table:number-columns-repeated="4"/>
        </table:table-row>
        <table:table-row table:style-name="ro1">
          <table:table-cell office:value-type="float" office:value="62.4" calcext:value-type="float">
            <text:p>62.4</text:p>
          </table:table-cell>
          <table:table-cell table:formula="of:=SQRT(2)*[.A625]" office:value-type="float" office:value="88.2469262920811" calcext:value-type="float">
            <text:p>88.2469262921</text:p>
          </table:table-cell>
          <table:table-cell table:formula="of:=SQRT(3)*[.A625]" office:value-type="float" office:value="108.079970392298" calcext:value-type="float">
            <text:p>108.0799703923</text:p>
          </table:table-cell>
          <table:table-cell table:formula="of:=(1-ROUND([.B625])/[.B625])^2" office:value-type="float" office:value="0.00000782952643729198" calcext:value-type="float">
            <text:p>7.82952643729198E-006</text:p>
          </table:table-cell>
          <table:table-cell table:formula="of:=(1-ROUND([.C625])/[.C625])^2" office:value-type="float" office:value="0.000000547479697797457" calcext:value-type="float">
            <text:p>5.47479697797457E-007</text:p>
          </table:table-cell>
          <table:table-cell table:formula="of:=(1-ROUND([.A625])/[.A625])^2" office:value-type="float" office:value="0.0000410913872452345" calcext:value-type="float">
            <text:p>4.10913872452345E-005</text:p>
          </table:table-cell>
          <table:table-cell table:formula="of:=SUM([.D625:.F625])" office:value-type="float" office:value="0.000049468393380324" calcext:value-type="float">
            <text:p>4.9468393380324E-005</text:p>
          </table:table-cell>
          <table:table-cell table:number-columns-repeated="4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SQRT(2)*[.A626]" office:value-type="float" office:value="88.3883476483185" calcext:value-type="float">
            <text:p>88.3883476483</text:p>
          </table:table-cell>
          <table:table-cell table:formula="of:=SQRT(3)*[.A626]" office:value-type="float" office:value="108.253175473055" calcext:value-type="float">
            <text:p>108.2531754731</text:p>
          </table:table-cell>
          <table:table-cell table:formula="of:=(1-ROUND([.B626])/[.B626])^2" office:value-type="float" office:value="0.000019304178682173" calcext:value-type="float">
            <text:p>1.9304178682173E-005</text:p>
          </table:table-cell>
          <table:table-cell table:formula="of:=(1-ROUND([.C626])/[.C626])^2" office:value-type="float" office:value="0.00000546968065335824" calcext:value-type="float">
            <text:p>5.46968065335824E-006</text:p>
          </table:table-cell>
          <table:table-cell table:formula="of:=(1-ROUND([.A626])/[.A626])^2" office:value-type="float" office:value="0.0000639999999999966" calcext:value-type="float">
            <text:p>0.000064</text:p>
          </table:table-cell>
          <table:table-cell table:formula="of:=SUM([.D626:.F626])" office:value-type="float" office:value="0.0000887738593355278" calcext:value-type="float">
            <text:p>8.87738593355278E-005</text:p>
          </table:table-cell>
          <table:table-cell table:number-columns-repeated="4"/>
        </table:table-row>
        <table:table-row table:style-name="ro1">
          <table:table-cell office:value-type="float" office:value="62.6" calcext:value-type="float">
            <text:p>62.6</text:p>
          </table:table-cell>
          <table:table-cell table:formula="of:=SQRT(2)*[.A627]" office:value-type="float" office:value="88.5297690045558" calcext:value-type="float">
            <text:p>88.5297690046</text:p>
          </table:table-cell>
          <table:table-cell table:formula="of:=SQRT(3)*[.A627]" office:value-type="float" office:value="108.426380553812" calcext:value-type="float">
            <text:p>108.4263805538</text:p>
          </table:table-cell>
          <table:table-cell table:formula="of:=(1-ROUND([.B627])/[.B627])^2" office:value-type="float" office:value="0.0000282126475053953" calcext:value-type="float">
            <text:p>2.82126475053953E-005</text:p>
          </table:table-cell>
          <table:table-cell table:formula="of:=(1-ROUND([.C627])/[.C627])^2" office:value-type="float" office:value="0.0000154641074105737" calcext:value-type="float">
            <text:p>1.54641074105737E-005</text:p>
          </table:table-cell>
          <table:table-cell table:formula="of:=(1-ROUND([.A627])/[.A627])^2" office:value-type="float" office:value="0.000040829241903052" calcext:value-type="float">
            <text:p>4.0829241903052E-005</text:p>
          </table:table-cell>
          <table:table-cell table:formula="of:=SUM([.D627:.F627])" office:value-type="float" office:value="0.0000845059968190211" calcext:value-type="float">
            <text:p>0.000084506</text:p>
          </table:table-cell>
          <table:table-cell table:number-columns-repeated="4"/>
        </table:table-row>
        <table:table-row table:style-name="ro1">
          <table:table-cell office:value-type="float" office:value="62.7" calcext:value-type="float">
            <text:p>62.7</text:p>
          </table:table-cell>
          <table:table-cell table:formula="of:=SQRT(2)*[.A628]" office:value-type="float" office:value="88.6711903607931" calcext:value-type="float">
            <text:p>88.6711903608</text:p>
          </table:table-cell>
          <table:table-cell table:formula="of:=SQRT(3)*[.A628]" office:value-type="float" office:value="108.599585634569" calcext:value-type="float">
            <text:p>108.5995856346</text:p>
          </table:table-cell>
          <table:table-cell table:formula="of:=(1-ROUND([.B628])/[.B628])^2" office:value-type="float" office:value="0.0000137506745667949" calcext:value-type="float">
            <text:p>1.37506745667949E-005</text:p>
          </table:table-cell>
          <table:table-cell table:formula="of:=(1-ROUND([.C628])/[.C628])^2" office:value-type="float" office:value="0.0000135944913793214" calcext:value-type="float">
            <text:p>1.35944913793214E-005</text:p>
          </table:table-cell>
          <table:table-cell table:formula="of:=(1-ROUND([.A628])/[.A628])^2" office:value-type="float" office:value="0.0000228932487809337" calcext:value-type="float">
            <text:p>2.28932487809337E-005</text:p>
          </table:table-cell>
          <table:table-cell table:formula="of:=SUM([.D628:.F628])" office:value-type="float" office:value="0.0000502384147270499" calcext:value-type="float">
            <text:p>5.02384147270499E-005</text:p>
          </table:table-cell>
          <table:table-cell table:number-columns-repeated="4"/>
        </table:table-row>
        <table:table-row table:style-name="ro1">
          <table:table-cell office:value-type="float" office:value="62.8" calcext:value-type="float">
            <text:p>62.8</text:p>
          </table:table-cell>
          <table:table-cell table:formula="of:=SQRT(2)*[.A629]" office:value-type="float" office:value="88.8126117170304" calcext:value-type="float">
            <text:p>88.812611717</text:p>
          </table:table-cell>
          <table:table-cell table:formula="of:=SQRT(3)*[.A629]" office:value-type="float" office:value="108.772790715326" calcext:value-type="float">
            <text:p>108.7727907153</text:p>
          </table:table-cell>
          <table:table-cell table:formula="of:=(1-ROUND([.B629])/[.B629])^2" office:value-type="float" office:value="0.00000445179933697914" calcext:value-type="float">
            <text:p>4.45179933697914E-006</text:p>
          </table:table-cell>
          <table:table-cell table:formula="of:=(1-ROUND([.C629])/[.C629])^2" office:value-type="float" office:value="0.00000436326516308076" calcext:value-type="float">
            <text:p>4.36326516308076E-006</text:p>
          </table:table-cell>
          <table:table-cell table:formula="of:=(1-ROUND([.A629])/[.A629])^2" office:value-type="float" office:value="0.0000101423992859744" calcext:value-type="float">
            <text:p>1.01423992859744E-005</text:p>
          </table:table-cell>
          <table:table-cell table:formula="of:=SUM([.D629:.F629])" office:value-type="float" office:value="0.0000189574637860343" calcext:value-type="float">
            <text:p>1.89574637860343E-005</text:p>
          </table:table-cell>
          <table:table-cell table:number-columns-repeated="4"/>
        </table:table-row>
        <table:table-row table:style-name="ro1">
          <table:table-cell office:value-type="float" office:value="62.9" calcext:value-type="float">
            <text:p>62.9</text:p>
          </table:table-cell>
          <table:table-cell table:formula="of:=SQRT(2)*[.A630]" office:value-type="float" office:value="88.9540330732677" calcext:value-type="float">
            <text:p>88.9540330733</text:p>
          </table:table-cell>
          <table:table-cell table:formula="of:=SQRT(3)*[.A630]" office:value-type="float" office:value="108.945995796082" calcext:value-type="float">
            <text:p>108.9459957961</text:p>
          </table:table-cell>
          <table:table-cell table:formula="of:=(1-ROUND([.B630])/[.B630])^2" office:value-type="float" office:value="0.000000267029750861647" calcext:value-type="float">
            <text:p>0.000000267</text:p>
          </table:table-cell>
          <table:table-cell table:formula="of:=(1-ROUND([.C630])/[.C630])^2" office:value-type="float" office:value="0.000000245715521628306" calcext:value-type="float">
            <text:p>2.45715521628306E-007</text:p>
          </table:table-cell>
          <table:table-cell table:formula="of:=(1-ROUND([.A630])/[.A630])^2" office:value-type="float" office:value="0.00000252754390975623" calcext:value-type="float">
            <text:p>2.52754390975623E-006</text:p>
          </table:table-cell>
          <table:table-cell table:formula="of:=SUM([.D630:.F630])" office:value-type="float" office:value="0.00000304028918224618" calcext:value-type="float">
            <text:p>3.04028918224618E-00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QRT(2)*[.A631]" office:value-type="float" office:value="89.095454429505" calcext:value-type="float">
            <text:p>89.0954544295</text:p>
          </table:table-cell>
          <table:table-cell table:formula="of:=SQRT(3)*[.A631]" office:value-type="float" office:value="109.119200876839" calcext:value-type="float">
            <text:p>109.1192008768</text:p>
          </table:table-cell>
          <table:table-cell table:formula="of:=(1-ROUND([.B631])/[.B631])^2" office:value-type="float" office:value="0.00000114783926834561" calcext:value-type="float">
            <text:p>1.14783926834561E-006</text:p>
          </table:table-cell>
          <table:table-cell table:formula="of:=(1-ROUND([.C631])/[.C631])^2" office:value-type="float" office:value="0.00000119331897532971" calcext:value-type="float">
            <text:p>1.19331897532971E-006</text:p>
          </table:table-cell>
          <table:table-cell table:formula="of:=(1-ROUND([.A631])/[.A631])^2" office:value-type="float" office:value="0" calcext:value-type="float">
            <text:p>0</text:p>
          </table:table-cell>
          <table:table-cell table:formula="of:=SUM([.D631:.F631])" office:value-type="float" office:value="0.00000234115824367532" calcext:value-type="float">
            <text:p>2.34115824367532E-006</text:p>
          </table:table-cell>
          <table:table-cell table:number-columns-repeated="4"/>
        </table:table-row>
        <table:table-row table:style-name="ro1">
          <table:table-cell office:value-type="float" office:value="63.1" calcext:value-type="float">
            <text:p>63.1</text:p>
          </table:table-cell>
          <table:table-cell table:formula="of:=SQRT(2)*[.A632]" office:value-type="float" office:value="89.2368757857423" calcext:value-type="float">
            <text:p>89.2368757857</text:p>
          </table:table-cell>
          <table:table-cell table:formula="of:=SQRT(3)*[.A632]" office:value-type="float" office:value="109.292405957596" calcext:value-type="float">
            <text:p>109.2924059576</text:p>
          </table:table-cell>
          <table:table-cell table:formula="of:=(1-ROUND([.B632])/[.B632])^2" office:value-type="float" office:value="0.00000704616196350592" calcext:value-type="float">
            <text:p>7.04616196350592E-006</text:p>
          </table:table-cell>
          <table:table-cell table:formula="of:=(1-ROUND([.C632])/[.C632])^2" office:value-type="float" office:value="0.00000715801263289015" calcext:value-type="float">
            <text:p>0.000007158</text:p>
          </table:table-cell>
          <table:table-cell table:formula="of:=(1-ROUND([.A632])/[.A632])^2" office:value-type="float" office:value="0.00000251154683658139" calcext:value-type="float">
            <text:p>2.51154683658139E-006</text:p>
          </table:table-cell>
          <table:table-cell table:formula="of:=SUM([.D632:.F632])" office:value-type="float" office:value="0.0000167157214329775" calcext:value-type="float">
            <text:p>1.67157214329775E-005</text:p>
          </table:table-cell>
          <table:table-cell table:number-columns-repeated="4"/>
        </table:table-row>
        <table:table-row table:style-name="ro1">
          <table:table-cell office:value-type="float" office:value="63.2" calcext:value-type="float">
            <text:p>63.2</text:p>
          </table:table-cell>
          <table:table-cell table:formula="of:=SQRT(2)*[.A633]" office:value-type="float" office:value="89.3782971419796" calcext:value-type="float">
            <text:p>89.378297142</text:p>
          </table:table-cell>
          <table:table-cell table:formula="of:=SQRT(3)*[.A633]" office:value-type="float" office:value="109.465611038353" calcext:value-type="float">
            <text:p>109.4656110384</text:p>
          </table:table-cell>
          <table:table-cell table:formula="of:=(1-ROUND([.B633])/[.B633])^2" office:value-type="float" office:value="0.0000179143876719907" calcext:value-type="float">
            <text:p>1.79143876719907E-005</text:p>
          </table:table-cell>
          <table:table-cell table:formula="of:=(1-ROUND([.C633])/[.C633])^2" office:value-type="float" office:value="0.0000180921893389981" calcext:value-type="float">
            <text:p>1.80921893389981E-005</text:p>
          </table:table-cell>
          <table:table-cell table:formula="of:=(1-ROUND([.A633])/[.A633])^2" office:value-type="float" office:value="0.000010014420765903" calcext:value-type="float">
            <text:p>1.0014420765903E-005</text:p>
          </table:table-cell>
          <table:table-cell table:formula="of:=SUM([.D633:.F633])" office:value-type="float" office:value="0.0000460209977768918" calcext:value-type="float">
            <text:p>0.000046021</text:p>
          </table:table-cell>
          <table:table-cell table:number-columns-repeated="4"/>
        </table:table-row>
        <table:table-row table:style-name="ro1">
          <table:table-cell office:value-type="float" office:value="63.3" calcext:value-type="float">
            <text:p>63.3</text:p>
          </table:table-cell>
          <table:table-cell table:formula="of:=SQRT(2)*[.A634]" office:value-type="float" office:value="89.5197184982169" calcext:value-type="float">
            <text:p>89.5197184982</text:p>
          </table:table-cell>
          <table:table-cell table:formula="of:=SQRT(3)*[.A634]" office:value-type="float" office:value="109.63881611911" calcext:value-type="float">
            <text:p>109.6388161191</text:p>
          </table:table-cell>
          <table:table-cell table:formula="of:=(1-ROUND([.B634])/[.B634])^2" office:value-type="float" office:value="0.0000287842093188241" calcext:value-type="float">
            <text:p>2.87842093188241E-005</text:p>
          </table:table-cell>
          <table:table-cell table:formula="of:=(1-ROUND([.C634])/[.C634])^2" office:value-type="float" office:value="0.000010852456295266" calcext:value-type="float">
            <text:p>1.0852456295266E-005</text:p>
          </table:table-cell>
          <table:table-cell table:formula="of:=(1-ROUND([.A634])/[.A634])^2" office:value-type="float" office:value="0.0000224613103928488" calcext:value-type="float">
            <text:p>2.24613103928488E-005</text:p>
          </table:table-cell>
          <table:table-cell table:formula="of:=SUM([.D634:.F634])" office:value-type="float" office:value="0.0000620979760069389" calcext:value-type="float">
            <text:p>0.000062098</text:p>
          </table:table-cell>
          <table:table-cell table:number-columns-repeated="4"/>
        </table:table-row>
        <table:table-row table:style-name="ro1">
          <table:table-cell office:value-type="float" office:value="63.4" calcext:value-type="float">
            <text:p>63.4</text:p>
          </table:table-cell>
          <table:table-cell table:formula="of:=SQRT(2)*[.A635]" office:value-type="float" office:value="89.6611398544542" calcext:value-type="float">
            <text:p>89.6611398545</text:p>
          </table:table-cell>
          <table:table-cell table:formula="of:=SQRT(3)*[.A635]" office:value-type="float" office:value="109.812021199867" calcext:value-type="float">
            <text:p>109.8120211999</text:p>
          </table:table-cell>
          <table:table-cell table:formula="of:=(1-ROUND([.B635])/[.B635])^2" office:value-type="float" office:value="0.0000142834288130162" calcext:value-type="float">
            <text:p>1.42834288130162E-005</text:p>
          </table:table-cell>
          <table:table-cell table:formula="of:=(1-ROUND([.C635])/[.C635])^2" office:value-type="float" office:value="0.00000293033974693035" calcext:value-type="float">
            <text:p>2.93033974693035E-006</text:p>
          </table:table-cell>
          <table:table-cell table:formula="of:=(1-ROUND([.A635])/[.A635])^2" office:value-type="float" office:value="0.0000398053518295544" calcext:value-type="float">
            <text:p>3.98053518295544E-005</text:p>
          </table:table-cell>
          <table:table-cell table:formula="of:=SUM([.D635:.F635])" office:value-type="float" office:value="0.0000570191203895009" calcext:value-type="float">
            <text:p>5.70191203895009E-005</text:p>
          </table:table-cell>
          <table:table-cell table:number-columns-repeated="4"/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SQRT(2)*[.A636]" office:value-type="float" office:value="89.8025612106916" calcext:value-type="float">
            <text:p>89.8025612107</text:p>
          </table:table-cell>
          <table:table-cell table:formula="of:=SQRT(3)*[.A636]" office:value-type="float" office:value="109.985226280624" calcext:value-type="float">
            <text:p>109.9852262806</text:p>
          </table:table-cell>
          <table:table-cell table:formula="of:=(1-ROUND([.B636])/[.B636])^2" office:value-type="float" office:value="0.00000483378703249902" calcext:value-type="float">
            <text:p>4.83378703249902E-006</text:p>
          </table:table-cell>
          <table:table-cell table:formula="of:=(1-ROUND([.C636])/[.C636])^2" office:value-type="float" office:value="0.0000000180430929141233" calcext:value-type="float">
            <text:p>0.000000018</text:p>
          </table:table-cell>
          <table:table-cell table:formula="of:=(1-ROUND([.A636])/[.A636])^2" office:value-type="float" office:value="0.0000620001240002478" calcext:value-type="float">
            <text:p>6.20001240002478E-005</text:p>
          </table:table-cell>
          <table:table-cell table:formula="of:=SUM([.D636:.F636])" office:value-type="float" office:value="0.0000668519541256609" calcext:value-type="float">
            <text:p>0.000066852</text:p>
          </table:table-cell>
          <table:table-cell table:number-columns-repeated="4"/>
        </table:table-row>
        <table:table-row table:style-name="ro1">
          <table:table-cell office:value-type="float" office:value="63.6" calcext:value-type="float">
            <text:p>63.6</text:p>
          </table:table-cell>
          <table:table-cell table:formula="of:=SQRT(2)*[.A637]" office:value-type="float" office:value="89.9439825669289" calcext:value-type="float">
            <text:p>89.9439825669</text:p>
          </table:table-cell>
          <table:table-cell table:formula="of:=SQRT(3)*[.A637]" office:value-type="float" office:value="110.158431361381" calcext:value-type="float">
            <text:p>110.1584313614</text:p>
          </table:table-cell>
          <table:table-cell table:formula="of:=(1-ROUND([.B637])/[.B637])^2" office:value-type="float" office:value="0.00000038788428165924" calcext:value-type="float">
            <text:p>3.8788428165924E-007</text:p>
          </table:table-cell>
          <table:table-cell table:formula="of:=(1-ROUND([.C637])/[.C637])^2" office:value-type="float" office:value="0.00000206845854832587" calcext:value-type="float">
            <text:p>2.06845854832587E-006</text:p>
          </table:table-cell>
          <table:table-cell table:formula="of:=(1-ROUND([.A637])/[.A637])^2" office:value-type="float" office:value="0.0000395553973339662" calcext:value-type="float">
            <text:p>3.95553973339662E-005</text:p>
          </table:table-cell>
          <table:table-cell table:formula="of:=SUM([.D637:.F637])" office:value-type="float" office:value="0.0000420117401639513" calcext:value-type="float">
            <text:p>4.20117401639513E-005</text:p>
          </table:table-cell>
          <table:table-cell table:number-columns-repeated="4"/>
        </table:table-row>
        <table:table-row table:style-name="ro1">
          <table:table-cell office:value-type="float" office:value="63.7" calcext:value-type="float">
            <text:p>63.7</text:p>
          </table:table-cell>
          <table:table-cell table:formula="of:=SQRT(2)*[.A638]" office:value-type="float" office:value="90.0854039231662" calcext:value-type="float">
            <text:p>90.0854039232</text:p>
          </table:table-cell>
          <table:table-cell table:formula="of:=SQRT(3)*[.A638]" office:value-type="float" office:value="110.331636442137" calcext:value-type="float">
            <text:p>110.3316364421</text:p>
          </table:table-cell>
          <table:table-cell table:formula="of:=(1-ROUND([.B638])/[.B638])^2" office:value-type="float" office:value="0.00000089876630449507" calcext:value-type="float">
            <text:p>8.9876630449507E-007</text:p>
          </table:table-cell>
          <table:table-cell table:formula="of:=(1-ROUND([.C638])/[.C638])^2" office:value-type="float" office:value="0.00000903492132663387" calcext:value-type="float">
            <text:p>9.03492132663387E-006</text:p>
          </table:table-cell>
          <table:table-cell table:formula="of:=(1-ROUND([.A638])/[.A638])^2" office:value-type="float" office:value="0.0000221801074010082" calcext:value-type="float">
            <text:p>2.21801074010082E-005</text:p>
          </table:table-cell>
          <table:table-cell table:formula="of:=SUM([.D638:.F638])" office:value-type="float" office:value="0.0000321137950321371" calcext:value-type="float">
            <text:p>3.21137950321371E-005</text:p>
          </table:table-cell>
          <table:table-cell table:number-columns-repeated="4"/>
        </table:table-row>
        <table:table-row table:style-name="ro1">
          <table:table-cell office:value-type="float" office:value="63.8" calcext:value-type="float">
            <text:p>63.8</text:p>
          </table:table-cell>
          <table:table-cell table:formula="of:=SQRT(2)*[.A639]" office:value-type="float" office:value="90.2268252794035" calcext:value-type="float">
            <text:p>90.2268252794</text:p>
          </table:table-cell>
          <table:table-cell table:formula="of:=SQRT(3)*[.A639]" office:value-type="float" office:value="110.504841522894" calcext:value-type="float">
            <text:p>110.5048415229</text:p>
          </table:table-cell>
          <table:table-cell table:formula="of:=(1-ROUND([.B639])/[.B639])^2" office:value-type="float" office:value="0.00000631991963724569" calcext:value-type="float">
            <text:p>6.31991963724569E-006</text:p>
          </table:table-cell>
          <table:table-cell table:formula="of:=(1-ROUND([.C639])/[.C639])^2" office:value-type="float" office:value="0.0000200782484980793" calcext:value-type="float">
            <text:p>2.00782484980793E-005</text:p>
          </table:table-cell>
          <table:table-cell table:formula="of:=(1-ROUND([.A639])/[.A639])^2" office:value-type="float" office:value="0.00000982694745531136" calcext:value-type="float">
            <text:p>9.82694745531136E-006</text:p>
          </table:table-cell>
          <table:table-cell table:formula="of:=SUM([.D639:.F639])" office:value-type="float" office:value="0.0000362251155906363" calcext:value-type="float">
            <text:p>3.62251155906363E-005</text:p>
          </table:table-cell>
          <table:table-cell table:number-columns-repeated="4"/>
        </table:table-row>
        <table:table-row table:style-name="ro1">
          <table:table-cell office:value-type="float" office:value="63.9" calcext:value-type="float">
            <text:p>63.9</text:p>
          </table:table-cell>
          <table:table-cell table:formula="of:=SQRT(2)*[.A640]" office:value-type="float" office:value="90.3682466356408" calcext:value-type="float">
            <text:p>90.3682466356</text:p>
          </table:table-cell>
          <table:table-cell table:formula="of:=SQRT(3)*[.A640]" office:value-type="float" office:value="110.678046603651" calcext:value-type="float">
            <text:p>110.6780466037</text:p>
          </table:table-cell>
          <table:table-cell table:formula="of:=(1-ROUND([.B640])/[.B640])^2" office:value-type="float" office:value="0.0000166052670155045" calcext:value-type="float">
            <text:p>1.66052670155045E-005</text:p>
          </table:table-cell>
          <table:table-cell table:formula="of:=(1-ROUND([.C640])/[.C640])^2" office:value-type="float" office:value="0.00000846180573784553" calcext:value-type="float">
            <text:p>8.46180573784553E-006</text:p>
          </table:table-cell>
          <table:table-cell table:formula="of:=(1-ROUND([.A640])/[.A640])^2" office:value-type="float" office:value="0.00000244905356324986" calcext:value-type="float">
            <text:p>2.44905356324986E-006</text:p>
          </table:table-cell>
          <table:table-cell table:formula="of:=SUM([.D640:.F640])" office:value-type="float" office:value="0.0000275161263165999" calcext:value-type="float">
            <text:p>2.75161263165999E-00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QRT(2)*[.A641]" office:value-type="float" office:value="90.5096679918781" calcext:value-type="float">
            <text:p>90.5096679919</text:p>
          </table:table-cell>
          <table:table-cell table:formula="of:=SQRT(3)*[.A641]" office:value-type="float" office:value="110.851251684408" calcext:value-type="float">
            <text:p>110.8512516844</text:p>
          </table:table-cell>
          <table:table-cell table:formula="of:=(1-ROUND([.B641])/[.B641])^2" office:value-type="float" office:value="0.0000293488132554764" calcext:value-type="float">
            <text:p>2.93488132554764E-005</text:p>
          </table:table-cell>
          <table:table-cell table:formula="of:=(1-ROUND([.C641])/[.C641])^2" office:value-type="float" office:value="0.00000180062348562963" calcext:value-type="float">
            <text:p>1.80062348562963E-006</text:p>
          </table:table-cell>
          <table:table-cell table:formula="of:=(1-ROUND([.A641])/[.A641])^2" office:value-type="float" office:value="0" calcext:value-type="float">
            <text:p>0</text:p>
          </table:table-cell>
          <table:table-cell table:formula="of:=SUM([.D641:.F641])" office:value-type="float" office:value="0.0000311494367411061" calcext:value-type="float">
            <text:p>3.11494367411061E-005</text:p>
          </table:table-cell>
          <table:table-cell table:number-columns-repeated="4"/>
        </table:table-row>
        <table:table-row table:style-name="ro1">
          <table:table-cell office:value-type="float" office:value="64.1" calcext:value-type="float">
            <text:p>64.1</text:p>
          </table:table-cell>
          <table:table-cell table:formula="of:=SQRT(2)*[.A642]" office:value-type="float" office:value="90.6510893481154" calcext:value-type="float">
            <text:p>90.6510893481</text:p>
          </table:table-cell>
          <table:table-cell table:formula="of:=SQRT(3)*[.A642]" office:value-type="float" office:value="111.024456765165" calcext:value-type="float">
            <text:p>111.0244567652</text:p>
          </table:table-cell>
          <table:table-cell table:formula="of:=(1-ROUND([.B642])/[.B642])^2" office:value-type="float" office:value="0.0000148143432038165" calcext:value-type="float">
            <text:p>1.48143432038165E-005</text:p>
          </table:table-cell>
          <table:table-cell table:formula="of:=(1-ROUND([.C642])/[.C642])^2" office:value-type="float" office:value="0.0000000485244602319276" calcext:value-type="float">
            <text:p>4.85244602319276E-008</text:p>
          </table:table-cell>
          <table:table-cell table:formula="of:=(1-ROUND([.A642])/[.A642])^2" office:value-type="float" office:value="0.00000243379469968179" calcext:value-type="float">
            <text:p>2.43379469968179E-006</text:p>
          </table:table-cell>
          <table:table-cell table:formula="of:=SUM([.D642:.F642])" office:value-type="float" office:value="0.0000172966623637302" calcext:value-type="float">
            <text:p>1.72966623637302E-005</text:p>
          </table:table-cell>
          <table:table-cell table:number-columns-repeated="4"/>
        </table:table-row>
        <table:table-row table:style-name="ro1">
          <table:table-cell office:value-type="float" office:value="64.2" calcext:value-type="float">
            <text:p>64.2</text:p>
          </table:table-cell>
          <table:table-cell table:formula="of:=SQRT(2)*[.A643]" office:value-type="float" office:value="90.7925107043527" calcext:value-type="float">
            <text:p>90.7925107044</text:p>
          </table:table-cell>
          <table:table-cell table:formula="of:=SQRT(3)*[.A643]" office:value-type="float" office:value="111.197661845922" calcext:value-type="float">
            <text:p>111.1976618459</text:p>
          </table:table-cell>
          <table:table-cell table:formula="of:=(1-ROUND([.B643])/[.B643])^2" office:value-type="float" office:value="0.00000522265503637026" calcext:value-type="float">
            <text:p>5.22265503637026E-006</text:p>
          </table:table-cell>
          <table:table-cell table:formula="of:=(1-ROUND([.C643])/[.C643])^2" office:value-type="float" office:value="0.00000315976207959757" calcext:value-type="float">
            <text:p>3.15976207959757E-006</text:p>
          </table:table-cell>
          <table:table-cell table:formula="of:=(1-ROUND([.A643])/[.A643])^2" office:value-type="float" office:value="0.00000970487475859124" calcext:value-type="float">
            <text:p>9.70487475859124E-006</text:p>
          </table:table-cell>
          <table:table-cell table:formula="of:=SUM([.D643:.F643])" office:value-type="float" office:value="0.0000180872918745591" calcext:value-type="float">
            <text:p>1.80872918745591E-005</text:p>
          </table:table-cell>
          <table:table-cell table:number-columns-repeated="4"/>
        </table:table-row>
        <table:table-row table:style-name="ro1">
          <table:table-cell office:value-type="float" office:value="64.3" calcext:value-type="float">
            <text:p>64.3</text:p>
          </table:table-cell>
          <table:table-cell table:formula="of:=SQRT(2)*[.A644]" office:value-type="float" office:value="90.93393206059" calcext:value-type="float">
            <text:p>90.9339320606</text:p>
          </table:table-cell>
          <table:table-cell table:formula="of:=SQRT(3)*[.A644]" office:value-type="float" office:value="111.370866926679" calcext:value-type="float">
            <text:p>111.3708669267</text:p>
          </table:table-cell>
          <table:table-cell table:formula="of:=(1-ROUND([.B644])/[.B644])^2" office:value-type="float" office:value="0.000000527873161851001" calcext:value-type="float">
            <text:p>5.27873161851001E-007</text:p>
          </table:table-cell>
          <table:table-cell table:formula="of:=(1-ROUND([.C644])/[.C644])^2" office:value-type="float" office:value="0.0000110890160015044" calcext:value-type="float">
            <text:p>0.000011089</text:p>
          </table:table-cell>
          <table:table-cell table:formula="of:=(1-ROUND([.A644])/[.A644])^2" office:value-type="float" office:value="0.0000217681019908134" calcext:value-type="float">
            <text:p>2.17681019908134E-005</text:p>
          </table:table-cell>
          <table:table-cell table:formula="of:=SUM([.D644:.F644])" office:value-type="float" office:value="0.0000333849911541688" calcext:value-type="float">
            <text:p>0.000033385</text:p>
          </table:table-cell>
          <table:table-cell table:number-columns-repeated="4"/>
        </table:table-row>
        <table:table-row table:style-name="ro1">
          <table:table-cell office:value-type="float" office:value="64.4" calcext:value-type="float">
            <text:p>64.4</text:p>
          </table:table-cell>
          <table:table-cell table:formula="of:=SQRT(2)*[.A645]" office:value-type="float" office:value="91.0753534168273" calcext:value-type="float">
            <text:p>91.0753534168</text:p>
          </table:table-cell>
          <table:table-cell table:formula="of:=SQRT(3)*[.A645]" office:value-type="float" office:value="111.544072007436" calcext:value-type="float">
            <text:p>111.5440720074</text:p>
          </table:table-cell>
          <table:table-cell table:formula="of:=(1-ROUND([.B645])/[.B645])^2" office:value-type="float" office:value="0.000000684548414841148" calcext:value-type="float">
            <text:p>6.84548414841148E-007</text:p>
          </table:table-cell>
          <table:table-cell table:formula="of:=(1-ROUND([.C645])/[.C645])^2" office:value-type="float" office:value="0.0000167070404951364" calcext:value-type="float">
            <text:p>0.000016707</text:p>
          </table:table-cell>
          <table:table-cell table:formula="of:=(1-ROUND([.A645])/[.A645])^2" office:value-type="float" office:value="0.0000385787585355491" calcext:value-type="float">
            <text:p>3.85787585355491E-005</text:p>
          </table:table-cell>
          <table:table-cell table:formula="of:=SUM([.D645:.F645])" office:value-type="float" office:value="0.0000559703474455266" calcext:value-type="float">
            <text:p>5.59703474455266E-005</text:p>
          </table:table-cell>
          <table:table-cell table:number-columns-repeated="4"/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SQRT(2)*[.A646]" office:value-type="float" office:value="91.2167747730646" calcext:value-type="float">
            <text:p>91.2167747731</text:p>
          </table:table-cell>
          <table:table-cell table:formula="of:=SQRT(3)*[.A646]" office:value-type="float" office:value="111.717277088193" calcext:value-type="float">
            <text:p>111.7172770882</text:p>
          </table:table-cell>
          <table:table-cell table:formula="of:=(1-ROUND([.B646])/[.B646])^2" office:value-type="float" office:value="0.0000056476536550961" calcext:value-type="float">
            <text:p>5.6476536550961E-006</text:p>
          </table:table-cell>
          <table:table-cell table:formula="of:=(1-ROUND([.C646])/[.C646])^2" office:value-type="float" office:value="0.0000064044424302125" calcext:value-type="float">
            <text:p>6.4044424302125E-006</text:p>
          </table:table-cell>
          <table:table-cell table:formula="of:=(1-ROUND([.A646])/[.A646])^2" office:value-type="float" office:value="0.000060092542515474" calcext:value-type="float">
            <text:p>6.0092542515474E-005</text:p>
          </table:table-cell>
          <table:table-cell table:formula="of:=SUM([.D646:.F646])" office:value-type="float" office:value="0.0000721446386007827" calcext:value-type="float">
            <text:p>7.21446386007827E-005</text:p>
          </table:table-cell>
          <table:table-cell table:number-columns-repeated="4"/>
        </table:table-row>
        <table:table-row table:style-name="ro1">
          <table:table-cell office:value-type="float" office:value="64.6" calcext:value-type="float">
            <text:p>64.6</text:p>
          </table:table-cell>
          <table:table-cell table:formula="of:=SQRT(2)*[.A647]" office:value-type="float" office:value="91.358196129302" calcext:value-type="float">
            <text:p>91.3581961293</text:p>
          </table:table-cell>
          <table:table-cell table:formula="of:=SQRT(3)*[.A647]" office:value-type="float" office:value="111.890482168949" calcext:value-type="float">
            <text:p>111.890482169</text:p>
          </table:table-cell>
          <table:table-cell table:formula="of:=(1-ROUND([.B647])/[.B647])^2" office:value-type="float" office:value="0.0000153725794178627" calcext:value-type="float">
            <text:p>1.53725794178627E-005</text:p>
          </table:table-cell>
          <table:table-cell table:formula="of:=(1-ROUND([.C647])/[.C647])^2" office:value-type="float" office:value="0.000000958039416813791" calcext:value-type="float">
            <text:p>0.000000958</text:p>
          </table:table-cell>
          <table:table-cell table:formula="of:=(1-ROUND([.A647])/[.A647])^2" office:value-type="float" office:value="0.0000383402505535383" calcext:value-type="float">
            <text:p>3.83402505535383E-005</text:p>
          </table:table-cell>
          <table:table-cell table:formula="of:=SUM([.D647:.F647])" office:value-type="float" office:value="0.0000546708693882147" calcext:value-type="float">
            <text:p>5.46708693882147E-005</text:p>
          </table:table-cell>
          <table:table-cell table:number-columns-repeated="4"/>
        </table:table-row>
        <table:table-row table:style-name="ro1">
          <table:table-cell office:value-type="float" office:value="64.7" calcext:value-type="float">
            <text:p>64.7</text:p>
          </table:table-cell>
          <table:table-cell table:formula="of:=SQRT(2)*[.A648]" office:value-type="float" office:value="91.4996174855393" calcext:value-type="float">
            <text:p>91.4996174855</text:p>
          </table:table-cell>
          <table:table-cell table:formula="of:=SQRT(3)*[.A648]" office:value-type="float" office:value="112.063687249706" calcext:value-type="float">
            <text:p>112.0636872497</text:p>
          </table:table-cell>
          <table:table-cell table:formula="of:=(1-ROUND([.B648])/[.B648])^2" office:value-type="float" office:value="0.0000298151296145777" calcext:value-type="float">
            <text:p>2.98151296145777E-005</text:p>
          </table:table-cell>
          <table:table-cell table:formula="of:=(1-ROUND([.C648])/[.C648])^2" office:value-type="float" office:value="0.000000322979660029624" calcext:value-type="float">
            <text:p>0.000000323</text:p>
          </table:table-cell>
          <table:table-cell table:formula="of:=(1-ROUND([.A648])/[.A648])^2" office:value-type="float" office:value="0.0000214997766412095" calcext:value-type="float">
            <text:p>2.14997766412095E-005</text:p>
          </table:table-cell>
          <table:table-cell table:formula="of:=SUM([.D648:.F648])" office:value-type="float" office:value="0.0000516378859158168" calcext:value-type="float">
            <text:p>5.16378859158168E-005</text:p>
          </table:table-cell>
          <table:table-cell table:number-columns-repeated="4"/>
        </table:table-row>
        <table:table-row table:style-name="ro1">
          <table:table-cell office:value-type="float" office:value="64.8" calcext:value-type="float">
            <text:p>64.8</text:p>
          </table:table-cell>
          <table:table-cell table:formula="of:=SQRT(2)*[.A649]" office:value-type="float" office:value="91.6410388417766" calcext:value-type="float">
            <text:p>91.6410388418</text:p>
          </table:table-cell>
          <table:table-cell table:formula="of:=SQRT(3)*[.A649]" office:value-type="float" office:value="112.236892330463" calcext:value-type="float">
            <text:p>112.2368923305</text:p>
          </table:table-cell>
          <table:table-cell table:formula="of:=(1-ROUND([.B649])/[.B649])^2" office:value-type="float" office:value="0.0000153431633317512" calcext:value-type="float">
            <text:p>1.53431633317512E-005</text:p>
          </table:table-cell>
          <table:table-cell table:formula="of:=(1-ROUND([.C649])/[.C649])^2" office:value-type="float" office:value="0.00000445482588340045" calcext:value-type="float">
            <text:p>4.45482588340045E-006</text:p>
          </table:table-cell>
          <table:table-cell table:formula="of:=(1-ROUND([.A649])/[.A649])^2" office:value-type="float" office:value="0.00000952598689224212" calcext:value-type="float">
            <text:p>0.000009526</text:p>
          </table:table-cell>
          <table:table-cell table:formula="of:=SUM([.D649:.F649])" office:value-type="float" office:value="0.0000293239761073938" calcext:value-type="float">
            <text:p>0.000029324</text:p>
          </table:table-cell>
          <table:table-cell table:number-columns-repeated="4"/>
        </table:table-row>
        <table:table-row table:style-name="ro1">
          <table:table-cell office:value-type="float" office:value="64.9" calcext:value-type="float">
            <text:p>64.9</text:p>
          </table:table-cell>
          <table:table-cell table:formula="of:=SQRT(2)*[.A650]" office:value-type="float" office:value="91.7824601980139" calcext:value-type="float">
            <text:p>91.782460198</text:p>
          </table:table-cell>
          <table:table-cell table:formula="of:=SQRT(3)*[.A650]" office:value-type="float" office:value="112.41009741122" calcext:value-type="float">
            <text:p>112.4100974112</text:p>
          </table:table-cell>
          <table:table-cell table:formula="of:=(1-ROUND([.B650])/[.B650])^2" office:value-type="float" office:value="0.00000561769386209543" calcext:value-type="float">
            <text:p>5.61769386209543E-006</text:p>
          </table:table-cell>
          <table:table-cell table:formula="of:=(1-ROUND([.C650])/[.C650])^2" office:value-type="float" office:value="0.0000133095510765203" calcext:value-type="float">
            <text:p>1.33095510765203E-005</text:p>
          </table:table-cell>
          <table:table-cell table:formula="of:=(1-ROUND([.A650])/[.A650])^2" office:value-type="float" office:value="0.00000237416340417057" calcext:value-type="float">
            <text:p>2.37416340417057E-006</text:p>
          </table:table-cell>
          <table:table-cell table:formula="of:=SUM([.D650:.F650])" office:value-type="float" office:value="0.0000213014083427863" calcext:value-type="float">
            <text:p>2.13014083427863E-00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QRT(2)*[.A651]" office:value-type="float" office:value="91.9238815542512" calcext:value-type="float">
            <text:p>91.9238815543</text:p>
          </table:table-cell>
          <table:table-cell table:formula="of:=SQRT(3)*[.A651]" office:value-type="float" office:value="112.583302491977" calcext:value-type="float">
            <text:p>112.583302492</text:p>
          </table:table-cell>
          <table:table-cell table:formula="of:=(1-ROUND([.B651])/[.B651])^2" office:value-type="float" office:value="0.000000685682577895435" calcext:value-type="float">
            <text:p>6.85682577895435E-007</text:p>
          </table:table-cell>
          <table:table-cell table:formula="of:=(1-ROUND([.C651])/[.C651])^2" office:value-type="float" office:value="0.0000136991568593729" calcext:value-type="float">
            <text:p>1.36991568593729E-005</text:p>
          </table:table-cell>
          <table:table-cell table:formula="of:=(1-ROUND([.A651])/[.A651])^2" office:value-type="float" office:value="0" calcext:value-type="float">
            <text:p>0</text:p>
          </table:table-cell>
          <table:table-cell table:formula="of:=SUM([.D651:.F651])" office:value-type="float" office:value="0.0000143848394372684" calcext:value-type="float">
            <text:p>1.43848394372684E-005</text:p>
          </table:table-cell>
          <table:table-cell table:number-columns-repeated="4"/>
        </table:table-row>
        <table:table-row table:style-name="ro1">
          <table:table-cell office:value-type="float" office:value="65.1" calcext:value-type="float">
            <text:p>65.1</text:p>
          </table:table-cell>
          <table:table-cell table:formula="of:=SQRT(2)*[.A652]" office:value-type="float" office:value="92.0653029104885" calcext:value-type="float">
            <text:p>92.0653029105</text:p>
          </table:table-cell>
          <table:table-cell table:formula="of:=SQRT(3)*[.A652]" office:value-type="float" office:value="112.756507572734" calcext:value-type="float">
            <text:p>112.7565075727</text:p>
          </table:table-cell>
          <table:table-cell table:formula="of:=(1-ROUND([.B652])/[.B652])^2" office:value-type="float" office:value="0.000000503121762132101" calcext:value-type="float">
            <text:p>5.03121762132101E-007</text:p>
          </table:table-cell>
          <table:table-cell table:formula="of:=(1-ROUND([.C652])/[.C652])^2" office:value-type="float" office:value="0.00000466323912527661" calcext:value-type="float">
            <text:p>4.66323912527661E-006</text:p>
          </table:table-cell>
          <table:table-cell table:formula="of:=(1-ROUND([.A652])/[.A652])^2" office:value-type="float" office:value="0.00000235959801888126" calcext:value-type="float">
            <text:p>2.35959801888126E-006</text:p>
          </table:table-cell>
          <table:table-cell table:formula="of:=SUM([.D652:.F652])" office:value-type="float" office:value="0.00000752595890628997" calcext:value-type="float">
            <text:p>0.000007526</text:p>
          </table:table-cell>
          <table:table-cell table:number-columns-repeated="4"/>
        </table:table-row>
        <table:table-row table:style-name="ro1">
          <table:table-cell office:value-type="float" office:value="65.2" calcext:value-type="float">
            <text:p>65.2</text:p>
          </table:table-cell>
          <table:table-cell table:formula="of:=SQRT(2)*[.A653]" office:value-type="float" office:value="92.2067242667258" calcext:value-type="float">
            <text:p>92.2067242667</text:p>
          </table:table-cell>
          <table:table-cell table:formula="of:=SQRT(3)*[.A653]" office:value-type="float" office:value="112.929712653491" calcext:value-type="float">
            <text:p>112.9297126535</text:p>
          </table:table-cell>
          <table:table-cell table:formula="of:=(1-ROUND([.B653])/[.B653])^2" office:value-type="float" office:value="0.00000502640794409447" calcext:value-type="float">
            <text:p>5.02640794409447E-006</text:p>
          </table:table-cell>
          <table:table-cell table:formula="of:=(1-ROUND([.C653])/[.C653])^2" office:value-type="float" office:value="0.000000387380584461273" calcext:value-type="float">
            <text:p>3.87380584461273E-007</text:p>
          </table:table-cell>
          <table:table-cell table:formula="of:=(1-ROUND([.A653])/[.A653])^2" office:value-type="float" office:value="0.00000940946215514379" calcext:value-type="float">
            <text:p>9.40946215514379E-006</text:p>
          </table:table-cell>
          <table:table-cell table:formula="of:=SUM([.D653:.F653])" office:value-type="float" office:value="0.0000148232506836995" calcext:value-type="float">
            <text:p>1.48232506836995E-005</text:p>
          </table:table-cell>
          <table:table-cell table:number-columns-repeated="4"/>
        </table:table-row>
        <table:table-row table:style-name="ro1">
          <table:table-cell office:value-type="float" office:value="65.3" calcext:value-type="float">
            <text:p>65.3</text:p>
          </table:table-cell>
          <table:table-cell table:formula="of:=SQRT(2)*[.A654]" office:value-type="float" office:value="92.3481456229631" calcext:value-type="float">
            <text:p>92.348145623</text:p>
          </table:table-cell>
          <table:table-cell table:formula="of:=SQRT(3)*[.A654]" office:value-type="float" office:value="113.102917734248" calcext:value-type="float">
            <text:p>113.1029177342</text:p>
          </table:table-cell>
          <table:table-cell table:formula="of:=(1-ROUND([.B654])/[.B654])^2" office:value-type="float" office:value="0.000014212337777623" calcext:value-type="float">
            <text:p>1.4212337777623E-005</text:p>
          </table:table-cell>
          <table:table-cell table:formula="of:=(1-ROUND([.C654])/[.C654])^2" office:value-type="float" office:value="0.000000828004726500971" calcext:value-type="float">
            <text:p>0.000000828</text:p>
          </table:table-cell>
          <table:table-cell table:formula="of:=(1-ROUND([.A654])/[.A654])^2" office:value-type="float" office:value="0.0000211064963450576" calcext:value-type="float">
            <text:p>2.11064963450576E-005</text:p>
          </table:table-cell>
          <table:table-cell table:formula="of:=SUM([.D654:.F654])" office:value-type="float" office:value="0.0000361468388491815" calcext:value-type="float">
            <text:p>3.61468388491815E-005</text:p>
          </table:table-cell>
          <table:table-cell table:number-columns-repeated="4"/>
        </table:table-row>
        <table:table-row table:style-name="ro1">
          <table:table-cell office:value-type="float" office:value="65.4" calcext:value-type="float">
            <text:p>65.4</text:p>
          </table:table-cell>
          <table:table-cell table:formula="of:=SQRT(2)*[.A655]" office:value-type="float" office:value="92.4895669792004" calcext:value-type="float">
            <text:p>92.4895669792</text:p>
          </table:table-cell>
          <table:table-cell table:formula="of:=SQRT(3)*[.A655]" office:value-type="float" office:value="113.276122815005" calcext:value-type="float">
            <text:p>113.276122815</text:p>
          </table:table-cell>
          <table:table-cell table:formula="of:=(1-ROUND([.B655])/[.B655])^2" office:value-type="float" office:value="0.0000280181039665813" calcext:value-type="float">
            <text:p>2.80181039665813E-005</text:p>
          </table:table-cell>
          <table:table-cell table:formula="of:=(1-ROUND([.C655])/[.C655])^2" office:value-type="float" office:value="0.00000594193413121783" calcext:value-type="float">
            <text:p>5.94193413121783E-006</text:p>
          </table:table-cell>
          <table:table-cell table:formula="of:=(1-ROUND([.A655])/[.A655])^2" office:value-type="float" office:value="0.0000374079997007337" calcext:value-type="float">
            <text:p>0.000037408</text:p>
          </table:table-cell>
          <table:table-cell table:formula="of:=SUM([.D655:.F655])" office:value-type="float" office:value="0.0000713680377985329" calcext:value-type="float">
            <text:p>0.000071368</text:p>
          </table:table-cell>
          <table:table-cell table:number-columns-repeated="4"/>
        </table:table-row>
        <table:table-row table:style-name="ro1">
          <table:table-cell office:value-type="float" office:value="65.5" calcext:value-type="float">
            <text:p>65.5</text:p>
          </table:table-cell>
          <table:table-cell table:formula="of:=SQRT(2)*[.A656]" office:value-type="float" office:value="92.6309883354377" calcext:value-type="float">
            <text:p>92.6309883354</text:p>
          </table:table-cell>
          <table:table-cell table:formula="of:=SQRT(3)*[.A656]" office:value-type="float" office:value="113.449327895761" calcext:value-type="float">
            <text:p>113.4493278958</text:p>
          </table:table-cell>
          <table:table-cell table:formula="of:=(1-ROUND([.B656])/[.B656])^2" office:value-type="float" office:value="0.0000158696589456349" calcext:value-type="float">
            <text:p>1.58696589456349E-005</text:p>
          </table:table-cell>
          <table:table-cell table:formula="of:=(1-ROUND([.C656])/[.C656])^2" office:value-type="float" office:value="0.00001568638641178" calcext:value-type="float">
            <text:p>1.568638641178E-005</text:p>
          </table:table-cell>
          <table:table-cell table:formula="of:=(1-ROUND([.A656])/[.A656])^2" office:value-type="float" office:value="0.0000582716624905294" calcext:value-type="float">
            <text:p>5.82716624905294E-005</text:p>
          </table:table-cell>
          <table:table-cell table:formula="of:=SUM([.D656:.F656])" office:value-type="float" office:value="0.0000898277078479442" calcext:value-type="float">
            <text:p>8.98277078479442E-005</text:p>
          </table:table-cell>
          <table:table-cell table:number-columns-repeated="4"/>
        </table:table-row>
        <table:table-row table:style-name="ro1">
          <table:table-cell office:value-type="float" office:value="65.6" calcext:value-type="float">
            <text:p>65.6</text:p>
          </table:table-cell>
          <table:table-cell table:formula="of:=SQRT(2)*[.A657]" office:value-type="float" office:value="92.772409691675" calcext:value-type="float">
            <text:p>92.7724096917</text:p>
          </table:table-cell>
          <table:table-cell table:formula="of:=SQRT(3)*[.A657]" office:value-type="float" office:value="113.622532976518" calcext:value-type="float">
            <text:p>113.6225329765</text:p>
          </table:table-cell>
          <table:table-cell table:formula="of:=(1-ROUND([.B657])/[.B657])^2" office:value-type="float" office:value="0.00000601824486487932" calcext:value-type="float">
            <text:p>6.01824486487932E-006</text:p>
          </table:table-cell>
          <table:table-cell table:formula="of:=(1-ROUND([.C657])/[.C657])^2" office:value-type="float" office:value="0.000011036442362566" calcext:value-type="float">
            <text:p>1.1036442362566E-005</text:p>
          </table:table-cell>
          <table:table-cell table:formula="of:=(1-ROUND([.A657])/[.A657])^2" office:value-type="float" office:value="0.0000371802498512791" calcext:value-type="float">
            <text:p>3.71802498512791E-005</text:p>
          </table:table-cell>
          <table:table-cell table:formula="of:=SUM([.D657:.F657])" office:value-type="float" office:value="0.0000542349370787244" calcext:value-type="float">
            <text:p>5.42349370787244E-005</text:p>
          </table:table-cell>
          <table:table-cell table:number-columns-repeated="4"/>
        </table:table-row>
        <table:table-row table:style-name="ro1">
          <table:table-cell office:value-type="float" office:value="65.7" calcext:value-type="float">
            <text:p>65.7</text:p>
          </table:table-cell>
          <table:table-cell table:formula="of:=SQRT(2)*[.A658]" office:value-type="float" office:value="92.9138310479124" calcext:value-type="float">
            <text:p>92.9138310479</text:p>
          </table:table-cell>
          <table:table-cell table:formula="of:=SQRT(3)*[.A658]" office:value-type="float" office:value="113.795738057275" calcext:value-type="float">
            <text:p>113.7957380573</text:p>
          </table:table-cell>
          <table:table-cell table:formula="of:=(1-ROUND([.B658])/[.B658])^2" office:value-type="float" office:value="0.000000860084038638119" calcext:value-type="float">
            <text:p>8.60084038638119E-007</text:p>
          </table:table-cell>
          <table:table-cell table:formula="of:=(1-ROUND([.C658])/[.C658])^2" office:value-type="float" office:value="0.0000032219806096852" calcext:value-type="float">
            <text:p>0.000003222</text:p>
          </table:table-cell>
          <table:table-cell table:formula="of:=(1-ROUND([.A658])/[.A658])^2" office:value-type="float" office:value="0.000020850274181105" calcext:value-type="float">
            <text:p>2.0850274181105E-005</text:p>
          </table:table-cell>
          <table:table-cell table:formula="of:=SUM([.D658:.F658])" office:value-type="float" office:value="0.0000249323388294283" calcext:value-type="float">
            <text:p>2.49323388294283E-005</text:p>
          </table:table-cell>
          <table:table-cell table:number-columns-repeated="4"/>
        </table:table-row>
        <table:table-row table:style-name="ro1">
          <table:table-cell office:value-type="float" office:value="65.8" calcext:value-type="float">
            <text:p>65.8</text:p>
          </table:table-cell>
          <table:table-cell table:formula="of:=SQRT(2)*[.A659]" office:value-type="float" office:value="93.0552524041497" calcext:value-type="float">
            <text:p>93.0552524041</text:p>
          </table:table-cell>
          <table:table-cell table:formula="of:=SQRT(3)*[.A659]" office:value-type="float" office:value="113.968943138032" calcext:value-type="float">
            <text:p>113.968943138</text:p>
          </table:table-cell>
          <table:table-cell table:formula="of:=(1-ROUND([.B659])/[.B659])^2" office:value-type="float" office:value="0.000000352549884553573" calcext:value-type="float">
            <text:p>3.52549884553573E-007</text:p>
          </table:table-cell>
          <table:table-cell table:formula="of:=(1-ROUND([.C659])/[.C659])^2" office:value-type="float" office:value="0.0000000742578039815054" calcext:value-type="float">
            <text:p>7.42578039815054E-008</text:p>
          </table:table-cell>
          <table:table-cell table:formula="of:=(1-ROUND([.A659])/[.A659])^2" office:value-type="float" office:value="0.00000923864339760401" calcext:value-type="float">
            <text:p>9.23864339760401E-006</text:p>
          </table:table-cell>
          <table:table-cell table:formula="of:=SUM([.D659:.F659])" office:value-type="float" office:value="0.00000966545108613908" calcext:value-type="float">
            <text:p>9.66545108613908E-006</text:p>
          </table:table-cell>
          <table:table-cell table:number-columns-repeated="4"/>
        </table:table-row>
        <table:table-row table:style-name="ro1">
          <table:table-cell office:value-type="float" office:value="65.9" calcext:value-type="float">
            <text:p>65.9</text:p>
          </table:table-cell>
          <table:table-cell table:formula="of:=SQRT(2)*[.A660]" office:value-type="float" office:value="93.196673760387" calcext:value-type="float">
            <text:p>93.1966737604</text:p>
          </table:table-cell>
          <table:table-cell table:formula="of:=SQRT(3)*[.A660]" office:value-type="float" office:value="114.142148218789" calcext:value-type="float">
            <text:p>114.1421482188</text:p>
          </table:table-cell>
          <table:table-cell table:formula="of:=(1-ROUND([.B660])/[.B660])^2" office:value-type="float" office:value="0.00000445340321413405" calcext:value-type="float">
            <text:p>4.45340321413405E-006</text:p>
          </table:table-cell>
          <table:table-cell table:formula="of:=(1-ROUND([.C660])/[.C660])^2" office:value-type="float" office:value="0.00000155092487006369" calcext:value-type="float">
            <text:p>1.55092487006369E-006</text:p>
          </table:table-cell>
          <table:table-cell table:formula="of:=(1-ROUND([.A660])/[.A660])^2" office:value-type="float" office:value="0.00000230265657489112" calcext:value-type="float">
            <text:p>2.30265657489112E-006</text:p>
          </table:table-cell>
          <table:table-cell table:formula="of:=SUM([.D660:.F660])" office:value-type="float" office:value="0.00000830698465908886" calcext:value-type="float">
            <text:p>0.00000830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QRT(2)*[.A661]" office:value-type="float" office:value="93.3380951166243" calcext:value-type="float">
            <text:p>93.3380951166</text:p>
          </table:table-cell>
          <table:table-cell table:formula="of:=SQRT(3)*[.A661]" office:value-type="float" office:value="114.315353299546" calcext:value-type="float">
            <text:p>114.3153532995</text:p>
          </table:table-cell>
          <table:table-cell table:formula="of:=(1-ROUND([.B661])/[.B661])^2" office:value-type="float" office:value="0.0000131207883247452" calcext:value-type="float">
            <text:p>1.31207883247452E-005</text:p>
          </table:table-cell>
          <table:table-cell table:formula="of:=(1-ROUND([.C661])/[.C661])^2" office:value-type="float" office:value="0.0000076100171054849" calcext:value-type="float">
            <text:p>0.00000761</text:p>
          </table:table-cell>
          <table:table-cell table:formula="of:=(1-ROUND([.A661])/[.A661])^2" office:value-type="float" office:value="0" calcext:value-type="float">
            <text:p>0</text:p>
          </table:table-cell>
          <table:table-cell table:formula="of:=SUM([.D661:.F661])" office:value-type="float" office:value="0.0000207308054302301" calcext:value-type="float">
            <text:p>2.07308054302301E-005</text:p>
          </table:table-cell>
          <table:table-cell table:number-columns-repeated="4"/>
        </table:table-row>
        <table:table-row table:style-name="ro1">
          <table:table-cell office:value-type="float" office:value="66.1" calcext:value-type="float">
            <text:p>66.1</text:p>
          </table:table-cell>
          <table:table-cell table:formula="of:=SQRT(2)*[.A662]" office:value-type="float" office:value="93.4795164728616" calcext:value-type="float">
            <text:p>93.4795164729</text:p>
          </table:table-cell>
          <table:table-cell table:formula="of:=SQRT(3)*[.A662]" office:value-type="float" office:value="114.488558380303" calcext:value-type="float">
            <text:p>114.4885583803</text:p>
          </table:table-cell>
          <table:table-cell table:formula="of:=(1-ROUND([.B662])/[.B662])^2" office:value-type="float" office:value="0.000026313229135886" calcext:value-type="float">
            <text:p>2.6313229135886E-005</text:p>
          </table:table-cell>
          <table:table-cell table:formula="of:=(1-ROUND([.C662])/[.C662])^2" office:value-type="float" office:value="0.0000182099503086423" calcext:value-type="float">
            <text:p>0.00001821</text:p>
          </table:table-cell>
          <table:table-cell table:formula="of:=(1-ROUND([.A662])/[.A662])^2" office:value-type="float" office:value="0.00000228874327395541" calcext:value-type="float">
            <text:p>2.28874327395541E-006</text:p>
          </table:table-cell>
          <table:table-cell table:formula="of:=SUM([.D662:.F662])" office:value-type="float" office:value="0.0000468119227184837" calcext:value-type="float">
            <text:p>4.68119227184837E-005</text:p>
          </table:table-cell>
          <table:table-cell table:number-columns-repeated="4"/>
        </table:table-row>
        <table:table-row table:style-name="ro1">
          <table:table-cell office:value-type="float" office:value="66.2" calcext:value-type="float">
            <text:p>66.2</text:p>
          </table:table-cell>
          <table:table-cell table:formula="of:=SQRT(2)*[.A663]" office:value-type="float" office:value="93.6209378290989" calcext:value-type="float">
            <text:p>93.6209378291</text:p>
          </table:table-cell>
          <table:table-cell table:formula="of:=SQRT(3)*[.A663]" office:value-type="float" office:value="114.66176346106" calcext:value-type="float">
            <text:p>114.6617634611</text:p>
          </table:table-cell>
          <table:table-cell table:formula="of:=(1-ROUND([.B663])/[.B663])^2" office:value-type="float" office:value="0.0000163936219786517" calcext:value-type="float">
            <text:p>1.63936219786517E-005</text:p>
          </table:table-cell>
          <table:table-cell table:formula="of:=(1-ROUND([.C663])/[.C663])^2" office:value-type="float" office:value="0.00000870169405432644" calcext:value-type="float">
            <text:p>8.70169405432644E-006</text:p>
          </table:table-cell>
          <table:table-cell table:formula="of:=(1-ROUND([.A663])/[.A663])^2" office:value-type="float" office:value="0.00000912733545696057" calcext:value-type="float">
            <text:p>9.12733545696057E-006</text:p>
          </table:table-cell>
          <table:table-cell table:formula="of:=SUM([.D663:.F663])" office:value-type="float" office:value="0.0000342226514899387" calcext:value-type="float">
            <text:p>3.42226514899387E-005</text:p>
          </table:table-cell>
          <table:table-cell table:number-columns-repeated="4"/>
        </table:table-row>
        <table:table-row table:style-name="ro1">
          <table:table-cell office:value-type="float" office:value="66.3" calcext:value-type="float">
            <text:p>66.3</text:p>
          </table:table-cell>
          <table:table-cell table:formula="of:=SQRT(2)*[.A664]" office:value-type="float" office:value="93.7623591853362" calcext:value-type="float">
            <text:p>93.7623591853</text:p>
          </table:table-cell>
          <table:table-cell table:formula="of:=SQRT(3)*[.A664]" office:value-type="float" office:value="114.834968541817" calcext:value-type="float">
            <text:p>114.8349685418</text:p>
          </table:table-cell>
          <table:table-cell table:formula="of:=(1-ROUND([.B664])/[.B664])^2" office:value-type="float" office:value="0.00000642369648383594" calcext:value-type="float">
            <text:p>6.42369648383594E-006</text:p>
          </table:table-cell>
          <table:table-cell table:formula="of:=(1-ROUND([.C664])/[.C664])^2" office:value-type="float" office:value="0.00000206530959418267" calcext:value-type="float">
            <text:p>2.06530959418267E-006</text:p>
          </table:table-cell>
          <table:table-cell table:formula="of:=(1-ROUND([.A664])/[.A664])^2" office:value-type="float" office:value="0.0000204746012571404" calcext:value-type="float">
            <text:p>2.04746012571404E-005</text:p>
          </table:table-cell>
          <table:table-cell table:formula="of:=SUM([.D664:.F664])" office:value-type="float" office:value="0.000028963607335159" calcext:value-type="float">
            <text:p>2.8963607335159E-005</text:p>
          </table:table-cell>
          <table:table-cell table:number-columns-repeated="4"/>
        </table:table-row>
        <table:table-row table:style-name="ro1">
          <table:table-cell office:value-type="float" office:value="66.4" calcext:value-type="float">
            <text:p>66.4</text:p>
          </table:table-cell>
          <table:table-cell table:formula="of:=SQRT(2)*[.A665]" office:value-type="float" office:value="93.9037805415735" calcext:value-type="float">
            <text:p>93.9037805416</text:p>
          </table:table-cell>
          <table:table-cell table:formula="of:=SQRT(3)*[.A665]" office:value-type="float" office:value="115.008173622573" calcext:value-type="float">
            <text:p>115.0081736226</text:p>
          </table:table-cell>
          <table:table-cell table:formula="of:=(1-ROUND([.B665])/[.B665])^2" office:value-type="float" office:value="0.00000104992834816916" calcext:value-type="float">
            <text:p>1.04992834816916E-006</text:p>
          </table:table-cell>
          <table:table-cell table:formula="of:=(1-ROUND([.C665])/[.C665])^2" office:value-type="float" office:value="0.00000000505093460990221" calcext:value-type="float">
            <text:p>5.05093460990221E-009</text:p>
          </table:table-cell>
          <table:table-cell table:formula="of:=(1-ROUND([.A665])/[.A665])^2" office:value-type="float" office:value="0.0000362897372623004" calcext:value-type="float">
            <text:p>3.62897372623004E-005</text:p>
          </table:table-cell>
          <table:table-cell table:formula="of:=SUM([.D665:.F665])" office:value-type="float" office:value="0.0000373447165450795" calcext:value-type="float">
            <text:p>3.73447165450795E-005</text:p>
          </table:table-cell>
          <table:table-cell table:number-columns-repeated="4"/>
        </table:table-row>
        <table:table-row table:style-name="ro1">
          <table:table-cell office:value-type="float" office:value="66.5" calcext:value-type="float">
            <text:p>66.5</text:p>
          </table:table-cell>
          <table:table-cell table:formula="of:=SQRT(2)*[.A666]" office:value-type="float" office:value="94.0452018978108" calcext:value-type="float">
            <text:p>94.0452018978</text:p>
          </table:table-cell>
          <table:table-cell table:formula="of:=SQRT(3)*[.A666]" office:value-type="float" office:value="115.18137870333" calcext:value-type="float">
            <text:p>115.1813787033</text:p>
          </table:table-cell>
          <table:table-cell table:formula="of:=(1-ROUND([.B666])/[.B666])^2" office:value-type="float" office:value="0.000000231014931957814" calcext:value-type="float">
            <text:p>0.000000231</text:p>
          </table:table-cell>
          <table:table-cell table:formula="of:=(1-ROUND([.C666])/[.C666])^2" office:value-type="float" office:value="0.00000247975080722804" calcext:value-type="float">
            <text:p>2.47975080722804E-006</text:p>
          </table:table-cell>
          <table:table-cell table:formula="of:=(1-ROUND([.A666])/[.A666])^2" office:value-type="float" office:value="0.0000565323082141452" calcext:value-type="float">
            <text:p>5.65323082141452E-005</text:p>
          </table:table-cell>
          <table:table-cell table:formula="of:=SUM([.D666:.F666])" office:value-type="float" office:value="0.0000592430739533311" calcext:value-type="float">
            <text:p>5.92430739533311E-005</text:p>
          </table:table-cell>
          <table:table-cell table:number-columns-repeated="4"/>
        </table:table-row>
        <table:table-row table:style-name="ro1">
          <table:table-cell office:value-type="float" office:value="66.6" calcext:value-type="float">
            <text:p>66.6</text:p>
          </table:table-cell>
          <table:table-cell table:formula="of:=SQRT(2)*[.A667]" office:value-type="float" office:value="94.1866232540481" calcext:value-type="float">
            <text:p>94.186623254</text:p>
          </table:table-cell>
          <table:table-cell table:formula="of:=SQRT(3)*[.A667]" office:value-type="float" office:value="115.354583784087" calcext:value-type="float">
            <text:p>115.3545837841</text:p>
          </table:table-cell>
          <table:table-cell table:formula="of:=(1-ROUND([.B667])/[.B667])^2" office:value-type="float" office:value="0.00000392602500603232" calcext:value-type="float">
            <text:p>0.000003926</text:p>
          </table:table-cell>
          <table:table-cell table:formula="of:=(1-ROUND([.C667])/[.C667])^2" office:value-type="float" office:value="0.00000944861227125058" calcext:value-type="float">
            <text:p>9.44861227125058E-006</text:p>
          </table:table-cell>
          <table:table-cell table:formula="of:=(1-ROUND([.A667])/[.A667])^2" office:value-type="float" office:value="0.0000360721081441813" calcext:value-type="float">
            <text:p>3.60721081441813E-005</text:p>
          </table:table-cell>
          <table:table-cell table:formula="of:=SUM([.D667:.F667])" office:value-type="float" office:value="0.0000494467454214642" calcext:value-type="float">
            <text:p>4.94467454214642E-005</text:p>
          </table:table-cell>
          <table:table-cell table:number-columns-repeated="4"/>
        </table:table-row>
        <table:table-row table:style-name="ro1">
          <table:table-cell office:value-type="float" office:value="66.7" calcext:value-type="float">
            <text:p>66.7</text:p>
          </table:table-cell>
          <table:table-cell table:formula="of:=SQRT(2)*[.A668]" office:value-type="float" office:value="94.3280446102854" calcext:value-type="float">
            <text:p>94.3280446103</text:p>
          </table:table-cell>
          <table:table-cell table:formula="of:=SQRT(3)*[.A668]" office:value-type="float" office:value="115.527788864844" calcext:value-type="float">
            <text:p>115.5277888648</text:p>
          </table:table-cell>
          <table:table-cell table:formula="of:=(1-ROUND([.B668])/[.B668])^2" office:value-type="float" office:value="0.0000120943950443068" calcext:value-type="float">
            <text:p>1.20943950443068E-005</text:p>
          </table:table-cell>
          <table:table-cell table:formula="of:=(1-ROUND([.C668])/[.C668])^2" office:value-type="float" office:value="0.0000167070404951364" calcext:value-type="float">
            <text:p>0.000016707</text:p>
          </table:table-cell>
          <table:table-cell table:formula="of:=(1-ROUND([.A668])/[.A668])^2" office:value-type="float" office:value="0.0000202297651773809" calcext:value-type="float">
            <text:p>2.02297651773809E-005</text:p>
          </table:table-cell>
          <table:table-cell table:formula="of:=SUM([.D668:.F668])" office:value-type="float" office:value="0.000049031200716824" calcext:value-type="float">
            <text:p>4.9031200716824E-005</text:p>
          </table:table-cell>
          <table:table-cell table:number-columns-repeated="4"/>
        </table:table-row>
        <table:table-row table:style-name="ro1">
          <table:table-cell office:value-type="float" office:value="66.8" calcext:value-type="float">
            <text:p>66.8</text:p>
          </table:table-cell>
          <table:table-cell table:formula="of:=SQRT(2)*[.A669]" office:value-type="float" office:value="94.4694659665228" calcext:value-type="float">
            <text:p>94.4694659665</text:p>
          </table:table-cell>
          <table:table-cell table:formula="of:=SQRT(3)*[.A669]" office:value-type="float" office:value="115.700993945601" calcext:value-type="float">
            <text:p>115.7009939456</text:p>
          </table:table-cell>
          <table:table-cell table:formula="of:=(1-ROUND([.B669])/[.B669])^2" office:value-type="float" office:value="0.000024695925557919" calcext:value-type="float">
            <text:p>2.4695925557919E-005</text:p>
          </table:table-cell>
          <table:table-cell table:formula="of:=(1-ROUND([.C669])/[.C669])^2" office:value-type="float" office:value="0.00000667860540649726" calcext:value-type="float">
            <text:p>6.67860540649726E-006</text:p>
          </table:table-cell>
          <table:table-cell table:formula="of:=(1-ROUND([.A669])/[.A669])^2" office:value-type="float" office:value="0.00000896410771271808" calcext:value-type="float">
            <text:p>8.96410771271808E-006</text:p>
          </table:table-cell>
          <table:table-cell table:formula="of:=SUM([.D669:.F669])" office:value-type="float" office:value="0.0000403386386771344" calcext:value-type="float">
            <text:p>4.03386386771344E-005</text:p>
          </table:table-cell>
          <table:table-cell table:number-columns-repeated="4"/>
        </table:table-row>
        <table:table-row table:style-name="ro1">
          <table:table-cell office:value-type="float" office:value="66.9" calcext:value-type="float">
            <text:p>66.9</text:p>
          </table:table-cell>
          <table:table-cell table:formula="of:=SQRT(2)*[.A670]" office:value-type="float" office:value="94.6108873227601" calcext:value-type="float">
            <text:p>94.6108873228</text:p>
          </table:table-cell>
          <table:table-cell table:formula="of:=SQRT(3)*[.A670]" office:value-type="float" office:value="115.874199026358" calcext:value-type="float">
            <text:p>115.8741990264</text:p>
          </table:table-cell>
          <table:table-cell table:formula="of:=(1-ROUND([.B670])/[.B670])^2" office:value-type="float" office:value="0.0000169148647434466" calcext:value-type="float">
            <text:p>1.69148647434466E-005</text:p>
          </table:table-cell>
          <table:table-cell table:formula="of:=(1-ROUND([.C670])/[.C670])^2" office:value-type="float" office:value="0.00000117867620051124" calcext:value-type="float">
            <text:p>1.17867620051124E-006</text:p>
          </table:table-cell>
          <table:table-cell table:formula="of:=(1-ROUND([.A670])/[.A670])^2" office:value-type="float" office:value="0.00000223433230330638" calcext:value-type="float">
            <text:p>2.23433230330638E-006</text:p>
          </table:table-cell>
          <table:table-cell table:formula="of:=SUM([.D670:.F670])" office:value-type="float" office:value="0.0000203278732472642" calcext:value-type="float">
            <text:p>2.03278732472642E-00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QRT(2)*[.A671]" office:value-type="float" office:value="94.7523086789974" calcext:value-type="float">
            <text:p>94.752308679</text:p>
          </table:table-cell>
          <table:table-cell table:formula="of:=SQRT(3)*[.A671]" office:value-type="float" office:value="116.047404107115" calcext:value-type="float">
            <text:p>116.0474041071</text:p>
          </table:table-cell>
          <table:table-cell table:formula="of:=(1-ROUND([.B671])/[.B671])^2" office:value-type="float" office:value="0.00000683348078636877" calcext:value-type="float">
            <text:p>6.83348078636877E-006</text:p>
          </table:table-cell>
          <table:table-cell table:formula="of:=(1-ROUND([.C671])/[.C671])^2" office:value-type="float" office:value="0.000000166863397293303" calcext:value-type="float">
            <text:p>1.66863397293303E-007</text:p>
          </table:table-cell>
          <table:table-cell table:formula="of:=(1-ROUND([.A671])/[.A671])^2" office:value-type="float" office:value="0" calcext:value-type="float">
            <text:p>0</text:p>
          </table:table-cell>
          <table:table-cell table:formula="of:=SUM([.D671:.F671])" office:value-type="float" office:value="0.00000700034418366208" calcext:value-type="float">
            <text:p>7.00034418366208E-006</text:p>
          </table:table-cell>
          <table:table-cell table:number-columns-repeated="4"/>
        </table:table-row>
        <table:table-row table:style-name="ro1">
          <table:table-cell office:value-type="float" office:value="67.1" calcext:value-type="float">
            <text:p>67.1</text:p>
          </table:table-cell>
          <table:table-cell table:formula="of:=SQRT(2)*[.A672]" office:value-type="float" office:value="94.8937300352347" calcext:value-type="float">
            <text:p>94.8937300352</text:p>
          </table:table-cell>
          <table:table-cell table:formula="of:=SQRT(3)*[.A672]" office:value-type="float" office:value="116.220609187872" calcext:value-type="float">
            <text:p>116.2206091879</text:p>
          </table:table-cell>
          <table:table-cell table:formula="of:=(1-ROUND([.B672])/[.B672])^2" office:value-type="float" office:value="0.00000125414005068642" calcext:value-type="float">
            <text:p>1.25414005068642E-006</text:p>
          </table:table-cell>
          <table:table-cell table:formula="of:=(1-ROUND([.C672])/[.C672])^2" office:value-type="float" office:value="0.00000360313800634073" calcext:value-type="float">
            <text:p>3.60313800634073E-006</text:p>
          </table:table-cell>
          <table:table-cell table:formula="of:=(1-ROUND([.A672])/[.A672])^2" office:value-type="float" office:value="0.00000222103273580108" calcext:value-type="float">
            <text:p>0.000002221</text:p>
          </table:table-cell>
          <table:table-cell table:formula="of:=SUM([.D672:.F672])" office:value-type="float" office:value="0.00000707831079282822" calcext:value-type="float">
            <text:p>7.07831079282822E-006</text:p>
          </table:table-cell>
          <table:table-cell table:number-columns-repeated="4"/>
        </table:table-row>
        <table:table-row table:style-name="ro1">
          <table:table-cell office:value-type="float" office:value="67.2" calcext:value-type="float">
            <text:p>67.2</text:p>
          </table:table-cell>
          <table:table-cell table:formula="of:=SQRT(2)*[.A673]" office:value-type="float" office:value="95.035151391472" calcext:value-type="float">
            <text:p>95.0351513915</text:p>
          </table:table-cell>
          <table:table-cell table:formula="of:=SQRT(3)*[.A673]" office:value-type="float" office:value="116.393814268629" calcext:value-type="float">
            <text:p>116.3938142686</text:p>
          </table:table-cell>
          <table:table-cell table:formula="of:=(1-ROUND([.B673])/[.B673])^2" office:value-type="float" office:value="0.000000136809577223487" calcext:value-type="float">
            <text:p>1.36809577223487E-007</text:p>
          </table:table-cell>
          <table:table-cell table:formula="of:=(1-ROUND([.C673])/[.C673])^2" office:value-type="float" office:value="0.0000114478279548905" calcext:value-type="float">
            <text:p>1.14478279548905E-005</text:p>
          </table:table-cell>
          <table:table-cell table:formula="of:=(1-ROUND([.A673])/[.A673])^2" office:value-type="float" office:value="0.00000885770975056683" calcext:value-type="float">
            <text:p>8.85770975056683E-006</text:p>
          </table:table-cell>
          <table:table-cell table:formula="of:=SUM([.D673:.F673])" office:value-type="float" office:value="0.0000204423472826808" calcext:value-type="float">
            <text:p>2.04423472826808E-005</text:p>
          </table:table-cell>
          <table:table-cell table:number-columns-repeated="4"/>
        </table:table-row>
        <table:table-row table:style-name="ro1">
          <table:table-cell office:value-type="float" office:value="67.3" calcext:value-type="float">
            <text:p>67.3</text:p>
          </table:table-cell>
          <table:table-cell table:formula="of:=SQRT(2)*[.A674]" office:value-type="float" office:value="95.1765727477093" calcext:value-type="float">
            <text:p>95.1765727477</text:p>
          </table:table-cell>
          <table:table-cell table:formula="of:=SQRT(3)*[.A674]" office:value-type="float" office:value="116.567019349385" calcext:value-type="float">
            <text:p>116.5670193494</text:p>
          </table:table-cell>
          <table:table-cell table:formula="of:=(1-ROUND([.B674])/[.B674])^2" office:value-type="float" office:value="0.00000344181264984257" calcext:value-type="float">
            <text:p>3.44181264984257E-006</text:p>
          </table:table-cell>
          <table:table-cell table:formula="of:=(1-ROUND([.C674])/[.C674])^2" office:value-type="float" office:value="0.0000137970295422771" calcext:value-type="float">
            <text:p>0.000013797</text:p>
          </table:table-cell>
          <table:table-cell table:formula="of:=(1-ROUND([.A674])/[.A674])^2" office:value-type="float" office:value="0.0000198706640555141" calcext:value-type="float">
            <text:p>1.98706640555141E-005</text:p>
          </table:table-cell>
          <table:table-cell table:formula="of:=SUM([.D674:.F674])" office:value-type="float" office:value="0.0000371095062476337" calcext:value-type="float">
            <text:p>3.71095062476337E-005</text:p>
          </table:table-cell>
          <table:table-cell table:number-columns-repeated="4"/>
        </table:table-row>
        <table:table-row table:style-name="ro1">
          <table:table-cell office:value-type="float" office:value="67.4" calcext:value-type="float">
            <text:p>67.4</text:p>
          </table:table-cell>
          <table:table-cell table:formula="of:=SQRT(2)*[.A675]" office:value-type="float" office:value="95.3179941039466" calcext:value-type="float">
            <text:p>95.3179941039</text:p>
          </table:table-cell>
          <table:table-cell table:formula="of:=SQRT(3)*[.A675]" office:value-type="float" office:value="116.740224430142" calcext:value-type="float">
            <text:p>116.7402244301</text:p>
          </table:table-cell>
          <table:table-cell table:formula="of:=(1-ROUND([.B675])/[.B675])^2" office:value-type="float" office:value="0.0000111298252763521" calcext:value-type="float">
            <text:p>1.11298252763521E-005</text:p>
          </table:table-cell>
          <table:table-cell table:formula="of:=(1-ROUND([.C675])/[.C675])^2" office:value-type="float" office:value="0.00000495171413376385" calcext:value-type="float">
            <text:p>4.95171413376385E-006</text:p>
          </table:table-cell>
          <table:table-cell table:formula="of:=(1-ROUND([.A675])/[.A675])^2" office:value-type="float" office:value="0.0000352208789370323" calcext:value-type="float">
            <text:p>3.52208789370323E-005</text:p>
          </table:table-cell>
          <table:table-cell table:formula="of:=SUM([.D675:.F675])" office:value-type="float" office:value="0.0000513024183471483" calcext:value-type="float">
            <text:p>5.13024183471483E-005</text:p>
          </table:table-cell>
          <table:table-cell table:number-columns-repeated="4"/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SQRT(2)*[.A676]" office:value-type="float" office:value="95.4594154601839" calcext:value-type="float">
            <text:p>95.4594154602</text:p>
          </table:table-cell>
          <table:table-cell table:formula="of:=SQRT(3)*[.A676]" office:value-type="float" office:value="116.913429510899" calcext:value-type="float">
            <text:p>116.9134295109</text:p>
          </table:table-cell>
          <table:table-cell table:formula="of:=(1-ROUND([.B676])/[.B676])^2" office:value-type="float" office:value="0.0000231618727084778" calcext:value-type="float">
            <text:p>2.31618727084778E-005</text:p>
          </table:table-cell>
          <table:table-cell table:formula="of:=(1-ROUND([.C676])/[.C676])^2" office:value-type="float" office:value="0.000000548290778831338" calcext:value-type="float">
            <text:p>5.48290778831338E-007</text:p>
          </table:table-cell>
          <table:table-cell table:formula="of:=(1-ROUND([.A676])/[.A676])^2" office:value-type="float" office:value="0.0000548696844993126" calcext:value-type="float">
            <text:p>5.48696844993126E-005</text:p>
          </table:table-cell>
          <table:table-cell table:formula="of:=SUM([.D676:.F676])" office:value-type="float" office:value="0.0000785798479866218" calcext:value-type="float">
            <text:p>7.85798479866218E-005</text:p>
          </table:table-cell>
          <table:table-cell table:number-columns-repeated="4"/>
        </table:table-row>
        <table:table-row table:style-name="ro1">
          <table:table-cell office:value-type="float" office:value="67.6" calcext:value-type="float">
            <text:p>67.6</text:p>
          </table:table-cell>
          <table:table-cell table:formula="of:=SQRT(2)*[.A677]" office:value-type="float" office:value="95.6008368164212" calcext:value-type="float">
            <text:p>95.6008368164</text:p>
          </table:table-cell>
          <table:table-cell table:formula="of:=SQRT(3)*[.A677]" office:value-type="float" office:value="117.086634591656" calcext:value-type="float">
            <text:p>117.0866345917</text:p>
          </table:table-cell>
          <table:table-cell table:formula="of:=(1-ROUND([.B677])/[.B677])^2" office:value-type="float" office:value="0.0000174332182789408" calcext:value-type="float">
            <text:p>1.74332182789408E-005</text:p>
          </table:table-cell>
          <table:table-cell table:formula="of:=(1-ROUND([.C677])/[.C677])^2" office:value-type="float" office:value="0.000000547479697797293" calcext:value-type="float">
            <text:p>5.47479697797293E-007</text:p>
          </table:table-cell>
          <table:table-cell table:formula="of:=(1-ROUND([.A677])/[.A677])^2" office:value-type="float" office:value="0.0000350127796645779" calcext:value-type="float">
            <text:p>3.50127796645779E-005</text:p>
          </table:table-cell>
          <table:table-cell table:formula="of:=SUM([.D677:.F677])" office:value-type="float" office:value="0.000052993477641316" calcext:value-type="float">
            <text:p>5.2993477641316E-005</text:p>
          </table:table-cell>
          <table:table-cell table:number-columns-repeated="4"/>
        </table:table-row>
        <table:table-row table:style-name="ro1">
          <table:table-cell office:value-type="float" office:value="67.7" calcext:value-type="float">
            <text:p>67.7</text:p>
          </table:table-cell>
          <table:table-cell table:formula="of:=SQRT(2)*[.A678]" office:value-type="float" office:value="95.7422581726586" calcext:value-type="float">
            <text:p>95.7422581727</text:p>
          </table:table-cell>
          <table:table-cell table:formula="of:=SQRT(3)*[.A678]" office:value-type="float" office:value="117.259839672413" calcext:value-type="float">
            <text:p>117.2598396724</text:p>
          </table:table-cell>
          <table:table-cell table:formula="of:=(1-ROUND([.B678])/[.B678])^2" office:value-type="float" office:value="0.00000724707028808059" calcext:value-type="float">
            <text:p>7.24707028808059E-006</text:p>
          </table:table-cell>
          <table:table-cell table:formula="of:=(1-ROUND([.C678])/[.C678])^2" office:value-type="float" office:value="0.00000491034863309218" calcext:value-type="float">
            <text:p>4.91034863309218E-006</text:p>
          </table:table-cell>
          <table:table-cell table:formula="of:=(1-ROUND([.A678])/[.A678])^2" office:value-type="float" office:value="0.0000196365492910103" calcext:value-type="float">
            <text:p>1.96365492910103E-005</text:p>
          </table:table-cell>
          <table:table-cell table:formula="of:=SUM([.D678:.F678])" office:value-type="float" office:value="0.000031793968212183" calcext:value-type="float">
            <text:p>0.000031794</text:p>
          </table:table-cell>
          <table:table-cell table:number-columns-repeated="4"/>
        </table:table-row>
        <table:table-row table:style-name="ro1">
          <table:table-cell office:value-type="float" office:value="67.8" calcext:value-type="float">
            <text:p>67.8</text:p>
          </table:table-cell>
          <table:table-cell table:formula="of:=SQRT(2)*[.A679]" office:value-type="float" office:value="95.8836795288958" calcext:value-type="float">
            <text:p>95.8836795289</text:p>
          </table:table-cell>
          <table:table-cell table:formula="of:=SQRT(3)*[.A679]" office:value-type="float" office:value="117.43304475317" calcext:value-type="float">
            <text:p>117.4330447532</text:p>
          </table:table-cell>
          <table:table-cell table:formula="of:=(1-ROUND([.B679])/[.B679])^2" office:value-type="float" office:value="0.00000147171230648617" calcext:value-type="float">
            <text:p>1.47171230648617E-006</text:p>
          </table:table-cell>
          <table:table-cell table:formula="of:=(1-ROUND([.C679])/[.C679])^2" office:value-type="float" office:value="0.0000135983094363341" calcext:value-type="float">
            <text:p>1.35983094363341E-005</text:p>
          </table:table-cell>
          <table:table-cell table:formula="of:=(1-ROUND([.A679])/[.A679])^2" office:value-type="float" office:value="0.0000087016298152653" calcext:value-type="float">
            <text:p>8.7016298152653E-006</text:p>
          </table:table-cell>
          <table:table-cell table:formula="of:=SUM([.D679:.F679])" office:value-type="float" office:value="0.0000237716515580855" calcext:value-type="float">
            <text:p>2.37716515580855E-005</text:p>
          </table:table-cell>
          <table:table-cell table:number-columns-repeated="4"/>
        </table:table-row>
        <table:table-row table:style-name="ro1">
          <table:table-cell office:value-type="float" office:value="67.9" calcext:value-type="float">
            <text:p>67.9</text:p>
          </table:table-cell>
          <table:table-cell table:formula="of:=SQRT(2)*[.A680]" office:value-type="float" office:value="96.0251008851331" calcext:value-type="float">
            <text:p>96.0251008851</text:p>
          </table:table-cell>
          <table:table-cell table:formula="of:=SQRT(3)*[.A680]" office:value-type="float" office:value="117.606249833927" calcext:value-type="float">
            <text:p>117.6062498339</text:p>
          </table:table-cell>
          <table:table-cell table:formula="of:=(1-ROUND([.B680])/[.B680])^2" office:value-type="float" office:value="0.000000068329544928478" calcext:value-type="float">
            <text:p>6.8329544928478E-008</text:p>
          </table:table-cell>
          <table:table-cell table:formula="of:=(1-ROUND([.C680])/[.C680])^2" office:value-type="float" office:value="0.0000112093568889185" calcext:value-type="float">
            <text:p>1.12093568889185E-005</text:p>
          </table:table-cell>
          <table:table-cell table:formula="of:=(1-ROUND([.A680])/[.A680])^2" office:value-type="float" office:value="0.00000216900449200894" calcext:value-type="float">
            <text:p>0.000002169</text:p>
          </table:table-cell>
          <table:table-cell table:formula="of:=SUM([.D680:.F680])" office:value-type="float" office:value="0.000013446690925856" calcext:value-type="float">
            <text:p>1.3446690925856E-00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QRT(2)*[.A681]" office:value-type="float" office:value="96.1665222413705" calcext:value-type="float">
            <text:p>96.1665222414</text:p>
          </table:table-cell>
          <table:table-cell table:formula="of:=SQRT(3)*[.A681]" office:value-type="float" office:value="117.779454914684" calcext:value-type="float">
            <text:p>117.7794549147</text:p>
          </table:table-cell>
          <table:table-cell table:formula="of:=(1-ROUND([.B681])/[.B681])^2" office:value-type="float" office:value="0.00000299844905612502" calcext:value-type="float">
            <text:p>2.99844905612502E-006</text:p>
          </table:table-cell>
          <table:table-cell table:formula="of:=(1-ROUND([.C681])/[.C681])^2" office:value-type="float" office:value="0.00000350635342107828" calcext:value-type="float">
            <text:p>3.50635342107828E-006</text:p>
          </table:table-cell>
          <table:table-cell table:formula="of:=(1-ROUND([.A681])/[.A681])^2" office:value-type="float" office:value="0" calcext:value-type="float">
            <text:p>0</text:p>
          </table:table-cell>
          <table:table-cell table:formula="of:=SUM([.D681:.F681])" office:value-type="float" office:value="0.00000650480247720331" calcext:value-type="float">
            <text:p>6.50480247720331E-006</text:p>
          </table:table-cell>
          <table:table-cell table:number-columns-repeated="4"/>
        </table:table-row>
        <table:table-row table:style-name="ro1">
          <table:table-cell office:value-type="float" office:value="68.1" calcext:value-type="float">
            <text:p>68.1</text:p>
          </table:table-cell>
          <table:table-cell table:formula="of:=SQRT(2)*[.A682]" office:value-type="float" office:value="96.3079435976078" calcext:value-type="float">
            <text:p>96.3079435976</text:p>
          </table:table-cell>
          <table:table-cell table:formula="of:=SQRT(3)*[.A682]" office:value-type="float" office:value="117.952659995441" calcext:value-type="float">
            <text:p>117.9526599954</text:p>
          </table:table-cell>
          <table:table-cell table:formula="of:=(1-ROUND([.B682])/[.B682])^2" office:value-type="float" office:value="0.000010223936392627" calcext:value-type="float">
            <text:p>1.0223936392627E-005</text:p>
          </table:table-cell>
          <table:table-cell table:formula="of:=(1-ROUND([.C682])/[.C682])^2" office:value-type="float" office:value="0.00000016107981134619" calcext:value-type="float">
            <text:p>1.6107981134619E-007</text:p>
          </table:table-cell>
          <table:table-cell table:formula="of:=(1-ROUND([.A682])/[.A682])^2" office:value-type="float" office:value="0.0000021562830854683" calcext:value-type="float">
            <text:p>2.1562830854683E-006</text:p>
          </table:table-cell>
          <table:table-cell table:formula="of:=SUM([.D682:.F682])" office:value-type="float" office:value="0.0000125412992894415" calcext:value-type="float">
            <text:p>1.25412992894415E-005</text:p>
          </table:table-cell>
          <table:table-cell table:number-columns-repeated="4"/>
        </table:table-row>
        <table:table-row table:style-name="ro1">
          <table:table-cell office:value-type="float" office:value="68.2" calcext:value-type="float">
            <text:p>68.2</text:p>
          </table:table-cell>
          <table:table-cell table:formula="of:=SQRT(2)*[.A683]" office:value-type="float" office:value="96.4493649538451" calcext:value-type="float">
            <text:p>96.4493649538</text:p>
          </table:table-cell>
          <table:table-cell table:formula="of:=SQRT(3)*[.A683]" office:value-type="float" office:value="118.125865076197" calcext:value-type="float">
            <text:p>118.1258650762</text:p>
          </table:table-cell>
          <table:table-cell table:formula="of:=(1-ROUND([.B683])/[.B683])^2" office:value-type="float" office:value="0.0000217069923014293" calcext:value-type="float">
            <text:p>0.000021707</text:p>
          </table:table-cell>
          <table:table-cell table:formula="of:=(1-ROUND([.C683])/[.C683])^2" office:value-type="float" office:value="0.00000113532573436946" calcext:value-type="float">
            <text:p>1.13532573436946E-006</text:p>
          </table:table-cell>
          <table:table-cell table:formula="of:=(1-ROUND([.A683])/[.A683])^2" office:value-type="float" office:value="0.00000859985724236976" calcext:value-type="float">
            <text:p>8.59985724236976E-006</text:p>
          </table:table-cell>
          <table:table-cell table:formula="of:=SUM([.D683:.F683])" office:value-type="float" office:value="0.0000314421752781685" calcext:value-type="float">
            <text:p>3.14421752781685E-005</text:p>
          </table:table-cell>
          <table:table-cell table:number-columns-repeated="4"/>
        </table:table-row>
        <table:table-row table:style-name="ro1">
          <table:table-cell office:value-type="float" office:value="68.3" calcext:value-type="float">
            <text:p>68.3</text:p>
          </table:table-cell>
          <table:table-cell table:formula="of:=SQRT(2)*[.A684]" office:value-type="float" office:value="96.5907863100824" calcext:value-type="float">
            <text:p>96.5907863101</text:p>
          </table:table-cell>
          <table:table-cell table:formula="of:=SQRT(3)*[.A684]" office:value-type="float" office:value="118.299070156954" calcext:value-type="float">
            <text:p>118.299070157</text:p>
          </table:table-cell>
          <table:table-cell table:formula="of:=(1-ROUND([.B684])/[.B684])^2" office:value-type="float" office:value="0.0000179485308352368" calcext:value-type="float">
            <text:p>1.79485308352368E-005</text:p>
          </table:table-cell>
          <table:table-cell table:formula="of:=(1-ROUND([.C684])/[.C684])^2" office:value-type="float" office:value="0.00000639121599728091" calcext:value-type="float">
            <text:p>6.39121599728091E-006</text:p>
          </table:table-cell>
          <table:table-cell table:formula="of:=(1-ROUND([.A684])/[.A684])^2" office:value-type="float" office:value="0.0000192930594290538" calcext:value-type="float">
            <text:p>1.92930594290538E-005</text:p>
          </table:table-cell>
          <table:table-cell table:formula="of:=SUM([.D684:.F684])" office:value-type="float" office:value="0.0000436328062615716" calcext:value-type="float">
            <text:p>4.36328062615716E-005</text:p>
          </table:table-cell>
          <table:table-cell table:number-columns-repeated="4"/>
        </table:table-row>
        <table:table-row table:style-name="ro1">
          <table:table-cell office:value-type="float" office:value="68.4" calcext:value-type="float">
            <text:p>68.4</text:p>
          </table:table-cell>
          <table:table-cell table:formula="of:=SQRT(2)*[.A685]" office:value-type="float" office:value="96.7322076663197" calcext:value-type="float">
            <text:p>96.7322076663</text:p>
          </table:table-cell>
          <table:table-cell table:formula="of:=SQRT(3)*[.A685]" office:value-type="float" office:value="118.472275237711" calcext:value-type="float">
            <text:p>118.4722752377</text:p>
          </table:table-cell>
          <table:table-cell table:formula="of:=(1-ROUND([.B685])/[.B685])^2" office:value-type="float" office:value="0.00000766397502414715" calcext:value-type="float">
            <text:p>0.000007664</text:p>
          </table:table-cell>
          <table:table-cell table:formula="of:=(1-ROUND([.C685])/[.C685])^2" office:value-type="float" office:value="0.0000158912072771083" calcext:value-type="float">
            <text:p>1.58912072771083E-005</text:p>
          </table:table-cell>
          <table:table-cell table:formula="of:=(1-ROUND([.A685])/[.A685])^2" office:value-type="float" office:value="0.0000341985568209002" calcext:value-type="float">
            <text:p>3.41985568209002E-005</text:p>
          </table:table-cell>
          <table:table-cell table:formula="of:=SUM([.D685:.F685])" office:value-type="float" office:value="0.0000577537391221557" calcext:value-type="float">
            <text:p>5.77537391221557E-005</text:p>
          </table:table-cell>
          <table:table-cell table:number-columns-repeated="4"/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SQRT(2)*[.A686]" office:value-type="float" office:value="96.873629022557" calcext:value-type="float">
            <text:p>96.8736290226</text:p>
          </table:table-cell>
          <table:table-cell table:formula="of:=SQRT(3)*[.A686]" office:value-type="float" office:value="118.645480318468" calcext:value-type="float">
            <text:p>118.6454803185</text:p>
          </table:table-cell>
          <table:table-cell table:formula="of:=(1-ROUND([.B686])/[.B686])^2" office:value-type="float" office:value="0.00000170170216206449" calcext:value-type="float">
            <text:p>1.70170216206449E-006</text:p>
          </table:table-cell>
          <table:table-cell table:formula="of:=(1-ROUND([.C686])/[.C686])^2" office:value-type="float" office:value="0.00000892849589525252" calcext:value-type="float">
            <text:p>8.92849589525252E-006</text:p>
          </table:table-cell>
          <table:table-cell table:formula="of:=(1-ROUND([.A686])/[.A686])^2" office:value-type="float" office:value="0.0000532793435984884" calcext:value-type="float">
            <text:p>5.32793435984884E-005</text:p>
          </table:table-cell>
          <table:table-cell table:formula="of:=SUM([.D686:.F686])" office:value-type="float" office:value="0.0000639095416558054" calcext:value-type="float">
            <text:p>6.39095416558054E-005</text:p>
          </table:table-cell>
          <table:table-cell table:number-columns-repeated="4"/>
        </table:table-row>
        <table:table-row table:style-name="ro1">
          <table:table-cell office:value-type="float" office:value="68.6" calcext:value-type="float">
            <text:p>68.6</text:p>
          </table:table-cell>
          <table:table-cell table:formula="of:=SQRT(2)*[.A687]" office:value-type="float" office:value="97.0150503787943" calcext:value-type="float">
            <text:p>97.0150503788</text:p>
          </table:table-cell>
          <table:table-cell table:formula="of:=SQRT(3)*[.A687]" office:value-type="float" office:value="118.818685399225" calcext:value-type="float">
            <text:p>118.8186853992</text:p>
          </table:table-cell>
          <table:table-cell table:formula="of:=(1-ROUND([.B687])/[.B687])^2" office:value-type="float" office:value="0.0000000240667049711926" calcext:value-type="float">
            <text:p>2.40667049711926E-008</text:p>
          </table:table-cell>
          <table:table-cell table:formula="of:=(1-ROUND([.C687])/[.C687])^2" office:value-type="float" office:value="0.00000232860631016909" calcext:value-type="float">
            <text:p>2.32860631016909E-006</text:p>
          </table:table-cell>
          <table:table-cell table:formula="of:=(1-ROUND([.A687])/[.A687])^2" office:value-type="float" office:value="0.0000339994390092561" calcext:value-type="float">
            <text:p>3.39994390092561E-005</text:p>
          </table:table-cell>
          <table:table-cell table:formula="of:=SUM([.D687:.F687])" office:value-type="float" office:value="0.0000363521120243963" calcext:value-type="float">
            <text:p>3.63521120243963E-005</text:p>
          </table:table-cell>
          <table:table-cell table:number-columns-repeated="4"/>
        </table:table-row>
        <table:table-row table:style-name="ro1">
          <table:table-cell office:value-type="float" office:value="68.7" calcext:value-type="float">
            <text:p>68.7</text:p>
          </table:table-cell>
          <table:table-cell table:formula="of:=SQRT(2)*[.A688]" office:value-type="float" office:value="97.1564717350316" calcext:value-type="float">
            <text:p>97.156471735</text:p>
          </table:table-cell>
          <table:table-cell table:formula="of:=SQRT(3)*[.A688]" office:value-type="float" office:value="118.991890479982" calcext:value-type="float">
            <text:p>118.99189048</text:p>
          </table:table-cell>
          <table:table-cell table:formula="of:=(1-ROUND([.B688])/[.B688])^2" office:value-type="float" office:value="0.00000259375127008464" calcext:value-type="float">
            <text:p>2.59375127008464E-006</text:p>
          </table:table-cell>
          <table:table-cell table:formula="of:=(1-ROUND([.C688])/[.C688])^2" office:value-type="float" office:value="0.00000000464467757590802" calcext:value-type="float">
            <text:p>4.64467757590802E-009</text:p>
          </table:table-cell>
          <table:table-cell table:formula="of:=(1-ROUND([.A688])/[.A688])^2" office:value-type="float" office:value="0.0000190690490265242" calcext:value-type="float">
            <text:p>0.000019069</text:p>
          </table:table-cell>
          <table:table-cell table:formula="of:=SUM([.D688:.F688])" office:value-type="float" office:value="0.0000216674449741847" calcext:value-type="float">
            <text:p>2.16674449741847E-005</text:p>
          </table:table-cell>
          <table:table-cell table:number-columns-repeated="4"/>
        </table:table-row>
        <table:table-row table:style-name="ro1">
          <table:table-cell office:value-type="float" office:value="68.8" calcext:value-type="float">
            <text:p>68.8</text:p>
          </table:table-cell>
          <table:table-cell table:formula="of:=SQRT(2)*[.A689]" office:value-type="float" office:value="97.297893091269" calcext:value-type="float">
            <text:p>97.2978930913</text:p>
          </table:table-cell>
          <table:table-cell table:formula="of:=SQRT(3)*[.A689]" office:value-type="float" office:value="119.165095560739" calcext:value-type="float">
            <text:p>119.1650955607</text:p>
          </table:table-cell>
          <table:table-cell table:formula="of:=(1-ROUND([.B689])/[.B689])^2" office:value-type="float" office:value="0.00000937376346016494" calcext:value-type="float">
            <text:p>9.37376346016494E-006</text:p>
          </table:table-cell>
          <table:table-cell table:formula="of:=(1-ROUND([.C689])/[.C689])^2" office:value-type="float" office:value="0.00000191943168714817" calcext:value-type="float">
            <text:p>1.91943168714817E-006</text:p>
          </table:table-cell>
          <table:table-cell table:formula="of:=(1-ROUND([.A689])/[.A689])^2" office:value-type="float" office:value="0.00000845051379123854" calcext:value-type="float">
            <text:p>8.45051379123854E-006</text:p>
          </table:table-cell>
          <table:table-cell table:formula="of:=SUM([.D689:.F689])" office:value-type="float" office:value="0.0000197437089385516" calcext:value-type="float">
            <text:p>1.97437089385516E-005</text:p>
          </table:table-cell>
          <table:table-cell table:number-columns-repeated="4"/>
        </table:table-row>
        <table:table-row table:style-name="ro1">
          <table:table-cell office:value-type="float" office:value="68.9" calcext:value-type="float">
            <text:p>68.9</text:p>
          </table:table-cell>
          <table:table-cell table:formula="of:=SQRT(2)*[.A690]" office:value-type="float" office:value="97.4393144475063" calcext:value-type="float">
            <text:p>97.4393144475</text:p>
          </table:table-cell>
          <table:table-cell table:formula="of:=SQRT(3)*[.A690]" office:value-type="float" office:value="119.338300641496" calcext:value-type="float">
            <text:p>119.3383006415</text:p>
          </table:table-cell>
          <table:table-cell table:formula="of:=(1-ROUND([.B690])/[.B690])^2" office:value-type="float" office:value="0.000020327432722348" calcext:value-type="float">
            <text:p>2.0327432722348E-005</text:p>
          </table:table-cell>
          <table:table-cell table:formula="of:=(1-ROUND([.C690])/[.C690])^2" office:value-type="float" office:value="0.00000803611131846209" calcext:value-type="float">
            <text:p>8.03611131846209E-006</text:p>
          </table:table-cell>
          <table:table-cell table:formula="of:=(1-ROUND([.A690])/[.A690])^2" office:value-type="float" office:value="0.00000210650044973839" calcext:value-type="float">
            <text:p>2.10650044973839E-006</text:p>
          </table:table-cell>
          <table:table-cell table:formula="of:=SUM([.D690:.F690])" office:value-type="float" office:value="0.0000304700444905485" calcext:value-type="float">
            <text:p>0.0000304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QRT(2)*[.A691]" office:value-type="float" office:value="97.5807358037436" calcext:value-type="float">
            <text:p>97.5807358037</text:p>
          </table:table-cell>
          <table:table-cell table:formula="of:=SQRT(3)*[.A691]" office:value-type="float" office:value="119.511505722253" calcext:value-type="float">
            <text:p>119.5115057223</text:p>
          </table:table-cell>
          <table:table-cell table:formula="of:=(1-ROUND([.B691])/[.B691])^2" office:value-type="float" office:value="0.0000184606664842003" calcext:value-type="float">
            <text:p>1.84606664842003E-005</text:p>
          </table:table-cell>
          <table:table-cell table:formula="of:=(1-ROUND([.C691])/[.C691])^2" office:value-type="float" office:value="0.0000167070404951364" calcext:value-type="float">
            <text:p>0.000016707</text:p>
          </table:table-cell>
          <table:table-cell table:formula="of:=(1-ROUND([.A691])/[.A691])^2" office:value-type="float" office:value="0" calcext:value-type="float">
            <text:p>0</text:p>
          </table:table-cell>
          <table:table-cell table:formula="of:=SUM([.D691:.F691])" office:value-type="float" office:value="0.0000351677069793367" calcext:value-type="float">
            <text:p>3.51677069793367E-005</text:p>
          </table:table-cell>
          <table:table-cell table:number-columns-repeated="4"/>
        </table:table-row>
        <table:table-row table:style-name="ro1">
          <table:table-cell office:value-type="float" office:value="69.1" calcext:value-type="float">
            <text:p>69.1</text:p>
          </table:table-cell>
          <table:table-cell table:formula="of:=SQRT(2)*[.A692]" office:value-type="float" office:value="97.7221571599809" calcext:value-type="float">
            <text:p>97.72215716</text:p>
          </table:table-cell>
          <table:table-cell table:formula="of:=SQRT(3)*[.A692]" office:value-type="float" office:value="119.684710803009" calcext:value-type="float">
            <text:p>119.684710803</text:p>
          </table:table-cell>
          <table:table-cell table:formula="of:=(1-ROUND([.B692])/[.B692])^2" office:value-type="float" office:value="0.00000808373985037112" calcext:value-type="float">
            <text:p>8.08373985037112E-006</text:p>
          </table:table-cell>
          <table:table-cell table:formula="of:=(1-ROUND([.C692])/[.C692])^2" office:value-type="float" office:value="0.00000693970215491825" calcext:value-type="float">
            <text:p>6.93970215491825E-006</text:p>
          </table:table-cell>
          <table:table-cell table:formula="of:=(1-ROUND([.A692])/[.A692])^2" office:value-type="float" office:value="0.0000020943241720611" calcext:value-type="float">
            <text:p>2.0943241720611E-006</text:p>
          </table:table-cell>
          <table:table-cell table:formula="of:=SUM([.D692:.F692])" office:value-type="float" office:value="0.0000171177661773505" calcext:value-type="float">
            <text:p>1.71177661773505E-005</text:p>
          </table:table-cell>
          <table:table-cell table:number-columns-repeated="4"/>
        </table:table-row>
        <table:table-row table:style-name="ro1">
          <table:table-cell office:value-type="float" office:value="69.2" calcext:value-type="float">
            <text:p>69.2</text:p>
          </table:table-cell>
          <table:table-cell table:formula="of:=SQRT(2)*[.A693]" office:value-type="float" office:value="97.8635785162182" calcext:value-type="float">
            <text:p>97.8635785162</text:p>
          </table:table-cell>
          <table:table-cell table:formula="of:=SQRT(3)*[.A693]" office:value-type="float" office:value="119.857915883766" calcext:value-type="float">
            <text:p>119.8579158838</text:p>
          </table:table-cell>
          <table:table-cell table:formula="of:=(1-ROUND([.B693])/[.B693])^2" office:value-type="float" office:value="0.00000194322618083947" calcext:value-type="float">
            <text:p>1.94322618083947E-006</text:p>
          </table:table-cell>
          <table:table-cell table:formula="of:=(1-ROUND([.C693])/[.C693])^2" office:value-type="float" office:value="0.0000014052630173292" calcext:value-type="float">
            <text:p>1.4052630173292E-006</text:p>
          </table:table-cell>
          <table:table-cell table:formula="of:=(1-ROUND([.A693])/[.A693])^2" office:value-type="float" office:value="0.00000835310234221005" calcext:value-type="float">
            <text:p>8.35310234221005E-006</text:p>
          </table:table-cell>
          <table:table-cell table:formula="of:=SUM([.D693:.F693])" office:value-type="float" office:value="0.0000117015915403787" calcext:value-type="float">
            <text:p>1.17015915403787E-005</text:p>
          </table:table-cell>
          <table:table-cell table:number-columns-repeated="4"/>
        </table:table-row>
        <table:table-row table:style-name="ro1">
          <table:table-cell office:value-type="float" office:value="69.3" calcext:value-type="float">
            <text:p>69.3</text:p>
          </table:table-cell>
          <table:table-cell table:formula="of:=SQRT(2)*[.A694]" office:value-type="float" office:value="98.0049998724555" calcext:value-type="float">
            <text:p>98.0049998725</text:p>
          </table:table-cell>
          <table:table-cell table:formula="of:=SQRT(3)*[.A694]" office:value-type="float" office:value="120.031120964523" calcext:value-type="float">
            <text:p>120.0311209645</text:p>
          </table:table-cell>
          <table:table-cell table:formula="of:=(1-ROUND([.B694])/[.B694])^2" office:value-type="float" office:value="0.00000000260268366734026" calcext:value-type="float">
            <text:p>2.60268366734026E-009</text:p>
          </table:table-cell>
          <table:table-cell table:formula="of:=(1-ROUND([.C694])/[.C694])^2" office:value-type="float" office:value="0.0000000672230747559024" calcext:value-type="float">
            <text:p>6.72230747559024E-008</text:p>
          </table:table-cell>
          <table:table-cell table:formula="of:=(1-ROUND([.A694])/[.A694])^2" office:value-type="float" office:value="0.0000187402784805379" calcext:value-type="float">
            <text:p>1.87402784805379E-005</text:p>
          </table:table-cell>
          <table:table-cell table:formula="of:=SUM([.D694:.F694])" office:value-type="float" office:value="0.0000188101042389612" calcext:value-type="float">
            <text:p>1.88101042389612E-005</text:p>
          </table:table-cell>
          <table:table-cell table:number-columns-repeated="4"/>
        </table:table-row>
        <table:table-row table:style-name="ro1">
          <table:table-cell office:value-type="float" office:value="69.4" calcext:value-type="float">
            <text:p>69.4</text:p>
          </table:table-cell>
          <table:table-cell table:formula="of:=SQRT(2)*[.A695]" office:value-type="float" office:value="98.1464212286928" calcext:value-type="float">
            <text:p>98.1464212287</text:p>
          </table:table-cell>
          <table:table-cell table:formula="of:=SQRT(3)*[.A695]" office:value-type="float" office:value="120.20432604528" calcext:value-type="float">
            <text:p>120.2043260453</text:p>
          </table:table-cell>
          <table:table-cell table:formula="of:=(1-ROUND([.B695])/[.B695])^2" office:value-type="float" office:value="0.0000022256617250272" calcext:value-type="float">
            <text:p>2.2256617250272E-006</text:p>
          </table:table-cell>
          <table:table-cell table:formula="of:=(1-ROUND([.C695])/[.C695])^2" office:value-type="float" office:value="0.0000028893973027897" calcext:value-type="float">
            <text:p>2.8893973027897E-006</text:p>
          </table:table-cell>
          <table:table-cell table:formula="of:=(1-ROUND([.A695])/[.A695])^2" office:value-type="float" office:value="0.0000332201081314506" calcext:value-type="float">
            <text:p>3.32201081314506E-005</text:p>
          </table:table-cell>
          <table:table-cell table:formula="of:=SUM([.D695:.F695])" office:value-type="float" office:value="0.0000383351671592675" calcext:value-type="float">
            <text:p>3.83351671592675E-005</text:p>
          </table:table-cell>
          <table:table-cell table:number-columns-repeated="4"/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SQRT(2)*[.A696]" office:value-type="float" office:value="98.2878425849301" calcext:value-type="float">
            <text:p>98.2878425849</text:p>
          </table:table-cell>
          <table:table-cell table:formula="of:=SQRT(3)*[.A696]" office:value-type="float" office:value="120.377531126037" calcext:value-type="float">
            <text:p>120.377531126</text:p>
          </table:table-cell>
          <table:table-cell table:formula="of:=(1-ROUND([.B696])/[.B696])^2" office:value-type="float" office:value="0.00000857650781007736" calcext:value-type="float">
            <text:p>8.57650781007736E-006</text:p>
          </table:table-cell>
          <table:table-cell table:formula="of:=(1-ROUND([.C696])/[.C696])^2" office:value-type="float" office:value="0.00000983591264266781" calcext:value-type="float">
            <text:p>9.83591264266781E-006</text:p>
          </table:table-cell>
          <table:table-cell table:formula="of:=(1-ROUND([.A696])/[.A696])^2" office:value-type="float" office:value="0.0000517571554267371" calcext:value-type="float">
            <text:p>5.17571554267371E-005</text:p>
          </table:table-cell>
          <table:table-cell table:formula="of:=SUM([.D696:.F696])" office:value-type="float" office:value="0.0000701695758794823" calcext:value-type="float">
            <text:p>7.01695758794823E-005</text:p>
          </table:table-cell>
          <table:table-cell table:number-columns-repeated="4"/>
        </table:table-row>
        <table:table-row table:style-name="ro1">
          <table:table-cell office:value-type="float" office:value="69.6" calcext:value-type="float">
            <text:p>69.6</text:p>
          </table:table-cell>
          <table:table-cell table:formula="of:=SQRT(2)*[.A697]" office:value-type="float" office:value="98.4292639411674" calcext:value-type="float">
            <text:p>98.4292639412</text:p>
          </table:table-cell>
          <table:table-cell table:formula="of:=SQRT(3)*[.A697]" office:value-type="float" office:value="120.550736206794" calcext:value-type="float">
            <text:p>120.5507362068</text:p>
          </table:table-cell>
          <table:table-cell table:formula="of:=(1-ROUND([.B697])/[.B697])^2" office:value-type="float" office:value="0.0000190195545963162" calcext:value-type="float">
            <text:p>1.90195545963162E-005</text:p>
          </table:table-cell>
          <table:table-cell table:formula="of:=(1-ROUND([.C697])/[.C697])^2" office:value-type="float" office:value="0.0000138887482305824" calcext:value-type="float">
            <text:p>1.38887482305824E-005</text:p>
          </table:table-cell>
          <table:table-cell table:formula="of:=(1-ROUND([.A697])/[.A697])^2" office:value-type="float" office:value="0.0000330294622803546" calcext:value-type="float">
            <text:p>3.30294622803546E-005</text:p>
          </table:table-cell>
          <table:table-cell table:formula="of:=SUM([.D697:.F697])" office:value-type="float" office:value="0.0000659377651072532" calcext:value-type="float">
            <text:p>6.59377651072532E-005</text:p>
          </table:table-cell>
          <table:table-cell table:number-columns-repeated="4"/>
        </table:table-row>
        <table:table-row table:style-name="ro1">
          <table:table-cell office:value-type="float" office:value="69.7" calcext:value-type="float">
            <text:p>69.7</text:p>
          </table:table-cell>
          <table:table-cell table:formula="of:=SQRT(2)*[.A698]" office:value-type="float" office:value="98.5706852974047" calcext:value-type="float">
            <text:p>98.5706852974</text:p>
          </table:table-cell>
          <table:table-cell table:formula="of:=SQRT(3)*[.A698]" office:value-type="float" office:value="120.723941287551" calcext:value-type="float">
            <text:p>120.7239412876</text:p>
          </table:table-cell>
          <table:table-cell table:formula="of:=(1-ROUND([.B698])/[.B698])^2" office:value-type="float" office:value="0.000018969503844562" calcext:value-type="float">
            <text:p>1.8969503844562E-005</text:p>
          </table:table-cell>
          <table:table-cell table:formula="of:=(1-ROUND([.C698])/[.C698])^2" office:value-type="float" office:value="0.00000522896945913155" calcext:value-type="float">
            <text:p>0.000005229</text:p>
          </table:table-cell>
          <table:table-cell table:formula="of:=(1-ROUND([.A698])/[.A698])^2" office:value-type="float" office:value="0.0000185257992338541" calcext:value-type="float">
            <text:p>1.85257992338541E-005</text:p>
          </table:table-cell>
          <table:table-cell table:formula="of:=SUM([.D698:.F698])" office:value-type="float" office:value="0.0000427242725375476" calcext:value-type="float">
            <text:p>4.27242725375476E-005</text:p>
          </table:table-cell>
          <table:table-cell table:number-columns-repeated="4"/>
        </table:table-row>
        <table:table-row table:style-name="ro1">
          <table:table-cell office:value-type="float" office:value="69.8" calcext:value-type="float">
            <text:p>69.8</text:p>
          </table:table-cell>
          <table:table-cell table:formula="of:=SQRT(2)*[.A699]" office:value-type="float" office:value="98.712106653642" calcext:value-type="float">
            <text:p>98.7121066536</text:p>
          </table:table-cell>
          <table:table-cell table:formula="of:=SQRT(3)*[.A699]" office:value-type="float" office:value="120.897146368308" calcext:value-type="float">
            <text:p>120.8971463683</text:p>
          </table:table-cell>
          <table:table-cell table:formula="of:=(1-ROUND([.B699])/[.B699])^2" office:value-type="float" office:value="0.00000850594195421039" calcext:value-type="float">
            <text:p>8.50594195421039E-006</text:p>
          </table:table-cell>
          <table:table-cell table:formula="of:=(1-ROUND([.C699])/[.C699])^2" office:value-type="float" office:value="0.000000723780972810394" calcext:value-type="float">
            <text:p>7.23780972810394E-007</text:p>
          </table:table-cell>
          <table:table-cell table:formula="of:=(1-ROUND([.A699])/[.A699])^2" office:value-type="float" office:value="0.00000821011321746124" calcext:value-type="float">
            <text:p>8.21011321746124E-006</text:p>
          </table:table-cell>
          <table:table-cell table:formula="of:=SUM([.D699:.F699])" office:value-type="float" office:value="0.000017439836144482" calcext:value-type="float">
            <text:p>1.7439836144482E-005</text:p>
          </table:table-cell>
          <table:table-cell table:number-columns-repeated="4"/>
        </table:table-row>
        <table:table-row table:style-name="ro1">
          <table:table-cell office:value-type="float" office:value="69.9" calcext:value-type="float">
            <text:p>69.9</text:p>
          </table:table-cell>
          <table:table-cell table:formula="of:=SQRT(2)*[.A700]" office:value-type="float" office:value="98.8535280098794" calcext:value-type="float">
            <text:p>98.8535280099</text:p>
          </table:table-cell>
          <table:table-cell table:formula="of:=SQRT(3)*[.A700]" office:value-type="float" office:value="121.070351449065" calcext:value-type="float">
            <text:p>121.0703514491</text:p>
          </table:table-cell>
          <table:table-cell table:formula="of:=(1-ROUND([.B700])/[.B700])^2" office:value-type="float" office:value="0.00000219545640409117" calcext:value-type="float">
            <text:p>2.19545640409117E-006</text:p>
          </table:table-cell>
          <table:table-cell table:formula="of:=(1-ROUND([.C700])/[.C700])^2" office:value-type="float" office:value="0.000000337652903253383" calcext:value-type="float">
            <text:p>3.37652903253383E-007</text:p>
          </table:table-cell>
          <table:table-cell table:formula="of:=(1-ROUND([.A700])/[.A700])^2" office:value-type="float" office:value="0.00000204665974895722" calcext:value-type="float">
            <text:p>2.04665974895722E-006</text:p>
          </table:table-cell>
          <table:table-cell table:formula="of:=SUM([.D700:.F700])" office:value-type="float" office:value="0.00000457976905630177" calcext:value-type="float">
            <text:p>4.57976905630177E-0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QRT(2)*[.A701]" office:value-type="float" office:value="98.9949493661167" calcext:value-type="float">
            <text:p>98.9949493661</text:p>
          </table:table-cell>
          <table:table-cell table:formula="of:=SQRT(3)*[.A701]" office:value-type="float" office:value="121.243556529821" calcext:value-type="float">
            <text:p>121.2435565298</text:p>
          </table:table-cell>
          <table:table-cell table:formula="of:=(1-ROUND([.B701])/[.B701])^2" office:value-type="float" office:value="0.00000000260294924731284" calcext:value-type="float">
            <text:p>2.60294924731284E-009</text:p>
          </table:table-cell>
          <table:table-cell table:formula="of:=(1-ROUND([.C701])/[.C701])^2" office:value-type="float" office:value="0.00000403535940262867" calcext:value-type="float">
            <text:p>4.03535940262867E-006</text:p>
          </table:table-cell>
          <table:table-cell table:formula="of:=(1-ROUND([.A701])/[.A701])^2" office:value-type="float" office:value="0" calcext:value-type="float">
            <text:p>0</text:p>
          </table:table-cell>
          <table:table-cell table:formula="of:=SUM([.D701:.F701])" office:value-type="float" office:value="0.00000403796235187599" calcext:value-type="float">
            <text:p>0.000004038</text:p>
          </table:table-cell>
          <table:table-cell table:number-columns-repeated="4"/>
        </table:table-row>
        <table:table-row table:style-name="ro1">
          <table:table-cell office:value-type="float" office:value="70.1" calcext:value-type="float">
            <text:p>70.1</text:p>
          </table:table-cell>
          <table:table-cell table:formula="of:=SQRT(2)*[.A702]" office:value-type="float" office:value="99.136370722354" calcext:value-type="float">
            <text:p>99.1363707224</text:p>
          </table:table-cell>
          <table:table-cell table:formula="of:=SQRT(3)*[.A702]" office:value-type="float" office:value="121.416761610578" calcext:value-type="float">
            <text:p>121.4167616106</text:p>
          </table:table-cell>
          <table:table-cell table:formula="of:=(1-ROUND([.B702])/[.B702])^2" office:value-type="float" office:value="0.00000189224013741727" calcext:value-type="float">
            <text:p>1.89224013741727E-006</text:p>
          </table:table-cell>
          <table:table-cell table:formula="of:=(1-ROUND([.C702])/[.C702])^2" office:value-type="float" office:value="0.0000117819757558356" calcext:value-type="float">
            <text:p>0.000011782</text:p>
          </table:table-cell>
          <table:table-cell table:formula="of:=(1-ROUND([.A702])/[.A702])^2" office:value-type="float" office:value="0.00000203499789377694" calcext:value-type="float">
            <text:p>0.000002035</text:p>
          </table:table-cell>
          <table:table-cell table:formula="of:=SUM([.D702:.F702])" office:value-type="float" office:value="0.0000157092137870298" calcext:value-type="float">
            <text:p>1.57092137870298E-005</text:p>
          </table:table-cell>
          <table:table-cell table:number-columns-repeated="4"/>
        </table:table-row>
        <table:table-row table:style-name="ro1">
          <table:table-cell office:value-type="float" office:value="70.2" calcext:value-type="float">
            <text:p>70.2</text:p>
          </table:table-cell>
          <table:table-cell table:formula="of:=SQRT(2)*[.A703]" office:value-type="float" office:value="99.2777920785913" calcext:value-type="float">
            <text:p>99.2777920786</text:p>
          </table:table-cell>
          <table:table-cell table:formula="of:=SQRT(3)*[.A703]" office:value-type="float" office:value="121.589966691335" calcext:value-type="float">
            <text:p>121.5899666913</text:p>
          </table:table-cell>
          <table:table-cell table:formula="of:=(1-ROUND([.B703])/[.B703])^2" office:value-type="float" office:value="0.0000078295264372926" calcext:value-type="float">
            <text:p>7.8295264372926E-006</text:p>
          </table:table-cell>
          <table:table-cell table:formula="of:=(1-ROUND([.C703])/[.C703])^2" office:value-type="float" office:value="0.0000113721556788375" calcext:value-type="float">
            <text:p>1.13721556788375E-005</text:p>
          </table:table-cell>
          <table:table-cell table:formula="of:=(1-ROUND([.A703])/[.A703])^2" office:value-type="float" office:value="0.00000811681723362672" calcext:value-type="float">
            <text:p>8.11681723362672E-006</text:p>
          </table:table-cell>
          <table:table-cell table:formula="of:=SUM([.D703:.F703])" office:value-type="float" office:value="0.0000273184993497568" calcext:value-type="float">
            <text:p>2.73184993497568E-005</text:p>
          </table:table-cell>
          <table:table-cell table:number-columns-repeated="4"/>
        </table:table-row>
        <table:table-row table:style-name="ro1">
          <table:table-cell office:value-type="float" office:value="70.3" calcext:value-type="float">
            <text:p>70.3</text:p>
          </table:table-cell>
          <table:table-cell table:formula="of:=SQRT(2)*[.A704]" office:value-type="float" office:value="99.4192134348286" calcext:value-type="float">
            <text:p>99.4192134348</text:p>
          </table:table-cell>
          <table:table-cell table:formula="of:=SQRT(3)*[.A704]" office:value-type="float" office:value="121.763171772092" calcext:value-type="float">
            <text:p>121.7631717721</text:p>
          </table:table-cell>
          <table:table-cell table:formula="of:=(1-ROUND([.B704])/[.B704])^2" office:value-type="float" office:value="0.0000177799173973737" calcext:value-type="float">
            <text:p>1.77799173973737E-005</text:p>
          </table:table-cell>
          <table:table-cell table:formula="of:=(1-ROUND([.C704])/[.C704])^2" office:value-type="float" office:value="0.00000378298854223054" calcext:value-type="float">
            <text:p>0.000003783</text:p>
          </table:table-cell>
          <table:table-cell table:formula="of:=(1-ROUND([.A704])/[.A704])^2" office:value-type="float" office:value="0.0000182109188622624" calcext:value-type="float">
            <text:p>1.82109188622624E-005</text:p>
          </table:table-cell>
          <table:table-cell table:formula="of:=SUM([.D704:.F704])" office:value-type="float" office:value="0.0000397738248018667" calcext:value-type="float">
            <text:p>3.97738248018667E-005</text:p>
          </table:table-cell>
          <table:table-cell table:number-columns-repeated="4"/>
        </table:table-row>
        <table:table-row table:style-name="ro1">
          <table:table-cell office:value-type="float" office:value="70.4" calcext:value-type="float">
            <text:p>70.4</text:p>
          </table:table-cell>
          <table:table-cell table:formula="of:=SQRT(2)*[.A705]" office:value-type="float" office:value="99.5606347910659" calcext:value-type="float">
            <text:p>99.5606347911</text:p>
          </table:table-cell>
          <table:table-cell table:formula="of:=SQRT(3)*[.A705]" office:value-type="float" office:value="121.936376852849" calcext:value-type="float">
            <text:p>121.9363768528</text:p>
          </table:table-cell>
          <table:table-cell table:formula="of:=(1-ROUND([.B705])/[.B705])^2" office:value-type="float" office:value="0.0000194749349114763" calcext:value-type="float">
            <text:p>1.94749349114763E-005</text:p>
          </table:table-cell>
          <table:table-cell table:formula="of:=(1-ROUND([.C705])/[.C705])^2" office:value-type="float" office:value="0.000000272247388664286" calcext:value-type="float">
            <text:p>2.72247388664286E-007</text:p>
          </table:table-cell>
          <table:table-cell table:formula="of:=(1-ROUND([.A705])/[.A705])^2" office:value-type="float" office:value="0.0000322830578512377" calcext:value-type="float">
            <text:p>3.22830578512377E-005</text:p>
          </table:table-cell>
          <table:table-cell table:formula="of:=SUM([.D705:.F705])" office:value-type="float" office:value="0.0000520302401513783" calcext:value-type="float">
            <text:p>5.20302401513783E-005</text:p>
          </table:table-cell>
          <table:table-cell table:number-columns-repeated="4"/>
        </table:table-row>
        <table:table-row table:style-name="ro1">
          <table:table-cell office:value-type="float" office:value="70.5" calcext:value-type="float">
            <text:p>70.5</text:p>
          </table:table-cell>
          <table:table-cell table:formula="of:=SQRT(2)*[.A706]" office:value-type="float" office:value="99.7020561473032" calcext:value-type="float">
            <text:p>99.7020561473</text:p>
          </table:table-cell>
          <table:table-cell table:formula="of:=SQRT(3)*[.A706]" office:value-type="float" office:value="122.109581933606" calcext:value-type="float">
            <text:p>122.1095819336</text:p>
          </table:table-cell>
          <table:table-cell table:formula="of:=(1-ROUND([.B706])/[.B706])^2" office:value-type="float" office:value="0.00000893018855789982" calcext:value-type="float">
            <text:p>8.93018855789982E-006</text:p>
          </table:table-cell>
          <table:table-cell table:formula="of:=(1-ROUND([.C706])/[.C706])^2" office:value-type="float" office:value="0.000000805338441915636" calcext:value-type="float">
            <text:p>8.05338441915636E-007</text:p>
          </table:table-cell>
          <table:table-cell table:formula="of:=(1-ROUND([.A706])/[.A706])^2" office:value-type="float" office:value="0.0000502992807202843" calcext:value-type="float">
            <text:p>5.02992807202843E-005</text:p>
          </table:table-cell>
          <table:table-cell table:formula="of:=SUM([.D706:.F706])" office:value-type="float" office:value="0.0000600348077200997" calcext:value-type="float">
            <text:p>6.00348077200997E-005</text:p>
          </table:table-cell>
          <table:table-cell table:number-columns-repeated="4"/>
        </table:table-row>
        <table:table-row table:style-name="ro1">
          <table:table-cell office:value-type="float" office:value="70.6" calcext:value-type="float">
            <text:p>70.6</text:p>
          </table:table-cell>
          <table:table-cell table:formula="of:=SQRT(2)*[.A707]" office:value-type="float" office:value="99.8434775035405" calcext:value-type="float">
            <text:p>99.8434775035</text:p>
          </table:table-cell>
          <table:table-cell table:formula="of:=SQRT(3)*[.A707]" office:value-type="float" office:value="122.282787014363" calcext:value-type="float">
            <text:p>122.2827870144</text:p>
          </table:table-cell>
          <table:table-cell table:formula="of:=(1-ROUND([.B707])/[.B707])^2" office:value-type="float" office:value="0.00000245761661456116" calcext:value-type="float">
            <text:p>2.45761661456116E-006</text:p>
          </table:table-cell>
          <table:table-cell table:formula="of:=(1-ROUND([.C707])/[.C707])^2" office:value-type="float" office:value="0.00000534796145624719" calcext:value-type="float">
            <text:p>0.000005348</text:p>
          </table:table-cell>
          <table:table-cell table:formula="of:=(1-ROUND([.A707])/[.A707])^2" office:value-type="float" office:value="0.0000321004100827399" calcext:value-type="float">
            <text:p>3.21004100827399E-005</text:p>
          </table:table-cell>
          <table:table-cell table:formula="of:=SUM([.D707:.F707])" office:value-type="float" office:value="0.0000399059881535483" calcext:value-type="float">
            <text:p>0.000039906</text:p>
          </table:table-cell>
          <table:table-cell table:number-columns-repeated="4"/>
        </table:table-row>
        <table:table-row table:style-name="ro1">
          <table:table-cell office:value-type="float" office:value="70.7" calcext:value-type="float">
            <text:p>70.7</text:p>
          </table:table-cell>
          <table:table-cell table:formula="of:=SQRT(2)*[.A708]" office:value-type="float" office:value="99.9848988597778" calcext:value-type="float">
            <text:p>99.9848988598</text:p>
          </table:table-cell>
          <table:table-cell table:formula="of:=SQRT(3)*[.A708]" office:value-type="float" office:value="122.45599209512" calcext:value-type="float">
            <text:p>122.4559920951</text:p>
          </table:table-cell>
          <table:table-cell table:formula="of:=(1-ROUND([.B708])/[.B708])^2" office:value-type="float" office:value="0.0000000228113326234448" calcext:value-type="float">
            <text:p>2.28113326234448E-008</text:p>
          </table:table-cell>
          <table:table-cell table:formula="of:=(1-ROUND([.C708])/[.C708])^2" office:value-type="float" office:value="0.0000138661069517384" calcext:value-type="float">
            <text:p>1.38661069517384E-005</text:p>
          </table:table-cell>
          <table:table-cell table:formula="of:=(1-ROUND([.A708])/[.A708])^2" office:value-type="float" office:value="0.0000180054376421682" calcext:value-type="float">
            <text:p>1.80054376421682E-005</text:p>
          </table:table-cell>
          <table:table-cell table:formula="of:=SUM([.D708:.F708])" office:value-type="float" office:value="0.0000318943559265301" calcext:value-type="float">
            <text:p>3.18943559265301E-005</text:p>
          </table:table-cell>
          <table:table-cell table:number-columns-repeated="4"/>
        </table:table-row>
        <table:table-row table:style-name="ro1">
          <table:table-cell office:value-type="float" office:value="70.8" calcext:value-type="float">
            <text:p>70.8</text:p>
          </table:table-cell>
          <table:table-cell table:formula="of:=SQRT(2)*[.A709]" office:value-type="float" office:value="100.126320216015" calcext:value-type="float">
            <text:p>100.126320216</text:p>
          </table:table-cell>
          <table:table-cell table:formula="of:=SQRT(3)*[.A709]" office:value-type="float" office:value="122.629197175877" calcext:value-type="float">
            <text:p>122.6291971759</text:p>
          </table:table-cell>
          <table:table-cell table:formula="of:=(1-ROUND([.B709])/[.B709])^2" office:value-type="float" office:value="0.00000159165599106544" calcext:value-type="float">
            <text:p>1.59165599106544E-006</text:p>
          </table:table-cell>
          <table:table-cell table:formula="of:=(1-ROUND([.C709])/[.C709])^2" office:value-type="float" office:value="0.00000914320161152346" calcext:value-type="float">
            <text:p>9.14320161152346E-006</text:p>
          </table:table-cell>
          <table:table-cell table:formula="of:=(1-ROUND([.A709])/[.A709])^2" office:value-type="float" office:value="0.00000797982699735149" calcext:value-type="float">
            <text:p>7.97982699735149E-006</text:p>
          </table:table-cell>
          <table:table-cell table:formula="of:=SUM([.D709:.F709])" office:value-type="float" office:value="0.0000187146845999404" calcext:value-type="float">
            <text:p>1.87146845999404E-005</text:p>
          </table:table-cell>
          <table:table-cell table:number-columns-repeated="4"/>
        </table:table-row>
        <table:table-row table:style-name="ro1">
          <table:table-cell office:value-type="float" office:value="70.9" calcext:value-type="float">
            <text:p>70.9</text:p>
          </table:table-cell>
          <table:table-cell table:formula="of:=SQRT(2)*[.A710]" office:value-type="float" office:value="100.267741572252" calcext:value-type="float">
            <text:p>100.2677415723</text:p>
          </table:table-cell>
          <table:table-cell table:formula="of:=SQRT(3)*[.A710]" office:value-type="float" office:value="122.802402256633" calcext:value-type="float">
            <text:p>122.8024022566</text:p>
          </table:table-cell>
          <table:table-cell table:formula="of:=(1-ROUND([.B710])/[.B710])^2" office:value-type="float" office:value="0.0000071303221637786" calcext:value-type="float">
            <text:p>7.1303221637786E-006</text:p>
          </table:table-cell>
          <table:table-cell table:formula="of:=(1-ROUND([.C710])/[.C710])^2" office:value-type="float" office:value="0.00000258910841292901" calcext:value-type="float">
            <text:p>2.58910841292901E-006</text:p>
          </table:table-cell>
          <table:table-cell table:formula="of:=(1-ROUND([.A710])/[.A710])^2" office:value-type="float" office:value="0.00000198933319540685" calcext:value-type="float">
            <text:p>1.98933319540685E-006</text:p>
          </table:table-cell>
          <table:table-cell table:formula="of:=SUM([.D710:.F710])" office:value-type="float" office:value="0.0000117087637721145" calcext:value-type="float">
            <text:p>1.17087637721145E-00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QRT(2)*[.A711]" office:value-type="float" office:value="100.40916292849" calcext:value-type="float">
            <text:p>100.4091629285</text:p>
          </table:table-cell>
          <table:table-cell table:formula="of:=SQRT(3)*[.A711]" office:value-type="float" office:value="122.97560733739" calcext:value-type="float">
            <text:p>122.9756073374</text:p>
          </table:table-cell>
          <table:table-cell table:formula="of:=(1-ROUND([.B711])/[.B711])^2" office:value-type="float" office:value="0.0000166052670155036" calcext:value-type="float">
            <text:p>1.66052670155036E-005</text:p>
          </table:table-cell>
          <table:table-cell table:formula="of:=(1-ROUND([.C711])/[.C711])^2" office:value-type="float" office:value="0.0000000393441770278253" calcext:value-type="float">
            <text:p>3.93441770278253E-008</text:p>
          </table:table-cell>
          <table:table-cell table:formula="of:=(1-ROUND([.A711])/[.A711])^2" office:value-type="float" office:value="0" calcext:value-type="float">
            <text:p>0</text:p>
          </table:table-cell>
          <table:table-cell table:formula="of:=SUM([.D711:.F711])" office:value-type="float" office:value="0.0000166446111925315" calcext:value-type="float">
            <text:p>1.66446111925315E-005</text:p>
          </table:table-cell>
          <table:table-cell table:number-columns-repeated="4"/>
        </table:table-row>
        <table:table-row table:style-name="ro1">
          <table:table-cell office:value-type="float" office:value="71.1" calcext:value-type="float">
            <text:p>71.1</text:p>
          </table:table-cell>
          <table:table-cell table:formula="of:=SQRT(2)*[.A712]" office:value-type="float" office:value="100.550584284727" calcext:value-type="float">
            <text:p>100.5505842847</text:p>
          </table:table-cell>
          <table:table-cell table:formula="of:=SQRT(3)*[.A712]" office:value-type="float" office:value="123.148812418147" calcext:value-type="float">
            <text:p>123.1488124181</text:p>
          </table:table-cell>
          <table:table-cell table:formula="of:=(1-ROUND([.B712])/[.B712])^2" office:value-type="float" office:value="0.0000199768639813471" calcext:value-type="float">
            <text:p>1.99768639813471E-005</text:p>
          </table:table-cell>
          <table:table-cell table:formula="of:=(1-ROUND([.C712])/[.C712])^2" office:value-type="float" office:value="0.00000146021865196521" calcext:value-type="float">
            <text:p>1.46021865196521E-006</text:p>
          </table:table-cell>
          <table:table-cell table:formula="of:=(1-ROUND([.A712])/[.A712])^2" office:value-type="float" office:value="0.00000197815718832635" calcext:value-type="float">
            <text:p>1.97815718832635E-006</text:p>
          </table:table-cell>
          <table:table-cell table:formula="of:=SUM([.D712:.F712])" office:value-type="float" office:value="0.0000234152398216387" calcext:value-type="float">
            <text:p>2.34152398216387E-005</text:p>
          </table:table-cell>
          <table:table-cell table:number-columns-repeated="4"/>
        </table:table-row>
        <table:table-row table:style-name="ro1">
          <table:table-cell office:value-type="float" office:value="71.2" calcext:value-type="float">
            <text:p>71.2</text:p>
          </table:table-cell>
          <table:table-cell table:formula="of:=SQRT(2)*[.A713]" office:value-type="float" office:value="100.692005640964" calcext:value-type="float">
            <text:p>100.692005641</text:p>
          </table:table-cell>
          <table:table-cell table:formula="of:=SQRT(3)*[.A713]" office:value-type="float" office:value="123.322017498904" calcext:value-type="float">
            <text:p>123.3220174989</text:p>
          </table:table-cell>
          <table:table-cell table:formula="of:=(1-ROUND([.B713])/[.B713])^2" office:value-type="float" office:value="0.00000935611479746919" calcext:value-type="float">
            <text:p>9.35611479746919E-006</text:p>
          </table:table-cell>
          <table:table-cell table:formula="of:=(1-ROUND([.C713])/[.C713])^2" office:value-type="float" office:value="0.00000681832507472375" calcext:value-type="float">
            <text:p>6.81832507472375E-006</text:p>
          </table:table-cell>
          <table:table-cell table:formula="of:=(1-ROUND([.A713])/[.A713])^2" office:value-type="float" office:value="0.00000789041787653109" calcext:value-type="float">
            <text:p>7.89041787653109E-006</text:p>
          </table:table-cell>
          <table:table-cell table:formula="of:=SUM([.D713:.F713])" office:value-type="float" office:value="0.000024064857748724" calcext:value-type="float">
            <text:p>2.4064857748724E-005</text:p>
          </table:table-cell>
          <table:table-cell table:number-columns-repeated="4"/>
        </table:table-row>
        <table:table-row table:style-name="ro1">
          <table:table-cell office:value-type="float" office:value="71.3" calcext:value-type="float">
            <text:p>71.3</text:p>
          </table:table-cell>
          <table:table-cell table:formula="of:=SQRT(2)*[.A714]" office:value-type="float" office:value="100.833426997202" calcext:value-type="float">
            <text:p>100.8334269972</text:p>
          </table:table-cell>
          <table:table-cell table:formula="of:=SQRT(3)*[.A714]" office:value-type="float" office:value="123.495222579661" calcext:value-type="float">
            <text:p>123.4952225797</text:p>
          </table:table-cell>
          <table:table-cell table:formula="of:=(1-ROUND([.B714])/[.B714])^2" office:value-type="float" office:value="0.00000272897887767018" calcext:value-type="float">
            <text:p>0.000002729</text:p>
          </table:table-cell>
          <table:table-cell table:formula="of:=(1-ROUND([.C714])/[.C714])^2" office:value-type="float" office:value="0.0000160805375233364" calcext:value-type="float">
            <text:p>1.60805375233364E-005</text:p>
          </table:table-cell>
          <table:table-cell table:formula="of:=(1-ROUND([.A714])/[.A714])^2" office:value-type="float" office:value="0.0000177036758732336" calcext:value-type="float">
            <text:p>1.77036758732336E-005</text:p>
          </table:table-cell>
          <table:table-cell table:formula="of:=SUM([.D714:.F714])" office:value-type="float" office:value="0.0000365131922742401" calcext:value-type="float">
            <text:p>3.65131922742401E-005</text:p>
          </table:table-cell>
          <table:table-cell table:number-columns-repeated="4"/>
        </table:table-row>
        <table:table-row table:style-name="ro1">
          <table:table-cell office:value-type="float" office:value="71.4" calcext:value-type="float">
            <text:p>71.4</text:p>
          </table:table-cell>
          <table:table-cell table:formula="of:=SQRT(2)*[.A715]" office:value-type="float" office:value="100.974848353439" calcext:value-type="float">
            <text:p>100.9748483534</text:p>
          </table:table-cell>
          <table:table-cell table:formula="of:=SQRT(3)*[.A715]" office:value-type="float" office:value="123.668427660418" calcext:value-type="float">
            <text:p>123.6684276604</text:p>
          </table:table-cell>
          <table:table-cell table:formula="of:=(1-ROUND([.B715])/[.B715])^2" office:value-type="float" office:value="0.0000000620449478546617" calcext:value-type="float">
            <text:p>0.000000062</text:p>
          </table:table-cell>
          <table:table-cell table:formula="of:=(1-ROUND([.C715])/[.C715])^2" office:value-type="float" office:value="0.0000071885104614401" calcext:value-type="float">
            <text:p>7.1885104614401E-006</text:p>
          </table:table-cell>
          <table:table-cell table:formula="of:=(1-ROUND([.A715])/[.A715])^2" office:value-type="float" office:value="0.0000313851030608307" calcext:value-type="float">
            <text:p>3.13851030608307E-005</text:p>
          </table:table-cell>
          <table:table-cell table:formula="of:=SUM([.D715:.F715])" office:value-type="float" office:value="0.0000386356584701255" calcext:value-type="float">
            <text:p>3.86356584701255E-005</text:p>
          </table:table-cell>
          <table:table-cell table:number-columns-repeated="4"/>
        </table:table-row>
        <table:table-row table:style-name="ro1">
          <table:table-cell office:value-type="float" office:value="71.5" calcext:value-type="float">
            <text:p>71.5</text:p>
          </table:table-cell>
          <table:table-cell table:formula="of:=SQRT(2)*[.A716]" office:value-type="float" office:value="101.116269709676" calcext:value-type="float">
            <text:p>101.1162697097</text:p>
          </table:table-cell>
          <table:table-cell table:formula="of:=SQRT(3)*[.A716]" office:value-type="float" office:value="123.841632741175" calcext:value-type="float">
            <text:p>123.8416327412</text:p>
          </table:table-cell>
          <table:table-cell table:formula="of:=(1-ROUND([.B716])/[.B716])^2" office:value-type="float" office:value="0.00000132218156273773" calcext:value-type="float">
            <text:p>1.32218156273773E-006</text:p>
          </table:table-cell>
          <table:table-cell table:formula="of:=(1-ROUND([.C716])/[.C716])^2" office:value-type="float" office:value="0.00000163530009081661" calcext:value-type="float">
            <text:p>1.63530009081661E-006</text:p>
          </table:table-cell>
          <table:table-cell table:formula="of:=(1-ROUND([.A716])/[.A716])^2" office:value-type="float" office:value="0.0000489021468042461" calcext:value-type="float">
            <text:p>4.89021468042461E-005</text:p>
          </table:table-cell>
          <table:table-cell table:formula="of:=SUM([.D716:.F716])" office:value-type="float" office:value="0.0000518596284578004" calcext:value-type="float">
            <text:p>5.18596284578004E-005</text:p>
          </table:table-cell>
          <table:table-cell table:number-columns-repeated="4"/>
        </table:table-row>
        <table:table-row table:style-name="ro1">
          <table:table-cell office:value-type="float" office:value="71.6" calcext:value-type="float">
            <text:p>71.6</text:p>
          </table:table-cell>
          <table:table-cell table:formula="of:=SQRT(2)*[.A717]" office:value-type="float" office:value="101.257691065914" calcext:value-type="float">
            <text:p>101.2576910659</text:p>
          </table:table-cell>
          <table:table-cell table:formula="of:=SQRT(3)*[.A717]" office:value-type="float" office:value="124.014837821932" calcext:value-type="float">
            <text:p>124.0148378219</text:p>
          </table:table-cell>
          <table:table-cell table:formula="of:=(1-ROUND([.B717])/[.B717])^2" office:value-type="float" office:value="0.00000647653450380837" calcext:value-type="float">
            <text:p>6.47653450380837E-006</text:p>
          </table:table-cell>
          <table:table-cell table:formula="of:=(1-ROUND([.C717])/[.C717])^2" office:value-type="float" office:value="0.0000000143150546483108" calcext:value-type="float">
            <text:p>1.43150546483108E-008</text:p>
          </table:table-cell>
          <table:table-cell table:formula="of:=(1-ROUND([.A717])/[.A717])^2" office:value-type="float" office:value="0.0000312100121719053" calcext:value-type="float">
            <text:p>0.00003121</text:p>
          </table:table-cell>
          <table:table-cell table:formula="of:=SUM([.D717:.F717])" office:value-type="float" office:value="0.000037700861730362" calcext:value-type="float">
            <text:p>3.7700861730362E-005</text:p>
          </table:table-cell>
          <table:table-cell table:number-columns-repeated="4"/>
        </table:table-row>
        <table:table-row table:style-name="ro1">
          <table:table-cell office:value-type="float" office:value="71.7" calcext:value-type="float">
            <text:p>71.7</text:p>
          </table:table-cell>
          <table:table-cell table:formula="of:=SQRT(2)*[.A718]" office:value-type="float" office:value="101.399112422151" calcext:value-type="float">
            <text:p>101.3991124222</text:p>
          </table:table-cell>
          <table:table-cell table:formula="of:=SQRT(3)*[.A718]" office:value-type="float" office:value="124.188042902689" calcext:value-type="float">
            <text:p>124.1880429027</text:p>
          </table:table-cell>
          <table:table-cell table:formula="of:=(1-ROUND([.B718])/[.B718])^2" office:value-type="float" office:value="0.0000154925242044838" calcext:value-type="float">
            <text:p>1.54925242044838E-005</text:p>
          </table:table-cell>
          <table:table-cell table:formula="of:=(1-ROUND([.C718])/[.C718])^2" office:value-type="float" office:value="0.00000229273746060281" calcext:value-type="float">
            <text:p>2.29273746060281E-006</text:p>
          </table:table-cell>
          <table:table-cell table:formula="of:=(1-ROUND([.A718])/[.A718])^2" office:value-type="float" office:value="0.0000175066963113387" calcext:value-type="float">
            <text:p>1.75066963113387E-005</text:p>
          </table:table-cell>
          <table:table-cell table:formula="of:=SUM([.D718:.F718])" office:value-type="float" office:value="0.0000352919579764253" calcext:value-type="float">
            <text:p>0.000035292</text:p>
          </table:table-cell>
          <table:table-cell table:number-columns-repeated="4"/>
        </table:table-row>
        <table:table-row table:style-name="ro1">
          <table:table-cell office:value-type="float" office:value="71.8" calcext:value-type="float">
            <text:p>71.8</text:p>
          </table:table-cell>
          <table:table-cell table:formula="of:=SQRT(2)*[.A719]" office:value-type="float" office:value="101.540533778388" calcext:value-type="float">
            <text:p>101.5405337784</text:p>
          </table:table-cell>
          <table:table-cell table:formula="of:=SQRT(3)*[.A719]" office:value-type="float" office:value="124.361247983445" calcext:value-type="float">
            <text:p>124.3612479834</text:p>
          </table:table-cell>
          <table:table-cell table:formula="of:=(1-ROUND([.B719])/[.B719])^2" office:value-type="float" office:value="0.0000204752066637251" calcext:value-type="float">
            <text:p>2.04752066637251E-005</text:p>
          </table:table-cell>
          <table:table-cell table:formula="of:=(1-ROUND([.C719])/[.C719])^2" office:value-type="float" office:value="0.00000843802328914245" calcext:value-type="float">
            <text:p>0.000008438</text:p>
          </table:table-cell>
          <table:table-cell table:formula="of:=(1-ROUND([.A719])/[.A719])^2" office:value-type="float" office:value="0.00000775909559981665" calcext:value-type="float">
            <text:p>7.75909559981665E-006</text:p>
          </table:table-cell>
          <table:table-cell table:formula="of:=SUM([.D719:.F719])" office:value-type="float" office:value="0.0000366723255526842" calcext:value-type="float">
            <text:p>3.66723255526842E-005</text:p>
          </table:table-cell>
          <table:table-cell table:number-columns-repeated="4"/>
        </table:table-row>
        <table:table-row table:style-name="ro1">
          <table:table-cell office:value-type="float" office:value="71.9" calcext:value-type="float">
            <text:p>71.9</text:p>
          </table:table-cell>
          <table:table-cell table:formula="of:=SQRT(2)*[.A720]" office:value-type="float" office:value="101.681955134626" calcext:value-type="float">
            <text:p>101.6819551346</text:p>
          </table:table-cell>
          <table:table-cell table:formula="of:=SQRT(3)*[.A720]" office:value-type="float" office:value="124.534453064202" calcext:value-type="float">
            <text:p>124.5344530642</text:p>
          </table:table-cell>
          <table:table-cell table:formula="of:=(1-ROUND([.B720])/[.B720])^2" office:value-type="float" office:value="0.00000978338176294371" calcext:value-type="float">
            <text:p>9.78338176294371E-006</text:p>
          </table:table-cell>
          <table:table-cell table:formula="of:=(1-ROUND([.C720])/[.C720])^2" office:value-type="float" office:value="0.0000139748742768267" calcext:value-type="float">
            <text:p>1.39748742768267E-005</text:p>
          </table:table-cell>
          <table:table-cell table:formula="of:=(1-ROUND([.A720])/[.A720])^2" office:value-type="float" office:value="0.00000193438189728105" calcext:value-type="float">
            <text:p>1.93438189728105E-006</text:p>
          </table:table-cell>
          <table:table-cell table:formula="of:=SUM([.D720:.F720])" office:value-type="float" office:value="0.0000256926379370514" calcext:value-type="float">
            <text:p>2.56926379370514E-00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QRT(2)*[.A721]" office:value-type="float" office:value="101.823376490863" calcext:value-type="float">
            <text:p>101.8233764909</text:p>
          </table:table-cell>
          <table:table-cell table:formula="of:=SQRT(3)*[.A721]" office:value-type="float" office:value="124.707658144959" calcext:value-type="float">
            <text:p>124.707658145</text:p>
          </table:table-cell>
          <table:table-cell table:formula="of:=(1-ROUND([.B721])/[.B721])^2" office:value-type="float" office:value="0.00000300886033756957" calcext:value-type="float">
            <text:p>3.00886033756957E-006</text:p>
          </table:table-cell>
          <table:table-cell table:formula="of:=(1-ROUND([.C721])/[.C721])^2" office:value-type="float" office:value="0.00000549535495169227" calcext:value-type="float">
            <text:p>5.49535495169227E-006</text:p>
          </table:table-cell>
          <table:table-cell table:formula="of:=(1-ROUND([.A721])/[.A721])^2" office:value-type="float" office:value="0" calcext:value-type="float">
            <text:p>0</text:p>
          </table:table-cell>
          <table:table-cell table:formula="of:=SUM([.D721:.F721])" office:value-type="float" office:value="0.00000850421528926184" calcext:value-type="float">
            <text:p>8.50421528926184E-006</text:p>
          </table:table-cell>
          <table:table-cell table:number-columns-repeated="4"/>
        </table:table-row>
        <table:table-row table:style-name="ro1">
          <table:table-cell office:value-type="float" office:value="72.1" calcext:value-type="float">
            <text:p>72.1</text:p>
          </table:table-cell>
          <table:table-cell table:formula="of:=SQRT(2)*[.A722]" office:value-type="float" office:value="101.9647978471" calcext:value-type="float">
            <text:p>101.9647978471</text:p>
          </table:table-cell>
          <table:table-cell table:formula="of:=SQRT(3)*[.A722]" office:value-type="float" office:value="124.880863225716" calcext:value-type="float">
            <text:p>124.8808632257</text:p>
          </table:table-cell>
          <table:table-cell table:formula="of:=(1-ROUND([.B722])/[.B722])^2" office:value-type="float" office:value="0.000000119189479935573" calcext:value-type="float">
            <text:p>1.19189479935573E-007</text:p>
          </table:table-cell>
          <table:table-cell table:formula="of:=(1-ROUND([.C722])/[.C722])^2" office:value-type="float" office:value="0.000000910122581506496" calcext:value-type="float">
            <text:p>9.10122581506496E-007</text:p>
          </table:table-cell>
          <table:table-cell table:formula="of:=(1-ROUND([.A722])/[.A722])^2" office:value-type="float" office:value="0.00000192366512068082" calcext:value-type="float">
            <text:p>1.92366512068082E-006</text:p>
          </table:table-cell>
          <table:table-cell table:formula="of:=SUM([.D722:.F722])" office:value-type="float" office:value="0.00000295297718212289" calcext:value-type="float">
            <text:p>0.000002953</text:p>
          </table:table-cell>
          <table:table-cell table:number-columns-repeated="4"/>
        </table:table-row>
        <table:table-row table:style-name="ro1">
          <table:table-cell office:value-type="float" office:value="72.2" calcext:value-type="float">
            <text:p>72.2</text:p>
          </table:table-cell>
          <table:table-cell table:formula="of:=SQRT(2)*[.A723]" office:value-type="float" office:value="102.106219203337" calcext:value-type="float">
            <text:p>102.1062192033</text:p>
          </table:table-cell>
          <table:table-cell table:formula="of:=SQRT(3)*[.A723]" office:value-type="float" office:value="125.054068306473" calcext:value-type="float">
            <text:p>125.0540683065</text:p>
          </table:table-cell>
          <table:table-cell table:formula="of:=(1-ROUND([.B723])/[.B723])^2" office:value-type="float" office:value="0.00000108218544571183" calcext:value-type="float">
            <text:p>1.08218544571183E-006</text:p>
          </table:table-cell>
          <table:table-cell table:formula="of:=(1-ROUND([.C723])/[.C723])^2" office:value-type="float" office:value="0.000000186934682108827" calcext:value-type="float">
            <text:p>1.86934682108827E-007</text:p>
          </table:table-cell>
          <table:table-cell table:formula="of:=(1-ROUND([.A723])/[.A723])^2" office:value-type="float" office:value="0.00000767336039471813" calcext:value-type="float">
            <text:p>7.67336039471813E-006</text:p>
          </table:table-cell>
          <table:table-cell table:formula="of:=SUM([.D723:.F723])" office:value-type="float" office:value="0.00000894248052253878" calcext:value-type="float">
            <text:p>8.94248052253878E-006</text:p>
          </table:table-cell>
          <table:table-cell table:number-columns-repeated="4"/>
        </table:table-row>
        <table:table-row table:style-name="ro1">
          <table:table-cell office:value-type="float" office:value="72.3" calcext:value-type="float">
            <text:p>72.3</text:p>
          </table:table-cell>
          <table:table-cell table:formula="of:=SQRT(2)*[.A724]" office:value-type="float" office:value="102.247640559575" calcext:value-type="float">
            <text:p>102.2476405596</text:p>
          </table:table-cell>
          <table:table-cell table:formula="of:=SQRT(3)*[.A724]" office:value-type="float" office:value="125.22727338723" calcext:value-type="float">
            <text:p>125.2272733872</text:p>
          </table:table-cell>
          <table:table-cell table:formula="of:=(1-ROUND([.B724])/[.B724])^2" office:value-type="float" office:value="0.0000058659311752847" calcext:value-type="float">
            <text:p>5.8659311752847E-006</text:p>
          </table:table-cell>
          <table:table-cell table:formula="of:=(1-ROUND([.C724])/[.C724])^2" office:value-type="float" office:value="0.00000329381588693906" calcext:value-type="float">
            <text:p>3.29381588693906E-006</text:p>
          </table:table-cell>
          <table:table-cell table:formula="of:=(1-ROUND([.A724])/[.A724])^2" office:value-type="float" office:value="0.0000172173344122862" calcext:value-type="float">
            <text:p>1.72173344122862E-005</text:p>
          </table:table-cell>
          <table:table-cell table:formula="of:=SUM([.D724:.F724])" office:value-type="float" office:value="0.0000263770814745099" calcext:value-type="float">
            <text:p>2.63770814745099E-005</text:p>
          </table:table-cell>
          <table:table-cell table:number-columns-repeated="4"/>
        </table:table-row>
        <table:table-row table:style-name="ro1">
          <table:table-cell office:value-type="float" office:value="72.4" calcext:value-type="float">
            <text:p>72.4</text:p>
          </table:table-cell>
          <table:table-cell table:formula="of:=SQRT(2)*[.A725]" office:value-type="float" office:value="102.389061915812" calcext:value-type="float">
            <text:p>102.3890619158</text:p>
          </table:table-cell>
          <table:table-cell table:formula="of:=SQRT(3)*[.A725]" office:value-type="float" office:value="125.400478467987" calcext:value-type="float">
            <text:p>125.400478468</text:p>
          </table:table-cell>
          <table:table-cell table:formula="of:=(1-ROUND([.B725])/[.B725])^2" office:value-type="float" office:value="0.0000144387738407869" calcext:value-type="float">
            <text:p>1.44387738407869E-005</text:p>
          </table:table-cell>
          <table:table-cell table:formula="of:=(1-ROUND([.C725])/[.C725])^2" office:value-type="float" office:value="0.0000101990554903292" calcext:value-type="float">
            <text:p>1.01990554903292E-005</text:p>
          </table:table-cell>
          <table:table-cell table:formula="of:=(1-ROUND([.A725])/[.A725])^2" office:value-type="float" office:value="0.0000305240987759823" calcext:value-type="float">
            <text:p>3.05240987759823E-005</text:p>
          </table:table-cell>
          <table:table-cell table:formula="of:=SUM([.D725:.F725])" office:value-type="float" office:value="0.0000551619281070984" calcext:value-type="float">
            <text:p>5.51619281070984E-005</text:p>
          </table:table-cell>
          <table:table-cell table:number-columns-repeated="4"/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SQRT(2)*[.A726]" office:value-type="float" office:value="102.530483272049" calcext:value-type="float">
            <text:p>102.5304832721</text:p>
          </table:table-cell>
          <table:table-cell table:formula="of:=SQRT(3)*[.A726]" office:value-type="float" office:value="125.573683548744" calcext:value-type="float">
            <text:p>125.5736835487</text:p>
          </table:table-cell>
          <table:table-cell table:formula="of:=(1-ROUND([.B726])/[.B726])^2" office:value-type="float" office:value="0.0000209698889726929" calcext:value-type="float">
            <text:p>2.09698889726929E-005</text:p>
          </table:table-cell>
          <table:table-cell table:formula="of:=(1-ROUND([.C726])/[.C726])^2" office:value-type="float" office:value="0.0000115256895195786" calcext:value-type="float">
            <text:p>1.15256895195786E-005</text:p>
          </table:table-cell>
          <table:table-cell table:formula="of:=(1-ROUND([.A726])/[.A726])^2" office:value-type="float" office:value="0.0000475624256837101" calcext:value-type="float">
            <text:p>4.75624256837101E-005</text:p>
          </table:table-cell>
          <table:table-cell table:formula="of:=SUM([.D726:.F726])" office:value-type="float" office:value="0.0000800580041759815" calcext:value-type="float">
            <text:p>0.000080058</text:p>
          </table:table-cell>
          <table:table-cell table:number-columns-repeated="4"/>
        </table:table-row>
        <table:table-row table:style-name="ro1">
          <table:table-cell office:value-type="float" office:value="72.6" calcext:value-type="float">
            <text:p>72.6</text:p>
          </table:table-cell>
          <table:table-cell table:formula="of:=SQRT(2)*[.A727]" office:value-type="float" office:value="102.671904628287" calcext:value-type="float">
            <text:p>102.6719046283</text:p>
          </table:table-cell>
          <table:table-cell table:formula="of:=SQRT(3)*[.A727]" office:value-type="float" office:value="125.7468886295" calcext:value-type="float">
            <text:p>125.7468886295</text:p>
          </table:table-cell>
          <table:table-cell table:formula="of:=(1-ROUND([.B727])/[.B727])^2" office:value-type="float" office:value="0.0000102116746863532" calcext:value-type="float">
            <text:p>1.02116746863532E-005</text:p>
          </table:table-cell>
          <table:table-cell table:formula="of:=(1-ROUND([.C727])/[.C727])^2" office:value-type="float" office:value="0.00000405162101076775" calcext:value-type="float">
            <text:p>4.05162101076775E-006</text:p>
          </table:table-cell>
          <table:table-cell table:formula="of:=(1-ROUND([.A727])/[.A727])^2" office:value-type="float" office:value="0.0000303561535717815" calcext:value-type="float">
            <text:p>3.03561535717815E-005</text:p>
          </table:table-cell>
          <table:table-cell table:formula="of:=SUM([.D727:.F727])" office:value-type="float" office:value="0.0000446194492689025" calcext:value-type="float">
            <text:p>4.46194492689025E-005</text:p>
          </table:table-cell>
          <table:table-cell table:number-columns-repeated="4"/>
        </table:table-row>
        <table:table-row table:style-name="ro1">
          <table:table-cell office:value-type="float" office:value="72.7" calcext:value-type="float">
            <text:p>72.7</text:p>
          </table:table-cell>
          <table:table-cell table:formula="of:=SQRT(2)*[.A728]" office:value-type="float" office:value="102.813325984524" calcext:value-type="float">
            <text:p>102.8133259845</text:p>
          </table:table-cell>
          <table:table-cell table:formula="of:=SQRT(3)*[.A728]" office:value-type="float" office:value="125.920093710257" calcext:value-type="float">
            <text:p>125.9200937103</text:p>
          </table:table-cell>
          <table:table-cell table:formula="of:=(1-ROUND([.B728])/[.B728])^2" office:value-type="float" office:value="0.00000329662024732112" calcext:value-type="float">
            <text:p>3.29662024732112E-006</text:p>
          </table:table-cell>
          <table:table-cell table:formula="of:=(1-ROUND([.C728])/[.C728])^2" office:value-type="float" office:value="0.00000040269093656996" calcext:value-type="float">
            <text:p>4.0269093656996E-007</text:p>
          </table:table-cell>
          <table:table-cell table:formula="of:=(1-ROUND([.A728])/[.A728])^2" office:value-type="float" office:value="0.0000170283939008067" calcext:value-type="float">
            <text:p>1.70283939008067E-005</text:p>
          </table:table-cell>
          <table:table-cell table:formula="of:=SUM([.D728:.F728])" office:value-type="float" office:value="0.0000207277050846978" calcext:value-type="float">
            <text:p>2.07277050846978E-005</text:p>
          </table:table-cell>
          <table:table-cell table:number-columns-repeated="4"/>
        </table:table-row>
        <table:table-row table:style-name="ro1">
          <table:table-cell office:value-type="float" office:value="72.8" calcext:value-type="float">
            <text:p>72.8</text:p>
          </table:table-cell>
          <table:table-cell table:formula="of:=SQRT(2)*[.A729]" office:value-type="float" office:value="102.954747340761" calcext:value-type="float">
            <text:p>102.9547473408</text:p>
          </table:table-cell>
          <table:table-cell table:formula="of:=SQRT(3)*[.A729]" office:value-type="float" office:value="126.093298791014" calcext:value-type="float">
            <text:p>126.093298791</text:p>
          </table:table-cell>
          <table:table-cell table:formula="of:=(1-ROUND([.B729])/[.B729])^2" office:value-type="float" office:value="0.000000193194810425443" calcext:value-type="float">
            <text:p>1.93194810425443E-007</text:p>
          </table:table-cell>
          <table:table-cell table:formula="of:=(1-ROUND([.C729])/[.C729])^2" office:value-type="float" office:value="0.000000547479697797128" calcext:value-type="float">
            <text:p>5.47479697797128E-007</text:p>
          </table:table-cell>
          <table:table-cell table:formula="of:=(1-ROUND([.A729])/[.A729])^2" office:value-type="float" office:value="0.00000754739765728771" calcext:value-type="float">
            <text:p>7.54739765728771E-006</text:p>
          </table:table-cell>
          <table:table-cell table:formula="of:=SUM([.D729:.F729])" office:value-type="float" office:value="0.00000828807216551029" calcext:value-type="float">
            <text:p>8.28807216551029E-006</text:p>
          </table:table-cell>
          <table:table-cell table:number-columns-repeated="4"/>
        </table:table-row>
        <table:table-row table:style-name="ro1">
          <table:table-cell office:value-type="float" office:value="72.9" calcext:value-type="float">
            <text:p>72.9</text:p>
          </table:table-cell>
          <table:table-cell table:formula="of:=SQRT(2)*[.A730]" office:value-type="float" office:value="103.096168696999" calcext:value-type="float">
            <text:p>103.096168697</text:p>
          </table:table-cell>
          <table:table-cell table:formula="of:=SQRT(3)*[.A730]" office:value-type="float" office:value="126.266503871771" calcext:value-type="float">
            <text:p>126.2665038718</text:p>
          </table:table-cell>
          <table:table-cell table:formula="of:=(1-ROUND([.B730])/[.B730])^2" office:value-type="float" office:value="0.000000870126531676394" calcext:value-type="float">
            <text:p>8.70126531676394E-007</text:p>
          </table:table-cell>
          <table:table-cell table:formula="of:=(1-ROUND([.C730])/[.C730])^2" office:value-type="float" office:value="0.00000445482588340045" calcext:value-type="float">
            <text:p>4.45482588340045E-006</text:p>
          </table:table-cell>
          <table:table-cell table:formula="of:=(1-ROUND([.A730])/[.A730])^2" office:value-type="float" office:value="0.00000188167642315941" calcext:value-type="float">
            <text:p>1.88167642315941E-006</text:p>
          </table:table-cell>
          <table:table-cell table:formula="of:=SUM([.D730:.F730])" office:value-type="float" office:value="0.00000720662883823626" calcext:value-type="float">
            <text:p>7.20662883823626E-00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QRT(2)*[.A731]" office:value-type="float" office:value="103.237590053236" calcext:value-type="float">
            <text:p>103.2375900532</text:p>
          </table:table-cell>
          <table:table-cell table:formula="of:=SQRT(3)*[.A731]" office:value-type="float" office:value="126.439708952528" calcext:value-type="float">
            <text:p>126.4397089525</text:p>
          </table:table-cell>
          <table:table-cell table:formula="of:=(1-ROUND([.B731])/[.B731])^2" office:value-type="float" office:value="0.0000052964002061046" calcext:value-type="float">
            <text:p>5.2964002061046E-006</text:p>
          </table:table-cell>
          <table:table-cell table:formula="of:=(1-ROUND([.C731])/[.C731])^2" office:value-type="float" office:value="0.0000120938239152623" calcext:value-type="float">
            <text:p>1.20938239152623E-005</text:p>
          </table:table-cell>
          <table:table-cell table:formula="of:=(1-ROUND([.A731])/[.A731])^2" office:value-type="float" office:value="0" calcext:value-type="float">
            <text:p>0</text:p>
          </table:table-cell>
          <table:table-cell table:formula="of:=SUM([.D731:.F731])" office:value-type="float" office:value="0.0000173902241213669" calcext:value-type="float">
            <text:p>1.73902241213669E-005</text:p>
          </table:table-cell>
          <table:table-cell table:number-columns-repeated="4"/>
        </table:table-row>
        <table:table-row table:style-name="ro1">
          <table:table-cell office:value-type="float" office:value="73.1" calcext:value-type="float">
            <text:p>73.1</text:p>
          </table:table-cell>
          <table:table-cell table:formula="of:=SQRT(2)*[.A732]" office:value-type="float" office:value="103.379011409473" calcext:value-type="float">
            <text:p>103.3790114095</text:p>
          </table:table-cell>
          <table:table-cell table:formula="of:=SQRT(3)*[.A732]" office:value-type="float" office:value="126.612914033285" calcext:value-type="float">
            <text:p>126.6129140333</text:p>
          </table:table-cell>
          <table:table-cell table:formula="of:=(1-ROUND([.B732])/[.B732])^2" office:value-type="float" office:value="0.0000134412549298044" calcext:value-type="float">
            <text:p>1.34412549298044E-005</text:p>
          </table:table-cell>
          <table:table-cell table:formula="of:=(1-ROUND([.C732])/[.C732])^2" office:value-type="float" office:value="0.00000934671165671102" calcext:value-type="float">
            <text:p>9.34671165671102E-006</text:p>
          </table:table-cell>
          <table:table-cell table:formula="of:=(1-ROUND([.A732])/[.A732])^2" office:value-type="float" office:value="0.00000187139405757512" calcext:value-type="float">
            <text:p>1.87139405757512E-006</text:p>
          </table:table-cell>
          <table:table-cell table:formula="of:=SUM([.D732:.F732])" office:value-type="float" office:value="0.0000246593606440905" calcext:value-type="float">
            <text:p>2.46593606440905E-005</text:p>
          </table:table-cell>
          <table:table-cell table:number-columns-repeated="4"/>
        </table:table-row>
        <table:table-row table:style-name="ro1">
          <table:table-cell office:value-type="float" office:value="73.2" calcext:value-type="float">
            <text:p>73.2</text:p>
          </table:table-cell>
          <table:table-cell table:formula="of:=SQRT(2)*[.A733]" office:value-type="float" office:value="103.520432765711" calcext:value-type="float">
            <text:p>103.5204327657</text:p>
          </table:table-cell>
          <table:table-cell table:formula="of:=SQRT(3)*[.A733]" office:value-type="float" office:value="126.786119114042" calcext:value-type="float">
            <text:p>126.786119114</text:p>
          </table:table-cell>
          <table:table-cell table:formula="of:=(1-ROUND([.B733])/[.B733])^2" office:value-type="float" office:value="0.0000214608464910138" calcext:value-type="float">
            <text:p>2.14608464910138E-005</text:p>
          </table:table-cell>
          <table:table-cell table:formula="of:=(1-ROUND([.C733])/[.C733])^2" office:value-type="float" office:value="0.00000284577481774207" calcext:value-type="float">
            <text:p>2.84577481774207E-006</text:p>
          </table:table-cell>
          <table:table-cell table:formula="of:=(1-ROUND([.A733])/[.A733])^2" office:value-type="float" office:value="0.00000746513780644392" calcext:value-type="float">
            <text:p>7.46513780644392E-006</text:p>
          </table:table-cell>
          <table:table-cell table:formula="of:=SUM([.D733:.F733])" office:value-type="float" office:value="0.0000317717591151998" calcext:value-type="float">
            <text:p>3.17717591151998E-005</text:p>
          </table:table-cell>
          <table:table-cell table:number-columns-repeated="4"/>
        </table:table-row>
        <table:table-row table:style-name="ro1">
          <table:table-cell office:value-type="float" office:value="73.3" calcext:value-type="float">
            <text:p>73.3</text:p>
          </table:table-cell>
          <table:table-cell table:formula="of:=SQRT(2)*[.A734]" office:value-type="float" office:value="103.661854121948" calcext:value-type="float">
            <text:p>103.6618541219</text:p>
          </table:table-cell>
          <table:table-cell table:formula="of:=SQRT(3)*[.A734]" office:value-type="float" office:value="126.959324194799" calcext:value-type="float">
            <text:p>126.9593241948</text:p>
          </table:table-cell>
          <table:table-cell table:formula="of:=(1-ROUND([.B734])/[.B734])^2" office:value-type="float" office:value="0.0000106407012653935" calcext:value-type="float">
            <text:p>1.06407012653935E-005</text:p>
          </table:table-cell>
          <table:table-cell table:formula="of:=(1-ROUND([.C734])/[.C734])^2" office:value-type="float" office:value="0.000000102646256097734" calcext:value-type="float">
            <text:p>1.02646256097734E-007</text:p>
          </table:table-cell>
          <table:table-cell table:formula="of:=(1-ROUND([.A734])/[.A734])^2" office:value-type="float" office:value="0.0000167507616943581" calcext:value-type="float">
            <text:p>1.67507616943581E-005</text:p>
          </table:table-cell>
          <table:table-cell table:formula="of:=SUM([.D734:.F734])" office:value-type="float" office:value="0.0000274941092158493" calcext:value-type="float">
            <text:p>2.74941092158493E-005</text:p>
          </table:table-cell>
          <table:table-cell table:number-columns-repeated="4"/>
        </table:table-row>
        <table:table-row table:style-name="ro1">
          <table:table-cell office:value-type="float" office:value="73.4" calcext:value-type="float">
            <text:p>73.4</text:p>
          </table:table-cell>
          <table:table-cell table:formula="of:=SQRT(2)*[.A735]" office:value-type="float" office:value="103.803275478185" calcext:value-type="float">
            <text:p>103.8032754782</text:p>
          </table:table-cell>
          <table:table-cell table:formula="of:=SQRT(3)*[.A735]" office:value-type="float" office:value="127.132529275556" calcext:value-type="float">
            <text:p>127.1325292756</text:p>
          </table:table-cell>
          <table:table-cell table:formula="of:=(1-ROUND([.B735])/[.B735])^2" office:value-type="float" office:value="0.00000359165721433019" calcext:value-type="float">
            <text:p>3.59165721433019E-006</text:p>
          </table:table-cell>
          <table:table-cell table:formula="of:=(1-ROUND([.C735])/[.C735])^2" office:value-type="float" office:value="0.00000108670151727844" calcext:value-type="float">
            <text:p>1.08670151727844E-006</text:p>
          </table:table-cell>
          <table:table-cell table:formula="of:=(1-ROUND([.A735])/[.A735])^2" office:value-type="float" office:value="0.000029698045126178" calcext:value-type="float">
            <text:p>0.000029698</text:p>
          </table:table-cell>
          <table:table-cell table:formula="of:=SUM([.D735:.F735])" office:value-type="float" office:value="0.0000343764038577867" calcext:value-type="float">
            <text:p>3.43764038577867E-005</text:p>
          </table:table-cell>
          <table:table-cell table:number-columns-repeated="4"/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SQRT(2)*[.A736]" office:value-type="float" office:value="103.944696834423" calcext:value-type="float">
            <text:p>103.9446968344</text:p>
          </table:table-cell>
          <table:table-cell table:formula="of:=SQRT(3)*[.A736]" office:value-type="float" office:value="127.305734356312" calcext:value-type="float">
            <text:p>127.3057343563</text:p>
          </table:table-cell>
          <table:table-cell table:formula="of:=(1-ROUND([.B736])/[.B736])^2" office:value-type="float" office:value="0.000000283070954037101" calcext:value-type="float">
            <text:p>2.83070954037101E-007</text:p>
          </table:table-cell>
          <table:table-cell table:formula="of:=(1-ROUND([.C736])/[.C736])^2" office:value-type="float" office:value="0.00000576756577535905" calcext:value-type="float">
            <text:p>5.76756577535905E-006</text:p>
          </table:table-cell>
          <table:table-cell table:formula="of:=(1-ROUND([.A736])/[.A736])^2" office:value-type="float" office:value="0.0000462770142070435" calcext:value-type="float">
            <text:p>0.000046277</text:p>
          </table:table-cell>
          <table:table-cell table:formula="of:=SUM([.D736:.F736])" office:value-type="float" office:value="0.0000523276509364396" calcext:value-type="float">
            <text:p>5.23276509364396E-005</text:p>
          </table:table-cell>
          <table:table-cell table:number-columns-repeated="4"/>
        </table:table-row>
        <table:table-row table:style-name="ro1">
          <table:table-cell office:value-type="float" office:value="73.6" calcext:value-type="float">
            <text:p>73.6</text:p>
          </table:table-cell>
          <table:table-cell table:formula="of:=SQRT(2)*[.A737]" office:value-type="float" office:value="104.08611819066" calcext:value-type="float">
            <text:p>104.0861181907</text:p>
          </table:table-cell>
          <table:table-cell table:formula="of:=SQRT(3)*[.A737]" office:value-type="float" office:value="127.478939437069" calcext:value-type="float">
            <text:p>127.4789394371</text:p>
          </table:table-cell>
          <table:table-cell table:formula="of:=(1-ROUND([.B737])/[.B737])^2" office:value-type="float" office:value="0.000000684548414841148" calcext:value-type="float">
            <text:p>6.84548414841148E-007</text:p>
          </table:table-cell>
          <table:table-cell table:formula="of:=(1-ROUND([.C737])/[.C737])^2" office:value-type="float" office:value="0.0000141151115742844" calcext:value-type="float">
            <text:p>1.41151115742844E-005</text:p>
          </table:table-cell>
          <table:table-cell table:formula="of:=(1-ROUND([.A737])/[.A737])^2" office:value-type="float" office:value="0.0000295368620037822" calcext:value-type="float">
            <text:p>2.95368620037822E-005</text:p>
          </table:table-cell>
          <table:table-cell table:formula="of:=SUM([.D737:.F737])" office:value-type="float" office:value="0.0000443365219929077" calcext:value-type="float">
            <text:p>4.43365219929077E-005</text:p>
          </table:table-cell>
          <table:table-cell table:number-columns-repeated="4"/>
        </table:table-row>
        <table:table-row table:style-name="ro1">
          <table:table-cell office:value-type="float" office:value="73.7" calcext:value-type="float">
            <text:p>73.7</text:p>
          </table:table-cell>
          <table:table-cell table:formula="of:=SQRT(2)*[.A738]" office:value-type="float" office:value="104.227539546897" calcext:value-type="float">
            <text:p>104.2275395469</text:p>
          </table:table-cell>
          <table:table-cell table:formula="of:=SQRT(3)*[.A738]" office:value-type="float" office:value="127.652144517826" calcext:value-type="float">
            <text:p>127.6521445178</text:p>
          </table:table-cell>
          <table:table-cell table:formula="of:=(1-ROUND([.B738])/[.B738])^2" office:value-type="float" office:value="0.00000476594258896817" calcext:value-type="float">
            <text:p>4.76594258896817E-006</text:p>
          </table:table-cell>
          <table:table-cell table:formula="of:=(1-ROUND([.C738])/[.C738])^2" office:value-type="float" office:value="0.00000742576966397361" calcext:value-type="float">
            <text:p>7.42576966397361E-006</text:p>
          </table:table-cell>
          <table:table-cell table:formula="of:=(1-ROUND([.A738])/[.A738])^2" office:value-type="float" office:value="0.000016569428667688" calcext:value-type="float">
            <text:p>1.6569428667688E-005</text:p>
          </table:table-cell>
          <table:table-cell table:formula="of:=SUM([.D738:.F738])" office:value-type="float" office:value="0.0000287611409206298" calcext:value-type="float">
            <text:p>2.87611409206298E-005</text:p>
          </table:table-cell>
          <table:table-cell table:number-columns-repeated="4"/>
        </table:table-row>
        <table:table-row table:style-name="ro1">
          <table:table-cell office:value-type="float" office:value="73.8" calcext:value-type="float">
            <text:p>73.8</text:p>
          </table:table-cell>
          <table:table-cell table:formula="of:=SQRT(2)*[.A739]" office:value-type="float" office:value="104.368960903134" calcext:value-type="float">
            <text:p>104.3689609031</text:p>
          </table:table-cell>
          <table:table-cell table:formula="of:=SQRT(3)*[.A739]" office:value-type="float" office:value="127.825349598583" calcext:value-type="float">
            <text:p>127.8253495986</text:p>
          </table:table-cell>
          <table:table-cell table:formula="of:=(1-ROUND([.B739])/[.B739])^2" office:value-type="float" office:value="0.0000124973513011957" calcext:value-type="float">
            <text:p>1.24973513011957E-005</text:p>
          </table:table-cell>
          <table:table-cell table:formula="of:=(1-ROUND([.C739])/[.C739])^2" office:value-type="float" office:value="0.00000186683183358121" calcext:value-type="float">
            <text:p>1.86683183358121E-006</text:p>
          </table:table-cell>
          <table:table-cell table:formula="of:=(1-ROUND([.A739])/[.A739])^2" office:value-type="float" office:value="0.00000734424688420394" calcext:value-type="float">
            <text:p>7.34424688420394E-006</text:p>
          </table:table-cell>
          <table:table-cell table:formula="of:=SUM([.D739:.F739])" office:value-type="float" office:value="0.0000217084300189808" calcext:value-type="float">
            <text:p>2.17084300189808E-005</text:p>
          </table:table-cell>
          <table:table-cell table:number-columns-repeated="4"/>
        </table:table-row>
        <table:table-row table:style-name="ro1">
          <table:table-cell office:value-type="float" office:value="73.9" calcext:value-type="float">
            <text:p>73.9</text:p>
          </table:table-cell>
          <table:table-cell table:formula="of:=SQRT(2)*[.A740]" office:value-type="float" office:value="104.510382259372" calcext:value-type="float">
            <text:p>104.5103822594</text:p>
          </table:table-cell>
          <table:table-cell table:formula="of:=SQRT(3)*[.A740]" office:value-type="float" office:value="127.99855467934" calcext:value-type="float">
            <text:p>127.9985546793</text:p>
          </table:table-cell>
          <table:table-cell table:formula="of:=(1-ROUND([.B740])/[.B740])^2" office:value-type="float" office:value="0.0000219480236008084" calcext:value-type="float">
            <text:p>0.000021948</text:p>
          </table:table-cell>
          <table:table-cell table:formula="of:=(1-ROUND([.C740])/[.C740])^2" office:value-type="float" office:value="0.000000000127502379521393" calcext:value-type="float">
            <text:p>1.27502379521393E-010</text:p>
          </table:table-cell>
          <table:table-cell table:formula="of:=(1-ROUND([.A740])/[.A740])^2" office:value-type="float" office:value="0.0000018310960391564" calcext:value-type="float">
            <text:p>1.8310960391564E-006</text:p>
          </table:table-cell>
          <table:table-cell table:formula="of:=SUM([.D740:.F740])" office:value-type="float" office:value="0.0000237792471423444" calcext:value-type="float">
            <text:p>2.37792471423444E-00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QRT(2)*[.A741]" office:value-type="float" office:value="104.651803615609" calcext:value-type="float">
            <text:p>104.6518036156</text:p>
          </table:table-cell>
          <table:table-cell table:formula="of:=SQRT(3)*[.A741]" office:value-type="float" office:value="128.171759760097" calcext:value-type="float">
            <text:p>128.1717597601</text:p>
          </table:table-cell>
          <table:table-cell table:formula="of:=(1-ROUND([.B741])/[.B741])^2" office:value-type="float" office:value="0.0000110701901116641" calcext:value-type="float">
            <text:p>1.10701901116641E-005</text:p>
          </table:table-cell>
          <table:table-cell table:formula="of:=(1-ROUND([.C741])/[.C741])^2" office:value-type="float" office:value="0.00000179580077846031" calcext:value-type="float">
            <text:p>1.79580077846031E-006</text:p>
          </table:table-cell>
          <table:table-cell table:formula="of:=(1-ROUND([.A741])/[.A741])^2" office:value-type="float" office:value="0" calcext:value-type="float">
            <text:p>0</text:p>
          </table:table-cell>
          <table:table-cell table:formula="of:=SUM([.D741:.F741])" office:value-type="float" office:value="0.0000128659908901244" calcext:value-type="float">
            <text:p>0.000012866</text:p>
          </table:table-cell>
          <table:table-cell table:number-columns-repeated="4"/>
        </table:table-row>
        <table:table-row table:style-name="ro1">
          <table:table-cell office:value-type="float" office:value="74.1" calcext:value-type="float">
            <text:p>74.1</text:p>
          </table:table-cell>
          <table:table-cell table:formula="of:=SQRT(2)*[.A742]" office:value-type="float" office:value="104.793224971846" calcext:value-type="float">
            <text:p>104.7932249718</text:p>
          </table:table-cell>
          <table:table-cell table:formula="of:=SQRT(3)*[.A742]" office:value-type="float" office:value="128.344964840854" calcext:value-type="float">
            <text:p>128.3449648409</text:p>
          </table:table-cell>
          <table:table-cell table:formula="of:=(1-ROUND([.B742])/[.B742])^2" office:value-type="float" office:value="0.00000389340664382379" calcext:value-type="float">
            <text:p>3.89340664382379E-006</text:p>
          </table:table-cell>
          <table:table-cell table:formula="of:=(1-ROUND([.C742])/[.C742])^2" office:value-type="float" office:value="0.00000722423719058257" calcext:value-type="float">
            <text:p>7.22423719058257E-006</text:p>
          </table:table-cell>
          <table:table-cell table:formula="of:=(1-ROUND([.A742])/[.A742])^2" office:value-type="float" office:value="0.00000182122491945606" calcext:value-type="float">
            <text:p>1.82122491945606E-006</text:p>
          </table:table-cell>
          <table:table-cell table:formula="of:=SUM([.D742:.F742])" office:value-type="float" office:value="0.0000129388687538624" calcext:value-type="float">
            <text:p>1.29388687538624E-005</text:p>
          </table:table-cell>
          <table:table-cell table:number-columns-repeated="4"/>
        </table:table-row>
        <table:table-row table:style-name="ro1">
          <table:table-cell office:value-type="float" office:value="74.2" calcext:value-type="float">
            <text:p>74.2</text:p>
          </table:table-cell>
          <table:table-cell table:formula="of:=SQRT(2)*[.A743]" office:value-type="float" office:value="104.934646328084" calcext:value-type="float">
            <text:p>104.9346463281</text:p>
          </table:table-cell>
          <table:table-cell table:formula="of:=SQRT(3)*[.A743]" office:value-type="float" office:value="128.518169921611" calcext:value-type="float">
            <text:p>128.5181699216</text:p>
          </table:table-cell>
          <table:table-cell table:formula="of:=(1-ROUND([.B743])/[.B743])^2" office:value-type="float" office:value="0.00000038788428165924" calcext:value-type="float">
            <text:p>3.8788428165924E-007</text:p>
          </table:table-cell>
          <table:table-cell table:formula="of:=(1-ROUND([.C743])/[.C743])^2" office:value-type="float" office:value="0.000014055902943202" calcext:value-type="float">
            <text:p>1.4055902943202E-005</text:p>
          </table:table-cell>
          <table:table-cell table:formula="of:=(1-ROUND([.A743])/[.A743])^2" office:value-type="float" office:value="0.00000726527706134099" calcext:value-type="float">
            <text:p>7.26527706134099E-006</text:p>
          </table:table-cell>
          <table:table-cell table:formula="of:=SUM([.D743:.F743])" office:value-type="float" office:value="0.0000217090642862022" calcext:value-type="float">
            <text:p>2.17090642862022E-005</text:p>
          </table:table-cell>
          <table:table-cell table:number-columns-repeated="4"/>
        </table:table-row>
        <table:table-row table:style-name="ro1">
          <table:table-cell office:value-type="float" office:value="74.3" calcext:value-type="float">
            <text:p>74.3</text:p>
          </table:table-cell>
          <table:table-cell table:formula="of:=SQRT(2)*[.A744]" office:value-type="float" office:value="105.076067684321" calcext:value-type="float">
            <text:p>105.0760676843</text:p>
          </table:table-cell>
          <table:table-cell table:formula="of:=SQRT(3)*[.A744]" office:value-type="float" office:value="128.691375002368" calcext:value-type="float">
            <text:p>128.6913750024</text:p>
          </table:table-cell>
          <table:table-cell table:formula="of:=(1-ROUND([.B744])/[.B744])^2" office:value-type="float" office:value="0.000000524074185258258" calcext:value-type="float">
            <text:p>5.24074185258258E-007</text:p>
          </table:table-cell>
          <table:table-cell table:formula="of:=(1-ROUND([.C744])/[.C744])^2" office:value-type="float" office:value="0.00000575126417906226" calcext:value-type="float">
            <text:p>5.75126417906226E-006</text:p>
          </table:table-cell>
          <table:table-cell table:formula="of:=(1-ROUND([.A744])/[.A744])^2" office:value-type="float" office:value="0.0000163029006483117" calcext:value-type="float">
            <text:p>1.63029006483117E-005</text:p>
          </table:table-cell>
          <table:table-cell table:formula="of:=SUM([.D744:.F744])" office:value-type="float" office:value="0.0000225782390126322" calcext:value-type="float">
            <text:p>2.25782390126322E-005</text:p>
          </table:table-cell>
          <table:table-cell table:number-columns-repeated="4"/>
        </table:table-row>
        <table:table-row table:style-name="ro1">
          <table:table-cell office:value-type="float" office:value="74.4" calcext:value-type="float">
            <text:p>74.4</text:p>
          </table:table-cell>
          <table:table-cell table:formula="of:=SQRT(2)*[.A745]" office:value-type="float" office:value="105.217489040558" calcext:value-type="float">
            <text:p>105.2174890406</text:p>
          </table:table-cell>
          <table:table-cell table:formula="of:=SQRT(3)*[.A745]" office:value-type="float" office:value="128.864580083124" calcext:value-type="float">
            <text:p>128.8645800831</text:p>
          </table:table-cell>
          <table:table-cell table:formula="of:=(1-ROUND([.B745])/[.B745])^2" office:value-type="float" office:value="0.00000427266544208084" calcext:value-type="float">
            <text:p>4.27266544208084E-006</text:p>
          </table:table-cell>
          <table:table-cell table:formula="of:=(1-ROUND([.C745])/[.C745])^2" office:value-type="float" office:value="0.00000110432768519609" calcext:value-type="float">
            <text:p>1.10432768519609E-006</text:p>
          </table:table-cell>
          <table:table-cell table:formula="of:=(1-ROUND([.A745])/[.A745])^2" office:value-type="float" office:value="0.0000289050757312972" calcext:value-type="float">
            <text:p>2.89050757312972E-005</text:p>
          </table:table-cell>
          <table:table-cell table:formula="of:=SUM([.D745:.F745])" office:value-type="float" office:value="0.0000342820688585741" calcext:value-type="float">
            <text:p>3.42820688585741E-005</text:p>
          </table:table-cell>
          <table:table-cell table:number-columns-repeated="4"/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SQRT(2)*[.A746]" office:value-type="float" office:value="105.358910396796" calcext:value-type="float">
            <text:p>105.3589103968</text:p>
          </table:table-cell>
          <table:table-cell table:formula="of:=SQRT(3)*[.A746]" office:value-type="float" office:value="129.037785163881" calcext:value-type="float">
            <text:p>129.0377851639</text:p>
          </table:table-cell>
          <table:table-cell table:formula="of:=(1-ROUND([.B746])/[.B746])^2" office:value-type="float" office:value="0.0000116045829402251" calcext:value-type="float">
            <text:p>1.16045829402251E-005</text:p>
          </table:table-cell>
          <table:table-cell table:formula="of:=(1-ROUND([.C746])/[.C746])^2" office:value-type="float" office:value="0.000000085745003050342" calcext:value-type="float">
            <text:p>8.5745003050342E-008</text:p>
          </table:table-cell>
          <table:table-cell table:formula="of:=(1-ROUND([.A746])/[.A746])^2" office:value-type="float" office:value="0.0000450430160803581" calcext:value-type="float">
            <text:p>0.000045043</text:p>
          </table:table-cell>
          <table:table-cell table:formula="of:=SUM([.D746:.F746])" office:value-type="float" office:value="0.0000567333440236335" calcext:value-type="float">
            <text:p>5.67333440236335E-005</text:p>
          </table:table-cell>
          <table:table-cell table:number-columns-repeated="4"/>
        </table:table-row>
        <table:table-row table:style-name="ro1">
          <table:table-cell office:value-type="float" office:value="74.6" calcext:value-type="float">
            <text:p>74.6</text:p>
          </table:table-cell>
          <table:table-cell table:formula="of:=SQRT(2)*[.A747]" office:value-type="float" office:value="105.500331753033" calcext:value-type="float">
            <text:p>105.500331753</text:p>
          </table:table-cell>
          <table:table-cell table:formula="of:=SQRT(3)*[.A747]" office:value-type="float" office:value="129.210990244638" calcext:value-type="float">
            <text:p>129.2109902446</text:p>
          </table:table-cell>
          <table:table-cell table:formula="of:=(1-ROUND([.B747])/[.B747])^2" office:value-type="float" office:value="0.0000224313727751922" calcext:value-type="float">
            <text:p>2.24313727751922E-005</text:p>
          </table:table-cell>
          <table:table-cell table:formula="of:=(1-ROUND([.C747])/[.C747])^2" office:value-type="float" office:value="0.00000266640332188695" calcext:value-type="float">
            <text:p>2.66640332188695E-006</text:p>
          </table:table-cell>
          <table:table-cell table:formula="of:=(1-ROUND([.A747])/[.A747])^2" office:value-type="float" office:value="0.0000287502964874326" calcext:value-type="float">
            <text:p>2.87502964874326E-005</text:p>
          </table:table-cell>
          <table:table-cell table:formula="of:=SUM([.D747:.F747])" office:value-type="float" office:value="0.0000538480725845117" calcext:value-type="float">
            <text:p>5.38480725845117E-005</text:p>
          </table:table-cell>
          <table:table-cell table:number-columns-repeated="4"/>
        </table:table-row>
        <table:table-row table:style-name="ro1">
          <table:table-cell office:value-type="float" office:value="74.7" calcext:value-type="float">
            <text:p>74.7</text:p>
          </table:table-cell>
          <table:table-cell table:formula="of:=SQRT(2)*[.A748]" office:value-type="float" office:value="105.64175310927" calcext:value-type="float">
            <text:p>105.6417531093</text:p>
          </table:table-cell>
          <table:table-cell table:formula="of:=SQRT(3)*[.A748]" office:value-type="float" office:value="129.384195325395" calcext:value-type="float">
            <text:p>129.3841953254</text:p>
          </table:table-cell>
          <table:table-cell table:formula="of:=(1-ROUND([.B748])/[.B748])^2" office:value-type="float" office:value="0.0000114998893133949" calcext:value-type="float">
            <text:p>1.14998893133949E-005</text:p>
          </table:table-cell>
          <table:table-cell table:formula="of:=(1-ROUND([.C748])/[.C748])^2" office:value-type="float" office:value="0.00000881742337820544" calcext:value-type="float">
            <text:p>8.81742337820544E-006</text:p>
          </table:table-cell>
          <table:table-cell table:formula="of:=(1-ROUND([.A748])/[.A748])^2" office:value-type="float" office:value="0.0000161287721165792" calcext:value-type="float">
            <text:p>1.61287721165792E-005</text:p>
          </table:table-cell>
          <table:table-cell table:formula="of:=SUM([.D748:.F748])" office:value-type="float" office:value="0.0000364460848081795" calcext:value-type="float">
            <text:p>3.64460848081795E-005</text:p>
          </table:table-cell>
          <table:table-cell table:number-columns-repeated="4"/>
        </table:table-row>
        <table:table-row table:style-name="ro1">
          <table:table-cell office:value-type="float" office:value="74.8" calcext:value-type="float">
            <text:p>74.8</text:p>
          </table:table-cell>
          <table:table-cell table:formula="of:=SQRT(2)*[.A749]" office:value-type="float" office:value="105.783174465508" calcext:value-type="float">
            <text:p>105.7831744655</text:p>
          </table:table-cell>
          <table:table-cell table:formula="of:=SQRT(3)*[.A749]" office:value-type="float" office:value="129.557400406152" calcext:value-type="float">
            <text:p>129.5574004062</text:p>
          </table:table-cell>
          <table:table-cell table:formula="of:=(1-ROUND([.B749])/[.B749])^2" office:value-type="float" office:value="0.00000420133836469017" calcext:value-type="float">
            <text:p>4.20133836469017E-006</text:p>
          </table:table-cell>
          <table:table-cell table:formula="of:=(1-ROUND([.C749])/[.C749])^2" office:value-type="float" office:value="0.0000116707179021902" calcext:value-type="float">
            <text:p>1.16707179021902E-005</text:p>
          </table:table-cell>
          <table:table-cell table:formula="of:=(1-ROUND([.A749])/[.A749])^2" office:value-type="float" office:value="0.00000714918928193549" calcext:value-type="float">
            <text:p>7.14918928193549E-006</text:p>
          </table:table-cell>
          <table:table-cell table:formula="of:=SUM([.D749:.F749])" office:value-type="float" office:value="0.0000230212455488159" calcext:value-type="float">
            <text:p>2.30212455488159E-005</text:p>
          </table:table-cell>
          <table:table-cell table:number-columns-repeated="4"/>
        </table:table-row>
        <table:table-row table:style-name="ro1">
          <table:table-cell office:value-type="float" office:value="74.9" calcext:value-type="float">
            <text:p>74.9</text:p>
          </table:table-cell>
          <table:table-cell table:formula="of:=SQRT(2)*[.A750]" office:value-type="float" office:value="105.924595821745" calcext:value-type="float">
            <text:p>105.9245958217</text:p>
          </table:table-cell>
          <table:table-cell table:formula="of:=SQRT(3)*[.A750]" office:value-type="float" office:value="129.730605486909" calcext:value-type="float">
            <text:p>129.7306054869</text:p>
          </table:table-cell>
          <table:table-cell table:formula="of:=(1-ROUND([.B750])/[.B750])^2" office:value-type="float" office:value="0.000000506754007420618" calcext:value-type="float">
            <text:p>5.06754007420618E-007</text:p>
          </table:table-cell>
          <table:table-cell table:formula="of:=(1-ROUND([.C750])/[.C750])^2" office:value-type="float" office:value="0.00000431213751155461" calcext:value-type="float">
            <text:p>4.31213751155461E-006</text:p>
          </table:table-cell>
          <table:table-cell table:formula="of:=(1-ROUND([.A750])/[.A750])^2" office:value-type="float" office:value="0.00000178252801688415" calcext:value-type="float">
            <text:p>1.78252801688415E-006</text:p>
          </table:table-cell>
          <table:table-cell table:formula="of:=SUM([.D750:.F750])" office:value-type="float" office:value="0.00000660141953585938" calcext:value-type="float">
            <text:p>6.60141953585938E-00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2)*[.A751]" office:value-type="float" office:value="106.066017177982" calcext:value-type="float">
            <text:p>106.066017178</text:p>
          </table:table-cell>
          <table:table-cell table:formula="of:=SQRT(3)*[.A751]" office:value-type="float" office:value="129.903810567666" calcext:value-type="float">
            <text:p>129.9038105677</text:p>
          </table:table-cell>
          <table:table-cell table:formula="of:=(1-ROUND([.B751])/[.B751])^2" office:value-type="float" office:value="0.000000387401581219901" calcext:value-type="float">
            <text:p>3.87401581219901E-007</text:p>
          </table:table-cell>
          <table:table-cell table:formula="of:=(1-ROUND([.C751])/[.C751])^2" office:value-type="float" office:value="0.00000054829077883101" calcext:value-type="float">
            <text:p>5.4829077883101E-007</text:p>
          </table:table-cell>
          <table:table-cell table:formula="of:=(1-ROUND([.A751])/[.A751])^2" office:value-type="float" office:value="0" calcext:value-type="float">
            <text:p>0</text:p>
          </table:table-cell>
          <table:table-cell table:formula="of:=SUM([.D751:.F751])" office:value-type="float" office:value="0.00000093569236005091" calcext:value-type="float">
            <text:p>9.3569236005091E-007</text:p>
          </table:table-cell>
          <table:table-cell table:number-columns-repeated="4"/>
        </table:table-row>
        <table:table-row table:style-name="ro1">
          <table:table-cell office:value-type="float" office:value="75.1" calcext:value-type="float">
            <text:p>75.1</text:p>
          </table:table-cell>
          <table:table-cell table:formula="of:=SQRT(2)*[.A752]" office:value-type="float" office:value="106.207438534219" calcext:value-type="float">
            <text:p>106.2074385342</text:p>
          </table:table-cell>
          <table:table-cell table:formula="of:=SQRT(3)*[.A752]" office:value-type="float" office:value="130.077015648423" calcext:value-type="float">
            <text:p>130.0770156484</text:p>
          </table:table-cell>
          <table:table-cell table:formula="of:=(1-ROUND([.B752])/[.B752])^2" office:value-type="float" office:value="0.00000381477563684343" calcext:value-type="float">
            <text:p>3.81477563684343E-006</text:p>
          </table:table-cell>
          <table:table-cell table:formula="of:=(1-ROUND([.C752])/[.C752])^2" office:value-type="float" office:value="0.000000350555531046066" calcext:value-type="float">
            <text:p>3.50555531046066E-007</text:p>
          </table:table-cell>
          <table:table-cell table:formula="of:=(1-ROUND([.A752])/[.A752])^2" office:value-type="float" office:value="0.00000177304650169025" calcext:value-type="float">
            <text:p>0.000001773</text:p>
          </table:table-cell>
          <table:table-cell table:formula="of:=SUM([.D752:.F752])" office:value-type="float" office:value="0.00000593837766957975" calcext:value-type="float">
            <text:p>5.93837766957975E-006</text:p>
          </table:table-cell>
          <table:table-cell table:number-columns-repeated="4"/>
        </table:table-row>
        <table:table-row table:style-name="ro1">
          <table:table-cell office:value-type="float" office:value="75.2" calcext:value-type="float">
            <text:p>75.2</text:p>
          </table:table-cell>
          <table:table-cell table:formula="of:=SQRT(2)*[.A753]" office:value-type="float" office:value="106.348859890457" calcext:value-type="float">
            <text:p>106.3488598905</text:p>
          </table:table-cell>
          <table:table-cell table:formula="of:=SQRT(3)*[.A753]" office:value-type="float" office:value="130.25022072918" calcext:value-type="float">
            <text:p>130.2502207292</text:p>
          </table:table-cell>
          <table:table-cell table:formula="of:=(1-ROUND([.B753])/[.B753])^2" office:value-type="float" office:value="0.0000107605979064253" calcext:value-type="float">
            <text:p>1.07605979064253E-005</text:p>
          </table:table-cell>
          <table:table-cell table:formula="of:=(1-ROUND([.C753])/[.C753])^2" office:value-type="float" office:value="0.00000369053760369283" calcext:value-type="float">
            <text:p>3.69053760369283E-006</text:p>
          </table:table-cell>
          <table:table-cell table:formula="of:=(1-ROUND([.A753])/[.A753])^2" office:value-type="float" office:value="0.00000707333635129057" calcext:value-type="float">
            <text:p>7.07333635129057E-006</text:p>
          </table:table-cell>
          <table:table-cell table:formula="of:=SUM([.D753:.F753])" office:value-type="float" office:value="0.0000215244718614087" calcext:value-type="float">
            <text:p>2.15244718614087E-005</text:p>
          </table:table-cell>
          <table:table-cell table:number-columns-repeated="4"/>
        </table:table-row>
        <table:table-row table:style-name="ro1">
          <table:table-cell office:value-type="float" office:value="75.3" calcext:value-type="float">
            <text:p>75.3</text:p>
          </table:table-cell>
          <table:table-cell table:formula="of:=SQRT(2)*[.A754]" office:value-type="float" office:value="106.490281246694" calcext:value-type="float">
            <text:p>106.4902812467</text:p>
          </table:table-cell>
          <table:table-cell table:formula="of:=SQRT(3)*[.A754]" office:value-type="float" office:value="130.423425809936" calcext:value-type="float">
            <text:p>130.4234258099</text:p>
          </table:table-cell>
          <table:table-cell table:formula="of:=(1-ROUND([.B754])/[.B754])^2" office:value-type="float" office:value="0.000021196815293927" calcext:value-type="float">
            <text:p>2.1196815293927E-005</text:p>
          </table:table-cell>
          <table:table-cell table:formula="of:=(1-ROUND([.C754])/[.C754])^2" office:value-type="float" office:value="0.0000105400688243242" calcext:value-type="float">
            <text:p>1.05400688243242E-005</text:p>
          </table:table-cell>
          <table:table-cell table:formula="of:=(1-ROUND([.A754])/[.A754])^2" office:value-type="float" office:value="0.0000158727639243821" calcext:value-type="float">
            <text:p>1.58727639243821E-005</text:p>
          </table:table-cell>
          <table:table-cell table:formula="of:=SUM([.D754:.F754])" office:value-type="float" office:value="0.0000476096480426333" calcext:value-type="float">
            <text:p>4.76096480426333E-005</text:p>
          </table:table-cell>
          <table:table-cell table:number-columns-repeated="4"/>
        </table:table-row>
        <table:table-row table:style-name="ro1">
          <table:table-cell office:value-type="float" office:value="75.4" calcext:value-type="float">
            <text:p>75.4</text:p>
          </table:table-cell>
          <table:table-cell table:formula="of:=SQRT(2)*[.A755]" office:value-type="float" office:value="106.631702602931" calcext:value-type="float">
            <text:p>106.6317026029</text:p>
          </table:table-cell>
          <table:table-cell table:formula="of:=SQRT(3)*[.A755]" office:value-type="float" office:value="130.596630890693" calcext:value-type="float">
            <text:p>130.5966308907</text:p>
          </table:table-cell>
          <table:table-cell table:formula="of:=(1-ROUND([.B755])/[.B755])^2" office:value-type="float" office:value="0.000011929565103492" calcext:value-type="float">
            <text:p>1.1929565103492E-005</text:p>
          </table:table-cell>
          <table:table-cell table:formula="of:=(1-ROUND([.C755])/[.C755])^2" office:value-type="float" office:value="0.00000953984516078486" calcext:value-type="float">
            <text:p>9.53984516078486E-006</text:p>
          </table:table-cell>
          <table:table-cell table:formula="of:=(1-ROUND([.A755])/[.A755])^2" office:value-type="float" office:value="0.0000281434471501228" calcext:value-type="float">
            <text:p>2.81434471501228E-005</text:p>
          </table:table-cell>
          <table:table-cell table:formula="of:=SUM([.D755:.F755])" office:value-type="float" office:value="0.0000496128574143997" calcext:value-type="float">
            <text:p>4.96128574143997E-005</text:p>
          </table:table-cell>
          <table:table-cell table:number-columns-repeated="4"/>
        </table:table-row>
        <table:table-row table:style-name="ro1">
          <table:table-cell office:value-type="float" office:value="75.5" calcext:value-type="float">
            <text:p>75.5</text:p>
          </table:table-cell>
          <table:table-cell table:formula="of:=SQRT(2)*[.A756]" office:value-type="float" office:value="106.773123959169" calcext:value-type="float">
            <text:p>106.7731239592</text:p>
          </table:table-cell>
          <table:table-cell table:formula="of:=SQRT(3)*[.A756]" office:value-type="float" office:value="130.76983597145" calcext:value-type="float">
            <text:p>130.7698359715</text:p>
          </table:table-cell>
          <table:table-cell table:formula="of:=(1-ROUND([.B756])/[.B756])^2" office:value-type="float" office:value="0.0000045149544233405" calcext:value-type="float">
            <text:p>0.000004515</text:p>
          </table:table-cell>
          <table:table-cell table:formula="of:=(1-ROUND([.C756])/[.C756])^2" office:value-type="float" office:value="0.00000309784541837444" calcext:value-type="float">
            <text:p>3.09784541837444E-006</text:p>
          </table:table-cell>
          <table:table-cell table:formula="of:=(1-ROUND([.A756])/[.A756])^2" office:value-type="float" office:value="0.000043857725538354" calcext:value-type="float">
            <text:p>4.3857725538354E-005</text:p>
          </table:table-cell>
          <table:table-cell table:formula="of:=SUM([.D756:.F756])" office:value-type="float" office:value="0.000051470525380069" calcext:value-type="float">
            <text:p>5.1470525380069E-005</text:p>
          </table:table-cell>
          <table:table-cell table:number-columns-repeated="4"/>
        </table:table-row>
        <table:table-row table:style-name="ro1">
          <table:table-cell office:value-type="float" office:value="75.6" calcext:value-type="float">
            <text:p>75.6</text:p>
          </table:table-cell>
          <table:table-cell table:formula="of:=SQRT(2)*[.A757]" office:value-type="float" office:value="106.914545315406" calcext:value-type="float">
            <text:p>106.9145453154</text:p>
          </table:table-cell>
          <table:table-cell table:formula="of:=SQRT(3)*[.A757]" office:value-type="float" office:value="130.943041052207" calcext:value-type="float">
            <text:p>130.9430410522</text:p>
          </table:table-cell>
          <table:table-cell table:formula="of:=(1-ROUND([.B757])/[.B757])^2" office:value-type="float" office:value="0.000000638848919321226" calcext:value-type="float">
            <text:p>6.38848919321226E-007</text:p>
          </table:table-cell>
          <table:table-cell table:formula="of:=(1-ROUND([.C757])/[.C757])^2" office:value-type="float" office:value="0.00000018921652842369" calcext:value-type="float">
            <text:p>1.8921652842369E-007</text:p>
          </table:table-cell>
          <table:table-cell table:formula="of:=(1-ROUND([.A757])/[.A757])^2" office:value-type="float" office:value="0.0000279947369894466" calcext:value-type="float">
            <text:p>2.79947369894466E-005</text:p>
          </table:table-cell>
          <table:table-cell table:formula="of:=SUM([.D757:.F757])" office:value-type="float" office:value="0.0000288228024371915" calcext:value-type="float">
            <text:p>2.88228024371915E-005</text:p>
          </table:table-cell>
          <table:table-cell table:number-columns-repeated="4"/>
        </table:table-row>
        <table:table-row table:style-name="ro1">
          <table:table-cell office:value-type="float" office:value="75.7" calcext:value-type="float">
            <text:p>75.7</text:p>
          </table:table-cell>
          <table:table-cell table:formula="of:=SQRT(2)*[.A758]" office:value-type="float" office:value="107.055966671643" calcext:value-type="float">
            <text:p>107.0559666716</text:p>
          </table:table-cell>
          <table:table-cell table:formula="of:=SQRT(3)*[.A758]" office:value-type="float" office:value="131.116246132964" calcext:value-type="float">
            <text:p>131.116246133</text:p>
          </table:table-cell>
          <table:table-cell table:formula="of:=(1-ROUND([.B758])/[.B758])^2" office:value-type="float" office:value="0.000000273298473152345" calcext:value-type="float">
            <text:p>2.73298473152345E-007</text:p>
          </table:table-cell>
          <table:table-cell table:formula="of:=(1-ROUND([.C758])/[.C758])^2" office:value-type="float" office:value="0.000000786038857008122" calcext:value-type="float">
            <text:p>0.000000786</text:p>
          </table:table-cell>
          <table:table-cell table:formula="of:=(1-ROUND([.A758])/[.A758])^2" office:value-type="float" office:value="0.0000157054632326383" calcext:value-type="float">
            <text:p>1.57054632326383E-005</text:p>
          </table:table-cell>
          <table:table-cell table:formula="of:=SUM([.D758:.F758])" office:value-type="float" office:value="0.0000167648005627987" calcext:value-type="float">
            <text:p>1.67648005627987E-005</text:p>
          </table:table-cell>
          <table:table-cell table:number-columns-repeated="4"/>
        </table:table-row>
        <table:table-row table:style-name="ro1">
          <table:table-cell office:value-type="float" office:value="75.8" calcext:value-type="float">
            <text:p>75.8</text:p>
          </table:table-cell>
          <table:table-cell table:formula="of:=SQRT(2)*[.A759]" office:value-type="float" office:value="107.197388027881" calcext:value-type="float">
            <text:p>107.1973880279</text:p>
          </table:table-cell>
          <table:table-cell table:formula="of:=SQRT(3)*[.A759]" office:value-type="float" office:value="131.289451213721" calcext:value-type="float">
            <text:p>131.2894512137</text:p>
          </table:table-cell>
          <table:table-cell table:formula="of:=(1-ROUND([.B759])/[.B759])^2" office:value-type="float" office:value="0.00000339057385692395" calcext:value-type="float">
            <text:p>3.39057385692395E-006</text:p>
          </table:table-cell>
          <table:table-cell table:formula="of:=(1-ROUND([.C759])/[.C759])^2" office:value-type="float" office:value="0.00000486061344628275" calcext:value-type="float">
            <text:p>4.86061344628275E-006</text:p>
          </table:table-cell>
          <table:table-cell table:formula="of:=(1-ROUND([.A759])/[.A759])^2" office:value-type="float" office:value="0.00000696180060010799" calcext:value-type="float">
            <text:p>6.96180060010799E-006</text:p>
          </table:table-cell>
          <table:table-cell table:formula="of:=SUM([.D759:.F759])" office:value-type="float" office:value="0.0000152129879033147" calcext:value-type="float">
            <text:p>0.000015213</text:p>
          </table:table-cell>
          <table:table-cell table:number-columns-repeated="4"/>
        </table:table-row>
        <table:table-row table:style-name="ro1">
          <table:table-cell office:value-type="float" office:value="75.9" calcext:value-type="float">
            <text:p>75.9</text:p>
          </table:table-cell>
          <table:table-cell table:formula="of:=SQRT(2)*[.A760]" office:value-type="float" office:value="107.338809384118" calcext:value-type="float">
            <text:p>107.3388093841</text:p>
          </table:table-cell>
          <table:table-cell table:formula="of:=SQRT(3)*[.A760]" office:value-type="float" office:value="131.462656294478" calcext:value-type="float">
            <text:p>131.4626562945</text:p>
          </table:table-cell>
          <table:table-cell table:formula="of:=(1-ROUND([.B760])/[.B760])^2" office:value-type="float" office:value="0.00000996316479508612" calcext:value-type="float">
            <text:p>9.96316479508612E-006</text:p>
          </table:table-cell>
          <table:table-cell table:formula="of:=(1-ROUND([.C760])/[.C760])^2" office:value-type="float" office:value="0.0000123854600782353" calcext:value-type="float">
            <text:p>1.23854600782353E-005</text:p>
          </table:table-cell>
          <table:table-cell table:formula="of:=(1-ROUND([.A760])/[.A760])^2" office:value-type="float" office:value="0.00000173586700481373" calcext:value-type="float">
            <text:p>1.73586700481373E-006</text:p>
          </table:table-cell>
          <table:table-cell table:formula="of:=SUM([.D760:.F760])" office:value-type="float" office:value="0.0000240844918781351" calcext:value-type="float">
            <text:p>2.40844918781351E-00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QRT(2)*[.A761]" office:value-type="float" office:value="107.480230740355" calcext:value-type="float">
            <text:p>107.4802307404</text:p>
          </table:table-cell>
          <table:table-cell table:formula="of:=SQRT(3)*[.A761]" office:value-type="float" office:value="131.635861375235" calcext:value-type="float">
            <text:p>131.6358613752</text:p>
          </table:table-cell>
          <table:table-cell table:formula="of:=(1-ROUND([.B761])/[.B761])^2" office:value-type="float" office:value="0.0000199637780455441" calcext:value-type="float">
            <text:p>1.99637780455441E-005</text:p>
          </table:table-cell>
          <table:table-cell table:formula="of:=(1-ROUND([.C761])/[.C761])^2" office:value-type="float" office:value="0.00000765217786507255" calcext:value-type="float">
            <text:p>7.65217786507255E-006</text:p>
          </table:table-cell>
          <table:table-cell table:formula="of:=(1-ROUND([.A761])/[.A761])^2" office:value-type="float" office:value="0" calcext:value-type="float">
            <text:p>0</text:p>
          </table:table-cell>
          <table:table-cell table:formula="of:=SUM([.D761:.F761])" office:value-type="float" office:value="0.0000276159559106167" calcext:value-type="float">
            <text:p>0.000027616</text:p>
          </table:table-cell>
          <table:table-cell table:number-columns-repeated="4"/>
        </table:table-row>
        <table:table-row table:style-name="ro1">
          <table:table-cell office:value-type="float" office:value="76.1" calcext:value-type="float">
            <text:p>76.1</text:p>
          </table:table-cell>
          <table:table-cell table:formula="of:=SQRT(2)*[.A762]" office:value-type="float" office:value="107.621652096593" calcext:value-type="float">
            <text:p>107.6216520966</text:p>
          </table:table-cell>
          <table:table-cell table:formula="of:=SQRT(3)*[.A762]" office:value-type="float" office:value="131.809066455992" calcext:value-type="float">
            <text:p>131.809066456</text:p>
          </table:table-cell>
          <table:table-cell table:formula="of:=(1-ROUND([.B762])/[.B762])^2" office:value-type="float" office:value="0.0000123590006244666" calcext:value-type="float">
            <text:p>0.000012359</text:p>
          </table:table-cell>
          <table:table-cell table:formula="of:=(1-ROUND([.C762])/[.C762])^2" office:value-type="float" office:value="0.00000209833052894705" calcext:value-type="float">
            <text:p>2.09833052894705E-006</text:p>
          </table:table-cell>
          <table:table-cell table:formula="of:=(1-ROUND([.A762])/[.A762])^2" office:value-type="float" office:value="0.00000172675485779299" calcext:value-type="float">
            <text:p>1.72675485779299E-006</text:p>
          </table:table-cell>
          <table:table-cell table:formula="of:=SUM([.D762:.F762])" office:value-type="float" office:value="0.0000161840860112066" calcext:value-type="float">
            <text:p>1.61840860112066E-005</text:p>
          </table:table-cell>
          <table:table-cell table:number-columns-repeated="4"/>
        </table:table-row>
        <table:table-row table:style-name="ro1">
          <table:table-cell office:value-type="float" office:value="76.2" calcext:value-type="float">
            <text:p>76.2</text:p>
          </table:table-cell>
          <table:table-cell table:formula="of:=SQRT(2)*[.A763]" office:value-type="float" office:value="107.76307345283" calcext:value-type="float">
            <text:p>107.7630734528</text:p>
          </table:table-cell>
          <table:table-cell table:formula="of:=SQRT(3)*[.A763]" office:value-type="float" office:value="131.982271536748" calcext:value-type="float">
            <text:p>131.9822715367</text:p>
          </table:table-cell>
          <table:table-cell table:formula="of:=(1-ROUND([.B763])/[.B763])^2" office:value-type="float" office:value="0.00000483378703249902" calcext:value-type="float">
            <text:p>4.83378703249902E-006</text:p>
          </table:table-cell>
          <table:table-cell table:formula="of:=(1-ROUND([.C763])/[.C763])^2" office:value-type="float" office:value="0.0000000180430929141829" calcext:value-type="float">
            <text:p>0.000000018</text:p>
          </table:table-cell>
          <table:table-cell table:formula="of:=(1-ROUND([.A763])/[.A763])^2" office:value-type="float" office:value="0.00000688890266669459" calcext:value-type="float">
            <text:p>6.88890266669459E-006</text:p>
          </table:table-cell>
          <table:table-cell table:formula="of:=SUM([.D763:.F763])" office:value-type="float" office:value="0.0000117407327921078" calcext:value-type="float">
            <text:p>1.17407327921078E-005</text:p>
          </table:table-cell>
          <table:table-cell table:number-columns-repeated="4"/>
        </table:table-row>
        <table:table-row table:style-name="ro1">
          <table:table-cell office:value-type="float" office:value="76.3" calcext:value-type="float">
            <text:p>76.3</text:p>
          </table:table-cell>
          <table:table-cell table:formula="of:=SQRT(2)*[.A764]" office:value-type="float" office:value="107.904494809067" calcext:value-type="float">
            <text:p>107.9044948091</text:p>
          </table:table-cell>
          <table:table-cell table:formula="of:=SQRT(3)*[.A764]" office:value-type="float" office:value="132.155476617505" calcext:value-type="float">
            <text:p>132.1554766175</text:p>
          </table:table-cell>
          <table:table-cell table:formula="of:=(1-ROUND([.B764])/[.B764])^2" office:value-type="float" office:value="0.000000783384334713488" calcext:value-type="float">
            <text:p>7.83384334713488E-007</text:p>
          </table:table-cell>
          <table:table-cell table:formula="of:=(1-ROUND([.C764])/[.C764])^2" office:value-type="float" office:value="0.00000138407567738882" calcext:value-type="float">
            <text:p>1.38407567738882E-006</text:p>
          </table:table-cell>
          <table:table-cell table:formula="of:=(1-ROUND([.A764])/[.A764])^2" office:value-type="float" office:value="0.0000154594284477528" calcext:value-type="float">
            <text:p>1.54594284477528E-005</text:p>
          </table:table-cell>
          <table:table-cell table:formula="of:=SUM([.D764:.F764])" office:value-type="float" office:value="0.0000176268884598551" calcext:value-type="float">
            <text:p>1.76268884598551E-005</text:p>
          </table:table-cell>
          <table:table-cell table:number-columns-repeated="4"/>
        </table:table-row>
        <table:table-row table:style-name="ro1">
          <table:table-cell office:value-type="float" office:value="76.4" calcext:value-type="float">
            <text:p>76.4</text:p>
          </table:table-cell>
          <table:table-cell table:formula="of:=SQRT(2)*[.A765]" office:value-type="float" office:value="108.045916165304" calcext:value-type="float">
            <text:p>108.0459161653</text:p>
          </table:table-cell>
          <table:table-cell table:formula="of:=SQRT(3)*[.A765]" office:value-type="float" office:value="132.328681698262" calcext:value-type="float">
            <text:p>132.3286816983</text:p>
          </table:table-cell>
          <table:table-cell table:formula="of:=(1-ROUND([.B765])/[.B765])^2" office:value-type="float" office:value="0.00000018059865377412" calcext:value-type="float">
            <text:p>1.8059865377412E-007</text:p>
          </table:table-cell>
          <table:table-cell table:formula="of:=(1-ROUND([.C765])/[.C765])^2" office:value-type="float" office:value="0.0000061694020387632" calcext:value-type="float">
            <text:p>6.1694020387632E-006</text:p>
          </table:table-cell>
          <table:table-cell table:formula="of:=(1-ROUND([.A765])/[.A765])^2" office:value-type="float" office:value="0.0000274115292892174" calcext:value-type="float">
            <text:p>2.74115292892174E-005</text:p>
          </table:table-cell>
          <table:table-cell table:formula="of:=SUM([.D765:.F765])" office:value-type="float" office:value="0.0000337615299817547" calcext:value-type="float">
            <text:p>3.37615299817547E-005</text:p>
          </table:table-cell>
          <table:table-cell table:number-columns-repeated="4"/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SQRT(2)*[.A766]" office:value-type="float" office:value="108.187337521542" calcext:value-type="float">
            <text:p>108.1873375215</text:p>
          </table:table-cell>
          <table:table-cell table:formula="of:=SQRT(3)*[.A766]" office:value-type="float" office:value="132.501886779019" calcext:value-type="float">
            <text:p>132.501886779</text:p>
          </table:table-cell>
          <table:table-cell table:formula="of:=(1-ROUND([.B766])/[.B766])^2" office:value-type="float" office:value="0.00000299844905612502" calcext:value-type="float">
            <text:p>2.99844905612502E-006</text:p>
          </table:table-cell>
          <table:table-cell table:formula="of:=(1-ROUND([.C766])/[.C766])^2" office:value-type="float" office:value="0.0000141322728247518" calcext:value-type="float">
            <text:p>1.41322728247518E-005</text:p>
          </table:table-cell>
          <table:table-cell table:formula="of:=(1-ROUND([.A766])/[.A766])^2" office:value-type="float" office:value="0.0000427186124994657" calcext:value-type="float">
            <text:p>4.27186124994657E-005</text:p>
          </table:table-cell>
          <table:table-cell table:formula="of:=SUM([.D766:.F766])" office:value-type="float" office:value="0.0000598493343803425" calcext:value-type="float">
            <text:p>5.98493343803425E-005</text:p>
          </table:table-cell>
          <table:table-cell table:number-columns-repeated="4"/>
        </table:table-row>
        <table:table-row table:style-name="ro1">
          <table:table-cell office:value-type="float" office:value="76.6" calcext:value-type="float">
            <text:p>76.6</text:p>
          </table:table-cell>
          <table:table-cell table:formula="of:=SQRT(2)*[.A767]" office:value-type="float" office:value="108.328758877779" calcext:value-type="float">
            <text:p>108.3287588778</text:p>
          </table:table-cell>
          <table:table-cell table:formula="of:=SQRT(3)*[.A767]" office:value-type="float" office:value="132.675091859776" calcext:value-type="float">
            <text:p>132.6750918598</text:p>
          </table:table-cell>
          <table:table-cell table:formula="of:=(1-ROUND([.B767])/[.B767])^2" office:value-type="float" office:value="0.00000921016570078176" calcext:value-type="float">
            <text:p>9.21016570078176E-006</text:p>
          </table:table-cell>
          <table:table-cell table:formula="of:=(1-ROUND([.C767])/[.C767])^2" office:value-type="float" office:value="0.00000599711518835899" calcext:value-type="float">
            <text:p>5.99711518835899E-006</text:p>
          </table:table-cell>
          <table:table-cell table:formula="of:=(1-ROUND([.A767])/[.A767])^2" office:value-type="float" office:value="0.0000272685750124416" calcext:value-type="float">
            <text:p>2.72685750124416E-005</text:p>
          </table:table-cell>
          <table:table-cell table:formula="of:=SUM([.D767:.F767])" office:value-type="float" office:value="0.0000424758559015823" calcext:value-type="float">
            <text:p>4.24758559015823E-005</text:p>
          </table:table-cell>
          <table:table-cell table:number-columns-repeated="4"/>
        </table:table-row>
        <table:table-row table:style-name="ro1">
          <table:table-cell office:value-type="float" office:value="76.7" calcext:value-type="float">
            <text:p>76.7</text:p>
          </table:table-cell>
          <table:table-cell table:formula="of:=SQRT(2)*[.A768]" office:value-type="float" office:value="108.470180234016" calcext:value-type="float">
            <text:p>108.470180234</text:p>
          </table:table-cell>
          <table:table-cell table:formula="of:=SQRT(3)*[.A768]" office:value-type="float" office:value="132.848296940533" calcext:value-type="float">
            <text:p>132.8482969405</text:p>
          </table:table-cell>
          <table:table-cell table:formula="of:=(1-ROUND([.B768])/[.B768])^2" office:value-type="float" office:value="0.0000187891880062109" calcext:value-type="float">
            <text:p>1.87891880062109E-005</text:p>
          </table:table-cell>
          <table:table-cell table:formula="of:=(1-ROUND([.C768])/[.C768])^2" office:value-type="float" office:value="0.00000130399731264059" calcext:value-type="float">
            <text:p>0.000001304</text:p>
          </table:table-cell>
          <table:table-cell table:formula="of:=(1-ROUND([.A768])/[.A768])^2" office:value-type="float" office:value="0.0000152986032375246" calcext:value-type="float">
            <text:p>1.52986032375246E-005</text:p>
          </table:table-cell>
          <table:table-cell table:formula="of:=SUM([.D768:.F768])" office:value-type="float" office:value="0.0000353917885563761" calcext:value-type="float">
            <text:p>3.53917885563761E-005</text:p>
          </table:table-cell>
          <table:table-cell table:number-columns-repeated="4"/>
        </table:table-row>
        <table:table-row table:style-name="ro1">
          <table:table-cell office:value-type="float" office:value="76.8" calcext:value-type="float">
            <text:p>76.8</text:p>
          </table:table-cell>
          <table:table-cell table:formula="of:=SQRT(2)*[.A769]" office:value-type="float" office:value="108.611601590254" calcext:value-type="float">
            <text:p>108.6116015903</text:p>
          </table:table-cell>
          <table:table-cell table:formula="of:=SQRT(3)*[.A769]" office:value-type="float" office:value="133.02150202129" calcext:value-type="float">
            <text:p>133.0215020213</text:p>
          </table:table-cell>
          <table:table-cell table:formula="of:=(1-ROUND([.B769])/[.B769])^2" office:value-type="float" office:value="0.000012787994782635" calcext:value-type="float">
            <text:p>0.000012788</text:p>
          </table:table-cell>
          <table:table-cell table:formula="of:=(1-ROUND([.C769])/[.C769])^2" office:value-type="float" office:value="0.0000000261285241894395" calcext:value-type="float">
            <text:p>2.61285241894395E-008</text:p>
          </table:table-cell>
          <table:table-cell table:formula="of:=(1-ROUND([.A769])/[.A769])^2" office:value-type="float" office:value="0.00000678168402777816" calcext:value-type="float">
            <text:p>6.78168402777816E-006</text:p>
          </table:table-cell>
          <table:table-cell table:formula="of:=SUM([.D769:.F769])" office:value-type="float" office:value="0.0000195958073346026" calcext:value-type="float">
            <text:p>1.95958073346026E-005</text:p>
          </table:table-cell>
          <table:table-cell table:number-columns-repeated="4"/>
        </table:table-row>
        <table:table-row table:style-name="ro1">
          <table:table-cell office:value-type="float" office:value="76.9" calcext:value-type="float">
            <text:p>76.9</text:p>
          </table:table-cell>
          <table:table-cell table:formula="of:=SQRT(2)*[.A770]" office:value-type="float" office:value="108.753022946491" calcext:value-type="float">
            <text:p>108.7530229465</text:p>
          </table:table-cell>
          <table:table-cell table:formula="of:=SQRT(3)*[.A770]" office:value-type="float" office:value="133.194707102047" calcext:value-type="float">
            <text:p>133.194707102</text:p>
          </table:table-cell>
          <table:table-cell table:formula="of:=(1-ROUND([.B770])/[.B770])^2" office:value-type="float" office:value="0.00000515739666295017" calcext:value-type="float">
            <text:p>5.15739666295017E-006</text:p>
          </table:table-cell>
          <table:table-cell table:formula="of:=(1-ROUND([.C770])/[.C770])^2" office:value-type="float" office:value="0.00000213692682853128" calcext:value-type="float">
            <text:p>2.13692682853128E-006</text:p>
          </table:table-cell>
          <table:table-cell table:formula="of:=(1-ROUND([.A770])/[.A770])^2" office:value-type="float" office:value="0.00000169101445648224" calcext:value-type="float">
            <text:p>0.000001691</text:p>
          </table:table-cell>
          <table:table-cell table:formula="of:=SUM([.D770:.F770])" office:value-type="float" office:value="0.00000898533794796369" calcext:value-type="float">
            <text:p>8.98533794796369E-00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QRT(2)*[.A771]" office:value-type="float" office:value="108.894444302728" calcext:value-type="float">
            <text:p>108.8944443027</text:p>
          </table:table-cell>
          <table:table-cell table:formula="of:=SQRT(3)*[.A771]" office:value-type="float" office:value="133.367912182804" calcext:value-type="float">
            <text:p>133.3679121828</text:p>
          </table:table-cell>
          <table:table-cell table:formula="of:=(1-ROUND([.B771])/[.B771])^2" office:value-type="float" office:value="0.00000093961926349383" calcext:value-type="float">
            <text:p>9.3961926349383E-007</text:p>
          </table:table-cell>
          <table:table-cell table:formula="of:=(1-ROUND([.C771])/[.C771])^2" office:value-type="float" office:value="0.0000076100171054849" calcext:value-type="float">
            <text:p>0.00000761</text:p>
          </table:table-cell>
          <table:table-cell table:formula="of:=(1-ROUND([.A771])/[.A771])^2" office:value-type="float" office:value="0" calcext:value-type="float">
            <text:p>0</text:p>
          </table:table-cell>
          <table:table-cell table:formula="of:=SUM([.D771:.F771])" office:value-type="float" office:value="0.00000854963636897872" calcext:value-type="float">
            <text:p>8.54963636897872E-006</text:p>
          </table:table-cell>
          <table:table-cell table:number-columns-repeated="4"/>
        </table:table-row>
        <table:table-row table:style-name="ro1">
          <table:table-cell office:value-type="float" office:value="77.1" calcext:value-type="float">
            <text:p>77.1</text:p>
          </table:table-cell>
          <table:table-cell table:formula="of:=SQRT(2)*[.A772]" office:value-type="float" office:value="109.035865658966" calcext:value-type="float">
            <text:p>109.035865659</text:p>
          </table:table-cell>
          <table:table-cell table:formula="of:=SQRT(3)*[.A772]" office:value-type="float" office:value="133.54111726356" calcext:value-type="float">
            <text:p>133.5411172636</text:p>
          </table:table-cell>
          <table:table-cell table:formula="of:=(1-ROUND([.B772])/[.B772])^2" office:value-type="float" office:value="0.000000108197911402402" calcext:value-type="float">
            <text:p>1.08197911402402E-007</text:p>
          </table:table-cell>
          <table:table-cell table:formula="of:=(1-ROUND([.C772])/[.C772])^2" office:value-type="float" office:value="0.0000118079207077055" calcext:value-type="float">
            <text:p>1.18079207077055E-005</text:p>
          </table:table-cell>
          <table:table-cell table:formula="of:=(1-ROUND([.A772])/[.A772])^2" office:value-type="float" office:value="0.00000168225273828659" calcext:value-type="float">
            <text:p>1.68225273828659E-006</text:p>
          </table:table-cell>
          <table:table-cell table:formula="of:=SUM([.D772:.F772])" office:value-type="float" office:value="0.0000135983713573945" calcext:value-type="float">
            <text:p>1.35983713573945E-005</text:p>
          </table:table-cell>
          <table:table-cell table:number-columns-repeated="4"/>
        </table:table-row>
        <table:table-row table:style-name="ro1">
          <table:table-cell office:value-type="float" office:value="77.2" calcext:value-type="float">
            <text:p>77.2</text:p>
          </table:table-cell>
          <table:table-cell table:formula="of:=SQRT(2)*[.A773]" office:value-type="float" office:value="109.177287015203" calcext:value-type="float">
            <text:p>109.1772870152</text:p>
          </table:table-cell>
          <table:table-cell table:formula="of:=SQRT(3)*[.A773]" office:value-type="float" office:value="133.714322344317" calcext:value-type="float">
            <text:p>133.7143223443</text:p>
          </table:table-cell>
          <table:table-cell table:formula="of:=(1-ROUND([.B773])/[.B773])^2" office:value-type="float" office:value="0.00000263687328515293" calcext:value-type="float">
            <text:p>2.63687328515293E-006</text:p>
          </table:table-cell>
          <table:table-cell table:formula="of:=(1-ROUND([.C773])/[.C773])^2" office:value-type="float" office:value="0.00000456453657348434" calcext:value-type="float">
            <text:p>4.56453657348434E-006</text:p>
          </table:table-cell>
          <table:table-cell table:formula="of:=(1-ROUND([.A773])/[.A773])^2" office:value-type="float" office:value="0.00000671158957287449" calcext:value-type="float">
            <text:p>6.71158957287449E-006</text:p>
          </table:table-cell>
          <table:table-cell table:formula="of:=SUM([.D773:.F773])" office:value-type="float" office:value="0.0000139129994315118" calcext:value-type="float">
            <text:p>0.000013913</text:p>
          </table:table-cell>
          <table:table-cell table:number-columns-repeated="4"/>
        </table:table-row>
        <table:table-row table:style-name="ro1">
          <table:table-cell office:value-type="float" office:value="77.3" calcext:value-type="float">
            <text:p>77.3</text:p>
          </table:table-cell>
          <table:table-cell table:formula="of:=SQRT(2)*[.A774]" office:value-type="float" office:value="109.31870837144" calcext:value-type="float">
            <text:p>109.3187083714</text:p>
          </table:table-cell>
          <table:table-cell table:formula="of:=SQRT(3)*[.A774]" office:value-type="float" office:value="133.887527425074" calcext:value-type="float">
            <text:p>133.8875274251</text:p>
          </table:table-cell>
          <table:table-cell table:formula="of:=(1-ROUND([.B774])/[.B774])^2" office:value-type="float" office:value="0.00000849958964553148" calcext:value-type="float">
            <text:p>8.49958964553148E-006</text:p>
          </table:table-cell>
          <table:table-cell table:formula="of:=(1-ROUND([.C774])/[.C774])^2" office:value-type="float" office:value="0.0000007056884887839" calcext:value-type="float">
            <text:p>7.056884887839E-007</text:p>
          </table:table-cell>
          <table:table-cell table:formula="of:=(1-ROUND([.A774])/[.A774])^2" office:value-type="float" office:value="0.0000150620304621194" calcext:value-type="float">
            <text:p>0.000015062</text:p>
          </table:table-cell>
          <table:table-cell table:formula="of:=SUM([.D774:.F774])" office:value-type="float" office:value="0.0000242673085964347" calcext:value-type="float">
            <text:p>2.42673085964347E-005</text:p>
          </table:table-cell>
          <table:table-cell table:number-columns-repeated="4"/>
        </table:table-row>
        <table:table-row table:style-name="ro1">
          <table:table-cell office:value-type="float" office:value="77.4" calcext:value-type="float">
            <text:p>77.4</text:p>
          </table:table-cell>
          <table:table-cell table:formula="of:=SQRT(2)*[.A775]" office:value-type="float" office:value="109.460129727678" calcext:value-type="float">
            <text:p>109.4601297277</text:p>
          </table:table-cell>
          <table:table-cell table:formula="of:=SQRT(3)*[.A775]" office:value-type="float" office:value="134.060732505831" calcext:value-type="float">
            <text:p>134.0607325058</text:p>
          </table:table-cell>
          <table:table-cell table:formula="of:=(1-ROUND([.B775])/[.B775])^2" office:value-type="float" office:value="0.0000176704930837355" calcext:value-type="float">
            <text:p>1.76704930837355E-005</text:p>
          </table:table-cell>
          <table:table-cell table:formula="of:=(1-ROUND([.C775])/[.C775])^2" office:value-type="float" office:value="0.000000205229234383498" calcext:value-type="float">
            <text:p>2.05229234383498E-007</text:p>
          </table:table-cell>
          <table:table-cell table:formula="of:=(1-ROUND([.A775])/[.A775])^2" office:value-type="float" office:value="0.0000267077966735444" calcext:value-type="float">
            <text:p>2.67077966735444E-005</text:p>
          </table:table-cell>
          <table:table-cell table:formula="of:=SUM([.D775:.F775])" office:value-type="float" office:value="0.0000445835189916634" calcext:value-type="float">
            <text:p>4.45835189916634E-005</text:p>
          </table:table-cell>
          <table:table-cell table:number-columns-repeated="4"/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SQRT(2)*[.A776]" office:value-type="float" office:value="109.601551083915" calcext:value-type="float">
            <text:p>109.6015510839</text:p>
          </table:table-cell>
          <table:table-cell table:formula="of:=SQRT(3)*[.A776]" office:value-type="float" office:value="134.233937586588" calcext:value-type="float">
            <text:p>134.2339375866</text:p>
          </table:table-cell>
          <table:table-cell table:formula="of:=(1-ROUND([.B776])/[.B776])^2" office:value-type="float" office:value="0.00001321636118455" calcext:value-type="float">
            <text:p>1.321636118455E-005</text:p>
          </table:table-cell>
          <table:table-cell table:formula="of:=(1-ROUND([.C776])/[.C776])^2" office:value-type="float" office:value="0.00000303721370342618" calcext:value-type="float">
            <text:p>3.03721370342618E-006</text:p>
          </table:table-cell>
          <table:table-cell table:formula="of:=(1-ROUND([.A776])/[.A776])^2" office:value-type="float" office:value="0.0000416233090530685" calcext:value-type="float">
            <text:p>4.16233090530685E-005</text:p>
          </table:table-cell>
          <table:table-cell table:formula="of:=SUM([.D776:.F776])" office:value-type="float" office:value="0.0000578768839410447" calcext:value-type="float">
            <text:p>5.78768839410447E-005</text:p>
          </table:table-cell>
          <table:table-cell table:number-columns-repeated="4"/>
        </table:table-row>
        <table:table-row table:style-name="ro1">
          <table:table-cell office:value-type="float" office:value="77.6" calcext:value-type="float">
            <text:p>77.6</text:p>
          </table:table-cell>
          <table:table-cell table:formula="of:=SQRT(2)*[.A777]" office:value-type="float" office:value="109.742972440152" calcext:value-type="float">
            <text:p>109.7429724402</text:p>
          </table:table-cell>
          <table:table-cell table:formula="of:=SQRT(3)*[.A777]" office:value-type="float" office:value="134.407142667345" calcext:value-type="float">
            <text:p>134.4071426673</text:p>
          </table:table-cell>
          <table:table-cell table:formula="of:=(1-ROUND([.B777])/[.B777])^2" office:value-type="float" office:value="0.0000054853702672752" calcext:value-type="float">
            <text:p>5.4853702672752E-006</text:p>
          </table:table-cell>
          <table:table-cell table:formula="of:=(1-ROUND([.C777])/[.C777])^2" office:value-type="float" office:value="0.00000917589716697897" calcext:value-type="float">
            <text:p>9.17589716697897E-006</text:p>
          </table:table-cell>
          <table:table-cell table:formula="of:=(1-ROUND([.A777])/[.A777])^2" office:value-type="float" office:value="0.0000265703050271015" calcext:value-type="float">
            <text:p>2.65703050271015E-005</text:p>
          </table:table-cell>
          <table:table-cell table:formula="of:=SUM([.D777:.F777])" office:value-type="float" office:value="0.0000412315724613557" calcext:value-type="float">
            <text:p>4.12315724613557E-005</text:p>
          </table:table-cell>
          <table:table-cell table:number-columns-repeated="4"/>
        </table:table-row>
        <table:table-row table:style-name="ro1">
          <table:table-cell office:value-type="float" office:value="77.7" calcext:value-type="float">
            <text:p>77.7</text:p>
          </table:table-cell>
          <table:table-cell table:formula="of:=SQRT(2)*[.A778]" office:value-type="float" office:value="109.88439379639" calcext:value-type="float">
            <text:p>109.8843937964</text:p>
          </table:table-cell>
          <table:table-cell table:formula="of:=SQRT(3)*[.A778]" office:value-type="float" office:value="134.580347748102" calcext:value-type="float">
            <text:p>134.5803477481</text:p>
          </table:table-cell>
          <table:table-cell table:formula="of:=(1-ROUND([.B778])/[.B778])^2" office:value-type="float" office:value="0.00000110685376329703" calcext:value-type="float">
            <text:p>1.10685376329703E-006</text:p>
          </table:table-cell>
          <table:table-cell table:formula="of:=(1-ROUND([.C778])/[.C778])^2" office:value-type="float" office:value="0.00000972334786652446" calcext:value-type="float">
            <text:p>9.72334786652446E-006</text:p>
          </table:table-cell>
          <table:table-cell table:formula="of:=(1-ROUND([.A778])/[.A778])^2" office:value-type="float" office:value="0.0000149073508146867" calcext:value-type="float">
            <text:p>1.49073508146867E-005</text:p>
          </table:table-cell>
          <table:table-cell table:formula="of:=SUM([.D778:.F778])" office:value-type="float" office:value="0.0000257375524445081" calcext:value-type="float">
            <text:p>2.57375524445081E-005</text:p>
          </table:table-cell>
          <table:table-cell table:number-columns-repeated="4"/>
        </table:table-row>
        <table:table-row table:style-name="ro1">
          <table:table-cell office:value-type="float" office:value="77.8" calcext:value-type="float">
            <text:p>77.8</text:p>
          </table:table-cell>
          <table:table-cell table:formula="of:=SQRT(2)*[.A779]" office:value-type="float" office:value="110.025815152627" calcext:value-type="float">
            <text:p>110.0258151526</text:p>
          </table:table-cell>
          <table:table-cell table:formula="of:=SQRT(3)*[.A779]" office:value-type="float" office:value="134.753552828859" calcext:value-type="float">
            <text:p>134.7535528289</text:p>
          </table:table-cell>
          <table:table-cell table:formula="of:=(1-ROUND([.B779])/[.B779])^2" office:value-type="float" office:value="0.0000000550503652124544" calcext:value-type="float">
            <text:p>5.50503652124544E-008</text:p>
          </table:table-cell>
          <table:table-cell table:formula="of:=(1-ROUND([.C779])/[.C779])^2" office:value-type="float" office:value="0.00000334477744681705" calcext:value-type="float">
            <text:p>3.34477744681705E-006</text:p>
          </table:table-cell>
          <table:table-cell table:formula="of:=(1-ROUND([.A779])/[.A779])^2" office:value-type="float" office:value="0.00000660846809101253" calcext:value-type="float">
            <text:p>6.60846809101253E-006</text:p>
          </table:table-cell>
          <table:table-cell table:formula="of:=SUM([.D779:.F779])" office:value-type="float" office:value="0.000010008295903042" calcext:value-type="float">
            <text:p>1.0008295903042E-005</text:p>
          </table:table-cell>
          <table:table-cell table:number-columns-repeated="4"/>
        </table:table-row>
        <table:table-row table:style-name="ro1">
          <table:table-cell office:value-type="float" office:value="77.9" calcext:value-type="float">
            <text:p>77.9</text:p>
          </table:table-cell>
          <table:table-cell table:formula="of:=SQRT(2)*[.A780]" office:value-type="float" office:value="110.167236508864" calcext:value-type="float">
            <text:p>110.1672365089</text:p>
          </table:table-cell>
          <table:table-cell table:formula="of:=SQRT(3)*[.A780]" office:value-type="float" office:value="134.926757909616" calcext:value-type="float">
            <text:p>134.9267579096</text:p>
          </table:table-cell>
          <table:table-cell table:formula="of:=(1-ROUND([.B780])/[.B780])^2" office:value-type="float" office:value="0.00000230439685989076" calcext:value-type="float">
            <text:p>2.30439685989076E-006</text:p>
          </table:table-cell>
          <table:table-cell table:formula="of:=(1-ROUND([.C780])/[.C780])^2" office:value-type="float" office:value="0.000000294662786676526" calcext:value-type="float">
            <text:p>2.94662786676526E-007</text:p>
          </table:table-cell>
          <table:table-cell table:formula="of:=(1-ROUND([.A780])/[.A780])^2" office:value-type="float" office:value="0.00000164787810975189" calcext:value-type="float">
            <text:p>1.64787810975189E-006</text:p>
          </table:table-cell>
          <table:table-cell table:formula="of:=SUM([.D780:.F780])" office:value-type="float" office:value="0.00000424693775631918" calcext:value-type="float">
            <text:p>4.24693775631918E-00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QRT(2)*[.A781]" office:value-type="float" office:value="110.308657865101" calcext:value-type="float">
            <text:p>110.3086578651</text:p>
          </table:table-cell>
          <table:table-cell table:formula="of:=SQRT(3)*[.A781]" office:value-type="float" office:value="135.099962990372" calcext:value-type="float">
            <text:p>135.0999629904</text:p>
          </table:table-cell>
          <table:table-cell table:formula="of:=(1-ROUND([.B781])/[.B781])^2" office:value-type="float" office:value="0.00000782952643729198" calcext:value-type="float">
            <text:p>7.82952643729198E-006</text:p>
          </table:table-cell>
          <table:table-cell table:formula="of:=(1-ROUND([.C781])/[.C781])^2" office:value-type="float" office:value="0.000000547479697797457" calcext:value-type="float">
            <text:p>5.47479697797457E-007</text:p>
          </table:table-cell>
          <table:table-cell table:formula="of:=(1-ROUND([.A781])/[.A781])^2" office:value-type="float" office:value="0" calcext:value-type="float">
            <text:p>0</text:p>
          </table:table-cell>
          <table:table-cell table:formula="of:=SUM([.D781:.F781])" office:value-type="float" office:value="0.00000837700613508943" calcext:value-type="float">
            <text:p>0.000008377</text:p>
          </table:table-cell>
          <table:table-cell table:number-columns-repeated="4"/>
        </table:table-row>
        <table:table-row table:style-name="ro1">
          <table:table-cell office:value-type="float" office:value="78.1" calcext:value-type="float">
            <text:p>78.1</text:p>
          </table:table-cell>
          <table:table-cell table:formula="of:=SQRT(2)*[.A782]" office:value-type="float" office:value="110.450079221339" calcext:value-type="float">
            <text:p>110.4500792213</text:p>
          </table:table-cell>
          <table:table-cell table:formula="of:=SQRT(3)*[.A782]" office:value-type="float" office:value="135.273168071129" calcext:value-type="float">
            <text:p>135.2731680711</text:p>
          </table:table-cell>
          <table:table-cell table:formula="of:=(1-ROUND([.B782])/[.B782])^2" office:value-type="float" office:value="0.0000166052670155036" calcext:value-type="float">
            <text:p>1.66052670155036E-005</text:p>
          </table:table-cell>
          <table:table-cell table:formula="of:=(1-ROUND([.C782])/[.C782])^2" office:value-type="float" office:value="0.00000407789979383937" calcext:value-type="float">
            <text:p>4.07789979383937E-006</text:p>
          </table:table-cell>
          <table:table-cell table:formula="of:=(1-ROUND([.A782])/[.A782])^2" office:value-type="float" office:value="0.0000016394490795311" calcext:value-type="float">
            <text:p>1.6394490795311E-006</text:p>
          </table:table-cell>
          <table:table-cell table:formula="of:=SUM([.D782:.F782])" office:value-type="float" office:value="0.0000223226158888741" calcext:value-type="float">
            <text:p>2.23226158888741E-005</text:p>
          </table:table-cell>
          <table:table-cell table:number-columns-repeated="4"/>
        </table:table-row>
        <table:table-row table:style-name="ro1">
          <table:table-cell office:value-type="float" office:value="78.2" calcext:value-type="float">
            <text:p>78.2</text:p>
          </table:table-cell>
          <table:table-cell table:formula="of:=SQRT(2)*[.A783]" office:value-type="float" office:value="110.591500577576" calcext:value-type="float">
            <text:p>110.5915005776</text:p>
          </table:table-cell>
          <table:table-cell table:formula="of:=SQRT(3)*[.A783]" office:value-type="float" office:value="135.446373151886" calcext:value-type="float">
            <text:p>135.4463731519</text:p>
          </table:table-cell>
          <table:table-cell table:formula="of:=(1-ROUND([.B783])/[.B783])^2" office:value-type="float" office:value="0.0000136439271492793" calcext:value-type="float">
            <text:p>1.36439271492793E-005</text:p>
          </table:table-cell>
          <table:table-cell table:formula="of:=(1-ROUND([.C783])/[.C783])^2" office:value-type="float" office:value="0.0000108607888229424" calcext:value-type="float">
            <text:p>1.08607888229424E-005</text:p>
          </table:table-cell>
          <table:table-cell table:formula="of:=(1-ROUND([.A783])/[.A783])^2" office:value-type="float" office:value="0.00000654103518422848" calcext:value-type="float">
            <text:p>0.000006541</text:p>
          </table:table-cell>
          <table:table-cell table:formula="of:=SUM([.D783:.F783])" office:value-type="float" office:value="0.0000310457511564502" calcext:value-type="float">
            <text:p>3.10457511564502E-005</text:p>
          </table:table-cell>
          <table:table-cell table:number-columns-repeated="4"/>
        </table:table-row>
        <table:table-row table:style-name="ro1">
          <table:table-cell office:value-type="float" office:value="78.3" calcext:value-type="float">
            <text:p>78.3</text:p>
          </table:table-cell>
          <table:table-cell table:formula="of:=SQRT(2)*[.A784]" office:value-type="float" office:value="110.732921933813" calcext:value-type="float">
            <text:p>110.7329219338</text:p>
          </table:table-cell>
          <table:table-cell table:formula="of:=SQRT(3)*[.A784]" office:value-type="float" office:value="135.619578232643" calcext:value-type="float">
            <text:p>135.6195782326</text:p>
          </table:table-cell>
          <table:table-cell table:formula="of:=(1-ROUND([.B784])/[.B784])^2" office:value-type="float" office:value="0.00000581731962553565" calcext:value-type="float">
            <text:p>5.81731962553565E-006</text:p>
          </table:table-cell>
          <table:table-cell table:formula="of:=(1-ROUND([.C784])/[.C784])^2" office:value-type="float" office:value="0.0000078683911079235" calcext:value-type="float">
            <text:p>7.8683911079235E-006</text:p>
          </table:table-cell>
          <table:table-cell table:formula="of:=(1-ROUND([.A784])/[.A784])^2" office:value-type="float" office:value="0.0000146797610134901" calcext:value-type="float">
            <text:p>1.46797610134901E-005</text:p>
          </table:table-cell>
          <table:table-cell table:formula="of:=SUM([.D784:.F784])" office:value-type="float" office:value="0.0000283654717469493" calcext:value-type="float">
            <text:p>2.83654717469493E-005</text:p>
          </table:table-cell>
          <table:table-cell table:number-columns-repeated="4"/>
        </table:table-row>
        <table:table-row table:style-name="ro1">
          <table:table-cell office:value-type="float" office:value="78.4" calcext:value-type="float">
            <text:p>78.4</text:p>
          </table:table-cell>
          <table:table-cell table:formula="of:=SQRT(2)*[.A785]" office:value-type="float" office:value="110.874343290051" calcext:value-type="float">
            <text:p>110.8743432901</text:p>
          </table:table-cell>
          <table:table-cell table:formula="of:=SQRT(3)*[.A785]" office:value-type="float" office:value="135.7927833134" calcext:value-type="float">
            <text:p>135.7927833134</text:p>
          </table:table-cell>
          <table:table-cell table:formula="of:=(1-ROUND([.B785])/[.B785])^2" office:value-type="float" office:value="0.00000128442647231059" calcext:value-type="float">
            <text:p>1.28442647231059E-006</text:p>
          </table:table-cell>
          <table:table-cell table:formula="of:=(1-ROUND([.C785])/[.C785])^2" office:value-type="float" office:value="0.00000232860631016841" calcext:value-type="float">
            <text:p>2.32860631016841E-006</text:p>
          </table:table-cell>
          <table:table-cell table:formula="of:=(1-ROUND([.A785])/[.A785])^2" office:value-type="float" office:value="0.0000260308204914625" calcext:value-type="float">
            <text:p>2.60308204914625E-005</text:p>
          </table:table-cell>
          <table:table-cell table:formula="of:=SUM([.D785:.F785])" office:value-type="float" office:value="0.0000296438532739415" calcext:value-type="float">
            <text:p>2.96438532739415E-005</text:p>
          </table:table-cell>
          <table:table-cell table:number-columns-repeated="4"/>
        </table:table-row>
        <table:table-row table:style-name="ro1">
          <table:table-cell office:value-type="float" office:value="78.5" calcext:value-type="float">
            <text:p>78.5</text:p>
          </table:table-cell>
          <table:table-cell table:formula="of:=SQRT(2)*[.A786]" office:value-type="float" office:value="111.015764646288" calcext:value-type="float">
            <text:p>111.0157646463</text:p>
          </table:table-cell>
          <table:table-cell table:formula="of:=SQRT(3)*[.A786]" office:value-type="float" office:value="135.965988394157" calcext:value-type="float">
            <text:p>135.9659883942</text:p>
          </table:table-cell>
          <table:table-cell table:formula="of:=(1-ROUND([.B786])/[.B786])^2" office:value-type="float" office:value="0.0000000201650430106296" calcext:value-type="float">
            <text:p>2.01650430106296E-008</text:p>
          </table:table-cell>
          <table:table-cell table:formula="of:=(1-ROUND([.C786])/[.C786])^2" office:value-type="float" office:value="0.0000000625739695743875" calcext:value-type="float">
            <text:p>6.25739695743875E-008</text:p>
          </table:table-cell>
          <table:table-cell table:formula="of:=(1-ROUND([.A786])/[.A786])^2" office:value-type="float" office:value="0.0000405695971439003" calcext:value-type="float">
            <text:p>4.05695971439003E-005</text:p>
          </table:table-cell>
          <table:table-cell table:formula="of:=SUM([.D786:.F786])" office:value-type="float" office:value="0.0000406523361564854" calcext:value-type="float">
            <text:p>4.06523361564854E-005</text:p>
          </table:table-cell>
          <table:table-cell table:number-columns-repeated="4"/>
        </table:table-row>
        <table:table-row table:style-name="ro1">
          <table:table-cell office:value-type="float" office:value="78.6" calcext:value-type="float">
            <text:p>78.6</text:p>
          </table:table-cell>
          <table:table-cell table:formula="of:=SQRT(2)*[.A787]" office:value-type="float" office:value="111.157186002525" calcext:value-type="float">
            <text:p>111.1571860025</text:p>
          </table:table-cell>
          <table:table-cell table:formula="of:=SQRT(3)*[.A787]" office:value-type="float" office:value="136.139193474914" calcext:value-type="float">
            <text:p>136.1391934749</text:p>
          </table:table-cell>
          <table:table-cell table:formula="of:=(1-ROUND([.B787])/[.B787])^2" office:value-type="float" office:value="0.0000019996438460165" calcext:value-type="float">
            <text:p>1.9996438460165E-006</text:p>
          </table:table-cell>
          <table:table-cell table:formula="of:=(1-ROUND([.C787])/[.C787])^2" office:value-type="float" office:value="0.000001045373308695" calcext:value-type="float">
            <text:p>1.045373308695E-006</text:p>
          </table:table-cell>
          <table:table-cell table:formula="of:=(1-ROUND([.A787])/[.A787])^2" office:value-type="float" office:value="0.0000258985166624597" calcext:value-type="float">
            <text:p>2.58985166624597E-005</text:p>
          </table:table-cell>
          <table:table-cell table:formula="of:=SUM([.D787:.F787])" office:value-type="float" office:value="0.0000289435338171712" calcext:value-type="float">
            <text:p>2.89435338171712E-005</text:p>
          </table:table-cell>
          <table:table-cell table:number-columns-repeated="4"/>
        </table:table-row>
        <table:table-row table:style-name="ro1">
          <table:table-cell office:value-type="float" office:value="78.7" calcext:value-type="float">
            <text:p>78.7</text:p>
          </table:table-cell>
          <table:table-cell table:formula="of:=SQRT(2)*[.A788]" office:value-type="float" office:value="111.298607358763" calcext:value-type="float">
            <text:p>111.2986073588</text:p>
          </table:table-cell>
          <table:table-cell table:formula="of:=SQRT(3)*[.A788]" office:value-type="float" office:value="136.312398555671" calcext:value-type="float">
            <text:p>136.3123985557</text:p>
          </table:table-cell>
          <table:table-cell table:formula="of:=(1-ROUND([.B788])/[.B788])^2" office:value-type="float" office:value="0.00000719816092726442" calcext:value-type="float">
            <text:p>7.19816092726442E-006</text:p>
          </table:table-cell>
          <table:table-cell table:formula="of:=(1-ROUND([.C788])/[.C788])^2" office:value-type="float" office:value="0.00000525227328593508" calcext:value-type="float">
            <text:p>5.25227328593508E-006</text:p>
          </table:table-cell>
          <table:table-cell table:formula="of:=(1-ROUND([.A788])/[.A788])^2" office:value-type="float" office:value="0.0000145309177566192" calcext:value-type="float">
            <text:p>1.45309177566192E-005</text:p>
          </table:table-cell>
          <table:table-cell table:formula="of:=SUM([.D788:.F788])" office:value-type="float" office:value="0.0000269813519698187" calcext:value-type="float">
            <text:p>2.69813519698187E-005</text:p>
          </table:table-cell>
          <table:table-cell table:number-columns-repeated="4"/>
        </table:table-row>
        <table:table-row table:style-name="ro1">
          <table:table-cell office:value-type="float" office:value="78.8" calcext:value-type="float">
            <text:p>78.8</text:p>
          </table:table-cell>
          <table:table-cell table:formula="of:=SQRT(2)*[.A789]" office:value-type="float" office:value="111.440028715" calcext:value-type="float">
            <text:p>111.440028715</text:p>
          </table:table-cell>
          <table:table-cell table:formula="of:=SQRT(3)*[.A789]" office:value-type="float" office:value="136.485603636428" calcext:value-type="float">
            <text:p>136.4856036364</text:p>
          </table:table-cell>
          <table:table-cell table:formula="of:=(1-ROUND([.B789])/[.B789])^2" office:value-type="float" office:value="0.000015591202268197" calcext:value-type="float">
            <text:p>1.5591202268197E-005</text:p>
          </table:table-cell>
          <table:table-cell table:formula="of:=(1-ROUND([.C789])/[.C789])^2" office:value-type="float" office:value="0.0000126587309919322" calcext:value-type="float">
            <text:p>1.26587309919322E-005</text:p>
          </table:table-cell>
          <table:table-cell table:formula="of:=(1-ROUND([.A789])/[.A789])^2" office:value-type="float" office:value="0.00000644180473601516" calcext:value-type="float">
            <text:p>6.44180473601516E-006</text:p>
          </table:table-cell>
          <table:table-cell table:formula="of:=SUM([.D789:.F789])" office:value-type="float" office:value="0.0000346917379961443" calcext:value-type="float">
            <text:p>3.46917379961443E-005</text:p>
          </table:table-cell>
          <table:table-cell table:number-columns-repeated="4"/>
        </table:table-row>
        <table:table-row table:style-name="ro1">
          <table:table-cell office:value-type="float" office:value="78.9" calcext:value-type="float">
            <text:p>78.9</text:p>
          </table:table-cell>
          <table:table-cell table:formula="of:=SQRT(2)*[.A790]" office:value-type="float" office:value="111.581450071237" calcext:value-type="float">
            <text:p>111.5814500712</text:p>
          </table:table-cell>
          <table:table-cell table:formula="of:=SQRT(3)*[.A790]" office:value-type="float" office:value="136.658808717184" calcext:value-type="float">
            <text:p>136.6588087172</text:p>
          </table:table-cell>
          <table:table-cell table:formula="of:=(1-ROUND([.B790])/[.B790])^2" office:value-type="float" office:value="0.0000140705327906476" calcext:value-type="float">
            <text:p>1.40705327906476E-005</text:p>
          </table:table-cell>
          <table:table-cell table:formula="of:=(1-ROUND([.C790])/[.C790])^2" office:value-type="float" office:value="0.00000623333678539026" calcext:value-type="float">
            <text:p>6.23333678539026E-006</text:p>
          </table:table-cell>
          <table:table-cell table:formula="of:=(1-ROUND([.A790])/[.A790])^2" office:value-type="float" office:value="0.00000160637151196462" calcext:value-type="float">
            <text:p>1.60637151196462E-006</text:p>
          </table:table-cell>
          <table:table-cell table:formula="of:=SUM([.D790:.F790])" office:value-type="float" office:value="0.0000219102410880024" calcext:value-type="float">
            <text:p>2.19102410880024E-00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QRT(2)*[.A791]" office:value-type="float" office:value="111.722871427475" calcext:value-type="float">
            <text:p>111.7228714275</text:p>
          </table:table-cell>
          <table:table-cell table:formula="of:=SQRT(3)*[.A791]" office:value-type="float" office:value="136.832013797941" calcext:value-type="float">
            <text:p>136.8320137979</text:p>
          </table:table-cell>
          <table:table-cell table:formula="of:=(1-ROUND([.B791])/[.B791])^2" office:value-type="float" office:value="0.0000061528798037187" calcext:value-type="float">
            <text:p>6.1528798037187E-006</text:p>
          </table:table-cell>
          <table:table-cell table:formula="of:=(1-ROUND([.C791])/[.C791])^2" office:value-type="float" office:value="0.00000150720312354374" calcext:value-type="float">
            <text:p>1.50720312354374E-006</text:p>
          </table:table-cell>
          <table:table-cell table:formula="of:=(1-ROUND([.A791])/[.A791])^2" office:value-type="float" office:value="0" calcext:value-type="float">
            <text:p>0</text:p>
          </table:table-cell>
          <table:table-cell table:formula="of:=SUM([.D791:.F791])" office:value-type="float" office:value="0.00000766008292726245" calcext:value-type="float">
            <text:p>7.66008292726245E-006</text:p>
          </table:table-cell>
          <table:table-cell table:number-columns-repeated="4"/>
        </table:table-row>
        <table:table-row table:style-name="ro1">
          <table:table-cell office:value-type="float" office:value="79.1" calcext:value-type="float">
            <text:p>79.1</text:p>
          </table:table-cell>
          <table:table-cell table:formula="of:=SQRT(2)*[.A792]" office:value-type="float" office:value="111.864292783712" calcext:value-type="float">
            <text:p>111.8642927837</text:p>
          </table:table-cell>
          <table:table-cell table:formula="of:=SQRT(3)*[.A792]" office:value-type="float" office:value="137.005218878698" calcext:value-type="float">
            <text:p>137.0052188787</text:p>
          </table:table-cell>
          <table:table-cell table:formula="of:=(1-ROUND([.B792])/[.B792])^2" office:value-type="float" office:value="0.00000147171230648563" calcext:value-type="float">
            <text:p>1.47171230648563E-006</text:p>
          </table:table-cell>
          <table:table-cell table:formula="of:=(1-ROUND([.C792])/[.C792])^2" office:value-type="float" office:value="0.00000000145104267010774" calcext:value-type="float">
            <text:p>1.45104267010774E-009</text:p>
          </table:table-cell>
          <table:table-cell table:formula="of:=(1-ROUND([.A792])/[.A792])^2" office:value-type="float" office:value="0.00000159825853749739" calcext:value-type="float">
            <text:p>1.59825853749739E-006</text:p>
          </table:table-cell>
          <table:table-cell table:formula="of:=SUM([.D792:.F792])" office:value-type="float" office:value="0.00000307142188665312" calcext:value-type="float">
            <text:p>3.07142188665312E-006</text:p>
          </table:table-cell>
          <table:table-cell table:number-columns-repeated="4"/>
        </table:table-row>
        <table:table-row table:style-name="ro1">
          <table:table-cell office:value-type="float" office:value="79.2" calcext:value-type="float">
            <text:p>79.2</text:p>
          </table:table-cell>
          <table:table-cell table:formula="of:=SQRT(2)*[.A793]" office:value-type="float" office:value="112.005714139949" calcext:value-type="float">
            <text:p>112.00571414</text:p>
          </table:table-cell>
          <table:table-cell table:formula="of:=SQRT(3)*[.A793]" office:value-type="float" office:value="137.178423959455" calcext:value-type="float">
            <text:p>137.1784239595</text:p>
          </table:table-cell>
          <table:table-cell table:formula="of:=(1-ROUND([.B793])/[.B793])^2" office:value-type="float" office:value="0.00000000260268366735159" calcext:value-type="float">
            <text:p>2.60268366735159E-009</text:p>
          </table:table-cell>
          <table:table-cell table:formula="of:=(1-ROUND([.C793])/[.C793])^2" office:value-type="float" office:value="0.00000169174432177538" calcext:value-type="float">
            <text:p>1.69174432177538E-006</text:p>
          </table:table-cell>
          <table:table-cell table:formula="of:=(1-ROUND([.A793])/[.A793])^2" office:value-type="float" office:value="0.00000637690031629462" calcext:value-type="float">
            <text:p>6.37690031629462E-006</text:p>
          </table:table-cell>
          <table:table-cell table:formula="of:=SUM([.D793:.F793])" office:value-type="float" office:value="0.00000807124732173735" calcext:value-type="float">
            <text:p>8.07124732173735E-006</text:p>
          </table:table-cell>
          <table:table-cell table:number-columns-repeated="4"/>
        </table:table-row>
        <table:table-row table:style-name="ro1">
          <table:table-cell office:value-type="float" office:value="79.3" calcext:value-type="float">
            <text:p>79.3</text:p>
          </table:table-cell>
          <table:table-cell table:formula="of:=SQRT(2)*[.A794]" office:value-type="float" office:value="112.147135496186" calcext:value-type="float">
            <text:p>112.1471354962</text:p>
          </table:table-cell>
          <table:table-cell table:formula="of:=SQRT(3)*[.A794]" office:value-type="float" office:value="137.351629040212" calcext:value-type="float">
            <text:p>137.3516290402</text:p>
          </table:table-cell>
          <table:table-cell table:formula="of:=(1-ROUND([.B794])/[.B794])^2" office:value-type="float" office:value="0.00000172130783685992" calcext:value-type="float">
            <text:p>1.72130783685992E-006</text:p>
          </table:table-cell>
          <table:table-cell table:formula="of:=(1-ROUND([.C794])/[.C794])^2" office:value-type="float" office:value="0.00000655393064261716" calcext:value-type="float">
            <text:p>6.55393064261716E-006</text:p>
          </table:table-cell>
          <table:table-cell table:formula="of:=(1-ROUND([.A794])/[.A794])^2" office:value-type="float" office:value="0.0000143118618301054" calcext:value-type="float">
            <text:p>1.43118618301054E-005</text:p>
          </table:table-cell>
          <table:table-cell table:formula="of:=SUM([.D794:.F794])" office:value-type="float" office:value="0.0000225871003095825" calcext:value-type="float">
            <text:p>2.25871003095825E-005</text:p>
          </table:table-cell>
          <table:table-cell table:number-columns-repeated="4"/>
        </table:table-row>
        <table:table-row table:style-name="ro1">
          <table:table-cell office:value-type="float" office:value="79.4" calcext:value-type="float">
            <text:p>79.4</text:p>
          </table:table-cell>
          <table:table-cell table:formula="of:=SQRT(2)*[.A795]" office:value-type="float" office:value="112.288556852424" calcext:value-type="float">
            <text:p>112.2885568524</text:p>
          </table:table-cell>
          <table:table-cell table:formula="of:=SQRT(3)*[.A795]" office:value-type="float" office:value="137.524834120969" calcext:value-type="float">
            <text:p>137.524834121</text:p>
          </table:table-cell>
          <table:table-cell table:formula="of:=(1-ROUND([.B795])/[.B795])^2" office:value-type="float" office:value="0.00000660376763705712" calcext:value-type="float">
            <text:p>6.60376763705712E-006</text:p>
          </table:table-cell>
          <table:table-cell table:formula="of:=(1-ROUND([.C795])/[.C795])^2" office:value-type="float" office:value="0.0000119379081881668" calcext:value-type="float">
            <text:p>1.19379081881668E-005</text:p>
          </table:table-cell>
          <table:table-cell table:formula="of:=(1-ROUND([.A795])/[.A795])^2" office:value-type="float" office:value="0.0000253792613365993" calcext:value-type="float">
            <text:p>2.53792613365993E-005</text:p>
          </table:table-cell>
          <table:table-cell table:formula="of:=SUM([.D795:.F795])" office:value-type="float" office:value="0.0000439209371618232" calcext:value-type="float">
            <text:p>4.39209371618232E-005</text:p>
          </table:table-cell>
          <table:table-cell table:number-columns-repeated="4"/>
        </table:table-row>
        <table:table-row table:style-name="ro1">
          <table:table-cell office:value-type="float" office:value="79.5" calcext:value-type="float">
            <text:p>79.5</text:p>
          </table:table-cell>
          <table:table-cell table:formula="of:=SQRT(2)*[.A796]" office:value-type="float" office:value="112.429978208661" calcext:value-type="float">
            <text:p>112.4299782087</text:p>
          </table:table-cell>
          <table:table-cell table:formula="of:=SQRT(3)*[.A796]" office:value-type="float" office:value="137.698039201726" calcext:value-type="float">
            <text:p>137.6980392017</text:p>
          </table:table-cell>
          <table:table-cell table:formula="of:=(1-ROUND([.B796])/[.B796])^2" office:value-type="float" office:value="0.0000146261033917471" calcext:value-type="float">
            <text:p>1.46261033917471E-005</text:p>
          </table:table-cell>
          <table:table-cell table:formula="of:=(1-ROUND([.C796])/[.C796])^2" office:value-type="float" office:value="0.0000048088985770303" calcext:value-type="float">
            <text:p>4.8088985770303E-006</text:p>
          </table:table-cell>
          <table:table-cell table:formula="of:=(1-ROUND([.A796])/[.A796])^2" office:value-type="float" office:value="0.0000395553973339662" calcext:value-type="float">
            <text:p>3.95553973339662E-005</text:p>
          </table:table-cell>
          <table:table-cell table:formula="of:=SUM([.D796:.F796])" office:value-type="float" office:value="0.0000589903993027436" calcext:value-type="float">
            <text:p>5.89903993027436E-005</text:p>
          </table:table-cell>
          <table:table-cell table:number-columns-repeated="4"/>
        </table:table-row>
        <table:table-row table:style-name="ro1">
          <table:table-cell office:value-type="float" office:value="79.6" calcext:value-type="float">
            <text:p>79.6</text:p>
          </table:table-cell>
          <table:table-cell table:formula="of:=SQRT(2)*[.A797]" office:value-type="float" office:value="112.571399564898" calcext:value-type="float">
            <text:p>112.5713995649</text:p>
          </table:table-cell>
          <table:table-cell table:formula="of:=SQRT(3)*[.A797]" office:value-type="float" office:value="137.871244282483" calcext:value-type="float">
            <text:p>137.8712442825</text:p>
          </table:table-cell>
          <table:table-cell table:formula="of:=(1-ROUND([.B797])/[.B797])^2" office:value-type="float" office:value="0.0000144960301641143" calcext:value-type="float">
            <text:p>0.000014496</text:p>
          </table:table-cell>
          <table:table-cell table:formula="of:=(1-ROUND([.C797])/[.C797])^2" office:value-type="float" office:value="0.000000872138897661305" calcext:value-type="float">
            <text:p>8.72138897661305E-007</text:p>
          </table:table-cell>
          <table:table-cell table:formula="of:=(1-ROUND([.A797])/[.A797])^2" office:value-type="float" office:value="0.0000252518875785978" calcext:value-type="float">
            <text:p>2.52518875785978E-005</text:p>
          </table:table-cell>
          <table:table-cell table:formula="of:=SUM([.D797:.F797])" office:value-type="float" office:value="0.0000406200566403734" calcext:value-type="float">
            <text:p>4.06200566403734E-005</text:p>
          </table:table-cell>
          <table:table-cell table:number-columns-repeated="4"/>
        </table:table-row>
        <table:table-row table:style-name="ro1">
          <table:table-cell office:value-type="float" office:value="79.7" calcext:value-type="float">
            <text:p>79.7</text:p>
          </table:table-cell>
          <table:table-cell table:formula="of:=SQRT(2)*[.A798]" office:value-type="float" office:value="112.712820921136" calcext:value-type="float">
            <text:p>112.7128209211</text:p>
          </table:table-cell>
          <table:table-cell table:formula="of:=SQRT(3)*[.A798]" office:value-type="float" office:value="138.04444936324" calcext:value-type="float">
            <text:p>138.0444493632</text:p>
          </table:table-cell>
          <table:table-cell table:formula="of:=(1-ROUND([.B798])/[.B798])^2" office:value-type="float" office:value="0.00000649170771646484" calcext:value-type="float">
            <text:p>6.49170771646484E-006</text:p>
          </table:table-cell>
          <table:table-cell table:formula="of:=(1-ROUND([.C798])/[.C798])^2" office:value-type="float" office:value="0.000000103679570681933" calcext:value-type="float">
            <text:p>1.03679570681933E-007</text:p>
          </table:table-cell>
          <table:table-cell table:formula="of:=(1-ROUND([.A798])/[.A798])^2" office:value-type="float" office:value="0.0000141685649919937" calcext:value-type="float">
            <text:p>1.41685649919937E-005</text:p>
          </table:table-cell>
          <table:table-cell table:formula="of:=SUM([.D798:.F798])" office:value-type="float" office:value="0.0000207639522791405" calcext:value-type="float">
            <text:p>0.000020764</text:p>
          </table:table-cell>
          <table:table-cell table:number-columns-repeated="4"/>
        </table:table-row>
        <table:table-row table:style-name="ro1">
          <table:table-cell office:value-type="float" office:value="79.8" calcext:value-type="float">
            <text:p>79.8</text:p>
          </table:table-cell>
          <table:table-cell table:formula="of:=SQRT(2)*[.A799]" office:value-type="float" office:value="112.854242277373" calcext:value-type="float">
            <text:p>112.8542422774</text:p>
          </table:table-cell>
          <table:table-cell table:formula="of:=SQRT(3)*[.A799]" office:value-type="float" office:value="138.217654443996" calcext:value-type="float">
            <text:p>138.217654444</text:p>
          </table:table-cell>
          <table:table-cell table:formula="of:=(1-ROUND([.B799])/[.B799])^2" office:value-type="float" office:value="0.00000166812030902873" calcext:value-type="float">
            <text:p>1.66812030902873E-006</text:p>
          </table:table-cell>
          <table:table-cell table:formula="of:=(1-ROUND([.C799])/[.C799])^2" office:value-type="float" office:value="0.00000247975080722804" calcext:value-type="float">
            <text:p>2.47975080722804E-006</text:p>
          </table:table-cell>
          <table:table-cell table:formula="of:=(1-ROUND([.A799])/[.A799])^2" office:value-type="float" office:value="0.0000062813675793491" calcext:value-type="float">
            <text:p>6.2813675793491E-006</text:p>
          </table:table-cell>
          <table:table-cell table:formula="of:=SUM([.D799:.F799])" office:value-type="float" office:value="0.0000104292386956059" calcext:value-type="float">
            <text:p>1.04292386956059E-005</text:p>
          </table:table-cell>
          <table:table-cell table:number-columns-repeated="4"/>
        </table:table-row>
        <table:table-row table:style-name="ro1">
          <table:table-cell office:value-type="float" office:value="79.9" calcext:value-type="float">
            <text:p>79.9</text:p>
          </table:table-cell>
          <table:table-cell table:formula="of:=SQRT(2)*[.A800]" office:value-type="float" office:value="112.99566363361" calcext:value-type="float">
            <text:p>112.9956636336</text:p>
          </table:table-cell>
          <table:table-cell table:formula="of:=SQRT(3)*[.A800]" office:value-type="float" office:value="138.390859524753" calcext:value-type="float">
            <text:p>138.3908595248</text:p>
          </table:table-cell>
          <table:table-cell table:formula="of:=(1-ROUND([.B800])/[.B800])^2" office:value-type="float" office:value="0.00000000147274780786127" calcext:value-type="float">
            <text:p>1.47274780786127E-009</text:p>
          </table:table-cell>
          <table:table-cell table:formula="of:=(1-ROUND([.C800])/[.C800])^2" office:value-type="float" office:value="0.00000797676111046019" calcext:value-type="float">
            <text:p>7.97676111046019E-006</text:p>
          </table:table-cell>
          <table:table-cell table:formula="of:=(1-ROUND([.A800])/[.A800])^2" office:value-type="float" office:value="0.00000156641358644445" calcext:value-type="float">
            <text:p>1.56641358644445E-006</text:p>
          </table:table-cell>
          <table:table-cell table:formula="of:=SUM([.D800:.F800])" office:value-type="float" office:value="0.0000095446474447125" calcext:value-type="float">
            <text:p>9.5446474447125E-00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QRT(2)*[.A801]" office:value-type="float" office:value="113.137084989848" calcext:value-type="float">
            <text:p>113.1370849898</text:p>
          </table:table-cell>
          <table:table-cell table:formula="of:=SQRT(3)*[.A801]" office:value-type="float" office:value="138.56406460551" calcext:value-type="float">
            <text:p>138.5640646055</text:p>
          </table:table-cell>
          <table:table-cell table:formula="of:=(1-ROUND([.B801])/[.B801])^2" office:value-type="float" office:value="0.00000146814800324377" calcext:value-type="float">
            <text:p>1.46814800324377E-006</text:p>
          </table:table-cell>
          <table:table-cell table:formula="of:=(1-ROUND([.C801])/[.C801])^2" office:value-type="float" office:value="0.00000989789938380224" calcext:value-type="float">
            <text:p>9.89789938380224E-006</text:p>
          </table:table-cell>
          <table:table-cell table:formula="of:=(1-ROUND([.A801])/[.A801])^2" office:value-type="float" office:value="0" calcext:value-type="float">
            <text:p>0</text:p>
          </table:table-cell>
          <table:table-cell table:formula="of:=SUM([.D801:.F801])" office:value-type="float" office:value="0.000011366047387046" calcext:value-type="float">
            <text:p>0.000011366</text:p>
          </table:table-cell>
          <table:table-cell table:number-columns-repeated="4"/>
        </table:table-row>
        <table:table-row table:style-name="ro1">
          <table:table-cell office:value-type="float" office:value="80.1" calcext:value-type="float">
            <text:p>80.1</text:p>
          </table:table-cell>
          <table:table-cell table:formula="of:=SQRT(2)*[.A802]" office:value-type="float" office:value="113.278506346085" calcext:value-type="float">
            <text:p>113.2785063461</text:p>
          </table:table-cell>
          <table:table-cell table:formula="of:=SQRT(3)*[.A802]" office:value-type="float" office:value="138.737269686267" calcext:value-type="float">
            <text:p>138.7372696863</text:p>
          </table:table-cell>
          <table:table-cell table:formula="of:=(1-ROUND([.B802])/[.B802])^2" office:value-type="float" office:value="0.00000604470572907204" calcext:value-type="float">
            <text:p>6.04470572907204E-006</text:p>
          </table:table-cell>
          <table:table-cell table:formula="of:=(1-ROUND([.C802])/[.C802])^2" office:value-type="float" office:value="0.00000358619649669152" calcext:value-type="float">
            <text:p>3.58619649669152E-006</text:p>
          </table:table-cell>
          <table:table-cell table:formula="of:=(1-ROUND([.A802])/[.A802])^2" office:value-type="float" office:value="0.00000155860106203049" calcext:value-type="float">
            <text:p>1.55860106203049E-006</text:p>
          </table:table-cell>
          <table:table-cell table:formula="of:=SUM([.D802:.F802])" office:value-type="float" office:value="0.0000111895032877941" calcext:value-type="float">
            <text:p>1.11895032877941E-005</text:p>
          </table:table-cell>
          <table:table-cell table:number-columns-repeated="4"/>
        </table:table-row>
        <table:table-row table:style-name="ro1">
          <table:table-cell office:value-type="float" office:value="80.2" calcext:value-type="float">
            <text:p>80.2</text:p>
          </table:table-cell>
          <table:table-cell table:formula="of:=SQRT(2)*[.A803]" office:value-type="float" office:value="113.419927702322" calcext:value-type="float">
            <text:p>113.4199277023</text:p>
          </table:table-cell>
          <table:table-cell table:formula="of:=SQRT(3)*[.A803]" office:value-type="float" office:value="138.910474767024" calcext:value-type="float">
            <text:p>138.910474767</text:p>
          </table:table-cell>
          <table:table-cell table:formula="of:=(1-ROUND([.B803])/[.B803])^2" office:value-type="float" office:value="0.0000137078807950224" calcext:value-type="float">
            <text:p>1.37078807950224E-005</text:p>
          </table:table-cell>
          <table:table-cell table:formula="of:=(1-ROUND([.C803])/[.C803])^2" office:value-type="float" office:value="0.00000041535642084606" calcext:value-type="float">
            <text:p>4.1535642084606E-007</text:p>
          </table:table-cell>
          <table:table-cell table:formula="of:=(1-ROUND([.A803])/[.A803])^2" office:value-type="float" office:value="0.00000621886679809238" calcext:value-type="float">
            <text:p>6.21886679809238E-006</text:p>
          </table:table-cell>
          <table:table-cell table:formula="of:=SUM([.D803:.F803])" office:value-type="float" office:value="0.0000203421040139608" calcext:value-type="float">
            <text:p>2.03421040139608E-005</text:p>
          </table:table-cell>
          <table:table-cell table:number-columns-repeated="4"/>
        </table:table-row>
        <table:table-row table:style-name="ro1">
          <table:table-cell office:value-type="float" office:value="80.3" calcext:value-type="float">
            <text:p>80.3</text:p>
          </table:table-cell>
          <table:table-cell table:formula="of:=SQRT(2)*[.A804]" office:value-type="float" office:value="113.56134905856" calcext:value-type="float">
            <text:p>113.5613490586</text:p>
          </table:table-cell>
          <table:table-cell table:formula="of:=SQRT(3)*[.A804]" office:value-type="float" office:value="139.083679847781" calcext:value-type="float">
            <text:p>139.0836798478</text:p>
          </table:table-cell>
          <table:table-cell table:formula="of:=(1-ROUND([.B804])/[.B804])^2" office:value-type="float" office:value="0.000014920282473306" calcext:value-type="float">
            <text:p>1.4920282473306E-005</text:p>
          </table:table-cell>
          <table:table-cell table:formula="of:=(1-ROUND([.C804])/[.C804])^2" office:value-type="float" office:value="0.000000361984035821662" calcext:value-type="float">
            <text:p>0.000000362</text:p>
          </table:table-cell>
          <table:table-cell table:formula="of:=(1-ROUND([.A804])/[.A804])^2" office:value-type="float" office:value="0.0000139576215592525" calcext:value-type="float">
            <text:p>1.39576215592525E-005</text:p>
          </table:table-cell>
          <table:table-cell table:formula="of:=SUM([.D804:.F804])" office:value-type="float" office:value="0.0000292398880683802" calcext:value-type="float">
            <text:p>2.92398880683802E-005</text:p>
          </table:table-cell>
          <table:table-cell table:number-columns-repeated="4"/>
        </table:table-row>
        <table:table-row table:style-name="ro1">
          <table:table-cell office:value-type="float" office:value="80.4" calcext:value-type="float">
            <text:p>80.4</text:p>
          </table:table-cell>
          <table:table-cell table:formula="of:=SQRT(2)*[.A805]" office:value-type="float" office:value="113.702770414797" calcext:value-type="float">
            <text:p>113.7027704148</text:p>
          </table:table-cell>
          <table:table-cell table:formula="of:=SQRT(3)*[.A805]" office:value-type="float" office:value="139.256884928538" calcext:value-type="float">
            <text:p>139.2568849285</text:p>
          </table:table-cell>
          <table:table-cell table:formula="of:=(1-ROUND([.B805])/[.B805])^2" office:value-type="float" office:value="0.00000683348078636877" calcext:value-type="float">
            <text:p>6.83348078636877E-006</text:p>
          </table:table-cell>
          <table:table-cell table:formula="of:=(1-ROUND([.C805])/[.C805])^2" office:value-type="float" office:value="0.00000340285855701999" calcext:value-type="float">
            <text:p>3.40285855701999E-006</text:p>
          </table:table-cell>
          <table:table-cell table:formula="of:=(1-ROUND([.A805])/[.A805])^2" office:value-type="float" office:value="0.0000247518625776598" calcext:value-type="float">
            <text:p>2.47518625776598E-005</text:p>
          </table:table-cell>
          <table:table-cell table:formula="of:=SUM([.D805:.F805])" office:value-type="float" office:value="0.0000349882019210486" calcext:value-type="float">
            <text:p>3.49882019210486E-005</text:p>
          </table:table-cell>
          <table:table-cell table:number-columns-repeated="4"/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SQRT(2)*[.A806]" office:value-type="float" office:value="113.844191771034" calcext:value-type="float">
            <text:p>113.844191771</text:p>
          </table:table-cell>
          <table:table-cell table:formula="of:=SQRT(3)*[.A806]" office:value-type="float" office:value="139.430090009295" calcext:value-type="float">
            <text:p>139.4300900093</text:p>
          </table:table-cell>
          <table:table-cell table:formula="of:=(1-ROUND([.B806])/[.B806])^2" office:value-type="float" office:value="0.00000187309164102235" calcext:value-type="float">
            <text:p>1.87309164102235E-006</text:p>
          </table:table-cell>
          <table:table-cell table:formula="of:=(1-ROUND([.C806])/[.C806])^2" office:value-type="float" office:value="0.00000951493209341453" calcext:value-type="float">
            <text:p>9.51493209341453E-006</text:p>
          </table:table-cell>
          <table:table-cell table:formula="of:=(1-ROUND([.A806])/[.A806])^2" office:value-type="float" office:value="0.0000385787585355491" calcext:value-type="float">
            <text:p>3.85787585355491E-005</text:p>
          </table:table-cell>
          <table:table-cell table:formula="of:=SUM([.D806:.F806])" office:value-type="float" office:value="0.000049966782269986" calcext:value-type="float">
            <text:p>4.9966782269986E-005</text:p>
          </table:table-cell>
          <table:table-cell table:number-columns-repeated="4"/>
        </table:table-row>
        <table:table-row table:style-name="ro1">
          <table:table-cell office:value-type="float" office:value="80.6" calcext:value-type="float">
            <text:p>80.6</text:p>
          </table:table-cell>
          <table:table-cell table:formula="of:=SQRT(2)*[.A807]" office:value-type="float" office:value="113.985613127271" calcext:value-type="float">
            <text:p>113.9856131273</text:p>
          </table:table-cell>
          <table:table-cell table:formula="of:=SQRT(3)*[.A807]" office:value-type="float" office:value="139.603295090052" calcext:value-type="float">
            <text:p>139.6032950901</text:p>
          </table:table-cell>
          <table:table-cell table:formula="of:=(1-ROUND([.B807])/[.B807])^2" office:value-type="float" office:value="0.0000000159306216794301" calcext:value-type="float">
            <text:p>1.59306216794301E-008</text:p>
          </table:table-cell>
          <table:table-cell table:formula="of:=(1-ROUND([.C807])/[.C807])^2" office:value-type="float" office:value="0.00000807502383782447" calcext:value-type="float">
            <text:p>0.000008075</text:p>
          </table:table-cell>
          <table:table-cell table:formula="of:=(1-ROUND([.A807])/[.A807])^2" office:value-type="float" office:value="0.0000246291769544796" calcext:value-type="float">
            <text:p>2.46291769544796E-005</text:p>
          </table:table-cell>
          <table:table-cell table:formula="of:=SUM([.D807:.F807])" office:value-type="float" office:value="0.0000327201314139835" calcext:value-type="float">
            <text:p>3.27201314139835E-005</text:p>
          </table:table-cell>
          <table:table-cell table:number-columns-repeated="4"/>
        </table:table-row>
        <table:table-row table:style-name="ro1">
          <table:table-cell office:value-type="float" office:value="80.7" calcext:value-type="float">
            <text:p>80.7</text:p>
          </table:table-cell>
          <table:table-cell table:formula="of:=SQRT(2)*[.A808]" office:value-type="float" office:value="114.127034483509" calcext:value-type="float">
            <text:p>114.1270344835</text:p>
          </table:table-cell>
          <table:table-cell table:formula="of:=SQRT(3)*[.A808]" office:value-type="float" office:value="139.776500170808" calcext:value-type="float">
            <text:p>139.7765001708</text:p>
          </table:table-cell>
          <table:table-cell table:formula="of:=(1-ROUND([.B808])/[.B808])^2" office:value-type="float" office:value="0.0000012389853957812" calcext:value-type="float">
            <text:p>0.000001239</text:p>
          </table:table-cell>
          <table:table-cell table:formula="of:=(1-ROUND([.C808])/[.C808])^2" office:value-type="float" office:value="0.00000255673706210043" calcext:value-type="float">
            <text:p>2.55673706210043E-006</text:p>
          </table:table-cell>
          <table:table-cell table:formula="of:=(1-ROUND([.A808])/[.A808])^2" office:value-type="float" office:value="0.0000138195989552376" calcext:value-type="float">
            <text:p>1.38195989552376E-005</text:p>
          </table:table-cell>
          <table:table-cell table:formula="of:=SUM([.D808:.F808])" office:value-type="float" office:value="0.0000176153214131192" calcext:value-type="float">
            <text:p>1.76153214131192E-005</text:p>
          </table:table-cell>
          <table:table-cell table:number-columns-repeated="4"/>
        </table:table-row>
        <table:table-row table:style-name="ro1">
          <table:table-cell office:value-type="float" office:value="80.8" calcext:value-type="float">
            <text:p>80.8</text:p>
          </table:table-cell>
          <table:table-cell table:formula="of:=SQRT(2)*[.A809]" office:value-type="float" office:value="114.268455839746" calcext:value-type="float">
            <text:p>114.2684558397</text:p>
          </table:table-cell>
          <table:table-cell table:formula="of:=SQRT(3)*[.A809]" office:value-type="float" office:value="139.949705251565" calcext:value-type="float">
            <text:p>139.9497052516</text:p>
          </table:table-cell>
          <table:table-cell table:formula="of:=(1-ROUND([.B809])/[.B809])^2" office:value-type="float" office:value="0.00000551941429560912" calcext:value-type="float">
            <text:p>5.51941429560912E-006</text:p>
          </table:table-cell>
          <table:table-cell table:formula="of:=(1-ROUND([.C809])/[.C809])^2" office:value-type="float" office:value="0.000000129152050049833" calcext:value-type="float">
            <text:p>1.29152050049833E-007</text:p>
          </table:table-cell>
          <table:table-cell table:formula="of:=(1-ROUND([.A809])/[.A809])^2" office:value-type="float" office:value="0.00000612685030879327" calcext:value-type="float">
            <text:p>6.12685030879327E-006</text:p>
          </table:table-cell>
          <table:table-cell table:formula="of:=SUM([.D809:.F809])" office:value-type="float" office:value="0.0000117754166544522" calcext:value-type="float">
            <text:p>1.17754166544522E-005</text:p>
          </table:table-cell>
          <table:table-cell table:number-columns-repeated="4"/>
        </table:table-row>
        <table:table-row table:style-name="ro1">
          <table:table-cell office:value-type="float" office:value="80.9" calcext:value-type="float">
            <text:p>80.9</text:p>
          </table:table-cell>
          <table:table-cell table:formula="of:=SQRT(2)*[.A810]" office:value-type="float" office:value="114.409877195983" calcext:value-type="float">
            <text:p>114.409877196</text:p>
          </table:table-cell>
          <table:table-cell table:formula="of:=SQRT(3)*[.A810]" office:value-type="float" office:value="140.122910332322" calcext:value-type="float">
            <text:p>140.1229103323</text:p>
          </table:table-cell>
          <table:table-cell table:formula="of:=(1-ROUND([.B810])/[.B810])^2" office:value-type="float" office:value="0.0000128345449132378" calcext:value-type="float">
            <text:p>1.28345449132378E-005</text:p>
          </table:table-cell>
          <table:table-cell table:formula="of:=(1-ROUND([.C810])/[.C810])^2" office:value-type="float" office:value="0.000000769411171678776" calcext:value-type="float">
            <text:p>7.69411171678776E-007</text:p>
          </table:table-cell>
          <table:table-cell table:formula="of:=(1-ROUND([.A810])/[.A810])^2" office:value-type="float" office:value="0.00000152792823626617" calcext:value-type="float">
            <text:p>1.52792823626617E-006</text:p>
          </table:table-cell>
          <table:table-cell table:formula="of:=SUM([.D810:.F810])" office:value-type="float" office:value="0.0000151318843211827" calcext:value-type="float">
            <text:p>1.51318843211827E-00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QRT(2)*[.A811]" office:value-type="float" office:value="114.551298552221" calcext:value-type="float">
            <text:p>114.5512985522</text:p>
          </table:table-cell>
          <table:table-cell table:formula="of:=SQRT(3)*[.A811]" office:value-type="float" office:value="140.296115413079" calcext:value-type="float">
            <text:p>140.2961154131</text:p>
          </table:table-cell>
          <table:table-cell table:formula="of:=(1-ROUND([.B811])/[.B811])^2" office:value-type="float" office:value="0.0000153431633317512" calcext:value-type="float">
            <text:p>1.53431633317512E-005</text:p>
          </table:table-cell>
          <table:table-cell table:formula="of:=(1-ROUND([.C811])/[.C811])^2" office:value-type="float" office:value="0.00000445482588340139" calcext:value-type="float">
            <text:p>4.45482588340139E-006</text:p>
          </table:table-cell>
          <table:table-cell table:formula="of:=(1-ROUND([.A811])/[.A811])^2" office:value-type="float" office:value="0" calcext:value-type="float">
            <text:p>0</text:p>
          </table:table-cell>
          <table:table-cell table:formula="of:=SUM([.D811:.F811])" office:value-type="float" office:value="0.0000197979892151526" calcext:value-type="float">
            <text:p>0.000019798</text:p>
          </table:table-cell>
          <table:table-cell table:number-columns-repeated="4"/>
        </table:table-row>
        <table:table-row table:style-name="ro1">
          <table:table-cell office:value-type="float" office:value="81.1" calcext:value-type="float">
            <text:p>81.1</text:p>
          </table:table-cell>
          <table:table-cell table:formula="of:=SQRT(2)*[.A812]" office:value-type="float" office:value="114.692719908458" calcext:value-type="float">
            <text:p>114.6927199085</text:p>
          </table:table-cell>
          <table:table-cell table:formula="of:=SQRT(3)*[.A812]" office:value-type="float" office:value="140.469320493836" calcext:value-type="float">
            <text:p>140.4693204938</text:p>
          </table:table-cell>
          <table:table-cell table:formula="of:=(1-ROUND([.B812])/[.B812])^2" office:value-type="float" office:value="0.00000717789569270641" calcext:value-type="float">
            <text:p>7.17789569270641E-006</text:p>
          </table:table-cell>
          <table:table-cell table:formula="of:=(1-ROUND([.C812])/[.C812])^2" office:value-type="float" office:value="0.0000111628753394633" calcext:value-type="float">
            <text:p>1.11628753394633E-005</text:p>
          </table:table-cell>
          <table:table-cell table:formula="of:=(1-ROUND([.A812])/[.A812])^2" office:value-type="float" office:value="0.00000152040150763004" calcext:value-type="float">
            <text:p>1.52040150763004E-006</text:p>
          </table:table-cell>
          <table:table-cell table:formula="of:=SUM([.D812:.F812])" office:value-type="float" office:value="0.0000198611725397998" calcext:value-type="float">
            <text:p>1.98611725397998E-005</text:p>
          </table:table-cell>
          <table:table-cell table:number-columns-repeated="4"/>
        </table:table-row>
        <table:table-row table:style-name="ro1">
          <table:table-cell office:value-type="float" office:value="81.2" calcext:value-type="float">
            <text:p>81.2</text:p>
          </table:table-cell>
          <table:table-cell table:formula="of:=SQRT(2)*[.A813]" office:value-type="float" office:value="114.834141264695" calcext:value-type="float">
            <text:p>114.8341412647</text:p>
          </table:table-cell>
          <table:table-cell table:formula="of:=SQRT(3)*[.A813]" office:value-type="float" office:value="140.642525574593" calcext:value-type="float">
            <text:p>140.6425255746</text:p>
          </table:table-cell>
          <table:table-cell table:formula="of:=(1-ROUND([.B813])/[.B813])^2" office:value-type="float" office:value="0.00000208609770293368" calcext:value-type="float">
            <text:p>2.08609770293368E-006</text:p>
          </table:table-cell>
          <table:table-cell table:formula="of:=(1-ROUND([.C813])/[.C813])^2" office:value-type="float" office:value="0.00000646035882231367" calcext:value-type="float">
            <text:p>6.46035882231367E-006</text:p>
          </table:table-cell>
          <table:table-cell table:formula="of:=(1-ROUND([.A813])/[.A813])^2" office:value-type="float" office:value="0.00000606663592904489" calcext:value-type="float">
            <text:p>6.06663592904489E-006</text:p>
          </table:table-cell>
          <table:table-cell table:formula="of:=SUM([.D813:.F813])" office:value-type="float" office:value="0.0000146130924542922" calcext:value-type="float">
            <text:p>1.46130924542922E-005</text:p>
          </table:table-cell>
          <table:table-cell table:number-columns-repeated="4"/>
        </table:table-row>
        <table:table-row table:style-name="ro1">
          <table:table-cell office:value-type="float" office:value="81.3" calcext:value-type="float">
            <text:p>81.3</text:p>
          </table:table-cell>
          <table:table-cell table:formula="of:=SQRT(2)*[.A814]" office:value-type="float" office:value="114.975562620933" calcext:value-type="float">
            <text:p>114.9755626209</text:p>
          </table:table-cell>
          <table:table-cell table:formula="of:=SQRT(3)*[.A814]" office:value-type="float" office:value="140.81573065535" calcext:value-type="float">
            <text:p>140.8157306554</text:p>
          </table:table-cell>
          <table:table-cell table:formula="of:=(1-ROUND([.B814])/[.B814])^2" office:value-type="float" office:value="0.0000000451750003163629" calcext:value-type="float">
            <text:p>4.51750003163629E-008</text:p>
          </table:table-cell>
          <table:table-cell table:formula="of:=(1-ROUND([.C814])/[.C814])^2" office:value-type="float" office:value="0.00000171239454890435" calcext:value-type="float">
            <text:p>1.71239454890435E-006</text:p>
          </table:table-cell>
          <table:table-cell table:formula="of:=(1-ROUND([.A814])/[.A814])^2" office:value-type="float" office:value="0.0000136163723260845" calcext:value-type="float">
            <text:p>1.36163723260845E-005</text:p>
          </table:table-cell>
          <table:table-cell table:formula="of:=SUM([.D814:.F814])" office:value-type="float" office:value="0.0000153739418753052" calcext:value-type="float">
            <text:p>1.53739418753052E-005</text:p>
          </table:table-cell>
          <table:table-cell table:number-columns-repeated="4"/>
        </table:table-row>
        <table:table-row table:style-name="ro1">
          <table:table-cell office:value-type="float" office:value="81.4" calcext:value-type="float">
            <text:p>81.4</text:p>
          </table:table-cell>
          <table:table-cell table:formula="of:=SQRT(2)*[.A815]" office:value-type="float" office:value="115.11698397717" calcext:value-type="float">
            <text:p>115.1169839772</text:p>
          </table:table-cell>
          <table:table-cell table:formula="of:=SQRT(3)*[.A815]" office:value-type="float" office:value="140.988935736107" calcext:value-type="float">
            <text:p>140.9889357361</text:p>
          </table:table-cell>
          <table:table-cell table:formula="of:=(1-ROUND([.B815])/[.B815])^2" office:value-type="float" office:value="0.00000103269948162224" calcext:value-type="float">
            <text:p>1.03269948162224E-006</text:p>
          </table:table-cell>
          <table:table-cell table:formula="of:=(1-ROUND([.C815])/[.C815])^2" office:value-type="float" office:value="0.00000000615850057968293" calcext:value-type="float">
            <text:p>6.15850057968293E-009</text:p>
          </table:table-cell>
          <table:table-cell table:formula="of:=(1-ROUND([.A815])/[.A815])^2" office:value-type="float" office:value="0.0000241474442948648" calcext:value-type="float">
            <text:p>2.41474442948648E-005</text:p>
          </table:table-cell>
          <table:table-cell table:formula="of:=SUM([.D815:.F815])" office:value-type="float" office:value="0.0000251863022770668" calcext:value-type="float">
            <text:p>2.51863022770668E-005</text:p>
          </table:table-cell>
          <table:table-cell table:number-columns-repeated="4"/>
        </table:table-row>
        <table:table-row table:style-name="ro1">
          <table:table-cell office:value-type="float" office:value="81.5" calcext:value-type="float">
            <text:p>81.5</text:p>
          </table:table-cell>
          <table:table-cell table:formula="of:=SQRT(2)*[.A816]" office:value-type="float" office:value="115.258405333407" calcext:value-type="float">
            <text:p>115.2584053334</text:p>
          </table:table-cell>
          <table:table-cell table:formula="of:=SQRT(3)*[.A816]" office:value-type="float" office:value="141.162140816864" calcext:value-type="float">
            <text:p>141.1621408169</text:p>
          </table:table-cell>
          <table:table-cell table:formula="of:=(1-ROUND([.B816])/[.B816])^2" office:value-type="float" office:value="0.00000502640794409397" calcext:value-type="float">
            <text:p>5.02640794409397E-006</text:p>
          </table:table-cell>
          <table:table-cell table:formula="of:=(1-ROUND([.C816])/[.C816])^2" office:value-type="float" office:value="0.0000013193142129629" calcext:value-type="float">
            <text:p>1.3193142129629E-006</text:p>
          </table:table-cell>
          <table:table-cell table:formula="of:=(1-ROUND([.A816])/[.A816])^2" office:value-type="float" office:value="0.0000376378486205724" calcext:value-type="float">
            <text:p>3.76378486205724E-005</text:p>
          </table:table-cell>
          <table:table-cell table:formula="of:=SUM([.D816:.F816])" office:value-type="float" office:value="0.0000439835707776293" calcext:value-type="float">
            <text:p>4.39835707776293E-005</text:p>
          </table:table-cell>
          <table:table-cell table:number-columns-repeated="4"/>
        </table:table-row>
        <table:table-row table:style-name="ro1">
          <table:table-cell office:value-type="float" office:value="81.6" calcext:value-type="float">
            <text:p>81.6</text:p>
          </table:table-cell>
          <table:table-cell table:formula="of:=SQRT(2)*[.A817]" office:value-type="float" office:value="115.399826689645" calcext:value-type="float">
            <text:p>115.3998266896</text:p>
          </table:table-cell>
          <table:table-cell table:formula="of:=SQRT(3)*[.A817]" office:value-type="float" office:value="141.33534589762" calcext:value-type="float">
            <text:p>141.3353458976</text:p>
          </table:table-cell>
          <table:table-cell table:formula="of:=(1-ROUND([.B817])/[.B817])^2" office:value-type="float" office:value="0.0000120042007395084" calcext:value-type="float">
            <text:p>1.20042007395084E-005</text:p>
          </table:table-cell>
          <table:table-cell table:formula="of:=(1-ROUND([.C817])/[.C817])^2" office:value-type="float" office:value="0.00000562968925467383" calcext:value-type="float">
            <text:p>5.62968925467383E-006</text:p>
          </table:table-cell>
          <table:table-cell table:formula="of:=(1-ROUND([.A817])/[.A817])^2" office:value-type="float" office:value="0.0000240292195309495" calcext:value-type="float">
            <text:p>2.40292195309495E-005</text:p>
          </table:table-cell>
          <table:table-cell table:formula="of:=SUM([.D817:.F817])" office:value-type="float" office:value="0.0000416631095251317" calcext:value-type="float">
            <text:p>4.16631095251317E-005</text:p>
          </table:table-cell>
          <table:table-cell table:number-columns-repeated="4"/>
        </table:table-row>
        <table:table-row table:style-name="ro1">
          <table:table-cell office:value-type="float" office:value="81.7" calcext:value-type="float">
            <text:p>81.7</text:p>
          </table:table-cell>
          <table:table-cell table:formula="of:=SQRT(2)*[.A818]" office:value-type="float" office:value="115.541248045882" calcext:value-type="float">
            <text:p>115.5412480459</text:p>
          </table:table-cell>
          <table:table-cell table:formula="of:=SQRT(3)*[.A818]" office:value-type="float" office:value="141.508550978377" calcext:value-type="float">
            <text:p>141.5085509784</text:p>
          </table:table-cell>
          <table:table-cell table:formula="of:=(1-ROUND([.B818])/[.B818])^2" office:value-type="float" office:value="0.0000157645560756206" calcext:value-type="float">
            <text:p>1.57645560756206E-005</text:p>
          </table:table-cell>
          <table:table-cell table:formula="of:=(1-ROUND([.C818])/[.C818])^2" office:value-type="float" office:value="0.0000120612295160893" calcext:value-type="float">
            <text:p>1.20612295160893E-005</text:p>
          </table:table-cell>
          <table:table-cell table:formula="of:=(1-ROUND([.A818])/[.A818])^2" office:value-type="float" office:value="0.0000134833682652445" calcext:value-type="float">
            <text:p>1.34833682652445E-005</text:p>
          </table:table-cell>
          <table:table-cell table:formula="of:=SUM([.D818:.F818])" office:value-type="float" office:value="0.0000413091538569545" calcext:value-type="float">
            <text:p>4.13091538569545E-005</text:p>
          </table:table-cell>
          <table:table-cell table:number-columns-repeated="4"/>
        </table:table-row>
        <table:table-row table:style-name="ro1">
          <table:table-cell office:value-type="float" office:value="81.8" calcext:value-type="float">
            <text:p>81.8</text:p>
          </table:table-cell>
          <table:table-cell table:formula="of:=SQRT(2)*[.A819]" office:value-type="float" office:value="115.682669402119" calcext:value-type="float">
            <text:p>115.6826694021</text:p>
          </table:table-cell>
          <table:table-cell table:formula="of:=SQRT(3)*[.A819]" office:value-type="float" office:value="141.681756059134" calcext:value-type="float">
            <text:p>141.6817560591</text:p>
          </table:table-cell>
          <table:table-cell table:formula="of:=(1-ROUND([.B819])/[.B819])^2" office:value-type="float" office:value="0.0000075246672030449" calcext:value-type="float">
            <text:p>7.5246672030449E-006</text:p>
          </table:table-cell>
          <table:table-cell table:formula="of:=(1-ROUND([.C819])/[.C819])^2" office:value-type="float" office:value="0.00000504536308655438" calcext:value-type="float">
            <text:p>5.04536308655438E-006</text:p>
          </table:table-cell>
          <table:table-cell table:formula="of:=(1-ROUND([.A819])/[.A819])^2" office:value-type="float" office:value="0.00000597796522019868" calcext:value-type="float">
            <text:p>0.000005978</text:p>
          </table:table-cell>
          <table:table-cell table:formula="of:=SUM([.D819:.F819])" office:value-type="float" office:value="0.0000185479955097979" calcext:value-type="float">
            <text:p>0.000018548</text:p>
          </table:table-cell>
          <table:table-cell table:number-columns-repeated="4"/>
        </table:table-row>
        <table:table-row table:style-name="ro1">
          <table:table-cell office:value-type="float" office:value="81.9" calcext:value-type="float">
            <text:p>81.9</text:p>
          </table:table-cell>
          <table:table-cell table:formula="of:=SQRT(2)*[.A820]" office:value-type="float" office:value="115.824090758357" calcext:value-type="float">
            <text:p>115.8240907584</text:p>
          </table:table-cell>
          <table:table-cell table:formula="of:=SQRT(3)*[.A820]" office:value-type="float" office:value="141.854961139891" calcext:value-type="float">
            <text:p>141.8549611399</text:p>
          </table:table-cell>
          <table:table-cell table:formula="of:=(1-ROUND([.B820])/[.B820])^2" office:value-type="float" office:value="0.00000230663837757354" calcext:value-type="float">
            <text:p>2.30663837757354E-006</text:p>
          </table:table-cell>
          <table:table-cell table:formula="of:=(1-ROUND([.C820])/[.C820])^2" office:value-type="float" office:value="0.00000104539326435206" calcext:value-type="float">
            <text:p>1.04539326435206E-006</text:p>
          </table:table-cell>
          <table:table-cell table:formula="of:=(1-ROUND([.A820])/[.A820])^2" office:value-type="float" office:value="0.00000149084398168646" calcext:value-type="float">
            <text:p>1.49084398168646E-006</text:p>
          </table:table-cell>
          <table:table-cell table:formula="of:=SUM([.D820:.F820])" office:value-type="float" office:value="0.00000484287562361206" calcext:value-type="float">
            <text:p>4.84287562361206E-00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QRT(2)*[.A821]" office:value-type="float" office:value="115.965512114594" calcext:value-type="float">
            <text:p>115.9655121146</text:p>
          </table:table-cell>
          <table:table-cell table:formula="of:=SQRT(3)*[.A821]" office:value-type="float" office:value="142.028166220648" calcext:value-type="float">
            <text:p>142.0281662206</text:p>
          </table:table-cell>
          <table:table-cell table:formula="of:=(1-ROUND([.B821])/[.B821])^2" office:value-type="float" office:value="0.0000000884454372242369" calcext:value-type="float">
            <text:p>8.84454372242369E-008</text:p>
          </table:table-cell>
          <table:table-cell table:formula="of:=(1-ROUND([.C821])/[.C821])^2" office:value-type="float" office:value="0.0000000393285735469147" calcext:value-type="float">
            <text:p>3.93285735469147E-008</text:p>
          </table:table-cell>
          <table:table-cell table:formula="of:=(1-ROUND([.A821])/[.A821])^2" office:value-type="float" office:value="0" calcext:value-type="float">
            <text:p>0</text:p>
          </table:table-cell>
          <table:table-cell table:formula="of:=SUM([.D821:.F821])" office:value-type="float" office:value="0.000000127774010771152" calcext:value-type="float">
            <text:p>1.27774010771152E-007</text:p>
          </table:table-cell>
          <table:table-cell table:number-columns-repeated="4"/>
        </table:table-row>
        <table:table-row table:style-name="ro1">
          <table:table-cell office:value-type="float" office:value="82.1" calcext:value-type="float">
            <text:p>82.1</text:p>
          </table:table-cell>
          <table:table-cell table:formula="of:=SQRT(2)*[.A822]" office:value-type="float" office:value="116.106933470831" calcext:value-type="float">
            <text:p>116.1069334708</text:p>
          </table:table-cell>
          <table:table-cell table:formula="of:=SQRT(3)*[.A822]" office:value-type="float" office:value="142.201371301405" calcext:value-type="float">
            <text:p>142.2013713014</text:p>
          </table:table-cell>
          <table:table-cell table:formula="of:=(1-ROUND([.B822])/[.B822])^2" office:value-type="float" office:value="0.000000848224899077969" calcext:value-type="float">
            <text:p>8.48224899077969E-007</text:p>
          </table:table-cell>
          <table:table-cell table:formula="of:=(1-ROUND([.C822])/[.C822])^2" office:value-type="float" office:value="0.00000200533800512943" calcext:value-type="float">
            <text:p>2.00533800512943E-006</text:p>
          </table:table-cell>
          <table:table-cell table:formula="of:=(1-ROUND([.A822])/[.A822])^2" office:value-type="float" office:value="0.00000148358927720994" calcext:value-type="float">
            <text:p>1.48358927720994E-006</text:p>
          </table:table-cell>
          <table:table-cell table:formula="of:=SUM([.D822:.F822])" office:value-type="float" office:value="0.00000433715218141734" calcext:value-type="float">
            <text:p>4.33715218141734E-006</text:p>
          </table:table-cell>
          <table:table-cell table:number-columns-repeated="4"/>
        </table:table-row>
        <table:table-row table:style-name="ro1">
          <table:table-cell office:value-type="float" office:value="82.2" calcext:value-type="float">
            <text:p>82.2</text:p>
          </table:table-cell>
          <table:table-cell table:formula="of:=SQRT(2)*[.A823]" office:value-type="float" office:value="116.248354827068" calcext:value-type="float">
            <text:p>116.2483548271</text:p>
          </table:table-cell>
          <table:table-cell table:formula="of:=SQRT(3)*[.A823]" office:value-type="float" office:value="142.374576382162" calcext:value-type="float">
            <text:p>142.3745763822</text:p>
          </table:table-cell>
          <table:table-cell table:formula="of:=(1-ROUND([.B823])/[.B823])^2" office:value-type="float" office:value="0.00000456427265764668" calcext:value-type="float">
            <text:p>4.56427265764668E-006</text:p>
          </table:table-cell>
          <table:table-cell table:formula="of:=(1-ROUND([.C823])/[.C823])^2" office:value-type="float" office:value="0.00000692174971699559" calcext:value-type="float">
            <text:p>6.92174971699559E-006</text:p>
          </table:table-cell>
          <table:table-cell table:formula="of:=(1-ROUND([.A823])/[.A823])^2" office:value-type="float" office:value="0.00000591992706649853" calcext:value-type="float">
            <text:p>5.91992706649853E-006</text:p>
          </table:table-cell>
          <table:table-cell table:formula="of:=SUM([.D823:.F823])" office:value-type="float" office:value="0.0000174059494411408" calcext:value-type="float">
            <text:p>1.74059494411408E-005</text:p>
          </table:table-cell>
          <table:table-cell table:number-columns-repeated="4"/>
        </table:table-row>
        <table:table-row table:style-name="ro1">
          <table:table-cell office:value-type="float" office:value="82.3" calcext:value-type="float">
            <text:p>82.3</text:p>
          </table:table-cell>
          <table:table-cell table:formula="of:=SQRT(2)*[.A824]" office:value-type="float" office:value="116.389776183306" calcext:value-type="float">
            <text:p>116.3897761833</text:p>
          </table:table-cell>
          <table:table-cell table:formula="of:=SQRT(3)*[.A824]" office:value-type="float" office:value="142.547781462919" calcext:value-type="float">
            <text:p>142.5477814629</text:p>
          </table:table-cell>
          <table:table-cell table:formula="of:=(1-ROUND([.B824])/[.B824])^2" office:value-type="float" office:value="0.0000112150426950847" calcext:value-type="float">
            <text:p>0.000011215</text:p>
          </table:table-cell>
          <table:table-cell table:formula="of:=(1-ROUND([.C824])/[.C824])^2" office:value-type="float" office:value="0.0000100641197645491" calcext:value-type="float">
            <text:p>1.00641197645491E-005</text:p>
          </table:table-cell>
          <table:table-cell table:formula="of:=(1-ROUND([.A824])/[.A824])^2" office:value-type="float" office:value="0.0000132874865833291" calcext:value-type="float">
            <text:p>1.32874865833291E-005</text:p>
          </table:table-cell>
          <table:table-cell table:formula="of:=SUM([.D824:.F824])" office:value-type="float" office:value="0.0000345666490429629" calcext:value-type="float">
            <text:p>3.45666490429629E-005</text:p>
          </table:table-cell>
          <table:table-cell table:number-columns-repeated="4"/>
        </table:table-row>
        <table:table-row table:style-name="ro1">
          <table:table-cell office:value-type="float" office:value="82.4" calcext:value-type="float">
            <text:p>82.4</text:p>
          </table:table-cell>
          <table:table-cell table:formula="of:=SQRT(2)*[.A825]" office:value-type="float" office:value="116.531197539543" calcext:value-type="float">
            <text:p>116.5311975395</text:p>
          </table:table-cell>
          <table:table-cell table:formula="of:=SQRT(3)*[.A825]" office:value-type="float" office:value="142.720986543675" calcext:value-type="float">
            <text:p>142.7209865437</text:p>
          </table:table-cell>
          <table:table-cell table:formula="of:=(1-ROUND([.B825])/[.B825])^2" office:value-type="float" office:value="0.0000161843531237102" calcext:value-type="float">
            <text:p>1.61843531237102E-005</text:p>
          </table:table-cell>
          <table:table-cell table:formula="of:=(1-ROUND([.C825])/[.C825])^2" office:value-type="float" office:value="0.00000382185864253239" calcext:value-type="float">
            <text:p>3.82185864253239E-006</text:p>
          </table:table-cell>
          <table:table-cell table:formula="of:=(1-ROUND([.A825])/[.A825])^2" office:value-type="float" office:value="0.0000235648977283449" calcext:value-type="float">
            <text:p>2.35648977283449E-005</text:p>
          </table:table-cell>
          <table:table-cell table:formula="of:=SUM([.D825:.F825])" office:value-type="float" office:value="0.0000435711094945874" calcext:value-type="float">
            <text:p>4.35711094945874E-005</text:p>
          </table:table-cell>
          <table:table-cell table:number-columns-repeated="4"/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SQRT(2)*[.A826]" office:value-type="float" office:value="116.67261889578" calcext:value-type="float">
            <text:p>116.6726188958</text:p>
          </table:table-cell>
          <table:table-cell table:formula="of:=SQRT(3)*[.A826]" office:value-type="float" office:value="142.894191624432" calcext:value-type="float">
            <text:p>142.8941916244</text:p>
          </table:table-cell>
          <table:table-cell table:formula="of:=(1-ROUND([.B826])/[.B826])^2" office:value-type="float" office:value="0.00000787352708173233" calcext:value-type="float">
            <text:p>7.87352708173233E-006</text:p>
          </table:table-cell>
          <table:table-cell table:formula="of:=(1-ROUND([.C826])/[.C826])^2" office:value-type="float" office:value="0.00000054829077883101" calcext:value-type="float">
            <text:p>5.4829077883101E-007</text:p>
          </table:table-cell>
          <table:table-cell table:formula="of:=(1-ROUND([.A826])/[.A826])^2" office:value-type="float" office:value="0.0000367309458218554" calcext:value-type="float">
            <text:p>3.67309458218554E-005</text:p>
          </table:table-cell>
          <table:table-cell table:formula="of:=SUM([.D826:.F826])" office:value-type="float" office:value="0.0000451527636824187" calcext:value-type="float">
            <text:p>4.51527636824187E-005</text:p>
          </table:table-cell>
          <table:table-cell table:number-columns-repeated="4"/>
        </table:table-row>
        <table:table-row table:style-name="ro1">
          <table:table-cell office:value-type="float" office:value="82.6" calcext:value-type="float">
            <text:p>82.6</text:p>
          </table:table-cell>
          <table:table-cell table:formula="of:=SQRT(2)*[.A827]" office:value-type="float" office:value="116.814040252018" calcext:value-type="float">
            <text:p>116.814040252</text:p>
          </table:table-cell>
          <table:table-cell table:formula="of:=SQRT(3)*[.A827]" office:value-type="float" office:value="143.067396705189" calcext:value-type="float">
            <text:p>143.0673967052</text:p>
          </table:table-cell>
          <table:table-cell table:formula="of:=(1-ROUND([.B827])/[.B827])^2" office:value-type="float" office:value="0.0000025342403858304" calcext:value-type="float">
            <text:p>2.5342403858304E-006</text:p>
          </table:table-cell>
          <table:table-cell table:formula="of:=(1-ROUND([.C827])/[.C827])^2" office:value-type="float" office:value="0.000000221919764160276" calcext:value-type="float">
            <text:p>2.21919764160276E-007</text:p>
          </table:table-cell>
          <table:table-cell table:formula="of:=(1-ROUND([.A827])/[.A827])^2" office:value-type="float" office:value="0.0000234509201554801" calcext:value-type="float">
            <text:p>2.34509201554801E-005</text:p>
          </table:table-cell>
          <table:table-cell table:formula="of:=SUM([.D827:.F827])" office:value-type="float" office:value="0.0000262070803054708" calcext:value-type="float">
            <text:p>2.62070803054708E-005</text:p>
          </table:table-cell>
          <table:table-cell table:number-columns-repeated="4"/>
        </table:table-row>
        <table:table-row table:style-name="ro1">
          <table:table-cell office:value-type="float" office:value="82.7" calcext:value-type="float">
            <text:p>82.7</text:p>
          </table:table-cell>
          <table:table-cell table:formula="of:=SQRT(2)*[.A828]" office:value-type="float" office:value="116.955461608255" calcext:value-type="float">
            <text:p>116.9554616083</text:p>
          </table:table-cell>
          <table:table-cell table:formula="of:=SQRT(3)*[.A828]" office:value-type="float" office:value="143.240601785946" calcext:value-type="float">
            <text:p>143.2406017859</text:p>
          </table:table-cell>
          <table:table-cell table:formula="of:=(1-ROUND([.B828])/[.B828])^2" office:value-type="float" office:value="0.000000145020048808723" calcext:value-type="float">
            <text:p>0.000000145</text:p>
          </table:table-cell>
          <table:table-cell table:formula="of:=(1-ROUND([.C828])/[.C828])^2" office:value-type="float" office:value="0.00000282140492168448" calcext:value-type="float">
            <text:p>2.82140492168448E-006</text:p>
          </table:table-cell>
          <table:table-cell table:formula="of:=(1-ROUND([.A828])/[.A828])^2" office:value-type="float" office:value="0.0000131592606834925" calcext:value-type="float">
            <text:p>1.31592606834925E-005</text:p>
          </table:table-cell>
          <table:table-cell table:formula="of:=SUM([.D828:.F828])" office:value-type="float" office:value="0.0000161256856539857" calcext:value-type="float">
            <text:p>1.61256856539857E-005</text:p>
          </table:table-cell>
          <table:table-cell table:number-columns-repeated="4"/>
        </table:table-row>
        <table:table-row table:style-name="ro1">
          <table:table-cell office:value-type="float" office:value="82.8" calcext:value-type="float">
            <text:p>82.8</text:p>
          </table:table-cell>
          <table:table-cell table:formula="of:=SQRT(2)*[.A829]" office:value-type="float" office:value="117.096882964492" calcext:value-type="float">
            <text:p>117.0968829645</text:p>
          </table:table-cell>
          <table:table-cell table:formula="of:=SQRT(3)*[.A829]" office:value-type="float" office:value="143.413806866703" calcext:value-type="float">
            <text:p>143.4138068667</text:p>
          </table:table-cell>
          <table:table-cell table:formula="of:=(1-ROUND([.B829])/[.B829])^2" office:value-type="float" office:value="0.000000684548414841332" calcext:value-type="float">
            <text:p>6.84548414841332E-007</text:p>
          </table:table-cell>
          <table:table-cell table:formula="of:=(1-ROUND([.C829])/[.C829])^2" office:value-type="float" office:value="0.00000832556005442458" calcext:value-type="float">
            <text:p>8.32556005442458E-006</text:p>
          </table:table-cell>
          <table:table-cell table:formula="of:=(1-ROUND([.A829])/[.A829])^2" office:value-type="float" office:value="0.00000583444187729007" calcext:value-type="float">
            <text:p>5.83444187729007E-006</text:p>
          </table:table-cell>
          <table:table-cell table:formula="of:=SUM([.D829:.F829])" office:value-type="float" office:value="0.000014844550346556" calcext:value-type="float">
            <text:p>1.4844550346556E-005</text:p>
          </table:table-cell>
          <table:table-cell table:number-columns-repeated="4"/>
        </table:table-row>
        <table:table-row table:style-name="ro1">
          <table:table-cell office:value-type="float" office:value="82.9" calcext:value-type="float">
            <text:p>82.9</text:p>
          </table:table-cell>
          <table:table-cell table:formula="of:=SQRT(2)*[.A830]" office:value-type="float" office:value="117.23830432073" calcext:value-type="float">
            <text:p>117.2383043207</text:p>
          </table:table-cell>
          <table:table-cell table:formula="of:=SQRT(3)*[.A830]" office:value-type="float" office:value="143.58701194746" calcext:value-type="float">
            <text:p>143.5870119475</text:p>
          </table:table-cell>
          <table:table-cell table:formula="of:=(1-ROUND([.B830])/[.B830])^2" office:value-type="float" office:value="0.00000413166191178909" calcext:value-type="float">
            <text:p>4.13166191178909E-006</text:p>
          </table:table-cell>
          <table:table-cell table:formula="of:=(1-ROUND([.C830])/[.C830])^2" office:value-type="float" office:value="0.00000827265018340642" calcext:value-type="float">
            <text:p>8.27265018340642E-006</text:p>
          </table:table-cell>
          <table:table-cell table:formula="of:=(1-ROUND([.A830])/[.A830])^2" office:value-type="float" office:value="0.00000145509362799909" calcext:value-type="float">
            <text:p>1.45509362799909E-006</text:p>
          </table:table-cell>
          <table:table-cell table:formula="of:=SUM([.D830:.F830])" office:value-type="float" office:value="0.0000138594057231946" calcext:value-type="float">
            <text:p>1.38594057231946E-00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QRT(2)*[.A831]" office:value-type="float" office:value="117.379725676967" calcext:value-type="float">
            <text:p>117.379725677</text:p>
          </table:table-cell>
          <table:table-cell table:formula="of:=SQRT(3)*[.A831]" office:value-type="float" office:value="143.760217028217" calcext:value-type="float">
            <text:p>143.7602170282</text:p>
          </table:table-cell>
          <table:table-cell table:formula="of:=(1-ROUND([.B831])/[.B831])^2" office:value-type="float" office:value="0.0000104653498147749" calcext:value-type="float">
            <text:p>1.04653498147749E-005</text:p>
          </table:table-cell>
          <table:table-cell table:formula="of:=(1-ROUND([.C831])/[.C831])^2" office:value-type="float" office:value="0.00000278201352674254" calcext:value-type="float">
            <text:p>0.000002782</text:p>
          </table:table-cell>
          <table:table-cell table:formula="of:=(1-ROUND([.A831])/[.A831])^2" office:value-type="float" office:value="0" calcext:value-type="float">
            <text:p>0</text:p>
          </table:table-cell>
          <table:table-cell table:formula="of:=SUM([.D831:.F831])" office:value-type="float" office:value="0.0000132473633415175" calcext:value-type="float">
            <text:p>1.32473633415175E-005</text:p>
          </table:table-cell>
          <table:table-cell table:number-columns-repeated="4"/>
        </table:table-row>
        <table:table-row table:style-name="ro1">
          <table:table-cell office:value-type="float" office:value="83.1" calcext:value-type="float">
            <text:p>83.1</text:p>
          </table:table-cell>
          <table:table-cell table:formula="of:=SQRT(2)*[.A832]" office:value-type="float" office:value="117.521147033204" calcext:value-type="float">
            <text:p>117.5211470332</text:p>
          </table:table-cell>
          <table:table-cell table:formula="of:=SQRT(3)*[.A832]" office:value-type="float" office:value="143.933422108974" calcext:value-type="float">
            <text:p>143.933422109</text:p>
          </table:table-cell>
          <table:table-cell table:formula="of:=(1-ROUND([.B832])/[.B832])^2" office:value-type="float" office:value="0.0000166024553811421" calcext:value-type="float">
            <text:p>1.66024553811421E-005</text:p>
          </table:table-cell>
          <table:table-cell table:formula="of:=(1-ROUND([.C832])/[.C832])^2" office:value-type="float" office:value="0.000000213962057588514" calcext:value-type="float">
            <text:p>0.000000214</text:p>
          </table:table-cell>
          <table:table-cell table:formula="of:=(1-ROUND([.A832])/[.A832])^2" office:value-type="float" office:value="0.00000144809799568752" calcext:value-type="float">
            <text:p>1.44809799568752E-006</text:p>
          </table:table-cell>
          <table:table-cell table:formula="of:=SUM([.D832:.F832])" office:value-type="float" office:value="0.0000182645154344181" calcext:value-type="float">
            <text:p>1.82645154344181E-005</text:p>
          </table:table-cell>
          <table:table-cell table:number-columns-repeated="4"/>
        </table:table-row>
        <table:table-row table:style-name="ro1">
          <table:table-cell office:value-type="float" office:value="83.2" calcext:value-type="float">
            <text:p>83.2</text:p>
          </table:table-cell>
          <table:table-cell table:formula="of:=SQRT(2)*[.A833]" office:value-type="float" office:value="117.662568389442" calcext:value-type="float">
            <text:p>117.6625683894</text:p>
          </table:table-cell>
          <table:table-cell table:formula="of:=SQRT(3)*[.A833]" office:value-type="float" office:value="144.106627189731" calcext:value-type="float">
            <text:p>144.1066271897</text:p>
          </table:table-cell>
          <table:table-cell table:formula="of:=(1-ROUND([.B833])/[.B833])^2" office:value-type="float" office:value="0.00000822422306970696" calcext:value-type="float">
            <text:p>8.22422306970696E-006</text:p>
          </table:table-cell>
          <table:table-cell table:formula="of:=(1-ROUND([.C833])/[.C833])^2" office:value-type="float" office:value="0.000000547479697797293" calcext:value-type="float">
            <text:p>5.47479697797293E-007</text:p>
          </table:table-cell>
          <table:table-cell table:formula="of:=(1-ROUND([.A833])/[.A833])^2" office:value-type="float" office:value="0.00000577847633136091" calcext:value-type="float">
            <text:p>5.77847633136091E-006</text:p>
          </table:table-cell>
          <table:table-cell table:formula="of:=SUM([.D833:.F833])" office:value-type="float" office:value="0.0000145501790988652" calcext:value-type="float">
            <text:p>1.45501790988652E-005</text:p>
          </table:table-cell>
          <table:table-cell table:number-columns-repeated="4"/>
        </table:table-row>
        <table:table-row table:style-name="ro1">
          <table:table-cell office:value-type="float" office:value="83.3" calcext:value-type="float">
            <text:p>83.3</text:p>
          </table:table-cell>
          <table:table-cell table:formula="of:=SQRT(2)*[.A834]" office:value-type="float" office:value="117.803989745679" calcext:value-type="float">
            <text:p>117.8039897457</text:p>
          </table:table-cell>
          <table:table-cell table:formula="of:=SQRT(3)*[.A834]" office:value-type="float" office:value="144.279832270487" calcext:value-type="float">
            <text:p>144.2798322705</text:p>
          </table:table-cell>
          <table:table-cell table:formula="of:=(1-ROUND([.B834])/[.B834])^2" office:value-type="float" office:value="0.00000276845574717698" calcext:value-type="float">
            <text:p>2.76845574717698E-006</text:p>
          </table:table-cell>
          <table:table-cell table:formula="of:=(1-ROUND([.C834])/[.C834])^2" office:value-type="float" office:value="0.0000037617015404567" calcext:value-type="float">
            <text:p>3.7617015404567E-006</text:p>
          </table:table-cell>
          <table:table-cell table:formula="of:=(1-ROUND([.A834])/[.A834])^2" office:value-type="float" office:value="0.0000129703742241192" calcext:value-type="float">
            <text:p>1.29703742241192E-005</text:p>
          </table:table-cell>
          <table:table-cell table:formula="of:=SUM([.D834:.F834])" office:value-type="float" office:value="0.0000195005315117529" calcext:value-type="float">
            <text:p>1.95005315117529E-005</text:p>
          </table:table-cell>
          <table:table-cell table:number-columns-repeated="4"/>
        </table:table-row>
        <table:table-row table:style-name="ro1">
          <table:table-cell office:value-type="float" office:value="83.4" calcext:value-type="float">
            <text:p>83.4</text:p>
          </table:table-cell>
          <table:table-cell table:formula="of:=SQRT(2)*[.A835]" office:value-type="float" office:value="117.945411101916" calcext:value-type="float">
            <text:p>117.9454111019</text:p>
          </table:table-cell>
          <table:table-cell table:formula="of:=SQRT(3)*[.A835]" office:value-type="float" office:value="144.453037351244" calcext:value-type="float">
            <text:p>144.4530373512</text:p>
          </table:table-cell>
          <table:table-cell table:formula="of:=(1-ROUND([.B835])/[.B835])^2" office:value-type="float" office:value="0.000000214213362691759" calcext:value-type="float">
            <text:p>2.14213362691759E-007</text:p>
          </table:table-cell>
          <table:table-cell table:formula="of:=(1-ROUND([.C835])/[.C835])^2" office:value-type="float" office:value="0.00000983591264266851" calcext:value-type="float">
            <text:p>9.83591264266851E-006</text:p>
          </table:table-cell>
          <table:table-cell table:formula="of:=(1-ROUND([.A835])/[.A835])^2" office:value-type="float" office:value="0.000023003180189662" calcext:value-type="float">
            <text:p>2.3003180189662E-005</text:p>
          </table:table-cell>
          <table:table-cell table:formula="of:=SUM([.D835:.F835])" office:value-type="float" office:value="0.0000330533061950223" calcext:value-type="float">
            <text:p>3.30533061950223E-005</text:p>
          </table:table-cell>
          <table:table-cell table:number-columns-repeated="4"/>
        </table:table-row>
        <table:table-row table:style-name="ro1">
          <table:table-cell office:value-type="float" office:value="83.5" calcext:value-type="float">
            <text:p>83.5</text:p>
          </table:table-cell>
          <table:table-cell table:formula="of:=SQRT(2)*[.A836]" office:value-type="float" office:value="118.086832458153" calcext:value-type="float">
            <text:p>118.0868324582</text:p>
          </table:table-cell>
          <table:table-cell table:formula="of:=SQRT(3)*[.A836]" office:value-type="float" office:value="144.626242432001" calcext:value-type="float">
            <text:p>144.626242432</text:p>
          </table:table-cell>
          <table:table-cell table:formula="of:=(1-ROUND([.B836])/[.B836])^2" office:value-type="float" office:value="0.000000540706069702632" calcext:value-type="float">
            <text:p>5.40706069702632E-007</text:p>
          </table:table-cell>
          <table:table-cell table:formula="of:=(1-ROUND([.C836])/[.C836])^2" office:value-type="float" office:value="0.00000667860540649726" calcext:value-type="float">
            <text:p>6.67860540649726E-006</text:p>
          </table:table-cell>
          <table:table-cell table:formula="of:=(1-ROUND([.A836])/[.A836])^2" office:value-type="float" office:value="0.0000358564308508723" calcext:value-type="float">
            <text:p>3.58564308508723E-005</text:p>
          </table:table-cell>
          <table:table-cell table:formula="of:=SUM([.D836:.F836])" office:value-type="float" office:value="0.0000430757423270722" calcext:value-type="float">
            <text:p>4.30757423270722E-005</text:p>
          </table:table-cell>
          <table:table-cell table:number-columns-repeated="4"/>
        </table:table-row>
        <table:table-row table:style-name="ro1">
          <table:table-cell office:value-type="float" office:value="83.6" calcext:value-type="float">
            <text:p>83.6</text:p>
          </table:table-cell>
          <table:table-cell table:formula="of:=SQRT(2)*[.A837]" office:value-type="float" office:value="118.228253814391" calcext:value-type="float">
            <text:p>118.2282538144</text:p>
          </table:table-cell>
          <table:table-cell table:formula="of:=SQRT(3)*[.A837]" office:value-type="float" office:value="144.799447512758" calcext:value-type="float">
            <text:p>144.7994475128</text:p>
          </table:table-cell>
          <table:table-cell table:formula="of:=(1-ROUND([.B837])/[.B837])^2" office:value-type="float" office:value="0.00000372729302957262" calcext:value-type="float">
            <text:p>3.72729302957262E-006</text:p>
          </table:table-cell>
          <table:table-cell table:formula="of:=(1-ROUND([.C837])/[.C837])^2" office:value-type="float" office:value="0.00000191832547994274" calcext:value-type="float">
            <text:p>1.91832547994274E-006</text:p>
          </table:table-cell>
          <table:table-cell table:formula="of:=(1-ROUND([.A837])/[.A837])^2" office:value-type="float" office:value="0.0000228932487809358" calcext:value-type="float">
            <text:p>2.28932487809358E-005</text:p>
          </table:table-cell>
          <table:table-cell table:formula="of:=SUM([.D837:.F837])" office:value-type="float" office:value="0.0000285388672904512" calcext:value-type="float">
            <text:p>2.85388672904512E-005</text:p>
          </table:table-cell>
          <table:table-cell table:number-columns-repeated="4"/>
        </table:table-row>
        <table:table-row table:style-name="ro1">
          <table:table-cell office:value-type="float" office:value="83.7" calcext:value-type="float">
            <text:p>83.7</text:p>
          </table:table-cell>
          <table:table-cell table:formula="of:=SQRT(2)*[.A838]" office:value-type="float" office:value="118.369675170628" calcext:value-type="float">
            <text:p>118.3696751706</text:p>
          </table:table-cell>
          <table:table-cell table:formula="of:=SQRT(3)*[.A838]" office:value-type="float" office:value="144.972652593515" calcext:value-type="float">
            <text:p>144.9726525935</text:p>
          </table:table-cell>
          <table:table-cell table:formula="of:=(1-ROUND([.B838])/[.B838])^2" office:value-type="float" office:value="0.0000097534812258961" calcext:value-type="float">
            <text:p>9.7534812258961E-006</text:p>
          </table:table-cell>
          <table:table-cell table:formula="of:=(1-ROUND([.C838])/[.C838])^2" office:value-type="float" office:value="0.0000000355844388134958" calcext:value-type="float">
            <text:p>3.55844388134958E-008</text:p>
          </table:table-cell>
          <table:table-cell table:formula="of:=(1-ROUND([.A838])/[.A838])^2" office:value-type="float" office:value="0.000012846700325021" calcext:value-type="float">
            <text:p>1.2846700325021E-005</text:p>
          </table:table-cell>
          <table:table-cell table:formula="of:=SUM([.D838:.F838])" office:value-type="float" office:value="0.0000226357659897306" calcext:value-type="float">
            <text:p>2.26357659897306E-005</text:p>
          </table:table-cell>
          <table:table-cell table:number-columns-repeated="4"/>
        </table:table-row>
        <table:table-row table:style-name="ro1">
          <table:table-cell office:value-type="float" office:value="83.8" calcext:value-type="float">
            <text:p>83.8</text:p>
          </table:table-cell>
          <table:table-cell table:formula="of:=SQRT(2)*[.A839]" office:value-type="float" office:value="118.511096526865" calcext:value-type="float">
            <text:p>118.5110965269</text:p>
          </table:table-cell>
          <table:table-cell table:formula="of:=SQRT(3)*[.A839]" office:value-type="float" office:value="145.145857674272" calcext:value-type="float">
            <text:p>145.1458576743</text:p>
          </table:table-cell>
          <table:table-cell table:formula="of:=(1-ROUND([.B839])/[.B839])^2" office:value-type="float" office:value="0.0000170187716835666" calcext:value-type="float">
            <text:p>1.70187716835666E-005</text:p>
          </table:table-cell>
          <table:table-cell table:formula="of:=(1-ROUND([.C839])/[.C839])^2" office:value-type="float" office:value="0.00000100983234431361" calcext:value-type="float">
            <text:p>1.00983234431361E-006</text:p>
          </table:table-cell>
          <table:table-cell table:formula="of:=(1-ROUND([.A839])/[.A839])^2" office:value-type="float" office:value="0.00000569602588274132" calcext:value-type="float">
            <text:p>0.000005696</text:p>
          </table:table-cell>
          <table:table-cell table:formula="of:=SUM([.D839:.F839])" office:value-type="float" office:value="0.0000237246299106215" calcext:value-type="float">
            <text:p>2.37246299106215E-005</text:p>
          </table:table-cell>
          <table:table-cell table:number-columns-repeated="4"/>
        </table:table-row>
        <table:table-row table:style-name="ro1">
          <table:table-cell office:value-type="float" office:value="83.9" calcext:value-type="float">
            <text:p>83.9</text:p>
          </table:table-cell>
          <table:table-cell table:formula="of:=SQRT(2)*[.A840]" office:value-type="float" office:value="118.652517883103" calcext:value-type="float">
            <text:p>118.6525178831</text:p>
          </table:table-cell>
          <table:table-cell table:formula="of:=SQRT(3)*[.A840]" office:value-type="float" office:value="145.319062755029" calcext:value-type="float">
            <text:p>145.319062755</text:p>
          </table:table-cell>
          <table:table-cell table:formula="of:=(1-ROUND([.B840])/[.B840])^2" office:value-type="float" office:value="0.00000857651793052351" calcext:value-type="float">
            <text:p>8.57651793052351E-006</text:p>
          </table:table-cell>
          <table:table-cell table:formula="of:=(1-ROUND([.C840])/[.C840])^2" office:value-type="float" office:value="0.00000482066603338353" calcext:value-type="float">
            <text:p>4.82066603338353E-006</text:p>
          </table:table-cell>
          <table:table-cell table:formula="of:=(1-ROUND([.A840])/[.A840])^2" office:value-type="float" office:value="0.00000142061396094137" calcext:value-type="float">
            <text:p>1.42061396094137E-006</text:p>
          </table:table-cell>
          <table:table-cell table:formula="of:=SUM([.D840:.F840])" office:value-type="float" office:value="0.0000148177979248484" calcext:value-type="float">
            <text:p>1.48177979248484E-00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QRT(2)*[.A841]" office:value-type="float" office:value="118.79393923934" calcext:value-type="float">
            <text:p>118.7939392393</text:p>
          </table:table-cell>
          <table:table-cell table:formula="of:=SQRT(3)*[.A841]" office:value-type="float" office:value="145.492267835786" calcext:value-type="float">
            <text:p>145.4922678358</text:p>
          </table:table-cell>
          <table:table-cell table:formula="of:=(1-ROUND([.B841])/[.B841])^2" office:value-type="float" office:value="0.00000300886033756957" calcext:value-type="float">
            <text:p>3.00886033756957E-006</text:p>
          </table:table-cell>
          <table:table-cell table:formula="of:=(1-ROUND([.C841])/[.C841])^2" office:value-type="float" office:value="0.0000114478279548913" calcext:value-type="float">
            <text:p>1.14478279548913E-005</text:p>
          </table:table-cell>
          <table:table-cell table:formula="of:=(1-ROUND([.A841])/[.A841])^2" office:value-type="float" office:value="0" calcext:value-type="float">
            <text:p>0</text:p>
          </table:table-cell>
          <table:table-cell table:formula="of:=SUM([.D841:.F841])" office:value-type="float" office:value="0.0000144566882924609" calcext:value-type="float">
            <text:p>1.44566882924609E-005</text:p>
          </table:table-cell>
          <table:table-cell table:number-columns-repeated="4"/>
        </table:table-row>
        <table:table-row table:style-name="ro1">
          <table:table-cell office:value-type="float" office:value="84.1" calcext:value-type="float">
            <text:p>84.1</text:p>
          </table:table-cell>
          <table:table-cell table:formula="of:=SQRT(2)*[.A842]" office:value-type="float" office:value="118.935360595577" calcext:value-type="float">
            <text:p>118.9353605956</text:p>
          </table:table-cell>
          <table:table-cell table:formula="of:=SQRT(3)*[.A842]" office:value-type="float" office:value="145.665472916543" calcext:value-type="float">
            <text:p>145.6654729165</text:p>
          </table:table-cell>
          <table:table-cell table:formula="of:=(1-ROUND([.B842])/[.B842])^2" office:value-type="float" office:value="0.000000295374299898011" calcext:value-type="float">
            <text:p>2.95374299898011E-007</text:p>
          </table:table-cell>
          <table:table-cell table:formula="of:=(1-ROUND([.C842])/[.C842])^2" office:value-type="float" office:value="0.00000527411168340657" calcext:value-type="float">
            <text:p>5.27411168340657E-006</text:p>
          </table:table-cell>
          <table:table-cell table:formula="of:=(1-ROUND([.A842])/[.A842])^2" office:value-type="float" office:value="0.00000141386521057385" calcext:value-type="float">
            <text:p>1.41386521057385E-006</text:p>
          </table:table-cell>
          <table:table-cell table:formula="of:=SUM([.D842:.F842])" office:value-type="float" office:value="0.00000698335119387843" calcext:value-type="float">
            <text:p>6.98335119387843E-006</text:p>
          </table:table-cell>
          <table:table-cell table:number-columns-repeated="4"/>
        </table:table-row>
        <table:table-row table:style-name="ro1">
          <table:table-cell office:value-type="float" office:value="84.2" calcext:value-type="float">
            <text:p>84.2</text:p>
          </table:table-cell>
          <table:table-cell table:formula="of:=SQRT(2)*[.A843]" office:value-type="float" office:value="119.076781951815" calcext:value-type="float">
            <text:p>119.0767819518</text:p>
          </table:table-cell>
          <table:table-cell table:formula="of:=SQRT(3)*[.A843]" office:value-type="float" office:value="145.838677997299" calcext:value-type="float">
            <text:p>145.8386779973</text:p>
          </table:table-cell>
          <table:table-cell table:formula="of:=(1-ROUND([.B843])/[.B843])^2" office:value-type="float" office:value="0.000000415780499747658" calcext:value-type="float">
            <text:p>4.15780499747658E-007</text:p>
          </table:table-cell>
          <table:table-cell table:formula="of:=(1-ROUND([.C843])/[.C843])^2" office:value-type="float" office:value="0.0000012236064903771" calcext:value-type="float">
            <text:p>1.2236064903771E-006</text:p>
          </table:table-cell>
          <table:table-cell table:formula="of:=(1-ROUND([.A843])/[.A843])^2" office:value-type="float" office:value="0.00000564203542069841" calcext:value-type="float">
            <text:p>0.000005642</text:p>
          </table:table-cell>
          <table:table-cell table:formula="of:=SUM([.D843:.F843])" office:value-type="float" office:value="0.00000728142241082317" calcext:value-type="float">
            <text:p>7.28142241082317E-006</text:p>
          </table:table-cell>
          <table:table-cell table:number-columns-repeated="4"/>
        </table:table-row>
        <table:table-row table:style-name="ro1">
          <table:table-cell office:value-type="float" office:value="84.3" calcext:value-type="float">
            <text:p>84.3</text:p>
          </table:table-cell>
          <table:table-cell table:formula="of:=SQRT(2)*[.A844]" office:value-type="float" office:value="119.218203308052" calcext:value-type="float">
            <text:p>119.2182033081</text:p>
          </table:table-cell>
          <table:table-cell table:formula="of:=SQRT(3)*[.A844]" office:value-type="float" office:value="146.011883078056" calcext:value-type="float">
            <text:p>146.0118830781</text:p>
          </table:table-cell>
          <table:table-cell table:formula="of:=(1-ROUND([.B844])/[.B844])^2" office:value-type="float" office:value="0.00000334994375878914" calcext:value-type="float">
            <text:p>3.34994375878914E-006</text:p>
          </table:table-cell>
          <table:table-cell table:formula="of:=(1-ROUND([.C844])/[.C844])^2" office:value-type="float" office:value="0.00000000662340780953649" calcext:value-type="float">
            <text:p>6.62340780953649E-009</text:p>
          </table:table-cell>
          <table:table-cell table:formula="of:=(1-ROUND([.A844])/[.A844])^2" office:value-type="float" office:value="0.0000126644799331315" calcext:value-type="float">
            <text:p>1.26644799331315E-005</text:p>
          </table:table-cell>
          <table:table-cell table:formula="of:=SUM([.D844:.F844])" office:value-type="float" office:value="0.0000160210470997301" calcext:value-type="float">
            <text:p>0.000016021</text:p>
          </table:table-cell>
          <table:table-cell table:number-columns-repeated="4"/>
        </table:table-row>
        <table:table-row table:style-name="ro1">
          <table:table-cell office:value-type="float" office:value="84.4" calcext:value-type="float">
            <text:p>84.4</text:p>
          </table:table-cell>
          <table:table-cell table:formula="of:=SQRT(2)*[.A845]" office:value-type="float" office:value="119.359624664289" calcext:value-type="float">
            <text:p>119.3596246643</text:p>
          </table:table-cell>
          <table:table-cell table:formula="of:=SQRT(3)*[.A845]" office:value-type="float" office:value="146.185088158813" calcext:value-type="float">
            <text:p>146.1850881588</text:p>
          </table:table-cell>
          <table:table-cell table:formula="of:=(1-ROUND([.B845])/[.B845])^2" office:value-type="float" office:value="0.00000907787190070047" calcext:value-type="float">
            <text:p>9.07787190070047E-006</text:p>
          </table:table-cell>
          <table:table-cell table:formula="of:=(1-ROUND([.C845])/[.C845])^2" office:value-type="float" office:value="0.00000160306496432755" calcext:value-type="float">
            <text:p>1.60306496432755E-006</text:p>
          </table:table-cell>
          <table:table-cell table:formula="of:=(1-ROUND([.A845])/[.A845])^2" office:value-type="float" office:value="0.0000224613103928488" calcext:value-type="float">
            <text:p>2.24613103928488E-005</text:p>
          </table:table-cell>
          <table:table-cell table:formula="of:=SUM([.D845:.F845])" office:value-type="float" office:value="0.0000331422472578768" calcext:value-type="float">
            <text:p>3.31422472578768E-005</text:p>
          </table:table-cell>
          <table:table-cell table:number-columns-repeated="4"/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SQRT(2)*[.A846]" office:value-type="float" office:value="119.501046020527" calcext:value-type="float">
            <text:p>119.5010460205</text:p>
          </table:table-cell>
          <table:table-cell table:formula="of:=SQRT(3)*[.A846]" office:value-type="float" office:value="146.35829323957" calcext:value-type="float">
            <text:p>146.3582932396</text:p>
          </table:table-cell>
          <table:table-cell table:formula="of:=(1-ROUND([.B846])/[.B846])^2" office:value-type="float" office:value="0.0000174332182789389" calcext:value-type="float">
            <text:p>1.74332182789389E-005</text:p>
          </table:table-cell>
          <table:table-cell table:formula="of:=(1-ROUND([.C846])/[.C846])^2" office:value-type="float" office:value="0.00000599297622733306" calcext:value-type="float">
            <text:p>0.000005993</text:p>
          </table:table-cell>
          <table:table-cell table:formula="of:=(1-ROUND([.A846])/[.A846])^2" office:value-type="float" office:value="0.0000350127796645779" calcext:value-type="float">
            <text:p>3.50127796645779E-005</text:p>
          </table:table-cell>
          <table:table-cell table:formula="of:=SUM([.D846:.F846])" office:value-type="float" office:value="0.0000584389741708499" calcext:value-type="float">
            <text:p>0.000058439</text:p>
          </table:table-cell>
          <table:table-cell table:number-columns-repeated="4"/>
        </table:table-row>
        <table:table-row table:style-name="ro1">
          <table:table-cell office:value-type="float" office:value="84.6" calcext:value-type="float">
            <text:p>84.6</text:p>
          </table:table-cell>
          <table:table-cell table:formula="of:=SQRT(2)*[.A847]" office:value-type="float" office:value="119.642467376764" calcext:value-type="float">
            <text:p>119.6424673768</text:p>
          </table:table-cell>
          <table:table-cell table:formula="of:=SQRT(3)*[.A847]" office:value-type="float" office:value="146.531498320327" calcext:value-type="float">
            <text:p>146.5314983203</text:p>
          </table:table-cell>
          <table:table-cell table:formula="of:=(1-ROUND([.B847])/[.B847])^2" office:value-type="float" office:value="0.00000893018855789982" calcext:value-type="float">
            <text:p>8.93018855789982E-006</text:p>
          </table:table-cell>
          <table:table-cell table:formula="of:=(1-ROUND([.C847])/[.C847])^2" office:value-type="float" office:value="0.0000102225754282626" calcext:value-type="float">
            <text:p>1.02225754282626E-005</text:p>
          </table:table-cell>
          <table:table-cell table:formula="of:=(1-ROUND([.A847])/[.A847])^2" office:value-type="float" office:value="0.0000223552358756826" calcext:value-type="float">
            <text:p>2.23552358756826E-005</text:p>
          </table:table-cell>
          <table:table-cell table:formula="of:=SUM([.D847:.F847])" office:value-type="float" office:value="0.000041507999861845" calcext:value-type="float">
            <text:p>0.000041508</text:p>
          </table:table-cell>
          <table:table-cell table:number-columns-repeated="4"/>
        </table:table-row>
        <table:table-row table:style-name="ro1">
          <table:table-cell office:value-type="float" office:value="84.7" calcext:value-type="float">
            <text:p>84.7</text:p>
          </table:table-cell>
          <table:table-cell table:formula="of:=SQRT(2)*[.A848]" office:value-type="float" office:value="119.783888733001" calcext:value-type="float">
            <text:p>119.783888733</text:p>
          </table:table-cell>
          <table:table-cell table:formula="of:=SQRT(3)*[.A848]" office:value-type="float" office:value="146.704703401084" calcext:value-type="float">
            <text:p>146.7047034011</text:p>
          </table:table-cell>
          <table:table-cell table:formula="of:=(1-ROUND([.B848])/[.B848])^2" office:value-type="float" office:value="0.00000325505253794162" calcext:value-type="float">
            <text:p>3.25505253794162E-006</text:p>
          </table:table-cell>
          <table:table-cell table:formula="of:=(1-ROUND([.C848])/[.C848])^2" office:value-type="float" office:value="0.00000405162101076775" calcext:value-type="float">
            <text:p>4.05162101076775E-006</text:p>
          </table:table-cell>
          <table:table-cell table:formula="of:=(1-ROUND([.A848])/[.A848])^2" office:value-type="float" office:value="0.0000125451450985425" calcext:value-type="float">
            <text:p>1.25451450985425E-005</text:p>
          </table:table-cell>
          <table:table-cell table:formula="of:=SUM([.D848:.F848])" office:value-type="float" office:value="0.0000198518186472518" calcext:value-type="float">
            <text:p>1.98518186472518E-005</text:p>
          </table:table-cell>
          <table:table-cell table:number-columns-repeated="4"/>
        </table:table-row>
        <table:table-row table:style-name="ro1">
          <table:table-cell office:value-type="float" office:value="84.8" calcext:value-type="float">
            <text:p>84.8</text:p>
          </table:table-cell>
          <table:table-cell table:formula="of:=SQRT(2)*[.A849]" office:value-type="float" office:value="119.925310089238" calcext:value-type="float">
            <text:p>119.9253100892</text:p>
          </table:table-cell>
          <table:table-cell table:formula="of:=SQRT(3)*[.A849]" office:value-type="float" office:value="146.877908481841" calcext:value-type="float">
            <text:p>146.8779084818</text:p>
          </table:table-cell>
          <table:table-cell table:formula="of:=(1-ROUND([.B849])/[.B849])^2" office:value-type="float" office:value="0.00000038788428165924" calcext:value-type="float">
            <text:p>3.8788428165924E-007</text:p>
          </table:table-cell>
          <table:table-cell table:formula="of:=(1-ROUND([.C849])/[.C849])^2" office:value-type="float" office:value="0.000000690968149550005" calcext:value-type="float">
            <text:p>0.000000691</text:p>
          </table:table-cell>
          <table:table-cell table:formula="of:=(1-ROUND([.A849])/[.A849])^2" office:value-type="float" office:value="0.00000556247775008965" calcext:value-type="float">
            <text:p>5.56247775008965E-006</text:p>
          </table:table-cell>
          <table:table-cell table:formula="of:=SUM([.D849:.F849])" office:value-type="float" office:value="0.0000066413301812989" calcext:value-type="float">
            <text:p>6.6413301812989E-006</text:p>
          </table:table-cell>
          <table:table-cell table:number-columns-repeated="4"/>
        </table:table-row>
        <table:table-row table:style-name="ro1">
          <table:table-cell office:value-type="float" office:value="84.9" calcext:value-type="float">
            <text:p>84.9</text:p>
          </table:table-cell>
          <table:table-cell table:formula="of:=SQRT(2)*[.A850]" office:value-type="float" office:value="120.066731445476" calcext:value-type="float">
            <text:p>120.0667314455</text:p>
          </table:table-cell>
          <table:table-cell table:formula="of:=SQRT(3)*[.A850]" office:value-type="float" office:value="147.051113562598" calcext:value-type="float">
            <text:p>147.0511135626</text:p>
          </table:table-cell>
          <table:table-cell table:formula="of:=(1-ROUND([.B850])/[.B850])^2" office:value-type="float" office:value="0.000000308898421012678" calcext:value-type="float">
            <text:p>3.08898421012678E-007</text:p>
          </table:table-cell>
          <table:table-cell table:formula="of:=(1-ROUND([.C850])/[.C850])^2" office:value-type="float" office:value="0.000000120819120276319" calcext:value-type="float">
            <text:p>1.20819120276319E-007</text:p>
          </table:table-cell>
          <table:table-cell table:formula="of:=(1-ROUND([.A850])/[.A850])^2" office:value-type="float" office:value="0.00000138734546705681" calcext:value-type="float">
            <text:p>1.38734546705681E-006</text:p>
          </table:table-cell>
          <table:table-cell table:formula="of:=SUM([.D850:.F850])" office:value-type="float" office:value="0.0000018170630083458" calcext:value-type="float">
            <text:p>1.8170630083458E-00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QRT(2)*[.A851]" office:value-type="float" office:value="120.208152801713" calcext:value-type="float">
            <text:p>120.2081528017</text:p>
          </table:table-cell>
          <table:table-cell table:formula="of:=SQRT(3)*[.A851]" office:value-type="float" office:value="147.224318643355" calcext:value-type="float">
            <text:p>147.2243186434</text:p>
          </table:table-cell>
          <table:table-cell table:formula="of:=(1-ROUND([.B851])/[.B851])^2" office:value-type="float" office:value="0.00000299844905612502" calcext:value-type="float">
            <text:p>2.99844905612502E-006</text:p>
          </table:table-cell>
          <table:table-cell table:formula="of:=(1-ROUND([.C851])/[.C851])^2" office:value-type="float" office:value="0.00000232151574424141" calcext:value-type="float">
            <text:p>2.32151574424141E-006</text:p>
          </table:table-cell>
          <table:table-cell table:formula="of:=(1-ROUND([.A851])/[.A851])^2" office:value-type="float" office:value="0" calcext:value-type="float">
            <text:p>0</text:p>
          </table:table-cell>
          <table:table-cell table:formula="of:=SUM([.D851:.F851])" office:value-type="float" office:value="0.00000531996480036644" calcext:value-type="float">
            <text:p>0.00000532</text:p>
          </table:table-cell>
          <table:table-cell table:number-columns-repeated="4"/>
        </table:table-row>
        <table:table-row table:style-name="ro1">
          <table:table-cell office:value-type="float" office:value="85.1" calcext:value-type="float">
            <text:p>85.1</text:p>
          </table:table-cell>
          <table:table-cell table:formula="of:=SQRT(2)*[.A852]" office:value-type="float" office:value="120.34957415795" calcext:value-type="float">
            <text:p>120.349574158</text:p>
          </table:table-cell>
          <table:table-cell table:formula="of:=SQRT(3)*[.A852]" office:value-type="float" office:value="147.397523724111" calcext:value-type="float">
            <text:p>147.3975237241</text:p>
          </table:table-cell>
          <table:table-cell table:formula="of:=(1-ROUND([.B852])/[.B852])^2" office:value-type="float" office:value="0.00000843702866377719" calcext:value-type="float">
            <text:p>0.000008437</text:p>
          </table:table-cell>
          <table:table-cell table:formula="of:=(1-ROUND([.C852])/[.C852])^2" office:value-type="float" office:value="0.00000727353829629392" calcext:value-type="float">
            <text:p>7.27353829629392E-006</text:p>
          </table:table-cell>
          <table:table-cell table:formula="of:=(1-ROUND([.A852])/[.A852])^2" office:value-type="float" office:value="0.00000138083211705027" calcext:value-type="float">
            <text:p>1.38083211705027E-006</text:p>
          </table:table-cell>
          <table:table-cell table:formula="of:=SUM([.D852:.F852])" office:value-type="float" office:value="0.0000170913990771214" calcext:value-type="float">
            <text:p>1.70913990771214E-005</text:p>
          </table:table-cell>
          <table:table-cell table:number-columns-repeated="4"/>
        </table:table-row>
        <table:table-row table:style-name="ro1">
          <table:table-cell office:value-type="float" office:value="85.2" calcext:value-type="float">
            <text:p>85.2</text:p>
          </table:table-cell>
          <table:table-cell table:formula="of:=SQRT(2)*[.A853]" office:value-type="float" office:value="120.490995514188" calcext:value-type="float">
            <text:p>120.4909955142</text:p>
          </table:table-cell>
          <table:table-cell table:formula="of:=SQRT(3)*[.A853]" office:value-type="float" office:value="147.570728804868" calcext:value-type="float">
            <text:p>147.5707288049</text:p>
          </table:table-cell>
          <table:table-cell table:formula="of:=(1-ROUND([.B853])/[.B853])^2" office:value-type="float" office:value="0.0000166052670155045" calcext:value-type="float">
            <text:p>1.66052670155045E-005</text:p>
          </table:table-cell>
          <table:table-cell table:formula="of:=(1-ROUND([.C853])/[.C853])^2" office:value-type="float" office:value="0.00000846180573784682" calcext:value-type="float">
            <text:p>8.46180573784682E-006</text:p>
          </table:table-cell>
          <table:table-cell table:formula="of:=(1-ROUND([.A853])/[.A853])^2" office:value-type="float" office:value="0.00000551037051731374" calcext:value-type="float">
            <text:p>5.51037051731374E-006</text:p>
          </table:table-cell>
          <table:table-cell table:formula="of:=SUM([.D853:.F853])" office:value-type="float" office:value="0.0000305774432706651" calcext:value-type="float">
            <text:p>3.05774432706651E-005</text:p>
          </table:table-cell>
          <table:table-cell table:number-columns-repeated="4"/>
        </table:table-row>
        <table:table-row table:style-name="ro1">
          <table:table-cell office:value-type="float" office:value="85.3" calcext:value-type="float">
            <text:p>85.3</text:p>
          </table:table-cell>
          <table:table-cell table:formula="of:=SQRT(2)*[.A854]" office:value-type="float" office:value="120.632416870425" calcext:value-type="float">
            <text:p>120.6324168704</text:p>
          </table:table-cell>
          <table:table-cell table:formula="of:=SQRT(3)*[.A854]" office:value-type="float" office:value="147.743933885625" calcext:value-type="float">
            <text:p>147.7439338856</text:p>
          </table:table-cell>
          <table:table-cell table:formula="of:=(1-ROUND([.B854])/[.B854])^2" office:value-type="float" office:value="0.00000928502514043507" calcext:value-type="float">
            <text:p>0.000009285</text:p>
          </table:table-cell>
          <table:table-cell table:formula="of:=(1-ROUND([.C854])/[.C854])^2" office:value-type="float" office:value="0.000003003896091216" calcext:value-type="float">
            <text:p>3.003896091216E-006</text:p>
          </table:table-cell>
          <table:table-cell table:formula="of:=(1-ROUND([.A854])/[.A854])^2" office:value-type="float" office:value="0.0000123692807538109" calcext:value-type="float">
            <text:p>1.23692807538109E-005</text:p>
          </table:table-cell>
          <table:table-cell table:formula="of:=SUM([.D854:.F854])" office:value-type="float" office:value="0.000024658201985462" calcext:value-type="float">
            <text:p>2.4658201985462E-005</text:p>
          </table:table-cell>
          <table:table-cell table:number-columns-repeated="4"/>
        </table:table-row>
        <table:table-row table:style-name="ro1">
          <table:table-cell office:value-type="float" office:value="85.4" calcext:value-type="float">
            <text:p>85.4</text:p>
          </table:table-cell>
          <table:table-cell table:formula="of:=SQRT(2)*[.A855]" office:value-type="float" office:value="120.773838226662" calcext:value-type="float">
            <text:p>120.7738382267</text:p>
          </table:table-cell>
          <table:table-cell table:formula="of:=SQRT(3)*[.A855]" office:value-type="float" office:value="147.917138966382" calcext:value-type="float">
            <text:p>147.9171389664</text:p>
          </table:table-cell>
          <table:table-cell table:formula="of:=(1-ROUND([.B855])/[.B855])^2" office:value-type="float" office:value="0.00000350665196699598" calcext:value-type="float">
            <text:p>3.50665196699598E-006</text:p>
          </table:table-cell>
          <table:table-cell table:formula="of:=(1-ROUND([.C855])/[.C855])^2" office:value-type="float" office:value="0.000000313807772955538" calcext:value-type="float">
            <text:p>3.13807772955538E-007</text:p>
          </table:table-cell>
          <table:table-cell table:formula="of:=(1-ROUND([.A855])/[.A855])^2" office:value-type="float" office:value="0.0000219383641658771" calcext:value-type="float">
            <text:p>2.19383641658771E-005</text:p>
          </table:table-cell>
          <table:table-cell table:formula="of:=SUM([.D855:.F855])" office:value-type="float" office:value="0.0000257588239058286" calcext:value-type="float">
            <text:p>2.57588239058286E-005</text:p>
          </table:table-cell>
          <table:table-cell table:number-columns-repeated="4"/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SQRT(2)*[.A856]" office:value-type="float" office:value="120.9152595829" calcext:value-type="float">
            <text:p>120.9152595829</text:p>
          </table:table-cell>
          <table:table-cell table:formula="of:=SQRT(3)*[.A856]" office:value-type="float" office:value="148.090344047139" calcext:value-type="float">
            <text:p>148.0903440471</text:p>
          </table:table-cell>
          <table:table-cell table:formula="of:=(1-ROUND([.B856])/[.B856])^2" office:value-type="float" office:value="0.000000491155452299494" calcext:value-type="float">
            <text:p>4.91155452299494E-007</text:p>
          </table:table-cell>
          <table:table-cell table:formula="of:=(1-ROUND([.C856])/[.C856])^2" office:value-type="float" office:value="0.000000372173630790448" calcext:value-type="float">
            <text:p>3.72173630790448E-007</text:p>
          </table:table-cell>
          <table:table-cell table:formula="of:=(1-ROUND([.A856])/[.A856])^2" office:value-type="float" office:value="0.0000341985568209015" calcext:value-type="float">
            <text:p>3.41985568209015E-005</text:p>
          </table:table-cell>
          <table:table-cell table:formula="of:=SUM([.D856:.F856])" office:value-type="float" office:value="0.0000350618859039914" calcext:value-type="float">
            <text:p>3.50618859039914E-005</text:p>
          </table:table-cell>
          <table:table-cell table:number-columns-repeated="4"/>
        </table:table-row>
        <table:table-row table:style-name="ro1">
          <table:table-cell office:value-type="float" office:value="85.6" calcext:value-type="float">
            <text:p>85.6</text:p>
          </table:table-cell>
          <table:table-cell table:formula="of:=SQRT(2)*[.A857]" office:value-type="float" office:value="121.056680939137" calcext:value-type="float">
            <text:p>121.0566809391</text:p>
          </table:table-cell>
          <table:table-cell table:formula="of:=SQRT(3)*[.A857]" office:value-type="float" office:value="148.263549127896" calcext:value-type="float">
            <text:p>148.2635491279</text:p>
          </table:table-cell>
          <table:table-cell table:formula="of:=(1-ROUND([.B857])/[.B857])^2" office:value-type="float" office:value="0.000000219228266486483" calcext:value-type="float">
            <text:p>2.19228266486483E-007</text:p>
          </table:table-cell>
          <table:table-cell table:formula="of:=(1-ROUND([.C857])/[.C857])^2" office:value-type="float" office:value="0.00000315976207959757" calcext:value-type="float">
            <text:p>3.15976207959757E-006</text:p>
          </table:table-cell>
          <table:table-cell table:formula="of:=(1-ROUND([.A857])/[.A857])^2" office:value-type="float" office:value="0.0000218359682068308" calcext:value-type="float">
            <text:p>0.000021836</text:p>
          </table:table-cell>
          <table:table-cell table:formula="of:=SUM([.D857:.F857])" office:value-type="float" office:value="0.0000252149585529149" calcext:value-type="float">
            <text:p>0.000025215</text:p>
          </table:table-cell>
          <table:table-cell table:number-columns-repeated="4"/>
        </table:table-row>
        <table:table-row table:style-name="ro1">
          <table:table-cell office:value-type="float" office:value="85.7" calcext:value-type="float">
            <text:p>85.7</text:p>
          </table:table-cell>
          <table:table-cell table:formula="of:=SQRT(2)*[.A858]" office:value-type="float" office:value="121.198102295374" calcext:value-type="float">
            <text:p>121.1981022954</text:p>
          </table:table-cell>
          <table:table-cell table:formula="of:=SQRT(3)*[.A858]" office:value-type="float" office:value="148.436754208653" calcext:value-type="float">
            <text:p>148.4367542087</text:p>
          </table:table-cell>
          <table:table-cell table:formula="of:=(1-ROUND([.B858])/[.B858])^2" office:value-type="float" office:value="0.00000267169806430041" calcext:value-type="float">
            <text:p>2.67169806430041E-006</text:p>
          </table:table-cell>
          <table:table-cell table:formula="of:=(1-ROUND([.C858])/[.C858])^2" office:value-type="float" office:value="0.00000865747604784537" calcext:value-type="float">
            <text:p>8.65747604784537E-006</text:p>
          </table:table-cell>
          <table:table-cell table:formula="of:=(1-ROUND([.A858])/[.A858])^2" office:value-type="float" office:value="0.0000122540843543931" calcext:value-type="float">
            <text:p>1.22540843543931E-005</text:p>
          </table:table-cell>
          <table:table-cell table:formula="of:=SUM([.D858:.F858])" office:value-type="float" office:value="0.0000235832584665388" calcext:value-type="float">
            <text:p>2.35832584665388E-005</text:p>
          </table:table-cell>
          <table:table-cell table:number-columns-repeated="4"/>
        </table:table-row>
        <table:table-row table:style-name="ro1">
          <table:table-cell office:value-type="float" office:value="85.8" calcext:value-type="float">
            <text:p>85.8</text:p>
          </table:table-cell>
          <table:table-cell table:formula="of:=SQRT(2)*[.A859]" office:value-type="float" office:value="121.339523651612" calcext:value-type="float">
            <text:p>121.3395236516</text:p>
          </table:table-cell>
          <table:table-cell table:formula="of:=SQRT(3)*[.A859]" office:value-type="float" office:value="148.60995928941" calcext:value-type="float">
            <text:p>148.6099592894</text:p>
          </table:table-cell>
          <table:table-cell table:formula="of:=(1-ROUND([.B859])/[.B859])^2" office:value-type="float" office:value="0.00000782952643729136" calcext:value-type="float">
            <text:p>7.82952643729136E-006</text:p>
          </table:table-cell>
          <table:table-cell table:formula="of:=(1-ROUND([.C859])/[.C859])^2" office:value-type="float" office:value="0.0000068884902421119" calcext:value-type="float">
            <text:p>6.8884902421119E-006</text:p>
          </table:table-cell>
          <table:table-cell table:formula="of:=(1-ROUND([.A859])/[.A859])^2" office:value-type="float" office:value="0.00000543357186713845" calcext:value-type="float">
            <text:p>5.43357186713845E-006</text:p>
          </table:table-cell>
          <table:table-cell table:formula="of:=SUM([.D859:.F859])" office:value-type="float" office:value="0.0000201515885465417" calcext:value-type="float">
            <text:p>2.01515885465417E-005</text:p>
          </table:table-cell>
          <table:table-cell table:number-columns-repeated="4"/>
        </table:table-row>
        <table:table-row table:style-name="ro1">
          <table:table-cell office:value-type="float" office:value="85.9" calcext:value-type="float">
            <text:p>85.9</text:p>
          </table:table-cell>
          <table:table-cell table:formula="of:=SQRT(2)*[.A860]" office:value-type="float" office:value="121.480945007849" calcext:value-type="float">
            <text:p>121.4809450078</text:p>
          </table:table-cell>
          <table:table-cell table:formula="of:=SQRT(3)*[.A860]" office:value-type="float" office:value="148.783164370167" calcext:value-type="float">
            <text:p>148.7831643702</text:p>
          </table:table-cell>
          <table:table-cell table:formula="of:=(1-ROUND([.B860])/[.B860])^2" office:value-type="float" office:value="0.0000156738078751703" calcext:value-type="float">
            <text:p>1.56738078751703E-005</text:p>
          </table:table-cell>
          <table:table-cell table:formula="of:=(1-ROUND([.C860])/[.C860])^2" office:value-type="float" office:value="0.00000212399607187162" calcext:value-type="float">
            <text:p>0.000002124</text:p>
          </table:table-cell>
          <table:table-cell table:formula="of:=(1-ROUND([.A860])/[.A860])^2" office:value-type="float" office:value="0.00000135523207671699" calcext:value-type="float">
            <text:p>1.35523207671699E-006</text:p>
          </table:table-cell>
          <table:table-cell table:formula="of:=SUM([.D860:.F860])" office:value-type="float" office:value="0.0000191530360237589" calcext:value-type="float">
            <text:p>0.00001915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QRT(2)*[.A861]" office:value-type="float" office:value="121.622366364086" calcext:value-type="float">
            <text:p>121.6223663641</text:p>
          </table:table-cell>
          <table:table-cell table:formula="of:=SQRT(3)*[.A861]" office:value-type="float" office:value="148.956369450923" calcext:value-type="float">
            <text:p>148.9563694509</text:p>
          </table:table-cell>
          <table:table-cell table:formula="of:=(1-ROUND([.B861])/[.B861])^2" office:value-type="float" office:value="0.00000964083037949523" calcext:value-type="float">
            <text:p>9.64083037949523E-006</text:p>
          </table:table-cell>
          <table:table-cell table:formula="of:=(1-ROUND([.C861])/[.C861])^2" office:value-type="float" office:value="0.0000000857952412439997" calcext:value-type="float">
            <text:p>8.57952412439997E-008</text:p>
          </table:table-cell>
          <table:table-cell table:formula="of:=(1-ROUND([.A861])/[.A861])^2" office:value-type="float" office:value="0" calcext:value-type="float">
            <text:p>0</text:p>
          </table:table-cell>
          <table:table-cell table:formula="of:=SUM([.D861:.F861])" office:value-type="float" office:value="0.00000972662562073923" calcext:value-type="float">
            <text:p>9.72662562073923E-006</text:p>
          </table:table-cell>
          <table:table-cell table:number-columns-repeated="4"/>
        </table:table-row>
        <table:table-row table:style-name="ro1">
          <table:table-cell office:value-type="float" office:value="86.1" calcext:value-type="float">
            <text:p>86.1</text:p>
          </table:table-cell>
          <table:table-cell table:formula="of:=SQRT(2)*[.A862]" office:value-type="float" office:value="121.763787720323" calcext:value-type="float">
            <text:p>121.7637877203</text:p>
          </table:table-cell>
          <table:table-cell table:formula="of:=SQRT(3)*[.A862]" office:value-type="float" office:value="149.12957453168" calcext:value-type="float">
            <text:p>149.1295745317</text:p>
          </table:table-cell>
          <table:table-cell table:formula="of:=(1-ROUND([.B862])/[.B862])^2" office:value-type="float" office:value="0.00000376329829250602" calcext:value-type="float">
            <text:p>3.76329829250602E-006</text:p>
          </table:table-cell>
          <table:table-cell table:formula="of:=(1-ROUND([.C862])/[.C862])^2" office:value-type="float" office:value="0.000000754938785410138" calcext:value-type="float">
            <text:p>7.54938785410138E-007</text:p>
          </table:table-cell>
          <table:table-cell table:formula="of:=(1-ROUND([.A862])/[.A862])^2" office:value-type="float" office:value="0.00000134894330526154" calcext:value-type="float">
            <text:p>1.34894330526154E-006</text:p>
          </table:table-cell>
          <table:table-cell table:formula="of:=SUM([.D862:.F862])" office:value-type="float" office:value="0.0000058671803831777" calcext:value-type="float">
            <text:p>5.8671803831777E-006</text:p>
          </table:table-cell>
          <table:table-cell table:number-columns-repeated="4"/>
        </table:table-row>
        <table:table-row table:style-name="ro1">
          <table:table-cell office:value-type="float" office:value="86.2" calcext:value-type="float">
            <text:p>86.2</text:p>
          </table:table-cell>
          <table:table-cell table:formula="of:=SQRT(2)*[.A863]" office:value-type="float" office:value="121.905209076561" calcext:value-type="float">
            <text:p>121.9052090766</text:p>
          </table:table-cell>
          <table:table-cell table:formula="of:=SQRT(3)*[.A863]" office:value-type="float" office:value="149.302779612437" calcext:value-type="float">
            <text:p>149.3027796124</text:p>
          </table:table-cell>
          <table:table-cell table:formula="of:=(1-ROUND([.B863])/[.B863])^2" office:value-type="float" office:value="0.000000604629010291007" calcext:value-type="float">
            <text:p>6.04629010291007E-007</text:p>
          </table:table-cell>
          <table:table-cell table:formula="of:=(1-ROUND([.C863])/[.C863])^2" office:value-type="float" office:value="0.00000411260946896015" calcext:value-type="float">
            <text:p>4.11260946896015E-006</text:p>
          </table:table-cell>
          <table:table-cell table:formula="of:=(1-ROUND([.A863])/[.A863])^2" office:value-type="float" office:value="0.00000538326128735343" calcext:value-type="float">
            <text:p>5.38326128735343E-006</text:p>
          </table:table-cell>
          <table:table-cell table:formula="of:=SUM([.D863:.F863])" office:value-type="float" office:value="0.0000101004997666046" calcext:value-type="float">
            <text:p>1.01004997666046E-005</text:p>
          </table:table-cell>
          <table:table-cell table:number-columns-repeated="4"/>
        </table:table-row>
        <table:table-row table:style-name="ro1">
          <table:table-cell office:value-type="float" office:value="86.3" calcext:value-type="float">
            <text:p>86.3</text:p>
          </table:table-cell>
          <table:table-cell table:formula="of:=SQRT(2)*[.A864]" office:value-type="float" office:value="122.046630432798" calcext:value-type="float">
            <text:p>122.0466304328</text:p>
          </table:table-cell>
          <table:table-cell table:formula="of:=SQRT(3)*[.A864]" office:value-type="float" office:value="149.475984693194" calcext:value-type="float">
            <text:p>149.4759846932</text:p>
          </table:table-cell>
          <table:table-cell table:formula="of:=(1-ROUND([.B864])/[.B864])^2" office:value-type="float" office:value="0.000000145977965177094" calcext:value-type="float">
            <text:p>0.000000146</text:p>
          </table:table-cell>
          <table:table-cell table:formula="of:=(1-ROUND([.C864])/[.C864])^2" office:value-type="float" office:value="0.0000101401207692182" calcext:value-type="float">
            <text:p>1.01401207692182E-005</text:p>
          </table:table-cell>
          <table:table-cell table:formula="of:=(1-ROUND([.A864])/[.A864])^2" office:value-type="float" office:value="0.0000120842838517709" calcext:value-type="float">
            <text:p>1.20842838517709E-005</text:p>
          </table:table-cell>
          <table:table-cell table:formula="of:=SUM([.D864:.F864])" office:value-type="float" office:value="0.0000223703825861661" calcext:value-type="float">
            <text:p>2.23703825861661E-005</text:p>
          </table:table-cell>
          <table:table-cell table:number-columns-repeated="4"/>
        </table:table-row>
        <table:table-row table:style-name="ro1">
          <table:table-cell office:value-type="float" office:value="86.4" calcext:value-type="float">
            <text:p>86.4</text:p>
          </table:table-cell>
          <table:table-cell table:formula="of:=SQRT(2)*[.A865]" office:value-type="float" office:value="122.188051789035" calcext:value-type="float">
            <text:p>122.188051789</text:p>
          </table:table-cell>
          <table:table-cell table:formula="of:=SQRT(3)*[.A865]" office:value-type="float" office:value="149.649189773951" calcext:value-type="float">
            <text:p>149.649189774</text:p>
          </table:table-cell>
          <table:table-cell table:formula="of:=(1-ROUND([.B865])/[.B865])^2" office:value-type="float" office:value="0.00000236863126925156" calcext:value-type="float">
            <text:p>2.36863126925156E-006</text:p>
          </table:table-cell>
          <table:table-cell table:formula="of:=(1-ROUND([.C865])/[.C865])^2" office:value-type="float" office:value="0.00000549535495169227" calcext:value-type="float">
            <text:p>5.49535495169227E-006</text:p>
          </table:table-cell>
          <table:table-cell table:formula="of:=(1-ROUND([.A865])/[.A865])^2" office:value-type="float" office:value="0.0000214334705075448" calcext:value-type="float">
            <text:p>2.14334705075448E-005</text:p>
          </table:table-cell>
          <table:table-cell table:formula="of:=SUM([.D865:.F865])" office:value-type="float" office:value="0.0000292974567284886" calcext:value-type="float">
            <text:p>2.92974567284886E-005</text:p>
          </table:table-cell>
          <table:table-cell table:number-columns-repeated="4"/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SQRT(2)*[.A866]" office:value-type="float" office:value="122.329473145273" calcext:value-type="float">
            <text:p>122.3294731453</text:p>
          </table:table-cell>
          <table:table-cell table:formula="of:=SQRT(3)*[.A866]" office:value-type="float" office:value="149.822394854708" calcext:value-type="float">
            <text:p>149.8223948547</text:p>
          </table:table-cell>
          <table:table-cell table:formula="of:=(1-ROUND([.B866])/[.B866])^2" office:value-type="float" office:value="0.00000725400470820281" calcext:value-type="float">
            <text:p>0.000007254</text:p>
          </table:table-cell>
          <table:table-cell table:formula="of:=(1-ROUND([.C866])/[.C866])^2" office:value-type="float" office:value="0.0000014052630173292" calcext:value-type="float">
            <text:p>1.4052630173292E-006</text:p>
          </table:table-cell>
          <table:table-cell table:formula="of:=(1-ROUND([.A866])/[.A866])^2" office:value-type="float" office:value="0.0000334124093688402" calcext:value-type="float">
            <text:p>3.34124093688402E-005</text:p>
          </table:table-cell>
          <table:table-cell table:formula="of:=SUM([.D866:.F866])" office:value-type="float" office:value="0.0000420716770943722" calcext:value-type="float">
            <text:p>4.20716770943722E-005</text:p>
          </table:table-cell>
          <table:table-cell table:number-columns-repeated="4"/>
        </table:table-row>
        <table:table-row table:style-name="ro1">
          <table:table-cell office:value-type="float" office:value="86.6" calcext:value-type="float">
            <text:p>86.6</text:p>
          </table:table-cell>
          <table:table-cell table:formula="of:=SQRT(2)*[.A867]" office:value-type="float" office:value="122.47089450151" calcext:value-type="float">
            <text:p>122.4708945015</text:p>
          </table:table-cell>
          <table:table-cell table:formula="of:=SQRT(3)*[.A867]" office:value-type="float" office:value="149.995599935465" calcext:value-type="float">
            <text:p>149.9955999355</text:p>
          </table:table-cell>
          <table:table-cell table:formula="of:=(1-ROUND([.B867])/[.B867])^2" office:value-type="float" office:value="0.0000147836427438661" calcext:value-type="float">
            <text:p>1.47836427438661E-005</text:p>
          </table:table-cell>
          <table:table-cell table:formula="of:=(1-ROUND([.C867])/[.C867])^2" office:value-type="float" office:value="0.000000000860520168928216" calcext:value-type="float">
            <text:p>8.60520168928216E-010</text:p>
          </table:table-cell>
          <table:table-cell table:formula="of:=(1-ROUND([.A867])/[.A867])^2" office:value-type="float" office:value="0.0000213345849623192" calcext:value-type="float">
            <text:p>2.13345849623192E-005</text:p>
          </table:table-cell>
          <table:table-cell table:formula="of:=SUM([.D867:.F867])" office:value-type="float" office:value="0.0000361190882263542" calcext:value-type="float">
            <text:p>3.61190882263542E-005</text:p>
          </table:table-cell>
          <table:table-cell table:number-columns-repeated="4"/>
        </table:table-row>
        <table:table-row table:style-name="ro1">
          <table:table-cell office:value-type="float" office:value="86.7" calcext:value-type="float">
            <text:p>86.7</text:p>
          </table:table-cell>
          <table:table-cell table:formula="of:=SQRT(2)*[.A868]" office:value-type="float" office:value="122.612315857747" calcext:value-type="float">
            <text:p>122.6123158577</text:p>
          </table:table-cell>
          <table:table-cell table:formula="of:=SQRT(3)*[.A868]" office:value-type="float" office:value="150.168805016222" calcext:value-type="float">
            <text:p>150.1688050162</text:p>
          </table:table-cell>
          <table:table-cell table:formula="of:=(1-ROUND([.B868])/[.B868])^2" office:value-type="float" office:value="0.00000999741875657116" calcext:value-type="float">
            <text:p>9.99741875657116E-006</text:p>
          </table:table-cell>
          <table:table-cell table:formula="of:=(1-ROUND([.C868])/[.C868])^2" office:value-type="float" office:value="0.00000126360473997406" calcext:value-type="float">
            <text:p>1.26360473997406E-006</text:p>
          </table:table-cell>
          <table:table-cell table:formula="of:=(1-ROUND([.A868])/[.A868])^2" office:value-type="float" office:value="0.000011973036721304" calcext:value-type="float">
            <text:p>0.000011973</text:p>
          </table:table-cell>
          <table:table-cell table:formula="of:=SUM([.D868:.F868])" office:value-type="float" office:value="0.0000232340602178492" calcext:value-type="float">
            <text:p>2.32340602178492E-005</text:p>
          </table:table-cell>
          <table:table-cell table:number-columns-repeated="4"/>
        </table:table-row>
        <table:table-row table:style-name="ro1">
          <table:table-cell office:value-type="float" office:value="86.8" calcext:value-type="float">
            <text:p>86.8</text:p>
          </table:table-cell>
          <table:table-cell table:formula="of:=SQRT(2)*[.A869]" office:value-type="float" office:value="122.753737213985" calcext:value-type="float">
            <text:p>122.753737214</text:p>
          </table:table-cell>
          <table:table-cell table:formula="of:=SQRT(3)*[.A869]" office:value-type="float" office:value="150.342010096979" calcext:value-type="float">
            <text:p>150.342010097</text:p>
          </table:table-cell>
          <table:table-cell table:formula="of:=(1-ROUND([.B869])/[.B869])^2" office:value-type="float" office:value="0.00000402465011574082" calcext:value-type="float">
            <text:p>4.02465011574082E-006</text:p>
          </table:table-cell>
          <table:table-cell table:formula="of:=(1-ROUND([.C869])/[.C869])^2" office:value-type="float" office:value="0.000005175080982964" calcext:value-type="float">
            <text:p>5.175080982964E-006</text:p>
          </table:table-cell>
          <table:table-cell table:formula="of:=(1-ROUND([.A869])/[.A869])^2" office:value-type="float" office:value="0.00000530909554248308" calcext:value-type="float">
            <text:p>5.30909554248308E-006</text:p>
          </table:table-cell>
          <table:table-cell table:formula="of:=SUM([.D869:.F869])" office:value-type="float" office:value="0.0000145088266411879" calcext:value-type="float">
            <text:p>1.45088266411879E-005</text:p>
          </table:table-cell>
          <table:table-cell table:number-columns-repeated="4"/>
        </table:table-row>
        <table:table-row table:style-name="ro1">
          <table:table-cell office:value-type="float" office:value="86.9" calcext:value-type="float">
            <text:p>86.9</text:p>
          </table:table-cell>
          <table:table-cell table:formula="of:=SQRT(2)*[.A870]" office:value-type="float" office:value="122.895158570222" calcext:value-type="float">
            <text:p>122.8951585702</text:p>
          </table:table-cell>
          <table:table-cell table:formula="of:=SQRT(3)*[.A870]" office:value-type="float" office:value="150.515215177735" calcext:value-type="float">
            <text:p>150.5152151777</text:p>
          </table:table-cell>
          <table:table-cell table:formula="of:=(1-ROUND([.B870])/[.B870])^2" office:value-type="float" office:value="0.000000727773640184124" calcext:value-type="float">
            <text:p>7.27773640184124E-007</text:p>
          </table:table-cell>
          <table:table-cell table:formula="of:=(1-ROUND([.C870])/[.C870])^2" office:value-type="float" office:value="0.0000103737844820766" calcext:value-type="float">
            <text:p>1.03737844820766E-005</text:p>
          </table:table-cell>
          <table:table-cell table:formula="of:=(1-ROUND([.A870])/[.A870])^2" office:value-type="float" office:value="0.00000132422092772257" calcext:value-type="float">
            <text:p>1.32422092772257E-006</text:p>
          </table:table-cell>
          <table:table-cell table:formula="of:=SUM([.D870:.F870])" office:value-type="float" office:value="0.0000124257790499832" calcext:value-type="float">
            <text:p>1.24257790499832E-00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QRT(2)*[.A871]" office:value-type="float" office:value="123.036579926459" calcext:value-type="float">
            <text:p>123.0365799265</text:p>
          </table:table-cell>
          <table:table-cell table:formula="of:=SQRT(3)*[.A871]" office:value-type="float" office:value="150.688420258492" calcext:value-type="float">
            <text:p>150.6884202585</text:p>
          </table:table-cell>
          <table:table-cell table:formula="of:=(1-ROUND([.B871])/[.B871])^2" office:value-type="float" office:value="0.0000000883928537301173" calcext:value-type="float">
            <text:p>8.83928537301173E-008</text:p>
          </table:table-cell>
          <table:table-cell table:formula="of:=(1-ROUND([.C871])/[.C871])^2" office:value-type="float" office:value="0.00000427541882758566" calcext:value-type="float">
            <text:p>4.27541882758566E-006</text:p>
          </table:table-cell>
          <table:table-cell table:formula="of:=(1-ROUND([.A871])/[.A871])^2" office:value-type="float" office:value="0" calcext:value-type="float">
            <text:p>0</text:p>
          </table:table-cell>
          <table:table-cell table:formula="of:=SUM([.D871:.F871])" office:value-type="float" office:value="0.00000436381168131577" calcext:value-type="float">
            <text:p>4.36381168131577E-006</text:p>
          </table:table-cell>
          <table:table-cell table:number-columns-repeated="4"/>
        </table:table-row>
        <table:table-row table:style-name="ro1">
          <table:table-cell office:value-type="float" office:value="87.1" calcext:value-type="float">
            <text:p>87.1</text:p>
          </table:table-cell>
          <table:table-cell table:formula="of:=SQRT(2)*[.A872]" office:value-type="float" office:value="123.178001282697" calcext:value-type="float">
            <text:p>123.1780012827</text:p>
          </table:table-cell>
          <table:table-cell table:formula="of:=SQRT(3)*[.A872]" office:value-type="float" office:value="150.861625339249" calcext:value-type="float">
            <text:p>150.8616253393</text:p>
          </table:table-cell>
          <table:table-cell table:formula="of:=(1-ROUND([.B872])/[.B872])^2" office:value-type="float" office:value="0.0000020882378253765" calcext:value-type="float">
            <text:p>2.0882378253765E-006</text:p>
          </table:table-cell>
          <table:table-cell table:formula="of:=(1-ROUND([.C872])/[.C872])^2" office:value-type="float" office:value="0.000000841309074951177" calcext:value-type="float">
            <text:p>8.41309074951177E-007</text:p>
          </table:table-cell>
          <table:table-cell table:formula="of:=(1-ROUND([.A872])/[.A872])^2" office:value-type="float" office:value="0.00000131814652780427" calcext:value-type="float">
            <text:p>1.31814652780427E-006</text:p>
          </table:table-cell>
          <table:table-cell table:formula="of:=SUM([.D872:.F872])" office:value-type="float" office:value="0.00000424769342813195" calcext:value-type="float">
            <text:p>4.24769342813195E-006</text:p>
          </table:table-cell>
          <table:table-cell table:number-columns-repeated="4"/>
        </table:table-row>
        <table:table-row table:style-name="ro1">
          <table:table-cell office:value-type="float" office:value="87.2" calcext:value-type="float">
            <text:p>87.2</text:p>
          </table:table-cell>
          <table:table-cell table:formula="of:=SQRT(2)*[.A873]" office:value-type="float" office:value="123.319422638934" calcext:value-type="float">
            <text:p>123.3194226389</text:p>
          </table:table-cell>
          <table:table-cell table:formula="of:=SQRT(3)*[.A873]" office:value-type="float" office:value="151.034830420006" calcext:value-type="float">
            <text:p>151.03483042</text:p>
          </table:table-cell>
          <table:table-cell table:formula="of:=(1-ROUND([.B873])/[.B873])^2" office:value-type="float" office:value="0.00000670916420279054" calcext:value-type="float">
            <text:p>6.70916420279054E-006</text:p>
          </table:table-cell>
          <table:table-cell table:formula="of:=(1-ROUND([.C873])/[.C873])^2" office:value-type="float" office:value="0.0000000531818203171607" calcext:value-type="float">
            <text:p>5.31818203171607E-008</text:p>
          </table:table-cell>
          <table:table-cell table:formula="of:=(1-ROUND([.A873])/[.A873])^2" office:value-type="float" office:value="0.00000526049995791619" calcext:value-type="float">
            <text:p>5.26049995791619E-006</text:p>
          </table:table-cell>
          <table:table-cell table:formula="of:=SUM([.D873:.F873])" office:value-type="float" office:value="0.0000120228459810239" calcext:value-type="float">
            <text:p>1.20228459810239E-005</text:p>
          </table:table-cell>
          <table:table-cell table:number-columns-repeated="4"/>
        </table:table-row>
        <table:table-row table:style-name="ro1">
          <table:table-cell office:value-type="float" office:value="87.3" calcext:value-type="float">
            <text:p>87.3</text:p>
          </table:table-cell>
          <table:table-cell table:formula="of:=SQRT(2)*[.A874]" office:value-type="float" office:value="123.460843995171" calcext:value-type="float">
            <text:p>123.4608439952</text:p>
          </table:table-cell>
          <table:table-cell table:formula="of:=SQRT(3)*[.A874]" office:value-type="float" office:value="151.208035500763" calcext:value-type="float">
            <text:p>151.2080355008</text:p>
          </table:table-cell>
          <table:table-cell table:formula="of:=(1-ROUND([.B874])/[.B874])^2" office:value-type="float" office:value="0.0000139331522541036" calcext:value-type="float">
            <text:p>1.39331522541036E-005</text:p>
          </table:table-cell>
          <table:table-cell table:formula="of:=(1-ROUND([.C874])/[.C874])^2" office:value-type="float" office:value="0.0000018928890681106" calcext:value-type="float">
            <text:p>1.8928890681106E-006</text:p>
          </table:table-cell>
          <table:table-cell table:formula="of:=(1-ROUND([.A874])/[.A874])^2" office:value-type="float" office:value="0.0000118090244564896" calcext:value-type="float">
            <text:p>0.000011809</text:p>
          </table:table-cell>
          <table:table-cell table:formula="of:=SUM([.D874:.F874])" office:value-type="float" office:value="0.0000276350657787038" calcext:value-type="float">
            <text:p>2.76350657787038E-005</text:p>
          </table:table-cell>
          <table:table-cell table:number-columns-repeated="4"/>
        </table:table-row>
        <table:table-row table:style-name="ro1">
          <table:table-cell office:value-type="float" office:value="87.4" calcext:value-type="float">
            <text:p>87.4</text:p>
          </table:table-cell>
          <table:table-cell table:formula="of:=SQRT(2)*[.A875]" office:value-type="float" office:value="123.602265351409" calcext:value-type="float">
            <text:p>123.6022653514</text:p>
          </table:table-cell>
          <table:table-cell table:formula="of:=SQRT(3)*[.A875]" office:value-type="float" office:value="151.38124058152" calcext:value-type="float">
            <text:p>151.3812405815</text:p>
          </table:table-cell>
          <table:table-cell table:formula="of:=(1-ROUND([.B875])/[.B875])^2" office:value-type="float" office:value="0.0000103546158466942" calcext:value-type="float">
            <text:p>1.03546158466942E-005</text:p>
          </table:table-cell>
          <table:table-cell table:formula="of:=(1-ROUND([.C875])/[.C875])^2" office:value-type="float" office:value="0.0000063424072754221" calcext:value-type="float">
            <text:p>6.3424072754221E-006</text:p>
          </table:table-cell>
          <table:table-cell table:formula="of:=(1-ROUND([.A875])/[.A875])^2" office:value-type="float" office:value="0.0000209458079583606" calcext:value-type="float">
            <text:p>2.09458079583606E-005</text:p>
          </table:table-cell>
          <table:table-cell table:formula="of:=SUM([.D875:.F875])" office:value-type="float" office:value="0.0000376428310804769" calcext:value-type="float">
            <text:p>3.76428310804769E-005</text:p>
          </table:table-cell>
          <table:table-cell table:number-columns-repeated="4"/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SQRT(2)*[.A876]" office:value-type="float" office:value="123.743686707646" calcext:value-type="float">
            <text:p>123.7436867076</text:p>
          </table:table-cell>
          <table:table-cell table:formula="of:=SQRT(3)*[.A876]" office:value-type="float" office:value="151.554445662277" calcext:value-type="float">
            <text:p>151.5544456623</text:p>
          </table:table-cell>
          <table:table-cell table:formula="of:=(1-ROUND([.B876])/[.B876])^2" office:value-type="float" office:value="0.00000429038392407766" calcext:value-type="float">
            <text:p>4.29038392407766E-006</text:p>
          </table:table-cell>
          <table:table-cell table:formula="of:=(1-ROUND([.C876])/[.C876])^2" office:value-type="float" office:value="0.00000864298962128955" calcext:value-type="float">
            <text:p>0.000008643</text:p>
          </table:table-cell>
          <table:table-cell table:formula="of:=(1-ROUND([.A876])/[.A876])^2" office:value-type="float" office:value="0.0000326530612244906" calcext:value-type="float">
            <text:p>3.26530612244906E-005</text:p>
          </table:table-cell>
          <table:table-cell table:formula="of:=SUM([.D876:.F876])" office:value-type="float" office:value="0.0000455864347698578" calcext:value-type="float">
            <text:p>4.55864347698578E-005</text:p>
          </table:table-cell>
          <table:table-cell table:number-columns-repeated="4"/>
        </table:table-row>
        <table:table-row table:style-name="ro1">
          <table:table-cell office:value-type="float" office:value="87.6" calcext:value-type="float">
            <text:p>87.6</text:p>
          </table:table-cell>
          <table:table-cell table:formula="of:=SQRT(2)*[.A877]" office:value-type="float" office:value="123.885108063883" calcext:value-type="float">
            <text:p>123.8851080639</text:p>
          </table:table-cell>
          <table:table-cell table:formula="of:=SQRT(3)*[.A877]" office:value-type="float" office:value="151.727650743034" calcext:value-type="float">
            <text:p>151.727650743</text:p>
          </table:table-cell>
          <table:table-cell table:formula="of:=(1-ROUND([.B877])/[.B877])^2" office:value-type="float" office:value="0.000000860084038638531" calcext:value-type="float">
            <text:p>8.60084038638531E-007</text:p>
          </table:table-cell>
          <table:table-cell table:formula="of:=(1-ROUND([.C877])/[.C877])^2" office:value-type="float" office:value="0.0000032219806096852" calcext:value-type="float">
            <text:p>0.000003222</text:p>
          </table:table-cell>
          <table:table-cell table:formula="of:=(1-ROUND([.A877])/[.A877])^2" office:value-type="float" office:value="0.000020850274181107" calcext:value-type="float">
            <text:p>2.0850274181107E-005</text:p>
          </table:table-cell>
          <table:table-cell table:formula="of:=SUM([.D877:.F877])" office:value-type="float" office:value="0.0000249323388294307" calcext:value-type="float">
            <text:p>2.49323388294307E-005</text:p>
          </table:table-cell>
          <table:table-cell table:number-columns-repeated="4"/>
        </table:table-row>
        <table:table-row table:style-name="ro1">
          <table:table-cell office:value-type="float" office:value="87.7" calcext:value-type="float">
            <text:p>87.7</text:p>
          </table:table-cell>
          <table:table-cell table:formula="of:=SQRT(2)*[.A878]" office:value-type="float" office:value="124.02652942012" calcext:value-type="float">
            <text:p>124.0265294201</text:p>
          </table:table-cell>
          <table:table-cell table:formula="of:=SQRT(3)*[.A878]" office:value-type="float" office:value="151.900855823791" calcext:value-type="float">
            <text:p>151.9008558238</text:p>
          </table:table-cell>
          <table:table-cell table:formula="of:=(1-ROUND([.B878])/[.B878])^2" office:value-type="float" office:value="0.0000000457537117913586" calcext:value-type="float">
            <text:p>4.57537117913586E-008</text:p>
          </table:table-cell>
          <table:table-cell table:formula="of:=(1-ROUND([.C878])/[.C878])^2" office:value-type="float" office:value="0.000000426004293005761" calcext:value-type="float">
            <text:p>0.000000426</text:p>
          </table:table-cell>
          <table:table-cell table:formula="of:=(1-ROUND([.A878])/[.A878])^2" office:value-type="float" office:value="0.0000117015481148147" calcext:value-type="float">
            <text:p>1.17015481148147E-005</text:p>
          </table:table-cell>
          <table:table-cell table:formula="of:=SUM([.D878:.F878])" office:value-type="float" office:value="0.0000121733061196118" calcext:value-type="float">
            <text:p>1.21733061196118E-005</text:p>
          </table:table-cell>
          <table:table-cell table:number-columns-repeated="4"/>
        </table:table-row>
        <table:table-row table:style-name="ro1">
          <table:table-cell office:value-type="float" office:value="87.8" calcext:value-type="float">
            <text:p>87.8</text:p>
          </table:table-cell>
          <table:table-cell table:formula="of:=SQRT(2)*[.A879]" office:value-type="float" office:value="124.167950776358" calcext:value-type="float">
            <text:p>124.1679507764</text:p>
          </table:table-cell>
          <table:table-cell table:formula="of:=SQRT(3)*[.A879]" office:value-type="float" office:value="152.074060904547" calcext:value-type="float">
            <text:p>152.0740609045</text:p>
          </table:table-cell>
          <table:table-cell table:formula="of:=(1-ROUND([.B879])/[.B879])^2" office:value-type="float" office:value="0.00000182955303775746" calcext:value-type="float">
            <text:p>1.82955303775746E-006</text:p>
          </table:table-cell>
          <table:table-cell table:formula="of:=(1-ROUND([.C879])/[.C879])^2" office:value-type="float" office:value="0.000000237174360101797" calcext:value-type="float">
            <text:p>2.37174360101797E-007</text:p>
          </table:table-cell>
          <table:table-cell table:formula="of:=(1-ROUND([.A879])/[.A879])^2" office:value-type="float" office:value="0.00000518884812760465" calcext:value-type="float">
            <text:p>5.18884812760465E-006</text:p>
          </table:table-cell>
          <table:table-cell table:formula="of:=SUM([.D879:.F879])" office:value-type="float" office:value="0.00000725557552546391" calcext:value-type="float">
            <text:p>7.25557552546391E-006</text:p>
          </table:table-cell>
          <table:table-cell table:number-columns-repeated="4"/>
        </table:table-row>
        <table:table-row table:style-name="ro1">
          <table:table-cell office:value-type="float" office:value="87.9" calcext:value-type="float">
            <text:p>87.9</text:p>
          </table:table-cell>
          <table:table-cell table:formula="of:=SQRT(2)*[.A880]" office:value-type="float" office:value="124.309372132595" calcext:value-type="float">
            <text:p>124.3093721326</text:p>
          </table:table-cell>
          <table:table-cell table:formula="of:=SQRT(3)*[.A880]" office:value-type="float" office:value="152.247265985304" calcext:value-type="float">
            <text:p>152.2472659853</text:p>
          </table:table-cell>
          <table:table-cell table:formula="of:=(1-ROUND([.B880])/[.B880])^2" office:value-type="float" office:value="0.00000619376375486307" calcext:value-type="float">
            <text:p>6.19376375486307E-006</text:p>
          </table:table-cell>
          <table:table-cell table:formula="of:=(1-ROUND([.C880])/[.C880])^2" office:value-type="float" office:value="0.00000263772642527465" calcext:value-type="float">
            <text:p>2.63772642527465E-006</text:p>
          </table:table-cell>
          <table:table-cell table:formula="of:=(1-ROUND([.A880])/[.A880])^2" office:value-type="float" office:value="0.00000129426214762082" calcext:value-type="float">
            <text:p>1.29426214762082E-006</text:p>
          </table:table-cell>
          <table:table-cell table:formula="of:=SUM([.D880:.F880])" office:value-type="float" office:value="0.0000101257523277585" calcext:value-type="float">
            <text:p>1.01257523277585E-00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QRT(2)*[.A881]" office:value-type="float" office:value="124.450793488832" calcext:value-type="float">
            <text:p>124.4507934888</text:p>
          </table:table-cell>
          <table:table-cell table:formula="of:=SQRT(3)*[.A881]" office:value-type="float" office:value="152.420471066061" calcext:value-type="float">
            <text:p>152.4204710661</text:p>
          </table:table-cell>
          <table:table-cell table:formula="of:=(1-ROUND([.B881])/[.B881])^2" office:value-type="float" office:value="0.000013120788324746" calcext:value-type="float">
            <text:p>1.3120788324746E-005</text:p>
          </table:table-cell>
          <table:table-cell table:formula="of:=(1-ROUND([.C881])/[.C881])^2" office:value-type="float" office:value="0.00000761001710548551" calcext:value-type="float">
            <text:p>0.00000761</text:p>
          </table:table-cell>
          <table:table-cell table:formula="of:=(1-ROUND([.A881])/[.A881])^2" office:value-type="float" office:value="0" calcext:value-type="float">
            <text:p>0</text:p>
          </table:table-cell>
          <table:table-cell table:formula="of:=SUM([.D881:.F881])" office:value-type="float" office:value="0.0000207308054302315" calcext:value-type="float">
            <text:p>2.07308054302315E-005</text:p>
          </table:table-cell>
          <table:table-cell table:number-columns-repeated="4"/>
        </table:table-row>
        <table:table-row table:style-name="ro1">
          <table:table-cell office:value-type="float" office:value="88.1" calcext:value-type="float">
            <text:p>88.1</text:p>
          </table:table-cell>
          <table:table-cell table:formula="of:=SQRT(2)*[.A882]" office:value-type="float" office:value="124.59221484507" calcext:value-type="float">
            <text:p>124.5922148451</text:p>
          </table:table-cell>
          <table:table-cell table:formula="of:=SQRT(3)*[.A882]" office:value-type="float" office:value="152.593676146818" calcext:value-type="float">
            <text:p>152.5936761468</text:p>
          </table:table-cell>
          <table:table-cell table:formula="of:=(1-ROUND([.B882])/[.B882])^2" office:value-type="float" office:value="0.0000107122576747316" calcext:value-type="float">
            <text:p>1.07122576747316E-005</text:p>
          </table:table-cell>
          <table:table-cell table:formula="of:=(1-ROUND([.C882])/[.C882])^2" office:value-type="float" office:value="0.00000709041352952115" calcext:value-type="float">
            <text:p>7.09041352952115E-006</text:p>
          </table:table-cell>
          <table:table-cell table:formula="of:=(1-ROUND([.A882])/[.A882])^2" office:value-type="float" office:value="0.00000128839248557948" calcext:value-type="float">
            <text:p>1.28839248557948E-006</text:p>
          </table:table-cell>
          <table:table-cell table:formula="of:=SUM([.D882:.F882])" office:value-type="float" office:value="0.0000190910636898323" calcext:value-type="float">
            <text:p>1.90910636898323E-005</text:p>
          </table:table-cell>
          <table:table-cell table:number-columns-repeated="4"/>
        </table:table-row>
        <table:table-row table:style-name="ro1">
          <table:table-cell office:value-type="float" office:value="88.2" calcext:value-type="float">
            <text:p>88.2</text:p>
          </table:table-cell>
          <table:table-cell table:formula="of:=SQRT(2)*[.A883]" office:value-type="float" office:value="124.733636201307" calcext:value-type="float">
            <text:p>124.7336362013</text:p>
          </table:table-cell>
          <table:table-cell table:formula="of:=SQRT(3)*[.A883]" office:value-type="float" office:value="152.766881227575" calcext:value-type="float">
            <text:p>152.7668812276</text:p>
          </table:table-cell>
          <table:table-cell table:formula="of:=(1-ROUND([.B883])/[.B883])^2" office:value-type="float" office:value="0.00000456019310717817" calcext:value-type="float">
            <text:p>4.56019310717817E-006</text:p>
          </table:table-cell>
          <table:table-cell table:formula="of:=(1-ROUND([.C883])/[.C883])^2" office:value-type="float" office:value="0.00000232860631016909" calcext:value-type="float">
            <text:p>2.32860631016909E-006</text:p>
          </table:table-cell>
          <table:table-cell table:formula="of:=(1-ROUND([.A883])/[.A883])^2" office:value-type="float" office:value="0.00000514189046744944" calcext:value-type="float">
            <text:p>5.14189046744944E-006</text:p>
          </table:table-cell>
          <table:table-cell table:formula="of:=SUM([.D883:.F883])" office:value-type="float" office:value="0.0000120306898847967" calcext:value-type="float">
            <text:p>1.20306898847967E-005</text:p>
          </table:table-cell>
          <table:table-cell table:number-columns-repeated="4"/>
        </table:table-row>
        <table:table-row table:style-name="ro1">
          <table:table-cell office:value-type="float" office:value="88.3" calcext:value-type="float">
            <text:p>88.3</text:p>
          </table:table-cell>
          <table:table-cell table:formula="of:=SQRT(2)*[.A884]" office:value-type="float" office:value="124.875057557544" calcext:value-type="float">
            <text:p>124.8750575575</text:p>
          </table:table-cell>
          <table:table-cell table:formula="of:=SQRT(3)*[.A884]" office:value-type="float" office:value="152.940086308332" calcext:value-type="float">
            <text:p>152.9400863083</text:p>
          </table:table-cell>
          <table:table-cell table:formula="of:=(1-ROUND([.B884])/[.B884])^2" office:value-type="float" office:value="0.00000100107952829876" calcext:value-type="float">
            <text:p>1.00107952829876E-006</text:p>
          </table:table-cell>
          <table:table-cell table:formula="of:=(1-ROUND([.C884])/[.C884])^2" office:value-type="float" office:value="0.00000015346505462685" calcext:value-type="float">
            <text:p>1.5346505462685E-007</text:p>
          </table:table-cell>
          <table:table-cell table:formula="of:=(1-ROUND([.A884])/[.A884])^2" office:value-type="float" office:value="0.0000115430639652473" calcext:value-type="float">
            <text:p>1.15430639652473E-005</text:p>
          </table:table-cell>
          <table:table-cell table:formula="of:=SUM([.D884:.F884])" office:value-type="float" office:value="0.0000126976085481729" calcext:value-type="float">
            <text:p>1.26976085481729E-005</text:p>
          </table:table-cell>
          <table:table-cell table:number-columns-repeated="4"/>
        </table:table-row>
        <table:table-row table:style-name="ro1">
          <table:table-cell office:value-type="float" office:value="88.4" calcext:value-type="float">
            <text:p>88.4</text:p>
          </table:table-cell>
          <table:table-cell table:formula="of:=SQRT(2)*[.A885]" office:value-type="float" office:value="125.016478913782" calcext:value-type="float">
            <text:p>125.0164789138</text:p>
          </table:table-cell>
          <table:table-cell table:formula="of:=SQRT(3)*[.A885]" office:value-type="float" office:value="153.113291389089" calcext:value-type="float">
            <text:p>153.1132913891</text:p>
          </table:table-cell>
          <table:table-cell table:formula="of:=(1-ROUND([.B885])/[.B885])^2" office:value-type="float" office:value="0.00000001737491294598" calcext:value-type="float">
            <text:p>1.737491294598E-008</text:p>
          </table:table-cell>
          <table:table-cell table:formula="of:=(1-ROUND([.C885])/[.C885])^2" office:value-type="float" office:value="0.000000547479697797293" calcext:value-type="float">
            <text:p>5.47479697797293E-007</text:p>
          </table:table-cell>
          <table:table-cell table:formula="of:=(1-ROUND([.A885])/[.A885])^2" office:value-type="float" office:value="0.0000204746012571414" calcext:value-type="float">
            <text:p>2.04746012571414E-005</text:p>
          </table:table-cell>
          <table:table-cell table:formula="of:=SUM([.D885:.F885])" office:value-type="float" office:value="0.0000210394558678846" calcext:value-type="float">
            <text:p>2.10394558678846E-005</text:p>
          </table:table-cell>
          <table:table-cell table:number-columns-repeated="4"/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SQRT(2)*[.A886]" office:value-type="float" office:value="125.157900270019" calcext:value-type="float">
            <text:p>125.15790027</text:p>
          </table:table-cell>
          <table:table-cell table:formula="of:=SQRT(3)*[.A886]" office:value-type="float" office:value="153.286496469846" calcext:value-type="float">
            <text:p>153.2864964698</text:p>
          </table:table-cell>
          <table:table-cell table:formula="of:=(1-ROUND([.B886])/[.B886])^2" office:value-type="float" office:value="0.00000159165599106544" calcext:value-type="float">
            <text:p>1.59165599106544E-006</text:p>
          </table:table-cell>
          <table:table-cell table:formula="of:=(1-ROUND([.C886])/[.C886])^2" office:value-type="float" office:value="0.00000349325873723016" calcext:value-type="float">
            <text:p>3.49325873723016E-006</text:p>
          </table:table-cell>
          <table:table-cell table:formula="of:=(1-ROUND([.A886])/[.A886])^2" office:value-type="float" office:value="0.0000319193079894035" calcext:value-type="float">
            <text:p>3.19193079894035E-005</text:p>
          </table:table-cell>
          <table:table-cell table:formula="of:=SUM([.D886:.F886])" office:value-type="float" office:value="0.0000370042227176991" calcext:value-type="float">
            <text:p>3.70042227176991E-005</text:p>
          </table:table-cell>
          <table:table-cell table:number-columns-repeated="4"/>
        </table:table-row>
        <table:table-row table:style-name="ro1">
          <table:table-cell office:value-type="float" office:value="88.6" calcext:value-type="float">
            <text:p>88.6</text:p>
          </table:table-cell>
          <table:table-cell table:formula="of:=SQRT(2)*[.A887]" office:value-type="float" office:value="125.299321626256" calcext:value-type="float">
            <text:p>125.2993216263</text:p>
          </table:table-cell>
          <table:table-cell table:formula="of:=SQRT(3)*[.A887]" office:value-type="float" office:value="153.459701550603" calcext:value-type="float">
            <text:p>153.4597015506</text:p>
          </table:table-cell>
          <table:table-cell table:formula="of:=(1-ROUND([.B887])/[.B887])^2" office:value-type="float" office:value="0.00000570661735503521" calcext:value-type="float">
            <text:p>5.70661735503521E-006</text:p>
          </table:table-cell>
          <table:table-cell table:formula="of:=(1-ROUND([.C887])/[.C887])^2" office:value-type="float" office:value="0.00000897352834181594" calcext:value-type="float">
            <text:p>8.97352834181594E-006</text:p>
          </table:table-cell>
          <table:table-cell table:formula="of:=(1-ROUND([.A887])/[.A887])^2" office:value-type="float" office:value="0.0000203822694637948" calcext:value-type="float">
            <text:p>2.03822694637948E-005</text:p>
          </table:table-cell>
          <table:table-cell table:formula="of:=SUM([.D887:.F887])" office:value-type="float" office:value="0.000035062415160646" calcext:value-type="float">
            <text:p>3.5062415160646E-005</text:p>
          </table:table-cell>
          <table:table-cell table:number-columns-repeated="4"/>
        </table:table-row>
        <table:table-row table:style-name="ro1">
          <table:table-cell office:value-type="float" office:value="88.7" calcext:value-type="float">
            <text:p>88.7</text:p>
          </table:table-cell>
          <table:table-cell table:formula="of:=SQRT(2)*[.A888]" office:value-type="float" office:value="125.440742982494" calcext:value-type="float">
            <text:p>125.4407429825</text:p>
          </table:table-cell>
          <table:table-cell table:formula="of:=SQRT(3)*[.A888]" office:value-type="float" office:value="153.632906631359" calcext:value-type="float">
            <text:p>153.6329066314</text:p>
          </table:table-cell>
          <table:table-cell table:formula="of:=(1-ROUND([.B888])/[.B888])^2" office:value-type="float" office:value="0.0000123450705745462" calcext:value-type="float">
            <text:p>1.23450705745462E-005</text:p>
          </table:table-cell>
          <table:table-cell table:formula="of:=(1-ROUND([.C888])/[.C888])^2" office:value-type="float" office:value="0.00000570932261353682" calcext:value-type="float">
            <text:p>5.70932261353682E-006</text:p>
          </table:table-cell>
          <table:table-cell table:formula="of:=(1-ROUND([.A888])/[.A888])^2" office:value-type="float" office:value="0.000011439189901992" calcext:value-type="float">
            <text:p>1.1439189901992E-005</text:p>
          </table:table-cell>
          <table:table-cell table:formula="of:=SUM([.D888:.F888])" office:value-type="float" office:value="0.000029493583090075" calcext:value-type="float">
            <text:p>2.9493583090075E-005</text:p>
          </table:table-cell>
          <table:table-cell table:number-columns-repeated="4"/>
        </table:table-row>
        <table:table-row table:style-name="ro1">
          <table:table-cell office:value-type="float" office:value="88.8" calcext:value-type="float">
            <text:p>88.8</text:p>
          </table:table-cell>
          <table:table-cell table:formula="of:=SQRT(2)*[.A889]" office:value-type="float" office:value="125.582164338731" calcext:value-type="float">
            <text:p>125.5821643387</text:p>
          </table:table-cell>
          <table:table-cell table:formula="of:=SQRT(3)*[.A889]" office:value-type="float" office:value="153.806111712116" calcext:value-type="float">
            <text:p>153.8061117121</text:p>
          </table:table-cell>
          <table:table-cell table:formula="of:=(1-ROUND([.B889])/[.B889])^2" office:value-type="float" office:value="0.0000110701901116641" calcext:value-type="float">
            <text:p>1.10701901116641E-005</text:p>
          </table:table-cell>
          <table:table-cell table:formula="of:=(1-ROUND([.C889])/[.C889])^2" office:value-type="float" office:value="0.00000158911733433076" calcext:value-type="float">
            <text:p>1.58911733433076E-006</text:p>
          </table:table-cell>
          <table:table-cell table:formula="of:=(1-ROUND([.A889])/[.A889])^2" office:value-type="float" office:value="0.00000507264020777574" calcext:value-type="float">
            <text:p>5.07264020777574E-006</text:p>
          </table:table-cell>
          <table:table-cell table:formula="of:=SUM([.D889:.F889])" office:value-type="float" office:value="0.0000177319476537706" calcext:value-type="float">
            <text:p>1.77319476537706E-005</text:p>
          </table:table-cell>
          <table:table-cell table:number-columns-repeated="4"/>
        </table:table-row>
        <table:table-row table:style-name="ro1">
          <table:table-cell office:value-type="float" office:value="88.9" calcext:value-type="float">
            <text:p>88.9</text:p>
          </table:table-cell>
          <table:table-cell table:formula="of:=SQRT(2)*[.A890]" office:value-type="float" office:value="125.723585694968" calcext:value-type="float">
            <text:p>125.723585695</text:p>
          </table:table-cell>
          <table:table-cell table:formula="of:=SQRT(3)*[.A890]" office:value-type="float" office:value="153.979316792873" calcext:value-type="float">
            <text:p>153.9793167929</text:p>
          </table:table-cell>
          <table:table-cell table:formula="of:=(1-ROUND([.B890])/[.B890])^2" office:value-type="float" office:value="0.00000483378703249902" calcext:value-type="float">
            <text:p>4.83378703249902E-006</text:p>
          </table:table-cell>
          <table:table-cell table:formula="of:=(1-ROUND([.C890])/[.C890])^2" office:value-type="float" office:value="0.0000000180430929141829" calcext:value-type="float">
            <text:p>0.000000018</text:p>
          </table:table-cell>
          <table:table-cell table:formula="of:=(1-ROUND([.A890])/[.A890])^2" office:value-type="float" office:value="0.00000126530865306621" calcext:value-type="float">
            <text:p>1.26530865306621E-006</text:p>
          </table:table-cell>
          <table:table-cell table:formula="of:=SUM([.D890:.F890])" office:value-type="float" office:value="0.00000611713877847941" calcext:value-type="float">
            <text:p>6.11713877847941E-00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QRT(2)*[.A891]" office:value-type="float" office:value="125.865007051205" calcext:value-type="float">
            <text:p>125.8650070512</text:p>
          </table:table-cell>
          <table:table-cell table:formula="of:=SQRT(3)*[.A891]" office:value-type="float" office:value="154.15252187363" calcext:value-type="float">
            <text:p>154.1525218736</text:p>
          </table:table-cell>
          <table:table-cell table:formula="of:=(1-ROUND([.B891])/[.B891])^2" office:value-type="float" office:value="0.00000115030275370814" calcext:value-type="float">
            <text:p>1.15030275370814E-006</text:p>
          </table:table-cell>
          <table:table-cell table:formula="of:=(1-ROUND([.C891])/[.C891])^2" office:value-type="float" office:value="0.000000978955600539798" calcext:value-type="float">
            <text:p>0.000000979</text:p>
          </table:table-cell>
          <table:table-cell table:formula="of:=(1-ROUND([.A891])/[.A891])^2" office:value-type="float" office:value="0" calcext:value-type="float">
            <text:p>0</text:p>
          </table:table-cell>
          <table:table-cell table:formula="of:=SUM([.D891:.F891])" office:value-type="float" office:value="0.00000212925835424794" calcext:value-type="float">
            <text:p>2.12925835424794E-006</text:p>
          </table:table-cell>
          <table:table-cell table:number-columns-repeated="4"/>
        </table:table-row>
        <table:table-row table:style-name="ro1">
          <table:table-cell office:value-type="float" office:value="89.1" calcext:value-type="float">
            <text:p>89.1</text:p>
          </table:table-cell>
          <table:table-cell table:formula="of:=SQRT(2)*[.A892]" office:value-type="float" office:value="126.006428407443" calcext:value-type="float">
            <text:p>126.0064284074</text:p>
          </table:table-cell>
          <table:table-cell table:formula="of:=SQRT(3)*[.A892]" office:value-type="float" office:value="154.325726954387" calcext:value-type="float">
            <text:p>154.3257269544</text:p>
          </table:table-cell>
          <table:table-cell table:formula="of:=(1-ROUND([.B892])/[.B892])^2" office:value-type="float" office:value="0.00000000260268366734026" calcext:value-type="float">
            <text:p>2.60268366734026E-009</text:p>
          </table:table-cell>
          <table:table-cell table:formula="of:=(1-ROUND([.C892])/[.C892])^2" office:value-type="float" office:value="0.00000445482588340045" calcext:value-type="float">
            <text:p>4.45482588340045E-006</text:p>
          </table:table-cell>
          <table:table-cell table:formula="of:=(1-ROUND([.A892])/[.A892])^2" office:value-type="float" office:value="0.00000125963463037885" calcext:value-type="float">
            <text:p>1.25963463037885E-006</text:p>
          </table:table-cell>
          <table:table-cell table:formula="of:=SUM([.D892:.F892])" office:value-type="float" office:value="0.00000571706319744664" calcext:value-type="float">
            <text:p>5.71706319744664E-006</text:p>
          </table:table-cell>
          <table:table-cell table:number-columns-repeated="4"/>
        </table:table-row>
        <table:table-row table:style-name="ro1">
          <table:table-cell office:value-type="float" office:value="89.2" calcext:value-type="float">
            <text:p>89.2</text:p>
          </table:table-cell>
          <table:table-cell table:formula="of:=SQRT(2)*[.A893]" office:value-type="float" office:value="126.14784976368" calcext:value-type="float">
            <text:p>126.1478497637</text:p>
          </table:table-cell>
          <table:table-cell table:formula="of:=SQRT(3)*[.A893]" office:value-type="float" office:value="154.498932035144" calcext:value-type="float">
            <text:p>154.4989320351</text:p>
          </table:table-cell>
          <table:table-cell table:formula="of:=(1-ROUND([.B893])/[.B893])^2" office:value-type="float" office:value="0.00000137366731561663" calcext:value-type="float">
            <text:p>1.37366731561663E-006</text:p>
          </table:table-cell>
          <table:table-cell table:formula="of:=(1-ROUND([.C893])/[.C893])^2" office:value-type="float" office:value="0.0000104287394215305" calcext:value-type="float">
            <text:p>1.04287394215305E-005</text:p>
          </table:table-cell>
          <table:table-cell table:formula="of:=(1-ROUND([.A893])/[.A893])^2" office:value-type="float" office:value="0.00000502724768243885" calcext:value-type="float">
            <text:p>5.02724768243885E-006</text:p>
          </table:table-cell>
          <table:table-cell table:formula="of:=SUM([.D893:.F893])" office:value-type="float" office:value="0.000016829654419586" calcext:value-type="float">
            <text:p>1.6829654419586E-005</text:p>
          </table:table-cell>
          <table:table-cell table:number-columns-repeated="4"/>
        </table:table-row>
        <table:table-row table:style-name="ro1">
          <table:table-cell office:value-type="float" office:value="89.3" calcext:value-type="float">
            <text:p>89.3</text:p>
          </table:table-cell>
          <table:table-cell table:formula="of:=SQRT(2)*[.A894]" office:value-type="float" office:value="126.289271119917" calcext:value-type="float">
            <text:p>126.2892711199</text:p>
          </table:table-cell>
          <table:table-cell table:formula="of:=SQRT(3)*[.A894]" office:value-type="float" office:value="154.672137115901" calcext:value-type="float">
            <text:p>154.6721371159</text:p>
          </table:table-cell>
          <table:table-cell table:formula="of:=(1-ROUND([.B894])/[.B894])^2" office:value-type="float" office:value="0.00000524659136937019" calcext:value-type="float">
            <text:p>5.24659136937019E-006</text:p>
          </table:table-cell>
          <table:table-cell table:formula="of:=(1-ROUND([.C894])/[.C894])^2" office:value-type="float" office:value="0.00000449324745824478" calcext:value-type="float">
            <text:p>4.49324745824478E-006</text:p>
          </table:table-cell>
          <table:table-cell table:formula="of:=(1-ROUND([.A894])/[.A894])^2" office:value-type="float" office:value="0.0000112859881948558" calcext:value-type="float">
            <text:p>0.000011286</text:p>
          </table:table-cell>
          <table:table-cell table:formula="of:=SUM([.D894:.F894])" office:value-type="float" office:value="0.0000210258270224708" calcext:value-type="float">
            <text:p>2.10258270224708E-005</text:p>
          </table:table-cell>
          <table:table-cell table:number-columns-repeated="4"/>
        </table:table-row>
        <table:table-row table:style-name="ro1">
          <table:table-cell office:value-type="float" office:value="89.4" calcext:value-type="float">
            <text:p>89.4</text:p>
          </table:table-cell>
          <table:table-cell table:formula="of:=SQRT(2)*[.A895]" office:value-type="float" office:value="126.430692476155" calcext:value-type="float">
            <text:p>126.4306924762</text:p>
          </table:table-cell>
          <table:table-cell table:formula="of:=SQRT(3)*[.A895]" office:value-type="float" office:value="154.845342196658" calcext:value-type="float">
            <text:p>154.8453421967</text:p>
          </table:table-cell>
          <table:table-cell table:formula="of:=(1-ROUND([.B895])/[.B895])^2" office:value-type="float" office:value="0.0000116045829402258" calcext:value-type="float">
            <text:p>1.16045829402258E-005</text:p>
          </table:table-cell>
          <table:table-cell table:formula="of:=(1-ROUND([.C895])/[.C895])^2" office:value-type="float" office:value="0.000000997579193741887" calcext:value-type="float">
            <text:p>9.97579193741887E-007</text:p>
          </table:table-cell>
          <table:table-cell table:formula="of:=(1-ROUND([.A895])/[.A895])^2" office:value-type="float" office:value="0.0000200191182579369" calcext:value-type="float">
            <text:p>2.00191182579369E-005</text:p>
          </table:table-cell>
          <table:table-cell table:formula="of:=SUM([.D895:.F895])" office:value-type="float" office:value="0.0000326212803919046" calcext:value-type="float">
            <text:p>3.26212803919046E-005</text:p>
          </table:table-cell>
          <table:table-cell table:number-columns-repeated="4"/>
        </table:table-row>
        <table:table-row table:style-name="ro1">
          <table:table-cell office:value-type="float" office:value="89.5" calcext:value-type="float">
            <text:p>89.5</text:p>
          </table:table-cell>
          <table:table-cell table:formula="of:=SQRT(2)*[.A896]" office:value-type="float" office:value="126.572113832392" calcext:value-type="float">
            <text:p>126.5721138324</text:p>
          </table:table-cell>
          <table:table-cell table:formula="of:=SQRT(3)*[.A896]" office:value-type="float" office:value="155.018547277415" calcext:value-type="float">
            <text:p>155.0185472774</text:p>
          </table:table-cell>
          <table:table-cell table:formula="of:=(1-ROUND([.B896])/[.B896])^2" office:value-type="float" office:value="0.0000114282683081202" calcext:value-type="float">
            <text:p>1.14282683081202E-005</text:p>
          </table:table-cell>
          <table:table-cell table:formula="of:=(1-ROUND([.C896])/[.C896])^2" office:value-type="float" office:value="0.0000000143150546483639" calcext:value-type="float">
            <text:p>1.43150546483639E-008</text:p>
          </table:table-cell>
          <table:table-cell table:formula="of:=(1-ROUND([.A896])/[.A896])^2" office:value-type="float" office:value="0.0000312100121719053" calcext:value-type="float">
            <text:p>0.00003121</text:p>
          </table:table-cell>
          <table:table-cell table:formula="of:=SUM([.D896:.F896])" office:value-type="float" office:value="0.0000426525955346738" calcext:value-type="float">
            <text:p>4.26525955346738E-005</text:p>
          </table:table-cell>
          <table:table-cell table:number-columns-repeated="4"/>
        </table:table-row>
        <table:table-row table:style-name="ro1">
          <table:table-cell office:value-type="float" office:value="89.6" calcext:value-type="float">
            <text:p>89.6</text:p>
          </table:table-cell>
          <table:table-cell table:formula="of:=SQRT(2)*[.A897]" office:value-type="float" office:value="126.713535188629" calcext:value-type="float">
            <text:p>126.7135351886</text:p>
          </table:table-cell>
          <table:table-cell table:formula="of:=SQRT(3)*[.A897]" office:value-type="float" office:value="155.191752358171" calcext:value-type="float">
            <text:p>155.1917523582</text:p>
          </table:table-cell>
          <table:table-cell table:formula="of:=(1-ROUND([.B897])/[.B897])^2" office:value-type="float" office:value="0.00000511089017618216" calcext:value-type="float">
            <text:p>5.11089017618216E-006</text:p>
          </table:table-cell>
          <table:table-cell table:formula="of:=(1-ROUND([.C897])/[.C897])^2" office:value-type="float" office:value="0.00000152666642021274" calcext:value-type="float">
            <text:p>1.52666642021274E-006</text:p>
          </table:table-cell>
          <table:table-cell table:formula="of:=(1-ROUND([.A897])/[.A897])^2" office:value-type="float" office:value="0.0000199298469387764" calcext:value-type="float">
            <text:p>1.99298469387764E-005</text:p>
          </table:table-cell>
          <table:table-cell table:formula="of:=SUM([.D897:.F897])" office:value-type="float" office:value="0.0000265674035351713" calcext:value-type="float">
            <text:p>2.65674035351713E-005</text:p>
          </table:table-cell>
          <table:table-cell table:number-columns-repeated="4"/>
        </table:table-row>
        <table:table-row table:style-name="ro1">
          <table:table-cell office:value-type="float" office:value="89.7" calcext:value-type="float">
            <text:p>89.7</text:p>
          </table:table-cell>
          <table:table-cell table:formula="of:=SQRT(2)*[.A898]" office:value-type="float" office:value="126.854956544867" calcext:value-type="float">
            <text:p>126.8549565449</text:p>
          </table:table-cell>
          <table:table-cell table:formula="of:=SQRT(3)*[.A898]" office:value-type="float" office:value="155.364957438928" calcext:value-type="float">
            <text:p>155.3649574389</text:p>
          </table:table-cell>
          <table:table-cell table:formula="of:=(1-ROUND([.B898])/[.B898])^2" office:value-type="float" office:value="0.00000130731845387155" calcext:value-type="float">
            <text:p>1.30731845387155E-006</text:p>
          </table:table-cell>
          <table:table-cell table:formula="of:=(1-ROUND([.C898])/[.C898])^2" office:value-type="float" office:value="0.00000551795684732583" calcext:value-type="float">
            <text:p>0.000005518</text:p>
          </table:table-cell>
          <table:table-cell table:formula="of:=(1-ROUND([.A898])/[.A898])^2" office:value-type="float" office:value="0.0000111855572085323" calcext:value-type="float">
            <text:p>1.11855572085323E-005</text:p>
          </table:table-cell>
          <table:table-cell table:formula="of:=SUM([.D898:.F898])" office:value-type="float" office:value="0.0000180108325097297" calcext:value-type="float">
            <text:p>1.80108325097297E-005</text:p>
          </table:table-cell>
          <table:table-cell table:number-columns-repeated="4"/>
        </table:table-row>
        <table:table-row table:style-name="ro1">
          <table:table-cell office:value-type="float" office:value="89.8" calcext:value-type="float">
            <text:p>89.8</text:p>
          </table:table-cell>
          <table:table-cell table:formula="of:=SQRT(2)*[.A899]" office:value-type="float" office:value="126.996377901104" calcext:value-type="float">
            <text:p>126.9963779011</text:p>
          </table:table-cell>
          <table:table-cell table:formula="of:=SQRT(3)*[.A899]" office:value-type="float" office:value="155.538162519685" calcext:value-type="float">
            <text:p>155.5381625197</text:p>
          </table:table-cell>
          <table:table-cell table:formula="of:=(1-ROUND([.B899])/[.B899])^2" office:value-type="float" office:value="0.000000000813463252459967" calcext:value-type="float">
            <text:p>8.13463252459967E-010</text:p>
          </table:table-cell>
          <table:table-cell table:formula="of:=(1-ROUND([.C899])/[.C899])^2" office:value-type="float" office:value="0.00000881666667590749" calcext:value-type="float">
            <text:p>8.81666667590749E-006</text:p>
          </table:table-cell>
          <table:table-cell table:formula="of:=(1-ROUND([.A899])/[.A899])^2" office:value-type="float" office:value="0.00000496029285569002" calcext:value-type="float">
            <text:p>4.96029285569002E-006</text:p>
          </table:table-cell>
          <table:table-cell table:formula="of:=SUM([.D899:.F899])" office:value-type="float" office:value="0.00001377777299485" calcext:value-type="float">
            <text:p>1.377777299485E-005</text:p>
          </table:table-cell>
          <table:table-cell table:number-columns-repeated="4"/>
        </table:table-row>
        <table:table-row table:style-name="ro1">
          <table:table-cell office:value-type="float" office:value="89.9" calcext:value-type="float">
            <text:p>89.9</text:p>
          </table:table-cell>
          <table:table-cell table:formula="of:=SQRT(2)*[.A900]" office:value-type="float" office:value="127.137799257341" calcext:value-type="float">
            <text:p>127.1377992573</text:p>
          </table:table-cell>
          <table:table-cell table:formula="of:=SQRT(3)*[.A900]" office:value-type="float" office:value="155.711367600442" calcext:value-type="float">
            <text:p>155.7113676004</text:p>
          </table:table-cell>
          <table:table-cell table:formula="of:=(1-ROUND([.B900])/[.B900])^2" office:value-type="float" office:value="0.0000011747470817162" calcext:value-type="float">
            <text:p>1.1747470817162E-006</text:p>
          </table:table-cell>
          <table:table-cell table:formula="of:=(1-ROUND([.C900])/[.C900])^2" office:value-type="float" office:value="0.00000343597125280192" calcext:value-type="float">
            <text:p>0.000003436</text:p>
          </table:table-cell>
          <table:table-cell table:formula="of:=(1-ROUND([.A900])/[.A900])^2" office:value-type="float" office:value="0.00000123731596471656" calcext:value-type="float">
            <text:p>1.23731596471656E-006</text:p>
          </table:table-cell>
          <table:table-cell table:formula="of:=SUM([.D900:.F900])" office:value-type="float" office:value="0.00000584803429923467" calcext:value-type="float">
            <text:p>0.00000584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QRT(2)*[.A901]" office:value-type="float" office:value="127.279220613579" calcext:value-type="float">
            <text:p>127.2792206136</text:p>
          </table:table-cell>
          <table:table-cell table:formula="of:=SQRT(3)*[.A901]" office:value-type="float" office:value="155.884572681199" calcext:value-type="float">
            <text:p>155.8845726812</text:p>
          </table:table-cell>
          <table:table-cell table:formula="of:=(1-ROUND([.B901])/[.B901])^2" office:value-type="float" office:value="0.00000481260191649311" calcext:value-type="float">
            <text:p>4.81260191649311E-006</text:p>
          </table:table-cell>
          <table:table-cell table:formula="of:=(1-ROUND([.C901])/[.C901])^2" office:value-type="float" office:value="0.00000054829077883101" calcext:value-type="float">
            <text:p>5.4829077883101E-007</text:p>
          </table:table-cell>
          <table:table-cell table:formula="of:=(1-ROUND([.A901])/[.A901])^2" office:value-type="float" office:value="0" calcext:value-type="float">
            <text:p>0</text:p>
          </table:table-cell>
          <table:table-cell table:formula="of:=SUM([.D901:.F901])" office:value-type="float" office:value="0.00000536089269532412" calcext:value-type="float">
            <text:p>5.36089269532412E-006</text:p>
          </table:table-cell>
          <table:table-cell table:number-columns-repeated="4"/>
        </table:table-row>
        <table:table-row table:style-name="ro1">
          <table:table-cell office:value-type="float" office:value="90.1" calcext:value-type="float">
            <text:p>90.1</text:p>
          </table:table-cell>
          <table:table-cell table:formula="of:=SQRT(2)*[.A902]" office:value-type="float" office:value="127.420641969816" calcext:value-type="float">
            <text:p>127.4206419698</text:p>
          </table:table-cell>
          <table:table-cell table:formula="of:=SQRT(3)*[.A902]" office:value-type="float" office:value="156.057777761956" calcext:value-type="float">
            <text:p>156.057777762</text:p>
          </table:table-cell>
          <table:table-cell table:formula="of:=(1-ROUND([.B902])/[.B902])^2" office:value-type="float" office:value="0.0000108979704860286" calcext:value-type="float">
            <text:p>0.000010898</text:p>
          </table:table-cell>
          <table:table-cell table:formula="of:=(1-ROUND([.C902])/[.C902])^2" office:value-type="float" office:value="0.000000137072582099331" calcext:value-type="float">
            <text:p>1.37072582099331E-007</text:p>
          </table:table-cell>
          <table:table-cell table:formula="of:=(1-ROUND([.A902])/[.A902])^2" office:value-type="float" office:value="0.00000123182898271845" calcext:value-type="float">
            <text:p>1.23182898271845E-006</text:p>
          </table:table-cell>
          <table:table-cell table:formula="of:=SUM([.D902:.F902])" office:value-type="float" office:value="0.0000122668720508464" calcext:value-type="float">
            <text:p>1.22668720508464E-005</text:p>
          </table:table-cell>
          <table:table-cell table:number-columns-repeated="4"/>
        </table:table-row>
        <table:table-row table:style-name="ro1">
          <table:table-cell office:value-type="float" office:value="90.2" calcext:value-type="float">
            <text:p>90.2</text:p>
          </table:table-cell>
          <table:table-cell table:formula="of:=SQRT(2)*[.A903]" office:value-type="float" office:value="127.562063326053" calcext:value-type="float">
            <text:p>127.5620633261</text:p>
          </table:table-cell>
          <table:table-cell table:formula="of:=SQRT(3)*[.A903]" office:value-type="float" office:value="156.230982842713" calcext:value-type="float">
            <text:p>156.2309828427</text:p>
          </table:table-cell>
          <table:table-cell table:formula="of:=(1-ROUND([.B903])/[.B903])^2" office:value-type="float" office:value="0.0000117863561626775" calcext:value-type="float">
            <text:p>1.17863561626775E-005</text:p>
          </table:table-cell>
          <table:table-cell table:formula="of:=(1-ROUND([.C903])/[.C903])^2" office:value-type="float" office:value="0.00000218587394799999" calcext:value-type="float">
            <text:p>2.18587394799999E-006</text:p>
          </table:table-cell>
          <table:table-cell table:formula="of:=(1-ROUND([.A903])/[.A903])^2" office:value-type="float" office:value="0.00000491639667454921" calcext:value-type="float">
            <text:p>4.91639667454921E-006</text:p>
          </table:table-cell>
          <table:table-cell table:formula="of:=SUM([.D903:.F903])" office:value-type="float" office:value="0.0000188886267852267" calcext:value-type="float">
            <text:p>1.88886267852267E-005</text:p>
          </table:table-cell>
          <table:table-cell table:number-columns-repeated="4"/>
        </table:table-row>
        <table:table-row table:style-name="ro1">
          <table:table-cell office:value-type="float" office:value="90.3" calcext:value-type="float">
            <text:p>90.3</text:p>
          </table:table-cell>
          <table:table-cell table:formula="of:=SQRT(2)*[.A904]" office:value-type="float" office:value="127.703484682291" calcext:value-type="float">
            <text:p>127.7034846823</text:p>
          </table:table-cell>
          <table:table-cell table:formula="of:=SQRT(3)*[.A904]" office:value-type="float" office:value="156.40418792347" calcext:value-type="float">
            <text:p>156.4041879235</text:p>
          </table:table-cell>
          <table:table-cell table:formula="of:=(1-ROUND([.B904])/[.B904])^2" office:value-type="float" office:value="0.00000539124130567393" calcext:value-type="float">
            <text:p>5.39124130567393E-006</text:p>
          </table:table-cell>
          <table:table-cell table:formula="of:=(1-ROUND([.C904])/[.C904])^2" office:value-type="float" office:value="0.00000667836130819741" calcext:value-type="float">
            <text:p>6.67836130819741E-006</text:p>
          </table:table-cell>
          <table:table-cell table:formula="of:=(1-ROUND([.A904])/[.A904])^2" office:value-type="float" office:value="0.0000110374057681484" calcext:value-type="float">
            <text:p>1.10374057681484E-005</text:p>
          </table:table-cell>
          <table:table-cell table:formula="of:=SUM([.D904:.F904])" office:value-type="float" office:value="0.0000231070083820197" calcext:value-type="float">
            <text:p>0.000023107</text:p>
          </table:table-cell>
          <table:table-cell table:number-columns-repeated="4"/>
        </table:table-row>
        <table:table-row table:style-name="ro1">
          <table:table-cell office:value-type="float" office:value="90.4" calcext:value-type="float">
            <text:p>90.4</text:p>
          </table:table-cell>
          <table:table-cell table:formula="of:=SQRT(2)*[.A905]" office:value-type="float" office:value="127.844906038528" calcext:value-type="float">
            <text:p>127.8449060385</text:p>
          </table:table-cell>
          <table:table-cell table:formula="of:=SQRT(3)*[.A905]" office:value-type="float" office:value="156.577393004227" calcext:value-type="float">
            <text:p>156.5773930042</text:p>
          </table:table-cell>
          <table:table-cell table:formula="of:=(1-ROUND([.B905])/[.B905])^2" office:value-type="float" office:value="0.00000147171230648563" calcext:value-type="float">
            <text:p>1.47171230648563E-006</text:p>
          </table:table-cell>
          <table:table-cell table:formula="of:=(1-ROUND([.C905])/[.C905])^2" office:value-type="float" office:value="0.00000728476000130089" calcext:value-type="float">
            <text:p>7.28476000130089E-006</text:p>
          </table:table-cell>
          <table:table-cell table:formula="of:=(1-ROUND([.A905])/[.A905])^2" office:value-type="float" office:value="0.0000195786670843459" calcext:value-type="float">
            <text:p>1.95786670843459E-005</text:p>
          </table:table-cell>
          <table:table-cell table:formula="of:=SUM([.D905:.F905])" office:value-type="float" office:value="0.0000283351393921325" calcext:value-type="float">
            <text:p>2.83351393921325E-005</text:p>
          </table:table-cell>
          <table:table-cell table:number-columns-repeated="4"/>
        </table:table-row>
        <table:table-row table:style-name="ro1">
          <table:table-cell office:value-type="float" office:value="90.5" calcext:value-type="float">
            <text:p>90.5</text:p>
          </table:table-cell>
          <table:table-cell table:formula="of:=SQRT(2)*[.A906]" office:value-type="float" office:value="127.986327394765" calcext:value-type="float">
            <text:p>127.9863273948</text:p>
          </table:table-cell>
          <table:table-cell table:formula="of:=SQRT(3)*[.A906]" office:value-type="float" office:value="156.750598084983" calcext:value-type="float">
            <text:p>156.750598085</text:p>
          </table:table-cell>
          <table:table-cell table:formula="of:=(1-ROUND([.B906])/[.B906])^2" office:value-type="float" office:value="0.0000000114123582252632" calcext:value-type="float">
            <text:p>1.14123582252632E-008</text:p>
          </table:table-cell>
          <table:table-cell table:formula="of:=(1-ROUND([.C906])/[.C906])^2" office:value-type="float" office:value="0.00000253151878611607" calcext:value-type="float">
            <text:p>2.53151878611607E-006</text:p>
          </table:table-cell>
          <table:table-cell table:formula="of:=(1-ROUND([.A906])/[.A906])^2" office:value-type="float" office:value="0.0000305240987759847" calcext:value-type="float">
            <text:p>3.05240987759847E-005</text:p>
          </table:table-cell>
          <table:table-cell table:formula="of:=SUM([.D906:.F906])" office:value-type="float" office:value="0.000033067029920326" calcext:value-type="float">
            <text:p>0.000033067</text:p>
          </table:table-cell>
          <table:table-cell table:number-columns-repeated="4"/>
        </table:table-row>
        <table:table-row table:style-name="ro1">
          <table:table-cell office:value-type="float" office:value="90.6" calcext:value-type="float">
            <text:p>90.6</text:p>
          </table:table-cell>
          <table:table-cell table:formula="of:=SQRT(2)*[.A907]" office:value-type="float" office:value="128.127748751002" calcext:value-type="float">
            <text:p>128.127748751</text:p>
          </table:table-cell>
          <table:table-cell table:formula="of:=SQRT(3)*[.A907]" office:value-type="float" office:value="156.92380316574" calcext:value-type="float">
            <text:p>156.9238031657</text:p>
          </table:table-cell>
          <table:table-cell table:formula="of:=(1-ROUND([.B907])/[.B907])^2" office:value-type="float" office:value="0.000000994092814074617" calcext:value-type="float">
            <text:p>9.94092814074617E-007</text:p>
          </table:table-cell>
          <table:table-cell table:formula="of:=(1-ROUND([.C907])/[.C907])^2" office:value-type="float" office:value="0.000000235774159970605" calcext:value-type="float">
            <text:p>2.35774159970605E-007</text:p>
          </table:table-cell>
          <table:table-cell table:formula="of:=(1-ROUND([.A907])/[.A907])^2" office:value-type="float" office:value="0.0000194923224614907" calcext:value-type="float">
            <text:p>1.94923224614907E-005</text:p>
          </table:table-cell>
          <table:table-cell table:formula="of:=SUM([.D907:.F907])" office:value-type="float" office:value="0.0000207221894355359" calcext:value-type="float">
            <text:p>2.07221894355359E-005</text:p>
          </table:table-cell>
          <table:table-cell table:number-columns-repeated="4"/>
        </table:table-row>
        <table:table-row table:style-name="ro1">
          <table:table-cell office:value-type="float" office:value="90.7" calcext:value-type="float">
            <text:p>90.7</text:p>
          </table:table-cell>
          <table:table-cell table:formula="of:=SQRT(2)*[.A908]" office:value-type="float" office:value="128.26917010724" calcext:value-type="float">
            <text:p>128.2691701072</text:p>
          </table:table-cell>
          <table:table-cell table:formula="of:=SQRT(3)*[.A908]" office:value-type="float" office:value="157.097008246497" calcext:value-type="float">
            <text:p>157.0970082465</text:p>
          </table:table-cell>
          <table:table-cell table:formula="of:=(1-ROUND([.B908])/[.B908])^2" office:value-type="float" office:value="0.00000440361239310172" calcext:value-type="float">
            <text:p>4.40361239310172E-006</text:p>
          </table:table-cell>
          <table:table-cell table:formula="of:=(1-ROUND([.C908])/[.C908])^2" office:value-type="float" office:value="0.000000381312884290223" calcext:value-type="float">
            <text:p>3.81312884290223E-007</text:p>
          </table:table-cell>
          <table:table-cell table:formula="of:=(1-ROUND([.A908])/[.A908])^2" office:value-type="float" office:value="0.0000109402673558219" calcext:value-type="float">
            <text:p>1.09402673558219E-005</text:p>
          </table:table-cell>
          <table:table-cell table:formula="of:=SUM([.D908:.F908])" office:value-type="float" office:value="0.0000157251926332138" calcext:value-type="float">
            <text:p>1.57251926332138E-005</text:p>
          </table:table-cell>
          <table:table-cell table:number-columns-repeated="4"/>
        </table:table-row>
        <table:table-row table:style-name="ro1">
          <table:table-cell office:value-type="float" office:value="90.8" calcext:value-type="float">
            <text:p>90.8</text:p>
          </table:table-cell>
          <table:table-cell table:formula="of:=SQRT(2)*[.A909]" office:value-type="float" office:value="128.410591463477" calcext:value-type="float">
            <text:p>128.4105914635</text:p>
          </table:table-cell>
          <table:table-cell table:formula="of:=SQRT(3)*[.A909]" office:value-type="float" office:value="157.270213327254" calcext:value-type="float">
            <text:p>157.2702133273</text:p>
          </table:table-cell>
          <table:table-cell table:formula="of:=(1-ROUND([.B909])/[.B909])^2" office:value-type="float" office:value="0.000010223936392627" calcext:value-type="float">
            <text:p>1.0223936392627E-005</text:p>
          </table:table-cell>
          <table:table-cell table:formula="of:=(1-ROUND([.C909])/[.C909])^2" office:value-type="float" office:value="0.00000295202872111278" calcext:value-type="float">
            <text:p>0.000002952</text:p>
          </table:table-cell>
          <table:table-cell table:formula="of:=(1-ROUND([.A909])/[.A909])^2" office:value-type="float" office:value="0.0000048516369423049" calcext:value-type="float">
            <text:p>4.8516369423049E-006</text:p>
          </table:table-cell>
          <table:table-cell table:formula="of:=SUM([.D909:.F909])" office:value-type="float" office:value="0.0000180276020560447" calcext:value-type="float">
            <text:p>1.80276020560447E-005</text:p>
          </table:table-cell>
          <table:table-cell table:number-columns-repeated="4"/>
        </table:table-row>
        <table:table-row table:style-name="ro1">
          <table:table-cell office:value-type="float" office:value="90.9" calcext:value-type="float">
            <text:p>90.9</text:p>
          </table:table-cell>
          <table:table-cell table:formula="of:=SQRT(2)*[.A910]" office:value-type="float" office:value="128.552012819714" calcext:value-type="float">
            <text:p>128.5520128197</text:p>
          </table:table-cell>
          <table:table-cell table:formula="of:=SQRT(3)*[.A910]" office:value-type="float" office:value="157.443418408011" calcext:value-type="float">
            <text:p>157.443418408</text:p>
          </table:table-cell>
          <table:table-cell table:formula="of:=(1-ROUND([.B910])/[.B910])^2" office:value-type="float" office:value="0.0000121443258225888" calcext:value-type="float">
            <text:p>1.21443258225888E-005</text:p>
          </table:table-cell>
          <table:table-cell table:formula="of:=(1-ROUND([.C910])/[.C910])^2" office:value-type="float" office:value="0.00000793192164905055" calcext:value-type="float">
            <text:p>7.93192164905055E-006</text:p>
          </table:table-cell>
          <table:table-cell table:formula="of:=(1-ROUND([.A910])/[.A910])^2" office:value-type="float" office:value="0.00000121024203630479" calcext:value-type="float">
            <text:p>1.21024203630479E-006</text:p>
          </table:table-cell>
          <table:table-cell table:formula="of:=SUM([.D910:.F910])" office:value-type="float" office:value="0.0000212864895079442" calcext:value-type="float">
            <text:p>2.12864895079442E-00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QRT(2)*[.A911]" office:value-type="float" office:value="128.693434175952" calcext:value-type="float">
            <text:p>128.693434176</text:p>
          </table:table-cell>
          <table:table-cell table:formula="of:=SQRT(3)*[.A911]" office:value-type="float" office:value="157.616623488768" calcext:value-type="float">
            <text:p>157.6166234888</text:p>
          </table:table-cell>
          <table:table-cell table:formula="of:=(1-ROUND([.B911])/[.B911])^2" office:value-type="float" office:value="0.00000567459271068934" calcext:value-type="float">
            <text:p>5.67459271068934E-006</text:p>
          </table:table-cell>
          <table:table-cell table:formula="of:=(1-ROUND([.C911])/[.C911])^2" office:value-type="float" office:value="0.00000591625606265572" calcext:value-type="float">
            <text:p>5.91625606265572E-006</text:p>
          </table:table-cell>
          <table:table-cell table:formula="of:=(1-ROUND([.A911])/[.A911])^2" office:value-type="float" office:value="0" calcext:value-type="float">
            <text:p>0</text:p>
          </table:table-cell>
          <table:table-cell table:formula="of:=SUM([.D911:.F911])" office:value-type="float" office:value="0.0000115908487733451" calcext:value-type="float">
            <text:p>1.15908487733451E-005</text:p>
          </table:table-cell>
          <table:table-cell table:number-columns-repeated="4"/>
        </table:table-row>
        <table:table-row table:style-name="ro1">
          <table:table-cell office:value-type="float" office:value="91.1" calcext:value-type="float">
            <text:p>91.1</text:p>
          </table:table-cell>
          <table:table-cell table:formula="of:=SQRT(2)*[.A912]" office:value-type="float" office:value="128.834855532189" calcext:value-type="float">
            <text:p>128.8348555322</text:p>
          </table:table-cell>
          <table:table-cell table:formula="of:=SQRT(3)*[.A912]" office:value-type="float" office:value="157.789828569525" calcext:value-type="float">
            <text:p>157.7898285695</text:p>
          </table:table-cell>
          <table:table-cell table:formula="of:=(1-ROUND([.B912])/[.B912])^2" office:value-type="float" office:value="0.0000016430898391889" calcext:value-type="float">
            <text:p>1.6430898391889E-006</text:p>
          </table:table-cell>
          <table:table-cell table:formula="of:=(1-ROUND([.C912])/[.C912])^2" office:value-type="float" office:value="0.00000177414598048244" calcext:value-type="float">
            <text:p>1.77414598048244E-006</text:p>
          </table:table-cell>
          <table:table-cell table:formula="of:=(1-ROUND([.A912])/[.A912])^2" office:value-type="float" office:value="0.00000120493396359406" calcext:value-type="float">
            <text:p>1.20493396359406E-006</text:p>
          </table:table-cell>
          <table:table-cell table:formula="of:=SUM([.D912:.F912])" office:value-type="float" office:value="0.00000462216978326539" calcext:value-type="float">
            <text:p>4.62216978326539E-006</text:p>
          </table:table-cell>
          <table:table-cell table:number-columns-repeated="4"/>
        </table:table-row>
        <table:table-row table:style-name="ro1">
          <table:table-cell office:value-type="float" office:value="91.2" calcext:value-type="float">
            <text:p>91.2</text:p>
          </table:table-cell>
          <table:table-cell table:formula="of:=SQRT(2)*[.A913]" office:value-type="float" office:value="128.976276888426" calcext:value-type="float">
            <text:p>128.9762768884</text:p>
          </table:table-cell>
          <table:table-cell table:formula="of:=SQRT(3)*[.A913]" office:value-type="float" office:value="157.963033650282" calcext:value-type="float">
            <text:p>157.9630336503</text:p>
          </table:table-cell>
          <table:table-cell table:formula="of:=(1-ROUND([.B913])/[.B913])^2" office:value-type="float" office:value="0.0000000338316851543056" calcext:value-type="float">
            <text:p>3.38316851543056E-008</text:p>
          </table:table-cell>
          <table:table-cell table:formula="of:=(1-ROUND([.C913])/[.C913])^2" office:value-type="float" office:value="0.0000000547648880545829" calcext:value-type="float">
            <text:p>5.47648880545829E-008</text:p>
          </table:table-cell>
          <table:table-cell table:formula="of:=(1-ROUND([.A913])/[.A913])^2" office:value-type="float" office:value="0.00000480917205293964" calcext:value-type="float">
            <text:p>4.80917205293964E-006</text:p>
          </table:table-cell>
          <table:table-cell table:formula="of:=SUM([.D913:.F913])" office:value-type="float" office:value="0.00000489776862614853" calcext:value-type="float">
            <text:p>4.89776862614853E-006</text:p>
          </table:table-cell>
          <table:table-cell table:number-columns-repeated="4"/>
        </table:table-row>
        <table:table-row table:style-name="ro1">
          <table:table-cell office:value-type="float" office:value="91.3" calcext:value-type="float">
            <text:p>91.3</text:p>
          </table:table-cell>
          <table:table-cell table:formula="of:=SQRT(2)*[.A914]" office:value-type="float" office:value="129.117698244664" calcext:value-type="float">
            <text:p>129.1176982447</text:p>
          </table:table-cell>
          <table:table-cell table:formula="of:=SQRT(3)*[.A914]" office:value-type="float" office:value="158.136238731038" calcext:value-type="float">
            <text:p>158.136238731</text:p>
          </table:table-cell>
          <table:table-cell table:formula="of:=(1-ROUND([.B914])/[.B914])^2" office:value-type="float" office:value="0.000000830937618654792" calcext:value-type="float">
            <text:p>8.30937618654792E-007</text:p>
          </table:table-cell>
          <table:table-cell table:formula="of:=(1-ROUND([.C914])/[.C914])^2" office:value-type="float" office:value="0.000000742229770819677" calcext:value-type="float">
            <text:p>7.42229770819677E-007</text:p>
          </table:table-cell>
          <table:table-cell table:formula="of:=(1-ROUND([.A914])/[.A914])^2" office:value-type="float" office:value="0.0000107969466234948" calcext:value-type="float">
            <text:p>1.07969466234948E-005</text:p>
          </table:table-cell>
          <table:table-cell table:formula="of:=SUM([.D914:.F914])" office:value-type="float" office:value="0.0000123701140129693" calcext:value-type="float">
            <text:p>1.23701140129693E-005</text:p>
          </table:table-cell>
          <table:table-cell table:number-columns-repeated="4"/>
        </table:table-row>
        <table:table-row table:style-name="ro1">
          <table:table-cell office:value-type="float" office:value="91.4" calcext:value-type="float">
            <text:p>91.4</text:p>
          </table:table-cell>
          <table:table-cell table:formula="of:=SQRT(2)*[.A915]" office:value-type="float" office:value="129.259119600901" calcext:value-type="float">
            <text:p>129.2591196009</text:p>
          </table:table-cell>
          <table:table-cell table:formula="of:=SQRT(3)*[.A915]" office:value-type="float" office:value="158.309443811795" calcext:value-type="float">
            <text:p>158.3094438118</text:p>
          </table:table-cell>
          <table:table-cell table:formula="of:=(1-ROUND([.B915])/[.B915])^2" office:value-type="float" office:value="0.00000401863113846881" calcext:value-type="float">
            <text:p>4.01863113846881E-006</text:p>
          </table:table-cell>
          <table:table-cell table:formula="of:=(1-ROUND([.C915])/[.C915])^2" office:value-type="float" office:value="0.00000382076175683757" calcext:value-type="float">
            <text:p>3.82076175683757E-006</text:p>
          </table:table-cell>
          <table:table-cell table:formula="of:=(1-ROUND([.A915])/[.A915])^2" office:value-type="float" office:value="0.0000191525935005678" calcext:value-type="float">
            <text:p>1.91525935005678E-005</text:p>
          </table:table-cell>
          <table:table-cell table:formula="of:=SUM([.D915:.F915])" office:value-type="float" office:value="0.0000269919863958742" calcext:value-type="float">
            <text:p>0.000026992</text:p>
          </table:table-cell>
          <table:table-cell table:number-columns-repeated="4"/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SQRT(2)*[.A916]" office:value-type="float" office:value="129.400540957138" calcext:value-type="float">
            <text:p>129.4005409571</text:p>
          </table:table-cell>
          <table:table-cell table:formula="of:=SQRT(3)*[.A916]" office:value-type="float" office:value="158.482648892552" calcext:value-type="float">
            <text:p>158.4826488926</text:p>
          </table:table-cell>
          <table:table-cell table:formula="of:=(1-ROUND([.B916])/[.B916])^2" office:value-type="float" office:value="0.00000958123911404955" calcext:value-type="float">
            <text:p>9.58123911404955E-006</text:p>
          </table:table-cell>
          <table:table-cell table:formula="of:=(1-ROUND([.C916])/[.C916])^2" office:value-type="float" office:value="0.00000927468535865241" calcext:value-type="float">
            <text:p>9.27468535865241E-006</text:p>
          </table:table-cell>
          <table:table-cell table:formula="of:=(1-ROUND([.A916])/[.A916])^2" office:value-type="float" office:value="0.0000298605512257757" calcext:value-type="float">
            <text:p>2.98605512257757E-005</text:p>
          </table:table-cell>
          <table:table-cell table:formula="of:=SUM([.D916:.F916])" office:value-type="float" office:value="0.0000487164756984777" calcext:value-type="float">
            <text:p>4.87164756984777E-005</text:p>
          </table:table-cell>
          <table:table-cell table:number-columns-repeated="4"/>
        </table:table-row>
        <table:table-row table:style-name="ro1">
          <table:table-cell office:value-type="float" office:value="91.6" calcext:value-type="float">
            <text:p>91.6</text:p>
          </table:table-cell>
          <table:table-cell table:formula="of:=SQRT(2)*[.A917]" office:value-type="float" office:value="129.541962313376" calcext:value-type="float">
            <text:p>129.5419623134</text:p>
          </table:table-cell>
          <table:table-cell table:formula="of:=SQRT(3)*[.A917]" office:value-type="float" office:value="158.655853973309" calcext:value-type="float">
            <text:p>158.6558539733</text:p>
          </table:table-cell>
          <table:table-cell table:formula="of:=(1-ROUND([.B917])/[.B917])^2" office:value-type="float" office:value="0.000012502057214794" calcext:value-type="float">
            <text:p>1.2502057214794E-005</text:p>
          </table:table-cell>
          <table:table-cell table:formula="of:=(1-ROUND([.C917])/[.C917])^2" office:value-type="float" office:value="0.00000470514831298939" calcext:value-type="float">
            <text:p>4.70514831298939E-006</text:p>
          </table:table-cell>
          <table:table-cell table:formula="of:=(1-ROUND([.A917])/[.A917])^2" office:value-type="float" office:value="0.0000190690490265261" calcext:value-type="float">
            <text:p>0.000019069</text:p>
          </table:table-cell>
          <table:table-cell table:formula="of:=SUM([.D917:.F917])" office:value-type="float" office:value="0.0000362762545543095" calcext:value-type="float">
            <text:p>3.62762545543095E-005</text:p>
          </table:table-cell>
          <table:table-cell table:number-columns-repeated="4"/>
        </table:table-row>
        <table:table-row table:style-name="ro1">
          <table:table-cell office:value-type="float" office:value="91.7" calcext:value-type="float">
            <text:p>91.7</text:p>
          </table:table-cell>
          <table:table-cell table:formula="of:=SQRT(2)*[.A918]" office:value-type="float" office:value="129.683383669613" calcext:value-type="float">
            <text:p>129.6833836696</text:p>
          </table:table-cell>
          <table:table-cell table:formula="of:=SQRT(3)*[.A918]" office:value-type="float" office:value="158.829059054066" calcext:value-type="float">
            <text:p>158.8290590541</text:p>
          </table:table-cell>
          <table:table-cell table:formula="of:=(1-ROUND([.B918])/[.B918])^2" office:value-type="float" office:value="0.0000059607094793629" calcext:value-type="float">
            <text:p>5.9607094793629E-006</text:p>
          </table:table-cell>
          <table:table-cell table:formula="of:=(1-ROUND([.C918])/[.C918])^2" office:value-type="float" office:value="0.00000115832993402586" calcext:value-type="float">
            <text:p>1.15832993402586E-006</text:p>
          </table:table-cell>
          <table:table-cell table:formula="of:=(1-ROUND([.A918])/[.A918])^2" office:value-type="float" office:value="0.0000107029584166278" calcext:value-type="float">
            <text:p>0.000010703</text:p>
          </table:table-cell>
          <table:table-cell table:formula="of:=SUM([.D918:.F918])" office:value-type="float" office:value="0.0000178219978300166" calcext:value-type="float">
            <text:p>0.000017822</text:p>
          </table:table-cell>
          <table:table-cell table:number-columns-repeated="4"/>
        </table:table-row>
        <table:table-row table:style-name="ro1">
          <table:table-cell office:value-type="float" office:value="91.8" calcext:value-type="float">
            <text:p>91.8</text:p>
          </table:table-cell>
          <table:table-cell table:formula="of:=SQRT(2)*[.A919]" office:value-type="float" office:value="129.82480502585" calcext:value-type="float">
            <text:p>129.8248050259</text:p>
          </table:table-cell>
          <table:table-cell table:formula="of:=SQRT(3)*[.A919]" office:value-type="float" office:value="159.002264134823" calcext:value-type="float">
            <text:p>159.0022641348</text:p>
          </table:table-cell>
          <table:table-cell table:formula="of:=(1-ROUND([.B919])/[.B919])^2" office:value-type="float" office:value="0.00000182107540353479" calcext:value-type="float">
            <text:p>1.82107540353479E-006</text:p>
          </table:table-cell>
          <table:table-cell table:formula="of:=(1-ROUND([.C919])/[.C919])^2" office:value-type="float" office:value="0.000000000202767315528558" calcext:value-type="float">
            <text:p>2.02767315528558E-010</text:p>
          </table:table-cell>
          <table:table-cell table:formula="of:=(1-ROUND([.A919])/[.A919])^2" office:value-type="float" office:value="0.00000474651249994128" calcext:value-type="float">
            <text:p>4.74651249994128E-006</text:p>
          </table:table-cell>
          <table:table-cell table:formula="of:=SUM([.D919:.F919])" office:value-type="float" office:value="0.00000656779067079159" calcext:value-type="float">
            <text:p>6.56779067079159E-006</text:p>
          </table:table-cell>
          <table:table-cell table:number-columns-repeated="4"/>
        </table:table-row>
        <table:table-row table:style-name="ro1">
          <table:table-cell office:value-type="float" office:value="91.9" calcext:value-type="float">
            <text:p>91.9</text:p>
          </table:table-cell>
          <table:table-cell table:formula="of:=SQRT(2)*[.A920]" office:value-type="float" office:value="129.966226382087" calcext:value-type="float">
            <text:p>129.9662263821</text:p>
          </table:table-cell>
          <table:table-cell table:formula="of:=SQRT(3)*[.A920]" office:value-type="float" office:value="159.17546921558" calcext:value-type="float">
            <text:p>159.1754692156</text:p>
          </table:table-cell>
          <table:table-cell table:formula="of:=(1-ROUND([.B920])/[.B920])^2" office:value-type="float" office:value="0.0000000675295962578202" calcext:value-type="float">
            <text:p>6.75295962578202E-008</text:p>
          </table:table-cell>
          <table:table-cell table:formula="of:=(1-ROUND([.C920])/[.C920])^2" office:value-type="float" office:value="0.00000121520512298492" calcext:value-type="float">
            <text:p>1.21520512298492E-006</text:p>
          </table:table-cell>
          <table:table-cell table:formula="of:=(1-ROUND([.A920])/[.A920])^2" office:value-type="float" office:value="0.00000118404709665726" calcext:value-type="float">
            <text:p>0.000001184</text:p>
          </table:table-cell>
          <table:table-cell table:formula="of:=SUM([.D920:.F920])" office:value-type="float" office:value="0.00000246678181590001" calcext:value-type="float">
            <text:p>2.46678181590001E-00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QRT(2)*[.A921]" office:value-type="float" office:value="130.107647738325" calcext:value-type="float">
            <text:p>130.1076477383</text:p>
          </table:table-cell>
          <table:table-cell table:formula="of:=SQRT(3)*[.A921]" office:value-type="float" office:value="159.348674296337" calcext:value-type="float">
            <text:p>159.3486742963</text:p>
          </table:table-cell>
          <table:table-cell table:formula="of:=(1-ROUND([.B921])/[.B921])^2" office:value-type="float" office:value="0.000000684548414841148" calcext:value-type="float">
            <text:p>6.84548414841148E-007</text:p>
          </table:table-cell>
          <table:table-cell table:formula="of:=(1-ROUND([.C921])/[.C921])^2" office:value-type="float" office:value="0.00000478787669052824" calcext:value-type="float">
            <text:p>4.78787669052824E-006</text:p>
          </table:table-cell>
          <table:table-cell table:formula="of:=(1-ROUND([.A921])/[.A921])^2" office:value-type="float" office:value="0" calcext:value-type="float">
            <text:p>0</text:p>
          </table:table-cell>
          <table:table-cell table:formula="of:=SUM([.D921:.F921])" office:value-type="float" office:value="0.00000547242510536939" calcext:value-type="float">
            <text:p>5.47242510536939E-006</text:p>
          </table:table-cell>
          <table:table-cell table:number-columns-repeated="4"/>
        </table:table-row>
        <table:table-row table:style-name="ro1">
          <table:table-cell office:value-type="float" office:value="92.1" calcext:value-type="float">
            <text:p>92.1</text:p>
          </table:table-cell>
          <table:table-cell table:formula="of:=SQRT(2)*[.A922]" office:value-type="float" office:value="130.249069094562" calcext:value-type="float">
            <text:p>130.2490690946</text:p>
          </table:table-cell>
          <table:table-cell table:formula="of:=SQRT(3)*[.A922]" office:value-type="float" office:value="159.521879377094" calcext:value-type="float">
            <text:p>159.5218793771</text:p>
          </table:table-cell>
          <table:table-cell table:formula="of:=(1-ROUND([.B922])/[.B922])^2" office:value-type="float" office:value="0.00000365670922921441" calcext:value-type="float">
            <text:p>3.65670922921441E-006</text:p>
          </table:table-cell>
          <table:table-cell table:formula="of:=(1-ROUND([.C922])/[.C922])^2" office:value-type="float" office:value="0.00000898326969373202" calcext:value-type="float">
            <text:p>8.98326969373202E-006</text:p>
          </table:table-cell>
          <table:table-cell table:formula="of:=(1-ROUND([.A922])/[.A922])^2" office:value-type="float" office:value="0.00000117891023895308" calcext:value-type="float">
            <text:p>1.17891023895308E-006</text:p>
          </table:table-cell>
          <table:table-cell table:formula="of:=SUM([.D922:.F922])" office:value-type="float" office:value="0.0000138188891618995" calcext:value-type="float">
            <text:p>1.38188891618995E-005</text:p>
          </table:table-cell>
          <table:table-cell table:number-columns-repeated="4"/>
        </table:table-row>
        <table:table-row table:style-name="ro1">
          <table:table-cell office:value-type="float" office:value="92.2" calcext:value-type="float">
            <text:p>92.2</text:p>
          </table:table-cell>
          <table:table-cell table:formula="of:=SQRT(2)*[.A923]" office:value-type="float" office:value="130.390490450799" calcext:value-type="float">
            <text:p>130.3904904508</text:p>
          </table:table-cell>
          <table:table-cell table:formula="of:=SQRT(3)*[.A923]" office:value-type="float" office:value="159.69508445785" calcext:value-type="float">
            <text:p>159.6950844579</text:p>
          </table:table-cell>
          <table:table-cell table:formula="of:=(1-ROUND([.B923])/[.B923])^2" office:value-type="float" office:value="0.00000896868969216557" calcext:value-type="float">
            <text:p>8.96868969216557E-006</text:p>
          </table:table-cell>
          <table:table-cell table:formula="of:=(1-ROUND([.C923])/[.C923])^2" office:value-type="float" office:value="0.00000364565885427576" calcext:value-type="float">
            <text:p>3.64565885427576E-006</text:p>
          </table:table-cell>
          <table:table-cell table:formula="of:=(1-ROUND([.A923])/[.A923])^2" office:value-type="float" office:value="0.00000470541734699191" calcext:value-type="float">
            <text:p>4.70541734699191E-006</text:p>
          </table:table-cell>
          <table:table-cell table:formula="of:=SUM([.D923:.F923])" office:value-type="float" office:value="0.0000173197658934332" calcext:value-type="float">
            <text:p>1.73197658934332E-005</text:p>
          </table:table-cell>
          <table:table-cell table:number-columns-repeated="4"/>
        </table:table-row>
        <table:table-row table:style-name="ro1">
          <table:table-cell office:value-type="float" office:value="92.3" calcext:value-type="float">
            <text:p>92.3</text:p>
          </table:table-cell>
          <table:table-cell table:formula="of:=SQRT(2)*[.A924]" office:value-type="float" office:value="130.531911807037" calcext:value-type="float">
            <text:p>130.531911807</text:p>
          </table:table-cell>
          <table:table-cell table:formula="of:=SQRT(3)*[.A924]" office:value-type="float" office:value="159.868289538607" calcext:value-type="float">
            <text:p>159.8682895386</text:p>
          </table:table-cell>
          <table:table-cell table:formula="of:=(1-ROUND([.B924])/[.B924])^2" office:value-type="float" office:value="0.0000128594376052276" calcext:value-type="float">
            <text:p>1.28594376052276E-005</text:p>
          </table:table-cell>
          <table:table-cell table:formula="of:=(1-ROUND([.C924])/[.C924])^2" office:value-type="float" office:value="0.000000678759444361224" calcext:value-type="float">
            <text:p>6.78759444361224E-007</text:p>
          </table:table-cell>
          <table:table-cell table:formula="of:=(1-ROUND([.A924])/[.A924])^2" office:value-type="float" office:value="0.0000105642606367433" calcext:value-type="float">
            <text:p>1.05642606367433E-005</text:p>
          </table:table-cell>
          <table:table-cell table:formula="of:=SUM([.D924:.F924])" office:value-type="float" office:value="0.0000241024576863322" calcext:value-type="float">
            <text:p>2.41024576863322E-005</text:p>
          </table:table-cell>
          <table:table-cell table:number-columns-repeated="4"/>
        </table:table-row>
        <table:table-row table:style-name="ro1">
          <table:table-cell office:value-type="float" office:value="92.4" calcext:value-type="float">
            <text:p>92.4</text:p>
          </table:table-cell>
          <table:table-cell table:formula="of:=SQRT(2)*[.A925]" office:value-type="float" office:value="130.673333163274" calcext:value-type="float">
            <text:p>130.6733331633</text:p>
          </table:table-cell>
          <table:table-cell table:formula="of:=SQRT(3)*[.A925]" office:value-type="float" office:value="160.041494619364" calcext:value-type="float">
            <text:p>160.0414946194</text:p>
          </table:table-cell>
          <table:table-cell table:formula="of:=(1-ROUND([.B925])/[.B925])^2" office:value-type="float" office:value="0.00000624936881667782" calcext:value-type="float">
            <text:p>6.24936881667782E-006</text:p>
          </table:table-cell>
          <table:table-cell table:formula="of:=(1-ROUND([.C925])/[.C925])^2" office:value-type="float" office:value="0.00000006722307475596" calcext:value-type="float">
            <text:p>6.722307475596E-008</text:p>
          </table:table-cell>
          <table:table-cell table:formula="of:=(1-ROUND([.A925])/[.A925])^2" office:value-type="float" office:value="0.0000187402784805389" calcext:value-type="float">
            <text:p>1.87402784805389E-005</text:p>
          </table:table-cell>
          <table:table-cell table:formula="of:=SUM([.D925:.F925])" office:value-type="float" office:value="0.0000250568703719727" calcext:value-type="float">
            <text:p>2.50568703719727E-005</text:p>
          </table:table-cell>
          <table:table-cell table:number-columns-repeated="4"/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SQRT(2)*[.A926]" office:value-type="float" office:value="130.814754519511" calcext:value-type="float">
            <text:p>130.8147545195</text:p>
          </table:table-cell>
          <table:table-cell table:formula="of:=SQRT(3)*[.A926]" office:value-type="float" office:value="160.214699700121" calcext:value-type="float">
            <text:p>160.2146997001</text:p>
          </table:table-cell>
          <table:table-cell table:formula="of:=(1-ROUND([.B926])/[.B926])^2" office:value-type="float" office:value="0.00000200531120768366" calcext:value-type="float">
            <text:p>2.00531120768366E-006</text:p>
          </table:table-cell>
          <table:table-cell table:formula="of:=(1-ROUND([.C926])/[.C926])^2" office:value-type="float" office:value="0.0000017958007784606" calcext:value-type="float">
            <text:p>1.7958007784606E-006</text:p>
          </table:table-cell>
          <table:table-cell table:formula="of:=(1-ROUND([.A926])/[.A926])^2" office:value-type="float" office:value="0.0000292184075967854" calcext:value-type="float">
            <text:p>2.92184075967854E-005</text:p>
          </table:table-cell>
          <table:table-cell table:formula="of:=SUM([.D926:.F926])" office:value-type="float" office:value="0.0000330195195829296" calcext:value-type="float">
            <text:p>3.30195195829296E-005</text:p>
          </table:table-cell>
          <table:table-cell table:number-columns-repeated="4"/>
        </table:table-row>
        <table:table-row table:style-name="ro1">
          <table:table-cell office:value-type="float" office:value="92.6" calcext:value-type="float">
            <text:p>92.6</text:p>
          </table:table-cell>
          <table:table-cell table:formula="of:=SQRT(2)*[.A927]" office:value-type="float" office:value="130.956175875749" calcext:value-type="float">
            <text:p>130.9561758757</text:p>
          </table:table-cell>
          <table:table-cell table:formula="of:=SQRT(3)*[.A927]" office:value-type="float" office:value="160.387904780878" calcext:value-type="float">
            <text:p>160.3879047809</text:p>
          </table:table-cell>
          <table:table-cell table:formula="of:=(1-ROUND([.B927])/[.B927])^2" office:value-type="float" office:value="0.000000111988782566612" calcext:value-type="float">
            <text:p>0.000000112</text:p>
          </table:table-cell>
          <table:table-cell table:formula="of:=(1-ROUND([.C927])/[.C927])^2" office:value-type="float" office:value="0.00000584934229560658" calcext:value-type="float">
            <text:p>5.84934229560658E-006</text:p>
          </table:table-cell>
          <table:table-cell table:formula="of:=(1-ROUND([.A927])/[.A927])^2" office:value-type="float" office:value="0.0000186594143742801" calcext:value-type="float">
            <text:p>1.86594143742801E-005</text:p>
          </table:table-cell>
          <table:table-cell table:formula="of:=SUM([.D927:.F927])" office:value-type="float" office:value="0.0000246207454524533" calcext:value-type="float">
            <text:p>2.46207454524533E-005</text:p>
          </table:table-cell>
          <table:table-cell table:number-columns-repeated="4"/>
        </table:table-row>
        <table:table-row table:style-name="ro1">
          <table:table-cell office:value-type="float" office:value="92.7" calcext:value-type="float">
            <text:p>92.7</text:p>
          </table:table-cell>
          <table:table-cell table:formula="of:=SQRT(2)*[.A928]" office:value-type="float" office:value="131.097597231986" calcext:value-type="float">
            <text:p>131.097597232</text:p>
          </table:table-cell>
          <table:table-cell table:formula="of:=SQRT(3)*[.A928]" office:value-type="float" office:value="160.561109861635" calcext:value-type="float">
            <text:p>160.5611098616</text:p>
          </table:table-cell>
          <table:table-cell table:formula="of:=(1-ROUND([.B928])/[.B928])^2" office:value-type="float" office:value="0.000000554224266335416" calcext:value-type="float">
            <text:p>5.54224266335416E-007</text:p>
          </table:table-cell>
          <table:table-cell table:formula="of:=(1-ROUND([.C928])/[.C928])^2" office:value-type="float" office:value="0.00000747189778513741" calcext:value-type="float">
            <text:p>7.47189778513741E-006</text:p>
          </table:table-cell>
          <table:table-cell table:formula="of:=(1-ROUND([.A928])/[.A928])^2" office:value-type="float" office:value="0.0000104732878792644" calcext:value-type="float">
            <text:p>1.04732878792644E-005</text:p>
          </table:table-cell>
          <table:table-cell table:formula="of:=SUM([.D928:.F928])" office:value-type="float" office:value="0.0000184994099307372" calcext:value-type="float">
            <text:p>1.84994099307372E-005</text:p>
          </table:table-cell>
          <table:table-cell table:number-columns-repeated="4"/>
        </table:table-row>
        <table:table-row table:style-name="ro1">
          <table:table-cell office:value-type="float" office:value="92.8" calcext:value-type="float">
            <text:p>92.8</text:p>
          </table:table-cell>
          <table:table-cell table:formula="of:=SQRT(2)*[.A929]" office:value-type="float" office:value="131.239018588223" calcext:value-type="float">
            <text:p>131.2390185882</text:p>
          </table:table-cell>
          <table:table-cell table:formula="of:=SQRT(3)*[.A929]" office:value-type="float" office:value="160.734314942392" calcext:value-type="float">
            <text:p>160.7343149424</text:p>
          </table:table-cell>
          <table:table-cell table:formula="of:=(1-ROUND([.B929])/[.B929])^2" office:value-type="float" office:value="0.00000331693839622071" calcext:value-type="float">
            <text:p>3.31693839622071E-006</text:p>
          </table:table-cell>
          <table:table-cell table:formula="of:=(1-ROUND([.C929])/[.C929])^2" office:value-type="float" office:value="0.00000273222872372168" calcext:value-type="float">
            <text:p>2.73222872372168E-006</text:p>
          </table:table-cell>
          <table:table-cell table:formula="of:=(1-ROUND([.A929])/[.A929])^2" office:value-type="float" office:value="0.00000464476813317499" calcext:value-type="float">
            <text:p>4.64476813317499E-006</text:p>
          </table:table-cell>
          <table:table-cell table:formula="of:=SUM([.D929:.F929])" office:value-type="float" office:value="0.0000106939352531174" calcext:value-type="float">
            <text:p>1.06939352531174E-005</text:p>
          </table:table-cell>
          <table:table-cell table:number-columns-repeated="4"/>
        </table:table-row>
        <table:table-row table:style-name="ro1">
          <table:table-cell office:value-type="float" office:value="92.9" calcext:value-type="float">
            <text:p>92.9</text:p>
          </table:table-cell>
          <table:table-cell table:formula="of:=SQRT(2)*[.A930]" office:value-type="float" office:value="131.380439944461" calcext:value-type="float">
            <text:p>131.3804399445</text:p>
          </table:table-cell>
          <table:table-cell table:formula="of:=SQRT(3)*[.A930]" office:value-type="float" office:value="160.907520023149" calcext:value-type="float">
            <text:p>160.9075200231</text:p>
          </table:table-cell>
          <table:table-cell table:formula="of:=(1-ROUND([.B930])/[.B930])^2" office:value-type="float" office:value="0.00000838514921893243" calcext:value-type="float">
            <text:p>8.38514921893243E-006</text:p>
          </table:table-cell>
          <table:table-cell table:formula="of:=(1-ROUND([.C930])/[.C930])^2" office:value-type="float" office:value="0.000000330325987541733" calcext:value-type="float">
            <text:p>3.30325987541733E-007</text:p>
          </table:table-cell>
          <table:table-cell table:formula="of:=(1-ROUND([.A930])/[.A930])^2" office:value-type="float" office:value="0.00000115869350355315" calcext:value-type="float">
            <text:p>1.15869350355315E-006</text:p>
          </table:table-cell>
          <table:table-cell table:formula="of:=SUM([.D930:.F930])" office:value-type="float" office:value="0.00000987416871002731" calcext:value-type="float">
            <text:p>9.87416871002731E-00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QRT(2)*[.A931]" office:value-type="float" office:value="131.521861300698" calcext:value-type="float">
            <text:p>131.5218613007</text:p>
          </table:table-cell>
          <table:table-cell table:formula="of:=SQRT(3)*[.A931]" office:value-type="float" office:value="161.080725103906" calcext:value-type="float">
            <text:p>161.0807251039</text:p>
          </table:table-cell>
          <table:table-cell table:formula="of:=(1-ROUND([.B931])/[.B931])^2" office:value-type="float" office:value="0.00001321636118455" calcext:value-type="float">
            <text:p>1.321636118455E-005</text:p>
          </table:table-cell>
          <table:table-cell table:formula="of:=(1-ROUND([.C931])/[.C931])^2" office:value-type="float" office:value="0.000000251148202126217" calcext:value-type="float">
            <text:p>2.51148202126217E-007</text:p>
          </table:table-cell>
          <table:table-cell table:formula="of:=(1-ROUND([.A931])/[.A931])^2" office:value-type="float" office:value="0" calcext:value-type="float">
            <text:p>0</text:p>
          </table:table-cell>
          <table:table-cell table:formula="of:=SUM([.D931:.F931])" office:value-type="float" office:value="0.0000134675093866762" calcext:value-type="float">
            <text:p>1.34675093866762E-005</text:p>
          </table:table-cell>
          <table:table-cell table:number-columns-repeated="4"/>
        </table:table-row>
        <table:table-row table:style-name="ro1">
          <table:table-cell office:value-type="float" office:value="93.1" calcext:value-type="float">
            <text:p>93.1</text:p>
          </table:table-cell>
          <table:table-cell table:formula="of:=SQRT(2)*[.A932]" office:value-type="float" office:value="131.663282656935" calcext:value-type="float">
            <text:p>131.6632826569</text:p>
          </table:table-cell>
          <table:table-cell table:formula="of:=SQRT(3)*[.A932]" office:value-type="float" office:value="161.253930184662" calcext:value-type="float">
            <text:p>161.2539301847</text:p>
          </table:table-cell>
          <table:table-cell table:formula="of:=(1-ROUND([.B932])/[.B932])^2" office:value-type="float" office:value="0.00000654035940245652" calcext:value-type="float">
            <text:p>6.54035940245652E-006</text:p>
          </table:table-cell>
          <table:table-cell table:formula="of:=(1-ROUND([.C932])/[.C932])^2" office:value-type="float" office:value="0.00000247975080722804" calcext:value-type="float">
            <text:p>2.47975080722804E-006</text:p>
          </table:table-cell>
          <table:table-cell table:formula="of:=(1-ROUND([.A932])/[.A932])^2" office:value-type="float" office:value="0.00000115372057579878" calcext:value-type="float">
            <text:p>1.15372057579878E-006</text:p>
          </table:table-cell>
          <table:table-cell table:formula="of:=SUM([.D932:.F932])" office:value-type="float" office:value="0.0000101738307854833" calcext:value-type="float">
            <text:p>1.01738307854833E-005</text:p>
          </table:table-cell>
          <table:table-cell table:number-columns-repeated="4"/>
        </table:table-row>
        <table:table-row table:style-name="ro1">
          <table:table-cell office:value-type="float" office:value="93.2" calcext:value-type="float">
            <text:p>93.2</text:p>
          </table:table-cell>
          <table:table-cell table:formula="of:=SQRT(2)*[.A933]" office:value-type="float" office:value="131.804704013172" calcext:value-type="float">
            <text:p>131.8047040132</text:p>
          </table:table-cell>
          <table:table-cell table:formula="of:=SQRT(3)*[.A933]" office:value-type="float" office:value="161.427135265419" calcext:value-type="float">
            <text:p>161.4271352654</text:p>
          </table:table-cell>
          <table:table-cell table:formula="of:=(1-ROUND([.B933])/[.B933])^2" office:value-type="float" office:value="0.00000219545640409051" calcext:value-type="float">
            <text:p>2.19545640409051E-006</text:p>
          </table:table-cell>
          <table:table-cell table:formula="of:=(1-ROUND([.C933])/[.C933])^2" office:value-type="float" office:value="0.00000700128536493271" calcext:value-type="float">
            <text:p>7.00128536493271E-006</text:p>
          </table:table-cell>
          <table:table-cell table:formula="of:=(1-ROUND([.A933])/[.A933])^2" office:value-type="float" office:value="0.0000046049844351528" calcext:value-type="float">
            <text:p>0.000004605</text:p>
          </table:table-cell>
          <table:table-cell table:formula="of:=SUM([.D933:.F933])" office:value-type="float" office:value="0.000013801726204176" calcext:value-type="float">
            <text:p>1.3801726204176E-005</text:p>
          </table:table-cell>
          <table:table-cell table:number-columns-repeated="4"/>
        </table:table-row>
        <table:table-row table:style-name="ro1">
          <table:table-cell office:value-type="float" office:value="93.3" calcext:value-type="float">
            <text:p>93.3</text:p>
          </table:table-cell>
          <table:table-cell table:formula="of:=SQRT(2)*[.A934]" office:value-type="float" office:value="131.94612536941" calcext:value-type="float">
            <text:p>131.9461253694</text:p>
          </table:table-cell>
          <table:table-cell table:formula="of:=SQRT(3)*[.A934]" office:value-type="float" office:value="161.600340346176" calcext:value-type="float">
            <text:p>161.6003403462</text:p>
          </table:table-cell>
          <table:table-cell table:formula="of:=(1-ROUND([.B934])/[.B934])^2" office:value-type="float" office:value="0.000000166715249775312" calcext:value-type="float">
            <text:p>1.66715249775312E-007</text:p>
          </table:table-cell>
          <table:table-cell table:formula="of:=(1-ROUND([.C934])/[.C934])^2" office:value-type="float" office:value="0.00000611640273051624" calcext:value-type="float">
            <text:p>6.11640273051624E-006</text:p>
          </table:table-cell>
          <table:table-cell table:formula="of:=(1-ROUND([.A934])/[.A934])^2" office:value-type="float" office:value="0.0000103390163459846" calcext:value-type="float">
            <text:p>0.000010339</text:p>
          </table:table-cell>
          <table:table-cell table:formula="of:=SUM([.D934:.F934])" office:value-type="float" office:value="0.0000166221343262762" calcext:value-type="float">
            <text:p>1.66221343262762E-005</text:p>
          </table:table-cell>
          <table:table-cell table:number-columns-repeated="4"/>
        </table:table-row>
        <table:table-row table:style-name="ro1">
          <table:table-cell office:value-type="float" office:value="93.4" calcext:value-type="float">
            <text:p>93.4</text:p>
          </table:table-cell>
          <table:table-cell table:formula="of:=SQRT(2)*[.A935]" office:value-type="float" office:value="132.087546725647" calcext:value-type="float">
            <text:p>132.0875467256</text:p>
          </table:table-cell>
          <table:table-cell table:formula="of:=SQRT(3)*[.A935]" office:value-type="float" office:value="161.773545426933" calcext:value-type="float">
            <text:p>161.7735454269</text:p>
          </table:table-cell>
          <table:table-cell table:formula="of:=(1-ROUND([.B935])/[.B935])^2" office:value-type="float" office:value="0.000000439294804616869" calcext:value-type="float">
            <text:p>4.39294804616869E-007</text:p>
          </table:table-cell>
          <table:table-cell table:formula="of:=(1-ROUND([.C935])/[.C935])^2" office:value-type="float" office:value="0.00000195950864337114" calcext:value-type="float">
            <text:p>1.95950864337114E-006</text:p>
          </table:table-cell>
          <table:table-cell table:formula="of:=(1-ROUND([.A935])/[.A935])^2" office:value-type="float" office:value="0.0000183411359582559" calcext:value-type="float">
            <text:p>1.83411359582559E-005</text:p>
          </table:table-cell>
          <table:table-cell table:formula="of:=SUM([.D935:.F935])" office:value-type="float" office:value="0.0000207399394062439" calcext:value-type="float">
            <text:p>2.07399394062439E-005</text:p>
          </table:table-cell>
          <table:table-cell table:number-columns-repeated="4"/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SQRT(2)*[.A936]" office:value-type="float" office:value="132.228968081884" calcext:value-type="float">
            <text:p>132.2289680819</text:p>
          </table:table-cell>
          <table:table-cell table:formula="of:=SQRT(3)*[.A936]" office:value-type="float" office:value="161.94675050769" calcext:value-type="float">
            <text:p>161.9467505077</text:p>
          </table:table-cell>
          <table:table-cell table:formula="of:=(1-ROUND([.B936])/[.B936])^2" office:value-type="float" office:value="0.00000299844905612541" calcext:value-type="float">
            <text:p>2.99844905612541E-006</text:p>
          </table:table-cell>
          <table:table-cell table:formula="of:=(1-ROUND([.C936])/[.C936])^2" office:value-type="float" office:value="0.000000108115127923605" calcext:value-type="float">
            <text:p>1.08115127923605E-007</text:p>
          </table:table-cell>
          <table:table-cell table:formula="of:=(1-ROUND([.A936])/[.A936])^2" office:value-type="float" office:value="0.0000285967571277419" calcext:value-type="float">
            <text:p>2.85967571277419E-005</text:p>
          </table:table-cell>
          <table:table-cell table:formula="of:=SUM([.D936:.F936])" office:value-type="float" office:value="0.000031703321311791" calcext:value-type="float">
            <text:p>3.1703321311791E-005</text:p>
          </table:table-cell>
          <table:table-cell table:number-columns-repeated="4"/>
        </table:table-row>
        <table:table-row table:style-name="ro1">
          <table:table-cell office:value-type="float" office:value="93.6" calcext:value-type="float">
            <text:p>93.6</text:p>
          </table:table-cell>
          <table:table-cell table:formula="of:=SQRT(2)*[.A937]" office:value-type="float" office:value="132.370389438122" calcext:value-type="float">
            <text:p>132.3703894381</text:p>
          </table:table-cell>
          <table:table-cell table:formula="of:=SQRT(3)*[.A937]" office:value-type="float" office:value="162.119955588447" calcext:value-type="float">
            <text:p>162.1199555884</text:p>
          </table:table-cell>
          <table:table-cell table:formula="of:=(1-ROUND([.B937])/[.B937])^2" office:value-type="float" office:value="0.00000782952643729136" calcext:value-type="float">
            <text:p>7.82952643729136E-006</text:p>
          </table:table-cell>
          <table:table-cell table:formula="of:=(1-ROUND([.C937])/[.C937])^2" office:value-type="float" office:value="0.000000547479697797128" calcext:value-type="float">
            <text:p>5.47479697797128E-007</text:p>
          </table:table-cell>
          <table:table-cell table:formula="of:=(1-ROUND([.A937])/[.A937])^2" office:value-type="float" office:value="0.0000182628387756592" calcext:value-type="float">
            <text:p>1.82628387756592E-005</text:p>
          </table:table-cell>
          <table:table-cell table:formula="of:=SUM([.D937:.F937])" office:value-type="float" office:value="0.0000266398449107476" calcext:value-type="float">
            <text:p>2.66398449107476E-005</text:p>
          </table:table-cell>
          <table:table-cell table:number-columns-repeated="4"/>
        </table:table-row>
        <table:table-row table:style-name="ro1">
          <table:table-cell office:value-type="float" office:value="93.7" calcext:value-type="float">
            <text:p>93.7</text:p>
          </table:table-cell>
          <table:table-cell table:formula="of:=SQRT(2)*[.A938]" office:value-type="float" office:value="132.511810794359" calcext:value-type="float">
            <text:p>132.5118107944</text:p>
          </table:table-cell>
          <table:table-cell table:formula="of:=SQRT(3)*[.A938]" office:value-type="float" office:value="162.293160669204" calcext:value-type="float">
            <text:p>162.2931606692</text:p>
          </table:table-cell>
          <table:table-cell table:formula="of:=(1-ROUND([.B938])/[.B938])^2" office:value-type="float" office:value="0.000013572728678597" calcext:value-type="float">
            <text:p>1.3572728678597E-005</text:p>
          </table:table-cell>
          <table:table-cell table:formula="of:=(1-ROUND([.C938])/[.C938])^2" office:value-type="float" office:value="0.00000326295415775933" calcext:value-type="float">
            <text:p>0.000003263</text:p>
          </table:table-cell>
          <table:table-cell table:formula="of:=(1-ROUND([.A938])/[.A938])^2" office:value-type="float" office:value="0.0000102509314110172" calcext:value-type="float">
            <text:p>1.02509314110172E-005</text:p>
          </table:table-cell>
          <table:table-cell table:formula="of:=SUM([.D938:.F938])" office:value-type="float" office:value="0.0000270866142473735" calcext:value-type="float">
            <text:p>2.70866142473735E-005</text:p>
          </table:table-cell>
          <table:table-cell table:number-columns-repeated="4"/>
        </table:table-row>
        <table:table-row table:style-name="ro1">
          <table:table-cell office:value-type="float" office:value="93.8" calcext:value-type="float">
            <text:p>93.8</text:p>
          </table:table-cell>
          <table:table-cell table:formula="of:=SQRT(2)*[.A939]" office:value-type="float" office:value="132.653232150596" calcext:value-type="float">
            <text:p>132.6532321506</text:p>
          </table:table-cell>
          <table:table-cell table:formula="of:=SQRT(3)*[.A939]" office:value-type="float" office:value="162.466365749961" calcext:value-type="float">
            <text:p>162.46636575</text:p>
          </table:table-cell>
          <table:table-cell table:formula="of:=(1-ROUND([.B939])/[.B939])^2" office:value-type="float" office:value="0.00000683348078636993" calcext:value-type="float">
            <text:p>6.83348078636993E-006</text:p>
          </table:table-cell>
          <table:table-cell table:formula="of:=(1-ROUND([.C939])/[.C939])^2" office:value-type="float" office:value="0.00000823998393413635" calcext:value-type="float">
            <text:p>0.00000824</text:p>
          </table:table-cell>
          <table:table-cell table:formula="of:=(1-ROUND([.A939])/[.A939])^2" office:value-type="float" office:value="0.00000454626047344732" calcext:value-type="float">
            <text:p>4.54626047344732E-006</text:p>
          </table:table-cell>
          <table:table-cell table:formula="of:=SUM([.D939:.F939])" office:value-type="float" office:value="0.0000196197251939536" calcext:value-type="float">
            <text:p>1.96197251939536E-005</text:p>
          </table:table-cell>
          <table:table-cell table:number-columns-repeated="4"/>
        </table:table-row>
        <table:table-row table:style-name="ro1">
          <table:table-cell office:value-type="float" office:value="93.9" calcext:value-type="float">
            <text:p>93.9</text:p>
          </table:table-cell>
          <table:table-cell table:formula="of:=SQRT(2)*[.A940]" office:value-type="float" office:value="132.794653506834" calcext:value-type="float">
            <text:p>132.7946535068</text:p>
          </table:table-cell>
          <table:table-cell table:formula="of:=SQRT(3)*[.A940]" office:value-type="float" office:value="162.639570830718" calcext:value-type="float">
            <text:p>162.6395708307</text:p>
          </table:table-cell>
          <table:table-cell table:formula="of:=(1-ROUND([.B940])/[.B940])^2" office:value-type="float" office:value="0.00000239118622873442" calcext:value-type="float">
            <text:p>2.39118622873442E-006</text:p>
          </table:table-cell>
          <table:table-cell table:formula="of:=(1-ROUND([.C940])/[.C940])^2" office:value-type="float" office:value="0.00000491119776246763" calcext:value-type="float">
            <text:p>4.91119776246763E-006</text:p>
          </table:table-cell>
          <table:table-cell table:formula="of:=(1-ROUND([.A940])/[.A940])^2" office:value-type="float" office:value="0.00000113414560841772" calcext:value-type="float">
            <text:p>1.13414560841772E-006</text:p>
          </table:table-cell>
          <table:table-cell table:formula="of:=SUM([.D940:.F940])" office:value-type="float" office:value="0.00000843652959961977" calcext:value-type="float">
            <text:p>8.43652959961977E-00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QRT(2)*[.A941]" office:value-type="float" office:value="132.936074863071" calcext:value-type="float">
            <text:p>132.9360748631</text:p>
          </table:table-cell>
          <table:table-cell table:formula="of:=SQRT(3)*[.A941]" office:value-type="float" office:value="162.812775911474" calcext:value-type="float">
            <text:p>162.8127759115</text:p>
          </table:table-cell>
          <table:table-cell table:formula="of:=(1-ROUND([.B941])/[.B941])^2" office:value-type="float" office:value="0.000000231237162256492" calcext:value-type="float">
            <text:p>2.31237162256492E-007</text:p>
          </table:table-cell>
          <table:table-cell table:formula="of:=(1-ROUND([.C941])/[.C941])^2" office:value-type="float" office:value="0.00000132235020839822" calcext:value-type="float">
            <text:p>1.32235020839822E-006</text:p>
          </table:table-cell>
          <table:table-cell table:formula="of:=(1-ROUND([.A941])/[.A941])^2" office:value-type="float" office:value="0" calcext:value-type="float">
            <text:p>0</text:p>
          </table:table-cell>
          <table:table-cell table:formula="of:=SUM([.D941:.F941])" office:value-type="float" office:value="0.00000155358737065471" calcext:value-type="float">
            <text:p>1.55358737065471E-006</text:p>
          </table:table-cell>
          <table:table-cell table:number-columns-repeated="4"/>
        </table:table-row>
        <table:table-row table:style-name="ro1">
          <table:table-cell office:value-type="float" office:value="94.1" calcext:value-type="float">
            <text:p>94.1</text:p>
          </table:table-cell>
          <table:table-cell table:formula="of:=SQRT(2)*[.A942]" office:value-type="float" office:value="133.077496219308" calcext:value-type="float">
            <text:p>133.0774962193</text:p>
          </table:table-cell>
          <table:table-cell table:formula="of:=SQRT(3)*[.A942]" office:value-type="float" office:value="162.985980992231" calcext:value-type="float">
            <text:p>162.9859809922</text:p>
          </table:table-cell>
          <table:table-cell table:formula="of:=(1-ROUND([.B942])/[.B942])^2" office:value-type="float" office:value="0.000000339118739254284" calcext:value-type="float">
            <text:p>3.39118739254284E-007</text:p>
          </table:table-cell>
          <table:table-cell table:formula="of:=(1-ROUND([.C942])/[.C942])^2" office:value-type="float" office:value="0.00000000739833600110934" calcext:value-type="float">
            <text:p>7.39833600110934E-009</text:p>
          </table:table-cell>
          <table:table-cell table:formula="of:=(1-ROUND([.A942])/[.A942])^2" office:value-type="float" office:value="0.00000112932970893774" calcext:value-type="float">
            <text:p>1.12932970893774E-006</text:p>
          </table:table-cell>
          <table:table-cell table:formula="of:=SUM([.D942:.F942])" office:value-type="float" office:value="0.00000147584678419313" calcext:value-type="float">
            <text:p>1.47584678419313E-006</text:p>
          </table:table-cell>
          <table:table-cell table:number-columns-repeated="4"/>
        </table:table-row>
        <table:table-row table:style-name="ro1">
          <table:table-cell office:value-type="float" office:value="94.2" calcext:value-type="float">
            <text:p>94.2</text:p>
          </table:table-cell>
          <table:table-cell table:formula="of:=SQRT(2)*[.A943]" office:value-type="float" office:value="133.218917575546" calcext:value-type="float">
            <text:p>133.2189175755</text:p>
          </table:table-cell>
          <table:table-cell table:formula="of:=SQRT(3)*[.A943]" office:value-type="float" office:value="163.159186072988" calcext:value-type="float">
            <text:p>163.159186073</text:p>
          </table:table-cell>
          <table:table-cell table:formula="of:=(1-ROUND([.B943])/[.B943])^2" office:value-type="float" office:value="0.00000270040845035113" calcext:value-type="float">
            <text:p>2.70040845035113E-006</text:p>
          </table:table-cell>
          <table:table-cell table:formula="of:=(1-ROUND([.C943])/[.C943])^2" office:value-type="float" office:value="0.000000951890687227088" calcext:value-type="float">
            <text:p>9.51890687227088E-007</text:p>
          </table:table-cell>
          <table:table-cell table:formula="of:=(1-ROUND([.A943])/[.A943])^2" office:value-type="float" office:value="0.00000450773301598893" calcext:value-type="float">
            <text:p>4.50773301598893E-006</text:p>
          </table:table-cell>
          <table:table-cell table:formula="of:=SUM([.D943:.F943])" office:value-type="float" office:value="0.00000816003215356715" calcext:value-type="float">
            <text:p>0.00000816</text:p>
          </table:table-cell>
          <table:table-cell table:number-columns-repeated="4"/>
        </table:table-row>
        <table:table-row table:style-name="ro1">
          <table:table-cell office:value-type="float" office:value="94.3" calcext:value-type="float">
            <text:p>94.3</text:p>
          </table:table-cell>
          <table:table-cell table:formula="of:=SQRT(2)*[.A944]" office:value-type="float" office:value="133.360338931783" calcext:value-type="float">
            <text:p>133.3603389318</text:p>
          </table:table-cell>
          <table:table-cell table:formula="of:=SQRT(3)*[.A944]" office:value-type="float" office:value="163.332391153745" calcext:value-type="float">
            <text:p>163.3323911537</text:p>
          </table:table-cell>
          <table:table-cell table:formula="of:=(1-ROUND([.B944])/[.B944])^2" office:value-type="float" office:value="0.00000730077547224809" calcext:value-type="float">
            <text:p>7.30077547224809E-006</text:p>
          </table:table-cell>
          <table:table-cell table:formula="of:=(1-ROUND([.C944])/[.C944])^2" office:value-type="float" office:value="0.0000041414676537171" calcext:value-type="float">
            <text:p>4.1414676537171E-006</text:p>
          </table:table-cell>
          <table:table-cell table:formula="of:=(1-ROUND([.A944])/[.A944])^2" office:value-type="float" office:value="0.0000101208997704802" calcext:value-type="float">
            <text:p>1.01208997704802E-005</text:p>
          </table:table-cell>
          <table:table-cell table:formula="of:=SUM([.D944:.F944])" office:value-type="float" office:value="0.0000215631428964454" calcext:value-type="float">
            <text:p>2.15631428964454E-005</text:p>
          </table:table-cell>
          <table:table-cell table:number-columns-repeated="4"/>
        </table:table-row>
        <table:table-row table:style-name="ro1">
          <table:table-cell office:value-type="float" office:value="94.4" calcext:value-type="float">
            <text:p>94.4</text:p>
          </table:table-cell>
          <table:table-cell table:formula="of:=SQRT(2)*[.A945]" office:value-type="float" office:value="133.50176028802" calcext:value-type="float">
            <text:p>133.501760288</text:p>
          </table:table-cell>
          <table:table-cell table:formula="of:=SQRT(3)*[.A945]" office:value-type="float" office:value="163.505596234502" calcext:value-type="float">
            <text:p>163.5055962345</text:p>
          </table:table-cell>
          <table:table-cell table:formula="of:=(1-ROUND([.B945])/[.B945])^2" office:value-type="float" office:value="0.0000139284469819258" calcext:value-type="float">
            <text:p>1.39284469819258E-005</text:p>
          </table:table-cell>
          <table:table-cell table:formula="of:=(1-ROUND([.C945])/[.C945])^2" office:value-type="float" office:value="0.00000914320161152346" calcext:value-type="float">
            <text:p>9.14320161152346E-006</text:p>
          </table:table-cell>
          <table:table-cell table:formula="of:=(1-ROUND([.A945])/[.A945])^2" office:value-type="float" office:value="0.0000179546107440399" calcext:value-type="float">
            <text:p>1.79546107440399E-005</text:p>
          </table:table-cell>
          <table:table-cell table:formula="of:=SUM([.D945:.F945])" office:value-type="float" office:value="0.0000410262593374892" calcext:value-type="float">
            <text:p>4.10262593374892E-005</text:p>
          </table:table-cell>
          <table:table-cell table:number-columns-repeated="4"/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SQRT(2)*[.A946]" office:value-type="float" office:value="133.643181644257" calcext:value-type="float">
            <text:p>133.6431816443</text:p>
          </table:table-cell>
          <table:table-cell table:formula="of:=SQRT(3)*[.A946]" office:value-type="float" office:value="163.678801315259" calcext:value-type="float">
            <text:p>163.6788013153</text:p>
          </table:table-cell>
          <table:table-cell table:formula="of:=(1-ROUND([.B946])/[.B946])^2" office:value-type="float" office:value="0.00000712854281765907" calcext:value-type="float">
            <text:p>7.12854281765907E-006</text:p>
          </table:table-cell>
          <table:table-cell table:formula="of:=(1-ROUND([.C946])/[.C946])^2" office:value-type="float" office:value="0.00000385090357975785" calcext:value-type="float">
            <text:p>3.85090357975785E-006</text:p>
          </table:table-cell>
          <table:table-cell table:formula="of:=(1-ROUND([.A946])/[.A946])^2" office:value-type="float" office:value="0.0000279947369894466" calcext:value-type="float">
            <text:p>2.79947369894466E-005</text:p>
          </table:table-cell>
          <table:table-cell table:formula="of:=SUM([.D946:.F946])" office:value-type="float" office:value="0.0000389741833868635" calcext:value-type="float">
            <text:p>3.89741833868635E-005</text:p>
          </table:table-cell>
          <table:table-cell table:number-columns-repeated="4"/>
        </table:table-row>
        <table:table-row table:style-name="ro1">
          <table:table-cell office:value-type="float" office:value="94.6" calcext:value-type="float">
            <text:p>94.6</text:p>
          </table:table-cell>
          <table:table-cell table:formula="of:=SQRT(2)*[.A947]" office:value-type="float" office:value="133.784603000495" calcext:value-type="float">
            <text:p>133.7846030005</text:p>
          </table:table-cell>
          <table:table-cell table:formula="of:=SQRT(3)*[.A947]" office:value-type="float" office:value="163.852006396016" calcext:value-type="float">
            <text:p>163.852006396</text:p>
          </table:table-cell>
          <table:table-cell table:formula="of:=(1-ROUND([.B947])/[.B947])^2" office:value-type="float" office:value="0.00000259219118866168" calcext:value-type="float">
            <text:p>2.59219118866168E-006</text:p>
          </table:table-cell>
          <table:table-cell table:formula="of:=(1-ROUND([.C947])/[.C947])^2" office:value-type="float" office:value="0.000000815797490872033" calcext:value-type="float">
            <text:p>8.15797490872033E-007</text:p>
          </table:table-cell>
          <table:table-cell table:formula="of:=(1-ROUND([.A947])/[.A947])^2" office:value-type="float" office:value="0.0000178787729798108" calcext:value-type="float">
            <text:p>1.78787729798108E-005</text:p>
          </table:table-cell>
          <table:table-cell table:formula="of:=SUM([.D947:.F947])" office:value-type="float" office:value="0.0000212867616593445" calcext:value-type="float">
            <text:p>2.12867616593445E-005</text:p>
          </table:table-cell>
          <table:table-cell table:number-columns-repeated="4"/>
        </table:table-row>
        <table:table-row table:style-name="ro1">
          <table:table-cell office:value-type="float" office:value="94.7" calcext:value-type="float">
            <text:p>94.7</text:p>
          </table:table-cell>
          <table:table-cell table:formula="of:=SQRT(2)*[.A948]" office:value-type="float" office:value="133.926024356732" calcext:value-type="float">
            <text:p>133.9260243567</text:p>
          </table:table-cell>
          <table:table-cell table:formula="of:=SQRT(3)*[.A948]" office:value-type="float" office:value="164.025211476773" calcext:value-type="float">
            <text:p>164.0252114768</text:p>
          </table:table-cell>
          <table:table-cell table:formula="of:=(1-ROUND([.B948])/[.B948])^2" office:value-type="float" office:value="0.000000305103751015853" calcext:value-type="float">
            <text:p>3.05103751015853E-007</text:p>
          </table:table-cell>
          <table:table-cell table:formula="of:=(1-ROUND([.C948])/[.C948])^2" office:value-type="float" office:value="0.0000000236251926203262" calcext:value-type="float">
            <text:p>2.36251926203262E-008</text:p>
          </table:table-cell>
          <table:table-cell table:formula="of:=(1-ROUND([.A948])/[.A948])^2" office:value-type="float" office:value="0.0000100355817124936" calcext:value-type="float">
            <text:p>1.00355817124936E-005</text:p>
          </table:table-cell>
          <table:table-cell table:formula="of:=SUM([.D948:.F948])" office:value-type="float" office:value="0.0000103643106561298" calcext:value-type="float">
            <text:p>1.03643106561298E-005</text:p>
          </table:table-cell>
          <table:table-cell table:number-columns-repeated="4"/>
        </table:table-row>
        <table:table-row table:style-name="ro1">
          <table:table-cell office:value-type="float" office:value="94.8" calcext:value-type="float">
            <text:p>94.8</text:p>
          </table:table-cell>
          <table:table-cell table:formula="of:=SQRT(2)*[.A949]" office:value-type="float" office:value="134.067445712969" calcext:value-type="float">
            <text:p>134.067445713</text:p>
          </table:table-cell>
          <table:table-cell table:formula="of:=SQRT(3)*[.A949]" office:value-type="float" office:value="164.19841655753" calcext:value-type="float">
            <text:p>164.1984165575</text:p>
          </table:table-cell>
          <table:table-cell table:formula="of:=(1-ROUND([.B949])/[.B949])^2" office:value-type="float" office:value="0.000000253082449724838" calcext:value-type="float">
            <text:p>2.53082449724838E-007</text:p>
          </table:table-cell>
          <table:table-cell table:formula="of:=(1-ROUND([.C949])/[.C949])^2" office:value-type="float" office:value="0.00000146021865196548" calcext:value-type="float">
            <text:p>1.46021865196548E-006</text:p>
          </table:table-cell>
          <table:table-cell table:formula="of:=(1-ROUND([.A949])/[.A949])^2" office:value-type="float" office:value="0.00000445085367373498" calcext:value-type="float">
            <text:p>4.45085367373498E-006</text:p>
          </table:table-cell>
          <table:table-cell table:formula="of:=SUM([.D949:.F949])" office:value-type="float" office:value="0.0000061641547754253" calcext:value-type="float">
            <text:p>6.1641547754253E-006</text:p>
          </table:table-cell>
          <table:table-cell table:number-columns-repeated="4"/>
        </table:table-row>
        <table:table-row table:style-name="ro1">
          <table:table-cell office:value-type="float" office:value="94.9" calcext:value-type="float">
            <text:p>94.9</text:p>
          </table:table-cell>
          <table:table-cell table:formula="of:=SQRT(2)*[.A950]" office:value-type="float" office:value="134.208867069207" calcext:value-type="float">
            <text:p>134.2088670692</text:p>
          </table:table-cell>
          <table:table-cell table:formula="of:=SQRT(3)*[.A950]" office:value-type="float" office:value="164.371621638286" calcext:value-type="float">
            <text:p>164.3716216383</text:p>
          </table:table-cell>
          <table:table-cell table:formula="of:=(1-ROUND([.B950])/[.B950])^2" office:value-type="float" office:value="0.0000024220188851119" calcext:value-type="float">
            <text:p>0.000002422</text:p>
          </table:table-cell>
          <table:table-cell table:formula="of:=(1-ROUND([.C950])/[.C950])^2" office:value-type="float" office:value="0.00000511149932258973" calcext:value-type="float">
            <text:p>5.11149932258973E-006</text:p>
          </table:table-cell>
          <table:table-cell table:formula="of:=(1-ROUND([.A950])/[.A950])^2" office:value-type="float" office:value="0.00000111036963094642" calcext:value-type="float">
            <text:p>1.11036963094642E-006</text:p>
          </table:table-cell>
          <table:table-cell table:formula="of:=SUM([.D950:.F950])" office:value-type="float" office:value="0.00000864388783864804" calcext:value-type="float">
            <text:p>8.64388783864804E-00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QRT(2)*[.A951]" office:value-type="float" office:value="134.350288425444" calcext:value-type="float">
            <text:p>134.3502884254</text:p>
          </table:table-cell>
          <table:table-cell table:formula="of:=SQRT(3)*[.A951]" office:value-type="float" office:value="164.544826719043" calcext:value-type="float">
            <text:p>164.544826719</text:p>
          </table:table-cell>
          <table:table-cell table:formula="of:=(1-ROUND([.B951])/[.B951])^2" office:value-type="float" office:value="0.00000679789368421395" calcext:value-type="float">
            <text:p>6.79789368421395E-006</text:p>
          </table:table-cell>
          <table:table-cell table:formula="of:=(1-ROUND([.C951])/[.C951])^2" office:value-type="float" office:value="0.00000765217786507378" calcext:value-type="float">
            <text:p>7.65217786507378E-006</text:p>
          </table:table-cell>
          <table:table-cell table:formula="of:=(1-ROUND([.A951])/[.A951])^2" office:value-type="float" office:value="0" calcext:value-type="float">
            <text:p>0</text:p>
          </table:table-cell>
          <table:table-cell table:formula="of:=SUM([.D951:.F951])" office:value-type="float" office:value="0.0000144500715492877" calcext:value-type="float">
            <text:p>1.44500715492877E-005</text:p>
          </table:table-cell>
          <table:table-cell table:number-columns-repeated="4"/>
        </table:table-row>
        <table:table-row table:style-name="ro1">
          <table:table-cell office:value-type="float" office:value="95.1" calcext:value-type="float">
            <text:p>95.1</text:p>
          </table:table-cell>
          <table:table-cell table:formula="of:=SQRT(2)*[.A952]" office:value-type="float" office:value="134.491709781681" calcext:value-type="float">
            <text:p>134.4917097817</text:p>
          </table:table-cell>
          <table:table-cell table:formula="of:=SQRT(3)*[.A952]" office:value-type="float" office:value="164.7180317998" calcext:value-type="float">
            <text:p>164.7180317998</text:p>
          </table:table-cell>
          <table:table-cell table:formula="of:=(1-ROUND([.B952])/[.B952])^2" office:value-type="float" office:value="0.000013366775877134" calcext:value-type="float">
            <text:p>1.3366775877134E-005</text:p>
          </table:table-cell>
          <table:table-cell table:formula="of:=(1-ROUND([.C952])/[.C952])^2" office:value-type="float" office:value="0.00000293033974693035" calcext:value-type="float">
            <text:p>2.93033974693035E-006</text:p>
          </table:table-cell>
          <table:table-cell table:formula="of:=(1-ROUND([.A952])/[.A952])^2" office:value-type="float" office:value="0.00000110570421748758" calcext:value-type="float">
            <text:p>1.10570421748758E-006</text:p>
          </table:table-cell>
          <table:table-cell table:formula="of:=SUM([.D952:.F952])" office:value-type="float" office:value="0.0000174028198415519" calcext:value-type="float">
            <text:p>1.74028198415519E-005</text:p>
          </table:table-cell>
          <table:table-cell table:number-columns-repeated="4"/>
        </table:table-row>
        <table:table-row table:style-name="ro1">
          <table:table-cell office:value-type="float" office:value="95.2" calcext:value-type="float">
            <text:p>95.2</text:p>
          </table:table-cell>
          <table:table-cell table:formula="of:=SQRT(2)*[.A953]" office:value-type="float" office:value="134.633131137919" calcext:value-type="float">
            <text:p>134.6331311379</text:p>
          </table:table-cell>
          <table:table-cell table:formula="of:=SQRT(3)*[.A953]" office:value-type="float" office:value="164.891236880557" calcext:value-type="float">
            <text:p>164.8912368806</text:p>
          </table:table-cell>
          <table:table-cell table:formula="of:=(1-ROUND([.B953])/[.B953])^2" office:value-type="float" office:value="0.00000742536510733968" calcext:value-type="float">
            <text:p>7.42536510733968E-006</text:p>
          </table:table-cell>
          <table:table-cell table:formula="of:=(1-ROUND([.C953])/[.C953])^2" office:value-type="float" office:value="0.000000435079037164574" calcext:value-type="float">
            <text:p>4.35079037164574E-007</text:p>
          </table:table-cell>
          <table:table-cell table:formula="of:=(1-ROUND([.A953])/[.A953])^2" office:value-type="float" office:value="0.00000441353011792949" calcext:value-type="float">
            <text:p>4.41353011792949E-006</text:p>
          </table:table-cell>
          <table:table-cell table:formula="of:=SUM([.D953:.F953])" office:value-type="float" office:value="0.0000122739742624338" calcext:value-type="float">
            <text:p>0.000012274</text:p>
          </table:table-cell>
          <table:table-cell table:number-columns-repeated="4"/>
        </table:table-row>
        <table:table-row table:style-name="ro1">
          <table:table-cell office:value-type="float" office:value="95.3" calcext:value-type="float">
            <text:p>95.3</text:p>
          </table:table-cell>
          <table:table-cell table:formula="of:=SQRT(2)*[.A954]" office:value-type="float" office:value="134.774552494156" calcext:value-type="float">
            <text:p>134.7745524942</text:p>
          </table:table-cell>
          <table:table-cell table:formula="of:=SQRT(3)*[.A954]" office:value-type="float" office:value="165.064441961314" calcext:value-type="float">
            <text:p>165.0644419613</text:p>
          </table:table-cell>
          <table:table-cell table:formula="of:=(1-ROUND([.B954])/[.B954])^2" office:value-type="float" office:value="0.00000279817629484531" calcext:value-type="float">
            <text:p>2.79817629484531E-006</text:p>
          </table:table-cell>
          <table:table-cell table:formula="of:=(1-ROUND([.C954])/[.C954])^2" office:value-type="float" office:value="0.00000015241595924855" calcext:value-type="float">
            <text:p>1.5241595924855E-007</text:p>
          </table:table-cell>
          <table:table-cell table:formula="of:=(1-ROUND([.A954])/[.A954])^2" office:value-type="float" office:value="0.00000990961331587734" calcext:value-type="float">
            <text:p>9.90961331587734E-006</text:p>
          </table:table-cell>
          <table:table-cell table:formula="of:=SUM([.D954:.F954])" office:value-type="float" office:value="0.0000128602055699712" calcext:value-type="float">
            <text:p>1.28602055699712E-005</text:p>
          </table:table-cell>
          <table:table-cell table:number-columns-repeated="4"/>
        </table:table-row>
        <table:table-row table:style-name="ro1">
          <table:table-cell office:value-type="float" office:value="95.4" calcext:value-type="float">
            <text:p>95.4</text:p>
          </table:table-cell>
          <table:table-cell table:formula="of:=SQRT(2)*[.A955]" office:value-type="float" office:value="134.915973850393" calcext:value-type="float">
            <text:p>134.9159738504</text:p>
          </table:table-cell>
          <table:table-cell table:formula="of:=SQRT(3)*[.A955]" office:value-type="float" office:value="165.237647042071" calcext:value-type="float">
            <text:p>165.2376470421</text:p>
          </table:table-cell>
          <table:table-cell table:formula="of:=(1-ROUND([.B955])/[.B955])^2" office:value-type="float" office:value="0.00000038788428165924" calcext:value-type="float">
            <text:p>3.8788428165924E-007</text:p>
          </table:table-cell>
          <table:table-cell table:formula="of:=(1-ROUND([.C955])/[.C955])^2" office:value-type="float" office:value="0.00000206845854832619" calcext:value-type="float">
            <text:p>2.06845854832619E-006</text:p>
          </table:table-cell>
          <table:table-cell table:formula="of:=(1-ROUND([.A955])/[.A955])^2" office:value-type="float" office:value="0.0000175801765928745" calcext:value-type="float">
            <text:p>1.75801765928745E-005</text:p>
          </table:table-cell>
          <table:table-cell table:formula="of:=SUM([.D955:.F955])" office:value-type="float" office:value="0.0000200365194228599" calcext:value-type="float">
            <text:p>2.00365194228599E-005</text:p>
          </table:table-cell>
          <table:table-cell table:number-columns-repeated="4"/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SQRT(2)*[.A956]" office:value-type="float" office:value="135.057395206631" calcext:value-type="float">
            <text:p>135.0573952066</text:p>
          </table:table-cell>
          <table:table-cell table:formula="of:=SQRT(3)*[.A956]" office:value-type="float" office:value="165.410852122828" calcext:value-type="float">
            <text:p>165.4108521228</text:p>
          </table:table-cell>
          <table:table-cell table:formula="of:=(1-ROUND([.B956])/[.B956])^2" office:value-type="float" office:value="0.000000180598653774214" calcext:value-type="float">
            <text:p>1.80598653774214E-007</text:p>
          </table:table-cell>
          <table:table-cell table:formula="of:=(1-ROUND([.C956])/[.C956])^2" office:value-type="float" office:value="0.0000061694020387632" calcext:value-type="float">
            <text:p>6.1694020387632E-006</text:p>
          </table:table-cell>
          <table:table-cell table:formula="of:=(1-ROUND([.A956])/[.A956])^2" office:value-type="float" office:value="0.0000274115292892185" calcext:value-type="float">
            <text:p>2.74115292892185E-005</text:p>
          </table:table-cell>
          <table:table-cell table:formula="of:=SUM([.D956:.F956])" office:value-type="float" office:value="0.0000337615299817559" calcext:value-type="float">
            <text:p>3.37615299817559E-005</text:p>
          </table:table-cell>
          <table:table-cell table:number-columns-repeated="4"/>
        </table:table-row>
        <table:table-row table:style-name="ro1">
          <table:table-cell office:value-type="float" office:value="95.6" calcext:value-type="float">
            <text:p>95.6</text:p>
          </table:table-cell>
          <table:table-cell table:formula="of:=SQRT(2)*[.A957]" office:value-type="float" office:value="135.198816562868" calcext:value-type="float">
            <text:p>135.1988165629</text:p>
          </table:table-cell>
          <table:table-cell table:formula="of:=SQRT(3)*[.A957]" office:value-type="float" office:value="165.584057203585" calcext:value-type="float">
            <text:p>165.5840572036</text:p>
          </table:table-cell>
          <table:table-cell table:formula="of:=(1-ROUND([.B957])/[.B957])^2" office:value-type="float" office:value="0.00000216251606625609" calcext:value-type="float">
            <text:p>2.16251606625609E-006</text:p>
          </table:table-cell>
          <table:table-cell table:formula="of:=(1-ROUND([.C957])/[.C957])^2" office:value-type="float" office:value="0.00000631001185676841" calcext:value-type="float">
            <text:p>0.00000631</text:p>
          </table:table-cell>
          <table:table-cell table:formula="of:=(1-ROUND([.A957])/[.A957])^2" office:value-type="float" office:value="0.0000175066963113387" calcext:value-type="float">
            <text:p>1.75066963113387E-005</text:p>
          </table:table-cell>
          <table:table-cell table:formula="of:=SUM([.D957:.F957])" office:value-type="float" office:value="0.0000259792242343632" calcext:value-type="float">
            <text:p>2.59792242343632E-005</text:p>
          </table:table-cell>
          <table:table-cell table:number-columns-repeated="4"/>
        </table:table-row>
        <table:table-row table:style-name="ro1">
          <table:table-cell office:value-type="float" office:value="95.7" calcext:value-type="float">
            <text:p>95.7</text:p>
          </table:table-cell>
          <table:table-cell table:formula="of:=SQRT(2)*[.A958]" office:value-type="float" office:value="135.340237919105" calcext:value-type="float">
            <text:p>135.3402379191</text:p>
          </table:table-cell>
          <table:table-cell table:formula="of:=SQRT(3)*[.A958]" office:value-type="float" office:value="165.757262284342" calcext:value-type="float">
            <text:p>165.7572622843</text:p>
          </table:table-cell>
          <table:table-cell table:formula="of:=(1-ROUND([.B958])/[.B958])^2" office:value-type="float" office:value="0.00000631991963724625" calcext:value-type="float">
            <text:p>6.31991963724625E-006</text:p>
          </table:table-cell>
          <table:table-cell table:formula="of:=(1-ROUND([.C958])/[.C958])^2" office:value-type="float" office:value="0.00000214451649427981" calcext:value-type="float">
            <text:p>2.14451649427981E-006</text:p>
          </table:table-cell>
          <table:table-cell table:formula="of:=(1-ROUND([.A958])/[.A958])^2" office:value-type="float" office:value="0.00000982694745531136" calcext:value-type="float">
            <text:p>9.82694745531136E-006</text:p>
          </table:table-cell>
          <table:table-cell table:formula="of:=SUM([.D958:.F958])" office:value-type="float" office:value="0.0000182913835868374" calcext:value-type="float">
            <text:p>1.82913835868374E-005</text:p>
          </table:table-cell>
          <table:table-cell table:number-columns-repeated="4"/>
        </table:table-row>
        <table:table-row table:style-name="ro1">
          <table:table-cell office:value-type="float" office:value="95.8" calcext:value-type="float">
            <text:p>95.8</text:p>
          </table:table-cell>
          <table:table-cell table:formula="of:=SQRT(2)*[.A959]" office:value-type="float" office:value="135.481659275343" calcext:value-type="float">
            <text:p>135.4816592753</text:p>
          </table:table-cell>
          <table:table-cell table:formula="of:=SQRT(3)*[.A959]" office:value-type="float" office:value="165.930467365098" calcext:value-type="float">
            <text:p>165.9304673651</text:p>
          </table:table-cell>
          <table:table-cell table:formula="of:=(1-ROUND([.B959])/[.B959])^2" office:value-type="float" office:value="0.0000126391783466917" calcext:value-type="float">
            <text:p>1.26391783466917E-005</text:p>
          </table:table-cell>
          <table:table-cell table:formula="of:=(1-ROUND([.C959])/[.C959])^2" office:value-type="float" office:value="0.000000175600238418471" calcext:value-type="float">
            <text:p>1.75600238418471E-007</text:p>
          </table:table-cell>
          <table:table-cell table:formula="of:=(1-ROUND([.A959])/[.A959])^2" office:value-type="float" office:value="0.00000435841893994528" calcext:value-type="float">
            <text:p>4.35841893994528E-006</text:p>
          </table:table-cell>
          <table:table-cell table:formula="of:=SUM([.D959:.F959])" office:value-type="float" office:value="0.0000171731975250555" calcext:value-type="float">
            <text:p>1.71731975250555E-005</text:p>
          </table:table-cell>
          <table:table-cell table:number-columns-repeated="4"/>
        </table:table-row>
        <table:table-row table:style-name="ro1">
          <table:table-cell office:value-type="float" office:value="95.9" calcext:value-type="float">
            <text:p>95.9</text:p>
          </table:table-cell>
          <table:table-cell table:formula="of:=SQRT(2)*[.A960]" office:value-type="float" office:value="135.62308063158" calcext:value-type="float">
            <text:p>135.6230806316</text:p>
          </table:table-cell>
          <table:table-cell table:formula="of:=SQRT(3)*[.A960]" office:value-type="float" office:value="166.103672445855" calcext:value-type="float">
            <text:p>166.1036724459</text:p>
          </table:table-cell>
          <table:table-cell table:formula="of:=(1-ROUND([.B960])/[.B960])^2" office:value-type="float" office:value="0.00000772377652089456" calcext:value-type="float">
            <text:p>7.72377652089456E-006</text:p>
          </table:table-cell>
          <table:table-cell table:formula="of:=(1-ROUND([.C960])/[.C960])^2" office:value-type="float" office:value="0.000000389554495150067" calcext:value-type="float">
            <text:p>3.89554495150067E-007</text:p>
          </table:table-cell>
          <table:table-cell table:formula="of:=(1-ROUND([.A960])/[.A960])^2" office:value-type="float" office:value="0.00000108733354282603" calcext:value-type="float">
            <text:p>1.08733354282603E-006</text:p>
          </table:table-cell>
          <table:table-cell table:formula="of:=SUM([.D960:.F960])" office:value-type="float" office:value="0.00000920066455887066" calcext:value-type="float">
            <text:p>9.20066455887066E-00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QRT(2)*[.A961]" office:value-type="float" office:value="135.764501987817" calcext:value-type="float">
            <text:p>135.7645019878</text:p>
          </table:table-cell>
          <table:table-cell table:formula="of:=SQRT(3)*[.A961]" office:value-type="float" office:value="166.276877526612" calcext:value-type="float">
            <text:p>166.2768775266</text:p>
          </table:table-cell>
          <table:table-cell table:formula="of:=(1-ROUND([.B961])/[.B961])^2" office:value-type="float" office:value="0.00000300886033756957" calcext:value-type="float">
            <text:p>3.00886033756957E-006</text:p>
          </table:table-cell>
          <table:table-cell table:formula="of:=(1-ROUND([.C961])/[.C961])^2" office:value-type="float" office:value="0.00000277275624793475" calcext:value-type="float">
            <text:p>2.77275624793475E-006</text:p>
          </table:table-cell>
          <table:table-cell table:formula="of:=(1-ROUND([.A961])/[.A961])^2" office:value-type="float" office:value="0" calcext:value-type="float">
            <text:p>0</text:p>
          </table:table-cell>
          <table:table-cell table:formula="of:=SUM([.D961:.F961])" office:value-type="float" office:value="0.00000578161658550433" calcext:value-type="float">
            <text:p>5.78161658550433E-006</text:p>
          </table:table-cell>
          <table:table-cell table:number-columns-repeated="4"/>
        </table:table-row>
        <table:table-row table:style-name="ro1">
          <table:table-cell office:value-type="float" office:value="96.1" calcext:value-type="float">
            <text:p>96.1</text:p>
          </table:table-cell>
          <table:table-cell table:formula="of:=SQRT(2)*[.A962]" office:value-type="float" office:value="135.905923344054" calcext:value-type="float">
            <text:p>135.9059233441</text:p>
          </table:table-cell>
          <table:table-cell table:formula="of:=SQRT(3)*[.A962]" office:value-type="float" office:value="166.450082607369" calcext:value-type="float">
            <text:p>166.4500826074</text:p>
          </table:table-cell>
          <table:table-cell table:formula="of:=(1-ROUND([.B962])/[.B962])^2" office:value-type="float" office:value="0.000000479167078707482" calcext:value-type="float">
            <text:p>4.79167078707482E-007</text:p>
          </table:table-cell>
          <table:table-cell table:formula="of:=(1-ROUND([.C962])/[.C962])^2" office:value-type="float" office:value="0.00000731166746456103" calcext:value-type="float">
            <text:p>7.31166746456103E-006</text:p>
          </table:table-cell>
          <table:table-cell table:formula="of:=(1-ROUND([.A962])/[.A962])^2" office:value-type="float" office:value="0.00000108281241032946" calcext:value-type="float">
            <text:p>1.08281241032946E-006</text:p>
          </table:table-cell>
          <table:table-cell table:formula="of:=SUM([.D962:.F962])" office:value-type="float" office:value="0.00000887364695359798" calcext:value-type="float">
            <text:p>8.87364695359798E-006</text:p>
          </table:table-cell>
          <table:table-cell table:number-columns-repeated="4"/>
        </table:table-row>
        <table:table-row table:style-name="ro1">
          <table:table-cell office:value-type="float" office:value="96.2" calcext:value-type="float">
            <text:p>96.2</text:p>
          </table:table-cell>
          <table:table-cell table:formula="of:=SQRT(2)*[.A963]" office:value-type="float" office:value="136.047344700292" calcext:value-type="float">
            <text:p>136.0473447003</text:p>
          </table:table-cell>
          <table:table-cell table:formula="of:=SQRT(3)*[.A963]" office:value-type="float" office:value="166.623287688126" calcext:value-type="float">
            <text:p>166.6232876881</text:p>
          </table:table-cell>
          <table:table-cell table:formula="of:=(1-ROUND([.B963])/[.B963])^2" office:value-type="float" office:value="0.000000121105147675854" calcext:value-type="float">
            <text:p>1.21105147675854E-007</text:p>
          </table:table-cell>
          <table:table-cell table:formula="of:=(1-ROUND([.C963])/[.C963])^2" office:value-type="float" office:value="0.00000511149840571847" calcext:value-type="float">
            <text:p>5.11149840571847E-006</text:p>
          </table:table-cell>
          <table:table-cell table:formula="of:=(1-ROUND([.A963])/[.A963])^2" office:value-type="float" office:value="0.0000043222496444952" calcext:value-type="float">
            <text:p>4.3222496444952E-006</text:p>
          </table:table-cell>
          <table:table-cell table:formula="of:=SUM([.D963:.F963])" office:value-type="float" office:value="0.00000955485319788953" calcext:value-type="float">
            <text:p>9.55485319788953E-006</text:p>
          </table:table-cell>
          <table:table-cell table:number-columns-repeated="4"/>
        </table:table-row>
        <table:table-row table:style-name="ro1">
          <table:table-cell office:value-type="float" office:value="96.3" calcext:value-type="float">
            <text:p>96.3</text:p>
          </table:table-cell>
          <table:table-cell table:formula="of:=SQRT(2)*[.A964]" office:value-type="float" office:value="136.188766056529" calcext:value-type="float">
            <text:p>136.1887660565</text:p>
          </table:table-cell>
          <table:table-cell table:formula="of:=SQRT(3)*[.A964]" office:value-type="float" office:value="166.796492768883" calcext:value-type="float">
            <text:p>166.7964927689</text:p>
          </table:table-cell>
          <table:table-cell table:formula="of:=(1-ROUND([.B964])/[.B964])^2" office:value-type="float" office:value="0.00000192116752325856" calcext:value-type="float">
            <text:p>1.92116752325856E-006</text:p>
          </table:table-cell>
          <table:table-cell table:formula="of:=(1-ROUND([.C964])/[.C964])^2" office:value-type="float" office:value="0.00000148862689741826" calcext:value-type="float">
            <text:p>1.48862689741826E-006</text:p>
          </table:table-cell>
          <table:table-cell table:formula="of:=(1-ROUND([.A964])/[.A964])^2" office:value-type="float" office:value="0.00000970487475859124" calcext:value-type="float">
            <text:p>9.70487475859124E-006</text:p>
          </table:table-cell>
          <table:table-cell table:formula="of:=SUM([.D964:.F964])" office:value-type="float" office:value="0.0000131146691792681" calcext:value-type="float">
            <text:p>1.31146691792681E-005</text:p>
          </table:table-cell>
          <table:table-cell table:number-columns-repeated="4"/>
        </table:table-row>
        <table:table-row table:style-name="ro1">
          <table:table-cell office:value-type="float" office:value="96.4" calcext:value-type="float">
            <text:p>96.4</text:p>
          </table:table-cell>
          <table:table-cell table:formula="of:=SQRT(2)*[.A965]" office:value-type="float" office:value="136.330187412766" calcext:value-type="float">
            <text:p>136.3301874128</text:p>
          </table:table-cell>
          <table:table-cell table:formula="of:=SQRT(3)*[.A965]" office:value-type="float" office:value="166.96969784964" calcext:value-type="float">
            <text:p>166.9696978496</text:p>
          </table:table-cell>
          <table:table-cell table:formula="of:=(1-ROUND([.B965])/[.B965])^2" office:value-type="float" office:value="0.00000586593117528524" calcext:value-type="float">
            <text:p>5.86593117528524E-006</text:p>
          </table:table-cell>
          <table:table-cell table:formula="of:=(1-ROUND([.C965])/[.C965])^2" office:value-type="float" office:value="0.0000000329360546928029" calcext:value-type="float">
            <text:p>3.29360546928029E-008</text:p>
          </table:table-cell>
          <table:table-cell table:formula="of:=(1-ROUND([.A965])/[.A965])^2" office:value-type="float" office:value="0.0000172173344122871" calcext:value-type="float">
            <text:p>1.72173344122871E-005</text:p>
          </table:table-cell>
          <table:table-cell table:formula="of:=SUM([.D965:.F965])" office:value-type="float" office:value="0.0000231162016422651" calcext:value-type="float">
            <text:p>2.31162016422651E-005</text:p>
          </table:table-cell>
          <table:table-cell table:number-columns-repeated="4"/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SQRT(2)*[.A966]" office:value-type="float" office:value="136.471608769004" calcext:value-type="float">
            <text:p>136.471608769</text:p>
          </table:table-cell>
          <table:table-cell table:formula="of:=SQRT(3)*[.A966]" office:value-type="float" office:value="167.142902930397" calcext:value-type="float">
            <text:p>167.1429029304</text:p>
          </table:table-cell>
          <table:table-cell table:formula="of:=(1-ROUND([.B966])/[.B966])^2" office:value-type="float" office:value="0.0000119420564848009" calcext:value-type="float">
            <text:p>1.19420564848009E-005</text:p>
          </table:table-cell>
          <table:table-cell table:formula="of:=(1-ROUND([.C966])/[.C966])^2" office:value-type="float" office:value="0.000000730981503429987" calcext:value-type="float">
            <text:p>0.000000731</text:p>
          </table:table-cell>
          <table:table-cell table:formula="of:=(1-ROUND([.A966])/[.A966])^2" office:value-type="float" office:value="0.0000268463582914979" calcext:value-type="float">
            <text:p>2.68463582914979E-005</text:p>
          </table:table-cell>
          <table:table-cell table:formula="of:=SUM([.D966:.F966])" office:value-type="float" office:value="0.0000395193962797288" calcext:value-type="float">
            <text:p>3.95193962797288E-005</text:p>
          </table:table-cell>
          <table:table-cell table:number-columns-repeated="4"/>
        </table:table-row>
        <table:table-row table:style-name="ro1">
          <table:table-cell office:value-type="float" office:value="96.6" calcext:value-type="float">
            <text:p>96.6</text:p>
          </table:table-cell>
          <table:table-cell table:formula="of:=SQRT(2)*[.A967]" office:value-type="float" office:value="136.613030125241" calcext:value-type="float">
            <text:p>136.6130301252</text:p>
          </table:table-cell>
          <table:table-cell table:formula="of:=SQRT(3)*[.A967]" office:value-type="float" office:value="167.316108011154" calcext:value-type="float">
            <text:p>167.3161080112</text:p>
          </table:table-cell>
          <table:table-cell table:formula="of:=(1-ROUND([.B967])/[.B967])^2" office:value-type="float" office:value="0.00000802361469952513" calcext:value-type="float">
            <text:p>8.02361469952513E-006</text:p>
          </table:table-cell>
          <table:table-cell table:formula="of:=(1-ROUND([.C967])/[.C967])^2" office:value-type="float" office:value="0.00000356940228341375" calcext:value-type="float">
            <text:p>3.56940228341375E-006</text:p>
          </table:table-cell>
          <table:table-cell table:formula="of:=(1-ROUND([.A967])/[.A967])^2" office:value-type="float" office:value="0.0000171461149046897" calcext:value-type="float">
            <text:p>1.71461149046897E-005</text:p>
          </table:table-cell>
          <table:table-cell table:formula="of:=SUM([.D967:.F967])" office:value-type="float" office:value="0.0000287391318876286" calcext:value-type="float">
            <text:p>2.87391318876286E-005</text:p>
          </table:table-cell>
          <table:table-cell table:number-columns-repeated="4"/>
        </table:table-row>
        <table:table-row table:style-name="ro1">
          <table:table-cell office:value-type="float" office:value="96.7" calcext:value-type="float">
            <text:p>96.7</text:p>
          </table:table-cell>
          <table:table-cell table:formula="of:=SQRT(2)*[.A968]" office:value-type="float" office:value="136.754451481478" calcext:value-type="float">
            <text:p>136.7544514815</text:p>
          </table:table-cell>
          <table:table-cell table:formula="of:=SQRT(3)*[.A968]" office:value-type="float" office:value="167.48931309191" calcext:value-type="float">
            <text:p>167.4893130919</text:p>
          </table:table-cell>
          <table:table-cell table:formula="of:=(1-ROUND([.B968])/[.B968])^2" office:value-type="float" office:value="0.00000322397520172926" calcext:value-type="float">
            <text:p>0.000003224</text:p>
          </table:table-cell>
          <table:table-cell table:formula="of:=(1-ROUND([.C968])/[.C968])^2" office:value-type="float" office:value="0.00000853492027371824" calcext:value-type="float">
            <text:p>8.53492027371824E-006</text:p>
          </table:table-cell>
          <table:table-cell table:formula="of:=(1-ROUND([.A968])/[.A968])^2" office:value-type="float" office:value="0.00000962475229630551" calcext:value-type="float">
            <text:p>9.62475229630551E-006</text:p>
          </table:table-cell>
          <table:table-cell table:formula="of:=SUM([.D968:.F968])" office:value-type="float" office:value="0.000021383647771753" calcext:value-type="float">
            <text:p>2.1383647771753E-005</text:p>
          </table:table-cell>
          <table:table-cell table:number-columns-repeated="4"/>
        </table:table-row>
        <table:table-row table:style-name="ro1">
          <table:table-cell office:value-type="float" office:value="96.8" calcext:value-type="float">
            <text:p>96.8</text:p>
          </table:table-cell>
          <table:table-cell table:formula="of:=SQRT(2)*[.A969]" office:value-type="float" office:value="136.895872837716" calcext:value-type="float">
            <text:p>136.8958728377</text:p>
          </table:table-cell>
          <table:table-cell table:formula="of:=SQRT(3)*[.A969]" office:value-type="float" office:value="167.662518172667" calcext:value-type="float">
            <text:p>167.6625181727</text:p>
          </table:table-cell>
          <table:table-cell table:formula="of:=(1-ROUND([.B969])/[.B969])^2" office:value-type="float" office:value="0.000000578558602842489" calcext:value-type="float">
            <text:p>5.78558602842489E-007</text:p>
          </table:table-cell>
          <table:table-cell table:formula="of:=(1-ROUND([.C969])/[.C969])^2" office:value-type="float" office:value="0.00000405162101076775" calcext:value-type="float">
            <text:p>4.05162101076775E-006</text:p>
          </table:table-cell>
          <table:table-cell table:formula="of:=(1-ROUND([.A969])/[.A969])^2" office:value-type="float" office:value="0.00000426883409603143" calcext:value-type="float">
            <text:p>4.26883409603143E-006</text:p>
          </table:table-cell>
          <table:table-cell table:formula="of:=SUM([.D969:.F969])" office:value-type="float" office:value="0.00000889901370964167" calcext:value-type="float">
            <text:p>0.000008899</text:p>
          </table:table-cell>
          <table:table-cell table:number-columns-repeated="4"/>
        </table:table-row>
        <table:table-row table:style-name="ro1">
          <table:table-cell office:value-type="float" office:value="96.9" calcext:value-type="float">
            <text:p>96.9</text:p>
          </table:table-cell>
          <table:table-cell table:formula="of:=SQRT(2)*[.A970]" office:value-type="float" office:value="137.037294193953" calcext:value-type="float">
            <text:p>137.037294194</text:p>
          </table:table-cell>
          <table:table-cell table:formula="of:=SQRT(3)*[.A970]" office:value-type="float" office:value="167.835723253424" calcext:value-type="float">
            <text:p>167.8357232534</text:p>
          </table:table-cell>
          <table:table-cell table:formula="of:=(1-ROUND([.B970])/[.B970])^2" office:value-type="float" office:value="0.0000000740636140691251" calcext:value-type="float">
            <text:p>7.40636140691251E-008</text:p>
          </table:table-cell>
          <table:table-cell table:formula="of:=(1-ROUND([.C970])/[.C970])^2" office:value-type="float" office:value="0.000000958039416813791" calcext:value-type="float">
            <text:p>0.000000958</text:p>
          </table:table-cell>
          <table:table-cell table:formula="of:=(1-ROUND([.A970])/[.A970])^2" office:value-type="float" office:value="0.00000106500695982035" calcext:value-type="float">
            <text:p>0.000001065</text:p>
          </table:table-cell>
          <table:table-cell table:formula="of:=SUM([.D970:.F970])" office:value-type="float" office:value="0.00000209710999070327" calcext:value-type="float">
            <text:p>2.09710999070327E-00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QRT(2)*[.A971]" office:value-type="float" office:value="137.17871555019" calcext:value-type="float">
            <text:p>137.1787155502</text:p>
          </table:table-cell>
          <table:table-cell table:formula="of:=SQRT(3)*[.A971]" office:value-type="float" office:value="168.008928334181" calcext:value-type="float">
            <text:p>168.0089283342</text:p>
          </table:table-cell>
          <table:table-cell table:formula="of:=(1-ROUND([.B971])/[.B971])^2" office:value-type="float" office:value="0.00000169727111700453" calcext:value-type="float">
            <text:p>1.69727111700453E-006</text:p>
          </table:table-cell>
          <table:table-cell table:formula="of:=(1-ROUND([.C971])/[.C971])^2" office:value-type="float" office:value="0.00000000282407451196181" calcext:value-type="float">
            <text:p>2.82407451196181E-009</text:p>
          </table:table-cell>
          <table:table-cell table:formula="of:=(1-ROUND([.A971])/[.A971])^2" office:value-type="float" office:value="0" calcext:value-type="float">
            <text:p>0</text:p>
          </table:table-cell>
          <table:table-cell table:formula="of:=SUM([.D971:.F971])" office:value-type="float" office:value="0.00000170009519151649" calcext:value-type="float">
            <text:p>1.70009519151649E-006</text:p>
          </table:table-cell>
          <table:table-cell table:number-columns-repeated="4"/>
        </table:table-row>
        <table:table-row table:style-name="ro1">
          <table:table-cell office:value-type="float" office:value="97.1" calcext:value-type="float">
            <text:p>97.1</text:p>
          </table:table-cell>
          <table:table-cell table:formula="of:=SQRT(2)*[.A972]" office:value-type="float" office:value="137.320136906428" calcext:value-type="float">
            <text:p>137.3201369064</text:p>
          </table:table-cell>
          <table:table-cell table:formula="of:=SQRT(3)*[.A972]" office:value-type="float" office:value="168.182133414938" calcext:value-type="float">
            <text:p>168.1821334149</text:p>
          </table:table-cell>
          <table:table-cell table:formula="of:=(1-ROUND([.B972])/[.B972])^2" office:value-type="float" office:value="0.00000543504359998115" calcext:value-type="float">
            <text:p>0.000005435</text:p>
          </table:table-cell>
          <table:table-cell table:formula="of:=(1-ROUND([.C972])/[.C972])^2" office:value-type="float" office:value="0.00000117278808894139" calcext:value-type="float">
            <text:p>1.17278808894139E-006</text:p>
          </table:table-cell>
          <table:table-cell table:formula="of:=(1-ROUND([.A972])/[.A972])^2" office:value-type="float" office:value="0.00000106062421977809" calcext:value-type="float">
            <text:p>1.06062421977809E-006</text:p>
          </table:table-cell>
          <table:table-cell table:formula="of:=SUM([.D972:.F972])" office:value-type="float" office:value="0.00000766845590870063" calcext:value-type="float">
            <text:p>7.66845590870063E-006</text:p>
          </table:table-cell>
          <table:table-cell table:number-columns-repeated="4"/>
        </table:table-row>
        <table:table-row table:style-name="ro1">
          <table:table-cell office:value-type="float" office:value="97.2" calcext:value-type="float">
            <text:p>97.2</text:p>
          </table:table-cell>
          <table:table-cell table:formula="of:=SQRT(2)*[.A973]" office:value-type="float" office:value="137.461558262665" calcext:value-type="float">
            <text:p>137.4615582627</text:p>
          </table:table-cell>
          <table:table-cell table:formula="of:=SQRT(3)*[.A973]" office:value-type="float" office:value="168.355338495695" calcext:value-type="float">
            <text:p>168.3553384957</text:p>
          </table:table-cell>
          <table:table-cell table:formula="of:=(1-ROUND([.B973])/[.B973])^2" office:value-type="float" office:value="0.0000112743245987547" calcext:value-type="float">
            <text:p>1.12743245987547E-005</text:p>
          </table:table-cell>
          <table:table-cell table:formula="of:=(1-ROUND([.C973])/[.C973])^2" office:value-type="float" office:value="0.00000445482588340092" calcext:value-type="float">
            <text:p>4.45482588340092E-006</text:p>
          </table:table-cell>
          <table:table-cell table:formula="of:=(1-ROUND([.A973])/[.A973])^2" office:value-type="float" office:value="0.00000423377195210776" calcext:value-type="float">
            <text:p>4.23377195210776E-006</text:p>
          </table:table-cell>
          <table:table-cell table:formula="of:=SUM([.D973:.F973])" office:value-type="float" office:value="0.0000199629224342634" calcext:value-type="float">
            <text:p>1.99629224342634E-005</text:p>
          </table:table-cell>
          <table:table-cell table:number-columns-repeated="4"/>
        </table:table-row>
        <table:table-row table:style-name="ro1">
          <table:table-cell office:value-type="float" office:value="97.3" calcext:value-type="float">
            <text:p>97.3</text:p>
          </table:table-cell>
          <table:table-cell table:formula="of:=SQRT(2)*[.A974]" office:value-type="float" office:value="137.602979618902" calcext:value-type="float">
            <text:p>137.6029796189</text:p>
          </table:table-cell>
          <table:table-cell table:formula="of:=SQRT(3)*[.A974]" office:value-type="float" office:value="168.528543576452" calcext:value-type="float">
            <text:p>168.5285435765</text:p>
          </table:table-cell>
          <table:table-cell table:formula="of:=(1-ROUND([.B974])/[.B974])^2" office:value-type="float" office:value="0.00000832472560823062" calcext:value-type="float">
            <text:p>8.32472560823062E-006</text:p>
          </table:table-cell>
          <table:table-cell table:formula="of:=(1-ROUND([.C974])/[.C974])^2" office:value-type="float" office:value="0.00000782593397212695" calcext:value-type="float">
            <text:p>7.82593397212695E-006</text:p>
          </table:table-cell>
          <table:table-cell table:formula="of:=(1-ROUND([.A974])/[.A974])^2" office:value-type="float" office:value="0.00000950641630286989" calcext:value-type="float">
            <text:p>9.50641630286989E-006</text:p>
          </table:table-cell>
          <table:table-cell table:formula="of:=SUM([.D974:.F974])" office:value-type="float" office:value="0.0000256570758832274" calcext:value-type="float">
            <text:p>2.56570758832274E-005</text:p>
          </table:table-cell>
          <table:table-cell table:number-columns-repeated="4"/>
        </table:table-row>
        <table:table-row table:style-name="ro1">
          <table:table-cell office:value-type="float" office:value="97.4" calcext:value-type="float">
            <text:p>97.4</text:p>
          </table:table-cell>
          <table:table-cell table:formula="of:=SQRT(2)*[.A975]" office:value-type="float" office:value="137.74440097514" calcext:value-type="float">
            <text:p>137.7444009751</text:p>
          </table:table-cell>
          <table:table-cell table:formula="of:=SQRT(3)*[.A975]" office:value-type="float" office:value="168.701748657209" calcext:value-type="float">
            <text:p>168.7017486572</text:p>
          </table:table-cell>
          <table:table-cell table:formula="of:=(1-ROUND([.B975])/[.B975])^2" office:value-type="float" office:value="0.00000344326521961354" calcext:value-type="float">
            <text:p>3.44326521961354E-006</text:p>
          </table:table-cell>
          <table:table-cell table:formula="of:=(1-ROUND([.C975])/[.C975])^2" office:value-type="float" office:value="0.00000312554421379023" calcext:value-type="float">
            <text:p>3.12554421379023E-006</text:p>
          </table:table-cell>
          <table:table-cell table:formula="of:=(1-ROUND([.A975])/[.A975])^2" office:value-type="float" office:value="0.0000168656105983502" calcext:value-type="float">
            <text:p>1.68656105983502E-005</text:p>
          </table:table-cell>
          <table:table-cell table:formula="of:=SUM([.D975:.F975])" office:value-type="float" office:value="0.000023434420031754" calcext:value-type="float">
            <text:p>2.3434420031754E-005</text:p>
          </table:table-cell>
          <table:table-cell table:number-columns-repeated="4"/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SQRT(2)*[.A976]" office:value-type="float" office:value="137.885822331377" calcext:value-type="float">
            <text:p>137.8858223314</text:p>
          </table:table-cell>
          <table:table-cell table:formula="of:=SQRT(3)*[.A976]" office:value-type="float" office:value="168.874953737966" calcext:value-type="float">
            <text:p>168.874953738</text:p>
          </table:table-cell>
          <table:table-cell table:formula="of:=(1-ROUND([.B976])/[.B976])^2" office:value-type="float" office:value="0.000000685682577895435" calcext:value-type="float">
            <text:p>6.85682577895435E-007</text:p>
          </table:table-cell>
          <table:table-cell table:formula="of:=(1-ROUND([.C976])/[.C976])^2" office:value-type="float" office:value="0.000000548290778831338" calcext:value-type="float">
            <text:p>5.48290778831338E-007</text:p>
          </table:table-cell>
          <table:table-cell table:formula="of:=(1-ROUND([.A976])/[.A976])^2" office:value-type="float" office:value="0.0000262984878369492" calcext:value-type="float">
            <text:p>2.62984878369492E-005</text:p>
          </table:table-cell>
          <table:table-cell table:formula="of:=SUM([.D976:.F976])" office:value-type="float" office:value="0.000027532461193676" calcext:value-type="float">
            <text:p>2.7532461193676E-005</text:p>
          </table:table-cell>
          <table:table-cell table:number-columns-repeated="4"/>
        </table:table-row>
        <table:table-row table:style-name="ro1">
          <table:table-cell office:value-type="float" office:value="97.6" calcext:value-type="float">
            <text:p>97.6</text:p>
          </table:table-cell>
          <table:table-cell table:formula="of:=SQRT(2)*[.A977]" office:value-type="float" office:value="138.027243687614" calcext:value-type="float">
            <text:p>138.0272436876</text:p>
          </table:table-cell>
          <table:table-cell table:formula="of:=SQRT(3)*[.A977]" office:value-type="float" office:value="169.048158818722" calcext:value-type="float">
            <text:p>169.0481588187</text:p>
          </table:table-cell>
          <table:table-cell table:formula="of:=(1-ROUND([.B977])/[.B977])^2" office:value-type="float" office:value="0.0000000389584933283034" calcext:value-type="float">
            <text:p>0.000000039</text:p>
          </table:table-cell>
          <table:table-cell table:formula="of:=(1-ROUND([.C977])/[.C977])^2" office:value-type="float" office:value="0.0000000811578925894086" calcext:value-type="float">
            <text:p>8.11578925894086E-008</text:p>
          </table:table-cell>
          <table:table-cell table:formula="of:=(1-ROUND([.A977])/[.A977])^2" office:value-type="float" office:value="0.0000167965600644984" calcext:value-type="float">
            <text:p>1.67965600644984E-005</text:p>
          </table:table-cell>
          <table:table-cell table:formula="of:=SUM([.D977:.F977])" office:value-type="float" office:value="0.0000169166764504161" calcext:value-type="float">
            <text:p>1.69166764504161E-005</text:p>
          </table:table-cell>
          <table:table-cell table:number-columns-repeated="4"/>
        </table:table-row>
        <table:table-row table:style-name="ro1">
          <table:table-cell office:value-type="float" office:value="97.7" calcext:value-type="float">
            <text:p>97.7</text:p>
          </table:table-cell>
          <table:table-cell table:formula="of:=SQRT(2)*[.A978]" office:value-type="float" office:value="138.168665043851" calcext:value-type="float">
            <text:p>138.1686650439</text:p>
          </table:table-cell>
          <table:table-cell table:formula="of:=SQRT(3)*[.A978]" office:value-type="float" office:value="169.221363899479" calcext:value-type="float">
            <text:p>169.2213638995</text:p>
          </table:table-cell>
          <table:table-cell table:formula="of:=(1-ROUND([.B978])/[.B978])^2" office:value-type="float" office:value="0.00000149015362641668" calcext:value-type="float">
            <text:p>1.49015362641668E-006</text:p>
          </table:table-cell>
          <table:table-cell table:formula="of:=(1-ROUND([.C978])/[.C978])^2" office:value-type="float" office:value="0.00000171120961202457" calcext:value-type="float">
            <text:p>1.71120961202457E-006</text:p>
          </table:table-cell>
          <table:table-cell table:formula="of:=(1-ROUND([.A978])/[.A978])^2" office:value-type="float" office:value="0.00000942873396198481" calcext:value-type="float">
            <text:p>9.42873396198481E-006</text:p>
          </table:table-cell>
          <table:table-cell table:formula="of:=SUM([.D978:.F978])" office:value-type="float" office:value="0.0000126300972004261" calcext:value-type="float">
            <text:p>1.26300972004261E-005</text:p>
          </table:table-cell>
          <table:table-cell table:number-columns-repeated="4"/>
        </table:table-row>
        <table:table-row table:style-name="ro1">
          <table:table-cell office:value-type="float" office:value="97.8" calcext:value-type="float">
            <text:p>97.8</text:p>
          </table:table-cell>
          <table:table-cell table:formula="of:=SQRT(2)*[.A979]" office:value-type="float" office:value="138.310086400089" calcext:value-type="float">
            <text:p>138.3100864001</text:p>
          </table:table-cell>
          <table:table-cell table:formula="of:=SQRT(3)*[.A979]" office:value-type="float" office:value="169.394568980236" calcext:value-type="float">
            <text:p>169.3945689802</text:p>
          </table:table-cell>
          <table:table-cell table:formula="of:=(1-ROUND([.B979])/[.B979])^2" office:value-type="float" office:value="0.00000502640794409347" calcext:value-type="float">
            <text:p>5.02640794409347E-006</text:p>
          </table:table-cell>
          <table:table-cell table:formula="of:=(1-ROUND([.C979])/[.C979])^2" office:value-type="float" office:value="0.00000542558928201725" calcext:value-type="float">
            <text:p>5.42558928201725E-006</text:p>
          </table:table-cell>
          <table:table-cell table:formula="of:=(1-ROUND([.A979])/[.A979])^2" office:value-type="float" office:value="0.0000041819831800639" calcext:value-type="float">
            <text:p>0.000004182</text:p>
          </table:table-cell>
          <table:table-cell table:formula="of:=SUM([.D979:.F979])" office:value-type="float" office:value="0.0000146339804061746" calcext:value-type="float">
            <text:p>0.000014634</text:p>
          </table:table-cell>
          <table:table-cell table:number-columns-repeated="4"/>
        </table:table-row>
        <table:table-row table:style-name="ro1">
          <table:table-cell office:value-type="float" office:value="97.9" calcext:value-type="float">
            <text:p>97.9</text:p>
          </table:table-cell>
          <table:table-cell table:formula="of:=SQRT(2)*[.A980]" office:value-type="float" office:value="138.451507756326" calcext:value-type="float">
            <text:p>138.4515077563</text:p>
          </table:table-cell>
          <table:table-cell table:formula="of:=SQRT(3)*[.A980]" office:value-type="float" office:value="169.567774060993" calcext:value-type="float">
            <text:p>169.567774061</text:p>
          </table:table-cell>
          <table:table-cell table:formula="of:=(1-ROUND([.B980])/[.B980])^2" office:value-type="float" office:value="0.0000106349401800711" calcext:value-type="float">
            <text:p>1.06349401800711E-005</text:p>
          </table:table-cell>
          <table:table-cell table:formula="of:=(1-ROUND([.C980])/[.C980])^2" office:value-type="float" office:value="0.00000649733133809336" calcext:value-type="float">
            <text:p>6.49733133809336E-006</text:p>
          </table:table-cell>
          <table:table-cell table:formula="of:=(1-ROUND([.A980])/[.A980])^2" office:value-type="float" office:value="0.00000104336104152457" calcext:value-type="float">
            <text:p>1.04336104152457E-006</text:p>
          </table:table-cell>
          <table:table-cell table:formula="of:=SUM([.D980:.F980])" office:value-type="float" office:value="0.000018175632559689" calcext:value-type="float">
            <text:p>1.8175632559689E-00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QRT(2)*[.A981]" office:value-type="float" office:value="138.592929112563" calcext:value-type="float">
            <text:p>138.5929291126</text:p>
          </table:table-cell>
          <table:table-cell table:formula="of:=SQRT(3)*[.A981]" office:value-type="float" office:value="169.74097914175" calcext:value-type="float">
            <text:p>169.7409791418</text:p>
          </table:table-cell>
          <table:table-cell table:formula="of:=(1-ROUND([.B981])/[.B981])^2" office:value-type="float" office:value="0.00000862696310904203" calcext:value-type="float">
            <text:p>0.000008627</text:p>
          </table:table-cell>
          <table:table-cell table:formula="of:=(1-ROUND([.C981])/[.C981])^2" office:value-type="float" office:value="0.00000232860631016909" calcext:value-type="float">
            <text:p>2.32860631016909E-006</text:p>
          </table:table-cell>
          <table:table-cell table:formula="of:=(1-ROUND([.A981])/[.A981])^2" office:value-type="float" office:value="0" calcext:value-type="float">
            <text:p>0</text:p>
          </table:table-cell>
          <table:table-cell table:formula="of:=SUM([.D981:.F981])" office:value-type="float" office:value="0.0000109555694192111" calcext:value-type="float">
            <text:p>1.09555694192111E-005</text:p>
          </table:table-cell>
          <table:table-cell table:number-columns-repeated="4"/>
        </table:table-row>
        <table:table-row table:style-name="ro1">
          <table:table-cell office:value-type="float" office:value="98.1" calcext:value-type="float">
            <text:p>98.1</text:p>
          </table:table-cell>
          <table:table-cell table:formula="of:=SQRT(2)*[.A982]" office:value-type="float" office:value="138.734350468801" calcext:value-type="float">
            <text:p>138.7343504688</text:p>
          </table:table-cell>
          <table:table-cell table:formula="of:=SQRT(3)*[.A982]" office:value-type="float" office:value="169.914184222507" calcext:value-type="float">
            <text:p>169.9141842225</text:p>
          </table:table-cell>
          <table:table-cell table:formula="of:=(1-ROUND([.B982])/[.B982])^2" office:value-type="float" office:value="0.00000366648655891357" calcext:value-type="float">
            <text:p>3.66648655891357E-006</text:p>
          </table:table-cell>
          <table:table-cell table:formula="of:=(1-ROUND([.C982])/[.C982])^2" office:value-type="float" office:value="0.000000255079180846349" calcext:value-type="float">
            <text:p>2.55079180846349E-007</text:p>
          </table:table-cell>
          <table:table-cell table:formula="of:=(1-ROUND([.A982])/[.A982])^2" office:value-type="float" office:value="0.00000103911110279808" calcext:value-type="float">
            <text:p>1.03911110279808E-006</text:p>
          </table:table-cell>
          <table:table-cell table:formula="of:=SUM([.D982:.F982])" office:value-type="float" office:value="0.00000496067684255801" calcext:value-type="float">
            <text:p>4.96067684255801E-006</text:p>
          </table:table-cell>
          <table:table-cell table:number-columns-repeated="4"/>
        </table:table-row>
        <table:table-row table:style-name="ro1">
          <table:table-cell office:value-type="float" office:value="98.2" calcext:value-type="float">
            <text:p>98.2</text:p>
          </table:table-cell>
          <table:table-cell table:formula="of:=SQRT(2)*[.A983]" office:value-type="float" office:value="138.875771825038" calcext:value-type="float">
            <text:p>138.875771825</text:p>
          </table:table-cell>
          <table:table-cell table:formula="of:=SQRT(3)*[.A983]" office:value-type="float" office:value="170.087389303264" calcext:value-type="float">
            <text:p>170.0873893033</text:p>
          </table:table-cell>
          <table:table-cell table:formula="of:=(1-ROUND([.B983])/[.B983])^2" office:value-type="float" office:value="0.000000800179164596067" calcext:value-type="float">
            <text:p>8.00179164596067E-007</text:p>
          </table:table-cell>
          <table:table-cell table:formula="of:=(1-ROUND([.C983])/[.C983])^2" office:value-type="float" office:value="0.000000263980789475993" calcext:value-type="float">
            <text:p>0.000000264</text:p>
          </table:table-cell>
          <table:table-cell table:formula="of:=(1-ROUND([.A983])/[.A983])^2" office:value-type="float" office:value="0.0000041479834578421" calcext:value-type="float">
            <text:p>0.000004148</text:p>
          </table:table-cell>
          <table:table-cell table:formula="of:=SUM([.D983:.F983])" office:value-type="float" office:value="0.00000521214341191416" calcext:value-type="float">
            <text:p>5.21214341191416E-006</text:p>
          </table:table-cell>
          <table:table-cell table:number-columns-repeated="4"/>
        </table:table-row>
        <table:table-row table:style-name="ro1">
          <table:table-cell office:value-type="float" office:value="98.3" calcext:value-type="float">
            <text:p>98.3</text:p>
          </table:table-cell>
          <table:table-cell table:formula="of:=SQRT(2)*[.A984]" office:value-type="float" office:value="139.017193181275" calcext:value-type="float">
            <text:p>139.0171931813</text:p>
          </table:table-cell>
          <table:table-cell table:formula="of:=SQRT(3)*[.A984]" office:value-type="float" office:value="170.260594384021" calcext:value-type="float">
            <text:p>170.260594384</text:p>
          </table:table-cell>
          <table:table-cell table:formula="of:=(1-ROUND([.B984])/[.B984])^2" office:value-type="float" office:value="0.0000000152959146985643" calcext:value-type="float">
            <text:p>1.52959146985643E-008</text:p>
          </table:table-cell>
          <table:table-cell table:formula="of:=(1-ROUND([.C984])/[.C984])^2" office:value-type="float" office:value="0.00000234261982295467" calcext:value-type="float">
            <text:p>2.34261982295467E-006</text:p>
          </table:table-cell>
          <table:table-cell table:formula="of:=(1-ROUND([.A984])/[.A984])^2" office:value-type="float" office:value="0.00000931398370466764" calcext:value-type="float">
            <text:p>0.000009314</text:p>
          </table:table-cell>
          <table:table-cell table:formula="of:=SUM([.D984:.F984])" office:value-type="float" office:value="0.0000116718994423209" calcext:value-type="float">
            <text:p>1.16718994423209E-005</text:p>
          </table:table-cell>
          <table:table-cell table:number-columns-repeated="4"/>
        </table:table-row>
        <table:table-row table:style-name="ro1">
          <table:table-cell office:value-type="float" office:value="98.4" calcext:value-type="float">
            <text:p>98.4</text:p>
          </table:table-cell>
          <table:table-cell table:formula="of:=SQRT(2)*[.A985]" office:value-type="float" office:value="139.158614537513" calcext:value-type="float">
            <text:p>139.1586145375</text:p>
          </table:table-cell>
          <table:table-cell table:formula="of:=SQRT(3)*[.A985]" office:value-type="float" office:value="170.433799464778" calcext:value-type="float">
            <text:p>170.4337994648</text:p>
          </table:table-cell>
          <table:table-cell table:formula="of:=(1-ROUND([.B985])/[.B985])^2" office:value-type="float" office:value="0.00000129916940924323" calcext:value-type="float">
            <text:p>1.29916940924323E-006</text:p>
          </table:table-cell>
          <table:table-cell table:formula="of:=(1-ROUND([.C985])/[.C985])^2" office:value-type="float" office:value="0.00000647838228874993" calcext:value-type="float">
            <text:p>6.47838228874993E-006</text:p>
          </table:table-cell>
          <table:table-cell table:formula="of:=(1-ROUND([.A985])/[.A985])^2" office:value-type="float" office:value="0.000016524555489458" calcext:value-type="float">
            <text:p>1.6524555489458E-005</text:p>
          </table:table-cell>
          <table:table-cell table:formula="of:=SUM([.D985:.F985])" office:value-type="float" office:value="0.0000243021071874511" calcext:value-type="float">
            <text:p>2.43021071874511E-005</text:p>
          </table:table-cell>
          <table:table-cell table:number-columns-repeated="4"/>
        </table:table-row>
        <table:table-row table:style-name="ro1">
          <table:table-cell office:value-type="float" office:value="98.5" calcext:value-type="float">
            <text:p>98.5</text:p>
          </table:table-cell>
          <table:table-cell table:formula="of:=SQRT(2)*[.A986]" office:value-type="float" office:value="139.30003589375" calcext:value-type="float">
            <text:p>139.3000358938</text:p>
          </table:table-cell>
          <table:table-cell table:formula="of:=SQRT(3)*[.A986]" office:value-type="float" office:value="170.607004545534" calcext:value-type="float">
            <text:p>170.6070045455</text:p>
          </table:table-cell>
          <table:table-cell table:formula="of:=(1-ROUND([.B986])/[.B986])^2" office:value-type="float" office:value="0.00000463920933485985" calcext:value-type="float">
            <text:p>4.63920933485985E-006</text:p>
          </table:table-cell>
          <table:table-cell table:formula="of:=(1-ROUND([.C986])/[.C986])^2" office:value-type="float" office:value="0.00000530617218448023" calcext:value-type="float">
            <text:p>5.30617218448023E-006</text:p>
          </table:table-cell>
          <table:table-cell table:formula="of:=(1-ROUND([.A986])/[.A986])^2" office:value-type="float" office:value="0.0000257672189440584" calcext:value-type="float">
            <text:p>2.57672189440584E-005</text:p>
          </table:table-cell>
          <table:table-cell table:formula="of:=SUM([.D986:.F986])" office:value-type="float" office:value="0.0000357126004633985" calcext:value-type="float">
            <text:p>3.57126004633985E-005</text:p>
          </table:table-cell>
          <table:table-cell table:number-columns-repeated="4"/>
        </table:table-row>
        <table:table-row table:style-name="ro1">
          <table:table-cell office:value-type="float" office:value="98.6" calcext:value-type="float">
            <text:p>98.6</text:p>
          </table:table-cell>
          <table:table-cell table:formula="of:=SQRT(2)*[.A987]" office:value-type="float" office:value="139.441457249987" calcext:value-type="float">
            <text:p>139.44145725</text:p>
          </table:table-cell>
          <table:table-cell table:formula="of:=SQRT(3)*[.A987]" office:value-type="float" office:value="170.780209626291" calcext:value-type="float">
            <text:p>170.7802096263</text:p>
          </table:table-cell>
          <table:table-cell table:formula="of:=(1-ROUND([.B987])/[.B987])^2" office:value-type="float" office:value="0.0000100229019439616" calcext:value-type="float">
            <text:p>1.00229019439616E-005</text:p>
          </table:table-cell>
          <table:table-cell table:formula="of:=(1-ROUND([.C987])/[.C987])^2" office:value-type="float" office:value="0.0000016563123888264" calcext:value-type="float">
            <text:p>1.6563123888264E-006</text:p>
          </table:table-cell>
          <table:table-cell table:formula="of:=(1-ROUND([.A987])/[.A987])^2" office:value-type="float" office:value="0.0000164575867417692" calcext:value-type="float">
            <text:p>1.64575867417692E-005</text:p>
          </table:table-cell>
          <table:table-cell table:formula="of:=SUM([.D987:.F987])" office:value-type="float" office:value="0.0000281368010745572" calcext:value-type="float">
            <text:p>2.81368010745572E-005</text:p>
          </table:table-cell>
          <table:table-cell table:number-columns-repeated="4"/>
        </table:table-row>
        <table:table-row table:style-name="ro1">
          <table:table-cell office:value-type="float" office:value="98.7" calcext:value-type="float">
            <text:p>98.7</text:p>
          </table:table-cell>
          <table:table-cell table:formula="of:=SQRT(2)*[.A988]" office:value-type="float" office:value="139.582878606225" calcext:value-type="float">
            <text:p>139.5828786062</text:p>
          </table:table-cell>
          <table:table-cell table:formula="of:=SQRT(3)*[.A988]" office:value-type="float" office:value="170.953414707048" calcext:value-type="float">
            <text:p>170.953414707</text:p>
          </table:table-cell>
          <table:table-cell table:formula="of:=(1-ROUND([.B988])/[.B988])^2" office:value-type="float" office:value="0.00000893018855790115" calcext:value-type="float">
            <text:p>8.93018855790115E-006</text:p>
          </table:table-cell>
          <table:table-cell table:formula="of:=(1-ROUND([.C988])/[.C988])^2" office:value-type="float" office:value="0.0000000742578039815054" calcext:value-type="float">
            <text:p>7.42578039815054E-008</text:p>
          </table:table-cell>
          <table:table-cell table:formula="of:=(1-ROUND([.A988])/[.A988])^2" office:value-type="float" office:value="0.00000923864339760266" calcext:value-type="float">
            <text:p>9.23864339760266E-006</text:p>
          </table:table-cell>
          <table:table-cell table:formula="of:=SUM([.D988:.F988])" office:value-type="float" office:value="0.0000182430897594853" calcext:value-type="float">
            <text:p>1.82430897594853E-005</text:p>
          </table:table-cell>
          <table:table-cell table:number-columns-repeated="4"/>
        </table:table-row>
        <table:table-row table:style-name="ro1">
          <table:table-cell office:value-type="float" office:value="98.8" calcext:value-type="float">
            <text:p>98.8</text:p>
          </table:table-cell>
          <table:table-cell table:formula="of:=SQRT(2)*[.A989]" office:value-type="float" office:value="139.724299962462" calcext:value-type="float">
            <text:p>139.7242999625</text:p>
          </table:table-cell>
          <table:table-cell table:formula="of:=SQRT(3)*[.A989]" office:value-type="float" office:value="171.126619787805" calcext:value-type="float">
            <text:p>171.1266197878</text:p>
          </table:table-cell>
          <table:table-cell table:formula="of:=(1-ROUND([.B989])/[.B989])^2" office:value-type="float" office:value="0.00000389340664382292" calcext:value-type="float">
            <text:p>3.89340664382292E-006</text:p>
          </table:table-cell>
          <table:table-cell table:formula="of:=(1-ROUND([.C989])/[.C989])^2" office:value-type="float" office:value="0.000000547479697797293" calcext:value-type="float">
            <text:p>5.47479697797293E-007</text:p>
          </table:table-cell>
          <table:table-cell table:formula="of:=(1-ROUND([.A989])/[.A989])^2" office:value-type="float" office:value="0.00000409775606877704" calcext:value-type="float">
            <text:p>4.09775606877704E-006</text:p>
          </table:table-cell>
          <table:table-cell table:formula="of:=SUM([.D989:.F989])" office:value-type="float" office:value="0.00000853864241039725" calcext:value-type="float">
            <text:p>8.53864241039725E-006</text:p>
          </table:table-cell>
          <table:table-cell table:number-columns-repeated="4"/>
        </table:table-row>
        <table:table-row table:style-name="ro1">
          <table:table-cell office:value-type="float" office:value="98.9" calcext:value-type="float">
            <text:p>98.9</text:p>
          </table:table-cell>
          <table:table-cell table:formula="of:=SQRT(2)*[.A990]" office:value-type="float" office:value="139.865721318699" calcext:value-type="float">
            <text:p>139.8657213187</text:p>
          </table:table-cell>
          <table:table-cell table:formula="of:=SQRT(3)*[.A990]" office:value-type="float" office:value="171.299824868562" calcext:value-type="float">
            <text:p>171.2998248686</text:p>
          </table:table-cell>
          <table:table-cell table:formula="of:=(1-ROUND([.B990])/[.B990])^2" office:value-type="float" office:value="0.000000921704178312348" calcext:value-type="float">
            <text:p>9.21704178312348E-007</text:p>
          </table:table-cell>
          <table:table-cell table:formula="of:=(1-ROUND([.C990])/[.C990])^2" office:value-type="float" office:value="0.00000306352526283202" calcext:value-type="float">
            <text:p>3.06352526283202E-006</text:p>
          </table:table-cell>
          <table:table-cell table:formula="of:=(1-ROUND([.A990])/[.A990])^2" office:value-type="float" office:value="0.00000102236839818379" calcext:value-type="float">
            <text:p>1.02236839818379E-006</text:p>
          </table:table-cell>
          <table:table-cell table:formula="of:=SUM([.D990:.F990])" office:value-type="float" office:value="0.00000500759783932816" calcext:value-type="float">
            <text:p>5.00759783932816E-00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QRT(2)*[.A991]" office:value-type="float" office:value="140.007142674936" calcext:value-type="float">
            <text:p>140.0071426749</text:p>
          </table:table-cell>
          <table:table-cell table:formula="of:=SQRT(3)*[.A991]" office:value-type="float" office:value="171.473029949319" calcext:value-type="float">
            <text:p>171.4730299493</text:p>
          </table:table-cell>
          <table:table-cell table:formula="of:=(1-ROUND([.B991])/[.B991])^2" office:value-type="float" office:value="0.00000000260268366735159" calcext:value-type="float">
            <text:p>2.60268366735159E-009</text:p>
          </table:table-cell>
          <table:table-cell table:formula="of:=(1-ROUND([.C991])/[.C991])^2" office:value-type="float" office:value="0.0000076100171054849" calcext:value-type="float">
            <text:p>0.00000761</text:p>
          </table:table-cell>
          <table:table-cell table:formula="of:=(1-ROUND([.A991])/[.A991])^2" office:value-type="float" office:value="0" calcext:value-type="float">
            <text:p>0</text:p>
          </table:table-cell>
          <table:table-cell table:formula="of:=SUM([.D991:.F991])" office:value-type="float" office:value="0.00000761261978915225" calcext:value-type="float">
            <text:p>7.61261978915225E-006</text:p>
          </table:table-cell>
          <table:table-cell table:number-columns-repeated="4"/>
        </table:table-row>
        <table:table-row table:style-name="ro1">
          <table:table-cell office:value-type="float" office:value="99.1" calcext:value-type="float">
            <text:p>99.1</text:p>
          </table:table-cell>
          <table:table-cell table:formula="of:=SQRT(2)*[.A992]" office:value-type="float" office:value="140.148564031174" calcext:value-type="float">
            <text:p>140.1485640312</text:p>
          </table:table-cell>
          <table:table-cell table:formula="of:=SQRT(3)*[.A992]" office:value-type="float" office:value="171.646235030076" calcext:value-type="float">
            <text:p>171.6462350301</text:p>
          </table:table-cell>
          <table:table-cell table:formula="of:=(1-ROUND([.B992])/[.B992])^2" office:value-type="float" office:value="0.00000112369913268799" calcext:value-type="float">
            <text:p>1.12369913268799E-006</text:p>
          </table:table-cell>
          <table:table-cell table:formula="of:=(1-ROUND([.C992])/[.C992])^2" office:value-type="float" office:value="0.00000424777093897299" calcext:value-type="float">
            <text:p>4.24777093897299E-006</text:p>
          </table:table-cell>
          <table:table-cell table:formula="of:=(1-ROUND([.A992])/[.A992])^2" office:value-type="float" office:value="0.00000101824594916294" calcext:value-type="float">
            <text:p>1.01824594916294E-006</text:p>
          </table:table-cell>
          <table:table-cell table:formula="of:=SUM([.D992:.F992])" office:value-type="float" office:value="0.00000638971602082393" calcext:value-type="float">
            <text:p>6.38971602082393E-006</text:p>
          </table:table-cell>
          <table:table-cell table:number-columns-repeated="4"/>
        </table:table-row>
        <table:table-row table:style-name="ro1">
          <table:table-cell office:value-type="float" office:value="99.2" calcext:value-type="float">
            <text:p>99.2</text:p>
          </table:table-cell>
          <table:table-cell table:formula="of:=SQRT(2)*[.A993]" office:value-type="float" office:value="140.289985387411" calcext:value-type="float">
            <text:p>140.2899853874</text:p>
          </table:table-cell>
          <table:table-cell table:formula="of:=SQRT(3)*[.A993]" office:value-type="float" office:value="171.819440110833" calcext:value-type="float">
            <text:p>171.8194401108</text:p>
          </table:table-cell>
          <table:table-cell table:formula="of:=(1-ROUND([.B993])/[.B993])^2" office:value-type="float" office:value="0.0000042726654420813" calcext:value-type="float">
            <text:p>4.2726654420813E-006</text:p>
          </table:table-cell>
          <table:table-cell table:formula="of:=(1-ROUND([.C993])/[.C993])^2" office:value-type="float" office:value="0.00000110432768519563" calcext:value-type="float">
            <text:p>1.10432768519563E-006</text:p>
          </table:table-cell>
          <table:table-cell table:formula="of:=(1-ROUND([.A993])/[.A993])^2" office:value-type="float" office:value="0.00000406477627471406" calcext:value-type="float">
            <text:p>4.06477627471406E-006</text:p>
          </table:table-cell>
          <table:table-cell table:formula="of:=SUM([.D993:.F993])" office:value-type="float" office:value="0.00000944176940199098" calcext:value-type="float">
            <text:p>9.44176940199098E-006</text:p>
          </table:table-cell>
          <table:table-cell table:number-columns-repeated="4"/>
        </table:table-row>
        <table:table-row table:style-name="ro1">
          <table:table-cell office:value-type="float" office:value="99.3" calcext:value-type="float">
            <text:p>99.3</text:p>
          </table:table-cell>
          <table:table-cell table:formula="of:=SQRT(2)*[.A994]" office:value-type="float" office:value="140.431406743648" calcext:value-type="float">
            <text:p>140.4314067436</text:p>
          </table:table-cell>
          <table:table-cell table:formula="of:=SQRT(3)*[.A994]" office:value-type="float" office:value="171.99264519159" calcext:value-type="float">
            <text:p>171.9926451916</text:p>
          </table:table-cell>
          <table:table-cell table:formula="of:=(1-ROUND([.B994])/[.B994])^2" office:value-type="float" office:value="0.00000943724796968883" calcext:value-type="float">
            <text:p>9.43724796968883E-006</text:p>
          </table:table-cell>
          <table:table-cell table:formula="of:=(1-ROUND([.C994])/[.C994])^2" office:value-type="float" office:value="0.00000000182861794073063" calcext:value-type="float">
            <text:p>1.82861794073063E-009</text:p>
          </table:table-cell>
          <table:table-cell table:formula="of:=(1-ROUND([.A994])/[.A994])^2" office:value-type="float" office:value="0.0000091273354569599" calcext:value-type="float">
            <text:p>9.1273354569599E-006</text:p>
          </table:table-cell>
          <table:table-cell table:formula="of:=SUM([.D994:.F994])" office:value-type="float" office:value="0.0000185664120445895" calcext:value-type="float">
            <text:p>1.85664120445895E-005</text:p>
          </table:table-cell>
          <table:table-cell table:number-columns-repeated="4"/>
        </table:table-row>
        <table:table-row table:style-name="ro1">
          <table:table-cell office:value-type="float" office:value="99.4" calcext:value-type="float">
            <text:p>99.4</text:p>
          </table:table-cell>
          <table:table-cell table:formula="of:=SQRT(2)*[.A995]" office:value-type="float" office:value="140.572828099886" calcext:value-type="float">
            <text:p>140.5728280999</text:p>
          </table:table-cell>
          <table:table-cell table:formula="of:=SQRT(3)*[.A995]" office:value-type="float" office:value="172.165850272346" calcext:value-type="float">
            <text:p>172.1658502723</text:p>
          </table:table-cell>
          <table:table-cell table:formula="of:=(1-ROUND([.B995])/[.B995])^2" office:value-type="float" office:value="0.0000092342704237138" calcext:value-type="float">
            <text:p>9.2342704237138E-006</text:p>
          </table:table-cell>
          <table:table-cell table:formula="of:=(1-ROUND([.C995])/[.C995])^2" office:value-type="float" office:value="0.000000927979440606677" calcext:value-type="float">
            <text:p>0.000000928</text:p>
          </table:table-cell>
          <table:table-cell table:formula="of:=(1-ROUND([.A995])/[.A995])^2" office:value-type="float" office:value="0.000016193741928432" calcext:value-type="float">
            <text:p>1.6193741928432E-005</text:p>
          </table:table-cell>
          <table:table-cell table:formula="of:=SUM([.D995:.F995])" office:value-type="float" office:value="0.0000263559917927524" calcext:value-type="float">
            <text:p>0.000026356</text:p>
          </table:table-cell>
          <table:table-cell table:number-columns-repeated="4"/>
        </table:table-row>
        <table:table-row table:style-name="ro1">
          <table:table-cell office:value-type="float" office:value="99.5" calcext:value-type="float">
            <text:p>99.5</text:p>
          </table:table-cell>
          <table:table-cell table:formula="of:=SQRT(2)*[.A996]" office:value-type="float" office:value="140.714249456123" calcext:value-type="float">
            <text:p>140.7142494561</text:p>
          </table:table-cell>
          <table:table-cell table:formula="of:=SQRT(3)*[.A996]" office:value-type="float" office:value="172.339055353103" calcext:value-type="float">
            <text:p>172.3390553531</text:p>
          </table:table-cell>
          <table:table-cell table:formula="of:=(1-ROUND([.B996])/[.B996])^2" office:value-type="float" office:value="0.00000412380360728427" calcext:value-type="float">
            <text:p>4.12380360728427E-006</text:p>
          </table:table-cell>
          <table:table-cell table:formula="of:=(1-ROUND([.C996])/[.C996])^2" office:value-type="float" office:value="0.00000387055991744263" calcext:value-type="float">
            <text:p>3.87055991744263E-006</text:p>
          </table:table-cell>
          <table:table-cell table:formula="of:=(1-ROUND([.A996])/[.A996])^2" office:value-type="float" office:value="0.0000252518875785956" calcext:value-type="float">
            <text:p>2.52518875785956E-005</text:p>
          </table:table-cell>
          <table:table-cell table:formula="of:=SUM([.D996:.F996])" office:value-type="float" office:value="0.0000332462511033225" calcext:value-type="float">
            <text:p>3.32462511033225E-005</text:p>
          </table:table-cell>
          <table:table-cell table:number-columns-repeated="4"/>
        </table:table-row>
        <table:table-row table:style-name="ro1">
          <table:table-cell office:value-type="float" office:value="99.6" calcext:value-type="float">
            <text:p>99.6</text:p>
          </table:table-cell>
          <table:table-cell table:formula="of:=SQRT(2)*[.A997]" office:value-type="float" office:value="140.85567081236" calcext:value-type="float">
            <text:p>140.8556708124</text:p>
          </table:table-cell>
          <table:table-cell table:formula="of:=SQRT(3)*[.A997]" office:value-type="float" office:value="172.51226043386" calcext:value-type="float">
            <text:p>172.5122604339</text:p>
          </table:table-cell>
          <table:table-cell table:formula="of:=(1-ROUND([.B997])/[.B997])^2" office:value-type="float" office:value="0.00000104992834816916" calcext:value-type="float">
            <text:p>1.04992834816916E-006</text:p>
          </table:table-cell>
          <table:table-cell table:formula="of:=(1-ROUND([.C997])/[.C997])^2" office:value-type="float" office:value="0.00000799348277911845" calcext:value-type="float">
            <text:p>7.99348277911845E-006</text:p>
          </table:table-cell>
          <table:table-cell table:formula="of:=(1-ROUND([.A997])/[.A997])^2" office:value-type="float" office:value="0.0000161287721165792" calcext:value-type="float">
            <text:p>1.61287721165792E-005</text:p>
          </table:table-cell>
          <table:table-cell table:formula="of:=SUM([.D997:.F997])" office:value-type="float" office:value="0.0000251721832438668" calcext:value-type="float">
            <text:p>2.51721832438668E-005</text:p>
          </table:table-cell>
          <table:table-cell table:number-columns-repeated="4"/>
        </table:table-row>
        <table:table-row table:style-name="ro1">
          <table:table-cell office:value-type="float" office:value="99.7" calcext:value-type="float">
            <text:p>99.7</text:p>
          </table:table-cell>
          <table:table-cell table:formula="of:=SQRT(2)*[.A998]" office:value-type="float" office:value="140.997092168598" calcext:value-type="float">
            <text:p>140.9970921686</text:p>
          </table:table-cell>
          <table:table-cell table:formula="of:=SQRT(3)*[.A998]" office:value-type="float" office:value="172.685465514617" calcext:value-type="float">
            <text:p>172.6854655146</text:p>
          </table:table-cell>
          <table:table-cell table:formula="of:=(1-ROUND([.B998])/[.B998])^2" office:value-type="float" office:value="0.00000000042532227901487" calcext:value-type="float">
            <text:p>4.2532227901487E-010</text:p>
          </table:table-cell>
          <table:table-cell table:formula="of:=(1-ROUND([.C998])/[.C998])^2" office:value-type="float" office:value="0.00000331760720124696" calcext:value-type="float">
            <text:p>3.31760720124696E-006</text:p>
          </table:table-cell>
          <table:table-cell table:formula="of:=(1-ROUND([.A998])/[.A998])^2" office:value-type="float" office:value="0.00000905424397565817" calcext:value-type="float">
            <text:p>9.05424397565817E-006</text:p>
          </table:table-cell>
          <table:table-cell table:formula="of:=SUM([.D998:.F998])" office:value-type="float" office:value="0.0000123722764991841" calcext:value-type="float">
            <text:p>1.23722764991841E-005</text:p>
          </table:table-cell>
          <table:table-cell table:number-columns-repeated="4"/>
        </table:table-row>
        <table:table-row table:style-name="ro1">
          <table:table-cell office:value-type="float" office:value="99.8" calcext:value-type="float">
            <text:p>99.8</text:p>
          </table:table-cell>
          <table:table-cell table:formula="of:=SQRT(2)*[.A999]" office:value-type="float" office:value="141.138513524835" calcext:value-type="float">
            <text:p>141.1385135248</text:p>
          </table:table-cell>
          <table:table-cell table:formula="of:=SQRT(3)*[.A999]" office:value-type="float" office:value="172.858670595374" calcext:value-type="float">
            <text:p>172.8586705954</text:p>
          </table:table-cell>
          <table:table-cell table:formula="of:=(1-ROUND([.B999])/[.B999])^2" office:value-type="float" office:value="0.000000963148569794051" calcext:value-type="float">
            <text:p>9.63148569794051E-007</text:p>
          </table:table-cell>
          <table:table-cell table:formula="of:=(1-ROUND([.C999])/[.C999])^2" office:value-type="float" office:value="0.000000668471231439436" calcext:value-type="float">
            <text:p>6.68471231439436E-007</text:p>
          </table:table-cell>
          <table:table-cell table:formula="of:=(1-ROUND([.A999])/[.A999])^2" office:value-type="float" office:value="0.00000401604812832122" calcext:value-type="float">
            <text:p>0.000004016</text:p>
          </table:table-cell>
          <table:table-cell table:formula="of:=SUM([.D999:.F999])" office:value-type="float" office:value="0.00000564766792955471" calcext:value-type="float">
            <text:p>5.64766792955471E-006</text:p>
          </table:table-cell>
          <table:table-cell table:number-columns-repeated="4"/>
        </table:table-row>
        <table:table-row table:style-name="ro1">
          <table:table-cell office:value-type="float" office:value="99.9" calcext:value-type="float">
            <text:p>99.9</text:p>
          </table:table-cell>
          <table:table-cell table:formula="of:=SQRT(2)*[.A1000]" office:value-type="float" office:value="141.279934881072" calcext:value-type="float">
            <text:p>141.2799348811</text:p>
          </table:table-cell>
          <table:table-cell table:formula="of:=SQRT(3)*[.A1000]" office:value-type="float" office:value="173.031875676131" calcext:value-type="float">
            <text:p>173.0318756761</text:p>
          </table:table-cell>
          <table:table-cell table:formula="of:=(1-ROUND([.B1000])/[.B1000])^2" office:value-type="float" office:value="0.0000039260250060332" calcext:value-type="float">
            <text:p>0.000003926</text:p>
          </table:table-cell>
          <table:table-cell table:formula="of:=(1-ROUND([.C1000])/[.C1000])^2" office:value-type="float" office:value="0.0000000339364632833838" calcext:value-type="float">
            <text:p>3.39364632833838E-008</text:p>
          </table:table-cell>
          <table:table-cell table:formula="of:=(1-ROUND([.A1000])/[.A1000])^2" office:value-type="float" office:value="0.00000100200300400474" calcext:value-type="float">
            <text:p>0.000001002</text:p>
          </table:table-cell>
          <table:table-cell table:formula="of:=SUM([.D1000:.F1000])" office:value-type="float" office:value="0.00000496196447332133" calcext:value-type="float">
            <text:p>0.00000496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2)*[.A1001]" office:value-type="float" office:value="141.42135623731" calcext:value-type="float">
            <text:p>141.4213562373</text:p>
          </table:table-cell>
          <table:table-cell table:formula="of:=SQRT(3)*[.A1001]" office:value-type="float" office:value="173.205080756888" calcext:value-type="float">
            <text:p>173.2050807569</text:p>
          </table:table-cell>
          <table:table-cell table:formula="of:=(1-ROUND([.B1001])/[.B1001])^2" office:value-type="float" office:value="0.0000088770539359814" calcext:value-type="float">
            <text:p>8.8770539359814E-006</text:p>
          </table:table-cell>
          <table:table-cell table:formula="of:=(1-ROUND([.C1001])/[.C1001])^2" office:value-type="float" office:value="0.00000140193722818796" calcext:value-type="float">
            <text:p>1.40193722818796E-006</text:p>
          </table:table-cell>
          <table:table-cell table:formula="of:=(1-ROUND([.A1001])/[.A1001])^2" office:value-type="float" office:value="0" calcext:value-type="float">
            <text:p>0</text:p>
          </table:table-cell>
          <table:table-cell table:formula="of:=SUM([.D1001:.F1001])" office:value-type="float" office:value="0.0000102789911641694" calcext:value-type="float">
            <text:p>0.000010279</text:p>
          </table:table-cell>
          <table:table-cell table:number-columns-repeated="4"/>
        </table:table-row>
        <table:table-row table:style-name="ro1">
          <table:table-cell office:value-type="float" office:value="100.1" calcext:value-type="float">
            <text:p>100.1</text:p>
          </table:table-cell>
          <table:table-cell table:formula="of:=SQRT(2)*[.A1002]" office:value-type="float" office:value="141.562777593547" calcext:value-type="float">
            <text:p>141.5627775935</text:p>
          </table:table-cell>
          <table:table-cell table:formula="of:=SQRT(3)*[.A1002]" office:value-type="float" office:value="173.378285837645" calcext:value-type="float">
            <text:p>173.3782858376</text:p>
          </table:table-cell>
          <table:table-cell table:formula="of:=(1-ROUND([.B1002])/[.B1002])^2" office:value-type="float" office:value="0.00000953908392829448" calcext:value-type="float">
            <text:p>9.53908392829448E-006</text:p>
          </table:table-cell>
          <table:table-cell table:formula="of:=(1-ROUND([.C1002])/[.C1002])^2" office:value-type="float" office:value="0.00000476048011137984" calcext:value-type="float">
            <text:p>4.76048011137984E-006</text:p>
          </table:table-cell>
          <table:table-cell table:formula="of:=(1-ROUND([.A1002])/[.A1002])^2" office:value-type="float" office:value="0.000000998002996004927" calcext:value-type="float">
            <text:p>0.000000998</text:p>
          </table:table-cell>
          <table:table-cell table:formula="of:=SUM([.D1002:.F1002])" office:value-type="float" office:value="0.0000152975670356792" calcext:value-type="float">
            <text:p>1.52975670356792E-005</text:p>
          </table:table-cell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formula="of:=SQRT(2)*[.A1003]" office:value-type="float" office:value="141.704198949784" calcext:value-type="float">
            <text:p>141.7041989498</text:p>
          </table:table-cell>
          <table:table-cell table:formula="of:=SQRT(3)*[.A1003]" office:value-type="float" office:value="173.551490918402" calcext:value-type="float">
            <text:p>173.5514909184</text:p>
          </table:table-cell>
          <table:table-cell table:formula="of:=(1-ROUND([.B1003])/[.B1003])^2" office:value-type="float" office:value="0.00000435746577248734" calcext:value-type="float">
            <text:p>4.35746577248734E-006</text:p>
          </table:table-cell>
          <table:table-cell table:formula="of:=(1-ROUND([.C1003])/[.C1003])^2" office:value-type="float" office:value="0.00000667860540649726" calcext:value-type="float">
            <text:p>6.67860540649726E-006</text:p>
          </table:table-cell>
          <table:table-cell table:formula="of:=(1-ROUND([.A1003])/[.A1003])^2" office:value-type="float" office:value="0.00000398404787231944" calcext:value-type="float">
            <text:p>0.000003984</text:p>
          </table:table-cell>
          <table:table-cell table:formula="of:=SUM([.D1003:.F1003])" office:value-type="float" office:value="0.0000150201190513041" calcext:value-type="float">
            <text:p>1.50201190513041E-005</text:p>
          </table:table-cell>
          <table:table-cell table:number-columns-repeated="4"/>
        </table:table-row>
        <table:table-row table:style-name="ro1">
          <table:table-cell office:value-type="float" office:value="100.3" calcext:value-type="float">
            <text:p>100.3</text:p>
          </table:table-cell>
          <table:table-cell table:formula="of:=SQRT(2)*[.A1004]" office:value-type="float" office:value="141.845620306021" calcext:value-type="float">
            <text:p>141.845620306</text:p>
          </table:table-cell>
          <table:table-cell table:formula="of:=SQRT(3)*[.A1004]" office:value-type="float" office:value="173.724695999158" calcext:value-type="float">
            <text:p>173.7246959992</text:p>
          </table:table-cell>
          <table:table-cell table:formula="of:=(1-ROUND([.B1004])/[.B1004])^2" office:value-type="float" office:value="0.00000118453661512546" calcext:value-type="float">
            <text:p>1.18453661512546E-006</text:p>
          </table:table-cell>
          <table:table-cell table:formula="of:=(1-ROUND([.C1004])/[.C1004])^2" office:value-type="float" office:value="0.00000251131924530214" calcext:value-type="float">
            <text:p>2.51131924530214E-006</text:p>
          </table:table-cell>
          <table:table-cell table:formula="of:=(1-ROUND([.A1004])/[.A1004])^2" office:value-type="float" office:value="0.00000894624203163176" calcext:value-type="float">
            <text:p>8.94624203163176E-006</text:p>
          </table:table-cell>
          <table:table-cell table:formula="of:=SUM([.D1004:.F1004])" office:value-type="float" office:value="0.0000126420978920594" calcext:value-type="float">
            <text:p>1.26420978920594E-005</text:p>
          </table:table-cell>
          <table:table-cell table:number-columns-repeated="4"/>
        </table:table-row>
        <table:table-row table:style-name="ro1">
          <table:table-cell office:value-type="float" office:value="100.4" calcext:value-type="float">
            <text:p>100.4</text:p>
          </table:table-cell>
          <table:table-cell table:formula="of:=SQRT(2)*[.A1005]" office:value-type="float" office:value="141.987041662259" calcext:value-type="float">
            <text:p>141.9870416623</text:p>
          </table:table-cell>
          <table:table-cell table:formula="of:=SQRT(3)*[.A1005]" office:value-type="float" office:value="173.897901079915" calcext:value-type="float">
            <text:p>173.8979010799</text:p>
          </table:table-cell>
          <table:table-cell table:formula="of:=(1-ROUND([.B1005])/[.B1005])^2" office:value-type="float" office:value="0.0000000083291593097993" calcext:value-type="float">
            <text:p>8.3291593097993E-009</text:p>
          </table:table-cell>
          <table:table-cell table:formula="of:=(1-ROUND([.C1005])/[.C1005])^2" office:value-type="float" office:value="0.000000344709789079577" calcext:value-type="float">
            <text:p>3.44709789079577E-007</text:p>
          </table:table-cell>
          <table:table-cell table:formula="of:=(1-ROUND([.A1005])/[.A1005])^2" office:value-type="float" office:value="0.000015872763924383" calcext:value-type="float">
            <text:p>1.5872763924383E-005</text:p>
          </table:table-cell>
          <table:table-cell table:formula="of:=SUM([.D1005:.F1005])" office:value-type="float" office:value="0.0000162258028727724" calcext:value-type="float">
            <text:p>1.62258028727724E-005</text:p>
          </table:table-cell>
          <table:table-cell table:number-columns-repeated="4"/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SQRT(2)*[.A1006]" office:value-type="float" office:value="142.128463018496" calcext:value-type="float">
            <text:p>142.1284630185</text:p>
          </table:table-cell>
          <table:table-cell table:formula="of:=SQRT(3)*[.A1006]" office:value-type="float" office:value="174.071106160672" calcext:value-type="float">
            <text:p>174.0711061607</text:p>
          </table:table-cell>
          <table:table-cell table:formula="of:=(1-ROUND([.B1006])/[.B1006])^2" office:value-type="float" office:value="0.000000816947457791727" calcext:value-type="float">
            <text:p>8.16947457791727E-007</text:p>
          </table:table-cell>
          <table:table-cell table:formula="of:=(1-ROUND([.C1006])/[.C1006])^2" office:value-type="float" office:value="0.000000166863397293213" calcext:value-type="float">
            <text:p>1.66863397293213E-007</text:p>
          </table:table-cell>
          <table:table-cell table:formula="of:=(1-ROUND([.A1006])/[.A1006])^2" office:value-type="float" office:value="0.0000247518625776598" calcext:value-type="float">
            <text:p>2.47518625776598E-005</text:p>
          </table:table-cell>
          <table:table-cell table:formula="of:=SUM([.D1006:.F1006])" office:value-type="float" office:value="0.0000257356734327448" calcext:value-type="float">
            <text:p>2.57356734327448E-005</text:p>
          </table:table-cell>
          <table:table-cell table:number-columns-repeated="4"/>
        </table:table-row>
        <table:table-row table:style-name="ro1">
          <table:table-cell office:value-type="float" office:value="100.6" calcext:value-type="float">
            <text:p>100.6</text:p>
          </table:table-cell>
          <table:table-cell table:formula="of:=SQRT(2)*[.A1007]" office:value-type="float" office:value="142.269884374733" calcext:value-type="float">
            <text:p>142.2698843747</text:p>
          </table:table-cell>
          <table:table-cell table:formula="of:=SQRT(3)*[.A1007]" office:value-type="float" office:value="174.244311241429" calcext:value-type="float">
            <text:p>174.2443112414</text:p>
          </table:table-cell>
          <table:table-cell table:formula="of:=(1-ROUND([.B1007])/[.B1007])^2" office:value-type="float" office:value="0.00000359856644058163" calcext:value-type="float">
            <text:p>3.59856644058163E-006</text:p>
          </table:table-cell>
          <table:table-cell table:formula="of:=(1-ROUND([.C1007])/[.C1007])^2" office:value-type="float" office:value="0.00000196593740040212" calcext:value-type="float">
            <text:p>1.96593740040212E-006</text:p>
          </table:table-cell>
          <table:table-cell table:formula="of:=(1-ROUND([.A1007])/[.A1007])^2" office:value-type="float" office:value="0.0000158097142789391" calcext:value-type="float">
            <text:p>1.58097142789391E-005</text:p>
          </table:table-cell>
          <table:table-cell table:formula="of:=SUM([.D1007:.F1007])" office:value-type="float" office:value="0.0000213742181199229" calcext:value-type="float">
            <text:p>2.13742181199229E-005</text:p>
          </table:table-cell>
          <table:table-cell table:number-columns-repeated="4"/>
        </table:table-row>
        <table:table-row table:style-name="ro1">
          <table:table-cell office:value-type="float" office:value="100.7" calcext:value-type="float">
            <text:p>100.7</text:p>
          </table:table-cell>
          <table:table-cell table:formula="of:=SQRT(2)*[.A1008]" office:value-type="float" office:value="142.411305730971" calcext:value-type="float">
            <text:p>142.411305731</text:p>
          </table:table-cell>
          <table:table-cell table:formula="of:=SQRT(3)*[.A1008]" office:value-type="float" office:value="174.417516322186" calcext:value-type="float">
            <text:p>174.4175163222</text:p>
          </table:table-cell>
          <table:table-cell table:formula="of:=(1-ROUND([.B1008])/[.B1008])^2" office:value-type="float" office:value="0.0000083414314460812" calcext:value-type="float">
            <text:p>8.3414314460812E-006</text:p>
          </table:table-cell>
          <table:table-cell table:formula="of:=(1-ROUND([.C1008])/[.C1008])^2" office:value-type="float" office:value="0.00000573015963040832" calcext:value-type="float">
            <text:p>5.73015963040832E-006</text:p>
          </table:table-cell>
          <table:table-cell table:formula="of:=(1-ROUND([.A1008])/[.A1008])^2" office:value-type="float" office:value="0.00000887531075914498" calcext:value-type="float">
            <text:p>8.87531075914498E-006</text:p>
          </table:table-cell>
          <table:table-cell table:formula="of:=SUM([.D1008:.F1008])" office:value-type="float" office:value="0.0000229469018356345" calcext:value-type="float">
            <text:p>2.29469018356345E-005</text:p>
          </table:table-cell>
          <table:table-cell table:number-columns-repeated="4"/>
        </table:table-row>
        <table:table-row table:style-name="ro1">
          <table:table-cell office:value-type="float" office:value="100.8" calcext:value-type="float">
            <text:p>100.8</text:p>
          </table:table-cell>
          <table:table-cell table:formula="of:=SQRT(2)*[.A1009]" office:value-type="float" office:value="142.552727087208" calcext:value-type="float">
            <text:p>142.5527270872</text:p>
          </table:table-cell>
          <table:table-cell table:formula="of:=SQRT(3)*[.A1009]" office:value-type="float" office:value="174.590721402943" calcext:value-type="float">
            <text:p>174.5907214029</text:p>
          </table:table-cell>
          <table:table-cell table:formula="of:=(1-ROUND([.B1009])/[.B1009])^2" office:value-type="float" office:value="0.00000984451070589342" calcext:value-type="float">
            <text:p>9.84451070589342E-006</text:p>
          </table:table-cell>
          <table:table-cell table:formula="of:=(1-ROUND([.C1009])/[.C1009])^2" office:value-type="float" office:value="0.00000549535495169227" calcext:value-type="float">
            <text:p>5.49535495169227E-006</text:p>
          </table:table-cell>
          <table:table-cell table:formula="of:=(1-ROUND([.A1009])/[.A1009])^2" office:value-type="float" office:value="0.00000393675988914081" calcext:value-type="float">
            <text:p>3.93675988914081E-006</text:p>
          </table:table-cell>
          <table:table-cell table:formula="of:=SUM([.D1009:.F1009])" office:value-type="float" office:value="0.0000192766255467265" calcext:value-type="float">
            <text:p>1.92766255467265E-005</text:p>
          </table:table-cell>
          <table:table-cell table:number-columns-repeated="4"/>
        </table:table-row>
        <table:table-row table:style-name="ro1">
          <table:table-cell office:value-type="float" office:value="100.9" calcext:value-type="float">
            <text:p>100.9</text:p>
          </table:table-cell>
          <table:table-cell table:formula="of:=SQRT(2)*[.A1010]" office:value-type="float" office:value="142.694148443445" calcext:value-type="float">
            <text:p>142.6941484434</text:p>
          </table:table-cell>
          <table:table-cell table:formula="of:=SQRT(3)*[.A1010]" office:value-type="float" office:value="174.7639264837" calcext:value-type="float">
            <text:p>174.7639264837</text:p>
          </table:table-cell>
          <table:table-cell table:formula="of:=(1-ROUND([.B1010])/[.B1010])^2" office:value-type="float" office:value="0.00000459419116194717" calcext:value-type="float">
            <text:p>4.59419116194717E-006</text:p>
          </table:table-cell>
          <table:table-cell table:formula="of:=(1-ROUND([.C1010])/[.C1010])^2" office:value-type="float" office:value="0.00000182469780886403" calcext:value-type="float">
            <text:p>1.82469780886403E-006</text:p>
          </table:table-cell>
          <table:table-cell table:formula="of:=(1-ROUND([.A1010])/[.A1010])^2" office:value-type="float" office:value="0.000000982240116454209" calcext:value-type="float">
            <text:p>9.82240116454209E-007</text:p>
          </table:table-cell>
          <table:table-cell table:formula="of:=SUM([.D1010:.F1010])" office:value-type="float" office:value="0.00000740112908726541" calcext:value-type="float">
            <text:p>7.40112908726541E-00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SQRT(2)*[.A1011]" office:value-type="float" office:value="142.835569799683" calcext:value-type="float">
            <text:p>142.8355697997</text:p>
          </table:table-cell>
          <table:table-cell table:formula="of:=SQRT(3)*[.A1011]" office:value-type="float" office:value="174.937131564457" calcext:value-type="float">
            <text:p>174.9371315645</text:p>
          </table:table-cell>
          <table:table-cell table:formula="of:=(1-ROUND([.B1011])/[.B1011])^2" office:value-type="float" office:value="0.00000132522746673909" calcext:value-type="float">
            <text:p>1.32522746673909E-006</text:p>
          </table:table-cell>
          <table:table-cell table:formula="of:=(1-ROUND([.C1011])/[.C1011])^2" office:value-type="float" office:value="0.000000129152050049833" calcext:value-type="float">
            <text:p>1.29152050049833E-007</text:p>
          </table:table-cell>
          <table:table-cell table:formula="of:=(1-ROUND([.A1011])/[.A1011])^2" office:value-type="float" office:value="0" calcext:value-type="float">
            <text:p>0</text:p>
          </table:table-cell>
          <table:table-cell table:formula="of:=SUM([.D1011:.F1011])" office:value-type="float" office:value="0.00000145437951678893" calcext:value-type="float">
            <text:p>1.45437951678893E-006</text:p>
          </table:table-cell>
          <table:table-cell table:number-columns-repeated="4"/>
        </table:table-row>
        <table:table-row table:style-name="ro1">
          <table:table-cell office:value-type="float" office:value="101.1" calcext:value-type="float">
            <text:p>101.1</text:p>
          </table:table-cell>
          <table:table-cell table:formula="of:=SQRT(2)*[.A1012]" office:value-type="float" office:value="142.97699115592" calcext:value-type="float">
            <text:p>142.9769911559</text:p>
          </table:table-cell>
          <table:table-cell table:formula="of:=SQRT(3)*[.A1012]" office:value-type="float" office:value="175.110336645213" calcext:value-type="float">
            <text:p>175.1103366452</text:p>
          </table:table-cell>
          <table:table-cell table:formula="of:=(1-ROUND([.B1012])/[.B1012])^2" office:value-type="float" office:value="0.0000000258974674183328" calcext:value-type="float">
            <text:p>2.58974674183328E-008</text:p>
          </table:table-cell>
          <table:table-cell table:formula="of:=(1-ROUND([.C1012])/[.C1012])^2" office:value-type="float" office:value="0.0000003970232903594" calcext:value-type="float">
            <text:p>0.000000397</text:p>
          </table:table-cell>
          <table:table-cell table:formula="of:=(1-ROUND([.A1012])/[.A1012])^2" office:value-type="float" office:value="0.000000978357748250935" calcext:value-type="float">
            <text:p>9.78357748250935E-007</text:p>
          </table:table-cell>
          <table:table-cell table:formula="of:=SUM([.D1012:.F1012])" office:value-type="float" office:value="0.00000140127850602867" calcext:value-type="float">
            <text:p>1.40127850602867E-006</text:p>
          </table:table-cell>
          <table:table-cell table:number-columns-repeated="4"/>
        </table:table-row>
        <table:table-row table:style-name="ro1">
          <table:table-cell office:value-type="float" office:value="101.2" calcext:value-type="float">
            <text:p>101.2</text:p>
          </table:table-cell>
          <table:table-cell table:formula="of:=SQRT(2)*[.A1013]" office:value-type="float" office:value="143.118412512157" calcext:value-type="float">
            <text:p>143.1184125122</text:p>
          </table:table-cell>
          <table:table-cell table:formula="of:=SQRT(3)*[.A1013]" office:value-type="float" office:value="175.28354172597" calcext:value-type="float">
            <text:p>175.283541726</text:p>
          </table:table-cell>
          <table:table-cell table:formula="of:=(1-ROUND([.B1013])/[.B1013])^2" office:value-type="float" office:value="0.000000684548414841332" calcext:value-type="float">
            <text:p>6.84548414841332E-007</text:p>
          </table:table-cell>
          <table:table-cell table:formula="of:=(1-ROUND([.C1013])/[.C1013])^2" office:value-type="float" office:value="0.00000261668640237613" calcext:value-type="float">
            <text:p>2.61668640237613E-006</text:p>
          </table:table-cell>
          <table:table-cell table:formula="of:=(1-ROUND([.A1013])/[.A1013])^2" office:value-type="float" office:value="0.00000390570076083046" calcext:value-type="float">
            <text:p>3.90570076083046E-006</text:p>
          </table:table-cell>
          <table:table-cell table:formula="of:=SUM([.D1013:.F1013])" office:value-type="float" office:value="0.00000720693557804793" calcext:value-type="float">
            <text:p>7.20693557804793E-006</text:p>
          </table:table-cell>
          <table:table-cell table:number-columns-repeated="4"/>
        </table:table-row>
        <table:table-row table:style-name="ro1">
          <table:table-cell office:value-type="float" office:value="101.3" calcext:value-type="float">
            <text:p>101.3</text:p>
          </table:table-cell>
          <table:table-cell table:formula="of:=SQRT(2)*[.A1014]" office:value-type="float" office:value="143.259833868395" calcext:value-type="float">
            <text:p>143.2598338684</text:p>
          </table:table-cell>
          <table:table-cell table:formula="of:=SQRT(3)*[.A1014]" office:value-type="float" office:value="175.456746806727" calcext:value-type="float">
            <text:p>175.4567468067</text:p>
          </table:table-cell>
          <table:table-cell table:formula="of:=(1-ROUND([.B1014])/[.B1014])^2" office:value-type="float" office:value="0.00000328959650724547" calcext:value-type="float">
            <text:p>3.28959650724547E-006</text:p>
          </table:table-cell>
          <table:table-cell table:formula="of:=(1-ROUND([.C1014])/[.C1014])^2" office:value-type="float" office:value="0.00000677658506073093" calcext:value-type="float">
            <text:p>6.77658506073093E-006</text:p>
          </table:table-cell>
          <table:table-cell table:formula="of:=(1-ROUND([.A1014])/[.A1014])^2" office:value-type="float" office:value="0.00000877048517349441" calcext:value-type="float">
            <text:p>8.77048517349441E-006</text:p>
          </table:table-cell>
          <table:table-cell table:formula="of:=SUM([.D1014:.F1014])" office:value-type="float" office:value="0.0000188366667414708" calcext:value-type="float">
            <text:p>1.88366667414708E-005</text:p>
          </table:table-cell>
          <table:table-cell table:number-columns-repeated="4"/>
        </table:table-row>
        <table:table-row table:style-name="ro1">
          <table:table-cell office:value-type="float" office:value="101.4" calcext:value-type="float">
            <text:p>101.4</text:p>
          </table:table-cell>
          <table:table-cell table:formula="of:=SQRT(2)*[.A1015]" office:value-type="float" office:value="143.401255224632" calcext:value-type="float">
            <text:p>143.4012552246</text:p>
          </table:table-cell>
          <table:table-cell table:formula="of:=SQRT(3)*[.A1015]" office:value-type="float" office:value="175.629951887484" calcext:value-type="float">
            <text:p>175.6299518875</text:p>
          </table:table-cell>
          <table:table-cell table:formula="of:=(1-ROUND([.B1015])/[.B1015])^2" office:value-type="float" office:value="0.00000782952643729198" calcext:value-type="float">
            <text:p>7.82952643729198E-006</text:p>
          </table:table-cell>
          <table:table-cell table:formula="of:=(1-ROUND([.C1015])/[.C1015])^2" office:value-type="float" office:value="0.00000443934832063598" calcext:value-type="float">
            <text:p>4.43934832063598E-006</text:p>
          </table:table-cell>
          <table:table-cell table:formula="of:=(1-ROUND([.A1015])/[.A1015])^2" office:value-type="float" office:value="0.0000155612354064791" calcext:value-type="float">
            <text:p>1.55612354064791E-005</text:p>
          </table:table-cell>
          <table:table-cell table:formula="of:=SUM([.D1015:.F1015])" office:value-type="float" office:value="0.000027830110164407" calcext:value-type="float">
            <text:p>2.7830110164407E-005</text:p>
          </table:table-cell>
          <table:table-cell table:number-columns-repeated="4"/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SQRT(2)*[.A1016]" office:value-type="float" office:value="143.542676580869" calcext:value-type="float">
            <text:p>143.5426765809</text:p>
          </table:table-cell>
          <table:table-cell table:formula="of:=SQRT(3)*[.A1016]" office:value-type="float" office:value="175.803156968241" calcext:value-type="float">
            <text:p>175.8031569682</text:p>
          </table:table-cell>
          <table:table-cell table:formula="of:=(1-ROUND([.B1016])/[.B1016])^2" office:value-type="float" office:value="0.0000101504384811821" calcext:value-type="float">
            <text:p>1.01504384811821E-005</text:p>
          </table:table-cell>
          <table:table-cell table:formula="of:=(1-ROUND([.C1016])/[.C1016])^2" office:value-type="float" office:value="0.00000125368015569606" calcext:value-type="float">
            <text:p>1.25368015569606E-006</text:p>
          </table:table-cell>
          <table:table-cell table:formula="of:=(1-ROUND([.A1016])/[.A1016])^2" office:value-type="float" office:value="0.0000242665437161795" calcext:value-type="float">
            <text:p>2.42665437161795E-005</text:p>
          </table:table-cell>
          <table:table-cell table:formula="of:=SUM([.D1016:.F1016])" office:value-type="float" office:value="0.0000356706623530577" calcext:value-type="float">
            <text:p>3.56706623530577E-005</text:p>
          </table:table-cell>
          <table:table-cell table:number-columns-repeated="4"/>
        </table:table-row>
        <table:table-row table:style-name="ro1">
          <table:table-cell office:value-type="float" office:value="101.6" calcext:value-type="float">
            <text:p>101.6</text:p>
          </table:table-cell>
          <table:table-cell table:formula="of:=SQRT(2)*[.A1017]" office:value-type="float" office:value="143.684097937106" calcext:value-type="float">
            <text:p>143.6840979371</text:p>
          </table:table-cell>
          <table:table-cell table:formula="of:=SQRT(3)*[.A1017]" office:value-type="float" office:value="175.976362048998" calcext:value-type="float">
            <text:p>175.976362049</text:p>
          </table:table-cell>
          <table:table-cell table:formula="of:=(1-ROUND([.B1017])/[.B1017])^2" office:value-type="float" office:value="0.00000483378703249902" calcext:value-type="float">
            <text:p>4.83378703249902E-006</text:p>
          </table:table-cell>
          <table:table-cell table:formula="of:=(1-ROUND([.C1017])/[.C1017])^2" office:value-type="float" office:value="0.0000000180430929141829" calcext:value-type="float">
            <text:p>0.000000018</text:p>
          </table:table-cell>
          <table:table-cell table:formula="of:=(1-ROUND([.A1017])/[.A1017])^2" office:value-type="float" office:value="0.0000155000310000619" calcext:value-type="float">
            <text:p>0.0000155</text:p>
          </table:table-cell>
          <table:table-cell table:formula="of:=SUM([.D1017:.F1017])" office:value-type="float" office:value="0.0000203518611254751" calcext:value-type="float">
            <text:p>2.03518611254751E-005</text:p>
          </table:table-cell>
          <table:table-cell table:number-columns-repeated="4"/>
        </table:table-row>
        <table:table-row table:style-name="ro1">
          <table:table-cell office:value-type="float" office:value="101.7" calcext:value-type="float">
            <text:p>101.7</text:p>
          </table:table-cell>
          <table:table-cell table:formula="of:=SQRT(2)*[.A1018]" office:value-type="float" office:value="143.825519293344" calcext:value-type="float">
            <text:p>143.8255192933</text:p>
          </table:table-cell>
          <table:table-cell table:formula="of:=SQRT(3)*[.A1018]" office:value-type="float" office:value="176.149567129755" calcext:value-type="float">
            <text:p>176.1495671298</text:p>
          </table:table-cell>
          <table:table-cell table:formula="of:=(1-ROUND([.B1018])/[.B1018])^2" office:value-type="float" office:value="0.00000147171230648563" calcext:value-type="float">
            <text:p>1.47171230648563E-006</text:p>
          </table:table-cell>
          <table:table-cell table:formula="of:=(1-ROUND([.C1018])/[.C1018])^2" office:value-type="float" office:value="0.000000720956660504431" calcext:value-type="float">
            <text:p>0.000000721</text:p>
          </table:table-cell>
          <table:table-cell table:formula="of:=(1-ROUND([.A1018])/[.A1018])^2" office:value-type="float" office:value="0.00000870162981526399" calcext:value-type="float">
            <text:p>8.70162981526399E-006</text:p>
          </table:table-cell>
          <table:table-cell table:formula="of:=SUM([.D1018:.F1018])" office:value-type="float" office:value="0.000010894298782254" calcext:value-type="float">
            <text:p>1.0894298782254E-005</text:p>
          </table:table-cell>
          <table:table-cell table:number-columns-repeated="4"/>
        </table:table-row>
        <table:table-row table:style-name="ro1">
          <table:table-cell office:value-type="float" office:value="101.8" calcext:value-type="float">
            <text:p>101.8</text:p>
          </table:table-cell>
          <table:table-cell table:formula="of:=SQRT(2)*[.A1019]" office:value-type="float" office:value="143.966940649581" calcext:value-type="float">
            <text:p>143.9669406496</text:p>
          </table:table-cell>
          <table:table-cell table:formula="of:=SQRT(3)*[.A1019]" office:value-type="float" office:value="176.322772210512" calcext:value-type="float">
            <text:p>176.3227722105</text:p>
          </table:table-cell>
          <table:table-cell table:formula="of:=(1-ROUND([.B1019])/[.B1019])^2" office:value-type="float" office:value="0.0000000527306445725644" calcext:value-type="float">
            <text:p>5.27306445725644E-008</text:p>
          </table:table-cell>
          <table:table-cell table:formula="of:=(1-ROUND([.C1019])/[.C1019])^2" office:value-type="float" office:value="0.00000335100798201456" calcext:value-type="float">
            <text:p>0.000003351</text:p>
          </table:table-cell>
          <table:table-cell table:formula="of:=(1-ROUND([.A1019])/[.A1019])^2" office:value-type="float" office:value="0.00000385979674310341" calcext:value-type="float">
            <text:p>3.85979674310341E-006</text:p>
          </table:table-cell>
          <table:table-cell table:formula="of:=SUM([.D1019:.F1019])" office:value-type="float" office:value="0.00000726353536969054" calcext:value-type="float">
            <text:p>7.26353536969054E-006</text:p>
          </table:table-cell>
          <table:table-cell table:number-columns-repeated="4"/>
        </table:table-row>
        <table:table-row table:style-name="ro1">
          <table:table-cell office:value-type="float" office:value="101.9" calcext:value-type="float">
            <text:p>101.9</text:p>
          </table:table-cell>
          <table:table-cell table:formula="of:=SQRT(2)*[.A1020]" office:value-type="float" office:value="144.108362005818" calcext:value-type="float">
            <text:p>144.1083620058</text:p>
          </table:table-cell>
          <table:table-cell table:formula="of:=SQRT(3)*[.A1020]" office:value-type="float" office:value="176.495977291269" calcext:value-type="float">
            <text:p>176.4959772913</text:p>
          </table:table-cell>
          <table:table-cell table:formula="of:=(1-ROUND([.B1020])/[.B1020])^2" office:value-type="float" office:value="0.000000565425911845182" calcext:value-type="float">
            <text:p>5.65425911845182E-007</text:p>
          </table:table-cell>
          <table:table-cell table:formula="of:=(1-ROUND([.C1020])/[.C1020])^2" office:value-type="float" office:value="0.00000789685133443069" calcext:value-type="float">
            <text:p>7.89685133443069E-006</text:p>
          </table:table-cell>
          <table:table-cell table:formula="of:=(1-ROUND([.A1020])/[.A1020])^2" office:value-type="float" office:value="0.00000096305620107061" calcext:value-type="float">
            <text:p>9.6305620107061E-007</text:p>
          </table:table-cell>
          <table:table-cell table:formula="of:=SUM([.D1020:.F1020])" office:value-type="float" office:value="0.00000942533344734648" calcext:value-type="float">
            <text:p>9.42533344734648E-00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SQRT(2)*[.A1021]" office:value-type="float" office:value="144.249783362056" calcext:value-type="float">
            <text:p>144.2497833621</text:p>
          </table:table-cell>
          <table:table-cell table:formula="of:=SQRT(3)*[.A1021]" office:value-type="float" office:value="176.669182372025" calcext:value-type="float">
            <text:p>176.669182372</text:p>
          </table:table-cell>
          <table:table-cell table:formula="of:=(1-ROUND([.B1021])/[.B1021])^2" office:value-type="float" office:value="0.00000299844905612502" calcext:value-type="float">
            <text:p>2.99844905612502E-006</text:p>
          </table:table-cell>
          <table:table-cell table:formula="of:=(1-ROUND([.C1021])/[.C1021])^2" office:value-type="float" office:value="0.00000350635342107828" calcext:value-type="float">
            <text:p>3.50635342107828E-006</text:p>
          </table:table-cell>
          <table:table-cell table:formula="of:=(1-ROUND([.A1021])/[.A1021])^2" office:value-type="float" office:value="0" calcext:value-type="float">
            <text:p>0</text:p>
          </table:table-cell>
          <table:table-cell table:formula="of:=SUM([.D1021:.F1021])" office:value-type="float" office:value="0.00000650480247720331" calcext:value-type="float">
            <text:p>6.50480247720331E-006</text:p>
          </table:table-cell>
          <table:table-cell table:number-columns-repeated="4"/>
        </table:table-row>
        <table:table-row table:style-name="ro1">
          <table:table-cell office:value-type="float" office:value="102.1" calcext:value-type="float">
            <text:p>102.1</text:p>
          </table:table-cell>
          <table:table-cell table:formula="of:=SQRT(2)*[.A1022]" office:value-type="float" office:value="144.391204718293" calcext:value-type="float">
            <text:p>144.3912047183</text:p>
          </table:table-cell>
          <table:table-cell table:formula="of:=SQRT(3)*[.A1022]" office:value-type="float" office:value="176.842387452782" calcext:value-type="float">
            <text:p>176.8423874528</text:p>
          </table:table-cell>
          <table:table-cell table:formula="of:=(1-ROUND([.B1022])/[.B1022])^2" office:value-type="float" office:value="0.00000734051767029104" calcext:value-type="float">
            <text:p>7.34051767029104E-006</text:p>
          </table:table-cell>
          <table:table-cell table:formula="of:=(1-ROUND([.C1022])/[.C1022])^2" office:value-type="float" office:value="0.000000794344397442638" calcext:value-type="float">
            <text:p>7.94344397442638E-007</text:p>
          </table:table-cell>
          <table:table-cell table:formula="of:=(1-ROUND([.A1022])/[.A1022])^2" office:value-type="float" office:value="0.000000959286904486484" calcext:value-type="float">
            <text:p>9.59286904486484E-007</text:p>
          </table:table-cell>
          <table:table-cell table:formula="of:=SUM([.D1022:.F1022])" office:value-type="float" office:value="0.00000909414897222016" calcext:value-type="float">
            <text:p>9.09414897222016E-006</text:p>
          </table:table-cell>
          <table:table-cell table:number-columns-repeated="4"/>
        </table:table-row>
        <table:table-row table:style-name="ro1">
          <table:table-cell office:value-type="float" office:value="102.2" calcext:value-type="float">
            <text:p>102.2</text:p>
          </table:table-cell>
          <table:table-cell table:formula="of:=SQRT(2)*[.A1023]" office:value-type="float" office:value="144.53262607453" calcext:value-type="float">
            <text:p>144.5326260745</text:p>
          </table:table-cell>
          <table:table-cell table:formula="of:=SQRT(3)*[.A1023]" office:value-type="float" office:value="177.015592533539" calcext:value-type="float">
            <text:p>177.0155925335</text:p>
          </table:table-cell>
          <table:table-cell table:formula="of:=(1-ROUND([.B1023])/[.B1023])^2" office:value-type="float" office:value="0.0000104567607645946" calcext:value-type="float">
            <text:p>1.04567607645946E-005</text:p>
          </table:table-cell>
          <table:table-cell table:formula="of:=(1-ROUND([.C1023])/[.C1023])^2" office:value-type="float" office:value="0.00000000775908174667257" calcext:value-type="float">
            <text:p>7.75908174667257E-009</text:p>
          </table:table-cell>
          <table:table-cell table:formula="of:=(1-ROUND([.A1023])/[.A1023])^2" office:value-type="float" office:value="0.0000038296421965298" calcext:value-type="float">
            <text:p>3.8296421965298E-006</text:p>
          </table:table-cell>
          <table:table-cell table:formula="of:=SUM([.D1023:.F1023])" office:value-type="float" office:value="0.0000142941620428711" calcext:value-type="float">
            <text:p>1.42941620428711E-005</text:p>
          </table:table-cell>
          <table:table-cell table:number-columns-repeated="4"/>
        </table:table-row>
        <table:table-row table:style-name="ro1">
          <table:table-cell office:value-type="float" office:value="102.3" calcext:value-type="float">
            <text:p>102.3</text:p>
          </table:table-cell>
          <table:table-cell table:formula="of:=SQRT(2)*[.A1024]" office:value-type="float" office:value="144.674047430768" calcext:value-type="float">
            <text:p>144.6740474308</text:p>
          </table:table-cell>
          <table:table-cell table:formula="of:=SQRT(3)*[.A1024]" office:value-type="float" office:value="177.188797614296" calcext:value-type="float">
            <text:p>177.1887976143</text:p>
          </table:table-cell>
          <table:table-cell table:formula="of:=(1-ROUND([.B1024])/[.B1024])^2" office:value-type="float" office:value="0.000005076069434731" calcext:value-type="float">
            <text:p>5.076069434731E-006</text:p>
          </table:table-cell>
          <table:table-cell table:formula="of:=(1-ROUND([.C1024])/[.C1024])^2" office:value-type="float" office:value="0.00000113532573436922" calcext:value-type="float">
            <text:p>1.13532573436922E-006</text:p>
          </table:table-cell>
          <table:table-cell table:formula="of:=(1-ROUND([.A1024])/[.A1024])^2" office:value-type="float" office:value="0.00000859985724236976" calcext:value-type="float">
            <text:p>8.59985724236976E-006</text:p>
          </table:table-cell>
          <table:table-cell table:formula="of:=SUM([.D1024:.F1024])" office:value-type="float" office:value="0.00001481125241147" calcext:value-type="float">
            <text:p>1.481125241147E-005</text:p>
          </table:table-cell>
          <table:table-cell table:number-columns-repeated="4"/>
        </table:table-row>
        <table:table-row table:style-name="ro1">
          <table:table-cell office:value-type="float" office:value="102.4" calcext:value-type="float">
            <text:p>102.4</text:p>
          </table:table-cell>
          <table:table-cell table:formula="of:=SQRT(2)*[.A1025]" office:value-type="float" office:value="144.815468787005" calcext:value-type="float">
            <text:p>144.815468787</text:p>
          </table:table-cell>
          <table:table-cell table:formula="of:=SQRT(3)*[.A1025]" office:value-type="float" office:value="177.362002695053" calcext:value-type="float">
            <text:p>177.3620026951</text:p>
          </table:table-cell>
          <table:table-cell table:formula="of:=(1-ROUND([.B1025])/[.B1025])^2" office:value-type="float" office:value="0.00000162371485564346" calcext:value-type="float">
            <text:p>1.62371485564346E-006</text:p>
          </table:table-cell>
          <table:table-cell table:formula="of:=(1-ROUND([.C1025])/[.C1025])^2" office:value-type="float" office:value="0.00000416583859843148" calcext:value-type="float">
            <text:p>4.16583859843148E-006</text:p>
          </table:table-cell>
          <table:table-cell table:formula="of:=(1-ROUND([.A1025])/[.A1025])^2" office:value-type="float" office:value="0.0000152587890625" calcext:value-type="float">
            <text:p>1.52587890625E-005</text:p>
          </table:table-cell>
          <table:table-cell table:formula="of:=SUM([.D1025:.F1025])" office:value-type="float" office:value="0.0000210483425165749" calcext:value-type="float">
            <text:p>2.10483425165749E-005</text:p>
          </table:table-cell>
          <table:table-cell table:number-columns-repeated="4"/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SQRT(2)*[.A1026]" office:value-type="float" office:value="144.956890143242" calcext:value-type="float">
            <text:p>144.9568901432</text:p>
          </table:table-cell>
          <table:table-cell table:formula="of:=SQRT(3)*[.A1026]" office:value-type="float" office:value="177.53520777581" calcext:value-type="float">
            <text:p>177.5352077758</text:p>
          </table:table-cell>
          <table:table-cell table:formula="of:=(1-ROUND([.B1026])/[.B1026])^2" office:value-type="float" office:value="0.0000000884454372242369" calcext:value-type="float">
            <text:p>8.84454372242369E-008</text:p>
          </table:table-cell>
          <table:table-cell table:formula="of:=(1-ROUND([.C1026])/[.C1026])^2" office:value-type="float" office:value="0.00000685407294602659" calcext:value-type="float">
            <text:p>6.85407294602659E-006</text:p>
          </table:table-cell>
          <table:table-cell table:formula="of:=(1-ROUND([.A1026])/[.A1026])^2" office:value-type="float" office:value="0.0000237953599048186" calcext:value-type="float">
            <text:p>2.37953599048186E-005</text:p>
          </table:table-cell>
          <table:table-cell table:formula="of:=SUM([.D1026:.F1026])" office:value-type="float" office:value="0.0000307378782880694" calcext:value-type="float">
            <text:p>3.07378782880694E-005</text:p>
          </table:table-cell>
          <table:table-cell table:number-columns-repeated="4"/>
        </table:table-row>
        <table:table-row table:style-name="ro1">
          <table:table-cell office:value-type="float" office:value="102.6" calcext:value-type="float">
            <text:p>102.6</text:p>
          </table:table-cell>
          <table:table-cell table:formula="of:=SQRT(2)*[.A1027]" office:value-type="float" office:value="145.09831149948" calcext:value-type="float">
            <text:p>145.0983114995</text:p>
          </table:table-cell>
          <table:table-cell table:formula="of:=SQRT(3)*[.A1027]" office:value-type="float" office:value="177.708412856567" calcext:value-type="float">
            <text:p>177.7084128566</text:p>
          </table:table-cell>
          <table:table-cell table:formula="of:=(1-ROUND([.B1027])/[.B1027])^2" office:value-type="float" office:value="0.000000459075296193685" calcext:value-type="float">
            <text:p>4.59075296193685E-007</text:p>
          </table:table-cell>
          <table:table-cell table:formula="of:=(1-ROUND([.C1027])/[.C1027])^2" office:value-type="float" office:value="0.00000269228335580103" calcext:value-type="float">
            <text:p>2.69228335580103E-006</text:p>
          </table:table-cell>
          <table:table-cell table:formula="of:=(1-ROUND([.A1027])/[.A1027])^2" office:value-type="float" office:value="0.0000151993585870685" calcext:value-type="float">
            <text:p>1.51993585870685E-005</text:p>
          </table:table-cell>
          <table:table-cell table:formula="of:=SUM([.D1027:.F1027])" office:value-type="float" office:value="0.0000183507172390632" calcext:value-type="float">
            <text:p>1.83507172390632E-005</text:p>
          </table:table-cell>
          <table:table-cell table:number-columns-repeated="4"/>
        </table:table-row>
        <table:table-row table:style-name="ro1">
          <table:table-cell office:value-type="float" office:value="102.7" calcext:value-type="float">
            <text:p>102.7</text:p>
          </table:table-cell>
          <table:table-cell table:formula="of:=SQRT(2)*[.A1028]" office:value-type="float" office:value="145.239732855717" calcext:value-type="float">
            <text:p>145.2397328557</text:p>
          </table:table-cell>
          <table:table-cell table:formula="of:=SQRT(3)*[.A1028]" office:value-type="float" office:value="177.881617937324" calcext:value-type="float">
            <text:p>177.8816179373</text:p>
          </table:table-cell>
          <table:table-cell table:formula="of:=(1-ROUND([.B1028])/[.B1028])^2" office:value-type="float" office:value="0.00000272448382997759" calcext:value-type="float">
            <text:p>2.72448382997759E-006</text:p>
          </table:table-cell>
          <table:table-cell table:formula="of:=(1-ROUND([.C1028])/[.C1028])^2" office:value-type="float" office:value="0.00000044290406235473" calcext:value-type="float">
            <text:p>4.4290406235473E-007</text:p>
          </table:table-cell>
          <table:table-cell table:formula="of:=(1-ROUND([.A1028])/[.A1028])^2" office:value-type="float" office:value="0.00000853299757568037" calcext:value-type="float">
            <text:p>0.000008533</text:p>
          </table:table-cell>
          <table:table-cell table:formula="of:=SUM([.D1028:.F1028])" office:value-type="float" office:value="0.0000117003854680127" calcext:value-type="float">
            <text:p>1.17003854680127E-005</text:p>
          </table:table-cell>
          <table:table-cell table:number-columns-repeated="4"/>
        </table:table-row>
        <table:table-row table:style-name="ro1">
          <table:table-cell office:value-type="float" office:value="102.8" calcext:value-type="float">
            <text:p>102.8</text:p>
          </table:table-cell>
          <table:table-cell table:formula="of:=SQRT(2)*[.A1029]" office:value-type="float" office:value="145.381154211954" calcext:value-type="float">
            <text:p>145.381154212</text:p>
          </table:table-cell>
          <table:table-cell table:formula="of:=SQRT(3)*[.A1029]" office:value-type="float" office:value="178.054823018081" calcext:value-type="float">
            <text:p>178.0548230181</text:p>
          </table:table-cell>
          <table:table-cell table:formula="of:=(1-ROUND([.B1029])/[.B1029])^2" office:value-type="float" office:value="0.0000068736152936836" calcext:value-type="float">
            <text:p>6.8736152936836E-006</text:p>
          </table:table-cell>
          <table:table-cell table:formula="of:=(1-ROUND([.C1029])/[.C1029])^2" office:value-type="float" office:value="0.0000000948021958275575" calcext:value-type="float">
            <text:p>9.48021958275575E-008</text:p>
          </table:table-cell>
          <table:table-cell table:formula="of:=(1-ROUND([.A1029])/[.A1029])^2" office:value-type="float" office:value="0.00000378506866114549" calcext:value-type="float">
            <text:p>3.78506866114549E-006</text:p>
          </table:table-cell>
          <table:table-cell table:formula="of:=SUM([.D1029:.F1029])" office:value-type="float" office:value="0.0000107534861506566" calcext:value-type="float">
            <text:p>1.07534861506566E-005</text:p>
          </table:table-cell>
          <table:table-cell table:number-columns-repeated="4"/>
        </table:table-row>
        <table:table-row table:style-name="ro1">
          <table:table-cell office:value-type="float" office:value="102.9" calcext:value-type="float">
            <text:p>102.9</text:p>
          </table:table-cell>
          <table:table-cell table:formula="of:=SQRT(2)*[.A1030]" office:value-type="float" office:value="145.522575568191" calcext:value-type="float">
            <text:p>145.5225755682</text:p>
          </table:table-cell>
          <table:table-cell table:formula="of:=SQRT(3)*[.A1030]" office:value-type="float" office:value="178.228028098838" calcext:value-type="float">
            <text:p>178.2280280988</text:p>
          </table:table-cell>
          <table:table-cell table:formula="of:=(1-ROUND([.B1030])/[.B1030])^2" office:value-type="float" office:value="0.0000107633765639823" calcext:value-type="float">
            <text:p>1.07633765639823E-005</text:p>
          </table:table-cell>
          <table:table-cell table:formula="of:=(1-ROUND([.C1030])/[.C1030])^2" office:value-type="float" office:value="0.00000163690972360135" calcext:value-type="float">
            <text:p>1.63690972360135E-006</text:p>
          </table:table-cell>
          <table:table-cell table:formula="of:=(1-ROUND([.A1030])/[.A1030])^2" office:value-type="float" office:value="0.000000944428861368296" calcext:value-type="float">
            <text:p>9.44428861368296E-007</text:p>
          </table:table-cell>
          <table:table-cell table:formula="of:=SUM([.D1030:.F1030])" office:value-type="float" office:value="0.000013344715148952" calcext:value-type="float">
            <text:p>1.3344715148952E-00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SQRT(2)*[.A1031]" office:value-type="float" office:value="145.663996924429" calcext:value-type="float">
            <text:p>145.6639969244</text:p>
          </table:table-cell>
          <table:table-cell table:formula="of:=SQRT(3)*[.A1031]" office:value-type="float" office:value="178.401233179594" calcext:value-type="float">
            <text:p>178.4012331796</text:p>
          </table:table-cell>
          <table:table-cell table:formula="of:=(1-ROUND([.B1031])/[.B1031])^2" office:value-type="float" office:value="0.00000532086279542411" calcext:value-type="float">
            <text:p>5.32086279542411E-006</text:p>
          </table:table-cell>
          <table:table-cell table:formula="of:=(1-ROUND([.C1031])/[.C1031])^2" office:value-type="float" office:value="0.00000505822303099266" calcext:value-type="float">
            <text:p>5.05822303099266E-006</text:p>
          </table:table-cell>
          <table:table-cell table:formula="of:=(1-ROUND([.A1031])/[.A1031])^2" office:value-type="float" office:value="0" calcext:value-type="float">
            <text:p>0</text:p>
          </table:table-cell>
          <table:table-cell table:formula="of:=SUM([.D1031:.F1031])" office:value-type="float" office:value="0.0000103790858264168" calcext:value-type="float">
            <text:p>1.03790858264168E-005</text:p>
          </table:table-cell>
          <table:table-cell table:number-columns-repeated="4"/>
        </table:table-row>
        <table:table-row table:style-name="ro1">
          <table:table-cell office:value-type="float" office:value="103.1" calcext:value-type="float">
            <text:p>103.1</text:p>
          </table:table-cell>
          <table:table-cell table:formula="of:=SQRT(2)*[.A1032]" office:value-type="float" office:value="145.805418280666" calcext:value-type="float">
            <text:p>145.8054182807</text:p>
          </table:table-cell>
          <table:table-cell table:formula="of:=SQRT(3)*[.A1032]" office:value-type="float" office:value="178.574438260351" calcext:value-type="float">
            <text:p>178.5744382604</text:p>
          </table:table-cell>
          <table:table-cell table:formula="of:=(1-ROUND([.B1032])/[.B1032])^2" office:value-type="float" office:value="0.00000178097058588896" calcext:value-type="float">
            <text:p>0.000001781</text:p>
          </table:table-cell>
          <table:table-cell table:formula="of:=(1-ROUND([.C1032])/[.C1032])^2" office:value-type="float" office:value="0.00000567919218901744" calcext:value-type="float">
            <text:p>5.67919218901744E-006</text:p>
          </table:table-cell>
          <table:table-cell table:formula="of:=(1-ROUND([.A1032])/[.A1032])^2" office:value-type="float" office:value="0.000000940768287829813" calcext:value-type="float">
            <text:p>9.40768287829813E-007</text:p>
          </table:table-cell>
          <table:table-cell table:formula="of:=SUM([.D1032:.F1032])" office:value-type="float" office:value="0.00000840093106273621" calcext:value-type="float">
            <text:p>8.40093106273621E-006</text:p>
          </table:table-cell>
          <table:table-cell table:number-columns-repeated="4"/>
        </table:table-row>
        <table:table-row table:style-name="ro1">
          <table:table-cell office:value-type="float" office:value="103.2" calcext:value-type="float">
            <text:p>103.2</text:p>
          </table:table-cell>
          <table:table-cell table:formula="of:=SQRT(2)*[.A1033]" office:value-type="float" office:value="145.946839636903" calcext:value-type="float">
            <text:p>145.9468396369</text:p>
          </table:table-cell>
          <table:table-cell table:formula="of:=SQRT(3)*[.A1033]" office:value-type="float" office:value="178.747643341108" calcext:value-type="float">
            <text:p>178.7476433411</text:p>
          </table:table-cell>
          <table:table-cell table:formula="of:=(1-ROUND([.B1033])/[.B1033])^2" office:value-type="float" office:value="0.000000132674202861166" calcext:value-type="float">
            <text:p>1.32674202861166E-007</text:p>
          </table:table-cell>
          <table:table-cell table:formula="of:=(1-ROUND([.C1033])/[.C1033])^2" office:value-type="float" office:value="0.00000199319086665571" calcext:value-type="float">
            <text:p>1.99319086665571E-006</text:p>
          </table:table-cell>
          <table:table-cell table:formula="of:=(1-ROUND([.A1033])/[.A1033])^2" office:value-type="float" office:value="0.00000375578390721713" calcext:value-type="float">
            <text:p>3.75578390721713E-006</text:p>
          </table:table-cell>
          <table:table-cell table:formula="of:=SUM([.D1033:.F1033])" office:value-type="float" office:value="0.000005881648976734" calcext:value-type="float">
            <text:p>5.881648976734E-006</text:p>
          </table:table-cell>
          <table:table-cell table:number-columns-repeated="4"/>
        </table:table-row>
        <table:table-row table:style-name="ro1">
          <table:table-cell office:value-type="float" office:value="103.3" calcext:value-type="float">
            <text:p>103.3</text:p>
          </table:table-cell>
          <table:table-cell table:formula="of:=SQRT(2)*[.A1034]" office:value-type="float" office:value="146.088260993141" calcext:value-type="float">
            <text:p>146.0882609931</text:p>
          </table:table-cell>
          <table:table-cell table:formula="of:=SQRT(3)*[.A1034]" office:value-type="float" office:value="178.920848421865" calcext:value-type="float">
            <text:p>178.9208484219</text:p>
          </table:table-cell>
          <table:table-cell table:formula="of:=(1-ROUND([.B1034])/[.B1034])^2" office:value-type="float" office:value="0.000000365011864529861" calcext:value-type="float">
            <text:p>0.000000365</text:p>
          </table:table-cell>
          <table:table-cell table:formula="of:=(1-ROUND([.C1034])/[.C1034])^2" office:value-type="float" office:value="0.000000195702898922892" calcext:value-type="float">
            <text:p>1.95702898922892E-007</text:p>
          </table:table-cell>
          <table:table-cell table:formula="of:=(1-ROUND([.A1034])/[.A1034])^2" office:value-type="float" office:value="0.00000843416059953756" calcext:value-type="float">
            <text:p>8.43416059953756E-006</text:p>
          </table:table-cell>
          <table:table-cell table:formula="of:=SUM([.D1034:.F1034])" office:value-type="float" office:value="0.00000899487536299031" calcext:value-type="float">
            <text:p>8.99487536299031E-006</text:p>
          </table:table-cell>
          <table:table-cell table:number-columns-repeated="4"/>
        </table:table-row>
        <table:table-row table:style-name="ro1">
          <table:table-cell office:value-type="float" office:value="103.4" calcext:value-type="float">
            <text:p>103.4</text:p>
          </table:table-cell>
          <table:table-cell table:formula="of:=SQRT(2)*[.A1035]" office:value-type="float" office:value="146.229682349378" calcext:value-type="float">
            <text:p>146.2296823494</text:p>
          </table:table-cell>
          <table:table-cell table:formula="of:=SQRT(3)*[.A1035]" office:value-type="float" office:value="179.094053502622" calcext:value-type="float">
            <text:p>179.0940535026</text:p>
          </table:table-cell>
          <table:table-cell table:formula="of:=(1-ROUND([.B1035])/[.B1035])^2" office:value-type="float" office:value="0.00000246708532785749" calcext:value-type="float">
            <text:p>2.46708532785749E-006</text:p>
          </table:table-cell>
          <table:table-cell table:formula="of:=(1-ROUND([.C1035])/[.C1035])^2" office:value-type="float" office:value="0.000000275795778958643" calcext:value-type="float">
            <text:p>2.75795778958643E-007</text:p>
          </table:table-cell>
          <table:table-cell table:formula="of:=(1-ROUND([.A1035])/[.A1035])^2" office:value-type="float" office:value="0.0000149650752556229" calcext:value-type="float">
            <text:p>1.49650752556229E-005</text:p>
          </table:table-cell>
          <table:table-cell table:formula="of:=SUM([.D1035:.F1035])" office:value-type="float" office:value="0.000017707956362439" calcext:value-type="float">
            <text:p>0.000017708</text:p>
          </table:table-cell>
          <table:table-cell table:number-columns-repeated="4"/>
        </table:table-row>
        <table:table-row table:style-name="ro1">
          <table:table-cell office:value-type="float" office:value="103.5" calcext:value-type="float">
            <text:p>103.5</text:p>
          </table:table-cell>
          <table:table-cell table:formula="of:=SQRT(2)*[.A1036]" office:value-type="float" office:value="146.371103705615" calcext:value-type="float">
            <text:p>146.3711037056</text:p>
          </table:table-cell>
          <table:table-cell table:formula="of:=SQRT(3)*[.A1036]" office:value-type="float" office:value="179.267258583379" calcext:value-type="float">
            <text:p>179.2672585834</text:p>
          </table:table-cell>
          <table:table-cell table:formula="of:=(1-ROUND([.B1036])/[.B1036])^2" office:value-type="float" office:value="0.0000064280594796352" calcext:value-type="float">
            <text:p>6.4280594796352E-006</text:p>
          </table:table-cell>
          <table:table-cell table:formula="of:=(1-ROUND([.C1036])/[.C1036])^2" office:value-type="float" office:value="0.00000222260030617989" calcext:value-type="float">
            <text:p>2.22260030617989E-006</text:p>
          </table:table-cell>
          <table:table-cell table:formula="of:=(1-ROUND([.A1036])/[.A1036])^2" office:value-type="float" office:value="0.0000233377675091603" calcext:value-type="float">
            <text:p>2.33377675091603E-005</text:p>
          </table:table-cell>
          <table:table-cell table:formula="of:=SUM([.D1036:.F1036])" office:value-type="float" office:value="0.0000319884272949754" calcext:value-type="float">
            <text:p>3.19884272949754E-005</text:p>
          </table:table-cell>
          <table:table-cell table:number-columns-repeated="4"/>
        </table:table-row>
        <table:table-row table:style-name="ro1">
          <table:table-cell office:value-type="float" office:value="103.6" calcext:value-type="float">
            <text:p>103.6</text:p>
          </table:table-cell>
          <table:table-cell table:formula="of:=SQRT(2)*[.A1037]" office:value-type="float" office:value="146.512525061853" calcext:value-type="float">
            <text:p>146.5125250619</text:p>
          </table:table-cell>
          <table:table-cell table:formula="of:=SQRT(3)*[.A1037]" office:value-type="float" office:value="179.440463664136" calcext:value-type="float">
            <text:p>179.4404636641</text:p>
          </table:table-cell>
          <table:table-cell table:formula="of:=(1-ROUND([.B1037])/[.B1037])^2" office:value-type="float" office:value="0.0000110701901116641" calcext:value-type="float">
            <text:p>1.10701901116641E-005</text:p>
          </table:table-cell>
          <table:table-cell table:formula="of:=(1-ROUND([.C1037])/[.C1037])^2" office:value-type="float" office:value="0.00000602531017923069" calcext:value-type="float">
            <text:p>6.02531017923069E-006</text:p>
          </table:table-cell>
          <table:table-cell table:formula="of:=(1-ROUND([.A1037])/[.A1037])^2" office:value-type="float" office:value="0.0000149073508146867" calcext:value-type="float">
            <text:p>1.49073508146867E-005</text:p>
          </table:table-cell>
          <table:table-cell table:formula="of:=SUM([.D1037:.F1037])" office:value-type="float" office:value="0.0000320028511055814" calcext:value-type="float">
            <text:p>3.20028511055814E-005</text:p>
          </table:table-cell>
          <table:table-cell table:number-columns-repeated="4"/>
        </table:table-row>
        <table:table-row table:style-name="ro1">
          <table:table-cell office:value-type="float" office:value="103.7" calcext:value-type="float">
            <text:p>103.7</text:p>
          </table:table-cell>
          <table:table-cell table:formula="of:=SQRT(2)*[.A1038]" office:value-type="float" office:value="146.65394641809" calcext:value-type="float">
            <text:p>146.6539464181</text:p>
          </table:table-cell>
          <table:table-cell table:formula="of:=SQRT(3)*[.A1038]" office:value-type="float" office:value="179.613668744893" calcext:value-type="float">
            <text:p>179.6136687449</text:p>
          </table:table-cell>
          <table:table-cell table:formula="of:=(1-ROUND([.B1038])/[.B1038])^2" office:value-type="float" office:value="0.00000556799952168821" calcext:value-type="float">
            <text:p>0.000005568</text:p>
          </table:table-cell>
          <table:table-cell table:formula="of:=(1-ROUND([.C1038])/[.C1038])^2" office:value-type="float" office:value="0.00000462637595941082" calcext:value-type="float">
            <text:p>4.62637595941082E-006</text:p>
          </table:table-cell>
          <table:table-cell table:formula="of:=(1-ROUND([.A1038])/[.A1038])^2" office:value-type="float" office:value="0.00000836922023974968" calcext:value-type="float">
            <text:p>8.36922023974968E-006</text:p>
          </table:table-cell>
          <table:table-cell table:formula="of:=SUM([.D1038:.F1038])" office:value-type="float" office:value="0.0000185635957208487" calcext:value-type="float">
            <text:p>1.85635957208487E-005</text:p>
          </table:table-cell>
          <table:table-cell table:number-columns-repeated="4"/>
        </table:table-row>
        <table:table-row table:style-name="ro1">
          <table:table-cell office:value-type="float" office:value="103.8" calcext:value-type="float">
            <text:p>103.8</text:p>
          </table:table-cell>
          <table:table-cell table:formula="of:=SQRT(2)*[.A1039]" office:value-type="float" office:value="146.795367774327" calcext:value-type="float">
            <text:p>146.7953677743</text:p>
          </table:table-cell>
          <table:table-cell table:formula="of:=SQRT(3)*[.A1039]" office:value-type="float" office:value="179.786873825649" calcext:value-type="float">
            <text:p>179.7868738257</text:p>
          </table:table-cell>
          <table:table-cell table:formula="of:=(1-ROUND([.B1039])/[.B1039])^2" office:value-type="float" office:value="0.00000194322618083947" calcext:value-type="float">
            <text:p>1.94322618083947E-006</text:p>
          </table:table-cell>
          <table:table-cell table:formula="of:=(1-ROUND([.C1039])/[.C1039])^2" office:value-type="float" office:value="0.0000014052630173292" calcext:value-type="float">
            <text:p>1.4052630173292E-006</text:p>
          </table:table-cell>
          <table:table-cell table:formula="of:=(1-ROUND([.A1039])/[.A1039])^2" office:value-type="float" office:value="0.00000371248992987113" calcext:value-type="float">
            <text:p>3.71248992987113E-006</text:p>
          </table:table-cell>
          <table:table-cell table:formula="of:=SUM([.D1039:.F1039])" office:value-type="float" office:value="0.0000070609791280398" calcext:value-type="float">
            <text:p>0.000007061</text:p>
          </table:table-cell>
          <table:table-cell table:number-columns-repeated="4"/>
        </table:table-row>
        <table:table-row table:style-name="ro1">
          <table:table-cell office:value-type="float" office:value="103.9" calcext:value-type="float">
            <text:p>103.9</text:p>
          </table:table-cell>
          <table:table-cell table:formula="of:=SQRT(2)*[.A1040]" office:value-type="float" office:value="146.936789130565" calcext:value-type="float">
            <text:p>146.9367891306</text:p>
          </table:table-cell>
          <table:table-cell table:formula="of:=SQRT(3)*[.A1040]" office:value-type="float" office:value="179.960078906406" calcext:value-type="float">
            <text:p>179.9600789064</text:p>
          </table:table-cell>
          <table:table-cell table:formula="of:=(1-ROUND([.B1040])/[.B1040])^2" office:value-type="float" office:value="0.000000185064209717958" calcext:value-type="float">
            <text:p>1.85064209717958E-007</text:p>
          </table:table-cell>
          <table:table-cell table:formula="of:=(1-ROUND([.C1040])/[.C1040])^2" office:value-type="float" office:value="0.0000000492099030870464" calcext:value-type="float">
            <text:p>4.92099030870464E-008</text:p>
          </table:table-cell>
          <table:table-cell table:formula="of:=(1-ROUND([.A1040])/[.A1040])^2" office:value-type="float" office:value="0.000000926336773439111" calcext:value-type="float">
            <text:p>9.26336773439111E-007</text:p>
          </table:table-cell>
          <table:table-cell table:formula="of:=SUM([.D1040:.F1040])" office:value-type="float" office:value="0.00000116061088624412" calcext:value-type="float">
            <text:p>1.16061088624412E-006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SQRT(2)*[.A1041]" office:value-type="float" office:value="147.078210486802" calcext:value-type="float">
            <text:p>147.0782104868</text:p>
          </table:table-cell>
          <table:table-cell table:formula="of:=SQRT(3)*[.A1041]" office:value-type="float" office:value="180.133283987163" calcext:value-type="float">
            <text:p>180.1332839872</text:p>
          </table:table-cell>
          <table:table-cell table:formula="of:=(1-ROUND([.B1041])/[.B1041])^2" office:value-type="float" office:value="0.00000028276998177657" calcext:value-type="float">
            <text:p>2.8276998177657E-007</text:p>
          </table:table-cell>
          <table:table-cell table:formula="of:=(1-ROUND([.C1041])/[.C1041])^2" office:value-type="float" office:value="0.000000547479697797293" calcext:value-type="float">
            <text:p>5.47479697797293E-007</text:p>
          </table:table-cell>
          <table:table-cell table:formula="of:=(1-ROUND([.A1041])/[.A1041])^2" office:value-type="float" office:value="0" calcext:value-type="float">
            <text:p>0</text:p>
          </table:table-cell>
          <table:table-cell table:formula="of:=SUM([.D1041:.F1041])" office:value-type="float" office:value="0.000000830249679573863" calcext:value-type="float">
            <text:p>8.30249679573863E-007</text:p>
          </table:table-cell>
          <table:table-cell table:number-columns-repeated="4"/>
        </table:table-row>
        <table:table-row table:style-name="ro1">
          <table:table-cell office:value-type="float" office:value="104.1" calcext:value-type="float">
            <text:p>104.1</text:p>
          </table:table-cell>
          <table:table-cell table:formula="of:=SQRT(2)*[.A1042]" office:value-type="float" office:value="147.219631843039" calcext:value-type="float">
            <text:p>147.219631843</text:p>
          </table:table-cell>
          <table:table-cell table:formula="of:=SQRT(3)*[.A1042]" office:value-type="float" office:value="180.30648906792" calcext:value-type="float">
            <text:p>180.3064890679</text:p>
          </table:table-cell>
          <table:table-cell table:formula="of:=(1-ROUND([.B1042])/[.B1042])^2" office:value-type="float" office:value="0.00000222566172502753" calcext:value-type="float">
            <text:p>2.22566172502753E-006</text:p>
          </table:table-cell>
          <table:table-cell table:formula="of:=(1-ROUND([.C1042])/[.C1042])^2" office:value-type="float" office:value="0.0000028893973027897" calcext:value-type="float">
            <text:p>2.8893973027897E-006</text:p>
          </table:table-cell>
          <table:table-cell table:formula="of:=(1-ROUND([.A1042])/[.A1042])^2" office:value-type="float" office:value="0.000000922780781429112" calcext:value-type="float">
            <text:p>9.22780781429112E-007</text:p>
          </table:table-cell>
          <table:table-cell table:formula="of:=SUM([.D1042:.F1042])" office:value-type="float" office:value="0.00000603783980924635" calcext:value-type="float">
            <text:p>6.03783980924635E-006</text:p>
          </table:table-cell>
          <table:table-cell table:number-columns-repeated="4"/>
        </table:table-row>
        <table:table-row table:style-name="ro1">
          <table:table-cell office:value-type="float" office:value="104.2" calcext:value-type="float">
            <text:p>104.2</text:p>
          </table:table-cell>
          <table:table-cell table:formula="of:=SQRT(2)*[.A1043]" office:value-type="float" office:value="147.361053199277" calcext:value-type="float">
            <text:p>147.3610531993</text:p>
          </table:table-cell>
          <table:table-cell table:formula="of:=SQRT(3)*[.A1043]" office:value-type="float" office:value="180.479694148677" calcext:value-type="float">
            <text:p>180.4796941487</text:p>
          </table:table-cell>
          <table:table-cell table:formula="of:=(1-ROUND([.B1043])/[.B1043])^2" office:value-type="float" office:value="0.00000600311912661514" calcext:value-type="float">
            <text:p>6.00311912661514E-006</text:p>
          </table:table-cell>
          <table:table-cell table:formula="of:=(1-ROUND([.C1043])/[.C1043])^2" office:value-type="float" office:value="0.0000070643490443887" calcext:value-type="float">
            <text:p>7.0643490443887E-006</text:p>
          </table:table-cell>
          <table:table-cell table:formula="of:=(1-ROUND([.A1043])/[.A1043])^2" office:value-type="float" office:value="0.00000368404183597929" calcext:value-type="float">
            <text:p>0.000003684</text:p>
          </table:table-cell>
          <table:table-cell table:formula="of:=SUM([.D1043:.F1043])" office:value-type="float" office:value="0.0000167515100069831" calcext:value-type="float">
            <text:p>1.67515100069831E-005</text:p>
          </table:table-cell>
          <table:table-cell table:number-columns-repeated="4"/>
        </table:table-row>
        <table:table-row table:style-name="ro1">
          <table:table-cell office:value-type="float" office:value="104.3" calcext:value-type="float">
            <text:p>104.3</text:p>
          </table:table-cell>
          <table:table-cell table:formula="of:=SQRT(2)*[.A1044]" office:value-type="float" office:value="147.502474555514" calcext:value-type="float">
            <text:p>147.5024745555</text:p>
          </table:table-cell>
          <table:table-cell table:formula="of:=SQRT(3)*[.A1044]" office:value-type="float" office:value="180.652899229434" calcext:value-type="float">
            <text:p>180.6528992294</text:p>
          </table:table-cell>
          <table:table-cell table:formula="of:=(1-ROUND([.B1044])/[.B1044])^2" office:value-type="float" office:value="0.000011377110605937" calcext:value-type="float">
            <text:p>1.1377110605937E-005</text:p>
          </table:table-cell>
          <table:table-cell table:formula="of:=(1-ROUND([.C1044])/[.C1044])^2" office:value-type="float" office:value="0.00000369165649912767" calcext:value-type="float">
            <text:p>3.69165649912767E-006</text:p>
          </table:table-cell>
          <table:table-cell table:formula="of:=(1-ROUND([.A1044])/[.A1044])^2" office:value-type="float" office:value="0.00000827320703516718" calcext:value-type="float">
            <text:p>8.27320703516718E-006</text:p>
          </table:table-cell>
          <table:table-cell table:formula="of:=SUM([.D1044:.F1044])" office:value-type="float" office:value="0.0000233419741402319" calcext:value-type="float">
            <text:p>0.000023342</text:p>
          </table:table-cell>
          <table:table-cell table:number-columns-repeated="4"/>
        </table:table-row>
        <table:table-row table:style-name="ro1">
          <table:table-cell office:value-type="float" office:value="104.4" calcext:value-type="float">
            <text:p>104.4</text:p>
          </table:table-cell>
          <table:table-cell table:formula="of:=SQRT(2)*[.A1045]" office:value-type="float" office:value="147.643895911751" calcext:value-type="float">
            <text:p>147.6438959118</text:p>
          </table:table-cell>
          <table:table-cell table:formula="of:=SQRT(3)*[.A1045]" office:value-type="float" office:value="180.826104310191" calcext:value-type="float">
            <text:p>180.8261043102</text:p>
          </table:table-cell>
          <table:table-cell table:formula="of:=(1-ROUND([.B1045])/[.B1045])^2" office:value-type="float" office:value="0.00000581731962553565" calcext:value-type="float">
            <text:p>5.81731962553565E-006</text:p>
          </table:table-cell>
          <table:table-cell table:formula="of:=(1-ROUND([.C1045])/[.C1045])^2" office:value-type="float" office:value="0.000000924816103398785" calcext:value-type="float">
            <text:p>9.24816103398785E-007</text:p>
          </table:table-cell>
          <table:table-cell table:formula="of:=(1-ROUND([.A1045])/[.A1045])^2" office:value-type="float" office:value="0.0000146797610134909" calcext:value-type="float">
            <text:p>1.46797610134909E-005</text:p>
          </table:table-cell>
          <table:table-cell table:formula="of:=SUM([.D1045:.F1045])" office:value-type="float" office:value="0.0000214218967424254" calcext:value-type="float">
            <text:p>2.14218967424254E-005</text:p>
          </table:table-cell>
          <table:table-cell table:number-columns-repeated="4"/>
        </table:table-row>
        <table:table-row table:style-name="ro1">
          <table:table-cell office:value-type="float" office:value="104.5" calcext:value-type="float">
            <text:p>104.5</text:p>
          </table:table-cell>
          <table:table-cell table:formula="of:=SQRT(2)*[.A1046]" office:value-type="float" office:value="147.785317267988" calcext:value-type="float">
            <text:p>147.785317268</text:p>
          </table:table-cell>
          <table:table-cell table:formula="of:=SQRT(3)*[.A1046]" office:value-type="float" office:value="180.999309390948" calcext:value-type="float">
            <text:p>180.9993093909</text:p>
          </table:table-cell>
          <table:table-cell table:formula="of:=(1-ROUND([.B1046])/[.B1046])^2" office:value-type="float" office:value="0.00000211023902492864" calcext:value-type="float">
            <text:p>2.11023902492864E-006</text:p>
          </table:table-cell>
          <table:table-cell table:formula="of:=(1-ROUND([.C1046])/[.C1046])^2" office:value-type="float" office:value="0.0000000000145583011121839" calcext:value-type="float">
            <text:p>1.45583011121839E-011</text:p>
          </table:table-cell>
          <table:table-cell table:formula="of:=(1-ROUND([.A1046])/[.A1046])^2" office:value-type="float" office:value="0.0000228932487809337" calcext:value-type="float">
            <text:p>2.28932487809337E-005</text:p>
          </table:table-cell>
          <table:table-cell table:formula="of:=SUM([.D1046:.F1046])" office:value-type="float" office:value="0.0000250035023641634" calcext:value-type="float">
            <text:p>2.50035023641634E-005</text:p>
          </table:table-cell>
          <table:table-cell table:number-columns-repeated="4"/>
        </table:table-row>
        <table:table-row table:style-name="ro1">
          <table:table-cell office:value-type="float" office:value="104.6" calcext:value-type="float">
            <text:p>104.6</text:p>
          </table:table-cell>
          <table:table-cell table:formula="of:=SQRT(2)*[.A1047]" office:value-type="float" office:value="147.926738624226" calcext:value-type="float">
            <text:p>147.9267386242</text:p>
          </table:table-cell>
          <table:table-cell table:formula="of:=SQRT(3)*[.A1047]" office:value-type="float" office:value="181.172514471705" calcext:value-type="float">
            <text:p>181.1725144717</text:p>
          </table:table-cell>
          <table:table-cell table:formula="of:=(1-ROUND([.B1047])/[.B1047])^2" office:value-type="float" office:value="0.000000245276971561439" calcext:value-type="float">
            <text:p>2.45276971561439E-007</text:p>
          </table:table-cell>
          <table:table-cell table:formula="of:=(1-ROUND([.C1047])/[.C1047])^2" office:value-type="float" office:value="0.000000906705899176495" calcext:value-type="float">
            <text:p>9.06705899176495E-007</text:p>
          </table:table-cell>
          <table:table-cell table:formula="of:=(1-ROUND([.A1047])/[.A1047])^2" office:value-type="float" office:value="0.0000146236779281171" calcext:value-type="float">
            <text:p>1.46236779281171E-005</text:p>
          </table:table-cell>
          <table:table-cell table:formula="of:=SUM([.D1047:.F1047])" office:value-type="float" office:value="0.000015775660798855" calcext:value-type="float">
            <text:p>1.5775660798855E-005</text:p>
          </table:table-cell>
          <table:table-cell table:number-columns-repeated="4"/>
        </table:table-row>
        <table:table-row table:style-name="ro1">
          <table:table-cell office:value-type="float" office:value="104.7" calcext:value-type="float">
            <text:p>104.7</text:p>
          </table:table-cell>
          <table:table-cell table:formula="of:=SQRT(2)*[.A1048]" office:value-type="float" office:value="148.068159980463" calcext:value-type="float">
            <text:p>148.0681599805</text:p>
          </table:table-cell>
          <table:table-cell table:formula="of:=SQRT(3)*[.A1048]" office:value-type="float" office:value="181.345719552461" calcext:value-type="float">
            <text:p>181.3457195525</text:p>
          </table:table-cell>
          <table:table-cell table:formula="of:=(1-ROUND([.B1048])/[.B1048])^2" office:value-type="float" office:value="0.000000211902243857016" calcext:value-type="float">
            <text:p>2.11902243857016E-007</text:p>
          </table:table-cell>
          <table:table-cell table:formula="of:=(1-ROUND([.C1048])/[.C1048])^2" office:value-type="float" office:value="0.00000363440453885921" calcext:value-type="float">
            <text:p>3.63440453885921E-006</text:p>
          </table:table-cell>
          <table:table-cell table:formula="of:=(1-ROUND([.A1048])/[.A1048])^2" office:value-type="float" office:value="0.00000821011321746124" calcext:value-type="float">
            <text:p>8.21011321746124E-006</text:p>
          </table:table-cell>
          <table:table-cell table:formula="of:=SUM([.D1048:.F1048])" office:value-type="float" office:value="0.0000120564200001775" calcext:value-type="float">
            <text:p>1.20564200001775E-005</text:p>
          </table:table-cell>
          <table:table-cell table:number-columns-repeated="4"/>
        </table:table-row>
        <table:table-row table:style-name="ro1">
          <table:table-cell office:value-type="float" office:value="104.8" calcext:value-type="float">
            <text:p>104.8</text:p>
          </table:table-cell>
          <table:table-cell table:formula="of:=SQRT(2)*[.A1049]" office:value-type="float" office:value="148.2095813367" calcext:value-type="float">
            <text:p>148.2095813367</text:p>
          </table:table-cell>
          <table:table-cell table:formula="of:=SQRT(3)*[.A1049]" office:value-type="float" office:value="181.518924633218" calcext:value-type="float">
            <text:p>181.5189246332</text:p>
          </table:table-cell>
          <table:table-cell table:formula="of:=(1-ROUND([.B1049])/[.B1049])^2" office:value-type="float" office:value="0.00000199964384601713" calcext:value-type="float">
            <text:p>1.99964384601713E-006</text:p>
          </table:table-cell>
          <table:table-cell table:formula="of:=(1-ROUND([.C1049])/[.C1049])^2" office:value-type="float" office:value="0.00000702396630089403" calcext:value-type="float">
            <text:p>0.000007024</text:p>
          </table:table-cell>
          <table:table-cell table:formula="of:=(1-ROUND([.A1049])/[.A1049])^2" office:value-type="float" office:value="0.00000364197890565851" calcext:value-type="float">
            <text:p>0.000003642</text:p>
          </table:table-cell>
          <table:table-cell table:formula="of:=SUM([.D1049:.F1049])" office:value-type="float" office:value="0.0000126655890525697" calcext:value-type="float">
            <text:p>1.26655890525697E-005</text:p>
          </table:table-cell>
          <table:table-cell table:number-columns-repeated="4"/>
        </table:table-row>
        <table:table-row table:style-name="ro1">
          <table:table-cell office:value-type="float" office:value="104.9" calcext:value-type="float">
            <text:p>104.9</text:p>
          </table:table-cell>
          <table:table-cell table:formula="of:=SQRT(2)*[.A1050]" office:value-type="float" office:value="148.351002692938" calcext:value-type="float">
            <text:p>148.3510026929</text:p>
          </table:table-cell>
          <table:table-cell table:formula="of:=SQRT(3)*[.A1050]" office:value-type="float" office:value="181.692129713975" calcext:value-type="float">
            <text:p>181.692129714</text:p>
          </table:table-cell>
          <table:table-cell table:formula="of:=(1-ROUND([.B1050])/[.B1050])^2" office:value-type="float" office:value="0.0000055980906255774" calcext:value-type="float">
            <text:p>5.5980906255774E-006</text:p>
          </table:table-cell>
          <table:table-cell table:formula="of:=(1-ROUND([.C1050])/[.C1050])^2" office:value-type="float" office:value="0.00000287119916639405" calcext:value-type="float">
            <text:p>2.87119916639405E-006</text:p>
          </table:table-cell>
          <table:table-cell table:formula="of:=(1-ROUND([.A1050])/[.A1050])^2" office:value-type="float" office:value="0.000000908759624900312" calcext:value-type="float">
            <text:p>9.08759624900312E-007</text:p>
          </table:table-cell>
          <table:table-cell table:formula="of:=SUM([.D1050:.F1050])" office:value-type="float" office:value="0.00000937804941687176" calcext:value-type="float">
            <text:p>0.000009378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SQRT(2)*[.A1051]" office:value-type="float" office:value="148.492424049175" calcext:value-type="float">
            <text:p>148.4924240492</text:p>
          </table:table-cell>
          <table:table-cell table:formula="of:=SQRT(3)*[.A1051]" office:value-type="float" office:value="181.865334794732" calcext:value-type="float">
            <text:p>181.8653347947</text:p>
          </table:table-cell>
          <table:table-cell table:formula="of:=(1-ROUND([.B1051])/[.B1051])^2" office:value-type="float" office:value="0.0000109968908936912" calcext:value-type="float">
            <text:p>1.09968908936912E-005</text:p>
          </table:table-cell>
          <table:table-cell table:formula="of:=(1-ROUND([.C1051])/[.C1051])^2" office:value-type="float" office:value="0.000000548290778831338" calcext:value-type="float">
            <text:p>5.48290778831338E-007</text:p>
          </table:table-cell>
          <table:table-cell table:formula="of:=(1-ROUND([.A1051])/[.A1051])^2" office:value-type="float" office:value="0" calcext:value-type="float">
            <text:p>0</text:p>
          </table:table-cell>
          <table:table-cell table:formula="of:=SUM([.D1051:.F1051])" office:value-type="float" office:value="0.0000115451816725226" calcext:value-type="float">
            <text:p>1.15451816725226E-005</text:p>
          </table:table-cell>
          <table:table-cell table:number-columns-repeated="4"/>
        </table:table-row>
        <table:table-row table:style-name="ro1">
          <table:table-cell office:value-type="float" office:value="105.1" calcext:value-type="float">
            <text:p>105.1</text:p>
          </table:table-cell>
          <table:table-cell table:formula="of:=SQRT(2)*[.A1052]" office:value-type="float" office:value="148.633845405412" calcext:value-type="float">
            <text:p>148.6338454054</text:p>
          </table:table-cell>
          <table:table-cell table:formula="of:=SQRT(3)*[.A1052]" office:value-type="float" office:value="182.038539875489" calcext:value-type="float">
            <text:p>182.0385398755</text:p>
          </table:table-cell>
          <table:table-cell table:formula="of:=(1-ROUND([.B1052])/[.B1052])^2" office:value-type="float" office:value="0.00000606867036774726" calcext:value-type="float">
            <text:p>6.06867036774726E-006</text:p>
          </table:table-cell>
          <table:table-cell table:formula="of:=(1-ROUND([.C1052])/[.C1052])^2" office:value-type="float" office:value="0.000000044822278291947" calcext:value-type="float">
            <text:p>4.4822278291947E-008</text:p>
          </table:table-cell>
          <table:table-cell table:formula="of:=(1-ROUND([.A1052])/[.A1052])^2" office:value-type="float" office:value="0.000000905304268238031" calcext:value-type="float">
            <text:p>9.05304268238031E-007</text:p>
          </table:table-cell>
          <table:table-cell table:formula="of:=SUM([.D1052:.F1052])" office:value-type="float" office:value="0.00000701879691427723" calcext:value-type="float">
            <text:p>7.01879691427723E-006</text:p>
          </table:table-cell>
          <table:table-cell table:number-columns-repeated="4"/>
        </table:table-row>
        <table:table-row table:style-name="ro1">
          <table:table-cell office:value-type="float" office:value="105.2" calcext:value-type="float">
            <text:p>105.2</text:p>
          </table:table-cell>
          <table:table-cell table:formula="of:=SQRT(2)*[.A1053]" office:value-type="float" office:value="148.77526676165" calcext:value-type="float">
            <text:p>148.7752667617</text:p>
          </table:table-cell>
          <table:table-cell table:formula="of:=SQRT(3)*[.A1053]" office:value-type="float" office:value="182.211744956246" calcext:value-type="float">
            <text:p>182.2117449562</text:p>
          </table:table-cell>
          <table:table-cell table:formula="of:=(1-ROUND([.B1053])/[.B1053])^2" office:value-type="float" office:value="0.00000228177671804995" calcext:value-type="float">
            <text:p>2.28177671804995E-006</text:p>
          </table:table-cell>
          <table:table-cell table:formula="of:=(1-ROUND([.C1053])/[.C1053])^2" office:value-type="float" office:value="0.00000135043415690734" calcext:value-type="float">
            <text:p>1.35043415690734E-006</text:p>
          </table:table-cell>
          <table:table-cell table:formula="of:=(1-ROUND([.A1053])/[.A1053])^2" office:value-type="float" office:value="0.00000361433590192165" calcext:value-type="float">
            <text:p>3.61433590192165E-006</text:p>
          </table:table-cell>
          <table:table-cell table:formula="of:=SUM([.D1053:.F1053])" office:value-type="float" office:value="0.00000724654677687895" calcext:value-type="float">
            <text:p>7.24654677687895E-006</text:p>
          </table:table-cell>
          <table:table-cell table:number-columns-repeated="4"/>
        </table:table-row>
        <table:table-row table:style-name="ro1">
          <table:table-cell office:value-type="float" office:value="105.3" calcext:value-type="float">
            <text:p>105.3</text:p>
          </table:table-cell>
          <table:table-cell table:formula="of:=SQRT(2)*[.A1054]" office:value-type="float" office:value="148.916688117887" calcext:value-type="float">
            <text:p>148.9166881179</text:p>
          </table:table-cell>
          <table:table-cell table:formula="of:=SQRT(3)*[.A1054]" office:value-type="float" office:value="182.384950037003" calcext:value-type="float">
            <text:p>182.384950037</text:p>
          </table:table-cell>
          <table:table-cell table:formula="of:=(1-ROUND([.B1054])/[.B1054])^2" office:value-type="float" office:value="0.000000312987615596035" calcext:value-type="float">
            <text:p>0.000000313</text:p>
          </table:table-cell>
          <table:table-cell table:formula="of:=(1-ROUND([.C1054])/[.C1054])^2" office:value-type="float" office:value="0.00000445482588340092" calcext:value-type="float">
            <text:p>4.45482588340092E-006</text:p>
          </table:table-cell>
          <table:table-cell table:formula="of:=(1-ROUND([.A1054])/[.A1054])^2" office:value-type="float" office:value="0.00000811681723362608" calcext:value-type="float">
            <text:p>8.11681723362608E-006</text:p>
          </table:table-cell>
          <table:table-cell table:formula="of:=SUM([.D1054:.F1054])" office:value-type="float" office:value="0.000012884630732623" calcext:value-type="float">
            <text:p>1.2884630732623E-005</text:p>
          </table:table-cell>
          <table:table-cell table:number-columns-repeated="4"/>
        </table:table-row>
        <table:table-row table:style-name="ro1">
          <table:table-cell office:value-type="float" office:value="105.4" calcext:value-type="float">
            <text:p>105.4</text:p>
          </table:table-cell>
          <table:table-cell table:formula="of:=SQRT(2)*[.A1055]" office:value-type="float" office:value="149.058109474124" calcext:value-type="float">
            <text:p>149.0581094741</text:p>
          </table:table-cell>
          <table:table-cell table:formula="of:=SQRT(3)*[.A1055]" office:value-type="float" office:value="182.55815511776" calcext:value-type="float">
            <text:p>182.5581551178</text:p>
          </table:table-cell>
          <table:table-cell table:formula="of:=(1-ROUND([.B1055])/[.B1055])^2" office:value-type="float" office:value="0.000000151978681691226" calcext:value-type="float">
            <text:p>0.000000152</text:p>
          </table:table-cell>
          <table:table-cell table:formula="of:=(1-ROUND([.C1055])/[.C1055])^2" office:value-type="float" office:value="0.00000585783563479612" calcext:value-type="float">
            <text:p>5.85783563479612E-006</text:p>
          </table:table-cell>
          <table:table-cell table:formula="of:=(1-ROUND([.A1055])/[.A1055])^2" office:value-type="float" office:value="0.0000144025290841079" calcext:value-type="float">
            <text:p>1.44025290841079E-005</text:p>
          </table:table-cell>
          <table:table-cell table:formula="of:=SUM([.D1055:.F1055])" office:value-type="float" office:value="0.0000204123434005953" calcext:value-type="float">
            <text:p>2.04123434005953E-005</text:p>
          </table:table-cell>
          <table:table-cell table:number-columns-repeated="4"/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SQRT(2)*[.A1056]" office:value-type="float" office:value="149.199530830362" calcext:value-type="float">
            <text:p>149.1995308304</text:p>
          </table:table-cell>
          <table:table-cell table:formula="of:=SQRT(3)*[.A1056]" office:value-type="float" office:value="182.731360198517" calcext:value-type="float">
            <text:p>182.7313601985</text:p>
          </table:table-cell>
          <table:table-cell table:formula="of:=(1-ROUND([.B1056])/[.B1056])^2" office:value-type="float" office:value="0.00000178848418790091" calcext:value-type="float">
            <text:p>1.78848418790091E-006</text:p>
          </table:table-cell>
          <table:table-cell table:formula="of:=(1-ROUND([.C1056])/[.C1056])^2" office:value-type="float" office:value="0.00000216129745336889" calcext:value-type="float">
            <text:p>2.16129745336889E-006</text:p>
          </table:table-cell>
          <table:table-cell table:formula="of:=(1-ROUND([.A1056])/[.A1056])^2" office:value-type="float" office:value="0.0000224613103928477" calcext:value-type="float">
            <text:p>2.24613103928477E-005</text:p>
          </table:table-cell>
          <table:table-cell table:formula="of:=SUM([.D1056:.F1056])" office:value-type="float" office:value="0.0000264110920341175" calcext:value-type="float">
            <text:p>2.64110920341175E-005</text:p>
          </table:table-cell>
          <table:table-cell table:number-columns-repeated="4"/>
        </table:table-row>
        <table:table-row table:style-name="ro1">
          <table:table-cell office:value-type="float" office:value="105.6" calcext:value-type="float">
            <text:p>105.6</text:p>
          </table:table-cell>
          <table:table-cell table:formula="of:=SQRT(2)*[.A1057]" office:value-type="float" office:value="149.340952186599" calcext:value-type="float">
            <text:p>149.3409521866</text:p>
          </table:table-cell>
          <table:table-cell table:formula="of:=SQRT(3)*[.A1057]" office:value-type="float" office:value="182.904565279273" calcext:value-type="float">
            <text:p>182.9045652793</text:p>
          </table:table-cell>
          <table:table-cell table:formula="of:=(1-ROUND([.B1057])/[.B1057])^2" office:value-type="float" office:value="0.00000521229668607763" calcext:value-type="float">
            <text:p>5.21229668607763E-006</text:p>
          </table:table-cell>
          <table:table-cell table:formula="of:=(1-ROUND([.C1057])/[.C1057])^2" office:value-type="float" office:value="0.000000272247388664055" calcext:value-type="float">
            <text:p>2.72247388664055E-007</text:p>
          </table:table-cell>
          <table:table-cell table:formula="of:=(1-ROUND([.A1057])/[.A1057])^2" office:value-type="float" office:value="0.0000143480257116629" calcext:value-type="float">
            <text:p>0.000014348</text:p>
          </table:table-cell>
          <table:table-cell table:formula="of:=SUM([.D1057:.F1057])" office:value-type="float" office:value="0.0000198325697864046" calcext:value-type="float">
            <text:p>1.98325697864046E-005</text:p>
          </table:table-cell>
          <table:table-cell table:number-columns-repeated="4"/>
        </table:table-row>
        <table:table-row table:style-name="ro1">
          <table:table-cell office:value-type="float" office:value="105.7" calcext:value-type="float">
            <text:p>105.7</text:p>
          </table:table-cell>
          <table:table-cell table:formula="of:=SQRT(2)*[.A1058]" office:value-type="float" office:value="149.482373542836" calcext:value-type="float">
            <text:p>149.4823735428</text:p>
          </table:table-cell>
          <table:table-cell table:formula="of:=SQRT(3)*[.A1058]" office:value-type="float" office:value="183.07777036003" calcext:value-type="float">
            <text:p>183.07777036</text:p>
          </table:table-cell>
          <table:table-cell table:formula="of:=(1-ROUND([.B1058])/[.B1058])^2" office:value-type="float" office:value="0.0000104132666410226" calcext:value-type="float">
            <text:p>1.04132666410226E-005</text:p>
          </table:table-cell>
          <table:table-cell table:formula="of:=(1-ROUND([.C1058])/[.C1058])^2" office:value-type="float" office:value="0.000000180450042895385" calcext:value-type="float">
            <text:p>1.80450042895385E-007</text:p>
          </table:table-cell>
          <table:table-cell table:formula="of:=(1-ROUND([.A1058])/[.A1058])^2" office:value-type="float" office:value="0.00000805550060908489" calcext:value-type="float">
            <text:p>8.05550060908489E-006</text:p>
          </table:table-cell>
          <table:table-cell table:formula="of:=SUM([.D1058:.F1058])" office:value-type="float" office:value="0.0000186492172930029" calcext:value-type="float">
            <text:p>1.86492172930029E-005</text:p>
          </table:table-cell>
          <table:table-cell table:number-columns-repeated="4"/>
        </table:table-row>
        <table:table-row table:style-name="ro1">
          <table:table-cell office:value-type="float" office:value="105.8" calcext:value-type="float">
            <text:p>105.8</text:p>
          </table:table-cell>
          <table:table-cell table:formula="of:=SQRT(2)*[.A1059]" office:value-type="float" office:value="149.623794899073" calcext:value-type="float">
            <text:p>149.6237948991</text:p>
          </table:table-cell>
          <table:table-cell table:formula="of:=SQRT(3)*[.A1059]" office:value-type="float" office:value="183.250975440787" calcext:value-type="float">
            <text:p>183.2509754408</text:p>
          </table:table-cell>
          <table:table-cell table:formula="of:=(1-ROUND([.B1059])/[.B1059])^2" office:value-type="float" office:value="0.00000632190591993134" calcext:value-type="float">
            <text:p>6.32190591993134E-006</text:p>
          </table:table-cell>
          <table:table-cell table:formula="of:=(1-ROUND([.C1059])/[.C1059])^2" office:value-type="float" office:value="0.00000187572799906421" calcext:value-type="float">
            <text:p>1.87572799906421E-006</text:p>
          </table:table-cell>
          <table:table-cell table:formula="of:=(1-ROUND([.A1059])/[.A1059])^2" office:value-type="float" office:value="0.00000357345778495653" calcext:value-type="float">
            <text:p>3.57345778495653E-006</text:p>
          </table:table-cell>
          <table:table-cell table:formula="of:=SUM([.D1059:.F1059])" office:value-type="float" office:value="0.0000117710917039521" calcext:value-type="float">
            <text:p>1.17710917039521E-005</text:p>
          </table:table-cell>
          <table:table-cell table:number-columns-repeated="4"/>
        </table:table-row>
        <table:table-row table:style-name="ro1">
          <table:table-cell office:value-type="float" office:value="105.9" calcext:value-type="float">
            <text:p>105.9</text:p>
          </table:table-cell>
          <table:table-cell table:formula="of:=SQRT(2)*[.A1060]" office:value-type="float" office:value="149.765216255311" calcext:value-type="float">
            <text:p>149.7652162553</text:p>
          </table:table-cell>
          <table:table-cell table:formula="of:=SQRT(3)*[.A1060]" office:value-type="float" office:value="183.424180521544" calcext:value-type="float">
            <text:p>183.4241805215</text:p>
          </table:table-cell>
          <table:table-cell table:formula="of:=(1-ROUND([.B1060])/[.B1060])^2" office:value-type="float" office:value="0.00000245761661456116" calcext:value-type="float">
            <text:p>2.45761661456116E-006</text:p>
          </table:table-cell>
          <table:table-cell table:formula="of:=(1-ROUND([.C1060])/[.C1060])^2" office:value-type="float" office:value="0.00000534796145624822" calcext:value-type="float">
            <text:p>0.000005348</text:p>
          </table:table-cell>
          <table:table-cell table:formula="of:=(1-ROUND([.A1060])/[.A1060])^2" office:value-type="float" office:value="0.000000891678057853818" calcext:value-type="float">
            <text:p>8.91678057853818E-007</text:p>
          </table:table-cell>
          <table:table-cell table:formula="of:=SUM([.D1060:.F1060])" office:value-type="float" office:value="0.00000869725612866319" calcext:value-type="float">
            <text:p>8.69725612866319E-00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SQRT(2)*[.A1061]" office:value-type="float" office:value="149.906637611548" calcext:value-type="float">
            <text:p>149.9066376115</text:p>
          </table:table-cell>
          <table:table-cell table:formula="of:=SQRT(3)*[.A1061]" office:value-type="float" office:value="183.597385602301" calcext:value-type="float">
            <text:p>183.5973856023</text:p>
          </table:table-cell>
          <table:table-cell table:formula="of:=(1-ROUND([.B1061])/[.B1061])^2" office:value-type="float" office:value="0.00000038788428165924" calcext:value-type="float">
            <text:p>3.8788428165924E-007</text:p>
          </table:table-cell>
          <table:table-cell table:formula="of:=(1-ROUND([.C1061])/[.C1061])^2" office:value-type="float" office:value="0.0000048088985770303" calcext:value-type="float">
            <text:p>4.8088985770303E-006</text:p>
          </table:table-cell>
          <table:table-cell table:formula="of:=(1-ROUND([.A1061])/[.A1061])^2" office:value-type="float" office:value="0" calcext:value-type="float">
            <text:p>0</text:p>
          </table:table-cell>
          <table:table-cell table:formula="of:=SUM([.D1061:.F1061])" office:value-type="float" office:value="0.00000519678285868954" calcext:value-type="float">
            <text:p>5.19678285868954E-006</text:p>
          </table:table-cell>
          <table:table-cell table:number-columns-repeated="4"/>
        </table:table-row>
        <table:table-row table:style-name="ro1">
          <table:table-cell office:value-type="float" office:value="106.1" calcext:value-type="float">
            <text:p>106.1</text:p>
          </table:table-cell>
          <table:table-cell table:formula="of:=SQRT(2)*[.A1062]" office:value-type="float" office:value="150.048058967785" calcext:value-type="float">
            <text:p>150.0480589678</text:p>
          </table:table-cell>
          <table:table-cell table:formula="of:=SQRT(3)*[.A1062]" office:value-type="float" office:value="183.770590683058" calcext:value-type="float">
            <text:p>183.7705906831</text:p>
          </table:table-cell>
          <table:table-cell table:formula="of:=(1-ROUND([.B1062])/[.B1062])^2" office:value-type="float" office:value="0.000000102586004196265" calcext:value-type="float">
            <text:p>1.02586004196265E-007</text:p>
          </table:table-cell>
          <table:table-cell table:formula="of:=(1-ROUND([.C1062])/[.C1062])^2" office:value-type="float" office:value="0.00000155836821319736" calcext:value-type="float">
            <text:p>1.55836821319736E-006</text:p>
          </table:table-cell>
          <table:table-cell table:formula="of:=(1-ROUND([.A1062])/[.A1062])^2" office:value-type="float" office:value="0.000000888319574743519" calcext:value-type="float">
            <text:p>8.88319574743519E-007</text:p>
          </table:table-cell>
          <table:table-cell table:formula="of:=SUM([.D1062:.F1062])" office:value-type="float" office:value="0.00000254927379213715" calcext:value-type="float">
            <text:p>2.54927379213715E-006</text:p>
          </table:table-cell>
          <table:table-cell table:number-columns-repeated="4"/>
        </table:table-row>
        <table:table-row table:style-name="ro1">
          <table:table-cell office:value-type="float" office:value="106.2" calcext:value-type="float">
            <text:p>106.2</text:p>
          </table:table-cell>
          <table:table-cell table:formula="of:=SQRT(2)*[.A1063]" office:value-type="float" office:value="150.189480324023" calcext:value-type="float">
            <text:p>150.189480324</text:p>
          </table:table-cell>
          <table:table-cell table:formula="of:=SQRT(3)*[.A1063]" office:value-type="float" office:value="183.943795763815" calcext:value-type="float">
            <text:p>183.9437957638</text:p>
          </table:table-cell>
          <table:table-cell table:formula="of:=(1-ROUND([.B1063])/[.B1063])^2" office:value-type="float" office:value="0.00000159165599106544" calcext:value-type="float">
            <text:p>1.59165599106544E-006</text:p>
          </table:table-cell>
          <table:table-cell table:formula="of:=(1-ROUND([.C1063])/[.C1063])^2" office:value-type="float" office:value="0.00000009336149813766" calcext:value-type="float">
            <text:p>9.336149813766E-008</text:p>
          </table:table-cell>
          <table:table-cell table:formula="of:=(1-ROUND([.A1063])/[.A1063])^2" office:value-type="float" office:value="0.00000354658977660038" calcext:value-type="float">
            <text:p>3.54658977660038E-006</text:p>
          </table:table-cell>
          <table:table-cell table:formula="of:=SUM([.D1063:.F1063])" office:value-type="float" office:value="0.00000523160726580349" calcext:value-type="float">
            <text:p>5.23160726580349E-006</text:p>
          </table:table-cell>
          <table:table-cell table:number-columns-repeated="4"/>
        </table:table-row>
        <table:table-row table:style-name="ro1">
          <table:table-cell office:value-type="float" office:value="106.3" calcext:value-type="float">
            <text:p>106.3</text:p>
          </table:table-cell>
          <table:table-cell table:formula="of:=SQRT(2)*[.A1064]" office:value-type="float" office:value="150.33090168026" calcext:value-type="float">
            <text:p>150.3309016803</text:p>
          </table:table-cell>
          <table:table-cell table:formula="of:=SQRT(3)*[.A1064]" office:value-type="float" office:value="184.117000844572" calcext:value-type="float">
            <text:p>184.1170008446</text:p>
          </table:table-cell>
          <table:table-cell table:formula="of:=(1-ROUND([.B1064])/[.B1064])^2" office:value-type="float" office:value="0.00000484508521910355" calcext:value-type="float">
            <text:p>4.84508521910355E-006</text:p>
          </table:table-cell>
          <table:table-cell table:formula="of:=(1-ROUND([.C1064])/[.C1064])^2" office:value-type="float" office:value="0.000000403822217850637" calcext:value-type="float">
            <text:p>4.03822217850637E-007</text:p>
          </table:table-cell>
          <table:table-cell table:formula="of:=(1-ROUND([.A1064])/[.A1064])^2" office:value-type="float" office:value="0.00000796482027383041" calcext:value-type="float">
            <text:p>7.96482027383041E-006</text:p>
          </table:table-cell>
          <table:table-cell table:formula="of:=SUM([.D1064:.F1064])" office:value-type="float" office:value="0.0000132137277107846" calcext:value-type="float">
            <text:p>1.32137277107846E-005</text:p>
          </table:table-cell>
          <table:table-cell table:number-columns-repeated="4"/>
        </table:table-row>
        <table:table-row table:style-name="ro1">
          <table:table-cell office:value-type="float" office:value="106.4" calcext:value-type="float">
            <text:p>106.4</text:p>
          </table:table-cell>
          <table:table-cell table:formula="of:=SQRT(2)*[.A1065]" office:value-type="float" office:value="150.472323036497" calcext:value-type="float">
            <text:p>150.4723230365</text:p>
          </table:table-cell>
          <table:table-cell table:formula="of:=SQRT(3)*[.A1065]" office:value-type="float" office:value="184.290205925329" calcext:value-type="float">
            <text:p>184.2902059253</text:p>
          </table:table-cell>
          <table:table-cell table:formula="of:=(1-ROUND([.B1065])/[.B1065])^2" office:value-type="float" office:value="0.00000985292107763202" calcext:value-type="float">
            <text:p>9.85292107763202E-006</text:p>
          </table:table-cell>
          <table:table-cell table:formula="of:=(1-ROUND([.C1065])/[.C1065])^2" office:value-type="float" office:value="0.00000247975080722804" calcext:value-type="float">
            <text:p>2.47975080722804E-006</text:p>
          </table:table-cell>
          <table:table-cell table:formula="of:=(1-ROUND([.A1065])/[.A1065])^2" office:value-type="float" office:value="0.0000141330770535363" calcext:value-type="float">
            <text:p>1.41330770535363E-005</text:p>
          </table:table-cell>
          <table:table-cell table:formula="of:=SUM([.D1065:.F1065])" office:value-type="float" office:value="0.0000264657489383964" calcext:value-type="float">
            <text:p>2.64657489383964E-005</text:p>
          </table:table-cell>
          <table:table-cell table:number-columns-repeated="4"/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SQRT(2)*[.A1066]" office:value-type="float" office:value="150.613744392735" calcext:value-type="float">
            <text:p>150.6137443927</text:p>
          </table:table-cell>
          <table:table-cell table:formula="of:=SQRT(3)*[.A1066]" office:value-type="float" office:value="184.463411006085" calcext:value-type="float">
            <text:p>184.4634110061</text:p>
          </table:table-cell>
          <table:table-cell table:formula="of:=(1-ROUND([.B1066])/[.B1066])^2" office:value-type="float" office:value="0.00000657688704374939" calcext:value-type="float">
            <text:p>6.57688704374939E-006</text:p>
          </table:table-cell>
          <table:table-cell table:formula="of:=(1-ROUND([.C1066])/[.C1066])^2" office:value-type="float" office:value="0.00000631120399571185" calcext:value-type="float">
            <text:p>6.31120399571185E-006</text:p>
          </table:table-cell>
          <table:table-cell table:formula="of:=(1-ROUND([.A1066])/[.A1066])^2" office:value-type="float" office:value="0.000022041482069255" calcext:value-type="float">
            <text:p>2.2041482069255E-005</text:p>
          </table:table-cell>
          <table:table-cell table:formula="of:=SUM([.D1066:.F1066])" office:value-type="float" office:value="0.0000349295731087162" calcext:value-type="float">
            <text:p>3.49295731087162E-005</text:p>
          </table:table-cell>
          <table:table-cell table:number-columns-repeated="4"/>
        </table:table-row>
        <table:table-row table:style-name="ro1">
          <table:table-cell office:value-type="float" office:value="106.6" calcext:value-type="float">
            <text:p>106.6</text:p>
          </table:table-cell>
          <table:table-cell table:formula="of:=SQRT(2)*[.A1067]" office:value-type="float" office:value="150.755165748972" calcext:value-type="float">
            <text:p>150.755165749</text:p>
          </table:table-cell>
          <table:table-cell table:formula="of:=SQRT(3)*[.A1067]" office:value-type="float" office:value="184.636616086842" calcext:value-type="float">
            <text:p>184.6366160868</text:p>
          </table:table-cell>
          <table:table-cell table:formula="of:=(1-ROUND([.B1067])/[.B1067])^2" office:value-type="float" office:value="0.00000263754538526962" calcext:value-type="float">
            <text:p>2.63754538526962E-006</text:p>
          </table:table-cell>
          <table:table-cell table:formula="of:=(1-ROUND([.C1067])/[.C1067])^2" office:value-type="float" office:value="0.00000387343016747696" calcext:value-type="float">
            <text:p>3.87343016747696E-006</text:p>
          </table:table-cell>
          <table:table-cell table:formula="of:=(1-ROUND([.A1067])/[.A1067])^2" office:value-type="float" office:value="0.0000140800946182366" calcext:value-type="float">
            <text:p>1.40800946182366E-005</text:p>
          </table:table-cell>
          <table:table-cell table:formula="of:=SUM([.D1067:.F1067])" office:value-type="float" office:value="0.0000205910701709832" calcext:value-type="float">
            <text:p>2.05910701709832E-005</text:p>
          </table:table-cell>
          <table:table-cell table:number-columns-repeated="4"/>
        </table:table-row>
        <table:table-row table:style-name="ro1">
          <table:table-cell office:value-type="float" office:value="106.7" calcext:value-type="float">
            <text:p>106.7</text:p>
          </table:table-cell>
          <table:table-cell table:formula="of:=SQRT(2)*[.A1068]" office:value-type="float" office:value="150.896587105209" calcext:value-type="float">
            <text:p>150.8965871052</text:p>
          </table:table-cell>
          <table:table-cell table:formula="of:=SQRT(3)*[.A1068]" office:value-type="float" office:value="184.809821167599" calcext:value-type="float">
            <text:p>184.8098211676</text:p>
          </table:table-cell>
          <table:table-cell table:formula="of:=(1-ROUND([.B1068])/[.B1068])^2" office:value-type="float" office:value="0.000000469667550982292" calcext:value-type="float">
            <text:p>4.69667550982292E-007</text:p>
          </table:table-cell>
          <table:table-cell table:formula="of:=(1-ROUND([.C1068])/[.C1068])^2" office:value-type="float" office:value="0.00000105894708668917" calcext:value-type="float">
            <text:p>1.05894708668917E-006</text:p>
          </table:table-cell>
          <table:table-cell table:formula="of:=(1-ROUND([.A1068])/[.A1068])^2" office:value-type="float" office:value="0.00000790521471880752" calcext:value-type="float">
            <text:p>7.90521471880752E-006</text:p>
          </table:table-cell>
          <table:table-cell table:formula="of:=SUM([.D1068:.F1068])" office:value-type="float" office:value="0.00000943382935647898" calcext:value-type="float">
            <text:p>9.43382935647898E-006</text:p>
          </table:table-cell>
          <table:table-cell table:number-columns-repeated="4"/>
        </table:table-row>
        <table:table-row table:style-name="ro1">
          <table:table-cell office:value-type="float" office:value="106.8" calcext:value-type="float">
            <text:p>106.8</text:p>
          </table:table-cell>
          <table:table-cell table:formula="of:=SQRT(2)*[.A1069]" office:value-type="float" office:value="151.038008461447" calcext:value-type="float">
            <text:p>151.0380084614</text:p>
          </table:table-cell>
          <table:table-cell table:formula="of:=SQRT(3)*[.A1069]" office:value-type="float" office:value="184.983026248356" calcext:value-type="float">
            <text:p>184.9830262484</text:p>
          </table:table-cell>
          <table:table-cell table:formula="of:=(1-ROUND([.B1069])/[.B1069])^2" office:value-type="float" office:value="0.0000000633268781620909" calcext:value-type="float">
            <text:p>6.33268781620909E-008</text:p>
          </table:table-cell>
          <table:table-cell table:formula="of:=(1-ROUND([.C1069])/[.C1069])^2" office:value-type="float" office:value="0.00000000841960905813975" calcext:value-type="float">
            <text:p>8.41960905813975E-009</text:p>
          </table:table-cell>
          <table:table-cell table:formula="of:=(1-ROUND([.A1069])/[.A1069])^2" office:value-type="float" office:value="0.00000350685238956965" calcext:value-type="float">
            <text:p>3.50685238956965E-006</text:p>
          </table:table-cell>
          <table:table-cell table:formula="of:=SUM([.D1069:.F1069])" office:value-type="float" office:value="0.00000357859887678988" calcext:value-type="float">
            <text:p>3.57859887678988E-006</text:p>
          </table:table-cell>
          <table:table-cell table:number-columns-repeated="4"/>
        </table:table-row>
        <table:table-row table:style-name="ro1">
          <table:table-cell office:value-type="float" office:value="106.9" calcext:value-type="float">
            <text:p>106.9</text:p>
          </table:table-cell>
          <table:table-cell table:formula="of:=SQRT(2)*[.A1070]" office:value-type="float" office:value="151.179429817684" calcext:value-type="float">
            <text:p>151.1794298177</text:p>
          </table:table-cell>
          <table:table-cell table:formula="of:=SQRT(3)*[.A1070]" office:value-type="float" office:value="185.156231329113" calcext:value-type="float">
            <text:p>185.1562313291</text:p>
          </table:table-cell>
          <table:table-cell table:formula="of:=(1-ROUND([.B1070])/[.B1070])^2" office:value-type="float" office:value="0.00000140865235487001" calcext:value-type="float">
            <text:p>1.40865235487001E-006</text:p>
          </table:table-cell>
          <table:table-cell table:formula="of:=(1-ROUND([.C1070])/[.C1070])^2" office:value-type="float" office:value="0.000000711966549914582" calcext:value-type="float">
            <text:p>0.000000712</text:p>
          </table:table-cell>
          <table:table-cell table:formula="of:=(1-ROUND([.A1070])/[.A1070])^2" office:value-type="float" office:value="0.000000875073615567937" calcext:value-type="float">
            <text:p>8.75073615567937E-007</text:p>
          </table:table-cell>
          <table:table-cell table:formula="of:=SUM([.D1070:.F1070])" office:value-type="float" office:value="0.00000299569252035253" calcext:value-type="float">
            <text:p>2.99569252035253E-0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SQRT(2)*[.A1071]" office:value-type="float" office:value="151.320851173921" calcext:value-type="float">
            <text:p>151.3208511739</text:p>
          </table:table-cell>
          <table:table-cell table:formula="of:=SQRT(3)*[.A1071]" office:value-type="float" office:value="185.32943640987" calcext:value-type="float">
            <text:p>185.3294364099</text:p>
          </table:table-cell>
          <table:table-cell table:formula="of:=(1-ROUND([.B1071])/[.B1071])^2" office:value-type="float" office:value="0.00000449582827349961" calcext:value-type="float">
            <text:p>4.49582827349961E-006</text:p>
          </table:table-cell>
          <table:table-cell table:formula="of:=(1-ROUND([.C1071])/[.C1071])^2" office:value-type="float" office:value="0.00000315976207959757" calcext:value-type="float">
            <text:p>3.15976207959757E-006</text:p>
          </table:table-cell>
          <table:table-cell table:formula="of:=(1-ROUND([.A1071])/[.A1071])^2" office:value-type="float" office:value="0" calcext:value-type="float">
            <text:p>0</text:p>
          </table:table-cell>
          <table:table-cell table:formula="of:=SUM([.D1071:.F1071])" office:value-type="float" office:value="0.00000765559035309718" calcext:value-type="float">
            <text:p>7.65559035309718E-006</text:p>
          </table:table-cell>
          <table:table-cell table:number-columns-repeated="4"/>
        </table:table-row>
        <table:table-row table:style-name="ro1">
          <table:table-cell office:value-type="float" office:value="107.1" calcext:value-type="float">
            <text:p>107.1</text:p>
          </table:table-cell>
          <table:table-cell table:formula="of:=SQRT(2)*[.A1072]" office:value-type="float" office:value="151.462272530159" calcext:value-type="float">
            <text:p>151.4622725302</text:p>
          </table:table-cell>
          <table:table-cell table:formula="of:=SQRT(3)*[.A1072]" office:value-type="float" office:value="185.502641490627" calcext:value-type="float">
            <text:p>185.5026414906</text:p>
          </table:table-cell>
          <table:table-cell table:formula="of:=(1-ROUND([.B1072])/[.B1072])^2" office:value-type="float" office:value="0.00000931509388675405" calcext:value-type="float">
            <text:p>9.31509388675405E-006</text:p>
          </table:table-cell>
          <table:table-cell table:formula="of:=(1-ROUND([.C1072])/[.C1072])^2" office:value-type="float" office:value="0.0000071885104614401" calcext:value-type="float">
            <text:p>7.1885104614401E-006</text:p>
          </table:table-cell>
          <table:table-cell table:formula="of:=(1-ROUND([.A1072])/[.A1072])^2" office:value-type="float" office:value="0.000000871808418356443" calcext:value-type="float">
            <text:p>8.71808418356443E-007</text:p>
          </table:table-cell>
          <table:table-cell table:formula="of:=SUM([.D1072:.F1072])" office:value-type="float" office:value="0.0000173754127665506" calcext:value-type="float">
            <text:p>1.73754127665506E-005</text:p>
          </table:table-cell>
          <table:table-cell table:number-columns-repeated="4"/>
        </table:table-row>
        <table:table-row table:style-name="ro1">
          <table:table-cell office:value-type="float" office:value="107.2" calcext:value-type="float">
            <text:p>107.2</text:p>
          </table:table-cell>
          <table:table-cell table:formula="of:=SQRT(2)*[.A1073]" office:value-type="float" office:value="151.603693886396" calcext:value-type="float">
            <text:p>151.6036938864</text:p>
          </table:table-cell>
          <table:table-cell table:formula="of:=SQRT(3)*[.A1073]" office:value-type="float" office:value="185.675846571384" calcext:value-type="float">
            <text:p>185.6758465714</text:p>
          </table:table-cell>
          <table:table-cell table:formula="of:=(1-ROUND([.B1073])/[.B1073])^2" office:value-type="float" office:value="0.00000683348078636993" calcext:value-type="float">
            <text:p>6.83348078636993E-006</text:p>
          </table:table-cell>
          <table:table-cell table:formula="of:=(1-ROUND([.C1073])/[.C1073])^2" office:value-type="float" office:value="0.00000304782771322212" calcext:value-type="float">
            <text:p>3.04782771322212E-006</text:p>
          </table:table-cell>
          <table:table-cell table:formula="of:=(1-ROUND([.A1073])/[.A1073])^2" office:value-type="float" office:value="0.00000348073067498342" calcext:value-type="float">
            <text:p>3.48073067498342E-006</text:p>
          </table:table-cell>
          <table:table-cell table:formula="of:=SUM([.D1073:.F1073])" office:value-type="float" office:value="0.0000133620391745755" calcext:value-type="float">
            <text:p>0.000013362</text:p>
          </table:table-cell>
          <table:table-cell table:number-columns-repeated="4"/>
        </table:table-row>
        <table:table-row table:style-name="ro1">
          <table:table-cell office:value-type="float" office:value="107.3" calcext:value-type="float">
            <text:p>107.3</text:p>
          </table:table-cell>
          <table:table-cell table:formula="of:=SQRT(2)*[.A1074]" office:value-type="float" office:value="151.745115242633" calcext:value-type="float">
            <text:p>151.7451152426</text:p>
          </table:table-cell>
          <table:table-cell table:formula="of:=SQRT(3)*[.A1074]" office:value-type="float" office:value="185.849051652141" calcext:value-type="float">
            <text:p>185.8490516521</text:p>
          </table:table-cell>
          <table:table-cell table:formula="of:=(1-ROUND([.B1074])/[.B1074])^2" office:value-type="float" office:value="0.00000282135860114594" calcext:value-type="float">
            <text:p>2.82135860114594E-006</text:p>
          </table:table-cell>
          <table:table-cell table:formula="of:=(1-ROUND([.C1074])/[.C1074])^2" office:value-type="float" office:value="0.000000659684119294636" calcext:value-type="float">
            <text:p>6.59684119294636E-007</text:p>
          </table:table-cell>
          <table:table-cell table:formula="of:=(1-ROUND([.A1074])/[.A1074])^2" office:value-type="float" office:value="0.00000781705316204138" calcext:value-type="float">
            <text:p>7.81705316204138E-006</text:p>
          </table:table-cell>
          <table:table-cell table:formula="of:=SUM([.D1074:.F1074])" office:value-type="float" office:value="0.000011298095882482" calcext:value-type="float">
            <text:p>1.1298095882482E-005</text:p>
          </table:table-cell>
          <table:table-cell table:number-columns-repeated="4"/>
        </table:table-row>
        <table:table-row table:style-name="ro1">
          <table:table-cell office:value-type="float" office:value="107.4" calcext:value-type="float">
            <text:p>107.4</text:p>
          </table:table-cell>
          <table:table-cell table:formula="of:=SQRT(2)*[.A1075]" office:value-type="float" office:value="151.88653659887" calcext:value-type="float">
            <text:p>151.8865365989</text:p>
          </table:table-cell>
          <table:table-cell table:formula="of:=SQRT(3)*[.A1075]" office:value-type="float" office:value="186.022256732897" calcext:value-type="float">
            <text:p>186.0222567329</text:p>
          </table:table-cell>
          <table:table-cell table:formula="of:=(1-ROUND([.B1075])/[.B1075])^2" office:value-type="float" office:value="0.00000055804990289723" calcext:value-type="float">
            <text:p>0.000000558</text:p>
          </table:table-cell>
          <table:table-cell table:formula="of:=(1-ROUND([.C1075])/[.C1075])^2" office:value-type="float" office:value="0.0000000143150546483639" calcext:value-type="float">
            <text:p>1.43150546483639E-008</text:p>
          </table:table-cell>
          <table:table-cell table:formula="of:=(1-ROUND([.A1075])/[.A1075])^2" office:value-type="float" office:value="0.0000138711165208474" calcext:value-type="float">
            <text:p>1.38711165208474E-005</text:p>
          </table:table-cell>
          <table:table-cell table:formula="of:=SUM([.D1075:.F1075])" office:value-type="float" office:value="0.0000144434814783929" calcext:value-type="float">
            <text:p>1.44434814783929E-005</text:p>
          </table:table-cell>
          <table:table-cell table:number-columns-repeated="4"/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SQRT(2)*[.A1076]" office:value-type="float" office:value="152.027957955108" calcext:value-type="float">
            <text:p>152.0279579551</text:p>
          </table:table-cell>
          <table:table-cell table:formula="of:=SQRT(3)*[.A1076]" office:value-type="float" office:value="186.195461813654" calcext:value-type="float">
            <text:p>186.1954618137</text:p>
          </table:table-cell>
          <table:table-cell table:formula="of:=(1-ROUND([.B1076])/[.B1076])^2" office:value-type="float" office:value="0.0000000338192429986245" calcext:value-type="float">
            <text:p>3.38192429986245E-008</text:p>
          </table:table-cell>
          <table:table-cell table:formula="of:=(1-ROUND([.C1076])/[.C1076])^2" office:value-type="float" office:value="0.00000110201032910128" calcext:value-type="float">
            <text:p>0.000001102</text:p>
          </table:table-cell>
          <table:table-cell table:formula="of:=(1-ROUND([.A1076])/[.A1076])^2" office:value-type="float" office:value="0.0000216333153055715" calcext:value-type="float">
            <text:p>2.16333153055715E-005</text:p>
          </table:table-cell>
          <table:table-cell table:formula="of:=SUM([.D1076:.F1076])" office:value-type="float" office:value="0.0000227691448776714" calcext:value-type="float">
            <text:p>2.27691448776714E-005</text:p>
          </table:table-cell>
          <table:table-cell table:number-columns-repeated="4"/>
        </table:table-row>
        <table:table-row table:style-name="ro1">
          <table:table-cell office:value-type="float" office:value="107.6" calcext:value-type="float">
            <text:p>107.6</text:p>
          </table:table-cell>
          <table:table-cell table:formula="of:=SQRT(2)*[.A1077]" office:value-type="float" office:value="152.169379311345" calcext:value-type="float">
            <text:p>152.1693793113</text:p>
          </table:table-cell>
          <table:table-cell table:formula="of:=SQRT(3)*[.A1077]" office:value-type="float" office:value="186.368666894411" calcext:value-type="float">
            <text:p>186.3686668944</text:p>
          </table:table-cell>
          <table:table-cell table:formula="of:=(1-ROUND([.B1077])/[.B1077])^2" office:value-type="float" office:value="0.0000012389853957812" calcext:value-type="float">
            <text:p>0.000001239</text:p>
          </table:table-cell>
          <table:table-cell table:formula="of:=(1-ROUND([.C1077])/[.C1077])^2" office:value-type="float" office:value="0.00000391311385031233" calcext:value-type="float">
            <text:p>3.91311385031233E-006</text:p>
          </table:table-cell>
          <table:table-cell table:formula="of:=(1-ROUND([.A1077])/[.A1077])^2" office:value-type="float" office:value="0.0000138195989552392" calcext:value-type="float">
            <text:p>1.38195989552392E-005</text:p>
          </table:table-cell>
          <table:table-cell table:formula="of:=SUM([.D1077:.F1077])" office:value-type="float" office:value="0.0000189716982013328" calcext:value-type="float">
            <text:p>1.89716982013328E-005</text:p>
          </table:table-cell>
          <table:table-cell table:number-columns-repeated="4"/>
        </table:table-row>
        <table:table-row table:style-name="ro1">
          <table:table-cell office:value-type="float" office:value="107.7" calcext:value-type="float">
            <text:p>107.7</text:p>
          </table:table-cell>
          <table:table-cell table:formula="of:=SQRT(2)*[.A1078]" office:value-type="float" office:value="152.310800667582" calcext:value-type="float">
            <text:p>152.3108006676</text:p>
          </table:table-cell>
          <table:table-cell table:formula="of:=SQRT(3)*[.A1078]" office:value-type="float" office:value="186.541871975168" calcext:value-type="float">
            <text:p>186.5418719752</text:p>
          </table:table-cell>
          <table:table-cell table:formula="of:=(1-ROUND([.B1078])/[.B1078])^2" office:value-type="float" office:value="0.00000416392102316752" calcext:value-type="float">
            <text:p>4.16392102316752E-006</text:p>
          </table:table-cell>
          <table:table-cell table:formula="of:=(1-ROUND([.C1078])/[.C1078])^2" office:value-type="float" office:value="0.00000603144063520028" calcext:value-type="float">
            <text:p>6.03144063520028E-006</text:p>
          </table:table-cell>
          <table:table-cell table:formula="of:=(1-ROUND([.A1078])/[.A1078])^2" office:value-type="float" office:value="0.00000775909559981665" calcext:value-type="float">
            <text:p>7.75909559981665E-006</text:p>
          </table:table-cell>
          <table:table-cell table:formula="of:=SUM([.D1078:.F1078])" office:value-type="float" office:value="0.0000179544572581845" calcext:value-type="float">
            <text:p>1.79544572581845E-005</text:p>
          </table:table-cell>
          <table:table-cell table:number-columns-repeated="4"/>
        </table:table-row>
        <table:table-row table:style-name="ro1">
          <table:table-cell office:value-type="float" office:value="107.8" calcext:value-type="float">
            <text:p>107.8</text:p>
          </table:table-cell>
          <table:table-cell table:formula="of:=SQRT(2)*[.A1079]" office:value-type="float" office:value="152.45222202382" calcext:value-type="float">
            <text:p>152.4522220238</text:p>
          </table:table-cell>
          <table:table-cell table:formula="of:=SQRT(3)*[.A1079]" office:value-type="float" office:value="186.715077055925" calcext:value-type="float">
            <text:p>186.7150770559</text:p>
          </table:table-cell>
          <table:table-cell table:formula="of:=(1-ROUND([.B1079])/[.B1079])^2" office:value-type="float" office:value="0.00000879905234163483" calcext:value-type="float">
            <text:p>8.79905234163483E-006</text:p>
          </table:table-cell>
          <table:table-cell table:formula="of:=(1-ROUND([.C1079])/[.C1079])^2" office:value-type="float" office:value="0.00000232860631016909" calcext:value-type="float">
            <text:p>2.32860631016909E-006</text:p>
          </table:table-cell>
          <table:table-cell table:formula="of:=(1-ROUND([.A1079])/[.A1079])^2" office:value-type="float" office:value="0.00000344209196581285" calcext:value-type="float">
            <text:p>3.44209196581285E-006</text:p>
          </table:table-cell>
          <table:table-cell table:formula="of:=SUM([.D1079:.F1079])" office:value-type="float" office:value="0.0000145697506176168" calcext:value-type="float">
            <text:p>1.45697506176168E-005</text:p>
          </table:table-cell>
          <table:table-cell table:number-columns-repeated="4"/>
        </table:table-row>
        <table:table-row table:style-name="ro1">
          <table:table-cell office:value-type="float" office:value="107.9" calcext:value-type="float">
            <text:p>107.9</text:p>
          </table:table-cell>
          <table:table-cell table:formula="of:=SQRT(2)*[.A1080]" office:value-type="float" office:value="152.593643380057" calcext:value-type="float">
            <text:p>152.5936433801</text:p>
          </table:table-cell>
          <table:table-cell table:formula="of:=SQRT(3)*[.A1080]" office:value-type="float" office:value="186.888282136682" calcext:value-type="float">
            <text:p>186.8882821367</text:p>
          </table:table-cell>
          <table:table-cell table:formula="of:=(1-ROUND([.B1080])/[.B1080])^2" office:value-type="float" office:value="0.00000709156019121165" calcext:value-type="float">
            <text:p>7.09156019121165E-006</text:p>
          </table:table-cell>
          <table:table-cell table:formula="of:=(1-ROUND([.C1080])/[.C1080])^2" office:value-type="float" office:value="0.000000357339559546179" calcext:value-type="float">
            <text:p>3.57339559546179E-007</text:p>
          </table:table-cell>
          <table:table-cell table:formula="of:=(1-ROUND([.A1080])/[.A1080])^2" office:value-type="float" office:value="0.000000858928692598764" calcext:value-type="float">
            <text:p>8.58928692598764E-007</text:p>
          </table:table-cell>
          <table:table-cell table:formula="of:=SUM([.D1080:.F1080])" office:value-type="float" office:value="0.00000830782844335659" calcext:value-type="float">
            <text:p>8.30782844335659E-00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SQRT(2)*[.A1081]" office:value-type="float" office:value="152.735064736294" calcext:value-type="float">
            <text:p>152.7350647363</text:p>
          </table:table-cell>
          <table:table-cell table:formula="of:=SQRT(3)*[.A1081]" office:value-type="float" office:value="187.061487217439" calcext:value-type="float">
            <text:p>187.0614872174</text:p>
          </table:table-cell>
          <table:table-cell table:formula="of:=(1-ROUND([.B1081])/[.B1081])^2" office:value-type="float" office:value="0.00000300886033756957" calcext:value-type="float">
            <text:p>3.00886033756957E-006</text:p>
          </table:table-cell>
          <table:table-cell table:formula="of:=(1-ROUND([.C1081])/[.C1081])^2" office:value-type="float" office:value="0.000000108044064596369" calcext:value-type="float">
            <text:p>0.000000108</text:p>
          </table:table-cell>
          <table:table-cell table:formula="of:=(1-ROUND([.A1081])/[.A1081])^2" office:value-type="float" office:value="0" calcext:value-type="float">
            <text:p>0</text:p>
          </table:table-cell>
          <table:table-cell table:formula="of:=SUM([.D1081:.F1081])" office:value-type="float" office:value="0.00000311690440216594" calcext:value-type="float">
            <text:p>3.11690440216594E-006</text:p>
          </table:table-cell>
          <table:table-cell table:number-columns-repeated="4"/>
        </table:table-row>
        <table:table-row table:style-name="ro1">
          <table:table-cell office:value-type="float" office:value="108.1" calcext:value-type="float">
            <text:p>108.1</text:p>
          </table:table-cell>
          <table:table-cell table:formula="of:=SQRT(2)*[.A1082]" office:value-type="float" office:value="152.876486092532" calcext:value-type="float">
            <text:p>152.8764860925</text:p>
          </table:table-cell>
          <table:table-cell table:formula="of:=SQRT(3)*[.A1082]" office:value-type="float" office:value="187.234692298196" calcext:value-type="float">
            <text:p>187.2346922982</text:p>
          </table:table-cell>
          <table:table-cell table:formula="of:=(1-ROUND([.B1082])/[.B1082])^2" office:value-type="float" office:value="0.000000652755197979448" calcext:value-type="float">
            <text:p>6.52755197979448E-007</text:p>
          </table:table-cell>
          <table:table-cell table:formula="of:=(1-ROUND([.C1082])/[.C1082])^2" office:value-type="float" office:value="0.00000157117671028286" calcext:value-type="float">
            <text:p>1.57117671028286E-006</text:p>
          </table:table-cell>
          <table:table-cell table:formula="of:=(1-ROUND([.A1082])/[.A1082])^2" office:value-type="float" office:value="0.000000855753358189949" calcext:value-type="float">
            <text:p>8.55753358189949E-007</text:p>
          </table:table-cell>
          <table:table-cell table:formula="of:=SUM([.D1082:.F1082])" office:value-type="float" office:value="0.00000307968526645226" calcext:value-type="float">
            <text:p>3.07968526645226E-006</text:p>
          </table:table-cell>
          <table:table-cell table:number-columns-repeated="4"/>
        </table:table-row>
        <table:table-row table:style-name="ro1">
          <table:table-cell office:value-type="float" office:value="108.2" calcext:value-type="float">
            <text:p>108.2</text:p>
          </table:table-cell>
          <table:table-cell table:formula="of:=SQRT(2)*[.A1083]" office:value-type="float" office:value="153.017907448769" calcext:value-type="float">
            <text:p>153.0179074488</text:p>
          </table:table-cell>
          <table:table-cell table:formula="of:=SQRT(3)*[.A1083]" office:value-type="float" office:value="187.407897378953" calcext:value-type="float">
            <text:p>187.407897379</text:p>
          </table:table-cell>
          <table:table-cell table:formula="of:=(1-ROUND([.B1083])/[.B1083])^2" office:value-type="float" office:value="0.0000000136956584733431" calcext:value-type="float">
            <text:p>1.36956584733431E-008</text:p>
          </table:table-cell>
          <table:table-cell table:formula="of:=(1-ROUND([.C1083])/[.C1083])^2" office:value-type="float" office:value="0.00000473724725771824" calcext:value-type="float">
            <text:p>4.73724725771824E-006</text:p>
          </table:table-cell>
          <table:table-cell table:formula="of:=(1-ROUND([.A1083])/[.A1083])^2" office:value-type="float" office:value="0.00000341668915987039" calcext:value-type="float">
            <text:p>3.41668915987039E-006</text:p>
          </table:table-cell>
          <table:table-cell table:formula="of:=SUM([.D1083:.F1083])" office:value-type="float" office:value="0.00000816763207606197" calcext:value-type="float">
            <text:p>8.16763207606197E-006</text:p>
          </table:table-cell>
          <table:table-cell table:number-columns-repeated="4"/>
        </table:table-row>
        <table:table-row table:style-name="ro1">
          <table:table-cell office:value-type="float" office:value="108.3" calcext:value-type="float">
            <text:p>108.3</text:p>
          </table:table-cell>
          <table:table-cell table:formula="of:=SQRT(2)*[.A1084]" office:value-type="float" office:value="153.159328805006" calcext:value-type="float">
            <text:p>153.159328805</text:p>
          </table:table-cell>
          <table:table-cell table:formula="of:=SQRT(3)*[.A1084]" office:value-type="float" office:value="187.581102459709" calcext:value-type="float">
            <text:p>187.5811024597</text:p>
          </table:table-cell>
          <table:table-cell table:formula="of:=(1-ROUND([.B1084])/[.B1084])^2" office:value-type="float" office:value="0.0000010821854457116" calcext:value-type="float">
            <text:p>1.0821854457116E-006</text:p>
          </table:table-cell>
          <table:table-cell table:formula="of:=(1-ROUND([.C1084])/[.C1084])^2" office:value-type="float" office:value="0.00000498697800222356" calcext:value-type="float">
            <text:p>0.000004987</text:p>
          </table:table-cell>
          <table:table-cell table:formula="of:=(1-ROUND([.A1084])/[.A1084])^2" office:value-type="float" office:value="0.00000767336039471751" calcext:value-type="float">
            <text:p>7.67336039471751E-006</text:p>
          </table:table-cell>
          <table:table-cell table:formula="of:=SUM([.D1084:.F1084])" office:value-type="float" office:value="0.0000137425238426527" calcext:value-type="float">
            <text:p>1.37425238426527E-005</text:p>
          </table:table-cell>
          <table:table-cell table:number-columns-repeated="4"/>
        </table:table-row>
        <table:table-row table:style-name="ro1">
          <table:table-cell office:value-type="float" office:value="108.4" calcext:value-type="float">
            <text:p>108.4</text:p>
          </table:table-cell>
          <table:table-cell table:formula="of:=SQRT(2)*[.A1085]" office:value-type="float" office:value="153.300750161244" calcext:value-type="float">
            <text:p>153.3007501612</text:p>
          </table:table-cell>
          <table:table-cell table:formula="of:=SQRT(3)*[.A1085]" office:value-type="float" office:value="187.754307540466" calcext:value-type="float">
            <text:p>187.7543075405</text:p>
          </table:table-cell>
          <table:table-cell table:formula="of:=(1-ROUND([.B1085])/[.B1085])^2" office:value-type="float" office:value="0.00000384878080227652" calcext:value-type="float">
            <text:p>3.84878080227652E-006</text:p>
          </table:table-cell>
          <table:table-cell table:formula="of:=(1-ROUND([.C1085])/[.C1085])^2" office:value-type="float" office:value="0.00000171239454890435" calcext:value-type="float">
            <text:p>1.71239454890435E-006</text:p>
          </table:table-cell>
          <table:table-cell table:formula="of:=(1-ROUND([.A1085])/[.A1085])^2" office:value-type="float" office:value="0.0000136163723260853" calcext:value-type="float">
            <text:p>1.36163723260853E-005</text:p>
          </table:table-cell>
          <table:table-cell table:formula="of:=SUM([.D1085:.F1085])" office:value-type="float" office:value="0.0000191775476772662" calcext:value-type="float">
            <text:p>1.91775476772662E-005</text:p>
          </table:table-cell>
          <table:table-cell table:number-columns-repeated="4"/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SQRT(2)*[.A1086]" office:value-type="float" office:value="153.442171517481" calcext:value-type="float">
            <text:p>153.4421715175</text:p>
          </table:table-cell>
          <table:table-cell table:formula="of:=SQRT(3)*[.A1086]" office:value-type="float" office:value="187.927512621223" calcext:value-type="float">
            <text:p>187.9275126212</text:p>
          </table:table-cell>
          <table:table-cell table:formula="of:=(1-ROUND([.B1086])/[.B1086])^2" office:value-type="float" office:value="0.00000830409016421236" calcext:value-type="float">
            <text:p>8.30409016421236E-006</text:p>
          </table:table-cell>
          <table:table-cell table:formula="of:=(1-ROUND([.C1086])/[.C1086])^2" office:value-type="float" office:value="0.000000148779830588436" calcext:value-type="float">
            <text:p>1.48779830588436E-007</text:p>
          </table:table-cell>
          <table:table-cell table:formula="of:=(1-ROUND([.A1086])/[.A1086])^2" office:value-type="float" office:value="0.0000212363821699344" calcext:value-type="float">
            <text:p>2.12363821699344E-005</text:p>
          </table:table-cell>
          <table:table-cell table:formula="of:=SUM([.D1086:.F1086])" office:value-type="float" office:value="0.0000296892521647352" calcext:value-type="float">
            <text:p>2.96892521647352E-005</text:p>
          </table:table-cell>
          <table:table-cell table:number-columns-repeated="4"/>
        </table:table-row>
        <table:table-row table:style-name="ro1">
          <table:table-cell office:value-type="float" office:value="108.6" calcext:value-type="float">
            <text:p>108.6</text:p>
          </table:table-cell>
          <table:table-cell table:formula="of:=SQRT(2)*[.A1087]" office:value-type="float" office:value="153.583592873718" calcext:value-type="float">
            <text:p>153.5835928737</text:p>
          </table:table-cell>
          <table:table-cell table:formula="of:=SQRT(3)*[.A1087]" office:value-type="float" office:value="188.10071770198" calcext:value-type="float">
            <text:p>188.100717702</text:p>
          </table:table-cell>
          <table:table-cell table:formula="of:=(1-ROUND([.B1087])/[.B1087])^2" office:value-type="float" office:value="0.00000735100402317551" calcext:value-type="float">
            <text:p>0.000007351</text:p>
          </table:table-cell>
          <table:table-cell table:formula="of:=(1-ROUND([.C1087])/[.C1087])^2" office:value-type="float" office:value="0.00000028670199243628" calcext:value-type="float">
            <text:p>2.8670199243628E-007</text:p>
          </table:table-cell>
          <table:table-cell table:formula="of:=(1-ROUND([.A1087])/[.A1087])^2" office:value-type="float" office:value="0.0000135662661226593" calcext:value-type="float">
            <text:p>1.35662661226593E-005</text:p>
          </table:table-cell>
          <table:table-cell table:formula="of:=SUM([.D1087:.F1087])" office:value-type="float" office:value="0.0000212039721382711" calcext:value-type="float">
            <text:p>0.000021204</text:p>
          </table:table-cell>
          <table:table-cell table:number-columns-repeated="4"/>
        </table:table-row>
        <table:table-row table:style-name="ro1">
          <table:table-cell office:value-type="float" office:value="108.7" calcext:value-type="float">
            <text:p>108.7</text:p>
          </table:table-cell>
          <table:table-cell table:formula="of:=SQRT(2)*[.A1088]" office:value-type="float" office:value="153.725014229955" calcext:value-type="float">
            <text:p>153.72501423</text:p>
          </table:table-cell>
          <table:table-cell table:formula="of:=SQRT(3)*[.A1088]" office:value-type="float" office:value="188.273922782737" calcext:value-type="float">
            <text:p>188.2739227827</text:p>
          </table:table-cell>
          <table:table-cell table:formula="of:=(1-ROUND([.B1088])/[.B1088])^2" office:value-type="float" office:value="0.00000319986279798337" calcext:value-type="float">
            <text:p>3.19986279798337E-006</text:p>
          </table:table-cell>
          <table:table-cell table:formula="of:=(1-ROUND([.C1088])/[.C1088])^2" office:value-type="float" office:value="0.00000211678118677654" calcext:value-type="float">
            <text:p>2.11678118677654E-006</text:p>
          </table:table-cell>
          <table:table-cell table:formula="of:=(1-ROUND([.A1088])/[.A1088])^2" office:value-type="float" office:value="0.00000761699062856277" calcext:value-type="float">
            <text:p>0.000007617</text:p>
          </table:table-cell>
          <table:table-cell table:formula="of:=SUM([.D1088:.F1088])" office:value-type="float" office:value="0.0000129336346133227" calcext:value-type="float">
            <text:p>1.29336346133227E-005</text:p>
          </table:table-cell>
          <table:table-cell table:number-columns-repeated="4"/>
        </table:table-row>
        <table:table-row table:style-name="ro1">
          <table:table-cell office:value-type="float" office:value="108.8" calcext:value-type="float">
            <text:p>108.8</text:p>
          </table:table-cell>
          <table:table-cell table:formula="of:=SQRT(2)*[.A1089]" office:value-type="float" office:value="153.866435586193" calcext:value-type="float">
            <text:p>153.8664355862</text:p>
          </table:table-cell>
          <table:table-cell table:formula="of:=SQRT(3)*[.A1089]" office:value-type="float" office:value="188.447127863494" calcext:value-type="float">
            <text:p>188.4471278635</text:p>
          </table:table-cell>
          <table:table-cell table:formula="of:=(1-ROUND([.B1089])/[.B1089])^2" office:value-type="float" office:value="0.000000753518186181775" calcext:value-type="float">
            <text:p>7.53518186181775E-007</text:p>
          </table:table-cell>
          <table:table-cell table:formula="of:=(1-ROUND([.C1089])/[.C1089])^2" office:value-type="float" office:value="0.00000562968925467489" calcext:value-type="float">
            <text:p>5.62968925467489E-006</text:p>
          </table:table-cell>
          <table:table-cell table:formula="of:=(1-ROUND([.A1089])/[.A1089])^2" office:value-type="float" office:value="0.00000337910899654018" calcext:value-type="float">
            <text:p>3.37910899654018E-006</text:p>
          </table:table-cell>
          <table:table-cell table:formula="of:=SUM([.D1089:.F1089])" office:value-type="float" office:value="0.00000976231643739684" calcext:value-type="float">
            <text:p>9.76231643739684E-006</text:p>
          </table:table-cell>
          <table:table-cell table:number-columns-repeated="4"/>
        </table:table-row>
        <table:table-row table:style-name="ro1">
          <table:table-cell office:value-type="float" office:value="108.9" calcext:value-type="float">
            <text:p>108.9</text:p>
          </table:table-cell>
          <table:table-cell table:formula="of:=SQRT(2)*[.A1090]" office:value-type="float" office:value="154.00785694243" calcext:value-type="float">
            <text:p>154.0078569424</text:p>
          </table:table-cell>
          <table:table-cell table:formula="of:=SQRT(3)*[.A1090]" office:value-type="float" office:value="188.620332944251" calcext:value-type="float">
            <text:p>188.6203329443</text:p>
          </table:table-cell>
          <table:table-cell table:formula="of:=(1-ROUND([.B1090])/[.B1090])^2" office:value-type="float" office:value="0.00000000260268366735159" calcext:value-type="float">
            <text:p>2.60268366735159E-009</text:p>
          </table:table-cell>
          <table:table-cell table:formula="of:=(1-ROUND([.C1090])/[.C1090])^2" office:value-type="float" office:value="0.00000405162101076775" calcext:value-type="float">
            <text:p>4.05162101076775E-006</text:p>
          </table:table-cell>
          <table:table-cell table:formula="of:=(1-ROUND([.A1090])/[.A1090])^2" office:value-type="float" office:value="0.000000843226488105111" calcext:value-type="float">
            <text:p>8.43226488105111E-007</text:p>
          </table:table-cell>
          <table:table-cell table:formula="of:=SUM([.D1090:.F1090])" office:value-type="float" office:value="0.00000489745018254021" calcext:value-type="float">
            <text:p>4.89745018254021E-00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SQRT(2)*[.A1091]" office:value-type="float" office:value="154.149278298667" calcext:value-type="float">
            <text:p>154.1492782987</text:p>
          </table:table-cell>
          <table:table-cell table:formula="of:=SQRT(3)*[.A1091]" office:value-type="float" office:value="188.793538025008" calcext:value-type="float">
            <text:p>188.793538025</text:p>
          </table:table-cell>
          <table:table-cell table:formula="of:=(1-ROUND([.B1091])/[.B1091])^2" office:value-type="float" office:value="0.000000937800288402882" calcext:value-type="float">
            <text:p>9.37800288402882E-007</text:p>
          </table:table-cell>
          <table:table-cell table:formula="of:=(1-ROUND([.C1091])/[.C1091])^2" office:value-type="float" office:value="0.00000119593039636826" calcext:value-type="float">
            <text:p>1.19593039636826E-006</text:p>
          </table:table-cell>
          <table:table-cell table:formula="of:=(1-ROUND([.A1091])/[.A1091])^2" office:value-type="float" office:value="0" calcext:value-type="float">
            <text:p>0</text:p>
          </table:table-cell>
          <table:table-cell table:formula="of:=SUM([.D1091:.F1091])" office:value-type="float" office:value="0.00000213373068477114" calcext:value-type="float">
            <text:p>2.13373068477114E-006</text:p>
          </table:table-cell>
          <table:table-cell table:number-columns-repeated="4"/>
        </table:table-row>
        <table:table-row table:style-name="ro1">
          <table:table-cell office:value-type="float" office:value="109.1" calcext:value-type="float">
            <text:p>109.1</text:p>
          </table:table-cell>
          <table:table-cell table:formula="of:=SQRT(2)*[.A1092]" office:value-type="float" office:value="154.290699654905" calcext:value-type="float">
            <text:p>154.2906996549</text:p>
          </table:table-cell>
          <table:table-cell table:formula="of:=SQRT(3)*[.A1092]" office:value-type="float" office:value="188.966743105765" calcext:value-type="float">
            <text:p>188.9667431058</text:p>
          </table:table-cell>
          <table:table-cell table:formula="of:=(1-ROUND([.B1092])/[.B1092])^2" office:value-type="float" office:value="0.00000354984618597177" calcext:value-type="float">
            <text:p>3.54984618597177E-006</text:p>
          </table:table-cell>
          <table:table-cell table:formula="of:=(1-ROUND([.C1092])/[.C1092])^2" office:value-type="float" office:value="0.0000000309736668397548" calcext:value-type="float">
            <text:p>0.000000031</text:p>
          </table:table-cell>
          <table:table-cell table:formula="of:=(1-ROUND([.A1092])/[.A1092])^2" office:value-type="float" office:value="0.00000084013774898521" calcext:value-type="float">
            <text:p>8.4013774898521E-007</text:p>
          </table:table-cell>
          <table:table-cell table:formula="of:=SUM([.D1092:.F1092])" office:value-type="float" office:value="0.00000442095760179673" calcext:value-type="float">
            <text:p>0.000004421</text:p>
          </table:table-cell>
          <table:table-cell table:number-columns-repeated="4"/>
        </table:table-row>
        <table:table-row table:style-name="ro1">
          <table:table-cell office:value-type="float" office:value="109.2" calcext:value-type="float">
            <text:p>109.2</text:p>
          </table:table-cell>
          <table:table-cell table:formula="of:=SQRT(2)*[.A1093]" office:value-type="float" office:value="154.432121011142" calcext:value-type="float">
            <text:p>154.4321210111</text:p>
          </table:table-cell>
          <table:table-cell table:formula="of:=SQRT(3)*[.A1093]" office:value-type="float" office:value="189.139948186521" calcext:value-type="float">
            <text:p>189.1399481865</text:p>
          </table:table-cell>
          <table:table-cell table:formula="of:=(1-ROUND([.B1093])/[.B1093])^2" office:value-type="float" office:value="0.00000782952643729198" calcext:value-type="float">
            <text:p>7.82952643729198E-006</text:p>
          </table:table-cell>
          <table:table-cell table:formula="of:=(1-ROUND([.C1093])/[.C1093])^2" office:value-type="float" office:value="0.000000547479697797293" calcext:value-type="float">
            <text:p>5.47479697797293E-007</text:p>
          </table:table-cell>
          <table:table-cell table:formula="of:=(1-ROUND([.A1093])/[.A1093])^2" office:value-type="float" office:value="0.00000335439895879454" calcext:value-type="float">
            <text:p>3.35439895879454E-006</text:p>
          </table:table-cell>
          <table:table-cell table:formula="of:=SUM([.D1093:.F1093])" office:value-type="float" office:value="0.0000117314050938838" calcext:value-type="float">
            <text:p>1.17314050938838E-005</text:p>
          </table:table-cell>
          <table:table-cell table:number-columns-repeated="4"/>
        </table:table-row>
        <table:table-row table:style-name="ro1">
          <table:table-cell office:value-type="float" office:value="109.3" calcext:value-type="float">
            <text:p>109.3</text:p>
          </table:table-cell>
          <table:table-cell table:formula="of:=SQRT(2)*[.A1094]" office:value-type="float" office:value="154.573542367379" calcext:value-type="float">
            <text:p>154.5735423674</text:p>
          </table:table-cell>
          <table:table-cell table:formula="of:=SQRT(3)*[.A1094]" office:value-type="float" office:value="189.313153267278" calcext:value-type="float">
            <text:p>189.3131532673</text:p>
          </table:table-cell>
          <table:table-cell table:formula="of:=(1-ROUND([.B1094])/[.B1094])^2" office:value-type="float" office:value="0.0000076116965075288" calcext:value-type="float">
            <text:p>7.6116965075288E-006</text:p>
          </table:table-cell>
          <table:table-cell table:formula="of:=(1-ROUND([.C1094])/[.C1094])^2" office:value-type="float" office:value="0.00000273622820892879" calcext:value-type="float">
            <text:p>2.73622820892879E-006</text:p>
          </table:table-cell>
          <table:table-cell table:formula="of:=(1-ROUND([.A1094])/[.A1094])^2" office:value-type="float" office:value="0.00000753359354923487" calcext:value-type="float">
            <text:p>7.53359354923487E-006</text:p>
          </table:table-cell>
          <table:table-cell table:formula="of:=SUM([.D1094:.F1094])" office:value-type="float" office:value="0.0000178815182656925" calcext:value-type="float">
            <text:p>1.78815182656925E-005</text:p>
          </table:table-cell>
          <table:table-cell table:number-columns-repeated="4"/>
        </table:table-row>
        <table:table-row table:style-name="ro1">
          <table:table-cell office:value-type="float" office:value="109.4" calcext:value-type="float">
            <text:p>109.4</text:p>
          </table:table-cell>
          <table:table-cell table:formula="of:=SQRT(2)*[.A1095]" office:value-type="float" office:value="154.714963723617" calcext:value-type="float">
            <text:p>154.7149637236</text:p>
          </table:table-cell>
          <table:table-cell table:formula="of:=SQRT(3)*[.A1095]" office:value-type="float" office:value="189.486358348035" calcext:value-type="float">
            <text:p>189.486358348</text:p>
          </table:table-cell>
          <table:table-cell table:formula="of:=(1-ROUND([.B1095])/[.B1095])^2" office:value-type="float" office:value="0.00000339418595590763" calcext:value-type="float">
            <text:p>3.39418595590763E-006</text:p>
          </table:table-cell>
          <table:table-cell table:formula="of:=(1-ROUND([.C1095])/[.C1095])^2" office:value-type="float" office:value="0.00000658804945438103" calcext:value-type="float">
            <text:p>0.000006588</text:p>
          </table:table-cell>
          <table:table-cell table:formula="of:=(1-ROUND([.A1095])/[.A1095])^2" office:value-type="float" office:value="0.0000133685818274184" calcext:value-type="float">
            <text:p>1.33685818274184E-005</text:p>
          </table:table-cell>
          <table:table-cell table:formula="of:=SUM([.D1095:.F1095])" office:value-type="float" office:value="0.0000233508172377071" calcext:value-type="float">
            <text:p>2.33508172377071E-005</text:p>
          </table:table-cell>
          <table:table-cell table:number-columns-repeated="4"/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formula="of:=SQRT(2)*[.A1096]" office:value-type="float" office:value="154.856385079854" calcext:value-type="float">
            <text:p>154.8563850799</text:p>
          </table:table-cell>
          <table:table-cell table:formula="of:=SQRT(3)*[.A1096]" office:value-type="float" office:value="189.659563428792" calcext:value-type="float">
            <text:p>189.6595634288</text:p>
          </table:table-cell>
          <table:table-cell table:formula="of:=(1-ROUND([.B1096])/[.B1096])^2" office:value-type="float" office:value="0.000000860084038638531" calcext:value-type="float">
            <text:p>8.60084038638531E-007</text:p>
          </table:table-cell>
          <table:table-cell table:formula="of:=(1-ROUND([.C1096])/[.C1096])^2" office:value-type="float" office:value="0.0000032219806096852" calcext:value-type="float">
            <text:p>0.000003222</text:p>
          </table:table-cell>
          <table:table-cell table:formula="of:=(1-ROUND([.A1096])/[.A1096])^2" office:value-type="float" office:value="0.000020850274181105" calcext:value-type="float">
            <text:p>2.0850274181105E-005</text:p>
          </table:table-cell>
          <table:table-cell table:formula="of:=SUM([.D1096:.F1096])" office:value-type="float" office:value="0.0000249323388294287" calcext:value-type="float">
            <text:p>2.49323388294287E-005</text:p>
          </table:table-cell>
          <table:table-cell table:number-columns-repeated="4"/>
        </table:table-row>
        <table:table-row table:style-name="ro1">
          <table:table-cell office:value-type="float" office:value="109.6" calcext:value-type="float">
            <text:p>109.6</text:p>
          </table:table-cell>
          <table:table-cell table:formula="of:=SQRT(2)*[.A1097]" office:value-type="float" office:value="154.997806436091" calcext:value-type="float">
            <text:p>154.9978064361</text:p>
          </table:table-cell>
          <table:table-cell table:formula="of:=SQRT(3)*[.A1097]" office:value-type="float" office:value="189.832768509549" calcext:value-type="float">
            <text:p>189.8327685095</text:p>
          </table:table-cell>
          <table:table-cell table:formula="of:=(1-ROUND([.B1097])/[.B1097])^2" office:value-type="float" office:value="0.00000000020028548662005" calcext:value-type="float">
            <text:p>2.0028548662005E-010</text:p>
          </table:table-cell>
          <table:table-cell table:formula="of:=(1-ROUND([.C1097])/[.C1097])^2" office:value-type="float" office:value="0.000000776057245282504" calcext:value-type="float">
            <text:p>7.76057245282504E-007</text:p>
          </table:table-cell>
          <table:table-cell table:formula="of:=(1-ROUND([.A1097])/[.A1097])^2" office:value-type="float" office:value="0.0000133198358996229" calcext:value-type="float">
            <text:p>1.33198358996229E-005</text:p>
          </table:table-cell>
          <table:table-cell table:formula="of:=SUM([.D1097:.F1097])" office:value-type="float" office:value="0.000014096093430392" calcext:value-type="float">
            <text:p>1.4096093430392E-005</text:p>
          </table:table-cell>
          <table:table-cell table:number-columns-repeated="4"/>
        </table:table-row>
        <table:table-row table:style-name="ro1">
          <table:table-cell office:value-type="float" office:value="109.7" calcext:value-type="float">
            <text:p>109.7</text:p>
          </table:table-cell>
          <table:table-cell table:formula="of:=SQRT(2)*[.A1098]" office:value-type="float" office:value="155.139227792329" calcext:value-type="float">
            <text:p>155.1392277923</text:p>
          </table:table-cell>
          <table:table-cell table:formula="of:=SQRT(3)*[.A1098]" office:value-type="float" office:value="190.005973590306" calcext:value-type="float">
            <text:p>190.0059735903</text:p>
          </table:table-cell>
          <table:table-cell table:formula="of:=(1-ROUND([.B1098])/[.B1098])^2" office:value-type="float" office:value="0.00000080539443184655" calcext:value-type="float">
            <text:p>8.0539443184655E-007</text:p>
          </table:table-cell>
          <table:table-cell table:formula="of:=(1-ROUND([.C1098])/[.C1098])^2" office:value-type="float" office:value="0.000000000988408239760846" calcext:value-type="float">
            <text:p>0.000000001</text:p>
          </table:table-cell>
          <table:table-cell table:formula="of:=(1-ROUND([.A1098])/[.A1098])^2" office:value-type="float" office:value="0.00000747875410604412" calcext:value-type="float">
            <text:p>7.47875410604412E-006</text:p>
          </table:table-cell>
          <table:table-cell table:formula="of:=SUM([.D1098:.F1098])" office:value-type="float" office:value="0.00000828513694613043" calcext:value-type="float">
            <text:p>8.28513694613043E-006</text:p>
          </table:table-cell>
          <table:table-cell table:number-columns-repeated="4"/>
        </table:table-row>
        <table:table-row table:style-name="ro1">
          <table:table-cell office:value-type="float" office:value="109.8" calcext:value-type="float">
            <text:p>109.8</text:p>
          </table:table-cell>
          <table:table-cell table:formula="of:=SQRT(2)*[.A1099]" office:value-type="float" office:value="155.280649148566" calcext:value-type="float">
            <text:p>155.2806491486</text:p>
          </table:table-cell>
          <table:table-cell table:formula="of:=SQRT(3)*[.A1099]" office:value-type="float" office:value="190.179178671063" calcext:value-type="float">
            <text:p>190.1791786711</text:p>
          </table:table-cell>
          <table:table-cell table:formula="of:=(1-ROUND([.B1099])/[.B1099])^2" office:value-type="float" office:value="0.00000326657611416091" calcext:value-type="float">
            <text:p>3.26657611416091E-006</text:p>
          </table:table-cell>
          <table:table-cell table:formula="of:=(1-ROUND([.C1099])/[.C1099])^2" office:value-type="float" office:value="0.000000887660076437519" calcext:value-type="float">
            <text:p>8.87660076437519E-007</text:p>
          </table:table-cell>
          <table:table-cell table:formula="of:=(1-ROUND([.A1099])/[.A1099])^2" office:value-type="float" office:value="0.00000331783902508592" calcext:value-type="float">
            <text:p>3.31783902508592E-006</text:p>
          </table:table-cell>
          <table:table-cell table:formula="of:=SUM([.D1099:.F1099])" office:value-type="float" office:value="0.00000747207521568435" calcext:value-type="float">
            <text:p>7.47207521568435E-006</text:p>
          </table:table-cell>
          <table:table-cell table:number-columns-repeated="4"/>
        </table:table-row>
        <table:table-row table:style-name="ro1">
          <table:table-cell office:value-type="float" office:value="109.9" calcext:value-type="float">
            <text:p>109.9</text:p>
          </table:table-cell>
          <table:table-cell table:formula="of:=SQRT(2)*[.A1100]" office:value-type="float" office:value="155.422070504803" calcext:value-type="float">
            <text:p>155.4220705048</text:p>
          </table:table-cell>
          <table:table-cell table:formula="of:=SQRT(3)*[.A1100]" office:value-type="float" office:value="190.35238375182" calcext:value-type="float">
            <text:p>190.3523837518</text:p>
          </table:table-cell>
          <table:table-cell table:formula="of:=(1-ROUND([.B1100])/[.B1100])^2" office:value-type="float" office:value="0.00000737470456742496" calcext:value-type="float">
            <text:p>7.37470456742496E-006</text:p>
          </table:table-cell>
          <table:table-cell table:formula="of:=(1-ROUND([.C1100])/[.C1100])^2" office:value-type="float" office:value="0.00000342700794105629" calcext:value-type="float">
            <text:p>0.000003427</text:p>
          </table:table-cell>
          <table:table-cell table:formula="of:=(1-ROUND([.A1100])/[.A1100])^2" office:value-type="float" office:value="0.000000827950962120127" calcext:value-type="float">
            <text:p>0.000000828</text:p>
          </table:table-cell>
          <table:table-cell table:formula="of:=SUM([.D1100:.F1100])" office:value-type="float" office:value="0.0000116296634706014" calcext:value-type="float">
            <text:p>1.16296634706014E-00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SQRT(2)*[.A1101]" office:value-type="float" office:value="155.56349186104" calcext:value-type="float">
            <text:p>155.563491861</text:p>
          </table:table-cell>
          <table:table-cell table:formula="of:=SQRT(3)*[.A1101]" office:value-type="float" office:value="190.525588832576" calcext:value-type="float">
            <text:p>190.5255888326</text:p>
          </table:table-cell>
          <table:table-cell table:formula="of:=(1-ROUND([.B1101])/[.B1101])^2" office:value-type="float" office:value="0.00000787352708173233" calcext:value-type="float">
            <text:p>7.87352708173233E-006</text:p>
          </table:table-cell>
          <table:table-cell table:formula="of:=(1-ROUND([.C1101])/[.C1101])^2" office:value-type="float" office:value="0.00000620016407096753" calcext:value-type="float">
            <text:p>6.20016407096753E-006</text:p>
          </table:table-cell>
          <table:table-cell table:formula="of:=(1-ROUND([.A1101])/[.A1101])^2" office:value-type="float" office:value="0" calcext:value-type="float">
            <text:p>0</text:p>
          </table:table-cell>
          <table:table-cell table:formula="of:=SUM([.D1101:.F1101])" office:value-type="float" office:value="0.0000140736911526999" calcext:value-type="float">
            <text:p>1.40736911526999E-005</text:p>
          </table:table-cell>
          <table:table-cell table:number-columns-repeated="4"/>
        </table:table-row>
        <table:table-row table:style-name="ro1">
          <table:table-cell office:value-type="float" office:value="110.1" calcext:value-type="float">
            <text:p>110.1</text:p>
          </table:table-cell>
          <table:table-cell table:formula="of:=SQRT(2)*[.A1102]" office:value-type="float" office:value="155.704913217278" calcext:value-type="float">
            <text:p>155.7049132173</text:p>
          </table:table-cell>
          <table:table-cell table:formula="of:=SQRT(3)*[.A1102]" office:value-type="float" office:value="190.698793913333" calcext:value-type="float">
            <text:p>190.6987939133</text:p>
          </table:table-cell>
          <table:table-cell table:formula="of:=(1-ROUND([.B1102])/[.B1102])^2" office:value-type="float" office:value="0.00000359165721432935" calcext:value-type="float">
            <text:p>3.59165721432935E-006</text:p>
          </table:table-cell>
          <table:table-cell table:formula="of:=(1-ROUND([.C1102])/[.C1102])^2" office:value-type="float" office:value="0.00000249477621409423" calcext:value-type="float">
            <text:p>2.49477621409423E-006</text:p>
          </table:table-cell>
          <table:table-cell table:formula="of:=(1-ROUND([.A1102])/[.A1102])^2" office:value-type="float" office:value="0.000000824945697949255" calcext:value-type="float">
            <text:p>8.24945697949255E-007</text:p>
          </table:table-cell>
          <table:table-cell table:formula="of:=SUM([.D1102:.F1102])" office:value-type="float" office:value="0.00000691137912637284" calcext:value-type="float">
            <text:p>6.91137912637284E-006</text:p>
          </table:table-cell>
          <table:table-cell table:number-columns-repeated="4"/>
        </table:table-row>
        <table:table-row table:style-name="ro1">
          <table:table-cell office:value-type="float" office:value="110.2" calcext:value-type="float">
            <text:p>110.2</text:p>
          </table:table-cell>
          <table:table-cell table:formula="of:=SQRT(2)*[.A1103]" office:value-type="float" office:value="155.846334573515" calcext:value-type="float">
            <text:p>155.8463345735</text:p>
          </table:table-cell>
          <table:table-cell table:formula="of:=SQRT(3)*[.A1103]" office:value-type="float" office:value="190.87199899409" calcext:value-type="float">
            <text:p>190.8719989941</text:p>
          </table:table-cell>
          <table:table-cell table:formula="of:=(1-ROUND([.B1103])/[.B1103])^2" office:value-type="float" office:value="0.000000972207901851137" calcext:value-type="float">
            <text:p>9.72207901851137E-007</text:p>
          </table:table-cell>
          <table:table-cell table:formula="of:=(1-ROUND([.C1103])/[.C1103])^2" office:value-type="float" office:value="0.000000449720123723318" calcext:value-type="float">
            <text:p>4.49720123723318E-007</text:p>
          </table:table-cell>
          <table:table-cell table:formula="of:=(1-ROUND([.A1103])/[.A1103])^2" office:value-type="float" office:value="0.00000329379679250072" calcext:value-type="float">
            <text:p>3.29379679250072E-006</text:p>
          </table:table-cell>
          <table:table-cell table:formula="of:=SUM([.D1103:.F1103])" office:value-type="float" office:value="0.00000471572481807517" calcext:value-type="float">
            <text:p>4.71572481807517E-006</text:p>
          </table:table-cell>
          <table:table-cell table:number-columns-repeated="4"/>
        </table:table-row>
        <table:table-row table:style-name="ro1">
          <table:table-cell office:value-type="float" office:value="110.3" calcext:value-type="float">
            <text:p>110.3</text:p>
          </table:table-cell>
          <table:table-cell table:formula="of:=SQRT(2)*[.A1104]" office:value-type="float" office:value="155.987755929752" calcext:value-type="float">
            <text:p>155.9877559298</text:p>
          </table:table-cell>
          <table:table-cell table:formula="of:=SQRT(3)*[.A1104]" office:value-type="float" office:value="191.045204074847" calcext:value-type="float">
            <text:p>191.0452040748</text:p>
          </table:table-cell>
          <table:table-cell table:formula="of:=(1-ROUND([.B1104])/[.B1104])^2" office:value-type="float" office:value="0.00000000616127516024484" calcext:value-type="float">
            <text:p>6.16127516024484E-009</text:p>
          </table:table-cell>
          <table:table-cell table:formula="of:=(1-ROUND([.C1104])/[.C1104])^2" office:value-type="float" office:value="0.0000000559864449133406" calcext:value-type="float">
            <text:p>0.000000056</text:p>
          </table:table-cell>
          <table:table-cell table:formula="of:=(1-ROUND([.A1104])/[.A1104])^2" office:value-type="float" office:value="0.0000073976109004615" calcext:value-type="float">
            <text:p>7.3976109004615E-006</text:p>
          </table:table-cell>
          <table:table-cell table:formula="of:=SUM([.D1104:.F1104])" office:value-type="float" office:value="0.00000745975862053508" calcext:value-type="float">
            <text:p>7.45975862053508E-006</text:p>
          </table:table-cell>
          <table:table-cell table:number-columns-repeated="4"/>
        </table:table-row>
        <table:table-row table:style-name="ro1">
          <table:table-cell office:value-type="float" office:value="110.4" calcext:value-type="float">
            <text:p>110.4</text:p>
          </table:table-cell>
          <table:table-cell table:formula="of:=SQRT(2)*[.A1105]" office:value-type="float" office:value="156.12917728599" calcext:value-type="float">
            <text:p>156.129177286</text:p>
          </table:table-cell>
          <table:table-cell table:formula="of:=SQRT(3)*[.A1105]" office:value-type="float" office:value="191.218409155604" calcext:value-type="float">
            <text:p>191.2184091556</text:p>
          </table:table-cell>
          <table:table-cell table:formula="of:=(1-ROUND([.B1105])/[.B1105])^2" office:value-type="float" office:value="0.000000684548414841332" calcext:value-type="float">
            <text:p>6.84548414841332E-007</text:p>
          </table:table-cell>
          <table:table-cell table:formula="of:=(1-ROUND([.C1105])/[.C1105])^2" office:value-type="float" office:value="0.00000130461473133708" calcext:value-type="float">
            <text:p>1.30461473133708E-006</text:p>
          </table:table-cell>
          <table:table-cell table:formula="of:=(1-ROUND([.A1105])/[.A1105])^2" office:value-type="float" office:value="0.0000131274942239027" calcext:value-type="float">
            <text:p>1.31274942239027E-005</text:p>
          </table:table-cell>
          <table:table-cell table:formula="of:=SUM([.D1105:.F1105])" office:value-type="float" office:value="0.0000151166573700811" calcext:value-type="float">
            <text:p>1.51166573700811E-005</text:p>
          </table:table-cell>
          <table:table-cell table:number-columns-repeated="4"/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SQRT(2)*[.A1106]" office:value-type="float" office:value="156.270598642227" calcext:value-type="float">
            <text:p>156.2705986422</text:p>
          </table:table-cell>
          <table:table-cell table:formula="of:=SQRT(3)*[.A1106]" office:value-type="float" office:value="191.391614236361" calcext:value-type="float">
            <text:p>191.3916142364</text:p>
          </table:table-cell>
          <table:table-cell table:formula="of:=(1-ROUND([.B1106])/[.B1106])^2" office:value-type="float" office:value="0.00000299844905612502" calcext:value-type="float">
            <text:p>2.99844905612502E-006</text:p>
          </table:table-cell>
          <table:table-cell table:formula="of:=(1-ROUND([.C1106])/[.C1106])^2" office:value-type="float" office:value="0.00000418669315044196" calcext:value-type="float">
            <text:p>4.18669315044196E-006</text:p>
          </table:table-cell>
          <table:table-cell table:formula="of:=(1-ROUND([.A1106])/[.A1106])^2" office:value-type="float" office:value="0.0000204746012571404" calcext:value-type="float">
            <text:p>2.04746012571404E-005</text:p>
          </table:table-cell>
          <table:table-cell table:formula="of:=SUM([.D1106:.F1106])" office:value-type="float" office:value="0.0000276597434637074" calcext:value-type="float">
            <text:p>2.76597434637074E-005</text:p>
          </table:table-cell>
          <table:table-cell table:number-columns-repeated="4"/>
        </table:table-row>
        <table:table-row table:style-name="ro1">
          <table:table-cell office:value-type="float" office:value="110.6" calcext:value-type="float">
            <text:p>110.6</text:p>
          </table:table-cell>
          <table:table-cell table:formula="of:=SQRT(2)*[.A1107]" office:value-type="float" office:value="156.412019998464" calcext:value-type="float">
            <text:p>156.4120199985</text:p>
          </table:table-cell>
          <table:table-cell table:formula="of:=SQRT(3)*[.A1107]" office:value-type="float" office:value="191.564819317118" calcext:value-type="float">
            <text:p>191.5648193171</text:p>
          </table:table-cell>
          <table:table-cell table:formula="of:=(1-ROUND([.B1107])/[.B1107])^2" office:value-type="float" office:value="0.00000693899129581362" calcext:value-type="float">
            <text:p>0.000006939</text:p>
          </table:table-cell>
          <table:table-cell table:formula="of:=(1-ROUND([.C1107])/[.C1107])^2" office:value-type="float" office:value="0.00000516068926339168" calcext:value-type="float">
            <text:p>5.16068926339168E-006</text:p>
          </table:table-cell>
          <table:table-cell table:formula="of:=(1-ROUND([.A1107])/[.A1107])^2" office:value-type="float" office:value="0.0000130800597758738" calcext:value-type="float">
            <text:p>1.30800597758738E-005</text:p>
          </table:table-cell>
          <table:table-cell table:formula="of:=SUM([.D1107:.F1107])" office:value-type="float" office:value="0.0000251797403350791" calcext:value-type="float">
            <text:p>2.51797403350791E-005</text:p>
          </table:table-cell>
          <table:table-cell table:number-columns-repeated="4"/>
        </table:table-row>
        <table:table-row table:style-name="ro1">
          <table:table-cell office:value-type="float" office:value="110.7" calcext:value-type="float">
            <text:p>110.7</text:p>
          </table:table-cell>
          <table:table-cell table:formula="of:=SQRT(2)*[.A1108]" office:value-type="float" office:value="156.553441354702" calcext:value-type="float">
            <text:p>156.5534413547</text:p>
          </table:table-cell>
          <table:table-cell table:formula="of:=SQRT(3)*[.A1108]" office:value-type="float" office:value="191.738024397875" calcext:value-type="float">
            <text:p>191.7380243979</text:p>
          </table:table-cell>
          <table:table-cell table:formula="of:=(1-ROUND([.B1108])/[.B1108])^2" office:value-type="float" office:value="0.00000813639015947161" calcext:value-type="float">
            <text:p>8.13639015947161E-006</text:p>
          </table:table-cell>
          <table:table-cell table:formula="of:=(1-ROUND([.C1108])/[.C1108])^2" office:value-type="float" office:value="0.00000186683183358121" calcext:value-type="float">
            <text:p>1.86683183358121E-006</text:p>
          </table:table-cell>
          <table:table-cell table:formula="of:=(1-ROUND([.A1108])/[.A1108])^2" office:value-type="float" office:value="0.00000734424688420274" calcext:value-type="float">
            <text:p>7.34424688420274E-006</text:p>
          </table:table-cell>
          <table:table-cell table:formula="of:=SUM([.D1108:.F1108])" office:value-type="float" office:value="0.0000173474688772556" calcext:value-type="float">
            <text:p>1.73474688772556E-005</text:p>
          </table:table-cell>
          <table:table-cell table:number-columns-repeated="4"/>
        </table:table-row>
        <table:table-row table:style-name="ro1">
          <table:table-cell office:value-type="float" office:value="110.8" calcext:value-type="float">
            <text:p>110.8</text:p>
          </table:table-cell>
          <table:table-cell table:formula="of:=SQRT(2)*[.A1109]" office:value-type="float" office:value="156.694862710939" calcext:value-type="float">
            <text:p>156.6948627109</text:p>
          </table:table-cell>
          <table:table-cell table:formula="of:=SQRT(3)*[.A1109]" office:value-type="float" office:value="191.911229478632" calcext:value-type="float">
            <text:p>191.9112294786</text:p>
          </table:table-cell>
          <table:table-cell table:formula="of:=(1-ROUND([.B1109])/[.B1109])^2" office:value-type="float" office:value="0.0000037921110815147" calcext:value-type="float">
            <text:p>3.7921110815147E-006</text:p>
          </table:table-cell>
          <table:table-cell table:formula="of:=(1-ROUND([.C1109])/[.C1109])^2" office:value-type="float" office:value="0.000000213962057588514" calcext:value-type="float">
            <text:p>0.000000214</text:p>
          </table:table-cell>
          <table:table-cell table:formula="of:=(1-ROUND([.A1109])/[.A1109])^2" office:value-type="float" office:value="0.00000325822049029711" calcext:value-type="float">
            <text:p>3.25822049029711E-006</text:p>
          </table:table-cell>
          <table:table-cell table:formula="of:=SUM([.D1109:.F1109])" office:value-type="float" office:value="0.00000726429362940033" calcext:value-type="float">
            <text:p>7.26429362940033E-006</text:p>
          </table:table-cell>
          <table:table-cell table:number-columns-repeated="4"/>
        </table:table-row>
        <table:table-row table:style-name="ro1">
          <table:table-cell office:value-type="float" office:value="110.9" calcext:value-type="float">
            <text:p>110.9</text:p>
          </table:table-cell>
          <table:table-cell table:formula="of:=SQRT(2)*[.A1110]" office:value-type="float" office:value="156.836284067176" calcext:value-type="float">
            <text:p>156.8362840672</text:p>
          </table:table-cell>
          <table:table-cell table:formula="of:=SQRT(3)*[.A1110]" office:value-type="float" office:value="192.084434559388" calcext:value-type="float">
            <text:p>192.0844345594</text:p>
          </table:table-cell>
          <table:table-cell table:formula="of:=(1-ROUND([.B1110])/[.B1110])^2" office:value-type="float" office:value="0.00000108965447308928" calcext:value-type="float">
            <text:p>1.08965447308928E-006</text:p>
          </table:table-cell>
          <table:table-cell table:formula="of:=(1-ROUND([.C1110])/[.C1110])^2" office:value-type="float" office:value="0.000000193221805446406" calcext:value-type="float">
            <text:p>1.93221805446406E-007</text:p>
          </table:table-cell>
          <table:table-cell table:formula="of:=(1-ROUND([.A1110])/[.A1110])^2" office:value-type="float" office:value="0.000000813086794575847" calcext:value-type="float">
            <text:p>8.13086794575847E-007</text:p>
          </table:table-cell>
          <table:table-cell table:formula="of:=SUM([.D1110:.F1110])" office:value-type="float" office:value="0.00000209596307311153" calcext:value-type="float">
            <text:p>0.000002096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SQRT(2)*[.A1111]" office:value-type="float" office:value="156.977705423414" calcext:value-type="float">
            <text:p>156.9777054234</text:p>
          </table:table-cell>
          <table:table-cell table:formula="of:=SQRT(3)*[.A1111]" office:value-type="float" office:value="192.257639640145" calcext:value-type="float">
            <text:p>192.2576396401</text:p>
          </table:table-cell>
          <table:table-cell table:formula="of:=(1-ROUND([.B1111])/[.B1111])^2" office:value-type="float" office:value="0.0000000201707712510364" calcext:value-type="float">
            <text:p>2.01707712510364E-008</text:p>
          </table:table-cell>
          <table:table-cell table:formula="of:=(1-ROUND([.C1111])/[.C1111])^2" office:value-type="float" office:value="0.00000179580077846031" calcext:value-type="float">
            <text:p>1.79580077846031E-006</text:p>
          </table:table-cell>
          <table:table-cell table:formula="of:=(1-ROUND([.A1111])/[.A1111])^2" office:value-type="float" office:value="0" calcext:value-type="float">
            <text:p>0</text:p>
          </table:table-cell>
          <table:table-cell table:formula="of:=SUM([.D1111:.F1111])" office:value-type="float" office:value="0.00000181597154971134" calcext:value-type="float">
            <text:p>0.000001816</text:p>
          </table:table-cell>
          <table:table-cell table:number-columns-repeated="4"/>
        </table:table-row>
        <table:table-row table:style-name="ro1">
          <table:table-cell office:value-type="float" office:value="111.1" calcext:value-type="float">
            <text:p>111.1</text:p>
          </table:table-cell>
          <table:table-cell table:formula="of:=SQRT(2)*[.A1112]" office:value-type="float" office:value="157.119126779651" calcext:value-type="float">
            <text:p>157.1191267797</text:p>
          </table:table-cell>
          <table:table-cell table:formula="of:=SQRT(3)*[.A1112]" office:value-type="float" office:value="192.430844720902" calcext:value-type="float">
            <text:p>192.4308447209</text:p>
          </table:table-cell>
          <table:table-cell table:formula="of:=(1-ROUND([.B1112])/[.B1112])^2" office:value-type="float" office:value="0.000000574858145894976" calcext:value-type="float">
            <text:p>5.74858145894976E-007</text:p>
          </table:table-cell>
          <table:table-cell table:formula="of:=(1-ROUND([.C1112])/[.C1112])^2" office:value-type="float" office:value="0.00000501293622240756" calcext:value-type="float">
            <text:p>5.01293622240756E-006</text:p>
          </table:table-cell>
          <table:table-cell table:formula="of:=(1-ROUND([.A1112])/[.A1112])^2" office:value-type="float" office:value="0.000000810162024303097" calcext:value-type="float">
            <text:p>8.10162024303097E-007</text:p>
          </table:table-cell>
          <table:table-cell table:formula="of:=SUM([.D1112:.F1112])" office:value-type="float" office:value="0.00000639795639260563" calcext:value-type="float">
            <text:p>0.000006398</text:p>
          </table:table-cell>
          <table:table-cell table:number-columns-repeated="4"/>
        </table:table-row>
        <table:table-row table:style-name="ro1">
          <table:table-cell office:value-type="float" office:value="111.2" calcext:value-type="float">
            <text:p>111.2</text:p>
          </table:table-cell>
          <table:table-cell table:formula="of:=SQRT(2)*[.A1113]" office:value-type="float" office:value="157.260548135888" calcext:value-type="float">
            <text:p>157.2605481359</text:p>
          </table:table-cell>
          <table:table-cell table:formula="of:=SQRT(3)*[.A1113]" office:value-type="float" office:value="192.604049801659" calcext:value-type="float">
            <text:p>192.6040498017</text:p>
          </table:table-cell>
          <table:table-cell table:formula="of:=(1-ROUND([.B1113])/[.B1113])^2" office:value-type="float" office:value="0.00000274496221383167" calcext:value-type="float">
            <text:p>0.000002745</text:p>
          </table:table-cell>
          <table:table-cell table:formula="of:=(1-ROUND([.C1113])/[.C1113])^2" office:value-type="float" office:value="0.00000422620247954919" calcext:value-type="float">
            <text:p>4.22620247954919E-006</text:p>
          </table:table-cell>
          <table:table-cell table:formula="of:=(1-ROUND([.A1113])/[.A1113])^2" office:value-type="float" office:value="0.00000323482221417107" calcext:value-type="float">
            <text:p>3.23482221417107E-006</text:p>
          </table:table-cell>
          <table:table-cell table:formula="of:=SUM([.D1113:.F1113])" office:value-type="float" office:value="0.0000102059869075519" calcext:value-type="float">
            <text:p>0.000010206</text:p>
          </table:table-cell>
          <table:table-cell table:number-columns-repeated="4"/>
        </table:table-row>
        <table:table-row table:style-name="ro1">
          <table:table-cell office:value-type="float" office:value="111.3" calcext:value-type="float">
            <text:p>111.3</text:p>
          </table:table-cell>
          <table:table-cell table:formula="of:=SQRT(2)*[.A1114]" office:value-type="float" office:value="157.401969492125" calcext:value-type="float">
            <text:p>157.4019694921</text:p>
          </table:table-cell>
          <table:table-cell table:formula="of:=SQRT(3)*[.A1114]" office:value-type="float" office:value="192.777254882416" calcext:value-type="float">
            <text:p>192.7772548824</text:p>
          </table:table-cell>
          <table:table-cell table:formula="of:=(1-ROUND([.B1114])/[.B1114])^2" office:value-type="float" office:value="0.00000652177575478656" calcext:value-type="float">
            <text:p>6.52177575478656E-006</text:p>
          </table:table-cell>
          <table:table-cell table:formula="of:=(1-ROUND([.C1114])/[.C1114])^2" office:value-type="float" office:value="0.00000133507235563389" calcext:value-type="float">
            <text:p>1.33507235563389E-006</text:p>
          </table:table-cell>
          <table:table-cell table:formula="of:=(1-ROUND([.A1114])/[.A1114])^2" office:value-type="float" office:value="0.00000726527706134039" calcext:value-type="float">
            <text:p>7.26527706134039E-006</text:p>
          </table:table-cell>
          <table:table-cell table:formula="of:=SUM([.D1114:.F1114])" office:value-type="float" office:value="0.0000151221251717608" calcext:value-type="float">
            <text:p>1.51221251717608E-005</text:p>
          </table:table-cell>
          <table:table-cell table:number-columns-repeated="4"/>
        </table:table-row>
        <table:table-row table:style-name="ro1">
          <table:table-cell office:value-type="float" office:value="111.4" calcext:value-type="float">
            <text:p>111.4</text:p>
          </table:table-cell>
          <table:table-cell table:formula="of:=SQRT(2)*[.A1115]" office:value-type="float" office:value="157.543390848363" calcext:value-type="float">
            <text:p>157.5433908484</text:p>
          </table:table-cell>
          <table:table-cell table:formula="of:=SQRT(3)*[.A1115]" office:value-type="float" office:value="192.950459963173" calcext:value-type="float">
            <text:p>192.9504599632</text:p>
          </table:table-cell>
          <table:table-cell table:formula="of:=(1-ROUND([.B1115])/[.B1115])^2" office:value-type="float" office:value="0.00000840018490627027" calcext:value-type="float">
            <text:p>8.40018490627027E-006</text:p>
          </table:table-cell>
          <table:table-cell table:formula="of:=(1-ROUND([.C1115])/[.C1115])^2" office:value-type="float" office:value="0.0000000659205790840394" calcext:value-type="float">
            <text:p>6.59205790840394E-008</text:p>
          </table:table-cell>
          <table:table-cell table:formula="of:=(1-ROUND([.A1115])/[.A1115])^2" office:value-type="float" office:value="0.0000128928699206127" calcext:value-type="float">
            <text:p>1.28928699206127E-005</text:p>
          </table:table-cell>
          <table:table-cell table:formula="of:=SUM([.D1115:.F1115])" office:value-type="float" office:value="0.000021358975405967" calcext:value-type="float">
            <text:p>0.000021359</text:p>
          </table:table-cell>
          <table:table-cell table:number-columns-repeated="4"/>
        </table:table-row>
        <table:table-row table:style-name="ro1">
          <table:table-cell office:value-type="float" office:value="111.5" calcext:value-type="float">
            <text:p>111.5</text:p>
          </table:table-cell>
          <table:table-cell table:formula="of:=SQRT(2)*[.A1116]" office:value-type="float" office:value="157.6848122046" calcext:value-type="float">
            <text:p>157.6848122046</text:p>
          </table:table-cell>
          <table:table-cell table:formula="of:=SQRT(3)*[.A1116]" office:value-type="float" office:value="193.12366504393" calcext:value-type="float">
            <text:p>193.1236650439</text:p>
          </table:table-cell>
          <table:table-cell table:formula="of:=(1-ROUND([.B1116])/[.B1116])^2" office:value-type="float" office:value="0.00000399538886239563" calcext:value-type="float">
            <text:p>3.99538886239563E-006</text:p>
          </table:table-cell>
          <table:table-cell table:formula="of:=(1-ROUND([.C1116])/[.C1116])^2" office:value-type="float" office:value="0.000000410036882306437" calcext:value-type="float">
            <text:p>0.00000041</text:p>
          </table:table-cell>
          <table:table-cell table:formula="of:=(1-ROUND([.A1116])/[.A1116])^2" office:value-type="float" office:value="0.0000201089907297554" calcext:value-type="float">
            <text:p>0.000020109</text:p>
          </table:table-cell>
          <table:table-cell table:formula="of:=SUM([.D1116:.F1116])" office:value-type="float" office:value="0.0000245144164744575" calcext:value-type="float">
            <text:p>2.45144164744575E-005</text:p>
          </table:table-cell>
          <table:table-cell table:number-columns-repeated="4"/>
        </table:table-row>
        <table:table-row table:style-name="ro1">
          <table:table-cell office:value-type="float" office:value="111.6" calcext:value-type="float">
            <text:p>111.6</text:p>
          </table:table-cell>
          <table:table-cell table:formula="of:=SQRT(2)*[.A1117]" office:value-type="float" office:value="157.826233560837" calcext:value-type="float">
            <text:p>157.8262335608</text:p>
          </table:table-cell>
          <table:table-cell table:formula="of:=SQRT(3)*[.A1117]" office:value-type="float" office:value="193.296870124687" calcext:value-type="float">
            <text:p>193.2968701247</text:p>
          </table:table-cell>
          <table:table-cell table:formula="of:=(1-ROUND([.B1117])/[.B1117])^2" office:value-type="float" office:value="0.00000121219759587033" calcext:value-type="float">
            <text:p>1.21219759587033E-006</text:p>
          </table:table-cell>
          <table:table-cell table:formula="of:=(1-ROUND([.C1117])/[.C1117])^2" office:value-type="float" office:value="0.00000235875778112557" calcext:value-type="float">
            <text:p>2.35875778112557E-006</text:p>
          </table:table-cell>
          <table:table-cell table:formula="of:=(1-ROUND([.A1117])/[.A1117])^2" office:value-type="float" office:value="0.0000128467003250226" calcext:value-type="float">
            <text:p>1.28467003250226E-005</text:p>
          </table:table-cell>
          <table:table-cell table:formula="of:=SUM([.D1117:.F1117])" office:value-type="float" office:value="0.0000164176557020185" calcext:value-type="float">
            <text:p>1.64176557020185E-005</text:p>
          </table:table-cell>
          <table:table-cell table:number-columns-repeated="4"/>
        </table:table-row>
        <table:table-row table:style-name="ro1">
          <table:table-cell office:value-type="float" office:value="111.7" calcext:value-type="float">
            <text:p>111.7</text:p>
          </table:table-cell>
          <table:table-cell table:formula="of:=SQRT(2)*[.A1118]" office:value-type="float" office:value="157.967654917075" calcext:value-type="float">
            <text:p>157.9676549171</text:p>
          </table:table-cell>
          <table:table-cell table:formula="of:=SQRT(3)*[.A1118]" office:value-type="float" office:value="193.470075205444" calcext:value-type="float">
            <text:p>193.4700752054</text:p>
          </table:table-cell>
          <table:table-cell table:formula="of:=(1-ROUND([.B1118])/[.B1118])^2" office:value-type="float" office:value="0.0000000419256877892788" calcext:value-type="float">
            <text:p>4.19256877892788E-008</text:p>
          </table:table-cell>
          <table:table-cell table:formula="of:=(1-ROUND([.C1118])/[.C1118])^2" office:value-type="float" office:value="0.00000590346629576298" calcext:value-type="float">
            <text:p>5.90346629576298E-006</text:p>
          </table:table-cell>
          <table:table-cell table:formula="of:=(1-ROUND([.A1118])/[.A1118])^2" office:value-type="float" office:value="0.000007213336015626" calcext:value-type="float">
            <text:p>7.213336015626E-006</text:p>
          </table:table-cell>
          <table:table-cell table:formula="of:=SUM([.D1118:.F1118])" office:value-type="float" office:value="0.0000131587279991783" calcext:value-type="float">
            <text:p>1.31587279991783E-005</text:p>
          </table:table-cell>
          <table:table-cell table:number-columns-repeated="4"/>
        </table:table-row>
        <table:table-row table:style-name="ro1">
          <table:table-cell office:value-type="float" office:value="111.8" calcext:value-type="float">
            <text:p>111.8</text:p>
          </table:table-cell>
          <table:table-cell table:formula="of:=SQRT(2)*[.A1119]" office:value-type="float" office:value="158.109076273312" calcext:value-type="float">
            <text:p>158.1090762733</text:p>
          </table:table-cell>
          <table:table-cell table:formula="of:=SQRT(3)*[.A1119]" office:value-type="float" office:value="193.6432802862" calcext:value-type="float">
            <text:p>193.6432802862</text:p>
          </table:table-cell>
          <table:table-cell table:formula="of:=(1-ROUND([.B1119])/[.B1119])^2" office:value-type="float" office:value="0.000000475934272789443" calcext:value-type="float">
            <text:p>4.75934272789443E-007</text:p>
          </table:table-cell>
          <table:table-cell table:formula="of:=(1-ROUND([.C1119])/[.C1119])^2" office:value-type="float" office:value="0.00000339351177120155" calcext:value-type="float">
            <text:p>3.39351177120155E-006</text:p>
          </table:table-cell>
          <table:table-cell table:formula="of:=(1-ROUND([.A1119])/[.A1119])^2" office:value-type="float" office:value="0.00000320019457183041" calcext:value-type="float">
            <text:p>3.20019457183041E-006</text:p>
          </table:table-cell>
          <table:table-cell table:formula="of:=SUM([.D1119:.F1119])" office:value-type="float" office:value="0.0000070696406158214" calcext:value-type="float">
            <text:p>7.0696406158214E-006</text:p>
          </table:table-cell>
          <table:table-cell table:number-columns-repeated="4"/>
        </table:table-row>
        <table:table-row table:style-name="ro1">
          <table:table-cell office:value-type="float" office:value="111.9" calcext:value-type="float">
            <text:p>111.9</text:p>
          </table:table-cell>
          <table:table-cell table:formula="of:=SQRT(2)*[.A1120]" office:value-type="float" office:value="158.250497629549" calcext:value-type="float">
            <text:p>158.2504976296</text:p>
          </table:table-cell>
          <table:table-cell table:formula="of:=SQRT(3)*[.A1120]" office:value-type="float" office:value="193.816485366957" calcext:value-type="float">
            <text:p>193.816485367</text:p>
          </table:table-cell>
          <table:table-cell table:formula="of:=(1-ROUND([.B1120])/[.B1120])^2" office:value-type="float" office:value="0.00000250563076193261" calcext:value-type="float">
            <text:p>2.50563076193261E-006</text:p>
          </table:table-cell>
          <table:table-cell table:formula="of:=(1-ROUND([.C1120])/[.C1120])^2" office:value-type="float" office:value="0.000000896519977350491" calcext:value-type="float">
            <text:p>8.96519977350491E-007</text:p>
          </table:table-cell>
          <table:table-cell table:formula="of:=(1-ROUND([.A1120])/[.A1120])^2" office:value-type="float" office:value="0.000000798619346872995" calcext:value-type="float">
            <text:p>7.98619346872995E-007</text:p>
          </table:table-cell>
          <table:table-cell table:formula="of:=SUM([.D1120:.F1120])" office:value-type="float" office:value="0.00000420077008615609" calcext:value-type="float">
            <text:p>4.20077008615609E-00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SQRT(2)*[.A1121]" office:value-type="float" office:value="158.391918985787" calcext:value-type="float">
            <text:p>158.3919189858</text:p>
          </table:table-cell>
          <table:table-cell table:formula="of:=SQRT(3)*[.A1121]" office:value-type="float" office:value="193.989690447714" calcext:value-type="float">
            <text:p>193.9896904477</text:p>
          </table:table-cell>
          <table:table-cell table:formula="of:=(1-ROUND([.B1121])/[.B1121])^2" office:value-type="float" office:value="0.00000612246856744392" calcext:value-type="float">
            <text:p>6.12246856744392E-006</text:p>
          </table:table-cell>
          <table:table-cell table:formula="of:=(1-ROUND([.C1121])/[.C1121])^2" office:value-type="float" office:value="0.00000000282437468996542" calcext:value-type="float">
            <text:p>2.82437468996542E-009</text:p>
          </table:table-cell>
          <table:table-cell table:formula="of:=(1-ROUND([.A1121])/[.A1121])^2" office:value-type="float" office:value="0" calcext:value-type="float">
            <text:p>0</text:p>
          </table:table-cell>
          <table:table-cell table:formula="of:=SUM([.D1121:.F1121])" office:value-type="float" office:value="0.00000612529294213388" calcext:value-type="float">
            <text:p>6.12529294213388E-006</text:p>
          </table:table-cell>
          <table:table-cell table:number-columns-repeated="4"/>
        </table:table-row>
        <table:table-row table:style-name="ro1">
          <table:table-cell office:value-type="float" office:value="112.1" calcext:value-type="float">
            <text:p>112.1</text:p>
          </table:table-cell>
          <table:table-cell table:formula="of:=SQRT(2)*[.A1122]" office:value-type="float" office:value="158.533340342024" calcext:value-type="float">
            <text:p>158.533340342</text:p>
          </table:table-cell>
          <table:table-cell table:formula="of:=SQRT(3)*[.A1122]" office:value-type="float" office:value="194.162895528471" calcext:value-type="float">
            <text:p>194.1628955285</text:p>
          </table:table-cell>
          <table:table-cell table:formula="of:=(1-ROUND([.B1122])/[.B1122])^2" office:value-type="float" office:value="0.00000866481502602211" calcext:value-type="float">
            <text:p>8.66481502602211E-006</text:p>
          </table:table-cell>
          <table:table-cell table:formula="of:=(1-ROUND([.C1122])/[.C1122])^2" office:value-type="float" office:value="0.000000703859288263643" calcext:value-type="float">
            <text:p>7.03859288263643E-007</text:p>
          </table:table-cell>
          <table:table-cell table:formula="of:=(1-ROUND([.A1122])/[.A1122])^2" office:value-type="float" office:value="0.000000795772221342322" calcext:value-type="float">
            <text:p>7.95772221342322E-007</text:p>
          </table:table-cell>
          <table:table-cell table:formula="of:=SUM([.D1122:.F1122])" office:value-type="float" office:value="0.0000101644465356281" calcext:value-type="float">
            <text:p>1.01644465356281E-005</text:p>
          </table:table-cell>
          <table:table-cell table:number-columns-repeated="4"/>
        </table:table-row>
        <table:table-row table:style-name="ro1">
          <table:table-cell office:value-type="float" office:value="112.2" calcext:value-type="float">
            <text:p>112.2</text:p>
          </table:table-cell>
          <table:table-cell table:formula="of:=SQRT(2)*[.A1123]" office:value-type="float" office:value="158.674761698261" calcext:value-type="float">
            <text:p>158.6747616983</text:p>
          </table:table-cell>
          <table:table-cell table:formula="of:=SQRT(3)*[.A1123]" office:value-type="float" office:value="194.336100609228" calcext:value-type="float">
            <text:p>194.3361006092</text:p>
          </table:table-cell>
          <table:table-cell table:formula="of:=(1-ROUND([.B1123])/[.B1123])^2" office:value-type="float" office:value="0.00000420133836469017" calcext:value-type="float">
            <text:p>4.20133836469017E-006</text:p>
          </table:table-cell>
          <table:table-cell table:formula="of:=(1-ROUND([.C1123])/[.C1123])^2" office:value-type="float" office:value="0.00000299110480720636" calcext:value-type="float">
            <text:p>2.99110480720636E-006</text:p>
          </table:table-cell>
          <table:table-cell table:formula="of:=(1-ROUND([.A1123])/[.A1123])^2" office:value-type="float" office:value="0.00000317741745863813" calcext:value-type="float">
            <text:p>3.17741745863813E-006</text:p>
          </table:table-cell>
          <table:table-cell table:formula="of:=SUM([.D1123:.F1123])" office:value-type="float" office:value="0.0000103698606305347" calcext:value-type="float">
            <text:p>1.03698606305347E-005</text:p>
          </table:table-cell>
          <table:table-cell table:number-columns-repeated="4"/>
        </table:table-row>
        <table:table-row table:style-name="ro1">
          <table:table-cell office:value-type="float" office:value="112.3" calcext:value-type="float">
            <text:p>112.3</text:p>
          </table:table-cell>
          <table:table-cell table:formula="of:=SQRT(2)*[.A1124]" office:value-type="float" office:value="158.816183054499" calcext:value-type="float">
            <text:p>158.8161830545</text:p>
          </table:table-cell>
          <table:table-cell table:formula="of:=SQRT(3)*[.A1124]" office:value-type="float" office:value="194.509305689985" calcext:value-type="float">
            <text:p>194.50930569</text:p>
          </table:table-cell>
          <table:table-cell table:formula="of:=(1-ROUND([.B1124])/[.B1124])^2" office:value-type="float" office:value="0.00000133961987447216" calcext:value-type="float">
            <text:p>1.33961987447216E-006</text:p>
          </table:table-cell>
          <table:table-cell table:formula="of:=(1-ROUND([.C1124])/[.C1124])^2" office:value-type="float" office:value="0.00000636416274309744" calcext:value-type="float">
            <text:p>6.36416274309744E-006</text:p>
          </table:table-cell>
          <table:table-cell table:formula="of:=(1-ROUND([.A1124])/[.A1124])^2" office:value-type="float" office:value="0.00000713646264577182" calcext:value-type="float">
            <text:p>7.13646264577182E-006</text:p>
          </table:table-cell>
          <table:table-cell table:formula="of:=SUM([.D1124:.F1124])" office:value-type="float" office:value="0.0000148402452633414" calcext:value-type="float">
            <text:p>1.48402452633414E-005</text:p>
          </table:table-cell>
          <table:table-cell table:number-columns-repeated="4"/>
        </table:table-row>
        <table:table-row table:style-name="ro1">
          <table:table-cell office:value-type="float" office:value="112.4" calcext:value-type="float">
            <text:p>112.4</text:p>
          </table:table-cell>
          <table:table-cell table:formula="of:=SQRT(2)*[.A1125]" office:value-type="float" office:value="158.957604410736" calcext:value-type="float">
            <text:p>158.9576044107</text:p>
          </table:table-cell>
          <table:table-cell table:formula="of:=SQRT(3)*[.A1125]" office:value-type="float" office:value="194.682510770742" calcext:value-type="float">
            <text:p>194.6825107707</text:p>
          </table:table-cell>
          <table:table-cell table:formula="of:=(1-ROUND([.B1125])/[.B1125])^2" office:value-type="float" office:value="0.000000071134246220069" calcext:value-type="float">
            <text:p>7.1134246220069E-008</text:p>
          </table:table-cell>
          <table:table-cell table:formula="of:=(1-ROUND([.C1125])/[.C1125])^2" office:value-type="float" office:value="0.0000026595252375375" calcext:value-type="float">
            <text:p>2.6595252375375E-006</text:p>
          </table:table-cell>
          <table:table-cell table:formula="of:=(1-ROUND([.A1125])/[.A1125])^2" office:value-type="float" office:value="0.0000126644799331323" calcext:value-type="float">
            <text:p>1.26644799331323E-005</text:p>
          </table:table-cell>
          <table:table-cell table:formula="of:=SUM([.D1125:.F1125])" office:value-type="float" office:value="0.0000153951394168898" calcext:value-type="float">
            <text:p>1.53951394168898E-005</text:p>
          </table:table-cell>
          <table:table-cell table:number-columns-repeated="4"/>
        </table:table-row>
        <table:table-row table:style-name="ro1">
          <table:table-cell office:value-type="float" office:value="112.5" calcext:value-type="float">
            <text:p>112.5</text:p>
          </table:table-cell>
          <table:table-cell table:formula="of:=SQRT(2)*[.A1126]" office:value-type="float" office:value="159.099025766973" calcext:value-type="float">
            <text:p>159.099025767</text:p>
          </table:table-cell>
          <table:table-cell table:formula="of:=SQRT(3)*[.A1126]" office:value-type="float" office:value="194.855715851499" calcext:value-type="float">
            <text:p>194.8557158515</text:p>
          </table:table-cell>
          <table:table-cell table:formula="of:=(1-ROUND([.B1126])/[.B1126])^2" office:value-type="float" office:value="0.000000387401581219901" calcext:value-type="float">
            <text:p>3.87401581219901E-007</text:p>
          </table:table-cell>
          <table:table-cell table:formula="of:=(1-ROUND([.C1126])/[.C1126])^2" office:value-type="float" office:value="0.000000548290778831338" calcext:value-type="float">
            <text:p>5.48290778831338E-007</text:p>
          </table:table-cell>
          <table:table-cell table:formula="of:=(1-ROUND([.A1126])/[.A1126])^2" office:value-type="float" office:value="0.0000197530864197533" calcext:value-type="float">
            <text:p>1.97530864197533E-005</text:p>
          </table:table-cell>
          <table:table-cell table:formula="of:=SUM([.D1126:.F1126])" office:value-type="float" office:value="0.0000206887787798046" calcext:value-type="float">
            <text:p>2.06887787798046E-005</text:p>
          </table:table-cell>
          <table:table-cell table:number-columns-repeated="4"/>
        </table:table-row>
        <table:table-row table:style-name="ro1">
          <table:table-cell office:value-type="float" office:value="112.6" calcext:value-type="float">
            <text:p>112.6</text:p>
          </table:table-cell>
          <table:table-cell table:formula="of:=SQRT(2)*[.A1127]" office:value-type="float" office:value="159.240447123211" calcext:value-type="float">
            <text:p>159.2404471232</text:p>
          </table:table-cell>
          <table:table-cell table:formula="of:=SQRT(3)*[.A1127]" office:value-type="float" office:value="195.028920932256" calcext:value-type="float">
            <text:p>195.0289209323</text:p>
          </table:table-cell>
          <table:table-cell table:formula="of:=(1-ROUND([.B1127])/[.B1127])^2" office:value-type="float" office:value="0.00000227998712256623" calcext:value-type="float">
            <text:p>0.00000228</text:p>
          </table:table-cell>
          <table:table-cell table:formula="of:=(1-ROUND([.C1127])/[.C1127])^2" office:value-type="float" office:value="0.0000000219900663927043" calcext:value-type="float">
            <text:p>0.000000022</text:p>
          </table:table-cell>
          <table:table-cell table:formula="of:=(1-ROUND([.A1127])/[.A1127])^2" office:value-type="float" office:value="0.0000126195306165598" calcext:value-type="float">
            <text:p>1.26195306165598E-005</text:p>
          </table:table-cell>
          <table:table-cell table:formula="of:=SUM([.D1127:.F1127])" office:value-type="float" office:value="0.0000149215078055187" calcext:value-type="float">
            <text:p>1.49215078055187E-005</text:p>
          </table:table-cell>
          <table:table-cell table:number-columns-repeated="4"/>
        </table:table-row>
        <table:table-row table:style-name="ro1">
          <table:table-cell office:value-type="float" office:value="112.7" calcext:value-type="float">
            <text:p>112.7</text:p>
          </table:table-cell>
          <table:table-cell table:formula="of:=SQRT(2)*[.A1128]" office:value-type="float" office:value="159.381868479448" calcext:value-type="float">
            <text:p>159.3818684794</text:p>
          </table:table-cell>
          <table:table-cell table:formula="of:=SQRT(3)*[.A1128]" office:value-type="float" office:value="195.202126013012" calcext:value-type="float">
            <text:p>195.202126013</text:p>
          </table:table-cell>
          <table:table-cell table:formula="of:=(1-ROUND([.B1128])/[.B1128])^2" office:value-type="float" office:value="0.00000574050098831663" calcext:value-type="float">
            <text:p>5.74050098831663E-006</text:p>
          </table:table-cell>
          <table:table-cell table:formula="of:=(1-ROUND([.C1128])/[.C1128])^2" office:value-type="float" office:value="0.00000107219883797427" calcext:value-type="float">
            <text:p>1.07219883797427E-006</text:p>
          </table:table-cell>
          <table:table-cell table:formula="of:=(1-ROUND([.A1128])/[.A1128])^2" office:value-type="float" office:value="0.0000070858944248966" calcext:value-type="float">
            <text:p>7.0858944248966E-006</text:p>
          </table:table-cell>
          <table:table-cell table:formula="of:=SUM([.D1128:.F1128])" office:value-type="float" office:value="0.0000138985942511875" calcext:value-type="float">
            <text:p>1.38985942511875E-005</text:p>
          </table:table-cell>
          <table:table-cell table:number-columns-repeated="4"/>
        </table:table-row>
        <table:table-row table:style-name="ro1">
          <table:table-cell office:value-type="float" office:value="112.8" calcext:value-type="float">
            <text:p>112.8</text:p>
          </table:table-cell>
          <table:table-cell table:formula="of:=SQRT(2)*[.A1129]" office:value-type="float" office:value="159.523289835685" calcext:value-type="float">
            <text:p>159.5232898357</text:p>
          </table:table-cell>
          <table:table-cell table:formula="of:=SQRT(3)*[.A1129]" office:value-type="float" office:value="195.375331093769" calcext:value-type="float">
            <text:p>195.3753310938</text:p>
          </table:table-cell>
          <table:table-cell table:formula="of:=(1-ROUND([.B1129])/[.B1129])^2" office:value-type="float" office:value="0.00000893018855790115" calcext:value-type="float">
            <text:p>8.93018855790115E-006</text:p>
          </table:table-cell>
          <table:table-cell table:formula="of:=(1-ROUND([.C1129])/[.C1129])^2" office:value-type="float" office:value="0.00000369053760369241" calcext:value-type="float">
            <text:p>3.69053760369241E-006</text:p>
          </table:table-cell>
          <table:table-cell table:formula="of:=(1-ROUND([.A1129])/[.A1129])^2" office:value-type="float" office:value="0.00000314370504501777" calcext:value-type="float">
            <text:p>3.14370504501777E-006</text:p>
          </table:table-cell>
          <table:table-cell table:formula="of:=SUM([.D1129:.F1129])" office:value-type="float" office:value="0.0000157644312066113" calcext:value-type="float">
            <text:p>1.57644312066113E-005</text:p>
          </table:table-cell>
          <table:table-cell table:number-columns-repeated="4"/>
        </table:table-row>
        <table:table-row table:style-name="ro1">
          <table:table-cell office:value-type="float" office:value="112.9" calcext:value-type="float">
            <text:p>112.9</text:p>
          </table:table-cell>
          <table:table-cell table:formula="of:=SQRT(2)*[.A1130]" office:value-type="float" office:value="159.664711191922" calcext:value-type="float">
            <text:p>159.6647111919</text:p>
          </table:table-cell>
          <table:table-cell table:formula="of:=SQRT(3)*[.A1130]" office:value-type="float" office:value="195.548536174526" calcext:value-type="float">
            <text:p>195.5485361745</text:p>
          </table:table-cell>
          <table:table-cell table:formula="of:=(1-ROUND([.B1130])/[.B1130])^2" office:value-type="float" office:value="0.00000440981361897463" calcext:value-type="float">
            <text:p>4.40981361897463E-006</text:p>
          </table:table-cell>
          <table:table-cell table:formula="of:=(1-ROUND([.C1130])/[.C1130])^2" office:value-type="float" office:value="0.00000533011741375056" calcext:value-type="float">
            <text:p>5.33011741375056E-006</text:p>
          </table:table-cell>
          <table:table-cell table:formula="of:=(1-ROUND([.A1130])/[.A1130])^2" office:value-type="float" office:value="0.000000784534625827761" calcext:value-type="float">
            <text:p>7.84534625827761E-007</text:p>
          </table:table-cell>
          <table:table-cell table:formula="of:=SUM([.D1130:.F1130])" office:value-type="float" office:value="0.000010524465658553" calcext:value-type="float">
            <text:p>1.0524465658553E-005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SQRT(2)*[.A1131]" office:value-type="float" office:value="159.80613254816" calcext:value-type="float">
            <text:p>159.8061325482</text:p>
          </table:table-cell>
          <table:table-cell table:formula="of:=SQRT(3)*[.A1131]" office:value-type="float" office:value="195.721741255283" calcext:value-type="float">
            <text:p>195.7217412553</text:p>
          </table:table-cell>
          <table:table-cell table:formula="of:=(1-ROUND([.B1131])/[.B1131])^2" office:value-type="float" office:value="0.00000147171230648563" calcext:value-type="float">
            <text:p>1.47171230648563E-006</text:p>
          </table:table-cell>
          <table:table-cell table:formula="of:=(1-ROUND([.C1131])/[.C1131])^2" office:value-type="float" office:value="0.00000202124752685978" calcext:value-type="float">
            <text:p>2.02124752685978E-006</text:p>
          </table:table-cell>
          <table:table-cell table:formula="of:=(1-ROUND([.A1131])/[.A1131])^2" office:value-type="float" office:value="0" calcext:value-type="float">
            <text:p>0</text:p>
          </table:table-cell>
          <table:table-cell table:formula="of:=SUM([.D1131:.F1131])" office:value-type="float" office:value="0.00000349295983334541" calcext:value-type="float">
            <text:p>0.000003493</text:p>
          </table:table-cell>
          <table:table-cell table:number-columns-repeated="4"/>
        </table:table-row>
        <table:table-row table:style-name="ro1">
          <table:table-cell office:value-type="float" office:value="113.1" calcext:value-type="float">
            <text:p>113.1</text:p>
          </table:table-cell>
          <table:table-cell table:formula="of:=SQRT(2)*[.A1132]" office:value-type="float" office:value="159.947553904397" calcext:value-type="float">
            <text:p>159.9475539044</text:p>
          </table:table-cell>
          <table:table-cell table:formula="of:=SQRT(3)*[.A1132]" office:value-type="float" office:value="195.89494633604" calcext:value-type="float">
            <text:p>195.894946336</text:p>
          </table:table-cell>
          <table:table-cell table:formula="of:=(1-ROUND([.B1132])/[.B1132])^2" office:value-type="float" office:value="0.000000107515509931693" calcext:value-type="float">
            <text:p>1.07515509931693E-007</text:p>
          </table:table-cell>
          <table:table-cell table:formula="of:=(1-ROUND([.C1132])/[.C1132])^2" office:value-type="float" office:value="0.000000287591431973092" calcext:value-type="float">
            <text:p>2.87591431973092E-007</text:p>
          </table:table-cell>
          <table:table-cell table:formula="of:=(1-ROUND([.A1132])/[.A1132])^2" office:value-type="float" office:value="0.000000781762420836615" calcext:value-type="float">
            <text:p>7.81762420836615E-007</text:p>
          </table:table-cell>
          <table:table-cell table:formula="of:=SUM([.D1132:.F1132])" office:value-type="float" office:value="0.0000011768693627414" calcext:value-type="float">
            <text:p>1.1768693627414E-006</text:p>
          </table:table-cell>
          <table:table-cell table:number-columns-repeated="4"/>
        </table:table-row>
        <table:table-row table:style-name="ro1">
          <table:table-cell office:value-type="float" office:value="113.2" calcext:value-type="float">
            <text:p>113.2</text:p>
          </table:table-cell>
          <table:table-cell table:formula="of:=SQRT(2)*[.A1133]" office:value-type="float" office:value="160.088975260634" calcext:value-type="float">
            <text:p>160.0889752606</text:p>
          </table:table-cell>
          <table:table-cell table:formula="of:=SQRT(3)*[.A1133]" office:value-type="float" office:value="196.068151416797" calcext:value-type="float">
            <text:p>196.0681514168</text:p>
          </table:table-cell>
          <table:table-cell table:formula="of:=(1-ROUND([.B1133])/[.B1133])^2" office:value-type="float" office:value="0.000000308898421012801" calcext:value-type="float">
            <text:p>3.08898421012801E-007</text:p>
          </table:table-cell>
          <table:table-cell table:formula="of:=(1-ROUND([.C1133])/[.C1133])^2" office:value-type="float" office:value="0.000000120819120276164" calcext:value-type="float">
            <text:p>1.20819120276164E-007</text:p>
          </table:table-cell>
          <table:table-cell table:formula="of:=(1-ROUND([.A1133])/[.A1133])^2" office:value-type="float" office:value="0.00000312152730087782" calcext:value-type="float">
            <text:p>3.12152730087782E-006</text:p>
          </table:table-cell>
          <table:table-cell table:formula="of:=SUM([.D1133:.F1133])" office:value-type="float" office:value="0.00000355124484216678" calcext:value-type="float">
            <text:p>3.55124484216678E-006</text:p>
          </table:table-cell>
          <table:table-cell table:number-columns-repeated="4"/>
        </table:table-row>
        <table:table-row table:style-name="ro1">
          <table:table-cell office:value-type="float" office:value="113.3" calcext:value-type="float">
            <text:p>113.3</text:p>
          </table:table-cell>
          <table:table-cell table:formula="of:=SQRT(2)*[.A1134]" office:value-type="float" office:value="160.230396616872" calcext:value-type="float">
            <text:p>160.2303966169</text:p>
          </table:table-cell>
          <table:table-cell table:formula="of:=SQRT(3)*[.A1134]" office:value-type="float" office:value="196.241356497554" calcext:value-type="float">
            <text:p>196.2413564976</text:p>
          </table:table-cell>
          <table:table-cell table:formula="of:=(1-ROUND([.B1134])/[.B1134])^2" office:value-type="float" office:value="0.00000206758027317805" calcext:value-type="float">
            <text:p>2.06758027317805E-006</text:p>
          </table:table-cell>
          <table:table-cell table:formula="of:=(1-ROUND([.C1134])/[.C1134])^2" office:value-type="float" office:value="0.00000151264464916961" calcext:value-type="float">
            <text:p>1.51264464916961E-006</text:p>
          </table:table-cell>
          <table:table-cell table:formula="of:=(1-ROUND([.A1134])/[.A1134])^2" office:value-type="float" office:value="0.00000701104395223437" calcext:value-type="float">
            <text:p>0.000007011</text:p>
          </table:table-cell>
          <table:table-cell table:formula="of:=SUM([.D1134:.F1134])" office:value-type="float" office:value="0.000010591268874582" calcext:value-type="float">
            <text:p>1.0591268874582E-005</text:p>
          </table:table-cell>
          <table:table-cell table:number-columns-repeated="4"/>
        </table:table-row>
        <table:table-row table:style-name="ro1">
          <table:table-cell office:value-type="float" office:value="113.4" calcext:value-type="float">
            <text:p>113.4</text:p>
          </table:table-cell>
          <table:table-cell table:formula="of:=SQRT(2)*[.A1135]" office:value-type="float" office:value="160.371817973109" calcext:value-type="float">
            <text:p>160.3718179731</text:p>
          </table:table-cell>
          <table:table-cell table:formula="of:=SQRT(3)*[.A1135]" office:value-type="float" office:value="196.414561578311" calcext:value-type="float">
            <text:p>196.4145615783</text:p>
          </table:table-cell>
          <table:table-cell table:formula="of:=(1-ROUND([.B1135])/[.B1135])^2" office:value-type="float" office:value="0.00000537532408289554" calcext:value-type="float">
            <text:p>5.37532408289554E-006</text:p>
          </table:table-cell>
          <table:table-cell table:formula="of:=(1-ROUND([.C1135])/[.C1135])^2" office:value-type="float" office:value="0.00000445482588340139" calcext:value-type="float">
            <text:p>4.45482588340139E-006</text:p>
          </table:table-cell>
          <table:table-cell table:formula="of:=(1-ROUND([.A1135])/[.A1135])^2" office:value-type="float" office:value="0.0000124421053286427" calcext:value-type="float">
            <text:p>1.24421053286427E-005</text:p>
          </table:table-cell>
          <table:table-cell table:formula="of:=SUM([.D1135:.F1135])" office:value-type="float" office:value="0.0000222722552949396" calcext:value-type="float">
            <text:p>2.22722552949396E-005</text:p>
          </table:table-cell>
          <table:table-cell table:number-columns-repeated="4"/>
        </table:table-row>
        <table:table-row table:style-name="ro1">
          <table:table-cell office:value-type="float" office:value="113.5" calcext:value-type="float">
            <text:p>113.5</text:p>
          </table:table-cell>
          <table:table-cell table:formula="of:=SQRT(2)*[.A1136]" office:value-type="float" office:value="160.513239329346" calcext:value-type="float">
            <text:p>160.5132393293</text:p>
          </table:table-cell>
          <table:table-cell table:formula="of:=SQRT(3)*[.A1136]" office:value-type="float" office:value="196.587766659068" calcext:value-type="float">
            <text:p>196.5877666591</text:p>
          </table:table-cell>
          <table:table-cell table:formula="of:=(1-ROUND([.B1136])/[.B1136])^2" office:value-type="float" office:value="0.00000919621768306084" calcext:value-type="float">
            <text:p>9.19621768306084E-006</text:p>
          </table:table-cell>
          <table:table-cell table:formula="of:=(1-ROUND([.C1136])/[.C1136])^2" office:value-type="float" office:value="0.00000439716993993804" calcext:value-type="float">
            <text:p>4.39716993993804E-006</text:p>
          </table:table-cell>
          <table:table-cell table:formula="of:=(1-ROUND([.A1136])/[.A1136])^2" office:value-type="float" office:value="0.0000194065477692176" calcext:value-type="float">
            <text:p>1.94065477692176E-005</text:p>
          </table:table-cell>
          <table:table-cell table:formula="of:=SUM([.D1136:.F1136])" office:value-type="float" office:value="0.0000329999353922165" calcext:value-type="float">
            <text:p>3.29999353922165E-005</text:p>
          </table:table-cell>
          <table:table-cell table:number-columns-repeated="4"/>
        </table:table-row>
        <table:table-row table:style-name="ro1">
          <table:table-cell office:value-type="float" office:value="113.6" calcext:value-type="float">
            <text:p>113.6</text:p>
          </table:table-cell>
          <table:table-cell table:formula="of:=SQRT(2)*[.A1137]" office:value-type="float" office:value="160.654660685584" calcext:value-type="float">
            <text:p>160.6546606856</text:p>
          </table:table-cell>
          <table:table-cell table:formula="of:=SQRT(3)*[.A1137]" office:value-type="float" office:value="196.760971739824" calcext:value-type="float">
            <text:p>196.7609717398</text:p>
          </table:table-cell>
          <table:table-cell table:formula="of:=(1-ROUND([.B1137])/[.B1137])^2" office:value-type="float" office:value="0.00000462067461199346" calcext:value-type="float">
            <text:p>4.62067461199346E-006</text:p>
          </table:table-cell>
          <table:table-cell table:formula="of:=(1-ROUND([.C1137])/[.C1137])^2" office:value-type="float" office:value="0.00000147577647567458" calcext:value-type="float">
            <text:p>1.47577647567458E-006</text:p>
          </table:table-cell>
          <table:table-cell table:formula="of:=(1-ROUND([.A1137])/[.A1137])^2" office:value-type="float" office:value="0.0000123983336639563" calcext:value-type="float">
            <text:p>1.23983336639563E-005</text:p>
          </table:table-cell>
          <table:table-cell table:formula="of:=SUM([.D1137:.F1137])" office:value-type="float" office:value="0.0000184947847516243" calcext:value-type="float">
            <text:p>1.84947847516243E-005</text:p>
          </table:table-cell>
          <table:table-cell table:number-columns-repeated="4"/>
        </table:table-row>
        <table:table-row table:style-name="ro1">
          <table:table-cell office:value-type="float" office:value="113.7" calcext:value-type="float">
            <text:p>113.7</text:p>
          </table:table-cell>
          <table:table-cell table:formula="of:=SQRT(2)*[.A1138]" office:value-type="float" office:value="160.796082041821" calcext:value-type="float">
            <text:p>160.7960820418</text:p>
          </table:table-cell>
          <table:table-cell table:formula="of:=SQRT(3)*[.A1138]" office:value-type="float" office:value="196.934176820581" calcext:value-type="float">
            <text:p>196.9341768206</text:p>
          </table:table-cell>
          <table:table-cell table:formula="of:=(1-ROUND([.B1138])/[.B1138])^2" office:value-type="float" office:value="0.00000160827393246303" calcext:value-type="float">
            <text:p>1.60827393246303E-006</text:p>
          </table:table-cell>
          <table:table-cell table:formula="of:=(1-ROUND([.C1138])/[.C1138])^2" office:value-type="float" office:value="0.000000111716038693766" calcext:value-type="float">
            <text:p>1.11716038693766E-007</text:p>
          </table:table-cell>
          <table:table-cell table:formula="of:=(1-ROUND([.A1138])/[.A1138])^2" office:value-type="float" office:value="0.00000696180060010682" calcext:value-type="float">
            <text:p>6.96180060010682E-006</text:p>
          </table:table-cell>
          <table:table-cell table:formula="of:=SUM([.D1138:.F1138])" office:value-type="float" office:value="0.00000868179057126362" calcext:value-type="float">
            <text:p>8.68179057126362E-006</text:p>
          </table:table-cell>
          <table:table-cell table:number-columns-repeated="4"/>
        </table:table-row>
        <table:table-row table:style-name="ro1">
          <table:table-cell office:value-type="float" office:value="113.8" calcext:value-type="float">
            <text:p>113.8</text:p>
          </table:table-cell>
          <table:table-cell table:formula="of:=SQRT(2)*[.A1139]" office:value-type="float" office:value="160.937503398058" calcext:value-type="float">
            <text:p>160.9375033981</text:p>
          </table:table-cell>
          <table:table-cell table:formula="of:=SQRT(3)*[.A1139]" office:value-type="float" office:value="197.107381901338" calcext:value-type="float">
            <text:p>197.1073819013</text:p>
          </table:table-cell>
          <table:table-cell table:formula="of:=(1-ROUND([.B1139])/[.B1139])^2" office:value-type="float" office:value="0.000000150798940200829" calcext:value-type="float">
            <text:p>1.50798940200829E-007</text:p>
          </table:table-cell>
          <table:table-cell table:formula="of:=(1-ROUND([.C1139])/[.C1139])^2" office:value-type="float" office:value="0.000000296794876853811" calcext:value-type="float">
            <text:p>2.96794876853811E-007</text:p>
          </table:table-cell>
          <table:table-cell table:formula="of:=(1-ROUND([.A1139])/[.A1139])^2" office:value-type="float" office:value="0.00000308869814461937" calcext:value-type="float">
            <text:p>3.08869814461937E-006</text:p>
          </table:table-cell>
          <table:table-cell table:formula="of:=SUM([.D1139:.F1139])" office:value-type="float" office:value="0.00000353629196167401" calcext:value-type="float">
            <text:p>3.53629196167401E-006</text:p>
          </table:table-cell>
          <table:table-cell table:number-columns-repeated="4"/>
        </table:table-row>
        <table:table-row table:style-name="ro1">
          <table:table-cell office:value-type="float" office:value="113.9" calcext:value-type="float">
            <text:p>113.9</text:p>
          </table:table-cell>
          <table:table-cell table:formula="of:=SQRT(2)*[.A1140]" office:value-type="float" office:value="161.078924754296" calcext:value-type="float">
            <text:p>161.0789247543</text:p>
          </table:table-cell>
          <table:table-cell table:formula="of:=SQRT(3)*[.A1140]" office:value-type="float" office:value="197.280586982095" calcext:value-type="float">
            <text:p>197.2805869821</text:p>
          </table:table-cell>
          <table:table-cell table:formula="of:=(1-ROUND([.B1140])/[.B1140])^2" office:value-type="float" office:value="0.000000240076158507057" calcext:value-type="float">
            <text:p>2.40076158507057E-007</text:p>
          </table:table-cell>
          <table:table-cell table:formula="of:=(1-ROUND([.C1140])/[.C1140])^2" office:value-type="float" office:value="0.00000202286235817869" calcext:value-type="float">
            <text:p>2.02286235817869E-006</text:p>
          </table:table-cell>
          <table:table-cell table:formula="of:=(1-ROUND([.A1140])/[.A1140])^2" office:value-type="float" office:value="0.00000077081924982318" calcext:value-type="float">
            <text:p>7.7081924982318E-007</text:p>
          </table:table-cell>
          <table:table-cell table:formula="of:=SUM([.D1140:.F1140])" office:value-type="float" office:value="0.00000303375776650893" calcext:value-type="float">
            <text:p>3.03375776650893E-00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SQRT(2)*[.A1141]" office:value-type="float" office:value="161.220346110533" calcext:value-type="float">
            <text:p>161.2203461105</text:p>
          </table:table-cell>
          <table:table-cell table:formula="of:=SQRT(3)*[.A1141]" office:value-type="float" office:value="197.453792062852" calcext:value-type="float">
            <text:p>197.4537920629</text:p>
          </table:table-cell>
          <table:table-cell table:formula="of:=(1-ROUND([.B1141])/[.B1141])^2" office:value-type="float" office:value="0.00000186797508567875" calcext:value-type="float">
            <text:p>0.000001868</text:p>
          </table:table-cell>
          <table:table-cell table:formula="of:=(1-ROUND([.C1141])/[.C1141])^2" office:value-type="float" office:value="0.00000528181071887404" calcext:value-type="float">
            <text:p>5.28181071887404E-006</text:p>
          </table:table-cell>
          <table:table-cell table:formula="of:=(1-ROUND([.A1141])/[.A1141])^2" office:value-type="float" office:value="0" calcext:value-type="float">
            <text:p>0</text:p>
          </table:table-cell>
          <table:table-cell table:formula="of:=SUM([.D1141:.F1141])" office:value-type="float" office:value="0.00000714978580455279" calcext:value-type="float">
            <text:p>7.14978580455279E-006</text:p>
          </table:table-cell>
          <table:table-cell table:number-columns-repeated="4"/>
        </table:table-row>
        <table:table-row table:style-name="ro1">
          <table:table-cell office:value-type="float" office:value="114.1" calcext:value-type="float">
            <text:p>114.1</text:p>
          </table:table-cell>
          <table:table-cell table:formula="of:=SQRT(2)*[.A1142]" office:value-type="float" office:value="161.36176746677" calcext:value-type="float">
            <text:p>161.3617674668</text:p>
          </table:table-cell>
          <table:table-cell table:formula="of:=SQRT(3)*[.A1142]" office:value-type="float" office:value="197.626997143609" calcext:value-type="float">
            <text:p>197.6269971436</text:p>
          </table:table-cell>
          <table:table-cell table:formula="of:=(1-ROUND([.B1142])/[.B1142])^2" office:value-type="float" office:value="0.00000502640794409347" calcext:value-type="float">
            <text:p>5.02640794409347E-006</text:p>
          </table:table-cell>
          <table:table-cell table:formula="of:=(1-ROUND([.C1142])/[.C1142])^2" office:value-type="float" office:value="0.0000035623105049779" calcext:value-type="float">
            <text:p>3.5623105049779E-006</text:p>
          </table:table-cell>
          <table:table-cell table:formula="of:=(1-ROUND([.A1142])/[.A1142])^2" office:value-type="float" office:value="0.000000768119359603408" calcext:value-type="float">
            <text:p>7.68119359603408E-007</text:p>
          </table:table-cell>
          <table:table-cell table:formula="of:=SUM([.D1142:.F1142])" office:value-type="float" office:value="0.00000935683780867478" calcext:value-type="float">
            <text:p>9.35683780867478E-006</text:p>
          </table:table-cell>
          <table:table-cell table:number-columns-repeated="4"/>
        </table:table-row>
        <table:table-row table:style-name="ro1">
          <table:table-cell office:value-type="float" office:value="114.2" calcext:value-type="float">
            <text:p>114.2</text:p>
          </table:table-cell>
          <table:table-cell table:formula="of:=SQRT(2)*[.A1143]" office:value-type="float" office:value="161.503188823007" calcext:value-type="float">
            <text:p>161.503188823</text:p>
          </table:table-cell>
          <table:table-cell table:formula="of:=SQRT(3)*[.A1143]" office:value-type="float" office:value="197.800202224366" calcext:value-type="float">
            <text:p>197.8002022244</text:p>
          </table:table-cell>
          <table:table-cell table:formula="of:=(1-ROUND([.B1143])/[.B1143])^2" office:value-type="float" office:value="0.00000946281854064022" calcext:value-type="float">
            <text:p>9.46281854064022E-006</text:p>
          </table:table-cell>
          <table:table-cell table:formula="of:=(1-ROUND([.C1143])/[.C1143])^2" office:value-type="float" office:value="0.0000010202998791659" calcext:value-type="float">
            <text:p>1.0202998791659E-006</text:p>
          </table:table-cell>
          <table:table-cell table:formula="of:=(1-ROUND([.A1143])/[.A1143])^2" office:value-type="float" office:value="0.0000030670989231415" calcext:value-type="float">
            <text:p>3.0670989231415E-006</text:p>
          </table:table-cell>
          <table:table-cell table:formula="of:=SUM([.D1143:.F1143])" office:value-type="float" office:value="0.0000135502173429476" calcext:value-type="float">
            <text:p>1.35502173429476E-005</text:p>
          </table:table-cell>
          <table:table-cell table:number-columns-repeated="4"/>
        </table:table-row>
        <table:table-row table:style-name="ro1">
          <table:table-cell office:value-type="float" office:value="114.3" calcext:value-type="float">
            <text:p>114.3</text:p>
          </table:table-cell>
          <table:table-cell table:formula="of:=SQRT(2)*[.A1144]" office:value-type="float" office:value="161.644610179245" calcext:value-type="float">
            <text:p>161.6446101792</text:p>
          </table:table-cell>
          <table:table-cell table:formula="of:=SQRT(3)*[.A1144]" office:value-type="float" office:value="197.973407305123" calcext:value-type="float">
            <text:p>197.9734073051</text:p>
          </table:table-cell>
          <table:table-cell table:formula="of:=(1-ROUND([.B1144])/[.B1144])^2" office:value-type="float" office:value="0.00000483378703249902" calcext:value-type="float">
            <text:p>4.83378703249902E-006</text:p>
          </table:table-cell>
          <table:table-cell table:formula="of:=(1-ROUND([.C1144])/[.C1144])^2" office:value-type="float" office:value="0.0000000180430929141829" calcext:value-type="float">
            <text:p>0.000000018</text:p>
          </table:table-cell>
          <table:table-cell table:formula="of:=(1-ROUND([.A1144])/[.A1144])^2" office:value-type="float" office:value="0.000006888902666694" calcext:value-type="float">
            <text:p>6.888902666694E-006</text:p>
          </table:table-cell>
          <table:table-cell table:formula="of:=SUM([.D1144:.F1144])" office:value-type="float" office:value="0.0000117407327921072" calcext:value-type="float">
            <text:p>1.17407327921072E-005</text:p>
          </table:table-cell>
          <table:table-cell table:number-columns-repeated="4"/>
        </table:table-row>
        <table:table-row table:style-name="ro1">
          <table:table-cell office:value-type="float" office:value="114.4" calcext:value-type="float">
            <text:p>114.4</text:p>
          </table:table-cell>
          <table:table-cell table:formula="of:=SQRT(2)*[.A1145]" office:value-type="float" office:value="161.786031535482" calcext:value-type="float">
            <text:p>161.7860315355</text:p>
          </table:table-cell>
          <table:table-cell table:formula="of:=SQRT(3)*[.A1145]" office:value-type="float" office:value="198.14661238588" calcext:value-type="float">
            <text:p>198.1466123859</text:p>
          </table:table-cell>
          <table:table-cell table:formula="of:=(1-ROUND([.B1145])/[.B1145])^2" office:value-type="float" office:value="0.00000174911150179057" calcext:value-type="float">
            <text:p>1.74911150179057E-006</text:p>
          </table:table-cell>
          <table:table-cell table:formula="of:=(1-ROUND([.C1145])/[.C1145])^2" office:value-type="float" office:value="0.000000547479697797457" calcext:value-type="float">
            <text:p>5.47479697797457E-007</text:p>
          </table:table-cell>
          <table:table-cell table:formula="of:=(1-ROUND([.A1145])/[.A1145])^2" office:value-type="float" office:value="0.0000122255367010615" calcext:value-type="float">
            <text:p>1.22255367010615E-005</text:p>
          </table:table-cell>
          <table:table-cell table:formula="of:=SUM([.D1145:.F1145])" office:value-type="float" office:value="0.0000145221279006495" calcext:value-type="float">
            <text:p>1.45221279006495E-005</text:p>
          </table:table-cell>
          <table:table-cell table:number-columns-repeated="4"/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SQRT(2)*[.A1146]" office:value-type="float" office:value="161.927452891719" calcext:value-type="float">
            <text:p>161.9274528917</text:p>
          </table:table-cell>
          <table:table-cell table:formula="of:=SQRT(3)*[.A1146]" office:value-type="float" office:value="198.319817466636" calcext:value-type="float">
            <text:p>198.3198174666</text:p>
          </table:table-cell>
          <table:table-cell table:formula="of:=(1-ROUND([.B1146])/[.B1146])^2" office:value-type="float" office:value="0.000000200723972459668" calcext:value-type="float">
            <text:p>2.00723972459668E-007</text:p>
          </table:table-cell>
          <table:table-cell table:formula="of:=(1-ROUND([.C1146])/[.C1146])^2" office:value-type="float" office:value="0.00000260059144475363" calcext:value-type="float">
            <text:p>2.60059144475363E-006</text:p>
          </table:table-cell>
          <table:table-cell table:formula="of:=(1-ROUND([.A1146])/[.A1146])^2" office:value-type="float" office:value="0.0000190690490265242" calcext:value-type="float">
            <text:p>0.000019069</text:p>
          </table:table-cell>
          <table:table-cell table:formula="of:=SUM([.D1146:.F1146])" office:value-type="float" office:value="0.0000218703644437375" calcext:value-type="float">
            <text:p>2.18703644437375E-005</text:p>
          </table:table-cell>
          <table:table-cell table:number-columns-repeated="4"/>
        </table:table-row>
        <table:table-row table:style-name="ro1">
          <table:table-cell office:value-type="float" office:value="114.6" calcext:value-type="float">
            <text:p>114.6</text:p>
          </table:table-cell>
          <table:table-cell table:formula="of:=SQRT(2)*[.A1147]" office:value-type="float" office:value="162.068874247957" calcext:value-type="float">
            <text:p>162.068874248</text:p>
          </table:table-cell>
          <table:table-cell table:formula="of:=SQRT(3)*[.A1147]" office:value-type="float" office:value="198.493022547393" calcext:value-type="float">
            <text:p>198.4930225474</text:p>
          </table:table-cell>
          <table:table-cell table:formula="of:=(1-ROUND([.B1147])/[.B1147])^2" office:value-type="float" office:value="0.00000018059865377412" calcext:value-type="float">
            <text:p>1.8059865377412E-007</text:p>
          </table:table-cell>
          <table:table-cell table:formula="of:=(1-ROUND([.C1147])/[.C1147])^2" office:value-type="float" office:value="0.00000616940203876265" calcext:value-type="float">
            <text:p>6.16940203876265E-006</text:p>
          </table:table-cell>
          <table:table-cell table:formula="of:=(1-ROUND([.A1147])/[.A1147])^2" office:value-type="float" office:value="0.0000121829019063193" calcext:value-type="float">
            <text:p>1.21829019063193E-005</text:p>
          </table:table-cell>
          <table:table-cell table:formula="of:=SUM([.D1147:.F1147])" office:value-type="float" office:value="0.0000185329025988561" calcext:value-type="float">
            <text:p>1.85329025988561E-005</text:p>
          </table:table-cell>
          <table:table-cell table:number-columns-repeated="4"/>
        </table:table-row>
        <table:table-row table:style-name="ro1">
          <table:table-cell office:value-type="float" office:value="114.7" calcext:value-type="float">
            <text:p>114.7</text:p>
          </table:table-cell>
          <table:table-cell table:formula="of:=SQRT(2)*[.A1148]" office:value-type="float" office:value="162.210295604194" calcext:value-type="float">
            <text:p>162.2102956042</text:p>
          </table:table-cell>
          <table:table-cell table:formula="of:=SQRT(3)*[.A1148]" office:value-type="float" office:value="198.66622762815" calcext:value-type="float">
            <text:p>198.6662276282</text:p>
          </table:table-cell>
          <table:table-cell table:formula="of:=(1-ROUND([.B1148])/[.B1148])^2" office:value-type="float" office:value="0.00000168075169534898" calcext:value-type="float">
            <text:p>1.68075169534898E-006</text:p>
          </table:table-cell>
          <table:table-cell table:formula="of:=(1-ROUND([.C1148])/[.C1148])^2" office:value-type="float" office:value="0.00000282262172145467" calcext:value-type="float">
            <text:p>2.82262172145467E-006</text:p>
          </table:table-cell>
          <table:table-cell table:formula="of:=(1-ROUND([.A1148])/[.A1148])^2" office:value-type="float" office:value="0.00000684093830309714" calcext:value-type="float">
            <text:p>6.84093830309714E-006</text:p>
          </table:table-cell>
          <table:table-cell table:formula="of:=SUM([.D1148:.F1148])" office:value-type="float" office:value="0.0000113443117199008" calcext:value-type="float">
            <text:p>1.13443117199008E-005</text:p>
          </table:table-cell>
          <table:table-cell table:number-columns-repeated="4"/>
        </table:table-row>
        <table:table-row table:style-name="ro1">
          <table:table-cell office:value-type="float" office:value="114.8" calcext:value-type="float">
            <text:p>114.8</text:p>
          </table:table-cell>
          <table:table-cell table:formula="of:=SQRT(2)*[.A1149]" office:value-type="float" office:value="162.351716960431" calcext:value-type="float">
            <text:p>162.3517169604</text:p>
          </table:table-cell>
          <table:table-cell table:formula="of:=SQRT(3)*[.A1149]" office:value-type="float" office:value="198.839432708907" calcext:value-type="float">
            <text:p>198.8394327089</text:p>
          </table:table-cell>
          <table:table-cell table:formula="of:=(1-ROUND([.B1149])/[.B1149])^2" office:value-type="float" office:value="0.00000469324094376588" calcext:value-type="float">
            <text:p>4.69324094376588E-006</text:p>
          </table:table-cell>
          <table:table-cell table:formula="of:=(1-ROUND([.C1149])/[.C1149])^2" office:value-type="float" office:value="0.000000652092387329021" calcext:value-type="float">
            <text:p>6.52092387329021E-007</text:p>
          </table:table-cell>
          <table:table-cell table:formula="of:=(1-ROUND([.A1149])/[.A1149])^2" office:value-type="float" office:value="0.00000303512243683944" calcext:value-type="float">
            <text:p>3.03512243683944E-006</text:p>
          </table:table-cell>
          <table:table-cell table:formula="of:=SUM([.D1149:.F1149])" office:value-type="float" office:value="0.00000838045576793434" calcext:value-type="float">
            <text:p>8.38045576793434E-006</text:p>
          </table:table-cell>
          <table:table-cell table:number-columns-repeated="4"/>
        </table:table-row>
        <table:table-row table:style-name="ro1">
          <table:table-cell office:value-type="float" office:value="114.9" calcext:value-type="float">
            <text:p>114.9</text:p>
          </table:table-cell>
          <table:table-cell table:formula="of:=SQRT(2)*[.A1150]" office:value-type="float" office:value="162.493138316669" calcext:value-type="float">
            <text:p>162.4931383167</text:p>
          </table:table-cell>
          <table:table-cell table:formula="of:=SQRT(3)*[.A1150]" office:value-type="float" office:value="199.012637789664" calcext:value-type="float">
            <text:p>199.0126377897</text:p>
          </table:table-cell>
          <table:table-cell table:formula="of:=(1-ROUND([.B1150])/[.B1150])^2" office:value-type="float" office:value="0.00000921016570078311" calcext:value-type="float">
            <text:p>9.21016570078311E-006</text:p>
          </table:table-cell>
          <table:table-cell table:formula="of:=(1-ROUND([.C1150])/[.C1150])^2" office:value-type="float" office:value="0.0000000040325608901367" calcext:value-type="float">
            <text:p>0.000000004</text:p>
          </table:table-cell>
          <table:table-cell table:formula="of:=(1-ROUND([.A1150])/[.A1150])^2" office:value-type="float" office:value="0.000000757460417012201" calcext:value-type="float">
            <text:p>7.57460417012201E-007</text:p>
          </table:table-cell>
          <table:table-cell table:formula="of:=SUM([.D1150:.F1150])" office:value-type="float" office:value="0.00000997165867868545" calcext:value-type="float">
            <text:p>9.97165867868545E-00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SQRT(2)*[.A1151]" office:value-type="float" office:value="162.634559672906" calcext:value-type="float">
            <text:p>162.6345596729</text:p>
          </table:table-cell>
          <table:table-cell table:formula="of:=SQRT(3)*[.A1151]" office:value-type="float" office:value="199.185842870421" calcext:value-type="float">
            <text:p>199.1858428704</text:p>
          </table:table-cell>
          <table:table-cell table:formula="of:=(1-ROUND([.B1151])/[.B1151])^2" office:value-type="float" office:value="0.00000504902202898372" calcext:value-type="float">
            <text:p>0.000005049</text:p>
          </table:table-cell>
          <table:table-cell table:formula="of:=(1-ROUND([.C1151])/[.C1151])^2" office:value-type="float" office:value="0.000000870512223976714" calcext:value-type="float">
            <text:p>8.70512223976714E-007</text:p>
          </table:table-cell>
          <table:table-cell table:formula="of:=(1-ROUND([.A1151])/[.A1151])^2" office:value-type="float" office:value="0" calcext:value-type="float">
            <text:p>0</text:p>
          </table:table-cell>
          <table:table-cell table:formula="of:=SUM([.D1151:.F1151])" office:value-type="float" office:value="0.00000591953425296044" calcext:value-type="float">
            <text:p>5.91953425296044E-006</text:p>
          </table:table-cell>
          <table:table-cell table:number-columns-repeated="4"/>
        </table:table-row>
        <table:table-row table:style-name="ro1">
          <table:table-cell office:value-type="float" office:value="115.1" calcext:value-type="float">
            <text:p>115.1</text:p>
          </table:table-cell>
          <table:table-cell table:formula="of:=SQRT(2)*[.A1152]" office:value-type="float" office:value="162.775981029143" calcext:value-type="float">
            <text:p>162.7759810291</text:p>
          </table:table-cell>
          <table:table-cell table:formula="of:=SQRT(3)*[.A1152]" office:value-type="float" office:value="199.359047951178" calcext:value-type="float">
            <text:p>199.3590479512</text:p>
          </table:table-cell>
          <table:table-cell table:formula="of:=(1-ROUND([.B1152])/[.B1152])^2" office:value-type="float" office:value="0.0000018940391539451" calcext:value-type="float">
            <text:p>0.000001894</text:p>
          </table:table-cell>
          <table:table-cell table:formula="of:=(1-ROUND([.C1152])/[.C1152])^2" office:value-type="float" office:value="0.0000032436426614248" calcext:value-type="float">
            <text:p>3.2436426614248E-006</text:p>
          </table:table-cell>
          <table:table-cell table:formula="of:=(1-ROUND([.A1152])/[.A1152])^2" office:value-type="float" office:value="0.000000754830348105036" calcext:value-type="float">
            <text:p>7.54830348105036E-007</text:p>
          </table:table-cell>
          <table:table-cell table:formula="of:=SUM([.D1152:.F1152])" office:value-type="float" office:value="0.00000589251216347493" calcext:value-type="float">
            <text:p>5.89251216347493E-006</text:p>
          </table:table-cell>
          <table:table-cell table:number-columns-repeated="4"/>
        </table:table-row>
        <table:table-row table:style-name="ro1">
          <table:table-cell office:value-type="float" office:value="115.2" calcext:value-type="float">
            <text:p>115.2</text:p>
          </table:table-cell>
          <table:table-cell table:formula="of:=SQRT(2)*[.A1153]" office:value-type="float" office:value="162.917402385381" calcext:value-type="float">
            <text:p>162.9174023854</text:p>
          </table:table-cell>
          <table:table-cell table:formula="of:=SQRT(3)*[.A1153]" office:value-type="float" office:value="199.532253031935" calcext:value-type="float">
            <text:p>199.5322530319</text:p>
          </table:table-cell>
          <table:table-cell table:formula="of:=(1-ROUND([.B1153])/[.B1153])^2" office:value-type="float" office:value="0.000000257039611847235" calcext:value-type="float">
            <text:p>0.000000257</text:p>
          </table:table-cell>
          <table:table-cell table:formula="of:=(1-ROUND([.C1153])/[.C1153])^2" office:value-type="float" office:value="0.00000549535495169227" calcext:value-type="float">
            <text:p>5.49535495169227E-006</text:p>
          </table:table-cell>
          <table:table-cell table:formula="of:=(1-ROUND([.A1153])/[.A1153])^2" office:value-type="float" office:value="0.00000301408179012363" calcext:value-type="float">
            <text:p>3.01408179012363E-006</text:p>
          </table:table-cell>
          <table:table-cell table:formula="of:=SUM([.D1153:.F1153])" office:value-type="float" office:value="0.00000876647635366313" calcext:value-type="float">
            <text:p>8.76647635366313E-006</text:p>
          </table:table-cell>
          <table:table-cell table:number-columns-repeated="4"/>
        </table:table-row>
        <table:table-row table:style-name="ro1">
          <table:table-cell office:value-type="float" office:value="115.3" calcext:value-type="float">
            <text:p>115.3</text:p>
          </table:table-cell>
          <table:table-cell table:formula="of:=SQRT(2)*[.A1154]" office:value-type="float" office:value="163.058823741618" calcext:value-type="float">
            <text:p>163.0588237416</text:p>
          </table:table-cell>
          <table:table-cell table:formula="of:=SQRT(3)*[.A1154]" office:value-type="float" office:value="199.705458112692" calcext:value-type="float">
            <text:p>199.7054581127</text:p>
          </table:table-cell>
          <table:table-cell table:formula="of:=(1-ROUND([.B1154])/[.B1154])^2" office:value-type="float" office:value="0.000000130141761411476" calcext:value-type="float">
            <text:p>1.30141761411476E-007</text:p>
          </table:table-cell>
          <table:table-cell table:formula="of:=(1-ROUND([.C1154])/[.C1154])^2" office:value-type="float" office:value="0.00000217527546398998" calcext:value-type="float">
            <text:p>2.17527546398998E-006</text:p>
          </table:table-cell>
          <table:table-cell table:formula="of:=(1-ROUND([.A1154])/[.A1154])^2" office:value-type="float" office:value="0.00000676992558347344" calcext:value-type="float">
            <text:p>6.76992558347344E-006</text:p>
          </table:table-cell>
          <table:table-cell table:formula="of:=SUM([.D1154:.F1154])" office:value-type="float" office:value="0.0000090753428088749" calcext:value-type="float">
            <text:p>9.0753428088749E-006</text:p>
          </table:table-cell>
          <table:table-cell table:number-columns-repeated="4"/>
        </table:table-row>
        <table:table-row table:style-name="ro1">
          <table:table-cell office:value-type="float" office:value="115.4" calcext:value-type="float">
            <text:p>115.4</text:p>
          </table:table-cell>
          <table:table-cell table:formula="of:=SQRT(2)*[.A1155]" office:value-type="float" office:value="163.200245097855" calcext:value-type="float">
            <text:p>163.2002450979</text:p>
          </table:table-cell>
          <table:table-cell table:formula="of:=SQRT(3)*[.A1155]" office:value-type="float" office:value="199.878663193448" calcext:value-type="float">
            <text:p>199.8786631934</text:p>
          </table:table-cell>
          <table:table-cell table:formula="of:=(1-ROUND([.B1155])/[.B1155])^2" office:value-type="float" office:value="0.00000150550489800531" calcext:value-type="float">
            <text:p>1.50550489800531E-006</text:p>
          </table:table-cell>
          <table:table-cell table:formula="of:=(1-ROUND([.C1155])/[.C1155])^2" office:value-type="float" office:value="0.000000368512521291735" calcext:value-type="float">
            <text:p>3.68512521291735E-007</text:p>
          </table:table-cell>
          <table:table-cell table:formula="of:=(1-ROUND([.A1155])/[.A1155])^2" office:value-type="float" office:value="0.0000120145736778718" calcext:value-type="float">
            <text:p>1.20145736778718E-005</text:p>
          </table:table-cell>
          <table:table-cell table:formula="of:=SUM([.D1155:.F1155])" office:value-type="float" office:value="0.0000138885910971689" calcext:value-type="float">
            <text:p>1.38885910971689E-005</text:p>
          </table:table-cell>
          <table:table-cell table:number-columns-repeated="4"/>
        </table:table-row>
        <table:table-row table:style-name="ro1">
          <table:table-cell office:value-type="float" office:value="115.5" calcext:value-type="float">
            <text:p>115.5</text:p>
          </table:table-cell>
          <table:table-cell table:formula="of:=SQRT(2)*[.A1156]" office:value-type="float" office:value="163.341666454093" calcext:value-type="float">
            <text:p>163.3416664541</text:p>
          </table:table-cell>
          <table:table-cell table:formula="of:=SQRT(3)*[.A1156]" office:value-type="float" office:value="200.051868274205" calcext:value-type="float">
            <text:p>200.0518682742</text:p>
          </table:table-cell>
          <table:table-cell table:formula="of:=(1-ROUND([.B1156])/[.B1156])^2" office:value-type="float" office:value="0.00000437532901752743" calcext:value-type="float">
            <text:p>4.37532901752743E-006</text:p>
          </table:table-cell>
          <table:table-cell table:formula="of:=(1-ROUND([.C1156])/[.C1156])^2" office:value-type="float" office:value="0.0000000672230747559024" calcext:value-type="float">
            <text:p>6.72230747559024E-008</text:p>
          </table:table-cell>
          <table:table-cell table:formula="of:=(1-ROUND([.A1156])/[.A1156])^2" office:value-type="float" office:value="0.0000187402784805379" calcext:value-type="float">
            <text:p>1.87402784805379E-005</text:p>
          </table:table-cell>
          <table:table-cell table:formula="of:=SUM([.D1156:.F1156])" office:value-type="float" office:value="0.0000231828305728212" calcext:value-type="float">
            <text:p>2.31828305728212E-005</text:p>
          </table:table-cell>
          <table:table-cell table:number-columns-repeated="4"/>
        </table:table-row>
        <table:table-row table:style-name="ro1">
          <table:table-cell office:value-type="float" office:value="115.6" calcext:value-type="float">
            <text:p>115.6</text:p>
          </table:table-cell>
          <table:table-cell table:formula="of:=SQRT(2)*[.A1157]" office:value-type="float" office:value="163.48308781033" calcext:value-type="float">
            <text:p>163.4830878103</text:p>
          </table:table-cell>
          <table:table-cell table:formula="of:=SQRT(3)*[.A1157]" office:value-type="float" office:value="200.225073354962" calcext:value-type="float">
            <text:p>200.225073355</text:p>
          </table:table-cell>
          <table:table-cell table:formula="of:=(1-ROUND([.B1157])/[.B1157])^2" office:value-type="float" office:value="0.00000873185458182739" calcext:value-type="float">
            <text:p>8.73185458182739E-006</text:p>
          </table:table-cell>
          <table:table-cell table:formula="of:=(1-ROUND([.C1157])/[.C1157])^2" office:value-type="float" office:value="0.00000126360473997406" calcext:value-type="float">
            <text:p>1.26360473997406E-006</text:p>
          </table:table-cell>
          <table:table-cell table:formula="of:=(1-ROUND([.A1157])/[.A1157])^2" office:value-type="float" office:value="0.000011973036721304" calcext:value-type="float">
            <text:p>0.000011973</text:p>
          </table:table-cell>
          <table:table-cell table:formula="of:=SUM([.D1157:.F1157])" office:value-type="float" office:value="0.0000219684960431054" calcext:value-type="float">
            <text:p>2.19684960431054E-005</text:p>
          </table:table-cell>
          <table:table-cell table:number-columns-repeated="4"/>
        </table:table-row>
        <table:table-row table:style-name="ro1">
          <table:table-cell office:value-type="float" office:value="115.7" calcext:value-type="float">
            <text:p>115.7</text:p>
          </table:table-cell>
          <table:table-cell table:formula="of:=SQRT(2)*[.A1158]" office:value-type="float" office:value="163.624509166567" calcext:value-type="float">
            <text:p>163.6245091666</text:p>
          </table:table-cell>
          <table:table-cell table:formula="of:=SQRT(3)*[.A1158]" office:value-type="float" office:value="200.398278435719" calcext:value-type="float">
            <text:p>200.3982784357</text:p>
          </table:table-cell>
          <table:table-cell table:formula="of:=(1-ROUND([.B1158])/[.B1158])^2" office:value-type="float" office:value="0.00000526625597868107" calcext:value-type="float">
            <text:p>5.26625597868107E-006</text:p>
          </table:table-cell>
          <table:table-cell table:formula="of:=(1-ROUND([.C1158])/[.C1158])^2" office:value-type="float" office:value="0.0000039498955628364" calcext:value-type="float">
            <text:p>3.9498955628364E-006</text:p>
          </table:table-cell>
          <table:table-cell table:formula="of:=(1-ROUND([.A1158])/[.A1158])^2" office:value-type="float" office:value="0.00000672319629716188" calcext:value-type="float">
            <text:p>6.72319629716188E-006</text:p>
          </table:table-cell>
          <table:table-cell table:formula="of:=SUM([.D1158:.F1158])" office:value-type="float" office:value="0.0000159393478386793" calcext:value-type="float">
            <text:p>1.59393478386793E-005</text:p>
          </table:table-cell>
          <table:table-cell table:number-columns-repeated="4"/>
        </table:table-row>
        <table:table-row table:style-name="ro1">
          <table:table-cell office:value-type="float" office:value="115.8" calcext:value-type="float">
            <text:p>115.8</text:p>
          </table:table-cell>
          <table:table-cell table:formula="of:=SQRT(2)*[.A1159]" office:value-type="float" office:value="163.765930522804" calcext:value-type="float">
            <text:p>163.7659305228</text:p>
          </table:table-cell>
          <table:table-cell table:formula="of:=SQRT(3)*[.A1159]" office:value-type="float" office:value="200.571483516476" calcext:value-type="float">
            <text:p>200.5714835165</text:p>
          </table:table-cell>
          <table:table-cell table:formula="of:=(1-ROUND([.B1159])/[.B1159])^2" office:value-type="float" office:value="0.00000204287811434957" calcext:value-type="float">
            <text:p>2.04287811434957E-006</text:p>
          </table:table-cell>
          <table:table-cell table:formula="of:=(1-ROUND([.C1159])/[.C1159])^2" office:value-type="float" office:value="0.00000456453657348434" calcext:value-type="float">
            <text:p>4.56453657348434E-006</text:p>
          </table:table-cell>
          <table:table-cell table:formula="of:=(1-ROUND([.A1159])/[.A1159])^2" office:value-type="float" office:value="0.00000298292869905558" calcext:value-type="float">
            <text:p>2.98292869905558E-006</text:p>
          </table:table-cell>
          <table:table-cell table:formula="of:=SUM([.D1159:.F1159])" office:value-type="float" office:value="0.00000959034338688949" calcext:value-type="float">
            <text:p>9.59034338688949E-006</text:p>
          </table:table-cell>
          <table:table-cell table:number-columns-repeated="4"/>
        </table:table-row>
        <table:table-row table:style-name="ro1">
          <table:table-cell office:value-type="float" office:value="115.9" calcext:value-type="float">
            <text:p>115.9</text:p>
          </table:table-cell>
          <table:table-cell table:formula="of:=SQRT(2)*[.A1160]" office:value-type="float" office:value="163.907351879042" calcext:value-type="float">
            <text:p>163.907351879</text:p>
          </table:table-cell>
          <table:table-cell table:formula="of:=SQRT(3)*[.A1160]" office:value-type="float" office:value="200.744688597233" calcext:value-type="float">
            <text:p>200.7446885972</text:p>
          </table:table-cell>
          <table:table-cell table:formula="of:=(1-ROUND([.B1160])/[.B1160])^2" office:value-type="float" office:value="0.000000319504047072035" calcext:value-type="float">
            <text:p>3.19504047072035E-007</text:p>
          </table:table-cell>
          <table:table-cell table:formula="of:=(1-ROUND([.C1160])/[.C1160])^2" office:value-type="float" office:value="0.00000161752982393877" calcext:value-type="float">
            <text:p>1.61752982393877E-006</text:p>
          </table:table-cell>
          <table:table-cell table:formula="of:=(1-ROUND([.A1160])/[.A1160])^2" office:value-type="float" office:value="0.000000744445875434609" calcext:value-type="float">
            <text:p>7.44445875434609E-007</text:p>
          </table:table-cell>
          <table:table-cell table:formula="of:=SUM([.D1160:.F1160])" office:value-type="float" office:value="0.00000268147974644541" calcext:value-type="float">
            <text:p>2.68147974644541E-00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SQRT(2)*[.A1161]" office:value-type="float" office:value="164.048773235279" calcext:value-type="float">
            <text:p>164.0487732353</text:p>
          </table:table-cell>
          <table:table-cell table:formula="of:=SQRT(3)*[.A1161]" office:value-type="float" office:value="200.91789367799" calcext:value-type="float">
            <text:p>200.917893678</text:p>
          </table:table-cell>
          <table:table-cell table:formula="of:=(1-ROUND([.B1161])/[.B1161])^2" office:value-type="float" office:value="0.0000000883928537301173" calcext:value-type="float">
            <text:p>8.83928537301173E-008</text:p>
          </table:table-cell>
          <table:table-cell table:formula="of:=(1-ROUND([.C1161])/[.C1161])^2" office:value-type="float" office:value="0.000000166999804648552" calcext:value-type="float">
            <text:p>0.000000167</text:p>
          </table:table-cell>
          <table:table-cell table:formula="of:=(1-ROUND([.A1161])/[.A1161])^2" office:value-type="float" office:value="0" calcext:value-type="float">
            <text:p>0</text:p>
          </table:table-cell>
          <table:table-cell table:formula="of:=SUM([.D1161:.F1161])" office:value-type="float" office:value="0.00000025539265837867" calcext:value-type="float">
            <text:p>2.5539265837867E-007</text:p>
          </table:table-cell>
          <table:table-cell table:number-columns-repeated="4"/>
        </table:table-row>
        <table:table-row table:style-name="ro1">
          <table:table-cell office:value-type="float" office:value="116.1" calcext:value-type="float">
            <text:p>116.1</text:p>
          </table:table-cell>
          <table:table-cell table:formula="of:=SQRT(2)*[.A1162]" office:value-type="float" office:value="164.190194591516" calcext:value-type="float">
            <text:p>164.1901945915</text:p>
          </table:table-cell>
          <table:table-cell table:formula="of:=SQRT(3)*[.A1162]" office:value-type="float" office:value="201.091098758747" calcext:value-type="float">
            <text:p>201.0910987587</text:p>
          </table:table-cell>
          <table:table-cell table:formula="of:=(1-ROUND([.B1162])/[.B1162])^2" office:value-type="float" office:value="0.00000134184357399526" calcext:value-type="float">
            <text:p>1.34184357399526E-006</text:p>
          </table:table-cell>
          <table:table-cell table:formula="of:=(1-ROUND([.C1162])/[.C1162])^2" office:value-type="float" office:value="0.000000205229234383297" calcext:value-type="float">
            <text:p>2.05229234383297E-007</text:p>
          </table:table-cell>
          <table:table-cell table:formula="of:=(1-ROUND([.A1162])/[.A1162])^2" office:value-type="float" office:value="0.000000741883240931693" calcext:value-type="float">
            <text:p>7.41883240931693E-007</text:p>
          </table:table-cell>
          <table:table-cell table:formula="of:=SUM([.D1162:.F1162])" office:value-type="float" office:value="0.00000228895604931024" calcext:value-type="float">
            <text:p>0.000002289</text:p>
          </table:table-cell>
          <table:table-cell table:number-columns-repeated="4"/>
        </table:table-row>
        <table:table-row table:style-name="ro1">
          <table:table-cell office:value-type="float" office:value="116.2" calcext:value-type="float">
            <text:p>116.2</text:p>
          </table:table-cell>
          <table:table-cell table:formula="of:=SQRT(2)*[.A1163]" office:value-type="float" office:value="164.331615947754" calcext:value-type="float">
            <text:p>164.3316159478</text:p>
          </table:table-cell>
          <table:table-cell table:formula="of:=SQRT(3)*[.A1163]" office:value-type="float" office:value="201.264303839504" calcext:value-type="float">
            <text:p>201.2643038395</text:p>
          </table:table-cell>
          <table:table-cell table:formula="of:=(1-ROUND([.B1163])/[.B1163])^2" office:value-type="float" office:value="0.00000407219498122378" calcext:value-type="float">
            <text:p>4.07219498122378E-006</text:p>
          </table:table-cell>
          <table:table-cell table:formula="of:=(1-ROUND([.C1163])/[.C1163])^2" office:value-type="float" office:value="0.00000172454064046455" calcext:value-type="float">
            <text:p>1.72454064046455E-006</text:p>
          </table:table-cell>
          <table:table-cell table:formula="of:=(1-ROUND([.A1163])/[.A1163])^2" office:value-type="float" office:value="0.00000296242753161642" calcext:value-type="float">
            <text:p>2.96242753161642E-006</text:p>
          </table:table-cell>
          <table:table-cell table:formula="of:=SUM([.D1163:.F1163])" office:value-type="float" office:value="0.00000875916315330475" calcext:value-type="float">
            <text:p>8.75916315330475E-006</text:p>
          </table:table-cell>
          <table:table-cell table:number-columns-repeated="4"/>
        </table:table-row>
        <table:table-row table:style-name="ro1">
          <table:table-cell office:value-type="float" office:value="116.3" calcext:value-type="float">
            <text:p>116.3</text:p>
          </table:table-cell>
          <table:table-cell table:formula="of:=SQRT(2)*[.A1164]" office:value-type="float" office:value="164.473037303991" calcext:value-type="float">
            <text:p>164.473037304</text:p>
          </table:table-cell>
          <table:table-cell table:formula="of:=SQRT(3)*[.A1164]" office:value-type="float" office:value="201.43750892026" calcext:value-type="float">
            <text:p>201.4375089203</text:p>
          </table:table-cell>
          <table:table-cell table:formula="of:=(1-ROUND([.B1164])/[.B1164])^2" office:value-type="float" office:value="0.0000082718253548264" calcext:value-type="float">
            <text:p>8.2718253548264E-006</text:p>
          </table:table-cell>
          <table:table-cell table:formula="of:=(1-ROUND([.C1164])/[.C1164])^2" office:value-type="float" office:value="0.00000471729613073141" calcext:value-type="float">
            <text:p>4.71729613073141E-006</text:p>
          </table:table-cell>
          <table:table-cell table:formula="of:=(1-ROUND([.A1164])/[.A1164])^2" office:value-type="float" office:value="0.00000665400434284675" calcext:value-type="float">
            <text:p>0.000006654</text:p>
          </table:table-cell>
          <table:table-cell table:formula="of:=SUM([.D1164:.F1164])" office:value-type="float" office:value="0.0000196431258284046" calcext:value-type="float">
            <text:p>1.96431258284046E-005</text:p>
          </table:table-cell>
          <table:table-cell table:number-columns-repeated="4"/>
        </table:table-row>
        <table:table-row table:style-name="ro1">
          <table:table-cell office:value-type="float" office:value="116.4" calcext:value-type="float">
            <text:p>116.4</text:p>
          </table:table-cell>
          <table:table-cell table:formula="of:=SQRT(2)*[.A1165]" office:value-type="float" office:value="164.614458660228" calcext:value-type="float">
            <text:p>164.6144586602</text:p>
          </table:table-cell>
          <table:table-cell table:formula="of:=SQRT(3)*[.A1165]" office:value-type="float" office:value="201.610714001017" calcext:value-type="float">
            <text:p>201.610714001</text:p>
          </table:table-cell>
          <table:table-cell table:formula="of:=(1-ROUND([.B1165])/[.B1165])^2" office:value-type="float" office:value="0.00000548537026727416" calcext:value-type="float">
            <text:p>5.48537026727416E-006</text:p>
          </table:table-cell>
          <table:table-cell table:formula="of:=(1-ROUND([.C1165])/[.C1165])^2" office:value-type="float" office:value="0.00000372829572660747" calcext:value-type="float">
            <text:p>3.72829572660747E-006</text:p>
          </table:table-cell>
          <table:table-cell table:formula="of:=(1-ROUND([.A1165])/[.A1165])^2" office:value-type="float" office:value="0.0000118090244564903" calcext:value-type="float">
            <text:p>0.000011809</text:p>
          </table:table-cell>
          <table:table-cell table:formula="of:=SUM([.D1165:.F1165])" office:value-type="float" office:value="0.000021022690450372" calcext:value-type="float">
            <text:p>2.1022690450372E-005</text:p>
          </table:table-cell>
          <table:table-cell table:number-columns-repeated="4"/>
        </table:table-row>
        <table:table-row table:style-name="ro1">
          <table:table-cell office:value-type="float" office:value="116.5" calcext:value-type="float">
            <text:p>116.5</text:p>
          </table:table-cell>
          <table:table-cell table:formula="of:=SQRT(2)*[.A1166]" office:value-type="float" office:value="164.755880016466" calcext:value-type="float">
            <text:p>164.7558800165</text:p>
          </table:table-cell>
          <table:table-cell table:formula="of:=SQRT(3)*[.A1166]" office:value-type="float" office:value="201.783919081774" calcext:value-type="float">
            <text:p>201.7839190818</text:p>
          </table:table-cell>
          <table:table-cell table:formula="of:=(1-ROUND([.B1166])/[.B1166])^2" office:value-type="float" office:value="0.00000219545640409051" calcext:value-type="float">
            <text:p>2.19545640409051E-006</text:p>
          </table:table-cell>
          <table:table-cell table:formula="of:=(1-ROUND([.C1166])/[.C1166])^2" office:value-type="float" office:value="0.00000114672618078054" calcext:value-type="float">
            <text:p>1.14672618078054E-006</text:p>
          </table:table-cell>
          <table:table-cell table:formula="of:=(1-ROUND([.A1166])/[.A1166])^2" office:value-type="float" office:value="0.0000184199377406112" calcext:value-type="float">
            <text:p>1.84199377406112E-005</text:p>
          </table:table-cell>
          <table:table-cell table:formula="of:=SUM([.D1166:.F1166])" office:value-type="float" office:value="0.0000217621203254822" calcext:value-type="float">
            <text:p>2.17621203254822E-005</text:p>
          </table:table-cell>
          <table:table-cell table:number-columns-repeated="4"/>
        </table:table-row>
        <table:table-row table:style-name="ro1">
          <table:table-cell office:value-type="float" office:value="116.6" calcext:value-type="float">
            <text:p>116.6</text:p>
          </table:table-cell>
          <table:table-cell table:formula="of:=SQRT(2)*[.A1167]" office:value-type="float" office:value="164.897301372703" calcext:value-type="float">
            <text:p>164.8973013727</text:p>
          </table:table-cell>
          <table:table-cell table:formula="of:=SQRT(3)*[.A1167]" office:value-type="float" office:value="201.957124162531" calcext:value-type="float">
            <text:p>201.9571241625</text:p>
          </table:table-cell>
          <table:table-cell table:formula="of:=(1-ROUND([.B1167])/[.B1167])^2" office:value-type="float" office:value="0.00000038788428165924" calcext:value-type="float">
            <text:p>3.8788428165924E-007</text:p>
          </table:table-cell>
          <table:table-cell table:formula="of:=(1-ROUND([.C1167])/[.C1167])^2" office:value-type="float" office:value="0.0000000450720048472239" calcext:value-type="float">
            <text:p>4.50720048472239E-008</text:p>
          </table:table-cell>
          <table:table-cell table:formula="of:=(1-ROUND([.A1167])/[.A1167])^2" office:value-type="float" office:value="0.0000117685479671309" calcext:value-type="float">
            <text:p>1.17685479671309E-005</text:p>
          </table:table-cell>
          <table:table-cell table:formula="of:=SUM([.D1167:.F1167])" office:value-type="float" office:value="0.0000122015042536373" calcext:value-type="float">
            <text:p>1.22015042536373E-005</text:p>
          </table:table-cell>
          <table:table-cell table:number-columns-repeated="4"/>
        </table:table-row>
        <table:table-row table:style-name="ro1">
          <table:table-cell office:value-type="float" office:value="116.7" calcext:value-type="float">
            <text:p>116.7</text:p>
          </table:table-cell>
          <table:table-cell table:formula="of:=SQRT(2)*[.A1168]" office:value-type="float" office:value="165.03872272894" calcext:value-type="float">
            <text:p>165.0387227289</text:p>
          </table:table-cell>
          <table:table-cell table:formula="of:=SQRT(3)*[.A1168]" office:value-type="float" office:value="202.130329243288" calcext:value-type="float">
            <text:p>202.1303292433</text:p>
          </table:table-cell>
          <table:table-cell table:formula="of:=(1-ROUND([.B1168])/[.B1168])^2" office:value-type="float" office:value="0.0000000550503652124544" calcext:value-type="float">
            <text:p>5.50503652124544E-008</text:p>
          </table:table-cell>
          <table:table-cell table:formula="of:=(1-ROUND([.C1168])/[.C1168])^2" office:value-type="float" office:value="0.000000415739012895913" calcext:value-type="float">
            <text:p>4.15739012895913E-007</text:p>
          </table:table-cell>
          <table:table-cell table:formula="of:=(1-ROUND([.A1168])/[.A1168])^2" office:value-type="float" office:value="0.00000660846809101138" calcext:value-type="float">
            <text:p>6.60846809101138E-006</text:p>
          </table:table-cell>
          <table:table-cell table:formula="of:=SUM([.D1168:.F1168])" office:value-type="float" office:value="0.00000707925746911975" calcext:value-type="float">
            <text:p>7.07925746911975E-006</text:p>
          </table:table-cell>
          <table:table-cell table:number-columns-repeated="4"/>
        </table:table-row>
        <table:table-row table:style-name="ro1">
          <table:table-cell office:value-type="float" office:value="116.8" calcext:value-type="float">
            <text:p>116.8</text:p>
          </table:table-cell>
          <table:table-cell table:formula="of:=SQRT(2)*[.A1169]" office:value-type="float" office:value="165.180144085178" calcext:value-type="float">
            <text:p>165.1801440852</text:p>
          </table:table-cell>
          <table:table-cell table:formula="of:=SQRT(3)*[.A1169]" office:value-type="float" office:value="202.303534324045" calcext:value-type="float">
            <text:p>202.303534324</text:p>
          </table:table-cell>
          <table:table-cell table:formula="of:=(1-ROUND([.B1169])/[.B1169])^2" office:value-type="float" office:value="0.00000118939013770628" calcext:value-type="float">
            <text:p>1.18939013770628E-006</text:p>
          </table:table-cell>
          <table:table-cell table:formula="of:=(1-ROUND([.C1169])/[.C1169])^2" office:value-type="float" office:value="0.00000225117199407518" calcext:value-type="float">
            <text:p>2.25117199407518E-006</text:p>
          </table:table-cell>
          <table:table-cell table:formula="of:=(1-ROUND([.A1169])/[.A1169])^2" office:value-type="float" office:value="0.00000293206980671779" calcext:value-type="float">
            <text:p>2.93206980671779E-006</text:p>
          </table:table-cell>
          <table:table-cell table:formula="of:=SUM([.D1169:.F1169])" office:value-type="float" office:value="0.00000637263193849925" calcext:value-type="float">
            <text:p>6.37263193849925E-006</text:p>
          </table:table-cell>
          <table:table-cell table:number-columns-repeated="4"/>
        </table:table-row>
        <table:table-row table:style-name="ro1">
          <table:table-cell office:value-type="float" office:value="116.9" calcext:value-type="float">
            <text:p>116.9</text:p>
          </table:table-cell>
          <table:table-cell table:formula="of:=SQRT(2)*[.A1170]" office:value-type="float" office:value="165.321565441415" calcext:value-type="float">
            <text:p>165.3215654414</text:p>
          </table:table-cell>
          <table:table-cell table:formula="of:=SQRT(3)*[.A1170]" office:value-type="float" office:value="202.476739404802" calcext:value-type="float">
            <text:p>202.4767394048</text:p>
          </table:table-cell>
          <table:table-cell table:formula="of:=(1-ROUND([.B1170])/[.B1170])^2" office:value-type="float" office:value="0.00000378337787747201" calcext:value-type="float">
            <text:p>3.78337787747201E-006</text:p>
          </table:table-cell>
          <table:table-cell table:formula="of:=(1-ROUND([.C1170])/[.C1170])^2" office:value-type="float" office:value="0.0000055438544904748" calcext:value-type="float">
            <text:p>5.5438544904748E-006</text:p>
          </table:table-cell>
          <table:table-cell table:formula="of:=(1-ROUND([.A1170])/[.A1170])^2" office:value-type="float" office:value="0.000000731763894915545" calcext:value-type="float">
            <text:p>7.31763894915545E-007</text:p>
          </table:table-cell>
          <table:table-cell table:formula="of:=SUM([.D1170:.F1170])" office:value-type="float" office:value="0.0000100589962628624" calcext:value-type="float">
            <text:p>0.00001005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SQRT(2)*[.A1171]" office:value-type="float" office:value="165.462986797652" calcext:value-type="float">
            <text:p>165.4629867977</text:p>
          </table:table-cell>
          <table:table-cell table:formula="of:=SQRT(3)*[.A1171]" office:value-type="float" office:value="202.649944485559" calcext:value-type="float">
            <text:p>202.6499444856</text:p>
          </table:table-cell>
          <table:table-cell table:formula="of:=(1-ROUND([.B1171])/[.B1171])^2" office:value-type="float" office:value="0.00000782952643729136" calcext:value-type="float">
            <text:p>7.82952643729136E-006</text:p>
          </table:table-cell>
          <table:table-cell table:formula="of:=(1-ROUND([.C1171])/[.C1171])^2" office:value-type="float" office:value="0.00000298387666960869" calcext:value-type="float">
            <text:p>2.98387666960869E-006</text:p>
          </table:table-cell>
          <table:table-cell table:formula="of:=(1-ROUND([.A1171])/[.A1171])^2" office:value-type="float" office:value="0" calcext:value-type="float">
            <text:p>0</text:p>
          </table:table-cell>
          <table:table-cell table:formula="of:=SUM([.D1171:.F1171])" office:value-type="float" office:value="0.0000108134031069" calcext:value-type="float">
            <text:p>1.08134031069E-005</text:p>
          </table:table-cell>
          <table:table-cell table:number-columns-repeated="4"/>
        </table:table-row>
        <table:table-row table:style-name="ro1">
          <table:table-cell office:value-type="float" office:value="117.1" calcext:value-type="float">
            <text:p>117.1</text:p>
          </table:table-cell>
          <table:table-cell table:formula="of:=SQRT(2)*[.A1172]" office:value-type="float" office:value="165.604408153889" calcext:value-type="float">
            <text:p>165.6044081539</text:p>
          </table:table-cell>
          <table:table-cell table:formula="of:=SQRT(3)*[.A1172]" office:value-type="float" office:value="202.823149566316" calcext:value-type="float">
            <text:p>202.8231495663</text:p>
          </table:table-cell>
          <table:table-cell table:formula="of:=(1-ROUND([.B1172])/[.B1172])^2" office:value-type="float" office:value="0.00000570625107873707" calcext:value-type="float">
            <text:p>5.70625107873707E-006</text:p>
          </table:table-cell>
          <table:table-cell table:formula="of:=(1-ROUND([.C1172])/[.C1172])^2" office:value-type="float" office:value="0.000000760286385213378" calcext:value-type="float">
            <text:p>7.60286385213378E-007</text:p>
          </table:table-cell>
          <table:table-cell table:formula="of:=(1-ROUND([.A1172])/[.A1172])^2" office:value-type="float" office:value="0.000000729266409041141" calcext:value-type="float">
            <text:p>7.29266409041141E-007</text:p>
          </table:table-cell>
          <table:table-cell table:formula="of:=SUM([.D1172:.F1172])" office:value-type="float" office:value="0.00000719580387299158" calcext:value-type="float">
            <text:p>7.19580387299158E-006</text:p>
          </table:table-cell>
          <table:table-cell table:number-columns-repeated="4"/>
        </table:table-row>
        <table:table-row table:style-name="ro1">
          <table:table-cell office:value-type="float" office:value="117.2" calcext:value-type="float">
            <text:p>117.2</text:p>
          </table:table-cell>
          <table:table-cell table:formula="of:=SQRT(2)*[.A1173]" office:value-type="float" office:value="165.745829510127" calcext:value-type="float">
            <text:p>165.7458295101</text:p>
          </table:table-cell>
          <table:table-cell table:formula="of:=SQRT(3)*[.A1173]" office:value-type="float" office:value="202.996354647072" calcext:value-type="float">
            <text:p>202.9963546471</text:p>
          </table:table-cell>
          <table:table-cell table:formula="of:=(1-ROUND([.B1173])/[.B1173])^2" office:value-type="float" office:value="0.00000235160856279671" calcext:value-type="float">
            <text:p>2.35160856279671E-006</text:p>
          </table:table-cell>
          <table:table-cell table:formula="of:=(1-ROUND([.C1173])/[.C1173])^2" office:value-type="float" office:value="0.000000000322479925180311" calcext:value-type="float">
            <text:p>3.22479925180311E-010</text:p>
          </table:table-cell>
          <table:table-cell table:formula="of:=(1-ROUND([.A1173])/[.A1173])^2" office:value-type="float" office:value="0.00000291208983214723" calcext:value-type="float">
            <text:p>2.91208983214723E-006</text:p>
          </table:table-cell>
          <table:table-cell table:formula="of:=SUM([.D1173:.F1173])" office:value-type="float" office:value="0.00000526402087486912" calcext:value-type="float">
            <text:p>0.000005264</text:p>
          </table:table-cell>
          <table:table-cell table:number-columns-repeated="4"/>
        </table:table-row>
        <table:table-row table:style-name="ro1">
          <table:table-cell office:value-type="float" office:value="117.3" calcext:value-type="float">
            <text:p>117.3</text:p>
          </table:table-cell>
          <table:table-cell table:formula="of:=SQRT(2)*[.A1174]" office:value-type="float" office:value="165.887250866364" calcext:value-type="float">
            <text:p>165.8872508664</text:p>
          </table:table-cell>
          <table:table-cell table:formula="of:=SQRT(3)*[.A1174]" office:value-type="float" office:value="203.169559727829" calcext:value-type="float">
            <text:p>203.1695597278</text:p>
          </table:table-cell>
          <table:table-cell table:formula="of:=(1-ROUND([.B1174])/[.B1174])^2" office:value-type="float" office:value="0.000000461955781717536" calcext:value-type="float">
            <text:p>0.000000462</text:p>
          </table:table-cell>
          <table:table-cell table:formula="of:=(1-ROUND([.C1174])/[.C1174])^2" office:value-type="float" office:value="0.000000696511261398503" calcext:value-type="float">
            <text:p>6.96511261398503E-007</text:p>
          </table:table-cell>
          <table:table-cell table:formula="of:=(1-ROUND([.A1174])/[.A1174])^2" office:value-type="float" office:value="0.00000654103518422791" calcext:value-type="float">
            <text:p>0.000006541</text:p>
          </table:table-cell>
          <table:table-cell table:formula="of:=SUM([.D1174:.F1174])" office:value-type="float" office:value="0.00000769950222734395" calcext:value-type="float">
            <text:p>7.69950222734395E-006</text:p>
          </table:table-cell>
          <table:table-cell table:number-columns-repeated="4"/>
        </table:table-row>
        <table:table-row table:style-name="ro1">
          <table:table-cell office:value-type="float" office:value="117.4" calcext:value-type="float">
            <text:p>117.4</text:p>
          </table:table-cell>
          <table:table-cell table:formula="of:=SQRT(2)*[.A1175]" office:value-type="float" office:value="166.028672222601" calcext:value-type="float">
            <text:p>166.0286722226</text:p>
          </table:table-cell>
          <table:table-cell table:formula="of:=SQRT(3)*[.A1175]" office:value-type="float" office:value="203.342764808586" calcext:value-type="float">
            <text:p>203.3427648086</text:p>
          </table:table-cell>
          <table:table-cell table:formula="of:=(1-ROUND([.B1175])/[.B1175])^2" office:value-type="float" office:value="0.0000000298233571833169" calcext:value-type="float">
            <text:p>2.98233571833169E-008</text:p>
          </table:table-cell>
          <table:table-cell table:formula="of:=(1-ROUND([.C1175])/[.C1175])^2" office:value-type="float" office:value="0.00000284141720054935" calcext:value-type="float">
            <text:p>2.84141720054935E-006</text:p>
          </table:table-cell>
          <table:table-cell table:formula="of:=(1-ROUND([.A1175])/[.A1175])^2" office:value-type="float" office:value="0.0000116087053681556" calcext:value-type="float">
            <text:p>1.16087053681556E-005</text:p>
          </table:table-cell>
          <table:table-cell table:formula="of:=SUM([.D1175:.F1175])" office:value-type="float" office:value="0.0000144799459258883" calcext:value-type="float">
            <text:p>1.44799459258883E-005</text:p>
          </table:table-cell>
          <table:table-cell table:number-columns-repeated="4"/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SQRT(2)*[.A1176]" office:value-type="float" office:value="166.170093578839" calcext:value-type="float">
            <text:p>166.1700935788</text:p>
          </table:table-cell>
          <table:table-cell table:formula="of:=SQRT(3)*[.A1176]" office:value-type="float" office:value="203.515969889343" calcext:value-type="float">
            <text:p>203.5159698893</text:p>
          </table:table-cell>
          <table:table-cell table:formula="of:=(1-ROUND([.B1176])/[.B1176])^2" office:value-type="float" office:value="0.00000104778001130457" calcext:value-type="float">
            <text:p>1.04778001130457E-006</text:p>
          </table:table-cell>
          <table:table-cell table:formula="of:=(1-ROUND([.C1176])/[.C1176])^2" office:value-type="float" office:value="0.00000565649972591076" calcext:value-type="float">
            <text:p>5.65649972591076E-006</text:p>
          </table:table-cell>
          <table:table-cell table:formula="of:=(1-ROUND([.A1176])/[.A1176])^2" office:value-type="float" office:value="0.000018107741059302" calcext:value-type="float">
            <text:p>1.8107741059302E-005</text:p>
          </table:table-cell>
          <table:table-cell table:formula="of:=SUM([.D1176:.F1176])" office:value-type="float" office:value="0.0000248120207965173" calcext:value-type="float">
            <text:p>0.000024812</text:p>
          </table:table-cell>
          <table:table-cell table:number-columns-repeated="4"/>
        </table:table-row>
        <table:table-row table:style-name="ro1">
          <table:table-cell office:value-type="float" office:value="117.6" calcext:value-type="float">
            <text:p>117.6</text:p>
          </table:table-cell>
          <table:table-cell table:formula="of:=SQRT(2)*[.A1177]" office:value-type="float" office:value="166.311514935076" calcext:value-type="float">
            <text:p>166.3115149351</text:p>
          </table:table-cell>
          <table:table-cell table:formula="of:=SQRT(3)*[.A1177]" office:value-type="float" office:value="203.6891749701" calcext:value-type="float">
            <text:p>203.6891749701</text:p>
          </table:table-cell>
          <table:table-cell table:formula="of:=(1-ROUND([.B1177])/[.B1177])^2" office:value-type="float" office:value="0.00000350843235079254" calcext:value-type="float">
            <text:p>3.50843235079254E-006</text:p>
          </table:table-cell>
          <table:table-cell table:formula="of:=(1-ROUND([.C1177])/[.C1177])^2" office:value-type="float" office:value="0.00000232860631016909" calcext:value-type="float">
            <text:p>2.32860631016909E-006</text:p>
          </table:table-cell>
          <table:table-cell table:formula="of:=(1-ROUND([.A1177])/[.A1177])^2" office:value-type="float" office:value="0.0000115692535517616" calcext:value-type="float">
            <text:p>1.15692535517616E-005</text:p>
          </table:table-cell>
          <table:table-cell table:formula="of:=SUM([.D1177:.F1177])" office:value-type="float" office:value="0.0000174062922127232" calcext:value-type="float">
            <text:p>1.74062922127232E-005</text:p>
          </table:table-cell>
          <table:table-cell table:number-columns-repeated="4"/>
        </table:table-row>
        <table:table-row table:style-name="ro1">
          <table:table-cell office:value-type="float" office:value="117.7" calcext:value-type="float">
            <text:p>117.7</text:p>
          </table:table-cell>
          <table:table-cell table:formula="of:=SQRT(2)*[.A1178]" office:value-type="float" office:value="166.452936291313" calcext:value-type="float">
            <text:p>166.4529362913</text:p>
          </table:table-cell>
          <table:table-cell table:formula="of:=SQRT(3)*[.A1178]" office:value-type="float" office:value="203.862380050857" calcext:value-type="float">
            <text:p>203.8623800509</text:p>
          </table:table-cell>
          <table:table-cell table:formula="of:=(1-ROUND([.B1178])/[.B1178])^2" office:value-type="float" office:value="0.0000074044246525068" calcext:value-type="float">
            <text:p>7.4044246525068E-006</text:p>
          </table:table-cell>
          <table:table-cell table:formula="of:=(1-ROUND([.C1178])/[.C1178])^2" office:value-type="float" office:value="0.000000455710049193192" calcext:value-type="float">
            <text:p>4.55710049193192E-007</text:p>
          </table:table-cell>
          <table:table-cell table:formula="of:=(1-ROUND([.A1178])/[.A1178])^2" office:value-type="float" office:value="0.00000649665169789925" calcext:value-type="float">
            <text:p>6.49665169789925E-006</text:p>
          </table:table-cell>
          <table:table-cell table:formula="of:=SUM([.D1178:.F1178])" office:value-type="float" office:value="0.0000143567863995992" calcext:value-type="float">
            <text:p>1.43567863995992E-005</text:p>
          </table:table-cell>
          <table:table-cell table:number-columns-repeated="4"/>
        </table:table-row>
        <table:table-row table:style-name="ro1">
          <table:table-cell office:value-type="float" office:value="117.8" calcext:value-type="float">
            <text:p>117.8</text:p>
          </table:table-cell>
          <table:table-cell table:formula="of:=SQRT(2)*[.A1179]" office:value-type="float" office:value="166.594357647551" calcext:value-type="float">
            <text:p>166.5943576476</text:p>
          </table:table-cell>
          <table:table-cell table:formula="of:=SQRT(3)*[.A1179]" office:value-type="float" office:value="204.035585131614" calcext:value-type="float">
            <text:p>204.0355851316</text:p>
          </table:table-cell>
          <table:table-cell table:formula="of:=(1-ROUND([.B1179])/[.B1179])^2" office:value-type="float" office:value="0.00000592878919482752" calcext:value-type="float">
            <text:p>5.92878919482752E-006</text:p>
          </table:table-cell>
          <table:table-cell table:formula="of:=(1-ROUND([.C1179])/[.C1179])^2" office:value-type="float" office:value="0.000000030417626106184" calcext:value-type="float">
            <text:p>3.0417626106184E-008</text:p>
          </table:table-cell>
          <table:table-cell table:formula="of:=(1-ROUND([.A1179])/[.A1179])^2" office:value-type="float" office:value="0.00000288250062694432" calcext:value-type="float">
            <text:p>2.88250062694432E-006</text:p>
          </table:table-cell>
          <table:table-cell table:formula="of:=SUM([.D1179:.F1179])" office:value-type="float" office:value="0.00000884170744787802" calcext:value-type="float">
            <text:p>8.84170744787802E-006</text:p>
          </table:table-cell>
          <table:table-cell table:number-columns-repeated="4"/>
        </table:table-row>
        <table:table-row table:style-name="ro1">
          <table:table-cell office:value-type="float" office:value="117.9" calcext:value-type="float">
            <text:p>117.9</text:p>
          </table:table-cell>
          <table:table-cell table:formula="of:=SQRT(2)*[.A1180]" office:value-type="float" office:value="166.735779003788" calcext:value-type="float">
            <text:p>166.7357790038</text:p>
          </table:table-cell>
          <table:table-cell table:formula="of:=SQRT(3)*[.A1180]" office:value-type="float" office:value="204.208790212371" calcext:value-type="float">
            <text:p>204.2087902124</text:p>
          </table:table-cell>
          <table:table-cell table:formula="of:=(1-ROUND([.B1180])/[.B1180])^2" office:value-type="float" office:value="0.00000251117538401011" calcext:value-type="float">
            <text:p>2.51117538401011E-006</text:p>
          </table:table-cell>
          <table:table-cell table:formula="of:=(1-ROUND([.C1180])/[.C1180])^2" office:value-type="float" office:value="0.00000104537330869568" calcext:value-type="float">
            <text:p>1.04537330869568E-006</text:p>
          </table:table-cell>
          <table:table-cell table:formula="of:=(1-ROUND([.A1180])/[.A1180])^2" office:value-type="float" office:value="0.000000719403240623568" calcext:value-type="float">
            <text:p>7.19403240623568E-007</text:p>
          </table:table-cell>
          <table:table-cell table:formula="of:=SUM([.D1180:.F1180])" office:value-type="float" office:value="0.00000427595193332936" calcext:value-type="float">
            <text:p>0.00000427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SQRT(2)*[.A1181]" office:value-type="float" office:value="166.877200360025" calcext:value-type="float">
            <text:p>166.87720036</text:p>
          </table:table-cell>
          <table:table-cell table:formula="of:=SQRT(3)*[.A1181]" office:value-type="float" office:value="204.381995293128" calcext:value-type="float">
            <text:p>204.3819952931</text:p>
          </table:table-cell>
          <table:table-cell table:formula="of:=(1-ROUND([.B1181])/[.B1181])^2" office:value-type="float" office:value="0.000000541502139397225" calcext:value-type="float">
            <text:p>5.41502139397225E-007</text:p>
          </table:table-cell>
          <table:table-cell table:formula="of:=(1-ROUND([.C1181])/[.C1181])^2" office:value-type="float" office:value="0.00000349325873723016" calcext:value-type="float">
            <text:p>3.49325873723016E-006</text:p>
          </table:table-cell>
          <table:table-cell table:formula="of:=(1-ROUND([.A1181])/[.A1181])^2" office:value-type="float" office:value="0" calcext:value-type="float">
            <text:p>0</text:p>
          </table:table-cell>
          <table:table-cell table:formula="of:=SUM([.D1181:.F1181])" office:value-type="float" office:value="0.00000403476087662739" calcext:value-type="float">
            <text:p>4.03476087662739E-006</text:p>
          </table:table-cell>
          <table:table-cell table:number-columns-repeated="4"/>
        </table:table-row>
        <table:table-row table:style-name="ro1">
          <table:table-cell office:value-type="float" office:value="118.1" calcext:value-type="float">
            <text:p>118.1</text:p>
          </table:table-cell>
          <table:table-cell table:formula="of:=SQRT(2)*[.A1182]" office:value-type="float" office:value="167.018621716263" calcext:value-type="float">
            <text:p>167.0186217163</text:p>
          </table:table-cell>
          <table:table-cell table:formula="of:=SQRT(3)*[.A1182]" office:value-type="float" office:value="204.555200373884" calcext:value-type="float">
            <text:p>204.5552003739</text:p>
          </table:table-cell>
          <table:table-cell table:formula="of:=(1-ROUND([.B1182])/[.B1182])^2" office:value-type="float" office:value="0.0000000124311016927445" calcext:value-type="float">
            <text:p>1.24311016927445E-008</text:p>
          </table:table-cell>
          <table:table-cell table:formula="of:=(1-ROUND([.C1182])/[.C1182])^2" office:value-type="float" office:value="0.0000047283299765476" calcext:value-type="float">
            <text:p>4.7283299765476E-006</text:p>
          </table:table-cell>
          <table:table-cell table:formula="of:=(1-ROUND([.A1182])/[.A1182])^2" office:value-type="float" office:value="0.000000716968713636099" calcext:value-type="float">
            <text:p>0.000000717</text:p>
          </table:table-cell>
          <table:table-cell table:formula="of:=SUM([.D1182:.F1182])" office:value-type="float" office:value="0.00000545772979187644" calcext:value-type="float">
            <text:p>5.45772979187644E-006</text:p>
          </table:table-cell>
          <table:table-cell table:number-columns-repeated="4"/>
        </table:table-row>
        <table:table-row table:style-name="ro1">
          <table:table-cell office:value-type="float" office:value="118.2" calcext:value-type="float">
            <text:p>118.2</text:p>
          </table:table-cell>
          <table:table-cell table:formula="of:=SQRT(2)*[.A1183]" office:value-type="float" office:value="167.1600430725" calcext:value-type="float">
            <text:p>167.1600430725</text:p>
          </table:table-cell>
          <table:table-cell table:formula="of:=SQRT(3)*[.A1183]" office:value-type="float" office:value="204.728405454641" calcext:value-type="float">
            <text:p>204.7284054546</text:p>
          </table:table-cell>
          <table:table-cell table:formula="of:=(1-ROUND([.B1183])/[.B1183])^2" office:value-type="float" office:value="0.000000916661121532408" calcext:value-type="float">
            <text:p>9.16661121532408E-007</text:p>
          </table:table-cell>
          <table:table-cell table:formula="of:=(1-ROUND([.C1183])/[.C1183])^2" office:value-type="float" office:value="0.00000175989144052624" calcext:value-type="float">
            <text:p>1.75989144052624E-006</text:p>
          </table:table-cell>
          <table:table-cell table:formula="of:=(1-ROUND([.A1183])/[.A1183])^2" office:value-type="float" office:value="0.00000286302432711798" calcext:value-type="float">
            <text:p>0.000002863</text:p>
          </table:table-cell>
          <table:table-cell table:formula="of:=SUM([.D1183:.F1183])" office:value-type="float" office:value="0.00000553957688917663" calcext:value-type="float">
            <text:p>5.53957688917663E-006</text:p>
          </table:table-cell>
          <table:table-cell table:number-columns-repeated="4"/>
        </table:table-row>
        <table:table-row table:style-name="ro1">
          <table:table-cell office:value-type="float" office:value="118.3" calcext:value-type="float">
            <text:p>118.3</text:p>
          </table:table-cell>
          <table:table-cell table:formula="of:=SQRT(2)*[.A1184]" office:value-type="float" office:value="167.301464428737" calcext:value-type="float">
            <text:p>167.3014644287</text:p>
          </table:table-cell>
          <table:table-cell table:formula="of:=SQRT(3)*[.A1184]" office:value-type="float" office:value="204.901610535398" calcext:value-type="float">
            <text:p>204.9016105354</text:p>
          </table:table-cell>
          <table:table-cell table:formula="of:=(1-ROUND([.B1184])/[.B1184])^2" office:value-type="float" office:value="0.00000324692804994587" calcext:value-type="float">
            <text:p>3.24692804994587E-006</text:p>
          </table:table-cell>
          <table:table-cell table:formula="of:=(1-ROUND([.C1184])/[.C1184])^2" office:value-type="float" office:value="0.000000230571938391748" calcext:value-type="float">
            <text:p>2.30571938391748E-007</text:p>
          </table:table-cell>
          <table:table-cell table:formula="of:=(1-ROUND([.A1184])/[.A1184])^2" office:value-type="float" office:value="0.00000643091871390183" calcext:value-type="float">
            <text:p>6.43091871390183E-006</text:p>
          </table:table-cell>
          <table:table-cell table:formula="of:=SUM([.D1184:.F1184])" office:value-type="float" office:value="0.00000990841870223944" calcext:value-type="float">
            <text:p>9.90841870223944E-006</text:p>
          </table:table-cell>
          <table:table-cell table:number-columns-repeated="4"/>
        </table:table-row>
        <table:table-row table:style-name="ro1">
          <table:table-cell office:value-type="float" office:value="118.4" calcext:value-type="float">
            <text:p>118.4</text:p>
          </table:table-cell>
          <table:table-cell table:formula="of:=SQRT(2)*[.A1185]" office:value-type="float" office:value="167.442885784974" calcext:value-type="float">
            <text:p>167.442885785</text:p>
          </table:table-cell>
          <table:table-cell table:formula="of:=SQRT(3)*[.A1185]" office:value-type="float" office:value="205.074815616155" calcext:value-type="float">
            <text:p>205.0748156162</text:p>
          </table:table-cell>
          <table:table-cell table:formula="of:=(1-ROUND([.B1185])/[.B1185])^2" office:value-type="float" office:value="0.000006996004530153" calcext:value-type="float">
            <text:p>0.000006996</text:p>
          </table:table-cell>
          <table:table-cell table:formula="of:=(1-ROUND([.C1185])/[.C1185])^2" office:value-type="float" office:value="0.000000133094421982046" calcext:value-type="float">
            <text:p>1.33094421982046E-007</text:p>
          </table:table-cell>
          <table:table-cell table:formula="of:=(1-ROUND([.A1185])/[.A1185])^2" office:value-type="float" office:value="0.0000114134404674947" calcext:value-type="float">
            <text:p>1.14134404674947E-005</text:p>
          </table:table-cell>
          <table:table-cell table:formula="of:=SUM([.D1185:.F1185])" office:value-type="float" office:value="0.0000185425394196297" calcext:value-type="float">
            <text:p>1.85425394196297E-005</text:p>
          </table:table-cell>
          <table:table-cell table:number-columns-repeated="4"/>
        </table:table-row>
        <table:table-row table:style-name="ro1">
          <table:table-cell office:value-type="float" office:value="118.5" calcext:value-type="float">
            <text:p>118.5</text:p>
          </table:table-cell>
          <table:table-cell table:formula="of:=SQRT(2)*[.A1186]" office:value-type="float" office:value="167.584307141212" calcext:value-type="float">
            <text:p>167.5843071412</text:p>
          </table:table-cell>
          <table:table-cell table:formula="of:=SQRT(3)*[.A1186]" office:value-type="float" office:value="205.248020696912" calcext:value-type="float">
            <text:p>205.2480206969</text:p>
          </table:table-cell>
          <table:table-cell table:formula="of:=(1-ROUND([.B1186])/[.B1186])^2" office:value-type="float" office:value="0.0000061528798037176" calcext:value-type="float">
            <text:p>6.1528798037176E-006</text:p>
          </table:table-cell>
          <table:table-cell table:formula="of:=(1-ROUND([.C1186])/[.C1186])^2" office:value-type="float" office:value="0.00000146021865196548" calcext:value-type="float">
            <text:p>1.46021865196548E-006</text:p>
          </table:table-cell>
          <table:table-cell table:formula="of:=(1-ROUND([.A1186])/[.A1186])^2" office:value-type="float" office:value="0.0000178034146949381" calcext:value-type="float">
            <text:p>1.78034146949381E-005</text:p>
          </table:table-cell>
          <table:table-cell table:formula="of:=SUM([.D1186:.F1186])" office:value-type="float" office:value="0.0000254165131506211" calcext:value-type="float">
            <text:p>2.54165131506211E-005</text:p>
          </table:table-cell>
          <table:table-cell table:number-columns-repeated="4"/>
        </table:table-row>
        <table:table-row table:style-name="ro1">
          <table:table-cell office:value-type="float" office:value="118.6" calcext:value-type="float">
            <text:p>118.6</text:p>
          </table:table-cell>
          <table:table-cell table:formula="of:=SQRT(2)*[.A1187]" office:value-type="float" office:value="167.725728497449" calcext:value-type="float">
            <text:p>167.7257284974</text:p>
          </table:table-cell>
          <table:table-cell table:formula="of:=SQRT(3)*[.A1187]" office:value-type="float" office:value="205.421225777669" calcext:value-type="float">
            <text:p>205.4212257777</text:p>
          </table:table-cell>
          <table:table-cell table:formula="of:=(1-ROUND([.B1187])/[.B1187])^2" office:value-type="float" office:value="0.00000267400366244258" calcext:value-type="float">
            <text:p>0.000002674</text:p>
          </table:table-cell>
          <table:table-cell table:formula="of:=(1-ROUND([.C1187])/[.C1187])^2" office:value-type="float" office:value="0.00000420474099108113" calcext:value-type="float">
            <text:p>4.20474099108113E-006</text:p>
          </table:table-cell>
          <table:table-cell table:formula="of:=(1-ROUND([.A1187])/[.A1187])^2" office:value-type="float" office:value="0.000011374979027382" calcext:value-type="float">
            <text:p>0.000011375</text:p>
          </table:table-cell>
          <table:table-cell table:formula="of:=SUM([.D1187:.F1187])" office:value-type="float" office:value="0.0000182537236809057" calcext:value-type="float">
            <text:p>1.82537236809057E-005</text:p>
          </table:table-cell>
          <table:table-cell table:number-columns-repeated="4"/>
        </table:table-row>
        <table:table-row table:style-name="ro1">
          <table:table-cell office:value-type="float" office:value="118.7" calcext:value-type="float">
            <text:p>118.7</text:p>
          </table:table-cell>
          <table:table-cell table:formula="of:=SQRT(2)*[.A1188]" office:value-type="float" office:value="167.867149853686" calcext:value-type="float">
            <text:p>167.8671498537</text:p>
          </table:table-cell>
          <table:table-cell table:formula="of:=SQRT(3)*[.A1188]" office:value-type="float" office:value="205.594430858426" calcext:value-type="float">
            <text:p>205.5944308584</text:p>
          </table:table-cell>
          <table:table-cell table:formula="of:=(1-ROUND([.B1188])/[.B1188])^2" office:value-type="float" office:value="0.00000062631475126676" calcext:value-type="float">
            <text:p>6.2631475126676E-007</text:p>
          </table:table-cell>
          <table:table-cell table:formula="of:=(1-ROUND([.C1188])/[.C1188])^2" office:value-type="float" office:value="0.0000038914111097615" calcext:value-type="float">
            <text:p>3.8914111097615E-006</text:p>
          </table:table-cell>
          <table:table-cell table:formula="of:=(1-ROUND([.A1188])/[.A1188])^2" office:value-type="float" office:value="0.00000638764940889346" calcext:value-type="float">
            <text:p>6.38764940889346E-006</text:p>
          </table:table-cell>
          <table:table-cell table:formula="of:=SUM([.D1188:.F1188])" office:value-type="float" office:value="0.0000109053752699217" calcext:value-type="float">
            <text:p>1.09053752699217E-005</text:p>
          </table:table-cell>
          <table:table-cell table:number-columns-repeated="4"/>
        </table:table-row>
        <table:table-row table:style-name="ro1">
          <table:table-cell office:value-type="float" office:value="118.8" calcext:value-type="float">
            <text:p>118.8</text:p>
          </table:table-cell>
          <table:table-cell table:formula="of:=SQRT(2)*[.A1189]" office:value-type="float" office:value="168.008571209924" calcext:value-type="float">
            <text:p>168.0085712099</text:p>
          </table:table-cell>
          <table:table-cell table:formula="of:=SQRT(3)*[.A1189]" office:value-type="float" office:value="205.767635939183" calcext:value-type="float">
            <text:p>205.7676359392</text:p>
          </table:table-cell>
          <table:table-cell table:formula="of:=(1-ROUND([.B1189])/[.B1189])^2" office:value-type="float" office:value="0.00000000260268366735159" calcext:value-type="float">
            <text:p>2.60268366735159E-009</text:p>
          </table:table-cell>
          <table:table-cell table:formula="of:=(1-ROUND([.C1189])/[.C1189])^2" office:value-type="float" office:value="0.00000127521607676923" calcext:value-type="float">
            <text:p>1.27521607676923E-006</text:p>
          </table:table-cell>
          <table:table-cell table:formula="of:=(1-ROUND([.A1189])/[.A1189])^2" office:value-type="float" office:value="0.00000283417791835316" calcext:value-type="float">
            <text:p>2.83417791835316E-006</text:p>
          </table:table-cell>
          <table:table-cell table:formula="of:=SUM([.D1189:.F1189])" office:value-type="float" office:value="0.00000411199667878975" calcext:value-type="float">
            <text:p>0.000004112</text:p>
          </table:table-cell>
          <table:table-cell table:number-columns-repeated="4"/>
        </table:table-row>
        <table:table-row table:style-name="ro1">
          <table:table-cell office:value-type="float" office:value="118.9" calcext:value-type="float">
            <text:p>118.9</text:p>
          </table:table-cell>
          <table:table-cell table:formula="of:=SQRT(2)*[.A1190]" office:value-type="float" office:value="168.149992566161" calcext:value-type="float">
            <text:p>168.1499925662</text:p>
          </table:table-cell>
          <table:table-cell table:formula="of:=SQRT(3)*[.A1190]" office:value-type="float" office:value="205.94084101994" calcext:value-type="float">
            <text:p>205.9408410199</text:p>
          </table:table-cell>
          <table:table-cell table:formula="of:=(1-ROUND([.B1190])/[.B1190])^2" office:value-type="float" office:value="0.000000795693418417327" calcext:value-type="float">
            <text:p>7.95693418417327E-007</text:p>
          </table:table-cell>
          <table:table-cell table:formula="of:=(1-ROUND([.C1190])/[.C1190])^2" office:value-type="float" office:value="0.0000000825194627463467" calcext:value-type="float">
            <text:p>8.25194627463467E-008</text:p>
          </table:table-cell>
          <table:table-cell table:formula="of:=(1-ROUND([.A1190])/[.A1190])^2" office:value-type="float" office:value="0.000000707353148181265" calcext:value-type="float">
            <text:p>7.07353148181265E-007</text:p>
          </table:table-cell>
          <table:table-cell table:formula="of:=SUM([.D1190:.F1190])" office:value-type="float" office:value="0.00000158556602934494" calcext:value-type="float">
            <text:p>1.58556602934494E-006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SQRT(2)*[.A1191]" office:value-type="float" office:value="168.291413922398" calcext:value-type="float">
            <text:p>168.2914139224</text:p>
          </table:table-cell>
          <table:table-cell table:formula="of:=SQRT(3)*[.A1191]" office:value-type="float" office:value="206.114046100696" calcext:value-type="float">
            <text:p>206.1140461007</text:p>
          </table:table-cell>
          <table:table-cell table:formula="of:=(1-ROUND([.B1191])/[.B1191])^2" office:value-type="float" office:value="0.00000299844905612541" calcext:value-type="float">
            <text:p>2.99844905612541E-006</text:p>
          </table:table-cell>
          <table:table-cell table:formula="of:=(1-ROUND([.C1191])/[.C1191])^2" office:value-type="float" office:value="0.000000306158065203675" calcext:value-type="float">
            <text:p>3.06158065203675E-007</text:p>
          </table:table-cell>
          <table:table-cell table:formula="of:=(1-ROUND([.A1191])/[.A1191])^2" office:value-type="float" office:value="0" calcext:value-type="float">
            <text:p>0</text:p>
          </table:table-cell>
          <table:table-cell table:formula="of:=SUM([.D1191:.F1191])" office:value-type="float" office:value="0.00000330460712132908" calcext:value-type="float">
            <text:p>3.30460712132908E-006</text:p>
          </table:table-cell>
          <table:table-cell table:number-columns-repeated="4"/>
        </table:table-row>
        <table:table-row table:style-name="ro1">
          <table:table-cell office:value-type="float" office:value="119.1" calcext:value-type="float">
            <text:p>119.1</text:p>
          </table:table-cell>
          <table:table-cell table:formula="of:=SQRT(2)*[.A1192]" office:value-type="float" office:value="168.432835278636" calcext:value-type="float">
            <text:p>168.4328352786</text:p>
          </table:table-cell>
          <table:table-cell table:formula="of:=SQRT(3)*[.A1192]" office:value-type="float" office:value="206.287251181453" calcext:value-type="float">
            <text:p>206.2872511815</text:p>
          </table:table-cell>
          <table:table-cell table:formula="of:=(1-ROUND([.B1192])/[.B1192])^2" office:value-type="float" office:value="0.00000660376763705598" calcext:value-type="float">
            <text:p>6.60376763705598E-006</text:p>
          </table:table-cell>
          <table:table-cell table:formula="of:=(1-ROUND([.C1192])/[.C1192])^2" office:value-type="float" office:value="0.00000193900473455495" calcext:value-type="float">
            <text:p>0.000001939</text:p>
          </table:table-cell>
          <table:table-cell table:formula="of:=(1-ROUND([.A1192])/[.A1192])^2" office:value-type="float" office:value="0.000000704979481572109" calcext:value-type="float">
            <text:p>0.000000705</text:p>
          </table:table-cell>
          <table:table-cell table:formula="of:=SUM([.D1192:.F1192])" office:value-type="float" office:value="0.00000924775185318303" calcext:value-type="float">
            <text:p>9.24775185318303E-006</text:p>
          </table:table-cell>
          <table:table-cell table:number-columns-repeated="4"/>
        </table:table-row>
        <table:table-row table:style-name="ro1">
          <table:table-cell office:value-type="float" office:value="119.2" calcext:value-type="float">
            <text:p>119.2</text:p>
          </table:table-cell>
          <table:table-cell table:formula="of:=SQRT(2)*[.A1193]" office:value-type="float" office:value="168.574256634873" calcext:value-type="float">
            <text:p>168.5742566349</text:p>
          </table:table-cell>
          <table:table-cell table:formula="of:=SQRT(3)*[.A1193]" office:value-type="float" office:value="206.46045626221" calcext:value-type="float">
            <text:p>206.4604562622</text:p>
          </table:table-cell>
          <table:table-cell table:formula="of:=(1-ROUND([.B1193])/[.B1193])^2" office:value-type="float" office:value="0.00000637842231732682" calcext:value-type="float">
            <text:p>6.37842231732682E-006</text:p>
          </table:table-cell>
          <table:table-cell table:formula="of:=(1-ROUND([.C1193])/[.C1193])^2" office:value-type="float" office:value="0.0000049739681726175" calcext:value-type="float">
            <text:p>0.000004974</text:p>
          </table:table-cell>
          <table:table-cell table:formula="of:=(1-ROUND([.A1193])/[.A1193])^2" office:value-type="float" office:value="0.00000281518850502238" calcext:value-type="float">
            <text:p>2.81518850502238E-006</text:p>
          </table:table-cell>
          <table:table-cell table:formula="of:=SUM([.D1193:.F1193])" office:value-type="float" office:value="0.0000141675789949667" calcext:value-type="float">
            <text:p>1.41675789949667E-005</text:p>
          </table:table-cell>
          <table:table-cell table:number-columns-repeated="4"/>
        </table:table-row>
        <table:table-row table:style-name="ro1">
          <table:table-cell office:value-type="float" office:value="119.3" calcext:value-type="float">
            <text:p>119.3</text:p>
          </table:table-cell>
          <table:table-cell table:formula="of:=SQRT(2)*[.A1194]" office:value-type="float" office:value="168.71567799111" calcext:value-type="float">
            <text:p>168.7156779911</text:p>
          </table:table-cell>
          <table:table-cell table:formula="of:=SQRT(3)*[.A1194]" office:value-type="float" office:value="206.633661342967" calcext:value-type="float">
            <text:p>206.633661343</text:p>
          </table:table-cell>
          <table:table-cell table:formula="of:=(1-ROUND([.B1194])/[.B1194])^2" office:value-type="float" office:value="0.00000283994595250398" calcext:value-type="float">
            <text:p>2.83994595250398E-006</text:p>
          </table:table-cell>
          <table:table-cell table:formula="of:=(1-ROUND([.C1194])/[.C1194])^2" office:value-type="float" office:value="0.00000314313732492129" calcext:value-type="float">
            <text:p>3.14313732492129E-006</text:p>
          </table:table-cell>
          <table:table-cell table:formula="of:=(1-ROUND([.A1194])/[.A1194])^2" office:value-type="float" office:value="0.00000632355968632309" calcext:value-type="float">
            <text:p>6.32355968632309E-006</text:p>
          </table:table-cell>
          <table:table-cell table:formula="of:=SUM([.D1194:.F1194])" office:value-type="float" office:value="0.0000123066429637484" calcext:value-type="float">
            <text:p>1.23066429637484E-005</text:p>
          </table:table-cell>
          <table:table-cell table:number-columns-repeated="4"/>
        </table:table-row>
        <table:table-row table:style-name="ro1">
          <table:table-cell office:value-type="float" office:value="119.4" calcext:value-type="float">
            <text:p>119.4</text:p>
          </table:table-cell>
          <table:table-cell table:formula="of:=SQRT(2)*[.A1195]" office:value-type="float" office:value="168.857099347348" calcext:value-type="float">
            <text:p>168.8570993473</text:p>
          </table:table-cell>
          <table:table-cell table:formula="of:=SQRT(3)*[.A1195]" office:value-type="float" office:value="206.806866423724" calcext:value-type="float">
            <text:p>206.8068664237</text:p>
          </table:table-cell>
          <table:table-cell table:formula="of:=(1-ROUND([.B1195])/[.B1195])^2" office:value-type="float" office:value="0.000000716192510868326" calcext:value-type="float">
            <text:p>7.16192510868326E-007</text:p>
          </table:table-cell>
          <table:table-cell table:formula="of:=(1-ROUND([.C1195])/[.C1195])^2" office:value-type="float" office:value="0.00000087213889766089" calcext:value-type="float">
            <text:p>8.7213889766089E-007</text:p>
          </table:table-cell>
          <table:table-cell table:formula="of:=(1-ROUND([.A1195])/[.A1195])^2" office:value-type="float" office:value="0.0000112230611460435" calcext:value-type="float">
            <text:p>1.12230611460435E-005</text:p>
          </table:table-cell>
          <table:table-cell table:formula="of:=SUM([.D1195:.F1195])" office:value-type="float" office:value="0.0000128113925545727" calcext:value-type="float">
            <text:p>1.28113925545727E-005</text:p>
          </table:table-cell>
          <table:table-cell table:number-columns-repeated="4"/>
        </table:table-row>
        <table:table-row table:style-name="ro1">
          <table:table-cell office:value-type="float" office:value="119.5" calcext:value-type="float">
            <text:p>119.5</text:p>
          </table:table-cell>
          <table:table-cell table:formula="of:=SQRT(2)*[.A1196]" office:value-type="float" office:value="168.998520703585" calcext:value-type="float">
            <text:p>168.9985207036</text:p>
          </table:table-cell>
          <table:table-cell table:formula="of:=SQRT(3)*[.A1196]" office:value-type="float" office:value="206.980071504481" calcext:value-type="float">
            <text:p>206.9800715045</text:p>
          </table:table-cell>
          <table:table-cell table:formula="of:=(1-ROUND([.B1196])/[.B1196])^2" office:value-type="float" office:value="0.0000000000766204332495691" calcext:value-type="float">
            <text:p>7.66204332495691E-011</text:p>
          </table:table-cell>
          <table:table-cell table:formula="of:=(1-ROUND([.C1196])/[.C1196])^2" office:value-type="float" office:value="0.00000000927026099348725" calcext:value-type="float">
            <text:p>9.27026099348725E-009</text:p>
          </table:table-cell>
          <table:table-cell table:formula="of:=(1-ROUND([.A1196])/[.A1196])^2" office:value-type="float" office:value="0.0000175066963113387" calcext:value-type="float">
            <text:p>1.75066963113387E-005</text:p>
          </table:table-cell>
          <table:table-cell table:formula="of:=SUM([.D1196:.F1196])" office:value-type="float" office:value="0.0000175160431927655" calcext:value-type="float">
            <text:p>0.000017516</text:p>
          </table:table-cell>
          <table:table-cell table:number-columns-repeated="4"/>
        </table:table-row>
        <table:table-row table:style-name="ro1">
          <table:table-cell office:value-type="float" office:value="119.6" calcext:value-type="float">
            <text:p>119.6</text:p>
          </table:table-cell>
          <table:table-cell table:formula="of:=SQRT(2)*[.A1197]" office:value-type="float" office:value="169.139942059822" calcext:value-type="float">
            <text:p>169.1399420598</text:p>
          </table:table-cell>
          <table:table-cell table:formula="of:=SQRT(3)*[.A1197]" office:value-type="float" office:value="207.153276585238" calcext:value-type="float">
            <text:p>207.1532765852</text:p>
          </table:table-cell>
          <table:table-cell table:formula="of:=(1-ROUND([.B1197])/[.B1197])^2" office:value-type="float" office:value="0.000000684548414841332" calcext:value-type="float">
            <text:p>6.84548414841332E-007</text:p>
          </table:table-cell>
          <table:table-cell table:formula="of:=(1-ROUND([.C1197])/[.C1197])^2" office:value-type="float" office:value="0.000000547479697797293" calcext:value-type="float">
            <text:p>5.47479697797293E-007</text:p>
          </table:table-cell>
          <table:table-cell table:formula="of:=(1-ROUND([.A1197])/[.A1197])^2" office:value-type="float" office:value="0.0000111855572085323" calcext:value-type="float">
            <text:p>1.11855572085323E-005</text:p>
          </table:table-cell>
          <table:table-cell table:formula="of:=SUM([.D1197:.F1197])" office:value-type="float" office:value="0.000012417585321171" calcext:value-type="float">
            <text:p>1.2417585321171E-005</text:p>
          </table:table-cell>
          <table:table-cell table:number-columns-repeated="4"/>
        </table:table-row>
        <table:table-row table:style-name="ro1">
          <table:table-cell office:value-type="float" office:value="119.7" calcext:value-type="float">
            <text:p>119.7</text:p>
          </table:table-cell>
          <table:table-cell table:formula="of:=SQRT(2)*[.A1198]" office:value-type="float" office:value="169.281363416059" calcext:value-type="float">
            <text:p>169.2813634161</text:p>
          </table:table-cell>
          <table:table-cell table:formula="of:=SQRT(3)*[.A1198]" office:value-type="float" office:value="207.326481665995" calcext:value-type="float">
            <text:p>207.326481666</text:p>
          </table:table-cell>
          <table:table-cell table:formula="of:=(1-ROUND([.B1198])/[.B1198])^2" office:value-type="float" office:value="0.00000276259333577149" calcext:value-type="float">
            <text:p>2.76259333577149E-006</text:p>
          </table:table-cell>
          <table:table-cell table:formula="of:=(1-ROUND([.C1198])/[.C1198])^2" office:value-type="float" office:value="0.00000247975080722804" calcext:value-type="float">
            <text:p>2.47975080722804E-006</text:p>
          </table:table-cell>
          <table:table-cell table:formula="of:=(1-ROUND([.A1198])/[.A1198])^2" office:value-type="float" office:value="0.0000062813675793491" calcext:value-type="float">
            <text:p>6.2813675793491E-006</text:p>
          </table:table-cell>
          <table:table-cell table:formula="of:=SUM([.D1198:.F1198])" office:value-type="float" office:value="0.0000115237117223486" calcext:value-type="float">
            <text:p>1.15237117223486E-005</text:p>
          </table:table-cell>
          <table:table-cell table:number-columns-repeated="4"/>
        </table:table-row>
        <table:table-row table:style-name="ro1">
          <table:table-cell office:value-type="float" office:value="119.8" calcext:value-type="float">
            <text:p>119.8</text:p>
          </table:table-cell>
          <table:table-cell table:formula="of:=SQRT(2)*[.A1199]" office:value-type="float" office:value="169.422784772297" calcext:value-type="float">
            <text:p>169.4227847723</text:p>
          </table:table-cell>
          <table:table-cell table:formula="of:=SQRT(3)*[.A1199]" office:value-type="float" office:value="207.499686746751" calcext:value-type="float">
            <text:p>207.4996867468</text:p>
          </table:table-cell>
          <table:table-cell table:formula="of:=(1-ROUND([.B1199])/[.B1199])^2" office:value-type="float" office:value="0.00000622723193657729" calcext:value-type="float">
            <text:p>6.22723193657729E-006</text:p>
          </table:table-cell>
          <table:table-cell table:formula="of:=(1-ROUND([.C1199])/[.C1199])^2" office:value-type="float" office:value="0.00000579910230831489" calcext:value-type="float">
            <text:p>5.79910230831489E-006</text:p>
          </table:table-cell>
          <table:table-cell table:formula="of:=(1-ROUND([.A1199])/[.A1199])^2" office:value-type="float" office:value="0.00000278706023673287" calcext:value-type="float">
            <text:p>2.78706023673287E-006</text:p>
          </table:table-cell>
          <table:table-cell table:formula="of:=SUM([.D1199:.F1199])" office:value-type="float" office:value="0.000014813394481625" calcext:value-type="float">
            <text:p>1.4813394481625E-005</text:p>
          </table:table-cell>
          <table:table-cell table:number-columns-repeated="4"/>
        </table:table-row>
        <table:table-row table:style-name="ro1">
          <table:table-cell office:value-type="float" office:value="119.9" calcext:value-type="float">
            <text:p>119.9</text:p>
          </table:table-cell>
          <table:table-cell table:formula="of:=SQRT(2)*[.A1200]" office:value-type="float" office:value="169.564206128534" calcext:value-type="float">
            <text:p>169.5642061285</text:p>
          </table:table-cell>
          <table:table-cell table:formula="of:=SQRT(3)*[.A1200]" office:value-type="float" office:value="207.672891827508" calcext:value-type="float">
            <text:p>207.6728918275</text:p>
          </table:table-cell>
          <table:table-cell table:formula="of:=(1-ROUND([.B1200])/[.B1200])^2" office:value-type="float" office:value="0.00000660532019688403" calcext:value-type="float">
            <text:p>6.60532019688403E-006</text:p>
          </table:table-cell>
          <table:table-cell table:formula="of:=(1-ROUND([.C1200])/[.C1200])^2" office:value-type="float" office:value="0.0000024809794583897" calcext:value-type="float">
            <text:p>0.000002481</text:p>
          </table:table-cell>
          <table:table-cell table:formula="of:=(1-ROUND([.A1200])/[.A1200])^2" office:value-type="float" office:value="0.000000695603300220256" calcext:value-type="float">
            <text:p>6.95603300220256E-007</text:p>
          </table:table-cell>
          <table:table-cell table:formula="of:=SUM([.D1200:.F1200])" office:value-type="float" office:value="0.00000978190295549399" calcext:value-type="float">
            <text:p>9.78190295549399E-00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SQRT(2)*[.A1201]" office:value-type="float" office:value="169.705627484771" calcext:value-type="float">
            <text:p>169.7056274848</text:p>
          </table:table-cell>
          <table:table-cell table:formula="of:=SQRT(3)*[.A1201]" office:value-type="float" office:value="207.846096908265" calcext:value-type="float">
            <text:p>207.8460969083</text:p>
          </table:table-cell>
          <table:table-cell table:formula="of:=(1-ROUND([.B1201])/[.B1201])^2" office:value-type="float" office:value="0.00000300886033756957" calcext:value-type="float">
            <text:p>3.00886033756957E-006</text:p>
          </table:table-cell>
          <table:table-cell table:formula="of:=(1-ROUND([.C1201])/[.C1201])^2" office:value-type="float" office:value="0.000000548290778831338" calcext:value-type="float">
            <text:p>5.48290778831338E-007</text:p>
          </table:table-cell>
          <table:table-cell table:formula="of:=(1-ROUND([.A1201])/[.A1201])^2" office:value-type="float" office:value="0" calcext:value-type="float">
            <text:p>0</text:p>
          </table:table-cell>
          <table:table-cell table:formula="of:=SUM([.D1201:.F1201])" office:value-type="float" office:value="0.00000355715111640091" calcext:value-type="float">
            <text:p>3.55715111640091E-006</text:p>
          </table:table-cell>
          <table:table-cell table:number-columns-repeated="4"/>
        </table:table-row>
        <table:table-row table:style-name="ro1">
          <table:table-cell office:value-type="float" office:value="120.1" calcext:value-type="float">
            <text:p>120.1</text:p>
          </table:table-cell>
          <table:table-cell table:formula="of:=SQRT(2)*[.A1202]" office:value-type="float" office:value="169.847048841009" calcext:value-type="float">
            <text:p>169.847048841</text:p>
          </table:table-cell>
          <table:table-cell table:formula="of:=SQRT(3)*[.A1202]" office:value-type="float" office:value="208.019301989022" calcext:value-type="float">
            <text:p>208.019301989</text:p>
          </table:table-cell>
          <table:table-cell table:formula="of:=(1-ROUND([.B1202])/[.B1202])^2" office:value-type="float" office:value="0.000000810941514765102" calcext:value-type="float">
            <text:p>8.10941514765102E-007</text:p>
          </table:table-cell>
          <table:table-cell table:formula="of:=(1-ROUND([.C1202])/[.C1202])^2" office:value-type="float" office:value="0.00000000860987525223358" calcext:value-type="float">
            <text:p>8.60987525223358E-009</text:p>
          </table:table-cell>
          <table:table-cell table:formula="of:=(1-ROUND([.A1202])/[.A1202])^2" office:value-type="float" office:value="0.00000069328848219031" calcext:value-type="float">
            <text:p>6.9328848219031E-007</text:p>
          </table:table-cell>
          <table:table-cell table:formula="of:=SUM([.D1202:.F1202])" office:value-type="float" office:value="0.00000151283987220765" calcext:value-type="float">
            <text:p>1.51283987220765E-006</text:p>
          </table:table-cell>
          <table:table-cell table:number-columns-repeated="4"/>
        </table:table-row>
        <table:table-row table:style-name="ro1">
          <table:table-cell office:value-type="float" office:value="120.2" calcext:value-type="float">
            <text:p>120.2</text:p>
          </table:table-cell>
          <table:table-cell table:formula="of:=SQRT(2)*[.A1203]" office:value-type="float" office:value="169.988470197246" calcext:value-type="float">
            <text:p>169.9884701972</text:p>
          </table:table-cell>
          <table:table-cell table:formula="of:=SQRT(3)*[.A1203]" office:value-type="float" office:value="208.192507069779" calcext:value-type="float">
            <text:p>208.1925070698</text:p>
          </table:table-cell>
          <table:table-cell table:formula="of:=(1-ROUND([.B1203])/[.B1203])^2" office:value-type="float" office:value="0.00000000460049776803317" calcext:value-type="float">
            <text:p>4.60049776803317E-009</text:p>
          </table:table-cell>
          <table:table-cell table:formula="of:=(1-ROUND([.C1203])/[.C1203])^2" office:value-type="float" office:value="0.000000854994216399271" calcext:value-type="float">
            <text:p>0.000000855</text:p>
          </table:table-cell>
          <table:table-cell table:formula="of:=(1-ROUND([.A1203])/[.A1203])^2" office:value-type="float" office:value="0.00000276854161533329" calcext:value-type="float">
            <text:p>2.76854161533329E-006</text:p>
          </table:table-cell>
          <table:table-cell table:formula="of:=SUM([.D1203:.F1203])" office:value-type="float" office:value="0.00000362813632950059" calcext:value-type="float">
            <text:p>3.62813632950059E-006</text:p>
          </table:table-cell>
          <table:table-cell table:number-columns-repeated="4"/>
        </table:table-row>
        <table:table-row table:style-name="ro1">
          <table:table-cell office:value-type="float" office:value="120.3" calcext:value-type="float">
            <text:p>120.3</text:p>
          </table:table-cell>
          <table:table-cell table:formula="of:=SQRT(2)*[.A1204]" office:value-type="float" office:value="170.129891553483" calcext:value-type="float">
            <text:p>170.1298915535</text:p>
          </table:table-cell>
          <table:table-cell table:formula="of:=SQRT(3)*[.A1204]" office:value-type="float" office:value="208.365712150536" calcext:value-type="float">
            <text:p>208.3657121505</text:p>
          </table:table-cell>
          <table:table-cell table:formula="of:=(1-ROUND([.B1204])/[.B1204])^2" office:value-type="float" office:value="0.000000582908745948727" calcext:value-type="float">
            <text:p>5.82908745948727E-007</text:p>
          </table:table-cell>
          <table:table-cell table:formula="of:=(1-ROUND([.C1204])/[.C1204])^2" office:value-type="float" office:value="0.00000308053586937815" calcext:value-type="float">
            <text:p>3.08053586937815E-006</text:p>
          </table:table-cell>
          <table:table-cell table:formula="of:=(1-ROUND([.A1204])/[.A1204])^2" office:value-type="float" office:value="0.00000621886679809183" calcext:value-type="float">
            <text:p>6.21886679809183E-006</text:p>
          </table:table-cell>
          <table:table-cell table:formula="of:=SUM([.D1204:.F1204])" office:value-type="float" office:value="0.00000988231141341871" calcext:value-type="float">
            <text:p>9.88231141341871E-006</text:p>
          </table:table-cell>
          <table:table-cell table:number-columns-repeated="4"/>
        </table:table-row>
        <table:table-row table:style-name="ro1">
          <table:table-cell office:value-type="float" office:value="120.4" calcext:value-type="float">
            <text:p>120.4</text:p>
          </table:table-cell>
          <table:table-cell table:formula="of:=SQRT(2)*[.A1205]" office:value-type="float" office:value="170.271312909721" calcext:value-type="float">
            <text:p>170.2713129097</text:p>
          </table:table-cell>
          <table:table-cell table:formula="of:=SQRT(3)*[.A1205]" office:value-type="float" office:value="208.538917231293" calcext:value-type="float">
            <text:p>208.5389172313</text:p>
          </table:table-cell>
          <table:table-cell table:formula="of:=(1-ROUND([.B1205])/[.B1205])^2" office:value-type="float" office:value="0.00000253897221681826" calcext:value-type="float">
            <text:p>0.000002539</text:p>
          </table:table-cell>
          <table:table-cell table:formula="of:=(1-ROUND([.C1205])/[.C1205])^2" office:value-type="float" office:value="0.00000488858933673221" calcext:value-type="float">
            <text:p>4.88858933673221E-006</text:p>
          </table:table-cell>
          <table:table-cell table:formula="of:=(1-ROUND([.A1205])/[.A1205])^2" office:value-type="float" office:value="0.0000110374057681484" calcext:value-type="float">
            <text:p>1.10374057681484E-005</text:p>
          </table:table-cell>
          <table:table-cell table:formula="of:=SUM([.D1205:.F1205])" office:value-type="float" office:value="0.0000184649673216989" calcext:value-type="float">
            <text:p>0.000018465</text:p>
          </table:table-cell>
          <table:table-cell table:number-columns-repeated="4"/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SQRT(2)*[.A1206]" office:value-type="float" office:value="170.412734265958" calcext:value-type="float">
            <text:p>170.412734266</text:p>
          </table:table-cell>
          <table:table-cell table:formula="of:=SQRT(3)*[.A1206]" office:value-type="float" office:value="208.71212231205" calcext:value-type="float">
            <text:p>208.7121223121</text:p>
          </table:table-cell>
          <table:table-cell table:formula="of:=(1-ROUND([.B1206])/[.B1206])^2" office:value-type="float" office:value="0.0000058659311752847" calcext:value-type="float">
            <text:p>5.8659311752847E-006</text:p>
          </table:table-cell>
          <table:table-cell table:formula="of:=(1-ROUND([.C1206])/[.C1206])^2" office:value-type="float" office:value="0.00000190248246918632" calcext:value-type="float">
            <text:p>1.90248246918632E-006</text:p>
          </table:table-cell>
          <table:table-cell table:formula="of:=(1-ROUND([.A1206])/[.A1206])^2" office:value-type="float" office:value="0.0000172173344122862" calcext:value-type="float">
            <text:p>1.72173344122862E-005</text:p>
          </table:table-cell>
          <table:table-cell table:formula="of:=SUM([.D1206:.F1206])" office:value-type="float" office:value="0.0000249857480567572" calcext:value-type="float">
            <text:p>2.49857480567572E-005</text:p>
          </table:table-cell>
          <table:table-cell table:number-columns-repeated="4"/>
        </table:table-row>
        <table:table-row table:style-name="ro1">
          <table:table-cell office:value-type="float" office:value="120.6" calcext:value-type="float">
            <text:p>120.6</text:p>
          </table:table-cell>
          <table:table-cell table:formula="of:=SQRT(2)*[.A1207]" office:value-type="float" office:value="170.554155622195" calcext:value-type="float">
            <text:p>170.5541556222</text:p>
          </table:table-cell>
          <table:table-cell table:formula="of:=SQRT(3)*[.A1207]" office:value-type="float" office:value="208.885327392807" calcext:value-type="float">
            <text:p>208.8853273928</text:p>
          </table:table-cell>
          <table:table-cell table:formula="of:=(1-ROUND([.B1207])/[.B1207])^2" office:value-type="float" office:value="0.00000683348078636993" calcext:value-type="float">
            <text:p>6.83348078636993E-006</text:p>
          </table:table-cell>
          <table:table-cell table:formula="of:=(1-ROUND([.C1207])/[.C1207])^2" office:value-type="float" office:value="0.000000301372418370099" calcext:value-type="float">
            <text:p>3.01372418370099E-007</text:p>
          </table:table-cell>
          <table:table-cell table:formula="of:=(1-ROUND([.A1207])/[.A1207])^2" office:value-type="float" office:value="0.0000110008278122928" calcext:value-type="float">
            <text:p>1.10008278122928E-005</text:p>
          </table:table-cell>
          <table:table-cell table:formula="of:=SUM([.D1207:.F1207])" office:value-type="float" office:value="0.0000181356810170328" calcext:value-type="float">
            <text:p>1.81356810170328E-005</text:p>
          </table:table-cell>
          <table:table-cell table:number-columns-repeated="4"/>
        </table:table-row>
        <table:table-row table:style-name="ro1">
          <table:table-cell office:value-type="float" office:value="120.7" calcext:value-type="float">
            <text:p>120.7</text:p>
          </table:table-cell>
          <table:table-cell table:formula="of:=SQRT(2)*[.A1208]" office:value-type="float" office:value="170.695576978433" calcext:value-type="float">
            <text:p>170.6955769784</text:p>
          </table:table-cell>
          <table:table-cell table:formula="of:=SQRT(3)*[.A1208]" office:value-type="float" office:value="209.058532473563" calcext:value-type="float">
            <text:p>209.0585324736</text:p>
          </table:table-cell>
          <table:table-cell table:formula="of:=(1-ROUND([.B1208])/[.B1208])^2" office:value-type="float" office:value="0.00000318061020943944" calcext:value-type="float">
            <text:p>3.18061020943944E-006</text:p>
          </table:table-cell>
          <table:table-cell table:formula="of:=(1-ROUND([.C1208])/[.C1208])^2" office:value-type="float" office:value="0.0000000783895119182628" calcext:value-type="float">
            <text:p>7.83895119182628E-008</text:p>
          </table:table-cell>
          <table:table-cell table:formula="of:=(1-ROUND([.A1208])/[.A1208])^2" office:value-type="float" office:value="0.00000617771642771422" calcext:value-type="float">
            <text:p>6.17771642771422E-006</text:p>
          </table:table-cell>
          <table:table-cell table:formula="of:=SUM([.D1208:.F1208])" office:value-type="float" office:value="0.00000943671614907192" calcext:value-type="float">
            <text:p>9.43671614907192E-006</text:p>
          </table:table-cell>
          <table:table-cell table:number-columns-repeated="4"/>
        </table:table-row>
        <table:table-row table:style-name="ro1">
          <table:table-cell office:value-type="float" office:value="120.8" calcext:value-type="float">
            <text:p>120.8</text:p>
          </table:table-cell>
          <table:table-cell table:formula="of:=SQRT(2)*[.A1209]" office:value-type="float" office:value="170.83699833467" calcext:value-type="float">
            <text:p>170.8369983347</text:p>
          </table:table-cell>
          <table:table-cell table:formula="of:=SQRT(3)*[.A1209]" office:value-type="float" office:value="209.23173755432" calcext:value-type="float">
            <text:p>209.2317375543</text:p>
          </table:table-cell>
          <table:table-cell table:formula="of:=(1-ROUND([.B1209])/[.B1209])^2" office:value-type="float" office:value="0.000000910374781410022" calcext:value-type="float">
            <text:p>9.10374781410022E-007</text:p>
          </table:table-cell>
          <table:table-cell table:formula="of:=(1-ROUND([.C1209])/[.C1209])^2" office:value-type="float" office:value="0.00000122669816387761" calcext:value-type="float">
            <text:p>1.22669816387761E-006</text:p>
          </table:table-cell>
          <table:table-cell table:formula="of:=(1-ROUND([.A1209])/[.A1209])^2" office:value-type="float" office:value="0.00000274110784614694" calcext:value-type="float">
            <text:p>2.74110784614694E-006</text:p>
          </table:table-cell>
          <table:table-cell table:formula="of:=SUM([.D1209:.F1209])" office:value-type="float" office:value="0.00000487818079143457" calcext:value-type="float">
            <text:p>4.87818079143457E-006</text:p>
          </table:table-cell>
          <table:table-cell table:number-columns-repeated="4"/>
        </table:table-row>
        <table:table-row table:style-name="ro1">
          <table:table-cell office:value-type="float" office:value="120.9" calcext:value-type="float">
            <text:p>120.9</text:p>
          </table:table-cell>
          <table:table-cell table:formula="of:=SQRT(2)*[.A1210]" office:value-type="float" office:value="170.978419690907" calcext:value-type="float">
            <text:p>170.9784196909</text:p>
          </table:table-cell>
          <table:table-cell table:formula="of:=SQRT(3)*[.A1210]" office:value-type="float" office:value="209.404942635077" calcext:value-type="float">
            <text:p>209.4049426351</text:p>
          </table:table-cell>
          <table:table-cell table:formula="of:=(1-ROUND([.B1210])/[.B1210])^2" office:value-type="float" office:value="0.0000000159306216794301" calcext:value-type="float">
            <text:p>1.59306216794301E-008</text:p>
          </table:table-cell>
          <table:table-cell table:formula="of:=(1-ROUND([.C1210])/[.C1210])^2" office:value-type="float" office:value="0.00000373949668688133" calcext:value-type="float">
            <text:p>3.73949668688133E-006</text:p>
          </table:table-cell>
          <table:table-cell table:formula="of:=(1-ROUND([.A1210])/[.A1210])^2" office:value-type="float" office:value="0.000000684143804290916" calcext:value-type="float">
            <text:p>6.84143804290916E-007</text:p>
          </table:table-cell>
          <table:table-cell table:formula="of:=SUM([.D1210:.F1210])" office:value-type="float" office:value="0.00000443957111285168" calcext:value-type="float">
            <text:p>4.43957111285168E-00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SQRT(2)*[.A1211]" office:value-type="float" office:value="171.119841047145" calcext:value-type="float">
            <text:p>171.1198410471</text:p>
          </table:table-cell>
          <table:table-cell table:formula="of:=SQRT(3)*[.A1211]" office:value-type="float" office:value="209.578147715834" calcext:value-type="float">
            <text:p>209.5781477158</text:p>
          </table:table-cell>
          <table:table-cell table:formula="of:=(1-ROUND([.B1211])/[.B1211])^2" office:value-type="float" office:value="0.000000490467747445279" calcext:value-type="float">
            <text:p>4.90467747445279E-007</text:p>
          </table:table-cell>
          <table:table-cell table:formula="of:=(1-ROUND([.C1211])/[.C1211])^2" office:value-type="float" office:value="0.00000405162101076775" calcext:value-type="float">
            <text:p>4.05162101076775E-006</text:p>
          </table:table-cell>
          <table:table-cell table:formula="of:=(1-ROUND([.A1211])/[.A1211])^2" office:value-type="float" office:value="0" calcext:value-type="float">
            <text:p>0</text:p>
          </table:table-cell>
          <table:table-cell table:formula="of:=SUM([.D1211:.F1211])" office:value-type="float" office:value="0.00000454208875821303" calcext:value-type="float">
            <text:p>4.54208875821303E-006</text:p>
          </table:table-cell>
          <table:table-cell table:number-columns-repeated="4"/>
        </table:table-row>
        <table:table-row table:style-name="ro1">
          <table:table-cell office:value-type="float" office:value="121.1" calcext:value-type="float">
            <text:p>121.1</text:p>
          </table:table-cell>
          <table:table-cell table:formula="of:=SQRT(2)*[.A1212]" office:value-type="float" office:value="171.261262403382" calcext:value-type="float">
            <text:p>171.2612624034</text:p>
          </table:table-cell>
          <table:table-cell table:formula="of:=SQRT(3)*[.A1212]" office:value-type="float" office:value="209.751352796591" calcext:value-type="float">
            <text:p>209.7513527966</text:p>
          </table:table-cell>
          <table:table-cell table:formula="of:=(1-ROUND([.B1212])/[.B1212])^2" office:value-type="float" office:value="0.00000232720988723775" calcext:value-type="float">
            <text:p>2.32720988723775E-006</text:p>
          </table:table-cell>
          <table:table-cell table:formula="of:=(1-ROUND([.C1212])/[.C1212])^2" office:value-type="float" office:value="0.0000014052630173292" calcext:value-type="float">
            <text:p>1.4052630173292E-006</text:p>
          </table:table-cell>
          <table:table-cell table:formula="of:=(1-ROUND([.A1212])/[.A1212])^2" office:value-type="float" office:value="0.000000681885905486377" calcext:value-type="float">
            <text:p>6.81885905486377E-007</text:p>
          </table:table-cell>
          <table:table-cell table:formula="of:=SUM([.D1212:.F1212])" office:value-type="float" office:value="0.00000441435881005332" calcext:value-type="float">
            <text:p>4.41435881005332E-006</text:p>
          </table:table-cell>
          <table:table-cell table:number-columns-repeated="4"/>
        </table:table-row>
        <table:table-row table:style-name="ro1">
          <table:table-cell office:value-type="float" office:value="121.2" calcext:value-type="float">
            <text:p>121.2</text:p>
          </table:table-cell>
          <table:table-cell table:formula="of:=SQRT(2)*[.A1213]" office:value-type="float" office:value="171.402683759619" calcext:value-type="float">
            <text:p>171.4026837596</text:p>
          </table:table-cell>
          <table:table-cell table:formula="of:=SQRT(3)*[.A1213]" office:value-type="float" office:value="209.924557877348" calcext:value-type="float">
            <text:p>209.9245578773</text:p>
          </table:table-cell>
          <table:table-cell table:formula="of:=(1-ROUND([.B1213])/[.B1213])^2" office:value-type="float" office:value="0.00000551941429560912" calcext:value-type="float">
            <text:p>5.51941429560912E-006</text:p>
          </table:table-cell>
          <table:table-cell table:formula="of:=(1-ROUND([.C1213])/[.C1213])^2" office:value-type="float" office:value="0.000000129152050049833" calcext:value-type="float">
            <text:p>1.29152050049833E-007</text:p>
          </table:table-cell>
          <table:table-cell table:formula="of:=(1-ROUND([.A1213])/[.A1213])^2" office:value-type="float" office:value="0.00000272304458168614" calcext:value-type="float">
            <text:p>0.000002723</text:p>
          </table:table-cell>
          <table:table-cell table:formula="of:=SUM([.D1213:.F1213])" office:value-type="float" office:value="0.0000083716109273451" calcext:value-type="float">
            <text:p>8.3716109273451E-006</text:p>
          </table:table-cell>
          <table:table-cell table:number-columns-repeated="4"/>
        </table:table-row>
        <table:table-row table:style-name="ro1">
          <table:table-cell office:value-type="float" office:value="121.3" calcext:value-type="float">
            <text:p>121.3</text:p>
          </table:table-cell>
          <table:table-cell table:formula="of:=SQRT(2)*[.A1214]" office:value-type="float" office:value="171.544105115856" calcext:value-type="float">
            <text:p>171.5441051159</text:p>
          </table:table-cell>
          <table:table-cell table:formula="of:=SQRT(3)*[.A1214]" office:value-type="float" office:value="210.097762958105" calcext:value-type="float">
            <text:p>210.0977629581</text:p>
          </table:table-cell>
          <table:table-cell table:formula="of:=(1-ROUND([.B1214])/[.B1214])^2" office:value-type="float" office:value="0.00000706281515338007" calcext:value-type="float">
            <text:p>7.06281515338007E-006</text:p>
          </table:table-cell>
          <table:table-cell table:formula="of:=(1-ROUND([.C1214])/[.C1214])^2" office:value-type="float" office:value="0.000000216523885293169" calcext:value-type="float">
            <text:p>2.16523885293169E-007</text:p>
          </table:table-cell>
          <table:table-cell table:formula="of:=(1-ROUND([.A1214])/[.A1214])^2" office:value-type="float" office:value="0.00000611675249376567" calcext:value-type="float">
            <text:p>6.11675249376567E-006</text:p>
          </table:table-cell>
          <table:table-cell table:formula="of:=SUM([.D1214:.F1214])" office:value-type="float" office:value="0.0000133960915324389" calcext:value-type="float">
            <text:p>1.33960915324389E-005</text:p>
          </table:table-cell>
          <table:table-cell table:number-columns-repeated="4"/>
        </table:table-row>
        <table:table-row table:style-name="ro1">
          <table:table-cell office:value-type="float" office:value="121.4" calcext:value-type="float">
            <text:p>121.4</text:p>
          </table:table-cell>
          <table:table-cell table:formula="of:=SQRT(2)*[.A1215]" office:value-type="float" office:value="171.685526472094" calcext:value-type="float">
            <text:p>171.6855264721</text:p>
          </table:table-cell>
          <table:table-cell table:formula="of:=SQRT(3)*[.A1215]" office:value-type="float" office:value="210.270968038862" calcext:value-type="float">
            <text:p>210.2709680389</text:p>
          </table:table-cell>
          <table:table-cell table:formula="of:=(1-ROUND([.B1215])/[.B1215])^2" office:value-type="float" office:value="0.00000335506405750164" calcext:value-type="float">
            <text:p>3.35506405750164E-006</text:p>
          </table:table-cell>
          <table:table-cell table:formula="of:=(1-ROUND([.C1215])/[.C1215])^2" office:value-type="float" office:value="0.00000166064769897045" calcext:value-type="float">
            <text:p>1.66064769897045E-006</text:p>
          </table:table-cell>
          <table:table-cell table:formula="of:=(1-ROUND([.A1215])/[.A1215])^2" office:value-type="float" office:value="0.0000108563193277771" calcext:value-type="float">
            <text:p>1.08563193277771E-005</text:p>
          </table:table-cell>
          <table:table-cell table:formula="of:=SUM([.D1215:.F1215])" office:value-type="float" office:value="0.0000158720310842492" calcext:value-type="float">
            <text:p>0.000015872</text:p>
          </table:table-cell>
          <table:table-cell table:number-columns-repeated="4"/>
        </table:table-row>
        <table:table-row table:style-name="ro1">
          <table:table-cell office:value-type="float" office:value="121.5" calcext:value-type="float">
            <text:p>121.5</text:p>
          </table:table-cell>
          <table:table-cell table:formula="of:=SQRT(2)*[.A1216]" office:value-type="float" office:value="171.826947828331" calcext:value-type="float">
            <text:p>171.8269478283</text:p>
          </table:table-cell>
          <table:table-cell table:formula="of:=SQRT(3)*[.A1216]" office:value-type="float" office:value="210.444173119619" calcext:value-type="float">
            <text:p>210.4441731196</text:p>
          </table:table-cell>
          <table:table-cell table:formula="of:=(1-ROUND([.B1216])/[.B1216])^2" office:value-type="float" office:value="0.0000010143119822294" calcext:value-type="float">
            <text:p>1.0143119822294E-006</text:p>
          </table:table-cell>
          <table:table-cell table:formula="of:=(1-ROUND([.C1216])/[.C1216])^2" office:value-type="float" office:value="0.00000445482588340045" calcext:value-type="float">
            <text:p>4.45482588340045E-006</text:p>
          </table:table-cell>
          <table:table-cell table:formula="of:=(1-ROUND([.A1216])/[.A1216])^2" office:value-type="float" office:value="0.000016935087808431" calcext:value-type="float">
            <text:p>1.6935087808431E-005</text:p>
          </table:table-cell>
          <table:table-cell table:formula="of:=SUM([.D1216:.F1216])" office:value-type="float" office:value="0.0000224042256740609" calcext:value-type="float">
            <text:p>2.24042256740609E-005</text:p>
          </table:table-cell>
          <table:table-cell table:number-columns-repeated="4"/>
        </table:table-row>
        <table:table-row table:style-name="ro1">
          <table:table-cell office:value-type="float" office:value="121.6" calcext:value-type="float">
            <text:p>121.6</text:p>
          </table:table-cell>
          <table:table-cell table:formula="of:=SQRT(2)*[.A1217]" office:value-type="float" office:value="171.968369184568" calcext:value-type="float">
            <text:p>171.9683691846</text:p>
          </table:table-cell>
          <table:table-cell table:formula="of:=SQRT(3)*[.A1217]" office:value-type="float" office:value="210.617378200375" calcext:value-type="float">
            <text:p>210.6173782004</text:p>
          </table:table-cell>
          <table:table-cell table:formula="of:=(1-ROUND([.B1217])/[.B1217])^2" office:value-type="float" office:value="0.0000000338316851543056" calcext:value-type="float">
            <text:p>3.38316851543056E-008</text:p>
          </table:table-cell>
          <table:table-cell table:formula="of:=(1-ROUND([.C1217])/[.C1217])^2" office:value-type="float" office:value="0.00000330028173214791" calcext:value-type="float">
            <text:p>3.30028173214791E-006</text:p>
          </table:table-cell>
          <table:table-cell table:formula="of:=(1-ROUND([.A1217])/[.A1217])^2" office:value-type="float" office:value="0.0000108206371191142" calcext:value-type="float">
            <text:p>1.08206371191142E-005</text:p>
          </table:table-cell>
          <table:table-cell table:formula="of:=SUM([.D1217:.F1217])" office:value-type="float" office:value="0.0000141547505364164" calcext:value-type="float">
            <text:p>1.41547505364164E-005</text:p>
          </table:table-cell>
          <table:table-cell table:number-columns-repeated="4"/>
        </table:table-row>
        <table:table-row table:style-name="ro1">
          <table:table-cell office:value-type="float" office:value="121.7" calcext:value-type="float">
            <text:p>121.7</text:p>
          </table:table-cell>
          <table:table-cell table:formula="of:=SQRT(2)*[.A1218]" office:value-type="float" office:value="172.109790540806" calcext:value-type="float">
            <text:p>172.1097905408</text:p>
          </table:table-cell>
          <table:table-cell table:formula="of:=SQRT(3)*[.A1218]" office:value-type="float" office:value="210.790583281132" calcext:value-type="float">
            <text:p>210.7905832811</text:p>
          </table:table-cell>
          <table:table-cell table:formula="of:=(1-ROUND([.B1218])/[.B1218])^2" office:value-type="float" office:value="0.000000406929051880176" calcext:value-type="float">
            <text:p>4.06929051880176E-007</text:p>
          </table:table-cell>
          <table:table-cell table:formula="of:=(1-ROUND([.C1218])/[.C1218])^2" office:value-type="float" office:value="0.000000987007131042957" calcext:value-type="float">
            <text:p>0.000000987</text:p>
          </table:table-cell>
          <table:table-cell table:formula="of:=(1-ROUND([.A1218])/[.A1218])^2" office:value-type="float" office:value="0.00000607660984586369" calcext:value-type="float">
            <text:p>6.07660984586369E-006</text:p>
          </table:table-cell>
          <table:table-cell table:formula="of:=SUM([.D1218:.F1218])" office:value-type="float" office:value="0.00000747054602878682" calcext:value-type="float">
            <text:p>7.47054602878682E-006</text:p>
          </table:table-cell>
          <table:table-cell table:number-columns-repeated="4"/>
        </table:table-row>
        <table:table-row table:style-name="ro1">
          <table:table-cell office:value-type="float" office:value="121.8" calcext:value-type="float">
            <text:p>121.8</text:p>
          </table:table-cell>
          <table:table-cell table:formula="of:=SQRT(2)*[.A1219]" office:value-type="float" office:value="172.251211897043" calcext:value-type="float">
            <text:p>172.251211897</text:p>
          </table:table-cell>
          <table:table-cell table:formula="of:=SQRT(3)*[.A1219]" office:value-type="float" office:value="210.963788361889" calcext:value-type="float">
            <text:p>210.9637883619</text:p>
          </table:table-cell>
          <table:table-cell table:formula="of:=(1-ROUND([.B1219])/[.B1219])^2" office:value-type="float" office:value="0.0000021269429148414" calcext:value-type="float">
            <text:p>2.1269429148414E-006</text:p>
          </table:table-cell>
          <table:table-cell table:formula="of:=(1-ROUND([.C1219])/[.C1219])^2" office:value-type="float" office:value="0.0000000294632405602041" calcext:value-type="float">
            <text:p>2.94632405602041E-008</text:p>
          </table:table-cell>
          <table:table-cell table:formula="of:=(1-ROUND([.A1219])/[.A1219])^2" office:value-type="float" office:value="0.0000026962826351313" calcext:value-type="float">
            <text:p>2.6962826351313E-006</text:p>
          </table:table-cell>
          <table:table-cell table:formula="of:=SUM([.D1219:.F1219])" office:value-type="float" office:value="0.0000048526887905329" calcext:value-type="float">
            <text:p>4.8526887905329E-006</text:p>
          </table:table-cell>
          <table:table-cell table:number-columns-repeated="4"/>
        </table:table-row>
        <table:table-row table:style-name="ro1">
          <table:table-cell office:value-type="float" office:value="121.9" calcext:value-type="float">
            <text:p>121.9</text:p>
          </table:table-cell>
          <table:table-cell table:formula="of:=SQRT(2)*[.A1220]" office:value-type="float" office:value="172.39263325328" calcext:value-type="float">
            <text:p>172.3926332533</text:p>
          </table:table-cell>
          <table:table-cell table:formula="of:=SQRT(3)*[.A1220]" office:value-type="float" office:value="211.136993442646" calcext:value-type="float">
            <text:p>211.1369934426</text:p>
          </table:table-cell>
          <table:table-cell table:formula="of:=(1-ROUND([.B1220])/[.B1220])^2" office:value-type="float" office:value="0.00000518724487323295" calcext:value-type="float">
            <text:p>5.18724487323295E-006</text:p>
          </table:table-cell>
          <table:table-cell table:formula="of:=(1-ROUND([.C1220])/[.C1220])^2" office:value-type="float" office:value="0.000000420989140541426" calcext:value-type="float">
            <text:p>0.000000421</text:p>
          </table:table-cell>
          <table:table-cell table:formula="of:=(1-ROUND([.A1220])/[.A1220])^2" office:value-type="float" office:value="0.000000672965172033499" calcext:value-type="float">
            <text:p>0.000000673</text:p>
          </table:table-cell>
          <table:table-cell table:formula="of:=SUM([.D1220:.F1220])" office:value-type="float" office:value="0.00000628119918580787" calcext:value-type="float">
            <text:p>6.28119918580787E-006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SQRT(2)*[.A1221]" office:value-type="float" office:value="172.534054609518" calcext:value-type="float">
            <text:p>172.5340546095</text:p>
          </table:table-cell>
          <table:table-cell table:formula="of:=SQRT(3)*[.A1221]" office:value-type="float" office:value="211.310198523403" calcext:value-type="float">
            <text:p>211.3101985234</text:p>
          </table:table-cell>
          <table:table-cell table:formula="of:=(1-ROUND([.B1221])/[.B1221])^2" office:value-type="float" office:value="0.00000729323793710707" calcext:value-type="float">
            <text:p>7.29323793710707E-006</text:p>
          </table:table-cell>
          <table:table-cell table:formula="of:=(1-ROUND([.C1221])/[.C1221])^2" office:value-type="float" office:value="0.00000215495664071958" calcext:value-type="float">
            <text:p>0.000002155</text:p>
          </table:table-cell>
          <table:table-cell table:formula="of:=(1-ROUND([.A1221])/[.A1221])^2" office:value-type="float" office:value="0" calcext:value-type="float">
            <text:p>0</text:p>
          </table:table-cell>
          <table:table-cell table:formula="of:=SUM([.D1221:.F1221])" office:value-type="float" office:value="0.00000944819457782666" calcext:value-type="float">
            <text:p>9.44819457782666E-006</text:p>
          </table:table-cell>
          <table:table-cell table:number-columns-repeated="4"/>
        </table:table-row>
        <table:table-row table:style-name="ro1">
          <table:table-cell office:value-type="float" office:value="122.1" calcext:value-type="float">
            <text:p>122.1</text:p>
          </table:table-cell>
          <table:table-cell table:formula="of:=SQRT(2)*[.A1222]" office:value-type="float" office:value="172.675475965755" calcext:value-type="float">
            <text:p>172.6754759658</text:p>
          </table:table-cell>
          <table:table-cell table:formula="of:=SQRT(3)*[.A1222]" office:value-type="float" office:value="211.48340360416" calcext:value-type="float">
            <text:p>211.4834036042</text:p>
          </table:table-cell>
          <table:table-cell table:formula="of:=(1-ROUND([.B1222])/[.B1222])^2" office:value-type="float" office:value="0.00000353209526712446" calcext:value-type="float">
            <text:p>3.53209526712446E-006</text:p>
          </table:table-cell>
          <table:table-cell table:formula="of:=(1-ROUND([.C1222])/[.C1222])^2" office:value-type="float" office:value="0.0000052247701021272" calcext:value-type="float">
            <text:p>5.2247701021272E-006</text:p>
          </table:table-cell>
          <table:table-cell table:formula="of:=(1-ROUND([.A1222])/[.A1222])^2" office:value-type="float" office:value="0.000000670762341523932" calcext:value-type="float">
            <text:p>6.70762341523932E-007</text:p>
          </table:table-cell>
          <table:table-cell table:formula="of:=SUM([.D1222:.F1222])" office:value-type="float" office:value="0.00000942762771077559" calcext:value-type="float">
            <text:p>9.42762771077559E-006</text:p>
          </table:table-cell>
          <table:table-cell table:number-columns-repeated="4"/>
        </table:table-row>
        <table:table-row table:style-name="ro1">
          <table:table-cell office:value-type="float" office:value="122.2" calcext:value-type="float">
            <text:p>122.2</text:p>
          </table:table-cell>
          <table:table-cell table:formula="of:=SQRT(2)*[.A1223]" office:value-type="float" office:value="172.816897321992" calcext:value-type="float">
            <text:p>172.816897322</text:p>
          </table:table-cell>
          <table:table-cell table:formula="of:=SQRT(3)*[.A1223]" office:value-type="float" office:value="211.656608684917" calcext:value-type="float">
            <text:p>211.6566086849</text:p>
          </table:table-cell>
          <table:table-cell table:formula="of:=(1-ROUND([.B1223])/[.B1223])^2" office:value-type="float" office:value="0.00000112257918432199" calcext:value-type="float">
            <text:p>1.12257918432199E-006</text:p>
          </table:table-cell>
          <table:table-cell table:formula="of:=(1-ROUND([.C1223])/[.C1223])^2" office:value-type="float" office:value="0.00000263217613605511" calcext:value-type="float">
            <text:p>2.63217613605511E-006</text:p>
          </table:table-cell>
          <table:table-cell table:formula="of:=(1-ROUND([.A1223])/[.A1223])^2" office:value-type="float" office:value="0.00000267865992001511" calcext:value-type="float">
            <text:p>2.67865992001511E-006</text:p>
          </table:table-cell>
          <table:table-cell table:formula="of:=SUM([.D1223:.F1223])" office:value-type="float" office:value="0.00000643341524039221" calcext:value-type="float">
            <text:p>6.43341524039221E-006</text:p>
          </table:table-cell>
          <table:table-cell table:number-columns-repeated="4"/>
        </table:table-row>
        <table:table-row table:style-name="ro1">
          <table:table-cell office:value-type="float" office:value="122.3" calcext:value-type="float">
            <text:p>122.3</text:p>
          </table:table-cell>
          <table:table-cell table:formula="of:=SQRT(2)*[.A1224]" office:value-type="float" office:value="172.95831867823" calcext:value-type="float">
            <text:p>172.9583186782</text:p>
          </table:table-cell>
          <table:table-cell table:formula="of:=SQRT(3)*[.A1224]" office:value-type="float" office:value="211.829813765674" calcext:value-type="float">
            <text:p>211.8298137657</text:p>
          </table:table-cell>
          <table:table-cell table:formula="of:=(1-ROUND([.B1224])/[.B1224])^2" office:value-type="float" office:value="0.0000000580764491606693" calcext:value-type="float">
            <text:p>5.80764491606693E-008</text:p>
          </table:table-cell>
          <table:table-cell table:formula="of:=(1-ROUND([.C1224])/[.C1224])^2" office:value-type="float" office:value="0.000000645467959195496" calcext:value-type="float">
            <text:p>6.45467959195496E-007</text:p>
          </table:table-cell>
          <table:table-cell table:formula="of:=(1-ROUND([.A1224])/[.A1224])^2" office:value-type="float" office:value="0.00000601713278274304" calcext:value-type="float">
            <text:p>6.01713278274304E-006</text:p>
          </table:table-cell>
          <table:table-cell table:formula="of:=SUM([.D1224:.F1224])" office:value-type="float" office:value="0.0000067206771910992" calcext:value-type="float">
            <text:p>6.7206771910992E-006</text:p>
          </table:table-cell>
          <table:table-cell table:number-columns-repeated="4"/>
        </table:table-row>
        <table:table-row table:style-name="ro1">
          <table:table-cell office:value-type="float" office:value="122.4" calcext:value-type="float">
            <text:p>122.4</text:p>
          </table:table-cell>
          <table:table-cell table:formula="of:=SQRT(2)*[.A1225]" office:value-type="float" office:value="173.099740034467" calcext:value-type="float">
            <text:p>173.0997400345</text:p>
          </table:table-cell>
          <table:table-cell table:formula="of:=SQRT(3)*[.A1225]" office:value-type="float" office:value="212.003018846431" calcext:value-type="float">
            <text:p>212.0030188464</text:p>
          </table:table-cell>
          <table:table-cell table:formula="of:=(1-ROUND([.B1225])/[.B1225])^2" office:value-type="float" office:value="0.00000033200620205668" calcext:value-type="float">
            <text:p>0.000000332</text:p>
          </table:table-cell>
          <table:table-cell table:formula="of:=(1-ROUND([.C1225])/[.C1225])^2" office:value-type="float" office:value="0.000000000202767315534882" calcext:value-type="float">
            <text:p>2.02767315534882E-010</text:p>
          </table:table-cell>
          <table:table-cell table:formula="of:=(1-ROUND([.A1225])/[.A1225])^2" office:value-type="float" office:value="0.0000106796531248672" calcext:value-type="float">
            <text:p>1.06796531248672E-005</text:p>
          </table:table-cell>
          <table:table-cell table:formula="of:=SUM([.D1225:.F1225])" office:value-type="float" office:value="0.0000110118620942394" calcext:value-type="float">
            <text:p>1.10118620942394E-005</text:p>
          </table:table-cell>
          <table:table-cell table:number-columns-repeated="4"/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SQRT(2)*[.A1226]" office:value-type="float" office:value="173.241161390704" calcext:value-type="float">
            <text:p>173.2411613907</text:p>
          </table:table-cell>
          <table:table-cell table:formula="of:=SQRT(3)*[.A1226]" office:value-type="float" office:value="212.176223927187" calcext:value-type="float">
            <text:p>212.1762239272</text:p>
          </table:table-cell>
          <table:table-cell table:formula="of:=(1-ROUND([.B1226])/[.B1226])^2" office:value-type="float" office:value="0.00000193781978730075" calcext:value-type="float">
            <text:p>1.93781978730075E-006</text:p>
          </table:table-cell>
          <table:table-cell table:formula="of:=(1-ROUND([.C1226])/[.C1226])^2" office:value-type="float" office:value="0.000000689820852719614" calcext:value-type="float">
            <text:p>6.89820852719614E-007</text:p>
          </table:table-cell>
          <table:table-cell table:formula="of:=(1-ROUND([.A1226])/[.A1226])^2" office:value-type="float" office:value="0.000016659725114536" calcext:value-type="float">
            <text:p>1.6659725114536E-005</text:p>
          </table:table-cell>
          <table:table-cell table:formula="of:=SUM([.D1226:.F1226])" office:value-type="float" office:value="0.0000192873657545564" calcext:value-type="float">
            <text:p>1.92873657545564E-005</text:p>
          </table:table-cell>
          <table:table-cell table:number-columns-repeated="4"/>
        </table:table-row>
        <table:table-row table:style-name="ro1">
          <table:table-cell office:value-type="float" office:value="122.6" calcext:value-type="float">
            <text:p>122.6</text:p>
          </table:table-cell>
          <table:table-cell table:formula="of:=SQRT(2)*[.A1227]" office:value-type="float" office:value="173.382582746941" calcext:value-type="float">
            <text:p>173.3825827469</text:p>
          </table:table-cell>
          <table:table-cell table:formula="of:=SQRT(3)*[.A1227]" office:value-type="float" office:value="212.349429007944" calcext:value-type="float">
            <text:p>212.3494290079</text:p>
          </table:table-cell>
          <table:table-cell table:formula="of:=(1-ROUND([.B1227])/[.B1227])^2" office:value-type="float" office:value="0.00000486900057805738" calcext:value-type="float">
            <text:p>0.000004869</text:p>
          </table:table-cell>
          <table:table-cell table:formula="of:=(1-ROUND([.C1227])/[.C1227])^2" office:value-type="float" office:value="0.00000270779458463778" calcext:value-type="float">
            <text:p>2.70779458463778E-006</text:p>
          </table:table-cell>
          <table:table-cell table:formula="of:=(1-ROUND([.A1227])/[.A1227])^2" office:value-type="float" office:value="0.00001064483765292" calcext:value-type="float">
            <text:p>1.064483765292E-005</text:p>
          </table:table-cell>
          <table:table-cell table:formula="of:=SUM([.D1227:.F1227])" office:value-type="float" office:value="0.0000182216328156151" calcext:value-type="float">
            <text:p>1.82216328156151E-005</text:p>
          </table:table-cell>
          <table:table-cell table:number-columns-repeated="4"/>
        </table:table-row>
        <table:table-row table:style-name="ro1">
          <table:table-cell office:value-type="float" office:value="122.7" calcext:value-type="float">
            <text:p>122.7</text:p>
          </table:table-cell>
          <table:table-cell table:formula="of:=SQRT(2)*[.A1228]" office:value-type="float" office:value="173.524004103179" calcext:value-type="float">
            <text:p>173.5240041032</text:p>
          </table:table-cell>
          <table:table-cell table:formula="of:=SQRT(3)*[.A1228]" office:value-type="float" office:value="212.522634088701" calcext:value-type="float">
            <text:p>212.5226340887</text:p>
          </table:table-cell>
          <table:table-cell table:formula="of:=(1-ROUND([.B1228])/[.B1228])^2" office:value-type="float" office:value="0.00000752466720304368" calcext:value-type="float">
            <text:p>7.52466720304368E-006</text:p>
          </table:table-cell>
          <table:table-cell table:formula="of:=(1-ROUND([.C1228])/[.C1228])^2" office:value-type="float" office:value="0.00000504536308655438" calcext:value-type="float">
            <text:p>5.04536308655438E-006</text:p>
          </table:table-cell>
          <table:table-cell table:formula="of:=(1-ROUND([.A1228])/[.A1228])^2" office:value-type="float" office:value="0.00000597796522019868" calcext:value-type="float">
            <text:p>0.000005978</text:p>
          </table:table-cell>
          <table:table-cell table:formula="of:=SUM([.D1228:.F1228])" office:value-type="float" office:value="0.0000185479955097967" calcext:value-type="float">
            <text:p>0.000018548</text:p>
          </table:table-cell>
          <table:table-cell table:number-columns-repeated="4"/>
        </table:table-row>
        <table:table-row table:style-name="ro1">
          <table:table-cell office:value-type="float" office:value="122.8" calcext:value-type="float">
            <text:p>122.8</text:p>
          </table:table-cell>
          <table:table-cell table:formula="of:=SQRT(2)*[.A1229]" office:value-type="float" office:value="173.665425459416" calcext:value-type="float">
            <text:p>173.6654254594</text:p>
          </table:table-cell>
          <table:table-cell table:formula="of:=SQRT(3)*[.A1229]" office:value-type="float" office:value="212.695839169458" calcext:value-type="float">
            <text:p>212.6958391695</text:p>
          </table:table-cell>
          <table:table-cell table:formula="of:=(1-ROUND([.B1229])/[.B1229])^2" office:value-type="float" office:value="0.0000037115819268293" calcext:value-type="float">
            <text:p>3.7115819268293E-006</text:p>
          </table:table-cell>
          <table:table-cell table:formula="of:=(1-ROUND([.C1229])/[.C1229])^2" office:value-type="float" office:value="0.00000204497772823259" calcext:value-type="float">
            <text:p>0.000002045</text:p>
          </table:table-cell>
          <table:table-cell table:formula="of:=(1-ROUND([.A1229])/[.A1229])^2" office:value-type="float" office:value="0.00000265254803764496" calcext:value-type="float">
            <text:p>2.65254803764496E-006</text:p>
          </table:table-cell>
          <table:table-cell table:formula="of:=SUM([.D1229:.F1229])" office:value-type="float" office:value="0.00000840910769270686" calcext:value-type="float">
            <text:p>8.40910769270686E-006</text:p>
          </table:table-cell>
          <table:table-cell table:number-columns-repeated="4"/>
        </table:table-row>
        <table:table-row table:style-name="ro1">
          <table:table-cell office:value-type="float" office:value="122.9" calcext:value-type="float">
            <text:p>122.9</text:p>
          </table:table-cell>
          <table:table-cell table:formula="of:=SQRT(2)*[.A1230]" office:value-type="float" office:value="173.806846815653" calcext:value-type="float">
            <text:p>173.8068468157</text:p>
          </table:table-cell>
          <table:table-cell table:formula="of:=SQRT(3)*[.A1230]" office:value-type="float" office:value="212.869044250215" calcext:value-type="float">
            <text:p>212.8690442502</text:p>
          </table:table-cell>
          <table:table-cell table:formula="of:=(1-ROUND([.B1230])/[.B1230])^2" office:value-type="float" office:value="0.00000123500860421645" calcext:value-type="float">
            <text:p>0.000001235</text:p>
          </table:table-cell>
          <table:table-cell table:formula="of:=(1-ROUND([.C1230])/[.C1230])^2" office:value-type="float" office:value="0.000000378463605480134" calcext:value-type="float">
            <text:p>3.78463605480134E-007</text:p>
          </table:table-cell>
          <table:table-cell table:formula="of:=(1-ROUND([.A1230])/[.A1230])^2" office:value-type="float" office:value="0.000000662058299529614" calcext:value-type="float">
            <text:p>6.62058299529614E-007</text:p>
          </table:table-cell>
          <table:table-cell table:formula="of:=SUM([.D1230:.F1230])" office:value-type="float" office:value="0.0000022755305092262" calcext:value-type="float">
            <text:p>2.2755305092262E-00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SQRT(2)*[.A1231]" office:value-type="float" office:value="173.948268171891" calcext:value-type="float">
            <text:p>173.9482681719</text:p>
          </table:table-cell>
          <table:table-cell table:formula="of:=SQRT(3)*[.A1231]" office:value-type="float" office:value="213.042249330972" calcext:value-type="float">
            <text:p>213.042249331</text:p>
          </table:table-cell>
          <table:table-cell table:formula="of:=(1-ROUND([.B1231])/[.B1231])^2" office:value-type="float" office:value="0.0000000884454372242369" calcext:value-type="float">
            <text:p>8.84454372242369E-008</text:p>
          </table:table-cell>
          <table:table-cell table:formula="of:=(1-ROUND([.C1231])/[.C1231])^2" office:value-type="float" office:value="0.0000000393285735468706" calcext:value-type="float">
            <text:p>3.93285735468706E-008</text:p>
          </table:table-cell>
          <table:table-cell table:formula="of:=(1-ROUND([.A1231])/[.A1231])^2" office:value-type="float" office:value="0" calcext:value-type="float">
            <text:p>0</text:p>
          </table:table-cell>
          <table:table-cell table:formula="of:=SUM([.D1231:.F1231])" office:value-type="float" office:value="0.000000127774010771108" calcext:value-type="float">
            <text:p>1.27774010771108E-007</text:p>
          </table:table-cell>
          <table:table-cell table:number-columns-repeated="4"/>
        </table:table-row>
        <table:table-row table:style-name="ro1">
          <table:table-cell office:value-type="float" office:value="123.1" calcext:value-type="float">
            <text:p>123.1</text:p>
          </table:table-cell>
          <table:table-cell table:formula="of:=SQRT(2)*[.A1232]" office:value-type="float" office:value="174.089689528128" calcext:value-type="float">
            <text:p>174.0896895281</text:p>
          </table:table-cell>
          <table:table-cell table:formula="of:=SQRT(3)*[.A1232]" office:value-type="float" office:value="213.215454411729" calcext:value-type="float">
            <text:p>213.2154544117</text:p>
          </table:table-cell>
          <table:table-cell table:formula="of:=(1-ROUND([.B1232])/[.B1232])^2" office:value-type="float" office:value="0.000000265422280757556" calcext:value-type="float">
            <text:p>2.65422280757556E-007</text:p>
          </table:table-cell>
          <table:table-cell table:formula="of:=(1-ROUND([.C1232])/[.C1232])^2" office:value-type="float" office:value="0.00000102111209877604" calcext:value-type="float">
            <text:p>1.02111209877604E-006</text:p>
          </table:table-cell>
          <table:table-cell table:formula="of:=(1-ROUND([.A1232])/[.A1232])^2" office:value-type="float" office:value="0.000000659908761014688" calcext:value-type="float">
            <text:p>6.59908761014688E-007</text:p>
          </table:table-cell>
          <table:table-cell table:formula="of:=SUM([.D1232:.F1232])" office:value-type="float" office:value="0.00000194644314054828" calcext:value-type="float">
            <text:p>1.94644314054828E-006</text:p>
          </table:table-cell>
          <table:table-cell table:number-columns-repeated="4"/>
        </table:table-row>
        <table:table-row table:style-name="ro1">
          <table:table-cell office:value-type="float" office:value="123.2" calcext:value-type="float">
            <text:p>123.2</text:p>
          </table:table-cell>
          <table:table-cell table:formula="of:=SQRT(2)*[.A1233]" office:value-type="float" office:value="174.231110884365" calcext:value-type="float">
            <text:p>174.2311108844</text:p>
          </table:table-cell>
          <table:table-cell table:formula="of:=SQRT(3)*[.A1233]" office:value-type="float" office:value="213.388659492486" calcext:value-type="float">
            <text:p>213.3886594925</text:p>
          </table:table-cell>
          <table:table-cell table:formula="of:=(1-ROUND([.B1233])/[.B1233])^2" office:value-type="float" office:value="0.00000175950047146856" calcext:value-type="float">
            <text:p>1.75950047146856E-006</text:p>
          </table:table-cell>
          <table:table-cell table:formula="of:=(1-ROUND([.C1233])/[.C1233])^2" office:value-type="float" office:value="0.00000331738508766995" calcext:value-type="float">
            <text:p>3.31738508766995E-006</text:p>
          </table:table-cell>
          <table:table-cell table:formula="of:=(1-ROUND([.A1233])/[.A1233])^2" office:value-type="float" office:value="0.00000263535166132573" calcext:value-type="float">
            <text:p>2.63535166132573E-006</text:p>
          </table:table-cell>
          <table:table-cell table:formula="of:=SUM([.D1233:.F1233])" office:value-type="float" office:value="0.00000771223722046424" calcext:value-type="float">
            <text:p>7.71223722046424E-006</text:p>
          </table:table-cell>
          <table:table-cell table:number-columns-repeated="4"/>
        </table:table-row>
        <table:table-row table:style-name="ro1">
          <table:table-cell office:value-type="float" office:value="123.3" calcext:value-type="float">
            <text:p>123.3</text:p>
          </table:table-cell>
          <table:table-cell table:formula="of:=SQRT(2)*[.A1234]" office:value-type="float" office:value="174.372532240603" calcext:value-type="float">
            <text:p>174.3725322406</text:p>
          </table:table-cell>
          <table:table-cell table:formula="of:=SQRT(3)*[.A1234]" office:value-type="float" office:value="213.561864573243" calcext:value-type="float">
            <text:p>213.5618645732</text:p>
          </table:table-cell>
          <table:table-cell table:formula="of:=(1-ROUND([.B1234])/[.B1234])^2" office:value-type="float" office:value="0.00000456427265764621" calcext:value-type="float">
            <text:p>4.56427265764621E-006</text:p>
          </table:table-cell>
          <table:table-cell table:formula="of:=(1-ROUND([.C1234])/[.C1234])^2" office:value-type="float" office:value="0.00000420890703850699" calcext:value-type="float">
            <text:p>4.20890703850699E-006</text:p>
          </table:table-cell>
          <table:table-cell table:formula="of:=(1-ROUND([.A1234])/[.A1234])^2" office:value-type="float" office:value="0.00000591992706649853" calcext:value-type="float">
            <text:p>5.91992706649853E-006</text:p>
          </table:table-cell>
          <table:table-cell table:formula="of:=SUM([.D1234:.F1234])" office:value-type="float" office:value="0.0000146931067626517" calcext:value-type="float">
            <text:p>1.46931067626517E-005</text:p>
          </table:table-cell>
          <table:table-cell table:number-columns-repeated="4"/>
        </table:table-row>
        <table:table-row table:style-name="ro1">
          <table:table-cell office:value-type="float" office:value="123.4" calcext:value-type="float">
            <text:p>123.4</text:p>
          </table:table-cell>
          <table:table-cell table:formula="of:=SQRT(2)*[.A1235]" office:value-type="float" office:value="174.51395359684" calcext:value-type="float">
            <text:p>174.5139535968</text:p>
          </table:table-cell>
          <table:table-cell table:formula="of:=SQRT(3)*[.A1235]" office:value-type="float" office:value="213.735069653999" calcext:value-type="float">
            <text:p>213.735069654</text:p>
          </table:table-cell>
          <table:table-cell table:formula="of:=(1-ROUND([.B1235])/[.B1235])^2" office:value-type="float" office:value="0.00000775702430411753" calcext:value-type="float">
            <text:p>0.000007757</text:p>
          </table:table-cell>
          <table:table-cell table:formula="of:=(1-ROUND([.C1235])/[.C1235])^2" office:value-type="float" office:value="0.00000153642667706825" calcext:value-type="float">
            <text:p>1.53642667706825E-006</text:p>
          </table:table-cell>
          <table:table-cell table:formula="of:=(1-ROUND([.A1235])/[.A1235])^2" office:value-type="float" office:value="0.0000105072644599662" calcext:value-type="float">
            <text:p>1.05072644599662E-005</text:p>
          </table:table-cell>
          <table:table-cell table:formula="of:=SUM([.D1235:.F1235])" office:value-type="float" office:value="0.000019800715441152" calcext:value-type="float">
            <text:p>1.9800715441152E-005</text:p>
          </table:table-cell>
          <table:table-cell table:number-columns-repeated="4"/>
        </table:table-row>
        <table:table-row table:style-name="ro1">
          <table:table-cell office:value-type="float" office:value="123.5" calcext:value-type="float">
            <text:p>123.5</text:p>
          </table:table-cell>
          <table:table-cell table:formula="of:=SQRT(2)*[.A1236]" office:value-type="float" office:value="174.655374953077" calcext:value-type="float">
            <text:p>174.6553749531</text:p>
          </table:table-cell>
          <table:table-cell table:formula="of:=SQRT(3)*[.A1236]" office:value-type="float" office:value="213.908274734756" calcext:value-type="float">
            <text:p>213.9082747348</text:p>
          </table:table-cell>
          <table:table-cell table:formula="of:=(1-ROUND([.B1236])/[.B1236])^2" office:value-type="float" office:value="0.00000389340664382292" calcext:value-type="float">
            <text:p>3.89340664382292E-006</text:p>
          </table:table-cell>
          <table:table-cell table:formula="of:=(1-ROUND([.C1236])/[.C1236])^2" office:value-type="float" office:value="0.000000183875041038035" calcext:value-type="float">
            <text:p>1.83875041038035E-007</text:p>
          </table:table-cell>
          <table:table-cell table:formula="of:=(1-ROUND([.A1236])/[.A1236])^2" office:value-type="float" office:value="0.0000163910242751064" calcext:value-type="float">
            <text:p>0.000016391</text:p>
          </table:table-cell>
          <table:table-cell table:formula="of:=SUM([.D1236:.F1236])" office:value-type="float" office:value="0.0000204683059599673" calcext:value-type="float">
            <text:p>2.04683059599673E-005</text:p>
          </table:table-cell>
          <table:table-cell table:number-columns-repeated="4"/>
        </table:table-row>
        <table:table-row table:style-name="ro1">
          <table:table-cell office:value-type="float" office:value="123.6" calcext:value-type="float">
            <text:p>123.6</text:p>
          </table:table-cell>
          <table:table-cell table:formula="of:=SQRT(2)*[.A1237]" office:value-type="float" office:value="174.796796309315" calcext:value-type="float">
            <text:p>174.7967963093</text:p>
          </table:table-cell>
          <table:table-cell table:formula="of:=SQRT(3)*[.A1237]" office:value-type="float" office:value="214.081479815513" calcext:value-type="float">
            <text:p>214.0814798155</text:p>
          </table:table-cell>
          <table:table-cell table:formula="of:=(1-ROUND([.B1237])/[.B1237])^2" office:value-type="float" office:value="0.00000135143837216907" calcext:value-type="float">
            <text:p>1.35143837216907E-006</text:p>
          </table:table-cell>
          <table:table-cell table:formula="of:=(1-ROUND([.C1237])/[.C1237])^2" office:value-type="float" office:value="0.000000144857797538791" calcext:value-type="float">
            <text:p>1.44857797538791E-007</text:p>
          </table:table-cell>
          <table:table-cell table:formula="of:=(1-ROUND([.A1237])/[.A1237])^2" office:value-type="float" office:value="0.0000104732878792644" calcext:value-type="float">
            <text:p>1.04732878792644E-005</text:p>
          </table:table-cell>
          <table:table-cell table:formula="of:=SUM([.D1237:.F1237])" office:value-type="float" office:value="0.0000119695840489723" calcext:value-type="float">
            <text:p>1.19695840489723E-005</text:p>
          </table:table-cell>
          <table:table-cell table:number-columns-repeated="4"/>
        </table:table-row>
        <table:table-row table:style-name="ro1">
          <table:table-cell office:value-type="float" office:value="123.7" calcext:value-type="float">
            <text:p>123.7</text:p>
          </table:table-cell>
          <table:table-cell table:formula="of:=SQRT(2)*[.A1238]" office:value-type="float" office:value="174.938217665552" calcext:value-type="float">
            <text:p>174.9382176656</text:p>
          </table:table-cell>
          <table:table-cell table:formula="of:=SQRT(3)*[.A1238]" office:value-type="float" office:value="214.25468489627" calcext:value-type="float">
            <text:p>214.2546848963</text:p>
          </table:table-cell>
          <table:table-cell table:formula="of:=(1-ROUND([.B1238])/[.B1238])^2" office:value-type="float" office:value="0.000000124726642934985" calcext:value-type="float">
            <text:p>1.24726642934985E-007</text:p>
          </table:table-cell>
          <table:table-cell table:formula="of:=(1-ROUND([.C1238])/[.C1238])^2" office:value-type="float" office:value="0.00000141301159954917" calcext:value-type="float">
            <text:p>0.000001413</text:p>
          </table:table-cell>
          <table:table-cell table:formula="of:=(1-ROUND([.A1238])/[.A1238])^2" office:value-type="float" office:value="0.00000588170326284254" calcext:value-type="float">
            <text:p>5.88170326284254E-006</text:p>
          </table:table-cell>
          <table:table-cell table:formula="of:=SUM([.D1238:.F1238])" office:value-type="float" office:value="0.00000741944150532669" calcext:value-type="float">
            <text:p>7.41944150532669E-006</text:p>
          </table:table-cell>
          <table:table-cell table:number-columns-repeated="4"/>
        </table:table-row>
        <table:table-row table:style-name="ro1">
          <table:table-cell office:value-type="float" office:value="123.8" calcext:value-type="float">
            <text:p>123.8</text:p>
          </table:table-cell>
          <table:table-cell table:formula="of:=SQRT(2)*[.A1239]" office:value-type="float" office:value="175.079639021789" calcext:value-type="float">
            <text:p>175.0796390218</text:p>
          </table:table-cell>
          <table:table-cell table:formula="of:=SQRT(3)*[.A1239]" office:value-type="float" office:value="214.427889977027" calcext:value-type="float">
            <text:p>214.427889977</text:p>
          </table:table-cell>
          <table:table-cell table:formula="of:=(1-ROUND([.B1239])/[.B1239])^2" office:value-type="float" office:value="0.000000206909556020123" calcext:value-type="float">
            <text:p>2.06909556020123E-007</text:p>
          </table:table-cell>
          <table:table-cell table:formula="of:=(1-ROUND([.C1239])/[.C1239])^2" office:value-type="float" office:value="0.00000398200391915655" calcext:value-type="float">
            <text:p>0.000003982</text:p>
          </table:table-cell>
          <table:table-cell table:formula="of:=(1-ROUND([.A1239])/[.A1239])^2" office:value-type="float" office:value="0.0000026098689584798" calcext:value-type="float">
            <text:p>2.6098689584798E-006</text:p>
          </table:table-cell>
          <table:table-cell table:formula="of:=SUM([.D1239:.F1239])" office:value-type="float" office:value="0.00000679878243365647" calcext:value-type="float">
            <text:p>6.79878243365647E-006</text:p>
          </table:table-cell>
          <table:table-cell table:number-columns-repeated="4"/>
        </table:table-row>
        <table:table-row table:style-name="ro1">
          <table:table-cell office:value-type="float" office:value="123.9" calcext:value-type="float">
            <text:p>123.9</text:p>
          </table:table-cell>
          <table:table-cell table:formula="of:=SQRT(2)*[.A1240]" office:value-type="float" office:value="175.221060378027" calcext:value-type="float">
            <text:p>175.221060378</text:p>
          </table:table-cell>
          <table:table-cell table:formula="of:=SQRT(3)*[.A1240]" office:value-type="float" office:value="214.601095057784" calcext:value-type="float">
            <text:p>214.6010950578</text:p>
          </table:table-cell>
          <table:table-cell table:formula="of:=(1-ROUND([.B1240])/[.B1240])^2" office:value-type="float" office:value="0.00000159165599106572" calcext:value-type="float">
            <text:p>1.59165599106572E-006</text:p>
          </table:table-cell>
          <table:table-cell table:formula="of:=(1-ROUND([.C1240])/[.C1240])^2" office:value-type="float" office:value="0.00000345521412588847" calcext:value-type="float">
            <text:p>3.45521412588847E-006</text:p>
          </table:table-cell>
          <table:table-cell table:formula="of:=(1-ROUND([.A1240])/[.A1240])^2" office:value-type="float" office:value="0.000000651414448763336" calcext:value-type="float">
            <text:p>6.51414448763336E-007</text:p>
          </table:table-cell>
          <table:table-cell table:formula="of:=SUM([.D1240:.F1240])" office:value-type="float" office:value="0.00000569828456571753" calcext:value-type="float">
            <text:p>5.69828456571753E-00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SQRT(2)*[.A1241]" office:value-type="float" office:value="175.362481734264" calcext:value-type="float">
            <text:p>175.3624817343</text:p>
          </table:table-cell>
          <table:table-cell table:formula="of:=SQRT(3)*[.A1241]" office:value-type="float" office:value="214.774300138541" calcext:value-type="float">
            <text:p>214.7743001385</text:p>
          </table:table-cell>
          <table:table-cell table:formula="of:=(1-ROUND([.B1241])/[.B1241])^2" office:value-type="float" office:value="0.00000427266544208176" calcext:value-type="float">
            <text:p>4.27266544208176E-006</text:p>
          </table:table-cell>
          <table:table-cell table:formula="of:=(1-ROUND([.C1241])/[.C1241])^2" office:value-type="float" office:value="0.00000110432768519563" calcext:value-type="float">
            <text:p>1.10432768519563E-006</text:p>
          </table:table-cell>
          <table:table-cell table:formula="of:=(1-ROUND([.A1241])/[.A1241])^2" office:value-type="float" office:value="0" calcext:value-type="float">
            <text:p>0</text:p>
          </table:table-cell>
          <table:table-cell table:formula="of:=SUM([.D1241:.F1241])" office:value-type="float" office:value="0.00000537699312727739" calcext:value-type="float">
            <text:p>0.000005377</text:p>
          </table:table-cell>
          <table:table-cell table:number-columns-repeated="4"/>
        </table:table-row>
        <table:table-row table:style-name="ro1">
          <table:table-cell office:value-type="float" office:value="124.1" calcext:value-type="float">
            <text:p>124.1</text:p>
          </table:table-cell>
          <table:table-cell table:formula="of:=SQRT(2)*[.A1242]" office:value-type="float" office:value="175.503903090501" calcext:value-type="float">
            <text:p>175.5039030905</text:p>
          </table:table-cell>
          <table:table-cell table:formula="of:=SQRT(3)*[.A1242]" office:value-type="float" office:value="214.947505219298" calcext:value-type="float">
            <text:p>214.9475052193</text:p>
          </table:table-cell>
          <table:table-cell table:formula="of:=(1-ROUND([.B1242])/[.B1242])^2" office:value-type="float" office:value="0.00000799023374791173" calcext:value-type="float">
            <text:p>7.99023374791173E-006</text:p>
          </table:table-cell>
          <table:table-cell table:formula="of:=(1-ROUND([.C1242])/[.C1242])^2" office:value-type="float" office:value="0.0000000596440923342357" calcext:value-type="float">
            <text:p>5.96440923342357E-008</text:p>
          </table:table-cell>
          <table:table-cell table:formula="of:=(1-ROUND([.A1242])/[.A1242])^2" office:value-type="float" office:value="0.000000649316496989449" calcext:value-type="float">
            <text:p>6.49316496989449E-007</text:p>
          </table:table-cell>
          <table:table-cell table:formula="of:=SUM([.D1242:.F1242])" office:value-type="float" office:value="0.00000869919433723541" calcext:value-type="float">
            <text:p>8.69919433723541E-006</text:p>
          </table:table-cell>
          <table:table-cell table:number-columns-repeated="4"/>
        </table:table-row>
        <table:table-row table:style-name="ro1">
          <table:table-cell office:value-type="float" office:value="124.2" calcext:value-type="float">
            <text:p>124.2</text:p>
          </table:table-cell>
          <table:table-cell table:formula="of:=SQRT(2)*[.A1243]" office:value-type="float" office:value="175.645324446738" calcext:value-type="float">
            <text:p>175.6453244467</text:p>
          </table:table-cell>
          <table:table-cell table:formula="of:=SQRT(3)*[.A1243]" office:value-type="float" office:value="215.120710300055" calcext:value-type="float">
            <text:p>215.1207103001</text:p>
          </table:table-cell>
          <table:table-cell table:formula="of:=(1-ROUND([.B1243])/[.B1243])^2" office:value-type="float" office:value="0.00000407745636749642" calcext:value-type="float">
            <text:p>4.07745636749642E-006</text:p>
          </table:table-cell>
          <table:table-cell table:formula="of:=(1-ROUND([.C1243])/[.C1243])^2" office:value-type="float" office:value="0.000000314864873013572" calcext:value-type="float">
            <text:p>3.14864873013572E-007</text:p>
          </table:table-cell>
          <table:table-cell table:formula="of:=(1-ROUND([.A1243])/[.A1243])^2" office:value-type="float" office:value="0.00000259308527879559" calcext:value-type="float">
            <text:p>2.59308527879559E-006</text:p>
          </table:table-cell>
          <table:table-cell table:formula="of:=SUM([.D1243:.F1243])" office:value-type="float" office:value="0.00000698540651930558" calcext:value-type="float">
            <text:p>6.98540651930558E-006</text:p>
          </table:table-cell>
          <table:table-cell table:number-columns-repeated="4"/>
        </table:table-row>
        <table:table-row table:style-name="ro1">
          <table:table-cell office:value-type="float" office:value="124.3" calcext:value-type="float">
            <text:p>124.3</text:p>
          </table:table-cell>
          <table:table-cell table:formula="of:=SQRT(2)*[.A1244]" office:value-type="float" office:value="175.786745802976" calcext:value-type="float">
            <text:p>175.786745803</text:p>
          </table:table-cell>
          <table:table-cell table:formula="of:=SQRT(3)*[.A1244]" office:value-type="float" office:value="215.293915380811" calcext:value-type="float">
            <text:p>215.2939153808</text:p>
          </table:table-cell>
          <table:table-cell table:formula="of:=(1-ROUND([.B1244])/[.B1244])^2" office:value-type="float" office:value="0.00000147171230648563" calcext:value-type="float">
            <text:p>1.47171230648563E-006</text:p>
          </table:table-cell>
          <table:table-cell table:formula="of:=(1-ROUND([.C1244])/[.C1244])^2" office:value-type="float" office:value="0.00000186372192893841" calcext:value-type="float">
            <text:p>1.86372192893841E-006</text:p>
          </table:table-cell>
          <table:table-cell table:formula="of:=(1-ROUND([.A1244])/[.A1244])^2" office:value-type="float" office:value="0.00000582505797550759" calcext:value-type="float">
            <text:p>5.82505797550759E-006</text:p>
          </table:table-cell>
          <table:table-cell table:formula="of:=SUM([.D1244:.F1244])" office:value-type="float" office:value="0.00000916049221093163" calcext:value-type="float">
            <text:p>9.16049221093163E-006</text:p>
          </table:table-cell>
          <table:table-cell table:number-columns-repeated="4"/>
        </table:table-row>
        <table:table-row table:style-name="ro1">
          <table:table-cell office:value-type="float" office:value="124.4" calcext:value-type="float">
            <text:p>124.4</text:p>
          </table:table-cell>
          <table:table-cell table:formula="of:=SQRT(2)*[.A1245]" office:value-type="float" office:value="175.928167159213" calcext:value-type="float">
            <text:p>175.9281671592</text:p>
          </table:table-cell>
          <table:table-cell table:formula="of:=SQRT(3)*[.A1245]" office:value-type="float" office:value="215.467120461568" calcext:value-type="float">
            <text:p>215.4671204616</text:p>
          </table:table-cell>
          <table:table-cell table:formula="of:=(1-ROUND([.B1245])/[.B1245])^2" office:value-type="float" office:value="0.000000166715249775312" calcext:value-type="float">
            <text:p>1.66715249775312E-007</text:p>
          </table:table-cell>
          <table:table-cell table:formula="of:=(1-ROUND([.C1245])/[.C1245])^2" office:value-type="float" office:value="0.00000469997737512628" calcext:value-type="float">
            <text:p>0.0000047</text:p>
          </table:table-cell>
          <table:table-cell table:formula="of:=(1-ROUND([.A1245])/[.A1245])^2" office:value-type="float" office:value="0.0000103390163459854" calcext:value-type="float">
            <text:p>0.000010339</text:p>
          </table:table-cell>
          <table:table-cell table:formula="of:=SUM([.D1245:.F1245])" office:value-type="float" office:value="0.0000152057089708869" calcext:value-type="float">
            <text:p>1.52057089708869E-005</text:p>
          </table:table-cell>
          <table:table-cell table:number-columns-repeated="4"/>
        </table:table-row>
        <table:table-row table:style-name="ro1">
          <table:table-cell office:value-type="float" office:value="124.5" calcext:value-type="float">
            <text:p>124.5</text:p>
          </table:table-cell>
          <table:table-cell table:formula="of:=SQRT(2)*[.A1246]" office:value-type="float" office:value="176.06958851545" calcext:value-type="float">
            <text:p>176.0695885155</text:p>
          </table:table-cell>
          <table:table-cell table:formula="of:=SQRT(3)*[.A1246]" office:value-type="float" office:value="215.640325542325" calcext:value-type="float">
            <text:p>215.6403255423</text:p>
          </table:table-cell>
          <table:table-cell table:formula="of:=(1-ROUND([.B1246])/[.B1246])^2" office:value-type="float" office:value="0.000000156209141226113" calcext:value-type="float">
            <text:p>1.56209141226113E-007</text:p>
          </table:table-cell>
          <table:table-cell table:formula="of:=(1-ROUND([.C1246])/[.C1246])^2" office:value-type="float" office:value="0.00000278201352674254" calcext:value-type="float">
            <text:p>0.000002782</text:p>
          </table:table-cell>
          <table:table-cell table:formula="of:=(1-ROUND([.A1246])/[.A1246])^2" office:value-type="float" office:value="0.0000161287721165792" calcext:value-type="float">
            <text:p>1.61287721165792E-005</text:p>
          </table:table-cell>
          <table:table-cell table:formula="of:=SUM([.D1246:.F1246])" office:value-type="float" office:value="0.0000190669947845478" calcext:value-type="float">
            <text:p>0.000019067</text:p>
          </table:table-cell>
          <table:table-cell table:number-columns-repeated="4"/>
        </table:table-row>
        <table:table-row table:style-name="ro1">
          <table:table-cell office:value-type="float" office:value="124.6" calcext:value-type="float">
            <text:p>124.6</text:p>
          </table:table-cell>
          <table:table-cell table:formula="of:=SQRT(2)*[.A1247]" office:value-type="float" office:value="176.211009871688" calcext:value-type="float">
            <text:p>176.2110098717</text:p>
          </table:table-cell>
          <table:table-cell table:formula="of:=SQRT(3)*[.A1247]" office:value-type="float" office:value="215.813530623082" calcext:value-type="float">
            <text:p>215.8135306231</text:p>
          </table:table-cell>
          <table:table-cell table:formula="of:=(1-ROUND([.B1247])/[.B1247])^2" office:value-type="float" office:value="0.00000143396802189606" calcext:value-type="float">
            <text:p>0.000001434</text:p>
          </table:table-cell>
          <table:table-cell table:formula="of:=(1-ROUND([.C1247])/[.C1247])^2" office:value-type="float" office:value="0.000000746547937415619" calcext:value-type="float">
            <text:p>7.46547937415619E-007</text:p>
          </table:table-cell>
          <table:table-cell table:formula="of:=(1-ROUND([.A1247])/[.A1247])^2" office:value-type="float" office:value="0.0000103058519203665" calcext:value-type="float">
            <text:p>1.03058519203665E-005</text:p>
          </table:table-cell>
          <table:table-cell table:formula="of:=SUM([.D1247:.F1247])" office:value-type="float" office:value="0.0000124863678796782" calcext:value-type="float">
            <text:p>1.24863678796782E-005</text:p>
          </table:table-cell>
          <table:table-cell table:number-columns-repeated="4"/>
        </table:table-row>
        <table:table-row table:style-name="ro1">
          <table:table-cell office:value-type="float" office:value="124.7" calcext:value-type="float">
            <text:p>124.7</text:p>
          </table:table-cell>
          <table:table-cell table:formula="of:=SQRT(2)*[.A1248]" office:value-type="float" office:value="176.352431227925" calcext:value-type="float">
            <text:p>176.3524312279</text:p>
          </table:table-cell>
          <table:table-cell table:formula="of:=SQRT(3)*[.A1248]" office:value-type="float" office:value="215.986735703839" calcext:value-type="float">
            <text:p>215.9867357038</text:p>
          </table:table-cell>
          <table:table-cell table:formula="of:=(1-ROUND([.B1248])/[.B1248])^2" office:value-type="float" office:value="0.0000039937958692426" calcext:value-type="float">
            <text:p>3.9937958692426E-006</text:p>
          </table:table-cell>
          <table:table-cell table:formula="of:=(1-ROUND([.C1248])/[.C1248])^2" office:value-type="float" office:value="0.00000000377150127206061" calcext:value-type="float">
            <text:p>3.77150127206061E-009</text:p>
          </table:table-cell>
          <table:table-cell table:formula="of:=(1-ROUND([.A1248])/[.A1248])^2" office:value-type="float" office:value="0.00000578774785226304" calcext:value-type="float">
            <text:p>5.78774785226304E-006</text:p>
          </table:table-cell>
          <table:table-cell table:formula="of:=SUM([.D1248:.F1248])" office:value-type="float" office:value="0.0000097853152227777" calcext:value-type="float">
            <text:p>9.7853152227777E-006</text:p>
          </table:table-cell>
          <table:table-cell table:number-columns-repeated="4"/>
        </table:table-row>
        <table:table-row table:style-name="ro1">
          <table:table-cell office:value-type="float" office:value="124.8" calcext:value-type="float">
            <text:p>124.8</text:p>
          </table:table-cell>
          <table:table-cell table:formula="of:=SQRT(2)*[.A1249]" office:value-type="float" office:value="176.493852584162" calcext:value-type="float">
            <text:p>176.4938525842</text:p>
          </table:table-cell>
          <table:table-cell table:formula="of:=SQRT(3)*[.A1249]" office:value-type="float" office:value="216.159940784596" calcext:value-type="float">
            <text:p>216.1599407846</text:p>
          </table:table-cell>
          <table:table-cell table:formula="of:=(1-ROUND([.B1249])/[.B1249])^2" office:value-type="float" office:value="0.00000782952643729198" calcext:value-type="float">
            <text:p>7.82952643729198E-006</text:p>
          </table:table-cell>
          <table:table-cell table:formula="of:=(1-ROUND([.C1249])/[.C1249])^2" office:value-type="float" office:value="0.000000547479697797293" calcext:value-type="float">
            <text:p>5.47479697797293E-007</text:p>
          </table:table-cell>
          <table:table-cell table:formula="of:=(1-ROUND([.A1249])/[.A1249])^2" office:value-type="float" office:value="0.00000256821170282707" calcext:value-type="float">
            <text:p>2.56821170282707E-006</text:p>
          </table:table-cell>
          <table:table-cell table:formula="of:=SUM([.D1249:.F1249])" office:value-type="float" office:value="0.0000109452178379163" calcext:value-type="float">
            <text:p>1.09452178379163E-005</text:p>
          </table:table-cell>
          <table:table-cell table:number-columns-repeated="4"/>
        </table:table-row>
        <table:table-row table:style-name="ro1">
          <table:table-cell office:value-type="float" office:value="124.9" calcext:value-type="float">
            <text:p>124.9</text:p>
          </table:table-cell>
          <table:table-cell table:formula="of:=SQRT(2)*[.A1250]" office:value-type="float" office:value="176.6352739404" calcext:value-type="float">
            <text:p>176.6352739404</text:p>
          </table:table-cell>
          <table:table-cell table:formula="of:=SQRT(3)*[.A1250]" office:value-type="float" office:value="216.333145865353" calcext:value-type="float">
            <text:p>216.3331458654</text:p>
          </table:table-cell>
          <table:table-cell table:formula="of:=(1-ROUND([.B1250])/[.B1250])^2" office:value-type="float" office:value="0.00000426362222048692" calcext:value-type="float">
            <text:p>4.26362222048692E-006</text:p>
          </table:table-cell>
          <table:table-cell table:formula="of:=(1-ROUND([.C1250])/[.C1250])^2" office:value-type="float" office:value="0.00000237149778753652" calcext:value-type="float">
            <text:p>2.37149778753652E-006</text:p>
          </table:table-cell>
          <table:table-cell table:formula="of:=(1-ROUND([.A1250])/[.A1250])^2" office:value-type="float" office:value="0.000000641025230112006" calcext:value-type="float">
            <text:p>0.000000641</text:p>
          </table:table-cell>
          <table:table-cell table:formula="of:=SUM([.D1250:.F1250])" office:value-type="float" office:value="0.00000727614523813544" calcext:value-type="float">
            <text:p>7.27614523813544E-00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SQRT(2)*[.A1251]" office:value-type="float" office:value="176.776695296637" calcext:value-type="float">
            <text:p>176.7766952966</text:p>
          </table:table-cell>
          <table:table-cell table:formula="of:=SQRT(3)*[.A1251]" office:value-type="float" office:value="216.50635094611" calcext:value-type="float">
            <text:p>216.5063509461</text:p>
          </table:table-cell>
          <table:table-cell table:formula="of:=(1-ROUND([.B1251])/[.B1251])^2" office:value-type="float" office:value="0.00000159567969741091" calcext:value-type="float">
            <text:p>1.59567969741091E-006</text:p>
          </table:table-cell>
          <table:table-cell table:formula="of:=(1-ROUND([.C1251])/[.C1251])^2" office:value-type="float" office:value="0.00000519870695267936" calcext:value-type="float">
            <text:p>5.19870695267936E-006</text:p>
          </table:table-cell>
          <table:table-cell table:formula="of:=(1-ROUND([.A1251])/[.A1251])^2" office:value-type="float" office:value="0" calcext:value-type="float">
            <text:p>0</text:p>
          </table:table-cell>
          <table:table-cell table:formula="of:=SUM([.D1251:.F1251])" office:value-type="float" office:value="0.00000679438665009027" calcext:value-type="float">
            <text:p>6.79438665009027E-006</text:p>
          </table:table-cell>
          <table:table-cell table:number-columns-repeated="4"/>
        </table:table-row>
        <table:table-row table:style-name="ro1">
          <table:table-cell office:value-type="float" office:value="125.1" calcext:value-type="float">
            <text:p>125.1</text:p>
          </table:table-cell>
          <table:table-cell table:formula="of:=SQRT(2)*[.A1252]" office:value-type="float" office:value="176.918116652874" calcext:value-type="float">
            <text:p>176.9181166529</text:p>
          </table:table-cell>
          <table:table-cell table:formula="of:=SQRT(3)*[.A1252]" office:value-type="float" office:value="216.679556026867" calcext:value-type="float">
            <text:p>216.6795560269</text:p>
          </table:table-cell>
          <table:table-cell table:formula="of:=(1-ROUND([.B1252])/[.B1252])^2" office:value-type="float" office:value="0.000000214213362691965" calcext:value-type="float">
            <text:p>2.14213362691965E-007</text:p>
          </table:table-cell>
          <table:table-cell table:formula="of:=(1-ROUND([.C1252])/[.C1252])^2" office:value-type="float" office:value="0.00000218709849424089" calcext:value-type="float">
            <text:p>2.18709849424089E-006</text:p>
          </table:table-cell>
          <table:table-cell table:formula="of:=(1-ROUND([.A1252])/[.A1252])^2" office:value-type="float" office:value="0.000000638977227490522" calcext:value-type="float">
            <text:p>0.000000639</text:p>
          </table:table-cell>
          <table:table-cell table:formula="of:=SUM([.D1252:.F1252])" office:value-type="float" office:value="0.00000304028908442337" calcext:value-type="float">
            <text:p>3.04028908442337E-006</text:p>
          </table:table-cell>
          <table:table-cell table:number-columns-repeated="4"/>
        </table:table-row>
        <table:table-row table:style-name="ro1">
          <table:table-cell office:value-type="float" office:value="125.2" calcext:value-type="float">
            <text:p>125.2</text:p>
          </table:table-cell>
          <table:table-cell table:formula="of:=SQRT(2)*[.A1253]" office:value-type="float" office:value="177.059538009112" calcext:value-type="float">
            <text:p>177.0595380091</text:p>
          </table:table-cell>
          <table:table-cell table:formula="of:=SQRT(3)*[.A1253]" office:value-type="float" office:value="216.852761107623" calcext:value-type="float">
            <text:p>216.8527611076</text:p>
          </table:table-cell>
          <table:table-cell table:formula="of:=(1-ROUND([.B1253])/[.B1253])^2" office:value-type="float" office:value="0.000000113070669324082" calcext:value-type="float">
            <text:p>1.13070669324082E-007</text:p>
          </table:table-cell>
          <table:table-cell table:formula="of:=(1-ROUND([.C1253])/[.C1253])^2" office:value-type="float" office:value="0.000000461015121881212" calcext:value-type="float">
            <text:p>0.000000461</text:p>
          </table:table-cell>
          <table:table-cell table:formula="of:=(1-ROUND([.A1253])/[.A1253])^2" office:value-type="float" office:value="0.00000255182761894093" calcext:value-type="float">
            <text:p>2.55182761894093E-006</text:p>
          </table:table-cell>
          <table:table-cell table:formula="of:=SUM([.D1253:.F1253])" office:value-type="float" office:value="0.00000312591341014622" calcext:value-type="float">
            <text:p>3.12591341014622E-006</text:p>
          </table:table-cell>
          <table:table-cell table:number-columns-repeated="4"/>
        </table:table-row>
        <table:table-row table:style-name="ro1">
          <table:table-cell office:value-type="float" office:value="125.3" calcext:value-type="float">
            <text:p>125.3</text:p>
          </table:table-cell>
          <table:table-cell table:formula="of:=SQRT(2)*[.A1254]" office:value-type="float" office:value="177.200959365349" calcext:value-type="float">
            <text:p>177.2009593653</text:p>
          </table:table-cell>
          <table:table-cell table:formula="of:=SQRT(3)*[.A1254]" office:value-type="float" office:value="217.02596618838" calcext:value-type="float">
            <text:p>217.0259661884</text:p>
          </table:table-cell>
          <table:table-cell table:formula="of:=(1-ROUND([.B1254])/[.B1254])^2" office:value-type="float" office:value="0.00000128612850376651" calcext:value-type="float">
            <text:p>1.28612850376651E-006</text:p>
          </table:table-cell>
          <table:table-cell table:formula="of:=(1-ROUND([.C1254])/[.C1254])^2" office:value-type="float" office:value="0.0000000143150546483374" calcext:value-type="float">
            <text:p>1.43150546483374E-008</text:p>
          </table:table-cell>
          <table:table-cell table:formula="of:=(1-ROUND([.A1254])/[.A1254])^2" office:value-type="float" office:value="0.00000573245121524791" calcext:value-type="float">
            <text:p>5.73245121524791E-006</text:p>
          </table:table-cell>
          <table:table-cell table:formula="of:=SUM([.D1254:.F1254])" office:value-type="float" office:value="0.00000703289477366276" calcext:value-type="float">
            <text:p>7.03289477366276E-006</text:p>
          </table:table-cell>
          <table:table-cell table:number-columns-repeated="4"/>
        </table:table-row>
        <table:table-row table:style-name="ro1">
          <table:table-cell office:value-type="float" office:value="125.4" calcext:value-type="float">
            <text:p>125.4</text:p>
          </table:table-cell>
          <table:table-cell table:formula="of:=SQRT(2)*[.A1255]" office:value-type="float" office:value="177.342380721586" calcext:value-type="float">
            <text:p>177.3423807216</text:p>
          </table:table-cell>
          <table:table-cell table:formula="of:=SQRT(3)*[.A1255]" office:value-type="float" office:value="217.199171269137" calcext:value-type="float">
            <text:p>217.1991712691</text:p>
          </table:table-cell>
          <table:table-cell table:formula="of:=(1-ROUND([.B1255])/[.B1255])^2" office:value-type="float" office:value="0.00000372729302957348" calcext:value-type="float">
            <text:p>3.72729302957348E-006</text:p>
          </table:table-cell>
          <table:table-cell table:formula="of:=(1-ROUND([.C1255])/[.C1255])^2" office:value-type="float" office:value="0.000000840885868034016" calcext:value-type="float">
            <text:p>8.40885868034016E-007</text:p>
          </table:table-cell>
          <table:table-cell table:formula="of:=(1-ROUND([.A1255])/[.A1255])^2" office:value-type="float" office:value="0.0000101747772359715" calcext:value-type="float">
            <text:p>1.01747772359715E-005</text:p>
          </table:table-cell>
          <table:table-cell table:formula="of:=SUM([.D1255:.F1255])" office:value-type="float" office:value="0.000014742956133579" calcext:value-type="float">
            <text:p>0.000014743</text:p>
          </table:table-cell>
          <table:table-cell table:number-columns-repeated="4"/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SQRT(2)*[.A1256]" office:value-type="float" office:value="177.483802077823" calcext:value-type="float">
            <text:p>177.4838020778</text:p>
          </table:table-cell>
          <table:table-cell table:formula="of:=SQRT(3)*[.A1256]" office:value-type="float" office:value="217.372376349894" calcext:value-type="float">
            <text:p>217.3723763499</text:p>
          </table:table-cell>
          <table:table-cell table:formula="of:=(1-ROUND([.B1256])/[.B1256])^2" office:value-type="float" office:value="0.0000074304995319527" calcext:value-type="float">
            <text:p>7.4304995319527E-006</text:p>
          </table:table-cell>
          <table:table-cell table:formula="of:=(1-ROUND([.C1256])/[.C1256])^2" office:value-type="float" office:value="0.00000293464433814162" calcext:value-type="float">
            <text:p>2.93464433814162E-006</text:p>
          </table:table-cell>
          <table:table-cell table:formula="of:=(1-ROUND([.A1256])/[.A1256])^2" office:value-type="float" office:value="0.0000158727639243821" calcext:value-type="float">
            <text:p>1.58727639243821E-005</text:p>
          </table:table-cell>
          <table:table-cell table:formula="of:=SUM([.D1256:.F1256])" office:value-type="float" office:value="0.0000262379077944764" calcext:value-type="float">
            <text:p>2.62379077944764E-005</text:p>
          </table:table-cell>
          <table:table-cell table:number-columns-repeated="4"/>
        </table:table-row>
        <table:table-row table:style-name="ro1">
          <table:table-cell office:value-type="float" office:value="125.6" calcext:value-type="float">
            <text:p>125.6</text:p>
          </table:table-cell>
          <table:table-cell table:formula="of:=SQRT(2)*[.A1257]" office:value-type="float" office:value="177.625223434061" calcext:value-type="float">
            <text:p>177.6252234341</text:p>
          </table:table-cell>
          <table:table-cell table:formula="of:=SQRT(3)*[.A1257]" office:value-type="float" office:value="217.545581430651" calcext:value-type="float">
            <text:p>217.5455814307</text:p>
          </table:table-cell>
          <table:table-cell table:formula="of:=(1-ROUND([.B1257])/[.B1257])^2" office:value-type="float" office:value="0.00000445179933698008" calcext:value-type="float">
            <text:p>4.45179933698008E-006</text:p>
          </table:table-cell>
          <table:table-cell table:formula="of:=(1-ROUND([.C1257])/[.C1257])^2" office:value-type="float" office:value="0.00000436326516308169" calcext:value-type="float">
            <text:p>4.36326516308169E-006</text:p>
          </table:table-cell>
          <table:table-cell table:formula="of:=(1-ROUND([.A1257])/[.A1257])^2" office:value-type="float" office:value="0.0000101423992859758" calcext:value-type="float">
            <text:p>1.01423992859758E-005</text:p>
          </table:table-cell>
          <table:table-cell table:formula="of:=SUM([.D1257:.F1257])" office:value-type="float" office:value="0.0000189574637860376" calcext:value-type="float">
            <text:p>1.89574637860376E-005</text:p>
          </table:table-cell>
          <table:table-cell table:number-columns-repeated="4"/>
        </table:table-row>
        <table:table-row table:style-name="ro1">
          <table:table-cell office:value-type="float" office:value="125.7" calcext:value-type="float">
            <text:p>125.7</text:p>
          </table:table-cell>
          <table:table-cell table:formula="of:=SQRT(2)*[.A1258]" office:value-type="float" office:value="177.766644790298" calcext:value-type="float">
            <text:p>177.7666447903</text:p>
          </table:table-cell>
          <table:table-cell table:formula="of:=SQRT(3)*[.A1258]" office:value-type="float" office:value="217.718786511408" calcext:value-type="float">
            <text:p>217.7187865114</text:p>
          </table:table-cell>
          <table:table-cell table:formula="of:=(1-ROUND([.B1258])/[.B1258])^2" office:value-type="float" office:value="0.00000172319510012118" calcext:value-type="float">
            <text:p>1.72319510012118E-006</text:p>
          </table:table-cell>
          <table:table-cell table:formula="of:=(1-ROUND([.C1258])/[.C1258])^2" office:value-type="float" office:value="0.00000166832434028236" calcext:value-type="float">
            <text:p>1.66832434028236E-006</text:p>
          </table:table-cell>
          <table:table-cell table:formula="of:=(1-ROUND([.A1258])/[.A1258])^2" office:value-type="float" office:value="0.00000569602588274132" calcext:value-type="float">
            <text:p>0.000005696</text:p>
          </table:table-cell>
          <table:table-cell table:formula="of:=SUM([.D1258:.F1258])" office:value-type="float" office:value="0.00000908754532314486" calcext:value-type="float">
            <text:p>9.08754532314486E-006</text:p>
          </table:table-cell>
          <table:table-cell table:number-columns-repeated="4"/>
        </table:table-row>
        <table:table-row table:style-name="ro1">
          <table:table-cell office:value-type="float" office:value="125.8" calcext:value-type="float">
            <text:p>125.8</text:p>
          </table:table-cell>
          <table:table-cell table:formula="of:=SQRT(2)*[.A1259]" office:value-type="float" office:value="177.908066146535" calcext:value-type="float">
            <text:p>177.9080661465</text:p>
          </table:table-cell>
          <table:table-cell table:formula="of:=SQRT(3)*[.A1259]" office:value-type="float" office:value="217.891991592165" calcext:value-type="float">
            <text:p>217.8919915922</text:p>
          </table:table-cell>
          <table:table-cell table:formula="of:=(1-ROUND([.B1259])/[.B1259])^2" office:value-type="float" office:value="0.000000267029750861876" calcext:value-type="float">
            <text:p>0.000000267</text:p>
          </table:table-cell>
          <table:table-cell table:formula="of:=(1-ROUND([.C1259])/[.C1259])^2" office:value-type="float" office:value="0.000000245715521628306" calcext:value-type="float">
            <text:p>2.45715521628306E-007</text:p>
          </table:table-cell>
          <table:table-cell table:formula="of:=(1-ROUND([.A1259])/[.A1259])^2" office:value-type="float" office:value="0.00000252754390975694" calcext:value-type="float">
            <text:p>2.52754390975694E-006</text:p>
          </table:table-cell>
          <table:table-cell table:formula="of:=SUM([.D1259:.F1259])" office:value-type="float" office:value="0.00000304028918224712" calcext:value-type="float">
            <text:p>3.04028918224712E-006</text:p>
          </table:table-cell>
          <table:table-cell table:number-columns-repeated="4"/>
        </table:table-row>
        <table:table-row table:style-name="ro1">
          <table:table-cell office:value-type="float" office:value="125.9" calcext:value-type="float">
            <text:p>125.9</text:p>
          </table:table-cell>
          <table:table-cell table:formula="of:=SQRT(2)*[.A1260]" office:value-type="float" office:value="178.049487502773" calcext:value-type="float">
            <text:p>178.0494875028</text:p>
          </table:table-cell>
          <table:table-cell table:formula="of:=SQRT(3)*[.A1260]" office:value-type="float" office:value="218.065196672922" calcext:value-type="float">
            <text:p>218.0651966729</text:p>
          </table:table-cell>
          <table:table-cell table:formula="of:=(1-ROUND([.B1260])/[.B1260])^2" office:value-type="float" office:value="0.0000000772519805194684" calcext:value-type="float">
            <text:p>7.72519805194684E-008</text:p>
          </table:table-cell>
          <table:table-cell table:formula="of:=(1-ROUND([.C1260])/[.C1260])^2" office:value-type="float" office:value="0.0000000893877801839562" calcext:value-type="float">
            <text:p>8.93877801839562E-008</text:p>
          </table:table-cell>
          <table:table-cell table:formula="of:=(1-ROUND([.A1260])/[.A1260])^2" office:value-type="float" office:value="0.000000630882585811087" calcext:value-type="float">
            <text:p>6.30882585811087E-007</text:p>
          </table:table-cell>
          <table:table-cell table:formula="of:=SUM([.D1260:.F1260])" office:value-type="float" office:value="0.000000797522346514511" calcext:value-type="float">
            <text:p>7.97522346514511E-007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SQRT(2)*[.A1261]" office:value-type="float" office:value="178.19090885901" calcext:value-type="float">
            <text:p>178.190908859</text:p>
          </table:table-cell>
          <table:table-cell table:formula="of:=SQRT(3)*[.A1261]" office:value-type="float" office:value="218.238401753679" calcext:value-type="float">
            <text:p>218.2384017537</text:p>
          </table:table-cell>
          <table:table-cell table:formula="of:=(1-ROUND([.B1261])/[.B1261])^2" office:value-type="float" office:value="0.00000114783926834513" calcext:value-type="float">
            <text:p>1.14783926834513E-006</text:p>
          </table:table-cell>
          <table:table-cell table:formula="of:=(1-ROUND([.C1261])/[.C1261])^2" office:value-type="float" office:value="0.00000119331897532947" calcext:value-type="float">
            <text:p>1.19331897532947E-006</text:p>
          </table:table-cell>
          <table:table-cell table:formula="of:=(1-ROUND([.A1261])/[.A1261])^2" office:value-type="float" office:value="0" calcext:value-type="float">
            <text:p>0</text:p>
          </table:table-cell>
          <table:table-cell table:formula="of:=SUM([.D1261:.F1261])" office:value-type="float" office:value="0.0000023411582436746" calcext:value-type="float">
            <text:p>2.3411582436746E-006</text:p>
          </table:table-cell>
          <table:table-cell table:number-columns-repeated="4"/>
        </table:table-row>
        <table:table-row table:style-name="ro1">
          <table:table-cell office:value-type="float" office:value="126.1" calcext:value-type="float">
            <text:p>126.1</text:p>
          </table:table-cell>
          <table:table-cell table:formula="of:=SQRT(2)*[.A1262]" office:value-type="float" office:value="178.332330215247" calcext:value-type="float">
            <text:p>178.3323302152</text:p>
          </table:table-cell>
          <table:table-cell table:formula="of:=SQRT(3)*[.A1262]" office:value-type="float" office:value="218.411606834435" calcext:value-type="float">
            <text:p>218.4116068344</text:p>
          </table:table-cell>
          <table:table-cell table:formula="of:=(1-ROUND([.B1262])/[.B1262])^2" office:value-type="float" office:value="0.00000347279772942747" calcext:value-type="float">
            <text:p>3.47279772942747E-006</text:p>
          </table:table-cell>
          <table:table-cell table:formula="of:=(1-ROUND([.C1262])/[.C1262])^2" office:value-type="float" office:value="0.00000355151560067754" calcext:value-type="float">
            <text:p>3.55151560067754E-006</text:p>
          </table:table-cell>
          <table:table-cell table:formula="of:=(1-ROUND([.A1262])/[.A1262])^2" office:value-type="float" office:value="0.000000628882959221338" calcext:value-type="float">
            <text:p>6.28882959221338E-007</text:p>
          </table:table-cell>
          <table:table-cell table:formula="of:=SUM([.D1262:.F1262])" office:value-type="float" office:value="0.00000765319628932635" calcext:value-type="float">
            <text:p>7.65319628932635E-006</text:p>
          </table:table-cell>
          <table:table-cell table:number-columns-repeated="4"/>
        </table:table-row>
        <table:table-row table:style-name="ro1">
          <table:table-cell office:value-type="float" office:value="126.2" calcext:value-type="float">
            <text:p>126.2</text:p>
          </table:table-cell>
          <table:table-cell table:formula="of:=SQRT(2)*[.A1263]" office:value-type="float" office:value="178.473751571485" calcext:value-type="float">
            <text:p>178.4737515715</text:p>
          </table:table-cell>
          <table:table-cell table:formula="of:=SQRT(3)*[.A1263]" office:value-type="float" office:value="218.584811915192" calcext:value-type="float">
            <text:p>218.5848119152</text:p>
          </table:table-cell>
          <table:table-cell table:formula="of:=(1-ROUND([.B1263])/[.B1263])^2" office:value-type="float" office:value="0.00000704616196350592" calcext:value-type="float">
            <text:p>7.04616196350592E-006</text:p>
          </table:table-cell>
          <table:table-cell table:formula="of:=(1-ROUND([.C1263])/[.C1263])^2" office:value-type="float" office:value="0.00000360786101112962" calcext:value-type="float">
            <text:p>3.60786101112962E-006</text:p>
          </table:table-cell>
          <table:table-cell table:formula="of:=(1-ROUND([.A1263])/[.A1263])^2" office:value-type="float" office:value="0.00000251154683658139" calcext:value-type="float">
            <text:p>2.51154683658139E-006</text:p>
          </table:table-cell>
          <table:table-cell table:formula="of:=SUM([.D1263:.F1263])" office:value-type="float" office:value="0.0000131655698112169" calcext:value-type="float">
            <text:p>1.31655698112169E-005</text:p>
          </table:table-cell>
          <table:table-cell table:number-columns-repeated="4"/>
        </table:table-row>
        <table:table-row table:style-name="ro1">
          <table:table-cell office:value-type="float" office:value="126.3" calcext:value-type="float">
            <text:p>126.3</text:p>
          </table:table-cell>
          <table:table-cell table:formula="of:=SQRT(2)*[.A1264]" office:value-type="float" office:value="178.615172927722" calcext:value-type="float">
            <text:p>178.6151729277</text:p>
          </table:table-cell>
          <table:table-cell table:formula="of:=SQRT(3)*[.A1264]" office:value-type="float" office:value="218.758016995949" calcext:value-type="float">
            <text:p>218.758016996</text:p>
          </table:table-cell>
          <table:table-cell table:formula="of:=(1-ROUND([.B1264])/[.B1264])^2" office:value-type="float" office:value="0.00000464188670787028" calcext:value-type="float">
            <text:p>4.64188670787028E-006</text:p>
          </table:table-cell>
          <table:table-cell table:formula="of:=(1-ROUND([.C1264])/[.C1264])^2" office:value-type="float" office:value="0.0000012236064903771" calcext:value-type="float">
            <text:p>1.2236064903771E-006</text:p>
          </table:table-cell>
          <table:table-cell table:formula="of:=(1-ROUND([.A1264])/[.A1264])^2" office:value-type="float" office:value="0.00000564203542069841" calcext:value-type="float">
            <text:p>0.000005642</text:p>
          </table:table-cell>
          <table:table-cell table:formula="of:=SUM([.D1264:.F1264])" office:value-type="float" office:value="0.0000115075286189458" calcext:value-type="float">
            <text:p>1.15075286189458E-005</text:p>
          </table:table-cell>
          <table:table-cell table:number-columns-repeated="4"/>
        </table:table-row>
        <table:table-row table:style-name="ro1">
          <table:table-cell office:value-type="float" office:value="126.4" calcext:value-type="float">
            <text:p>126.4</text:p>
          </table:table-cell>
          <table:table-cell table:formula="of:=SQRT(2)*[.A1265]" office:value-type="float" office:value="178.756594283959" calcext:value-type="float">
            <text:p>178.756594284</text:p>
          </table:table-cell>
          <table:table-cell table:formula="of:=SQRT(3)*[.A1265]" office:value-type="float" office:value="218.931222076706" calcext:value-type="float">
            <text:p>218.9312220767</text:p>
          </table:table-cell>
          <table:table-cell table:formula="of:=(1-ROUND([.B1265])/[.B1265])^2" office:value-type="float" office:value="0.0000018541181364077" calcext:value-type="float">
            <text:p>1.8541181364077E-006</text:p>
          </table:table-cell>
          <table:table-cell table:formula="of:=(1-ROUND([.C1265])/[.C1265])^2" office:value-type="float" office:value="0.0000000986921736597068" calcext:value-type="float">
            <text:p>9.86921736597068E-008</text:p>
          </table:table-cell>
          <table:table-cell table:formula="of:=(1-ROUND([.A1265])/[.A1265])^2" office:value-type="float" office:value="0.000010014420765903" calcext:value-type="float">
            <text:p>1.0014420765903E-005</text:p>
          </table:table-cell>
          <table:table-cell table:formula="of:=SUM([.D1265:.F1265])" office:value-type="float" office:value="0.0000119672310759704" calcext:value-type="float">
            <text:p>1.19672310759704E-005</text:p>
          </table:table-cell>
          <table:table-cell table:number-columns-repeated="4"/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SQRT(2)*[.A1266]" office:value-type="float" office:value="178.898015640197" calcext:value-type="float">
            <text:p>178.8980156402</text:p>
          </table:table-cell>
          <table:table-cell table:formula="of:=SQRT(3)*[.A1266]" office:value-type="float" office:value="219.104427157463" calcext:value-type="float">
            <text:p>219.1044271575</text:p>
          </table:table-cell>
          <table:table-cell table:formula="of:=(1-ROUND([.B1266])/[.B1266])^2" office:value-type="float" office:value="0.000000324979601134775" calcext:value-type="float">
            <text:p>0.000000325</text:p>
          </table:table-cell>
          <table:table-cell table:formula="of:=(1-ROUND([.C1266])/[.C1266])^2" office:value-type="float" office:value="0.00000022715620648752" calcext:value-type="float">
            <text:p>2.2715620648752E-007</text:p>
          </table:table-cell>
          <table:table-cell table:formula="of:=(1-ROUND([.A1266])/[.A1266])^2" office:value-type="float" office:value="0.0000156228030433219" calcext:value-type="float">
            <text:p>1.56228030433219E-005</text:p>
          </table:table-cell>
          <table:table-cell table:formula="of:=SUM([.D1266:.F1266])" office:value-type="float" office:value="0.0000161749388509441" calcext:value-type="float">
            <text:p>1.61749388509441E-005</text:p>
          </table:table-cell>
          <table:table-cell table:number-columns-repeated="4"/>
        </table:table-row>
        <table:table-row table:style-name="ro1">
          <table:table-cell office:value-type="float" office:value="126.6" calcext:value-type="float">
            <text:p>126.6</text:p>
          </table:table-cell>
          <table:table-cell table:formula="of:=SQRT(2)*[.A1267]" office:value-type="float" office:value="179.039436996434" calcext:value-type="float">
            <text:p>179.0394369964</text:p>
          </table:table-cell>
          <table:table-cell table:formula="of:=SQRT(3)*[.A1267]" office:value-type="float" office:value="219.27763223822" calcext:value-type="float">
            <text:p>219.2776322382</text:p>
          </table:table-cell>
          <table:table-cell table:formula="of:=(1-ROUND([.B1267])/[.B1267])^2" office:value-type="float" office:value="0.0000000485188228190155" calcext:value-type="float">
            <text:p>4.85188228190155E-008</text:p>
          </table:table-cell>
          <table:table-cell table:formula="of:=(1-ROUND([.C1267])/[.C1267])^2" office:value-type="float" office:value="0.00000160306496432727" calcext:value-type="float">
            <text:p>1.60306496432727E-006</text:p>
          </table:table-cell>
          <table:table-cell table:formula="of:=(1-ROUND([.A1267])/[.A1267])^2" office:value-type="float" office:value="0.00000998280461904437" calcext:value-type="float">
            <text:p>9.98280461904437E-006</text:p>
          </table:table-cell>
          <table:table-cell table:formula="of:=SUM([.D1267:.F1267])" office:value-type="float" office:value="0.0000116343884061907" calcext:value-type="float">
            <text:p>1.16343884061907E-005</text:p>
          </table:table-cell>
          <table:table-cell table:number-columns-repeated="4"/>
        </table:table-row>
        <table:table-row table:style-name="ro1">
          <table:table-cell office:value-type="float" office:value="126.7" calcext:value-type="float">
            <text:p>126.7</text:p>
          </table:table-cell>
          <table:table-cell table:formula="of:=SQRT(2)*[.A1268]" office:value-type="float" office:value="179.180858352671" calcext:value-type="float">
            <text:p>179.1808583527</text:p>
          </table:table-cell>
          <table:table-cell table:formula="of:=SQRT(3)*[.A1268]" office:value-type="float" office:value="219.450837318977" calcext:value-type="float">
            <text:p>219.450837319</text:p>
          </table:table-cell>
          <table:table-cell table:formula="of:=(1-ROUND([.B1268])/[.B1268])^2" office:value-type="float" office:value="0.00000101881168222423" calcext:value-type="float">
            <text:p>1.01881168222423E-006</text:p>
          </table:table-cell>
          <table:table-cell table:formula="of:=(1-ROUND([.C1268])/[.C1268])^2" office:value-type="float" office:value="0.00000422051290415876" calcext:value-type="float">
            <text:p>4.22051290415876E-006</text:p>
          </table:table-cell>
          <table:table-cell table:formula="of:=(1-ROUND([.A1268])/[.A1268])^2" office:value-type="float" office:value="0.00000560646712211934" calcext:value-type="float">
            <text:p>5.60646712211934E-006</text:p>
          </table:table-cell>
          <table:table-cell table:formula="of:=SUM([.D1268:.F1268])" office:value-type="float" office:value="0.0000108457917085023" calcext:value-type="float">
            <text:p>1.08457917085023E-005</text:p>
          </table:table-cell>
          <table:table-cell table:number-columns-repeated="4"/>
        </table:table-row>
        <table:table-row table:style-name="ro1">
          <table:table-cell office:value-type="float" office:value="126.8" calcext:value-type="float">
            <text:p>126.8</text:p>
          </table:table-cell>
          <table:table-cell table:formula="of:=SQRT(2)*[.A1269]" office:value-type="float" office:value="179.322279708908" calcext:value-type="float">
            <text:p>179.3222797089</text:p>
          </table:table-cell>
          <table:table-cell table:formula="of:=SQRT(3)*[.A1269]" office:value-type="float" office:value="219.624042399734" calcext:value-type="float">
            <text:p>219.6240423997</text:p>
          </table:table-cell>
          <table:table-cell table:formula="of:=(1-ROUND([.B1269])/[.B1269])^2" office:value-type="float" office:value="0.00000322996207215857" calcext:value-type="float">
            <text:p>0.00000323</text:p>
          </table:table-cell>
          <table:table-cell table:formula="of:=(1-ROUND([.C1269])/[.C1269])^2" office:value-type="float" office:value="0.00000293033974693035" calcext:value-type="float">
            <text:p>2.93033974693035E-006</text:p>
          </table:table-cell>
          <table:table-cell table:formula="of:=(1-ROUND([.A1269])/[.A1269])^2" office:value-type="float" office:value="0.00000248783448934706" calcext:value-type="float">
            <text:p>2.48783448934706E-006</text:p>
          </table:table-cell>
          <table:table-cell table:formula="of:=SUM([.D1269:.F1269])" office:value-type="float" office:value="0.00000864813630843598" calcext:value-type="float">
            <text:p>8.64813630843598E-006</text:p>
          </table:table-cell>
          <table:table-cell table:number-columns-repeated="4"/>
        </table:table-row>
        <table:table-row table:style-name="ro1">
          <table:table-cell office:value-type="float" office:value="126.9" calcext:value-type="float">
            <text:p>126.9</text:p>
          </table:table-cell>
          <table:table-cell table:formula="of:=SQRT(2)*[.A1270]" office:value-type="float" office:value="179.463701065146" calcext:value-type="float">
            <text:p>179.4637010651</text:p>
          </table:table-cell>
          <table:table-cell table:formula="of:=SQRT(3)*[.A1270]" office:value-type="float" office:value="219.797247480491" calcext:value-type="float">
            <text:p>219.7972474805</text:p>
          </table:table-cell>
          <table:table-cell table:formula="of:=(1-ROUND([.B1270])/[.B1270])^2" office:value-type="float" office:value="0.0000066761017503946" calcext:value-type="float">
            <text:p>6.6761017503946E-006</text:p>
          </table:table-cell>
          <table:table-cell table:formula="of:=(1-ROUND([.C1270])/[.C1270])^2" office:value-type="float" office:value="0.000000850918607017127" calcext:value-type="float">
            <text:p>8.50918607017127E-007</text:p>
          </table:table-cell>
          <table:table-cell table:formula="of:=(1-ROUND([.A1270])/[.A1270])^2" office:value-type="float" office:value="0.000000620978774324342" calcext:value-type="float">
            <text:p>0.000000621</text:p>
          </table:table-cell>
          <table:table-cell table:formula="of:=SUM([.D1270:.F1270])" office:value-type="float" office:value="0.00000814799913173606" calcext:value-type="float">
            <text:p>0.000008148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SQRT(2)*[.A1271]" office:value-type="float" office:value="179.605122421383" calcext:value-type="float">
            <text:p>179.6051224214</text:p>
          </table:table-cell>
          <table:table-cell table:formula="of:=SQRT(3)*[.A1271]" office:value-type="float" office:value="219.970452561247" calcext:value-type="float">
            <text:p>219.9704525612</text:p>
          </table:table-cell>
          <table:table-cell table:formula="of:=(1-ROUND([.B1271])/[.B1271])^2" office:value-type="float" office:value="0.00000483378703249902" calcext:value-type="float">
            <text:p>4.83378703249902E-006</text:p>
          </table:table-cell>
          <table:table-cell table:formula="of:=(1-ROUND([.C1271])/[.C1271])^2" office:value-type="float" office:value="0.0000000180430929141829" calcext:value-type="float">
            <text:p>0.000000018</text:p>
          </table:table-cell>
          <table:table-cell table:formula="of:=(1-ROUND([.A1271])/[.A1271])^2" office:value-type="float" office:value="0" calcext:value-type="float">
            <text:p>0</text:p>
          </table:table-cell>
          <table:table-cell table:formula="of:=SUM([.D1271:.F1271])" office:value-type="float" office:value="0.0000048518301254132" calcext:value-type="float">
            <text:p>4.8518301254132E-006</text:p>
          </table:table-cell>
          <table:table-cell table:number-columns-repeated="4"/>
        </table:table-row>
        <table:table-row table:style-name="ro1">
          <table:table-cell office:value-type="float" office:value="127.1" calcext:value-type="float">
            <text:p>127.1</text:p>
          </table:table-cell>
          <table:table-cell table:formula="of:=SQRT(2)*[.A1272]" office:value-type="float" office:value="179.74654377762" calcext:value-type="float">
            <text:p>179.7465437776</text:p>
          </table:table-cell>
          <table:table-cell table:formula="of:=SQRT(3)*[.A1272]" office:value-type="float" office:value="220.143657642004" calcext:value-type="float">
            <text:p>220.143657642</text:p>
          </table:table-cell>
          <table:table-cell table:formula="of:=(1-ROUND([.B1272])/[.B1272])^2" office:value-type="float" office:value="0.00000198831330463124" calcext:value-type="float">
            <text:p>1.98831330463124E-006</text:p>
          </table:table-cell>
          <table:table-cell table:formula="of:=(1-ROUND([.C1272])/[.C1272])^2" office:value-type="float" office:value="0.000000425838684425893" calcext:value-type="float">
            <text:p>4.25838684425893E-007</text:p>
          </table:table-cell>
          <table:table-cell table:formula="of:=(1-ROUND([.A1272])/[.A1272])^2" office:value-type="float" office:value="0.000000619026012091976" calcext:value-type="float">
            <text:p>0.000000619</text:p>
          </table:table-cell>
          <table:table-cell table:formula="of:=SUM([.D1272:.F1272])" office:value-type="float" office:value="0.00000303317800114911" calcext:value-type="float">
            <text:p>3.03317800114911E-006</text:p>
          </table:table-cell>
          <table:table-cell table:number-columns-repeated="4"/>
        </table:table-row>
        <table:table-row table:style-name="ro1">
          <table:table-cell office:value-type="float" office:value="127.2" calcext:value-type="float">
            <text:p>127.2</text:p>
          </table:table-cell>
          <table:table-cell table:formula="of:=SQRT(2)*[.A1273]" office:value-type="float" office:value="179.887965133858" calcext:value-type="float">
            <text:p>179.8879651339</text:p>
          </table:table-cell>
          <table:table-cell table:formula="of:=SQRT(3)*[.A1273]" office:value-type="float" office:value="220.316862722761" calcext:value-type="float">
            <text:p>220.3168627228</text:p>
          </table:table-cell>
          <table:table-cell table:formula="of:=(1-ROUND([.B1273])/[.B1273])^2" office:value-type="float" office:value="0.00000038788428165924" calcext:value-type="float">
            <text:p>3.8788428165924E-007</text:p>
          </table:table-cell>
          <table:table-cell table:formula="of:=(1-ROUND([.C1273])/[.C1273])^2" office:value-type="float" office:value="0.00000206845854832587" calcext:value-type="float">
            <text:p>2.06845854832587E-006</text:p>
          </table:table-cell>
          <table:table-cell table:formula="of:=(1-ROUND([.A1273])/[.A1273])^2" office:value-type="float" office:value="0.00000247221233337306" calcext:value-type="float">
            <text:p>2.47221233337306E-006</text:p>
          </table:table-cell>
          <table:table-cell table:formula="of:=SUM([.D1273:.F1273])" office:value-type="float" office:value="0.00000492855516335818" calcext:value-type="float">
            <text:p>4.92855516335818E-006</text:p>
          </table:table-cell>
          <table:table-cell table:number-columns-repeated="4"/>
        </table:table-row>
        <table:table-row table:style-name="ro1">
          <table:table-cell office:value-type="float" office:value="127.3" calcext:value-type="float">
            <text:p>127.3</text:p>
          </table:table-cell>
          <table:table-cell table:formula="of:=SQRT(2)*[.A1274]" office:value-type="float" office:value="180.029386490095" calcext:value-type="float">
            <text:p>180.0293864901</text:p>
          </table:table-cell>
          <table:table-cell table:formula="of:=SQRT(3)*[.A1274]" office:value-type="float" office:value="220.490067803518" calcext:value-type="float">
            <text:p>220.4900678035</text:p>
          </table:table-cell>
          <table:table-cell table:formula="of:=(1-ROUND([.B1274])/[.B1274])^2" office:value-type="float" office:value="0.0000000266445648336128" calcext:value-type="float">
            <text:p>2.66445648336128E-008</text:p>
          </table:table-cell>
          <table:table-cell table:formula="of:=(1-ROUND([.C1274])/[.C1274])^2" office:value-type="float" office:value="0.00000494008339344764" calcext:value-type="float">
            <text:p>4.94008339344764E-006</text:p>
          </table:table-cell>
          <table:table-cell table:formula="of:=(1-ROUND([.A1274])/[.A1274])^2" office:value-type="float" office:value="0.00000555374201880975" calcext:value-type="float">
            <text:p>5.55374201880975E-006</text:p>
          </table:table-cell>
          <table:table-cell table:formula="of:=SUM([.D1274:.F1274])" office:value-type="float" office:value="0.000010520469977091" calcext:value-type="float">
            <text:p>1.0520469977091E-005</text:p>
          </table:table-cell>
          <table:table-cell table:number-columns-repeated="4"/>
        </table:table-row>
        <table:table-row table:style-name="ro1">
          <table:table-cell office:value-type="float" office:value="127.4" calcext:value-type="float">
            <text:p>127.4</text:p>
          </table:table-cell>
          <table:table-cell table:formula="of:=SQRT(2)*[.A1275]" office:value-type="float" office:value="180.170807846332" calcext:value-type="float">
            <text:p>180.1708078463</text:p>
          </table:table-cell>
          <table:table-cell table:formula="of:=SQRT(3)*[.A1275]" office:value-type="float" office:value="220.663272884275" calcext:value-type="float">
            <text:p>220.6632728843</text:p>
          </table:table-cell>
          <table:table-cell table:formula="of:=(1-ROUND([.B1275])/[.B1275])^2" office:value-type="float" office:value="0.00000089876630449507" calcext:value-type="float">
            <text:p>8.9876630449507E-007</text:p>
          </table:table-cell>
          <table:table-cell table:formula="of:=(1-ROUND([.C1275])/[.C1275])^2" office:value-type="float" office:value="0.00000232860631016909" calcext:value-type="float">
            <text:p>2.32860631016909E-006</text:p>
          </table:table-cell>
          <table:table-cell table:formula="of:=(1-ROUND([.A1275])/[.A1275])^2" office:value-type="float" office:value="0.00000985782551155966" calcext:value-type="float">
            <text:p>9.85782551155966E-006</text:p>
          </table:table-cell>
          <table:table-cell table:formula="of:=SUM([.D1275:.F1275])" office:value-type="float" office:value="0.0000130851981262238" calcext:value-type="float">
            <text:p>1.30851981262238E-005</text:p>
          </table:table-cell>
          <table:table-cell table:number-columns-repeated="4"/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SQRT(2)*[.A1276]" office:value-type="float" office:value="180.31222920257" calcext:value-type="float">
            <text:p>180.3122292026</text:p>
          </table:table-cell>
          <table:table-cell table:formula="of:=SQRT(3)*[.A1276]" office:value-type="float" office:value="220.836477965032" calcext:value-type="float">
            <text:p>220.836477965</text:p>
          </table:table-cell>
          <table:table-cell table:formula="of:=(1-ROUND([.B1276])/[.B1276])^2" office:value-type="float" office:value="0.00000299844905612502" calcext:value-type="float">
            <text:p>2.99844905612502E-006</text:p>
          </table:table-cell>
          <table:table-cell table:formula="of:=(1-ROUND([.C1276])/[.C1276])^2" office:value-type="float" office:value="0.000000548290778831338" calcext:value-type="float">
            <text:p>5.48290778831338E-007</text:p>
          </table:table-cell>
          <table:table-cell table:formula="of:=(1-ROUND([.A1276])/[.A1276])^2" office:value-type="float" office:value="0.0000153787004998077" calcext:value-type="float">
            <text:p>1.53787004998077E-005</text:p>
          </table:table-cell>
          <table:table-cell table:formula="of:=SUM([.D1276:.F1276])" office:value-type="float" office:value="0.000018925440334764" calcext:value-type="float">
            <text:p>1.8925440334764E-005</text:p>
          </table:table-cell>
          <table:table-cell table:number-columns-repeated="4"/>
        </table:table-row>
        <table:table-row table:style-name="ro1">
          <table:table-cell office:value-type="float" office:value="127.6" calcext:value-type="float">
            <text:p>127.6</text:p>
          </table:table-cell>
          <table:table-cell table:formula="of:=SQRT(2)*[.A1277]" office:value-type="float" office:value="180.453650558807" calcext:value-type="float">
            <text:p>180.4536505588</text:p>
          </table:table-cell>
          <table:table-cell table:formula="of:=SQRT(3)*[.A1277]" office:value-type="float" office:value="221.009683045789" calcext:value-type="float">
            <text:p>221.0096830458</text:p>
          </table:table-cell>
          <table:table-cell table:formula="of:=(1-ROUND([.B1277])/[.B1277])^2" office:value-type="float" office:value="0.00000631991963724569" calcext:value-type="float">
            <text:p>6.31991963724569E-006</text:p>
          </table:table-cell>
          <table:table-cell table:formula="of:=(1-ROUND([.C1277])/[.C1277])^2" office:value-type="float" office:value="0.00000000191955856833043" calcext:value-type="float">
            <text:p>1.91955856833043E-009</text:p>
          </table:table-cell>
          <table:table-cell table:formula="of:=(1-ROUND([.A1277])/[.A1277])^2" office:value-type="float" office:value="0.00000982694745531276" calcext:value-type="float">
            <text:p>9.82694745531276E-006</text:p>
          </table:table-cell>
          <table:table-cell table:formula="of:=SUM([.D1277:.F1277])" office:value-type="float" office:value="0.0000161487866511268" calcext:value-type="float">
            <text:p>1.61487866511268E-005</text:p>
          </table:table-cell>
          <table:table-cell table:number-columns-repeated="4"/>
        </table:table-row>
        <table:table-row table:style-name="ro1">
          <table:table-cell office:value-type="float" office:value="127.7" calcext:value-type="float">
            <text:p>127.7</text:p>
          </table:table-cell>
          <table:table-cell table:formula="of:=SQRT(2)*[.A1278]" office:value-type="float" office:value="180.595071915044" calcext:value-type="float">
            <text:p>180.595071915</text:p>
          </table:table-cell>
          <table:table-cell table:formula="of:=SQRT(3)*[.A1278]" office:value-type="float" office:value="221.182888126546" calcext:value-type="float">
            <text:p>221.1828881265</text:p>
          </table:table-cell>
          <table:table-cell table:formula="of:=(1-ROUND([.B1278])/[.B1278])^2" office:value-type="float" office:value="0.00000502740657662655" calcext:value-type="float">
            <text:p>5.02740657662655E-006</text:p>
          </table:table-cell>
          <table:table-cell table:formula="of:=(1-ROUND([.C1278])/[.C1278])^2" office:value-type="float" office:value="0.000000683703767484256" calcext:value-type="float">
            <text:p>6.83703767484256E-007</text:p>
          </table:table-cell>
          <table:table-cell table:formula="of:=(1-ROUND([.A1278])/[.A1278])^2" office:value-type="float" office:value="0.00000551900407731782" calcext:value-type="float">
            <text:p>0.000005519</text:p>
          </table:table-cell>
          <table:table-cell table:formula="of:=SUM([.D1278:.F1278])" office:value-type="float" office:value="0.0000112301144214286" calcext:value-type="float">
            <text:p>1.12301144214286E-005</text:p>
          </table:table-cell>
          <table:table-cell table:number-columns-repeated="4"/>
        </table:table-row>
        <table:table-row table:style-name="ro1">
          <table:table-cell office:value-type="float" office:value="127.8" calcext:value-type="float">
            <text:p>127.8</text:p>
          </table:table-cell>
          <table:table-cell table:formula="of:=SQRT(2)*[.A1279]" office:value-type="float" office:value="180.736493271282" calcext:value-type="float">
            <text:p>180.7364932713</text:p>
          </table:table-cell>
          <table:table-cell table:formula="of:=SQRT(3)*[.A1279]" office:value-type="float" office:value="221.356093207303" calcext:value-type="float">
            <text:p>221.3560932073</text:p>
          </table:table-cell>
          <table:table-cell table:formula="of:=(1-ROUND([.B1279])/[.B1279])^2" office:value-type="float" office:value="0.00000212564979758279" calcext:value-type="float">
            <text:p>2.12564979758279E-006</text:p>
          </table:table-cell>
          <table:table-cell table:formula="of:=(1-ROUND([.C1279])/[.C1279])^2" office:value-type="float" office:value="0.00000258788168065036" calcext:value-type="float">
            <text:p>2.58788168065036E-006</text:p>
          </table:table-cell>
          <table:table-cell table:formula="of:=(1-ROUND([.A1279])/[.A1279])^2" office:value-type="float" office:value="0.00000244905356325055" calcext:value-type="float">
            <text:p>2.44905356325055E-006</text:p>
          </table:table-cell>
          <table:table-cell table:formula="of:=SUM([.D1279:.F1279])" office:value-type="float" office:value="0.0000071625850414837" calcext:value-type="float">
            <text:p>7.1625850414837E-006</text:p>
          </table:table-cell>
          <table:table-cell table:number-columns-repeated="4"/>
        </table:table-row>
        <table:table-row table:style-name="ro1">
          <table:table-cell office:value-type="float" office:value="127.9" calcext:value-type="float">
            <text:p>127.9</text:p>
          </table:table-cell>
          <table:table-cell table:formula="of:=SQRT(2)*[.A1280]" office:value-type="float" office:value="180.877914627519" calcext:value-type="float">
            <text:p>180.8779146275</text:p>
          </table:table-cell>
          <table:table-cell table:formula="of:=SQRT(3)*[.A1280]" office:value-type="float" office:value="221.529298288059" calcext:value-type="float">
            <text:p>221.5292982881</text:p>
          </table:table-cell>
          <table:table-cell table:formula="of:=(1-ROUND([.B1280])/[.B1280])^2" office:value-type="float" office:value="0.000000455571115220085" calcext:value-type="float">
            <text:p>4.55571115220085E-007</text:p>
          </table:table-cell>
          <table:table-cell table:formula="of:=(1-ROUND([.C1280])/[.C1280])^2" office:value-type="float" office:value="0.00000451470327543683" calcext:value-type="float">
            <text:p>4.51470327543683E-006</text:p>
          </table:table-cell>
          <table:table-cell table:formula="of:=(1-ROUND([.A1280])/[.A1280])^2" office:value-type="float" office:value="0.000000611306355568675" calcext:value-type="float">
            <text:p>6.11306355568675E-007</text:p>
          </table:table-cell>
          <table:table-cell table:formula="of:=SUM([.D1280:.F1280])" office:value-type="float" office:value="0.00000558158074622559" calcext:value-type="float">
            <text:p>5.58158074622559E-00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SQRT(2)*[.A1281]" office:value-type="float" office:value="181.019335983756" calcext:value-type="float">
            <text:p>181.0193359838</text:p>
          </table:table-cell>
          <table:table-cell table:formula="of:=SQRT(3)*[.A1281]" office:value-type="float" office:value="221.702503368816" calcext:value-type="float">
            <text:p>221.7025033688</text:p>
          </table:table-cell>
          <table:table-cell table:formula="of:=(1-ROUND([.B1281])/[.B1281])^2" office:value-type="float" office:value="0.0000000114099202825602" calcext:value-type="float">
            <text:p>1.14099202825602E-008</text:p>
          </table:table-cell>
          <table:table-cell table:formula="of:=(1-ROUND([.C1281])/[.C1281])^2" office:value-type="float" office:value="0.00000180062348562963" calcext:value-type="float">
            <text:p>1.80062348562963E-006</text:p>
          </table:table-cell>
          <table:table-cell table:formula="of:=(1-ROUND([.A1281])/[.A1281])^2" office:value-type="float" office:value="0" calcext:value-type="float">
            <text:p>0</text:p>
          </table:table-cell>
          <table:table-cell table:formula="of:=SUM([.D1281:.F1281])" office:value-type="float" office:value="0.00000181203340591219" calcext:value-type="float">
            <text:p>0.000001812</text:p>
          </table:table-cell>
          <table:table-cell table:number-columns-repeated="4"/>
        </table:table-row>
        <table:table-row table:style-name="ro1">
          <table:table-cell office:value-type="float" office:value="128.1" calcext:value-type="float">
            <text:p>128.1</text:p>
          </table:table-cell>
          <table:table-cell table:formula="of:=SQRT(2)*[.A1282]" office:value-type="float" office:value="181.160757339993" calcext:value-type="float">
            <text:p>181.16075734</text:p>
          </table:table-cell>
          <table:table-cell table:formula="of:=SQRT(3)*[.A1282]" office:value-type="float" office:value="221.875708449573" calcext:value-type="float">
            <text:p>221.8757084496</text:p>
          </table:table-cell>
          <table:table-cell table:formula="of:=(1-ROUND([.B1282])/[.B1282])^2" office:value-type="float" office:value="0.000000787432558170967" calcext:value-type="float">
            <text:p>7.87432558170967E-007</text:p>
          </table:table-cell>
          <table:table-cell table:formula="of:=(1-ROUND([.C1282])/[.C1282])^2" office:value-type="float" office:value="0.000000313807772955538" calcext:value-type="float">
            <text:p>3.13807772955538E-007</text:p>
          </table:table-cell>
          <table:table-cell table:formula="of:=(1-ROUND([.A1282])/[.A1282])^2" office:value-type="float" office:value="0.000000609399004607667" calcext:value-type="float">
            <text:p>6.09399004607667E-007</text:p>
          </table:table-cell>
          <table:table-cell table:formula="of:=SUM([.D1282:.F1282])" office:value-type="float" office:value="0.00000171063933573417" calcext:value-type="float">
            <text:p>1.71063933573417E-006</text:p>
          </table:table-cell>
          <table:table-cell table:number-columns-repeated="4"/>
        </table:table-row>
        <table:table-row table:style-name="ro1">
          <table:table-cell office:value-type="float" office:value="128.2" calcext:value-type="float">
            <text:p>128.2</text:p>
          </table:table-cell>
          <table:table-cell table:formula="of:=SQRT(2)*[.A1283]" office:value-type="float" office:value="181.302178696231" calcext:value-type="float">
            <text:p>181.3021786962</text:p>
          </table:table-cell>
          <table:table-cell table:formula="of:=SQRT(3)*[.A1283]" office:value-type="float" office:value="222.04891353033" calcext:value-type="float">
            <text:p>222.0489135303</text:p>
          </table:table-cell>
          <table:table-cell table:formula="of:=(1-ROUND([.B1283])/[.B1283])^2" office:value-type="float" office:value="0.00000277793218887377" calcext:value-type="float">
            <text:p>2.77793218887377E-006</text:p>
          </table:table-cell>
          <table:table-cell table:formula="of:=(1-ROUND([.C1283])/[.C1283])^2" office:value-type="float" office:value="0.0000000485244602319276" calcext:value-type="float">
            <text:p>4.85244602319276E-008</text:p>
          </table:table-cell>
          <table:table-cell table:formula="of:=(1-ROUND([.A1283])/[.A1283])^2" office:value-type="float" office:value="0.00000243379469968179" calcext:value-type="float">
            <text:p>2.43379469968179E-006</text:p>
          </table:table-cell>
          <table:table-cell table:formula="of:=SUM([.D1283:.F1283])" office:value-type="float" office:value="0.00000526025134878749" calcext:value-type="float">
            <text:p>5.26025134878749E-006</text:p>
          </table:table-cell>
          <table:table-cell table:number-columns-repeated="4"/>
        </table:table-row>
        <table:table-row table:style-name="ro1">
          <table:table-cell office:value-type="float" office:value="128.3" calcext:value-type="float">
            <text:p>128.3</text:p>
          </table:table-cell>
          <table:table-cell table:formula="of:=SQRT(2)*[.A1284]" office:value-type="float" office:value="181.443600052468" calcext:value-type="float">
            <text:p>181.4436000525</text:p>
          </table:table-cell>
          <table:table-cell table:formula="of:=SQRT(3)*[.A1284]" office:value-type="float" office:value="222.222118611087" calcext:value-type="float">
            <text:p>222.2221186111</text:p>
          </table:table-cell>
          <table:table-cell table:formula="of:=(1-ROUND([.B1284])/[.B1284])^2" office:value-type="float" office:value="0.00000597722864771368" calcext:value-type="float">
            <text:p>5.97722864771368E-006</text:p>
          </table:table-cell>
          <table:table-cell table:formula="of:=(1-ROUND([.C1284])/[.C1284])^2" office:value-type="float" office:value="0.0000009990686488033" calcext:value-type="float">
            <text:p>9.990686488033E-007</text:p>
          </table:table-cell>
          <table:table-cell table:formula="of:=(1-ROUND([.A1284])/[.A1284])^2" office:value-type="float" office:value="0.00000546750509844908" calcext:value-type="float">
            <text:p>5.46750509844908E-006</text:p>
          </table:table-cell>
          <table:table-cell table:formula="of:=SUM([.D1284:.F1284])" office:value-type="float" office:value="0.0000124438023949661" calcext:value-type="float">
            <text:p>1.24438023949661E-005</text:p>
          </table:table-cell>
          <table:table-cell table:number-columns-repeated="4"/>
        </table:table-row>
        <table:table-row table:style-name="ro1">
          <table:table-cell office:value-type="float" office:value="128.4" calcext:value-type="float">
            <text:p>128.4</text:p>
          </table:table-cell>
          <table:table-cell table:formula="of:=SQRT(2)*[.A1285]" office:value-type="float" office:value="181.585021408705" calcext:value-type="float">
            <text:p>181.5850214087</text:p>
          </table:table-cell>
          <table:table-cell table:formula="of:=SQRT(3)*[.A1285]" office:value-type="float" office:value="222.395323691844" calcext:value-type="float">
            <text:p>222.3953236918</text:p>
          </table:table-cell>
          <table:table-cell table:formula="of:=(1-ROUND([.B1285])/[.B1285])^2" office:value-type="float" office:value="0.00000522265503637026" calcext:value-type="float">
            <text:p>5.22265503637026E-006</text:p>
          </table:table-cell>
          <table:table-cell table:formula="of:=(1-ROUND([.C1285])/[.C1285])^2" office:value-type="float" office:value="0.00000315976207959757" calcext:value-type="float">
            <text:p>3.15976207959757E-006</text:p>
          </table:table-cell>
          <table:table-cell table:formula="of:=(1-ROUND([.A1285])/[.A1285])^2" office:value-type="float" office:value="0.00000970487475859124" calcext:value-type="float">
            <text:p>9.70487475859124E-006</text:p>
          </table:table-cell>
          <table:table-cell table:formula="of:=SUM([.D1285:.F1285])" office:value-type="float" office:value="0.0000180872918745591" calcext:value-type="float">
            <text:p>1.80872918745591E-005</text:p>
          </table:table-cell>
          <table:table-cell table:number-columns-repeated="4"/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SQRT(2)*[.A1286]" office:value-type="float" office:value="181.726442764943" calcext:value-type="float">
            <text:p>181.7264427649</text:p>
          </table:table-cell>
          <table:table-cell table:formula="of:=SQRT(3)*[.A1286]" office:value-type="float" office:value="222.568528772601" calcext:value-type="float">
            <text:p>222.5685287726</text:p>
          </table:table-cell>
          <table:table-cell table:formula="of:=(1-ROUND([.B1286])/[.B1286])^2" office:value-type="float" office:value="0.00000226600132786835" calcext:value-type="float">
            <text:p>0.000002266</text:p>
          </table:table-cell>
          <table:table-cell table:formula="of:=(1-ROUND([.C1286])/[.C1286])^2" office:value-type="float" office:value="0.0000037581678263801" calcext:value-type="float">
            <text:p>3.7581678263801E-006</text:p>
          </table:table-cell>
          <table:table-cell table:formula="of:=(1-ROUND([.A1286])/[.A1286])^2" office:value-type="float" office:value="0.0000151402746445819" calcext:value-type="float">
            <text:p>1.51402746445819E-005</text:p>
          </table:table-cell>
          <table:table-cell table:formula="of:=SUM([.D1286:.F1286])" office:value-type="float" office:value="0.0000211644437988304" calcext:value-type="float">
            <text:p>2.11644437988304E-005</text:p>
          </table:table-cell>
          <table:table-cell table:number-columns-repeated="4"/>
        </table:table-row>
        <table:table-row table:style-name="ro1">
          <table:table-cell office:value-type="float" office:value="128.6" calcext:value-type="float">
            <text:p>128.6</text:p>
          </table:table-cell>
          <table:table-cell table:formula="of:=SQRT(2)*[.A1287]" office:value-type="float" office:value="181.86786412118" calcext:value-type="float">
            <text:p>181.8678641212</text:p>
          </table:table-cell>
          <table:table-cell table:formula="of:=SQRT(3)*[.A1287]" office:value-type="float" office:value="222.741733853358" calcext:value-type="float">
            <text:p>222.7417338534</text:p>
          </table:table-cell>
          <table:table-cell table:formula="of:=(1-ROUND([.B1287])/[.B1287])^2" office:value-type="float" office:value="0.000000527873161851001" calcext:value-type="float">
            <text:p>5.27873161851001E-007</text:p>
          </table:table-cell>
          <table:table-cell table:formula="of:=(1-ROUND([.C1287])/[.C1287])^2" office:value-type="float" office:value="0.00000134441012276209" calcext:value-type="float">
            <text:p>1.34441012276209E-006</text:p>
          </table:table-cell>
          <table:table-cell table:formula="of:=(1-ROUND([.A1287])/[.A1287])^2" office:value-type="float" office:value="0.00000967471199591705" calcext:value-type="float">
            <text:p>9.67471199591705E-006</text:p>
          </table:table-cell>
          <table:table-cell table:formula="of:=SUM([.D1287:.F1287])" office:value-type="float" office:value="0.0000115469952805301" calcext:value-type="float">
            <text:p>0.000011547</text:p>
          </table:table-cell>
          <table:table-cell table:number-columns-repeated="4"/>
        </table:table-row>
        <table:table-row table:style-name="ro1">
          <table:table-cell office:value-type="float" office:value="128.7" calcext:value-type="float">
            <text:p>128.7</text:p>
          </table:table-cell>
          <table:table-cell table:formula="of:=SQRT(2)*[.A1288]" office:value-type="float" office:value="182.009285477417" calcext:value-type="float">
            <text:p>182.0092854774</text:p>
          </table:table-cell>
          <table:table-cell table:formula="of:=SQRT(3)*[.A1288]" office:value-type="float" office:value="222.914938934114" calcext:value-type="float">
            <text:p>222.9149389341</text:p>
          </table:table-cell>
          <table:table-cell table:formula="of:=(1-ROUND([.B1288])/[.B1288])^2" office:value-type="float" office:value="0.00000000260268366734026" calcext:value-type="float">
            <text:p>2.60268366734026E-009</text:p>
          </table:table-cell>
          <table:table-cell table:formula="of:=(1-ROUND([.C1288])/[.C1288])^2" office:value-type="float" office:value="0.000000145607348153001" calcext:value-type="float">
            <text:p>1.45607348153001E-007</text:p>
          </table:table-cell>
          <table:table-cell table:formula="of:=(1-ROUND([.A1288])/[.A1288])^2" office:value-type="float" office:value="0.00000543357186713845" calcext:value-type="float">
            <text:p>5.43357186713845E-006</text:p>
          </table:table-cell>
          <table:table-cell table:formula="of:=SUM([.D1288:.F1288])" office:value-type="float" office:value="0.00000558178189895879" calcext:value-type="float">
            <text:p>5.58178189895879E-006</text:p>
          </table:table-cell>
          <table:table-cell table:number-columns-repeated="4"/>
        </table:table-row>
        <table:table-row table:style-name="ro1">
          <table:table-cell office:value-type="float" office:value="128.8" calcext:value-type="float">
            <text:p>128.8</text:p>
          </table:table-cell>
          <table:table-cell table:formula="of:=SQRT(2)*[.A1289]" office:value-type="float" office:value="182.150706833655" calcext:value-type="float">
            <text:p>182.1507068337</text:p>
          </table:table-cell>
          <table:table-cell table:formula="of:=SQRT(3)*[.A1289]" office:value-type="float" office:value="223.088144014871" calcext:value-type="float">
            <text:p>223.0881440149</text:p>
          </table:table-cell>
          <table:table-cell table:formula="of:=(1-ROUND([.B1289])/[.B1289])^2" office:value-type="float" office:value="0.000000684548414841516" calcext:value-type="float">
            <text:p>6.84548414841516E-007</text:p>
          </table:table-cell>
          <table:table-cell table:formula="of:=(1-ROUND([.C1289])/[.C1289])^2" office:value-type="float" office:value="0.000000156110701700385" calcext:value-type="float">
            <text:p>1.56110701700385E-007</text:p>
          </table:table-cell>
          <table:table-cell table:formula="of:=(1-ROUND([.A1289])/[.A1289])^2" office:value-type="float" office:value="0.00000241117240847182" calcext:value-type="float">
            <text:p>2.41117240847182E-006</text:p>
          </table:table-cell>
          <table:table-cell table:formula="of:=SUM([.D1289:.F1289])" office:value-type="float" office:value="0.00000325183152501372" calcext:value-type="float">
            <text:p>3.25183152501372E-006</text:p>
          </table:table-cell>
          <table:table-cell table:number-columns-repeated="4"/>
        </table:table-row>
        <table:table-row table:style-name="ro1">
          <table:table-cell office:value-type="float" office:value="128.9" calcext:value-type="float">
            <text:p>128.9</text:p>
          </table:table-cell>
          <table:table-cell table:formula="of:=SQRT(2)*[.A1290]" office:value-type="float" office:value="182.292128189892" calcext:value-type="float">
            <text:p>182.2921281899</text:p>
          </table:table-cell>
          <table:table-cell table:formula="of:=SQRT(3)*[.A1290]" office:value-type="float" office:value="223.261349095628" calcext:value-type="float">
            <text:p>223.2613490956</text:p>
          </table:table-cell>
          <table:table-cell table:formula="of:=(1-ROUND([.B1290])/[.B1290])^2" office:value-type="float" office:value="0.00000256809511675024" calcext:value-type="float">
            <text:p>2.56809511675024E-006</text:p>
          </table:table-cell>
          <table:table-cell table:formula="of:=(1-ROUND([.C1290])/[.C1290])^2" office:value-type="float" office:value="0.00000137029765268726" calcext:value-type="float">
            <text:p>1.37029765268726E-006</text:p>
          </table:table-cell>
          <table:table-cell table:formula="of:=(1-ROUND([.A1290])/[.A1290])^2" office:value-type="float" office:value="0.000000601858176935377" calcext:value-type="float">
            <text:p>6.01858176935377E-007</text:p>
          </table:table-cell>
          <table:table-cell table:formula="of:=SUM([.D1290:.F1290])" office:value-type="float" office:value="0.00000454025094637288" calcext:value-type="float">
            <text:p>4.54025094637288E-00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SQRT(2)*[.A1291]" office:value-type="float" office:value="182.433549546129" calcext:value-type="float">
            <text:p>182.4335495461</text:p>
          </table:table-cell>
          <table:table-cell table:formula="of:=SQRT(3)*[.A1291]" office:value-type="float" office:value="223.434554176385" calcext:value-type="float">
            <text:p>223.4345541764</text:p>
          </table:table-cell>
          <table:table-cell table:formula="of:=(1-ROUND([.B1291])/[.B1291])^2" office:value-type="float" office:value="0.0000056476536550961" calcext:value-type="float">
            <text:p>5.6476536550961E-006</text:p>
          </table:table-cell>
          <table:table-cell table:formula="of:=(1-ROUND([.C1291])/[.C1291])^2" office:value-type="float" office:value="0.00000378257180485498" calcext:value-type="float">
            <text:p>3.78257180485498E-006</text:p>
          </table:table-cell>
          <table:table-cell table:formula="of:=(1-ROUND([.A1291])/[.A1291])^2" office:value-type="float" office:value="0" calcext:value-type="float">
            <text:p>0</text:p>
          </table:table-cell>
          <table:table-cell table:formula="of:=SUM([.D1291:.F1291])" office:value-type="float" office:value="0.00000943022545995108" calcext:value-type="float">
            <text:p>9.43022545995108E-006</text:p>
          </table:table-cell>
          <table:table-cell table:number-columns-repeated="4"/>
        </table:table-row>
        <table:table-row table:style-name="ro1">
          <table:table-cell office:value-type="float" office:value="129.1" calcext:value-type="float">
            <text:p>129.1</text:p>
          </table:table-cell>
          <table:table-cell table:formula="of:=SQRT(2)*[.A1292]" office:value-type="float" office:value="182.574970902367" calcext:value-type="float">
            <text:p>182.5749709024</text:p>
          </table:table-cell>
          <table:table-cell table:formula="of:=SQRT(3)*[.A1292]" office:value-type="float" office:value="223.607759257142" calcext:value-type="float">
            <text:p>223.6077592571</text:p>
          </table:table-cell>
          <table:table-cell table:formula="of:=(1-ROUND([.B1292])/[.B1292])^2" office:value-type="float" office:value="0.00000541944540782198" calcext:value-type="float">
            <text:p>5.41944540782198E-006</text:p>
          </table:table-cell>
          <table:table-cell table:formula="of:=(1-ROUND([.C1292])/[.C1292])^2" office:value-type="float" office:value="0.00000307702954470101" calcext:value-type="float">
            <text:p>0.000003077</text:p>
          </table:table-cell>
          <table:table-cell table:formula="of:=(1-ROUND([.A1292])/[.A1292])^2" office:value-type="float" office:value="0.000000599994840044355" calcext:value-type="float">
            <text:p>0.0000006</text:p>
          </table:table-cell>
          <table:table-cell table:formula="of:=SUM([.D1292:.F1292])" office:value-type="float" office:value="0.00000909646979256735" calcext:value-type="float">
            <text:p>9.09646979256735E-006</text:p>
          </table:table-cell>
          <table:table-cell table:number-columns-repeated="4"/>
        </table:table-row>
        <table:table-row table:style-name="ro1">
          <table:table-cell office:value-type="float" office:value="129.2" calcext:value-type="float">
            <text:p>129.2</text:p>
          </table:table-cell>
          <table:table-cell table:formula="of:=SQRT(2)*[.A1293]" office:value-type="float" office:value="182.716392258604" calcext:value-type="float">
            <text:p>182.7163922586</text:p>
          </table:table-cell>
          <table:table-cell table:formula="of:=SQRT(3)*[.A1293]" office:value-type="float" office:value="223.780964337899" calcext:value-type="float">
            <text:p>223.7809643379</text:p>
          </table:table-cell>
          <table:table-cell table:formula="of:=(1-ROUND([.B1293])/[.B1293])^2" office:value-type="float" office:value="0.00000240924596048932" calcext:value-type="float">
            <text:p>2.40924596048932E-006</text:p>
          </table:table-cell>
          <table:table-cell table:formula="of:=(1-ROUND([.C1293])/[.C1293])^2" office:value-type="float" office:value="0.000000958039416813791" calcext:value-type="float">
            <text:p>0.000000958</text:p>
          </table:table-cell>
          <table:table-cell table:formula="of:=(1-ROUND([.A1293])/[.A1293])^2" office:value-type="float" office:value="0.0000023962656595958" calcext:value-type="float">
            <text:p>2.3962656595958E-006</text:p>
          </table:table-cell>
          <table:table-cell table:formula="of:=SUM([.D1293:.F1293])" office:value-type="float" office:value="0.00000576355103689891" calcext:value-type="float">
            <text:p>5.76355103689891E-006</text:p>
          </table:table-cell>
          <table:table-cell table:number-columns-repeated="4"/>
        </table:table-row>
        <table:table-row table:style-name="ro1">
          <table:table-cell office:value-type="float" office:value="129.3" calcext:value-type="float">
            <text:p>129.3</text:p>
          </table:table-cell>
          <table:table-cell table:formula="of:=SQRT(2)*[.A1294]" office:value-type="float" office:value="182.857813614841" calcext:value-type="float">
            <text:p>182.8578136148</text:p>
          </table:table-cell>
          <table:table-cell table:formula="of:=SQRT(3)*[.A1294]" office:value-type="float" office:value="223.954169418656" calcext:value-type="float">
            <text:p>223.9541694187</text:p>
          </table:table-cell>
          <table:table-cell table:formula="of:=(1-ROUND([.B1294])/[.B1294])^2" office:value-type="float" office:value="0.000000604629010291007" calcext:value-type="float">
            <text:p>6.04629010291007E-007</text:p>
          </table:table-cell>
          <table:table-cell table:formula="of:=(1-ROUND([.C1294])/[.C1294])^2" office:value-type="float" office:value="0.0000000418786263261679" calcext:value-type="float">
            <text:p>4.18786263261679E-008</text:p>
          </table:table-cell>
          <table:table-cell table:formula="of:=(1-ROUND([.A1294])/[.A1294])^2" office:value-type="float" office:value="0.00000538326128735343" calcext:value-type="float">
            <text:p>5.38326128735343E-006</text:p>
          </table:table-cell>
          <table:table-cell table:formula="of:=SUM([.D1294:.F1294])" office:value-type="float" office:value="0.0000060297689239706" calcext:value-type="float">
            <text:p>6.0297689239706E-006</text:p>
          </table:table-cell>
          <table:table-cell table:number-columns-repeated="4"/>
        </table:table-row>
        <table:table-row table:style-name="ro1">
          <table:table-cell office:value-type="float" office:value="129.4" calcext:value-type="float">
            <text:p>129.4</text:p>
          </table:table-cell>
          <table:table-cell table:formula="of:=SQRT(2)*[.A1295]" office:value-type="float" office:value="182.999234971079" calcext:value-type="float">
            <text:p>182.9992349711</text:p>
          </table:table-cell>
          <table:table-cell table:formula="of:=SQRT(3)*[.A1295]" office:value-type="float" office:value="224.127374499413" calcext:value-type="float">
            <text:p>224.1273744994</text:p>
          </table:table-cell>
          <table:table-cell table:formula="of:=(1-ROUND([.B1295])/[.B1295])^2" office:value-type="float" office:value="0.000000000017476608563308" calcext:value-type="float">
            <text:p>1.7476608563308E-011</text:p>
          </table:table-cell>
          <table:table-cell table:formula="of:=(1-ROUND([.C1295])/[.C1295])^2" office:value-type="float" office:value="0.000000322979660029624" calcext:value-type="float">
            <text:p>0.000000323</text:p>
          </table:table-cell>
          <table:table-cell table:formula="of:=(1-ROUND([.A1295])/[.A1295])^2" office:value-type="float" office:value="0.00000955545628498221" calcext:value-type="float">
            <text:p>9.55545628498221E-006</text:p>
          </table:table-cell>
          <table:table-cell table:formula="of:=SUM([.D1295:.F1295])" office:value-type="float" office:value="0.0000098784534216204" calcext:value-type="float">
            <text:p>9.8784534216204E-006</text:p>
          </table:table-cell>
          <table:table-cell table:number-columns-repeated="4"/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SQRT(2)*[.A1296]" office:value-type="float" office:value="183.140656327316" calcext:value-type="float">
            <text:p>183.1406563273</text:p>
          </table:table-cell>
          <table:table-cell table:formula="of:=SQRT(3)*[.A1296]" office:value-type="float" office:value="224.30057958017" calcext:value-type="float">
            <text:p>224.3005795802</text:p>
          </table:table-cell>
          <table:table-cell table:formula="of:=(1-ROUND([.B1296])/[.B1296])^2" office:value-type="float" office:value="0.000000589860091947695" calcext:value-type="float">
            <text:p>5.89860091947695E-007</text:p>
          </table:table-cell>
          <table:table-cell table:formula="of:=(1-ROUND([.C1296])/[.C1296])^2" office:value-type="float" office:value="0.0000017958007784606" calcext:value-type="float">
            <text:p>1.7958007784606E-006</text:p>
          </table:table-cell>
          <table:table-cell table:formula="of:=(1-ROUND([.A1296])/[.A1296])^2" office:value-type="float" office:value="0.0000149073508146867" calcext:value-type="float">
            <text:p>1.49073508146867E-005</text:p>
          </table:table-cell>
          <table:table-cell table:formula="of:=SUM([.D1296:.F1296])" office:value-type="float" office:value="0.000017293011685095" calcext:value-type="float">
            <text:p>0.000017293</text:p>
          </table:table-cell>
          <table:table-cell table:number-columns-repeated="4"/>
        </table:table-row>
        <table:table-row table:style-name="ro1">
          <table:table-cell office:value-type="float" office:value="129.6" calcext:value-type="float">
            <text:p>129.6</text:p>
          </table:table-cell>
          <table:table-cell table:formula="of:=SQRT(2)*[.A1297]" office:value-type="float" office:value="183.282077683553" calcext:value-type="float">
            <text:p>183.2820776836</text:p>
          </table:table-cell>
          <table:table-cell table:formula="of:=SQRT(3)*[.A1297]" office:value-type="float" office:value="224.473784660926" calcext:value-type="float">
            <text:p>224.4737846609</text:p>
          </table:table-cell>
          <table:table-cell table:formula="of:=(1-ROUND([.B1297])/[.B1297])^2" office:value-type="float" office:value="0.00000236863126925122" calcext:value-type="float">
            <text:p>2.36863126925122E-006</text:p>
          </table:table-cell>
          <table:table-cell table:formula="of:=(1-ROUND([.C1297])/[.C1297])^2" office:value-type="float" office:value="0.00000445482588340045" calcext:value-type="float">
            <text:p>4.45482588340045E-006</text:p>
          </table:table-cell>
          <table:table-cell table:formula="of:=(1-ROUND([.A1297])/[.A1297])^2" office:value-type="float" office:value="0.00000952598689224212" calcext:value-type="float">
            <text:p>0.000009526</text:p>
          </table:table-cell>
          <table:table-cell table:formula="of:=SUM([.D1297:.F1297])" office:value-type="float" office:value="0.0000163494440448938" calcext:value-type="float">
            <text:p>1.63494440448938E-005</text:p>
          </table:table-cell>
          <table:table-cell table:number-columns-repeated="4"/>
        </table:table-row>
        <table:table-row table:style-name="ro1">
          <table:table-cell office:value-type="float" office:value="129.7" calcext:value-type="float">
            <text:p>129.7</text:p>
          </table:table-cell>
          <table:table-cell table:formula="of:=SQRT(2)*[.A1298]" office:value-type="float" office:value="183.42349903979" calcext:value-type="float">
            <text:p>183.4234990398</text:p>
          </table:table-cell>
          <table:table-cell table:formula="of:=SQRT(3)*[.A1298]" office:value-type="float" office:value="224.646989741683" calcext:value-type="float">
            <text:p>224.6469897417</text:p>
          </table:table-cell>
          <table:table-cell table:formula="of:=(1-ROUND([.B1298])/[.B1298])^2" office:value-type="float" office:value="0.00000533083096997477" calcext:value-type="float">
            <text:p>5.33083096997477E-006</text:p>
          </table:table-cell>
          <table:table-cell table:formula="of:=(1-ROUND([.C1298])/[.C1298])^2" office:value-type="float" office:value="0.00000246929766112694" calcext:value-type="float">
            <text:p>2.46929766112694E-006</text:p>
          </table:table-cell>
          <table:table-cell table:formula="of:=(1-ROUND([.A1298])/[.A1298])^2" office:value-type="float" office:value="0.00000535010810190687" calcext:value-type="float">
            <text:p>5.35010810190687E-006</text:p>
          </table:table-cell>
          <table:table-cell table:formula="of:=SUM([.D1298:.F1298])" office:value-type="float" office:value="0.0000131502367330086" calcext:value-type="float">
            <text:p>1.31502367330086E-005</text:p>
          </table:table-cell>
          <table:table-cell table:number-columns-repeated="4"/>
        </table:table-row>
        <table:table-row table:style-name="ro1">
          <table:table-cell office:value-type="float" office:value="129.8" calcext:value-type="float">
            <text:p>129.8</text:p>
          </table:table-cell>
          <table:table-cell table:formula="of:=SQRT(2)*[.A1299]" office:value-type="float" office:value="183.564920396028" calcext:value-type="float">
            <text:p>183.564920396</text:p>
          </table:table-cell>
          <table:table-cell table:formula="of:=SQRT(3)*[.A1299]" office:value-type="float" office:value="224.82019482244" calcext:value-type="float">
            <text:p>224.8201948224</text:p>
          </table:table-cell>
          <table:table-cell table:formula="of:=(1-ROUND([.B1299])/[.B1299])^2" office:value-type="float" office:value="0.00000561769386209438" calcext:value-type="float">
            <text:p>5.61769386209438E-006</text:p>
          </table:table-cell>
          <table:table-cell table:formula="of:=(1-ROUND([.C1299])/[.C1299])^2" office:value-type="float" office:value="0.000000639637249145706" calcext:value-type="float">
            <text:p>6.39637249145706E-007</text:p>
          </table:table-cell>
          <table:table-cell table:formula="of:=(1-ROUND([.A1299])/[.A1299])^2" office:value-type="float" office:value="0.00000237416340416988" calcext:value-type="float">
            <text:p>2.37416340416988E-006</text:p>
          </table:table-cell>
          <table:table-cell table:formula="of:=SUM([.D1299:.F1299])" office:value-type="float" office:value="0.00000863149451540997" calcext:value-type="float">
            <text:p>8.63149451540997E-006</text:p>
          </table:table-cell>
          <table:table-cell table:number-columns-repeated="4"/>
        </table:table-row>
        <table:table-row table:style-name="ro1">
          <table:table-cell office:value-type="float" office:value="129.9" calcext:value-type="float">
            <text:p>129.9</text:p>
          </table:table-cell>
          <table:table-cell table:formula="of:=SQRT(2)*[.A1300]" office:value-type="float" office:value="183.706341752265" calcext:value-type="float">
            <text:p>183.7063417523</text:p>
          </table:table-cell>
          <table:table-cell table:formula="of:=SQRT(3)*[.A1300]" office:value-type="float" office:value="224.993399903197" calcext:value-type="float">
            <text:p>224.9933999032</text:p>
          </table:table-cell>
          <table:table-cell table:formula="of:=(1-ROUND([.B1300])/[.B1300])^2" office:value-type="float" office:value="0.00000255526595227653" calcext:value-type="float">
            <text:p>2.55526595227653E-006</text:p>
          </table:table-cell>
          <table:table-cell table:formula="of:=(1-ROUND([.C1300])/[.C1300])^2" office:value-type="float" office:value="0.000000000860520168928216" calcext:value-type="float">
            <text:p>8.60520168928216E-010</text:p>
          </table:table-cell>
          <table:table-cell table:formula="of:=(1-ROUND([.A1300])/[.A1300])^2" office:value-type="float" office:value="0.000000592627360064309" calcext:value-type="float">
            <text:p>5.92627360064309E-007</text:p>
          </table:table-cell>
          <table:table-cell table:formula="of:=SUM([.D1300:.F1300])" office:value-type="float" office:value="0.00000314875383250976" calcext:value-type="float">
            <text:p>3.14875383250976E-00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SQRT(2)*[.A1301]" office:value-type="float" office:value="183.847763108502" calcext:value-type="float">
            <text:p>183.8477631085</text:p>
          </table:table-cell>
          <table:table-cell table:formula="of:=SQRT(3)*[.A1301]" office:value-type="float" office:value="225.166604983954" calcext:value-type="float">
            <text:p>225.166604984</text:p>
          </table:table-cell>
          <table:table-cell table:formula="of:=(1-ROUND([.B1301])/[.B1301])^2" office:value-type="float" office:value="0.000000685682577895435" calcext:value-type="float">
            <text:p>6.85682577895435E-007</text:p>
          </table:table-cell>
          <table:table-cell table:formula="of:=(1-ROUND([.C1301])/[.C1301])^2" office:value-type="float" office:value="0.000000547479697797457" calcext:value-type="float">
            <text:p>5.47479697797457E-007</text:p>
          </table:table-cell>
          <table:table-cell table:formula="of:=(1-ROUND([.A1301])/[.A1301])^2" office:value-type="float" office:value="0" calcext:value-type="float">
            <text:p>0</text:p>
          </table:table-cell>
          <table:table-cell table:formula="of:=SUM([.D1301:.F1301])" office:value-type="float" office:value="0.00000123316227569289" calcext:value-type="float">
            <text:p>1.23316227569289E-006</text:p>
          </table:table-cell>
          <table:table-cell table:number-columns-repeated="4"/>
        </table:table-row>
        <table:table-row table:style-name="ro1">
          <table:table-cell office:value-type="float" office:value="130.1" calcext:value-type="float">
            <text:p>130.1</text:p>
          </table:table-cell>
          <table:table-cell table:formula="of:=SQRT(2)*[.A1302]" office:value-type="float" office:value="183.98918446474" calcext:value-type="float">
            <text:p>183.9891844647</text:p>
          </table:table-cell>
          <table:table-cell table:formula="of:=SQRT(3)*[.A1302]" office:value-type="float" office:value="225.339810064711" calcext:value-type="float">
            <text:p>225.3398100647</text:p>
          </table:table-cell>
          <table:table-cell table:formula="of:=(1-ROUND([.B1302])/[.B1302])^2" office:value-type="float" office:value="0.00000000345550436774771" calcext:value-type="float">
            <text:p>3.45550436774771E-009</text:p>
          </table:table-cell>
          <table:table-cell table:formula="of:=(1-ROUND([.C1302])/[.C1302])^2" office:value-type="float" office:value="0.00000227403229465252" calcext:value-type="float">
            <text:p>0.000002274</text:p>
          </table:table-cell>
          <table:table-cell table:formula="of:=(1-ROUND([.A1302])/[.A1302])^2" office:value-type="float" office:value="0.000000590806693367186" calcext:value-type="float">
            <text:p>5.90806693367186E-007</text:p>
          </table:table-cell>
          <table:table-cell table:formula="of:=SUM([.D1302:.F1302])" office:value-type="float" office:value="0.00000286829449238745" calcext:value-type="float">
            <text:p>2.86829449238745E-006</text:p>
          </table:table-cell>
          <table:table-cell table:number-columns-repeated="4"/>
        </table:table-row>
        <table:table-row table:style-name="ro1">
          <table:table-cell office:value-type="float" office:value="130.2" calcext:value-type="float">
            <text:p>130.2</text:p>
          </table:table-cell>
          <table:table-cell table:formula="of:=SQRT(2)*[.A1303]" office:value-type="float" office:value="184.130605820977" calcext:value-type="float">
            <text:p>184.130605821</text:p>
          </table:table-cell>
          <table:table-cell table:formula="of:=SQRT(3)*[.A1303]" office:value-type="float" office:value="225.513015145468" calcext:value-type="float">
            <text:p>225.5130151455</text:p>
          </table:table-cell>
          <table:table-cell table:formula="of:=(1-ROUND([.B1303])/[.B1303])^2" office:value-type="float" office:value="0.000000503121762132101" calcext:value-type="float">
            <text:p>5.03121762132101E-007</text:p>
          </table:table-cell>
          <table:table-cell table:formula="of:=(1-ROUND([.C1303])/[.C1303])^2" office:value-type="float" office:value="0.00000466323912527661" calcext:value-type="float">
            <text:p>4.66323912527661E-006</text:p>
          </table:table-cell>
          <table:table-cell table:formula="of:=(1-ROUND([.A1303])/[.A1303])^2" office:value-type="float" office:value="0.00000235959801888126" calcext:value-type="float">
            <text:p>2.35959801888126E-006</text:p>
          </table:table-cell>
          <table:table-cell table:formula="of:=SUM([.D1303:.F1303])" office:value-type="float" office:value="0.00000752595890628997" calcext:value-type="float">
            <text:p>0.000007526</text:p>
          </table:table-cell>
          <table:table-cell table:number-columns-repeated="4"/>
        </table:table-row>
        <table:table-row table:style-name="ro1">
          <table:table-cell office:value-type="float" office:value="130.3" calcext:value-type="float">
            <text:p>130.3</text:p>
          </table:table-cell>
          <table:table-cell table:formula="of:=SQRT(2)*[.A1304]" office:value-type="float" office:value="184.272027177214" calcext:value-type="float">
            <text:p>184.2720271772</text:p>
          </table:table-cell>
          <table:table-cell table:formula="of:=SQRT(3)*[.A1304]" office:value-type="float" office:value="225.686220226225" calcext:value-type="float">
            <text:p>225.6862202262</text:p>
          </table:table-cell>
          <table:table-cell table:formula="of:=(1-ROUND([.B1304])/[.B1304])^2" office:value-type="float" office:value="0.00000217924351747413" calcext:value-type="float">
            <text:p>2.17924351747413E-006</text:p>
          </table:table-cell>
          <table:table-cell table:formula="of:=(1-ROUND([.C1304])/[.C1304])^2" office:value-type="float" office:value="0.00000193303538914909" calcext:value-type="float">
            <text:p>0.000001933</text:p>
          </table:table-cell>
          <table:table-cell table:formula="of:=(1-ROUND([.A1304])/[.A1304])^2" office:value-type="float" office:value="0.00000530094963567787" calcext:value-type="float">
            <text:p>5.30094963567787E-006</text:p>
          </table:table-cell>
          <table:table-cell table:formula="of:=SUM([.D1304:.F1304])" office:value-type="float" office:value="0.00000941322854230109" calcext:value-type="float">
            <text:p>9.41322854230109E-006</text:p>
          </table:table-cell>
          <table:table-cell table:number-columns-repeated="4"/>
        </table:table-row>
        <table:table-row table:style-name="ro1">
          <table:table-cell office:value-type="float" office:value="130.4" calcext:value-type="float">
            <text:p>130.4</text:p>
          </table:table-cell>
          <table:table-cell table:formula="of:=SQRT(2)*[.A1305]" office:value-type="float" office:value="184.413448533452" calcext:value-type="float">
            <text:p>184.4134485335</text:p>
          </table:table-cell>
          <table:table-cell table:formula="of:=SQRT(3)*[.A1305]" office:value-type="float" office:value="225.859425306982" calcext:value-type="float">
            <text:p>225.859425307</text:p>
          </table:table-cell>
          <table:table-cell table:formula="of:=(1-ROUND([.B1305])/[.B1305])^2" office:value-type="float" office:value="0.00000502640794409447" calcext:value-type="float">
            <text:p>5.02640794409447E-006</text:p>
          </table:table-cell>
          <table:table-cell table:formula="of:=(1-ROUND([.C1305])/[.C1305])^2" office:value-type="float" office:value="0.000000387380584461273" calcext:value-type="float">
            <text:p>3.87380584461273E-007</text:p>
          </table:table-cell>
          <table:table-cell table:formula="of:=(1-ROUND([.A1305])/[.A1305])^2" office:value-type="float" office:value="0.00000940946215514379" calcext:value-type="float">
            <text:p>9.40946215514379E-006</text:p>
          </table:table-cell>
          <table:table-cell table:formula="of:=SUM([.D1305:.F1305])" office:value-type="float" office:value="0.0000148232506836995" calcext:value-type="float">
            <text:p>1.48232506836995E-005</text:p>
          </table:table-cell>
          <table:table-cell table:number-columns-repeated="4"/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SQRT(2)*[.A1306]" office:value-type="float" office:value="184.554869889689" calcext:value-type="float">
            <text:p>184.5548698897</text:p>
          </table:table-cell>
          <table:table-cell table:formula="of:=SQRT(3)*[.A1306]" office:value-type="float" office:value="226.032630387738" calcext:value-type="float">
            <text:p>226.0326303877</text:p>
          </table:table-cell>
          <table:table-cell table:formula="of:=(1-ROUND([.B1306])/[.B1306])^2" office:value-type="float" office:value="0.00000581731962553565" calcext:value-type="float">
            <text:p>5.81731962553565E-006</text:p>
          </table:table-cell>
          <table:table-cell table:formula="of:=(1-ROUND([.C1306])/[.C1306])^2" office:value-type="float" office:value="0.0000000208402147935458" calcext:value-type="float">
            <text:p>2.08402147935458E-008</text:p>
          </table:table-cell>
          <table:table-cell table:formula="of:=(1-ROUND([.A1306])/[.A1306])^2" office:value-type="float" office:value="0.0000146797610134909" calcext:value-type="float">
            <text:p>1.46797610134909E-005</text:p>
          </table:table-cell>
          <table:table-cell table:formula="of:=SUM([.D1306:.F1306])" office:value-type="float" office:value="0.0000205179208538201" calcext:value-type="float">
            <text:p>2.05179208538201E-005</text:p>
          </table:table-cell>
          <table:table-cell table:number-columns-repeated="4"/>
        </table:table-row>
        <table:table-row table:style-name="ro1">
          <table:table-cell office:value-type="float" office:value="130.6" calcext:value-type="float">
            <text:p>130.6</text:p>
          </table:table-cell>
          <table:table-cell table:formula="of:=SQRT(2)*[.A1307]" office:value-type="float" office:value="184.696291245926" calcext:value-type="float">
            <text:p>184.6962912459</text:p>
          </table:table-cell>
          <table:table-cell table:formula="of:=SQRT(3)*[.A1307]" office:value-type="float" office:value="226.205835468495" calcext:value-type="float">
            <text:p>226.2058354685</text:p>
          </table:table-cell>
          <table:table-cell table:formula="of:=(1-ROUND([.B1307])/[.B1307])^2" office:value-type="float" office:value="0.00000270394759787753" calcext:value-type="float">
            <text:p>2.70394759787753E-006</text:p>
          </table:table-cell>
          <table:table-cell table:formula="of:=(1-ROUND([.C1307])/[.C1307])^2" office:value-type="float" office:value="0.000000828004726500971" calcext:value-type="float">
            <text:p>0.000000828</text:p>
          </table:table-cell>
          <table:table-cell table:formula="of:=(1-ROUND([.A1307])/[.A1307])^2" office:value-type="float" office:value="0.00000938066504224826" calcext:value-type="float">
            <text:p>9.38066504224826E-006</text:p>
          </table:table-cell>
          <table:table-cell table:formula="of:=SUM([.D1307:.F1307])" office:value-type="float" office:value="0.0000129126173666268" calcext:value-type="float">
            <text:p>1.29126173666268E-005</text:p>
          </table:table-cell>
          <table:table-cell table:number-columns-repeated="4"/>
        </table:table-row>
        <table:table-row table:style-name="ro1">
          <table:table-cell office:value-type="float" office:value="130.7" calcext:value-type="float">
            <text:p>130.7</text:p>
          </table:table-cell>
          <table:table-cell table:formula="of:=SQRT(2)*[.A1308]" office:value-type="float" office:value="184.837712602164" calcext:value-type="float">
            <text:p>184.8377126022</text:p>
          </table:table-cell>
          <table:table-cell table:formula="of:=SQRT(3)*[.A1308]" office:value-type="float" office:value="226.379040549252" calcext:value-type="float">
            <text:p>226.3790405493</text:p>
          </table:table-cell>
          <table:table-cell table:formula="of:=(1-ROUND([.B1308])/[.B1308])^2" office:value-type="float" office:value="0.000000770882918606589" calcext:value-type="float">
            <text:p>7.70882918606589E-007</text:p>
          </table:table-cell>
          <table:table-cell table:formula="of:=(1-ROUND([.C1308])/[.C1308])^2" office:value-type="float" office:value="0.00000280348938157234" calcext:value-type="float">
            <text:p>2.80348938157234E-006</text:p>
          </table:table-cell>
          <table:table-cell table:formula="of:=(1-ROUND([.A1308])/[.A1308])^2" office:value-type="float" office:value="0.00000526855276953268" calcext:value-type="float">
            <text:p>5.26855276953268E-006</text:p>
          </table:table-cell>
          <table:table-cell table:formula="of:=SUM([.D1308:.F1308])" office:value-type="float" office:value="0.00000884292506971161" calcext:value-type="float">
            <text:p>8.84292506971161E-006</text:p>
          </table:table-cell>
          <table:table-cell table:number-columns-repeated="4"/>
        </table:table-row>
        <table:table-row table:style-name="ro1">
          <table:table-cell office:value-type="float" office:value="130.8" calcext:value-type="float">
            <text:p>130.8</text:p>
          </table:table-cell>
          <table:table-cell table:formula="of:=SQRT(2)*[.A1309]" office:value-type="float" office:value="184.979133958401" calcext:value-type="float">
            <text:p>184.9791339584</text:p>
          </table:table-cell>
          <table:table-cell table:formula="of:=SQRT(3)*[.A1309]" office:value-type="float" office:value="226.552245630009" calcext:value-type="float">
            <text:p>226.55224563</text:p>
          </table:table-cell>
          <table:table-cell table:formula="of:=(1-ROUND([.B1309])/[.B1309])^2" office:value-type="float" office:value="0.0000000127243220974" calcext:value-type="float">
            <text:p>1.27243220974E-008</text:p>
          </table:table-cell>
          <table:table-cell table:formula="of:=(1-ROUND([.C1309])/[.C1309])^2" office:value-type="float" office:value="0.00000390609609814817" calcext:value-type="float">
            <text:p>3.90609609814817E-006</text:p>
          </table:table-cell>
          <table:table-cell table:formula="of:=(1-ROUND([.A1309])/[.A1309])^2" office:value-type="float" office:value="0.00000233799998129586" calcext:value-type="float">
            <text:p>0.000002338</text:p>
          </table:table-cell>
          <table:table-cell table:formula="of:=SUM([.D1309:.F1309])" office:value-type="float" office:value="0.00000625682040154143" calcext:value-type="float">
            <text:p>6.25682040154143E-006</text:p>
          </table:table-cell>
          <table:table-cell table:number-columns-repeated="4"/>
        </table:table-row>
        <table:table-row table:style-name="ro1">
          <table:table-cell office:value-type="float" office:value="130.9" calcext:value-type="float">
            <text:p>130.9</text:p>
          </table:table-cell>
          <table:table-cell table:formula="of:=SQRT(2)*[.A1310]" office:value-type="float" office:value="185.120555314638" calcext:value-type="float">
            <text:p>185.1205553146</text:p>
          </table:table-cell>
          <table:table-cell table:formula="of:=SQRT(3)*[.A1310]" office:value-type="float" office:value="226.725450710766" calcext:value-type="float">
            <text:p>226.7254507108</text:p>
          </table:table-cell>
          <table:table-cell table:formula="of:=(1-ROUND([.B1310])/[.B1310])^2" office:value-type="float" office:value="0.000000424095274108767" calcext:value-type="float">
            <text:p>4.24095274108767E-007</text:p>
          </table:table-cell>
          <table:table-cell table:formula="of:=(1-ROUND([.C1310])/[.C1310])^2" office:value-type="float" office:value="0.00000146635829283355" calcext:value-type="float">
            <text:p>1.46635829283355E-006</text:p>
          </table:table-cell>
          <table:table-cell table:formula="of:=(1-ROUND([.A1310])/[.A1310])^2" office:value-type="float" office:value="0.00000058360728832107" calcext:value-type="float">
            <text:p>5.8360728832107E-007</text:p>
          </table:table-cell>
          <table:table-cell table:formula="of:=SUM([.D1310:.F1310])" office:value-type="float" office:value="0.00000247406085526339" calcext:value-type="float">
            <text:p>2.47406085526339E-00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SQRT(2)*[.A1311]" office:value-type="float" office:value="185.261976670875" calcext:value-type="float">
            <text:p>185.2619766709</text:p>
          </table:table-cell>
          <table:table-cell table:formula="of:=SQRT(3)*[.A1311]" office:value-type="float" office:value="226.898655791523" calcext:value-type="float">
            <text:p>226.8986557915</text:p>
          </table:table-cell>
          <table:table-cell table:formula="of:=(1-ROUND([.B1311])/[.B1311])^2" office:value-type="float" office:value="0.00000199964384601682" calcext:value-type="float">
            <text:p>1.99964384601682E-006</text:p>
          </table:table-cell>
          <table:table-cell table:formula="of:=(1-ROUND([.C1311])/[.C1311])^2" office:value-type="float" office:value="0.000000199495922767742" calcext:value-type="float">
            <text:p>1.99495922767742E-007</text:p>
          </table:table-cell>
          <table:table-cell table:formula="of:=(1-ROUND([.A1311])/[.A1311])^2" office:value-type="float" office:value="0" calcext:value-type="float">
            <text:p>0</text:p>
          </table:table-cell>
          <table:table-cell table:formula="of:=SUM([.D1311:.F1311])" office:value-type="float" office:value="0.00000219913976878456" calcext:value-type="float">
            <text:p>2.19913976878456E-006</text:p>
          </table:table-cell>
          <table:table-cell table:number-columns-repeated="4"/>
        </table:table-row>
        <table:table-row table:style-name="ro1">
          <table:table-cell office:value-type="float" office:value="131.1" calcext:value-type="float">
            <text:p>131.1</text:p>
          </table:table-cell>
          <table:table-cell table:formula="of:=SQRT(2)*[.A1312]" office:value-type="float" office:value="185.403398027113" calcext:value-type="float">
            <text:p>185.4033980271</text:p>
          </table:table-cell>
          <table:table-cell table:formula="of:=SQRT(3)*[.A1312]" office:value-type="float" office:value="227.07186087228" calcext:value-type="float">
            <text:p>227.0718608723</text:p>
          </table:table-cell>
          <table:table-cell table:formula="of:=(1-ROUND([.B1312])/[.B1312])^2" office:value-type="float" office:value="0.00000473404258976475" calcext:value-type="float">
            <text:p>0.000004734</text:p>
          </table:table-cell>
          <table:table-cell table:formula="of:=(1-ROUND([.C1312])/[.C1312])^2" office:value-type="float" office:value="0.000000100151701271085" calcext:value-type="float">
            <text:p>1.00151701271085E-007</text:p>
          </table:table-cell>
          <table:table-cell table:formula="of:=(1-ROUND([.A1312])/[.A1312])^2" office:value-type="float" office:value="0.000000581827998843322" calcext:value-type="float">
            <text:p>5.81827998843322E-007</text:p>
          </table:table-cell>
          <table:table-cell table:formula="of:=SUM([.D1312:.F1312])" office:value-type="float" office:value="0.00000541602228987915" calcext:value-type="float">
            <text:p>0.000005416</text:p>
          </table:table-cell>
          <table:table-cell table:number-columns-repeated="4"/>
        </table:table-row>
        <table:table-row table:style-name="ro1">
          <table:table-cell office:value-type="float" office:value="131.2" calcext:value-type="float">
            <text:p>131.2</text:p>
          </table:table-cell>
          <table:table-cell table:formula="of:=SQRT(2)*[.A1313]" office:value-type="float" office:value="185.54481938335" calcext:value-type="float">
            <text:p>185.5448193834</text:p>
          </table:table-cell>
          <table:table-cell table:formula="of:=SQRT(3)*[.A1313]" office:value-type="float" office:value="227.245065953037" calcext:value-type="float">
            <text:p>227.245065953</text:p>
          </table:table-cell>
          <table:table-cell table:formula="of:=(1-ROUND([.B1313])/[.B1313])^2" office:value-type="float" office:value="0.00000601824486487932" calcext:value-type="float">
            <text:p>6.01824486487932E-006</text:p>
          </table:table-cell>
          <table:table-cell table:formula="of:=(1-ROUND([.C1313])/[.C1313])^2" office:value-type="float" office:value="0.00000116299281913375" calcext:value-type="float">
            <text:p>0.000001163</text:p>
          </table:table-cell>
          <table:table-cell table:formula="of:=(1-ROUND([.A1313])/[.A1313])^2" office:value-type="float" office:value="0.00000232376561570477" calcext:value-type="float">
            <text:p>2.32376561570477E-006</text:p>
          </table:table-cell>
          <table:table-cell table:formula="of:=SUM([.D1313:.F1313])" office:value-type="float" office:value="0.00000950500329971784" calcext:value-type="float">
            <text:p>0.000009505</text:p>
          </table:table-cell>
          <table:table-cell table:number-columns-repeated="4"/>
        </table:table-row>
        <table:table-row table:style-name="ro1">
          <table:table-cell office:value-type="float" office:value="131.3" calcext:value-type="float">
            <text:p>131.3</text:p>
          </table:table-cell>
          <table:table-cell table:formula="of:=SQRT(2)*[.A1314]" office:value-type="float" office:value="185.686240739587" calcext:value-type="float">
            <text:p>185.6862407396</text:p>
          </table:table-cell>
          <table:table-cell table:formula="of:=SQRT(3)*[.A1314]" office:value-type="float" office:value="227.418271033794" calcext:value-type="float">
            <text:p>227.4182710338</text:p>
          </table:table-cell>
          <table:table-cell table:formula="of:=(1-ROUND([.B1314])/[.B1314])^2" office:value-type="float" office:value="0.00000285518108198689" calcext:value-type="float">
            <text:p>2.85518108198689E-006</text:p>
          </table:table-cell>
          <table:table-cell table:formula="of:=(1-ROUND([.C1314])/[.C1314])^2" office:value-type="float" office:value="0.0000033827108204142" calcext:value-type="float">
            <text:p>3.3827108204142E-006</text:p>
          </table:table-cell>
          <table:table-cell table:formula="of:=(1-ROUND([.A1314])/[.A1314])^2" office:value-type="float" office:value="0.00000522051150571789" calcext:value-type="float">
            <text:p>5.22051150571789E-006</text:p>
          </table:table-cell>
          <table:table-cell table:formula="of:=SUM([.D1314:.F1314])" office:value-type="float" office:value="0.000011458403408119" calcext:value-type="float">
            <text:p>1.1458403408119E-005</text:p>
          </table:table-cell>
          <table:table-cell table:number-columns-repeated="4"/>
        </table:table-row>
        <table:table-row table:style-name="ro1">
          <table:table-cell office:value-type="float" office:value="131.4" calcext:value-type="float">
            <text:p>131.4</text:p>
          </table:table-cell>
          <table:table-cell table:formula="of:=SQRT(2)*[.A1315]" office:value-type="float" office:value="185.827662095825" calcext:value-type="float">
            <text:p>185.8276620958</text:p>
          </table:table-cell>
          <table:table-cell table:formula="of:=SQRT(3)*[.A1315]" office:value-type="float" office:value="227.59147611455" calcext:value-type="float">
            <text:p>227.5914761146</text:p>
          </table:table-cell>
          <table:table-cell table:formula="of:=(1-ROUND([.B1315])/[.B1315])^2" office:value-type="float" office:value="0.000000860084038638119" calcext:value-type="float">
            <text:p>8.60084038638119E-007</text:p>
          </table:table-cell>
          <table:table-cell table:formula="of:=(1-ROUND([.C1315])/[.C1315])^2" office:value-type="float" office:value="0.0000032219806096852" calcext:value-type="float">
            <text:p>0.000003222</text:p>
          </table:table-cell>
          <table:table-cell table:formula="of:=(1-ROUND([.A1315])/[.A1315])^2" office:value-type="float" office:value="0.00000926678852493577" calcext:value-type="float">
            <text:p>9.26678852493577E-006</text:p>
          </table:table-cell>
          <table:table-cell table:formula="of:=SUM([.D1315:.F1315])" office:value-type="float" office:value="0.0000133488531732591" calcext:value-type="float">
            <text:p>1.33488531732591E-005</text:p>
          </table:table-cell>
          <table:table-cell table:number-columns-repeated="4"/>
        </table:table-row>
        <table:table-row table:style-name="ro1">
          <table:table-cell office:value-type="float" office:value="131.5" calcext:value-type="float">
            <text:p>131.5</text:p>
          </table:table-cell>
          <table:table-cell table:formula="of:=SQRT(2)*[.A1316]" office:value-type="float" office:value="185.969083452062" calcext:value-type="float">
            <text:p>185.9690834521</text:p>
          </table:table-cell>
          <table:table-cell table:formula="of:=SQRT(3)*[.A1316]" office:value-type="float" office:value="227.764681195307" calcext:value-type="float">
            <text:p>227.7646811953</text:p>
          </table:table-cell>
          <table:table-cell table:formula="of:=(1-ROUND([.B1316])/[.B1316])^2" office:value-type="float" office:value="0.0000000276376103861613" calcext:value-type="float">
            <text:p>2.76376103861613E-008</text:p>
          </table:table-cell>
          <table:table-cell table:formula="of:=(1-ROUND([.C1316])/[.C1316])^2" office:value-type="float" office:value="0.00000106743271006722" calcext:value-type="float">
            <text:p>1.06743271006722E-006</text:p>
          </table:table-cell>
          <table:table-cell table:formula="of:=(1-ROUND([.A1316])/[.A1316])^2" office:value-type="float" office:value="0.0000144573436076849" calcext:value-type="float">
            <text:p>1.44573436076849E-005</text:p>
          </table:table-cell>
          <table:table-cell table:formula="of:=SUM([.D1316:.F1316])" office:value-type="float" office:value="0.0000155524139281383" calcext:value-type="float">
            <text:p>1.55524139281383E-005</text:p>
          </table:table-cell>
          <table:table-cell table:number-columns-repeated="4"/>
        </table:table-row>
        <table:table-row table:style-name="ro1">
          <table:table-cell office:value-type="float" office:value="131.6" calcext:value-type="float">
            <text:p>131.6</text:p>
          </table:table-cell>
          <table:table-cell table:formula="of:=SQRT(2)*[.A1317]" office:value-type="float" office:value="186.110504808299" calcext:value-type="float">
            <text:p>186.1105048083</text:p>
          </table:table-cell>
          <table:table-cell table:formula="of:=SQRT(3)*[.A1317]" office:value-type="float" office:value="227.937886276064" calcext:value-type="float">
            <text:p>227.9378862761</text:p>
          </table:table-cell>
          <table:table-cell table:formula="of:=(1-ROUND([.B1317])/[.B1317])^2" office:value-type="float" office:value="0.000000352549884553573" calcext:value-type="float">
            <text:p>3.52549884553573E-007</text:p>
          </table:table-cell>
          <table:table-cell table:formula="of:=(1-ROUND([.C1317])/[.C1317])^2" office:value-type="float" office:value="0.0000000742578039815054" calcext:value-type="float">
            <text:p>7.42578039815054E-008</text:p>
          </table:table-cell>
          <table:table-cell table:formula="of:=(1-ROUND([.A1317])/[.A1317])^2" office:value-type="float" office:value="0.00000923864339760401" calcext:value-type="float">
            <text:p>9.23864339760401E-006</text:p>
          </table:table-cell>
          <table:table-cell table:formula="of:=SUM([.D1317:.F1317])" office:value-type="float" office:value="0.00000966545108613908" calcext:value-type="float">
            <text:p>9.66545108613908E-006</text:p>
          </table:table-cell>
          <table:table-cell table:number-columns-repeated="4"/>
        </table:table-row>
        <table:table-row table:style-name="ro1">
          <table:table-cell office:value-type="float" office:value="131.7" calcext:value-type="float">
            <text:p>131.7</text:p>
          </table:table-cell>
          <table:table-cell table:formula="of:=SQRT(2)*[.A1318]" office:value-type="float" office:value="186.251926164537" calcext:value-type="float">
            <text:p>186.2519261645</text:p>
          </table:table-cell>
          <table:table-cell table:formula="of:=SQRT(3)*[.A1318]" office:value-type="float" office:value="228.111091356821" calcext:value-type="float">
            <text:p>228.1110913568</text:p>
          </table:table-cell>
          <table:table-cell table:formula="of:=(1-ROUND([.B1318])/[.B1318])^2" office:value-type="float" office:value="0.00000182955303775746" calcext:value-type="float">
            <text:p>1.82955303775746E-006</text:p>
          </table:table-cell>
          <table:table-cell table:formula="of:=(1-ROUND([.C1318])/[.C1318])^2" office:value-type="float" office:value="0.000000237174360101689" calcext:value-type="float">
            <text:p>2.37174360101689E-007</text:p>
          </table:table-cell>
          <table:table-cell table:formula="of:=(1-ROUND([.A1318])/[.A1318])^2" office:value-type="float" office:value="0.00000518884812760465" calcext:value-type="float">
            <text:p>5.18884812760465E-006</text:p>
          </table:table-cell>
          <table:table-cell table:formula="of:=SUM([.D1318:.F1318])" office:value-type="float" office:value="0.0000072555755254638" calcext:value-type="float">
            <text:p>7.2555755254638E-006</text:p>
          </table:table-cell>
          <table:table-cell table:number-columns-repeated="4"/>
        </table:table-row>
        <table:table-row table:style-name="ro1">
          <table:table-cell office:value-type="float" office:value="131.8" calcext:value-type="float">
            <text:p>131.8</text:p>
          </table:table-cell>
          <table:table-cell table:formula="of:=SQRT(2)*[.A1319]" office:value-type="float" office:value="186.393347520774" calcext:value-type="float">
            <text:p>186.3933475208</text:p>
          </table:table-cell>
          <table:table-cell table:formula="of:=SQRT(3)*[.A1319]" office:value-type="float" office:value="228.284296437578" calcext:value-type="float">
            <text:p>228.2842964376</text:p>
          </table:table-cell>
          <table:table-cell table:formula="of:=(1-ROUND([.B1319])/[.B1319])^2" office:value-type="float" office:value="0.00000445340321413452" calcext:value-type="float">
            <text:p>4.45340321413452E-006</text:p>
          </table:table-cell>
          <table:table-cell table:formula="of:=(1-ROUND([.C1319])/[.C1319])^2" office:value-type="float" office:value="0.00000155092487006424" calcext:value-type="float">
            <text:p>1.55092487006424E-006</text:p>
          </table:table-cell>
          <table:table-cell table:formula="of:=(1-ROUND([.A1319])/[.A1319])^2" office:value-type="float" office:value="0.00000230265657489045" calcext:value-type="float">
            <text:p>2.30265657489045E-006</text:p>
          </table:table-cell>
          <table:table-cell table:formula="of:=SUM([.D1319:.F1319])" office:value-type="float" office:value="0.0000083069846590892" calcext:value-type="float">
            <text:p>0.000008307</text:p>
          </table:table-cell>
          <table:table-cell table:number-columns-repeated="4"/>
        </table:table-row>
        <table:table-row table:style-name="ro1">
          <table:table-cell office:value-type="float" office:value="131.9" calcext:value-type="float">
            <text:p>131.9</text:p>
          </table:table-cell>
          <table:table-cell table:formula="of:=SQRT(2)*[.A1320]" office:value-type="float" office:value="186.534768877011" calcext:value-type="float">
            <text:p>186.534768877</text:p>
          </table:table-cell>
          <table:table-cell table:formula="of:=SQRT(3)*[.A1320]" office:value-type="float" office:value="228.457501518335" calcext:value-type="float">
            <text:p>228.4575015183</text:p>
          </table:table-cell>
          <table:table-cell table:formula="of:=(1-ROUND([.B1320])/[.B1320])^2" office:value-type="float" office:value="0.00000622039457711013" calcext:value-type="float">
            <text:p>6.22039457711013E-006</text:p>
          </table:table-cell>
          <table:table-cell table:formula="of:=(1-ROUND([.C1320])/[.C1320])^2" office:value-type="float" office:value="0.00000401027572712078" calcext:value-type="float">
            <text:p>4.01027572712078E-006</text:p>
          </table:table-cell>
          <table:table-cell table:formula="of:=(1-ROUND([.A1320])/[.A1320])^2" office:value-type="float" office:value="0.000000574791594937255" calcext:value-type="float">
            <text:p>5.74791594937255E-007</text:p>
          </table:table-cell>
          <table:table-cell table:formula="of:=SUM([.D1320:.F1320])" office:value-type="float" office:value="0.0000108054618991682" calcext:value-type="float">
            <text:p>1.08054618991682E-005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SQRT(2)*[.A1321]" office:value-type="float" office:value="186.676190233249" calcext:value-type="float">
            <text:p>186.6761902332</text:p>
          </table:table-cell>
          <table:table-cell table:formula="of:=SQRT(3)*[.A1321]" office:value-type="float" office:value="228.630706599092" calcext:value-type="float">
            <text:p>228.6307065991</text:p>
          </table:table-cell>
          <table:table-cell table:formula="of:=(1-ROUND([.B1321])/[.B1321])^2" office:value-type="float" office:value="0.00000300886033756957" calcext:value-type="float">
            <text:p>3.00886033756957E-006</text:p>
          </table:table-cell>
          <table:table-cell table:formula="of:=(1-ROUND([.C1321])/[.C1321])^2" office:value-type="float" office:value="0.00000260899938694424" calcext:value-type="float">
            <text:p>0.000002609</text:p>
          </table:table-cell>
          <table:table-cell table:formula="of:=(1-ROUND([.A1321])/[.A1321])^2" office:value-type="float" office:value="0" calcext:value-type="float">
            <text:p>0</text:p>
          </table:table-cell>
          <table:table-cell table:formula="of:=SUM([.D1321:.F1321])" office:value-type="float" office:value="0.00000561785972451381" calcext:value-type="float">
            <text:p>5.61785972451381E-006</text:p>
          </table:table-cell>
          <table:table-cell table:number-columns-repeated="4"/>
        </table:table-row>
        <table:table-row table:style-name="ro1">
          <table:table-cell office:value-type="float" office:value="132.1" calcext:value-type="float">
            <text:p>132.1</text:p>
          </table:table-cell>
          <table:table-cell table:formula="of:=SQRT(2)*[.A1322]" office:value-type="float" office:value="186.817611589486" calcext:value-type="float">
            <text:p>186.8176115895</text:p>
          </table:table-cell>
          <table:table-cell table:formula="of:=SQRT(3)*[.A1322]" office:value-type="float" office:value="228.803911679849" calcext:value-type="float">
            <text:p>228.8039116798</text:p>
          </table:table-cell>
          <table:table-cell table:formula="of:=(1-ROUND([.B1322])/[.B1322])^2" office:value-type="float" office:value="0.00000095314471951887" calcext:value-type="float">
            <text:p>9.5314471951887E-007</text:p>
          </table:table-cell>
          <table:table-cell table:formula="of:=(1-ROUND([.C1322])/[.C1322])^2" office:value-type="float" office:value="0.000000734474229159081" calcext:value-type="float">
            <text:p>7.34474229159081E-007</text:p>
          </table:table-cell>
          <table:table-cell table:formula="of:=(1-ROUND([.A1322])/[.A1322])^2" office:value-type="float" office:value="0.000000573052438309337" calcext:value-type="float">
            <text:p>5.73052438309337E-007</text:p>
          </table:table-cell>
          <table:table-cell table:formula="of:=SUM([.D1322:.F1322])" office:value-type="float" office:value="0.00000226067138698729" calcext:value-type="float">
            <text:p>2.26067138698729E-006</text:p>
          </table:table-cell>
          <table:table-cell table:number-columns-repeated="4"/>
        </table:table-row>
        <table:table-row table:style-name="ro1">
          <table:table-cell office:value-type="float" office:value="132.2" calcext:value-type="float">
            <text:p>132.2</text:p>
          </table:table-cell>
          <table:table-cell table:formula="of:=SQRT(2)*[.A1323]" office:value-type="float" office:value="186.959032945723" calcext:value-type="float">
            <text:p>186.9590329457</text:p>
          </table:table-cell>
          <table:table-cell table:formula="of:=SQRT(3)*[.A1323]" office:value-type="float" office:value="228.977116760606" calcext:value-type="float">
            <text:p>228.9771167606</text:p>
          </table:table-cell>
          <table:table-cell table:formula="of:=(1-ROUND([.B1323])/[.B1323])^2" office:value-type="float" office:value="0.0000000480149596873282" calcext:value-type="float">
            <text:p>0.000000048</text:p>
          </table:table-cell>
          <table:table-cell table:formula="of:=(1-ROUND([.C1323])/[.C1323])^2" office:value-type="float" office:value="0.00000000998736318435156" calcext:value-type="float">
            <text:p>0.00000001</text:p>
          </table:table-cell>
          <table:table-cell table:formula="of:=(1-ROUND([.A1323])/[.A1323])^2" office:value-type="float" office:value="0.00000228874327395541" calcext:value-type="float">
            <text:p>2.28874327395541E-006</text:p>
          </table:table-cell>
          <table:table-cell table:formula="of:=SUM([.D1323:.F1323])" office:value-type="float" office:value="0.00000234674559682709" calcext:value-type="float">
            <text:p>2.34674559682709E-006</text:p>
          </table:table-cell>
          <table:table-cell table:number-columns-repeated="4"/>
        </table:table-row>
        <table:table-row table:style-name="ro1">
          <table:table-cell office:value-type="float" office:value="132.3" calcext:value-type="float">
            <text:p>132.3</text:p>
          </table:table-cell>
          <table:table-cell table:formula="of:=SQRT(2)*[.A1324]" office:value-type="float" office:value="187.100454301961" calcext:value-type="float">
            <text:p>187.100454302</text:p>
          </table:table-cell>
          <table:table-cell table:formula="of:=SQRT(3)*[.A1324]" office:value-type="float" office:value="229.150321841362" calcext:value-type="float">
            <text:p>229.1503218414</text:p>
          </table:table-cell>
          <table:table-cell table:formula="of:=(1-ROUND([.B1324])/[.B1324])^2" office:value-type="float" office:value="0.000000288262000525956" calcext:value-type="float">
            <text:p>2.88262000525956E-007</text:p>
          </table:table-cell>
          <table:table-cell table:formula="of:=(1-ROUND([.C1324])/[.C1324])^2" office:value-type="float" office:value="0.000000430331592719712" calcext:value-type="float">
            <text:p>4.30331592719712E-007</text:p>
          </table:table-cell>
          <table:table-cell table:formula="of:=(1-ROUND([.A1324])/[.A1324])^2" office:value-type="float" office:value="0.00000514189046744944" calcext:value-type="float">
            <text:p>5.14189046744944E-006</text:p>
          </table:table-cell>
          <table:table-cell table:formula="of:=SUM([.D1324:.F1324])" office:value-type="float" office:value="0.00000586048406069511" calcext:value-type="float">
            <text:p>5.86048406069511E-006</text:p>
          </table:table-cell>
          <table:table-cell table:number-columns-repeated="4"/>
        </table:table-row>
        <table:table-row table:style-name="ro1">
          <table:table-cell office:value-type="float" office:value="132.4" calcext:value-type="float">
            <text:p>132.4</text:p>
          </table:table-cell>
          <table:table-cell table:formula="of:=SQRT(2)*[.A1325]" office:value-type="float" office:value="187.241875658198" calcext:value-type="float">
            <text:p>187.2418756582</text:p>
          </table:table-cell>
          <table:table-cell table:formula="of:=SQRT(3)*[.A1325]" office:value-type="float" office:value="229.323526922119" calcext:value-type="float">
            <text:p>229.3235269221</text:p>
          </table:table-cell>
          <table:table-cell table:formula="of:=(1-ROUND([.B1325])/[.B1325])^2" office:value-type="float" office:value="0.00000166870037093007" calcext:value-type="float">
            <text:p>1.66870037093007E-006</text:p>
          </table:table-cell>
          <table:table-cell table:formula="of:=(1-ROUND([.C1325])/[.C1325])^2" office:value-type="float" office:value="0.00000199032330041468" calcext:value-type="float">
            <text:p>1.99032330041468E-006</text:p>
          </table:table-cell>
          <table:table-cell table:formula="of:=(1-ROUND([.A1325])/[.A1325])^2" office:value-type="float" office:value="0.00000912733545696057" calcext:value-type="float">
            <text:p>9.12733545696057E-006</text:p>
          </table:table-cell>
          <table:table-cell table:formula="of:=SUM([.D1325:.F1325])" office:value-type="float" office:value="0.0000127863591283053" calcext:value-type="float">
            <text:p>1.27863591283053E-005</text:p>
          </table:table-cell>
          <table:table-cell table:number-columns-repeated="4"/>
        </table:table-row>
        <table:table-row table:style-name="ro1">
          <table:table-cell office:value-type="float" office:value="132.5" calcext:value-type="float">
            <text:p>132.5</text:p>
          </table:table-cell>
          <table:table-cell table:formula="of:=SQRT(2)*[.A1326]" office:value-type="float" office:value="187.383297014435" calcext:value-type="float">
            <text:p>187.3832970144</text:p>
          </table:table-cell>
          <table:table-cell table:formula="of:=SQRT(3)*[.A1326]" office:value-type="float" office:value="229.496732002876" calcext:value-type="float">
            <text:p>229.4967320029</text:p>
          </table:table-cell>
          <table:table-cell table:formula="of:=(1-ROUND([.B1326])/[.B1326])^2" office:value-type="float" office:value="0.00000418416806763578" calcext:value-type="float">
            <text:p>4.18416806763578E-006</text:p>
          </table:table-cell>
          <table:table-cell table:formula="of:=(1-ROUND([.C1326])/[.C1326])^2" office:value-type="float" office:value="0.00000468480232930212" calcext:value-type="float">
            <text:p>4.68480232930212E-006</text:p>
          </table:table-cell>
          <table:table-cell table:formula="of:=(1-ROUND([.A1326])/[.A1326])^2" office:value-type="float" office:value="0.0000142399430402278" calcext:value-type="float">
            <text:p>1.42399430402278E-005</text:p>
          </table:table-cell>
          <table:table-cell table:formula="of:=SUM([.D1326:.F1326])" office:value-type="float" office:value="0.0000231089134371657" calcext:value-type="float">
            <text:p>2.31089134371657E-005</text:p>
          </table:table-cell>
          <table:table-cell table:number-columns-repeated="4"/>
        </table:table-row>
        <table:table-row table:style-name="ro1">
          <table:table-cell office:value-type="float" office:value="132.6" calcext:value-type="float">
            <text:p>132.6</text:p>
          </table:table-cell>
          <table:table-cell table:formula="of:=SQRT(2)*[.A1327]" office:value-type="float" office:value="187.524718370672" calcext:value-type="float">
            <text:p>187.5247183707</text:p>
          </table:table-cell>
          <table:table-cell table:formula="of:=SQRT(3)*[.A1327]" office:value-type="float" office:value="229.669937083633" calcext:value-type="float">
            <text:p>229.6699370836</text:p>
          </table:table-cell>
          <table:table-cell table:formula="of:=(1-ROUND([.B1327])/[.B1327])^2" office:value-type="float" office:value="0.00000642369648383594" calcext:value-type="float">
            <text:p>6.42369648383594E-006</text:p>
          </table:table-cell>
          <table:table-cell table:formula="of:=(1-ROUND([.C1327])/[.C1327])^2" office:value-type="float" office:value="0.00000206530959418267" calcext:value-type="float">
            <text:p>2.06530959418267E-006</text:p>
          </table:table-cell>
          <table:table-cell table:formula="of:=(1-ROUND([.A1327])/[.A1327])^2" office:value-type="float" office:value="0.00000909982278095128" calcext:value-type="float">
            <text:p>9.09982278095128E-006</text:p>
          </table:table-cell>
          <table:table-cell table:formula="of:=SUM([.D1327:.F1327])" office:value-type="float" office:value="0.0000175888288589699" calcext:value-type="float">
            <text:p>1.75888288589699E-005</text:p>
          </table:table-cell>
          <table:table-cell table:number-columns-repeated="4"/>
        </table:table-row>
        <table:table-row table:style-name="ro1">
          <table:table-cell office:value-type="float" office:value="132.7" calcext:value-type="float">
            <text:p>132.7</text:p>
          </table:table-cell>
          <table:table-cell table:formula="of:=SQRT(2)*[.A1328]" office:value-type="float" office:value="187.66613972691" calcext:value-type="float">
            <text:p>187.6661397269</text:p>
          </table:table-cell>
          <table:table-cell table:formula="of:=SQRT(3)*[.A1328]" office:value-type="float" office:value="229.84314216439" calcext:value-type="float">
            <text:p>229.8431421644</text:p>
          </table:table-cell>
          <table:table-cell table:formula="of:=(1-ROUND([.B1328])/[.B1328])^2" office:value-type="float" office:value="0.00000316488290975744" calcext:value-type="float">
            <text:p>3.16488290975744E-006</text:p>
          </table:table-cell>
          <table:table-cell table:formula="of:=(1-ROUND([.C1328])/[.C1328])^2" office:value-type="float" office:value="0.000000465746216765193" calcext:value-type="float">
            <text:p>4.65746216765193E-007</text:p>
          </table:table-cell>
          <table:table-cell table:formula="of:=(1-ROUND([.A1328])/[.A1328])^2" office:value-type="float" office:value="0.00000511093860115958" calcext:value-type="float">
            <text:p>5.11093860115958E-006</text:p>
          </table:table-cell>
          <table:table-cell table:formula="of:=SUM([.D1328:.F1328])" office:value-type="float" office:value="0.00000874156772768221" calcext:value-type="float">
            <text:p>8.74156772768221E-006</text:p>
          </table:table-cell>
          <table:table-cell table:number-columns-repeated="4"/>
        </table:table-row>
        <table:table-row table:style-name="ro1">
          <table:table-cell office:value-type="float" office:value="132.8" calcext:value-type="float">
            <text:p>132.8</text:p>
          </table:table-cell>
          <table:table-cell table:formula="of:=SQRT(2)*[.A1329]" office:value-type="float" office:value="187.807561083147" calcext:value-type="float">
            <text:p>187.8075610831</text:p>
          </table:table-cell>
          <table:table-cell table:formula="of:=SQRT(3)*[.A1329]" office:value-type="float" office:value="230.016347245147" calcext:value-type="float">
            <text:p>230.0163472451</text:p>
          </table:table-cell>
          <table:table-cell table:formula="of:=(1-ROUND([.B1329])/[.B1329])^2" office:value-type="float" office:value="0.00000104992834816871" calcext:value-type="float">
            <text:p>1.04992834816871E-006</text:p>
          </table:table-cell>
          <table:table-cell table:formula="of:=(1-ROUND([.C1329])/[.C1329])^2" office:value-type="float" office:value="0.00000000505093460991799" calcext:value-type="float">
            <text:p>5.05093460991799E-009</text:p>
          </table:table-cell>
          <table:table-cell table:formula="of:=(1-ROUND([.A1329])/[.A1329])^2" office:value-type="float" office:value="0.00000226810857889395" calcext:value-type="float">
            <text:p>2.26810857889395E-006</text:p>
          </table:table-cell>
          <table:table-cell table:formula="of:=SUM([.D1329:.F1329])" office:value-type="float" office:value="0.00000332308786167257" calcext:value-type="float">
            <text:p>3.32308786167257E-006</text:p>
          </table:table-cell>
          <table:table-cell table:number-columns-repeated="4"/>
        </table:table-row>
        <table:table-row table:style-name="ro1">
          <table:table-cell office:value-type="float" office:value="132.9" calcext:value-type="float">
            <text:p>132.9</text:p>
          </table:table-cell>
          <table:table-cell table:formula="of:=SQRT(2)*[.A1330]" office:value-type="float" office:value="187.948982439384" calcext:value-type="float">
            <text:p>187.9489824394</text:p>
          </table:table-cell>
          <table:table-cell table:formula="of:=SQRT(3)*[.A1330]" office:value-type="float" office:value="230.189552325904" calcext:value-type="float">
            <text:p>230.1895523259</text:p>
          </table:table-cell>
          <table:table-cell table:formula="of:=(1-ROUND([.B1330])/[.B1330])^2" office:value-type="float" office:value="0.0000000736816632376423" calcext:value-type="float">
            <text:p>7.36816632376423E-008</text:p>
          </table:table-cell>
          <table:table-cell table:formula="of:=(1-ROUND([.C1330])/[.C1330])^2" office:value-type="float" office:value="0.000000678089499215783" calcext:value-type="float">
            <text:p>6.78089499215783E-007</text:p>
          </table:table-cell>
          <table:table-cell table:formula="of:=(1-ROUND([.A1330])/[.A1330])^2" office:value-type="float" office:value="0.000000566174151772023" calcext:value-type="float">
            <text:p>5.66174151772023E-007</text:p>
          </table:table-cell>
          <table:table-cell table:formula="of:=SUM([.D1330:.F1330])" office:value-type="float" office:value="0.00000131794531422545" calcext:value-type="float">
            <text:p>1.31794531422545E-00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SQRT(2)*[.A1331]" office:value-type="float" office:value="188.090403795622" calcext:value-type="float">
            <text:p>188.0904037956</text:p>
          </table:table-cell>
          <table:table-cell table:formula="of:=SQRT(3)*[.A1331]" office:value-type="float" office:value="230.362757406661" calcext:value-type="float">
            <text:p>230.3627574067</text:p>
          </table:table-cell>
          <table:table-cell table:formula="of:=(1-ROUND([.B1331])/[.B1331])^2" office:value-type="float" office:value="0.000000231014931957814" calcext:value-type="float">
            <text:p>0.000000231</text:p>
          </table:table-cell>
          <table:table-cell table:formula="of:=(1-ROUND([.C1331])/[.C1331])^2" office:value-type="float" office:value="0.00000247975080722804" calcext:value-type="float">
            <text:p>2.47975080722804E-006</text:p>
          </table:table-cell>
          <table:table-cell table:formula="of:=(1-ROUND([.A1331])/[.A1331])^2" office:value-type="float" office:value="0" calcext:value-type="float">
            <text:p>0</text:p>
          </table:table-cell>
          <table:table-cell table:formula="of:=SUM([.D1331:.F1331])" office:value-type="float" office:value="0.00000271076573918586" calcext:value-type="float">
            <text:p>2.71076573918586E-006</text:p>
          </table:table-cell>
          <table:table-cell table:number-columns-repeated="4"/>
        </table:table-row>
        <table:table-row table:style-name="ro1">
          <table:table-cell office:value-type="float" office:value="133.1" calcext:value-type="float">
            <text:p>133.1</text:p>
          </table:table-cell>
          <table:table-cell table:formula="of:=SQRT(2)*[.A1332]" office:value-type="float" office:value="188.231825151859" calcext:value-type="float">
            <text:p>188.2318251519</text:p>
          </table:table-cell>
          <table:table-cell table:formula="of:=SQRT(3)*[.A1332]" office:value-type="float" office:value="230.535962487418" calcext:value-type="float">
            <text:p>230.5359624874</text:p>
          </table:table-cell>
          <table:table-cell table:formula="of:=(1-ROUND([.B1332])/[.B1332])^2" office:value-type="float" office:value="0.00000151682332796965" calcext:value-type="float">
            <text:p>1.51682332796965E-006</text:p>
          </table:table-cell>
          <table:table-cell table:formula="of:=(1-ROUND([.C1332])/[.C1332])^2" office:value-type="float" office:value="0.00000405162101076775" calcext:value-type="float">
            <text:p>4.05162101076775E-006</text:p>
          </table:table-cell>
          <table:table-cell table:formula="of:=(1-ROUND([.A1332])/[.A1332])^2" office:value-type="float" office:value="0.000000564473930053683" calcext:value-type="float">
            <text:p>5.64473930053683E-007</text:p>
          </table:table-cell>
          <table:table-cell table:formula="of:=SUM([.D1332:.F1332])" office:value-type="float" office:value="0.00000613291826879108" calcext:value-type="float">
            <text:p>6.13291826879108E-006</text:p>
          </table:table-cell>
          <table:table-cell table:number-columns-repeated="4"/>
        </table:table-row>
        <table:table-row table:style-name="ro1">
          <table:table-cell office:value-type="float" office:value="133.2" calcext:value-type="float">
            <text:p>133.2</text:p>
          </table:table-cell>
          <table:table-cell table:formula="of:=SQRT(2)*[.A1333]" office:value-type="float" office:value="188.373246508096" calcext:value-type="float">
            <text:p>188.3732465081</text:p>
          </table:table-cell>
          <table:table-cell table:formula="of:=SQRT(3)*[.A1333]" office:value-type="float" office:value="230.709167568174" calcext:value-type="float">
            <text:p>230.7091675682</text:p>
          </table:table-cell>
          <table:table-cell table:formula="of:=(1-ROUND([.B1333])/[.B1333])^2" office:value-type="float" office:value="0.00000392602500603232" calcext:value-type="float">
            <text:p>0.000003926</text:p>
          </table:table-cell>
          <table:table-cell table:formula="of:=(1-ROUND([.C1333])/[.C1333])^2" office:value-type="float" office:value="0.00000158911733433076" calcext:value-type="float">
            <text:p>1.58911733433076E-006</text:p>
          </table:table-cell>
          <table:table-cell table:formula="of:=(1-ROUND([.A1333])/[.A1333])^2" office:value-type="float" office:value="0.00000225450675901099" calcext:value-type="float">
            <text:p>2.25450675901099E-006</text:p>
          </table:table-cell>
          <table:table-cell table:formula="of:=SUM([.D1333:.F1333])" office:value-type="float" office:value="0.00000776964909937408" calcext:value-type="float">
            <text:p>7.76964909937408E-006</text:p>
          </table:table-cell>
          <table:table-cell table:number-columns-repeated="4"/>
        </table:table-row>
        <table:table-row table:style-name="ro1">
          <table:table-cell office:value-type="float" office:value="133.3" calcext:value-type="float">
            <text:p>133.3</text:p>
          </table:table-cell>
          <table:table-cell table:formula="of:=SQRT(2)*[.A1334]" office:value-type="float" office:value="188.514667864334" calcext:value-type="float">
            <text:p>188.5146678643</text:p>
          </table:table-cell>
          <table:table-cell table:formula="of:=SQRT(3)*[.A1334]" office:value-type="float" office:value="230.882372648931" calcext:value-type="float">
            <text:p>230.8823726489</text:p>
          </table:table-cell>
          <table:table-cell table:formula="of:=(1-ROUND([.B1334])/[.B1334])^2" office:value-type="float" office:value="0.00000662808092994302" calcext:value-type="float">
            <text:p>6.62808092994302E-006</text:p>
          </table:table-cell>
          <table:table-cell table:formula="of:=(1-ROUND([.C1334])/[.C1334])^2" office:value-type="float" office:value="0.00000025955839521454" calcext:value-type="float">
            <text:p>2.5955839521454E-007</text:p>
          </table:table-cell>
          <table:table-cell table:formula="of:=(1-ROUND([.A1334])/[.A1334])^2" office:value-type="float" office:value="0.00000506503219953568" calcext:value-type="float">
            <text:p>0.000005065</text:p>
          </table:table-cell>
          <table:table-cell table:formula="of:=SUM([.D1334:.F1334])" office:value-type="float" office:value="0.0000119526715246932" calcext:value-type="float">
            <text:p>1.19526715246932E-005</text:p>
          </table:table-cell>
          <table:table-cell table:number-columns-repeated="4"/>
        </table:table-row>
        <table:table-row table:style-name="ro1">
          <table:table-cell office:value-type="float" office:value="133.4" calcext:value-type="float">
            <text:p>133.4</text:p>
          </table:table-cell>
          <table:table-cell table:formula="of:=SQRT(2)*[.A1335]" office:value-type="float" office:value="188.656089220571" calcext:value-type="float">
            <text:p>188.6560892206</text:p>
          </table:table-cell>
          <table:table-cell table:formula="of:=SQRT(3)*[.A1335]" office:value-type="float" office:value="231.055577729688" calcext:value-type="float">
            <text:p>231.0555777297</text:p>
          </table:table-cell>
          <table:table-cell table:formula="of:=(1-ROUND([.B1335])/[.B1335])^2" office:value-type="float" office:value="0.00000332314982522451" calcext:value-type="float">
            <text:p>3.32314982522451E-006</text:p>
          </table:table-cell>
          <table:table-cell table:formula="of:=(1-ROUND([.C1335])/[.C1335])^2" office:value-type="float" office:value="0.0000000578587025321134" calcext:value-type="float">
            <text:p>5.78587025321134E-008</text:p>
          </table:table-cell>
          <table:table-cell table:formula="of:=(1-ROUND([.A1335])/[.A1335])^2" office:value-type="float" office:value="0.00000899100674550328" calcext:value-type="float">
            <text:p>0.000008991</text:p>
          </table:table-cell>
          <table:table-cell table:formula="of:=SUM([.D1335:.F1335])" office:value-type="float" office:value="0.0000123720152732599" calcext:value-type="float">
            <text:p>0.000012372</text:p>
          </table:table-cell>
          <table:table-cell table:number-columns-repeated="4"/>
        </table:table-row>
        <table:table-row table:style-name="ro1">
          <table:table-cell office:value-type="float" office:value="133.5" calcext:value-type="float">
            <text:p>133.5</text:p>
          </table:table-cell>
          <table:table-cell table:formula="of:=SQRT(2)*[.A1336]" office:value-type="float" office:value="188.797510576808" calcext:value-type="float">
            <text:p>188.7975105768</text:p>
          </table:table-cell>
          <table:table-cell table:formula="of:=SQRT(3)*[.A1336]" office:value-type="float" office:value="231.228782810445" calcext:value-type="float">
            <text:p>231.2287828104</text:p>
          </table:table-cell>
          <table:table-cell table:formula="of:=(1-ROUND([.B1336])/[.B1336])^2" office:value-type="float" office:value="0.00000115030275370814" calcext:value-type="float">
            <text:p>1.15030275370814E-006</text:p>
          </table:table-cell>
          <table:table-cell table:formula="of:=(1-ROUND([.C1336])/[.C1336])^2" office:value-type="float" office:value="0.000000978955600539798" calcext:value-type="float">
            <text:p>0.000000979</text:p>
          </table:table-cell>
          <table:table-cell table:formula="of:=(1-ROUND([.A1336])/[.A1336])^2" office:value-type="float" office:value="0.0000140274095582769" calcext:value-type="float">
            <text:p>1.40274095582769E-005</text:p>
          </table:table-cell>
          <table:table-cell table:formula="of:=SUM([.D1336:.F1336])" office:value-type="float" office:value="0.0000161566679125249" calcext:value-type="float">
            <text:p>1.61566679125249E-005</text:p>
          </table:table-cell>
          <table:table-cell table:number-columns-repeated="4"/>
        </table:table-row>
        <table:table-row table:style-name="ro1">
          <table:table-cell office:value-type="float" office:value="133.6" calcext:value-type="float">
            <text:p>133.6</text:p>
          </table:table-cell>
          <table:table-cell table:formula="of:=SQRT(2)*[.A1337]" office:value-type="float" office:value="188.938931933046" calcext:value-type="float">
            <text:p>188.938931933</text:p>
          </table:table-cell>
          <table:table-cell table:formula="of:=SQRT(3)*[.A1337]" office:value-type="float" office:value="231.401987891202" calcext:value-type="float">
            <text:p>231.4019878912</text:p>
          </table:table-cell>
          <table:table-cell table:formula="of:=(1-ROUND([.B1337])/[.B1337])^2" office:value-type="float" office:value="0.000000104468518097465" calcext:value-type="float">
            <text:p>1.04468518097465E-007</text:p>
          </table:table-cell>
          <table:table-cell table:formula="of:=(1-ROUND([.C1337])/[.C1337])^2" office:value-type="float" office:value="0.00000301780915476331" calcext:value-type="float">
            <text:p>3.01780915476331E-006</text:p>
          </table:table-cell>
          <table:table-cell table:formula="of:=(1-ROUND([.A1337])/[.A1337])^2" office:value-type="float" office:value="0.00000896410771271808" calcext:value-type="float">
            <text:p>8.96410771271808E-006</text:p>
          </table:table-cell>
          <table:table-cell table:formula="of:=SUM([.D1337:.F1337])" office:value-type="float" office:value="0.0000120863853855789" calcext:value-type="float">
            <text:p>1.20863853855789E-005</text:p>
          </table:table-cell>
          <table:table-cell table:number-columns-repeated="4"/>
        </table:table-row>
        <table:table-row table:style-name="ro1">
          <table:table-cell office:value-type="float" office:value="133.7" calcext:value-type="float">
            <text:p>133.7</text:p>
          </table:table-cell>
          <table:table-cell table:formula="of:=SQRT(2)*[.A1338]" office:value-type="float" office:value="189.080353289283" calcext:value-type="float">
            <text:p>189.0803532893</text:p>
          </table:table-cell>
          <table:table-cell table:formula="of:=SQRT(3)*[.A1338]" office:value-type="float" office:value="231.575192971959" calcext:value-type="float">
            <text:p>231.575192972</text:p>
          </table:table-cell>
          <table:table-cell table:formula="of:=(1-ROUND([.B1338])/[.B1338])^2" office:value-type="float" office:value="0.00000018059865377412" calcext:value-type="float">
            <text:p>1.8059865377412E-007</text:p>
          </table:table-cell>
          <table:table-cell table:formula="of:=(1-ROUND([.C1338])/[.C1338])^2" office:value-type="float" office:value="0.00000336511040176461" calcext:value-type="float">
            <text:p>3.36511040176461E-006</text:p>
          </table:table-cell>
          <table:table-cell table:formula="of:=(1-ROUND([.A1338])/[.A1338])^2" office:value-type="float" office:value="0.00000503477068577512" calcext:value-type="float">
            <text:p>5.03477068577512E-006</text:p>
          </table:table-cell>
          <table:table-cell table:formula="of:=SUM([.D1338:.F1338])" office:value-type="float" office:value="0.00000858047974131385" calcext:value-type="float">
            <text:p>8.58047974131385E-006</text:p>
          </table:table-cell>
          <table:table-cell table:number-columns-repeated="4"/>
        </table:table-row>
        <table:table-row table:style-name="ro1">
          <table:table-cell office:value-type="float" office:value="133.8" calcext:value-type="float">
            <text:p>133.8</text:p>
          </table:table-cell>
          <table:table-cell table:formula="of:=SQRT(2)*[.A1339]" office:value-type="float" office:value="189.22177464552" calcext:value-type="float">
            <text:p>189.2217746455</text:p>
          </table:table-cell>
          <table:table-cell table:formula="of:=SQRT(3)*[.A1339]" office:value-type="float" office:value="231.748398052716" calcext:value-type="float">
            <text:p>231.7483980527</text:p>
          </table:table-cell>
          <table:table-cell table:formula="of:=(1-ROUND([.B1339])/[.B1339])^2" office:value-type="float" office:value="0.00000137366731561715" calcext:value-type="float">
            <text:p>1.37366731561715E-006</text:p>
          </table:table-cell>
          <table:table-cell table:formula="of:=(1-ROUND([.C1339])/[.C1339])^2" office:value-type="float" office:value="0.00000117867620051027" calcext:value-type="float">
            <text:p>1.17867620051027E-006</text:p>
          </table:table-cell>
          <table:table-cell table:formula="of:=(1-ROUND([.A1339])/[.A1339])^2" office:value-type="float" office:value="0.00000223433230330571" calcext:value-type="float">
            <text:p>2.23433230330571E-006</text:p>
          </table:table-cell>
          <table:table-cell table:formula="of:=SUM([.D1339:.F1339])" office:value-type="float" office:value="0.00000478667581943313" calcext:value-type="float">
            <text:p>4.78667581943313E-006</text:p>
          </table:table-cell>
          <table:table-cell table:number-columns-repeated="4"/>
        </table:table-row>
        <table:table-row table:style-name="ro1">
          <table:table-cell office:value-type="float" office:value="133.9" calcext:value-type="float">
            <text:p>133.9</text:p>
          </table:table-cell>
          <table:table-cell table:formula="of:=SQRT(2)*[.A1340]" office:value-type="float" office:value="189.363196001757" calcext:value-type="float">
            <text:p>189.3631960018</text:p>
          </table:table-cell>
          <table:table-cell table:formula="of:=SQRT(3)*[.A1340]" office:value-type="float" office:value="231.921603133473" calcext:value-type="float">
            <text:p>231.9216031335</text:p>
          </table:table-cell>
          <table:table-cell table:formula="of:=(1-ROUND([.B1340])/[.B1340])^2" office:value-type="float" office:value="0.00000367867116544988" calcext:value-type="float">
            <text:p>3.67867116544988E-006</text:p>
          </table:table-cell>
          <table:table-cell table:formula="of:=(1-ROUND([.C1340])/[.C1340])^2" office:value-type="float" office:value="0.000000114265467381716" calcext:value-type="float">
            <text:p>1.14265467381716E-007</text:p>
          </table:table-cell>
          <table:table-cell table:formula="of:=(1-ROUND([.A1340])/[.A1340])^2" office:value-type="float" office:value="0.000000557749058659051" calcext:value-type="float">
            <text:p>5.57749058659051E-007</text:p>
          </table:table-cell>
          <table:table-cell table:formula="of:=SUM([.D1340:.F1340])" office:value-type="float" office:value="0.00000435068569149064" calcext:value-type="float">
            <text:p>4.35068569149064E-006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SQRT(2)*[.A1341]" office:value-type="float" office:value="189.504617357995" calcext:value-type="float">
            <text:p>189.504617358</text:p>
          </table:table-cell>
          <table:table-cell table:formula="of:=SQRT(3)*[.A1341]" office:value-type="float" office:value="232.09480821423" calcext:value-type="float">
            <text:p>232.0948082142</text:p>
          </table:table-cell>
          <table:table-cell table:formula="of:=(1-ROUND([.B1341])/[.B1341])^2" office:value-type="float" office:value="0.00000683348078636877" calcext:value-type="float">
            <text:p>6.83348078636877E-006</text:p>
          </table:table-cell>
          <table:table-cell table:formula="of:=(1-ROUND([.C1341])/[.C1341])^2" office:value-type="float" office:value="0.000000166863397293303" calcext:value-type="float">
            <text:p>1.66863397293303E-007</text:p>
          </table:table-cell>
          <table:table-cell table:formula="of:=(1-ROUND([.A1341])/[.A1341])^2" office:value-type="float" office:value="0" calcext:value-type="float">
            <text:p>0</text:p>
          </table:table-cell>
          <table:table-cell table:formula="of:=SUM([.D1341:.F1341])" office:value-type="float" office:value="0.00000700034418366208" calcext:value-type="float">
            <text:p>7.00034418366208E-006</text:p>
          </table:table-cell>
          <table:table-cell table:number-columns-repeated="4"/>
        </table:table-row>
        <table:table-row table:style-name="ro1">
          <table:table-cell office:value-type="float" office:value="134.1" calcext:value-type="float">
            <text:p>134.1</text:p>
          </table:table-cell>
          <table:table-cell table:formula="of:=SQRT(2)*[.A1342]" office:value-type="float" office:value="189.646038714232" calcext:value-type="float">
            <text:p>189.6460387142</text:p>
          </table:table-cell>
          <table:table-cell table:formula="of:=SQRT(3)*[.A1342]" office:value-type="float" office:value="232.268013294986" calcext:value-type="float">
            <text:p>232.268013295</text:p>
          </table:table-cell>
          <table:table-cell table:formula="of:=(1-ROUND([.B1342])/[.B1342])^2" office:value-type="float" office:value="0.00000348356546675653" calcext:value-type="float">
            <text:p>3.48356546675653E-006</text:p>
          </table:table-cell>
          <table:table-cell table:formula="of:=(1-ROUND([.C1342])/[.C1342])^2" office:value-type="float" office:value="0.00000133147760350901" calcext:value-type="float">
            <text:p>1.33147760350901E-006</text:p>
          </table:table-cell>
          <table:table-cell table:formula="of:=(1-ROUND([.A1342])/[.A1342])^2" office:value-type="float" office:value="0.000000556086618275971" calcext:value-type="float">
            <text:p>5.56086618275971E-007</text:p>
          </table:table-cell>
          <table:table-cell table:formula="of:=SUM([.D1342:.F1342])" office:value-type="float" office:value="0.00000537112968854151" calcext:value-type="float">
            <text:p>5.37112968854151E-006</text:p>
          </table:table-cell>
          <table:table-cell table:number-columns-repeated="4"/>
        </table:table-row>
        <table:table-row table:style-name="ro1">
          <table:table-cell office:value-type="float" office:value="134.2" calcext:value-type="float">
            <text:p>134.2</text:p>
          </table:table-cell>
          <table:table-cell table:formula="of:=SQRT(2)*[.A1343]" office:value-type="float" office:value="189.787460070469" calcext:value-type="float">
            <text:p>189.7874600705</text:p>
          </table:table-cell>
          <table:table-cell table:formula="of:=SQRT(3)*[.A1343]" office:value-type="float" office:value="232.441218375743" calcext:value-type="float">
            <text:p>232.4412183757</text:p>
          </table:table-cell>
          <table:table-cell table:formula="of:=(1-ROUND([.B1343])/[.B1343])^2" office:value-type="float" office:value="0.00000125414005068642" calcext:value-type="float">
            <text:p>1.25414005068642E-006</text:p>
          </table:table-cell>
          <table:table-cell table:formula="of:=(1-ROUND([.C1343])/[.C1343])^2" office:value-type="float" office:value="0.00000360313800634073" calcext:value-type="float">
            <text:p>3.60313800634073E-006</text:p>
          </table:table-cell>
          <table:table-cell table:formula="of:=(1-ROUND([.A1343])/[.A1343])^2" office:value-type="float" office:value="0.00000222103273580108" calcext:value-type="float">
            <text:p>0.000002221</text:p>
          </table:table-cell>
          <table:table-cell table:formula="of:=SUM([.D1343:.F1343])" office:value-type="float" office:value="0.00000707831079282822" calcext:value-type="float">
            <text:p>7.07831079282822E-006</text:p>
          </table:table-cell>
          <table:table-cell table:number-columns-repeated="4"/>
        </table:table-row>
        <table:table-row table:style-name="ro1">
          <table:table-cell office:value-type="float" office:value="134.3" calcext:value-type="float">
            <text:p>134.3</text:p>
          </table:table-cell>
          <table:table-cell table:formula="of:=SQRT(2)*[.A1344]" office:value-type="float" office:value="189.928881426707" calcext:value-type="float">
            <text:p>189.9288814267</text:p>
          </table:table-cell>
          <table:table-cell table:formula="of:=SQRT(3)*[.A1344]" office:value-type="float" office:value="232.6144234565" calcext:value-type="float">
            <text:p>232.6144234565</text:p>
          </table:table-cell>
          <table:table-cell table:formula="of:=(1-ROUND([.B1344])/[.B1344])^2" office:value-type="float" office:value="0.000000140211633950798" calcext:value-type="float">
            <text:p>1.40211633950798E-007</text:p>
          </table:table-cell>
          <table:table-cell table:formula="of:=(1-ROUND([.C1344])/[.C1344])^2" office:value-type="float" office:value="0.00000274756472198405" calcext:value-type="float">
            <text:p>2.74756472198405E-006</text:p>
          </table:table-cell>
          <table:table-cell table:formula="of:=(1-ROUND([.A1344])/[.A1344])^2" office:value-type="float" office:value="0.00000498988439546742" calcext:value-type="float">
            <text:p>4.98988439546742E-006</text:p>
          </table:table-cell>
          <table:table-cell table:formula="of:=SUM([.D1344:.F1344])" office:value-type="float" office:value="0.00000787766075140227" calcext:value-type="float">
            <text:p>7.87766075140227E-006</text:p>
          </table:table-cell>
          <table:table-cell table:number-columns-repeated="4"/>
        </table:table-row>
        <table:table-row table:style-name="ro1">
          <table:table-cell office:value-type="float" office:value="134.4" calcext:value-type="float">
            <text:p>134.4</text:p>
          </table:table-cell>
          <table:table-cell table:formula="of:=SQRT(2)*[.A1345]" office:value-type="float" office:value="190.070302782944" calcext:value-type="float">
            <text:p>190.0703027829</text:p>
          </table:table-cell>
          <table:table-cell table:formula="of:=SQRT(3)*[.A1345]" office:value-type="float" office:value="232.787628537257" calcext:value-type="float">
            <text:p>232.7876285373</text:p>
          </table:table-cell>
          <table:table-cell table:formula="of:=(1-ROUND([.B1345])/[.B1345])^2" office:value-type="float" office:value="0.000000136809577223487" calcext:value-type="float">
            <text:p>1.36809577223487E-007</text:p>
          </table:table-cell>
          <table:table-cell table:formula="of:=(1-ROUND([.C1345])/[.C1345])^2" office:value-type="float" office:value="0.000000832285875709577" calcext:value-type="float">
            <text:p>8.32285875709577E-007</text:p>
          </table:table-cell>
          <table:table-cell table:formula="of:=(1-ROUND([.A1345])/[.A1345])^2" office:value-type="float" office:value="0.00000885770975056683" calcext:value-type="float">
            <text:p>8.85770975056683E-006</text:p>
          </table:table-cell>
          <table:table-cell table:formula="of:=SUM([.D1345:.F1345])" office:value-type="float" office:value="0.00000982680520349989" calcext:value-type="float">
            <text:p>9.82680520349989E-006</text:p>
          </table:table-cell>
          <table:table-cell table:number-columns-repeated="4"/>
        </table:table-row>
        <table:table-row table:style-name="ro1">
          <table:table-cell office:value-type="float" office:value="134.5" calcext:value-type="float">
            <text:p>134.5</text:p>
          </table:table-cell>
          <table:table-cell table:formula="of:=SQRT(2)*[.A1346]" office:value-type="float" office:value="190.211724139181" calcext:value-type="float">
            <text:p>190.2117241392</text:p>
          </table:table-cell>
          <table:table-cell table:formula="of:=SQRT(3)*[.A1346]" office:value-type="float" office:value="232.960833618014" calcext:value-type="float">
            <text:p>232.960833618</text:p>
          </table:table-cell>
          <table:table-cell table:formula="of:=(1-ROUND([.B1346])/[.B1346])^2" office:value-type="float" office:value="0.00000123898539578095" calcext:value-type="float">
            <text:p>0.000001239</text:p>
          </table:table-cell>
          <table:table-cell table:formula="of:=(1-ROUND([.C1346])/[.C1346])^2" office:value-type="float" office:value="0.0000000282657873325031" calcext:value-type="float">
            <text:p>2.82657873325031E-008</text:p>
          </table:table-cell>
          <table:table-cell table:formula="of:=(1-ROUND([.A1346])/[.A1346])^2" office:value-type="float" office:value="0.0000138195989552376" calcext:value-type="float">
            <text:p>1.38195989552376E-005</text:p>
          </table:table-cell>
          <table:table-cell table:formula="of:=SUM([.D1346:.F1346])" office:value-type="float" office:value="0.000015086850138351" calcext:value-type="float">
            <text:p>1.5086850138351E-005</text:p>
          </table:table-cell>
          <table:table-cell table:number-columns-repeated="4"/>
        </table:table-row>
        <table:table-row table:style-name="ro1">
          <table:table-cell office:value-type="float" office:value="134.6" calcext:value-type="float">
            <text:p>134.6</text:p>
          </table:table-cell>
          <table:table-cell table:formula="of:=SQRT(2)*[.A1347]" office:value-type="float" office:value="190.353145495419" calcext:value-type="float">
            <text:p>190.3531454954</text:p>
          </table:table-cell>
          <table:table-cell table:formula="of:=SQRT(3)*[.A1347]" office:value-type="float" office:value="233.134038698771" calcext:value-type="float">
            <text:p>233.1340386988</text:p>
          </table:table-cell>
          <table:table-cell table:formula="of:=(1-ROUND([.B1347])/[.B1347])^2" office:value-type="float" office:value="0.00000344181264984257" calcext:value-type="float">
            <text:p>3.44181264984257E-006</text:p>
          </table:table-cell>
          <table:table-cell table:formula="of:=(1-ROUND([.C1347])/[.C1347])^2" office:value-type="float" office:value="0.000000330559034789565" calcext:value-type="float">
            <text:p>3.30559034789565E-007</text:p>
          </table:table-cell>
          <table:table-cell table:formula="of:=(1-ROUND([.A1347])/[.A1347])^2" office:value-type="float" office:value="0.00000883140624689515" calcext:value-type="float">
            <text:p>8.83140624689515E-006</text:p>
          </table:table-cell>
          <table:table-cell table:formula="of:=SUM([.D1347:.F1347])" office:value-type="float" office:value="0.0000126037779315273" calcext:value-type="float">
            <text:p>1.26037779315273E-005</text:p>
          </table:table-cell>
          <table:table-cell table:number-columns-repeated="4"/>
        </table:table-row>
        <table:table-row table:style-name="ro1">
          <table:table-cell office:value-type="float" office:value="134.7" calcext:value-type="float">
            <text:p>134.7</text:p>
          </table:table-cell>
          <table:table-cell table:formula="of:=SQRT(2)*[.A1348]" office:value-type="float" office:value="190.494566851656" calcext:value-type="float">
            <text:p>190.4945668517</text:p>
          </table:table-cell>
          <table:table-cell table:formula="of:=SQRT(3)*[.A1348]" office:value-type="float" office:value="233.307243779528" calcext:value-type="float">
            <text:p>233.3072437795</text:p>
          </table:table-cell>
          <table:table-cell table:formula="of:=(1-ROUND([.B1348])/[.B1348])^2" office:value-type="float" office:value="0.0000067403868355158" calcext:value-type="float">
            <text:p>6.7403868355158E-006</text:p>
          </table:table-cell>
          <table:table-cell table:formula="of:=(1-ROUND([.C1348])/[.C1348])^2" office:value-type="float" office:value="0.00000173424220703056" calcext:value-type="float">
            <text:p>1.73424220703056E-006</text:p>
          </table:table-cell>
          <table:table-cell table:formula="of:=(1-ROUND([.A1348])/[.A1348])^2" office:value-type="float" office:value="0.00000496029285569101" calcext:value-type="float">
            <text:p>4.96029285569101E-006</text:p>
          </table:table-cell>
          <table:table-cell table:formula="of:=SUM([.D1348:.F1348])" office:value-type="float" office:value="0.0000134349218982374" calcext:value-type="float">
            <text:p>1.34349218982374E-005</text:p>
          </table:table-cell>
          <table:table-cell table:number-columns-repeated="4"/>
        </table:table-row>
        <table:table-row table:style-name="ro1">
          <table:table-cell office:value-type="float" office:value="134.8" calcext:value-type="float">
            <text:p>134.8</text:p>
          </table:table-cell>
          <table:table-cell table:formula="of:=SQRT(2)*[.A1349]" office:value-type="float" office:value="190.635988207893" calcext:value-type="float">
            <text:p>190.6359882079</text:p>
          </table:table-cell>
          <table:table-cell table:formula="of:=SQRT(3)*[.A1349]" office:value-type="float" office:value="233.480448860285" calcext:value-type="float">
            <text:p>233.4804488603</text:p>
          </table:table-cell>
          <table:table-cell table:formula="of:=(1-ROUND([.B1349])/[.B1349])^2" office:value-type="float" office:value="0.00000364603745280376" calcext:value-type="float">
            <text:p>0.000003646</text:p>
          </table:table-cell>
          <table:table-cell table:formula="of:=(1-ROUND([.C1349])/[.C1349])^2" office:value-type="float" office:value="0.00000423441379522662" calcext:value-type="float">
            <text:p>4.23441379522662E-006</text:p>
          </table:table-cell>
          <table:table-cell table:formula="of:=(1-ROUND([.A1349])/[.A1349])^2" office:value-type="float" office:value="0.00000220130493356428" calcext:value-type="float">
            <text:p>2.20130493356428E-006</text:p>
          </table:table-cell>
          <table:table-cell table:formula="of:=SUM([.D1349:.F1349])" office:value-type="float" office:value="0.0000100817561815947" calcext:value-type="float">
            <text:p>1.00817561815947E-005</text:p>
          </table:table-cell>
          <table:table-cell table:number-columns-repeated="4"/>
        </table:table-row>
        <table:table-row table:style-name="ro1">
          <table:table-cell office:value-type="float" office:value="134.9" calcext:value-type="float">
            <text:p>134.9</text:p>
          </table:table-cell>
          <table:table-cell table:formula="of:=SQRT(2)*[.A1350]" office:value-type="float" office:value="190.777409564131" calcext:value-type="float">
            <text:p>190.7774095641</text:p>
          </table:table-cell>
          <table:table-cell table:formula="of:=SQRT(3)*[.A1350]" office:value-type="float" office:value="233.653653941042" calcext:value-type="float">
            <text:p>233.653653941</text:p>
          </table:table-cell>
          <table:table-cell table:formula="of:=(1-ROUND([.B1350])/[.B1350])^2" office:value-type="float" office:value="0.00000136131648846635" calcext:value-type="float">
            <text:p>1.36131648846635E-006</text:p>
          </table:table-cell>
          <table:table-cell table:formula="of:=(1-ROUND([.C1350])/[.C1350])^2" office:value-type="float" office:value="0.00000219722912113385" calcext:value-type="float">
            <text:p>2.19722912113385E-006</text:p>
          </table:table-cell>
          <table:table-cell table:formula="of:=(1-ROUND([.A1350])/[.A1350])^2" office:value-type="float" office:value="0.000000549510633305439" calcext:value-type="float">
            <text:p>5.49510633305439E-007</text:p>
          </table:table-cell>
          <table:table-cell table:formula="of:=SUM([.D1350:.F1350])" office:value-type="float" office:value="0.00000410805624290564" calcext:value-type="float">
            <text:p>4.10805624290564E-006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SQRT(2)*[.A1351]" office:value-type="float" office:value="190.918830920368" calcext:value-type="float">
            <text:p>190.9188309204</text:p>
          </table:table-cell>
          <table:table-cell table:formula="of:=SQRT(3)*[.A1351]" office:value-type="float" office:value="233.826859021798" calcext:value-type="float">
            <text:p>233.8268590218</text:p>
          </table:table-cell>
          <table:table-cell table:formula="of:=(1-ROUND([.B1351])/[.B1351])^2" office:value-type="float" office:value="0.000000180752249337039" calcext:value-type="float">
            <text:p>1.80752249337039E-007</text:p>
          </table:table-cell>
          <table:table-cell table:formula="of:=(1-ROUND([.C1351])/[.C1351])^2" office:value-type="float" office:value="0.000000548290778831338" calcext:value-type="float">
            <text:p>5.48290778831338E-007</text:p>
          </table:table-cell>
          <table:table-cell table:formula="of:=(1-ROUND([.A1351])/[.A1351])^2" office:value-type="float" office:value="0" calcext:value-type="float">
            <text:p>0</text:p>
          </table:table-cell>
          <table:table-cell table:formula="of:=SUM([.D1351:.F1351])" office:value-type="float" office:value="0.000000729043028168378" calcext:value-type="float">
            <text:p>0.000000729</text:p>
          </table:table-cell>
          <table:table-cell table:number-columns-repeated="4"/>
        </table:table-row>
        <table:table-row table:style-name="ro1">
          <table:table-cell office:value-type="float" office:value="135.1" calcext:value-type="float">
            <text:p>135.1</text:p>
          </table:table-cell>
          <table:table-cell table:formula="of:=SQRT(2)*[.A1352]" office:value-type="float" office:value="191.060252276605" calcext:value-type="float">
            <text:p>191.0602522766</text:p>
          </table:table-cell>
          <table:table-cell table:formula="of:=SQRT(3)*[.A1352]" office:value-type="float" office:value="234.000064102555" calcext:value-type="float">
            <text:p>234.0000641026</text:p>
          </table:table-cell>
          <table:table-cell table:formula="of:=(1-ROUND([.B1352])/[.B1352])^2" office:value-type="float" office:value="0.0000000994503300213282" calcext:value-type="float">
            <text:p>9.94503300213282E-008</text:p>
          </table:table-cell>
          <table:table-cell table:formula="of:=(1-ROUND([.C1352])/[.C1352])^2" office:value-type="float" office:value="0.0000000000000750444762841816" calcext:value-type="float">
            <text:p>7.50444762841816E-014</text:p>
          </table:table-cell>
          <table:table-cell table:formula="of:=(1-ROUND([.A1352])/[.A1352])^2" office:value-type="float" office:value="0.000000547884863091748" calcext:value-type="float">
            <text:p>5.47884863091748E-007</text:p>
          </table:table-cell>
          <table:table-cell table:formula="of:=SUM([.D1352:.F1352])" office:value-type="float" office:value="0.000000647335268157552" calcext:value-type="float">
            <text:p>6.47335268157552E-007</text:p>
          </table:table-cell>
          <table:table-cell table:number-columns-repeated="4"/>
        </table:table-row>
        <table:table-row table:style-name="ro1">
          <table:table-cell office:value-type="float" office:value="135.2" calcext:value-type="float">
            <text:p>135.2</text:p>
          </table:table-cell>
          <table:table-cell table:formula="of:=SQRT(2)*[.A1353]" office:value-type="float" office:value="191.201673632842" calcext:value-type="float">
            <text:p>191.2016736328</text:p>
          </table:table-cell>
          <table:table-cell table:formula="of:=SQRT(3)*[.A1353]" office:value-type="float" office:value="234.173269183312" calcext:value-type="float">
            <text:p>234.1732691833</text:p>
          </table:table-cell>
          <table:table-cell table:formula="of:=(1-ROUND([.B1353])/[.B1353])^2" office:value-type="float" office:value="0.00000111253802671983" calcext:value-type="float">
            <text:p>1.11253802671983E-006</text:p>
          </table:table-cell>
          <table:table-cell table:formula="of:=(1-ROUND([.C1353])/[.C1353])^2" office:value-type="float" office:value="0.000000547479697797293" calcext:value-type="float">
            <text:p>5.47479697797293E-007</text:p>
          </table:table-cell>
          <table:table-cell table:formula="of:=(1-ROUND([.A1353])/[.A1353])^2" office:value-type="float" office:value="0.00000218829872903596" calcext:value-type="float">
            <text:p>2.18829872903596E-006</text:p>
          </table:table-cell>
          <table:table-cell table:formula="of:=SUM([.D1353:.F1353])" office:value-type="float" office:value="0.00000384831645355308" calcext:value-type="float">
            <text:p>3.84831645355308E-006</text:p>
          </table:table-cell>
          <table:table-cell table:number-columns-repeated="4"/>
        </table:table-row>
        <table:table-row table:style-name="ro1">
          <table:table-cell office:value-type="float" office:value="135.3" calcext:value-type="float">
            <text:p>135.3</text:p>
          </table:table-cell>
          <table:table-cell table:formula="of:=SQRT(2)*[.A1354]" office:value-type="float" office:value="191.34309498908" calcext:value-type="float">
            <text:p>191.3430949891</text:p>
          </table:table-cell>
          <table:table-cell table:formula="of:=SQRT(3)*[.A1354]" office:value-type="float" office:value="234.346474264069" calcext:value-type="float">
            <text:p>234.3464742641</text:p>
          </table:table-cell>
          <table:table-cell table:formula="of:=(1-ROUND([.B1354])/[.B1354])^2" office:value-type="float" office:value="0.00000321516423036431" calcext:value-type="float">
            <text:p>3.21516423036431E-006</text:p>
          </table:table-cell>
          <table:table-cell table:formula="of:=(1-ROUND([.C1354])/[.C1354])^2" office:value-type="float" office:value="0.00000218587394799999" calcext:value-type="float">
            <text:p>2.18587394799999E-006</text:p>
          </table:table-cell>
          <table:table-cell table:formula="of:=(1-ROUND([.A1354])/[.A1354])^2" office:value-type="float" office:value="0.0000049163966745497" calcext:value-type="float">
            <text:p>4.9163966745497E-006</text:p>
          </table:table-cell>
          <table:table-cell table:formula="of:=SUM([.D1354:.F1354])" office:value-type="float" office:value="0.000010317434852914" calcext:value-type="float">
            <text:p>1.0317434852914E-005</text:p>
          </table:table-cell>
          <table:table-cell table:number-columns-repeated="4"/>
        </table:table-row>
        <table:table-row table:style-name="ro1">
          <table:table-cell office:value-type="float" office:value="135.4" calcext:value-type="float">
            <text:p>135.4</text:p>
          </table:table-cell>
          <table:table-cell table:formula="of:=SQRT(2)*[.A1355]" office:value-type="float" office:value="191.484516345317" calcext:value-type="float">
            <text:p>191.4845163453</text:p>
          </table:table-cell>
          <table:table-cell table:formula="of:=SQRT(3)*[.A1355]" office:value-type="float" office:value="234.519679344826" calcext:value-type="float">
            <text:p>234.5196793448</text:p>
          </table:table-cell>
          <table:table-cell table:formula="of:=(1-ROUND([.B1355])/[.B1355])^2" office:value-type="float" office:value="0.00000640249932034204" calcext:value-type="float">
            <text:p>6.40249932034204E-006</text:p>
          </table:table-cell>
          <table:table-cell table:formula="of:=(1-ROUND([.C1355])/[.C1355])^2" office:value-type="float" office:value="0.0000041947293281098" calcext:value-type="float">
            <text:p>4.1947293281098E-006</text:p>
          </table:table-cell>
          <table:table-cell table:formula="of:=(1-ROUND([.A1355])/[.A1355])^2" office:value-type="float" office:value="0.00000872735524045011" calcext:value-type="float">
            <text:p>8.72735524045011E-006</text:p>
          </table:table-cell>
          <table:table-cell table:formula="of:=SUM([.D1355:.F1355])" office:value-type="float" office:value="0.000019324583888902" calcext:value-type="float">
            <text:p>1.9324583888902E-005</text:p>
          </table:table-cell>
          <table:table-cell table:number-columns-repeated="4"/>
        </table:table-row>
        <table:table-row table:style-name="ro1">
          <table:table-cell office:value-type="float" office:value="135.5" calcext:value-type="float">
            <text:p>135.5</text:p>
          </table:table-cell>
          <table:table-cell table:formula="of:=SQRT(2)*[.A1356]" office:value-type="float" office:value="191.625937701554" calcext:value-type="float">
            <text:p>191.6259377016</text:p>
          </table:table-cell>
          <table:table-cell table:formula="of:=SQRT(3)*[.A1356]" office:value-type="float" office:value="234.692884425583" calcext:value-type="float">
            <text:p>234.6928844256</text:p>
          </table:table-cell>
          <table:table-cell table:formula="of:=(1-ROUND([.B1356])/[.B1356])^2" office:value-type="float" office:value="0.0000038104765217909" calcext:value-type="float">
            <text:p>3.8104765217909E-006</text:p>
          </table:table-cell>
          <table:table-cell table:formula="of:=(1-ROUND([.C1356])/[.C1356])^2" office:value-type="float" office:value="0.00000171239454890435" calcext:value-type="float">
            <text:p>1.71239454890435E-006</text:p>
          </table:table-cell>
          <table:table-cell table:formula="of:=(1-ROUND([.A1356])/[.A1356])^2" office:value-type="float" office:value="0.0000136163723260845" calcext:value-type="float">
            <text:p>1.36163723260845E-005</text:p>
          </table:table-cell>
          <table:table-cell table:formula="of:=SUM([.D1356:.F1356])" office:value-type="float" office:value="0.0000191392433967798" calcext:value-type="float">
            <text:p>1.91392433967798E-005</text:p>
          </table:table-cell>
          <table:table-cell table:number-columns-repeated="4"/>
        </table:table-row>
        <table:table-row table:style-name="ro1">
          <table:table-cell office:value-type="float" office:value="135.6" calcext:value-type="float">
            <text:p>135.6</text:p>
          </table:table-cell>
          <table:table-cell table:formula="of:=SQRT(2)*[.A1357]" office:value-type="float" office:value="191.767359057792" calcext:value-type="float">
            <text:p>191.7673590578</text:p>
          </table:table-cell>
          <table:table-cell table:formula="of:=SQRT(3)*[.A1357]" office:value-type="float" office:value="234.86608950634" calcext:value-type="float">
            <text:p>234.8660895063</text:p>
          </table:table-cell>
          <table:table-cell table:formula="of:=(1-ROUND([.B1357])/[.B1357])^2" office:value-type="float" office:value="0.00000147171230648617" calcext:value-type="float">
            <text:p>1.47171230648617E-006</text:p>
          </table:table-cell>
          <table:table-cell table:formula="of:=(1-ROUND([.C1357])/[.C1357])^2" office:value-type="float" office:value="0.000000325078755411906" calcext:value-type="float">
            <text:p>3.25078755411906E-007</text:p>
          </table:table-cell>
          <table:table-cell table:formula="of:=(1-ROUND([.A1357])/[.A1357])^2" office:value-type="float" office:value="0.0000087016298152653" calcext:value-type="float">
            <text:p>8.7016298152653E-006</text:p>
          </table:table-cell>
          <table:table-cell table:formula="of:=SUM([.D1357:.F1357])" office:value-type="float" office:value="0.0000104984208771634" calcext:value-type="float">
            <text:p>1.04984208771634E-005</text:p>
          </table:table-cell>
          <table:table-cell table:number-columns-repeated="4"/>
        </table:table-row>
        <table:table-row table:style-name="ro1">
          <table:table-cell office:value-type="float" office:value="135.7" calcext:value-type="float">
            <text:p>135.7</text:p>
          </table:table-cell>
          <table:table-cell table:formula="of:=SQRT(2)*[.A1358]" office:value-type="float" office:value="191.908780414029" calcext:value-type="float">
            <text:p>191.908780414</text:p>
          </table:table-cell>
          <table:table-cell table:formula="of:=SQRT(3)*[.A1358]" office:value-type="float" office:value="235.039294587097" calcext:value-type="float">
            <text:p>235.0392945871</text:p>
          </table:table-cell>
          <table:table-cell table:formula="of:=(1-ROUND([.B1358])/[.B1358])^2" office:value-type="float" office:value="0.000000225936554982624" calcext:value-type="float">
            <text:p>2.25936554982624E-007</text:p>
          </table:table-cell>
          <table:table-cell table:formula="of:=(1-ROUND([.C1358])/[.C1358])^2" office:value-type="float" office:value="0.0000000279501735697084" calcext:value-type="float">
            <text:p>0.000000028</text:p>
          </table:table-cell>
          <table:table-cell table:formula="of:=(1-ROUND([.A1358])/[.A1358])^2" office:value-type="float" office:value="0.00000488745547663898" calcext:value-type="float">
            <text:p>4.88745547663898E-006</text:p>
          </table:table-cell>
          <table:table-cell table:formula="of:=SUM([.D1358:.F1358])" office:value-type="float" office:value="0.00000514134220519131" calcext:value-type="float">
            <text:p>5.14134220519131E-006</text:p>
          </table:table-cell>
          <table:table-cell table:number-columns-repeated="4"/>
        </table:table-row>
        <table:table-row table:style-name="ro1">
          <table:table-cell office:value-type="float" office:value="135.8" calcext:value-type="float">
            <text:p>135.8</text:p>
          </table:table-cell>
          <table:table-cell table:formula="of:=SQRT(2)*[.A1359]" office:value-type="float" office:value="192.050201770266" calcext:value-type="float">
            <text:p>192.0502017703</text:p>
          </table:table-cell>
          <table:table-cell table:formula="of:=SQRT(3)*[.A1359]" office:value-type="float" office:value="235.212499667854" calcext:value-type="float">
            <text:p>235.2124996679</text:p>
          </table:table-cell>
          <table:table-cell table:formula="of:=(1-ROUND([.B1359])/[.B1359])^2" office:value-type="float" office:value="0.0000000683295449285941" calcext:value-type="float">
            <text:p>6.83295449285941E-008</text:p>
          </table:table-cell>
          <table:table-cell table:formula="of:=(1-ROUND([.C1359])/[.C1359])^2" office:value-type="float" office:value="0.000000816198357591165" calcext:value-type="float">
            <text:p>8.16198357591165E-007</text:p>
          </table:table-cell>
          <table:table-cell table:formula="of:=(1-ROUND([.A1359])/[.A1359])^2" office:value-type="float" office:value="0.00000216900449200829" calcext:value-type="float">
            <text:p>0.000002169</text:p>
          </table:table-cell>
          <table:table-cell table:formula="of:=SUM([.D1359:.F1359])" office:value-type="float" office:value="0.00000305353239452805" calcext:value-type="float">
            <text:p>3.05353239452805E-006</text:p>
          </table:table-cell>
          <table:table-cell table:number-columns-repeated="4"/>
        </table:table-row>
        <table:table-row table:style-name="ro1">
          <table:table-cell office:value-type="float" office:value="135.9" calcext:value-type="float">
            <text:p>135.9</text:p>
          </table:table-cell>
          <table:table-cell table:formula="of:=SQRT(2)*[.A1360]" office:value-type="float" office:value="192.191623126504" calcext:value-type="float">
            <text:p>192.1916231265</text:p>
          </table:table-cell>
          <table:table-cell table:formula="of:=SQRT(3)*[.A1360]" office:value-type="float" office:value="235.38570474861" calcext:value-type="float">
            <text:p>235.3857047486</text:p>
          </table:table-cell>
          <table:table-cell table:formula="of:=(1-ROUND([.B1360])/[.B1360])^2" office:value-type="float" office:value="0.000000994092814074839" calcext:value-type="float">
            <text:p>9.94092814074839E-007</text:p>
          </table:table-cell>
          <table:table-cell table:formula="of:=(1-ROUND([.C1360])/[.C1360])^2" office:value-type="float" office:value="0.00000268503408540507" calcext:value-type="float">
            <text:p>0.000002685</text:p>
          </table:table-cell>
          <table:table-cell table:formula="of:=(1-ROUND([.A1360])/[.A1360])^2" office:value-type="float" office:value="0.000000541453401707966" calcext:value-type="float">
            <text:p>5.41453401707966E-007</text:p>
          </table:table-cell>
          <table:table-cell table:formula="of:=SUM([.D1360:.F1360])" office:value-type="float" office:value="0.00000422058030118788" calcext:value-type="float">
            <text:p>4.22058030118788E-00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SQRT(2)*[.A1361]" office:value-type="float" office:value="192.333044482741" calcext:value-type="float">
            <text:p>192.3330444827</text:p>
          </table:table-cell>
          <table:table-cell table:formula="of:=SQRT(3)*[.A1361]" office:value-type="float" office:value="235.558909829367" calcext:value-type="float">
            <text:p>235.5589098294</text:p>
          </table:table-cell>
          <table:table-cell table:formula="of:=(1-ROUND([.B1361])/[.B1361])^2" office:value-type="float" office:value="0.00000299844905612502" calcext:value-type="float">
            <text:p>2.99844905612502E-006</text:p>
          </table:table-cell>
          <table:table-cell table:formula="of:=(1-ROUND([.C1361])/[.C1361])^2" office:value-type="float" office:value="0.00000350635342107828" calcext:value-type="float">
            <text:p>3.50635342107828E-006</text:p>
          </table:table-cell>
          <table:table-cell table:formula="of:=(1-ROUND([.A1361])/[.A1361])^2" office:value-type="float" office:value="0" calcext:value-type="float">
            <text:p>0</text:p>
          </table:table-cell>
          <table:table-cell table:formula="of:=SUM([.D1361:.F1361])" office:value-type="float" office:value="0.00000650480247720331" calcext:value-type="float">
            <text:p>6.50480247720331E-006</text:p>
          </table:table-cell>
          <table:table-cell table:number-columns-repeated="4"/>
        </table:table-row>
        <table:table-row table:style-name="ro1">
          <table:table-cell office:value-type="float" office:value="136.1" calcext:value-type="float">
            <text:p>136.1</text:p>
          </table:table-cell>
          <table:table-cell table:formula="of:=SQRT(2)*[.A1362]" office:value-type="float" office:value="192.474465838978" calcext:value-type="float">
            <text:p>192.474465839</text:p>
          </table:table-cell>
          <table:table-cell table:formula="of:=SQRT(3)*[.A1362]" office:value-type="float" office:value="235.732114910124" calcext:value-type="float">
            <text:p>235.7321149101</text:p>
          </table:table-cell>
          <table:table-cell table:formula="of:=(1-ROUND([.B1362])/[.B1362])^2" office:value-type="float" office:value="0.00000607664201715906" calcext:value-type="float">
            <text:p>6.07664201715906E-006</text:p>
          </table:table-cell>
          <table:table-cell table:formula="of:=(1-ROUND([.C1362])/[.C1362])^2" office:value-type="float" office:value="0.00000129139642243024" calcext:value-type="float">
            <text:p>1.29139642243024E-006</text:p>
          </table:table-cell>
          <table:table-cell table:formula="of:=(1-ROUND([.A1362])/[.A1362])^2" office:value-type="float" office:value="0.00000053986323104896" calcext:value-type="float">
            <text:p>5.3986323104896E-007</text:p>
          </table:table-cell>
          <table:table-cell table:formula="of:=SUM([.D1362:.F1362])" office:value-type="float" office:value="0.00000790790167063826" calcext:value-type="float">
            <text:p>7.90790167063826E-006</text:p>
          </table:table-cell>
          <table:table-cell table:number-columns-repeated="4"/>
        </table:table-row>
        <table:table-row table:style-name="ro1">
          <table:table-cell office:value-type="float" office:value="136.2" calcext:value-type="float">
            <text:p>136.2</text:p>
          </table:table-cell>
          <table:table-cell table:formula="of:=SQRT(2)*[.A1363]" office:value-type="float" office:value="192.615887195216" calcext:value-type="float">
            <text:p>192.6158871952</text:p>
          </table:table-cell>
          <table:table-cell table:formula="of:=SQRT(3)*[.A1363]" office:value-type="float" office:value="235.905319990881" calcext:value-type="float">
            <text:p>235.9053199909</text:p>
          </table:table-cell>
          <table:table-cell table:formula="of:=(1-ROUND([.B1363])/[.B1363])^2" office:value-type="float" office:value="0.00000397679642098431" calcext:value-type="float">
            <text:p>3.97679642098431E-006</text:p>
          </table:table-cell>
          <table:table-cell table:formula="of:=(1-ROUND([.C1363])/[.C1363])^2" office:value-type="float" office:value="0.00000016107981134619" calcext:value-type="float">
            <text:p>1.6107981134619E-007</text:p>
          </table:table-cell>
          <table:table-cell table:formula="of:=(1-ROUND([.A1363])/[.A1363])^2" office:value-type="float" office:value="0.0000021562830854683" calcext:value-type="float">
            <text:p>2.1562830854683E-006</text:p>
          </table:table-cell>
          <table:table-cell table:formula="of:=SUM([.D1363:.F1363])" office:value-type="float" office:value="0.0000062941593177988" calcext:value-type="float">
            <text:p>6.2941593177988E-006</text:p>
          </table:table-cell>
          <table:table-cell table:number-columns-repeated="4"/>
        </table:table-row>
        <table:table-row table:style-name="ro1">
          <table:table-cell office:value-type="float" office:value="136.3" calcext:value-type="float">
            <text:p>136.3</text:p>
          </table:table-cell>
          <table:table-cell table:formula="of:=SQRT(2)*[.A1364]" office:value-type="float" office:value="192.757308551453" calcext:value-type="float">
            <text:p>192.7573085515</text:p>
          </table:table-cell>
          <table:table-cell table:formula="of:=SQRT(3)*[.A1364]" office:value-type="float" office:value="236.078525071638" calcext:value-type="float">
            <text:p>236.0785250716</text:p>
          </table:table-cell>
          <table:table-cell table:formula="of:=(1-ROUND([.B1364])/[.B1364])^2" office:value-type="float" office:value="0.00000158521159514177" calcext:value-type="float">
            <text:p>1.58521159514177E-006</text:p>
          </table:table-cell>
          <table:table-cell table:formula="of:=(1-ROUND([.C1364])/[.C1364])^2" office:value-type="float" office:value="0.000000110637847076231" calcext:value-type="float">
            <text:p>1.10637847076231E-007</text:p>
          </table:table-cell>
          <table:table-cell table:formula="of:=(1-ROUND([.A1364])/[.A1364])^2" office:value-type="float" office:value="0.0000048445204974358" calcext:value-type="float">
            <text:p>4.8445204974358E-006</text:p>
          </table:table-cell>
          <table:table-cell table:formula="of:=SUM([.D1364:.F1364])" office:value-type="float" office:value="0.0000065403699396538" calcext:value-type="float">
            <text:p>6.5403699396538E-006</text:p>
          </table:table-cell>
          <table:table-cell table:number-columns-repeated="4"/>
        </table:table-row>
        <table:table-row table:style-name="ro1">
          <table:table-cell office:value-type="float" office:value="136.4" calcext:value-type="float">
            <text:p>136.4</text:p>
          </table:table-cell>
          <table:table-cell table:formula="of:=SQRT(2)*[.A1365]" office:value-type="float" office:value="192.89872990769" calcext:value-type="float">
            <text:p>192.8987299077</text:p>
          </table:table-cell>
          <table:table-cell table:formula="of:=SQRT(3)*[.A1365]" office:value-type="float" office:value="236.251730152395" calcext:value-type="float">
            <text:p>236.2517301524</text:p>
          </table:table-cell>
          <table:table-cell table:formula="of:=(1-ROUND([.B1365])/[.B1365])^2" office:value-type="float" office:value="0.000000275615523936628" calcext:value-type="float">
            <text:p>2.75615523936628E-007</text:p>
          </table:table-cell>
          <table:table-cell table:formula="of:=(1-ROUND([.C1365])/[.C1365])^2" office:value-type="float" office:value="0.00000113532573436946" calcext:value-type="float">
            <text:p>1.13532573436946E-006</text:p>
          </table:table-cell>
          <table:table-cell table:formula="of:=(1-ROUND([.A1365])/[.A1365])^2" office:value-type="float" office:value="0.00000859985724236976" calcext:value-type="float">
            <text:p>8.59985724236976E-006</text:p>
          </table:table-cell>
          <table:table-cell table:formula="of:=SUM([.D1365:.F1365])" office:value-type="float" office:value="0.0000100107985006758" calcext:value-type="float">
            <text:p>1.00107985006758E-005</text:p>
          </table:table-cell>
          <table:table-cell table:number-columns-repeated="4"/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formula="of:=SQRT(2)*[.A1366]" office:value-type="float" office:value="193.040151263928" calcext:value-type="float">
            <text:p>193.0401512639</text:p>
          </table:table-cell>
          <table:table-cell table:formula="of:=SQRT(3)*[.A1366]" office:value-type="float" office:value="236.424935233152" calcext:value-type="float">
            <text:p>236.4249352332</text:p>
          </table:table-cell>
          <table:table-cell table:formula="of:=(1-ROUND([.B1366])/[.B1366])^2" office:value-type="float" office:value="0.0000000432616564015613" calcext:value-type="float">
            <text:p>4.32616564015613E-008</text:p>
          </table:table-cell>
          <table:table-cell table:formula="of:=(1-ROUND([.C1366])/[.C1366])^2" office:value-type="float" office:value="0.00000323041952123735" calcext:value-type="float">
            <text:p>3.23041952123735E-006</text:p>
          </table:table-cell>
          <table:table-cell table:formula="of:=(1-ROUND([.A1366])/[.A1366])^2" office:value-type="float" office:value="0.0000134175958351782" calcext:value-type="float">
            <text:p>1.34175958351782E-005</text:p>
          </table:table-cell>
          <table:table-cell table:formula="of:=SUM([.D1366:.F1366])" office:value-type="float" office:value="0.0000166912770128171" calcext:value-type="float">
            <text:p>1.66912770128171E-005</text:p>
          </table:table-cell>
          <table:table-cell table:number-columns-repeated="4"/>
        </table:table-row>
        <table:table-row table:style-name="ro1">
          <table:table-cell office:value-type="float" office:value="136.6" calcext:value-type="float">
            <text:p>136.6</text:p>
          </table:table-cell>
          <table:table-cell table:formula="of:=SQRT(2)*[.A1367]" office:value-type="float" office:value="193.181572620165" calcext:value-type="float">
            <text:p>193.1815726202</text:p>
          </table:table-cell>
          <table:table-cell table:formula="of:=SQRT(3)*[.A1367]" office:value-type="float" office:value="236.598140313909" calcext:value-type="float">
            <text:p>236.5981403139</text:p>
          </table:table-cell>
          <table:table-cell table:formula="of:=(1-ROUND([.B1367])/[.B1367])^2" office:value-type="float" office:value="0.000000883424271352306" calcext:value-type="float">
            <text:p>8.83424271352306E-007</text:p>
          </table:table-cell>
          <table:table-cell table:formula="of:=(1-ROUND([.C1367])/[.C1367])^2" office:value-type="float" office:value="0.00000288486987019827" calcext:value-type="float">
            <text:p>2.88486987019827E-006</text:p>
          </table:table-cell>
          <table:table-cell table:formula="of:=(1-ROUND([.A1367])/[.A1367])^2" office:value-type="float" office:value="0.00000857469307957991" calcext:value-type="float">
            <text:p>8.57469307957991E-006</text:p>
          </table:table-cell>
          <table:table-cell table:formula="of:=SUM([.D1367:.F1367])" office:value-type="float" office:value="0.0000123429872211305" calcext:value-type="float">
            <text:p>0.000012343</text:p>
          </table:table-cell>
          <table:table-cell table:number-columns-repeated="4"/>
        </table:table-row>
        <table:table-row table:style-name="ro1">
          <table:table-cell office:value-type="float" office:value="136.7" calcext:value-type="float">
            <text:p>136.7</text:p>
          </table:table-cell>
          <table:table-cell table:formula="of:=SQRT(2)*[.A1368]" office:value-type="float" office:value="193.322993976402" calcext:value-type="float">
            <text:p>193.3229939764</text:p>
          </table:table-cell>
          <table:table-cell table:formula="of:=SQRT(3)*[.A1368]" office:value-type="float" office:value="236.771345394665" calcext:value-type="float">
            <text:p>236.7713453947</text:p>
          </table:table-cell>
          <table:table-cell table:formula="of:=(1-ROUND([.B1368])/[.B1368])^2" office:value-type="float" office:value="0.00000279139837586784" calcext:value-type="float">
            <text:p>2.79139837586784E-006</text:p>
          </table:table-cell>
          <table:table-cell table:formula="of:=(1-ROUND([.C1368])/[.C1368])^2" office:value-type="float" office:value="0.000000932613337312373" calcext:value-type="float">
            <text:p>9.32613337312373E-007</text:p>
          </table:table-cell>
          <table:table-cell table:formula="of:=(1-ROUND([.A1368])/[.A1368])^2" office:value-type="float" office:value="0.00000481621072313269" calcext:value-type="float">
            <text:p>4.81621072313269E-006</text:p>
          </table:table-cell>
          <table:table-cell table:formula="of:=SUM([.D1368:.F1368])" office:value-type="float" office:value="0.0000085402224363129" calcext:value-type="float">
            <text:p>8.5402224363129E-006</text:p>
          </table:table-cell>
          <table:table-cell table:number-columns-repeated="4"/>
        </table:table-row>
        <table:table-row table:style-name="ro1">
          <table:table-cell office:value-type="float" office:value="136.8" calcext:value-type="float">
            <text:p>136.8</text:p>
          </table:table-cell>
          <table:table-cell table:formula="of:=SQRT(2)*[.A1369]" office:value-type="float" office:value="193.464415332639" calcext:value-type="float">
            <text:p>193.4644153326</text:p>
          </table:table-cell>
          <table:table-cell table:formula="of:=SQRT(3)*[.A1369]" office:value-type="float" office:value="236.944550475422" calcext:value-type="float">
            <text:p>236.9445504754</text:p>
          </table:table-cell>
          <table:table-cell table:formula="of:=(1-ROUND([.B1369])/[.B1369])^2" office:value-type="float" office:value="0.0000057624996043274" calcext:value-type="float">
            <text:p>5.7624996043274E-006</text:p>
          </table:table-cell>
          <table:table-cell table:formula="of:=(1-ROUND([.C1369])/[.C1369])^2" office:value-type="float" office:value="0.0000000547648880545829" calcext:value-type="float">
            <text:p>5.47648880545829E-008</text:p>
          </table:table-cell>
          <table:table-cell table:formula="of:=(1-ROUND([.A1369])/[.A1369])^2" office:value-type="float" office:value="0.00000213740980130586" calcext:value-type="float">
            <text:p>2.13740980130586E-006</text:p>
          </table:table-cell>
          <table:table-cell table:formula="of:=SUM([.D1369:.F1369])" office:value-type="float" office:value="0.00000795467429368784" calcext:value-type="float">
            <text:p>7.95467429368784E-006</text:p>
          </table:table-cell>
          <table:table-cell table:number-columns-repeated="4"/>
        </table:table-row>
        <table:table-row table:style-name="ro1">
          <table:table-cell office:value-type="float" office:value="136.9" calcext:value-type="float">
            <text:p>136.9</text:p>
          </table:table-cell>
          <table:table-cell table:formula="of:=SQRT(2)*[.A1370]" office:value-type="float" office:value="193.605836688877" calcext:value-type="float">
            <text:p>193.6058366889</text:p>
          </table:table-cell>
          <table:table-cell table:formula="of:=SQRT(3)*[.A1370]" office:value-type="float" office:value="237.117755556179" calcext:value-type="float">
            <text:p>237.1177555562</text:p>
          </table:table-cell>
          <table:table-cell table:formula="of:=(1-ROUND([.B1370])/[.B1370])^2" office:value-type="float" office:value="0.00000414491379971264" calcext:value-type="float">
            <text:p>4.14491379971264E-006</text:p>
          </table:table-cell>
          <table:table-cell table:formula="of:=(1-ROUND([.C1370])/[.C1370])^2" office:value-type="float" office:value="0.00000024662361826788" calcext:value-type="float">
            <text:p>2.4662361826788E-007</text:p>
          </table:table-cell>
          <table:table-cell table:formula="of:=(1-ROUND([.A1370])/[.A1370])^2" office:value-type="float" office:value="0.000000533572089057413" calcext:value-type="float">
            <text:p>5.33572089057413E-007</text:p>
          </table:table-cell>
          <table:table-cell table:formula="of:=SUM([.D1370:.F1370])" office:value-type="float" office:value="0.00000492510950703794" calcext:value-type="float">
            <text:p>4.92510950703794E-00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SQRT(2)*[.A1371]" office:value-type="float" office:value="193.747258045114" calcext:value-type="float">
            <text:p>193.7472580451</text:p>
          </table:table-cell>
          <table:table-cell table:formula="of:=SQRT(3)*[.A1371]" office:value-type="float" office:value="237.290960636936" calcext:value-type="float">
            <text:p>237.2909606369</text:p>
          </table:table-cell>
          <table:table-cell table:formula="of:=(1-ROUND([.B1371])/[.B1371])^2" office:value-type="float" office:value="0.00000170170216206449" calcext:value-type="float">
            <text:p>1.70170216206449E-006</text:p>
          </table:table-cell>
          <table:table-cell table:formula="of:=(1-ROUND([.C1371])/[.C1371])^2" office:value-type="float" office:value="0.00000150350919506113" calcext:value-type="float">
            <text:p>1.50350919506113E-006</text:p>
          </table:table-cell>
          <table:table-cell table:formula="of:=(1-ROUND([.A1371])/[.A1371])^2" office:value-type="float" office:value="0" calcext:value-type="float">
            <text:p>0</text:p>
          </table:table-cell>
          <table:table-cell table:formula="of:=SUM([.D1371:.F1371])" office:value-type="float" office:value="0.00000320521135712562" calcext:value-type="float">
            <text:p>3.20521135712562E-006</text:p>
          </table:table-cell>
          <table:table-cell table:number-columns-repeated="4"/>
        </table:table-row>
        <table:table-row table:style-name="ro1">
          <table:table-cell office:value-type="float" office:value="137.1" calcext:value-type="float">
            <text:p>137.1</text:p>
          </table:table-cell>
          <table:table-cell table:formula="of:=SQRT(2)*[.A1372]" office:value-type="float" office:value="193.888679401351" calcext:value-type="float">
            <text:p>193.8886794014</text:p>
          </table:table-cell>
          <table:table-cell table:formula="of:=SQRT(3)*[.A1372]" office:value-type="float" office:value="237.464165717693" calcext:value-type="float">
            <text:p>237.4641657177</text:p>
          </table:table-cell>
          <table:table-cell table:formula="of:=(1-ROUND([.B1372])/[.B1372])^2" office:value-type="float" office:value="0.000000329644748212486" calcext:value-type="float">
            <text:p>3.29644748212486E-007</text:p>
          </table:table-cell>
          <table:table-cell table:formula="of:=(1-ROUND([.C1372])/[.C1372])^2" office:value-type="float" office:value="0.00000382076175683714" calcext:value-type="float">
            <text:p>3.82076175683714E-006</text:p>
          </table:table-cell>
          <table:table-cell table:formula="of:=(1-ROUND([.A1372])/[.A1372])^2" office:value-type="float" office:value="0.000000532016486126802" calcext:value-type="float">
            <text:p>0.000000532</text:p>
          </table:table-cell>
          <table:table-cell table:formula="of:=SUM([.D1372:.F1372])" office:value-type="float" office:value="0.00000468242299117643" calcext:value-type="float">
            <text:p>4.68242299117643E-006</text:p>
          </table:table-cell>
          <table:table-cell table:number-columns-repeated="4"/>
        </table:table-row>
        <table:table-row table:style-name="ro1">
          <table:table-cell office:value-type="float" office:value="137.2" calcext:value-type="float">
            <text:p>137.2</text:p>
          </table:table-cell>
          <table:table-cell table:formula="of:=SQRT(2)*[.A1373]" office:value-type="float" office:value="194.030100757589" calcext:value-type="float">
            <text:p>194.0301007576</text:p>
          </table:table-cell>
          <table:table-cell table:formula="of:=SQRT(3)*[.A1373]" office:value-type="float" office:value="237.63737079845" calcext:value-type="float">
            <text:p>237.6373707985</text:p>
          </table:table-cell>
          <table:table-cell table:formula="of:=(1-ROUND([.B1373])/[.B1373])^2" office:value-type="float" office:value="0.0000000240667049711926" calcext:value-type="float">
            <text:p>2.40667049711926E-008</text:p>
          </table:table-cell>
          <table:table-cell table:formula="of:=(1-ROUND([.C1373])/[.C1373])^2" office:value-type="float" office:value="0.00000232860631016909" calcext:value-type="float">
            <text:p>2.32860631016909E-006</text:p>
          </table:table-cell>
          <table:table-cell table:formula="of:=(1-ROUND([.A1373])/[.A1373])^2" office:value-type="float" office:value="0.00000212496493807834" calcext:value-type="float">
            <text:p>0.000002125</text:p>
          </table:table-cell>
          <table:table-cell table:formula="of:=SUM([.D1373:.F1373])" office:value-type="float" office:value="0.00000447763795321862" calcext:value-type="float">
            <text:p>4.47763795321862E-006</text:p>
          </table:table-cell>
          <table:table-cell table:number-columns-repeated="4"/>
        </table:table-row>
        <table:table-row table:style-name="ro1">
          <table:table-cell office:value-type="float" office:value="137.3" calcext:value-type="float">
            <text:p>137.3</text:p>
          </table:table-cell>
          <table:table-cell table:formula="of:=SQRT(2)*[.A1374]" office:value-type="float" office:value="194.171522113826" calcext:value-type="float">
            <text:p>194.1715221138</text:p>
          </table:table-cell>
          <table:table-cell table:formula="of:=SQRT(3)*[.A1374]" office:value-type="float" office:value="237.810575879207" calcext:value-type="float">
            <text:p>237.8105758792</text:p>
          </table:table-cell>
          <table:table-cell table:formula="of:=(1-ROUND([.B1374])/[.B1374])^2" office:value-type="float" office:value="0.000000780313589450182" calcext:value-type="float">
            <text:p>7.80313589450182E-007</text:p>
          </table:table-cell>
          <table:table-cell table:formula="of:=(1-ROUND([.C1374])/[.C1374])^2" office:value-type="float" office:value="0.000000634465820610587" calcext:value-type="float">
            <text:p>6.34465820610587E-007</text:p>
          </table:table-cell>
          <table:table-cell table:formula="of:=(1-ROUND([.A1374])/[.A1374])^2" office:value-type="float" office:value="0.00000477420908595672" calcext:value-type="float">
            <text:p>4.77420908595672E-006</text:p>
          </table:table-cell>
          <table:table-cell table:formula="of:=SUM([.D1374:.F1374])" office:value-type="float" office:value="0.00000618898849601749" calcext:value-type="float">
            <text:p>0.000006189</text:p>
          </table:table-cell>
          <table:table-cell table:number-columns-repeated="4"/>
        </table:table-row>
        <table:table-row table:style-name="ro1">
          <table:table-cell office:value-type="float" office:value="137.4" calcext:value-type="float">
            <text:p>137.4</text:p>
          </table:table-cell>
          <table:table-cell table:formula="of:=SQRT(2)*[.A1375]" office:value-type="float" office:value="194.312943470063" calcext:value-type="float">
            <text:p>194.3129434701</text:p>
          </table:table-cell>
          <table:table-cell table:formula="of:=SQRT(3)*[.A1375]" office:value-type="float" office:value="237.983780959964" calcext:value-type="float">
            <text:p>237.98378096</text:p>
          </table:table-cell>
          <table:table-cell table:formula="of:=(1-ROUND([.B1375])/[.B1375])^2" office:value-type="float" office:value="0.00000259375127008464" calcext:value-type="float">
            <text:p>2.59375127008464E-006</text:p>
          </table:table-cell>
          <table:table-cell table:formula="of:=(1-ROUND([.C1375])/[.C1375])^2" office:value-type="float" office:value="0.00000000464467757590802" calcext:value-type="float">
            <text:p>4.64467757590802E-009</text:p>
          </table:table-cell>
          <table:table-cell table:formula="of:=(1-ROUND([.A1375])/[.A1375])^2" office:value-type="float" office:value="0.00000847513290067827" calcext:value-type="float">
            <text:p>8.47513290067827E-006</text:p>
          </table:table-cell>
          <table:table-cell table:formula="of:=SUM([.D1375:.F1375])" office:value-type="float" office:value="0.0000110735288483388" calcext:value-type="float">
            <text:p>1.10735288483388E-005</text:p>
          </table:table-cell>
          <table:table-cell table:number-columns-repeated="4"/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SQRT(2)*[.A1376]" office:value-type="float" office:value="194.454364826301" calcext:value-type="float">
            <text:p>194.4543648263</text:p>
          </table:table-cell>
          <table:table-cell table:formula="of:=SQRT(3)*[.A1376]" office:value-type="float" office:value="238.156986040721" calcext:value-type="float">
            <text:p>238.1569860407</text:p>
          </table:table-cell>
          <table:table-cell table:formula="of:=(1-ROUND([.B1376])/[.B1376])^2" office:value-type="float" office:value="0.00000545976582820922" calcext:value-type="float">
            <text:p>5.45976582820922E-006</text:p>
          </table:table-cell>
          <table:table-cell table:formula="of:=(1-ROUND([.C1376])/[.C1376])^2" office:value-type="float" office:value="0.00000043450564374458" calcext:value-type="float">
            <text:p>4.3450564374458E-007</text:p>
          </table:table-cell>
          <table:table-cell table:formula="of:=(1-ROUND([.A1376])/[.A1376])^2" office:value-type="float" office:value="0.0000132231404958679" calcext:value-type="float">
            <text:p>1.32231404958679E-005</text:p>
          </table:table-cell>
          <table:table-cell table:formula="of:=SUM([.D1376:.F1376])" office:value-type="float" office:value="0.0000191174119678217" calcext:value-type="float">
            <text:p>1.91174119678217E-005</text:p>
          </table:table-cell>
          <table:table-cell table:number-columns-repeated="4"/>
        </table:table-row>
        <table:table-row table:style-name="ro1">
          <table:table-cell office:value-type="float" office:value="137.6" calcext:value-type="float">
            <text:p>137.6</text:p>
          </table:table-cell>
          <table:table-cell table:formula="of:=SQRT(2)*[.A1377]" office:value-type="float" office:value="194.595786182538" calcext:value-type="float">
            <text:p>194.5957861825</text:p>
          </table:table-cell>
          <table:table-cell table:formula="of:=SQRT(3)*[.A1377]" office:value-type="float" office:value="238.330191121477" calcext:value-type="float">
            <text:p>238.3301911215</text:p>
          </table:table-cell>
          <table:table-cell table:formula="of:=(1-ROUND([.B1377])/[.B1377])^2" office:value-type="float" office:value="0.00000431474810674937" calcext:value-type="float">
            <text:p>4.31474810674937E-006</text:p>
          </table:table-cell>
          <table:table-cell table:formula="of:=(1-ROUND([.C1377])/[.C1377])^2" office:value-type="float" office:value="0.00000191943168714817" calcext:value-type="float">
            <text:p>1.91943168714817E-006</text:p>
          </table:table-cell>
          <table:table-cell table:formula="of:=(1-ROUND([.A1377])/[.A1377])^2" office:value-type="float" office:value="0.00000845051379123854" calcext:value-type="float">
            <text:p>8.45051379123854E-006</text:p>
          </table:table-cell>
          <table:table-cell table:formula="of:=SUM([.D1377:.F1377])" office:value-type="float" office:value="0.0000146846935851361" calcext:value-type="float">
            <text:p>1.46846935851361E-005</text:p>
          </table:table-cell>
          <table:table-cell table:number-columns-repeated="4"/>
        </table:table-row>
        <table:table-row table:style-name="ro1">
          <table:table-cell office:value-type="float" office:value="137.7" calcext:value-type="float">
            <text:p>137.7</text:p>
          </table:table-cell>
          <table:table-cell table:formula="of:=SQRT(2)*[.A1378]" office:value-type="float" office:value="194.737207538775" calcext:value-type="float">
            <text:p>194.7372075388</text:p>
          </table:table-cell>
          <table:table-cell table:formula="of:=SQRT(3)*[.A1378]" office:value-type="float" office:value="238.503396202234" calcext:value-type="float">
            <text:p>238.5033962022</text:p>
          </table:table-cell>
          <table:table-cell table:formula="of:=(1-ROUND([.B1378])/[.B1378])^2" office:value-type="float" office:value="0.00000182107540353538" calcext:value-type="float">
            <text:p>1.82107540353538E-006</text:p>
          </table:table-cell>
          <table:table-cell table:formula="of:=(1-ROUND([.C1378])/[.C1378])^2" office:value-type="float" office:value="0.00000433541761408396" calcext:value-type="float">
            <text:p>4.33541761408396E-006</text:p>
          </table:table-cell>
          <table:table-cell table:formula="of:=(1-ROUND([.A1378])/[.A1378])^2" office:value-type="float" office:value="0.00000474651249994128" calcext:value-type="float">
            <text:p>4.74651249994128E-006</text:p>
          </table:table-cell>
          <table:table-cell table:formula="of:=SUM([.D1378:.F1378])" office:value-type="float" office:value="0.0000109030055175606" calcext:value-type="float">
            <text:p>0.000010903</text:p>
          </table:table-cell>
          <table:table-cell table:number-columns-repeated="4"/>
        </table:table-row>
        <table:table-row table:style-name="ro1">
          <table:table-cell office:value-type="float" office:value="137.8" calcext:value-type="float">
            <text:p>137.8</text:p>
          </table:table-cell>
          <table:table-cell table:formula="of:=SQRT(2)*[.A1379]" office:value-type="float" office:value="194.878628895013" calcext:value-type="float">
            <text:p>194.878628895</text:p>
          </table:table-cell>
          <table:table-cell table:formula="of:=SQRT(3)*[.A1379]" office:value-type="float" office:value="238.676601282991" calcext:value-type="float">
            <text:p>238.676601283</text:p>
          </table:table-cell>
          <table:table-cell table:formula="of:=(1-ROUND([.B1379])/[.B1379])^2" office:value-type="float" office:value="0.00000038788428165924" calcext:value-type="float">
            <text:p>3.8788428165924E-007</text:p>
          </table:table-cell>
          <table:table-cell table:formula="of:=(1-ROUND([.C1379])/[.C1379])^2" office:value-type="float" office:value="0.00000183593328437282" calcext:value-type="float">
            <text:p>1.83593328437282E-006</text:p>
          </table:table-cell>
          <table:table-cell table:formula="of:=(1-ROUND([.A1379])/[.A1379])^2" office:value-type="float" office:value="0.00000210650044973775" calcext:value-type="float">
            <text:p>2.10650044973775E-006</text:p>
          </table:table-cell>
          <table:table-cell table:formula="of:=SUM([.D1379:.F1379])" office:value-type="float" office:value="0.0000043303180157698" calcext:value-type="float">
            <text:p>4.3303180157698E-006</text:p>
          </table:table-cell>
          <table:table-cell table:number-columns-repeated="4"/>
        </table:table-row>
        <table:table-row table:style-name="ro1">
          <table:table-cell office:value-type="float" office:value="137.9" calcext:value-type="float">
            <text:p>137.9</text:p>
          </table:table-cell>
          <table:table-cell table:formula="of:=SQRT(2)*[.A1380]" office:value-type="float" office:value="195.02005025125" calcext:value-type="float">
            <text:p>195.0200502513</text:p>
          </table:table-cell>
          <table:table-cell table:formula="of:=SQRT(3)*[.A1380]" office:value-type="float" office:value="238.849806363748" calcext:value-type="float">
            <text:p>238.8498063637</text:p>
          </table:table-cell>
          <table:table-cell table:formula="of:=(1-ROUND([.B1380])/[.B1380])^2" office:value-type="float" office:value="0.0000000105701490234497" calcext:value-type="float">
            <text:p>1.05701490234497E-008</text:p>
          </table:table-cell>
          <table:table-cell table:formula="of:=(1-ROUND([.C1380])/[.C1380])^2" office:value-type="float" office:value="0.000000395415124280319" calcext:value-type="float">
            <text:p>3.95415124280319E-007</text:p>
          </table:table-cell>
          <table:table-cell table:formula="of:=(1-ROUND([.A1380])/[.A1380])^2" office:value-type="float" office:value="0.000000525861611103187" calcext:value-type="float">
            <text:p>5.25861611103187E-007</text:p>
          </table:table-cell>
          <table:table-cell table:formula="of:=SUM([.D1380:.F1380])" office:value-type="float" office:value="0.000000931846884406955" calcext:value-type="float">
            <text:p>9.31846884406955E-00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SQRT(2)*[.A1381]" office:value-type="float" office:value="195.161471607487" calcext:value-type="float">
            <text:p>195.1614716075</text:p>
          </table:table-cell>
          <table:table-cell table:formula="of:=SQRT(3)*[.A1381]" office:value-type="float" office:value="239.023011444505" calcext:value-type="float">
            <text:p>239.0230114445</text:p>
          </table:table-cell>
          <table:table-cell table:formula="of:=(1-ROUND([.B1381])/[.B1381])^2" office:value-type="float" office:value="0.000000684548414841332" calcext:value-type="float">
            <text:p>6.84548414841332E-007</text:p>
          </table:table-cell>
          <table:table-cell table:formula="of:=(1-ROUND([.C1381])/[.C1381])^2" office:value-type="float" office:value="0.00000000926847612912627" calcext:value-type="float">
            <text:p>9.26847612912627E-009</text:p>
          </table:table-cell>
          <table:table-cell table:formula="of:=(1-ROUND([.A1381])/[.A1381])^2" office:value-type="float" office:value="0" calcext:value-type="float">
            <text:p>0</text:p>
          </table:table-cell>
          <table:table-cell table:formula="of:=SUM([.D1381:.F1381])" office:value-type="float" office:value="0.000000693816890970458" calcext:value-type="float">
            <text:p>6.93816890970458E-007</text:p>
          </table:table-cell>
          <table:table-cell table:number-columns-repeated="4"/>
        </table:table-row>
        <table:table-row table:style-name="ro1">
          <table:table-cell office:value-type="float" office:value="138.1" calcext:value-type="float">
            <text:p>138.1</text:p>
          </table:table-cell>
          <table:table-cell table:formula="of:=SQRT(2)*[.A1382]" office:value-type="float" office:value="195.302892963724" calcext:value-type="float">
            <text:p>195.3028929637</text:p>
          </table:table-cell>
          <table:table-cell table:formula="of:=SQRT(3)*[.A1382]" office:value-type="float" office:value="239.196216525262" calcext:value-type="float">
            <text:p>239.1962165253</text:p>
          </table:table-cell>
          <table:table-cell table:formula="of:=(1-ROUND([.B1382])/[.B1382])^2" office:value-type="float" office:value="0.00000240525439314675" calcext:value-type="float">
            <text:p>2.40525439314675E-006</text:p>
          </table:table-cell>
          <table:table-cell table:formula="of:=(1-ROUND([.C1382])/[.C1382])^2" office:value-type="float" office:value="0.000000672918625920201" calcext:value-type="float">
            <text:p>6.72918625920201E-007</text:p>
          </table:table-cell>
          <table:table-cell table:formula="of:=(1-ROUND([.A1382])/[.A1382])^2" office:value-type="float" office:value="0.000000524339581188989" calcext:value-type="float">
            <text:p>5.24339581188989E-007</text:p>
          </table:table-cell>
          <table:table-cell table:formula="of:=SUM([.D1382:.F1382])" office:value-type="float" office:value="0.00000360251260025594" calcext:value-type="float">
            <text:p>3.60251260025594E-006</text:p>
          </table:table-cell>
          <table:table-cell table:number-columns-repeated="4"/>
        </table:table-row>
        <table:table-row table:style-name="ro1">
          <table:table-cell office:value-type="float" office:value="138.2" calcext:value-type="float">
            <text:p>138.2</text:p>
          </table:table-cell>
          <table:table-cell table:formula="of:=SQRT(2)*[.A1383]" office:value-type="float" office:value="195.444314319962" calcext:value-type="float">
            <text:p>195.44431432</text:p>
          </table:table-cell>
          <table:table-cell table:formula="of:=SQRT(3)*[.A1383]" office:value-type="float" office:value="239.369421606019" calcext:value-type="float">
            <text:p>239.369421606</text:p>
          </table:table-cell>
          <table:table-cell table:formula="of:=(1-ROUND([.B1383])/[.B1383])^2" office:value-type="float" office:value="0.00000516814320682566" calcext:value-type="float">
            <text:p>5.16814320682566E-006</text:p>
          </table:table-cell>
          <table:table-cell table:formula="of:=(1-ROUND([.C1383])/[.C1383])^2" office:value-type="float" office:value="0.00000238181070718912" calcext:value-type="float">
            <text:p>2.38181070718912E-006</text:p>
          </table:table-cell>
          <table:table-cell table:formula="of:=(1-ROUND([.A1383])/[.A1383])^2" office:value-type="float" office:value="0.0000020943241720611" calcext:value-type="float">
            <text:p>2.0943241720611E-006</text:p>
          </table:table-cell>
          <table:table-cell table:formula="of:=SUM([.D1383:.F1383])" office:value-type="float" office:value="0.00000964427808607588" calcext:value-type="float">
            <text:p>9.64427808607588E-006</text:p>
          </table:table-cell>
          <table:table-cell table:number-columns-repeated="4"/>
        </table:table-row>
        <table:table-row table:style-name="ro1">
          <table:table-cell office:value-type="float" office:value="138.3" calcext:value-type="float">
            <text:p>138.3</text:p>
          </table:table-cell>
          <table:table-cell table:formula="of:=SQRT(2)*[.A1384]" office:value-type="float" office:value="195.585735676199" calcext:value-type="float">
            <text:p>195.5857356762</text:p>
          </table:table-cell>
          <table:table-cell table:formula="of:=SQRT(3)*[.A1384]" office:value-type="float" office:value="239.542626686776" calcext:value-type="float">
            <text:p>239.5426266868</text:p>
          </table:table-cell>
          <table:table-cell table:formula="of:=(1-ROUND([.B1384])/[.B1384])^2" office:value-type="float" office:value="0.00000448622149168591" calcext:value-type="float">
            <text:p>4.48622149168591E-006</text:p>
          </table:table-cell>
          <table:table-cell table:formula="of:=(1-ROUND([.C1384])/[.C1384])^2" office:value-type="float" office:value="0.00000364565885427491" calcext:value-type="float">
            <text:p>3.64565885427491E-006</text:p>
          </table:table-cell>
          <table:table-cell table:formula="of:=(1-ROUND([.A1384])/[.A1384])^2" office:value-type="float" office:value="0.00000470541734699191" calcext:value-type="float">
            <text:p>4.70541734699191E-006</text:p>
          </table:table-cell>
          <table:table-cell table:formula="of:=SUM([.D1384:.F1384])" office:value-type="float" office:value="0.0000128372976929527" calcext:value-type="float">
            <text:p>1.28372976929527E-005</text:p>
          </table:table-cell>
          <table:table-cell table:number-columns-repeated="4"/>
        </table:table-row>
        <table:table-row table:style-name="ro1">
          <table:table-cell office:value-type="float" office:value="138.4" calcext:value-type="float">
            <text:p>138.4</text:p>
          </table:table-cell>
          <table:table-cell table:formula="of:=SQRT(2)*[.A1385]" office:value-type="float" office:value="195.727157032436" calcext:value-type="float">
            <text:p>195.7271570324</text:p>
          </table:table-cell>
          <table:table-cell table:formula="of:=SQRT(3)*[.A1385]" office:value-type="float" office:value="239.715831767533" calcext:value-type="float">
            <text:p>239.7158317675</text:p>
          </table:table-cell>
          <table:table-cell table:formula="of:=(1-ROUND([.B1385])/[.B1385])^2" office:value-type="float" office:value="0.00000194322618083947" calcext:value-type="float">
            <text:p>1.94322618083947E-006</text:p>
          </table:table-cell>
          <table:table-cell table:formula="of:=(1-ROUND([.C1385])/[.C1385])^2" office:value-type="float" office:value="0.0000014052630173292" calcext:value-type="float">
            <text:p>1.4052630173292E-006</text:p>
          </table:table-cell>
          <table:table-cell table:formula="of:=(1-ROUND([.A1385])/[.A1385])^2" office:value-type="float" office:value="0.00000835310234221005" calcext:value-type="float">
            <text:p>8.35310234221005E-006</text:p>
          </table:table-cell>
          <table:table-cell table:formula="of:=SUM([.D1385:.F1385])" office:value-type="float" office:value="0.0000117015915403787" calcext:value-type="float">
            <text:p>1.17015915403787E-005</text:p>
          </table:table-cell>
          <table:table-cell table:number-columns-repeated="4"/>
        </table:table-row>
        <table:table-row table:style-name="ro1">
          <table:table-cell office:value-type="float" office:value="138.5" calcext:value-type="float">
            <text:p>138.5</text:p>
          </table:table-cell>
          <table:table-cell table:formula="of:=SQRT(2)*[.A1386]" office:value-type="float" office:value="195.868578388674" calcext:value-type="float">
            <text:p>195.8685783887</text:p>
          </table:table-cell>
          <table:table-cell table:formula="of:=SQRT(3)*[.A1386]" office:value-type="float" office:value="239.889036848289" calcext:value-type="float">
            <text:p>239.8890368483</text:p>
          </table:table-cell>
          <table:table-cell table:formula="of:=(1-ROUND([.B1386])/[.B1386])^2" office:value-type="float" office:value="0.000000450198488801038" calcext:value-type="float">
            <text:p>4.50198488801038E-007</text:p>
          </table:table-cell>
          <table:table-cell table:formula="of:=(1-ROUND([.C1386])/[.C1386])^2" office:value-type="float" office:value="0.000000213962057588514" calcext:value-type="float">
            <text:p>0.000000214</text:p>
          </table:table-cell>
          <table:table-cell table:formula="of:=(1-ROUND([.A1386])/[.A1386])^2" office:value-type="float" office:value="0.0000130328819611884" calcext:value-type="float">
            <text:p>1.30328819611884E-005</text:p>
          </table:table-cell>
          <table:table-cell table:formula="of:=SUM([.D1386:.F1386])" office:value-type="float" office:value="0.000013697042507578" calcext:value-type="float">
            <text:p>0.000013697</text:p>
          </table:table-cell>
          <table:table-cell table:number-columns-repeated="4"/>
        </table:table-row>
        <table:table-row table:style-name="ro1">
          <table:table-cell office:value-type="float" office:value="138.6" calcext:value-type="float">
            <text:p>138.6</text:p>
          </table:table-cell>
          <table:table-cell table:formula="of:=SQRT(2)*[.A1387]" office:value-type="float" office:value="196.009999744911" calcext:value-type="float">
            <text:p>196.0099997449</text:p>
          </table:table-cell>
          <table:table-cell table:formula="of:=SQRT(3)*[.A1387]" office:value-type="float" office:value="240.062241929046" calcext:value-type="float">
            <text:p>240.062241929</text:p>
          </table:table-cell>
          <table:table-cell table:formula="of:=(1-ROUND([.B1387])/[.B1387])^2" office:value-type="float" office:value="0.00000000260268366734026" calcext:value-type="float">
            <text:p>2.60268366734026E-009</text:p>
          </table:table-cell>
          <table:table-cell table:formula="of:=(1-ROUND([.C1387])/[.C1387])^2" office:value-type="float" office:value="0.0000000672230747559024" calcext:value-type="float">
            <text:p>6.72230747559024E-008</text:p>
          </table:table-cell>
          <table:table-cell table:formula="of:=(1-ROUND([.A1387])/[.A1387])^2" office:value-type="float" office:value="0.00000832901265801728" calcext:value-type="float">
            <text:p>0.000008329</text:p>
          </table:table-cell>
          <table:table-cell table:formula="of:=SUM([.D1387:.F1387])" office:value-type="float" office:value="0.00000839883841644052" calcext:value-type="float">
            <text:p>8.39883841644052E-006</text:p>
          </table:table-cell>
          <table:table-cell table:number-columns-repeated="4"/>
        </table:table-row>
        <table:table-row table:style-name="ro1">
          <table:table-cell office:value-type="float" office:value="138.7" calcext:value-type="float">
            <text:p>138.7</text:p>
          </table:table-cell>
          <table:table-cell table:formula="of:=SQRT(2)*[.A1388]" office:value-type="float" office:value="196.151421101148" calcext:value-type="float">
            <text:p>196.1514211011</text:p>
          </table:table-cell>
          <table:table-cell table:formula="of:=SQRT(3)*[.A1388]" office:value-type="float" office:value="240.235447009803" calcext:value-type="float">
            <text:p>240.2354470098</text:p>
          </table:table-cell>
          <table:table-cell table:formula="of:=(1-ROUND([.B1388])/[.B1388])^2" office:value-type="float" office:value="0.000000595922636058724" calcext:value-type="float">
            <text:p>5.95922636058724E-007</text:p>
          </table:table-cell>
          <table:table-cell table:formula="of:=(1-ROUND([.C1388])/[.C1388])^2" office:value-type="float" office:value="0.000000960532760175249" calcext:value-type="float">
            <text:p>9.60532760175249E-007</text:p>
          </table:table-cell>
          <table:table-cell table:formula="of:=(1-ROUND([.A1388])/[.A1388])^2" office:value-type="float" office:value="0.0000046783163675059" calcext:value-type="float">
            <text:p>4.6783163675059E-006</text:p>
          </table:table-cell>
          <table:table-cell table:formula="of:=SUM([.D1388:.F1388])" office:value-type="float" office:value="0.00000623477176373988" calcext:value-type="float">
            <text:p>6.23477176373988E-006</text:p>
          </table:table-cell>
          <table:table-cell table:number-columns-repeated="4"/>
        </table:table-row>
        <table:table-row table:style-name="ro1">
          <table:table-cell office:value-type="float" office:value="138.8" calcext:value-type="float">
            <text:p>138.8</text:p>
          </table:table-cell>
          <table:table-cell table:formula="of:=SQRT(2)*[.A1389]" office:value-type="float" office:value="196.292842457386" calcext:value-type="float">
            <text:p>196.2928424574</text:p>
          </table:table-cell>
          <table:table-cell table:formula="of:=SQRT(3)*[.A1389]" office:value-type="float" office:value="240.40865209056" calcext:value-type="float">
            <text:p>240.4086520906</text:p>
          </table:table-cell>
          <table:table-cell table:formula="of:=(1-ROUND([.B1389])/[.B1389])^2" office:value-type="float" office:value="0.00000222566172502819" calcext:value-type="float">
            <text:p>2.22566172502819E-006</text:p>
          </table:table-cell>
          <table:table-cell table:formula="of:=(1-ROUND([.C1389])/[.C1389])^2" office:value-type="float" office:value="0.00000288939730279008" calcext:value-type="float">
            <text:p>2.88939730279008E-006</text:p>
          </table:table-cell>
          <table:table-cell table:formula="of:=(1-ROUND([.A1389])/[.A1389])^2" office:value-type="float" office:value="0.0000020762567582155" calcext:value-type="float">
            <text:p>2.0762567582155E-006</text:p>
          </table:table-cell>
          <table:table-cell table:formula="of:=SUM([.D1389:.F1389])" office:value-type="float" office:value="0.00000719131578603377" calcext:value-type="float">
            <text:p>7.19131578603377E-006</text:p>
          </table:table-cell>
          <table:table-cell table:number-columns-repeated="4"/>
        </table:table-row>
        <table:table-row table:style-name="ro1">
          <table:table-cell office:value-type="float" office:value="138.9" calcext:value-type="float">
            <text:p>138.9</text:p>
          </table:table-cell>
          <table:table-cell table:formula="of:=SQRT(2)*[.A1390]" office:value-type="float" office:value="196.434263813623" calcext:value-type="float">
            <text:p>196.4342638136</text:p>
          </table:table-cell>
          <table:table-cell table:formula="of:=SQRT(3)*[.A1390]" office:value-type="float" office:value="240.581857171317" calcext:value-type="float">
            <text:p>240.5818571713</text:p>
          </table:table-cell>
          <table:table-cell table:formula="of:=(1-ROUND([.B1390])/[.B1390])^2" office:value-type="float" office:value="0.00000488734274447652" calcext:value-type="float">
            <text:p>4.88734274447652E-006</text:p>
          </table:table-cell>
          <table:table-cell table:formula="of:=(1-ROUND([.C1390])/[.C1390])^2" office:value-type="float" office:value="0.00000302081103799357" calcext:value-type="float">
            <text:p>3.02081103799357E-006</text:p>
          </table:table-cell>
          <table:table-cell table:formula="of:=(1-ROUND([.A1390])/[.A1390])^2" office:value-type="float" office:value="0.000000518317065952171" calcext:value-type="float">
            <text:p>5.18317065952171E-007</text:p>
          </table:table-cell>
          <table:table-cell table:formula="of:=SUM([.D1390:.F1390])" office:value-type="float" office:value="0.00000842647084842226" calcext:value-type="float">
            <text:p>8.42647084842226E-00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SQRT(2)*[.A1391]" office:value-type="float" office:value="196.57568516986" calcext:value-type="float">
            <text:p>196.5756851699</text:p>
          </table:table-cell>
          <table:table-cell table:formula="of:=SQRT(3)*[.A1391]" office:value-type="float" office:value="240.755062252074" calcext:value-type="float">
            <text:p>240.7550622521</text:p>
          </table:table-cell>
          <table:table-cell table:formula="of:=(1-ROUND([.B1391])/[.B1391])^2" office:value-type="float" office:value="0.00000465925871012166" calcext:value-type="float">
            <text:p>4.65925871012166E-006</text:p>
          </table:table-cell>
          <table:table-cell table:formula="of:=(1-ROUND([.C1391])/[.C1391])^2" office:value-type="float" office:value="0.00000103504822661181" calcext:value-type="float">
            <text:p>0.000001035</text:p>
          </table:table-cell>
          <table:table-cell table:formula="of:=(1-ROUND([.A1391])/[.A1391])^2" office:value-type="float" office:value="0" calcext:value-type="float">
            <text:p>0</text:p>
          </table:table-cell>
          <table:table-cell table:formula="of:=SUM([.D1391:.F1391])" office:value-type="float" office:value="0.00000569430693673347" calcext:value-type="float">
            <text:p>5.69430693673347E-006</text:p>
          </table:table-cell>
          <table:table-cell table:number-columns-repeated="4"/>
        </table:table-row>
        <table:table-row table:style-name="ro1">
          <table:table-cell office:value-type="float" office:value="139.1" calcext:value-type="float">
            <text:p>139.1</text:p>
          </table:table-cell>
          <table:table-cell table:formula="of:=SQRT(2)*[.A1392]" office:value-type="float" office:value="196.717106526098" calcext:value-type="float">
            <text:p>196.7171065261</text:p>
          </table:table-cell>
          <table:table-cell table:formula="of:=SQRT(3)*[.A1392]" office:value-type="float" office:value="240.928267332831" calcext:value-type="float">
            <text:p>240.9282673328</text:p>
          </table:table-cell>
          <table:table-cell table:formula="of:=(1-ROUND([.B1392])/[.B1392])^2" office:value-type="float" office:value="0.00000206805270134497" calcext:value-type="float">
            <text:p>2.06805270134497E-006</text:p>
          </table:table-cell>
          <table:table-cell table:formula="of:=(1-ROUND([.C1392])/[.C1392])^2" office:value-type="float" office:value="0.0000000886458571045404" calcext:value-type="float">
            <text:p>8.86458571045404E-008</text:p>
          </table:table-cell>
          <table:table-cell table:formula="of:=(1-ROUND([.A1392])/[.A1392])^2" office:value-type="float" office:value="0.000000516827649865671" calcext:value-type="float">
            <text:p>5.16827649865671E-007</text:p>
          </table:table-cell>
          <table:table-cell table:formula="of:=SUM([.D1392:.F1392])" office:value-type="float" office:value="0.00000267352620831518" calcext:value-type="float">
            <text:p>2.67352620831518E-006</text:p>
          </table:table-cell>
          <table:table-cell table:number-columns-repeated="4"/>
        </table:table-row>
        <table:table-row table:style-name="ro1">
          <table:table-cell office:value-type="float" office:value="139.2" calcext:value-type="float">
            <text:p>139.2</text:p>
          </table:table-cell>
          <table:table-cell table:formula="of:=SQRT(2)*[.A1393]" office:value-type="float" office:value="196.858527882335" calcext:value-type="float">
            <text:p>196.8585278823</text:p>
          </table:table-cell>
          <table:table-cell table:formula="of:=SQRT(3)*[.A1393]" office:value-type="float" office:value="241.101472413588" calcext:value-type="float">
            <text:p>241.1014724136</text:p>
          </table:table-cell>
          <table:table-cell table:formula="of:=(1-ROUND([.B1393])/[.B1393])^2" office:value-type="float" office:value="0.000000516455899388803" calcext:value-type="float">
            <text:p>5.16455899388803E-007</text:p>
          </table:table-cell>
          <table:table-cell table:formula="of:=(1-ROUND([.C1393])/[.C1393])^2" office:value-type="float" office:value="0.000000177131685701819" calcext:value-type="float">
            <text:p>1.77131685701819E-007</text:p>
          </table:table-cell>
          <table:table-cell table:formula="of:=(1-ROUND([.A1393])/[.A1393])^2" office:value-type="float" office:value="0.000002064341392522" calcext:value-type="float">
            <text:p>2.064341392522E-006</text:p>
          </table:table-cell>
          <table:table-cell table:formula="of:=SUM([.D1393:.F1393])" office:value-type="float" office:value="0.00000275792897761263" calcext:value-type="float">
            <text:p>2.75792897761263E-006</text:p>
          </table:table-cell>
          <table:table-cell table:number-columns-repeated="4"/>
        </table:table-row>
        <table:table-row table:style-name="ro1">
          <table:table-cell office:value-type="float" office:value="139.3" calcext:value-type="float">
            <text:p>139.3</text:p>
          </table:table-cell>
          <table:table-cell table:formula="of:=SQRT(2)*[.A1394]" office:value-type="float" office:value="196.999949238572" calcext:value-type="float">
            <text:p>196.9999492386</text:p>
          </table:table-cell>
          <table:table-cell table:formula="of:=SQRT(3)*[.A1394]" office:value-type="float" office:value="241.274677494345" calcext:value-type="float">
            <text:p>241.2746774943</text:p>
          </table:table-cell>
          <table:table-cell table:formula="of:=(1-ROUND([.B1394])/[.B1394])^2" office:value-type="float" office:value="0.0000000000000663950084356408" calcext:value-type="float">
            <text:p>6.63950084356408E-014</text:p>
          </table:table-cell>
          <table:table-cell table:formula="of:=(1-ROUND([.C1394])/[.C1394])^2" office:value-type="float" office:value="0.00000129605271596837" calcext:value-type="float">
            <text:p>1.29605271596837E-006</text:p>
          </table:table-cell>
          <table:table-cell table:formula="of:=(1-ROUND([.A1394])/[.A1394])^2" office:value-type="float" office:value="0.00000463810180015083" calcext:value-type="float">
            <text:p>4.63810180015083E-006</text:p>
          </table:table-cell>
          <table:table-cell table:formula="of:=SUM([.D1394:.F1394])" office:value-type="float" office:value="0.00000593415458251421" calcext:value-type="float">
            <text:p>5.93415458251421E-006</text:p>
          </table:table-cell>
          <table:table-cell table:number-columns-repeated="4"/>
        </table:table-row>
        <table:table-row table:style-name="ro1">
          <table:table-cell office:value-type="float" office:value="139.4" calcext:value-type="float">
            <text:p>139.4</text:p>
          </table:table-cell>
          <table:table-cell table:formula="of:=SQRT(2)*[.A1395]" office:value-type="float" office:value="197.141370594809" calcext:value-type="float">
            <text:p>197.1413705948</text:p>
          </table:table-cell>
          <table:table-cell table:formula="of:=SQRT(3)*[.A1395]" office:value-type="float" office:value="241.447882575101" calcext:value-type="float">
            <text:p>241.4478825751</text:p>
          </table:table-cell>
          <table:table-cell table:formula="of:=(1-ROUND([.B1395])/[.B1395])^2" office:value-type="float" office:value="0.000000514236178127158" calcext:value-type="float">
            <text:p>5.14236178127158E-007</text:p>
          </table:table-cell>
          <table:table-cell table:formula="of:=(1-ROUND([.C1395])/[.C1395])^2" office:value-type="float" office:value="0.00000344097510680712" calcext:value-type="float">
            <text:p>0.000003441</text:p>
          </table:table-cell>
          <table:table-cell table:formula="of:=(1-ROUND([.A1395])/[.A1395])^2" office:value-type="float" office:value="0.00000823368854838044" calcext:value-type="float">
            <text:p>8.23368854838044E-006</text:p>
          </table:table-cell>
          <table:table-cell table:formula="of:=SUM([.D1395:.F1395])" office:value-type="float" office:value="0.0000121888998333147" calcext:value-type="float">
            <text:p>1.21888998333147E-005</text:p>
          </table:table-cell>
          <table:table-cell table:number-columns-repeated="4"/>
        </table:table-row>
        <table:table-row table:style-name="ro1">
          <table:table-cell office:value-type="float" office:value="139.5" calcext:value-type="float">
            <text:p>139.5</text:p>
          </table:table-cell>
          <table:table-cell table:formula="of:=SQRT(2)*[.A1396]" office:value-type="float" office:value="197.282791951047" calcext:value-type="float">
            <text:p>197.282791951</text:p>
          </table:table-cell>
          <table:table-cell table:formula="of:=SQRT(3)*[.A1396]" office:value-type="float" office:value="241.621087655858" calcext:value-type="float">
            <text:p>241.6210876559</text:p>
          </table:table-cell>
          <table:table-cell table:formula="of:=(1-ROUND([.B1396])/[.B1396])^2" office:value-type="float" office:value="0.00000205473433221149" calcext:value-type="float">
            <text:p>2.05473433221149E-006</text:p>
          </table:table-cell>
          <table:table-cell table:formula="of:=(1-ROUND([.C1396])/[.C1396])^2" office:value-type="float" office:value="0.00000245927920663801" calcext:value-type="float">
            <text:p>2.45927920663801E-006</text:p>
          </table:table-cell>
          <table:table-cell table:formula="of:=(1-ROUND([.A1396])/[.A1396])^2" office:value-type="float" office:value="0.000012846700325021" calcext:value-type="float">
            <text:p>1.2846700325021E-005</text:p>
          </table:table-cell>
          <table:table-cell table:formula="of:=SUM([.D1396:.F1396])" office:value-type="float" office:value="0.0000173607138638705" calcext:value-type="float">
            <text:p>1.73607138638705E-005</text:p>
          </table:table-cell>
          <table:table-cell table:number-columns-repeated="4"/>
        </table:table-row>
        <table:table-row table:style-name="ro1">
          <table:table-cell office:value-type="float" office:value="139.6" calcext:value-type="float">
            <text:p>139.6</text:p>
          </table:table-cell>
          <table:table-cell table:formula="of:=SQRT(2)*[.A1397]" office:value-type="float" office:value="197.424213307284" calcext:value-type="float">
            <text:p>197.4242133073</text:p>
          </table:table-cell>
          <table:table-cell table:formula="of:=SQRT(3)*[.A1397]" office:value-type="float" office:value="241.794292736615" calcext:value-type="float">
            <text:p>241.7942927366</text:p>
          </table:table-cell>
          <table:table-cell table:formula="of:=(1-ROUND([.B1397])/[.B1397])^2" office:value-type="float" office:value="0.00000461708365686908" calcext:value-type="float">
            <text:p>4.61708365686908E-006</text:p>
          </table:table-cell>
          <table:table-cell table:formula="of:=(1-ROUND([.C1397])/[.C1397])^2" office:value-type="float" office:value="0.000000723780972810394" calcext:value-type="float">
            <text:p>7.23780972810394E-007</text:p>
          </table:table-cell>
          <table:table-cell table:formula="of:=(1-ROUND([.A1397])/[.A1397])^2" office:value-type="float" office:value="0.00000821011321746124" calcext:value-type="float">
            <text:p>8.21011321746124E-006</text:p>
          </table:table-cell>
          <table:table-cell table:formula="of:=SUM([.D1397:.F1397])" office:value-type="float" office:value="0.0000135509778471407" calcext:value-type="float">
            <text:p>0.000013551</text:p>
          </table:table-cell>
          <table:table-cell table:number-columns-repeated="4"/>
        </table:table-row>
        <table:table-row table:style-name="ro1">
          <table:table-cell office:value-type="float" office:value="139.7" calcext:value-type="float">
            <text:p>139.7</text:p>
          </table:table-cell>
          <table:table-cell table:formula="of:=SQRT(2)*[.A1398]" office:value-type="float" office:value="197.565634663521" calcext:value-type="float">
            <text:p>197.5656346635</text:p>
          </table:table-cell>
          <table:table-cell table:formula="of:=SQRT(3)*[.A1398]" office:value-type="float" office:value="241.967497817372" calcext:value-type="float">
            <text:p>241.9674978174</text:p>
          </table:table-cell>
          <table:table-cell table:formula="of:=(1-ROUND([.B1398])/[.B1398])^2" office:value-type="float" office:value="0.00000483378703249999" calcext:value-type="float">
            <text:p>4.83378703249999E-006</text:p>
          </table:table-cell>
          <table:table-cell table:formula="of:=(1-ROUND([.C1398])/[.C1398])^2" office:value-type="float" office:value="0.0000000180430929141829" calcext:value-type="float">
            <text:p>0.000000018</text:p>
          </table:table-cell>
          <table:table-cell table:formula="of:=(1-ROUND([.A1398])/[.A1398])^2" office:value-type="float" office:value="0.00000461157947109298" calcext:value-type="float">
            <text:p>4.61157947109298E-006</text:p>
          </table:table-cell>
          <table:table-cell table:formula="of:=SUM([.D1398:.F1398])" office:value-type="float" office:value="0.00000946340959650716" calcext:value-type="float">
            <text:p>9.46340959650716E-006</text:p>
          </table:table-cell>
          <table:table-cell table:number-columns-repeated="4"/>
        </table:table-row>
        <table:table-row table:style-name="ro1">
          <table:table-cell office:value-type="float" office:value="139.8" calcext:value-type="float">
            <text:p>139.8</text:p>
          </table:table-cell>
          <table:table-cell table:formula="of:=SQRT(2)*[.A1399]" office:value-type="float" office:value="197.707056019759" calcext:value-type="float">
            <text:p>197.7070560198</text:p>
          </table:table-cell>
          <table:table-cell table:formula="of:=SQRT(3)*[.A1399]" office:value-type="float" office:value="242.140702898129" calcext:value-type="float">
            <text:p>242.1407028981</text:p>
          </table:table-cell>
          <table:table-cell table:formula="of:=(1-ROUND([.B1399])/[.B1399])^2" office:value-type="float" office:value="0.00000219545640409051" calcext:value-type="float">
            <text:p>2.19545640409051E-006</text:p>
          </table:table-cell>
          <table:table-cell table:formula="of:=(1-ROUND([.C1399])/[.C1399])^2" office:value-type="float" office:value="0.000000337652903253641" calcext:value-type="float">
            <text:p>3.37652903253641E-007</text:p>
          </table:table-cell>
          <table:table-cell table:formula="of:=(1-ROUND([.A1399])/[.A1399])^2" office:value-type="float" office:value="0.00000204665974895659" calcext:value-type="float">
            <text:p>2.04665974895659E-006</text:p>
          </table:table-cell>
          <table:table-cell table:formula="of:=SUM([.D1399:.F1399])" office:value-type="float" office:value="0.00000457976905630074" calcext:value-type="float">
            <text:p>4.57976905630074E-006</text:p>
          </table:table-cell>
          <table:table-cell table:number-columns-repeated="4"/>
        </table:table-row>
        <table:table-row table:style-name="ro1">
          <table:table-cell office:value-type="float" office:value="139.9" calcext:value-type="float">
            <text:p>139.9</text:p>
          </table:table-cell>
          <table:table-cell table:formula="of:=SQRT(2)*[.A1400]" office:value-type="float" office:value="197.848477375996" calcext:value-type="float">
            <text:p>197.848477376</text:p>
          </table:table-cell>
          <table:table-cell table:formula="of:=SQRT(3)*[.A1400]" office:value-type="float" office:value="242.313907978886" calcext:value-type="float">
            <text:p>242.3139079789</text:p>
          </table:table-cell>
          <table:table-cell table:formula="of:=(1-ROUND([.B1400])/[.B1400])^2" office:value-type="float" office:value="0.000000586529068425927" calcext:value-type="float">
            <text:p>5.86529068425927E-007</text:p>
          </table:table-cell>
          <table:table-cell table:formula="of:=(1-ROUND([.C1400])/[.C1400])^2" office:value-type="float" office:value="0.00000167821665068737" calcext:value-type="float">
            <text:p>1.67821665068737E-006</text:p>
          </table:table-cell>
          <table:table-cell table:formula="of:=(1-ROUND([.A1400])/[.A1400])^2" office:value-type="float" office:value="0.000000510933726275493" calcext:value-type="float">
            <text:p>5.10933726275493E-007</text:p>
          </table:table-cell>
          <table:table-cell table:formula="of:=SUM([.D1400:.F1400])" office:value-type="float" office:value="0.00000277567944538879" calcext:value-type="float">
            <text:p>2.77567944538879E-00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SQRT(2)*[.A1401]" office:value-type="float" office:value="197.989898732233" calcext:value-type="float">
            <text:p>197.9898987322</text:p>
          </table:table-cell>
          <table:table-cell table:formula="of:=SQRT(3)*[.A1401]" office:value-type="float" office:value="242.487113059643" calcext:value-type="float">
            <text:p>242.4871130596</text:p>
          </table:table-cell>
          <table:table-cell table:formula="of:=(1-ROUND([.B1401])/[.B1401])^2" office:value-type="float" office:value="0.00000000260294924731284" calcext:value-type="float">
            <text:p>2.60294924731284E-009</text:p>
          </table:table-cell>
          <table:table-cell table:formula="of:=(1-ROUND([.C1401])/[.C1401])^2" office:value-type="float" office:value="0.00000403535940262867" calcext:value-type="float">
            <text:p>4.03535940262867E-006</text:p>
          </table:table-cell>
          <table:table-cell table:formula="of:=(1-ROUND([.A1401])/[.A1401])^2" office:value-type="float" office:value="0" calcext:value-type="float">
            <text:p>0</text:p>
          </table:table-cell>
          <table:table-cell table:formula="of:=SUM([.D1401:.F1401])" office:value-type="float" office:value="0.00000403796235187599" calcext:value-type="float">
            <text:p>0.000004038</text:p>
          </table:table-cell>
          <table:table-cell table:number-columns-repeated="4"/>
        </table:table-row>
        <table:table-row table:style-name="ro1">
          <table:table-cell office:value-type="float" office:value="140.1" calcext:value-type="float">
            <text:p>140.1</text:p>
          </table:table-cell>
          <table:table-cell table:formula="of:=SQRT(2)*[.A1402]" office:value-type="float" office:value="198.131320088471" calcext:value-type="float">
            <text:p>198.1313200885</text:p>
          </table:table-cell>
          <table:table-cell table:formula="of:=SQRT(3)*[.A1402]" office:value-type="float" office:value="242.6603181404" calcext:value-type="float">
            <text:p>242.6603181404</text:p>
          </table:table-cell>
          <table:table-cell table:formula="of:=(1-ROUND([.B1402])/[.B1402])^2" office:value-type="float" office:value="0.000000439294804616869" calcext:value-type="float">
            <text:p>4.39294804616869E-007</text:p>
          </table:table-cell>
          <table:table-cell table:formula="of:=(1-ROUND([.C1402])/[.C1402])^2" office:value-type="float" office:value="0.00000195950864337114" calcext:value-type="float">
            <text:p>1.95950864337114E-006</text:p>
          </table:table-cell>
          <table:table-cell table:formula="of:=(1-ROUND([.A1402])/[.A1402])^2" office:value-type="float" office:value="0.000000509475998840335" calcext:value-type="float">
            <text:p>5.09475998840335E-007</text:p>
          </table:table-cell>
          <table:table-cell table:formula="of:=SUM([.D1402:.F1402])" office:value-type="float" office:value="0.00000290827944682834" calcext:value-type="float">
            <text:p>2.90827944682834E-006</text:p>
          </table:table-cell>
          <table:table-cell table:number-columns-repeated="4"/>
        </table:table-row>
        <table:table-row table:style-name="ro1">
          <table:table-cell office:value-type="float" office:value="140.2" calcext:value-type="float">
            <text:p>140.2</text:p>
          </table:table-cell>
          <table:table-cell table:formula="of:=SQRT(2)*[.A1403]" office:value-type="float" office:value="198.272741444708" calcext:value-type="float">
            <text:p>198.2727414447</text:p>
          </table:table-cell>
          <table:table-cell table:formula="of:=SQRT(3)*[.A1403]" office:value-type="float" office:value="242.833523221157" calcext:value-type="float">
            <text:p>242.8335232212</text:p>
          </table:table-cell>
          <table:table-cell table:formula="of:=(1-ROUND([.B1403])/[.B1403])^2" office:value-type="float" office:value="0.00000189224013741727" calcext:value-type="float">
            <text:p>1.89224013741727E-006</text:p>
          </table:table-cell>
          <table:table-cell table:formula="of:=(1-ROUND([.C1403])/[.C1403])^2" office:value-type="float" office:value="0.00000046999154617926" calcext:value-type="float">
            <text:p>0.00000047</text:p>
          </table:table-cell>
          <table:table-cell table:formula="of:=(1-ROUND([.A1403])/[.A1403])^2" office:value-type="float" office:value="0.00000203499789377694" calcext:value-type="float">
            <text:p>0.000002035</text:p>
          </table:table-cell>
          <table:table-cell table:formula="of:=SUM([.D1403:.F1403])" office:value-type="float" office:value="0.00000439722957737347" calcext:value-type="float">
            <text:p>4.39722957737347E-006</text:p>
          </table:table-cell>
          <table:table-cell table:number-columns-repeated="4"/>
        </table:table-row>
        <table:table-row table:style-name="ro1">
          <table:table-cell office:value-type="float" office:value="140.3" calcext:value-type="float">
            <text:p>140.3</text:p>
          </table:table-cell>
          <table:table-cell table:formula="of:=SQRT(2)*[.A1404]" office:value-type="float" office:value="198.414162800945" calcext:value-type="float">
            <text:p>198.4141628009</text:p>
          </table:table-cell>
          <table:table-cell table:formula="of:=SQRT(3)*[.A1404]" office:value-type="float" office:value="243.006728301913" calcext:value-type="float">
            <text:p>243.0067283019</text:p>
          </table:table-cell>
          <table:table-cell table:formula="of:=(1-ROUND([.B1404])/[.B1404])^2" office:value-type="float" office:value="0.0000043570931063315" calcext:value-type="float">
            <text:p>4.3570931063315E-006</text:p>
          </table:table-cell>
          <table:table-cell table:formula="of:=(1-ROUND([.C1404])/[.C1404])^2" office:value-type="float" office:value="0.000000000766609761811353" calcext:value-type="float">
            <text:p>7.66609761811353E-010</text:p>
          </table:table-cell>
          <table:table-cell table:formula="of:=(1-ROUND([.A1404])/[.A1404])^2" office:value-type="float" office:value="0.00000457222050905085" calcext:value-type="float">
            <text:p>4.57222050905085E-006</text:p>
          </table:table-cell>
          <table:table-cell table:formula="of:=SUM([.D1404:.F1404])" office:value-type="float" office:value="0.00000893008022514416" calcext:value-type="float">
            <text:p>8.93008022514416E-006</text:p>
          </table:table-cell>
          <table:table-cell table:number-columns-repeated="4"/>
        </table:table-row>
        <table:table-row table:style-name="ro1">
          <table:table-cell office:value-type="float" office:value="140.4" calcext:value-type="float">
            <text:p>140.4</text:p>
          </table:table-cell>
          <table:table-cell table:formula="of:=SQRT(2)*[.A1405]" office:value-type="float" office:value="198.555584157183" calcext:value-type="float">
            <text:p>198.5555841572</text:p>
          </table:table-cell>
          <table:table-cell table:formula="of:=SQRT(3)*[.A1405]" office:value-type="float" office:value="243.17993338267" calcext:value-type="float">
            <text:p>243.1799333827</text:p>
          </table:table-cell>
          <table:table-cell table:formula="of:=(1-ROUND([.B1405])/[.B1405])^2" office:value-type="float" office:value="0.00000500973615644098" calcext:value-type="float">
            <text:p>5.00973615644098E-006</text:p>
          </table:table-cell>
          <table:table-cell table:formula="of:=(1-ROUND([.C1405])/[.C1405])^2" office:value-type="float" office:value="0.000000547479697797293" calcext:value-type="float">
            <text:p>5.47479697797293E-007</text:p>
          </table:table-cell>
          <table:table-cell table:formula="of:=(1-ROUND([.A1405])/[.A1405])^2" office:value-type="float" office:value="0.00000811681723362672" calcext:value-type="float">
            <text:p>8.11681723362672E-006</text:p>
          </table:table-cell>
          <table:table-cell table:formula="of:=SUM([.D1405:.F1405])" office:value-type="float" office:value="0.000013674033087865" calcext:value-type="float">
            <text:p>0.000013674</text:p>
          </table:table-cell>
          <table:table-cell table:number-columns-repeated="4"/>
        </table:table-row>
        <table:table-row table:style-name="ro1">
          <table:table-cell office:value-type="float" office:value="140.5" calcext:value-type="float">
            <text:p>140.5</text:p>
          </table:table-cell>
          <table:table-cell table:formula="of:=SQRT(2)*[.A1406]" office:value-type="float" office:value="198.69700551342" calcext:value-type="float">
            <text:p>198.6970055134</text:p>
          </table:table-cell>
          <table:table-cell table:formula="of:=SQRT(3)*[.A1406]" office:value-type="float" office:value="243.353138463427" calcext:value-type="float">
            <text:p>243.3531384634</text:p>
          </table:table-cell>
          <table:table-cell table:formula="of:=(1-ROUND([.B1406])/[.B1406])^2" office:value-type="float" office:value="0.00000232534184972244" calcext:value-type="float">
            <text:p>2.32534184972244E-006</text:p>
          </table:table-cell>
          <table:table-cell table:formula="of:=(1-ROUND([.C1406])/[.C1406])^2" office:value-type="float" office:value="0.00000210579525507147" calcext:value-type="float">
            <text:p>2.10579525507147E-006</text:p>
          </table:table-cell>
          <table:table-cell table:formula="of:=(1-ROUND([.A1406])/[.A1406])^2" office:value-type="float" office:value="0.0000126644799331323" calcext:value-type="float">
            <text:p>1.26644799331323E-005</text:p>
          </table:table-cell>
          <table:table-cell table:formula="of:=SUM([.D1406:.F1406])" office:value-type="float" office:value="0.0000170956170379262" calcext:value-type="float">
            <text:p>1.70956170379262E-005</text:p>
          </table:table-cell>
          <table:table-cell table:number-columns-repeated="4"/>
        </table:table-row>
        <table:table-row table:style-name="ro1">
          <table:table-cell office:value-type="float" office:value="140.6" calcext:value-type="float">
            <text:p>140.6</text:p>
          </table:table-cell>
          <table:table-cell table:formula="of:=SQRT(2)*[.A1407]" office:value-type="float" office:value="198.838426869657" calcext:value-type="float">
            <text:p>198.8384268697</text:p>
          </table:table-cell>
          <table:table-cell table:formula="of:=SQRT(3)*[.A1407]" office:value-type="float" office:value="243.526343544184" calcext:value-type="float">
            <text:p>243.5263435442</text:p>
          </table:table-cell>
          <table:table-cell table:formula="of:=(1-ROUND([.B1407])/[.B1407])^2" office:value-type="float" office:value="0.000000660294441440413" calcext:value-type="float">
            <text:p>6.60294441440413E-007</text:p>
          </table:table-cell>
          <table:table-cell table:formula="of:=(1-ROUND([.C1407])/[.C1407])^2" office:value-type="float" office:value="0.00000378298854223054" calcext:value-type="float">
            <text:p>0.000003783</text:p>
          </table:table-cell>
          <table:table-cell table:formula="of:=(1-ROUND([.A1407])/[.A1407])^2" office:value-type="float" office:value="0.00000809374171656191" calcext:value-type="float">
            <text:p>8.09374171656191E-006</text:p>
          </table:table-cell>
          <table:table-cell table:formula="of:=SUM([.D1407:.F1407])" office:value-type="float" office:value="0.0000125370247002329" calcext:value-type="float">
            <text:p>0.000012537</text:p>
          </table:table-cell>
          <table:table-cell table:number-columns-repeated="4"/>
        </table:table-row>
        <table:table-row table:style-name="ro1">
          <table:table-cell office:value-type="float" office:value="140.7" calcext:value-type="float">
            <text:p>140.7</text:p>
          </table:table-cell>
          <table:table-cell table:formula="of:=SQRT(2)*[.A1408]" office:value-type="float" office:value="198.979848225894" calcext:value-type="float">
            <text:p>198.9798482259</text:p>
          </table:table-cell>
          <table:table-cell table:formula="of:=SQRT(3)*[.A1408]" office:value-type="float" office:value="243.699548624941" calcext:value-type="float">
            <text:p>243.6995486249</text:p>
          </table:table-cell>
          <table:table-cell table:formula="of:=(1-ROUND([.B1408])/[.B1408])^2" office:value-type="float" office:value="0.0000000102567172160343" calcext:value-type="float">
            <text:p>1.02567172160343E-008</text:p>
          </table:table-cell>
          <table:table-cell table:formula="of:=(1-ROUND([.C1408])/[.C1408])^2" office:value-type="float" office:value="0.00000151998374080166" calcext:value-type="float">
            <text:p>0.00000152</text:p>
          </table:table-cell>
          <table:table-cell table:formula="of:=(1-ROUND([.A1408])/[.A1408])^2" office:value-type="float" office:value="0.00000454626047344827" calcext:value-type="float">
            <text:p>4.54626047344827E-006</text:p>
          </table:table-cell>
          <table:table-cell table:formula="of:=SUM([.D1408:.F1408])" office:value-type="float" office:value="0.00000607650093146596" calcext:value-type="float">
            <text:p>6.07650093146596E-006</text:p>
          </table:table-cell>
          <table:table-cell table:number-columns-repeated="4"/>
        </table:table-row>
        <table:table-row table:style-name="ro1">
          <table:table-cell office:value-type="float" office:value="140.8" calcext:value-type="float">
            <text:p>140.8</text:p>
          </table:table-cell>
          <table:table-cell table:formula="of:=SQRT(2)*[.A1409]" office:value-type="float" office:value="199.121269582132" calcext:value-type="float">
            <text:p>199.1212695821</text:p>
          </table:table-cell>
          <table:table-cell table:formula="of:=SQRT(3)*[.A1409]" office:value-type="float" office:value="243.872753705698" calcext:value-type="float">
            <text:p>243.8727537057</text:p>
          </table:table-cell>
          <table:table-cell table:formula="of:=(1-ROUND([.B1409])/[.B1409])^2" office:value-type="float" office:value="0.000000370909927000534" calcext:value-type="float">
            <text:p>3.70909927000534E-007</text:p>
          </table:table-cell>
          <table:table-cell table:formula="of:=(1-ROUND([.C1409])/[.C1409])^2" office:value-type="float" office:value="0.000000272247388664055" calcext:value-type="float">
            <text:p>2.72247388664055E-007</text:p>
          </table:table-cell>
          <table:table-cell table:formula="of:=(1-ROUND([.A1409])/[.A1409])^2" office:value-type="float" office:value="0.00000201769111570196" calcext:value-type="float">
            <text:p>2.01769111570196E-006</text:p>
          </table:table-cell>
          <table:table-cell table:formula="of:=SUM([.D1409:.F1409])" office:value-type="float" office:value="0.00000266084843136655" calcext:value-type="float">
            <text:p>2.66084843136655E-006</text:p>
          </table:table-cell>
          <table:table-cell table:number-columns-repeated="4"/>
        </table:table-row>
        <table:table-row table:style-name="ro1">
          <table:table-cell office:value-type="float" office:value="140.9" calcext:value-type="float">
            <text:p>140.9</text:p>
          </table:table-cell>
          <table:table-cell table:formula="of:=SQRT(2)*[.A1410]" office:value-type="float" office:value="199.262690938369" calcext:value-type="float">
            <text:p>199.2626909384</text:p>
          </table:table-cell>
          <table:table-cell table:formula="of:=SQRT(3)*[.A1410]" office:value-type="float" office:value="244.045958786455" calcext:value-type="float">
            <text:p>244.0459587865</text:p>
          </table:table-cell>
          <table:table-cell table:formula="of:=(1-ROUND([.B1410])/[.B1410])^2" office:value-type="float" office:value="0.00000173795369776976" calcext:value-type="float">
            <text:p>0.000001738</text:p>
          </table:table-cell>
          <table:table-cell table:formula="of:=(1-ROUND([.C1410])/[.C1410])^2" office:value-type="float" office:value="0.0000000354645018748535" calcext:value-type="float">
            <text:p>3.54645018748535E-008</text:p>
          </table:table-cell>
          <table:table-cell table:formula="of:=(1-ROUND([.A1410])/[.A1410])^2" office:value-type="float" office:value="0.000000503707031901322" calcext:value-type="float">
            <text:p>5.03707031901322E-007</text:p>
          </table:table-cell>
          <table:table-cell table:formula="of:=SUM([.D1410:.F1410])" office:value-type="float" office:value="0.00000227712523154594" calcext:value-type="float">
            <text:p>2.27712523154594E-00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SQRT(2)*[.A1411]" office:value-type="float" office:value="199.404112294606" calcext:value-type="float">
            <text:p>199.4041122946</text:p>
          </table:table-cell>
          <table:table-cell table:formula="of:=SQRT(3)*[.A1411]" office:value-type="float" office:value="244.219163867212" calcext:value-type="float">
            <text:p>244.2191638672</text:p>
          </table:table-cell>
          <table:table-cell table:formula="of:=(1-ROUND([.B1411])/[.B1411])^2" office:value-type="float" office:value="0.00000410710594668445" calcext:value-type="float">
            <text:p>4.10710594668445E-006</text:p>
          </table:table-cell>
          <table:table-cell table:formula="of:=(1-ROUND([.C1411])/[.C1411])^2" office:value-type="float" office:value="0.000000805338441915636" calcext:value-type="float">
            <text:p>8.05338441915636E-007</text:p>
          </table:table-cell>
          <table:table-cell table:formula="of:=(1-ROUND([.A1411])/[.A1411])^2" office:value-type="float" office:value="0" calcext:value-type="float">
            <text:p>0</text:p>
          </table:table-cell>
          <table:table-cell table:formula="of:=SUM([.D1411:.F1411])" office:value-type="float" office:value="0.00000491244438860009" calcext:value-type="float">
            <text:p>4.91244438860009E-006</text:p>
          </table:table-cell>
          <table:table-cell table:number-columns-repeated="4"/>
        </table:table-row>
        <table:table-row table:style-name="ro1">
          <table:table-cell office:value-type="float" office:value="141.1" calcext:value-type="float">
            <text:p>141.1</text:p>
          </table:table-cell>
          <table:table-cell table:formula="of:=SQRT(2)*[.A1412]" office:value-type="float" office:value="199.545533650844" calcext:value-type="float">
            <text:p>199.5455336508</text:p>
          </table:table-cell>
          <table:table-cell table:formula="of:=SQRT(3)*[.A1412]" office:value-type="float" office:value="244.392368947969" calcext:value-type="float">
            <text:p>244.392368948</text:p>
          </table:table-cell>
          <table:table-cell table:formula="of:=(1-ROUND([.B1412])/[.B1412])^2" office:value-type="float" office:value="0.00000518703812244302" calcext:value-type="float">
            <text:p>0.000005187</text:p>
          </table:table-cell>
          <table:table-cell table:formula="of:=(1-ROUND([.C1412])/[.C1412])^2" office:value-type="float" office:value="0.00000257759082906755" calcext:value-type="float">
            <text:p>2.57759082906755E-006</text:p>
          </table:table-cell>
          <table:table-cell table:formula="of:=(1-ROUND([.A1412])/[.A1412])^2" office:value-type="float" office:value="0.000000502280100516186" calcext:value-type="float">
            <text:p>5.02280100516186E-007</text:p>
          </table:table-cell>
          <table:table-cell table:formula="of:=SUM([.D1412:.F1412])" office:value-type="float" office:value="0.00000826690905202675" calcext:value-type="float">
            <text:p>8.26690905202675E-006</text:p>
          </table:table-cell>
          <table:table-cell table:number-columns-repeated="4"/>
        </table:table-row>
        <table:table-row table:style-name="ro1">
          <table:table-cell office:value-type="float" office:value="141.2" calcext:value-type="float">
            <text:p>141.2</text:p>
          </table:table-cell>
          <table:table-cell table:formula="of:=SQRT(2)*[.A1413]" office:value-type="float" office:value="199.686955007081" calcext:value-type="float">
            <text:p>199.6869550071</text:p>
          </table:table-cell>
          <table:table-cell table:formula="of:=SQRT(3)*[.A1413]" office:value-type="float" office:value="244.565574028725" calcext:value-type="float">
            <text:p>244.5655740287</text:p>
          </table:table-cell>
          <table:table-cell table:formula="of:=(1-ROUND([.B1413])/[.B1413])^2" office:value-type="float" office:value="0.00000245761661456116" calcext:value-type="float">
            <text:p>2.45761661456116E-006</text:p>
          </table:table-cell>
          <table:table-cell table:formula="of:=(1-ROUND([.C1413])/[.C1413])^2" office:value-type="float" office:value="0.00000315530185951417" calcext:value-type="float">
            <text:p>3.15530185951417E-006</text:p>
          </table:table-cell>
          <table:table-cell table:formula="of:=(1-ROUND([.A1413])/[.A1413])^2" office:value-type="float" office:value="0.00000200627563017109" calcext:value-type="float">
            <text:p>2.00627563017109E-006</text:p>
          </table:table-cell>
          <table:table-cell table:formula="of:=SUM([.D1413:.F1413])" office:value-type="float" office:value="0.00000761919410424642" calcext:value-type="float">
            <text:p>7.61919410424642E-006</text:p>
          </table:table-cell>
          <table:table-cell table:number-columns-repeated="4"/>
        </table:table-row>
        <table:table-row table:style-name="ro1">
          <table:table-cell office:value-type="float" office:value="141.3" calcext:value-type="float">
            <text:p>141.3</text:p>
          </table:table-cell>
          <table:table-cell table:formula="of:=SQRT(2)*[.A1414]" office:value-type="float" office:value="199.828376363318" calcext:value-type="float">
            <text:p>199.8283763633</text:p>
          </table:table-cell>
          <table:table-cell table:formula="of:=SQRT(3)*[.A1414]" office:value-type="float" office:value="244.738779109482" calcext:value-type="float">
            <text:p>244.7387791095</text:p>
          </table:table-cell>
          <table:table-cell table:formula="of:=(1-ROUND([.B1414])/[.B1414])^2" office:value-type="float" office:value="0.000000737632224777443" calcext:value-type="float">
            <text:p>7.37632224777443E-007</text:p>
          </table:table-cell>
          <table:table-cell table:formula="of:=(1-ROUND([.C1414])/[.C1414])^2" office:value-type="float" office:value="0.00000113922690446805" calcext:value-type="float">
            <text:p>1.13922690446805E-006</text:p>
          </table:table-cell>
          <table:table-cell table:formula="of:=(1-ROUND([.A1414])/[.A1414])^2" office:value-type="float" office:value="0.0000045077330159894" calcext:value-type="float">
            <text:p>4.5077330159894E-006</text:p>
          </table:table-cell>
          <table:table-cell table:formula="of:=SUM([.D1414:.F1414])" office:value-type="float" office:value="0.00000638459214523489" calcext:value-type="float">
            <text:p>6.38459214523489E-006</text:p>
          </table:table-cell>
          <table:table-cell table:number-columns-repeated="4"/>
        </table:table-row>
        <table:table-row table:style-name="ro1">
          <table:table-cell office:value-type="float" office:value="141.4" calcext:value-type="float">
            <text:p>141.4</text:p>
          </table:table-cell>
          <table:table-cell table:formula="of:=SQRT(2)*[.A1415]" office:value-type="float" office:value="199.969797719556" calcext:value-type="float">
            <text:p>199.9697977196</text:p>
          </table:table-cell>
          <table:table-cell table:formula="of:=SQRT(3)*[.A1415]" office:value-type="float" office:value="244.911984190239" calcext:value-type="float">
            <text:p>244.9119841902</text:p>
          </table:table-cell>
          <table:table-cell table:formula="of:=(1-ROUND([.B1415])/[.B1415])^2" office:value-type="float" office:value="0.0000000228113326234448" calcext:value-type="float">
            <text:p>2.28113326234448E-008</text:p>
          </table:table-cell>
          <table:table-cell table:formula="of:=(1-ROUND([.C1415])/[.C1415])^2" office:value-type="float" office:value="0.000000129152050049833" calcext:value-type="float">
            <text:p>1.29152050049833E-007</text:p>
          </table:table-cell>
          <table:table-cell table:formula="of:=(1-ROUND([.A1415])/[.A1415])^2" office:value-type="float" office:value="0.00000800241672985234" calcext:value-type="float">
            <text:p>8.00241672985234E-006</text:p>
          </table:table-cell>
          <table:table-cell table:formula="of:=SUM([.D1415:.F1415])" office:value-type="float" office:value="0.00000815438011252562" calcext:value-type="float">
            <text:p>8.15438011252562E-006</text:p>
          </table:table-cell>
          <table:table-cell table:number-columns-repeated="4"/>
        </table:table-row>
        <table:table-row table:style-name="ro1">
          <table:table-cell office:value-type="float" office:value="141.5" calcext:value-type="float">
            <text:p>141.5</text:p>
          </table:table-cell>
          <table:table-cell table:formula="of:=SQRT(2)*[.A1416]" office:value-type="float" office:value="200.111219075793" calcext:value-type="float">
            <text:p>200.1112190758</text:p>
          </table:table-cell>
          <table:table-cell table:formula="of:=SQRT(3)*[.A1416]" office:value-type="float" office:value="245.085189270996" calcext:value-type="float">
            <text:p>245.085189271</text:p>
          </table:table-cell>
          <table:table-cell table:formula="of:=(1-ROUND([.B1416])/[.B1416])^2" office:value-type="float" office:value="0.000000308898421012678" calcext:value-type="float">
            <text:p>3.08898421012678E-007</text:p>
          </table:table-cell>
          <table:table-cell table:formula="of:=(1-ROUND([.C1416])/[.C1416])^2" office:value-type="float" office:value="0.000000120819120276241" calcext:value-type="float">
            <text:p>1.20819120276241E-007</text:p>
          </table:table-cell>
          <table:table-cell table:formula="of:=(1-ROUND([.A1416])/[.A1416])^2" office:value-type="float" office:value="0.0000124861092035113" calcext:value-type="float">
            <text:p>1.24861092035113E-005</text:p>
          </table:table-cell>
          <table:table-cell table:formula="of:=SUM([.D1416:.F1416])" office:value-type="float" office:value="0.0000129158267448002" calcext:value-type="float">
            <text:p>1.29158267448002E-005</text:p>
          </table:table-cell>
          <table:table-cell table:number-columns-repeated="4"/>
        </table:table-row>
        <table:table-row table:style-name="ro1">
          <table:table-cell office:value-type="float" office:value="141.6" calcext:value-type="float">
            <text:p>141.6</text:p>
          </table:table-cell>
          <table:table-cell table:formula="of:=SQRT(2)*[.A1417]" office:value-type="float" office:value="200.25264043203" calcext:value-type="float">
            <text:p>200.252640432</text:p>
          </table:table-cell>
          <table:table-cell table:formula="of:=SQRT(3)*[.A1417]" office:value-type="float" office:value="245.258394351753" calcext:value-type="float">
            <text:p>245.2583943518</text:p>
          </table:table-cell>
          <table:table-cell table:formula="of:=(1-ROUND([.B1417])/[.B1417])^2" office:value-type="float" office:value="0.00000159165599106544" calcext:value-type="float">
            <text:p>1.59165599106544E-006</text:p>
          </table:table-cell>
          <table:table-cell table:formula="of:=(1-ROUND([.C1417])/[.C1417])^2" office:value-type="float" office:value="0.00000110998796738268" calcext:value-type="float">
            <text:p>0.00000111</text:p>
          </table:table-cell>
          <table:table-cell table:formula="of:=(1-ROUND([.A1417])/[.A1417])^2" office:value-type="float" office:value="0.00000797982699735149" calcext:value-type="float">
            <text:p>7.97982699735149E-006</text:p>
          </table:table-cell>
          <table:table-cell table:formula="of:=SUM([.D1417:.F1417])" office:value-type="float" office:value="0.0000106814709557996" calcext:value-type="float">
            <text:p>1.06814709557996E-005</text:p>
          </table:table-cell>
          <table:table-cell table:number-columns-repeated="4"/>
        </table:table-row>
        <table:table-row table:style-name="ro1">
          <table:table-cell office:value-type="float" office:value="141.7" calcext:value-type="float">
            <text:p>141.7</text:p>
          </table:table-cell>
          <table:table-cell table:formula="of:=SQRT(2)*[.A1418]" office:value-type="float" office:value="200.394061788268" calcext:value-type="float">
            <text:p>200.3940617883</text:p>
          </table:table-cell>
          <table:table-cell table:formula="of:=SQRT(3)*[.A1418]" office:value-type="float" office:value="245.43159943251" calcext:value-type="float">
            <text:p>245.4315994325</text:p>
          </table:table-cell>
          <table:table-cell table:formula="of:=(1-ROUND([.B1418])/[.B1418])^2" office:value-type="float" office:value="0.00000386686447738506" calcext:value-type="float">
            <text:p>3.86686447738506E-006</text:p>
          </table:table-cell>
          <table:table-cell table:formula="of:=(1-ROUND([.C1418])/[.C1418])^2" office:value-type="float" office:value="0.00000309243638705215" calcext:value-type="float">
            <text:p>3.09243638705215E-006</text:p>
          </table:table-cell>
          <table:table-cell table:formula="of:=(1-ROUND([.A1418])/[.A1418])^2" office:value-type="float" office:value="0.0000044823194907689" calcext:value-type="float">
            <text:p>4.4823194907689E-006</text:p>
          </table:table-cell>
          <table:table-cell table:formula="of:=SUM([.D1418:.F1418])" office:value-type="float" office:value="0.0000114416203552061" calcext:value-type="float">
            <text:p>1.14416203552061E-005</text:p>
          </table:table-cell>
          <table:table-cell table:number-columns-repeated="4"/>
        </table:table-row>
        <table:table-row table:style-name="ro1">
          <table:table-cell office:value-type="float" office:value="141.8" calcext:value-type="float">
            <text:p>141.8</text:p>
          </table:table-cell>
          <table:table-cell table:formula="of:=SQRT(2)*[.A1419]" office:value-type="float" office:value="200.535483144505" calcext:value-type="float">
            <text:p>200.5354831445</text:p>
          </table:table-cell>
          <table:table-cell table:formula="of:=SQRT(3)*[.A1419]" office:value-type="float" office:value="245.604804513267" calcext:value-type="float">
            <text:p>245.6048045133</text:p>
          </table:table-cell>
          <table:table-cell table:formula="of:=(1-ROUND([.B1419])/[.B1419])^2" office:value-type="float" office:value="0.00000536562723275415" calcext:value-type="float">
            <text:p>5.36562723275415E-006</text:p>
          </table:table-cell>
          <table:table-cell table:formula="of:=(1-ROUND([.C1419])/[.C1419])^2" office:value-type="float" office:value="0.0000025891084129283" calcext:value-type="float">
            <text:p>2.5891084129283E-006</text:p>
          </table:table-cell>
          <table:table-cell table:formula="of:=(1-ROUND([.A1419])/[.A1419])^2" office:value-type="float" office:value="0.00000198933319540623" calcext:value-type="float">
            <text:p>1.98933319540623E-006</text:p>
          </table:table-cell>
          <table:table-cell table:formula="of:=SUM([.D1419:.F1419])" office:value-type="float" office:value="0.00000994406884108867" calcext:value-type="float">
            <text:p>9.94406884108867E-006</text:p>
          </table:table-cell>
          <table:table-cell table:number-columns-repeated="4"/>
        </table:table-row>
        <table:table-row table:style-name="ro1">
          <table:table-cell office:value-type="float" office:value="141.9" calcext:value-type="float">
            <text:p>141.9</text:p>
          </table:table-cell>
          <table:table-cell table:formula="of:=SQRT(2)*[.A1420]" office:value-type="float" office:value="200.676904500742" calcext:value-type="float">
            <text:p>200.6769045007</text:p>
          </table:table-cell>
          <table:table-cell table:formula="of:=SQRT(3)*[.A1420]" office:value-type="float" office:value="245.778009594024" calcext:value-type="float">
            <text:p>245.778009594</text:p>
          </table:table-cell>
          <table:table-cell table:formula="of:=(1-ROUND([.B1420])/[.B1420])^2" office:value-type="float" office:value="0.00000259219118866096" calcext:value-type="float">
            <text:p>2.59219118866096E-006</text:p>
          </table:table-cell>
          <table:table-cell table:formula="of:=(1-ROUND([.C1420])/[.C1420])^2" office:value-type="float" office:value="0.000000815797490872033" calcext:value-type="float">
            <text:p>8.15797490872033E-007</text:p>
          </table:table-cell>
          <table:table-cell table:formula="of:=(1-ROUND([.A1420])/[.A1420])^2" office:value-type="float" office:value="0.000000496632582772314" calcext:value-type="float">
            <text:p>4.96632582772314E-007</text:p>
          </table:table-cell>
          <table:table-cell table:formula="of:=SUM([.D1420:.F1420])" office:value-type="float" office:value="0.00000390462126230531" calcext:value-type="float">
            <text:p>3.90462126230531E-006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SQRT(2)*[.A1421]" office:value-type="float" office:value="200.81832585698" calcext:value-type="float">
            <text:p>200.818325857</text:p>
          </table:table-cell>
          <table:table-cell table:formula="of:=SQRT(3)*[.A1421]" office:value-type="float" office:value="245.951214674781" calcext:value-type="float">
            <text:p>245.9512146748</text:p>
          </table:table-cell>
          <table:table-cell table:formula="of:=(1-ROUND([.B1421])/[.B1421])^2" office:value-type="float" office:value="0.000000818426260717971" calcext:value-type="float">
            <text:p>8.18426260717971E-007</text:p>
          </table:table-cell>
          <table:table-cell table:formula="of:=(1-ROUND([.C1421])/[.C1421])^2" office:value-type="float" office:value="0.0000000393441770278253" calcext:value-type="float">
            <text:p>3.93441770278253E-008</text:p>
          </table:table-cell>
          <table:table-cell table:formula="of:=(1-ROUND([.A1421])/[.A1421])^2" office:value-type="float" office:value="0" calcext:value-type="float">
            <text:p>0</text:p>
          </table:table-cell>
          <table:table-cell table:formula="of:=SUM([.D1421:.F1421])" office:value-type="float" office:value="0.000000857770437745797" calcext:value-type="float">
            <text:p>8.57770437745797E-007</text:p>
          </table:table-cell>
          <table:table-cell table:number-columns-repeated="4"/>
        </table:table-row>
        <table:table-row table:style-name="ro1">
          <table:table-cell office:value-type="float" office:value="142.1" calcext:value-type="float">
            <text:p>142.1</text:p>
          </table:table-cell>
          <table:table-cell table:formula="of:=SQRT(2)*[.A1422]" office:value-type="float" office:value="200.959747213217" calcext:value-type="float">
            <text:p>200.9597472132</text:p>
          </table:table-cell>
          <table:table-cell table:formula="of:=SQRT(3)*[.A1422]" office:value-type="float" office:value="246.124419755537" calcext:value-type="float">
            <text:p>246.1244197555</text:p>
          </table:table-cell>
          <table:table-cell table:formula="of:=(1-ROUND([.B1422])/[.B1422])^2" office:value-type="float" office:value="0.0000000401211852327803" calcext:value-type="float">
            <text:p>4.01211852327803E-008</text:p>
          </table:table-cell>
          <table:table-cell table:formula="of:=(1-ROUND([.C1422])/[.C1422])^2" office:value-type="float" office:value="0.000000255546111434898" calcext:value-type="float">
            <text:p>2.55546111434898E-007</text:p>
          </table:table-cell>
          <table:table-cell table:formula="of:=(1-ROUND([.A1422])/[.A1422])^2" office:value-type="float" office:value="0.000000495235586044369" calcext:value-type="float">
            <text:p>4.95235586044369E-007</text:p>
          </table:table-cell>
          <table:table-cell table:formula="of:=SUM([.D1422:.F1422])" office:value-type="float" office:value="0.000000790902882712047" calcext:value-type="float">
            <text:p>7.90902882712047E-007</text:p>
          </table:table-cell>
          <table:table-cell table:number-columns-repeated="4"/>
        </table:table-row>
        <table:table-row table:style-name="ro1">
          <table:table-cell office:value-type="float" office:value="142.2" calcext:value-type="float">
            <text:p>142.2</text:p>
          </table:table-cell>
          <table:table-cell table:formula="of:=SQRT(2)*[.A1423]" office:value-type="float" office:value="201.101168569454" calcext:value-type="float">
            <text:p>201.1011685695</text:p>
          </table:table-cell>
          <table:table-cell table:formula="of:=SQRT(3)*[.A1423]" office:value-type="float" office:value="246.297624836294" calcext:value-type="float">
            <text:p>246.2976248363</text:p>
          </table:table-cell>
          <table:table-cell table:formula="of:=(1-ROUND([.B1423])/[.B1423])^2" office:value-type="float" office:value="0.000000253082449724838" calcext:value-type="float">
            <text:p>2.53082449724838E-007</text:p>
          </table:table-cell>
          <table:table-cell table:formula="of:=(1-ROUND([.C1423])/[.C1423])^2" office:value-type="float" office:value="0.00000146021865196521" calcext:value-type="float">
            <text:p>1.46021865196521E-006</text:p>
          </table:table-cell>
          <table:table-cell table:formula="of:=(1-ROUND([.A1423])/[.A1423])^2" office:value-type="float" office:value="0.00000197815718832635" calcext:value-type="float">
            <text:p>1.97815718832635E-006</text:p>
          </table:table-cell>
          <table:table-cell table:formula="of:=SUM([.D1423:.F1423])" office:value-type="float" office:value="0.0000036914582900164" calcext:value-type="float">
            <text:p>3.6914582900164E-006</text:p>
          </table:table-cell>
          <table:table-cell table:number-columns-repeated="4"/>
        </table:table-row>
        <table:table-row table:style-name="ro1">
          <table:table-cell office:value-type="float" office:value="142.3" calcext:value-type="float">
            <text:p>142.3</text:p>
          </table:table-cell>
          <table:table-cell table:formula="of:=SQRT(2)*[.A1424]" office:value-type="float" office:value="201.242589925691" calcext:value-type="float">
            <text:p>201.2425899257</text:p>
          </table:table-cell>
          <table:table-cell table:formula="of:=SQRT(3)*[.A1424]" office:value-type="float" office:value="246.470829917051" calcext:value-type="float">
            <text:p>246.4708299171</text:p>
          </table:table-cell>
          <table:table-cell table:formula="of:=(1-ROUND([.B1424])/[.B1424])^2" office:value-type="float" office:value="0.00000145313420981619" calcext:value-type="float">
            <text:p>1.45313420981619E-006</text:p>
          </table:table-cell>
          <table:table-cell table:formula="of:=(1-ROUND([.C1424])/[.C1424])^2" office:value-type="float" office:value="0.00000364919479136443" calcext:value-type="float">
            <text:p>3.64919479136443E-006</text:p>
          </table:table-cell>
          <table:table-cell table:formula="of:=(1-ROUND([.A1424])/[.A1424])^2" office:value-type="float" office:value="0.0000044446002798124" calcext:value-type="float">
            <text:p>4.4446002798124E-006</text:p>
          </table:table-cell>
          <table:table-cell table:formula="of:=SUM([.D1424:.F1424])" office:value-type="float" office:value="0.00000954692928099301" calcext:value-type="float">
            <text:p>9.54692928099301E-006</text:p>
          </table:table-cell>
          <table:table-cell table:number-columns-repeated="4"/>
        </table:table-row>
        <table:table-row table:style-name="ro1">
          <table:table-cell office:value-type="float" office:value="142.4" calcext:value-type="float">
            <text:p>142.4</text:p>
          </table:table-cell>
          <table:table-cell table:formula="of:=SQRT(2)*[.A1425]" office:value-type="float" office:value="201.384011281929" calcext:value-type="float">
            <text:p>201.3840112819</text:p>
          </table:table-cell>
          <table:table-cell table:formula="of:=SQRT(3)*[.A1425]" office:value-type="float" office:value="246.644034997808" calcext:value-type="float">
            <text:p>246.6440349978</text:p>
          </table:table-cell>
          <table:table-cell table:formula="of:=(1-ROUND([.B1425])/[.B1425])^2" office:value-type="float" office:value="0.00000363611820656165" calcext:value-type="float">
            <text:p>3.63611820656165E-006</text:p>
          </table:table-cell>
          <table:table-cell table:formula="of:=(1-ROUND([.C1425])/[.C1425])^2" office:value-type="float" office:value="0.0000020829237349271" calcext:value-type="float">
            <text:p>2.0829237349271E-006</text:p>
          </table:table-cell>
          <table:table-cell table:formula="of:=(1-ROUND([.A1425])/[.A1425])^2" office:value-type="float" office:value="0.00000789041787653109" calcext:value-type="float">
            <text:p>7.89041787653109E-006</text:p>
          </table:table-cell>
          <table:table-cell table:formula="of:=SUM([.D1425:.F1425])" office:value-type="float" office:value="0.0000136094598180198" calcext:value-type="float">
            <text:p>1.36094598180198E-005</text:p>
          </table:table-cell>
          <table:table-cell table:number-columns-repeated="4"/>
        </table:table-row>
        <table:table-row table:style-name="ro1">
          <table:table-cell office:value-type="float" office:value="142.5" calcext:value-type="float">
            <text:p>142.5</text:p>
          </table:table-cell>
          <table:table-cell table:formula="of:=SQRT(2)*[.A1426]" office:value-type="float" office:value="201.525432638166" calcext:value-type="float">
            <text:p>201.5254326382</text:p>
          </table:table-cell>
          <table:table-cell table:formula="of:=SQRT(3)*[.A1426]" office:value-type="float" office:value="246.817240078565" calcext:value-type="float">
            <text:p>246.8172400786</text:p>
          </table:table-cell>
          <table:table-cell table:formula="of:=(1-ROUND([.B1426])/[.B1426])^2" office:value-type="float" office:value="0.00000554543997335863" calcext:value-type="float">
            <text:p>5.54543997335863E-006</text:p>
          </table:table-cell>
          <table:table-cell table:formula="of:=(1-ROUND([.C1426])/[.C1426])^2" office:value-type="float" office:value="0.000000548290778831338" calcext:value-type="float">
            <text:p>5.48290778831338E-007</text:p>
          </table:table-cell>
          <table:table-cell table:formula="of:=(1-ROUND([.A1426])/[.A1426])^2" office:value-type="float" office:value="0.0000123114804555249" calcext:value-type="float">
            <text:p>1.23114804555249E-005</text:p>
          </table:table-cell>
          <table:table-cell table:formula="of:=SUM([.D1426:.F1426])" office:value-type="float" office:value="0.0000184052112077148" calcext:value-type="float">
            <text:p>1.84052112077148E-005</text:p>
          </table:table-cell>
          <table:table-cell table:number-columns-repeated="4"/>
        </table:table-row>
        <table:table-row table:style-name="ro1">
          <table:table-cell office:value-type="float" office:value="142.6" calcext:value-type="float">
            <text:p>142.6</text:p>
          </table:table-cell>
          <table:table-cell table:formula="of:=SQRT(2)*[.A1427]" office:value-type="float" office:value="201.666853994403" calcext:value-type="float">
            <text:p>201.6668539944</text:p>
          </table:table-cell>
          <table:table-cell table:formula="of:=SQRT(3)*[.A1427]" office:value-type="float" office:value="246.990445159322" calcext:value-type="float">
            <text:p>246.9904451593</text:p>
          </table:table-cell>
          <table:table-cell table:formula="of:=(1-ROUND([.B1427])/[.B1427])^2" office:value-type="float" office:value="0.00000272897887767018" calcext:value-type="float">
            <text:p>0.000002729</text:p>
          </table:table-cell>
          <table:table-cell table:formula="of:=(1-ROUND([.C1427])/[.C1427])^2" office:value-type="float" office:value="0.00000000149653401998529" calcext:value-type="float">
            <text:p>1.49653401998529E-009</text:p>
          </table:table-cell>
          <table:table-cell table:formula="of:=(1-ROUND([.A1427])/[.A1427])^2" office:value-type="float" office:value="0.00000786830038810423" calcext:value-type="float">
            <text:p>7.86830038810423E-006</text:p>
          </table:table-cell>
          <table:table-cell table:formula="of:=SUM([.D1427:.F1427])" office:value-type="float" office:value="0.0000105987757997944" calcext:value-type="float">
            <text:p>1.05987757997944E-005</text:p>
          </table:table-cell>
          <table:table-cell table:number-columns-repeated="4"/>
        </table:table-row>
        <table:table-row table:style-name="ro1">
          <table:table-cell office:value-type="float" office:value="142.7" calcext:value-type="float">
            <text:p>142.7</text:p>
          </table:table-cell>
          <table:table-cell table:formula="of:=SQRT(2)*[.A1428]" office:value-type="float" office:value="201.808275350641" calcext:value-type="float">
            <text:p>201.8082753506</text:p>
          </table:table-cell>
          <table:table-cell table:formula="of:=SQRT(3)*[.A1428]" office:value-type="float" office:value="247.163650240079" calcext:value-type="float">
            <text:p>247.1636502401</text:p>
          </table:table-cell>
          <table:table-cell table:formula="of:=(1-ROUND([.B1428])/[.B1428])^2" office:value-type="float" office:value="0.000000902563907206697" calcext:value-type="float">
            <text:p>9.02563907206697E-007</text:p>
          </table:table-cell>
          <table:table-cell table:formula="of:=(1-ROUND([.C1428])/[.C1428])^2" office:value-type="float" office:value="0.000000438393486151429" calcext:value-type="float">
            <text:p>4.38393486151429E-007</text:p>
          </table:table-cell>
          <table:table-cell table:formula="of:=(1-ROUND([.A1428])/[.A1428])^2" office:value-type="float" office:value="0.00000441971803181136" calcext:value-type="float">
            <text:p>4.41971803181136E-006</text:p>
          </table:table-cell>
          <table:table-cell table:formula="of:=SUM([.D1428:.F1428])" office:value-type="float" office:value="0.00000576067542516949" calcext:value-type="float">
            <text:p>5.76067542516949E-006</text:p>
          </table:table-cell>
          <table:table-cell table:number-columns-repeated="4"/>
        </table:table-row>
        <table:table-row table:style-name="ro1">
          <table:table-cell office:value-type="float" office:value="142.8" calcext:value-type="float">
            <text:p>142.8</text:p>
          </table:table-cell>
          <table:table-cell table:formula="of:=SQRT(2)*[.A1429]" office:value-type="float" office:value="201.949696706878" calcext:value-type="float">
            <text:p>201.9496967069</text:p>
          </table:table-cell>
          <table:table-cell table:formula="of:=SQRT(3)*[.A1429]" office:value-type="float" office:value="247.336855320836" calcext:value-type="float">
            <text:p>247.3368553208</text:p>
          </table:table-cell>
          <table:table-cell table:formula="of:=(1-ROUND([.B1429])/[.B1429])^2" office:value-type="float" office:value="0.0000000620449478545511" calcext:value-type="float">
            <text:p>0.000000062</text:p>
          </table:table-cell>
          <table:table-cell table:formula="of:=(1-ROUND([.C1429])/[.C1429])^2" office:value-type="float" office:value="0.00000185485153498194" calcext:value-type="float">
            <text:p>1.85485153498194E-006</text:p>
          </table:table-cell>
          <table:table-cell table:formula="of:=(1-ROUND([.A1429])/[.A1429])^2" office:value-type="float" office:value="0.000001961568941302" calcext:value-type="float">
            <text:p>1.961568941302E-006</text:p>
          </table:table-cell>
          <table:table-cell table:formula="of:=SUM([.D1429:.F1429])" office:value-type="float" office:value="0.00000387846542413848" calcext:value-type="float">
            <text:p>3.87846542413848E-006</text:p>
          </table:table-cell>
          <table:table-cell table:number-columns-repeated="4"/>
        </table:table-row>
        <table:table-row table:style-name="ro1">
          <table:table-cell office:value-type="float" office:value="142.9" calcext:value-type="float">
            <text:p>142.9</text:p>
          </table:table-cell>
          <table:table-cell table:formula="of:=SQRT(2)*[.A1430]" office:value-type="float" office:value="202.091118063115" calcext:value-type="float">
            <text:p>202.0911180631</text:p>
          </table:table-cell>
          <table:table-cell table:formula="of:=SQRT(3)*[.A1430]" office:value-type="float" office:value="247.510060401593" calcext:value-type="float">
            <text:p>247.5100604016</text:p>
          </table:table-cell>
          <table:table-cell table:formula="of:=(1-ROUND([.B1430])/[.B1430])^2" office:value-type="float" office:value="0.00000020328929306231" calcext:value-type="float">
            <text:p>2.0328929306231E-007</text:p>
          </table:table-cell>
          <table:table-cell table:formula="of:=(1-ROUND([.C1430])/[.C1430])^2" office:value-type="float" office:value="0.0000039183152229823" calcext:value-type="float">
            <text:p>3.9183152229823E-006</text:p>
          </table:table-cell>
          <table:table-cell table:formula="of:=(1-ROUND([.A1430])/[.A1430])^2" office:value-type="float" office:value="0.000000489706132247012" calcext:value-type="float">
            <text:p>4.89706132247012E-007</text:p>
          </table:table-cell>
          <table:table-cell table:formula="of:=SUM([.D1430:.F1430])" office:value-type="float" office:value="0.00000461131064829163" calcext:value-type="float">
            <text:p>4.61131064829163E-006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SQRT(2)*[.A1431]" office:value-type="float" office:value="202.232539419353" calcext:value-type="float">
            <text:p>202.2325394194</text:p>
          </table:table-cell>
          <table:table-cell table:formula="of:=SQRT(3)*[.A1431]" office:value-type="float" office:value="247.683265482349" calcext:value-type="float">
            <text:p>247.6832654824</text:p>
          </table:table-cell>
          <table:table-cell table:formula="of:=(1-ROUND([.B1431])/[.B1431])^2" office:value-type="float" office:value="0.00000132218156273773" calcext:value-type="float">
            <text:p>1.32218156273773E-006</text:p>
          </table:table-cell>
          <table:table-cell table:formula="of:=(1-ROUND([.C1431])/[.C1431])^2" office:value-type="float" office:value="0.00000163530009081661" calcext:value-type="float">
            <text:p>1.63530009081661E-006</text:p>
          </table:table-cell>
          <table:table-cell table:formula="of:=(1-ROUND([.A1431])/[.A1431])^2" office:value-type="float" office:value="0" calcext:value-type="float">
            <text:p>0</text:p>
          </table:table-cell>
          <table:table-cell table:formula="of:=SUM([.D1431:.F1431])" office:value-type="float" office:value="0.00000295748165355435" calcext:value-type="float">
            <text:p>2.95748165355435E-006</text:p>
          </table:table-cell>
          <table:table-cell table:number-columns-repeated="4"/>
        </table:table-row>
        <table:table-row table:style-name="ro1">
          <table:table-cell office:value-type="float" office:value="143.1" calcext:value-type="float">
            <text:p>143.1</text:p>
          </table:table-cell>
          <table:table-cell table:formula="of:=SQRT(2)*[.A1432]" office:value-type="float" office:value="202.37396077559" calcext:value-type="float">
            <text:p>202.3739607756</text:p>
          </table:table-cell>
          <table:table-cell table:formula="of:=SQRT(3)*[.A1432]" office:value-type="float" office:value="247.856470563106" calcext:value-type="float">
            <text:p>247.8564705631</text:p>
          </table:table-cell>
          <table:table-cell table:formula="of:=(1-ROUND([.B1432])/[.B1432])^2" office:value-type="float" office:value="0.00000341462362257664" calcext:value-type="float">
            <text:p>3.41462362257664E-006</text:p>
          </table:table-cell>
          <table:table-cell table:formula="of:=(1-ROUND([.C1432])/[.C1432])^2" office:value-type="float" office:value="0.000000335336972999983" calcext:value-type="float">
            <text:p>3.35336972999983E-007</text:p>
          </table:table-cell>
          <table:table-cell table:formula="of:=(1-ROUND([.A1432])/[.A1432])^2" office:value-type="float" office:value="0.000000488338238690855" calcext:value-type="float">
            <text:p>4.88338238690855E-007</text:p>
          </table:table-cell>
          <table:table-cell table:formula="of:=SUM([.D1432:.F1432])" office:value-type="float" office:value="0.00000423829883426748" calcext:value-type="float">
            <text:p>4.23829883426748E-006</text:p>
          </table:table-cell>
          <table:table-cell table:number-columns-repeated="4"/>
        </table:table-row>
        <table:table-row table:style-name="ro1">
          <table:table-cell office:value-type="float" office:value="143.2" calcext:value-type="float">
            <text:p>143.2</text:p>
          </table:table-cell>
          <table:table-cell table:formula="of:=SQRT(2)*[.A1433]" office:value-type="float" office:value="202.515382131827" calcext:value-type="float">
            <text:p>202.5153821318</text:p>
          </table:table-cell>
          <table:table-cell table:formula="of:=SQRT(3)*[.A1433]" office:value-type="float" office:value="248.029675643863" calcext:value-type="float">
            <text:p>248.0296756439</text:p>
          </table:table-cell>
          <table:table-cell table:formula="of:=(1-ROUND([.B1433])/[.B1433])^2" office:value-type="float" office:value="0.00000572641493887606" calcext:value-type="float">
            <text:p>5.72641493887606E-006</text:p>
          </table:table-cell>
          <table:table-cell table:formula="of:=(1-ROUND([.C1433])/[.C1433])^2" office:value-type="float" office:value="0.0000000143150546483108" calcext:value-type="float">
            <text:p>1.43150546483108E-008</text:p>
          </table:table-cell>
          <table:table-cell table:formula="of:=(1-ROUND([.A1433])/[.A1433])^2" office:value-type="float" office:value="0.00000195062576074377" calcext:value-type="float">
            <text:p>1.95062576074377E-006</text:p>
          </table:table-cell>
          <table:table-cell table:formula="of:=SUM([.D1433:.F1433])" office:value-type="float" office:value="0.00000769135575426814" calcext:value-type="float">
            <text:p>7.69135575426814E-006</text:p>
          </table:table-cell>
          <table:table-cell table:number-columns-repeated="4"/>
        </table:table-row>
        <table:table-row table:style-name="ro1">
          <table:table-cell office:value-type="float" office:value="143.3" calcext:value-type="float">
            <text:p>143.3</text:p>
          </table:table-cell>
          <table:table-cell table:formula="of:=SQRT(2)*[.A1434]" office:value-type="float" office:value="202.656803488065" calcext:value-type="float">
            <text:p>202.6568034881</text:p>
          </table:table-cell>
          <table:table-cell table:formula="of:=SQRT(3)*[.A1434]" office:value-type="float" office:value="248.20288072462" calcext:value-type="float">
            <text:p>248.2028807246</text:p>
          </table:table-cell>
          <table:table-cell table:formula="of:=(1-ROUND([.B1434])/[.B1434])^2" office:value-type="float" office:value="0.00000286789570834452" calcext:value-type="float">
            <text:p>2.86789570834452E-006</text:p>
          </table:table-cell>
          <table:table-cell table:formula="of:=(1-ROUND([.C1434])/[.C1434])^2" office:value-type="float" office:value="0.000000668140717617379" calcext:value-type="float">
            <text:p>6.68140717617379E-007</text:p>
          </table:table-cell>
          <table:table-cell table:formula="of:=(1-ROUND([.A1434])/[.A1434])^2" office:value-type="float" office:value="0.00000438278461681602" calcext:value-type="float">
            <text:p>4.38278461681602E-006</text:p>
          </table:table-cell>
          <table:table-cell table:formula="of:=SUM([.D1434:.F1434])" office:value-type="float" office:value="0.00000791882104277793" calcext:value-type="float">
            <text:p>7.91882104277793E-006</text:p>
          </table:table-cell>
          <table:table-cell table:number-columns-repeated="4"/>
        </table:table-row>
        <table:table-row table:style-name="ro1">
          <table:table-cell office:value-type="float" office:value="143.4" calcext:value-type="float">
            <text:p>143.4</text:p>
          </table:table-cell>
          <table:table-cell table:formula="of:=SQRT(2)*[.A1435]" office:value-type="float" office:value="202.798224844302" calcext:value-type="float">
            <text:p>202.7982248443</text:p>
          </table:table-cell>
          <table:table-cell table:formula="of:=SQRT(3)*[.A1435]" office:value-type="float" office:value="248.376085805377" calcext:value-type="float">
            <text:p>248.3760858054</text:p>
          </table:table-cell>
          <table:table-cell table:formula="of:=(1-ROUND([.B1435])/[.B1435])^2" office:value-type="float" office:value="0.000000989935922015002" calcext:value-type="float">
            <text:p>9.89935922015002E-007</text:p>
          </table:table-cell>
          <table:table-cell table:formula="of:=(1-ROUND([.C1435])/[.C1435])^2" office:value-type="float" office:value="0.00000229273746060281" calcext:value-type="float">
            <text:p>2.29273746060281E-006</text:p>
          </table:table-cell>
          <table:table-cell table:formula="of:=(1-ROUND([.A1435])/[.A1435])^2" office:value-type="float" office:value="0.00000778075391615075" calcext:value-type="float">
            <text:p>7.78075391615075E-006</text:p>
          </table:table-cell>
          <table:table-cell table:formula="of:=SUM([.D1435:.F1435])" office:value-type="float" office:value="0.0000110634272987686" calcext:value-type="float">
            <text:p>1.10634272987686E-005</text:p>
          </table:table-cell>
          <table:table-cell table:number-columns-repeated="4"/>
        </table:table-row>
        <table:table-row table:style-name="ro1">
          <table:table-cell office:value-type="float" office:value="143.5" calcext:value-type="float">
            <text:p>143.5</text:p>
          </table:table-cell>
          <table:table-cell table:formula="of:=SQRT(2)*[.A1436]" office:value-type="float" office:value="202.939646200539" calcext:value-type="float">
            <text:p>202.9396462005</text:p>
          </table:table-cell>
          <table:table-cell table:formula="of:=SQRT(3)*[.A1436]" office:value-type="float" office:value="248.549290886134" calcext:value-type="float">
            <text:p>248.5492908861</text:p>
          </table:table-cell>
          <table:table-cell table:formula="of:=(1-ROUND([.B1436])/[.B1436])^2" office:value-type="float" office:value="0.0000000884454372242369" calcext:value-type="float">
            <text:p>8.84454372242369E-008</text:p>
          </table:table-cell>
          <table:table-cell table:formula="of:=(1-ROUND([.C1436])/[.C1436])^2" office:value-type="float" office:value="0.00000328827115900346" calcext:value-type="float">
            <text:p>3.28827115900346E-006</text:p>
          </table:table-cell>
          <table:table-cell table:formula="of:=(1-ROUND([.A1436])/[.A1436])^2" office:value-type="float" office:value="0.0000121404897473562" calcext:value-type="float">
            <text:p>1.21404897473562E-005</text:p>
          </table:table-cell>
          <table:table-cell table:formula="of:=SUM([.D1436:.F1436])" office:value-type="float" office:value="0.0000155172063435839" calcext:value-type="float">
            <text:p>1.55172063435839E-005</text:p>
          </table:table-cell>
          <table:table-cell table:number-columns-repeated="4"/>
        </table:table-row>
        <table:table-row table:style-name="ro1">
          <table:table-cell office:value-type="float" office:value="143.6" calcext:value-type="float">
            <text:p>143.6</text:p>
          </table:table-cell>
          <table:table-cell table:formula="of:=SQRT(2)*[.A1437]" office:value-type="float" office:value="203.081067556776" calcext:value-type="float">
            <text:p>203.0810675568</text:p>
          </table:table-cell>
          <table:table-cell table:formula="of:=SQRT(3)*[.A1437]" office:value-type="float" office:value="248.722495966891" calcext:value-type="float">
            <text:p>248.7224959669</text:p>
          </table:table-cell>
          <table:table-cell table:formula="of:=(1-ROUND([.B1437])/[.B1437])^2" office:value-type="float" office:value="0.00000015935118349734" calcext:value-type="float">
            <text:p>1.5935118349734E-007</text:p>
          </table:table-cell>
          <table:table-cell table:formula="of:=(1-ROUND([.C1437])/[.C1437])^2" office:value-type="float" office:value="0.00000124482546547921" calcext:value-type="float">
            <text:p>1.24482546547921E-006</text:p>
          </table:table-cell>
          <table:table-cell table:formula="of:=(1-ROUND([.A1437])/[.A1437])^2" office:value-type="float" office:value="0.00000775909559981665" calcext:value-type="float">
            <text:p>7.75909559981665E-006</text:p>
          </table:table-cell>
          <table:table-cell table:formula="of:=SUM([.D1437:.F1437])" office:value-type="float" office:value="0.0000091632722487932" calcext:value-type="float">
            <text:p>9.1632722487932E-006</text:p>
          </table:table-cell>
          <table:table-cell table:number-columns-repeated="4"/>
        </table:table-row>
        <table:table-row table:style-name="ro1">
          <table:table-cell office:value-type="float" office:value="143.7" calcext:value-type="float">
            <text:p>143.7</text:p>
          </table:table-cell>
          <table:table-cell table:formula="of:=SQRT(2)*[.A1438]" office:value-type="float" office:value="203.222488913014" calcext:value-type="float">
            <text:p>203.222488913</text:p>
          </table:table-cell>
          <table:table-cell table:formula="of:=SQRT(3)*[.A1438]" office:value-type="float" office:value="248.895701047648" calcext:value-type="float">
            <text:p>248.8957010476</text:p>
          </table:table-cell>
          <table:table-cell table:formula="of:=(1-ROUND([.B1438])/[.B1438])^2" office:value-type="float" office:value="0.0000011985970833955" calcext:value-type="float">
            <text:p>1.1985970833955E-006</text:p>
          </table:table-cell>
          <table:table-cell table:formula="of:=(1-ROUND([.C1438])/[.C1438])^2" office:value-type="float" office:value="0.000000175600238418471" calcext:value-type="float">
            <text:p>1.75600238418471E-007</text:p>
          </table:table-cell>
          <table:table-cell table:formula="of:=(1-ROUND([.A1438])/[.A1438])^2" office:value-type="float" office:value="0.00000435841893994528" calcext:value-type="float">
            <text:p>4.35841893994528E-006</text:p>
          </table:table-cell>
          <table:table-cell table:formula="of:=SUM([.D1438:.F1438])" office:value-type="float" office:value="0.00000573261626175924" calcext:value-type="float">
            <text:p>5.73261626175924E-006</text:p>
          </table:table-cell>
          <table:table-cell table:number-columns-repeated="4"/>
        </table:table-row>
        <table:table-row table:style-name="ro1">
          <table:table-cell office:value-type="float" office:value="143.8" calcext:value-type="float">
            <text:p>143.8</text:p>
          </table:table-cell>
          <table:table-cell table:formula="of:=SQRT(2)*[.A1439]" office:value-type="float" office:value="203.363910269251" calcext:value-type="float">
            <text:p>203.3639102693</text:p>
          </table:table-cell>
          <table:table-cell table:formula="of:=SQRT(3)*[.A1439]" office:value-type="float" office:value="249.068906128405" calcext:value-type="float">
            <text:p>249.0689061284</text:p>
          </table:table-cell>
          <table:table-cell table:formula="of:=(1-ROUND([.B1439])/[.B1439])^2" office:value-type="float" office:value="0.00000320214397378153" calcext:value-type="float">
            <text:p>3.20214397378153E-006</text:p>
          </table:table-cell>
          <table:table-cell table:formula="of:=(1-ROUND([.C1439])/[.C1439])^2" office:value-type="float" office:value="0.0000000765379227785962" calcext:value-type="float">
            <text:p>7.65379227785962E-008</text:p>
          </table:table-cell>
          <table:table-cell table:formula="of:=(1-ROUND([.A1439])/[.A1439])^2" office:value-type="float" office:value="0.00000193438189728043" calcext:value-type="float">
            <text:p>1.93438189728043E-006</text:p>
          </table:table-cell>
          <table:table-cell table:formula="of:=SUM([.D1439:.F1439])" office:value-type="float" office:value="0.00000521306379384056" calcext:value-type="float">
            <text:p>5.21306379384056E-006</text:p>
          </table:table-cell>
          <table:table-cell table:number-columns-repeated="4"/>
        </table:table-row>
        <table:table-row table:style-name="ro1">
          <table:table-cell office:value-type="float" office:value="143.9" calcext:value-type="float">
            <text:p>143.9</text:p>
          </table:table-cell>
          <table:table-cell table:formula="of:=SQRT(2)*[.A1440]" office:value-type="float" office:value="203.505331625488" calcext:value-type="float">
            <text:p>203.5053316255</text:p>
          </table:table-cell>
          <table:table-cell table:formula="of:=SQRT(3)*[.A1440]" office:value-type="float" office:value="249.242111209161" calcext:value-type="float">
            <text:p>249.2421112092</text:p>
          </table:table-cell>
          <table:table-cell table:formula="of:=(1-ROUND([.B1440])/[.B1440])^2" office:value-type="float" office:value="0.00000590849276029878" calcext:value-type="float">
            <text:p>5.90849276029878E-006</text:p>
          </table:table-cell>
          <table:table-cell table:formula="of:=(1-ROUND([.C1440])/[.C1440])^2" office:value-type="float" office:value="0.000000943597867628654" calcext:value-type="float">
            <text:p>9.43597867628654E-007</text:p>
          </table:table-cell>
          <table:table-cell table:formula="of:=(1-ROUND([.A1440])/[.A1440])^2" office:value-type="float" office:value="0.000000482923580723713" calcext:value-type="float">
            <text:p>4.82923580723713E-007</text:p>
          </table:table-cell>
          <table:table-cell table:formula="of:=SUM([.D1440:.F1440])" office:value-type="float" office:value="0.00000733501420865114" calcext:value-type="float">
            <text:p>0.00000733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SQRT(2)*[.A1441]" office:value-type="float" office:value="203.646752981726" calcext:value-type="float">
            <text:p>203.6467529817</text:p>
          </table:table-cell>
          <table:table-cell table:formula="of:=SQRT(3)*[.A1441]" office:value-type="float" office:value="249.415316289918" calcext:value-type="float">
            <text:p>249.4153162899</text:p>
          </table:table-cell>
          <table:table-cell table:formula="of:=(1-ROUND([.B1441])/[.B1441])^2" office:value-type="float" office:value="0.00000300886033756957" calcext:value-type="float">
            <text:p>3.00886033756957E-006</text:p>
          </table:table-cell>
          <table:table-cell table:formula="of:=(1-ROUND([.C1441])/[.C1441])^2" office:value-type="float" office:value="0.00000277275624793438" calcext:value-type="float">
            <text:p>2.77275624793438E-006</text:p>
          </table:table-cell>
          <table:table-cell table:formula="of:=(1-ROUND([.A1441])/[.A1441])^2" office:value-type="float" office:value="0" calcext:value-type="float">
            <text:p>0</text:p>
          </table:table-cell>
          <table:table-cell table:formula="of:=SUM([.D1441:.F1441])" office:value-type="float" office:value="0.00000578161658550396" calcext:value-type="float">
            <text:p>5.78161658550396E-006</text:p>
          </table:table-cell>
          <table:table-cell table:number-columns-repeated="4"/>
        </table:table-row>
        <table:table-row table:style-name="ro1">
          <table:table-cell office:value-type="float" office:value="144.1" calcext:value-type="float">
            <text:p>144.1</text:p>
          </table:table-cell>
          <table:table-cell table:formula="of:=SQRT(2)*[.A1442]" office:value-type="float" office:value="203.788174337963" calcext:value-type="float">
            <text:p>203.788174338</text:p>
          </table:table-cell>
          <table:table-cell table:formula="of:=SQRT(3)*[.A1442]" office:value-type="float" office:value="249.588521370675" calcext:value-type="float">
            <text:p>249.5885213707</text:p>
          </table:table-cell>
          <table:table-cell table:formula="of:=(1-ROUND([.B1442])/[.B1442])^2" office:value-type="float" office:value="0.0000010804363511494" calcext:value-type="float">
            <text:p>1.0804363511494E-006</text:p>
          </table:table-cell>
          <table:table-cell table:formula="of:=(1-ROUND([.C1442])/[.C1442])^2" office:value-type="float" office:value="0.00000271797434202427" calcext:value-type="float">
            <text:p>0.000002718</text:p>
          </table:table-cell>
          <table:table-cell table:formula="of:=(1-ROUND([.A1442])/[.A1442])^2" office:value-type="float" office:value="0.000000481583987525064" calcext:value-type="float">
            <text:p>4.81583987525064E-007</text:p>
          </table:table-cell>
          <table:table-cell table:formula="of:=SUM([.D1442:.F1442])" office:value-type="float" office:value="0.00000427999468069873" calcext:value-type="float">
            <text:p>0.00000428</text:p>
          </table:table-cell>
          <table:table-cell table:number-columns-repeated="4"/>
        </table:table-row>
        <table:table-row table:style-name="ro1">
          <table:table-cell office:value-type="float" office:value="144.2" calcext:value-type="float">
            <text:p>144.2</text:p>
          </table:table-cell>
          <table:table-cell table:formula="of:=SQRT(2)*[.A1443]" office:value-type="float" office:value="203.9295956942" calcext:value-type="float">
            <text:p>203.9295956942</text:p>
          </table:table-cell>
          <table:table-cell table:formula="of:=SQRT(3)*[.A1443]" office:value-type="float" office:value="249.761726451432" calcext:value-type="float">
            <text:p>249.7617264514</text:p>
          </table:table-cell>
          <table:table-cell table:formula="of:=(1-ROUND([.B1443])/[.B1443])^2" office:value-type="float" office:value="0.000000119189479935573" calcext:value-type="float">
            <text:p>1.19189479935573E-007</text:p>
          </table:table-cell>
          <table:table-cell table:formula="of:=(1-ROUND([.C1443])/[.C1443])^2" office:value-type="float" office:value="0.000000910122581506496" calcext:value-type="float">
            <text:p>9.10122581506496E-007</text:p>
          </table:table-cell>
          <table:table-cell table:formula="of:=(1-ROUND([.A1443])/[.A1443])^2" office:value-type="float" office:value="0.00000192366512068082" calcext:value-type="float">
            <text:p>1.92366512068082E-006</text:p>
          </table:table-cell>
          <table:table-cell table:formula="of:=SUM([.D1443:.F1443])" office:value-type="float" office:value="0.00000295297718212289" calcext:value-type="float">
            <text:p>0.000002953</text:p>
          </table:table-cell>
          <table:table-cell table:number-columns-repeated="4"/>
        </table:table-row>
        <table:table-row table:style-name="ro1">
          <table:table-cell office:value-type="float" office:value="144.3" calcext:value-type="float">
            <text:p>144.3</text:p>
          </table:table-cell>
          <table:table-cell table:formula="of:=SQRT(2)*[.A1444]" office:value-type="float" office:value="204.071017050438" calcext:value-type="float">
            <text:p>204.0710170504</text:p>
          </table:table-cell>
          <table:table-cell table:formula="of:=SQRT(3)*[.A1444]" office:value-type="float" office:value="249.934931532189" calcext:value-type="float">
            <text:p>249.9349315322</text:p>
          </table:table-cell>
          <table:table-cell table:formula="of:=(1-ROUND([.B1444])/[.B1444])^2" office:value-type="float" office:value="0.000000121105147675931" calcext:value-type="float">
            <text:p>1.21105147675931E-007</text:p>
          </table:table-cell>
          <table:table-cell table:formula="of:=(1-ROUND([.C1444])/[.C1444])^2" office:value-type="float" office:value="0.0000000677777650234728" calcext:value-type="float">
            <text:p>6.77777650234728E-008</text:p>
          </table:table-cell>
          <table:table-cell table:formula="of:=(1-ROUND([.A1444])/[.A1444])^2" office:value-type="float" office:value="0.0000043222496444952" calcext:value-type="float">
            <text:p>4.3222496444952E-006</text:p>
          </table:table-cell>
          <table:table-cell table:formula="of:=SUM([.D1444:.F1444])" office:value-type="float" office:value="0.0000045111325571946" calcext:value-type="float">
            <text:p>4.5111325571946E-006</text:p>
          </table:table-cell>
          <table:table-cell table:number-columns-repeated="4"/>
        </table:table-row>
        <table:table-row table:style-name="ro1">
          <table:table-cell office:value-type="float" office:value="144.4" calcext:value-type="float">
            <text:p>144.4</text:p>
          </table:table-cell>
          <table:table-cell table:formula="of:=SQRT(2)*[.A1445]" office:value-type="float" office:value="204.212438406675" calcext:value-type="float">
            <text:p>204.2124384067</text:p>
          </table:table-cell>
          <table:table-cell table:formula="of:=SQRT(3)*[.A1445]" office:value-type="float" office:value="250.108136612946" calcext:value-type="float">
            <text:p>250.1081366129</text:p>
          </table:table-cell>
          <table:table-cell table:formula="of:=(1-ROUND([.B1445])/[.B1445])^2" office:value-type="float" office:value="0.00000108218544571183" calcext:value-type="float">
            <text:p>1.08218544571183E-006</text:p>
          </table:table-cell>
          <table:table-cell table:formula="of:=(1-ROUND([.C1445])/[.C1445])^2" office:value-type="float" office:value="0.000000186934682108827" calcext:value-type="float">
            <text:p>1.86934682108827E-007</text:p>
          </table:table-cell>
          <table:table-cell table:formula="of:=(1-ROUND([.A1445])/[.A1445])^2" office:value-type="float" office:value="0.00000767336039471813" calcext:value-type="float">
            <text:p>7.67336039471813E-006</text:p>
          </table:table-cell>
          <table:table-cell table:formula="of:=SUM([.D1445:.F1445])" office:value-type="float" office:value="0.00000894248052253878" calcext:value-type="float">
            <text:p>8.94248052253878E-006</text:p>
          </table:table-cell>
          <table:table-cell table:number-columns-repeated="4"/>
        </table:table-row>
        <table:table-row table:style-name="ro1">
          <table:table-cell office:value-type="float" office:value="144.5" calcext:value-type="float">
            <text:p>144.5</text:p>
          </table:table-cell>
          <table:table-cell table:formula="of:=SQRT(2)*[.A1446]" office:value-type="float" office:value="204.353859762912" calcext:value-type="float">
            <text:p>204.3538597629</text:p>
          </table:table-cell>
          <table:table-cell table:formula="of:=SQRT(3)*[.A1446]" office:value-type="float" office:value="250.281341693703" calcext:value-type="float">
            <text:p>250.2813416937</text:p>
          </table:table-cell>
          <table:table-cell table:formula="of:=(1-ROUND([.B1446])/[.B1446])^2" office:value-type="float" office:value="0.00000299844905612502" calcext:value-type="float">
            <text:p>2.99844905612502E-006</text:p>
          </table:table-cell>
          <table:table-cell table:formula="of:=(1-ROUND([.C1446])/[.C1446])^2" office:value-type="float" office:value="0.00000126360473997406" calcext:value-type="float">
            <text:p>1.26360473997406E-006</text:p>
          </table:table-cell>
          <table:table-cell table:formula="of:=(1-ROUND([.A1446])/[.A1446])^2" office:value-type="float" office:value="0.000011973036721304" calcext:value-type="float">
            <text:p>0.000011973</text:p>
          </table:table-cell>
          <table:table-cell table:formula="of:=SUM([.D1446:.F1446])" office:value-type="float" office:value="0.0000162350905174031" calcext:value-type="float">
            <text:p>1.62350905174031E-005</text:p>
          </table:table-cell>
          <table:table-cell table:number-columns-repeated="4"/>
        </table:table-row>
        <table:table-row table:style-name="ro1">
          <table:table-cell office:value-type="float" office:value="144.6" calcext:value-type="float">
            <text:p>144.6</text:p>
          </table:table-cell>
          <table:table-cell table:formula="of:=SQRT(2)*[.A1447]" office:value-type="float" office:value="204.49528111915" calcext:value-type="float">
            <text:p>204.4952811192</text:p>
          </table:table-cell>
          <table:table-cell table:formula="of:=SQRT(3)*[.A1447]" office:value-type="float" office:value="250.45454677446" calcext:value-type="float">
            <text:p>250.4545467745</text:p>
          </table:table-cell>
          <table:table-cell table:formula="of:=(1-ROUND([.B1447])/[.B1447])^2" office:value-type="float" office:value="0.0000058659311752847" calcext:value-type="float">
            <text:p>5.8659311752847E-006</text:p>
          </table:table-cell>
          <table:table-cell table:formula="of:=(1-ROUND([.C1447])/[.C1447])^2" office:value-type="float" office:value="0.00000329381588693906" calcext:value-type="float">
            <text:p>3.29381588693906E-006</text:p>
          </table:table-cell>
          <table:table-cell table:formula="of:=(1-ROUND([.A1447])/[.A1447])^2" office:value-type="float" office:value="0.00000765214862768274" calcext:value-type="float">
            <text:p>7.65214862768274E-006</text:p>
          </table:table-cell>
          <table:table-cell table:formula="of:=SUM([.D1447:.F1447])" office:value-type="float" office:value="0.0000168118956899065" calcext:value-type="float">
            <text:p>1.68118956899065E-005</text:p>
          </table:table-cell>
          <table:table-cell table:number-columns-repeated="4"/>
        </table:table-row>
        <table:table-row table:style-name="ro1">
          <table:table-cell office:value-type="float" office:value="144.7" calcext:value-type="float">
            <text:p>144.7</text:p>
          </table:table-cell>
          <table:table-cell table:formula="of:=SQRT(2)*[.A1448]" office:value-type="float" office:value="204.636702475387" calcext:value-type="float">
            <text:p>204.6367024754</text:p>
          </table:table-cell>
          <table:table-cell table:formula="of:=SQRT(3)*[.A1448]" office:value-type="float" office:value="250.627751855216" calcext:value-type="float">
            <text:p>250.6277518552</text:p>
          </table:table-cell>
          <table:table-cell table:formula="of:=(1-ROUND([.B1448])/[.B1448])^2" office:value-type="float" office:value="0.00000315179396473271" calcext:value-type="float">
            <text:p>3.15179396473271E-006</text:p>
          </table:table-cell>
          <table:table-cell table:formula="of:=(1-ROUND([.C1448])/[.C1448])^2" office:value-type="float" office:value="0.00000220600639464153" calcext:value-type="float">
            <text:p>0.000002206</text:p>
          </table:table-cell>
          <table:table-cell table:formula="of:=(1-ROUND([.A1448])/[.A1448])^2" office:value-type="float" office:value="0.00000429838633800926" calcext:value-type="float">
            <text:p>4.29838633800926E-006</text:p>
          </table:table-cell>
          <table:table-cell table:formula="of:=SUM([.D1448:.F1448])" office:value-type="float" office:value="0.0000096561866973835" calcext:value-type="float">
            <text:p>9.6561866973835E-006</text:p>
          </table:table-cell>
          <table:table-cell table:number-columns-repeated="4"/>
        </table:table-row>
        <table:table-row table:style-name="ro1">
          <table:table-cell office:value-type="float" office:value="144.8" calcext:value-type="float">
            <text:p>144.8</text:p>
          </table:table-cell>
          <table:table-cell table:formula="of:=SQRT(2)*[.A1449]" office:value-type="float" office:value="204.778123831624" calcext:value-type="float">
            <text:p>204.7781238316</text:p>
          </table:table-cell>
          <table:table-cell table:formula="of:=SQRT(3)*[.A1449]" office:value-type="float" office:value="250.800956935973" calcext:value-type="float">
            <text:p>250.800956936</text:p>
          </table:table-cell>
          <table:table-cell table:formula="of:=(1-ROUND([.B1449])/[.B1449])^2" office:value-type="float" office:value="0.00000117396242133184" calcext:value-type="float">
            <text:p>0.000001174</text:p>
          </table:table-cell>
          <table:table-cell table:formula="of:=(1-ROUND([.C1449])/[.C1449])^2" office:value-type="float" office:value="0.000000629847947653143" calcext:value-type="float">
            <text:p>6.29847947653143E-007</text:p>
          </table:table-cell>
          <table:table-cell table:formula="of:=(1-ROUND([.A1449])/[.A1449])^2" office:value-type="float" office:value="0.00000190775617349858" calcext:value-type="float">
            <text:p>1.90775617349858E-006</text:p>
          </table:table-cell>
          <table:table-cell table:formula="of:=SUM([.D1449:.F1449])" office:value-type="float" office:value="0.00000371156654248357" calcext:value-type="float">
            <text:p>3.71156654248357E-006</text:p>
          </table:table-cell>
          <table:table-cell table:number-columns-repeated="4"/>
        </table:table-row>
        <table:table-row table:style-name="ro1">
          <table:table-cell office:value-type="float" office:value="144.9" calcext:value-type="float">
            <text:p>144.9</text:p>
          </table:table-cell>
          <table:table-cell table:formula="of:=SQRT(2)*[.A1450]" office:value-type="float" office:value="204.919545187861" calcext:value-type="float">
            <text:p>204.9195451879</text:p>
          </table:table-cell>
          <table:table-cell table:formula="of:=SQRT(3)*[.A1450]" office:value-type="float" office:value="250.97416201673" calcext:value-type="float">
            <text:p>250.9741620167</text:p>
          </table:table-cell>
          <table:table-cell table:formula="of:=(1-ROUND([.B1450])/[.B1450])^2" office:value-type="float" office:value="0.000000154147783227415" calcext:value-type="float">
            <text:p>1.54147783227415E-007</text:p>
          </table:table-cell>
          <table:table-cell table:formula="of:=(1-ROUND([.C1450])/[.C1450])^2" office:value-type="float" office:value="0.0000000105988610763963" calcext:value-type="float">
            <text:p>1.05988610763963E-008</text:p>
          </table:table-cell>
          <table:table-cell table:formula="of:=(1-ROUND([.A1450])/[.A1450])^2" office:value-type="float" office:value="0.000000476280969574612" calcext:value-type="float">
            <text:p>4.76280969574612E-007</text:p>
          </table:table-cell>
          <table:table-cell table:formula="of:=SUM([.D1450:.F1450])" office:value-type="float" office:value="0.000000641027613878423" calcext:value-type="float">
            <text:p>0.00000064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SQRT(2)*[.A1451]" office:value-type="float" office:value="205.060966544099" calcext:value-type="float">
            <text:p>205.0609665441</text:p>
          </table:table-cell>
          <table:table-cell table:formula="of:=SQRT(3)*[.A1451]" office:value-type="float" office:value="251.147367097487" calcext:value-type="float">
            <text:p>251.1473670975</text:p>
          </table:table-cell>
          <table:table-cell table:formula="of:=(1-ROUND([.B1451])/[.B1451])^2" office:value-type="float" office:value="0.0000000883928537300513" calcext:value-type="float">
            <text:p>8.83928537300513E-008</text:p>
          </table:table-cell>
          <table:table-cell table:formula="of:=(1-ROUND([.C1451])/[.C1451])^2" office:value-type="float" office:value="0.000000344305373314359" calcext:value-type="float">
            <text:p>3.44305373314359E-007</text:p>
          </table:table-cell>
          <table:table-cell table:formula="of:=(1-ROUND([.A1451])/[.A1451])^2" office:value-type="float" office:value="0" calcext:value-type="float">
            <text:p>0</text:p>
          </table:table-cell>
          <table:table-cell table:formula="of:=SUM([.D1451:.F1451])" office:value-type="float" office:value="0.000000432698227044411" calcext:value-type="float">
            <text:p>4.32698227044411E-007</text:p>
          </table:table-cell>
          <table:table-cell table:number-columns-repeated="4"/>
        </table:table-row>
        <table:table-row table:style-name="ro1">
          <table:table-cell office:value-type="float" office:value="145.1" calcext:value-type="float">
            <text:p>145.1</text:p>
          </table:table-cell>
          <table:table-cell table:formula="of:=SQRT(2)*[.A1452]" office:value-type="float" office:value="205.202387900336" calcext:value-type="float">
            <text:p>205.2023879003</text:p>
          </table:table-cell>
          <table:table-cell table:formula="of:=SQRT(3)*[.A1452]" office:value-type="float" office:value="251.320572178244" calcext:value-type="float">
            <text:p>251.3205721782</text:p>
          </table:table-cell>
          <table:table-cell table:formula="of:=(1-ROUND([.B1452])/[.B1452])^2" office:value-type="float" office:value="0.000000972756786057734" calcext:value-type="float">
            <text:p>9.72756786057734E-007</text:p>
          </table:table-cell>
          <table:table-cell table:formula="of:=(1-ROUND([.C1452])/[.C1452])^2" office:value-type="float" office:value="0.00000162703006005599" calcext:value-type="float">
            <text:p>0.000001627</text:p>
          </table:table-cell>
          <table:table-cell table:formula="of:=(1-ROUND([.A1452])/[.A1452])^2" office:value-type="float" office:value="0.000000474968901411193" calcext:value-type="float">
            <text:p>0.000000475</text:p>
          </table:table-cell>
          <table:table-cell table:formula="of:=SUM([.D1452:.F1452])" office:value-type="float" office:value="0.00000307475574752491" calcext:value-type="float">
            <text:p>3.07475574752491E-006</text:p>
          </table:table-cell>
          <table:table-cell table:number-columns-repeated="4"/>
        </table:table-row>
        <table:table-row table:style-name="ro1">
          <table:table-cell office:value-type="float" office:value="145.2" calcext:value-type="float">
            <text:p>145.2</text:p>
          </table:table-cell>
          <table:table-cell table:formula="of:=SQRT(2)*[.A1453]" office:value-type="float" office:value="205.343809256573" calcext:value-type="float">
            <text:p>205.3438092566</text:p>
          </table:table-cell>
          <table:table-cell table:formula="of:=SQRT(3)*[.A1453]" office:value-type="float" office:value="251.493777259001" calcext:value-type="float">
            <text:p>251.493777259</text:p>
          </table:table-cell>
          <table:table-cell table:formula="of:=(1-ROUND([.B1453])/[.B1453])^2" office:value-type="float" office:value="0.00000280331500830866" calcext:value-type="float">
            <text:p>2.80331500830866E-006</text:p>
          </table:table-cell>
          <table:table-cell table:formula="of:=(1-ROUND([.C1453])/[.C1453])^2" office:value-type="float" office:value="0.00000385485175930484" calcext:value-type="float">
            <text:p>3.85485175930484E-006</text:p>
          </table:table-cell>
          <table:table-cell table:formula="of:=(1-ROUND([.A1453])/[.A1453])^2" office:value-type="float" office:value="0.00000189725959823619" calcext:value-type="float">
            <text:p>1.89725959823619E-006</text:p>
          </table:table-cell>
          <table:table-cell table:formula="of:=SUM([.D1453:.F1453])" office:value-type="float" office:value="0.00000855542636584969" calcext:value-type="float">
            <text:p>8.55542636584969E-006</text:p>
          </table:table-cell>
          <table:table-cell table:number-columns-repeated="4"/>
        </table:table-row>
        <table:table-row table:style-name="ro1">
          <table:table-cell office:value-type="float" office:value="145.3" calcext:value-type="float">
            <text:p>145.3</text:p>
          </table:table-cell>
          <table:table-cell table:formula="of:=SQRT(2)*[.A1454]" office:value-type="float" office:value="205.485230612811" calcext:value-type="float">
            <text:p>205.4852306128</text:p>
          </table:table-cell>
          <table:table-cell table:formula="of:=SQRT(3)*[.A1454]" office:value-type="float" office:value="251.666982339758" calcext:value-type="float">
            <text:p>251.6669823398</text:p>
          </table:table-cell>
          <table:table-cell table:formula="of:=(1-ROUND([.B1454])/[.B1454])^2" office:value-type="float" office:value="0.00000557615914882632" calcext:value-type="float">
            <text:p>5.57615914882632E-006</text:p>
          </table:table-cell>
          <table:table-cell table:formula="of:=(1-ROUND([.C1454])/[.C1454])^2" office:value-type="float" office:value="0.00000175098347334191" calcext:value-type="float">
            <text:p>0.000001751</text:p>
          </table:table-cell>
          <table:table-cell table:formula="of:=(1-ROUND([.A1454])/[.A1454])^2" office:value-type="float" office:value="0.00000426296022800231" calcext:value-type="float">
            <text:p>0.000004263</text:p>
          </table:table-cell>
          <table:table-cell table:formula="of:=SUM([.D1454:.F1454])" office:value-type="float" office:value="0.0000115901028501705" calcext:value-type="float">
            <text:p>1.15901028501705E-005</text:p>
          </table:table-cell>
          <table:table-cell table:number-columns-repeated="4"/>
        </table:table-row>
        <table:table-row table:style-name="ro1">
          <table:table-cell office:value-type="float" office:value="145.4" calcext:value-type="float">
            <text:p>145.4</text:p>
          </table:table-cell>
          <table:table-cell table:formula="of:=SQRT(2)*[.A1455]" office:value-type="float" office:value="205.626651969048" calcext:value-type="float">
            <text:p>205.626651969</text:p>
          </table:table-cell>
          <table:table-cell table:formula="of:=SQRT(3)*[.A1455]" office:value-type="float" office:value="251.840187420515" calcext:value-type="float">
            <text:p>251.8401874205</text:p>
          </table:table-cell>
          <table:table-cell table:formula="of:=(1-ROUND([.B1455])/[.B1455])^2" office:value-type="float" office:value="0.00000329662024732112" calcext:value-type="float">
            <text:p>3.29662024732112E-006</text:p>
          </table:table-cell>
          <table:table-cell table:formula="of:=(1-ROUND([.C1455])/[.C1455])^2" office:value-type="float" office:value="0.00000040269093656996" calcext:value-type="float">
            <text:p>4.0269093656996E-007</text:p>
          </table:table-cell>
          <table:table-cell table:formula="of:=(1-ROUND([.A1455])/[.A1455])^2" office:value-type="float" office:value="0.00000756817506702582" calcext:value-type="float">
            <text:p>7.56817506702582E-006</text:p>
          </table:table-cell>
          <table:table-cell table:formula="of:=SUM([.D1455:.F1455])" office:value-type="float" office:value="0.0000112674862509169" calcext:value-type="float">
            <text:p>1.12674862509169E-005</text:p>
          </table:table-cell>
          <table:table-cell table:number-columns-repeated="4"/>
        </table:table-row>
        <table:table-row table:style-name="ro1">
          <table:table-cell office:value-type="float" office:value="145.5" calcext:value-type="float">
            <text:p>145.5</text:p>
          </table:table-cell>
          <table:table-cell table:formula="of:=SQRT(2)*[.A1456]" office:value-type="float" office:value="205.768073325285" calcext:value-type="float">
            <text:p>205.7680733253</text:p>
          </table:table-cell>
          <table:table-cell table:formula="of:=SQRT(3)*[.A1456]" office:value-type="float" office:value="252.013392501272" calcext:value-type="float">
            <text:p>252.0133925013</text:p>
          </table:table-cell>
          <table:table-cell table:formula="of:=(1-ROUND([.B1456])/[.B1456])^2" office:value-type="float" office:value="0.00000127041443639549" calcext:value-type="float">
            <text:p>1.27041443639549E-006</text:p>
          </table:table-cell>
          <table:table-cell table:formula="of:=(1-ROUND([.C1456])/[.C1456])^2" office:value-type="float" office:value="0.00000000282407451196181" calcext:value-type="float">
            <text:p>2.82407451196181E-009</text:p>
          </table:table-cell>
          <table:table-cell table:formula="of:=(1-ROUND([.A1456])/[.A1456])^2" office:value-type="float" office:value="0.0000118090244564896" calcext:value-type="float">
            <text:p>0.000011809</text:p>
          </table:table-cell>
          <table:table-cell table:formula="of:=SUM([.D1456:.F1456])" office:value-type="float" office:value="0.000013082262967397" calcext:value-type="float">
            <text:p>1.3082262967397E-005</text:p>
          </table:table-cell>
          <table:table-cell table:number-columns-repeated="4"/>
        </table:table-row>
        <table:table-row table:style-name="ro1">
          <table:table-cell office:value-type="float" office:value="145.6" calcext:value-type="float">
            <text:p>145.6</text:p>
          </table:table-cell>
          <table:table-cell table:formula="of:=SQRT(2)*[.A1457]" office:value-type="float" office:value="205.909494681523" calcext:value-type="float">
            <text:p>205.9094946815</text:p>
          </table:table-cell>
          <table:table-cell table:formula="of:=SQRT(3)*[.A1457]" office:value-type="float" office:value="252.186597582028" calcext:value-type="float">
            <text:p>252.186597582</text:p>
          </table:table-cell>
          <table:table-cell table:formula="of:=(1-ROUND([.B1457])/[.B1457])^2" office:value-type="float" office:value="0.000000193194810425443" calcext:value-type="float">
            <text:p>1.93194810425443E-007</text:p>
          </table:table-cell>
          <table:table-cell table:formula="of:=(1-ROUND([.C1457])/[.C1457])^2" office:value-type="float" office:value="0.000000547479697797128" calcext:value-type="float">
            <text:p>5.47479697797128E-007</text:p>
          </table:table-cell>
          <table:table-cell table:formula="of:=(1-ROUND([.A1457])/[.A1457])^2" office:value-type="float" office:value="0.00000754739765728771" calcext:value-type="float">
            <text:p>7.54739765728771E-006</text:p>
          </table:table-cell>
          <table:table-cell table:formula="of:=SUM([.D1457:.F1457])" office:value-type="float" office:value="0.00000828807216551029" calcext:value-type="float">
            <text:p>8.28807216551029E-006</text:p>
          </table:table-cell>
          <table:table-cell table:number-columns-repeated="4"/>
        </table:table-row>
        <table:table-row table:style-name="ro1">
          <table:table-cell office:value-type="float" office:value="145.7" calcext:value-type="float">
            <text:p>145.7</text:p>
          </table:table-cell>
          <table:table-cell table:formula="of:=SQRT(2)*[.A1458]" office:value-type="float" office:value="206.05091603776" calcext:value-type="float">
            <text:p>206.0509160378</text:p>
          </table:table-cell>
          <table:table-cell table:formula="of:=SQRT(3)*[.A1458]" office:value-type="float" office:value="252.359802662785" calcext:value-type="float">
            <text:p>252.3598026628</text:p>
          </table:table-cell>
          <table:table-cell table:formula="of:=(1-ROUND([.B1458])/[.B1458])^2" office:value-type="float" office:value="0.0000000610604640549868" calcext:value-type="float">
            <text:p>6.10604640549868E-008</text:p>
          </table:table-cell>
          <table:table-cell table:formula="of:=(1-ROUND([.C1458])/[.C1458])^2" office:value-type="float" office:value="0.00000203277067983421" calcext:value-type="float">
            <text:p>2.03277067983421E-006</text:p>
          </table:table-cell>
          <table:table-cell table:formula="of:=(1-ROUND([.A1458])/[.A1458])^2" office:value-type="float" office:value="0.00000423958557579976" calcext:value-type="float">
            <text:p>4.23958557579976E-006</text:p>
          </table:table-cell>
          <table:table-cell table:formula="of:=SUM([.D1458:.F1458])" office:value-type="float" office:value="0.00000633341671968896" calcext:value-type="float">
            <text:p>6.33341671968896E-006</text:p>
          </table:table-cell>
          <table:table-cell table:number-columns-repeated="4"/>
        </table:table-row>
        <table:table-row table:style-name="ro1">
          <table:table-cell office:value-type="float" office:value="145.8" calcext:value-type="float">
            <text:p>145.8</text:p>
          </table:table-cell>
          <table:table-cell table:formula="of:=SQRT(2)*[.A1459]" office:value-type="float" office:value="206.192337393997" calcext:value-type="float">
            <text:p>206.192337394</text:p>
          </table:table-cell>
          <table:table-cell table:formula="of:=SQRT(3)*[.A1459]" office:value-type="float" office:value="252.533007743542" calcext:value-type="float">
            <text:p>252.5330077435</text:p>
          </table:table-cell>
          <table:table-cell table:formula="of:=(1-ROUND([.B1459])/[.B1459])^2" office:value-type="float" office:value="0.000000870126531676808" calcext:value-type="float">
            <text:p>8.70126531676808E-007</text:p>
          </table:table-cell>
          <table:table-cell table:formula="of:=(1-ROUND([.C1459])/[.C1459])^2" office:value-type="float" office:value="0.00000341966100331307" calcext:value-type="float">
            <text:p>3.41966100331307E-006</text:p>
          </table:table-cell>
          <table:table-cell table:formula="of:=(1-ROUND([.A1459])/[.A1459])^2" office:value-type="float" office:value="0.0000018816764231588" calcext:value-type="float">
            <text:p>1.8816764231588E-006</text:p>
          </table:table-cell>
          <table:table-cell table:formula="of:=SUM([.D1459:.F1459])" office:value-type="float" office:value="0.00000617146395814868" calcext:value-type="float">
            <text:p>6.17146395814868E-006</text:p>
          </table:table-cell>
          <table:table-cell table:number-columns-repeated="4"/>
        </table:table-row>
        <table:table-row table:style-name="ro1">
          <table:table-cell office:value-type="float" office:value="145.9" calcext:value-type="float">
            <text:p>145.9</text:p>
          </table:table-cell>
          <table:table-cell table:formula="of:=SQRT(2)*[.A1460]" office:value-type="float" office:value="206.333758750235" calcext:value-type="float">
            <text:p>206.3337587502</text:p>
          </table:table-cell>
          <table:table-cell table:formula="of:=SQRT(3)*[.A1460]" office:value-type="float" office:value="252.706212824299" calcext:value-type="float">
            <text:p>252.7062128243</text:p>
          </table:table-cell>
          <table:table-cell table:formula="of:=(1-ROUND([.B1460])/[.B1460])^2" office:value-type="float" office:value="0.00000261652411418502" calcext:value-type="float">
            <text:p>2.61652411418502E-006</text:p>
          </table:table-cell>
          <table:table-cell table:formula="of:=(1-ROUND([.C1460])/[.C1460])^2" office:value-type="float" office:value="0.00000135155533099704" calcext:value-type="float">
            <text:p>1.35155533099704E-006</text:p>
          </table:table-cell>
          <table:table-cell table:formula="of:=(1-ROUND([.A1460])/[.A1460])^2" office:value-type="float" office:value="0.000000469774475367657" calcext:value-type="float">
            <text:p>4.69774475367657E-007</text:p>
          </table:table-cell>
          <table:table-cell table:formula="of:=SUM([.D1460:.F1460])" office:value-type="float" office:value="0.00000443785392054972" calcext:value-type="float">
            <text:p>4.43785392054972E-00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SQRT(2)*[.A1461]" office:value-type="float" office:value="206.475180106472" calcext:value-type="float">
            <text:p>206.4751801065</text:p>
          </table:table-cell>
          <table:table-cell table:formula="of:=SQRT(3)*[.A1461]" office:value-type="float" office:value="252.879417905056" calcext:value-type="float">
            <text:p>252.8794179051</text:p>
          </table:table-cell>
          <table:table-cell table:formula="of:=(1-ROUND([.B1461])/[.B1461])^2" office:value-type="float" office:value="0.0000052964002061046" calcext:value-type="float">
            <text:p>5.2964002061046E-006</text:p>
          </table:table-cell>
          <table:table-cell table:formula="of:=(1-ROUND([.C1461])/[.C1461])^2" office:value-type="float" office:value="0.000000227372890802985" calcext:value-type="float">
            <text:p>2.27372890802985E-007</text:p>
          </table:table-cell>
          <table:table-cell table:formula="of:=(1-ROUND([.A1461])/[.A1461])^2" office:value-type="float" office:value="0" calcext:value-type="float">
            <text:p>0</text:p>
          </table:table-cell>
          <table:table-cell table:formula="of:=SUM([.D1461:.F1461])" office:value-type="float" office:value="0.00000552377309690759" calcext:value-type="float">
            <text:p>5.52377309690759E-006</text:p>
          </table:table-cell>
          <table:table-cell table:number-columns-repeated="4"/>
        </table:table-row>
        <table:table-row table:style-name="ro1">
          <table:table-cell office:value-type="float" office:value="146.1" calcext:value-type="float">
            <text:p>146.1</text:p>
          </table:table-cell>
          <table:table-cell table:formula="of:=SQRT(2)*[.A1462]" office:value-type="float" office:value="206.616601462709" calcext:value-type="float">
            <text:p>206.6166014627</text:p>
          </table:table-cell>
          <table:table-cell table:formula="of:=SQRT(3)*[.A1462]" office:value-type="float" office:value="253.052622985813" calcext:value-type="float">
            <text:p>253.0526229858</text:p>
          </table:table-cell>
          <table:table-cell table:formula="of:=(1-ROUND([.B1462])/[.B1462])^2" office:value-type="float" office:value="0.00000344326521961437" calcext:value-type="float">
            <text:p>3.44326521961437E-006</text:p>
          </table:table-cell>
          <table:table-cell table:formula="of:=(1-ROUND([.C1462])/[.C1462])^2" office:value-type="float" office:value="0.000000043244341249872" calcext:value-type="float">
            <text:p>4.3244341249872E-008</text:p>
          </table:table-cell>
          <table:table-cell table:formula="of:=(1-ROUND([.A1462])/[.A1462])^2" office:value-type="float" office:value="0.00000046848918328748" calcext:value-type="float">
            <text:p>4.6848918328748E-007</text:p>
          </table:table-cell>
          <table:table-cell table:formula="of:=SUM([.D1462:.F1462])" office:value-type="float" office:value="0.00000395499874415172" calcext:value-type="float">
            <text:p>0.000003955</text:p>
          </table:table-cell>
          <table:table-cell table:number-columns-repeated="4"/>
        </table:table-row>
        <table:table-row table:style-name="ro1">
          <table:table-cell office:value-type="float" office:value="146.2" calcext:value-type="float">
            <text:p>146.2</text:p>
          </table:table-cell>
          <table:table-cell table:formula="of:=SQRT(2)*[.A1463]" office:value-type="float" office:value="206.758022818946" calcext:value-type="float">
            <text:p>206.7580228189</text:p>
          </table:table-cell>
          <table:table-cell table:formula="of:=SQRT(3)*[.A1463]" office:value-type="float" office:value="253.22582806657" calcext:value-type="float">
            <text:p>253.2258280666</text:p>
          </table:table-cell>
          <table:table-cell table:formula="of:=(1-ROUND([.B1463])/[.B1463])^2" office:value-type="float" office:value="0.00000136969567742139" calcext:value-type="float">
            <text:p>1.36969567742139E-006</text:p>
          </table:table-cell>
          <table:table-cell table:formula="of:=(1-ROUND([.C1463])/[.C1463])^2" office:value-type="float" office:value="0.000000795316207124916" calcext:value-type="float">
            <text:p>7.95316207124916E-007</text:p>
          </table:table-cell>
          <table:table-cell table:formula="of:=(1-ROUND([.A1463])/[.A1463])^2" office:value-type="float" office:value="0.00000187139405757512" calcext:value-type="float">
            <text:p>1.87139405757512E-006</text:p>
          </table:table-cell>
          <table:table-cell table:formula="of:=SUM([.D1463:.F1463])" office:value-type="float" office:value="0.00000403640594212143" calcext:value-type="float">
            <text:p>4.03640594212143E-006</text:p>
          </table:table-cell>
          <table:table-cell table:number-columns-repeated="4"/>
        </table:table-row>
        <table:table-row table:style-name="ro1">
          <table:table-cell office:value-type="float" office:value="146.3" calcext:value-type="float">
            <text:p>146.3</text:p>
          </table:table-cell>
          <table:table-cell table:formula="of:=SQRT(2)*[.A1464]" office:value-type="float" office:value="206.899444175184" calcext:value-type="float">
            <text:p>206.8994441752</text:p>
          </table:table-cell>
          <table:table-cell table:formula="of:=SQRT(3)*[.A1464]" office:value-type="float" office:value="253.399033147327" calcext:value-type="float">
            <text:p>253.3990331473</text:p>
          </table:table-cell>
          <table:table-cell table:formula="of:=(1-ROUND([.B1464])/[.B1464])^2" office:value-type="float" office:value="0.000000236208660853789" calcext:value-type="float">
            <text:p>2.36208660853789E-007</text:p>
          </table:table-cell>
          <table:table-cell table:formula="of:=(1-ROUND([.C1464])/[.C1464])^2" office:value-type="float" office:value="0.00000247975080722839" calcext:value-type="float">
            <text:p>2.47975080722839E-006</text:p>
          </table:table-cell>
          <table:table-cell table:formula="of:=(1-ROUND([.A1464])/[.A1464])^2" office:value-type="float" office:value="0.00000420488242915167" calcext:value-type="float">
            <text:p>4.20488242915167E-006</text:p>
          </table:table-cell>
          <table:table-cell table:formula="of:=SUM([.D1464:.F1464])" office:value-type="float" office:value="0.00000692084189723385" calcext:value-type="float">
            <text:p>6.92084189723385E-006</text:p>
          </table:table-cell>
          <table:table-cell table:number-columns-repeated="4"/>
        </table:table-row>
        <table:table-row table:style-name="ro1">
          <table:table-cell office:value-type="float" office:value="146.4" calcext:value-type="float">
            <text:p>146.4</text:p>
          </table:table-cell>
          <table:table-cell table:formula="of:=SQRT(2)*[.A1465]" office:value-type="float" office:value="207.040865531421" calcext:value-type="float">
            <text:p>207.0408655314</text:p>
          </table:table-cell>
          <table:table-cell table:formula="of:=SQRT(3)*[.A1465]" office:value-type="float" office:value="253.572238228084" calcext:value-type="float">
            <text:p>253.5722382281</text:p>
          </table:table-cell>
          <table:table-cell table:formula="of:=(1-ROUND([.B1465])/[.B1465])^2" office:value-type="float" office:value="0.0000000389584933283034" calcext:value-type="float">
            <text:p>0.000000039</text:p>
          </table:table-cell>
          <table:table-cell table:formula="of:=(1-ROUND([.C1465])/[.C1465])^2" office:value-type="float" office:value="0.00000284577481774207" calcext:value-type="float">
            <text:p>2.84577481774207E-006</text:p>
          </table:table-cell>
          <table:table-cell table:formula="of:=(1-ROUND([.A1465])/[.A1465])^2" office:value-type="float" office:value="0.00000746513780644392" calcext:value-type="float">
            <text:p>7.46513780644392E-006</text:p>
          </table:table-cell>
          <table:table-cell table:formula="of:=SUM([.D1465:.F1465])" office:value-type="float" office:value="0.0000103498711175143" calcext:value-type="float">
            <text:p>1.03498711175143E-005</text:p>
          </table:table-cell>
          <table:table-cell table:number-columns-repeated="4"/>
        </table:table-row>
        <table:table-row table:style-name="ro1">
          <table:table-cell office:value-type="float" office:value="146.5" calcext:value-type="float">
            <text:p>146.5</text:p>
          </table:table-cell>
          <table:table-cell table:formula="of:=SQRT(2)*[.A1466]" office:value-type="float" office:value="207.182286887658" calcext:value-type="float">
            <text:p>207.1822868877</text:p>
          </table:table-cell>
          <table:table-cell table:formula="of:=SQRT(3)*[.A1466]" office:value-type="float" office:value="253.74544330884" calcext:value-type="float">
            <text:p>253.7454433088</text:p>
          </table:table-cell>
          <table:table-cell table:formula="of:=(1-ROUND([.B1466])/[.B1466])^2" office:value-type="float" office:value="0.000000774115235173518" calcext:value-type="float">
            <text:p>7.74115235173518E-007</text:p>
          </table:table-cell>
          <table:table-cell table:formula="of:=(1-ROUND([.C1466])/[.C1466])^2" office:value-type="float" office:value="0.00000100640440795743" calcext:value-type="float">
            <text:p>1.00640440795743E-006</text:p>
          </table:table-cell>
          <table:table-cell table:formula="of:=(1-ROUND([.A1466])/[.A1466])^2" office:value-type="float" office:value="0.0000116483593285889" calcext:value-type="float">
            <text:p>1.16483593285889E-005</text:p>
          </table:table-cell>
          <table:table-cell table:formula="of:=SUM([.D1466:.F1466])" office:value-type="float" office:value="0.0000134288789717199" calcext:value-type="float">
            <text:p>1.34288789717199E-005</text:p>
          </table:table-cell>
          <table:table-cell table:number-columns-repeated="4"/>
        </table:table-row>
        <table:table-row table:style-name="ro1">
          <table:table-cell office:value-type="float" office:value="146.6" calcext:value-type="float">
            <text:p>146.6</text:p>
          </table:table-cell>
          <table:table-cell table:formula="of:=SQRT(2)*[.A1467]" office:value-type="float" office:value="207.323708243896" calcext:value-type="float">
            <text:p>207.3237082439</text:p>
          </table:table-cell>
          <table:table-cell table:formula="of:=SQRT(3)*[.A1467]" office:value-type="float" office:value="253.918648389597" calcext:value-type="float">
            <text:p>253.9186483896</text:p>
          </table:table-cell>
          <table:table-cell table:formula="of:=(1-ROUND([.B1467])/[.B1467])^2" office:value-type="float" office:value="0.00000243786461210967" calcext:value-type="float">
            <text:p>2.43786461210967E-006</text:p>
          </table:table-cell>
          <table:table-cell table:formula="of:=(1-ROUND([.C1467])/[.C1467])^2" office:value-type="float" office:value="0.000000102646256097734" calcext:value-type="float">
            <text:p>1.02646256097734E-007</text:p>
          </table:table-cell>
          <table:table-cell table:formula="of:=(1-ROUND([.A1467])/[.A1467])^2" office:value-type="float" office:value="0.00000744478297527069" calcext:value-type="float">
            <text:p>7.44478297527069E-006</text:p>
          </table:table-cell>
          <table:table-cell table:formula="of:=SUM([.D1467:.F1467])" office:value-type="float" office:value="0.0000099852938434781" calcext:value-type="float">
            <text:p>9.9852938434781E-006</text:p>
          </table:table-cell>
          <table:table-cell table:number-columns-repeated="4"/>
        </table:table-row>
        <table:table-row table:style-name="ro1">
          <table:table-cell office:value-type="float" office:value="146.7" calcext:value-type="float">
            <text:p>146.7</text:p>
          </table:table-cell>
          <table:table-cell table:formula="of:=SQRT(2)*[.A1468]" office:value-type="float" office:value="207.465129600133" calcext:value-type="float">
            <text:p>207.4651296001</text:p>
          </table:table-cell>
          <table:table-cell table:formula="of:=SQRT(3)*[.A1468]" office:value-type="float" office:value="254.091853470354" calcext:value-type="float">
            <text:p>254.0918534704</text:p>
          </table:table-cell>
          <table:table-cell table:formula="of:=(1-ROUND([.B1468])/[.B1468])^2" office:value-type="float" office:value="0.00000502640794409397" calcext:value-type="float">
            <text:p>5.02640794409397E-006</text:p>
          </table:table-cell>
          <table:table-cell table:formula="of:=(1-ROUND([.C1468])/[.C1468])^2" office:value-type="float" office:value="0.000000130680159543021" calcext:value-type="float">
            <text:p>1.30680159543021E-007</text:p>
          </table:table-cell>
          <table:table-cell table:formula="of:=(1-ROUND([.A1468])/[.A1468])^2" office:value-type="float" office:value="0.0000041819831800639" calcext:value-type="float">
            <text:p>0.000004182</text:p>
          </table:table-cell>
          <table:table-cell table:formula="of:=SUM([.D1468:.F1468])" office:value-type="float" office:value="0.00000933907128370089" calcext:value-type="float">
            <text:p>9.33907128370089E-006</text:p>
          </table:table-cell>
          <table:table-cell table:number-columns-repeated="4"/>
        </table:table-row>
        <table:table-row table:style-name="ro1">
          <table:table-cell office:value-type="float" office:value="146.8" calcext:value-type="float">
            <text:p>146.8</text:p>
          </table:table-cell>
          <table:table-cell table:formula="of:=SQRT(2)*[.A1469]" office:value-type="float" office:value="207.60655095637" calcext:value-type="float">
            <text:p>207.6065509564</text:p>
          </table:table-cell>
          <table:table-cell table:formula="of:=SQRT(3)*[.A1469]" office:value-type="float" office:value="254.265058551111" calcext:value-type="float">
            <text:p>254.2650585511</text:p>
          </table:table-cell>
          <table:table-cell table:formula="of:=(1-ROUND([.B1469])/[.B1469])^2" office:value-type="float" office:value="0.00000359165721432935" calcext:value-type="float">
            <text:p>3.59165721432935E-006</text:p>
          </table:table-cell>
          <table:table-cell table:formula="of:=(1-ROUND([.C1469])/[.C1469])^2" office:value-type="float" office:value="0.0000010867015172789" calcext:value-type="float">
            <text:p>1.0867015172789E-006</text:p>
          </table:table-cell>
          <table:table-cell table:formula="of:=(1-ROUND([.A1469])/[.A1469])^2" office:value-type="float" office:value="0.00000185612782038582" calcext:value-type="float">
            <text:p>1.85612782038582E-006</text:p>
          </table:table-cell>
          <table:table-cell table:formula="of:=SUM([.D1469:.F1469])" office:value-type="float" office:value="0.00000653448655199408" calcext:value-type="float">
            <text:p>6.53448655199408E-006</text:p>
          </table:table-cell>
          <table:table-cell table:number-columns-repeated="4"/>
        </table:table-row>
        <table:table-row table:style-name="ro1">
          <table:table-cell office:value-type="float" office:value="146.9" calcext:value-type="float">
            <text:p>146.9</text:p>
          </table:table-cell>
          <table:table-cell table:formula="of:=SQRT(2)*[.A1470]" office:value-type="float" office:value="207.747972312608" calcext:value-type="float">
            <text:p>207.7479723126</text:p>
          </table:table-cell>
          <table:table-cell table:formula="of:=SQRT(3)*[.A1470]" office:value-type="float" office:value="254.438263631868" calcext:value-type="float">
            <text:p>254.4382636319</text:p>
          </table:table-cell>
          <table:table-cell table:formula="of:=(1-ROUND([.B1470])/[.B1470])^2" office:value-type="float" office:value="0.00000147171230648563" calcext:value-type="float">
            <text:p>1.47171230648563E-006</text:p>
          </table:table-cell>
          <table:table-cell table:formula="of:=(1-ROUND([.C1470])/[.C1470])^2" office:value-type="float" office:value="0.00000296692125912972" calcext:value-type="float">
            <text:p>2.96692125912972E-006</text:p>
          </table:table-cell>
          <table:table-cell table:formula="of:=(1-ROUND([.A1470])/[.A1470])^2" office:value-type="float" office:value="0.000000463400404363101" calcext:value-type="float">
            <text:p>4.63400404363101E-007</text:p>
          </table:table-cell>
          <table:table-cell table:formula="of:=SUM([.D1470:.F1470])" office:value-type="float" office:value="0.00000490203396997845" calcext:value-type="float">
            <text:p>0.00000490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SQRT(2)*[.A1471]" office:value-type="float" office:value="207.889393668845" calcext:value-type="float">
            <text:p>207.8893936688</text:p>
          </table:table-cell>
          <table:table-cell table:formula="of:=SQRT(3)*[.A1471]" office:value-type="float" office:value="254.611468712625" calcext:value-type="float">
            <text:p>254.6114687126</text:p>
          </table:table-cell>
          <table:table-cell table:formula="of:=(1-ROUND([.B1471])/[.B1471])^2" office:value-type="float" office:value="0.000000283070954037101" calcext:value-type="float">
            <text:p>2.83070954037101E-007</text:p>
          </table:table-cell>
          <table:table-cell table:formula="of:=(1-ROUND([.C1471])/[.C1471])^2" office:value-type="float" office:value="0.00000232860631016909" calcext:value-type="float">
            <text:p>2.32860631016909E-006</text:p>
          </table:table-cell>
          <table:table-cell table:formula="of:=(1-ROUND([.A1471])/[.A1471])^2" office:value-type="float" office:value="0" calcext:value-type="float">
            <text:p>0</text:p>
          </table:table-cell>
          <table:table-cell table:formula="of:=SUM([.D1471:.F1471])" office:value-type="float" office:value="0.00000261167726420619" calcext:value-type="float">
            <text:p>2.61167726420619E-006</text:p>
          </table:table-cell>
          <table:table-cell table:number-columns-repeated="4"/>
        </table:table-row>
        <table:table-row table:style-name="ro1">
          <table:table-cell office:value-type="float" office:value="147.1" calcext:value-type="float">
            <text:p>147.1</text:p>
          </table:table-cell>
          <table:table-cell table:formula="of:=SQRT(2)*[.A1472]" office:value-type="float" office:value="208.030815025082" calcext:value-type="float">
            <text:p>208.0308150251</text:p>
          </table:table-cell>
          <table:table-cell table:formula="of:=SQRT(3)*[.A1472]" office:value-type="float" office:value="254.784673793382" calcext:value-type="float">
            <text:p>254.7846737934</text:p>
          </table:table-cell>
          <table:table-cell table:formula="of:=(1-ROUND([.B1472])/[.B1472])^2" office:value-type="float" office:value="0.0000000219416715651059" calcext:value-type="float">
            <text:p>2.19416715651059E-008</text:p>
          </table:table-cell>
          <table:table-cell table:formula="of:=(1-ROUND([.C1472])/[.C1472])^2" office:value-type="float" office:value="0.000000714244950785534" calcext:value-type="float">
            <text:p>7.14244950785534E-007</text:p>
          </table:table-cell>
          <table:table-cell table:formula="of:=(1-ROUND([.A1472])/[.A1472])^2" office:value-type="float" office:value="0.000000462141164715867" calcext:value-type="float">
            <text:p>4.62141164715867E-007</text:p>
          </table:table-cell>
          <table:table-cell table:formula="of:=SUM([.D1472:.F1472])" office:value-type="float" office:value="0.00000119832778706651" calcext:value-type="float">
            <text:p>1.19832778706651E-006</text:p>
          </table:table-cell>
          <table:table-cell table:number-columns-repeated="4"/>
        </table:table-row>
        <table:table-row table:style-name="ro1">
          <table:table-cell office:value-type="float" office:value="147.2" calcext:value-type="float">
            <text:p>147.2</text:p>
          </table:table-cell>
          <table:table-cell table:formula="of:=SQRT(2)*[.A1473]" office:value-type="float" office:value="208.17223638132" calcext:value-type="float">
            <text:p>208.1722363813</text:p>
          </table:table-cell>
          <table:table-cell table:formula="of:=SQRT(3)*[.A1473]" office:value-type="float" office:value="254.957878874139" calcext:value-type="float">
            <text:p>254.9578788741</text:p>
          </table:table-cell>
          <table:table-cell table:formula="of:=(1-ROUND([.B1473])/[.B1473])^2" office:value-type="float" office:value="0.000000684548414841148" calcext:value-type="float">
            <text:p>6.84548414841148E-007</text:p>
          </table:table-cell>
          <table:table-cell table:formula="of:=(1-ROUND([.C1473])/[.C1473])^2" office:value-type="float" office:value="0.000000027293741074684" calcext:value-type="float">
            <text:p>2.7293741074684E-008</text:p>
          </table:table-cell>
          <table:table-cell table:formula="of:=(1-ROUND([.A1473])/[.A1473])^2" office:value-type="float" office:value="0.00000184605387523609" calcext:value-type="float">
            <text:p>1.84605387523609E-006</text:p>
          </table:table-cell>
          <table:table-cell table:formula="of:=SUM([.D1473:.F1473])" office:value-type="float" office:value="0.00000255789603115192" calcext:value-type="float">
            <text:p>2.55789603115192E-006</text:p>
          </table:table-cell>
          <table:table-cell table:number-columns-repeated="4"/>
        </table:table-row>
        <table:table-row table:style-name="ro1">
          <table:table-cell office:value-type="float" office:value="147.3" calcext:value-type="float">
            <text:p>147.3</text:p>
          </table:table-cell>
          <table:table-cell table:formula="of:=SQRT(2)*[.A1474]" office:value-type="float" office:value="208.313657737557" calcext:value-type="float">
            <text:p>208.3136577376</text:p>
          </table:table-cell>
          <table:table-cell table:formula="of:=SQRT(3)*[.A1474]" office:value-type="float" office:value="255.131083954896" calcext:value-type="float">
            <text:p>255.1310839549</text:p>
          </table:table-cell>
          <table:table-cell table:formula="of:=(1-ROUND([.B1474])/[.B1474])^2" office:value-type="float" office:value="0.00000226713051098386" calcext:value-type="float">
            <text:p>2.26713051098386E-006</text:p>
          </table:table-cell>
          <table:table-cell table:formula="of:=(1-ROUND([.C1474])/[.C1474])^2" office:value-type="float" office:value="0.000000263980789476222" calcext:value-type="float">
            <text:p>0.000000264</text:p>
          </table:table-cell>
          <table:table-cell table:formula="of:=(1-ROUND([.A1474])/[.A1474])^2" office:value-type="float" office:value="0.0000041479834578421" calcext:value-type="float">
            <text:p>0.000004148</text:p>
          </table:table-cell>
          <table:table-cell table:formula="of:=SUM([.D1474:.F1474])" office:value-type="float" office:value="0.00000667909475830218" calcext:value-type="float">
            <text:p>6.67909475830218E-006</text:p>
          </table:table-cell>
          <table:table-cell table:number-columns-repeated="4"/>
        </table:table-row>
        <table:table-row table:style-name="ro1">
          <table:table-cell office:value-type="float" office:value="147.4" calcext:value-type="float">
            <text:p>147.4</text:p>
          </table:table-cell>
          <table:table-cell table:formula="of:=SQRT(2)*[.A1475]" office:value-type="float" office:value="208.455079093794" calcext:value-type="float">
            <text:p>208.4550790938</text:p>
          </table:table-cell>
          <table:table-cell table:formula="of:=SQRT(3)*[.A1475]" office:value-type="float" office:value="255.304289035652" calcext:value-type="float">
            <text:p>255.3042890357</text:p>
          </table:table-cell>
          <table:table-cell table:formula="of:=(1-ROUND([.B1475])/[.B1475])^2" office:value-type="float" office:value="0.00000476594258896817" calcext:value-type="float">
            <text:p>4.76594258896817E-006</text:p>
          </table:table-cell>
          <table:table-cell table:formula="of:=(1-ROUND([.C1475])/[.C1475])^2" office:value-type="float" office:value="0.00000142054954686196" calcext:value-type="float">
            <text:p>1.42054954686196E-006</text:p>
          </table:table-cell>
          <table:table-cell table:formula="of:=(1-ROUND([.A1475])/[.A1475])^2" office:value-type="float" office:value="0.00000736419051897285" calcext:value-type="float">
            <text:p>7.36419051897285E-006</text:p>
          </table:table-cell>
          <table:table-cell table:formula="of:=SUM([.D1475:.F1475])" office:value-type="float" office:value="0.000013550682654803" calcext:value-type="float">
            <text:p>1.3550682654803E-005</text:p>
          </table:table-cell>
          <table:table-cell table:number-columns-repeated="4"/>
        </table:table-row>
        <table:table-row table:style-name="ro1">
          <table:table-cell office:value-type="float" office:value="147.5" calcext:value-type="float">
            <text:p>147.5</text:p>
          </table:table-cell>
          <table:table-cell table:formula="of:=SQRT(2)*[.A1476]" office:value-type="float" office:value="208.596500450031" calcext:value-type="float">
            <text:p>208.59650045</text:p>
          </table:table-cell>
          <table:table-cell table:formula="of:=SQRT(3)*[.A1476]" office:value-type="float" office:value="255.477494116409" calcext:value-type="float">
            <text:p>255.4774941164</text:p>
          </table:table-cell>
          <table:table-cell table:formula="of:=(1-ROUND([.B1476])/[.B1476])^2" office:value-type="float" office:value="0.00000374172678712474" calcext:value-type="float">
            <text:p>3.74172678712474E-006</text:p>
          </table:table-cell>
          <table:table-cell table:formula="of:=(1-ROUND([.C1476])/[.C1476])^2" office:value-type="float" office:value="0.00000349325873723016" calcext:value-type="float">
            <text:p>3.49325873723016E-006</text:p>
          </table:table-cell>
          <table:table-cell table:formula="of:=(1-ROUND([.A1476])/[.A1476])^2" office:value-type="float" office:value="0.0000114909508761846" calcext:value-type="float">
            <text:p>0.000011491</text:p>
          </table:table-cell>
          <table:table-cell table:formula="of:=SUM([.D1476:.F1476])" office:value-type="float" office:value="0.0000187259364005395" calcext:value-type="float">
            <text:p>1.87259364005395E-005</text:p>
          </table:table-cell>
          <table:table-cell table:number-columns-repeated="4"/>
        </table:table-row>
        <table:table-row table:style-name="ro1">
          <table:table-cell office:value-type="float" office:value="147.6" calcext:value-type="float">
            <text:p>147.6</text:p>
          </table:table-cell>
          <table:table-cell table:formula="of:=SQRT(2)*[.A1477]" office:value-type="float" office:value="208.737921806269" calcext:value-type="float">
            <text:p>208.7379218063</text:p>
          </table:table-cell>
          <table:table-cell table:formula="of:=SQRT(3)*[.A1477]" office:value-type="float" office:value="255.650699197166" calcext:value-type="float">
            <text:p>255.6506991972</text:p>
          </table:table-cell>
          <table:table-cell table:formula="of:=(1-ROUND([.B1477])/[.B1477])^2" office:value-type="float" office:value="0.00000157637327385864" calcext:value-type="float">
            <text:p>1.57637327385864E-006</text:p>
          </table:table-cell>
          <table:table-cell table:formula="of:=(1-ROUND([.C1477])/[.C1477])^2" office:value-type="float" office:value="0.00000186683183358121" calcext:value-type="float">
            <text:p>1.86683183358121E-006</text:p>
          </table:table-cell>
          <table:table-cell table:formula="of:=(1-ROUND([.A1477])/[.A1477])^2" office:value-type="float" office:value="0.00000734424688420394" calcext:value-type="float">
            <text:p>7.34424688420394E-006</text:p>
          </table:table-cell>
          <table:table-cell table:formula="of:=SUM([.D1477:.F1477])" office:value-type="float" office:value="0.0000107874519916438" calcext:value-type="float">
            <text:p>1.07874519916438E-005</text:p>
          </table:table-cell>
          <table:table-cell table:number-columns-repeated="4"/>
        </table:table-row>
        <table:table-row table:style-name="ro1">
          <table:table-cell office:value-type="float" office:value="147.7" calcext:value-type="float">
            <text:p>147.7</text:p>
          </table:table-cell>
          <table:table-cell table:formula="of:=SQRT(2)*[.A1478]" office:value-type="float" office:value="208.879343162506" calcext:value-type="float">
            <text:p>208.8793431625</text:p>
          </table:table-cell>
          <table:table-cell table:formula="of:=SQRT(3)*[.A1478]" office:value-type="float" office:value="255.823904277923" calcext:value-type="float">
            <text:p>255.8239042779</text:p>
          </table:table-cell>
          <table:table-cell table:formula="of:=(1-ROUND([.B1478])/[.B1478])^2" office:value-type="float" office:value="0.000000333666718022522" calcext:value-type="float">
            <text:p>3.33666718022522E-007</text:p>
          </table:table-cell>
          <table:table-cell table:formula="of:=(1-ROUND([.C1478])/[.C1478])^2" office:value-type="float" office:value="0.000000473822157666701" calcext:value-type="float">
            <text:p>4.73822157666701E-007</text:p>
          </table:table-cell>
          <table:table-cell table:formula="of:=(1-ROUND([.A1478])/[.A1478])^2" office:value-type="float" office:value="0.00000412554680684997" calcext:value-type="float">
            <text:p>4.12554680684997E-006</text:p>
          </table:table-cell>
          <table:table-cell table:formula="of:=SUM([.D1478:.F1478])" office:value-type="float" office:value="0.00000493303568253919" calcext:value-type="float">
            <text:p>0.000004933</text:p>
          </table:table-cell>
          <table:table-cell table:number-columns-repeated="4"/>
        </table:table-row>
        <table:table-row table:style-name="ro1">
          <table:table-cell office:value-type="float" office:value="147.8" calcext:value-type="float">
            <text:p>147.8</text:p>
          </table:table-cell>
          <table:table-cell table:formula="of:=SQRT(2)*[.A1479]" office:value-type="float" office:value="209.020764518743" calcext:value-type="float">
            <text:p>209.0207645187</text:p>
          </table:table-cell>
          <table:table-cell table:formula="of:=SQRT(3)*[.A1479]" office:value-type="float" office:value="255.99710935868" calcext:value-type="float">
            <text:p>255.9971093587</text:p>
          </table:table-cell>
          <table:table-cell table:formula="of:=(1-ROUND([.B1479])/[.B1479])^2" office:value-type="float" office:value="0.00000000986881200887198" calcext:value-type="float">
            <text:p>9.86881200887198E-009</text:p>
          </table:table-cell>
          <table:table-cell table:formula="of:=(1-ROUND([.C1479])/[.C1479])^2" office:value-type="float" office:value="0.000000000127502379516379" calcext:value-type="float">
            <text:p>1.27502379516379E-010</text:p>
          </table:table-cell>
          <table:table-cell table:formula="of:=(1-ROUND([.A1479])/[.A1479])^2" office:value-type="float" office:value="0.0000018310960391558" calcext:value-type="float">
            <text:p>1.8310960391558E-006</text:p>
          </table:table-cell>
          <table:table-cell table:formula="of:=SUM([.D1479:.F1479])" office:value-type="float" office:value="0.00000184109235354419" calcext:value-type="float">
            <text:p>1.84109235354419E-006</text:p>
          </table:table-cell>
          <table:table-cell table:number-columns-repeated="4"/>
        </table:table-row>
        <table:table-row table:style-name="ro1">
          <table:table-cell office:value-type="float" office:value="147.9" calcext:value-type="float">
            <text:p>147.9</text:p>
          </table:table-cell>
          <table:table-cell table:formula="of:=SQRT(2)*[.A1480]" office:value-type="float" office:value="209.162185874981" calcext:value-type="float">
            <text:p>209.162185875</text:p>
          </table:table-cell>
          <table:table-cell table:formula="of:=SQRT(3)*[.A1480]" office:value-type="float" office:value="256.170314439437" calcext:value-type="float">
            <text:p>256.1703144394</text:p>
          </table:table-cell>
          <table:table-cell table:formula="of:=(1-ROUND([.B1480])/[.B1480])^2" office:value-type="float" office:value="0.000000601256400590572" calcext:value-type="float">
            <text:p>6.01256400590572E-007</text:p>
          </table:table-cell>
          <table:table-cell table:formula="of:=(1-ROUND([.C1480])/[.C1480])^2" office:value-type="float" office:value="0.000000442023476758401" calcext:value-type="float">
            <text:p>0.000000442</text:p>
          </table:table-cell>
          <table:table-cell table:formula="of:=(1-ROUND([.A1480])/[.A1480])^2" office:value-type="float" office:value="0.000000457155187271168" calcext:value-type="float">
            <text:p>4.57155187271168E-007</text:p>
          </table:table-cell>
          <table:table-cell table:formula="of:=SUM([.D1480:.F1480])" office:value-type="float" office:value="0.00000150043506462014" calcext:value-type="float">
            <text:p>1.50043506462014E-006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SQRT(2)*[.A1481]" office:value-type="float" office:value="209.303607231218" calcext:value-type="float">
            <text:p>209.3036072312</text:p>
          </table:table-cell>
          <table:table-cell table:formula="of:=SQRT(3)*[.A1481]" office:value-type="float" office:value="256.343519520194" calcext:value-type="float">
            <text:p>256.3435195202</text:p>
          </table:table-cell>
          <table:table-cell table:formula="of:=(1-ROUND([.B1481])/[.B1481])^2" office:value-type="float" office:value="0.0000021041214127078" calcext:value-type="float">
            <text:p>2.1041214127078E-006</text:p>
          </table:table-cell>
          <table:table-cell table:formula="of:=(1-ROUND([.C1481])/[.C1481])^2" office:value-type="float" office:value="0.00000179580077846031" calcext:value-type="float">
            <text:p>1.79580077846031E-006</text:p>
          </table:table-cell>
          <table:table-cell table:formula="of:=(1-ROUND([.A1481])/[.A1481])^2" office:value-type="float" office:value="0" calcext:value-type="float">
            <text:p>0</text:p>
          </table:table-cell>
          <table:table-cell table:formula="of:=SUM([.D1481:.F1481])" office:value-type="float" office:value="0.00000389992219116811" calcext:value-type="float">
            <text:p>3.89992219116811E-006</text:p>
          </table:table-cell>
          <table:table-cell table:number-columns-repeated="4"/>
        </table:table-row>
        <table:table-row table:style-name="ro1">
          <table:table-cell office:value-type="float" office:value="148.1" calcext:value-type="float">
            <text:p>148.1</text:p>
          </table:table-cell>
          <table:table-cell table:formula="of:=SQRT(2)*[.A1482]" office:value-type="float" office:value="209.445028587455" calcext:value-type="float">
            <text:p>209.4450285875</text:p>
          </table:table-cell>
          <table:table-cell table:formula="of:=SQRT(3)*[.A1482]" office:value-type="float" office:value="256.516724600951" calcext:value-type="float">
            <text:p>256.516724601</text:p>
          </table:table-cell>
          <table:table-cell table:formula="of:=(1-ROUND([.B1482])/[.B1482])^2" office:value-type="float" office:value="0.00000451477079360292" calcext:value-type="float">
            <text:p>4.51477079360292E-006</text:p>
          </table:table-cell>
          <table:table-cell table:formula="of:=(1-ROUND([.C1482])/[.C1482])^2" office:value-type="float" office:value="0.00000354942500461305" calcext:value-type="float">
            <text:p>3.54942500461305E-006</text:p>
          </table:table-cell>
          <table:table-cell table:formula="of:=(1-ROUND([.A1482])/[.A1482])^2" office:value-type="float" office:value="0.000000455921300688668" calcext:value-type="float">
            <text:p>4.55921300688668E-007</text:p>
          </table:table-cell>
          <table:table-cell table:formula="of:=SUM([.D1482:.F1482])" office:value-type="float" office:value="0.00000852011709890464" calcext:value-type="float">
            <text:p>8.52011709890464E-006</text:p>
          </table:table-cell>
          <table:table-cell table:number-columns-repeated="4"/>
        </table:table-row>
        <table:table-row table:style-name="ro1">
          <table:table-cell office:value-type="float" office:value="148.2" calcext:value-type="float">
            <text:p>148.2</text:p>
          </table:table-cell>
          <table:table-cell table:formula="of:=SQRT(2)*[.A1483]" office:value-type="float" office:value="209.586449943693" calcext:value-type="float">
            <text:p>209.5864499437</text:p>
          </table:table-cell>
          <table:table-cell table:formula="of:=SQRT(3)*[.A1483]" office:value-type="float" office:value="256.689929681708" calcext:value-type="float">
            <text:p>256.6899296817</text:p>
          </table:table-cell>
          <table:table-cell table:formula="of:=(1-ROUND([.B1483])/[.B1483])^2" office:value-type="float" office:value="0.00000389340664382379" calcext:value-type="float">
            <text:p>3.89340664382379E-006</text:p>
          </table:table-cell>
          <table:table-cell table:formula="of:=(1-ROUND([.C1483])/[.C1483])^2" office:value-type="float" office:value="0.0000014591593694129" calcext:value-type="float">
            <text:p>1.4591593694129E-006</text:p>
          </table:table-cell>
          <table:table-cell table:formula="of:=(1-ROUND([.A1483])/[.A1483])^2" office:value-type="float" office:value="0.00000182122491945606" calcext:value-type="float">
            <text:p>1.82122491945606E-006</text:p>
          </table:table-cell>
          <table:table-cell table:formula="of:=SUM([.D1483:.F1483])" office:value-type="float" office:value="0.00000717379093269276" calcext:value-type="float">
            <text:p>7.17379093269276E-006</text:p>
          </table:table-cell>
          <table:table-cell table:number-columns-repeated="4"/>
        </table:table-row>
        <table:table-row table:style-name="ro1">
          <table:table-cell office:value-type="float" office:value="148.3" calcext:value-type="float">
            <text:p>148.3</text:p>
          </table:table-cell>
          <table:table-cell table:formula="of:=SQRT(2)*[.A1484]" office:value-type="float" office:value="209.72787129993" calcext:value-type="float">
            <text:p>209.7278712999</text:p>
          </table:table-cell>
          <table:table-cell table:formula="of:=SQRT(3)*[.A1484]" office:value-type="float" office:value="256.863134762464" calcext:value-type="float">
            <text:p>256.8631347625</text:p>
          </table:table-cell>
          <table:table-cell table:formula="of:=(1-ROUND([.B1484])/[.B1484])^2" office:value-type="float" office:value="0.00000168359022851886" calcext:value-type="float">
            <text:p>1.68359022851886E-006</text:p>
          </table:table-cell>
          <table:table-cell table:formula="of:=(1-ROUND([.C1484])/[.C1484])^2" office:value-type="float" office:value="0.000000283911349617362" calcext:value-type="float">
            <text:p>2.83911349617362E-007</text:p>
          </table:table-cell>
          <table:table-cell table:formula="of:=(1-ROUND([.A1484])/[.A1484])^2" office:value-type="float" office:value="0.0000040922316257665" calcext:value-type="float">
            <text:p>4.0922316257665E-006</text:p>
          </table:table-cell>
          <table:table-cell table:formula="of:=SUM([.D1484:.F1484])" office:value-type="float" office:value="0.00000605973320390272" calcext:value-type="float">
            <text:p>6.05973320390272E-006</text:p>
          </table:table-cell>
          <table:table-cell table:number-columns-repeated="4"/>
        </table:table-row>
        <table:table-row table:style-name="ro1">
          <table:table-cell office:value-type="float" office:value="148.4" calcext:value-type="float">
            <text:p>148.4</text:p>
          </table:table-cell>
          <table:table-cell table:formula="of:=SQRT(2)*[.A1485]" office:value-type="float" office:value="209.869292656167" calcext:value-type="float">
            <text:p>209.8692926562</text:p>
          </table:table-cell>
          <table:table-cell table:formula="of:=SQRT(3)*[.A1485]" office:value-type="float" office:value="257.036339843221" calcext:value-type="float">
            <text:p>257.0363398432</text:p>
          </table:table-cell>
          <table:table-cell table:formula="of:=(1-ROUND([.B1485])/[.B1485])^2" office:value-type="float" office:value="0.00000038788428165924" calcext:value-type="float">
            <text:p>3.8788428165924E-007</text:p>
          </table:table-cell>
          <table:table-cell table:formula="of:=(1-ROUND([.C1485])/[.C1485])^2" office:value-type="float" office:value="0.0000000199883544474039" calcext:value-type="float">
            <text:p>0.00000002</text:p>
          </table:table-cell>
          <table:table-cell table:formula="of:=(1-ROUND([.A1485])/[.A1485])^2" office:value-type="float" office:value="0.00000726527706134099" calcext:value-type="float">
            <text:p>7.26527706134099E-006</text:p>
          </table:table-cell>
          <table:table-cell table:formula="of:=SUM([.D1485:.F1485])" office:value-type="float" office:value="0.00000767314969744763" calcext:value-type="float">
            <text:p>7.67314969744763E-006</text:p>
          </table:table-cell>
          <table:table-cell table:number-columns-repeated="4"/>
        </table:table-row>
        <table:table-row table:style-name="ro1">
          <table:table-cell office:value-type="float" office:value="148.5" calcext:value-type="float">
            <text:p>148.5</text:p>
          </table:table-cell>
          <table:table-cell table:formula="of:=SQRT(2)*[.A1486]" office:value-type="float" office:value="210.010714012405" calcext:value-type="float">
            <text:p>210.0107140124</text:p>
          </table:table-cell>
          <table:table-cell table:formula="of:=SQRT(3)*[.A1486]" office:value-type="float" office:value="257.209544923978" calcext:value-type="float">
            <text:p>257.209544924</text:p>
          </table:table-cell>
          <table:table-cell table:formula="of:=(1-ROUND([.B1486])/[.B1486])^2" office:value-type="float" office:value="0.00000000260268366735159" calcext:value-type="float">
            <text:p>2.60268366735159E-009</text:p>
          </table:table-cell>
          <table:table-cell table:formula="of:=(1-ROUND([.C1486])/[.C1486])^2" office:value-type="float" office:value="0.000000663712699989945" calcext:value-type="float">
            <text:p>6.63712699989945E-007</text:p>
          </table:table-cell>
          <table:table-cell table:formula="of:=(1-ROUND([.A1486])/[.A1486])^2" office:value-type="float" office:value="0.0000113367116734127" calcext:value-type="float">
            <text:p>1.13367116734127E-005</text:p>
          </table:table-cell>
          <table:table-cell table:formula="of:=SUM([.D1486:.F1486])" office:value-type="float" office:value="0.00001200302705707" calcext:value-type="float">
            <text:p>0.000012003</text:p>
          </table:table-cell>
          <table:table-cell table:number-columns-repeated="4"/>
        </table:table-row>
        <table:table-row table:style-name="ro1">
          <table:table-cell office:value-type="float" office:value="148.6" calcext:value-type="float">
            <text:p>148.6</text:p>
          </table:table-cell>
          <table:table-cell table:formula="of:=SQRT(2)*[.A1487]" office:value-type="float" office:value="210.152135368642" calcext:value-type="float">
            <text:p>210.1521353686</text:p>
          </table:table-cell>
          <table:table-cell table:formula="of:=SQRT(3)*[.A1487]" office:value-type="float" office:value="257.382750004735" calcext:value-type="float">
            <text:p>257.3827500047</text:p>
          </table:table-cell>
          <table:table-cell table:formula="of:=(1-ROUND([.B1487])/[.B1487])^2" office:value-type="float" office:value="0.000000524074185258258" calcext:value-type="float">
            <text:p>5.24074185258258E-007</text:p>
          </table:table-cell>
          <table:table-cell table:formula="of:=(1-ROUND([.C1487])/[.C1487])^2" office:value-type="float" office:value="0.00000221142154236257" calcext:value-type="float">
            <text:p>2.21142154236257E-006</text:p>
          </table:table-cell>
          <table:table-cell table:formula="of:=(1-ROUND([.A1487])/[.A1487])^2" office:value-type="float" office:value="0.00000724573362147225" calcext:value-type="float">
            <text:p>7.24573362147225E-006</text:p>
          </table:table-cell>
          <table:table-cell table:formula="of:=SUM([.D1487:.F1487])" office:value-type="float" office:value="0.00000998122934909308" calcext:value-type="float">
            <text:p>9.98122934909308E-006</text:p>
          </table:table-cell>
          <table:table-cell table:number-columns-repeated="4"/>
        </table:table-row>
        <table:table-row table:style-name="ro1">
          <table:table-cell office:value-type="float" office:value="148.7" calcext:value-type="float">
            <text:p>148.7</text:p>
          </table:table-cell>
          <table:table-cell table:formula="of:=SQRT(2)*[.A1488]" office:value-type="float" office:value="210.293556724879" calcext:value-type="float">
            <text:p>210.2935567249</text:p>
          </table:table-cell>
          <table:table-cell table:formula="of:=SQRT(3)*[.A1488]" office:value-type="float" office:value="257.555955085492" calcext:value-type="float">
            <text:p>257.5559550855</text:p>
          </table:table-cell>
          <table:table-cell table:formula="of:=(1-ROUND([.B1488])/[.B1488])^2" office:value-type="float" office:value="0.0000019486423408121" calcext:value-type="float">
            <text:p>1.9486423408121E-006</text:p>
          </table:table-cell>
          <table:table-cell table:formula="of:=(1-ROUND([.C1488])/[.C1488])^2" office:value-type="float" office:value="0.00000297242297476133" calcext:value-type="float">
            <text:p>2.97242297476133E-006</text:p>
          </table:table-cell>
          <table:table-cell table:formula="of:=(1-ROUND([.A1488])/[.A1488])^2" office:value-type="float" office:value="0.00000407024519609383" calcext:value-type="float">
            <text:p>4.07024519609383E-006</text:p>
          </table:table-cell>
          <table:table-cell table:formula="of:=SUM([.D1488:.F1488])" office:value-type="float" office:value="0.00000899131051166726" calcext:value-type="float">
            <text:p>8.99131051166726E-006</text:p>
          </table:table-cell>
          <table:table-cell table:number-columns-repeated="4"/>
        </table:table-row>
        <table:table-row table:style-name="ro1">
          <table:table-cell office:value-type="float" office:value="148.8" calcext:value-type="float">
            <text:p>148.8</text:p>
          </table:table-cell>
          <table:table-cell table:formula="of:=SQRT(2)*[.A1489]" office:value-type="float" office:value="210.434978081117" calcext:value-type="float">
            <text:p>210.4349780811</text:p>
          </table:table-cell>
          <table:table-cell table:formula="of:=SQRT(3)*[.A1489]" office:value-type="float" office:value="257.729160166249" calcext:value-type="float">
            <text:p>257.7291601662</text:p>
          </table:table-cell>
          <table:table-cell table:formula="of:=(1-ROUND([.B1489])/[.B1489])^2" office:value-type="float" office:value="0.00000427266544208222" calcext:value-type="float">
            <text:p>4.27266544208222E-006</text:p>
          </table:table-cell>
          <table:table-cell table:formula="of:=(1-ROUND([.C1489])/[.C1489])^2" office:value-type="float" office:value="0.00000110432768519563" calcext:value-type="float">
            <text:p>1.10432768519563E-006</text:p>
          </table:table-cell>
          <table:table-cell table:formula="of:=(1-ROUND([.A1489])/[.A1489])^2" office:value-type="float" office:value="0.00000180656723320585" calcext:value-type="float">
            <text:p>1.80656723320585E-006</text:p>
          </table:table-cell>
          <table:table-cell table:formula="of:=SUM([.D1489:.F1489])" office:value-type="float" office:value="0.00000718356036048369" calcext:value-type="float">
            <text:p>7.18356036048369E-006</text:p>
          </table:table-cell>
          <table:table-cell table:number-columns-repeated="4"/>
        </table:table-row>
        <table:table-row table:style-name="ro1">
          <table:table-cell office:value-type="float" office:value="148.9" calcext:value-type="float">
            <text:p>148.9</text:p>
          </table:table-cell>
          <table:table-cell table:formula="of:=SQRT(2)*[.A1490]" office:value-type="float" office:value="210.576399437354" calcext:value-type="float">
            <text:p>210.5763994374</text:p>
          </table:table-cell>
          <table:table-cell table:formula="of:=SQRT(3)*[.A1490]" office:value-type="float" office:value="257.902365247006" calcext:value-type="float">
            <text:p>257.902365247</text:p>
          </table:table-cell>
          <table:table-cell table:formula="of:=(1-ROUND([.B1490])/[.B1490])^2" office:value-type="float" office:value="0.00000404663157026879" calcext:value-type="float">
            <text:p>4.04663157026879E-006</text:p>
          </table:table-cell>
          <table:table-cell table:formula="of:=(1-ROUND([.C1490])/[.C1490])^2" office:value-type="float" office:value="0.000000143317166605348" calcext:value-type="float">
            <text:p>1.43317166605348E-007</text:p>
          </table:table-cell>
          <table:table-cell table:formula="of:=(1-ROUND([.A1490])/[.A1490])^2" office:value-type="float" office:value="0.000000451035374253378" calcext:value-type="float">
            <text:p>0.000000451</text:p>
          </table:table-cell>
          <table:table-cell table:formula="of:=SUM([.D1490:.F1490])" office:value-type="float" office:value="0.00000464098411112752" calcext:value-type="float">
            <text:p>0.00000464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SQRT(2)*[.A1491]" office:value-type="float" office:value="210.717820793591" calcext:value-type="float">
            <text:p>210.7178207936</text:p>
          </table:table-cell>
          <table:table-cell table:formula="of:=SQRT(3)*[.A1491]" office:value-type="float" office:value="258.075570327763" calcext:value-type="float">
            <text:p>258.0755703278</text:p>
          </table:table-cell>
          <table:table-cell table:formula="of:=(1-ROUND([.B1491])/[.B1491])^2" office:value-type="float" office:value="0.00000179327743186142" calcext:value-type="float">
            <text:p>1.79327743186142E-006</text:p>
          </table:table-cell>
          <table:table-cell table:formula="of:=(1-ROUND([.C1491])/[.C1491])^2" office:value-type="float" office:value="0.000000085745003050342" calcext:value-type="float">
            <text:p>8.5745003050342E-008</text:p>
          </table:table-cell>
          <table:table-cell table:formula="of:=(1-ROUND([.A1491])/[.A1491])^2" office:value-type="float" office:value="0" calcext:value-type="float">
            <text:p>0</text:p>
          </table:table-cell>
          <table:table-cell table:formula="of:=SUM([.D1491:.F1491])" office:value-type="float" office:value="0.00000187902243491177" calcext:value-type="float">
            <text:p>0.000001879</text:p>
          </table:table-cell>
          <table:table-cell table:number-columns-repeated="4"/>
        </table:table-row>
        <table:table-row table:style-name="ro1">
          <table:table-cell office:value-type="float" office:value="149.1" calcext:value-type="float">
            <text:p>149.1</text:p>
          </table:table-cell>
          <table:table-cell table:formula="of:=SQRT(2)*[.A1492]" office:value-type="float" office:value="210.859242149828" calcext:value-type="float">
            <text:p>210.8592421498</text:p>
          </table:table-cell>
          <table:table-cell table:formula="of:=SQRT(3)*[.A1492]" office:value-type="float" office:value="258.24877540852" calcext:value-type="float">
            <text:p>258.2487754085</text:p>
          </table:table-cell>
          <table:table-cell table:formula="of:=(1-ROUND([.B1492])/[.B1492])^2" office:value-type="float" office:value="0.000000445615170677799" calcext:value-type="float">
            <text:p>4.45615170677799E-007</text:p>
          </table:table-cell>
          <table:table-cell table:formula="of:=(1-ROUND([.C1492])/[.C1492])^2" office:value-type="float" office:value="0.000000927979440606463" calcext:value-type="float">
            <text:p>0.000000928</text:p>
          </table:table-cell>
          <table:table-cell table:formula="of:=(1-ROUND([.A1492])/[.A1492])^2" office:value-type="float" office:value="0.000000449826164678567" calcext:value-type="float">
            <text:p>4.49826164678567E-007</text:p>
          </table:table-cell>
          <table:table-cell table:formula="of:=SUM([.D1492:.F1492])" office:value-type="float" office:value="0.00000182342077596283" calcext:value-type="float">
            <text:p>1.82342077596283E-006</text:p>
          </table:table-cell>
          <table:table-cell table:number-columns-repeated="4"/>
        </table:table-row>
        <table:table-row table:style-name="ro1">
          <table:table-cell office:value-type="float" office:value="149.2" calcext:value-type="float">
            <text:p>149.2</text:p>
          </table:table-cell>
          <table:table-cell table:formula="of:=SQRT(2)*[.A1493]" office:value-type="float" office:value="211.000663506066" calcext:value-type="float">
            <text:p>211.0006635061</text:p>
          </table:table-cell>
          <table:table-cell table:formula="of:=SQRT(3)*[.A1493]" office:value-type="float" office:value="258.421980489276" calcext:value-type="float">
            <text:p>258.4219804893</text:p>
          </table:table-cell>
          <table:table-cell table:formula="of:=(1-ROUND([.B1493])/[.B1493])^2" office:value-type="float" office:value="0.00000000000988831182156693" calcext:value-type="float">
            <text:p>9.88831182156693E-012</text:p>
          </table:table-cell>
          <table:table-cell table:formula="of:=(1-ROUND([.C1493])/[.C1493])^2" office:value-type="float" office:value="0.00000266640332188695" calcext:value-type="float">
            <text:p>2.66640332188695E-006</text:p>
          </table:table-cell>
          <table:table-cell table:formula="of:=(1-ROUND([.A1493])/[.A1493])^2" office:value-type="float" office:value="0.00000179689353046424" calcext:value-type="float">
            <text:p>1.79689353046424E-006</text:p>
          </table:table-cell>
          <table:table-cell table:formula="of:=SUM([.D1493:.F1493])" office:value-type="float" office:value="0.00000446330674066301" calcext:value-type="float">
            <text:p>4.46330674066301E-006</text:p>
          </table:table-cell>
          <table:table-cell table:number-columns-repeated="4"/>
        </table:table-row>
        <table:table-row table:style-name="ro1">
          <table:table-cell office:value-type="float" office:value="149.3" calcext:value-type="float">
            <text:p>149.3</text:p>
          </table:table-cell>
          <table:table-cell table:formula="of:=SQRT(2)*[.A1494]" office:value-type="float" office:value="211.142084862303" calcext:value-type="float">
            <text:p>211.1420848623</text:p>
          </table:table-cell>
          <table:table-cell table:formula="of:=SQRT(3)*[.A1494]" office:value-type="float" office:value="258.595185570033" calcext:value-type="float">
            <text:p>258.59518557</text:p>
          </table:table-cell>
          <table:table-cell table:formula="of:=(1-ROUND([.B1494])/[.B1494])^2" office:value-type="float" office:value="0.000000452841281095509" calcext:value-type="float">
            <text:p>4.52841281095509E-007</text:p>
          </table:table-cell>
          <table:table-cell table:formula="of:=(1-ROUND([.C1494])/[.C1494])^2" office:value-type="float" office:value="0.0000024505924979547" calcext:value-type="float">
            <text:p>2.4505924979547E-006</text:p>
          </table:table-cell>
          <table:table-cell table:formula="of:=(1-ROUND([.A1494])/[.A1494])^2" office:value-type="float" office:value="0.00000403759630227994" calcext:value-type="float">
            <text:p>4.03759630227994E-006</text:p>
          </table:table-cell>
          <table:table-cell table:formula="of:=SUM([.D1494:.F1494])" office:value-type="float" office:value="0.00000694103008133015" calcext:value-type="float">
            <text:p>0.000006941</text:p>
          </table:table-cell>
          <table:table-cell table:number-columns-repeated="4"/>
        </table:table-row>
        <table:table-row table:style-name="ro1">
          <table:table-cell office:value-type="float" office:value="149.4" calcext:value-type="float">
            <text:p>149.4</text:p>
          </table:table-cell>
          <table:table-cell table:formula="of:=SQRT(2)*[.A1495]" office:value-type="float" office:value="211.28350621854" calcext:value-type="float">
            <text:p>211.2835062185</text:p>
          </table:table-cell>
          <table:table-cell table:formula="of:=SQRT(3)*[.A1495]" office:value-type="float" office:value="258.76839065079" calcext:value-type="float">
            <text:p>258.7683906508</text:p>
          </table:table-cell>
          <table:table-cell table:formula="of:=(1-ROUND([.B1495])/[.B1495])^2" office:value-type="float" office:value="0.00000180050357501165" calcext:value-type="float">
            <text:p>1.80050357501165E-006</text:p>
          </table:table-cell>
          <table:table-cell table:formula="of:=(1-ROUND([.C1495])/[.C1495])^2" office:value-type="float" office:value="0.000000801105517434388" calcext:value-type="float">
            <text:p>8.01105517434388E-007</text:p>
          </table:table-cell>
          <table:table-cell table:formula="of:=(1-ROUND([.A1495])/[.A1495])^2" office:value-type="float" office:value="0.00000716834316292407" calcext:value-type="float">
            <text:p>7.16834316292407E-006</text:p>
          </table:table-cell>
          <table:table-cell table:formula="of:=SUM([.D1495:.F1495])" office:value-type="float" office:value="0.00000976995225537011" calcext:value-type="float">
            <text:p>0.00000977</text:p>
          </table:table-cell>
          <table:table-cell table:number-columns-repeated="4"/>
        </table:table-row>
        <table:table-row table:style-name="ro1">
          <table:table-cell office:value-type="float" office:value="149.5" calcext:value-type="float">
            <text:p>149.5</text:p>
          </table:table-cell>
          <table:table-cell table:formula="of:=SQRT(2)*[.A1496]" office:value-type="float" office:value="211.424927574778" calcext:value-type="float">
            <text:p>211.4249275748</text:p>
          </table:table-cell>
          <table:table-cell table:formula="of:=SQRT(3)*[.A1496]" office:value-type="float" office:value="258.941595731547" calcext:value-type="float">
            <text:p>258.9415957315</text:p>
          </table:table-cell>
          <table:table-cell table:formula="of:=(1-ROUND([.B1496])/[.B1496])^2" office:value-type="float" office:value="0.00000403940546093354" calcext:value-type="float">
            <text:p>4.03940546093354E-006</text:p>
          </table:table-cell>
          <table:table-cell table:formula="of:=(1-ROUND([.C1496])/[.C1496])^2" office:value-type="float" office:value="0.0000000508727877542689" calcext:value-type="float">
            <text:p>5.08727877542689E-008</text:p>
          </table:table-cell>
          <table:table-cell table:formula="of:=(1-ROUND([.A1496])/[.A1496])^2" office:value-type="float" office:value="0.0000111855572085323" calcext:value-type="float">
            <text:p>1.11855572085323E-005</text:p>
          </table:table-cell>
          <table:table-cell table:formula="of:=SUM([.D1496:.F1496])" office:value-type="float" office:value="0.0000152758354572201" calcext:value-type="float">
            <text:p>1.52758354572201E-005</text:p>
          </table:table-cell>
          <table:table-cell table:number-columns-repeated="4"/>
        </table:table-row>
        <table:table-row table:style-name="ro1">
          <table:table-cell office:value-type="float" office:value="149.6" calcext:value-type="float">
            <text:p>149.6</text:p>
          </table:table-cell>
          <table:table-cell table:formula="of:=SQRT(2)*[.A1497]" office:value-type="float" office:value="211.566348931015" calcext:value-type="float">
            <text:p>211.566348931</text:p>
          </table:table-cell>
          <table:table-cell table:formula="of:=SQRT(3)*[.A1497]" office:value-type="float" office:value="259.114800812304" calcext:value-type="float">
            <text:p>259.1148008123</text:p>
          </table:table-cell>
          <table:table-cell table:formula="of:=(1-ROUND([.B1497])/[.B1497])^2" office:value-type="float" office:value="0.00000420133836469017" calcext:value-type="float">
            <text:p>4.20133836469017E-006</text:p>
          </table:table-cell>
          <table:table-cell table:formula="of:=(1-ROUND([.C1497])/[.C1497])^2" office:value-type="float" office:value="0.000000196293301830054" calcext:value-type="float">
            <text:p>1.96293301830054E-007</text:p>
          </table:table-cell>
          <table:table-cell table:formula="of:=(1-ROUND([.A1497])/[.A1497])^2" office:value-type="float" office:value="0.00000714918928193549" calcext:value-type="float">
            <text:p>7.14918928193549E-006</text:p>
          </table:table-cell>
          <table:table-cell table:formula="of:=SUM([.D1497:.F1497])" office:value-type="float" office:value="0.0000115468209484557" calcext:value-type="float">
            <text:p>1.15468209484557E-005</text:p>
          </table:table-cell>
          <table:table-cell table:number-columns-repeated="4"/>
        </table:table-row>
        <table:table-row table:style-name="ro1">
          <table:table-cell office:value-type="float" office:value="149.7" calcext:value-type="float">
            <text:p>149.7</text:p>
          </table:table-cell>
          <table:table-cell table:formula="of:=SQRT(2)*[.A1498]" office:value-type="float" office:value="211.707770287252" calcext:value-type="float">
            <text:p>211.7077702873</text:p>
          </table:table-cell>
          <table:table-cell table:formula="of:=SQRT(3)*[.A1498]" office:value-type="float" office:value="259.288005893061" calcext:value-type="float">
            <text:p>259.2880058931</text:p>
          </table:table-cell>
          <table:table-cell table:formula="of:=(1-ROUND([.B1498])/[.B1498])^2" office:value-type="float" office:value="0.00000190535167445959" calcext:value-type="float">
            <text:p>1.90535167445959E-006</text:p>
          </table:table-cell>
          <table:table-cell table:formula="of:=(1-ROUND([.C1498])/[.C1498])^2" office:value-type="float" office:value="0.00000123378047474423" calcext:value-type="float">
            <text:p>1.23378047474423E-006</text:p>
          </table:table-cell>
          <table:table-cell table:formula="of:=(1-ROUND([.A1498])/[.A1498])^2" office:value-type="float" office:value="0.00000401604812832122" calcext:value-type="float">
            <text:p>0.000004016</text:p>
          </table:table-cell>
          <table:table-cell table:formula="of:=SUM([.D1498:.F1498])" office:value-type="float" office:value="0.00000715518027752505" calcext:value-type="float">
            <text:p>7.15518027752505E-006</text:p>
          </table:table-cell>
          <table:table-cell table:number-columns-repeated="4"/>
        </table:table-row>
        <table:table-row table:style-name="ro1">
          <table:table-cell office:value-type="float" office:value="149.8" calcext:value-type="float">
            <text:p>149.8</text:p>
          </table:table-cell>
          <table:table-cell table:formula="of:=SQRT(2)*[.A1499]" office:value-type="float" office:value="211.84919164349" calcext:value-type="float">
            <text:p>211.8491916435</text:p>
          </table:table-cell>
          <table:table-cell table:formula="of:=SQRT(3)*[.A1499]" office:value-type="float" office:value="259.461210973818" calcext:value-type="float">
            <text:p>259.4612109738</text:p>
          </table:table-cell>
          <table:table-cell table:formula="of:=(1-ROUND([.B1499])/[.B1499])^2" office:value-type="float" office:value="0.000000506754007420302" calcext:value-type="float">
            <text:p>5.06754007420302E-007</text:p>
          </table:table-cell>
          <table:table-cell table:formula="of:=(1-ROUND([.C1499])/[.C1499])^2" office:value-type="float" office:value="0.00000315976207959757" calcext:value-type="float">
            <text:p>3.15976207959757E-006</text:p>
          </table:table-cell>
          <table:table-cell table:formula="of:=(1-ROUND([.A1499])/[.A1499])^2" office:value-type="float" office:value="0.00000178252801688415" calcext:value-type="float">
            <text:p>1.78252801688415E-006</text:p>
          </table:table-cell>
          <table:table-cell table:formula="of:=SUM([.D1499:.F1499])" office:value-type="float" office:value="0.00000544904410390202" calcext:value-type="float">
            <text:p>0.000005449</text:p>
          </table:table-cell>
          <table:table-cell table:number-columns-repeated="4"/>
        </table:table-row>
        <table:table-row table:style-name="ro1">
          <table:table-cell office:value-type="float" office:value="149.9" calcext:value-type="float">
            <text:p>149.9</text:p>
          </table:table-cell>
          <table:table-cell table:formula="of:=SQRT(2)*[.A1500]" office:value-type="float" office:value="211.990612999727" calcext:value-type="float">
            <text:p>211.9906129997</text:p>
          </table:table-cell>
          <table:table-cell table:formula="of:=SQRT(3)*[.A1500]" office:value-type="float" office:value="259.634416054575" calcext:value-type="float">
            <text:p>259.6344160546</text:p>
          </table:table-cell>
          <table:table-cell table:formula="of:=(1-ROUND([.B1500])/[.B1500])^2" office:value-type="float" office:value="0.00000000196074176482186" calcext:value-type="float">
            <text:p>0.000000002</text:p>
          </table:table-cell>
          <table:table-cell table:formula="of:=(1-ROUND([.C1500])/[.C1500])^2" office:value-type="float" office:value="0.00000198266669148033" calcext:value-type="float">
            <text:p>1.98266669148033E-006</text:p>
          </table:table-cell>
          <table:table-cell table:formula="of:=(1-ROUND([.A1500])/[.A1500])^2" office:value-type="float" office:value="0.000000445037630156877" calcext:value-type="float">
            <text:p>0.000000445</text:p>
          </table:table-cell>
          <table:table-cell table:formula="of:=SUM([.D1500:.F1500])" office:value-type="float" office:value="0.00000242966506340203" calcext:value-type="float">
            <text:p>2.42966506340203E-00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QRT(2)*[.A1501]" office:value-type="float" office:value="212.132034355964" calcext:value-type="float">
            <text:p>212.132034356</text:p>
          </table:table-cell>
          <table:table-cell table:formula="of:=SQRT(3)*[.A1501]" office:value-type="float" office:value="259.807621135332" calcext:value-type="float">
            <text:p>259.8076211353</text:p>
          </table:table-cell>
          <table:table-cell table:formula="of:=(1-ROUND([.B1501])/[.B1501])^2" office:value-type="float" office:value="0.000000387401581219901" calcext:value-type="float">
            <text:p>3.87401581219901E-007</text:p>
          </table:table-cell>
          <table:table-cell table:formula="of:=(1-ROUND([.C1501])/[.C1501])^2" office:value-type="float" office:value="0.00000054829077883101" calcext:value-type="float">
            <text:p>5.4829077883101E-007</text:p>
          </table:table-cell>
          <table:table-cell table:formula="of:=(1-ROUND([.A1501])/[.A1501])^2" office:value-type="float" office:value="0" calcext:value-type="float">
            <text:p>0</text:p>
          </table:table-cell>
          <table:table-cell table:formula="of:=SUM([.D1501:.F1501])" office:value-type="float" office:value="0.00000093569236005091" calcext:value-type="float">
            <text:p>9.3569236005091E-007</text:p>
          </table:table-cell>
          <table:table-cell table:number-columns-repeated="4"/>
        </table:table-row>
        <table:table-row table:style-name="ro1">
          <table:table-cell office:value-type="float" office:value="150.1" calcext:value-type="float">
            <text:p>150.1</text:p>
          </table:table-cell>
          <table:table-cell table:formula="of:=SQRT(2)*[.A1502]" office:value-type="float" office:value="212.273455712202" calcext:value-type="float">
            <text:p>212.2734557122</text:p>
          </table:table-cell>
          <table:table-cell table:formula="of:=SQRT(3)*[.A1502]" office:value-type="float" office:value="259.980826216088" calcext:value-type="float">
            <text:p>259.9808262161</text:p>
          </table:table-cell>
          <table:table-cell table:formula="of:=(1-ROUND([.B1502])/[.B1502])^2" office:value-type="float" office:value="0.00000165952049146161" calcext:value-type="float">
            <text:p>1.65952049146161E-006</text:p>
          </table:table-cell>
          <table:table-cell table:formula="of:=(1-ROUND([.C1502])/[.C1502])^2" office:value-type="float" office:value="0.00000000543917482334661" calcext:value-type="float">
            <text:p>5.43917482334661E-009</text:p>
          </table:table-cell>
          <table:table-cell table:formula="of:=(1-ROUND([.A1502])/[.A1502])^2" office:value-type="float" office:value="0.000000443852443918038" calcext:value-type="float">
            <text:p>4.43852443918038E-007</text:p>
          </table:table-cell>
          <table:table-cell table:formula="of:=SUM([.D1502:.F1502])" office:value-type="float" office:value="0.00000210881211020299" calcext:value-type="float">
            <text:p>2.10881211020299E-006</text:p>
          </table:table-cell>
          <table:table-cell table:number-columns-repeated="4"/>
        </table:table-row>
        <table:table-row table:style-name="ro1">
          <table:table-cell office:value-type="float" office:value="150.2" calcext:value-type="float">
            <text:p>150.2</text:p>
          </table:table-cell>
          <table:table-cell table:formula="of:=SQRT(2)*[.A1503]" office:value-type="float" office:value="212.414877068439" calcext:value-type="float">
            <text:p>212.4148770684</text:p>
          </table:table-cell>
          <table:table-cell table:formula="of:=SQRT(3)*[.A1503]" office:value-type="float" office:value="260.154031296845" calcext:value-type="float">
            <text:p>260.1540312968</text:p>
          </table:table-cell>
          <table:table-cell table:formula="of:=(1-ROUND([.B1503])/[.B1503])^2" office:value-type="float" office:value="0.00000381477563684343" calcext:value-type="float">
            <text:p>3.81477563684343E-006</text:p>
          </table:table-cell>
          <table:table-cell table:formula="of:=(1-ROUND([.C1503])/[.C1503])^2" office:value-type="float" office:value="0.000000350555531046066" calcext:value-type="float">
            <text:p>3.50555531046066E-007</text:p>
          </table:table-cell>
          <table:table-cell table:formula="of:=(1-ROUND([.A1503])/[.A1503])^2" office:value-type="float" office:value="0.00000177304650169025" calcext:value-type="float">
            <text:p>0.000001773</text:p>
          </table:table-cell>
          <table:table-cell table:formula="of:=SUM([.D1503:.F1503])" office:value-type="float" office:value="0.00000593837766957975" calcext:value-type="float">
            <text:p>5.93837766957975E-006</text:p>
          </table:table-cell>
          <table:table-cell table:number-columns-repeated="4"/>
        </table:table-row>
        <table:table-row table:style-name="ro1">
          <table:table-cell office:value-type="float" office:value="150.3" calcext:value-type="float">
            <text:p>150.3</text:p>
          </table:table-cell>
          <table:table-cell table:formula="of:=SQRT(2)*[.A1504]" office:value-type="float" office:value="212.556298424676" calcext:value-type="float">
            <text:p>212.5562984247</text:p>
          </table:table-cell>
          <table:table-cell table:formula="of:=SQRT(3)*[.A1504]" office:value-type="float" office:value="260.327236377602" calcext:value-type="float">
            <text:p>260.3272363776</text:p>
          </table:table-cell>
          <table:table-cell table:formula="of:=(1-ROUND([.B1504])/[.B1504])^2" office:value-type="float" office:value="0.00000435746577248734" calcext:value-type="float">
            <text:p>4.35746577248734E-006</text:p>
          </table:table-cell>
          <table:table-cell table:formula="of:=(1-ROUND([.C1504])/[.C1504])^2" office:value-type="float" office:value="0.00000158009768629021" calcext:value-type="float">
            <text:p>1.58009768629021E-006</text:p>
          </table:table-cell>
          <table:table-cell table:formula="of:=(1-ROUND([.A1504])/[.A1504])^2" office:value-type="float" office:value="0.00000398404787231944" calcext:value-type="float">
            <text:p>0.000003984</text:p>
          </table:table-cell>
          <table:table-cell table:formula="of:=SUM([.D1504:.F1504])" office:value-type="float" office:value="0.000009921611331097" calcext:value-type="float">
            <text:p>9.921611331097E-006</text:p>
          </table:table-cell>
          <table:table-cell table:number-columns-repeated="4"/>
        </table:table-row>
        <table:table-row table:style-name="ro1">
          <table:table-cell office:value-type="float" office:value="150.4" calcext:value-type="float">
            <text:p>150.4</text:p>
          </table:table-cell>
          <table:table-cell table:formula="of:=SQRT(2)*[.A1505]" office:value-type="float" office:value="212.697719780914" calcext:value-type="float">
            <text:p>212.6977197809</text:p>
          </table:table-cell>
          <table:table-cell table:formula="of:=SQRT(3)*[.A1505]" office:value-type="float" office:value="260.500441458359" calcext:value-type="float">
            <text:p>260.5004414584</text:p>
          </table:table-cell>
          <table:table-cell table:formula="of:=(1-ROUND([.B1505])/[.B1505])^2" office:value-type="float" office:value="0.0000020197321957705" calcext:value-type="float">
            <text:p>2.0197321957705E-006</text:p>
          </table:table-cell>
          <table:table-cell table:formula="of:=(1-ROUND([.C1505])/[.C1505])^2" office:value-type="float" office:value="0.00000367752683927891" calcext:value-type="float">
            <text:p>3.67752683927891E-006</text:p>
          </table:table-cell>
          <table:table-cell table:formula="of:=(1-ROUND([.A1505])/[.A1505])^2" office:value-type="float" office:value="0.00000707333635129057" calcext:value-type="float">
            <text:p>7.07333635129057E-006</text:p>
          </table:table-cell>
          <table:table-cell table:formula="of:=SUM([.D1505:.F1505])" office:value-type="float" office:value="0.00001277059538634" calcext:value-type="float">
            <text:p>1.277059538634E-005</text:p>
          </table:table-cell>
          <table:table-cell table:number-columns-repeated="4"/>
        </table:table-row>
        <table:table-row table:style-name="ro1">
          <table:table-cell office:value-type="float" office:value="150.5" calcext:value-type="float">
            <text:p>150.5</text:p>
          </table:table-cell>
          <table:table-cell table:formula="of:=SQRT(2)*[.A1506]" office:value-type="float" office:value="212.839141137151" calcext:value-type="float">
            <text:p>212.8391411372</text:p>
          </table:table-cell>
          <table:table-cell table:formula="of:=SQRT(3)*[.A1506]" office:value-type="float" office:value="260.673646539116" calcext:value-type="float">
            <text:p>260.6736465391</text:p>
          </table:table-cell>
          <table:table-cell table:formula="of:=(1-ROUND([.B1506])/[.B1506])^2" office:value-type="float" office:value="0.00000057119841408212" calcext:value-type="float">
            <text:p>5.7119841408212E-007</text:p>
          </table:table-cell>
          <table:table-cell table:formula="of:=(1-ROUND([.C1506])/[.C1506])^2" office:value-type="float" office:value="0.00000156740847497569" calcext:value-type="float">
            <text:p>1.56740847497569E-006</text:p>
          </table:table-cell>
          <table:table-cell table:formula="of:=(1-ROUND([.A1506])/[.A1506])^2" office:value-type="float" office:value="0.0000110374057681477" calcext:value-type="float">
            <text:p>1.10374057681477E-005</text:p>
          </table:table-cell>
          <table:table-cell table:formula="of:=SUM([.D1506:.F1506])" office:value-type="float" office:value="0.0000131760126572055" calcext:value-type="float">
            <text:p>0.000013176</text:p>
          </table:table-cell>
          <table:table-cell table:number-columns-repeated="4"/>
        </table:table-row>
        <table:table-row table:style-name="ro1">
          <table:table-cell office:value-type="float" office:value="150.6" calcext:value-type="float">
            <text:p>150.6</text:p>
          </table:table-cell>
          <table:table-cell table:formula="of:=SQRT(2)*[.A1507]" office:value-type="float" office:value="212.980562493388" calcext:value-type="float">
            <text:p>212.9805624934</text:p>
          </table:table-cell>
          <table:table-cell table:formula="of:=SQRT(3)*[.A1507]" office:value-type="float" office:value="260.846851619873" calcext:value-type="float">
            <text:p>260.8468516199</text:p>
          </table:table-cell>
          <table:table-cell table:formula="of:=(1-ROUND([.B1507])/[.B1507])^2" office:value-type="float" office:value="0.0000000083291593097993" calcext:value-type="float">
            <text:p>8.3291593097993E-009</text:p>
          </table:table-cell>
          <table:table-cell table:formula="of:=(1-ROUND([.C1507])/[.C1507])^2" office:value-type="float" office:value="0.000000344709789079837" calcext:value-type="float">
            <text:p>3.44709789079837E-007</text:p>
          </table:table-cell>
          <table:table-cell table:formula="of:=(1-ROUND([.A1507])/[.A1507])^2" office:value-type="float" office:value="0.00000705456174416983" calcext:value-type="float">
            <text:p>7.05456174416983E-006</text:p>
          </table:table-cell>
          <table:table-cell table:formula="of:=SUM([.D1507:.F1507])" office:value-type="float" office:value="0.00000740760069255947" calcext:value-type="float">
            <text:p>7.40760069255947E-006</text:p>
          </table:table-cell>
          <table:table-cell table:number-columns-repeated="4"/>
        </table:table-row>
        <table:table-row table:style-name="ro1">
          <table:table-cell office:value-type="float" office:value="150.7" calcext:value-type="float">
            <text:p>150.7</text:p>
          </table:table-cell>
          <table:table-cell table:formula="of:=SQRT(2)*[.A1508]" office:value-type="float" office:value="213.121983849625" calcext:value-type="float">
            <text:p>213.1219838496</text:p>
          </table:table-cell>
          <table:table-cell table:formula="of:=SQRT(3)*[.A1508]" office:value-type="float" office:value="261.02005670063" calcext:value-type="float">
            <text:p>261.0200567006</text:p>
          </table:table-cell>
          <table:table-cell table:formula="of:=(1-ROUND([.B1508])/[.B1508])^2" office:value-type="float" office:value="0.000000327603225853694" calcext:value-type="float">
            <text:p>3.27603225853694E-007</text:p>
          </table:table-cell>
          <table:table-cell table:formula="of:=(1-ROUND([.C1508])/[.C1508])^2" office:value-type="float" office:value="0.00000000590433818839345" calcext:value-type="float">
            <text:p>5.90433818839345E-009</text:p>
          </table:table-cell>
          <table:table-cell table:formula="of:=(1-ROUND([.A1508])/[.A1508])^2" office:value-type="float" office:value="0.00000396292638335912" calcext:value-type="float">
            <text:p>3.96292638335912E-006</text:p>
          </table:table-cell>
          <table:table-cell table:formula="of:=SUM([.D1508:.F1508])" office:value-type="float" office:value="0.00000429643394740121" calcext:value-type="float">
            <text:p>4.29643394740121E-006</text:p>
          </table:table-cell>
          <table:table-cell table:number-columns-repeated="4"/>
        </table:table-row>
        <table:table-row table:style-name="ro1">
          <table:table-cell office:value-type="float" office:value="150.8" calcext:value-type="float">
            <text:p>150.8</text:p>
          </table:table-cell>
          <table:table-cell table:formula="of:=SQRT(2)*[.A1509]" office:value-type="float" office:value="213.263405205863" calcext:value-type="float">
            <text:p>213.2634052059</text:p>
          </table:table-cell>
          <table:table-cell table:formula="of:=SQRT(3)*[.A1509]" office:value-type="float" office:value="261.193261781387" calcext:value-type="float">
            <text:p>261.1932617814</text:p>
          </table:table-cell>
          <table:table-cell table:formula="of:=(1-ROUND([.B1509])/[.B1509])^2" office:value-type="float" office:value="0.00000152551340849707" calcext:value-type="float">
            <text:p>1.52551340849707E-006</text:p>
          </table:table-cell>
          <table:table-cell table:formula="of:=(1-ROUND([.C1509])/[.C1509])^2" office:value-type="float" office:value="0.000000547479697797457" calcext:value-type="float">
            <text:p>5.47479697797457E-007</text:p>
          </table:table-cell>
          <table:table-cell table:formula="of:=(1-ROUND([.A1509])/[.A1509])^2" office:value-type="float" office:value="0.00000175896544688238" calcext:value-type="float">
            <text:p>0.000001759</text:p>
          </table:table-cell>
          <table:table-cell table:formula="of:=SUM([.D1509:.F1509])" office:value-type="float" office:value="0.00000383195855317691" calcext:value-type="float">
            <text:p>0.000003832</text:p>
          </table:table-cell>
          <table:table-cell table:number-columns-repeated="4"/>
        </table:table-row>
        <table:table-row table:style-name="ro1">
          <table:table-cell office:value-type="float" office:value="150.9" calcext:value-type="float">
            <text:p>150.9</text:p>
          </table:table-cell>
          <table:table-cell table:formula="of:=SQRT(2)*[.A1510]" office:value-type="float" office:value="213.4048265621" calcext:value-type="float">
            <text:p>213.4048265621</text:p>
          </table:table-cell>
          <table:table-cell table:formula="of:=SQRT(3)*[.A1510]" office:value-type="float" office:value="261.366466862144" calcext:value-type="float">
            <text:p>261.3664668621</text:p>
          </table:table-cell>
          <table:table-cell table:formula="of:=(1-ROUND([.B1510])/[.B1510])^2" office:value-type="float" office:value="0.00000359856644058206" calcext:value-type="float">
            <text:p>3.59856644058206E-006</text:p>
          </table:table-cell>
          <table:table-cell table:formula="of:=(1-ROUND([.C1510])/[.C1510])^2" office:value-type="float" office:value="0.00000196593740040212" calcext:value-type="float">
            <text:p>1.96593740040212E-006</text:p>
          </table:table-cell>
          <table:table-cell table:formula="of:=(1-ROUND([.A1510])/[.A1510])^2" office:value-type="float" office:value="0.000000439158729970383" calcext:value-type="float">
            <text:p>4.39158729970383E-007</text:p>
          </table:table-cell>
          <table:table-cell table:formula="of:=SUM([.D1510:.F1510])" office:value-type="float" office:value="0.00000600366257095456" calcext:value-type="float">
            <text:p>6.00366257095456E-00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SQRT(2)*[.A1511]" office:value-type="float" office:value="213.546247918337" calcext:value-type="float">
            <text:p>213.5462479183</text:p>
          </table:table-cell>
          <table:table-cell table:formula="of:=SQRT(3)*[.A1511]" office:value-type="float" office:value="261.5396719429" calcext:value-type="float">
            <text:p>261.5396719429</text:p>
          </table:table-cell>
          <table:table-cell table:formula="of:=(1-ROUND([.B1511])/[.B1511])^2" office:value-type="float" office:value="0.0000045149544233405" calcext:value-type="float">
            <text:p>0.000004515</text:p>
          </table:table-cell>
          <table:table-cell table:formula="of:=(1-ROUND([.C1511])/[.C1511])^2" office:value-type="float" office:value="0.00000309784541837444" calcext:value-type="float">
            <text:p>3.09784541837444E-006</text:p>
          </table:table-cell>
          <table:table-cell table:formula="of:=(1-ROUND([.A1511])/[.A1511])^2" office:value-type="float" office:value="0" calcext:value-type="float">
            <text:p>0</text:p>
          </table:table-cell>
          <table:table-cell table:formula="of:=SUM([.D1511:.F1511])" office:value-type="float" office:value="0.00000761279984171495" calcext:value-type="float">
            <text:p>7.61279984171495E-006</text:p>
          </table:table-cell>
          <table:table-cell table:number-columns-repeated="4"/>
        </table:table-row>
        <table:table-row table:style-name="ro1">
          <table:table-cell office:value-type="float" office:value="151.1" calcext:value-type="float">
            <text:p>151.1</text:p>
          </table:table-cell>
          <table:table-cell table:formula="of:=SQRT(2)*[.A1512]" office:value-type="float" office:value="213.687669274575" calcext:value-type="float">
            <text:p>213.6876692746</text:p>
          </table:table-cell>
          <table:table-cell table:formula="of:=SQRT(3)*[.A1512]" office:value-type="float" office:value="261.712877023657" calcext:value-type="float">
            <text:p>261.7128770237</text:p>
          </table:table-cell>
          <table:table-cell table:formula="of:=(1-ROUND([.B1512])/[.B1512])^2" office:value-type="float" office:value="0.00000213634060666771" calcext:value-type="float">
            <text:p>2.13634060666771E-006</text:p>
          </table:table-cell>
          <table:table-cell table:formula="of:=(1-ROUND([.C1512])/[.C1512])^2" office:value-type="float" office:value="0.00000120360978887926" calcext:value-type="float">
            <text:p>1.20360978887926E-006</text:p>
          </table:table-cell>
          <table:table-cell table:formula="of:=(1-ROUND([.A1512])/[.A1512])^2" office:value-type="float" office:value="0.000000437996934897423" calcext:value-type="float">
            <text:p>0.000000438</text:p>
          </table:table-cell>
          <table:table-cell table:formula="of:=SUM([.D1512:.F1512])" office:value-type="float" office:value="0.00000377794733044439" calcext:value-type="float">
            <text:p>3.77794733044439E-006</text:p>
          </table:table-cell>
          <table:table-cell table:number-columns-repeated="4"/>
        </table:table-row>
        <table:table-row table:style-name="ro1">
          <table:table-cell office:value-type="float" office:value="151.2" calcext:value-type="float">
            <text:p>151.2</text:p>
          </table:table-cell>
          <table:table-cell table:formula="of:=SQRT(2)*[.A1513]" office:value-type="float" office:value="213.829090630812" calcext:value-type="float">
            <text:p>213.8290906308</text:p>
          </table:table-cell>
          <table:table-cell table:formula="of:=SQRT(3)*[.A1513]" office:value-type="float" office:value="261.886082104414" calcext:value-type="float">
            <text:p>261.8860821044</text:p>
          </table:table-cell>
          <table:table-cell table:formula="of:=(1-ROUND([.B1513])/[.B1513])^2" office:value-type="float" office:value="0.000000638848919321226" calcext:value-type="float">
            <text:p>6.38848919321226E-007</text:p>
          </table:table-cell>
          <table:table-cell table:formula="of:=(1-ROUND([.C1513])/[.C1513])^2" office:value-type="float" office:value="0.00000018921652842369" calcext:value-type="float">
            <text:p>1.8921652842369E-007</text:p>
          </table:table-cell>
          <table:table-cell table:formula="of:=(1-ROUND([.A1513])/[.A1513])^2" office:value-type="float" office:value="0.00000174967106184026" calcext:value-type="float">
            <text:p>1.74967106184026E-006</text:p>
          </table:table-cell>
          <table:table-cell table:formula="of:=SUM([.D1513:.F1513])" office:value-type="float" office:value="0.00000257773650958518" calcext:value-type="float">
            <text:p>2.57773650958518E-006</text:p>
          </table:table-cell>
          <table:table-cell table:number-columns-repeated="4"/>
        </table:table-row>
        <table:table-row table:style-name="ro1">
          <table:table-cell office:value-type="float" office:value="151.3" calcext:value-type="float">
            <text:p>151.3</text:p>
          </table:table-cell>
          <table:table-cell table:formula="of:=SQRT(2)*[.A1514]" office:value-type="float" office:value="213.970511987049" calcext:value-type="float">
            <text:p>213.9705119871</text:p>
          </table:table-cell>
          <table:table-cell table:formula="of:=SQRT(3)*[.A1514]" office:value-type="float" office:value="262.059287185171" calcext:value-type="float">
            <text:p>262.0592871852</text:p>
          </table:table-cell>
          <table:table-cell table:formula="of:=(1-ROUND([.B1514])/[.B1514])^2" office:value-type="float" office:value="0.0000000189925450628576" calcext:value-type="float">
            <text:p>0.000000019</text:p>
          </table:table-cell>
          <table:table-cell table:formula="of:=(1-ROUND([.C1514])/[.C1514])^2" office:value-type="float" office:value="0.0000000511826245756299" calcext:value-type="float">
            <text:p>5.11826245756299E-008</text:p>
          </table:table-cell>
          <table:table-cell table:formula="of:=(1-ROUND([.A1514])/[.A1514])^2" office:value-type="float" office:value="0.00000393155769626496" calcext:value-type="float">
            <text:p>3.93155769626496E-006</text:p>
          </table:table-cell>
          <table:table-cell table:formula="of:=SUM([.D1514:.F1514])" office:value-type="float" office:value="0.00000400173286590345" calcext:value-type="float">
            <text:p>4.00173286590345E-006</text:p>
          </table:table-cell>
          <table:table-cell table:number-columns-repeated="4"/>
        </table:table-row>
        <table:table-row table:style-name="ro1">
          <table:table-cell office:value-type="float" office:value="151.4" calcext:value-type="float">
            <text:p>151.4</text:p>
          </table:table-cell>
          <table:table-cell table:formula="of:=SQRT(2)*[.A1515]" office:value-type="float" office:value="214.111933343287" calcext:value-type="float">
            <text:p>214.1119333433</text:p>
          </table:table-cell>
          <table:table-cell table:formula="of:=SQRT(3)*[.A1515]" office:value-type="float" office:value="262.232492265928" calcext:value-type="float">
            <text:p>262.2324922659</text:p>
          </table:table-cell>
          <table:table-cell table:formula="of:=(1-ROUND([.B1515])/[.B1515])^2" office:value-type="float" office:value="0.000000273298473152345" calcext:value-type="float">
            <text:p>2.73298473152345E-007</text:p>
          </table:table-cell>
          <table:table-cell table:formula="of:=(1-ROUND([.C1515])/[.C1515])^2" office:value-type="float" office:value="0.000000786038857008122" calcext:value-type="float">
            <text:p>0.000000786</text:p>
          </table:table-cell>
          <table:table-cell table:formula="of:=(1-ROUND([.A1515])/[.A1515])^2" office:value-type="float" office:value="0.00000698020588117295" calcext:value-type="float">
            <text:p>6.98020588117295E-006</text:p>
          </table:table-cell>
          <table:table-cell table:formula="of:=SUM([.D1515:.F1515])" office:value-type="float" office:value="0.00000803954321133342" calcext:value-type="float">
            <text:p>8.03954321133342E-006</text:p>
          </table:table-cell>
          <table:table-cell table:number-columns-repeated="4"/>
        </table:table-row>
        <table:table-row table:style-name="ro1">
          <table:table-cell office:value-type="float" office:value="151.5" calcext:value-type="float">
            <text:p>151.5</text:p>
          </table:table-cell>
          <table:table-cell table:formula="of:=SQRT(2)*[.A1516]" office:value-type="float" office:value="214.253354699524" calcext:value-type="float">
            <text:p>214.2533546995</text:p>
          </table:table-cell>
          <table:table-cell table:formula="of:=SQRT(3)*[.A1516]" office:value-type="float" office:value="262.405697346685" calcext:value-type="float">
            <text:p>262.4056973467</text:p>
          </table:table-cell>
          <table:table-cell table:formula="of:=(1-ROUND([.B1516])/[.B1516])^2" office:value-type="float" office:value="0.00000139830743763375" calcext:value-type="float">
            <text:p>1.39830743763375E-006</text:p>
          </table:table-cell>
          <table:table-cell table:formula="of:=(1-ROUND([.C1516])/[.C1516])^2" office:value-type="float" office:value="0.0000023903297368405" calcext:value-type="float">
            <text:p>2.3903297368405E-006</text:p>
          </table:table-cell>
          <table:table-cell table:formula="of:=(1-ROUND([.A1516])/[.A1516])^2" office:value-type="float" office:value="0.0000108921783267431" calcext:value-type="float">
            <text:p>1.08921783267431E-005</text:p>
          </table:table-cell>
          <table:table-cell table:formula="of:=SUM([.D1516:.F1516])" office:value-type="float" office:value="0.0000146808155012173" calcext:value-type="float">
            <text:p>1.46808155012173E-005</text:p>
          </table:table-cell>
          <table:table-cell table:number-columns-repeated="4"/>
        </table:table-row>
        <table:table-row table:style-name="ro1">
          <table:table-cell office:value-type="float" office:value="151.6" calcext:value-type="float">
            <text:p>151.6</text:p>
          </table:table-cell>
          <table:table-cell table:formula="of:=SQRT(2)*[.A1517]" office:value-type="float" office:value="214.394776055761" calcext:value-type="float">
            <text:p>214.3947760558</text:p>
          </table:table-cell>
          <table:table-cell table:formula="of:=SQRT(3)*[.A1517]" office:value-type="float" office:value="262.578902427442" calcext:value-type="float">
            <text:p>262.5789024274</text:p>
          </table:table-cell>
          <table:table-cell table:formula="of:=(1-ROUND([.B1517])/[.B1517])^2" office:value-type="float" office:value="0.00000339057385692395" calcext:value-type="float">
            <text:p>3.39057385692395E-006</text:p>
          </table:table-cell>
          <table:table-cell table:formula="of:=(1-ROUND([.C1517])/[.C1517])^2" office:value-type="float" office:value="0.00000257185108497356" calcext:value-type="float">
            <text:p>2.57185108497356E-006</text:p>
          </table:table-cell>
          <table:table-cell table:formula="of:=(1-ROUND([.A1517])/[.A1517])^2" office:value-type="float" office:value="0.00000696180060010799" calcext:value-type="float">
            <text:p>6.96180060010799E-006</text:p>
          </table:table-cell>
          <table:table-cell table:formula="of:=SUM([.D1517:.F1517])" office:value-type="float" office:value="0.0000129242255420055" calcext:value-type="float">
            <text:p>1.29242255420055E-005</text:p>
          </table:table-cell>
          <table:table-cell table:number-columns-repeated="4"/>
        </table:table-row>
        <table:table-row table:style-name="ro1">
          <table:table-cell office:value-type="float" office:value="151.7" calcext:value-type="float">
            <text:p>151.7</text:p>
          </table:table-cell>
          <table:table-cell table:formula="of:=SQRT(2)*[.A1518]" office:value-type="float" office:value="214.536197411999" calcext:value-type="float">
            <text:p>214.536197412</text:p>
          </table:table-cell>
          <table:table-cell table:formula="of:=SQRT(3)*[.A1518]" office:value-type="float" office:value="262.752107508199" calcext:value-type="float">
            <text:p>262.7521075082</text:p>
          </table:table-cell>
          <table:table-cell table:formula="of:=(1-ROUND([.B1518])/[.B1518])^2" office:value-type="float" office:value="0.00000467374677054575" calcext:value-type="float">
            <text:p>4.67374677054575E-006</text:p>
          </table:table-cell>
          <table:table-cell table:formula="of:=(1-ROUND([.C1518])/[.C1518])^2" office:value-type="float" office:value="0.000000890090835925171" calcext:value-type="float">
            <text:p>8.90090835925171E-007</text:p>
          </table:table-cell>
          <table:table-cell table:formula="of:=(1-ROUND([.A1518])/[.A1518])^2" office:value-type="float" office:value="0.00000391085170093847" calcext:value-type="float">
            <text:p>3.91085170093847E-006</text:p>
          </table:table-cell>
          <table:table-cell table:formula="of:=SUM([.D1518:.F1518])" office:value-type="float" office:value="0.00000947468930740939" calcext:value-type="float">
            <text:p>9.47468930740939E-006</text:p>
          </table:table-cell>
          <table:table-cell table:number-columns-repeated="4"/>
        </table:table-row>
        <table:table-row table:style-name="ro1">
          <table:table-cell office:value-type="float" office:value="151.8" calcext:value-type="float">
            <text:p>151.8</text:p>
          </table:table-cell>
          <table:table-cell table:formula="of:=SQRT(2)*[.A1519]" office:value-type="float" office:value="214.677618768236" calcext:value-type="float">
            <text:p>214.6776187682</text:p>
          </table:table-cell>
          <table:table-cell table:formula="of:=SQRT(3)*[.A1519]" office:value-type="float" office:value="262.925312588956" calcext:value-type="float">
            <text:p>262.925312589</text:p>
          </table:table-cell>
          <table:table-cell table:formula="of:=(1-ROUND([.B1519])/[.B1519])^2" office:value-type="float" office:value="0.00000225510081468113" calcext:value-type="float">
            <text:p>2.25510081468113E-006</text:p>
          </table:table-cell>
          <table:table-cell table:formula="of:=(1-ROUND([.C1519])/[.C1519])^2" office:value-type="float" office:value="0.0000000806919132396379" calcext:value-type="float">
            <text:p>8.06919132396379E-008</text:p>
          </table:table-cell>
          <table:table-cell table:formula="of:=(1-ROUND([.A1519])/[.A1519])^2" office:value-type="float" office:value="0.00000173586700481315" calcext:value-type="float">
            <text:p>1.73586700481315E-006</text:p>
          </table:table-cell>
          <table:table-cell table:formula="of:=SUM([.D1519:.F1519])" office:value-type="float" office:value="0.00000407165973273392" calcext:value-type="float">
            <text:p>4.07165973273392E-006</text:p>
          </table:table-cell>
          <table:table-cell table:number-columns-repeated="4"/>
        </table:table-row>
        <table:table-row table:style-name="ro1">
          <table:table-cell office:value-type="float" office:value="151.9" calcext:value-type="float">
            <text:p>151.9</text:p>
          </table:table-cell>
          <table:table-cell table:formula="of:=SQRT(2)*[.A1520]" office:value-type="float" office:value="214.819040124473" calcext:value-type="float">
            <text:p>214.8190401245</text:p>
          </table:table-cell>
          <table:table-cell table:formula="of:=SQRT(3)*[.A1520]" office:value-type="float" office:value="263.098517669712" calcext:value-type="float">
            <text:p>263.0985176697</text:p>
          </table:table-cell>
          <table:table-cell table:formula="of:=(1-ROUND([.B1520])/[.B1520])^2" office:value-type="float" office:value="0.00000070960886811158" calcext:value-type="float">
            <text:p>7.0960886811158E-007</text:p>
          </table:table-cell>
          <table:table-cell table:formula="of:=(1-ROUND([.C1520])/[.C1520])^2" office:value-type="float" office:value="0.000000140214025829675" calcext:value-type="float">
            <text:p>1.40214025829675E-007</text:p>
          </table:table-cell>
          <table:table-cell table:formula="of:=(1-ROUND([.A1520])/[.A1520])^2" office:value-type="float" office:value="0.00000043339555448829" calcext:value-type="float">
            <text:p>4.3339555448829E-007</text:p>
          </table:table-cell>
          <table:table-cell table:formula="of:=SUM([.D1520:.F1520])" office:value-type="float" office:value="0.00000128321844842954" calcext:value-type="float">
            <text:p>1.28321844842954E-006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SQRT(2)*[.A1521]" office:value-type="float" office:value="214.96046148071" calcext:value-type="float">
            <text:p>214.9604614807</text:p>
          </table:table-cell>
          <table:table-cell table:formula="of:=SQRT(3)*[.A1521]" office:value-type="float" office:value="263.271722750469" calcext:value-type="float">
            <text:p>263.2717227505</text:p>
          </table:table-cell>
          <table:table-cell table:formula="of:=(1-ROUND([.B1521])/[.B1521])^2" office:value-type="float" office:value="0.0000000338316851543056" calcext:value-type="float">
            <text:p>3.38316851543056E-008</text:p>
          </table:table-cell>
          <table:table-cell table:formula="of:=(1-ROUND([.C1521])/[.C1521])^2" office:value-type="float" office:value="0.00000106523045248483" calcext:value-type="float">
            <text:p>1.06523045248483E-006</text:p>
          </table:table-cell>
          <table:table-cell table:formula="of:=(1-ROUND([.A1521])/[.A1521])^2" office:value-type="float" office:value="0" calcext:value-type="float">
            <text:p>0</text:p>
          </table:table-cell>
          <table:table-cell table:formula="of:=SUM([.D1521:.F1521])" office:value-type="float" office:value="0.00000109906213763913" calcext:value-type="float">
            <text:p>1.09906213763913E-006</text:p>
          </table:table-cell>
          <table:table-cell table:number-columns-repeated="4"/>
        </table:table-row>
        <table:table-row table:style-name="ro1">
          <table:table-cell office:value-type="float" office:value="152.1" calcext:value-type="float">
            <text:p>152.1</text:p>
          </table:table-cell>
          <table:table-cell table:formula="of:=SQRT(2)*[.A1522]" office:value-type="float" office:value="215.101882836948" calcext:value-type="float">
            <text:p>215.1018828369</text:p>
          </table:table-cell>
          <table:table-cell table:formula="of:=SQRT(3)*[.A1522]" office:value-type="float" office:value="263.444927831226" calcext:value-type="float">
            <text:p>263.4449278312</text:p>
          </table:table-cell>
          <table:table-cell table:formula="of:=(1-ROUND([.B1522])/[.B1522])^2" office:value-type="float" office:value="0.000000224343574453065" calcext:value-type="float">
            <text:p>2.24343574453065E-007</text:p>
          </table:table-cell>
          <table:table-cell table:formula="of:=(1-ROUND([.C1522])/[.C1522])^2" office:value-type="float" office:value="0.00000285232798242459" calcext:value-type="float">
            <text:p>2.85232798242459E-006</text:p>
          </table:table-cell>
          <table:table-cell table:formula="of:=(1-ROUND([.A1522])/[.A1522])^2" office:value-type="float" office:value="0.000000432256539068766" calcext:value-type="float">
            <text:p>4.32256539068766E-007</text:p>
          </table:table-cell>
          <table:table-cell table:formula="of:=SUM([.D1522:.F1522])" office:value-type="float" office:value="0.00000350892809594642" calcext:value-type="float">
            <text:p>3.50892809594642E-006</text:p>
          </table:table-cell>
          <table:table-cell table:number-columns-repeated="4"/>
        </table:table-row>
        <table:table-row table:style-name="ro1">
          <table:table-cell office:value-type="float" office:value="152.2" calcext:value-type="float">
            <text:p>152.2</text:p>
          </table:table-cell>
          <table:table-cell table:formula="of:=SQRT(2)*[.A1523]" office:value-type="float" office:value="215.243304193185" calcext:value-type="float">
            <text:p>215.2433041932</text:p>
          </table:table-cell>
          <table:table-cell table:formula="of:=SQRT(3)*[.A1523]" office:value-type="float" office:value="263.618132911983" calcext:value-type="float">
            <text:p>263.618132912</text:p>
          </table:table-cell>
          <table:table-cell table:formula="of:=(1-ROUND([.B1523])/[.B1523])^2" office:value-type="float" office:value="0.00000127773233964567" calcext:value-type="float">
            <text:p>1.27773233964567E-006</text:p>
          </table:table-cell>
          <table:table-cell table:formula="of:=(1-ROUND([.C1523])/[.C1523])^2" office:value-type="float" office:value="0.00000209833052894705" calcext:value-type="float">
            <text:p>2.09833052894705E-006</text:p>
          </table:table-cell>
          <table:table-cell table:formula="of:=(1-ROUND([.A1523])/[.A1523])^2" office:value-type="float" office:value="0.00000172675485779299" calcext:value-type="float">
            <text:p>1.72675485779299E-006</text:p>
          </table:table-cell>
          <table:table-cell table:formula="of:=SUM([.D1523:.F1523])" office:value-type="float" office:value="0.0000051028177263857" calcext:value-type="float">
            <text:p>5.1028177263857E-006</text:p>
          </table:table-cell>
          <table:table-cell table:number-columns-repeated="4"/>
        </table:table-row>
        <table:table-row table:style-name="ro1">
          <table:table-cell office:value-type="float" office:value="152.3" calcext:value-type="float">
            <text:p>152.3</text:p>
          </table:table-cell>
          <table:table-cell table:formula="of:=SQRT(2)*[.A1524]" office:value-type="float" office:value="215.384725549422" calcext:value-type="float">
            <text:p>215.3847255494</text:p>
          </table:table-cell>
          <table:table-cell table:formula="of:=SQRT(3)*[.A1524]" office:value-type="float" office:value="263.79133799274" calcext:value-type="float">
            <text:p>263.7913379927</text:p>
          </table:table-cell>
          <table:table-cell table:formula="of:=(1-ROUND([.B1524])/[.B1524])^2" office:value-type="float" office:value="0.00000319059922032377" calcext:value-type="float">
            <text:p>3.19059922032377E-006</text:p>
          </table:table-cell>
          <table:table-cell table:formula="of:=(1-ROUND([.C1524])/[.C1524])^2" office:value-type="float" office:value="0.000000625699344906935" calcext:value-type="float">
            <text:p>6.25699344906935E-007</text:p>
          </table:table-cell>
          <table:table-cell table:formula="of:=(1-ROUND([.A1524])/[.A1524])^2" office:value-type="float" office:value="0.00000388009807163467" calcext:value-type="float">
            <text:p>3.88009807163467E-006</text:p>
          </table:table-cell>
          <table:table-cell table:formula="of:=SUM([.D1524:.F1524])" office:value-type="float" office:value="0.00000769639663686538" calcext:value-type="float">
            <text:p>7.69639663686538E-006</text:p>
          </table:table-cell>
          <table:table-cell table:number-columns-repeated="4"/>
        </table:table-row>
        <table:table-row table:style-name="ro1">
          <table:table-cell office:value-type="float" office:value="152.4" calcext:value-type="float">
            <text:p>152.4</text:p>
          </table:table-cell>
          <table:table-cell table:formula="of:=SQRT(2)*[.A1525]" office:value-type="float" office:value="215.52614690566" calcext:value-type="float">
            <text:p>215.5261469057</text:p>
          </table:table-cell>
          <table:table-cell table:formula="of:=SQRT(3)*[.A1525]" office:value-type="float" office:value="263.964543073497" calcext:value-type="float">
            <text:p>263.9645430735</text:p>
          </table:table-cell>
          <table:table-cell table:formula="of:=(1-ROUND([.B1525])/[.B1525])^2" office:value-type="float" office:value="0.00000483378703249902" calcext:value-type="float">
            <text:p>4.83378703249902E-006</text:p>
          </table:table-cell>
          <table:table-cell table:formula="of:=(1-ROUND([.C1525])/[.C1525])^2" office:value-type="float" office:value="0.0000000180430929141829" calcext:value-type="float">
            <text:p>0.000000018</text:p>
          </table:table-cell>
          <table:table-cell table:formula="of:=(1-ROUND([.A1525])/[.A1525])^2" office:value-type="float" office:value="0.00000688890266669459" calcext:value-type="float">
            <text:p>6.88890266669459E-006</text:p>
          </table:table-cell>
          <table:table-cell table:formula="of:=SUM([.D1525:.F1525])" office:value-type="float" office:value="0.0000117407327921078" calcext:value-type="float">
            <text:p>1.17407327921078E-005</text:p>
          </table:table-cell>
          <table:table-cell table:number-columns-repeated="4"/>
        </table:table-row>
        <table:table-row table:style-name="ro1">
          <table:table-cell office:value-type="float" office:value="152.5" calcext:value-type="float">
            <text:p>152.5</text:p>
          </table:table-cell>
          <table:table-cell table:formula="of:=SQRT(2)*[.A1526]" office:value-type="float" office:value="215.667568261897" calcext:value-type="float">
            <text:p>215.6675682619</text:p>
          </table:table-cell>
          <table:table-cell table:formula="of:=SQRT(3)*[.A1526]" office:value-type="float" office:value="264.137748154254" calcext:value-type="float">
            <text:p>264.1377481543</text:p>
          </table:table-cell>
          <table:table-cell table:formula="of:=(1-ROUND([.B1526])/[.B1526])^2" office:value-type="float" office:value="0.0000023759389518557" calcext:value-type="float">
            <text:p>2.3759389518557E-006</text:p>
          </table:table-cell>
          <table:table-cell table:formula="of:=(1-ROUND([.C1526])/[.C1526])^2" office:value-type="float" office:value="0.000000271963508022064" calcext:value-type="float">
            <text:p>0.000000272</text:p>
          </table:table-cell>
          <table:table-cell table:formula="of:=(1-ROUND([.A1526])/[.A1526])^2" office:value-type="float" office:value="0.000010749798441279" calcext:value-type="float">
            <text:p>1.0749798441279E-005</text:p>
          </table:table-cell>
          <table:table-cell table:formula="of:=SUM([.D1526:.F1526])" office:value-type="float" office:value="0.0000133977009011567" calcext:value-type="float">
            <text:p>1.33977009011567E-005</text:p>
          </table:table-cell>
          <table:table-cell table:number-columns-repeated="4"/>
        </table:table-row>
        <table:table-row table:style-name="ro1">
          <table:table-cell office:value-type="float" office:value="152.6" calcext:value-type="float">
            <text:p>152.6</text:p>
          </table:table-cell>
          <table:table-cell table:formula="of:=SQRT(2)*[.A1527]" office:value-type="float" office:value="215.808989618134" calcext:value-type="float">
            <text:p>215.8089896181</text:p>
          </table:table-cell>
          <table:table-cell table:formula="of:=SQRT(3)*[.A1527]" office:value-type="float" office:value="264.310953235011" calcext:value-type="float">
            <text:p>264.310953235</text:p>
          </table:table-cell>
          <table:table-cell table:formula="of:=(1-ROUND([.B1527])/[.B1527])^2" office:value-type="float" office:value="0.000000783384334713488" calcext:value-type="float">
            <text:p>7.83384334713488E-007</text:p>
          </table:table-cell>
          <table:table-cell table:formula="of:=(1-ROUND([.C1527])/[.C1527])^2" office:value-type="float" office:value="0.00000138407567738882" calcext:value-type="float">
            <text:p>1.38407567738882E-006</text:p>
          </table:table-cell>
          <table:table-cell table:formula="of:=(1-ROUND([.A1527])/[.A1527])^2" office:value-type="float" office:value="0.00000687085708789054" calcext:value-type="float">
            <text:p>6.87085708789054E-006</text:p>
          </table:table-cell>
          <table:table-cell table:formula="of:=SUM([.D1527:.F1527])" office:value-type="float" office:value="0.00000903831709999284" calcext:value-type="float">
            <text:p>9.03831709999284E-006</text:p>
          </table:table-cell>
          <table:table-cell table:number-columns-repeated="4"/>
        </table:table-row>
        <table:table-row table:style-name="ro1">
          <table:table-cell office:value-type="float" office:value="152.7" calcext:value-type="float">
            <text:p>152.7</text:p>
          </table:table-cell>
          <table:table-cell table:formula="of:=SQRT(2)*[.A1528]" office:value-type="float" office:value="215.950410974372" calcext:value-type="float">
            <text:p>215.9504109744</text:p>
          </table:table-cell>
          <table:table-cell table:formula="of:=SQRT(3)*[.A1528]" office:value-type="float" office:value="264.484158315767" calcext:value-type="float">
            <text:p>264.4841583158</text:p>
          </table:table-cell>
          <table:table-cell table:formula="of:=(1-ROUND([.B1528])/[.B1528])^2" office:value-type="float" office:value="0.0000000527306445726664" calcext:value-type="float">
            <text:p>5.27306445726664E-008</text:p>
          </table:table-cell>
          <table:table-cell table:formula="of:=(1-ROUND([.C1528])/[.C1528])^2" office:value-type="float" office:value="0.00000335100798201416" calcext:value-type="float">
            <text:p>0.000003351</text:p>
          </table:table-cell>
          <table:table-cell table:formula="of:=(1-ROUND([.A1528])/[.A1528])^2" office:value-type="float" office:value="0.00000385979674310341" calcext:value-type="float">
            <text:p>3.85979674310341E-006</text:p>
          </table:table-cell>
          <table:table-cell table:formula="of:=SUM([.D1528:.F1528])" office:value-type="float" office:value="0.00000726353536969024" calcext:value-type="float">
            <text:p>7.26353536969024E-006</text:p>
          </table:table-cell>
          <table:table-cell table:number-columns-repeated="4"/>
        </table:table-row>
        <table:table-row table:style-name="ro1">
          <table:table-cell office:value-type="float" office:value="152.8" calcext:value-type="float">
            <text:p>152.8</text:p>
          </table:table-cell>
          <table:table-cell table:formula="of:=SQRT(2)*[.A1529]" office:value-type="float" office:value="216.091832330609" calcext:value-type="float">
            <text:p>216.0918323306</text:p>
          </table:table-cell>
          <table:table-cell table:formula="of:=SQRT(3)*[.A1529]" office:value-type="float" office:value="264.657363396524" calcext:value-type="float">
            <text:p>264.6573633965</text:p>
          </table:table-cell>
          <table:table-cell table:formula="of:=(1-ROUND([.B1529])/[.B1529])^2" office:value-type="float" office:value="0.000000180598653774214" calcext:value-type="float">
            <text:p>1.80598653774214E-007</text:p>
          </table:table-cell>
          <table:table-cell table:formula="of:=(1-ROUND([.C1529])/[.C1529])^2" office:value-type="float" office:value="0.00000167609854617908" calcext:value-type="float">
            <text:p>1.67609854617908E-006</text:p>
          </table:table-cell>
          <table:table-cell table:formula="of:=(1-ROUND([.A1529])/[.A1529])^2" office:value-type="float" office:value="0.00000171322058057572" calcext:value-type="float">
            <text:p>1.71322058057572E-006</text:p>
          </table:table-cell>
          <table:table-cell table:formula="of:=SUM([.D1529:.F1529])" office:value-type="float" office:value="0.00000356991778052902" calcext:value-type="float">
            <text:p>3.56991778052902E-006</text:p>
          </table:table-cell>
          <table:table-cell table:number-columns-repeated="4"/>
        </table:table-row>
        <table:table-row table:style-name="ro1">
          <table:table-cell office:value-type="float" office:value="152.9" calcext:value-type="float">
            <text:p>152.9</text:p>
          </table:table-cell>
          <table:table-cell table:formula="of:=SQRT(2)*[.A1530]" office:value-type="float" office:value="216.233253686846" calcext:value-type="float">
            <text:p>216.2332536868</text:p>
          </table:table-cell>
          <table:table-cell table:formula="of:=SQRT(3)*[.A1530]" office:value-type="float" office:value="264.830568477281" calcext:value-type="float">
            <text:p>264.8305684773</text:p>
          </table:table-cell>
          <table:table-cell table:formula="of:=(1-ROUND([.B1530])/[.B1530])^2" office:value-type="float" office:value="0.00000116362238551254" calcext:value-type="float">
            <text:p>1.16362238551254E-006</text:p>
          </table:table-cell>
          <table:table-cell table:formula="of:=(1-ROUND([.C1530])/[.C1530])^2" office:value-type="float" office:value="0.000000409309855984729" calcext:value-type="float">
            <text:p>4.09309855984729E-007</text:p>
          </table:table-cell>
          <table:table-cell table:formula="of:=(1-ROUND([.A1530])/[.A1530])^2" office:value-type="float" office:value="0.000000427745086171223" calcext:value-type="float">
            <text:p>4.27745086171223E-007</text:p>
          </table:table-cell>
          <table:table-cell table:formula="of:=SUM([.D1530:.F1530])" office:value-type="float" office:value="0.0000020006773276685" calcext:value-type="float">
            <text:p>2.0006773276685E-006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SQRT(2)*[.A1531]" office:value-type="float" office:value="216.374675043084" calcext:value-type="float">
            <text:p>216.3746750431</text:p>
          </table:table-cell>
          <table:table-cell table:formula="of:=SQRT(3)*[.A1531]" office:value-type="float" office:value="265.003773558038" calcext:value-type="float">
            <text:p>265.003773558</text:p>
          </table:table-cell>
          <table:table-cell table:formula="of:=(1-ROUND([.B1531])/[.B1531])^2" office:value-type="float" office:value="0.00000299844905612502" calcext:value-type="float">
            <text:p>2.99844905612502E-006</text:p>
          </table:table-cell>
          <table:table-cell table:formula="of:=(1-ROUND([.C1531])/[.C1531])^2" office:value-type="float" office:value="0.00000000020276731553172" calcext:value-type="float">
            <text:p>2.0276731553172E-010</text:p>
          </table:table-cell>
          <table:table-cell table:formula="of:=(1-ROUND([.A1531])/[.A1531])^2" office:value-type="float" office:value="0" calcext:value-type="float">
            <text:p>0</text:p>
          </table:table-cell>
          <table:table-cell table:formula="of:=SUM([.D1531:.F1531])" office:value-type="float" office:value="0.00000299865182344055" calcext:value-type="float">
            <text:p>2.99865182344055E-006</text:p>
          </table:table-cell>
          <table:table-cell table:number-columns-repeated="4"/>
        </table:table-row>
        <table:table-row table:style-name="ro1">
          <table:table-cell office:value-type="float" office:value="153.1" calcext:value-type="float">
            <text:p>153.1</text:p>
          </table:table-cell>
          <table:table-cell table:formula="of:=SQRT(2)*[.A1532]" office:value-type="float" office:value="216.516096399321" calcext:value-type="float">
            <text:p>216.5160963993</text:p>
          </table:table-cell>
          <table:table-cell table:formula="of:=SQRT(3)*[.A1532]" office:value-type="float" office:value="265.176978638795" calcext:value-type="float">
            <text:p>265.1769786388</text:p>
          </table:table-cell>
          <table:table-cell table:formula="of:=(1-ROUND([.B1532])/[.B1532])^2" office:value-type="float" office:value="0.0000049950211362354" calcext:value-type="float">
            <text:p>0.000004995</text:p>
          </table:table-cell>
          <table:table-cell table:formula="of:=(1-ROUND([.C1532])/[.C1532])^2" office:value-type="float" office:value="0.000000445420360233059" calcext:value-type="float">
            <text:p>4.45420360233059E-007</text:p>
          </table:table-cell>
          <table:table-cell table:formula="of:=(1-ROUND([.A1532])/[.A1532])^2" office:value-type="float" office:value="0.000000426628258746577" calcext:value-type="float">
            <text:p>4.26628258746577E-007</text:p>
          </table:table-cell>
          <table:table-cell table:formula="of:=SUM([.D1532:.F1532])" office:value-type="float" office:value="0.00000586706975521504" calcext:value-type="float">
            <text:p>5.86706975521504E-006</text:p>
          </table:table-cell>
          <table:table-cell table:number-columns-repeated="4"/>
        </table:table-row>
        <table:table-row table:style-name="ro1">
          <table:table-cell office:value-type="float" office:value="153.2" calcext:value-type="float">
            <text:p>153.2</text:p>
          </table:table-cell>
          <table:table-cell table:formula="of:=SQRT(2)*[.A1533]" office:value-type="float" office:value="216.657517755558" calcext:value-type="float">
            <text:p>216.6575177556</text:p>
          </table:table-cell>
          <table:table-cell table:formula="of:=SQRT(3)*[.A1533]" office:value-type="float" office:value="265.350183719552" calcext:value-type="float">
            <text:p>265.3501837196</text:p>
          </table:table-cell>
          <table:table-cell table:formula="of:=(1-ROUND([.B1533])/[.B1533])^2" office:value-type="float" office:value="0.00000249878330511173" calcext:value-type="float">
            <text:p>2.49878330511173E-006</text:p>
          </table:table-cell>
          <table:table-cell table:formula="of:=(1-ROUND([.C1533])/[.C1533])^2" office:value-type="float" office:value="0.00000174161885348214" calcext:value-type="float">
            <text:p>1.74161885348214E-006</text:p>
          </table:table-cell>
          <table:table-cell table:formula="of:=(1-ROUND([.A1533])/[.A1533])^2" office:value-type="float" office:value="0.00000170428593827745" calcext:value-type="float">
            <text:p>1.70428593827745E-006</text:p>
          </table:table-cell>
          <table:table-cell table:formula="of:=SUM([.D1533:.F1533])" office:value-type="float" office:value="0.00000594468809687132" calcext:value-type="float">
            <text:p>5.94468809687132E-006</text:p>
          </table:table-cell>
          <table:table-cell table:number-columns-repeated="4"/>
        </table:table-row>
        <table:table-row table:style-name="ro1">
          <table:table-cell office:value-type="float" office:value="153.3" calcext:value-type="float">
            <text:p>153.3</text:p>
          </table:table-cell>
          <table:table-cell table:formula="of:=SQRT(2)*[.A1534]" office:value-type="float" office:value="216.798939111795" calcext:value-type="float">
            <text:p>216.7989391118</text:p>
          </table:table-cell>
          <table:table-cell table:formula="of:=SQRT(3)*[.A1534]" office:value-type="float" office:value="265.523388800309" calcext:value-type="float">
            <text:p>265.5233888003</text:p>
          </table:table-cell>
          <table:table-cell table:formula="of:=(1-ROUND([.B1534])/[.B1534])^2" office:value-type="float" office:value="0.000000860084038638119" calcext:value-type="float">
            <text:p>8.60084038638119E-007</text:p>
          </table:table-cell>
          <table:table-cell table:formula="of:=(1-ROUND([.C1534])/[.C1534])^2" office:value-type="float" office:value="0.0000032219806096844" calcext:value-type="float">
            <text:p>0.000003222</text:p>
          </table:table-cell>
          <table:table-cell table:formula="of:=(1-ROUND([.A1534])/[.A1534])^2" office:value-type="float" office:value="0.0000038296421965298" calcext:value-type="float">
            <text:p>3.8296421965298E-006</text:p>
          </table:table-cell>
          <table:table-cell table:formula="of:=SUM([.D1534:.F1534])" office:value-type="float" office:value="0.00000791170684485232" calcext:value-type="float">
            <text:p>7.91170684485232E-006</text:p>
          </table:table-cell>
          <table:table-cell table:number-columns-repeated="4"/>
        </table:table-row>
        <table:table-row table:style-name="ro1">
          <table:table-cell office:value-type="float" office:value="153.4" calcext:value-type="float">
            <text:p>153.4</text:p>
          </table:table-cell>
          <table:table-cell table:formula="of:=SQRT(2)*[.A1535]" office:value-type="float" office:value="216.940360468033" calcext:value-type="float">
            <text:p>216.940360468</text:p>
          </table:table-cell>
          <table:table-cell table:formula="of:=SQRT(3)*[.A1535]" office:value-type="float" office:value="265.696593881066" calcext:value-type="float">
            <text:p>265.6965938811</text:p>
          </table:table-cell>
          <table:table-cell table:formula="of:=(1-ROUND([.B1535])/[.B1535])^2" office:value-type="float" office:value="0.0000000755766675322275" calcext:value-type="float">
            <text:p>7.55766675322275E-008</text:p>
          </table:table-cell>
          <table:table-cell table:formula="of:=(1-ROUND([.C1535])/[.C1535])^2" office:value-type="float" office:value="0.00000130399731264059" calcext:value-type="float">
            <text:p>0.000001304</text:p>
          </table:table-cell>
          <table:table-cell table:formula="of:=(1-ROUND([.A1535])/[.A1535])^2" office:value-type="float" office:value="0.00000679937921667779" calcext:value-type="float">
            <text:p>6.79937921667779E-006</text:p>
          </table:table-cell>
          <table:table-cell table:formula="of:=SUM([.D1535:.F1535])" office:value-type="float" office:value="0.00000817895319685061" calcext:value-type="float">
            <text:p>0.000008179</text:p>
          </table:table-cell>
          <table:table-cell table:number-columns-repeated="4"/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SQRT(2)*[.A1536]" office:value-type="float" office:value="217.08178182427" calcext:value-type="float">
            <text:p>217.0817818243</text:p>
          </table:table-cell>
          <table:table-cell table:formula="of:=SQRT(3)*[.A1536]" office:value-type="float" office:value="265.869798961823" calcext:value-type="float">
            <text:p>265.8697989618</text:p>
          </table:table-cell>
          <table:table-cell table:formula="of:=(1-ROUND([.B1536])/[.B1536])^2" office:value-type="float" office:value="0.000000141927591400387" calcext:value-type="float">
            <text:p>1.41927591400387E-007</text:p>
          </table:table-cell>
          <table:table-cell table:formula="of:=(1-ROUND([.C1536])/[.C1536])^2" office:value-type="float" office:value="0.000000239823026839748" calcext:value-type="float">
            <text:p>2.39823026839748E-007</text:p>
          </table:table-cell>
          <table:table-cell table:formula="of:=(1-ROUND([.A1536])/[.A1536])^2" office:value-type="float" office:value="0.0000106101921505799" calcext:value-type="float">
            <text:p>1.06101921505799E-005</text:p>
          </table:table-cell>
          <table:table-cell table:formula="of:=SUM([.D1536:.F1536])" office:value-type="float" office:value="0.00001099194276882" calcext:value-type="float">
            <text:p>1.099194276882E-005</text:p>
          </table:table-cell>
          <table:table-cell table:number-columns-repeated="4"/>
        </table:table-row>
        <table:table-row table:style-name="ro1">
          <table:table-cell office:value-type="float" office:value="153.6" calcext:value-type="float">
            <text:p>153.6</text:p>
          </table:table-cell>
          <table:table-cell table:formula="of:=SQRT(2)*[.A1537]" office:value-type="float" office:value="217.223203180507" calcext:value-type="float">
            <text:p>217.2232031805</text:p>
          </table:table-cell>
          <table:table-cell table:formula="of:=SQRT(3)*[.A1537]" office:value-type="float" office:value="266.04300404258" calcext:value-type="float">
            <text:p>266.0430040426</text:p>
          </table:table-cell>
          <table:table-cell table:formula="of:=(1-ROUND([.B1537])/[.B1537])^2" office:value-type="float" office:value="0.00000105581622205555" calcext:value-type="float">
            <text:p>1.05581622205555E-006</text:p>
          </table:table-cell>
          <table:table-cell table:formula="of:=(1-ROUND([.C1537])/[.C1537])^2" office:value-type="float" office:value="0.0000000261285241894395" calcext:value-type="float">
            <text:p>2.61285241894395E-008</text:p>
          </table:table-cell>
          <table:table-cell table:formula="of:=(1-ROUND([.A1537])/[.A1537])^2" office:value-type="float" office:value="0.00000678168402777816" calcext:value-type="float">
            <text:p>6.78168402777816E-006</text:p>
          </table:table-cell>
          <table:table-cell table:formula="of:=SUM([.D1537:.F1537])" office:value-type="float" office:value="0.00000786362877402315" calcext:value-type="float">
            <text:p>7.86362877402315E-006</text:p>
          </table:table-cell>
          <table:table-cell table:number-columns-repeated="4"/>
        </table:table-row>
        <table:table-row table:style-name="ro1">
          <table:table-cell office:value-type="float" office:value="153.7" calcext:value-type="float">
            <text:p>153.7</text:p>
          </table:table-cell>
          <table:table-cell table:formula="of:=SQRT(2)*[.A1538]" office:value-type="float" office:value="217.364624536745" calcext:value-type="float">
            <text:p>217.3646245367</text:p>
          </table:table-cell>
          <table:table-cell table:formula="of:=SQRT(3)*[.A1538]" office:value-type="float" office:value="266.216209123336" calcext:value-type="float">
            <text:p>266.2162091233</text:p>
          </table:table-cell>
          <table:table-cell table:formula="of:=(1-ROUND([.B1538])/[.B1538])^2" office:value-type="float" office:value="0.00000281393492710735" calcext:value-type="float">
            <text:p>2.81393492710735E-006</text:p>
          </table:table-cell>
          <table:table-cell table:formula="of:=(1-ROUND([.C1538])/[.C1538])^2" office:value-type="float" office:value="0.000000659597562361097" calcext:value-type="float">
            <text:p>6.59597562361097E-007</text:p>
          </table:table-cell>
          <table:table-cell table:formula="of:=(1-ROUND([.A1538])/[.A1538])^2" office:value-type="float" office:value="0.00000380973505832475" calcext:value-type="float">
            <text:p>3.80973505832475E-006</text:p>
          </table:table-cell>
          <table:table-cell table:formula="of:=SUM([.D1538:.F1538])" office:value-type="float" office:value="0.0000072832675477932" calcext:value-type="float">
            <text:p>7.2832675477932E-006</text:p>
          </table:table-cell>
          <table:table-cell table:number-columns-repeated="4"/>
        </table:table-row>
        <table:table-row table:style-name="ro1">
          <table:table-cell office:value-type="float" office:value="153.8" calcext:value-type="float">
            <text:p>153.8</text:p>
          </table:table-cell>
          <table:table-cell table:formula="of:=SQRT(2)*[.A1539]" office:value-type="float" office:value="217.506045892982" calcext:value-type="float">
            <text:p>217.506045893</text:p>
          </table:table-cell>
          <table:table-cell table:formula="of:=SQRT(3)*[.A1539]" office:value-type="float" office:value="266.389414204093" calcext:value-type="float">
            <text:p>266.3894142041</text:p>
          </table:table-cell>
          <table:table-cell table:formula="of:=(1-ROUND([.B1539])/[.B1539])^2" office:value-type="float" office:value="0.00000515739666295017" calcext:value-type="float">
            <text:p>5.15739666295017E-006</text:p>
          </table:table-cell>
          <table:table-cell table:formula="of:=(1-ROUND([.C1539])/[.C1539])^2" office:value-type="float" office:value="0.00000213692682853128" calcext:value-type="float">
            <text:p>2.13692682853128E-006</text:p>
          </table:table-cell>
          <table:table-cell table:formula="of:=(1-ROUND([.A1539])/[.A1539])^2" office:value-type="float" office:value="0.00000169101445648224" calcext:value-type="float">
            <text:p>0.000001691</text:p>
          </table:table-cell>
          <table:table-cell table:formula="of:=SUM([.D1539:.F1539])" office:value-type="float" office:value="0.00000898533794796369" calcext:value-type="float">
            <text:p>8.98533794796369E-006</text:p>
          </table:table-cell>
          <table:table-cell table:number-columns-repeated="4"/>
        </table:table-row>
        <table:table-row table:style-name="ro1">
          <table:table-cell office:value-type="float" office:value="153.9" calcext:value-type="float">
            <text:p>153.9</text:p>
          </table:table-cell>
          <table:table-cell table:formula="of:=SQRT(2)*[.A1540]" office:value-type="float" office:value="217.647467249219" calcext:value-type="float">
            <text:p>217.6474672492</text:p>
          </table:table-cell>
          <table:table-cell table:formula="of:=SQRT(3)*[.A1540]" office:value-type="float" office:value="266.56261928485" calcext:value-type="float">
            <text:p>266.5626192849</text:p>
          </table:table-cell>
          <table:table-cell table:formula="of:=(1-ROUND([.B1540])/[.B1540])^2" office:value-type="float" office:value="0.00000262356424901795" calcext:value-type="float">
            <text:p>2.62356424901795E-006</text:p>
          </table:table-cell>
          <table:table-cell table:formula="of:=(1-ROUND([.C1540])/[.C1540])^2" office:value-type="float" office:value="0.00000269228335580103" calcext:value-type="float">
            <text:p>2.69228335580103E-006</text:p>
          </table:table-cell>
          <table:table-cell table:formula="of:=(1-ROUND([.A1540])/[.A1540])^2" office:value-type="float" office:value="0.000000422204405196251" calcext:value-type="float">
            <text:p>4.22204405196251E-007</text:p>
          </table:table-cell>
          <table:table-cell table:formula="of:=SUM([.D1540:.F1540])" office:value-type="float" office:value="0.00000573805201001522" calcext:value-type="float">
            <text:p>5.73805201001522E-00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SQRT(2)*[.A1541]" office:value-type="float" office:value="217.788888605457" calcext:value-type="float">
            <text:p>217.7888886055</text:p>
          </table:table-cell>
          <table:table-cell table:formula="of:=SQRT(3)*[.A1541]" office:value-type="float" office:value="266.735824365607" calcext:value-type="float">
            <text:p>266.7358243656</text:p>
          </table:table-cell>
          <table:table-cell table:formula="of:=(1-ROUND([.B1541])/[.B1541])^2" office:value-type="float" office:value="0.00000093961926349383" calcext:value-type="float">
            <text:p>9.3961926349383E-007</text:p>
          </table:table-cell>
          <table:table-cell table:formula="of:=(1-ROUND([.C1541])/[.C1541])^2" office:value-type="float" office:value="0.000000980895679525737" calcext:value-type="float">
            <text:p>9.80895679525737E-007</text:p>
          </table:table-cell>
          <table:table-cell table:formula="of:=(1-ROUND([.A1541])/[.A1541])^2" office:value-type="float" office:value="0" calcext:value-type="float">
            <text:p>0</text:p>
          </table:table-cell>
          <table:table-cell table:formula="of:=SUM([.D1541:.F1541])" office:value-type="float" office:value="0.00000192051494301957" calcext:value-type="float">
            <text:p>1.92051494301957E-006</text:p>
          </table:table-cell>
          <table:table-cell table:number-columns-repeated="4"/>
        </table:table-row>
        <table:table-row table:style-name="ro1">
          <table:table-cell office:value-type="float" office:value="154.1" calcext:value-type="float">
            <text:p>154.1</text:p>
          </table:table-cell>
          <table:table-cell table:formula="of:=SQRT(2)*[.A1542]" office:value-type="float" office:value="217.930309961694" calcext:value-type="float">
            <text:p>217.9303099617</text:p>
          </table:table-cell>
          <table:table-cell table:formula="of:=SQRT(3)*[.A1542]" office:value-type="float" office:value="266.909029446364" calcext:value-type="float">
            <text:p>266.9090294464</text:p>
          </table:table-cell>
          <table:table-cell table:formula="of:=(1-ROUND([.B1542])/[.B1542])^2" office:value-type="float" office:value="0.000000102260081229773" calcext:value-type="float">
            <text:p>1.02260081229773E-007</text:p>
          </table:table-cell>
          <table:table-cell table:formula="of:=(1-ROUND([.C1542])/[.C1542])^2" office:value-type="float" office:value="0.000000116164958982512" calcext:value-type="float">
            <text:p>1.16164958982512E-007</text:p>
          </table:table-cell>
          <table:table-cell table:formula="of:=(1-ROUND([.A1542])/[.A1542])^2" office:value-type="float" office:value="0.000000421109193192644" calcext:value-type="float">
            <text:p>4.21109193192644E-007</text:p>
          </table:table-cell>
          <table:table-cell table:formula="of:=SUM([.D1542:.F1542])" office:value-type="float" office:value="0.00000063953423340493" calcext:value-type="float">
            <text:p>6.3953423340493E-007</text:p>
          </table:table-cell>
          <table:table-cell table:number-columns-repeated="4"/>
        </table:table-row>
        <table:table-row table:style-name="ro1">
          <table:table-cell office:value-type="float" office:value="154.2" calcext:value-type="float">
            <text:p>154.2</text:p>
          </table:table-cell>
          <table:table-cell table:formula="of:=SQRT(2)*[.A1543]" office:value-type="float" office:value="218.071731317931" calcext:value-type="float">
            <text:p>218.0717313179</text:p>
          </table:table-cell>
          <table:table-cell table:formula="of:=SQRT(3)*[.A1543]" office:value-type="float" office:value="267.082234527121" calcext:value-type="float">
            <text:p>267.0822345271</text:p>
          </table:table-cell>
          <table:table-cell table:formula="of:=(1-ROUND([.B1543])/[.B1543])^2" office:value-type="float" office:value="0.000000108197911402475" calcext:value-type="float">
            <text:p>1.08197911402475E-007</text:p>
          </table:table-cell>
          <table:table-cell table:formula="of:=(1-ROUND([.C1543])/[.C1543])^2" office:value-type="float" office:value="0.0000000948021958275575" calcext:value-type="float">
            <text:p>9.48021958275575E-008</text:p>
          </table:table-cell>
          <table:table-cell table:formula="of:=(1-ROUND([.A1543])/[.A1543])^2" office:value-type="float" office:value="0.00000168225273828717" calcext:value-type="float">
            <text:p>1.68225273828717E-006</text:p>
          </table:table-cell>
          <table:table-cell table:formula="of:=SUM([.D1543:.F1543])" office:value-type="float" office:value="0.0000018852528455172" calcext:value-type="float">
            <text:p>1.8852528455172E-006</text:p>
          </table:table-cell>
          <table:table-cell table:number-columns-repeated="4"/>
        </table:table-row>
        <table:table-row table:style-name="ro1">
          <table:table-cell office:value-type="float" office:value="154.3" calcext:value-type="float">
            <text:p>154.3</text:p>
          </table:table-cell>
          <table:table-cell table:formula="of:=SQRT(2)*[.A1544]" office:value-type="float" office:value="218.213152674169" calcext:value-type="float">
            <text:p>218.2131526742</text:p>
          </table:table-cell>
          <table:table-cell table:formula="of:=SQRT(3)*[.A1544]" office:value-type="float" office:value="267.255439607878" calcext:value-type="float">
            <text:p>267.2554396079</text:p>
          </table:table-cell>
          <table:table-cell table:formula="of:=(1-ROUND([.B1544])/[.B1544])^2" office:value-type="float" office:value="0.000000954156742095416" calcext:value-type="float">
            <text:p>9.54156742095416E-007</text:p>
          </table:table-cell>
          <table:table-cell table:formula="of:=(1-ROUND([.C1544])/[.C1544])^2" office:value-type="float" office:value="0.000000913531171341717" calcext:value-type="float">
            <text:p>9.13531171341717E-007</text:p>
          </table:table-cell>
          <table:table-cell table:formula="of:=(1-ROUND([.A1544])/[.A1544])^2" office:value-type="float" office:value="0.00000378016413472708" calcext:value-type="float">
            <text:p>3.78016413472708E-006</text:p>
          </table:table-cell>
          <table:table-cell table:formula="of:=SUM([.D1544:.F1544])" office:value-type="float" office:value="0.00000564785204816422" calcext:value-type="float">
            <text:p>5.64785204816422E-006</text:p>
          </table:table-cell>
          <table:table-cell table:number-columns-repeated="4"/>
        </table:table-row>
        <table:table-row table:style-name="ro1">
          <table:table-cell office:value-type="float" office:value="154.4" calcext:value-type="float">
            <text:p>154.4</text:p>
          </table:table-cell>
          <table:table-cell table:formula="of:=SQRT(2)*[.A1545]" office:value-type="float" office:value="218.354574030406" calcext:value-type="float">
            <text:p>218.3545740304</text:p>
          </table:table-cell>
          <table:table-cell table:formula="of:=SQRT(3)*[.A1545]" office:value-type="float" office:value="267.428644688635" calcext:value-type="float">
            <text:p>267.4286446886</text:p>
          </table:table-cell>
          <table:table-cell table:formula="of:=(1-ROUND([.B1545])/[.B1545])^2" office:value-type="float" office:value="0.00000263687328515293" calcext:value-type="float">
            <text:p>2.63687328515293E-006</text:p>
          </table:table-cell>
          <table:table-cell table:formula="of:=(1-ROUND([.C1545])/[.C1545])^2" office:value-type="float" office:value="0.00000256908839128111" calcext:value-type="float">
            <text:p>2.56908839128111E-006</text:p>
          </table:table-cell>
          <table:table-cell table:formula="of:=(1-ROUND([.A1545])/[.A1545])^2" office:value-type="float" office:value="0.00000671158957287449" calcext:value-type="float">
            <text:p>6.71158957287449E-006</text:p>
          </table:table-cell>
          <table:table-cell table:formula="of:=SUM([.D1545:.F1545])" office:value-type="float" office:value="0.0000119175512493085" calcext:value-type="float">
            <text:p>1.19175512493085E-005</text:p>
          </table:table-cell>
          <table:table-cell table:number-columns-repeated="4"/>
        </table:table-row>
        <table:table-row table:style-name="ro1">
          <table:table-cell office:value-type="float" office:value="154.5" calcext:value-type="float">
            <text:p>154.5</text:p>
          </table:table-cell>
          <table:table-cell table:formula="of:=SQRT(2)*[.A1546]" office:value-type="float" office:value="218.495995386643" calcext:value-type="float">
            <text:p>218.4959953866</text:p>
          </table:table-cell>
          <table:table-cell table:formula="of:=SQRT(3)*[.A1546]" office:value-type="float" office:value="267.601849769392" calcext:value-type="float">
            <text:p>267.6018497694</text:p>
          </table:table-cell>
          <table:table-cell table:formula="of:=(1-ROUND([.B1546])/[.B1546])^2" office:value-type="float" office:value="0.00000515309692130027" calcext:value-type="float">
            <text:p>5.15309692130027E-006</text:p>
          </table:table-cell>
          <table:table-cell table:formula="of:=(1-ROUND([.C1546])/[.C1546])^2" office:value-type="float" office:value="0.00000221368448359429" calcext:value-type="float">
            <text:p>2.21368448359429E-006</text:p>
          </table:table-cell>
          <table:table-cell table:formula="of:=(1-ROUND([.A1546])/[.A1546])^2" office:value-type="float" office:value="0.0000104732878792644" calcext:value-type="float">
            <text:p>1.04732878792644E-005</text:p>
          </table:table-cell>
          <table:table-cell table:formula="of:=SUM([.D1546:.F1546])" office:value-type="float" office:value="0.000017840069284159" calcext:value-type="float">
            <text:p>1.7840069284159E-005</text:p>
          </table:table-cell>
          <table:table-cell table:number-columns-repeated="4"/>
        </table:table-row>
        <table:table-row table:style-name="ro1">
          <table:table-cell office:value-type="float" office:value="154.6" calcext:value-type="float">
            <text:p>154.6</text:p>
          </table:table-cell>
          <table:table-cell table:formula="of:=SQRT(2)*[.A1547]" office:value-type="float" office:value="218.63741674288" calcext:value-type="float">
            <text:p>218.6374167429</text:p>
          </table:table-cell>
          <table:table-cell table:formula="of:=SQRT(3)*[.A1547]" office:value-type="float" office:value="267.775054850148" calcext:value-type="float">
            <text:p>267.7750548501</text:p>
          </table:table-cell>
          <table:table-cell table:formula="of:=(1-ROUND([.B1547])/[.B1547])^2" office:value-type="float" office:value="0.0000027502141808887" calcext:value-type="float">
            <text:p>2.7502141808887E-006</text:p>
          </table:table-cell>
          <table:table-cell table:formula="of:=(1-ROUND([.C1547])/[.C1547])^2" office:value-type="float" office:value="0.0000007056884887839" calcext:value-type="float">
            <text:p>7.056884887839E-007</text:p>
          </table:table-cell>
          <table:table-cell table:formula="of:=(1-ROUND([.A1547])/[.A1547])^2" office:value-type="float" office:value="0.00000669423576094233" calcext:value-type="float">
            <text:p>6.69423576094233E-006</text:p>
          </table:table-cell>
          <table:table-cell table:formula="of:=SUM([.D1547:.F1547])" office:value-type="float" office:value="0.0000101501384306149" calcext:value-type="float">
            <text:p>1.01501384306149E-005</text:p>
          </table:table-cell>
          <table:table-cell table:number-columns-repeated="4"/>
        </table:table-row>
        <table:table-row table:style-name="ro1">
          <table:table-cell office:value-type="float" office:value="154.7" calcext:value-type="float">
            <text:p>154.7</text:p>
          </table:table-cell>
          <table:table-cell table:formula="of:=SQRT(2)*[.A1548]" office:value-type="float" office:value="218.778838099118" calcext:value-type="float">
            <text:p>218.7788380991</text:p>
          </table:table-cell>
          <table:table-cell table:formula="of:=SQRT(3)*[.A1548]" office:value-type="float" office:value="267.948259930905" calcext:value-type="float">
            <text:p>267.9482599309</text:p>
          </table:table-cell>
          <table:table-cell table:formula="of:=(1-ROUND([.B1548])/[.B1548])^2" office:value-type="float" office:value="0.00000102190377860455" calcext:value-type="float">
            <text:p>1.02190377860455E-006</text:p>
          </table:table-cell>
          <table:table-cell table:formula="of:=(1-ROUND([.C1548])/[.C1548])^2" office:value-type="float" office:value="0.0000000372865435755918" calcext:value-type="float">
            <text:p>3.72865435755918E-008</text:p>
          </table:table-cell>
          <table:table-cell table:formula="of:=(1-ROUND([.A1548])/[.A1548])^2" office:value-type="float" office:value="0.00000376064104722986" calcext:value-type="float">
            <text:p>3.76064104722986E-006</text:p>
          </table:table-cell>
          <table:table-cell table:formula="of:=SUM([.D1548:.F1548])" office:value-type="float" office:value="0.00000481983136941" calcext:value-type="float">
            <text:p>4.81983136941E-006</text:p>
          </table:table-cell>
          <table:table-cell table:number-columns-repeated="4"/>
        </table:table-row>
        <table:table-row table:style-name="ro1">
          <table:table-cell office:value-type="float" office:value="154.8" calcext:value-type="float">
            <text:p>154.8</text:p>
          </table:table-cell>
          <table:table-cell table:formula="of:=SQRT(2)*[.A1549]" office:value-type="float" office:value="218.920259455355" calcext:value-type="float">
            <text:p>218.9202594554</text:p>
          </table:table-cell>
          <table:table-cell table:formula="of:=SQRT(3)*[.A1549]" office:value-type="float" office:value="268.121465011662" calcext:value-type="float">
            <text:p>268.1214650117</text:p>
          </table:table-cell>
          <table:table-cell table:formula="of:=(1-ROUND([.B1549])/[.B1549])^2" office:value-type="float" office:value="0.000000132674202861166" calcext:value-type="float">
            <text:p>1.32674202861166E-007</text:p>
          </table:table-cell>
          <table:table-cell table:formula="of:=(1-ROUND([.C1549])/[.C1549])^2" office:value-type="float" office:value="0.000000205229234383498" calcext:value-type="float">
            <text:p>2.05229234383498E-007</text:p>
          </table:table-cell>
          <table:table-cell table:formula="of:=(1-ROUND([.A1549])/[.A1549])^2" office:value-type="float" office:value="0.00000166923729209631" calcext:value-type="float">
            <text:p>1.66923729209631E-006</text:p>
          </table:table-cell>
          <table:table-cell table:formula="of:=SUM([.D1549:.F1549])" office:value-type="float" office:value="0.00000200714072934097" calcext:value-type="float">
            <text:p>2.00714072934097E-006</text:p>
          </table:table-cell>
          <table:table-cell table:number-columns-repeated="4"/>
        </table:table-row>
        <table:table-row table:style-name="ro1">
          <table:table-cell office:value-type="float" office:value="154.9" calcext:value-type="float">
            <text:p>154.9</text:p>
          </table:table-cell>
          <table:table-cell table:formula="of:=SQRT(2)*[.A1550]" office:value-type="float" office:value="219.061680811592" calcext:value-type="float">
            <text:p>219.0616808116</text:p>
          </table:table-cell>
          <table:table-cell table:formula="of:=SQRT(3)*[.A1550]" office:value-type="float" office:value="268.294670092419" calcext:value-type="float">
            <text:p>268.2946700924</text:p>
          </table:table-cell>
          <table:table-cell table:formula="of:=(1-ROUND([.B1550])/[.B1550])^2" office:value-type="float" office:value="0.0000000792806729409375" calcext:value-type="float">
            <text:p>7.92806729409375E-008</text:p>
          </table:table-cell>
          <table:table-cell table:formula="of:=(1-ROUND([.C1550])/[.C1550])^2" office:value-type="float" office:value="0.00000120627972517984" calcext:value-type="float">
            <text:p>1.20627972517984E-006</text:p>
          </table:table-cell>
          <table:table-cell table:formula="of:=(1-ROUND([.A1550])/[.A1550])^2" office:value-type="float" office:value="0.000000416770685683609" calcext:value-type="float">
            <text:p>4.16770685683609E-007</text:p>
          </table:table-cell>
          <table:table-cell table:formula="of:=SUM([.D1550:.F1550])" office:value-type="float" office:value="0.00000170233108380439" calcext:value-type="float">
            <text:p>1.70233108380439E-00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SQRT(2)*[.A1551]" office:value-type="float" office:value="219.20310216783" calcext:value-type="float">
            <text:p>219.2031021678</text:p>
          </table:table-cell>
          <table:table-cell table:formula="of:=SQRT(3)*[.A1551]" office:value-type="float" office:value="268.467875173176" calcext:value-type="float">
            <text:p>268.4678751732</text:p>
          </table:table-cell>
          <table:table-cell table:formula="of:=(1-ROUND([.B1551])/[.B1551])^2" office:value-type="float" office:value="0.000000858490958941443" calcext:value-type="float">
            <text:p>8.58490958941443E-007</text:p>
          </table:table-cell>
          <table:table-cell table:formula="of:=(1-ROUND([.C1551])/[.C1551])^2" office:value-type="float" office:value="0.00000303721370342618" calcext:value-type="float">
            <text:p>3.03721370342618E-006</text:p>
          </table:table-cell>
          <table:table-cell table:formula="of:=(1-ROUND([.A1551])/[.A1551])^2" office:value-type="float" office:value="0" calcext:value-type="float">
            <text:p>0</text:p>
          </table:table-cell>
          <table:table-cell table:formula="of:=SUM([.D1551:.F1551])" office:value-type="float" office:value="0.00000389570466236762" calcext:value-type="float">
            <text:p>3.89570466236762E-006</text:p>
          </table:table-cell>
          <table:table-cell table:number-columns-repeated="4"/>
        </table:table-row>
        <table:table-row table:style-name="ro1">
          <table:table-cell office:value-type="float" office:value="155.1" calcext:value-type="float">
            <text:p>155.1</text:p>
          </table:table-cell>
          <table:table-cell table:formula="of:=SQRT(2)*[.A1552]" office:value-type="float" office:value="219.344523524067" calcext:value-type="float">
            <text:p>219.3445235241</text:p>
          </table:table-cell>
          <table:table-cell table:formula="of:=SQRT(3)*[.A1552]" office:value-type="float" office:value="268.641080253933" calcext:value-type="float">
            <text:p>268.6410802539</text:p>
          </table:table-cell>
          <table:table-cell table:formula="of:=(1-ROUND([.B1552])/[.B1552])^2" office:value-type="float" office:value="0.00000246708532785749" calcext:value-type="float">
            <text:p>2.46708532785749E-006</text:p>
          </table:table-cell>
          <table:table-cell table:formula="of:=(1-ROUND([.C1552])/[.C1552])^2" office:value-type="float" office:value="0.00000178504781295671" calcext:value-type="float">
            <text:p>0.000001785</text:p>
          </table:table-cell>
          <table:table-cell table:formula="of:=(1-ROUND([.A1552])/[.A1552])^2" office:value-type="float" office:value="0.000000415696534878317" calcext:value-type="float">
            <text:p>4.15696534878317E-007</text:p>
          </table:table-cell>
          <table:table-cell table:formula="of:=SUM([.D1552:.F1552])" office:value-type="float" office:value="0.00000466782967569252" calcext:value-type="float">
            <text:p>4.66782967569252E-006</text:p>
          </table:table-cell>
          <table:table-cell table:number-columns-repeated="4"/>
        </table:table-row>
        <table:table-row table:style-name="ro1">
          <table:table-cell office:value-type="float" office:value="155.2" calcext:value-type="float">
            <text:p>155.2</text:p>
          </table:table-cell>
          <table:table-cell table:formula="of:=SQRT(2)*[.A1553]" office:value-type="float" office:value="219.485944880304" calcext:value-type="float">
            <text:p>219.4859448803</text:p>
          </table:table-cell>
          <table:table-cell table:formula="of:=SQRT(3)*[.A1553]" office:value-type="float" office:value="268.81428533469" calcext:value-type="float">
            <text:p>268.8142853347</text:p>
          </table:table-cell>
          <table:table-cell table:formula="of:=(1-ROUND([.B1553])/[.B1553])^2" office:value-type="float" office:value="0.00000490185648992283" calcext:value-type="float">
            <text:p>4.90185648992283E-006</text:p>
          </table:table-cell>
          <table:table-cell table:formula="of:=(1-ROUND([.C1553])/[.C1553])^2" office:value-type="float" office:value="0.000000477295908384566" calcext:value-type="float">
            <text:p>4.77295908384566E-007</text:p>
          </table:table-cell>
          <table:table-cell table:formula="of:=(1-ROUND([.A1553])/[.A1553])^2" office:value-type="float" office:value="0.00000166064406419413" calcext:value-type="float">
            <text:p>1.66064406419413E-006</text:p>
          </table:table-cell>
          <table:table-cell table:formula="of:=SUM([.D1553:.F1553])" office:value-type="float" office:value="0.00000703979646250153" calcext:value-type="float">
            <text:p>7.03979646250153E-006</text:p>
          </table:table-cell>
          <table:table-cell table:number-columns-repeated="4"/>
        </table:table-row>
        <table:table-row table:style-name="ro1">
          <table:table-cell office:value-type="float" office:value="155.3" calcext:value-type="float">
            <text:p>155.3</text:p>
          </table:table-cell>
          <table:table-cell table:formula="of:=SQRT(2)*[.A1554]" office:value-type="float" office:value="219.627366236542" calcext:value-type="float">
            <text:p>219.6273662365</text:p>
          </table:table-cell>
          <table:table-cell table:formula="of:=SQRT(3)*[.A1554]" office:value-type="float" office:value="268.987490415447" calcext:value-type="float">
            <text:p>268.9874904154</text:p>
          </table:table-cell>
          <table:table-cell table:formula="of:=(1-ROUND([.B1554])/[.B1554])^2" office:value-type="float" office:value="0.00000287866745810093" calcext:value-type="float">
            <text:p>2.87866745810093E-006</text:p>
          </table:table-cell>
          <table:table-cell table:formula="of:=(1-ROUND([.C1554])/[.C1554])^2" office:value-type="float" office:value="0.00000000216282612896562" calcext:value-type="float">
            <text:p>2.16282612896562E-009</text:p>
          </table:table-cell>
          <table:table-cell table:formula="of:=(1-ROUND([.A1554])/[.A1554])^2" office:value-type="float" office:value="0.00000373163878234152" calcext:value-type="float">
            <text:p>3.73163878234152E-006</text:p>
          </table:table-cell>
          <table:table-cell table:formula="of:=SUM([.D1554:.F1554])" office:value-type="float" office:value="0.00000661246906657141" calcext:value-type="float">
            <text:p>6.61246906657141E-006</text:p>
          </table:table-cell>
          <table:table-cell table:number-columns-repeated="4"/>
        </table:table-row>
        <table:table-row table:style-name="ro1">
          <table:table-cell office:value-type="float" office:value="155.4" calcext:value-type="float">
            <text:p>155.4</text:p>
          </table:table-cell>
          <table:table-cell table:formula="of:=SQRT(2)*[.A1555]" office:value-type="float" office:value="219.768787592779" calcext:value-type="float">
            <text:p>219.7687875928</text:p>
          </table:table-cell>
          <table:table-cell table:formula="of:=SQRT(3)*[.A1555]" office:value-type="float" office:value="269.160695496203" calcext:value-type="float">
            <text:p>269.1606954962</text:p>
          </table:table-cell>
          <table:table-cell table:formula="of:=(1-ROUND([.B1555])/[.B1555])^2" office:value-type="float" office:value="0.00000110685376329703" calcext:value-type="float">
            <text:p>1.10685376329703E-006</text:p>
          </table:table-cell>
          <table:table-cell table:formula="of:=(1-ROUND([.C1555])/[.C1555])^2" office:value-type="float" office:value="0.000000356438105232836" calcext:value-type="float">
            <text:p>3.56438105232836E-007</text:p>
          </table:table-cell>
          <table:table-cell table:formula="of:=(1-ROUND([.A1555])/[.A1555])^2" office:value-type="float" office:value="0.00000662548925097223" calcext:value-type="float">
            <text:p>6.62548925097223E-006</text:p>
          </table:table-cell>
          <table:table-cell table:formula="of:=SUM([.D1555:.F1555])" office:value-type="float" office:value="0.00000808878111950209" calcext:value-type="float">
            <text:p>8.08878111950209E-006</text:p>
          </table:table-cell>
          <table:table-cell table:number-columns-repeated="4"/>
        </table:table-row>
        <table:table-row table:style-name="ro1">
          <table:table-cell office:value-type="float" office:value="155.5" calcext:value-type="float">
            <text:p>155.5</text:p>
          </table:table-cell>
          <table:table-cell table:formula="of:=SQRT(2)*[.A1556]" office:value-type="float" office:value="219.910208949016" calcext:value-type="float">
            <text:p>219.910208949</text:p>
          </table:table-cell>
          <table:table-cell table:formula="of:=SQRT(3)*[.A1556]" office:value-type="float" office:value="269.33390057696" calcext:value-type="float">
            <text:p>269.333900577</text:p>
          </table:table-cell>
          <table:table-cell table:formula="of:=(1-ROUND([.B1556])/[.B1556])^2" office:value-type="float" office:value="0.000000166715249775312" calcext:value-type="float">
            <text:p>1.66715249775312E-007</text:p>
          </table:table-cell>
          <table:table-cell table:formula="of:=(1-ROUND([.C1556])/[.C1556])^2" office:value-type="float" office:value="0.00000153692366420911" calcext:value-type="float">
            <text:p>1.53692366420911E-006</text:p>
          </table:table-cell>
          <table:table-cell table:formula="of:=(1-ROUND([.A1556])/[.A1556])^2" office:value-type="float" office:value="0.0000103390163459846" calcext:value-type="float">
            <text:p>0.000010339</text:p>
          </table:table-cell>
          <table:table-cell table:formula="of:=SUM([.D1556:.F1556])" office:value-type="float" office:value="0.0000120426552599691" calcext:value-type="float">
            <text:p>1.20426552599691E-005</text:p>
          </table:table-cell>
          <table:table-cell table:number-columns-repeated="4"/>
        </table:table-row>
        <table:table-row table:style-name="ro1">
          <table:table-cell office:value-type="float" office:value="155.6" calcext:value-type="float">
            <text:p>155.6</text:p>
          </table:table-cell>
          <table:table-cell table:formula="of:=SQRT(2)*[.A1557]" office:value-type="float" office:value="220.051630305254" calcext:value-type="float">
            <text:p>220.0516303053</text:p>
          </table:table-cell>
          <table:table-cell table:formula="of:=SQRT(3)*[.A1557]" office:value-type="float" office:value="269.507105657717" calcext:value-type="float">
            <text:p>269.5071056577</text:p>
          </table:table-cell>
          <table:table-cell table:formula="of:=(1-ROUND([.B1557])/[.B1557])^2" office:value-type="float" office:value="0.0000000550503652124544" calcext:value-type="float">
            <text:p>5.50503652124544E-008</text:p>
          </table:table-cell>
          <table:table-cell table:formula="of:=(1-ROUND([.C1557])/[.C1557])^2" office:value-type="float" office:value="0.00000334477744681705" calcext:value-type="float">
            <text:p>3.34477744681705E-006</text:p>
          </table:table-cell>
          <table:table-cell table:formula="of:=(1-ROUND([.A1557])/[.A1557])^2" office:value-type="float" office:value="0.00000660846809101253" calcext:value-type="float">
            <text:p>6.60846809101253E-006</text:p>
          </table:table-cell>
          <table:table-cell table:formula="of:=SUM([.D1557:.F1557])" office:value-type="float" office:value="0.000010008295903042" calcext:value-type="float">
            <text:p>1.0008295903042E-005</text:p>
          </table:table-cell>
          <table:table-cell table:number-columns-repeated="4"/>
        </table:table-row>
        <table:table-row table:style-name="ro1">
          <table:table-cell office:value-type="float" office:value="155.7" calcext:value-type="float">
            <text:p>155.7</text:p>
          </table:table-cell>
          <table:table-cell table:formula="of:=SQRT(2)*[.A1558]" office:value-type="float" office:value="220.193051661491" calcext:value-type="float">
            <text:p>220.1930516615</text:p>
          </table:table-cell>
          <table:table-cell table:formula="of:=SQRT(3)*[.A1558]" office:value-type="float" office:value="269.680310738474" calcext:value-type="float">
            <text:p>269.6803107385</text:p>
          </table:table-cell>
          <table:table-cell table:formula="of:=(1-ROUND([.B1558])/[.B1558])^2" office:value-type="float" office:value="0.000000768669885073763" calcext:value-type="float">
            <text:p>7.68669885073763E-007</text:p>
          </table:table-cell>
          <table:table-cell table:formula="of:=(1-ROUND([.C1558])/[.C1558])^2" office:value-type="float" office:value="0.0000014052630173292" calcext:value-type="float">
            <text:p>1.4052630173292E-006</text:p>
          </table:table-cell>
          <table:table-cell table:formula="of:=(1-ROUND([.A1558])/[.A1558])^2" office:value-type="float" office:value="0.00000371248992987028" calcext:value-type="float">
            <text:p>3.71248992987028E-006</text:p>
          </table:table-cell>
          <table:table-cell table:formula="of:=SUM([.D1558:.F1558])" office:value-type="float" office:value="0.00000588642283227324" calcext:value-type="float">
            <text:p>5.88642283227324E-006</text:p>
          </table:table-cell>
          <table:table-cell table:number-columns-repeated="4"/>
        </table:table-row>
        <table:table-row table:style-name="ro1">
          <table:table-cell office:value-type="float" office:value="155.8" calcext:value-type="float">
            <text:p>155.8</text:p>
          </table:table-cell>
          <table:table-cell table:formula="of:=SQRT(2)*[.A1559]" office:value-type="float" office:value="220.334473017728" calcext:value-type="float">
            <text:p>220.3344730177</text:p>
          </table:table-cell>
          <table:table-cell table:formula="of:=SQRT(3)*[.A1559]" office:value-type="float" office:value="269.853515819231" calcext:value-type="float">
            <text:p>269.8535158192</text:p>
          </table:table-cell>
          <table:table-cell table:formula="of:=(1-ROUND([.B1559])/[.B1559])^2" office:value-type="float" office:value="0.00000230439685989076" calcext:value-type="float">
            <text:p>2.30439685989076E-006</text:p>
          </table:table-cell>
          <table:table-cell table:formula="of:=(1-ROUND([.C1559])/[.C1559])^2" office:value-type="float" office:value="0.000000294662786676526" calcext:value-type="float">
            <text:p>2.94662786676526E-007</text:p>
          </table:table-cell>
          <table:table-cell table:formula="of:=(1-ROUND([.A1559])/[.A1559])^2" office:value-type="float" office:value="0.00000164787810975189" calcext:value-type="float">
            <text:p>1.64787810975189E-006</text:p>
          </table:table-cell>
          <table:table-cell table:formula="of:=SUM([.D1559:.F1559])" office:value-type="float" office:value="0.00000424693775631918" calcext:value-type="float">
            <text:p>4.24693775631918E-006</text:p>
          </table:table-cell>
          <table:table-cell table:number-columns-repeated="4"/>
        </table:table-row>
        <table:table-row table:style-name="ro1">
          <table:table-cell office:value-type="float" office:value="155.9" calcext:value-type="float">
            <text:p>155.9</text:p>
          </table:table-cell>
          <table:table-cell table:formula="of:=SQRT(2)*[.A1560]" office:value-type="float" office:value="220.475894373966" calcext:value-type="float">
            <text:p>220.475894374</text:p>
          </table:table-cell>
          <table:table-cell table:formula="of:=SQRT(3)*[.A1560]" office:value-type="float" office:value="270.026720899988" calcext:value-type="float">
            <text:p>270.0267209</text:p>
          </table:table-cell>
          <table:table-cell table:formula="of:=(1-ROUND([.B1560])/[.B1560])^2" office:value-type="float" office:value="0.00000465906656279262" calcext:value-type="float">
            <text:p>4.65906656279262E-006</text:p>
          </table:table-cell>
          <table:table-cell table:formula="of:=(1-ROUND([.C1560])/[.C1560])^2" office:value-type="float" office:value="0.00000000979238946486496" calcext:value-type="float">
            <text:p>9.79238946486496E-009</text:p>
          </table:table-cell>
          <table:table-cell table:formula="of:=(1-ROUND([.A1560])/[.A1560])^2" office:value-type="float" office:value="0.000000411441192093129" calcext:value-type="float">
            <text:p>4.11441192093129E-007</text:p>
          </table:table-cell>
          <table:table-cell table:formula="of:=SUM([.D1560:.F1560])" office:value-type="float" office:value="0.00000508030014435061" calcext:value-type="float">
            <text:p>5.08030014435061E-00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SQRT(2)*[.A1561]" office:value-type="float" office:value="220.617315730203" calcext:value-type="float">
            <text:p>220.6173157302</text:p>
          </table:table-cell>
          <table:table-cell table:formula="of:=SQRT(3)*[.A1561]" office:value-type="float" office:value="270.199925980745" calcext:value-type="float">
            <text:p>270.1999259807</text:p>
          </table:table-cell>
          <table:table-cell table:formula="of:=(1-ROUND([.B1561])/[.B1561])^2" office:value-type="float" office:value="0.00000300886033756957" calcext:value-type="float">
            <text:p>3.00886033756957E-006</text:p>
          </table:table-cell>
          <table:table-cell table:formula="of:=(1-ROUND([.C1561])/[.C1561])^2" office:value-type="float" office:value="0.000000547479697797457" calcext:value-type="float">
            <text:p>5.47479697797457E-007</text:p>
          </table:table-cell>
          <table:table-cell table:formula="of:=(1-ROUND([.A1561])/[.A1561])^2" office:value-type="float" office:value="0" calcext:value-type="float">
            <text:p>0</text:p>
          </table:table-cell>
          <table:table-cell table:formula="of:=SUM([.D1561:.F1561])" office:value-type="float" office:value="0.00000355634003536703" calcext:value-type="float">
            <text:p>3.55634003536703E-006</text:p>
          </table:table-cell>
          <table:table-cell table:number-columns-repeated="4"/>
        </table:table-row>
        <table:table-row table:style-name="ro1">
          <table:table-cell office:value-type="float" office:value="156.1" calcext:value-type="float">
            <text:p>156.1</text:p>
          </table:table-cell>
          <table:table-cell table:formula="of:=SQRT(2)*[.A1562]" office:value-type="float" office:value="220.75873708644" calcext:value-type="float">
            <text:p>220.7587370864</text:p>
          </table:table-cell>
          <table:table-cell table:formula="of:=SQRT(3)*[.A1562]" office:value-type="float" office:value="270.373131061502" calcext:value-type="float">
            <text:p>270.3731310615</text:p>
          </table:table-cell>
          <table:table-cell table:formula="of:=(1-ROUND([.B1562])/[.B1562])^2" office:value-type="float" office:value="0.00000119438773374935" calcext:value-type="float">
            <text:p>1.19438773374935E-006</text:p>
          </table:table-cell>
          <table:table-cell table:formula="of:=(1-ROUND([.C1562])/[.C1562])^2" office:value-type="float" office:value="0.00000190456476904007" calcext:value-type="float">
            <text:p>1.90456476904007E-006</text:p>
          </table:table-cell>
          <table:table-cell table:formula="of:=(1-ROUND([.A1562])/[.A1562])^2" office:value-type="float" office:value="0.000000410387565913274" calcext:value-type="float">
            <text:p>4.10387565913274E-007</text:p>
          </table:table-cell>
          <table:table-cell table:formula="of:=SUM([.D1562:.F1562])" office:value-type="float" office:value="0.00000350934006870269" calcext:value-type="float">
            <text:p>3.50934006870269E-006</text:p>
          </table:table-cell>
          <table:table-cell table:number-columns-repeated="4"/>
        </table:table-row>
        <table:table-row table:style-name="ro1">
          <table:table-cell office:value-type="float" office:value="156.2" calcext:value-type="float">
            <text:p>156.2</text:p>
          </table:table-cell>
          <table:table-cell table:formula="of:=SQRT(2)*[.A1563]" office:value-type="float" office:value="220.900158442677" calcext:value-type="float">
            <text:p>220.9001584427</text:p>
          </table:table-cell>
          <table:table-cell table:formula="of:=SQRT(3)*[.A1563]" office:value-type="float" office:value="270.546336142259" calcext:value-type="float">
            <text:p>270.5463361423</text:p>
          </table:table-cell>
          <table:table-cell table:formula="of:=(1-ROUND([.B1563])/[.B1563])^2" office:value-type="float" office:value="0.000000204282252647853" calcext:value-type="float">
            <text:p>2.04282252647853E-007</text:p>
          </table:table-cell>
          <table:table-cell table:formula="of:=(1-ROUND([.C1563])/[.C1563])^2" office:value-type="float" office:value="0.00000281180403092357" calcext:value-type="float">
            <text:p>2.81180403092357E-006</text:p>
          </table:table-cell>
          <table:table-cell table:formula="of:=(1-ROUND([.A1563])/[.A1563])^2" office:value-type="float" office:value="0.00000163944907953167" calcext:value-type="float">
            <text:p>1.63944907953167E-006</text:p>
          </table:table-cell>
          <table:table-cell table:formula="of:=SUM([.D1563:.F1563])" office:value-type="float" office:value="0.0000046555353631031" calcext:value-type="float">
            <text:p>4.6555353631031E-006</text:p>
          </table:table-cell>
          <table:table-cell table:number-columns-repeated="4"/>
        </table:table-row>
        <table:table-row table:style-name="ro1">
          <table:table-cell office:value-type="float" office:value="156.3" calcext:value-type="float">
            <text:p>156.3</text:p>
          </table:table-cell>
          <table:table-cell table:formula="of:=SQRT(2)*[.A1564]" office:value-type="float" office:value="221.041579798915" calcext:value-type="float">
            <text:p>221.0415797989</text:p>
          </table:table-cell>
          <table:table-cell table:formula="of:=SQRT(3)*[.A1564]" office:value-type="float" office:value="270.719541223016" calcext:value-type="float">
            <text:p>270.719541223</text:p>
          </table:table-cell>
          <table:table-cell table:formula="of:=(1-ROUND([.B1564])/[.B1564])^2" office:value-type="float" office:value="0.0000000353848059020478" calcext:value-type="float">
            <text:p>3.53848059020478E-008</text:p>
          </table:table-cell>
          <table:table-cell table:formula="of:=(1-ROUND([.C1564])/[.C1564])^2" office:value-type="float" office:value="0.00000107324496800988" calcext:value-type="float">
            <text:p>1.07324496800988E-006</text:p>
          </table:table-cell>
          <table:table-cell table:formula="of:=(1-ROUND([.A1564])/[.A1564])^2" office:value-type="float" office:value="0.00000368404183597929" calcext:value-type="float">
            <text:p>0.000003684</text:p>
          </table:table-cell>
          <table:table-cell table:formula="of:=SUM([.D1564:.F1564])" office:value-type="float" office:value="0.00000479267160989122" calcext:value-type="float">
            <text:p>4.79267160989122E-006</text:p>
          </table:table-cell>
          <table:table-cell table:number-columns-repeated="4"/>
        </table:table-row>
        <table:table-row table:style-name="ro1">
          <table:table-cell office:value-type="float" office:value="156.4" calcext:value-type="float">
            <text:p>156.4</text:p>
          </table:table-cell>
          <table:table-cell table:formula="of:=SQRT(2)*[.A1565]" office:value-type="float" office:value="221.183001155152" calcext:value-type="float">
            <text:p>221.1830011552</text:p>
          </table:table-cell>
          <table:table-cell table:formula="of:=SQRT(3)*[.A1565]" office:value-type="float" office:value="270.892746303772" calcext:value-type="float">
            <text:p>270.8927463038</text:p>
          </table:table-cell>
          <table:table-cell table:formula="of:=(1-ROUND([.B1565])/[.B1565])^2" office:value-type="float" office:value="0.000000684548414841332" calcext:value-type="float">
            <text:p>6.84548414841332E-007</text:p>
          </table:table-cell>
          <table:table-cell table:formula="of:=(1-ROUND([.C1565])/[.C1565])^2" office:value-type="float" office:value="0.000000156758025229804" calcext:value-type="float">
            <text:p>1.56758025229804E-007</text:p>
          </table:table-cell>
          <table:table-cell table:formula="of:=(1-ROUND([.A1565])/[.A1565])^2" office:value-type="float" office:value="0.00000654103518422848" calcext:value-type="float">
            <text:p>0.000006541</text:p>
          </table:table-cell>
          <table:table-cell table:formula="of:=SUM([.D1565:.F1565])" office:value-type="float" office:value="0.00000738234162429962" calcext:value-type="float">
            <text:p>7.38234162429962E-006</text:p>
          </table:table-cell>
          <table:table-cell table:number-columns-repeated="4"/>
        </table:table-row>
        <table:table-row table:style-name="ro1">
          <table:table-cell office:value-type="float" office:value="156.5" calcext:value-type="float">
            <text:p>156.5</text:p>
          </table:table-cell>
          <table:table-cell table:formula="of:=SQRT(2)*[.A1566]" office:value-type="float" office:value="221.324422511389" calcext:value-type="float">
            <text:p>221.3244225114</text:p>
          </table:table-cell>
          <table:table-cell table:formula="of:=SQRT(3)*[.A1566]" office:value-type="float" office:value="271.065951384529" calcext:value-type="float">
            <text:p>271.0659513845</text:p>
          </table:table-cell>
          <table:table-cell table:formula="of:=(1-ROUND([.B1566])/[.B1566])^2" office:value-type="float" office:value="0.00000214863815893213" calcext:value-type="float">
            <text:p>2.14863815893213E-006</text:p>
          </table:table-cell>
          <table:table-cell table:formula="of:=(1-ROUND([.C1566])/[.C1566])^2" office:value-type="float" office:value="0.0000000591967543655616" calcext:value-type="float">
            <text:p>5.91967543655616E-008</text:p>
          </table:table-cell>
          <table:table-cell table:formula="of:=(1-ROUND([.A1566])/[.A1566])^2" office:value-type="float" office:value="0.0000102073104757623" calcext:value-type="float">
            <text:p>1.02073104757623E-005</text:p>
          </table:table-cell>
          <table:table-cell table:formula="of:=SUM([.D1566:.F1566])" office:value-type="float" office:value="0.00001241514538906" calcext:value-type="float">
            <text:p>1.241514538906E-005</text:p>
          </table:table-cell>
          <table:table-cell table:number-columns-repeated="4"/>
        </table:table-row>
        <table:table-row table:style-name="ro1">
          <table:table-cell office:value-type="float" office:value="156.6" calcext:value-type="float">
            <text:p>156.6</text:p>
          </table:table-cell>
          <table:table-cell table:formula="of:=SQRT(2)*[.A1567]" office:value-type="float" office:value="221.465843867627" calcext:value-type="float">
            <text:p>221.4658438676</text:p>
          </table:table-cell>
          <table:table-cell table:formula="of:=SQRT(3)*[.A1567]" office:value-type="float" office:value="271.239156465286" calcext:value-type="float">
            <text:p>271.2391564653</text:p>
          </table:table-cell>
          <table:table-cell table:formula="of:=(1-ROUND([.B1567])/[.B1567])^2" office:value-type="float" office:value="0.00000442453112446546" calcext:value-type="float">
            <text:p>4.42453112446546E-006</text:p>
          </table:table-cell>
          <table:table-cell table:formula="of:=(1-ROUND([.C1567])/[.C1567])^2" office:value-type="float" office:value="0.000000777426753268738" calcext:value-type="float">
            <text:p>7.77426753268738E-007</text:p>
          </table:table-cell>
          <table:table-cell table:formula="of:=(1-ROUND([.A1567])/[.A1567])^2" office:value-type="float" office:value="0.00000652433822821858" calcext:value-type="float">
            <text:p>6.52433822821858E-006</text:p>
          </table:table-cell>
          <table:table-cell table:formula="of:=SUM([.D1567:.F1567])" office:value-type="float" office:value="0.0000117262961059528" calcext:value-type="float">
            <text:p>1.17262961059528E-005</text:p>
          </table:table-cell>
          <table:table-cell table:number-columns-repeated="4"/>
        </table:table-row>
        <table:table-row table:style-name="ro1">
          <table:table-cell office:value-type="float" office:value="156.7" calcext:value-type="float">
            <text:p>156.7</text:p>
          </table:table-cell>
          <table:table-cell table:formula="of:=SQRT(2)*[.A1568]" office:value-type="float" office:value="221.607265223864" calcext:value-type="float">
            <text:p>221.6072652239</text:p>
          </table:table-cell>
          <table:table-cell table:formula="of:=SQRT(3)*[.A1568]" office:value-type="float" office:value="271.412361546043" calcext:value-type="float">
            <text:p>271.412361546</text:p>
          </table:table-cell>
          <table:table-cell table:formula="of:=(1-ROUND([.B1568])/[.B1568])^2" office:value-type="float" office:value="0.00000314073091727502" calcext:value-type="float">
            <text:p>3.14073091727502E-006</text:p>
          </table:table-cell>
          <table:table-cell table:formula="of:=(1-ROUND([.C1568])/[.C1568])^2" office:value-type="float" office:value="0.00000230832561464046" calcext:value-type="float">
            <text:p>2.30832561464046E-006</text:p>
          </table:table-cell>
          <table:table-cell table:formula="of:=(1-ROUND([.A1568])/[.A1568])^2" office:value-type="float" office:value="0.00000366525771445061" calcext:value-type="float">
            <text:p>3.66525771445061E-006</text:p>
          </table:table-cell>
          <table:table-cell table:formula="of:=SUM([.D1568:.F1568])" office:value-type="float" office:value="0.00000911431424636608" calcext:value-type="float">
            <text:p>9.11431424636608E-006</text:p>
          </table:table-cell>
          <table:table-cell table:number-columns-repeated="4"/>
        </table:table-row>
        <table:table-row table:style-name="ro1">
          <table:table-cell office:value-type="float" office:value="156.8" calcext:value-type="float">
            <text:p>156.8</text:p>
          </table:table-cell>
          <table:table-cell table:formula="of:=SQRT(2)*[.A1569]" office:value-type="float" office:value="221.748686580101" calcext:value-type="float">
            <text:p>221.7486865801</text:p>
          </table:table-cell>
          <table:table-cell table:formula="of:=SQRT(3)*[.A1569]" office:value-type="float" office:value="271.5855666268" calcext:value-type="float">
            <text:p>271.5855666268</text:p>
          </table:table-cell>
          <table:table-cell table:formula="of:=(1-ROUND([.B1569])/[.B1569])^2" office:value-type="float" office:value="0.00000128442647231059" calcext:value-type="float">
            <text:p>1.28442647231059E-006</text:p>
          </table:table-cell>
          <table:table-cell table:formula="of:=(1-ROUND([.C1569])/[.C1569])^2" office:value-type="float" office:value="0.00000232860631016841" calcext:value-type="float">
            <text:p>2.32860631016841E-006</text:p>
          </table:table-cell>
          <table:table-cell table:formula="of:=(1-ROUND([.A1569])/[.A1569])^2" office:value-type="float" office:value="0.00000162692628071619" calcext:value-type="float">
            <text:p>1.62692628071619E-006</text:p>
          </table:table-cell>
          <table:table-cell table:formula="of:=SUM([.D1569:.F1569])" office:value-type="float" office:value="0.00000523995906319519" calcext:value-type="float">
            <text:p>0.00000524</text:p>
          </table:table-cell>
          <table:table-cell table:number-columns-repeated="4"/>
        </table:table-row>
        <table:table-row table:style-name="ro1">
          <table:table-cell office:value-type="float" office:value="156.9" calcext:value-type="float">
            <text:p>156.9</text:p>
          </table:table-cell>
          <table:table-cell table:formula="of:=SQRT(2)*[.A1570]" office:value-type="float" office:value="221.890107936339" calcext:value-type="float">
            <text:p>221.8901079363</text:p>
          </table:table-cell>
          <table:table-cell table:formula="of:=SQRT(3)*[.A1570]" office:value-type="float" office:value="271.758771707557" calcext:value-type="float">
            <text:p>271.7587717076</text:p>
          </table:table-cell>
          <table:table-cell table:formula="of:=(1-ROUND([.B1570])/[.B1570])^2" office:value-type="float" office:value="0.000000245276971561219" calcext:value-type="float">
            <text:p>2.45276971561219E-007</text:p>
          </table:table-cell>
          <table:table-cell table:formula="of:=(1-ROUND([.C1570])/[.C1570])^2" office:value-type="float" office:value="0.00000078793309714793" calcext:value-type="float">
            <text:p>7.8793309714793E-007</text:p>
          </table:table-cell>
          <table:table-cell table:formula="of:=(1-ROUND([.A1570])/[.A1570])^2" office:value-type="float" office:value="0.000000406213275781029" calcext:value-type="float">
            <text:p>4.06213275781029E-007</text:p>
          </table:table-cell>
          <table:table-cell table:formula="of:=SUM([.D1570:.F1570])" office:value-type="float" office:value="0.00000143942334449018" calcext:value-type="float">
            <text:p>1.43942334449018E-00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SQRT(2)*[.A1571]" office:value-type="float" office:value="222.031529292576" calcext:value-type="float">
            <text:p>222.0315292926</text:p>
          </table:table-cell>
          <table:table-cell table:formula="of:=SQRT(3)*[.A1571]" office:value-type="float" office:value="271.931976788314" calcext:value-type="float">
            <text:p>271.9319767883</text:p>
          </table:table-cell>
          <table:table-cell table:formula="of:=(1-ROUND([.B1571])/[.B1571])^2" office:value-type="float" office:value="0.0000000201650430106296" calcext:value-type="float">
            <text:p>2.01650430106296E-008</text:p>
          </table:table-cell>
          <table:table-cell table:formula="of:=(1-ROUND([.C1571])/[.C1571])^2" office:value-type="float" office:value="0.0000000625739695743875" calcext:value-type="float">
            <text:p>6.25739695743875E-008</text:p>
          </table:table-cell>
          <table:table-cell table:formula="of:=(1-ROUND([.A1571])/[.A1571])^2" office:value-type="float" office:value="0" calcext:value-type="float">
            <text:p>0</text:p>
          </table:table-cell>
          <table:table-cell table:formula="of:=SUM([.D1571:.F1571])" office:value-type="float" office:value="0.0000000827390125850171" calcext:value-type="float">
            <text:p>8.27390125850171E-008</text:p>
          </table:table-cell>
          <table:table-cell table:number-columns-repeated="4"/>
        </table:table-row>
        <table:table-row table:style-name="ro1">
          <table:table-cell office:value-type="float" office:value="157.1" calcext:value-type="float">
            <text:p>157.1</text:p>
          </table:table-cell>
          <table:table-cell table:formula="of:=SQRT(2)*[.A1572]" office:value-type="float" office:value="222.172950648813" calcext:value-type="float">
            <text:p>222.1729506488</text:p>
          </table:table-cell>
          <table:table-cell table:formula="of:=SQRT(3)*[.A1572]" office:value-type="float" office:value="272.105181869071" calcext:value-type="float">
            <text:p>272.1051818691</text:p>
          </table:table-cell>
          <table:table-cell table:formula="of:=(1-ROUND([.B1572])/[.B1572])^2" office:value-type="float" office:value="0.000000605985211042223" calcext:value-type="float">
            <text:p>0.000000606</text:p>
          </table:table-cell>
          <table:table-cell table:formula="of:=(1-ROUND([.C1572])/[.C1572])^2" office:value-type="float" office:value="0.000000149419797336986" calcext:value-type="float">
            <text:p>1.49419797336986E-007</text:p>
          </table:table-cell>
          <table:table-cell table:formula="of:=(1-ROUND([.A1572])/[.A1572])^2" office:value-type="float" office:value="0.000000405179654632983" calcext:value-type="float">
            <text:p>4.05179654632983E-007</text:p>
          </table:table-cell>
          <table:table-cell table:formula="of:=SUM([.D1572:.F1572])" office:value-type="float" office:value="0.00000116058466301219" calcext:value-type="float">
            <text:p>1.16058466301219E-006</text:p>
          </table:table-cell>
          <table:table-cell table:number-columns-repeated="4"/>
        </table:table-row>
        <table:table-row table:style-name="ro1">
          <table:table-cell office:value-type="float" office:value="157.2" calcext:value-type="float">
            <text:p>157.2</text:p>
          </table:table-cell>
          <table:table-cell table:formula="of:=SQRT(2)*[.A1573]" office:value-type="float" office:value="222.314372005051" calcext:value-type="float">
            <text:p>222.3143720051</text:p>
          </table:table-cell>
          <table:table-cell table:formula="of:=SQRT(3)*[.A1573]" office:value-type="float" office:value="272.278386949827" calcext:value-type="float">
            <text:p>272.2783869498</text:p>
          </table:table-cell>
          <table:table-cell table:formula="of:=(1-ROUND([.B1573])/[.B1573])^2" office:value-type="float" office:value="0.00000199964384601713" calcext:value-type="float">
            <text:p>1.99964384601713E-006</text:p>
          </table:table-cell>
          <table:table-cell table:formula="of:=(1-ROUND([.C1573])/[.C1573])^2" office:value-type="float" office:value="0.00000104537330869545" calcext:value-type="float">
            <text:p>1.04537330869545E-006</text:p>
          </table:table-cell>
          <table:table-cell table:formula="of:=(1-ROUND([.A1573])/[.A1573])^2" office:value-type="float" office:value="0.00000161865729140388" calcext:value-type="float">
            <text:p>1.61865729140388E-006</text:p>
          </table:table-cell>
          <table:table-cell table:formula="of:=SUM([.D1573:.F1573])" office:value-type="float" office:value="0.00000466367444611646" calcext:value-type="float">
            <text:p>4.66367444611646E-006</text:p>
          </table:table-cell>
          <table:table-cell table:number-columns-repeated="4"/>
        </table:table-row>
        <table:table-row table:style-name="ro1">
          <table:table-cell office:value-type="float" office:value="157.3" calcext:value-type="float">
            <text:p>157.3</text:p>
          </table:table-cell>
          <table:table-cell table:formula="of:=SQRT(2)*[.A1574]" office:value-type="float" office:value="222.455793361288" calcext:value-type="float">
            <text:p>222.4557933613</text:p>
          </table:table-cell>
          <table:table-cell table:formula="of:=SQRT(3)*[.A1574]" office:value-type="float" office:value="272.451592030584" calcext:value-type="float">
            <text:p>272.4515920306</text:p>
          </table:table-cell>
          <table:table-cell table:formula="of:=(1-ROUND([.B1574])/[.B1574])^2" office:value-type="float" office:value="0.00000419805911408917" calcext:value-type="float">
            <text:p>4.19805911408917E-006</text:p>
          </table:table-cell>
          <table:table-cell table:formula="of:=(1-ROUND([.C1574])/[.C1574])^2" office:value-type="float" office:value="0.00000274734904004706" calcext:value-type="float">
            <text:p>2.74734904004706E-006</text:p>
          </table:table-cell>
          <table:table-cell table:formula="of:=(1-ROUND([.A1574])/[.A1574])^2" office:value-type="float" office:value="0.00000363734976229933" calcext:value-type="float">
            <text:p>3.63734976229933E-006</text:p>
          </table:table-cell>
          <table:table-cell table:formula="of:=SUM([.D1574:.F1574])" office:value-type="float" office:value="0.0000105827579164356" calcext:value-type="float">
            <text:p>1.05827579164356E-005</text:p>
          </table:table-cell>
          <table:table-cell table:number-columns-repeated="4"/>
        </table:table-row>
        <table:table-row table:style-name="ro1">
          <table:table-cell office:value-type="float" office:value="157.4" calcext:value-type="float">
            <text:p>157.4</text:p>
          </table:table-cell>
          <table:table-cell table:formula="of:=SQRT(2)*[.A1575]" office:value-type="float" office:value="222.597214717525" calcext:value-type="float">
            <text:p>222.5972147175</text:p>
          </table:table-cell>
          <table:table-cell table:formula="of:=SQRT(3)*[.A1575]" office:value-type="float" office:value="272.624797111341" calcext:value-type="float">
            <text:p>272.6247971113</text:p>
          </table:table-cell>
          <table:table-cell table:formula="of:=(1-ROUND([.B1575])/[.B1575])^2" office:value-type="float" office:value="0.00000327421907978715" calcext:value-type="float">
            <text:p>3.27421907978715E-006</text:p>
          </table:table-cell>
          <table:table-cell table:formula="of:=(1-ROUND([.C1575])/[.C1575])^2" office:value-type="float" office:value="0.00000189409446896592" calcext:value-type="float">
            <text:p>1.89409446896592E-006</text:p>
          </table:table-cell>
          <table:table-cell table:formula="of:=(1-ROUND([.A1575])/[.A1575])^2" office:value-type="float" office:value="0.0000064581856696093" calcext:value-type="float">
            <text:p>6.4581856696093E-006</text:p>
          </table:table-cell>
          <table:table-cell table:formula="of:=SUM([.D1575:.F1575])" office:value-type="float" office:value="0.0000116264992183624" calcext:value-type="float">
            <text:p>1.16264992183624E-005</text:p>
          </table:table-cell>
          <table:table-cell table:number-columns-repeated="4"/>
        </table:table-row>
        <table:table-row table:style-name="ro1">
          <table:table-cell office:value-type="float" office:value="157.5" calcext:value-type="float">
            <text:p>157.5</text:p>
          </table:table-cell>
          <table:table-cell table:formula="of:=SQRT(2)*[.A1576]" office:value-type="float" office:value="222.738636073762" calcext:value-type="float">
            <text:p>222.7386360738</text:p>
          </table:table-cell>
          <table:table-cell table:formula="of:=SQRT(3)*[.A1576]" office:value-type="float" office:value="272.798002192098" calcext:value-type="float">
            <text:p>272.7980021921</text:p>
          </table:table-cell>
          <table:table-cell table:formula="of:=(1-ROUND([.B1576])/[.B1576])^2" office:value-type="float" office:value="0.00000137689295919987" calcext:value-type="float">
            <text:p>1.37689295919987E-006</text:p>
          </table:table-cell>
          <table:table-cell table:formula="of:=(1-ROUND([.C1576])/[.C1576])^2" office:value-type="float" office:value="0.00000054829077883101" calcext:value-type="float">
            <text:p>5.4829077883101E-007</text:p>
          </table:table-cell>
          <table:table-cell table:formula="of:=(1-ROUND([.A1576])/[.A1576])^2" office:value-type="float" office:value="0.0000100781053162005" calcext:value-type="float">
            <text:p>1.00781053162005E-005</text:p>
          </table:table-cell>
          <table:table-cell table:formula="of:=SUM([.D1576:.F1576])" office:value-type="float" office:value="0.0000120032890542314" calcext:value-type="float">
            <text:p>1.20032890542314E-005</text:p>
          </table:table-cell>
          <table:table-cell table:number-columns-repeated="4"/>
        </table:table-row>
        <table:table-row table:style-name="ro1">
          <table:table-cell office:value-type="float" office:value="157.6" calcext:value-type="float">
            <text:p>157.6</text:p>
          </table:table-cell>
          <table:table-cell table:formula="of:=SQRT(2)*[.A1577]" office:value-type="float" office:value="222.88005743" calcext:value-type="float">
            <text:p>222.88005743</text:p>
          </table:table-cell>
          <table:table-cell table:formula="of:=SQRT(3)*[.A1577]" office:value-type="float" office:value="272.971207272855" calcext:value-type="float">
            <text:p>272.9712072729</text:p>
          </table:table-cell>
          <table:table-cell table:formula="of:=(1-ROUND([.B1577])/[.B1577])^2" office:value-type="float" office:value="0.000000289603814882231" calcext:value-type="float">
            <text:p>2.89603814882231E-007</text:p>
          </table:table-cell>
          <table:table-cell table:formula="of:=(1-ROUND([.C1577])/[.C1577])^2" office:value-type="float" office:value="0.0000000111258172562659" calcext:value-type="float">
            <text:p>1.11258172562659E-008</text:p>
          </table:table-cell>
          <table:table-cell table:formula="of:=(1-ROUND([.A1577])/[.A1577])^2" office:value-type="float" office:value="0.00000644180473601516" calcext:value-type="float">
            <text:p>6.44180473601516E-006</text:p>
          </table:table-cell>
          <table:table-cell table:formula="of:=SUM([.D1577:.F1577])" office:value-type="float" office:value="0.00000674253436815366" calcext:value-type="float">
            <text:p>6.74253436815366E-006</text:p>
          </table:table-cell>
          <table:table-cell table:number-columns-repeated="4"/>
        </table:table-row>
        <table:table-row table:style-name="ro1">
          <table:table-cell office:value-type="float" office:value="157.7" calcext:value-type="float">
            <text:p>157.7</text:p>
          </table:table-cell>
          <table:table-cell table:formula="of:=SQRT(2)*[.A1578]" office:value-type="float" office:value="223.021478786237" calcext:value-type="float">
            <text:p>223.0214787862</text:p>
          </table:table-cell>
          <table:table-cell table:formula="of:=SQRT(3)*[.A1578]" office:value-type="float" office:value="273.144412353612" calcext:value-type="float">
            <text:p>273.1444123536</text:p>
          </table:table-cell>
          <table:table-cell table:formula="of:=(1-ROUND([.B1578])/[.B1578])^2" office:value-type="float" office:value="0.00000000927525993345613" calcext:value-type="float">
            <text:p>9.27525993345613E-009</text:p>
          </table:table-cell>
          <table:table-cell table:formula="of:=(1-ROUND([.C1578])/[.C1578])^2" office:value-type="float" office:value="0.000000279527184943781" calcext:value-type="float">
            <text:p>2.79527184943781E-007</text:p>
          </table:table-cell>
          <table:table-cell table:formula="of:=(1-ROUND([.A1578])/[.A1578])^2" office:value-type="float" office:value="0.00000361892116743109" calcext:value-type="float">
            <text:p>3.61892116743109E-006</text:p>
          </table:table-cell>
          <table:table-cell table:formula="of:=SUM([.D1578:.F1578])" office:value-type="float" office:value="0.00000390772361230833" calcext:value-type="float">
            <text:p>3.90772361230833E-006</text:p>
          </table:table-cell>
          <table:table-cell table:number-columns-repeated="4"/>
        </table:table-row>
        <table:table-row table:style-name="ro1">
          <table:table-cell office:value-type="float" office:value="157.8" calcext:value-type="float">
            <text:p>157.8</text:p>
          </table:table-cell>
          <table:table-cell table:formula="of:=SQRT(2)*[.A1579]" office:value-type="float" office:value="223.162900142474" calcext:value-type="float">
            <text:p>223.1629001425</text:p>
          </table:table-cell>
          <table:table-cell table:formula="of:=SQRT(3)*[.A1579]" office:value-type="float" office:value="273.317617434369" calcext:value-type="float">
            <text:p>273.3176174344</text:p>
          </table:table-cell>
          <table:table-cell table:formula="of:=(1-ROUND([.B1579])/[.B1579])^2" office:value-type="float" office:value="0.000000532842595233435" calcext:value-type="float">
            <text:p>5.32842595233435E-007</text:p>
          </table:table-cell>
          <table:table-cell table:formula="of:=(1-ROUND([.C1579])/[.C1579])^2" office:value-type="float" office:value="0.00000135043415690734" calcext:value-type="float">
            <text:p>1.35043415690734E-006</text:p>
          </table:table-cell>
          <table:table-cell table:formula="of:=(1-ROUND([.A1579])/[.A1579])^2" office:value-type="float" office:value="0.00000160637151196462" calcext:value-type="float">
            <text:p>1.60637151196462E-006</text:p>
          </table:table-cell>
          <table:table-cell table:formula="of:=SUM([.D1579:.F1579])" office:value-type="float" office:value="0.00000348964826410539" calcext:value-type="float">
            <text:p>3.48964826410539E-006</text:p>
          </table:table-cell>
          <table:table-cell table:number-columns-repeated="4"/>
        </table:table-row>
        <table:table-row table:style-name="ro1">
          <table:table-cell office:value-type="float" office:value="157.9" calcext:value-type="float">
            <text:p>157.9</text:p>
          </table:table-cell>
          <table:table-cell table:formula="of:=SQRT(2)*[.A1580]" office:value-type="float" office:value="223.304321498712" calcext:value-type="float">
            <text:p>223.3043214987</text:p>
          </table:table-cell>
          <table:table-cell table:formula="of:=SQRT(3)*[.A1580]" office:value-type="float" office:value="273.490822515126" calcext:value-type="float">
            <text:p>273.4908225151</text:p>
          </table:table-cell>
          <table:table-cell table:formula="of:=(1-ROUND([.B1580])/[.B1580])^2" office:value-type="float" office:value="0.00000185725276012566" calcext:value-type="float">
            <text:p>1.85725276012566E-006</text:p>
          </table:table-cell>
          <table:table-cell table:formula="of:=(1-ROUND([.C1580])/[.C1580])^2" office:value-type="float" office:value="0.00000322079763320575" calcext:value-type="float">
            <text:p>3.22079763320575E-006</text:p>
          </table:table-cell>
          <table:table-cell table:formula="of:=(1-ROUND([.A1580])/[.A1580])^2" office:value-type="float" office:value="0.000000401084371707271" calcext:value-type="float">
            <text:p>4.01084371707271E-007</text:p>
          </table:table-cell>
          <table:table-cell table:formula="of:=SUM([.D1580:.F1580])" office:value-type="float" office:value="0.00000547913476503869" calcext:value-type="float">
            <text:p>5.47913476503869E-006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SQRT(2)*[.A1581]" office:value-type="float" office:value="223.445742854949" calcext:value-type="float">
            <text:p>223.4457428549</text:p>
          </table:table-cell>
          <table:table-cell table:formula="of:=SQRT(3)*[.A1581]" office:value-type="float" office:value="273.664027595883" calcext:value-type="float">
            <text:p>273.6640275959</text:p>
          </table:table-cell>
          <table:table-cell table:formula="of:=(1-ROUND([.B1581])/[.B1581])^2" office:value-type="float" office:value="0.00000397946428333006" calcext:value-type="float">
            <text:p>3.97946428333006E-006</text:p>
          </table:table-cell>
          <table:table-cell table:formula="of:=(1-ROUND([.C1581])/[.C1581])^2" office:value-type="float" office:value="0.00000150720312354374" calcext:value-type="float">
            <text:p>1.50720312354374E-006</text:p>
          </table:table-cell>
          <table:table-cell table:formula="of:=(1-ROUND([.A1581])/[.A1581])^2" office:value-type="float" office:value="0" calcext:value-type="float">
            <text:p>0</text:p>
          </table:table-cell>
          <table:table-cell table:formula="of:=SUM([.D1581:.F1581])" office:value-type="float" office:value="0.00000548666740687381" calcext:value-type="float">
            <text:p>5.48666740687381E-006</text:p>
          </table:table-cell>
          <table:table-cell table:number-columns-repeated="4"/>
        </table:table-row>
        <table:table-row table:style-name="ro1">
          <table:table-cell office:value-type="float" office:value="158.1" calcext:value-type="float">
            <text:p>158.1</text:p>
          </table:table-cell>
          <table:table-cell table:formula="of:=SQRT(2)*[.A1582]" office:value-type="float" office:value="223.587164211186" calcext:value-type="float">
            <text:p>223.5871642112</text:p>
          </table:table-cell>
          <table:table-cell table:formula="of:=SQRT(3)*[.A1582]" office:value-type="float" office:value="273.837232676639" calcext:value-type="float">
            <text:p>273.8372326766</text:p>
          </table:table-cell>
          <table:table-cell table:formula="of:=(1-ROUND([.B1582])/[.B1582])^2" office:value-type="float" office:value="0.00000340926643769411" calcext:value-type="float">
            <text:p>3.40926643769411E-006</text:p>
          </table:table-cell>
          <table:table-cell table:formula="of:=(1-ROUND([.C1582])/[.C1582])^2" office:value-type="float" office:value="0.000000353304727696207" calcext:value-type="float">
            <text:p>3.53304727696207E-007</text:p>
          </table:table-cell>
          <table:table-cell table:formula="of:=(1-ROUND([.A1582])/[.A1582])^2" office:value-type="float" office:value="0.000000400070252336285" calcext:value-type="float">
            <text:p>4.00070252336285E-007</text:p>
          </table:table-cell>
          <table:table-cell table:formula="of:=SUM([.D1582:.F1582])" office:value-type="float" office:value="0.0000041626414177266" calcext:value-type="float">
            <text:p>4.1626414177266E-006</text:p>
          </table:table-cell>
          <table:table-cell table:number-columns-repeated="4"/>
        </table:table-row>
        <table:table-row table:style-name="ro1">
          <table:table-cell office:value-type="float" office:value="158.2" calcext:value-type="float">
            <text:p>158.2</text:p>
          </table:table-cell>
          <table:table-cell table:formula="of:=SQRT(2)*[.A1583]" office:value-type="float" office:value="223.728585567424" calcext:value-type="float">
            <text:p>223.7285855674</text:p>
          </table:table-cell>
          <table:table-cell table:formula="of:=SQRT(3)*[.A1583]" office:value-type="float" office:value="274.010437757396" calcext:value-type="float">
            <text:p>274.0104377574</text:p>
          </table:table-cell>
          <table:table-cell table:formula="of:=(1-ROUND([.B1583])/[.B1583])^2" office:value-type="float" office:value="0.00000147171230648563" calcext:value-type="float">
            <text:p>1.47171230648563E-006</text:p>
          </table:table-cell>
          <table:table-cell table:formula="of:=(1-ROUND([.C1583])/[.C1583])^2" office:value-type="float" office:value="0.00000000145104267012466" calcext:value-type="float">
            <text:p>1.45104267012466E-009</text:p>
          </table:table-cell>
          <table:table-cell table:formula="of:=(1-ROUND([.A1583])/[.A1583])^2" office:value-type="float" office:value="0.00000159825853749795" calcext:value-type="float">
            <text:p>1.59825853749795E-006</text:p>
          </table:table-cell>
          <table:table-cell table:formula="of:=SUM([.D1583:.F1583])" office:value-type="float" office:value="0.0000030714218866537" calcext:value-type="float">
            <text:p>3.0714218866537E-006</text:p>
          </table:table-cell>
          <table:table-cell table:number-columns-repeated="4"/>
        </table:table-row>
        <table:table-row table:style-name="ro1">
          <table:table-cell office:value-type="float" office:value="158.3" calcext:value-type="float">
            <text:p>158.3</text:p>
          </table:table-cell>
          <table:table-cell table:formula="of:=SQRT(2)*[.A1584]" office:value-type="float" office:value="223.870006923661" calcext:value-type="float">
            <text:p>223.8700069237</text:p>
          </table:table-cell>
          <table:table-cell table:formula="of:=SQRT(3)*[.A1584]" office:value-type="float" office:value="274.183642838153" calcext:value-type="float">
            <text:p>274.1836428382</text:p>
          </table:table-cell>
          <table:table-cell table:formula="of:=(1-ROUND([.B1584])/[.B1584])^2" office:value-type="float" office:value="0.000000337169760833061" calcext:value-type="float">
            <text:p>3.37169760833061E-007</text:p>
          </table:table-cell>
          <table:table-cell table:formula="of:=(1-ROUND([.C1584])/[.C1584])^2" office:value-type="float" office:value="0.000000448605824187145" calcext:value-type="float">
            <text:p>4.48605824187145E-007</text:p>
          </table:table-cell>
          <table:table-cell table:formula="of:=(1-ROUND([.A1584])/[.A1584])^2" office:value-type="float" office:value="0.00000359153976892046" calcext:value-type="float">
            <text:p>3.59153976892046E-006</text:p>
          </table:table-cell>
          <table:table-cell table:formula="of:=SUM([.D1584:.F1584])" office:value-type="float" office:value="0.00000437731535394066" calcext:value-type="float">
            <text:p>4.37731535394066E-006</text:p>
          </table:table-cell>
          <table:table-cell table:number-columns-repeated="4"/>
        </table:table-row>
        <table:table-row table:style-name="ro1">
          <table:table-cell office:value-type="float" office:value="158.4" calcext:value-type="float">
            <text:p>158.4</text:p>
          </table:table-cell>
          <table:table-cell table:formula="of:=SQRT(2)*[.A1585]" office:value-type="float" office:value="224.011428279898" calcext:value-type="float">
            <text:p>224.0114282799</text:p>
          </table:table-cell>
          <table:table-cell table:formula="of:=SQRT(3)*[.A1585]" office:value-type="float" office:value="274.35684791891" calcext:value-type="float">
            <text:p>274.3568479189</text:p>
          </table:table-cell>
          <table:table-cell table:formula="of:=(1-ROUND([.B1585])/[.B1585])^2" office:value-type="float" office:value="0.00000000260268366735159" calcext:value-type="float">
            <text:p>2.60268366735159E-009</text:p>
          </table:table-cell>
          <table:table-cell table:formula="of:=(1-ROUND([.C1585])/[.C1585])^2" office:value-type="float" office:value="0.00000169174432177538" calcext:value-type="float">
            <text:p>1.69174432177538E-006</text:p>
          </table:table-cell>
          <table:table-cell table:formula="of:=(1-ROUND([.A1585])/[.A1585])^2" office:value-type="float" office:value="0.00000637690031629462" calcext:value-type="float">
            <text:p>6.37690031629462E-006</text:p>
          </table:table-cell>
          <table:table-cell table:formula="of:=SUM([.D1585:.F1585])" office:value-type="float" office:value="0.00000807124732173735" calcext:value-type="float">
            <text:p>8.07124732173735E-006</text:p>
          </table:table-cell>
          <table:table-cell table:number-columns-repeated="4"/>
        </table:table-row>
        <table:table-row table:style-name="ro1">
          <table:table-cell office:value-type="float" office:value="158.5" calcext:value-type="float">
            <text:p>158.5</text:p>
          </table:table-cell>
          <table:table-cell table:formula="of:=SQRT(2)*[.A1586]" office:value-type="float" office:value="224.152849636136" calcext:value-type="float">
            <text:p>224.1528496361</text:p>
          </table:table-cell>
          <table:table-cell table:formula="of:=SQRT(3)*[.A1586]" office:value-type="float" office:value="274.530052999667" calcext:value-type="float">
            <text:p>274.5300529997</text:p>
          </table:table-cell>
          <table:table-cell table:formula="of:=(1-ROUND([.B1586])/[.B1586])^2" office:value-type="float" office:value="0.000000464986441635957" calcext:value-type="float">
            <text:p>0.000000465</text:p>
          </table:table-cell>
          <table:table-cell table:formula="of:=(1-ROUND([.C1586])/[.C1586])^2" office:value-type="float" office:value="0.00000293033974693035" calcext:value-type="float">
            <text:p>2.93033974693035E-006</text:p>
          </table:table-cell>
          <table:table-cell table:formula="of:=(1-ROUND([.A1586])/[.A1586])^2" office:value-type="float" office:value="0.00000995133795738825" calcext:value-type="float">
            <text:p>9.95133795738825E-006</text:p>
          </table:table-cell>
          <table:table-cell table:formula="of:=SUM([.D1586:.F1586])" office:value-type="float" office:value="0.0000133466641459546" calcext:value-type="float">
            <text:p>1.33466641459546E-005</text:p>
          </table:table-cell>
          <table:table-cell table:number-columns-repeated="4"/>
        </table:table-row>
        <table:table-row table:style-name="ro1">
          <table:table-cell office:value-type="float" office:value="158.6" calcext:value-type="float">
            <text:p>158.6</text:p>
          </table:table-cell>
          <table:table-cell table:formula="of:=SQRT(2)*[.A1587]" office:value-type="float" office:value="224.294270992373" calcext:value-type="float">
            <text:p>224.2942709924</text:p>
          </table:table-cell>
          <table:table-cell table:formula="of:=SQRT(3)*[.A1587]" office:value-type="float" office:value="274.703258080424" calcext:value-type="float">
            <text:p>274.7032580804</text:p>
          </table:table-cell>
          <table:table-cell table:formula="of:=(1-ROUND([.B1587])/[.B1587])^2" office:value-type="float" office:value="0.00000172130783685992" calcext:value-type="float">
            <text:p>1.72130783685992E-006</text:p>
          </table:table-cell>
          <table:table-cell table:formula="of:=(1-ROUND([.C1587])/[.C1587])^2" office:value-type="float" office:value="0.00000116689071135943" calcext:value-type="float">
            <text:p>1.16689071135943E-006</text:p>
          </table:table-cell>
          <table:table-cell table:formula="of:=(1-ROUND([.A1587])/[.A1587])^2" office:value-type="float" office:value="0.00000636082748004724" calcext:value-type="float">
            <text:p>6.36082748004724E-006</text:p>
          </table:table-cell>
          <table:table-cell table:formula="of:=SUM([.D1587:.F1587])" office:value-type="float" office:value="0.00000924902602826659" calcext:value-type="float">
            <text:p>0.000009249</text:p>
          </table:table-cell>
          <table:table-cell table:number-columns-repeated="4"/>
        </table:table-row>
        <table:table-row table:style-name="ro1">
          <table:table-cell office:value-type="float" office:value="158.7" calcext:value-type="float">
            <text:p>158.7</text:p>
          </table:table-cell>
          <table:table-cell table:formula="of:=SQRT(2)*[.A1588]" office:value-type="float" office:value="224.43569234861" calcext:value-type="float">
            <text:p>224.4356923486</text:p>
          </table:table-cell>
          <table:table-cell table:formula="of:=SQRT(3)*[.A1588]" office:value-type="float" office:value="274.876463161181" calcext:value-type="float">
            <text:p>274.8764631612</text:p>
          </table:table-cell>
          <table:table-cell table:formula="of:=(1-ROUND([.B1588])/[.B1588])^2" office:value-type="float" office:value="0.00000376856505891806" calcext:value-type="float">
            <text:p>3.76856505891806E-006</text:p>
          </table:table-cell>
          <table:table-cell table:formula="of:=(1-ROUND([.C1588])/[.C1588])^2" office:value-type="float" office:value="0.000000201984414501891" calcext:value-type="float">
            <text:p>0.000000202</text:p>
          </table:table-cell>
          <table:table-cell table:formula="of:=(1-ROUND([.A1588])/[.A1588])^2" office:value-type="float" office:value="0.00000357345778495569" calcext:value-type="float">
            <text:p>3.57345778495569E-006</text:p>
          </table:table-cell>
          <table:table-cell table:formula="of:=SUM([.D1588:.F1588])" office:value-type="float" office:value="0.00000754400725837564" calcext:value-type="float">
            <text:p>0.000007544</text:p>
          </table:table-cell>
          <table:table-cell table:number-columns-repeated="4"/>
        </table:table-row>
        <table:table-row table:style-name="ro1">
          <table:table-cell office:value-type="float" office:value="158.8" calcext:value-type="float">
            <text:p>158.8</text:p>
          </table:table-cell>
          <table:table-cell table:formula="of:=SQRT(2)*[.A1589]" office:value-type="float" office:value="224.577113704848" calcext:value-type="float">
            <text:p>224.5771137048</text:p>
          </table:table-cell>
          <table:table-cell table:formula="of:=SQRT(3)*[.A1589]" office:value-type="float" office:value="275.049668241938" calcext:value-type="float">
            <text:p>275.0496682419</text:p>
          </table:table-cell>
          <table:table-cell table:formula="of:=(1-ROUND([.B1589])/[.B1589])^2" office:value-type="float" office:value="0.00000354581628087148" calcext:value-type="float">
            <text:p>3.54581628087148E-006</text:p>
          </table:table-cell>
          <table:table-cell table:formula="of:=(1-ROUND([.C1589])/[.C1589])^2" office:value-type="float" office:value="0.0000000326088381318995" calcext:value-type="float">
            <text:p>3.26088381318995E-008</text:p>
          </table:table-cell>
          <table:table-cell table:formula="of:=(1-ROUND([.A1589])/[.A1589])^2" office:value-type="float" office:value="0.00000158620383353724" calcext:value-type="float">
            <text:p>1.58620383353724E-006</text:p>
          </table:table-cell>
          <table:table-cell table:formula="of:=SUM([.D1589:.F1589])" office:value-type="float" office:value="0.00000516462895254063" calcext:value-type="float">
            <text:p>5.16462895254063E-006</text:p>
          </table:table-cell>
          <table:table-cell table:number-columns-repeated="4"/>
        </table:table-row>
        <table:table-row table:style-name="ro1">
          <table:table-cell office:value-type="float" office:value="158.9" calcext:value-type="float">
            <text:p>158.9</text:p>
          </table:table-cell>
          <table:table-cell table:formula="of:=SQRT(2)*[.A1590]" office:value-type="float" office:value="224.718535061085" calcext:value-type="float">
            <text:p>224.7185350611</text:p>
          </table:table-cell>
          <table:table-cell table:formula="of:=SQRT(3)*[.A1590]" office:value-type="float" office:value="275.222873322695" calcext:value-type="float">
            <text:p>275.2228733227</text:p>
          </table:table-cell>
          <table:table-cell table:formula="of:=(1-ROUND([.B1590])/[.B1590])^2" office:value-type="float" office:value="0.00000156881169427724" calcext:value-type="float">
            <text:p>1.56881169427724E-006</text:p>
          </table:table-cell>
          <table:table-cell table:formula="of:=(1-ROUND([.C1590])/[.C1590])^2" office:value-type="float" office:value="0.000000655763328422437" calcext:value-type="float">
            <text:p>6.55763328422437E-007</text:p>
          </table:table-cell>
          <table:table-cell table:formula="of:=(1-ROUND([.A1590])/[.A1590])^2" office:value-type="float" office:value="0.000000396051995290036" calcext:value-type="float">
            <text:p>3.96051995290036E-007</text:p>
          </table:table-cell>
          <table:table-cell table:formula="of:=SUM([.D1590:.F1590])" office:value-type="float" office:value="0.00000262062701798971" calcext:value-type="float">
            <text:p>2.62062701798971E-006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SQRT(2)*[.A1591]" office:value-type="float" office:value="224.859956417322" calcext:value-type="float">
            <text:p>224.8599564173</text:p>
          </table:table-cell>
          <table:table-cell table:formula="of:=SQRT(3)*[.A1591]" office:value-type="float" office:value="275.396078403451" calcext:value-type="float">
            <text:p>275.3960784035</text:p>
          </table:table-cell>
          <table:table-cell table:formula="of:=(1-ROUND([.B1591])/[.B1591])^2" office:value-type="float" office:value="0.00000038788428165924" calcext:value-type="float">
            <text:p>3.8788428165924E-007</text:p>
          </table:table-cell>
          <table:table-cell table:formula="of:=(1-ROUND([.C1591])/[.C1591])^2" office:value-type="float" office:value="0.00000206845854832587" calcext:value-type="float">
            <text:p>2.06845854832587E-006</text:p>
          </table:table-cell>
          <table:table-cell table:formula="of:=(1-ROUND([.A1591])/[.A1591])^2" office:value-type="float" office:value="0" calcext:value-type="float">
            <text:p>0</text:p>
          </table:table-cell>
          <table:table-cell table:formula="of:=SUM([.D1591:.F1591])" office:value-type="float" office:value="0.00000245634282998511" calcext:value-type="float">
            <text:p>2.45634282998511E-006</text:p>
          </table:table-cell>
          <table:table-cell table:number-columns-repeated="4"/>
        </table:table-row>
        <table:table-row table:style-name="ro1">
          <table:table-cell office:value-type="float" office:value="159.1" calcext:value-type="float">
            <text:p>159.1</text:p>
          </table:table-cell>
          <table:table-cell table:formula="of:=SQRT(2)*[.A1592]" office:value-type="float" office:value="225.001377773559" calcext:value-type="float">
            <text:p>225.0013777736</text:p>
          </table:table-cell>
          <table:table-cell table:formula="of:=SQRT(3)*[.A1592]" office:value-type="float" office:value="275.569283484208" calcext:value-type="float">
            <text:p>275.5692834842</text:p>
          </table:table-cell>
          <table:table-cell table:formula="of:=(1-ROUND([.B1592])/[.B1592])^2" office:value-type="float" office:value="0.0000000000374960342421142" calcext:value-type="float">
            <text:p>3.74960342421142E-011</text:p>
          </table:table-cell>
          <table:table-cell table:formula="of:=(1-ROUND([.C1592])/[.C1592])^2" office:value-type="float" office:value="0.0000024429885760827" calcext:value-type="float">
            <text:p>0.000002443</text:p>
          </table:table-cell>
          <table:table-cell table:formula="of:=(1-ROUND([.A1592])/[.A1592])^2" office:value-type="float" office:value="0.000000395056890167402" calcext:value-type="float">
            <text:p>3.95056890167402E-007</text:p>
          </table:table-cell>
          <table:table-cell table:formula="of:=SUM([.D1592:.F1592])" office:value-type="float" office:value="0.00000283808296228434" calcext:value-type="float">
            <text:p>2.83808296228434E-006</text:p>
          </table:table-cell>
          <table:table-cell table:number-columns-repeated="4"/>
        </table:table-row>
        <table:table-row table:style-name="ro1">
          <table:table-cell office:value-type="float" office:value="159.2" calcext:value-type="float">
            <text:p>159.2</text:p>
          </table:table-cell>
          <table:table-cell table:formula="of:=SQRT(2)*[.A1593]" office:value-type="float" office:value="225.142799129797" calcext:value-type="float">
            <text:p>225.1427991298</text:p>
          </table:table-cell>
          <table:table-cell table:formula="of:=SQRT(3)*[.A1593]" office:value-type="float" office:value="275.742488564965" calcext:value-type="float">
            <text:p>275.742488565</text:p>
          </table:table-cell>
          <table:table-cell table:formula="of:=(1-ROUND([.B1593])/[.B1593])^2" office:value-type="float" office:value="0.00000040228607450566" calcext:value-type="float">
            <text:p>4.0228607450566E-007</text:p>
          </table:table-cell>
          <table:table-cell table:formula="of:=(1-ROUND([.C1593])/[.C1593])^2" office:value-type="float" office:value="0.00000087213889766089" calcext:value-type="float">
            <text:p>8.7213889766089E-007</text:p>
          </table:table-cell>
          <table:table-cell table:formula="of:=(1-ROUND([.A1593])/[.A1593])^2" office:value-type="float" office:value="0.0000015782429736625" calcext:value-type="float">
            <text:p>1.5782429736625E-006</text:p>
          </table:table-cell>
          <table:table-cell table:formula="of:=SUM([.D1593:.F1593])" office:value-type="float" office:value="0.00000285266794582905" calcext:value-type="float">
            <text:p>2.85266794582905E-006</text:p>
          </table:table-cell>
          <table:table-cell table:number-columns-repeated="4"/>
        </table:table-row>
        <table:table-row table:style-name="ro1">
          <table:table-cell office:value-type="float" office:value="159.3" calcext:value-type="float">
            <text:p>159.3</text:p>
          </table:table-cell>
          <table:table-cell table:formula="of:=SQRT(2)*[.A1594]" office:value-type="float" office:value="225.284220486034" calcext:value-type="float">
            <text:p>225.284220486</text:p>
          </table:table-cell>
          <table:table-cell table:formula="of:=SQRT(3)*[.A1594]" office:value-type="float" office:value="275.915693645722" calcext:value-type="float">
            <text:p>275.9156936457</text:p>
          </table:table-cell>
          <table:table-cell table:formula="of:=(1-ROUND([.B1594])/[.B1594])^2" office:value-type="float" office:value="0.00000159165599106572" calcext:value-type="float">
            <text:p>1.59165599106572E-006</text:p>
          </table:table-cell>
          <table:table-cell table:formula="of:=(1-ROUND([.C1594])/[.C1594])^2" office:value-type="float" office:value="0.0000000933614981375244" calcext:value-type="float">
            <text:p>9.33614981375244E-008</text:p>
          </table:table-cell>
          <table:table-cell table:formula="of:=(1-ROUND([.A1594])/[.A1594])^2" office:value-type="float" office:value="0.00000354658977660038" calcext:value-type="float">
            <text:p>3.54658977660038E-006</text:p>
          </table:table-cell>
          <table:table-cell table:formula="of:=SUM([.D1594:.F1594])" office:value-type="float" office:value="0.00000523160726580363" calcext:value-type="float">
            <text:p>5.23160726580363E-006</text:p>
          </table:table-cell>
          <table:table-cell table:number-columns-repeated="4"/>
        </table:table-row>
        <table:table-row table:style-name="ro1">
          <table:table-cell office:value-type="float" office:value="159.4" calcext:value-type="float">
            <text:p>159.4</text:p>
          </table:table-cell>
          <table:table-cell table:formula="of:=SQRT(2)*[.A1595]" office:value-type="float" office:value="225.425641842271" calcext:value-type="float">
            <text:p>225.4256418423</text:p>
          </table:table-cell>
          <table:table-cell table:formula="of:=SQRT(3)*[.A1595]" office:value-type="float" office:value="276.088898726479" calcext:value-type="float">
            <text:p>276.0888987265</text:p>
          </table:table-cell>
          <table:table-cell table:formula="of:=(1-ROUND([.B1595])/[.B1595])^2" office:value-type="float" office:value="0.00000356518440962294" calcext:value-type="float">
            <text:p>3.56518440962294E-006</text:p>
          </table:table-cell>
          <table:table-cell table:formula="of:=(1-ROUND([.C1595])/[.C1595])^2" office:value-type="float" office:value="0.000000103679570681933" calcext:value-type="float">
            <text:p>1.03679570681933E-007</text:p>
          </table:table-cell>
          <table:table-cell table:formula="of:=(1-ROUND([.A1595])/[.A1595])^2" office:value-type="float" office:value="0.00000629713999644222" calcext:value-type="float">
            <text:p>6.29713999644222E-006</text:p>
          </table:table-cell>
          <table:table-cell table:formula="of:=SUM([.D1595:.F1595])" office:value-type="float" office:value="0.00000996600397674709" calcext:value-type="float">
            <text:p>0.000009966</text:p>
          </table:table-cell>
          <table:table-cell table:number-columns-repeated="4"/>
        </table:table-row>
        <table:table-row table:style-name="ro1">
          <table:table-cell office:value-type="float" office:value="159.5" calcext:value-type="float">
            <text:p>159.5</text:p>
          </table:table-cell>
          <table:table-cell table:formula="of:=SQRT(2)*[.A1596]" office:value-type="float" office:value="225.567063198509" calcext:value-type="float">
            <text:p>225.5670631985</text:p>
          </table:table-cell>
          <table:table-cell table:formula="of:=SQRT(3)*[.A1596]" office:value-type="float" office:value="276.262103807236" calcext:value-type="float">
            <text:p>276.2621038072</text:p>
          </table:table-cell>
          <table:table-cell table:formula="of:=(1-ROUND([.B1596])/[.B1596])^2" office:value-type="float" office:value="0.00000368381352552622" calcext:value-type="float">
            <text:p>3.68381352552622E-006</text:p>
          </table:table-cell>
          <table:table-cell table:formula="of:=(1-ROUND([.C1596])/[.C1596])^2" office:value-type="float" office:value="0.000000900127498322134" calcext:value-type="float">
            <text:p>9.00127498322134E-007</text:p>
          </table:table-cell>
          <table:table-cell table:formula="of:=(1-ROUND([.A1596])/[.A1596])^2" office:value-type="float" office:value="0.00000982694745531136" calcext:value-type="float">
            <text:p>9.82694745531136E-006</text:p>
          </table:table-cell>
          <table:table-cell table:formula="of:=SUM([.D1596:.F1596])" office:value-type="float" office:value="0.0000144108884791597" calcext:value-type="float">
            <text:p>1.44108884791597E-005</text:p>
          </table:table-cell>
          <table:table-cell table:number-columns-repeated="4"/>
        </table:table-row>
        <table:table-row table:style-name="ro1">
          <table:table-cell office:value-type="float" office:value="159.6" calcext:value-type="float">
            <text:p>159.6</text:p>
          </table:table-cell>
          <table:table-cell table:formula="of:=SQRT(2)*[.A1597]" office:value-type="float" office:value="225.708484554746" calcext:value-type="float">
            <text:p>225.7084845547</text:p>
          </table:table-cell>
          <table:table-cell table:formula="of:=SQRT(3)*[.A1597]" office:value-type="float" office:value="276.435308887993" calcext:value-type="float">
            <text:p>276.435308888</text:p>
          </table:table-cell>
          <table:table-cell table:formula="of:=(1-ROUND([.B1597])/[.B1597])^2" office:value-type="float" office:value="0.00000166812030902873" calcext:value-type="float">
            <text:p>1.66812030902873E-006</text:p>
          </table:table-cell>
          <table:table-cell table:formula="of:=(1-ROUND([.C1597])/[.C1597])^2" office:value-type="float" office:value="0.00000247975080722804" calcext:value-type="float">
            <text:p>2.47975080722804E-006</text:p>
          </table:table-cell>
          <table:table-cell table:formula="of:=(1-ROUND([.A1597])/[.A1597])^2" office:value-type="float" office:value="0.0000062813675793491" calcext:value-type="float">
            <text:p>6.2813675793491E-006</text:p>
          </table:table-cell>
          <table:table-cell table:formula="of:=SUM([.D1597:.F1597])" office:value-type="float" office:value="0.0000104292386956059" calcext:value-type="float">
            <text:p>1.04292386956059E-005</text:p>
          </table:table-cell>
          <table:table-cell table:number-columns-repeated="4"/>
        </table:table-row>
        <table:table-row table:style-name="ro1">
          <table:table-cell office:value-type="float" office:value="159.7" calcext:value-type="float">
            <text:p>159.7</text:p>
          </table:table-cell>
          <table:table-cell table:formula="of:=SQRT(2)*[.A1598]" office:value-type="float" office:value="225.849905910983" calcext:value-type="float">
            <text:p>225.849905911</text:p>
          </table:table-cell>
          <table:table-cell table:formula="of:=SQRT(3)*[.A1598]" office:value-type="float" office:value="276.60851396875" calcext:value-type="float">
            <text:p>276.6085139688</text:p>
          </table:table-cell>
          <table:table-cell table:formula="of:=(1-ROUND([.B1598])/[.B1598])^2" office:value-type="float" office:value="0.000000441659270292474" calcext:value-type="float">
            <text:p>4.41659270292474E-007</text:p>
          </table:table-cell>
          <table:table-cell table:formula="of:=(1-ROUND([.C1598])/[.C1598])^2" office:value-type="float" office:value="0.00000200309457115936" calcext:value-type="float">
            <text:p>2.00309457115936E-006</text:p>
          </table:table-cell>
          <table:table-cell table:formula="of:=(1-ROUND([.A1598])/[.A1598])^2" office:value-type="float" office:value="0.00000352884576552153" calcext:value-type="float">
            <text:p>3.52884576552153E-006</text:p>
          </table:table-cell>
          <table:table-cell table:formula="of:=SUM([.D1598:.F1598])" office:value-type="float" office:value="0.00000597359960697336" calcext:value-type="float">
            <text:p>5.97359960697336E-006</text:p>
          </table:table-cell>
          <table:table-cell table:number-columns-repeated="4"/>
        </table:table-row>
        <table:table-row table:style-name="ro1">
          <table:table-cell office:value-type="float" office:value="159.8" calcext:value-type="float">
            <text:p>159.8</text:p>
          </table:table-cell>
          <table:table-cell table:formula="of:=SQRT(2)*[.A1599]" office:value-type="float" office:value="225.991327267221" calcext:value-type="float">
            <text:p>225.9913272672</text:p>
          </table:table-cell>
          <table:table-cell table:formula="of:=SQRT(3)*[.A1599]" office:value-type="float" office:value="276.781719049507" calcext:value-type="float">
            <text:p>276.7817190495</text:p>
          </table:table-cell>
          <table:table-cell table:formula="of:=(1-ROUND([.B1599])/[.B1599])^2" office:value-type="float" office:value="0.00000000147274780786127" calcext:value-type="float">
            <text:p>1.47274780786127E-009</text:p>
          </table:table-cell>
          <table:table-cell table:formula="of:=(1-ROUND([.C1599])/[.C1599])^2" office:value-type="float" office:value="0.000000621951998669274" calcext:value-type="float">
            <text:p>0.000000622</text:p>
          </table:table-cell>
          <table:table-cell table:formula="of:=(1-ROUND([.A1599])/[.A1599])^2" office:value-type="float" office:value="0.00000156641358644445" calcext:value-type="float">
            <text:p>1.56641358644445E-006</text:p>
          </table:table-cell>
          <table:table-cell table:formula="of:=SUM([.D1599:.F1599])" office:value-type="float" office:value="0.00000218983833292158" calcext:value-type="float">
            <text:p>2.18983833292158E-006</text:p>
          </table:table-cell>
          <table:table-cell table:number-columns-repeated="4"/>
        </table:table-row>
        <table:table-row table:style-name="ro1">
          <table:table-cell office:value-type="float" office:value="159.9" calcext:value-type="float">
            <text:p>159.9</text:p>
          </table:table-cell>
          <table:table-cell table:formula="of:=SQRT(2)*[.A1600]" office:value-type="float" office:value="226.132748623458" calcext:value-type="float">
            <text:p>226.1327486235</text:p>
          </table:table-cell>
          <table:table-cell table:formula="of:=SQRT(3)*[.A1600]" office:value-type="float" office:value="276.954924130263" calcext:value-type="float">
            <text:p>276.9549241303</text:p>
          </table:table-cell>
          <table:table-cell table:formula="of:=(1-ROUND([.B1600])/[.B1600])^2" office:value-type="float" office:value="0.000000344614168837845" calcext:value-type="float">
            <text:p>3.44614168837845E-007</text:p>
          </table:table-cell>
          <table:table-cell table:formula="of:=(1-ROUND([.C1600])/[.C1600])^2" office:value-type="float" office:value="0.0000000264892735428115" calcext:value-type="float">
            <text:p>2.64892735428115E-008</text:p>
          </table:table-cell>
          <table:table-cell table:formula="of:=(1-ROUND([.A1600])/[.A1600])^2" office:value-type="float" office:value="0.000000391113739395369" calcext:value-type="float">
            <text:p>3.91113739395369E-007</text:p>
          </table:table-cell>
          <table:table-cell table:formula="of:=SUM([.D1600:.F1600])" office:value-type="float" office:value="0.000000762217181776026" calcext:value-type="float">
            <text:p>7.62217181776026E-007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SQRT(2)*[.A1601]" office:value-type="float" office:value="226.274169979695" calcext:value-type="float">
            <text:p>226.2741699797</text:p>
          </table:table-cell>
          <table:table-cell table:formula="of:=SQRT(3)*[.A1601]" office:value-type="float" office:value="277.12812921102" calcext:value-type="float">
            <text:p>277.128129211</text:p>
          </table:table-cell>
          <table:table-cell table:formula="of:=(1-ROUND([.B1601])/[.B1601])^2" office:value-type="float" office:value="0.00000146814800324377" calcext:value-type="float">
            <text:p>1.46814800324377E-006</text:p>
          </table:table-cell>
          <table:table-cell table:formula="of:=(1-ROUND([.C1601])/[.C1601])^2" office:value-type="float" office:value="0.000000213764254123617" calcext:value-type="float">
            <text:p>2.13764254123617E-007</text:p>
          </table:table-cell>
          <table:table-cell table:formula="of:=(1-ROUND([.A1601])/[.A1601])^2" office:value-type="float" office:value="0" calcext:value-type="float">
            <text:p>0</text:p>
          </table:table-cell>
          <table:table-cell table:formula="of:=SUM([.D1601:.F1601])" office:value-type="float" office:value="0.00000168191225736739" calcext:value-type="float">
            <text:p>1.68191225736739E-006</text:p>
          </table:table-cell>
          <table:table-cell table:number-columns-repeated="4"/>
        </table:table-row>
        <table:table-row table:style-name="ro1">
          <table:table-cell office:value-type="float" office:value="160.1" calcext:value-type="float">
            <text:p>160.1</text:p>
          </table:table-cell>
          <table:table-cell table:formula="of:=SQRT(2)*[.A1602]" office:value-type="float" office:value="226.415591335933" calcext:value-type="float">
            <text:p>226.4155913359</text:p>
          </table:table-cell>
          <table:table-cell table:formula="of:=SQRT(3)*[.A1602]" office:value-type="float" office:value="277.301334291777" calcext:value-type="float">
            <text:p>277.3013342918</text:p>
          </table:table-cell>
          <table:table-cell table:formula="of:=(1-ROUND([.B1602])/[.B1602])^2" office:value-type="float" office:value="0.00000336914971752488" calcext:value-type="float">
            <text:p>3.36914971752488E-006</text:p>
          </table:table-cell>
          <table:table-cell table:formula="of:=(1-ROUND([.C1602])/[.C1602])^2" office:value-type="float" office:value="0.00000118084581740909" calcext:value-type="float">
            <text:p>1.18084581740909E-006</text:p>
          </table:table-cell>
          <table:table-cell table:formula="of:=(1-ROUND([.A1602])/[.A1602])^2" office:value-type="float" office:value="0.000000390137176132505" calcext:value-type="float">
            <text:p>3.90137176132505E-007</text:p>
          </table:table-cell>
          <table:table-cell table:formula="of:=SUM([.D1602:.F1602])" office:value-type="float" office:value="0.00000494013271106647" calcext:value-type="float">
            <text:p>4.94013271106647E-006</text:p>
          </table:table-cell>
          <table:table-cell table:number-columns-repeated="4"/>
        </table:table-row>
        <table:table-row table:style-name="ro1">
          <table:table-cell office:value-type="float" office:value="160.2" calcext:value-type="float">
            <text:p>160.2</text:p>
          </table:table-cell>
          <table:table-cell table:formula="of:=SQRT(2)*[.A1603]" office:value-type="float" office:value="226.55701269217" calcext:value-type="float">
            <text:p>226.5570126922</text:p>
          </table:table-cell>
          <table:table-cell table:formula="of:=SQRT(3)*[.A1603]" office:value-type="float" office:value="277.474539372534" calcext:value-type="float">
            <text:p>277.4745393725</text:p>
          </table:table-cell>
          <table:table-cell table:formula="of:=(1-ROUND([.B1603])/[.B1603])^2" office:value-type="float" office:value="0.00000382320466494359" calcext:value-type="float">
            <text:p>3.82320466494359E-006</text:p>
          </table:table-cell>
          <table:table-cell table:formula="of:=(1-ROUND([.C1603])/[.C1603])^2" office:value-type="float" office:value="0.00000292481381321986" calcext:value-type="float">
            <text:p>2.92481381321986E-006</text:p>
          </table:table-cell>
          <table:table-cell table:formula="of:=(1-ROUND([.A1603])/[.A1603])^2" office:value-type="float" office:value="0.00000155860106203105" calcext:value-type="float">
            <text:p>1.55860106203105E-006</text:p>
          </table:table-cell>
          <table:table-cell table:formula="of:=SUM([.D1603:.F1603])" office:value-type="float" office:value="0.0000083066195401945" calcext:value-type="float">
            <text:p>8.3066195401945E-006</text:p>
          </table:table-cell>
          <table:table-cell table:number-columns-repeated="4"/>
        </table:table-row>
        <table:table-row table:style-name="ro1">
          <table:table-cell office:value-type="float" office:value="160.3" calcext:value-type="float">
            <text:p>160.3</text:p>
          </table:table-cell>
          <table:table-cell table:formula="of:=SQRT(2)*[.A1604]" office:value-type="float" office:value="226.698434048407" calcext:value-type="float">
            <text:p>226.6984340484</text:p>
          </table:table-cell>
          <table:table-cell table:formula="of:=SQRT(3)*[.A1604]" office:value-type="float" office:value="277.647744453291" calcext:value-type="float">
            <text:p>277.6477444533</text:p>
          </table:table-cell>
          <table:table-cell table:formula="of:=(1-ROUND([.B1604])/[.B1604])^2" office:value-type="float" office:value="0.00000176956928388884" calcext:value-type="float">
            <text:p>1.76956928388884E-006</text:p>
          </table:table-cell>
          <table:table-cell table:formula="of:=(1-ROUND([.C1604])/[.C1604])^2" office:value-type="float" office:value="0.00000160963490537886" calcext:value-type="float">
            <text:p>1.60963490537886E-006</text:p>
          </table:table-cell>
          <table:table-cell table:formula="of:=(1-ROUND([.A1604])/[.A1604])^2" office:value-type="float" office:value="0.00000350247839262742" calcext:value-type="float">
            <text:p>3.50247839262742E-006</text:p>
          </table:table-cell>
          <table:table-cell table:formula="of:=SUM([.D1604:.F1604])" office:value-type="float" office:value="0.00000688168258189512" calcext:value-type="float">
            <text:p>6.88168258189512E-006</text:p>
          </table:table-cell>
          <table:table-cell table:number-columns-repeated="4"/>
        </table:table-row>
        <table:table-row table:style-name="ro1">
          <table:table-cell office:value-type="float" office:value="160.4" calcext:value-type="float">
            <text:p>160.4</text:p>
          </table:table-cell>
          <table:table-cell table:formula="of:=SQRT(2)*[.A1605]" office:value-type="float" office:value="226.839855404644" calcext:value-type="float">
            <text:p>226.8398554046</text:p>
          </table:table-cell>
          <table:table-cell table:formula="of:=SQRT(3)*[.A1605]" office:value-type="float" office:value="277.820949534048" calcext:value-type="float">
            <text:p>277.820949534</text:p>
          </table:table-cell>
          <table:table-cell table:formula="of:=(1-ROUND([.B1605])/[.B1605])^2" office:value-type="float" office:value="0.000000498408969424652" calcext:value-type="float">
            <text:p>4.98408969424652E-007</text:p>
          </table:table-cell>
          <table:table-cell table:formula="of:=(1-ROUND([.C1605])/[.C1605])^2" office:value-type="float" office:value="0.00000041535642084606" calcext:value-type="float">
            <text:p>4.1535642084606E-007</text:p>
          </table:table-cell>
          <table:table-cell table:formula="of:=(1-ROUND([.A1605])/[.A1605])^2" office:value-type="float" office:value="0.00000621886679809238" calcext:value-type="float">
            <text:p>6.21886679809238E-006</text:p>
          </table:table-cell>
          <table:table-cell table:formula="of:=SUM([.D1605:.F1605])" office:value-type="float" office:value="0.0000071326321883631" calcext:value-type="float">
            <text:p>7.1326321883631E-006</text:p>
          </table:table-cell>
          <table:table-cell table:number-columns-repeated="4"/>
        </table:table-row>
        <table:table-row table:style-name="ro1">
          <table:table-cell office:value-type="float" office:value="160.5" calcext:value-type="float">
            <text:p>160.5</text:p>
          </table:table-cell>
          <table:table-cell table:formula="of:=SQRT(2)*[.A1606]" office:value-type="float" office:value="226.981276760882" calcext:value-type="float">
            <text:p>226.9812767609</text:p>
          </table:table-cell>
          <table:table-cell table:formula="of:=SQRT(3)*[.A1606]" office:value-type="float" office:value="277.994154614805" calcext:value-type="float">
            <text:p>277.9941546148</text:p>
          </table:table-cell>
          <table:table-cell table:formula="of:=(1-ROUND([.B1606])/[.B1606])^2" office:value-type="float" office:value="0.00000000680427563937214" calcext:value-type="float">
            <text:p>6.80427563937214E-009</text:p>
          </table:table-cell>
          <table:table-cell table:formula="of:=(1-ROUND([.C1606])/[.C1606])^2" office:value-type="float" office:value="0.000000000442135047601253" calcext:value-type="float">
            <text:p>4.42135047601253E-010</text:p>
          </table:table-cell>
          <table:table-cell table:formula="of:=(1-ROUND([.A1606])/[.A1606])^2" office:value-type="float" office:value="0.00000970487475859055" calcext:value-type="float">
            <text:p>9.70487475859055E-006</text:p>
          </table:table-cell>
          <table:table-cell table:formula="of:=SUM([.D1606:.F1606])" office:value-type="float" office:value="0.00000971212116927753" calcext:value-type="float">
            <text:p>9.71212116927753E-006</text:p>
          </table:table-cell>
          <table:table-cell table:number-columns-repeated="4"/>
        </table:table-row>
        <table:table-row table:style-name="ro1">
          <table:table-cell office:value-type="float" office:value="160.6" calcext:value-type="float">
            <text:p>160.6</text:p>
          </table:table-cell>
          <table:table-cell table:formula="of:=SQRT(2)*[.A1607]" office:value-type="float" office:value="227.122698117119" calcext:value-type="float">
            <text:p>227.1226981171</text:p>
          </table:table-cell>
          <table:table-cell table:formula="of:=SQRT(3)*[.A1607]" office:value-type="float" office:value="278.167359695562" calcext:value-type="float">
            <text:p>278.1673596956</text:p>
          </table:table-cell>
          <table:table-cell table:formula="of:=(1-ROUND([.B1607])/[.B1607])^2" office:value-type="float" office:value="0.000000291846654291583" calcext:value-type="float">
            <text:p>2.91846654291583E-007</text:p>
          </table:table-cell>
          <table:table-cell table:formula="of:=(1-ROUND([.C1607])/[.C1607])^2" office:value-type="float" office:value="0.000000361984035821662" calcext:value-type="float">
            <text:p>0.000000362</text:p>
          </table:table-cell>
          <table:table-cell table:formula="of:=(1-ROUND([.A1607])/[.A1607])^2" office:value-type="float" office:value="0.0000062033873596678" calcext:value-type="float">
            <text:p>6.2033873596678E-006</text:p>
          </table:table-cell>
          <table:table-cell table:formula="of:=SUM([.D1607:.F1607])" office:value-type="float" office:value="0.00000685721804978104" calcext:value-type="float">
            <text:p>6.85721804978104E-006</text:p>
          </table:table-cell>
          <table:table-cell table:number-columns-repeated="4"/>
        </table:table-row>
        <table:table-row table:style-name="ro1">
          <table:table-cell office:value-type="float" office:value="160.7" calcext:value-type="float">
            <text:p>160.7</text:p>
          </table:table-cell>
          <table:table-cell table:formula="of:=SQRT(2)*[.A1608]" office:value-type="float" office:value="227.264119473356" calcext:value-type="float">
            <text:p>227.2641194734</text:p>
          </table:table-cell>
          <table:table-cell table:formula="of:=SQRT(3)*[.A1608]" office:value-type="float" office:value="278.340564776319" calcext:value-type="float">
            <text:p>278.3405647763</text:p>
          </table:table-cell>
          <table:table-cell table:formula="of:=(1-ROUND([.B1608])/[.B1608])^2" office:value-type="float" office:value="0.00000135063840962719" calcext:value-type="float">
            <text:p>1.35063840962719E-006</text:p>
          </table:table-cell>
          <table:table-cell table:formula="of:=(1-ROUND([.C1608])/[.C1608])^2" office:value-type="float" office:value="0.00000149708496171579" calcext:value-type="float">
            <text:p>1.49708496171579E-006</text:p>
          </table:table-cell>
          <table:table-cell table:formula="of:=(1-ROUND([.A1608])/[.A1608])^2" office:value-type="float" office:value="0.00000348506398383821" calcext:value-type="float">
            <text:p>3.48506398383821E-006</text:p>
          </table:table-cell>
          <table:table-cell table:formula="of:=SUM([.D1608:.F1608])" office:value-type="float" office:value="0.00000633278735518119" calcext:value-type="float">
            <text:p>6.33278735518119E-006</text:p>
          </table:table-cell>
          <table:table-cell table:number-columns-repeated="4"/>
        </table:table-row>
        <table:table-row table:style-name="ro1">
          <table:table-cell office:value-type="float" office:value="160.8" calcext:value-type="float">
            <text:p>160.8</text:p>
          </table:table-cell>
          <table:table-cell table:formula="of:=SQRT(2)*[.A1609]" office:value-type="float" office:value="227.405540829594" calcext:value-type="float">
            <text:p>227.4055408296</text:p>
          </table:table-cell>
          <table:table-cell table:formula="of:=SQRT(3)*[.A1609]" office:value-type="float" office:value="278.513769857075" calcext:value-type="float">
            <text:p>278.5137698571</text:p>
          </table:table-cell>
          <table:table-cell table:formula="of:=(1-ROUND([.B1609])/[.B1609])^2" office:value-type="float" office:value="0.00000318029265340679" calcext:value-type="float">
            <text:p>3.18029265340679E-006</text:p>
          </table:table-cell>
          <table:table-cell table:formula="of:=(1-ROUND([.C1609])/[.C1609])^2" office:value-type="float" office:value="0.00000304782771322134" calcext:value-type="float">
            <text:p>3.04782771322134E-006</text:p>
          </table:table-cell>
          <table:table-cell table:formula="of:=(1-ROUND([.A1609])/[.A1609])^2" office:value-type="float" office:value="0.00000154699141110374" calcext:value-type="float">
            <text:p>0.000001547</text:p>
          </table:table-cell>
          <table:table-cell table:formula="of:=SUM([.D1609:.F1609])" office:value-type="float" office:value="0.00000777511177773188" calcext:value-type="float">
            <text:p>7.77511177773188E-006</text:p>
          </table:table-cell>
          <table:table-cell table:number-columns-repeated="4"/>
        </table:table-row>
        <table:table-row table:style-name="ro1">
          <table:table-cell office:value-type="float" office:value="160.9" calcext:value-type="float">
            <text:p>160.9</text:p>
          </table:table-cell>
          <table:table-cell table:formula="of:=SQRT(2)*[.A1610]" office:value-type="float" office:value="227.546962185831" calcext:value-type="float">
            <text:p>227.5469621858</text:p>
          </table:table-cell>
          <table:table-cell table:formula="of:=SQRT(3)*[.A1610]" office:value-type="float" office:value="278.686974937832" calcext:value-type="float">
            <text:p>278.6869749378</text:p>
          </table:table-cell>
          <table:table-cell table:formula="of:=(1-ROUND([.B1610])/[.B1610])^2" office:value-type="float" office:value="0.00000396393772187709" calcext:value-type="float">
            <text:p>3.96393772187709E-006</text:p>
          </table:table-cell>
          <table:table-cell table:formula="of:=(1-ROUND([.C1610])/[.C1610])^2" office:value-type="float" office:value="0.00000126160928917486" calcext:value-type="float">
            <text:p>1.26160928917486E-006</text:p>
          </table:table-cell>
          <table:table-cell table:formula="of:=(1-ROUND([.A1610])/[.A1610])^2" office:value-type="float" office:value="0.000000386267271458039" calcext:value-type="float">
            <text:p>3.86267271458039E-007</text:p>
          </table:table-cell>
          <table:table-cell table:formula="of:=SUM([.D1610:.F1610])" office:value-type="float" office:value="0.00000561181428251" calcext:value-type="float">
            <text:p>5.61181428251E-006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SQRT(2)*[.A1611]" office:value-type="float" office:value="227.688383542068" calcext:value-type="float">
            <text:p>227.6883835421</text:p>
          </table:table-cell>
          <table:table-cell table:formula="of:=SQRT(3)*[.A1611]" office:value-type="float" office:value="278.860180018589" calcext:value-type="float">
            <text:p>278.8601800186</text:p>
          </table:table-cell>
          <table:table-cell table:formula="of:=(1-ROUND([.B1611])/[.B1611])^2" office:value-type="float" office:value="0.00000187309164102235" calcext:value-type="float">
            <text:p>1.87309164102235E-006</text:p>
          </table:table-cell>
          <table:table-cell table:formula="of:=(1-ROUND([.C1611])/[.C1611])^2" office:value-type="float" office:value="0.000000251400115758246" calcext:value-type="float">
            <text:p>2.51400115758246E-007</text:p>
          </table:table-cell>
          <table:table-cell table:formula="of:=(1-ROUND([.A1611])/[.A1611])^2" office:value-type="float" office:value="0" calcext:value-type="float">
            <text:p>0</text:p>
          </table:table-cell>
          <table:table-cell table:formula="of:=SUM([.D1611:.F1611])" office:value-type="float" office:value="0.0000021244917567806" calcext:value-type="float">
            <text:p>2.1244917567806E-006</text:p>
          </table:table-cell>
          <table:table-cell table:number-columns-repeated="4"/>
        </table:table-row>
        <table:table-row table:style-name="ro1">
          <table:table-cell office:value-type="float" office:value="161.1" calcext:value-type="float">
            <text:p>161.1</text:p>
          </table:table-cell>
          <table:table-cell table:formula="of:=SQRT(2)*[.A1612]" office:value-type="float" office:value="227.829804898306" calcext:value-type="float">
            <text:p>227.8298048983</text:p>
          </table:table-cell>
          <table:table-cell table:formula="of:=SQRT(3)*[.A1612]" office:value-type="float" office:value="279.033385099346" calcext:value-type="float">
            <text:p>279.0333850993</text:p>
          </table:table-cell>
          <table:table-cell table:formula="of:=(1-ROUND([.B1612])/[.B1612])^2" office:value-type="float" office:value="0.000000558049902897562" calcext:value-type="float">
            <text:p>0.000000558</text:p>
          </table:table-cell>
          <table:table-cell table:formula="of:=(1-ROUND([.C1612])/[.C1612])^2" office:value-type="float" office:value="0.0000000143150546483374" calcext:value-type="float">
            <text:p>1.43150546483374E-008</text:p>
          </table:table-cell>
          <table:table-cell table:formula="of:=(1-ROUND([.A1612])/[.A1612])^2" office:value-type="float" office:value="0.000000385308792245668" calcext:value-type="float">
            <text:p>3.85308792245668E-007</text:p>
          </table:table-cell>
          <table:table-cell table:formula="of:=SUM([.D1612:.F1612])" office:value-type="float" office:value="0.000000957673749791567" calcext:value-type="float">
            <text:p>9.57673749791567E-007</text:p>
          </table:table-cell>
          <table:table-cell table:number-columns-repeated="4"/>
        </table:table-row>
        <table:table-row table:style-name="ro1">
          <table:table-cell office:value-type="float" office:value="161.2" calcext:value-type="float">
            <text:p>161.2</text:p>
          </table:table-cell>
          <table:table-cell table:formula="of:=SQRT(2)*[.A1613]" office:value-type="float" office:value="227.971226254543" calcext:value-type="float">
            <text:p>227.9712262545</text:p>
          </table:table-cell>
          <table:table-cell table:formula="of:=SQRT(3)*[.A1613]" office:value-type="float" office:value="279.206590180103" calcext:value-type="float">
            <text:p>279.2065901801</text:p>
          </table:table-cell>
          <table:table-cell table:formula="of:=(1-ROUND([.B1613])/[.B1613])^2" office:value-type="float" office:value="0.0000000159306216794301" calcext:value-type="float">
            <text:p>1.59306216794301E-008</text:p>
          </table:table-cell>
          <table:table-cell table:formula="of:=(1-ROUND([.C1613])/[.C1613])^2" office:value-type="float" office:value="0.000000547479697797457" calcext:value-type="float">
            <text:p>5.47479697797457E-007</text:p>
          </table:table-cell>
          <table:table-cell table:formula="of:=(1-ROUND([.A1613])/[.A1613])^2" office:value-type="float" office:value="0.00000153932355965511" calcext:value-type="float">
            <text:p>1.53932355965511E-006</text:p>
          </table:table-cell>
          <table:table-cell table:formula="of:=SUM([.D1613:.F1613])" office:value-type="float" office:value="0.000002102733879132" calcext:value-type="float">
            <text:p>2.102733879132E-006</text:p>
          </table:table-cell>
          <table:table-cell table:number-columns-repeated="4"/>
        </table:table-row>
        <table:table-row table:style-name="ro1">
          <table:table-cell office:value-type="float" office:value="161.3" calcext:value-type="float">
            <text:p>161.3</text:p>
          </table:table-cell>
          <table:table-cell table:formula="of:=SQRT(2)*[.A1614]" office:value-type="float" office:value="228.11264761078" calcext:value-type="float">
            <text:p>228.1126476108</text:p>
          </table:table-cell>
          <table:table-cell table:formula="of:=SQRT(3)*[.A1614]" office:value-type="float" office:value="279.37979526086" calcext:value-type="float">
            <text:p>279.3797952609</text:p>
          </table:table-cell>
          <table:table-cell table:formula="of:=(1-ROUND([.B1614])/[.B1614])^2" office:value-type="float" office:value="0.000000243862622210206" calcext:value-type="float">
            <text:p>2.43862622210206E-007</text:p>
          </table:table-cell>
          <table:table-cell table:formula="of:=(1-ROUND([.C1614])/[.C1614])^2" office:value-type="float" office:value="0.00000184803032310758" calcext:value-type="float">
            <text:p>0.000001848</text:p>
          </table:table-cell>
          <table:table-cell table:formula="of:=(1-ROUND([.A1614])/[.A1614])^2" office:value-type="float" office:value="0.0000034591848853611" calcext:value-type="float">
            <text:p>3.4591848853611E-006</text:p>
          </table:table-cell>
          <table:table-cell table:formula="of:=SUM([.D1614:.F1614])" office:value-type="float" office:value="0.00000555107783067889" calcext:value-type="float">
            <text:p>5.55107783067889E-006</text:p>
          </table:table-cell>
          <table:table-cell table:number-columns-repeated="4"/>
        </table:table-row>
        <table:table-row table:style-name="ro1">
          <table:table-cell office:value-type="float" office:value="161.4" calcext:value-type="float">
            <text:p>161.4</text:p>
          </table:table-cell>
          <table:table-cell table:formula="of:=SQRT(2)*[.A1615]" office:value-type="float" office:value="228.254068967018" calcext:value-type="float">
            <text:p>228.254068967</text:p>
          </table:table-cell>
          <table:table-cell table:formula="of:=SQRT(3)*[.A1615]" office:value-type="float" office:value="279.553000341617" calcext:value-type="float">
            <text:p>279.5530003416</text:p>
          </table:table-cell>
          <table:table-cell table:formula="of:=(1-ROUND([.B1615])/[.B1615])^2" office:value-type="float" office:value="0.0000012389853957812" calcext:value-type="float">
            <text:p>0.000001239</text:p>
          </table:table-cell>
          <table:table-cell table:formula="of:=(1-ROUND([.C1615])/[.C1615])^2" office:value-type="float" office:value="0.00000255673706210043" calcext:value-type="float">
            <text:p>2.55673706210043E-006</text:p>
          </table:table-cell>
          <table:table-cell table:formula="of:=(1-ROUND([.A1615])/[.A1615])^2" office:value-type="float" office:value="0.00000614204398010633" calcext:value-type="float">
            <text:p>0.000006142</text:p>
          </table:table-cell>
          <table:table-cell table:formula="of:=SUM([.D1615:.F1615])" office:value-type="float" office:value="0.00000993776643798796" calcext:value-type="float">
            <text:p>9.93776643798796E-006</text:p>
          </table:table-cell>
          <table:table-cell table:number-columns-repeated="4"/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SQRT(2)*[.A1616]" office:value-type="float" office:value="228.395490323255" calcext:value-type="float">
            <text:p>228.3954903233</text:p>
          </table:table-cell>
          <table:table-cell table:formula="of:=SQRT(3)*[.A1616]" office:value-type="float" office:value="279.726205422374" calcext:value-type="float">
            <text:p>279.7262054224</text:p>
          </table:table-cell>
          <table:table-cell table:formula="of:=(1-ROUND([.B1616])/[.B1616])^2" office:value-type="float" office:value="0.00000299844905612541" calcext:value-type="float">
            <text:p>2.99844905612541E-006</text:p>
          </table:table-cell>
          <table:table-cell table:formula="of:=(1-ROUND([.C1616])/[.C1616])^2" office:value-type="float" office:value="0.000000958039416813791" calcext:value-type="float">
            <text:p>0.000000958</text:p>
          </table:table-cell>
          <table:table-cell table:formula="of:=(1-ROUND([.A1616])/[.A1616])^2" office:value-type="float" office:value="0.00000958506263838456" calcext:value-type="float">
            <text:p>9.58506263838456E-006</text:p>
          </table:table-cell>
          <table:table-cell table:formula="of:=SUM([.D1616:.F1616])" office:value-type="float" office:value="0.0000135415511113238" calcext:value-type="float">
            <text:p>1.35415511113238E-005</text:p>
          </table:table-cell>
          <table:table-cell table:number-columns-repeated="4"/>
        </table:table-row>
        <table:table-row table:style-name="ro1">
          <table:table-cell office:value-type="float" office:value="161.6" calcext:value-type="float">
            <text:p>161.6</text:p>
          </table:table-cell>
          <table:table-cell table:formula="of:=SQRT(2)*[.A1617]" office:value-type="float" office:value="228.536911679492" calcext:value-type="float">
            <text:p>228.5369116795</text:p>
          </table:table-cell>
          <table:table-cell table:formula="of:=SQRT(3)*[.A1617]" office:value-type="float" office:value="279.899410503131" calcext:value-type="float">
            <text:p>279.8994105031</text:p>
          </table:table-cell>
          <table:table-cell table:formula="of:=(1-ROUND([.B1617])/[.B1617])^2" office:value-type="float" office:value="0.000004105962202518" calcext:value-type="float">
            <text:p>0.000004106</text:p>
          </table:table-cell>
          <table:table-cell table:formula="of:=(1-ROUND([.C1617])/[.C1617])^2" office:value-type="float" office:value="0.000000129152050049833" calcext:value-type="float">
            <text:p>1.29152050049833E-007</text:p>
          </table:table-cell>
          <table:table-cell table:formula="of:=(1-ROUND([.A1617])/[.A1617])^2" office:value-type="float" office:value="0.00000612685030879327" calcext:value-type="float">
            <text:p>6.12685030879327E-006</text:p>
          </table:table-cell>
          <table:table-cell table:formula="of:=SUM([.D1617:.F1617])" office:value-type="float" office:value="0.0000103619645613611" calcext:value-type="float">
            <text:p>0.000010362</text:p>
          </table:table-cell>
          <table:table-cell table:number-columns-repeated="4"/>
        </table:table-row>
        <table:table-row table:style-name="ro1">
          <table:table-cell office:value-type="float" office:value="161.7" calcext:value-type="float">
            <text:p>161.7</text:p>
          </table:table-cell>
          <table:table-cell table:formula="of:=SQRT(2)*[.A1618]" office:value-type="float" office:value="228.678333035729" calcext:value-type="float">
            <text:p>228.6783330357</text:p>
          </table:table-cell>
          <table:table-cell table:formula="of:=SQRT(3)*[.A1618]" office:value-type="float" office:value="280.072615583887" calcext:value-type="float">
            <text:p>280.0726155839</text:p>
          </table:table-cell>
          <table:table-cell table:formula="of:=(1-ROUND([.B1618])/[.B1618])^2" office:value-type="float" office:value="0.00000197862223581862" calcext:value-type="float">
            <text:p>1.97862223581862E-006</text:p>
          </table:table-cell>
          <table:table-cell table:formula="of:=(1-ROUND([.C1618])/[.C1618])^2" office:value-type="float" office:value="0.00000006722307475596" calcext:value-type="float">
            <text:p>6.722307475596E-008</text:p>
          </table:table-cell>
          <table:table-cell table:formula="of:=(1-ROUND([.A1618])/[.A1618])^2" office:value-type="float" office:value="0.00000344209196581285" calcext:value-type="float">
            <text:p>3.44209196581285E-006</text:p>
          </table:table-cell>
          <table:table-cell table:formula="of:=SUM([.D1618:.F1618])" office:value-type="float" office:value="0.00000548793727638743" calcext:value-type="float">
            <text:p>5.48793727638743E-006</text:p>
          </table:table-cell>
          <table:table-cell table:number-columns-repeated="4"/>
        </table:table-row>
        <table:table-row table:style-name="ro1">
          <table:table-cell office:value-type="float" office:value="161.8" calcext:value-type="float">
            <text:p>161.8</text:p>
          </table:table-cell>
          <table:table-cell table:formula="of:=SQRT(2)*[.A1619]" office:value-type="float" office:value="228.819754391967" calcext:value-type="float">
            <text:p>228.819754392</text:p>
          </table:table-cell>
          <table:table-cell table:formula="of:=SQRT(3)*[.A1619]" office:value-type="float" office:value="280.245820664644" calcext:value-type="float">
            <text:p>280.2458206646</text:p>
          </table:table-cell>
          <table:table-cell table:formula="of:=(1-ROUND([.B1619])/[.B1619])^2" office:value-type="float" office:value="0.00000062050080932927" calcext:value-type="float">
            <text:p>6.2050080932927E-007</text:p>
          </table:table-cell>
          <table:table-cell table:formula="of:=(1-ROUND([.C1619])/[.C1619])^2" office:value-type="float" office:value="0.000000769411171678776" calcext:value-type="float">
            <text:p>7.69411171678776E-007</text:p>
          </table:table-cell>
          <table:table-cell table:formula="of:=(1-ROUND([.A1619])/[.A1619])^2" office:value-type="float" office:value="0.00000152792823626617" calcext:value-type="float">
            <text:p>1.52792823626617E-006</text:p>
          </table:table-cell>
          <table:table-cell table:formula="of:=SUM([.D1619:.F1619])" office:value-type="float" office:value="0.00000291784021727421" calcext:value-type="float">
            <text:p>2.91784021727421E-006</text:p>
          </table:table-cell>
          <table:table-cell table:number-columns-repeated="4"/>
        </table:table-row>
        <table:table-row table:style-name="ro1">
          <table:table-cell office:value-type="float" office:value="161.9" calcext:value-type="float">
            <text:p>161.9</text:p>
          </table:table-cell>
          <table:table-cell table:formula="of:=SQRT(2)*[.A1620]" office:value-type="float" office:value="228.961175748204" calcext:value-type="float">
            <text:p>228.9611757482</text:p>
          </table:table-cell>
          <table:table-cell table:formula="of:=SQRT(3)*[.A1620]" office:value-type="float" office:value="280.419025745401" calcext:value-type="float">
            <text:p>280.4190257454</text:p>
          </table:table-cell>
          <table:table-cell table:formula="of:=(1-ROUND([.B1620])/[.B1620])^2" office:value-type="float" office:value="0.0000000287529557991837" calcext:value-type="float">
            <text:p>2.87529557991837E-008</text:p>
          </table:table-cell>
          <table:table-cell table:formula="of:=(1-ROUND([.C1620])/[.C1620])^2" office:value-type="float" office:value="0.00000223288554587119" calcext:value-type="float">
            <text:p>2.23288554587119E-006</text:p>
          </table:table-cell>
          <table:table-cell table:formula="of:=(1-ROUND([.A1620])/[.A1620])^2" office:value-type="float" office:value="0.000000381510330727365" calcext:value-type="float">
            <text:p>3.81510330727365E-007</text:p>
          </table:table-cell>
          <table:table-cell table:formula="of:=SUM([.D1620:.F1620])" office:value-type="float" office:value="0.00000264314883239774" calcext:value-type="float">
            <text:p>2.64314883239774E-006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SQRT(2)*[.A1621]" office:value-type="float" office:value="229.102597104441" calcext:value-type="float">
            <text:p>229.1025971044</text:p>
          </table:table-cell>
          <table:table-cell table:formula="of:=SQRT(3)*[.A1621]" office:value-type="float" office:value="280.592230826158" calcext:value-type="float">
            <text:p>280.5922308262</text:p>
          </table:table-cell>
          <table:table-cell table:formula="of:=(1-ROUND([.B1621])/[.B1621])^2" office:value-type="float" office:value="0.000000200544235630205" calcext:value-type="float">
            <text:p>2.00544235630205E-007</text:p>
          </table:table-cell>
          <table:table-cell table:formula="of:=(1-ROUND([.C1621])/[.C1621])^2" office:value-type="float" office:value="0.00000211192017395346" calcext:value-type="float">
            <text:p>2.11192017395346E-006</text:p>
          </table:table-cell>
          <table:table-cell table:formula="of:=(1-ROUND([.A1621])/[.A1621])^2" office:value-type="float" office:value="0" calcext:value-type="float">
            <text:p>0</text:p>
          </table:table-cell>
          <table:table-cell table:formula="of:=SUM([.D1621:.F1621])" office:value-type="float" office:value="0.00000231246440958366" calcext:value-type="float">
            <text:p>2.31246440958366E-006</text:p>
          </table:table-cell>
          <table:table-cell table:number-columns-repeated="4"/>
        </table:table-row>
        <table:table-row table:style-name="ro1">
          <table:table-cell office:value-type="float" office:value="162.1" calcext:value-type="float">
            <text:p>162.1</text:p>
          </table:table-cell>
          <table:table-cell table:formula="of:=SQRT(2)*[.A1622]" office:value-type="float" office:value="229.244018460679" calcext:value-type="float">
            <text:p>229.2440184607</text:p>
          </table:table-cell>
          <table:table-cell table:formula="of:=SQRT(3)*[.A1622]" office:value-type="float" office:value="280.765435906915" calcext:value-type="float">
            <text:p>280.7654359069</text:p>
          </table:table-cell>
          <table:table-cell table:formula="of:=(1-ROUND([.B1622])/[.B1622])^2" office:value-type="float" office:value="0.00000113305069360707" calcext:value-type="float">
            <text:p>1.13305069360707E-006</text:p>
          </table:table-cell>
          <table:table-cell table:formula="of:=(1-ROUND([.C1622])/[.C1622])^2" office:value-type="float" office:value="0.000000697968428269526" calcext:value-type="float">
            <text:p>0.000000698</text:p>
          </table:table-cell>
          <table:table-cell table:formula="of:=(1-ROUND([.A1622])/[.A1622])^2" office:value-type="float" office:value="0.000000380569491798854" calcext:value-type="float">
            <text:p>3.80569491798854E-007</text:p>
          </table:table-cell>
          <table:table-cell table:formula="of:=SUM([.D1622:.F1622])" office:value-type="float" office:value="0.00000221158861367545" calcext:value-type="float">
            <text:p>2.21158861367545E-006</text:p>
          </table:table-cell>
          <table:table-cell table:number-columns-repeated="4"/>
        </table:table-row>
        <table:table-row table:style-name="ro1">
          <table:table-cell office:value-type="float" office:value="162.2" calcext:value-type="float">
            <text:p>162.2</text:p>
          </table:table-cell>
          <table:table-cell table:formula="of:=SQRT(2)*[.A1623]" office:value-type="float" office:value="229.385439816916" calcext:value-type="float">
            <text:p>229.3854398169</text:p>
          </table:table-cell>
          <table:table-cell table:formula="of:=SQRT(3)*[.A1623]" office:value-type="float" office:value="280.938640987672" calcext:value-type="float">
            <text:p>280.9386409877</text:p>
          </table:table-cell>
          <table:table-cell table:formula="of:=(1-ROUND([.B1623])/[.B1623])^2" office:value-type="float" office:value="0.00000282345881582573" calcext:value-type="float">
            <text:p>2.82345881582573E-006</text:p>
          </table:table-cell>
          <table:table-cell table:formula="of:=(1-ROUND([.C1623])/[.C1623])^2" office:value-type="float" office:value="0.0000000477016900513606" calcext:value-type="float">
            <text:p>4.77016900513606E-008</text:p>
          </table:table-cell>
          <table:table-cell table:formula="of:=(1-ROUND([.A1623])/[.A1623])^2" office:value-type="float" office:value="0.00000152040150763031" calcext:value-type="float">
            <text:p>1.52040150763031E-006</text:p>
          </table:table-cell>
          <table:table-cell table:formula="of:=SUM([.D1623:.F1623])" office:value-type="float" office:value="0.0000043915620135074" calcext:value-type="float">
            <text:p>4.3915620135074E-006</text:p>
          </table:table-cell>
          <table:table-cell table:number-columns-repeated="4"/>
        </table:table-row>
        <table:table-row table:style-name="ro1">
          <table:table-cell office:value-type="float" office:value="162.3" calcext:value-type="float">
            <text:p>162.3</text:p>
          </table:table-cell>
          <table:table-cell table:formula="of:=SQRT(2)*[.A1624]" office:value-type="float" office:value="229.526861173153" calcext:value-type="float">
            <text:p>229.5268611732</text:p>
          </table:table-cell>
          <table:table-cell table:formula="of:=SQRT(3)*[.A1624]" office:value-type="float" office:value="281.111846068429" calcext:value-type="float">
            <text:p>281.1118460684</text:p>
          </table:table-cell>
          <table:table-cell table:formula="of:=(1-ROUND([.B1624])/[.B1624])^2" office:value-type="float" office:value="0.00000424922905199029" calcext:value-type="float">
            <text:p>4.24922905199029E-006</text:p>
          </table:table-cell>
          <table:table-cell table:formula="of:=(1-ROUND([.C1624])/[.C1624])^2" office:value-type="float" office:value="0.000000158300814968675" calcext:value-type="float">
            <text:p>1.58300814968675E-007</text:p>
          </table:table-cell>
          <table:table-cell table:formula="of:=(1-ROUND([.A1624])/[.A1624])^2" office:value-type="float" office:value="0.00000341668915987039" calcext:value-type="float">
            <text:p>3.41668915987039E-006</text:p>
          </table:table-cell>
          <table:table-cell table:formula="of:=SUM([.D1624:.F1624])" office:value-type="float" office:value="0.00000782421902682936" calcext:value-type="float">
            <text:p>7.82421902682936E-006</text:p>
          </table:table-cell>
          <table:table-cell table:number-columns-repeated="4"/>
        </table:table-row>
        <table:table-row table:style-name="ro1">
          <table:table-cell office:value-type="float" office:value="162.4" calcext:value-type="float">
            <text:p>162.4</text:p>
          </table:table-cell>
          <table:table-cell table:formula="of:=SQRT(2)*[.A1625]" office:value-type="float" office:value="229.668282529391" calcext:value-type="float">
            <text:p>229.6682825294</text:p>
          </table:table-cell>
          <table:table-cell table:formula="of:=SQRT(3)*[.A1625]" office:value-type="float" office:value="281.285051149186" calcext:value-type="float">
            <text:p>281.2850511492</text:p>
          </table:table-cell>
          <table:table-cell table:formula="of:=(1-ROUND([.B1625])/[.B1625])^2" office:value-type="float" office:value="0.00000208609770293368" calcext:value-type="float">
            <text:p>2.08609770293368E-006</text:p>
          </table:table-cell>
          <table:table-cell table:formula="of:=(1-ROUND([.C1625])/[.C1625])^2" office:value-type="float" office:value="0.00000102695706707565" calcext:value-type="float">
            <text:p>0.000001027</text:p>
          </table:table-cell>
          <table:table-cell table:formula="of:=(1-ROUND([.A1625])/[.A1625])^2" office:value-type="float" office:value="0.00000606663592904489" calcext:value-type="float">
            <text:p>6.06663592904489E-006</text:p>
          </table:table-cell>
          <table:table-cell table:formula="of:=SUM([.D1625:.F1625])" office:value-type="float" office:value="0.00000917969069905422" calcext:value-type="float">
            <text:p>9.17969069905422E-006</text:p>
          </table:table-cell>
          <table:table-cell table:number-columns-repeated="4"/>
        </table:table-row>
        <table:table-row table:style-name="ro1">
          <table:table-cell office:value-type="float" office:value="162.5" calcext:value-type="float">
            <text:p>162.5</text:p>
          </table:table-cell>
          <table:table-cell table:formula="of:=SQRT(2)*[.A1626]" office:value-type="float" office:value="229.809703885628" calcext:value-type="float">
            <text:p>229.8097038856</text:p>
          </table:table-cell>
          <table:table-cell table:formula="of:=SQRT(3)*[.A1626]" office:value-type="float" office:value="281.458256229943" calcext:value-type="float">
            <text:p>281.4582562299</text:p>
          </table:table-cell>
          <table:table-cell table:formula="of:=(1-ROUND([.B1626])/[.B1626])^2" office:value-type="float" office:value="0.000000685682577895435" calcext:value-type="float">
            <text:p>6.85682577895435E-007</text:p>
          </table:table-cell>
          <table:table-cell table:formula="of:=(1-ROUND([.C1626])/[.C1626])^2" office:value-type="float" office:value="0.00000265087207613289" calcext:value-type="float">
            <text:p>2.65087207613289E-006</text:p>
          </table:table-cell>
          <table:table-cell table:formula="of:=(1-ROUND([.A1626])/[.A1626])^2" office:value-type="float" office:value="0.00000946745562130116" calcext:value-type="float">
            <text:p>9.46745562130116E-006</text:p>
          </table:table-cell>
          <table:table-cell table:formula="of:=SUM([.D1626:.F1626])" office:value-type="float" office:value="0.0000128040102753295" calcext:value-type="float">
            <text:p>0.000012804</text:p>
          </table:table-cell>
          <table:table-cell table:number-columns-repeated="4"/>
        </table:table-row>
        <table:table-row table:style-name="ro1">
          <table:table-cell office:value-type="float" office:value="162.6" calcext:value-type="float">
            <text:p>162.6</text:p>
          </table:table-cell>
          <table:table-cell table:formula="of:=SQRT(2)*[.A1627]" office:value-type="float" office:value="229.951125241865" calcext:value-type="float">
            <text:p>229.9511252419</text:p>
          </table:table-cell>
          <table:table-cell table:formula="of:=SQRT(3)*[.A1627]" office:value-type="float" office:value="281.631461310699" calcext:value-type="float">
            <text:p>281.6314613107</text:p>
          </table:table-cell>
          <table:table-cell table:formula="of:=(1-ROUND([.B1627])/[.B1627])^2" office:value-type="float" office:value="0.0000000451750003163629" calcext:value-type="float">
            <text:p>4.51750003163629E-008</text:p>
          </table:table-cell>
          <table:table-cell table:formula="of:=(1-ROUND([.C1627])/[.C1627])^2" office:value-type="float" office:value="0.00000171239454890435" calcext:value-type="float">
            <text:p>1.71239454890435E-006</text:p>
          </table:table-cell>
          <table:table-cell table:formula="of:=(1-ROUND([.A1627])/[.A1627])^2" office:value-type="float" office:value="0.00000605172103381534" calcext:value-type="float">
            <text:p>6.05172103381534E-006</text:p>
          </table:table-cell>
          <table:table-cell table:formula="of:=SUM([.D1627:.F1627])" office:value-type="float" office:value="0.00000780929058303606" calcext:value-type="float">
            <text:p>7.80929058303606E-006</text:p>
          </table:table-cell>
          <table:table-cell table:number-columns-repeated="4"/>
        </table:table-row>
        <table:table-row table:style-name="ro1">
          <table:table-cell office:value-type="float" office:value="162.7" calcext:value-type="float">
            <text:p>162.7</text:p>
          </table:table-cell>
          <table:table-cell table:formula="of:=SQRT(2)*[.A1628]" office:value-type="float" office:value="230.092546598103" calcext:value-type="float">
            <text:p>230.0925465981</text:p>
          </table:table-cell>
          <table:table-cell table:formula="of:=SQRT(3)*[.A1628]" office:value-type="float" office:value="281.804666391456" calcext:value-type="float">
            <text:p>281.8046663915</text:p>
          </table:table-cell>
          <table:table-cell table:formula="of:=(1-ROUND([.B1628])/[.B1628])^2" office:value-type="float" office:value="0.000000161776642172881" calcext:value-type="float">
            <text:p>1.61776642172881E-007</text:p>
          </table:table-cell>
          <table:table-cell table:formula="of:=(1-ROUND([.C1628])/[.C1628])^2" office:value-type="float" office:value="0.000000480460385908517" calcext:value-type="float">
            <text:p>4.80460385908517E-007</text:p>
          </table:table-cell>
          <table:table-cell table:formula="of:=(1-ROUND([.A1628])/[.A1628])^2" office:value-type="float" office:value="0.00000339990986461177" calcext:value-type="float">
            <text:p>3.39990986461177E-006</text:p>
          </table:table-cell>
          <table:table-cell table:formula="of:=SUM([.D1628:.F1628])" office:value-type="float" office:value="0.00000404214689269317" calcext:value-type="float">
            <text:p>4.04214689269317E-006</text:p>
          </table:table-cell>
          <table:table-cell table:number-columns-repeated="4"/>
        </table:table-row>
        <table:table-row table:style-name="ro1">
          <table:table-cell office:value-type="float" office:value="162.8" calcext:value-type="float">
            <text:p>162.8</text:p>
          </table:table-cell>
          <table:table-cell table:formula="of:=SQRT(2)*[.A1629]" office:value-type="float" office:value="230.23396795434" calcext:value-type="float">
            <text:p>230.2339679543</text:p>
          </table:table-cell>
          <table:table-cell table:formula="of:=SQRT(3)*[.A1629]" office:value-type="float" office:value="281.977871472213" calcext:value-type="float">
            <text:p>281.9778714722</text:p>
          </table:table-cell>
          <table:table-cell table:formula="of:=(1-ROUND([.B1629])/[.B1629])^2" office:value-type="float" office:value="0.00000103269948162224" calcext:value-type="float">
            <text:p>1.03269948162224E-006</text:p>
          </table:table-cell>
          <table:table-cell table:formula="of:=(1-ROUND([.C1629])/[.C1629])^2" office:value-type="float" office:value="0.00000000615850057968293" calcext:value-type="float">
            <text:p>6.15850057968293E-009</text:p>
          </table:table-cell>
          <table:table-cell table:formula="of:=(1-ROUND([.A1629])/[.A1629])^2" office:value-type="float" office:value="0.00000150921526842885" calcext:value-type="float">
            <text:p>1.50921526842885E-006</text:p>
          </table:table-cell>
          <table:table-cell table:formula="of:=SUM([.D1629:.F1629])" office:value-type="float" office:value="0.00000254807325063077" calcext:value-type="float">
            <text:p>2.54807325063077E-006</text:p>
          </table:table-cell>
          <table:table-cell table:number-columns-repeated="4"/>
        </table:table-row>
        <table:table-row table:style-name="ro1">
          <table:table-cell office:value-type="float" office:value="162.9" calcext:value-type="float">
            <text:p>162.9</text:p>
          </table:table-cell>
          <table:table-cell table:formula="of:=SQRT(2)*[.A1630]" office:value-type="float" office:value="230.375389310577" calcext:value-type="float">
            <text:p>230.3753893106</text:p>
          </table:table-cell>
          <table:table-cell table:formula="of:=SQRT(3)*[.A1630]" office:value-type="float" office:value="282.15107655297" calcext:value-type="float">
            <text:p>282.151076553</text:p>
          </table:table-cell>
          <table:table-cell table:formula="of:=(1-ROUND([.B1630])/[.B1630])^2" office:value-type="float" office:value="0.0000026551657608477" calcext:value-type="float">
            <text:p>2.6551657608477E-006</text:p>
          </table:table-cell>
          <table:table-cell table:formula="of:=(1-ROUND([.C1630])/[.C1630])^2" office:value-type="float" office:value="0.000000286701992436399" calcext:value-type="float">
            <text:p>2.86701992436399E-007</text:p>
          </table:table-cell>
          <table:table-cell table:formula="of:=(1-ROUND([.A1630])/[.A1630])^2" office:value-type="float" office:value="0.000000376840725629289" calcext:value-type="float">
            <text:p>3.76840725629289E-007</text:p>
          </table:table-cell>
          <table:table-cell table:formula="of:=SUM([.D1630:.F1630])" office:value-type="float" office:value="0.00000331870847891339" calcext:value-type="float">
            <text:p>3.31870847891339E-006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SQRT(2)*[.A1631]" office:value-type="float" office:value="230.516810666814" calcext:value-type="float">
            <text:p>230.5168106668</text:p>
          </table:table-cell>
          <table:table-cell table:formula="of:=SQRT(3)*[.A1631]" office:value-type="float" office:value="282.324281633727" calcext:value-type="float">
            <text:p>282.3242816337</text:p>
          </table:table-cell>
          <table:table-cell table:formula="of:=(1-ROUND([.B1631])/[.B1631])^2" office:value-type="float" office:value="0.00000439369061131858" calcext:value-type="float">
            <text:p>4.39369061131858E-006</text:p>
          </table:table-cell>
          <table:table-cell table:formula="of:=(1-ROUND([.C1631])/[.C1631])^2" office:value-type="float" office:value="0.0000013193142129629" calcext:value-type="float">
            <text:p>1.3193142129629E-006</text:p>
          </table:table-cell>
          <table:table-cell table:formula="of:=(1-ROUND([.A1631])/[.A1631])^2" office:value-type="float" office:value="0" calcext:value-type="float">
            <text:p>0</text:p>
          </table:table-cell>
          <table:table-cell table:formula="of:=SUM([.D1631:.F1631])" office:value-type="float" office:value="0.00000571300482428148" calcext:value-type="float">
            <text:p>0.000005713</text:p>
          </table:table-cell>
          <table:table-cell table:number-columns-repeated="4"/>
        </table:table-row>
        <table:table-row table:style-name="ro1">
          <table:table-cell office:value-type="float" office:value="163.1" calcext:value-type="float">
            <text:p>163.1</text:p>
          </table:table-cell>
          <table:table-cell table:formula="of:=SQRT(2)*[.A1632]" office:value-type="float" office:value="230.658232023052" calcext:value-type="float">
            <text:p>230.6582320231</text:p>
          </table:table-cell>
          <table:table-cell table:formula="of:=SQRT(3)*[.A1632]" office:value-type="float" office:value="282.497486714484" calcext:value-type="float">
            <text:p>282.4974867145</text:p>
          </table:table-cell>
          <table:table-cell table:formula="of:=(1-ROUND([.B1632])/[.B1632])^2" office:value-type="float" office:value="0.00000219545640409051" calcext:value-type="float">
            <text:p>2.19545640409051E-006</text:p>
          </table:table-cell>
          <table:table-cell table:formula="of:=(1-ROUND([.C1632])/[.C1632])^2" office:value-type="float" office:value="0.0000031012287237243" calcext:value-type="float">
            <text:p>3.1012287237243E-006</text:p>
          </table:table-cell>
          <table:table-cell table:formula="of:=(1-ROUND([.A1632])/[.A1632])^2" office:value-type="float" office:value="0.000000375917096747128" calcext:value-type="float">
            <text:p>3.75917096747128E-007</text:p>
          </table:table-cell>
          <table:table-cell table:formula="of:=SUM([.D1632:.F1632])" office:value-type="float" office:value="0.00000567260222456194" calcext:value-type="float">
            <text:p>5.67260222456194E-006</text:p>
          </table:table-cell>
          <table:table-cell table:number-columns-repeated="4"/>
        </table:table-row>
        <table:table-row table:style-name="ro1">
          <table:table-cell office:value-type="float" office:value="163.2" calcext:value-type="float">
            <text:p>163.2</text:p>
          </table:table-cell>
          <table:table-cell table:formula="of:=SQRT(2)*[.A1633]" office:value-type="float" office:value="230.799653379289" calcext:value-type="float">
            <text:p>230.7996533793</text:p>
          </table:table-cell>
          <table:table-cell table:formula="of:=SQRT(3)*[.A1633]" office:value-type="float" office:value="282.670691795241" calcext:value-type="float">
            <text:p>282.6706917952</text:p>
          </table:table-cell>
          <table:table-cell table:formula="of:=(1-ROUND([.B1633])/[.B1633])^2" office:value-type="float" office:value="0.000000753518186181775" calcext:value-type="float">
            <text:p>7.53518186181775E-007</text:p>
          </table:table-cell>
          <table:table-cell table:formula="of:=(1-ROUND([.C1633])/[.C1633])^2" office:value-type="float" office:value="0.00000135719902553676" calcext:value-type="float">
            <text:p>1.35719902553676E-006</text:p>
          </table:table-cell>
          <table:table-cell table:formula="of:=(1-ROUND([.A1633])/[.A1633])^2" office:value-type="float" office:value="0.00000150182622068461" calcext:value-type="float">
            <text:p>1.50182622068461E-006</text:p>
          </table:table-cell>
          <table:table-cell table:formula="of:=SUM([.D1633:.F1633])" office:value-type="float" office:value="0.00000361254343240315" calcext:value-type="float">
            <text:p>3.61254343240315E-006</text:p>
          </table:table-cell>
          <table:table-cell table:number-columns-repeated="4"/>
        </table:table-row>
        <table:table-row table:style-name="ro1">
          <table:table-cell office:value-type="float" office:value="163.3" calcext:value-type="float">
            <text:p>163.3</text:p>
          </table:table-cell>
          <table:table-cell table:formula="of:=SQRT(2)*[.A1634]" office:value-type="float" office:value="230.941074735526" calcext:value-type="float">
            <text:p>230.9410747355</text:p>
          </table:table-cell>
          <table:table-cell table:formula="of:=SQRT(3)*[.A1634]" office:value-type="float" office:value="282.843896875998" calcext:value-type="float">
            <text:p>282.843896876</text:p>
          </table:table-cell>
          <table:table-cell table:formula="of:=(1-ROUND([.B1634])/[.B1634])^2" office:value-type="float" office:value="0.0000000651029571367046" calcext:value-type="float">
            <text:p>6.51029571367046E-008</text:p>
          </table:table-cell>
          <table:table-cell table:formula="of:=(1-ROUND([.C1634])/[.C1634])^2" office:value-type="float" office:value="0.000000304599765518095" calcext:value-type="float">
            <text:p>3.04599765518095E-007</text:p>
          </table:table-cell>
          <table:table-cell table:formula="of:=(1-ROUND([.A1634])/[.A1634])^2" office:value-type="float" office:value="0.00000337497173461187" calcext:value-type="float">
            <text:p>0.000003375</text:p>
          </table:table-cell>
          <table:table-cell table:formula="of:=SUM([.D1634:.F1634])" office:value-type="float" office:value="0.00000374467445726667" calcext:value-type="float">
            <text:p>3.74467445726667E-006</text:p>
          </table:table-cell>
          <table:table-cell table:number-columns-repeated="4"/>
        </table:table-row>
        <table:table-row table:style-name="ro1">
          <table:table-cell office:value-type="float" office:value="163.4" calcext:value-type="float">
            <text:p>163.4</text:p>
          </table:table-cell>
          <table:table-cell table:formula="of:=SQRT(2)*[.A1635]" office:value-type="float" office:value="231.082496091764" calcext:value-type="float">
            <text:p>231.0824960918</text:p>
          </table:table-cell>
          <table:table-cell table:formula="of:=SQRT(3)*[.A1635]" office:value-type="float" office:value="283.017101956755" calcext:value-type="float">
            <text:p>283.0171019568</text:p>
          </table:table-cell>
          <table:table-cell table:formula="of:=(1-ROUND([.B1635])/[.B1635])^2" office:value-type="float" office:value="0.000000127447889708503" calcext:value-type="float">
            <text:p>1.27447889708503E-007</text:p>
          </table:table-cell>
          <table:table-cell table:formula="of:=(1-ROUND([.C1635])/[.C1635])^2" office:value-type="float" office:value="0.00000000365145748759969" calcext:value-type="float">
            <text:p>3.65145748759969E-009</text:p>
          </table:table-cell>
          <table:table-cell table:formula="of:=(1-ROUND([.A1635])/[.A1635])^2" office:value-type="float" office:value="0.00000599260811788664" calcext:value-type="float">
            <text:p>5.99260811788664E-006</text:p>
          </table:table-cell>
          <table:table-cell table:formula="of:=SUM([.D1635:.F1635])" office:value-type="float" office:value="0.00000612370746508274" calcext:value-type="float">
            <text:p>6.12370746508274E-006</text:p>
          </table:table-cell>
          <table:table-cell table:number-columns-repeated="4"/>
        </table:table-row>
        <table:table-row table:style-name="ro1">
          <table:table-cell office:value-type="float" office:value="163.5" calcext:value-type="float">
            <text:p>163.5</text:p>
          </table:table-cell>
          <table:table-cell table:formula="of:=SQRT(2)*[.A1636]" office:value-type="float" office:value="231.223917448001" calcext:value-type="float">
            <text:p>231.223917448</text:p>
          </table:table-cell>
          <table:table-cell table:formula="of:=SQRT(3)*[.A1636]" office:value-type="float" office:value="283.190307037511" calcext:value-type="float">
            <text:p>283.1903070375</text:p>
          </table:table-cell>
          <table:table-cell table:formula="of:=(1-ROUND([.B1636])/[.B1636])^2" office:value-type="float" office:value="0.000000937800288402666" calcext:value-type="float">
            <text:p>9.37800288402666E-007</text:p>
          </table:table-cell>
          <table:table-cell table:formula="of:=(1-ROUND([.C1636])/[.C1636])^2" office:value-type="float" office:value="0.00000045159895539882" calcext:value-type="float">
            <text:p>4.5159895539882E-007</text:p>
          </table:table-cell>
          <table:table-cell table:formula="of:=(1-ROUND([.A1636])/[.A1636])^2" office:value-type="float" office:value="0.00000935199992518344" calcext:value-type="float">
            <text:p>0.000009352</text:p>
          </table:table-cell>
          <table:table-cell table:formula="of:=SUM([.D1636:.F1636])" office:value-type="float" office:value="0.0000107413991689849" calcext:value-type="float">
            <text:p>1.07413991689849E-005</text:p>
          </table:table-cell>
          <table:table-cell table:number-columns-repeated="4"/>
        </table:table-row>
        <table:table-row table:style-name="ro1">
          <table:table-cell office:value-type="float" office:value="163.6" calcext:value-type="float">
            <text:p>163.6</text:p>
          </table:table-cell>
          <table:table-cell table:formula="of:=SQRT(2)*[.A1637]" office:value-type="float" office:value="231.365338804238" calcext:value-type="float">
            <text:p>231.3653388042</text:p>
          </table:table-cell>
          <table:table-cell table:formula="of:=SQRT(3)*[.A1637]" office:value-type="float" office:value="283.363512118268" calcext:value-type="float">
            <text:p>283.3635121183</text:p>
          </table:table-cell>
          <table:table-cell table:formula="of:=(1-ROUND([.B1637])/[.B1637])^2" office:value-type="float" office:value="0.0000024934175482107" calcext:value-type="float">
            <text:p>2.4934175482107E-006</text:p>
          </table:table-cell>
          <table:table-cell table:formula="of:=(1-ROUND([.C1637])/[.C1637])^2" office:value-type="float" office:value="0.00000164569721167686" calcext:value-type="float">
            <text:p>1.64569721167686E-006</text:p>
          </table:table-cell>
          <table:table-cell table:formula="of:=(1-ROUND([.A1637])/[.A1637])^2" office:value-type="float" office:value="0.00000597796522019868" calcext:value-type="float">
            <text:p>0.000005978</text:p>
          </table:table-cell>
          <table:table-cell table:formula="of:=SUM([.D1637:.F1637])" office:value-type="float" office:value="0.0000101170799800862" calcext:value-type="float">
            <text:p>1.01170799800862E-005</text:p>
          </table:table-cell>
          <table:table-cell table:number-columns-repeated="4"/>
        </table:table-row>
        <table:table-row table:style-name="ro1">
          <table:table-cell office:value-type="float" office:value="163.7" calcext:value-type="float">
            <text:p>163.7</text:p>
          </table:table-cell>
          <table:table-cell table:formula="of:=SQRT(2)*[.A1638]" office:value-type="float" office:value="231.506760160476" calcext:value-type="float">
            <text:p>231.5067601605</text:p>
          </table:table-cell>
          <table:table-cell table:formula="of:=SQRT(3)*[.A1638]" office:value-type="float" office:value="283.536717199025" calcext:value-type="float">
            <text:p>283.536717199</text:p>
          </table:table-cell>
          <table:table-cell table:formula="of:=(1-ROUND([.B1638])/[.B1638])^2" office:value-type="float" office:value="0.00000453930057579479" calcext:value-type="float">
            <text:p>4.53930057579479E-006</text:p>
          </table:table-cell>
          <table:table-cell table:formula="of:=(1-ROUND([.C1638])/[.C1638])^2" office:value-type="float" office:value="0.0000026697693430419" calcext:value-type="float">
            <text:p>2.6697693430419E-006</text:p>
          </table:table-cell>
          <table:table-cell table:formula="of:=(1-ROUND([.A1638])/[.A1638])^2" office:value-type="float" office:value="0.00000335849843773815" calcext:value-type="float">
            <text:p>3.35849843773815E-006</text:p>
          </table:table-cell>
          <table:table-cell table:formula="of:=SUM([.D1638:.F1638])" office:value-type="float" office:value="0.0000105675683565748" calcext:value-type="float">
            <text:p>1.05675683565748E-005</text:p>
          </table:table-cell>
          <table:table-cell table:number-columns-repeated="4"/>
        </table:table-row>
        <table:table-row table:style-name="ro1">
          <table:table-cell office:value-type="float" office:value="163.8" calcext:value-type="float">
            <text:p>163.8</text:p>
          </table:table-cell>
          <table:table-cell table:formula="of:=SQRT(2)*[.A1639]" office:value-type="float" office:value="231.648181516713" calcext:value-type="float">
            <text:p>231.6481815167</text:p>
          </table:table-cell>
          <table:table-cell table:formula="of:=SQRT(3)*[.A1639]" office:value-type="float" office:value="283.709922279782" calcext:value-type="float">
            <text:p>283.7099222798</text:p>
          </table:table-cell>
          <table:table-cell table:formula="of:=(1-ROUND([.B1639])/[.B1639])^2" office:value-type="float" office:value="0.00000230663837757354" calcext:value-type="float">
            <text:p>2.30663837757354E-006</text:p>
          </table:table-cell>
          <table:table-cell table:formula="of:=(1-ROUND([.C1639])/[.C1639])^2" office:value-type="float" office:value="0.00000104539326435206" calcext:value-type="float">
            <text:p>1.04539326435206E-006</text:p>
          </table:table-cell>
          <table:table-cell table:formula="of:=(1-ROUND([.A1639])/[.A1639])^2" office:value-type="float" office:value="0.00000149084398168646" calcext:value-type="float">
            <text:p>1.49084398168646E-006</text:p>
          </table:table-cell>
          <table:table-cell table:formula="of:=SUM([.D1639:.F1639])" office:value-type="float" office:value="0.00000484287562361206" calcext:value-type="float">
            <text:p>4.84287562361206E-006</text:p>
          </table:table-cell>
          <table:table-cell table:number-columns-repeated="4"/>
        </table:table-row>
        <table:table-row table:style-name="ro1">
          <table:table-cell office:value-type="float" office:value="163.9" calcext:value-type="float">
            <text:p>163.9</text:p>
          </table:table-cell>
          <table:table-cell table:formula="of:=SQRT(2)*[.A1640]" office:value-type="float" office:value="231.78960287295" calcext:value-type="float">
            <text:p>231.789602873</text:p>
          </table:table-cell>
          <table:table-cell table:formula="of:=SQRT(3)*[.A1640]" office:value-type="float" office:value="283.883127360539" calcext:value-type="float">
            <text:p>283.8831273605</text:p>
          </table:table-cell>
          <table:table-cell table:formula="of:=(1-ROUND([.B1640])/[.B1640])^2" office:value-type="float" office:value="0.000000823932640044992" calcext:value-type="float">
            <text:p>8.23932640044992E-007</text:p>
          </table:table-cell>
          <table:table-cell table:formula="of:=(1-ROUND([.C1640])/[.C1640])^2" office:value-type="float" office:value="0.000000169490961238888" calcext:value-type="float">
            <text:p>1.69490961238888E-007</text:p>
          </table:table-cell>
          <table:table-cell table:formula="of:=(1-ROUND([.A1640])/[.A1640])^2" office:value-type="float" office:value="0.000000372256331242604" calcext:value-type="float">
            <text:p>3.72256331242604E-007</text:p>
          </table:table-cell>
          <table:table-cell table:formula="of:=SUM([.D1640:.F1640])" office:value-type="float" office:value="0.00000136567993252648" calcext:value-type="float">
            <text:p>1.36567993252648E-00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SQRT(2)*[.A1641]" office:value-type="float" office:value="231.931024229188" calcext:value-type="float">
            <text:p>231.9310242292</text:p>
          </table:table-cell>
          <table:table-cell table:formula="of:=SQRT(3)*[.A1641]" office:value-type="float" office:value="284.056332441296" calcext:value-type="float">
            <text:p>284.0563324413</text:p>
          </table:table-cell>
          <table:table-cell table:formula="of:=(1-ROUND([.B1641])/[.B1641])^2" office:value-type="float" office:value="0.0000000884454372242369" calcext:value-type="float">
            <text:p>8.84454372242369E-008</text:p>
          </table:table-cell>
          <table:table-cell table:formula="of:=(1-ROUND([.C1641])/[.C1641])^2" office:value-type="float" office:value="0.0000000393285735469147" calcext:value-type="float">
            <text:p>3.93285735469147E-008</text:p>
          </table:table-cell>
          <table:table-cell table:formula="of:=(1-ROUND([.A1641])/[.A1641])^2" office:value-type="float" office:value="0" calcext:value-type="float">
            <text:p>0</text:p>
          </table:table-cell>
          <table:table-cell table:formula="of:=SUM([.D1641:.F1641])" office:value-type="float" office:value="0.000000127774010771152" calcext:value-type="float">
            <text:p>1.27774010771152E-007</text:p>
          </table:table-cell>
          <table:table-cell table:number-columns-repeated="4"/>
        </table:table-row>
        <table:table-row table:style-name="ro1">
          <table:table-cell office:value-type="float" office:value="164.1" calcext:value-type="float">
            <text:p>164.1</text:p>
          </table:table-cell>
          <table:table-cell table:formula="of:=SQRT(2)*[.A1642]" office:value-type="float" office:value="232.072445585425" calcext:value-type="float">
            <text:p>232.0724455854</text:p>
          </table:table-cell>
          <table:table-cell table:formula="of:=SQRT(3)*[.A1642]" office:value-type="float" office:value="284.229537522053" calcext:value-type="float">
            <text:p>284.2295375221</text:p>
          </table:table-cell>
          <table:table-cell table:formula="of:=(1-ROUND([.B1642])/[.B1642])^2" office:value-type="float" office:value="0.0000000974488447049476" calcext:value-type="float">
            <text:p>9.74488447049476E-008</text:p>
          </table:table-cell>
          <table:table-cell table:formula="of:=(1-ROUND([.C1642])/[.C1642])^2" office:value-type="float" office:value="0.000000652182229492085" calcext:value-type="float">
            <text:p>6.52182229492085E-007</text:p>
          </table:table-cell>
          <table:table-cell table:formula="of:=(1-ROUND([.A1642])/[.A1642])^2" office:value-type="float" office:value="0.000000371349495205954" calcext:value-type="float">
            <text:p>3.71349495205954E-007</text:p>
          </table:table-cell>
          <table:table-cell table:formula="of:=SUM([.D1642:.F1642])" office:value-type="float" office:value="0.00000112098056940299" calcext:value-type="float">
            <text:p>0.000001121</text:p>
          </table:table-cell>
          <table:table-cell table:number-columns-repeated="4"/>
        </table:table-row>
        <table:table-row table:style-name="ro1">
          <table:table-cell office:value-type="float" office:value="164.2" calcext:value-type="float">
            <text:p>164.2</text:p>
          </table:table-cell>
          <table:table-cell table:formula="of:=SQRT(2)*[.A1643]" office:value-type="float" office:value="232.213866941662" calcext:value-type="float">
            <text:p>232.2138669417</text:p>
          </table:table-cell>
          <table:table-cell table:formula="of:=SQRT(3)*[.A1643]" office:value-type="float" office:value="284.40274260281" calcext:value-type="float">
            <text:p>284.4027426028</text:p>
          </table:table-cell>
          <table:table-cell table:formula="of:=(1-ROUND([.B1643])/[.B1643])^2" office:value-type="float" office:value="0.000000848224899078174" calcext:value-type="float">
            <text:p>8.48224899078174E-007</text:p>
          </table:table-cell>
          <table:table-cell table:formula="of:=(1-ROUND([.C1643])/[.C1643])^2" office:value-type="float" office:value="0.00000200533800513006" calcext:value-type="float">
            <text:p>2.00533800513006E-006</text:p>
          </table:table-cell>
          <table:table-cell table:formula="of:=(1-ROUND([.A1643])/[.A1643])^2" office:value-type="float" office:value="0.00000148358927721048" calcext:value-type="float">
            <text:p>1.48358927721048E-006</text:p>
          </table:table-cell>
          <table:table-cell table:formula="of:=SUM([.D1643:.F1643])" office:value-type="float" office:value="0.00000433715218141871" calcext:value-type="float">
            <text:p>4.33715218141871E-006</text:p>
          </table:table-cell>
          <table:table-cell table:number-columns-repeated="4"/>
        </table:table-row>
        <table:table-row table:style-name="ro1">
          <table:table-cell office:value-type="float" office:value="164.3" calcext:value-type="float">
            <text:p>164.3</text:p>
          </table:table-cell>
          <table:table-cell table:formula="of:=SQRT(2)*[.A1644]" office:value-type="float" office:value="232.3552882979" calcext:value-type="float">
            <text:p>232.3552882979</text:p>
          </table:table-cell>
          <table:table-cell table:formula="of:=SQRT(3)*[.A1644]" office:value-type="float" office:value="284.575947683567" calcext:value-type="float">
            <text:p>284.5759476836</text:p>
          </table:table-cell>
          <table:table-cell table:formula="of:=(1-ROUND([.B1644])/[.B1644])^2" office:value-type="float" office:value="0.00000233806555753358" calcext:value-type="float">
            <text:p>2.33806555753358E-006</text:p>
          </table:table-cell>
          <table:table-cell table:formula="of:=(1-ROUND([.C1644])/[.C1644])^2" office:value-type="float" office:value="0.00000222045766960332" calcext:value-type="float">
            <text:p>2.22045766960332E-006</text:p>
          </table:table-cell>
          <table:table-cell table:formula="of:=(1-ROUND([.A1644])/[.A1644])^2" office:value-type="float" office:value="0.00000333401371909644" calcext:value-type="float">
            <text:p>0.000003334</text:p>
          </table:table-cell>
          <table:table-cell table:formula="of:=SUM([.D1644:.F1644])" office:value-type="float" office:value="0.00000789253694623333" calcext:value-type="float">
            <text:p>7.89253694623333E-006</text:p>
          </table:table-cell>
          <table:table-cell table:number-columns-repeated="4"/>
        </table:table-row>
        <table:table-row table:style-name="ro1">
          <table:table-cell office:value-type="float" office:value="164.4" calcext:value-type="float">
            <text:p>164.4</text:p>
          </table:table-cell>
          <table:table-cell table:formula="of:=SQRT(2)*[.A1645]" office:value-type="float" office:value="232.496709654137" calcext:value-type="float">
            <text:p>232.4967096541</text:p>
          </table:table-cell>
          <table:table-cell table:formula="of:=SQRT(3)*[.A1645]" office:value-type="float" office:value="284.749152764323" calcext:value-type="float">
            <text:p>284.7491527643</text:p>
          </table:table-cell>
          <table:table-cell table:formula="of:=(1-ROUND([.B1645])/[.B1645])^2" office:value-type="float" office:value="0.00000456427265764668" calcext:value-type="float">
            <text:p>4.56427265764668E-006</text:p>
          </table:table-cell>
          <table:table-cell table:formula="of:=(1-ROUND([.C1645])/[.C1645])^2" office:value-type="float" office:value="0.000000776057245282504" calcext:value-type="float">
            <text:p>7.76057245282504E-007</text:p>
          </table:table-cell>
          <table:table-cell table:formula="of:=(1-ROUND([.A1645])/[.A1645])^2" office:value-type="float" office:value="0.00000591992706649853" calcext:value-type="float">
            <text:p>5.91992706649853E-006</text:p>
          </table:table-cell>
          <table:table-cell table:formula="of:=SUM([.D1645:.F1645])" office:value-type="float" office:value="0.0000112602569694277" calcext:value-type="float">
            <text:p>1.12602569694277E-005</text:p>
          </table:table-cell>
          <table:table-cell table:number-columns-repeated="4"/>
        </table:table-row>
        <table:table-row table:style-name="ro1">
          <table:table-cell office:value-type="float" office:value="164.5" calcext:value-type="float">
            <text:p>164.5</text:p>
          </table:table-cell>
          <table:table-cell table:formula="of:=SQRT(2)*[.A1646]" office:value-type="float" office:value="232.638131010374" calcext:value-type="float">
            <text:p>232.6381310104</text:p>
          </table:table-cell>
          <table:table-cell table:formula="of:=SQRT(3)*[.A1646]" office:value-type="float" office:value="284.92235784508" calcext:value-type="float">
            <text:p>284.9223578451</text:p>
          </table:table-cell>
          <table:table-cell table:formula="of:=(1-ROUND([.B1646])/[.B1646])^2" office:value-type="float" office:value="0.00000241958528936035" calcext:value-type="float">
            <text:p>2.41958528936035E-006</text:p>
          </table:table-cell>
          <table:table-cell table:formula="of:=(1-ROUND([.C1646])/[.C1646])^2" office:value-type="float" office:value="0.0000000742578039816265" calcext:value-type="float">
            <text:p>7.42578039816265E-008</text:p>
          </table:table-cell>
          <table:table-cell table:formula="of:=(1-ROUND([.A1646])/[.A1646])^2" office:value-type="float" office:value="0.00000923864339760401" calcext:value-type="float">
            <text:p>9.23864339760401E-006</text:p>
          </table:table-cell>
          <table:table-cell table:formula="of:=SUM([.D1646:.F1646])" office:value-type="float" office:value="0.000011732486490946" calcext:value-type="float">
            <text:p>1.1732486490946E-005</text:p>
          </table:table-cell>
          <table:table-cell table:number-columns-repeated="4"/>
        </table:table-row>
        <table:table-row table:style-name="ro1">
          <table:table-cell office:value-type="float" office:value="164.6" calcext:value-type="float">
            <text:p>164.6</text:p>
          </table:table-cell>
          <table:table-cell table:formula="of:=SQRT(2)*[.A1647]" office:value-type="float" office:value="232.779552366611" calcext:value-type="float">
            <text:p>232.7795523666</text:p>
          </table:table-cell>
          <table:table-cell table:formula="of:=SQRT(3)*[.A1647]" office:value-type="float" office:value="285.095562925837" calcext:value-type="float">
            <text:p>285.0955629258</text:p>
          </table:table-cell>
          <table:table-cell table:formula="of:=(1-ROUND([.B1647])/[.B1647])^2" office:value-type="float" office:value="0.000000896852915396576" calcext:value-type="float">
            <text:p>8.96852915396576E-007</text:p>
          </table:table-cell>
          <table:table-cell table:formula="of:=(1-ROUND([.C1647])/[.C1647])^2" office:value-type="float" office:value="0.000000112356437252789" calcext:value-type="float">
            <text:p>1.12356437252789E-007</text:p>
          </table:table-cell>
          <table:table-cell table:formula="of:=(1-ROUND([.A1647])/[.A1647])^2" office:value-type="float" office:value="0.00000590554959259073" calcext:value-type="float">
            <text:p>5.90554959259073E-006</text:p>
          </table:table-cell>
          <table:table-cell table:formula="of:=SUM([.D1647:.F1647])" office:value-type="float" office:value="0.00000691475894524009" calcext:value-type="float">
            <text:p>6.91475894524009E-006</text:p>
          </table:table-cell>
          <table:table-cell table:number-columns-repeated="4"/>
        </table:table-row>
        <table:table-row table:style-name="ro1">
          <table:table-cell office:value-type="float" office:value="164.7" calcext:value-type="float">
            <text:p>164.7</text:p>
          </table:table-cell>
          <table:table-cell table:formula="of:=SQRT(2)*[.A1648]" office:value-type="float" office:value="232.920973722849" calcext:value-type="float">
            <text:p>232.9209737228</text:p>
          </table:table-cell>
          <table:table-cell table:formula="of:=SQRT(3)*[.A1648]" office:value-type="float" office:value="285.268768006594" calcext:value-type="float">
            <text:p>285.2687680066</text:p>
          </table:table-cell>
          <table:table-cell table:formula="of:=(1-ROUND([.B1648])/[.B1648])^2" office:value-type="float" office:value="0.000000115113392316714" calcext:value-type="float">
            <text:p>1.15113392316714E-007</text:p>
          </table:table-cell>
          <table:table-cell table:formula="of:=(1-ROUND([.C1648])/[.C1648])^2" office:value-type="float" office:value="0.000000887660076437519" calcext:value-type="float">
            <text:p>8.87660076437519E-007</text:p>
          </table:table-cell>
          <table:table-cell table:formula="of:=(1-ROUND([.A1648])/[.A1648])^2" office:value-type="float" office:value="0.00000331783902508592" calcext:value-type="float">
            <text:p>3.31783902508592E-006</text:p>
          </table:table-cell>
          <table:table-cell table:formula="of:=SUM([.D1648:.F1648])" office:value-type="float" office:value="0.00000432061249384015" calcext:value-type="float">
            <text:p>4.32061249384015E-006</text:p>
          </table:table-cell>
          <table:table-cell table:number-columns-repeated="4"/>
        </table:table-row>
        <table:table-row table:style-name="ro1">
          <table:table-cell office:value-type="float" office:value="164.8" calcext:value-type="float">
            <text:p>164.8</text:p>
          </table:table-cell>
          <table:table-cell table:formula="of:=SQRT(2)*[.A1649]" office:value-type="float" office:value="233.062395079086" calcext:value-type="float">
            <text:p>233.0623950791</text:p>
          </table:table-cell>
          <table:table-cell table:formula="of:=SQRT(3)*[.A1649]" office:value-type="float" office:value="285.441973087351" calcext:value-type="float">
            <text:p>285.4419730874</text:p>
          </table:table-cell>
          <table:table-cell table:formula="of:=(1-ROUND([.B1649])/[.B1649])^2" office:value-type="float" office:value="0.0000000716731131542096" calcext:value-type="float">
            <text:p>7.16731131542096E-008</text:p>
          </table:table-cell>
          <table:table-cell table:formula="of:=(1-ROUND([.C1649])/[.C1649])^2" office:value-type="float" office:value="0.00000239748545287993" calcext:value-type="float">
            <text:p>2.39748545287993E-006</text:p>
          </table:table-cell>
          <table:table-cell table:formula="of:=(1-ROUND([.A1649])/[.A1649])^2" office:value-type="float" office:value="0.00000147280610802136" calcext:value-type="float">
            <text:p>1.47280610802136E-006</text:p>
          </table:table-cell>
          <table:table-cell table:formula="of:=SUM([.D1649:.F1649])" office:value-type="float" office:value="0.00000394196467405549" calcext:value-type="float">
            <text:p>0.000003942</text:p>
          </table:table-cell>
          <table:table-cell table:number-columns-repeated="4"/>
        </table:table-row>
        <table:table-row table:style-name="ro1">
          <table:table-cell office:value-type="float" office:value="164.9" calcext:value-type="float">
            <text:p>164.9</text:p>
          </table:table-cell>
          <table:table-cell table:formula="of:=SQRT(2)*[.A1650]" office:value-type="float" office:value="233.203816435323" calcext:value-type="float">
            <text:p>233.2038164353</text:p>
          </table:table-cell>
          <table:table-cell table:formula="of:=SQRT(3)*[.A1650]" office:value-type="float" office:value="285.615178168108" calcext:value-type="float">
            <text:p>285.6151781681</text:p>
          </table:table-cell>
          <table:table-cell table:formula="of:=(1-ROUND([.B1650])/[.B1650])^2" office:value-type="float" office:value="0.000000763848264764861" calcext:value-type="float">
            <text:p>7.63848264764861E-007</text:p>
          </table:table-cell>
          <table:table-cell table:formula="of:=(1-ROUND([.C1650])/[.C1650])^2" office:value-type="float" office:value="0.00000181533524370886" calcext:value-type="float">
            <text:p>1.81533524370886E-006</text:p>
          </table:table-cell>
          <table:table-cell table:formula="of:=(1-ROUND([.A1650])/[.A1650])^2" office:value-type="float" office:value="0.000000367755086880298" calcext:value-type="float">
            <text:p>3.67755086880298E-007</text:p>
          </table:table-cell>
          <table:table-cell table:formula="of:=SUM([.D1650:.F1650])" office:value-type="float" office:value="0.00000294693859535402" calcext:value-type="float">
            <text:p>2.94693859535402E-006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SQRT(2)*[.A1651]" office:value-type="float" office:value="233.345237791561" calcext:value-type="float">
            <text:p>233.3452377916</text:p>
          </table:table-cell>
          <table:table-cell table:formula="of:=SQRT(3)*[.A1651]" office:value-type="float" office:value="285.788383248865" calcext:value-type="float">
            <text:p>285.7883832489</text:p>
          </table:table-cell>
          <table:table-cell table:formula="of:=(1-ROUND([.B1651])/[.B1651])^2" office:value-type="float" office:value="0.00000218896478827738" calcext:value-type="float">
            <text:p>0.000002189</text:p>
          </table:table-cell>
          <table:table-cell table:formula="of:=(1-ROUND([.C1651])/[.C1651])^2" office:value-type="float" office:value="0.00000054829077883101" calcext:value-type="float">
            <text:p>5.4829077883101E-007</text:p>
          </table:table-cell>
          <table:table-cell table:formula="of:=(1-ROUND([.A1651])/[.A1651])^2" office:value-type="float" office:value="0" calcext:value-type="float">
            <text:p>0</text:p>
          </table:table-cell>
          <table:table-cell table:formula="of:=SUM([.D1651:.F1651])" office:value-type="float" office:value="0.00000273725556710839" calcext:value-type="float">
            <text:p>2.73725556710839E-006</text:p>
          </table:table-cell>
          <table:table-cell table:number-columns-repeated="4"/>
        </table:table-row>
        <table:table-row table:style-name="ro1">
          <table:table-cell office:value-type="float" office:value="165.1" calcext:value-type="float">
            <text:p>165.1</text:p>
          </table:table-cell>
          <table:table-cell table:formula="of:=SQRT(2)*[.A1652]" office:value-type="float" office:value="233.486659147798" calcext:value-type="float">
            <text:p>233.4866591478</text:p>
          </table:table-cell>
          <table:table-cell table:formula="of:=SQRT(3)*[.A1652]" office:value-type="float" office:value="285.961588329622" calcext:value-type="float">
            <text:p>285.9615883296</text:p>
          </table:table-cell>
          <table:table-cell table:formula="of:=(1-ROUND([.B1652])/[.B1652])^2" office:value-type="float" office:value="0.00000434435833972264" calcext:value-type="float">
            <text:p>4.34435833972264E-006</text:p>
          </table:table-cell>
          <table:table-cell table:formula="of:=(1-ROUND([.C1652])/[.C1652])^2" office:value-type="float" office:value="0.0000000180430929141829" calcext:value-type="float">
            <text:p>0.000000018</text:p>
          </table:table-cell>
          <table:table-cell table:formula="of:=(1-ROUND([.A1652])/[.A1652])^2" office:value-type="float" office:value="0.000000366864639054731" calcext:value-type="float">
            <text:p>3.66864639054731E-007</text:p>
          </table:table-cell>
          <table:table-cell table:formula="of:=SUM([.D1652:.F1652])" office:value-type="float" office:value="0.00000472926607169155" calcext:value-type="float">
            <text:p>4.72926607169155E-006</text:p>
          </table:table-cell>
          <table:table-cell table:number-columns-repeated="4"/>
        </table:table-row>
        <table:table-row table:style-name="ro1">
          <table:table-cell office:value-type="float" office:value="165.2" calcext:value-type="float">
            <text:p>165.2</text:p>
          </table:table-cell>
          <table:table-cell table:formula="of:=SQRT(2)*[.A1653]" office:value-type="float" office:value="233.628080504035" calcext:value-type="float">
            <text:p>233.628080504</text:p>
          </table:table-cell>
          <table:table-cell table:formula="of:=SQRT(3)*[.A1653]" office:value-type="float" office:value="286.134793410379" calcext:value-type="float">
            <text:p>286.1347934104</text:p>
          </table:table-cell>
          <table:table-cell table:formula="of:=(1-ROUND([.B1653])/[.B1653])^2" office:value-type="float" office:value="0.00000253424038582969" calcext:value-type="float">
            <text:p>2.53424038582969E-006</text:p>
          </table:table-cell>
          <table:table-cell table:formula="of:=(1-ROUND([.C1653])/[.C1653])^2" office:value-type="float" office:value="0.000000221919764160486" calcext:value-type="float">
            <text:p>2.21919764160486E-007</text:p>
          </table:table-cell>
          <table:table-cell table:formula="of:=(1-ROUND([.A1653])/[.A1653])^2" office:value-type="float" office:value="0.00000146568250971777" calcext:value-type="float">
            <text:p>1.46568250971777E-006</text:p>
          </table:table-cell>
          <table:table-cell table:formula="of:=SUM([.D1653:.F1653])" office:value-type="float" office:value="0.00000422184265970795" calcext:value-type="float">
            <text:p>4.22184265970795E-006</text:p>
          </table:table-cell>
          <table:table-cell table:number-columns-repeated="4"/>
        </table:table-row>
        <table:table-row table:style-name="ro1">
          <table:table-cell office:value-type="float" office:value="165.3" calcext:value-type="float">
            <text:p>165.3</text:p>
          </table:table-cell>
          <table:table-cell table:formula="of:=SQRT(2)*[.A1654]" office:value-type="float" office:value="233.769501860273" calcext:value-type="float">
            <text:p>233.7695018603</text:p>
          </table:table-cell>
          <table:table-cell table:formula="of:=SQRT(3)*[.A1654]" office:value-type="float" office:value="286.307998491135" calcext:value-type="float">
            <text:p>286.3079984911</text:p>
          </table:table-cell>
          <table:table-cell table:formula="of:=(1-ROUND([.B1654])/[.B1654])^2" office:value-type="float" office:value="0.000000972207901851137" calcext:value-type="float">
            <text:p>9.72207901851137E-007</text:p>
          </table:table-cell>
          <table:table-cell table:formula="of:=(1-ROUND([.C1654])/[.C1654])^2" office:value-type="float" office:value="0.00000115725806472982" calcext:value-type="float">
            <text:p>1.15725806472982E-006</text:p>
          </table:table-cell>
          <table:table-cell table:formula="of:=(1-ROUND([.A1654])/[.A1654])^2" office:value-type="float" office:value="0.00000329379679250112" calcext:value-type="float">
            <text:p>3.29379679250112E-006</text:p>
          </table:table-cell>
          <table:table-cell table:formula="of:=SUM([.D1654:.F1654])" office:value-type="float" office:value="0.00000542326275908208" calcext:value-type="float">
            <text:p>5.42326275908208E-006</text:p>
          </table:table-cell>
          <table:table-cell table:number-columns-repeated="4"/>
        </table:table-row>
        <table:table-row table:style-name="ro1">
          <table:table-cell office:value-type="float" office:value="165.4" calcext:value-type="float">
            <text:p>165.4</text:p>
          </table:table-cell>
          <table:table-cell table:formula="of:=SQRT(2)*[.A1655]" office:value-type="float" office:value="233.91092321651" calcext:value-type="float">
            <text:p>233.9109232165</text:p>
          </table:table-cell>
          <table:table-cell table:formula="of:=SQRT(3)*[.A1655]" office:value-type="float" office:value="286.481203571892" calcext:value-type="float">
            <text:p>286.4812035719</text:p>
          </table:table-cell>
          <table:table-cell table:formula="of:=(1-ROUND([.B1655])/[.B1655])^2" office:value-type="float" office:value="0.000000145020048808723" calcext:value-type="float">
            <text:p>0.000000145</text:p>
          </table:table-cell>
          <table:table-cell table:formula="of:=(1-ROUND([.C1655])/[.C1655])^2" office:value-type="float" office:value="0.00000282140492168448" calcext:value-type="float">
            <text:p>2.82140492168448E-006</text:p>
          </table:table-cell>
          <table:table-cell table:formula="of:=(1-ROUND([.A1655])/[.A1655])^2" office:value-type="float" office:value="0.00000584856030377427" calcext:value-type="float">
            <text:p>5.84856030377427E-006</text:p>
          </table:table-cell>
          <table:table-cell table:formula="of:=SUM([.D1655:.F1655])" office:value-type="float" office:value="0.00000881498527426747" calcext:value-type="float">
            <text:p>0.000008815</text:p>
          </table:table-cell>
          <table:table-cell table:number-columns-repeated="4"/>
        </table:table-row>
        <table:table-row table:style-name="ro1">
          <table:table-cell office:value-type="float" office:value="165.5" calcext:value-type="float">
            <text:p>165.5</text:p>
          </table:table-cell>
          <table:table-cell table:formula="of:=SQRT(2)*[.A1656]" office:value-type="float" office:value="234.052344572747" calcext:value-type="float">
            <text:p>234.0523445727</text:p>
          </table:table-cell>
          <table:table-cell table:formula="of:=SQRT(3)*[.A1656]" office:value-type="float" office:value="286.654408652649" calcext:value-type="float">
            <text:p>286.6544086527</text:p>
          </table:table-cell>
          <table:table-cell table:formula="of:=(1-ROUND([.B1656])/[.B1656])^2" office:value-type="float" office:value="0.0000000500169639943515" calcext:value-type="float">
            <text:p>0.00000005</text:p>
          </table:table-cell>
          <table:table-cell table:formula="of:=(1-ROUND([.C1656])/[.C1656])^2" office:value-type="float" office:value="0.00000145347802428162" calcext:value-type="float">
            <text:p>1.45347802428162E-006</text:p>
          </table:table-cell>
          <table:table-cell table:formula="of:=(1-ROUND([.A1656])/[.A1656])^2" office:value-type="float" office:value="0.00000912733545696057" calcext:value-type="float">
            <text:p>9.12733545696057E-006</text:p>
          </table:table-cell>
          <table:table-cell table:formula="of:=SUM([.D1656:.F1656])" office:value-type="float" office:value="0.0000106308304452365" calcext:value-type="float">
            <text:p>1.06308304452365E-005</text:p>
          </table:table-cell>
          <table:table-cell table:number-columns-repeated="4"/>
        </table:table-row>
        <table:table-row table:style-name="ro1">
          <table:table-cell office:value-type="float" office:value="165.6" calcext:value-type="float">
            <text:p>165.6</text:p>
          </table:table-cell>
          <table:table-cell table:formula="of:=SQRT(2)*[.A1657]" office:value-type="float" office:value="234.193765928985" calcext:value-type="float">
            <text:p>234.193765929</text:p>
          </table:table-cell>
          <table:table-cell table:formula="of:=SQRT(3)*[.A1657]" office:value-type="float" office:value="286.827613733406" calcext:value-type="float">
            <text:p>286.8276137334</text:p>
          </table:table-cell>
          <table:table-cell table:formula="of:=(1-ROUND([.B1657])/[.B1657])^2" office:value-type="float" office:value="0.000000684548414841332" calcext:value-type="float">
            <text:p>6.84548414841332E-007</text:p>
          </table:table-cell>
          <table:table-cell table:formula="of:=(1-ROUND([.C1657])/[.C1657])^2" office:value-type="float" office:value="0.000000361213030426189" calcext:value-type="float">
            <text:p>3.61213030426189E-007</text:p>
          </table:table-cell>
          <table:table-cell table:formula="of:=(1-ROUND([.A1657])/[.A1657])^2" office:value-type="float" office:value="0.00000583444187729007" calcext:value-type="float">
            <text:p>5.83444187729007E-006</text:p>
          </table:table-cell>
          <table:table-cell table:formula="of:=SUM([.D1657:.F1657])" office:value-type="float" office:value="0.00000688020332255759" calcext:value-type="float">
            <text:p>6.88020332255759E-006</text:p>
          </table:table-cell>
          <table:table-cell table:number-columns-repeated="4"/>
        </table:table-row>
        <table:table-row table:style-name="ro1">
          <table:table-cell office:value-type="float" office:value="165.7" calcext:value-type="float">
            <text:p>165.7</text:p>
          </table:table-cell>
          <table:table-cell table:formula="of:=SQRT(2)*[.A1658]" office:value-type="float" office:value="234.335187285222" calcext:value-type="float">
            <text:p>234.3351872852</text:p>
          </table:table-cell>
          <table:table-cell table:formula="of:=SQRT(3)*[.A1658]" office:value-type="float" office:value="287.000818814163" calcext:value-type="float">
            <text:p>287.0008188142</text:p>
          </table:table-cell>
          <table:table-cell table:formula="of:=(1-ROUND([.B1658])/[.B1658])^2" office:value-type="float" office:value="0.00000204597376020045" calcext:value-type="float">
            <text:p>0.000002046</text:p>
          </table:table-cell>
          <table:table-cell table:formula="of:=(1-ROUND([.C1658])/[.C1658])^2" office:value-type="float" office:value="0.00000000000813962543993371" calcext:value-type="float">
            <text:p>8.13962543993371E-012</text:p>
          </table:table-cell>
          <table:table-cell table:formula="of:=(1-ROUND([.A1658])/[.A1658])^2" office:value-type="float" office:value="0.000003277913527912" calcext:value-type="float">
            <text:p>3.277913527912E-006</text:p>
          </table:table-cell>
          <table:table-cell table:formula="of:=SUM([.D1658:.F1658])" office:value-type="float" office:value="0.00000532389542773788" calcext:value-type="float">
            <text:p>5.32389542773788E-006</text:p>
          </table:table-cell>
          <table:table-cell table:number-columns-repeated="4"/>
        </table:table-row>
        <table:table-row table:style-name="ro1">
          <table:table-cell office:value-type="float" office:value="165.8" calcext:value-type="float">
            <text:p>165.8</text:p>
          </table:table-cell>
          <table:table-cell table:formula="of:=SQRT(2)*[.A1659]" office:value-type="float" office:value="234.476608641459" calcext:value-type="float">
            <text:p>234.4766086415</text:p>
          </table:table-cell>
          <table:table-cell table:formula="of:=SQRT(3)*[.A1659]" office:value-type="float" office:value="287.17402389492" calcext:value-type="float">
            <text:p>287.1740238949</text:p>
          </table:table-cell>
          <table:table-cell table:formula="of:=(1-ROUND([.B1659])/[.B1659])^2" office:value-type="float" office:value="0.00000413166191178909" calcext:value-type="float">
            <text:p>4.13166191178909E-006</text:p>
          </table:table-cell>
          <table:table-cell table:formula="of:=(1-ROUND([.C1659])/[.C1659])^2" office:value-type="float" office:value="0.000000367220960370028" calcext:value-type="float">
            <text:p>3.67220960370028E-007</text:p>
          </table:table-cell>
          <table:table-cell table:formula="of:=(1-ROUND([.A1659])/[.A1659])^2" office:value-type="float" office:value="0.00000145509362799909" calcext:value-type="float">
            <text:p>1.45509362799909E-006</text:p>
          </table:table-cell>
          <table:table-cell table:formula="of:=SUM([.D1659:.F1659])" office:value-type="float" office:value="0.00000595397650015821" calcext:value-type="float">
            <text:p>0.000005954</text:p>
          </table:table-cell>
          <table:table-cell table:number-columns-repeated="4"/>
        </table:table-row>
        <table:table-row table:style-name="ro1">
          <table:table-cell office:value-type="float" office:value="165.9" calcext:value-type="float">
            <text:p>165.9</text:p>
          </table:table-cell>
          <table:table-cell table:formula="of:=SQRT(2)*[.A1660]" office:value-type="float" office:value="234.618029997696" calcext:value-type="float">
            <text:p>234.6180299977</text:p>
          </table:table-cell>
          <table:table-cell table:formula="of:=SQRT(3)*[.A1660]" office:value-type="float" office:value="287.347228975677" calcext:value-type="float">
            <text:p>287.3472289757</text:p>
          </table:table-cell>
          <table:table-cell table:formula="of:=(1-ROUND([.B1660])/[.B1660])^2" office:value-type="float" office:value="0.00000265054844799164" calcext:value-type="float">
            <text:p>2.65054844799164E-006</text:p>
          </table:table-cell>
          <table:table-cell table:formula="of:=(1-ROUND([.C1660])/[.C1660])^2" office:value-type="float" office:value="0.00000146021865196548" calcext:value-type="float">
            <text:p>1.46021865196548E-006</text:p>
          </table:table-cell>
          <table:table-cell table:formula="of:=(1-ROUND([.A1660])/[.A1660])^2" office:value-type="float" office:value="0.000000363334993774093" calcext:value-type="float">
            <text:p>3.63334993774093E-007</text:p>
          </table:table-cell>
          <table:table-cell table:formula="of:=SUM([.D1660:.F1660])" office:value-type="float" office:value="0.00000447410209373121" calcext:value-type="float">
            <text:p>4.47410209373121E-006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SQRT(2)*[.A1661]" office:value-type="float" office:value="234.759451353934" calcext:value-type="float">
            <text:p>234.7594513539</text:p>
          </table:table-cell>
          <table:table-cell table:formula="of:=SQRT(3)*[.A1661]" office:value-type="float" office:value="287.520434056434" calcext:value-type="float">
            <text:p>287.5204340564</text:p>
          </table:table-cell>
          <table:table-cell table:formula="of:=(1-ROUND([.B1661])/[.B1661])^2" office:value-type="float" office:value="0.00000104992834816871" calcext:value-type="float">
            <text:p>1.04992834816871E-006</text:p>
          </table:table-cell>
          <table:table-cell table:formula="of:=(1-ROUND([.C1661])/[.C1661])^2" office:value-type="float" office:value="0.00000278201352674254" calcext:value-type="float">
            <text:p>0.000002782</text:p>
          </table:table-cell>
          <table:table-cell table:formula="of:=(1-ROUND([.A1661])/[.A1661])^2" office:value-type="float" office:value="0" calcext:value-type="float">
            <text:p>0</text:p>
          </table:table-cell>
          <table:table-cell table:formula="of:=SUM([.D1661:.F1661])" office:value-type="float" office:value="0.00000383194187491125" calcext:value-type="float">
            <text:p>3.83194187491125E-006</text:p>
          </table:table-cell>
          <table:table-cell table:number-columns-repeated="4"/>
        </table:table-row>
        <table:table-row table:style-name="ro1">
          <table:table-cell office:value-type="float" office:value="166.1" calcext:value-type="float">
            <text:p>166.1</text:p>
          </table:table-cell>
          <table:table-cell table:formula="of:=SQRT(2)*[.A1662]" office:value-type="float" office:value="234.900872710171" calcext:value-type="float">
            <text:p>234.9008727102</text:p>
          </table:table-cell>
          <table:table-cell table:formula="of:=SQRT(3)*[.A1662]" office:value-type="float" office:value="287.69363913719" calcext:value-type="float">
            <text:p>287.6936391372</text:p>
          </table:table-cell>
          <table:table-cell table:formula="of:=(1-ROUND([.B1662])/[.B1662])^2" office:value-type="float" office:value="0.000000178080843721649" calcext:value-type="float">
            <text:p>1.78080843721649E-007</text:p>
          </table:table-cell>
          <table:table-cell table:formula="of:=(1-ROUND([.C1662])/[.C1662])^2" office:value-type="float" office:value="0.00000113398170590829" calcext:value-type="float">
            <text:p>0.000001134</text:p>
          </table:table-cell>
          <table:table-cell table:formula="of:=(1-ROUND([.A1662])/[.A1662])^2" office:value-type="float" office:value="0.000000362460541639241" calcext:value-type="float">
            <text:p>3.62460541639241E-007</text:p>
          </table:table-cell>
          <table:table-cell table:formula="of:=SUM([.D1662:.F1662])" office:value-type="float" office:value="0.00000167452309126918" calcext:value-type="float">
            <text:p>1.67452309126918E-006</text:p>
          </table:table-cell>
          <table:table-cell table:number-columns-repeated="4"/>
        </table:table-row>
        <table:table-row table:style-name="ro1">
          <table:table-cell office:value-type="float" office:value="166.2" calcext:value-type="float">
            <text:p>166.2</text:p>
          </table:table-cell>
          <table:table-cell table:formula="of:=SQRT(2)*[.A1663]" office:value-type="float" office:value="235.042294066408" calcext:value-type="float">
            <text:p>235.0422940664</text:p>
          </table:table-cell>
          <table:table-cell table:formula="of:=SQRT(3)*[.A1663]" office:value-type="float" office:value="287.866844217947" calcext:value-type="float">
            <text:p>287.8668442179</text:p>
          </table:table-cell>
          <table:table-cell table:formula="of:=(1-ROUND([.B1663])/[.B1663])^2" office:value-type="float" office:value="0.0000000323792549347813" calcext:value-type="float">
            <text:p>3.23792549347813E-008</text:p>
          </table:table-cell>
          <table:table-cell table:formula="of:=(1-ROUND([.C1663])/[.C1663])^2" office:value-type="float" office:value="0.000000213962057588514" calcext:value-type="float">
            <text:p>0.000000214</text:p>
          </table:table-cell>
          <table:table-cell table:formula="of:=(1-ROUND([.A1663])/[.A1663])^2" office:value-type="float" office:value="0.00000144809799568778" calcext:value-type="float">
            <text:p>1.44809799568778E-006</text:p>
          </table:table-cell>
          <table:table-cell table:formula="of:=SUM([.D1663:.F1663])" office:value-type="float" office:value="0.00000169443930821108" calcext:value-type="float">
            <text:p>1.69443930821108E-006</text:p>
          </table:table-cell>
          <table:table-cell table:number-columns-repeated="4"/>
        </table:table-row>
        <table:table-row table:style-name="ro1">
          <table:table-cell office:value-type="float" office:value="166.3" calcext:value-type="float">
            <text:p>166.3</text:p>
          </table:table-cell>
          <table:table-cell table:formula="of:=SQRT(2)*[.A1664]" office:value-type="float" office:value="235.183715422646" calcext:value-type="float">
            <text:p>235.1837154226</text:p>
          </table:table-cell>
          <table:table-cell table:formula="of:=SQRT(3)*[.A1664]" office:value-type="float" office:value="288.040049298704" calcext:value-type="float">
            <text:p>288.0400492987</text:p>
          </table:table-cell>
          <table:table-cell table:formula="of:=(1-ROUND([.B1664])/[.B1664])^2" office:value-type="float" office:value="0.00000061020637196002" calcext:value-type="float">
            <text:p>6.1020637196002E-007</text:p>
          </table:table-cell>
          <table:table-cell table:formula="of:=(1-ROUND([.C1664])/[.C1664])^2" office:value-type="float" office:value="0.0000000193323245801421" calcext:value-type="float">
            <text:p>1.93323245801421E-008</text:p>
          </table:table-cell>
          <table:table-cell table:formula="of:=(1-ROUND([.A1664])/[.A1664])^2" office:value-type="float" office:value="0.0000032543031831787" calcext:value-type="float">
            <text:p>3.2543031831787E-006</text:p>
          </table:table-cell>
          <table:table-cell table:formula="of:=SUM([.D1664:.F1664])" office:value-type="float" office:value="0.00000388384187971887" calcext:value-type="float">
            <text:p>3.88384187971887E-006</text:p>
          </table:table-cell>
          <table:table-cell table:number-columns-repeated="4"/>
        </table:table-row>
        <table:table-row table:style-name="ro1">
          <table:table-cell office:value-type="float" office:value="166.4" calcext:value-type="float">
            <text:p>166.4</text:p>
          </table:table-cell>
          <table:table-cell table:formula="of:=SQRT(2)*[.A1665]" office:value-type="float" office:value="235.325136778883" calcext:value-type="float">
            <text:p>235.3251367789</text:p>
          </table:table-cell>
          <table:table-cell table:formula="of:=SQRT(3)*[.A1665]" office:value-type="float" office:value="288.213254379461" calcext:value-type="float">
            <text:p>288.2132543795</text:p>
          </table:table-cell>
          <table:table-cell table:formula="of:=(1-ROUND([.B1665])/[.B1665])^2" office:value-type="float" office:value="0.00000190895441689465" calcext:value-type="float">
            <text:p>0.000001909</text:p>
          </table:table-cell>
          <table:table-cell table:formula="of:=(1-ROUND([.C1665])/[.C1665])^2" office:value-type="float" office:value="0.000000547479697797293" calcext:value-type="float">
            <text:p>5.47479697797293E-007</text:p>
          </table:table-cell>
          <table:table-cell table:formula="of:=(1-ROUND([.A1665])/[.A1665])^2" office:value-type="float" office:value="0.00000577847633136091" calcext:value-type="float">
            <text:p>5.77847633136091E-006</text:p>
          </table:table-cell>
          <table:table-cell table:formula="of:=SUM([.D1665:.F1665])" office:value-type="float" office:value="0.00000823491044605285" calcext:value-type="float">
            <text:p>8.23491044605285E-006</text:p>
          </table:table-cell>
          <table:table-cell table:number-columns-repeated="4"/>
        </table:table-row>
        <table:table-row table:style-name="ro1">
          <table:table-cell office:value-type="float" office:value="166.5" calcext:value-type="float">
            <text:p>166.5</text:p>
          </table:table-cell>
          <table:table-cell table:formula="of:=SQRT(2)*[.A1666]" office:value-type="float" office:value="235.46655813512" calcext:value-type="float">
            <text:p>235.4665581351</text:p>
          </table:table-cell>
          <table:table-cell table:formula="of:=SQRT(3)*[.A1666]" office:value-type="float" office:value="288.386459460218" calcext:value-type="float">
            <text:p>288.3864594602</text:p>
          </table:table-cell>
          <table:table-cell table:formula="of:=(1-ROUND([.B1666])/[.B1666])^2" office:value-type="float" office:value="0.00000392602500603276" calcext:value-type="float">
            <text:p>0.000003926</text:p>
          </table:table-cell>
          <table:table-cell table:formula="of:=(1-ROUND([.C1666])/[.C1666])^2" office:value-type="float" office:value="0.0000017958007784606" calcext:value-type="float">
            <text:p>1.7958007784606E-006</text:p>
          </table:table-cell>
          <table:table-cell table:formula="of:=(1-ROUND([.A1666])/[.A1666])^2" office:value-type="float" office:value="0.00000901802703604531" calcext:value-type="float">
            <text:p>0.000009018</text:p>
          </table:table-cell>
          <table:table-cell table:formula="of:=SUM([.D1666:.F1666])" office:value-type="float" office:value="0.0000147398528205387" calcext:value-type="float">
            <text:p>1.47398528205387E-005</text:p>
          </table:table-cell>
          <table:table-cell table:number-columns-repeated="4"/>
        </table:table-row>
        <table:table-row table:style-name="ro1">
          <table:table-cell office:value-type="float" office:value="166.6" calcext:value-type="float">
            <text:p>166.6</text:p>
          </table:table-cell>
          <table:table-cell table:formula="of:=SQRT(2)*[.A1667]" office:value-type="float" office:value="235.607979491358" calcext:value-type="float">
            <text:p>235.6079794914</text:p>
          </table:table-cell>
          <table:table-cell table:formula="of:=SQRT(3)*[.A1667]" office:value-type="float" office:value="288.559664540975" calcext:value-type="float">
            <text:p>288.559664541</text:p>
          </table:table-cell>
          <table:table-cell table:formula="of:=(1-ROUND([.B1667])/[.B1667])^2" office:value-type="float" office:value="0.00000276845574717698" calcext:value-type="float">
            <text:p>2.76845574717698E-006</text:p>
          </table:table-cell>
          <table:table-cell table:formula="of:=(1-ROUND([.C1667])/[.C1667])^2" office:value-type="float" office:value="0.00000232860631016841" calcext:value-type="float">
            <text:p>2.32860631016841E-006</text:p>
          </table:table-cell>
          <table:table-cell table:formula="of:=(1-ROUND([.A1667])/[.A1667])^2" office:value-type="float" office:value="0.00000576461076627556" calcext:value-type="float">
            <text:p>5.76461076627556E-006</text:p>
          </table:table-cell>
          <table:table-cell table:formula="of:=SUM([.D1667:.F1667])" office:value-type="float" office:value="0.000010861672823621" calcext:value-type="float">
            <text:p>1.0861672823621E-005</text:p>
          </table:table-cell>
          <table:table-cell table:number-columns-repeated="4"/>
        </table:table-row>
        <table:table-row table:style-name="ro1">
          <table:table-cell office:value-type="float" office:value="166.7" calcext:value-type="float">
            <text:p>166.7</text:p>
          </table:table-cell>
          <table:table-cell table:formula="of:=SQRT(2)*[.A1668]" office:value-type="float" office:value="235.749400847595" calcext:value-type="float">
            <text:p>235.7494008476</text:p>
          </table:table-cell>
          <table:table-cell table:formula="of:=SQRT(3)*[.A1668]" office:value-type="float" office:value="288.732869621732" calcext:value-type="float">
            <text:p>288.7328696217</text:p>
          </table:table-cell>
          <table:table-cell table:formula="of:=(1-ROUND([.B1668])/[.B1668])^2" office:value-type="float" office:value="0.00000112994680942845" calcext:value-type="float">
            <text:p>1.12994680942845E-006</text:p>
          </table:table-cell>
          <table:table-cell table:formula="of:=(1-ROUND([.C1668])/[.C1668])^2" office:value-type="float" office:value="0.000000855961249185849" calcext:value-type="float">
            <text:p>0.000000856</text:p>
          </table:table-cell>
          <table:table-cell table:formula="of:=(1-ROUND([.A1668])/[.A1668])^2" office:value-type="float" office:value="0.00000323870438869605" calcext:value-type="float">
            <text:p>3.23870438869605E-006</text:p>
          </table:table-cell>
          <table:table-cell table:formula="of:=SUM([.D1668:.F1668])" office:value-type="float" office:value="0.00000522461244731035" calcext:value-type="float">
            <text:p>5.22461244731035E-006</text:p>
          </table:table-cell>
          <table:table-cell table:number-columns-repeated="4"/>
        </table:table-row>
        <table:table-row table:style-name="ro1">
          <table:table-cell office:value-type="float" office:value="166.8" calcext:value-type="float">
            <text:p>166.8</text:p>
          </table:table-cell>
          <table:table-cell table:formula="of:=SQRT(2)*[.A1669]" office:value-type="float" office:value="235.890822203832" calcext:value-type="float">
            <text:p>235.8908222038</text:p>
          </table:table-cell>
          <table:table-cell table:formula="of:=SQRT(3)*[.A1669]" office:value-type="float" office:value="288.906074702489" calcext:value-type="float">
            <text:p>288.9060747025</text:p>
          </table:table-cell>
          <table:table-cell table:formula="of:=(1-ROUND([.B1669])/[.B1669])^2" office:value-type="float" office:value="0.000000214213362691759" calcext:value-type="float">
            <text:p>2.14213362691759E-007</text:p>
          </table:table-cell>
          <table:table-cell table:formula="of:=(1-ROUND([.C1669])/[.C1669])^2" office:value-type="float" office:value="0.000000105694359531249" calcext:value-type="float">
            <text:p>1.05694359531249E-007</text:p>
          </table:table-cell>
          <table:table-cell table:formula="of:=(1-ROUND([.A1669])/[.A1669])^2" office:value-type="float" office:value="0.00000143769876185381" calcext:value-type="float">
            <text:p>1.43769876185381E-006</text:p>
          </table:table-cell>
          <table:table-cell table:formula="of:=SUM([.D1669:.F1669])" office:value-type="float" office:value="0.00000175760648407682" calcext:value-type="float">
            <text:p>1.75760648407682E-006</text:p>
          </table:table-cell>
          <table:table-cell table:number-columns-repeated="4"/>
        </table:table-row>
        <table:table-row table:style-name="ro1">
          <table:table-cell office:value-type="float" office:value="166.9" calcext:value-type="float">
            <text:p>166.9</text:p>
          </table:table-cell>
          <table:table-cell table:formula="of:=SQRT(2)*[.A1670]" office:value-type="float" office:value="236.03224356007" calcext:value-type="float">
            <text:p>236.0322435601</text:p>
          </table:table-cell>
          <table:table-cell table:formula="of:=SQRT(3)*[.A1670]" office:value-type="float" office:value="289.079279783246" calcext:value-type="float">
            <text:p>289.0792797832</text:p>
          </table:table-cell>
          <table:table-cell table:formula="of:=(1-ROUND([.B1670])/[.B1670])^2" office:value-type="float" office:value="0.0000000186613606013611" calcext:value-type="float">
            <text:p>1.86613606013611E-008</text:p>
          </table:table-cell>
          <table:table-cell table:formula="of:=(1-ROUND([.C1670])/[.C1670])^2" office:value-type="float" office:value="0.0000000752126654974481" calcext:value-type="float">
            <text:p>7.52126654974481E-008</text:p>
          </table:table-cell>
          <table:table-cell table:formula="of:=(1-ROUND([.A1670])/[.A1670])^2" office:value-type="float" office:value="0.000000358994112855515" calcext:value-type="float">
            <text:p>0.000000359</text:p>
          </table:table-cell>
          <table:table-cell table:formula="of:=SUM([.D1670:.F1670])" office:value-type="float" office:value="0.000000452868138954324" calcext:value-type="float">
            <text:p>4.52868138954324E-007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SQRT(2)*[.A1671]" office:value-type="float" office:value="236.173664916307" calcext:value-type="float">
            <text:p>236.1736649163</text:p>
          </table:table-cell>
          <table:table-cell table:formula="of:=SQRT(3)*[.A1671]" office:value-type="float" office:value="289.252484864002" calcext:value-type="float">
            <text:p>289.252484864</text:p>
          </table:table-cell>
          <table:table-cell table:formula="of:=(1-ROUND([.B1671])/[.B1671])^2" office:value-type="float" office:value="0.000000540706069702632" calcext:value-type="float">
            <text:p>5.40706069702632E-007</text:p>
          </table:table-cell>
          <table:table-cell table:formula="of:=(1-ROUND([.C1671])/[.C1671])^2" office:value-type="float" office:value="0.000000761932500870898" calcext:value-type="float">
            <text:p>7.61932500870898E-007</text:p>
          </table:table-cell>
          <table:table-cell table:formula="of:=(1-ROUND([.A1671])/[.A1671])^2" office:value-type="float" office:value="0" calcext:value-type="float">
            <text:p>0</text:p>
          </table:table-cell>
          <table:table-cell table:formula="of:=SUM([.D1671:.F1671])" office:value-type="float" office:value="0.00000130263857057353" calcext:value-type="float">
            <text:p>1.30263857057353E-006</text:p>
          </table:table-cell>
          <table:table-cell table:number-columns-repeated="4"/>
        </table:table-row>
        <table:table-row table:style-name="ro1">
          <table:table-cell office:value-type="float" office:value="167.1" calcext:value-type="float">
            <text:p>167.1</text:p>
          </table:table-cell>
          <table:table-cell table:formula="of:=SQRT(2)*[.A1672]" office:value-type="float" office:value="236.315086272544" calcext:value-type="float">
            <text:p>236.3150862725</text:p>
          </table:table-cell>
          <table:table-cell table:formula="of:=SQRT(3)*[.A1672]" office:value-type="float" office:value="289.425689944759" calcext:value-type="float">
            <text:p>289.4256899448</text:p>
          </table:table-cell>
          <table:table-cell table:formula="of:=(1-ROUND([.B1672])/[.B1672])^2" office:value-type="float" office:value="0.00000177777203231718" calcext:value-type="float">
            <text:p>1.77777203231718E-006</text:p>
          </table:table-cell>
          <table:table-cell table:formula="of:=(1-ROUND([.C1672])/[.C1672])^2" office:value-type="float" office:value="0.00000216327947180822" calcext:value-type="float">
            <text:p>2.16327947180822E-006</text:p>
          </table:table-cell>
          <table:table-cell table:formula="of:=(1-ROUND([.A1672])/[.A1672])^2" office:value-type="float" office:value="0.000000358135275572509" calcext:value-type="float">
            <text:p>3.58135275572509E-007</text:p>
          </table:table-cell>
          <table:table-cell table:formula="of:=SUM([.D1672:.F1672])" office:value-type="float" office:value="0.00000429918677969792" calcext:value-type="float">
            <text:p>4.29918677969792E-006</text:p>
          </table:table-cell>
          <table:table-cell table:number-columns-repeated="4"/>
        </table:table-row>
        <table:table-row table:style-name="ro1">
          <table:table-cell office:value-type="float" office:value="167.2" calcext:value-type="float">
            <text:p>167.2</text:p>
          </table:table-cell>
          <table:table-cell table:formula="of:=SQRT(2)*[.A1673]" office:value-type="float" office:value="236.456507628782" calcext:value-type="float">
            <text:p>236.4565076288</text:p>
          </table:table-cell>
          <table:table-cell table:formula="of:=SQRT(3)*[.A1673]" office:value-type="float" office:value="289.598895025516" calcext:value-type="float">
            <text:p>289.5988950255</text:p>
          </table:table-cell>
          <table:table-cell table:formula="of:=(1-ROUND([.B1673])/[.B1673])^2" office:value-type="float" office:value="0.00000372729302957348" calcext:value-type="float">
            <text:p>3.72729302957348E-006</text:p>
          </table:table-cell>
          <table:table-cell table:formula="of:=(1-ROUND([.C1673])/[.C1673])^2" office:value-type="float" office:value="0.00000191832547994212" calcext:value-type="float">
            <text:p>1.91832547994212E-006</text:p>
          </table:table-cell>
          <table:table-cell table:formula="of:=(1-ROUND([.A1673])/[.A1673])^2" office:value-type="float" office:value="0.00000143082804880875" calcext:value-type="float">
            <text:p>1.43082804880875E-006</text:p>
          </table:table-cell>
          <table:table-cell table:formula="of:=SUM([.D1673:.F1673])" office:value-type="float" office:value="0.00000707644655832435" calcext:value-type="float">
            <text:p>7.07644655832435E-006</text:p>
          </table:table-cell>
          <table:table-cell table:number-columns-repeated="4"/>
        </table:table-row>
        <table:table-row table:style-name="ro1">
          <table:table-cell office:value-type="float" office:value="167.3" calcext:value-type="float">
            <text:p>167.3</text:p>
          </table:table-cell>
          <table:table-cell table:formula="of:=SQRT(2)*[.A1674]" office:value-type="float" office:value="236.597928985019" calcext:value-type="float">
            <text:p>236.597928985</text:p>
          </table:table-cell>
          <table:table-cell table:formula="of:=SQRT(3)*[.A1674]" office:value-type="float" office:value="289.772100106273" calcext:value-type="float">
            <text:p>289.7721001063</text:p>
          </table:table-cell>
          <table:table-cell table:formula="of:=(1-ROUND([.B1674])/[.B1674])^2" office:value-type="float" office:value="0.00000288791000214721" calcext:value-type="float">
            <text:p>2.88791000214721E-006</text:p>
          </table:table-cell>
          <table:table-cell table:formula="of:=(1-ROUND([.C1674])/[.C1674])^2" office:value-type="float" office:value="0.000000618550423640647" calcext:value-type="float">
            <text:p>6.18550423640647E-007</text:p>
          </table:table-cell>
          <table:table-cell table:formula="of:=(1-ROUND([.A1674])/[.A1674])^2" office:value-type="float" office:value="0.00000321551564902157" calcext:value-type="float">
            <text:p>3.21551564902157E-006</text:p>
          </table:table-cell>
          <table:table-cell table:formula="of:=SUM([.D1674:.F1674])" office:value-type="float" office:value="0.00000672197607480942" calcext:value-type="float">
            <text:p>0.000006722</text:p>
          </table:table-cell>
          <table:table-cell table:number-columns-repeated="4"/>
        </table:table-row>
        <table:table-row table:style-name="ro1">
          <table:table-cell office:value-type="float" office:value="167.4" calcext:value-type="float">
            <text:p>167.4</text:p>
          </table:table-cell>
          <table:table-cell table:formula="of:=SQRT(2)*[.A1675]" office:value-type="float" office:value="236.739350341256" calcext:value-type="float">
            <text:p>236.7393503413</text:p>
          </table:table-cell>
          <table:table-cell table:formula="of:=SQRT(3)*[.A1675]" office:value-type="float" office:value="289.94530518703" calcext:value-type="float">
            <text:p>289.945305187</text:p>
          </table:table-cell>
          <table:table-cell table:formula="of:=(1-ROUND([.B1675])/[.B1675])^2" office:value-type="float" office:value="0.00000121219759587033" calcext:value-type="float">
            <text:p>1.21219759587033E-006</text:p>
          </table:table-cell>
          <table:table-cell table:formula="of:=(1-ROUND([.C1675])/[.C1675])^2" office:value-type="float" office:value="0.0000000355844388134958" calcext:value-type="float">
            <text:p>3.55844388134958E-008</text:p>
          </table:table-cell>
          <table:table-cell table:formula="of:=(1-ROUND([.A1675])/[.A1675])^2" office:value-type="float" office:value="0.00000570964458889838" calcext:value-type="float">
            <text:p>5.70964458889838E-006</text:p>
          </table:table-cell>
          <table:table-cell table:formula="of:=SUM([.D1675:.F1675])" office:value-type="float" office:value="0.00000695742662358221" calcext:value-type="float">
            <text:p>6.95742662358221E-006</text:p>
          </table:table-cell>
          <table:table-cell table:number-columns-repeated="4"/>
        </table:table-row>
        <table:table-row table:style-name="ro1">
          <table:table-cell office:value-type="float" office:value="167.5" calcext:value-type="float">
            <text:p>167.5</text:p>
          </table:table-cell>
          <table:table-cell table:formula="of:=SQRT(2)*[.A1676]" office:value-type="float" office:value="236.880771697493" calcext:value-type="float">
            <text:p>236.8807716975</text:p>
          </table:table-cell>
          <table:table-cell table:formula="of:=SQRT(3)*[.A1676]" office:value-type="float" office:value="290.118510267787" calcext:value-type="float">
            <text:p>290.1185102678</text:p>
          </table:table-cell>
          <table:table-cell table:formula="of:=(1-ROUND([.B1676])/[.B1676])^2" office:value-type="float" office:value="0.000000253337279903676" calcext:value-type="float">
            <text:p>2.53337279903676E-007</text:p>
          </table:table-cell>
          <table:table-cell table:formula="of:=(1-ROUND([.C1676])/[.C1676])^2" office:value-type="float" office:value="0.000000166863397293213" calcext:value-type="float">
            <text:p>1.66863397293213E-007</text:p>
          </table:table-cell>
          <table:table-cell table:formula="of:=(1-ROUND([.A1676])/[.A1676])^2" office:value-type="float" office:value="0.00000891067052795675" calcext:value-type="float">
            <text:p>8.91067052795675E-006</text:p>
          </table:table-cell>
          <table:table-cell table:formula="of:=SUM([.D1676:.F1676])" office:value-type="float" office:value="0.00000933087120515364" calcext:value-type="float">
            <text:p>9.33087120515364E-006</text:p>
          </table:table-cell>
          <table:table-cell table:number-columns-repeated="4"/>
        </table:table-row>
        <table:table-row table:style-name="ro1">
          <table:table-cell office:value-type="float" office:value="167.6" calcext:value-type="float">
            <text:p>167.6</text:p>
          </table:table-cell>
          <table:table-cell table:formula="of:=SQRT(2)*[.A1677]" office:value-type="float" office:value="237.022193053731" calcext:value-type="float">
            <text:p>237.0221930537</text:p>
          </table:table-cell>
          <table:table-cell table:formula="of:=SQRT(3)*[.A1677]" office:value-type="float" office:value="290.291715348544" calcext:value-type="float">
            <text:p>290.2917153485</text:p>
          </table:table-cell>
          <table:table-cell table:formula="of:=(1-ROUND([.B1677])/[.B1677])^2" office:value-type="float" office:value="0.00000000876710292106196" calcext:value-type="float">
            <text:p>8.76710292106196E-009</text:p>
          </table:table-cell>
          <table:table-cell table:formula="of:=(1-ROUND([.C1677])/[.C1677])^2" office:value-type="float" office:value="0.00000100983234431361" calcext:value-type="float">
            <text:p>1.00983234431361E-006</text:p>
          </table:table-cell>
          <table:table-cell table:formula="of:=(1-ROUND([.A1677])/[.A1677])^2" office:value-type="float" office:value="0.00000569602588274132" calcext:value-type="float">
            <text:p>0.000005696</text:p>
          </table:table-cell>
          <table:table-cell table:formula="of:=SUM([.D1677:.F1677])" office:value-type="float" office:value="0.00000671462532997599" calcext:value-type="float">
            <text:p>6.71462532997599E-006</text:p>
          </table:table-cell>
          <table:table-cell table:number-columns-repeated="4"/>
        </table:table-row>
        <table:table-row table:style-name="ro1">
          <table:table-cell office:value-type="float" office:value="167.7" calcext:value-type="float">
            <text:p>167.7</text:p>
          </table:table-cell>
          <table:table-cell table:formula="of:=SQRT(2)*[.A1678]" office:value-type="float" office:value="237.163614409968" calcext:value-type="float">
            <text:p>237.16361441</text:p>
          </table:table-cell>
          <table:table-cell table:formula="of:=SQRT(3)*[.A1678]" office:value-type="float" office:value="290.464920429301" calcext:value-type="float">
            <text:p>290.4649204293</text:p>
          </table:table-cell>
          <table:table-cell table:formula="of:=(1-ROUND([.B1678])/[.B1678])^2" office:value-type="float" office:value="0.000000475934272789749" calcext:value-type="float">
            <text:p>4.75934272789749E-007</text:p>
          </table:table-cell>
          <table:table-cell table:formula="of:=(1-ROUND([.C1678])/[.C1678])^2" office:value-type="float" office:value="0.00000256194546206075" calcext:value-type="float">
            <text:p>2.56194546206075E-006</text:p>
          </table:table-cell>
          <table:table-cell table:formula="of:=(1-ROUND([.A1678])/[.A1678])^2" office:value-type="float" office:value="0.00000320019457182961" calcext:value-type="float">
            <text:p>3.20019457182961E-006</text:p>
          </table:table-cell>
          <table:table-cell table:formula="of:=SUM([.D1678:.F1678])" office:value-type="float" office:value="0.00000623807430668011" calcext:value-type="float">
            <text:p>6.23807430668011E-006</text:p>
          </table:table-cell>
          <table:table-cell table:number-columns-repeated="4"/>
        </table:table-row>
        <table:table-row table:style-name="ro1">
          <table:table-cell office:value-type="float" office:value="167.8" calcext:value-type="float">
            <text:p>167.8</text:p>
          </table:table-cell>
          <table:table-cell table:formula="of:=SQRT(2)*[.A1679]" office:value-type="float" office:value="237.305035766205" calcext:value-type="float">
            <text:p>237.3050357662</text:p>
          </table:table-cell>
          <table:table-cell table:formula="of:=SQRT(3)*[.A1679]" office:value-type="float" office:value="290.638125510058" calcext:value-type="float">
            <text:p>290.6381255101</text:p>
          </table:table-cell>
          <table:table-cell table:formula="of:=(1-ROUND([.B1679])/[.B1679])^2" office:value-type="float" office:value="0.00000165229512020003" calcext:value-type="float">
            <text:p>1.65229512020003E-006</text:p>
          </table:table-cell>
          <table:table-cell table:formula="of:=(1-ROUND([.C1679])/[.C1679])^2" office:value-type="float" office:value="0.00000155028223421723" calcext:value-type="float">
            <text:p>1.55028223421723E-006</text:p>
          </table:table-cell>
          <table:table-cell table:formula="of:=(1-ROUND([.A1679])/[.A1679])^2" office:value-type="float" office:value="0.00000142061396094137" calcext:value-type="float">
            <text:p>1.42061396094137E-006</text:p>
          </table:table-cell>
          <table:table-cell table:formula="of:=SUM([.D1679:.F1679])" office:value-type="float" office:value="0.00000462319131535864" calcext:value-type="float">
            <text:p>4.62319131535864E-006</text:p>
          </table:table-cell>
          <table:table-cell table:number-columns-repeated="4"/>
        </table:table-row>
        <table:table-row table:style-name="ro1">
          <table:table-cell office:value-type="float" office:value="167.9" calcext:value-type="float">
            <text:p>167.9</text:p>
          </table:table-cell>
          <table:table-cell table:formula="of:=SQRT(2)*[.A1680]" office:value-type="float" office:value="237.446457122443" calcext:value-type="float">
            <text:p>237.4464571224</text:p>
          </table:table-cell>
          <table:table-cell table:formula="of:=SQRT(3)*[.A1680]" office:value-type="float" office:value="290.811330590814" calcext:value-type="float">
            <text:p>290.8113305908</text:p>
          </table:table-cell>
          <table:table-cell table:formula="of:=(1-ROUND([.B1680])/[.B1680])^2" office:value-type="float" office:value="0.00000353531506245918" calcext:value-type="float">
            <text:p>3.53531506245918E-006</text:p>
          </table:table-cell>
          <table:table-cell table:formula="of:=(1-ROUND([.C1680])/[.C1680])^2" office:value-type="float" office:value="0.000000420901362820552" calcext:value-type="float">
            <text:p>4.20901362820552E-007</text:p>
          </table:table-cell>
          <table:table-cell table:formula="of:=(1-ROUND([.A1680])/[.A1680])^2" office:value-type="float" office:value="0.00000035473056262738" calcext:value-type="float">
            <text:p>3.5473056262738E-007</text:p>
          </table:table-cell>
          <table:table-cell table:formula="of:=SUM([.D1680:.F1680])" office:value-type="float" office:value="0.00000431094698790711" calcext:value-type="float">
            <text:p>4.31094698790711E-00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SQRT(2)*[.A1681]" office:value-type="float" office:value="237.58787847868" calcext:value-type="float">
            <text:p>237.5878784787</text:p>
          </table:table-cell>
          <table:table-cell table:formula="of:=SQRT(3)*[.A1681]" office:value-type="float" office:value="290.984535671571" calcext:value-type="float">
            <text:p>290.9845356716</text:p>
          </table:table-cell>
          <table:table-cell table:formula="of:=(1-ROUND([.B1681])/[.B1681])^2" office:value-type="float" office:value="0.00000300886033756957" calcext:value-type="float">
            <text:p>3.00886033756957E-006</text:p>
          </table:table-cell>
          <table:table-cell table:formula="of:=(1-ROUND([.C1681])/[.C1681])^2" office:value-type="float" office:value="0.00000000282437468996542" calcext:value-type="float">
            <text:p>2.82437468996542E-009</text:p>
          </table:table-cell>
          <table:table-cell table:formula="of:=(1-ROUND([.A1681])/[.A1681])^2" office:value-type="float" office:value="0" calcext:value-type="float">
            <text:p>0</text:p>
          </table:table-cell>
          <table:table-cell table:formula="of:=SUM([.D1681:.F1681])" office:value-type="float" office:value="0.00000301168471225954" calcext:value-type="float">
            <text:p>3.01168471225954E-006</text:p>
          </table:table-cell>
          <table:table-cell table:number-columns-repeated="4"/>
        </table:table-row>
        <table:table-row table:style-name="ro1">
          <table:table-cell office:value-type="float" office:value="168.1" calcext:value-type="float">
            <text:p>168.1</text:p>
          </table:table-cell>
          <table:table-cell table:formula="of:=SQRT(2)*[.A1682]" office:value-type="float" office:value="237.729299834917" calcext:value-type="float">
            <text:p>237.7292998349</text:p>
          </table:table-cell>
          <table:table-cell table:formula="of:=SQRT(3)*[.A1682]" office:value-type="float" office:value="291.157740752328" calcext:value-type="float">
            <text:p>291.1577407523</text:p>
          </table:table-cell>
          <table:table-cell table:formula="of:=(1-ROUND([.B1682])/[.B1682])^2" office:value-type="float" office:value="0.00000129661672334992" calcext:value-type="float">
            <text:p>1.29661672334992E-006</text:p>
          </table:table-cell>
          <table:table-cell table:formula="of:=(1-ROUND([.C1682])/[.C1682])^2" office:value-type="float" office:value="0.000000293515563242213" calcext:value-type="float">
            <text:p>2.93515563242213E-007</text:p>
          </table:table-cell>
          <table:table-cell table:formula="of:=(1-ROUND([.A1682])/[.A1682])^2" office:value-type="float" office:value="0.000000353886970624853" calcext:value-type="float">
            <text:p>3.53886970624853E-007</text:p>
          </table:table-cell>
          <table:table-cell table:formula="of:=SUM([.D1682:.F1682])" office:value-type="float" office:value="0.00000194401925721698" calcext:value-type="float">
            <text:p>0.000001944</text:p>
          </table:table-cell>
          <table:table-cell table:number-columns-repeated="4"/>
        </table:table-row>
        <table:table-row table:style-name="ro1">
          <table:table-cell office:value-type="float" office:value="168.2" calcext:value-type="float">
            <text:p>168.2</text:p>
          </table:table-cell>
          <table:table-cell table:formula="of:=SQRT(2)*[.A1683]" office:value-type="float" office:value="237.870721191155" calcext:value-type="float">
            <text:p>237.8707211912</text:p>
          </table:table-cell>
          <table:table-cell table:formula="of:=SQRT(3)*[.A1683]" office:value-type="float" office:value="291.330945833085" calcext:value-type="float">
            <text:p>291.3309458331</text:p>
          </table:table-cell>
          <table:table-cell table:formula="of:=(1-ROUND([.B1683])/[.B1683])^2" office:value-type="float" office:value="0.00000029537429989777" calcext:value-type="float">
            <text:p>2.9537429989777E-007</text:p>
          </table:table-cell>
          <table:table-cell table:formula="of:=(1-ROUND([.C1683])/[.C1683])^2" office:value-type="float" office:value="0.00000129044826168172" calcext:value-type="float">
            <text:p>1.29044826168172E-006</text:p>
          </table:table-cell>
          <table:table-cell table:formula="of:=(1-ROUND([.A1683])/[.A1683])^2" office:value-type="float" office:value="0.00000141386521057438" calcext:value-type="float">
            <text:p>1.41386521057438E-006</text:p>
          </table:table-cell>
          <table:table-cell table:formula="of:=SUM([.D1683:.F1683])" office:value-type="float" office:value="0.00000299968777215387" calcext:value-type="float">
            <text:p>2.99968777215387E-006</text:p>
          </table:table-cell>
          <table:table-cell table:number-columns-repeated="4"/>
        </table:table-row>
        <table:table-row table:style-name="ro1">
          <table:table-cell office:value-type="float" office:value="168.3" calcext:value-type="float">
            <text:p>168.3</text:p>
          </table:table-cell>
          <table:table-cell table:formula="of:=SQRT(2)*[.A1684]" office:value-type="float" office:value="238.012142547392" calcext:value-type="float">
            <text:p>238.0121425474</text:p>
          </table:table-cell>
          <table:table-cell table:formula="of:=SQRT(3)*[.A1684]" office:value-type="float" office:value="291.504150913842" calcext:value-type="float">
            <text:p>291.5041509138</text:p>
          </table:table-cell>
          <table:table-cell table:formula="of:=(1-ROUND([.B1684])/[.B1684])^2" office:value-type="float" office:value="0.00000000260268366735159" calcext:value-type="float">
            <text:p>2.60268366735159E-009</text:p>
          </table:table-cell>
          <table:table-cell table:formula="of:=(1-ROUND([.C1684])/[.C1684])^2" office:value-type="float" office:value="0.00000289340713230953" calcext:value-type="float">
            <text:p>2.89340713230953E-006</text:p>
          </table:table-cell>
          <table:table-cell table:formula="of:=(1-ROUND([.A1684])/[.A1684])^2" office:value-type="float" office:value="0.00000317741745863813" calcext:value-type="float">
            <text:p>3.17741745863813E-006</text:p>
          </table:table-cell>
          <table:table-cell table:formula="of:=SUM([.D1684:.F1684])" office:value-type="float" office:value="0.00000607342727461501" calcext:value-type="float">
            <text:p>6.07342727461501E-006</text:p>
          </table:table-cell>
          <table:table-cell table:number-columns-repeated="4"/>
        </table:table-row>
        <table:table-row table:style-name="ro1">
          <table:table-cell office:value-type="float" office:value="168.4" calcext:value-type="float">
            <text:p>168.4</text:p>
          </table:table-cell>
          <table:table-cell table:formula="of:=SQRT(2)*[.A1685]" office:value-type="float" office:value="238.153563903629" calcext:value-type="float">
            <text:p>238.1535639036</text:p>
          </table:table-cell>
          <table:table-cell table:formula="of:=SQRT(3)*[.A1685]" office:value-type="float" office:value="291.677355994599" calcext:value-type="float">
            <text:p>291.6773559946</text:p>
          </table:table-cell>
          <table:table-cell table:formula="of:=(1-ROUND([.B1685])/[.B1685])^2" office:value-type="float" office:value="0.000000415780499747658" calcext:value-type="float">
            <text:p>4.15780499747658E-007</text:p>
          </table:table-cell>
          <table:table-cell table:formula="of:=(1-ROUND([.C1685])/[.C1685])^2" office:value-type="float" office:value="0.0000012236064903771" calcext:value-type="float">
            <text:p>1.2236064903771E-006</text:p>
          </table:table-cell>
          <table:table-cell table:formula="of:=(1-ROUND([.A1685])/[.A1685])^2" office:value-type="float" office:value="0.00000564203542069841" calcext:value-type="float">
            <text:p>0.000005642</text:p>
          </table:table-cell>
          <table:table-cell table:formula="of:=SUM([.D1685:.F1685])" office:value-type="float" office:value="0.00000728142241082317" calcext:value-type="float">
            <text:p>7.28142241082317E-006</text:p>
          </table:table-cell>
          <table:table-cell table:number-columns-repeated="4"/>
        </table:table-row>
        <table:table-row table:style-name="ro1">
          <table:table-cell office:value-type="float" office:value="168.5" calcext:value-type="float">
            <text:p>168.5</text:p>
          </table:table-cell>
          <table:table-cell table:formula="of:=SQRT(2)*[.A1686]" office:value-type="float" office:value="238.294985259867" calcext:value-type="float">
            <text:p>238.2949852599</text:p>
          </table:table-cell>
          <table:table-cell table:formula="of:=SQRT(3)*[.A1686]" office:value-type="float" office:value="291.850561075356" calcext:value-type="float">
            <text:p>291.8505610754</text:p>
          </table:table-cell>
          <table:table-cell table:formula="of:=(1-ROUND([.B1686])/[.B1686])^2" office:value-type="float" office:value="0.00000153239534623926" calcext:value-type="float">
            <text:p>1.53239534623926E-006</text:p>
          </table:table-cell>
          <table:table-cell table:formula="of:=(1-ROUND([.C1686])/[.C1686])^2" office:value-type="float" office:value="0.000000262184131219015" calcext:value-type="float">
            <text:p>2.62184131219015E-007</text:p>
          </table:table-cell>
          <table:table-cell table:formula="of:=(1-ROUND([.A1686])/[.A1686])^2" office:value-type="float" office:value="0.00000880521973425842" calcext:value-type="float">
            <text:p>8.80521973425842E-006</text:p>
          </table:table-cell>
          <table:table-cell table:formula="of:=SUM([.D1686:.F1686])" office:value-type="float" office:value="0.0000105997992117167" calcext:value-type="float">
            <text:p>1.05997992117167E-005</text:p>
          </table:table-cell>
          <table:table-cell table:number-columns-repeated="4"/>
        </table:table-row>
        <table:table-row table:style-name="ro1">
          <table:table-cell office:value-type="float" office:value="168.6" calcext:value-type="float">
            <text:p>168.6</text:p>
          </table:table-cell>
          <table:table-cell table:formula="of:=SQRT(2)*[.A1687]" office:value-type="float" office:value="238.436406616104" calcext:value-type="float">
            <text:p>238.4364066161</text:p>
          </table:table-cell>
          <table:table-cell table:formula="of:=SQRT(3)*[.A1687]" office:value-type="float" office:value="292.023766156113" calcext:value-type="float">
            <text:p>292.0237661561</text:p>
          </table:table-cell>
          <table:table-cell table:formula="of:=(1-ROUND([.B1687])/[.B1687])^2" office:value-type="float" office:value="0.00000334994375878914" calcext:value-type="float">
            <text:p>3.34994375878914E-006</text:p>
          </table:table-cell>
          <table:table-cell table:formula="of:=(1-ROUND([.C1687])/[.C1687])^2" office:value-type="float" office:value="0.00000000662340780953649" calcext:value-type="float">
            <text:p>6.62340780953649E-009</text:p>
          </table:table-cell>
          <table:table-cell table:formula="of:=(1-ROUND([.A1687])/[.A1687])^2" office:value-type="float" office:value="0.00000562865774805843" calcext:value-type="float">
            <text:p>5.62865774805843E-006</text:p>
          </table:table-cell>
          <table:table-cell table:formula="of:=SUM([.D1687:.F1687])" office:value-type="float" office:value="0.00000898522491465711" calcext:value-type="float">
            <text:p>8.98522491465711E-006</text:p>
          </table:table-cell>
          <table:table-cell table:number-columns-repeated="4"/>
        </table:table-row>
        <table:table-row table:style-name="ro1">
          <table:table-cell office:value-type="float" office:value="168.7" calcext:value-type="float">
            <text:p>168.7</text:p>
          </table:table-cell>
          <table:table-cell table:formula="of:=SQRT(2)*[.A1688]" office:value-type="float" office:value="238.577827972341" calcext:value-type="float">
            <text:p>238.5778279723</text:p>
          </table:table-cell>
          <table:table-cell table:formula="of:=SQRT(3)*[.A1688]" office:value-type="float" office:value="292.19697123687" calcext:value-type="float">
            <text:p>292.1969712369</text:p>
          </table:table-cell>
          <table:table-cell table:formula="of:=(1-ROUND([.B1688])/[.B1688])^2" office:value-type="float" office:value="0.00000313125724379935" calcext:value-type="float">
            <text:p>3.13125724379935E-006</text:p>
          </table:table-cell>
          <table:table-cell table:formula="of:=(1-ROUND([.C1688])/[.C1688])^2" office:value-type="float" office:value="0.000000454416617022783" calcext:value-type="float">
            <text:p>4.54416617022783E-007</text:p>
          </table:table-cell>
          <table:table-cell table:formula="of:=(1-ROUND([.A1688])/[.A1688])^2" office:value-type="float" office:value="0.00000316236754511379" calcext:value-type="float">
            <text:p>3.16236754511379E-006</text:p>
          </table:table-cell>
          <table:table-cell table:formula="of:=SUM([.D1688:.F1688])" office:value-type="float" office:value="0.00000674804140593592" calcext:value-type="float">
            <text:p>0.000006748</text:p>
          </table:table-cell>
          <table:table-cell table:number-columns-repeated="4"/>
        </table:table-row>
        <table:table-row table:style-name="ro1">
          <table:table-cell office:value-type="float" office:value="168.8" calcext:value-type="float">
            <text:p>168.8</text:p>
          </table:table-cell>
          <table:table-cell table:formula="of:=SQRT(2)*[.A1689]" office:value-type="float" office:value="238.719249328578" calcext:value-type="float">
            <text:p>238.7192493286</text:p>
          </table:table-cell>
          <table:table-cell table:formula="of:=SQRT(3)*[.A1689]" office:value-type="float" office:value="292.370176317626" calcext:value-type="float">
            <text:p>292.3701763176</text:p>
          </table:table-cell>
          <table:table-cell table:formula="of:=(1-ROUND([.B1689])/[.B1689])^2" office:value-type="float" office:value="0.00000138314186534922" calcext:value-type="float">
            <text:p>1.38314186534922E-006</text:p>
          </table:table-cell>
          <table:table-cell table:formula="of:=(1-ROUND([.C1689])/[.C1689])^2" office:value-type="float" office:value="0.00000160306496432755" calcext:value-type="float">
            <text:p>1.60306496432755E-006</text:p>
          </table:table-cell>
          <table:table-cell table:formula="of:=(1-ROUND([.A1689])/[.A1689])^2" office:value-type="float" office:value="0.00000140383189955311" calcext:value-type="float">
            <text:p>1.40383189955311E-006</text:p>
          </table:table-cell>
          <table:table-cell table:formula="of:=SUM([.D1689:.F1689])" office:value-type="float" office:value="0.00000439003872922988" calcext:value-type="float">
            <text:p>0.00000439</text:p>
          </table:table-cell>
          <table:table-cell table:number-columns-repeated="4"/>
        </table:table-row>
        <table:table-row table:style-name="ro1">
          <table:table-cell office:value-type="float" office:value="168.9" calcext:value-type="float">
            <text:p>168.9</text:p>
          </table:table-cell>
          <table:table-cell table:formula="of:=SQRT(2)*[.A1690]" office:value-type="float" office:value="238.860670684816" calcext:value-type="float">
            <text:p>238.8606706848</text:p>
          </table:table-cell>
          <table:table-cell table:formula="of:=SQRT(3)*[.A1690]" office:value-type="float" office:value="292.543381398383" calcext:value-type="float">
            <text:p>292.5433813984</text:p>
          </table:table-cell>
          <table:table-cell table:formula="of:=(1-ROUND([.B1690])/[.B1690])^2" office:value-type="float" office:value="0.000000340248101193788" calcext:value-type="float">
            <text:p>3.40248101193788E-007</text:p>
          </table:table-cell>
          <table:table-cell table:formula="of:=(1-ROUND([.C1690])/[.C1690])^2" office:value-type="float" office:value="0.00000243627688958882" calcext:value-type="float">
            <text:p>2.43627688958882E-006</text:p>
          </table:table-cell>
          <table:table-cell table:formula="of:=(1-ROUND([.A1690])/[.A1690])^2" office:value-type="float" office:value="0.000000350542517126705" calcext:value-type="float">
            <text:p>3.50542517126705E-007</text:p>
          </table:table-cell>
          <table:table-cell table:formula="of:=SUM([.D1690:.F1690])" office:value-type="float" office:value="0.00000312706750790931" calcext:value-type="float">
            <text:p>3.12706750790931E-00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SQRT(2)*[.A1691]" office:value-type="float" office:value="239.002092041053" calcext:value-type="float">
            <text:p>239.0020920411</text:p>
          </table:table-cell>
          <table:table-cell table:formula="of:=SQRT(3)*[.A1691]" office:value-type="float" office:value="292.71658647914" calcext:value-type="float">
            <text:p>292.7165864791</text:p>
          </table:table-cell>
          <table:table-cell table:formula="of:=(1-ROUND([.B1691])/[.B1691])^2" office:value-type="float" office:value="0.0000000000766190919052494" calcext:value-type="float">
            <text:p>7.66190919052494E-011</text:p>
          </table:table-cell>
          <table:table-cell table:formula="of:=(1-ROUND([.C1691])/[.C1691])^2" office:value-type="float" office:value="0.000000937446445690904" calcext:value-type="float">
            <text:p>9.37446445690904E-007</text:p>
          </table:table-cell>
          <table:table-cell table:formula="of:=(1-ROUND([.A1691])/[.A1691])^2" office:value-type="float" office:value="0" calcext:value-type="float">
            <text:p>0</text:p>
          </table:table-cell>
          <table:table-cell table:formula="of:=SUM([.D1691:.F1691])" office:value-type="float" office:value="0.000000937523064782809" calcext:value-type="float">
            <text:p>9.37523064782809E-007</text:p>
          </table:table-cell>
          <table:table-cell table:number-columns-repeated="4"/>
        </table:table-row>
        <table:table-row table:style-name="ro1">
          <table:table-cell office:value-type="float" office:value="169.1" calcext:value-type="float">
            <text:p>169.1</text:p>
          </table:table-cell>
          <table:table-cell table:formula="of:=SQRT(2)*[.A1692]" office:value-type="float" office:value="239.14351339729" calcext:value-type="float">
            <text:p>239.1435133973</text:p>
          </table:table-cell>
          <table:table-cell table:formula="of:=SQRT(3)*[.A1692]" office:value-type="float" office:value="292.889791559897" calcext:value-type="float">
            <text:p>292.8897915599</text:p>
          </table:table-cell>
          <table:table-cell table:formula="of:=(1-ROUND([.B1692])/[.B1692])^2" office:value-type="float" office:value="0.00000036013694796056" calcext:value-type="float">
            <text:p>3.6013694796056E-007</text:p>
          </table:table-cell>
          <table:table-cell table:formula="of:=(1-ROUND([.C1692])/[.C1692])^2" office:value-type="float" office:value="0.000000141586302664939" calcext:value-type="float">
            <text:p>1.41586302664939E-007</text:p>
          </table:table-cell>
          <table:table-cell table:formula="of:=(1-ROUND([.A1692])/[.A1692])^2" office:value-type="float" office:value="0.000000349713811702188" calcext:value-type="float">
            <text:p>3.49713811702188E-007</text:p>
          </table:table-cell>
          <table:table-cell table:formula="of:=SUM([.D1692:.F1692])" office:value-type="float" office:value="0.000000851437062327688" calcext:value-type="float">
            <text:p>8.51437062327688E-007</text:p>
          </table:table-cell>
          <table:table-cell table:number-columns-repeated="4"/>
        </table:table-row>
        <table:table-row table:style-name="ro1">
          <table:table-cell office:value-type="float" office:value="169.2" calcext:value-type="float">
            <text:p>169.2</text:p>
          </table:table-cell>
          <table:table-cell table:formula="of:=SQRT(2)*[.A1693]" office:value-type="float" office:value="239.284934753528" calcext:value-type="float">
            <text:p>239.2849347535</text:p>
          </table:table-cell>
          <table:table-cell table:formula="of:=SQRT(3)*[.A1693]" office:value-type="float" office:value="293.062996640654" calcext:value-type="float">
            <text:p>293.0629966407</text:p>
          </table:table-cell>
          <table:table-cell table:formula="of:=(1-ROUND([.B1693])/[.B1693])^2" office:value-type="float" office:value="0.00000141794744297857" calcext:value-type="float">
            <text:p>1.41794744297857E-006</text:p>
          </table:table-cell>
          <table:table-cell table:formula="of:=(1-ROUND([.C1693])/[.C1693])^2" office:value-type="float" office:value="0.0000000462075359231395" calcext:value-type="float">
            <text:p>4.62075359231395E-008</text:p>
          </table:table-cell>
          <table:table-cell table:formula="of:=(1-ROUND([.A1693])/[.A1693])^2" office:value-type="float" office:value="0.00000139720224223029" calcext:value-type="float">
            <text:p>1.39720224223029E-006</text:p>
          </table:table-cell>
          <table:table-cell table:formula="of:=SUM([.D1693:.F1693])" office:value-type="float" office:value="0.00000286135722113201" calcext:value-type="float">
            <text:p>2.86135722113201E-006</text:p>
          </table:table-cell>
          <table:table-cell table:number-columns-repeated="4"/>
        </table:table-row>
        <table:table-row table:style-name="ro1">
          <table:table-cell office:value-type="float" office:value="169.3" calcext:value-type="float">
            <text:p>169.3</text:p>
          </table:table-cell>
          <table:table-cell table:formula="of:=SQRT(2)*[.A1694]" office:value-type="float" office:value="239.426356109765" calcext:value-type="float">
            <text:p>239.4263561098</text:p>
          </table:table-cell>
          <table:table-cell table:formula="of:=SQRT(3)*[.A1694]" office:value-type="float" office:value="293.236201721411" calcext:value-type="float">
            <text:p>293.2362017214</text:p>
          </table:table-cell>
          <table:table-cell table:formula="of:=(1-ROUND([.B1694])/[.B1694])^2" office:value-type="float" office:value="0.00000317103525084481" calcext:value-type="float">
            <text:p>0.000003171</text:p>
          </table:table-cell>
          <table:table-cell table:formula="of:=(1-ROUND([.C1694])/[.C1694])^2" office:value-type="float" office:value="0.000000648830035323435" calcext:value-type="float">
            <text:p>6.48830035323435E-007</text:p>
          </table:table-cell>
          <table:table-cell table:formula="of:=(1-ROUND([.A1694])/[.A1694])^2" office:value-type="float" office:value="0.00000313999237330747" calcext:value-type="float">
            <text:p>0.00000314</text:p>
          </table:table-cell>
          <table:table-cell table:formula="of:=SUM([.D1694:.F1694])" office:value-type="float" office:value="0.00000695985765947572" calcext:value-type="float">
            <text:p>6.95985765947572E-006</text:p>
          </table:table-cell>
          <table:table-cell table:number-columns-repeated="4"/>
        </table:table-row>
        <table:table-row table:style-name="ro1">
          <table:table-cell office:value-type="float" office:value="169.4" calcext:value-type="float">
            <text:p>169.4</text:p>
          </table:table-cell>
          <table:table-cell table:formula="of:=SQRT(2)*[.A1695]" office:value-type="float" office:value="239.567777466002" calcext:value-type="float">
            <text:p>239.567777466</text:p>
          </table:table-cell>
          <table:table-cell table:formula="of:=SQRT(3)*[.A1695]" office:value-type="float" office:value="293.409406802168" calcext:value-type="float">
            <text:p>293.4094068022</text:p>
          </table:table-cell>
          <table:table-cell table:formula="of:=(1-ROUND([.B1695])/[.B1695])^2" office:value-type="float" office:value="0.00000325505253794162" calcext:value-type="float">
            <text:p>3.25505253794162E-006</text:p>
          </table:table-cell>
          <table:table-cell table:formula="of:=(1-ROUND([.C1695])/[.C1695])^2" office:value-type="float" office:value="0.00000194698247049743" calcext:value-type="float">
            <text:p>0.000001947</text:p>
          </table:table-cell>
          <table:table-cell table:formula="of:=(1-ROUND([.A1695])/[.A1695])^2" office:value-type="float" office:value="0.00000557562004379683" calcext:value-type="float">
            <text:p>5.57562004379683E-006</text:p>
          </table:table-cell>
          <table:table-cell table:formula="of:=SUM([.D1695:.F1695])" office:value-type="float" office:value="0.0000107776550522359" calcext:value-type="float">
            <text:p>1.07776550522359E-005</text:p>
          </table:table-cell>
          <table:table-cell table:number-columns-repeated="4"/>
        </table:table-row>
        <table:table-row table:style-name="ro1">
          <table:table-cell office:value-type="float" office:value="169.5" calcext:value-type="float">
            <text:p>169.5</text:p>
          </table:table-cell>
          <table:table-cell table:formula="of:=SQRT(2)*[.A1696]" office:value-type="float" office:value="239.70919882224" calcext:value-type="float">
            <text:p>239.7091988222</text:p>
          </table:table-cell>
          <table:table-cell table:formula="of:=SQRT(3)*[.A1696]" office:value-type="float" office:value="293.582611882925" calcext:value-type="float">
            <text:p>293.5826118829</text:p>
          </table:table-cell>
          <table:table-cell table:formula="of:=(1-ROUND([.B1696])/[.B1696])^2" office:value-type="float" office:value="0.00000147171230648563" calcext:value-type="float">
            <text:p>1.47171230648563E-006</text:p>
          </table:table-cell>
          <table:table-cell table:formula="of:=(1-ROUND([.C1696])/[.C1696])^2" office:value-type="float" office:value="0.00000202124752685915" calcext:value-type="float">
            <text:p>2.02124752685915E-006</text:p>
          </table:table-cell>
          <table:table-cell table:formula="of:=(1-ROUND([.A1696])/[.A1696])^2" office:value-type="float" office:value="0.00000870162981526399" calcext:value-type="float">
            <text:p>8.70162981526399E-006</text:p>
          </table:table-cell>
          <table:table-cell table:formula="of:=SUM([.D1696:.F1696])" office:value-type="float" office:value="0.0000121945896486088" calcext:value-type="float">
            <text:p>1.21945896486088E-005</text:p>
          </table:table-cell>
          <table:table-cell table:number-columns-repeated="4"/>
        </table:table-row>
        <table:table-row table:style-name="ro1">
          <table:table-cell office:value-type="float" office:value="169.6" calcext:value-type="float">
            <text:p>169.6</text:p>
          </table:table-cell>
          <table:table-cell table:formula="of:=SQRT(2)*[.A1697]" office:value-type="float" office:value="239.850620178477" calcext:value-type="float">
            <text:p>239.8506201785</text:p>
          </table:table-cell>
          <table:table-cell table:formula="of:=SQRT(3)*[.A1697]" office:value-type="float" office:value="293.755816963682" calcext:value-type="float">
            <text:p>293.7558169637</text:p>
          </table:table-cell>
          <table:table-cell table:formula="of:=(1-ROUND([.B1697])/[.B1697])^2" office:value-type="float" office:value="0.00000038788428165924" calcext:value-type="float">
            <text:p>3.8788428165924E-007</text:p>
          </table:table-cell>
          <table:table-cell table:formula="of:=(1-ROUND([.C1697])/[.C1697])^2" office:value-type="float" office:value="0.000000690968149550005" calcext:value-type="float">
            <text:p>0.000000691</text:p>
          </table:table-cell>
          <table:table-cell table:formula="of:=(1-ROUND([.A1697])/[.A1697])^2" office:value-type="float" office:value="0.00000556247775008965" calcext:value-type="float">
            <text:p>5.56247775008965E-006</text:p>
          </table:table-cell>
          <table:table-cell table:formula="of:=SUM([.D1697:.F1697])" office:value-type="float" office:value="0.0000066413301812989" calcext:value-type="float">
            <text:p>6.6413301812989E-006</text:p>
          </table:table-cell>
          <table:table-cell table:number-columns-repeated="4"/>
        </table:table-row>
        <table:table-row table:style-name="ro1">
          <table:table-cell office:value-type="float" office:value="169.7" calcext:value-type="float">
            <text:p>169.7</text:p>
          </table:table-cell>
          <table:table-cell table:formula="of:=SQRT(2)*[.A1698]" office:value-type="float" office:value="239.992041534714" calcext:value-type="float">
            <text:p>239.9920415347</text:p>
          </table:table-cell>
          <table:table-cell table:formula="of:=SQRT(3)*[.A1698]" office:value-type="float" office:value="293.929022044438" calcext:value-type="float">
            <text:p>293.9290220444</text:p>
          </table:table-cell>
          <table:table-cell table:formula="of:=(1-ROUND([.B1698])/[.B1698])^2" office:value-type="float" office:value="0.00000000109967657063669" calcext:value-type="float">
            <text:p>1.09967657063669E-009</text:p>
          </table:table-cell>
          <table:table-cell table:formula="of:=(1-ROUND([.C1698])/[.C1698])^2" office:value-type="float" office:value="0.0000000583125498448728" calcext:value-type="float">
            <text:p>5.83125498448728E-008</text:p>
          </table:table-cell>
          <table:table-cell table:formula="of:=(1-ROUND([.A1698])/[.A1698])^2" office:value-type="float" office:value="0.00000312520726200916" calcext:value-type="float">
            <text:p>3.12520726200916E-006</text:p>
          </table:table-cell>
          <table:table-cell table:formula="of:=SUM([.D1698:.F1698])" office:value-type="float" office:value="0.00000318461948842467" calcext:value-type="float">
            <text:p>3.18461948842467E-006</text:p>
          </table:table-cell>
          <table:table-cell table:number-columns-repeated="4"/>
        </table:table-row>
        <table:table-row table:style-name="ro1">
          <table:table-cell office:value-type="float" office:value="169.8" calcext:value-type="float">
            <text:p>169.8</text:p>
          </table:table-cell>
          <table:table-cell table:formula="of:=SQRT(2)*[.A1699]" office:value-type="float" office:value="240.133462890952" calcext:value-type="float">
            <text:p>240.133462891</text:p>
          </table:table-cell>
          <table:table-cell table:formula="of:=SQRT(3)*[.A1699]" office:value-type="float" office:value="294.102227125195" calcext:value-type="float">
            <text:p>294.1022271252</text:p>
          </table:table-cell>
          <table:table-cell table:formula="of:=(1-ROUND([.B1699])/[.B1699])^2" office:value-type="float" office:value="0.000000308898421012678" calcext:value-type="float">
            <text:p>3.08898421012678E-007</text:p>
          </table:table-cell>
          <table:table-cell table:formula="of:=(1-ROUND([.C1699])/[.C1699])^2" office:value-type="float" office:value="0.000000120819120276319" calcext:value-type="float">
            <text:p>1.20819120276319E-007</text:p>
          </table:table-cell>
          <table:table-cell table:formula="of:=(1-ROUND([.A1699])/[.A1699])^2" office:value-type="float" office:value="0.00000138734546705681" calcext:value-type="float">
            <text:p>1.38734546705681E-006</text:p>
          </table:table-cell>
          <table:table-cell table:formula="of:=SUM([.D1699:.F1699])" office:value-type="float" office:value="0.0000018170630083458" calcext:value-type="float">
            <text:p>1.8170630083458E-006</text:p>
          </table:table-cell>
          <table:table-cell table:number-columns-repeated="4"/>
        </table:table-row>
        <table:table-row table:style-name="ro1">
          <table:table-cell office:value-type="float" office:value="169.9" calcext:value-type="float">
            <text:p>169.9</text:p>
          </table:table-cell>
          <table:table-cell table:formula="of:=SQRT(2)*[.A1700]" office:value-type="float" office:value="240.274884247189" calcext:value-type="float">
            <text:p>240.2748842472</text:p>
          </table:table-cell>
          <table:table-cell table:formula="of:=SQRT(3)*[.A1700]" office:value-type="float" office:value="294.275432205952" calcext:value-type="float">
            <text:p>294.275432206</text:p>
          </table:table-cell>
          <table:table-cell table:formula="of:=(1-ROUND([.B1700])/[.B1700])^2" office:value-type="float" office:value="0.00000130882912727792" calcext:value-type="float">
            <text:p>1.30882912727792E-006</text:p>
          </table:table-cell>
          <table:table-cell table:formula="of:=(1-ROUND([.C1700])/[.C1700])^2" office:value-type="float" office:value="0.000000876034940699289" calcext:value-type="float">
            <text:p>0.000000876</text:p>
          </table:table-cell>
          <table:table-cell table:formula="of:=(1-ROUND([.A1700])/[.A1700])^2" office:value-type="float" office:value="0.000000346428203967139" calcext:value-type="float">
            <text:p>3.46428203967139E-007</text:p>
          </table:table-cell>
          <table:table-cell table:formula="of:=SUM([.D1700:.F1700])" office:value-type="float" office:value="0.00000253129227194434" calcext:value-type="float">
            <text:p>2.53129227194434E-00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SQRT(2)*[.A1701]" office:value-type="float" office:value="240.416305603426" calcext:value-type="float">
            <text:p>240.4163056034</text:p>
          </table:table-cell>
          <table:table-cell table:formula="of:=SQRT(3)*[.A1701]" office:value-type="float" office:value="294.448637286709" calcext:value-type="float">
            <text:p>294.4486372867</text:p>
          </table:table-cell>
          <table:table-cell table:formula="of:=(1-ROUND([.B1701])/[.B1701])^2" office:value-type="float" office:value="0.00000299844905612502" calcext:value-type="float">
            <text:p>2.99844905612502E-006</text:p>
          </table:table-cell>
          <table:table-cell table:formula="of:=(1-ROUND([.C1701])/[.C1701])^2" office:value-type="float" office:value="0.00000232151574424141" calcext:value-type="float">
            <text:p>2.32151574424141E-006</text:p>
          </table:table-cell>
          <table:table-cell table:formula="of:=(1-ROUND([.A1701])/[.A1701])^2" office:value-type="float" office:value="0" calcext:value-type="float">
            <text:p>0</text:p>
          </table:table-cell>
          <table:table-cell table:formula="of:=SUM([.D1701:.F1701])" office:value-type="float" office:value="0.00000531996480036644" calcext:value-type="float">
            <text:p>0.00000532</text:p>
          </table:table-cell>
          <table:table-cell table:number-columns-repeated="4"/>
        </table:table-row>
        <table:table-row table:style-name="ro1">
          <table:table-cell office:value-type="float" office:value="170.1" calcext:value-type="float">
            <text:p>170.1</text:p>
          </table:table-cell>
          <table:table-cell table:formula="of:=SQRT(2)*[.A1702]" office:value-type="float" office:value="240.557726959663" calcext:value-type="float">
            <text:p>240.5577269597</text:p>
          </table:table-cell>
          <table:table-cell table:formula="of:=SQRT(3)*[.A1702]" office:value-type="float" office:value="294.621842367466" calcext:value-type="float">
            <text:p>294.6218423675</text:p>
          </table:table-cell>
          <table:table-cell table:formula="of:=(1-ROUND([.B1702])/[.B1702])^2" office:value-type="float" office:value="0.00000338019932613059" calcext:value-type="float">
            <text:p>3.38019932613059E-006</text:p>
          </table:table-cell>
          <table:table-cell table:formula="of:=(1-ROUND([.C1702])/[.C1702])^2" office:value-type="float" office:value="0.00000164746371765378" calcext:value-type="float">
            <text:p>1.64746371765378E-006</text:p>
          </table:table-cell>
          <table:table-cell table:formula="of:=(1-ROUND([.A1702])/[.A1702])^2" office:value-type="float" office:value="0.000000345614036906719" calcext:value-type="float">
            <text:p>3.45614036906719E-007</text:p>
          </table:table-cell>
          <table:table-cell table:formula="of:=SUM([.D1702:.F1702])" office:value-type="float" office:value="0.00000537327708069109" calcext:value-type="float">
            <text:p>5.37327708069109E-006</text:p>
          </table:table-cell>
          <table:table-cell table:number-columns-repeated="4"/>
        </table:table-row>
        <table:table-row table:style-name="ro1">
          <table:table-cell office:value-type="float" office:value="170.2" calcext:value-type="float">
            <text:p>170.2</text:p>
          </table:table-cell>
          <table:table-cell table:formula="of:=SQRT(2)*[.A1703]" office:value-type="float" office:value="240.699148315901" calcext:value-type="float">
            <text:p>240.6991483159</text:p>
          </table:table-cell>
          <table:table-cell table:formula="of:=SQRT(3)*[.A1703]" office:value-type="float" office:value="294.795047448223" calcext:value-type="float">
            <text:p>294.7950474482</text:p>
          </table:table-cell>
          <table:table-cell table:formula="of:=(1-ROUND([.B1703])/[.B1703])^2" office:value-type="float" office:value="0.00000156226889746952" calcext:value-type="float">
            <text:p>1.56226889746952E-006</text:p>
          </table:table-cell>
          <table:table-cell table:formula="of:=(1-ROUND([.C1703])/[.C1703])^2" office:value-type="float" office:value="0.000000483355086961639" calcext:value-type="float">
            <text:p>4.83355086961639E-007</text:p>
          </table:table-cell>
          <table:table-cell table:formula="of:=(1-ROUND([.A1703])/[.A1703])^2" office:value-type="float" office:value="0.00000138083211705053" calcext:value-type="float">
            <text:p>1.38083211705053E-006</text:p>
          </table:table-cell>
          <table:table-cell table:formula="of:=SUM([.D1703:.F1703])" office:value-type="float" office:value="0.00000342645610148169" calcext:value-type="float">
            <text:p>3.42645610148169E-006</text:p>
          </table:table-cell>
          <table:table-cell table:number-columns-repeated="4"/>
        </table:table-row>
        <table:table-row table:style-name="ro1">
          <table:table-cell office:value-type="float" office:value="170.3" calcext:value-type="float">
            <text:p>170.3</text:p>
          </table:table-cell>
          <table:table-cell table:formula="of:=SQRT(2)*[.A1704]" office:value-type="float" office:value="240.840569672138" calcext:value-type="float">
            <text:p>240.8405696721</text:p>
          </table:table-cell>
          <table:table-cell table:formula="of:=SQRT(3)*[.A1704]" office:value-type="float" office:value="294.96825252898" calcext:value-type="float">
            <text:p>294.968252529</text:p>
          </table:table-cell>
          <table:table-cell table:formula="of:=(1-ROUND([.B1704])/[.B1704])^2" office:value-type="float" office:value="0.000000438210305570074" calcext:value-type="float">
            <text:p>4.38210305570074E-007</text:p>
          </table:table-cell>
          <table:table-cell table:formula="of:=(1-ROUND([.C1704])/[.C1704])^2" office:value-type="float" office:value="0.0000000115842446317891" calcext:value-type="float">
            <text:p>1.15842446317891E-008</text:p>
          </table:table-cell>
          <table:table-cell table:formula="of:=(1-ROUND([.A1704])/[.A1704])^2" office:value-type="float" office:value="0.00000310322462967331" calcext:value-type="float">
            <text:p>3.10322462967331E-006</text:p>
          </table:table-cell>
          <table:table-cell table:formula="of:=SUM([.D1704:.F1704])" office:value-type="float" office:value="0.00000355301917987517" calcext:value-type="float">
            <text:p>0.000003553</text:p>
          </table:table-cell>
          <table:table-cell table:number-columns-repeated="4"/>
        </table:table-row>
        <table:table-row table:style-name="ro1">
          <table:table-cell office:value-type="float" office:value="170.4" calcext:value-type="float">
            <text:p>170.4</text:p>
          </table:table-cell>
          <table:table-cell table:formula="of:=SQRT(2)*[.A1705]" office:value-type="float" office:value="240.981991028375" calcext:value-type="float">
            <text:p>240.9819910284</text:p>
          </table:table-cell>
          <table:table-cell table:formula="of:=SQRT(3)*[.A1705]" office:value-type="float" office:value="295.141457609737" calcext:value-type="float">
            <text:p>295.1414576097</text:p>
          </table:table-cell>
          <table:table-cell table:formula="of:=(1-ROUND([.B1705])/[.B1705])^2" office:value-type="float" office:value="0.00000000558481319455357" calcext:value-type="float">
            <text:p>5.58481319455357E-009</text:p>
          </table:table-cell>
          <table:table-cell table:formula="of:=(1-ROUND([.C1705])/[.C1705])^2" office:value-type="float" office:value="0.000000229716502370564" calcext:value-type="float">
            <text:p>2.29716502370564E-007</text:p>
          </table:table-cell>
          <table:table-cell table:formula="of:=(1-ROUND([.A1705])/[.A1705])^2" office:value-type="float" office:value="0.00000551037051731374" calcext:value-type="float">
            <text:p>5.51037051731374E-006</text:p>
          </table:table-cell>
          <table:table-cell table:formula="of:=SUM([.D1705:.F1705])" office:value-type="float" office:value="0.00000574567183287886" calcext:value-type="float">
            <text:p>5.74567183287886E-006</text:p>
          </table:table-cell>
          <table:table-cell table:number-columns-repeated="4"/>
        </table:table-row>
        <table:table-row table:style-name="ro1">
          <table:table-cell office:value-type="float" office:value="170.5" calcext:value-type="float">
            <text:p>170.5</text:p>
          </table:table-cell>
          <table:table-cell table:formula="of:=SQRT(2)*[.A1706]" office:value-type="float" office:value="241.123412384613" calcext:value-type="float">
            <text:p>241.1234123846</text:p>
          </table:table-cell>
          <table:table-cell table:formula="of:=SQRT(3)*[.A1706]" office:value-type="float" office:value="295.314662690494" calcext:value-type="float">
            <text:p>295.3146626905</text:p>
          </table:table-cell>
          <table:table-cell table:formula="of:=(1-ROUND([.B1706])/[.B1706])^2" office:value-type="float" office:value="0.000000261962258250225" calcext:value-type="float">
            <text:p>0.000000262</text:p>
          </table:table-cell>
          <table:table-cell table:formula="of:=(1-ROUND([.C1706])/[.C1706])^2" office:value-type="float" office:value="0.00000113532573436922" calcext:value-type="float">
            <text:p>1.13532573436922E-006</text:p>
          </table:table-cell>
          <table:table-cell table:formula="of:=(1-ROUND([.A1706])/[.A1706])^2" office:value-type="float" office:value="0.00000859985724236976" calcext:value-type="float">
            <text:p>8.59985724236976E-006</text:p>
          </table:table-cell>
          <table:table-cell table:formula="of:=SUM([.D1706:.F1706])" office:value-type="float" office:value="0.00000999714523498921" calcext:value-type="float">
            <text:p>9.99714523498921E-006</text:p>
          </table:table-cell>
          <table:table-cell table:number-columns-repeated="4"/>
        </table:table-row>
        <table:table-row table:style-name="ro1">
          <table:table-cell office:value-type="float" office:value="170.6" calcext:value-type="float">
            <text:p>170.6</text:p>
          </table:table-cell>
          <table:table-cell table:formula="of:=SQRT(2)*[.A1707]" office:value-type="float" office:value="241.26483374085" calcext:value-type="float">
            <text:p>241.2648337409</text:p>
          </table:table-cell>
          <table:table-cell table:formula="of:=SQRT(3)*[.A1707]" office:value-type="float" office:value="295.48786777125" calcext:value-type="float">
            <text:p>295.4878677713</text:p>
          </table:table-cell>
          <table:table-cell table:formula="of:=(1-ROUND([.B1707])/[.B1707])^2" office:value-type="float" office:value="0.00000120492102029782" calcext:value-type="float">
            <text:p>1.20492102029782E-006</text:p>
          </table:table-cell>
          <table:table-cell table:formula="of:=(1-ROUND([.C1707])/[.C1707])^2" office:value-type="float" office:value="0.00000272599434385828" calcext:value-type="float">
            <text:p>0.000002726</text:p>
          </table:table-cell>
          <table:table-cell table:formula="of:=(1-ROUND([.A1707])/[.A1707])^2" office:value-type="float" office:value="0.00000549745811280521" calcext:value-type="float">
            <text:p>5.49745811280521E-006</text:p>
          </table:table-cell>
          <table:table-cell table:formula="of:=SUM([.D1707:.F1707])" office:value-type="float" office:value="0.00000942837347696131" calcext:value-type="float">
            <text:p>9.42837347696131E-006</text:p>
          </table:table-cell>
          <table:table-cell table:number-columns-repeated="4"/>
        </table:table-row>
        <table:table-row table:style-name="ro1">
          <table:table-cell office:value-type="float" office:value="170.7" calcext:value-type="float">
            <text:p>170.7</text:p>
          </table:table-cell>
          <table:table-cell table:formula="of:=SQRT(2)*[.A1708]" office:value-type="float" office:value="241.406255097087" calcext:value-type="float">
            <text:p>241.4062550971</text:p>
          </table:table-cell>
          <table:table-cell table:formula="of:=SQRT(3)*[.A1708]" office:value-type="float" office:value="295.661072852007" calcext:value-type="float">
            <text:p>295.661072852</text:p>
          </table:table-cell>
          <table:table-cell table:formula="of:=(1-ROUND([.B1708])/[.B1708])^2" office:value-type="float" office:value="0.00000283204798720635" calcext:value-type="float">
            <text:p>0.000002832</text:p>
          </table:table-cell>
          <table:table-cell table:formula="of:=(1-ROUND([.C1708])/[.C1708])^2" office:value-type="float" office:value="0.00000131408790282124" calcext:value-type="float">
            <text:p>1.31408790282124E-006</text:p>
          </table:table-cell>
          <table:table-cell table:formula="of:=(1-ROUND([.A1708])/[.A1708])^2" office:value-type="float" office:value="0.00000308869814461859" calcext:value-type="float">
            <text:p>3.08869814461859E-006</text:p>
          </table:table-cell>
          <table:table-cell table:formula="of:=SUM([.D1708:.F1708])" office:value-type="float" office:value="0.00000723483403464618" calcext:value-type="float">
            <text:p>7.23483403464618E-006</text:p>
          </table:table-cell>
          <table:table-cell table:number-columns-repeated="4"/>
        </table:table-row>
        <table:table-row table:style-name="ro1">
          <table:table-cell office:value-type="float" office:value="170.8" calcext:value-type="float">
            <text:p>170.8</text:p>
          </table:table-cell>
          <table:table-cell table:formula="of:=SQRT(2)*[.A1709]" office:value-type="float" office:value="241.547676453325" calcext:value-type="float">
            <text:p>241.5476764533</text:p>
          </table:table-cell>
          <table:table-cell table:formula="of:=SQRT(3)*[.A1709]" office:value-type="float" office:value="295.834277932764" calcext:value-type="float">
            <text:p>295.8342779328</text:p>
          </table:table-cell>
          <table:table-cell table:formula="of:=(1-ROUND([.B1709])/[.B1709])^2" office:value-type="float" office:value="0.00000350665196699598" calcext:value-type="float">
            <text:p>3.50665196699598E-006</text:p>
          </table:table-cell>
          <table:table-cell table:formula="of:=(1-ROUND([.C1709])/[.C1709])^2" office:value-type="float" office:value="0.000000313807772955538" calcext:value-type="float">
            <text:p>3.13807772955538E-007</text:p>
          </table:table-cell>
          <table:table-cell table:formula="of:=(1-ROUND([.A1709])/[.A1709])^2" office:value-type="float" office:value="0.00000137114776036699" calcext:value-type="float">
            <text:p>1.37114776036699E-006</text:p>
          </table:table-cell>
          <table:table-cell table:formula="of:=SUM([.D1709:.F1709])" office:value-type="float" office:value="0.00000519160750031851" calcext:value-type="float">
            <text:p>5.19160750031851E-006</text:p>
          </table:table-cell>
          <table:table-cell table:number-columns-repeated="4"/>
        </table:table-row>
        <table:table-row table:style-name="ro1">
          <table:table-cell office:value-type="float" office:value="170.9" calcext:value-type="float">
            <text:p>170.9</text:p>
          </table:table-cell>
          <table:table-cell table:formula="of:=SQRT(2)*[.A1710]" office:value-type="float" office:value="241.689097809562" calcext:value-type="float">
            <text:p>241.6890978096</text:p>
          </table:table-cell>
          <table:table-cell table:formula="of:=SQRT(3)*[.A1710]" office:value-type="float" office:value="296.007483013521" calcext:value-type="float">
            <text:p>296.0074830135</text:p>
          </table:table-cell>
          <table:table-cell table:formula="of:=(1-ROUND([.B1710])/[.B1710])^2" office:value-type="float" office:value="0.00000165475401146467" calcext:value-type="float">
            <text:p>1.65475401146467E-006</text:p>
          </table:table-cell>
          <table:table-cell table:formula="of:=(1-ROUND([.C1710])/[.C1710])^2" office:value-type="float" office:value="0.000000000639068894741915" calcext:value-type="float">
            <text:p>6.39068894741915E-010</text:p>
          </table:table-cell>
          <table:table-cell table:formula="of:=(1-ROUND([.A1710])/[.A1710])^2" office:value-type="float" office:value="0.000000342385902465945" calcext:value-type="float">
            <text:p>3.42385902465945E-007</text:p>
          </table:table-cell>
          <table:table-cell table:formula="of:=SUM([.D1710:.F1710])" office:value-type="float" office:value="0.00000199777898282536" calcext:value-type="float">
            <text:p>1.99777898282536E-00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SQRT(2)*[.A1711]" office:value-type="float" office:value="241.830519165799" calcext:value-type="float">
            <text:p>241.8305191658</text:p>
          </table:table-cell>
          <table:table-cell table:formula="of:=SQRT(3)*[.A1711]" office:value-type="float" office:value="296.180688094278" calcext:value-type="float">
            <text:p>296.1806880943</text:p>
          </table:table-cell>
          <table:table-cell table:formula="of:=(1-ROUND([.B1711])/[.B1711])^2" office:value-type="float" office:value="0.000000491155452299494" calcext:value-type="float">
            <text:p>4.91155452299494E-007</text:p>
          </table:table-cell>
          <table:table-cell table:formula="of:=(1-ROUND([.C1711])/[.C1711])^2" office:value-type="float" office:value="0.000000372173630790448" calcext:value-type="float">
            <text:p>3.72173630790448E-007</text:p>
          </table:table-cell>
          <table:table-cell table:formula="of:=(1-ROUND([.A1711])/[.A1711])^2" office:value-type="float" office:value="0" calcext:value-type="float">
            <text:p>0</text:p>
          </table:table-cell>
          <table:table-cell table:formula="of:=SUM([.D1711:.F1711])" office:value-type="float" office:value="0.000000863329083089942" calcext:value-type="float">
            <text:p>8.63329083089942E-007</text:p>
          </table:table-cell>
          <table:table-cell table:number-columns-repeated="4"/>
        </table:table-row>
        <table:table-row table:style-name="ro1">
          <table:table-cell office:value-type="float" office:value="171.1" calcext:value-type="float">
            <text:p>171.1</text:p>
          </table:table-cell>
          <table:table-cell table:formula="of:=SQRT(2)*[.A1712]" office:value-type="float" office:value="241.971940522037" calcext:value-type="float">
            <text:p>241.971940522</text:p>
          </table:table-cell>
          <table:table-cell table:formula="of:=SQRT(3)*[.A1712]" office:value-type="float" office:value="296.353893175035" calcext:value-type="float">
            <text:p>296.353893175</text:p>
          </table:table-cell>
          <table:table-cell table:formula="of:=(1-ROUND([.B1712])/[.B1712])^2" office:value-type="float" office:value="0.0000000134471162389969" calcext:value-type="float">
            <text:p>1.34471162389969E-008</text:p>
          </table:table-cell>
          <table:table-cell table:formula="of:=(1-ROUND([.C1712])/[.C1712])^2" office:value-type="float" office:value="0.00000142601173867232" calcext:value-type="float">
            <text:p>0.000001426</text:p>
          </table:table-cell>
          <table:table-cell table:formula="of:=(1-ROUND([.A1712])/[.A1712])^2" office:value-type="float" office:value="0.000000341585935677245" calcext:value-type="float">
            <text:p>3.41585935677245E-007</text:p>
          </table:table-cell>
          <table:table-cell table:formula="of:=SUM([.D1712:.F1712])" office:value-type="float" office:value="0.00000178104479058856" calcext:value-type="float">
            <text:p>0.000001781</text:p>
          </table:table-cell>
          <table:table-cell table:number-columns-repeated="4"/>
        </table:table-row>
        <table:table-row table:style-name="ro1">
          <table:table-cell office:value-type="float" office:value="171.2" calcext:value-type="float">
            <text:p>171.2</text:p>
          </table:table-cell>
          <table:table-cell table:formula="of:=SQRT(2)*[.A1713]" office:value-type="float" office:value="242.113361878274" calcext:value-type="float">
            <text:p>242.1133618783</text:p>
          </table:table-cell>
          <table:table-cell table:formula="of:=SQRT(3)*[.A1713]" office:value-type="float" office:value="296.527098255792" calcext:value-type="float">
            <text:p>296.5270982558</text:p>
          </table:table-cell>
          <table:table-cell table:formula="of:=(1-ROUND([.B1713])/[.B1713])^2" office:value-type="float" office:value="0.000000219228266486587" calcext:value-type="float">
            <text:p>2.19228266486587E-007</text:p>
          </table:table-cell>
          <table:table-cell table:formula="of:=(1-ROUND([.C1713])/[.C1713])^2" office:value-type="float" office:value="0.00000254339056717002" calcext:value-type="float">
            <text:p>2.54339056717002E-006</text:p>
          </table:table-cell>
          <table:table-cell table:formula="of:=(1-ROUND([.A1713])/[.A1713])^2" office:value-type="float" office:value="0.00000136474801292706" calcext:value-type="float">
            <text:p>1.36474801292706E-006</text:p>
          </table:table-cell>
          <table:table-cell table:formula="of:=SUM([.D1713:.F1713])" office:value-type="float" office:value="0.00000412736684658366" calcext:value-type="float">
            <text:p>4.12736684658366E-006</text:p>
          </table:table-cell>
          <table:table-cell table:number-columns-repeated="4"/>
        </table:table-row>
        <table:table-row table:style-name="ro1">
          <table:table-cell office:value-type="float" office:value="171.3" calcext:value-type="float">
            <text:p>171.3</text:p>
          </table:table-cell>
          <table:table-cell table:formula="of:=SQRT(2)*[.A1714]" office:value-type="float" office:value="242.254783234511" calcext:value-type="float">
            <text:p>242.2547832345</text:p>
          </table:table-cell>
          <table:table-cell table:formula="of:=SQRT(3)*[.A1714]" office:value-type="float" office:value="296.700303336549" calcext:value-type="float">
            <text:p>296.7003033365</text:p>
          </table:table-cell>
          <table:table-cell table:formula="of:=(1-ROUND([.B1714])/[.B1714])^2" office:value-type="float" office:value="0.00000110610656989635" calcext:value-type="float">
            <text:p>1.10610656989635E-006</text:p>
          </table:table-cell>
          <table:table-cell table:formula="of:=(1-ROUND([.C1714])/[.C1714])^2" office:value-type="float" office:value="0.0000010202998791659" calcext:value-type="float">
            <text:p>1.0202998791659E-006</text:p>
          </table:table-cell>
          <table:table-cell table:formula="of:=(1-ROUND([.A1714])/[.A1714])^2" office:value-type="float" office:value="0.00000306709892314188" calcext:value-type="float">
            <text:p>3.06709892314188E-006</text:p>
          </table:table-cell>
          <table:table-cell table:formula="of:=SUM([.D1714:.F1714])" office:value-type="float" office:value="0.00000519350537220414" calcext:value-type="float">
            <text:p>5.19350537220414E-006</text:p>
          </table:table-cell>
          <table:table-cell table:number-columns-repeated="4"/>
        </table:table-row>
        <table:table-row table:style-name="ro1">
          <table:table-cell office:value-type="float" office:value="171.4" calcext:value-type="float">
            <text:p>171.4</text:p>
          </table:table-cell>
          <table:table-cell table:formula="of:=SQRT(2)*[.A1715]" office:value-type="float" office:value="242.396204590749" calcext:value-type="float">
            <text:p>242.3962045907</text:p>
          </table:table-cell>
          <table:table-cell table:formula="of:=SQRT(3)*[.A1715]" office:value-type="float" office:value="296.873508417306" calcext:value-type="float">
            <text:p>296.8735084173</text:p>
          </table:table-cell>
          <table:table-cell table:formula="of:=(1-ROUND([.B1715])/[.B1715])^2" office:value-type="float" office:value="0.00000267169806430041" calcext:value-type="float">
            <text:p>2.67169806430041E-006</text:p>
          </table:table-cell>
          <table:table-cell table:formula="of:=(1-ROUND([.C1715])/[.C1715])^2" office:value-type="float" office:value="0.00000018154335758886" calcext:value-type="float">
            <text:p>1.8154335758886E-007</text:p>
          </table:table-cell>
          <table:table-cell table:formula="of:=(1-ROUND([.A1715])/[.A1715])^2" office:value-type="float" office:value="0.00000544625971306393" calcext:value-type="float">
            <text:p>5.44625971306393E-006</text:p>
          </table:table-cell>
          <table:table-cell table:formula="of:=SUM([.D1715:.F1715])" office:value-type="float" office:value="0.00000829950113495321" calcext:value-type="float">
            <text:p>8.29950113495321E-006</text:p>
          </table:table-cell>
          <table:table-cell table:number-columns-repeated="4"/>
        </table:table-row>
        <table:table-row table:style-name="ro1">
          <table:table-cell office:value-type="float" office:value="171.5" calcext:value-type="float">
            <text:p>171.5</text:p>
          </table:table-cell>
          <table:table-cell table:formula="of:=SQRT(2)*[.A1716]" office:value-type="float" office:value="242.537625946986" calcext:value-type="float">
            <text:p>242.537625947</text:p>
          </table:table-cell>
          <table:table-cell table:formula="of:=SQRT(3)*[.A1716]" office:value-type="float" office:value="297.046713498062" calcext:value-type="float">
            <text:p>297.0467134981</text:p>
          </table:table-cell>
          <table:table-cell table:formula="of:=(1-ROUND([.B1716])/[.B1716])^2" office:value-type="float" office:value="0.0000036343660362734" calcext:value-type="float">
            <text:p>3.6343660362734E-006</text:p>
          </table:table-cell>
          <table:table-cell table:formula="of:=(1-ROUND([.C1716])/[.C1716])^2" office:value-type="float" office:value="0.0000000247306354917983" calcext:value-type="float">
            <text:p>2.47306354917983E-008</text:p>
          </table:table-cell>
          <table:table-cell table:formula="of:=(1-ROUND([.A1716])/[.A1716])^2" office:value-type="float" office:value="0.00000849985975231466" calcext:value-type="float">
            <text:p>8.49985975231466E-006</text:p>
          </table:table-cell>
          <table:table-cell table:formula="of:=SUM([.D1716:.F1716])" office:value-type="float" office:value="0.0000121589564240799" calcext:value-type="float">
            <text:p>0.000012159</text:p>
          </table:table-cell>
          <table:table-cell table:number-columns-repeated="4"/>
        </table:table-row>
        <table:table-row table:style-name="ro1">
          <table:table-cell office:value-type="float" office:value="171.6" calcext:value-type="float">
            <text:p>171.6</text:p>
          </table:table-cell>
          <table:table-cell table:formula="of:=SQRT(2)*[.A1717]" office:value-type="float" office:value="242.679047303223" calcext:value-type="float">
            <text:p>242.6790473032</text:p>
          </table:table-cell>
          <table:table-cell table:formula="of:=SQRT(3)*[.A1717]" office:value-type="float" office:value="297.219918578819" calcext:value-type="float">
            <text:p>297.2199185788</text:p>
          </table:table-cell>
          <table:table-cell table:formula="of:=(1-ROUND([.B1717])/[.B1717])^2" office:value-type="float" office:value="0.00000174911150179116" calcext:value-type="float">
            <text:p>1.74911150179116E-006</text:p>
          </table:table-cell>
          <table:table-cell table:formula="of:=(1-ROUND([.C1717])/[.C1717])^2" office:value-type="float" office:value="0.000000547479697797293" calcext:value-type="float">
            <text:p>5.47479697797293E-007</text:p>
          </table:table-cell>
          <table:table-cell table:formula="of:=(1-ROUND([.A1717])/[.A1717])^2" office:value-type="float" office:value="0.00000543357186713845" calcext:value-type="float">
            <text:p>5.43357186713845E-006</text:p>
          </table:table-cell>
          <table:table-cell table:formula="of:=SUM([.D1717:.F1717])" office:value-type="float" office:value="0.0000077301630667269" calcext:value-type="float">
            <text:p>7.7301630667269E-006</text:p>
          </table:table-cell>
          <table:table-cell table:number-columns-repeated="4"/>
        </table:table-row>
        <table:table-row table:style-name="ro1">
          <table:table-cell office:value-type="float" office:value="171.7" calcext:value-type="float">
            <text:p>171.7</text:p>
          </table:table-cell>
          <table:table-cell table:formula="of:=SQRT(2)*[.A1718]" office:value-type="float" office:value="242.82046865946" calcext:value-type="float">
            <text:p>242.8204686595</text:p>
          </table:table-cell>
          <table:table-cell table:formula="of:=SQRT(3)*[.A1718]" office:value-type="float" office:value="297.393123659576" calcext:value-type="float">
            <text:p>297.3931236596</text:p>
          </table:table-cell>
          <table:table-cell table:formula="of:=(1-ROUND([.B1718])/[.B1718])^2" office:value-type="float" office:value="0.000000546650766579964" calcext:value-type="float">
            <text:p>5.46650766579964E-007</text:p>
          </table:table-cell>
          <table:table-cell table:formula="of:=(1-ROUND([.C1718])/[.C1718])^2" office:value-type="float" office:value="0.00000174741684888763" calcext:value-type="float">
            <text:p>1.74741684888763E-006</text:p>
          </table:table-cell>
          <table:table-cell table:formula="of:=(1-ROUND([.A1718])/[.A1718])^2" office:value-type="float" office:value="0.00000305282506735683" calcext:value-type="float">
            <text:p>3.05282506735683E-006</text:p>
          </table:table-cell>
          <table:table-cell table:formula="of:=SUM([.D1718:.F1718])" office:value-type="float" office:value="0.00000534689268282443" calcext:value-type="float">
            <text:p>5.34689268282443E-006</text:p>
          </table:table-cell>
          <table:table-cell table:number-columns-repeated="4"/>
        </table:table-row>
        <table:table-row table:style-name="ro1">
          <table:table-cell office:value-type="float" office:value="171.8" calcext:value-type="float">
            <text:p>171.8</text:p>
          </table:table-cell>
          <table:table-cell table:formula="of:=SQRT(2)*[.A1719]" office:value-type="float" office:value="242.961890015698" calcext:value-type="float">
            <text:p>242.9618900157</text:p>
          </table:table-cell>
          <table:table-cell table:formula="of:=SQRT(3)*[.A1719]" office:value-type="float" office:value="297.566328740333" calcext:value-type="float">
            <text:p>297.5663287403</text:p>
          </table:table-cell>
          <table:table-cell table:formula="of:=(1-ROUND([.B1719])/[.B1719])^2" office:value-type="float" office:value="0.0000000246037454466622" calcext:value-type="float">
            <text:p>2.46037454466622E-008</text:p>
          </table:table-cell>
          <table:table-cell table:formula="of:=(1-ROUND([.C1719])/[.C1719])^2" office:value-type="float" office:value="0.00000212399607187162" calcext:value-type="float">
            <text:p>0.000002124</text:p>
          </table:table-cell>
          <table:table-cell table:formula="of:=(1-ROUND([.A1719])/[.A1719])^2" office:value-type="float" office:value="0.00000135523207671699" calcext:value-type="float">
            <text:p>1.35523207671699E-006</text:p>
          </table:table-cell>
          <table:table-cell table:formula="of:=SUM([.D1719:.F1719])" office:value-type="float" office:value="0.00000350383189403526" calcext:value-type="float">
            <text:p>3.50383189403526E-006</text:p>
          </table:table-cell>
          <table:table-cell table:number-columns-repeated="4"/>
        </table:table-row>
        <table:table-row table:style-name="ro1">
          <table:table-cell office:value-type="float" office:value="171.9" calcext:value-type="float">
            <text:p>171.9</text:p>
          </table:table-cell>
          <table:table-cell table:formula="of:=SQRT(2)*[.A1720]" office:value-type="float" office:value="243.103311371935" calcext:value-type="float">
            <text:p>243.1033113719</text:p>
          </table:table-cell>
          <table:table-cell table:formula="of:=SQRT(3)*[.A1720]" office:value-type="float" office:value="297.73953382109" calcext:value-type="float">
            <text:p>297.7395338211</text:p>
          </table:table-cell>
          <table:table-cell table:formula="of:=(1-ROUND([.B1720])/[.B1720])^2" office:value-type="float" office:value="0.000000180598653774214" calcext:value-type="float">
            <text:p>1.80598653774214E-007</text:p>
          </table:table-cell>
          <table:table-cell table:formula="of:=(1-ROUND([.C1720])/[.C1720])^2" office:value-type="float" office:value="0.000000765296398790333" calcext:value-type="float">
            <text:p>7.65296398790333E-007</text:p>
          </table:table-cell>
          <table:table-cell table:formula="of:=(1-ROUND([.A1720])/[.A1720])^2" office:value-type="float" office:value="0.000000338413941842204" calcext:value-type="float">
            <text:p>3.38413941842204E-007</text:p>
          </table:table-cell>
          <table:table-cell table:formula="of:=SUM([.D1720:.F1720])" office:value-type="float" office:value="0.00000128430899440675" calcext:value-type="float">
            <text:p>1.28430899440675E-00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SQRT(2)*[.A1721]" office:value-type="float" office:value="243.244732728172" calcext:value-type="float">
            <text:p>243.2447327282</text:p>
          </table:table-cell>
          <table:table-cell table:formula="of:=SQRT(3)*[.A1721]" office:value-type="float" office:value="297.912738901847" calcext:value-type="float">
            <text:p>297.9127389018</text:p>
          </table:table-cell>
          <table:table-cell table:formula="of:=(1-ROUND([.B1721])/[.B1721])^2" office:value-type="float" office:value="0.00000101227197536978" calcext:value-type="float">
            <text:p>1.01227197536978E-006</text:p>
          </table:table-cell>
          <table:table-cell table:formula="of:=(1-ROUND([.C1721])/[.C1721])^2" office:value-type="float" office:value="0.0000000857952412439997" calcext:value-type="float">
            <text:p>8.57952412439997E-008</text:p>
          </table:table-cell>
          <table:table-cell table:formula="of:=(1-ROUND([.A1721])/[.A1721])^2" office:value-type="float" office:value="0" calcext:value-type="float">
            <text:p>0</text:p>
          </table:table-cell>
          <table:table-cell table:formula="of:=SUM([.D1721:.F1721])" office:value-type="float" office:value="0.00000109806721661378" calcext:value-type="float">
            <text:p>1.09806721661378E-006</text:p>
          </table:table-cell>
          <table:table-cell table:number-columns-repeated="4"/>
        </table:table-row>
        <table:table-row table:style-name="ro1">
          <table:table-cell office:value-type="float" office:value="172.1" calcext:value-type="float">
            <text:p>172.1</text:p>
          </table:table-cell>
          <table:table-cell table:formula="of:=SQRT(2)*[.A1722]" office:value-type="float" office:value="243.38615408441" calcext:value-type="float">
            <text:p>243.3861540844</text:p>
          </table:table-cell>
          <table:table-cell table:formula="of:=SQRT(3)*[.A1722]" office:value-type="float" office:value="298.085943982604" calcext:value-type="float">
            <text:p>298.0859439826</text:p>
          </table:table-cell>
          <table:table-cell table:formula="of:=(1-ROUND([.B1722])/[.B1722])^2" office:value-type="float" office:value="0.0000025172684304503" calcext:value-type="float">
            <text:p>2.5172684304503E-006</text:p>
          </table:table-cell>
          <table:table-cell table:formula="of:=(1-ROUND([.C1722])/[.C1722])^2" office:value-type="float" office:value="0.000000083128119141598" calcext:value-type="float">
            <text:p>8.3128119141598E-008</text:p>
          </table:table-cell>
          <table:table-cell table:formula="of:=(1-ROUND([.A1722])/[.A1722])^2" office:value-type="float" office:value="0.000000337627847004623" calcext:value-type="float">
            <text:p>3.37627847004623E-007</text:p>
          </table:table-cell>
          <table:table-cell table:formula="of:=SUM([.D1722:.F1722])" office:value-type="float" office:value="0.00000293802439659652" calcext:value-type="float">
            <text:p>0.000002938</text:p>
          </table:table-cell>
          <table:table-cell table:number-columns-repeated="4"/>
        </table:table-row>
        <table:table-row table:style-name="ro1">
          <table:table-cell office:value-type="float" office:value="172.2" calcext:value-type="float">
            <text:p>172.2</text:p>
          </table:table-cell>
          <table:table-cell table:formula="of:=SQRT(2)*[.A1723]" office:value-type="float" office:value="243.527575440647" calcext:value-type="float">
            <text:p>243.5275754406</text:p>
          </table:table-cell>
          <table:table-cell table:formula="of:=SQRT(3)*[.A1723]" office:value-type="float" office:value="298.259149063361" calcext:value-type="float">
            <text:p>298.2591490634</text:p>
          </table:table-cell>
          <table:table-cell table:formula="of:=(1-ROUND([.B1723])/[.B1723])^2" office:value-type="float" office:value="0.00000376329829250516" calcext:value-type="float">
            <text:p>3.76329829250516E-006</text:p>
          </table:table-cell>
          <table:table-cell table:formula="of:=(1-ROUND([.C1723])/[.C1723])^2" office:value-type="float" office:value="0.000000754938785410523" calcext:value-type="float">
            <text:p>7.54938785410523E-007</text:p>
          </table:table-cell>
          <table:table-cell table:formula="of:=(1-ROUND([.A1723])/[.A1723])^2" office:value-type="float" office:value="0.00000134894330526206" calcext:value-type="float">
            <text:p>1.34894330526206E-006</text:p>
          </table:table-cell>
          <table:table-cell table:formula="of:=SUM([.D1723:.F1723])" office:value-type="float" office:value="0.00000586718038317774" calcext:value-type="float">
            <text:p>5.86718038317774E-006</text:p>
          </table:table-cell>
          <table:table-cell table:number-columns-repeated="4"/>
        </table:table-row>
        <table:table-row table:style-name="ro1">
          <table:table-cell office:value-type="float" office:value="172.3" calcext:value-type="float">
            <text:p>172.3</text:p>
          </table:table-cell>
          <table:table-cell table:formula="of:=SQRT(2)*[.A1724]" office:value-type="float" office:value="243.668996796884" calcext:value-type="float">
            <text:p>243.6689967969</text:p>
          </table:table-cell>
          <table:table-cell table:formula="of:=SQRT(3)*[.A1724]" office:value-type="float" office:value="298.432354144118" calcext:value-type="float">
            <text:p>298.4323541441</text:p>
          </table:table-cell>
          <table:table-cell table:formula="of:=(1-ROUND([.B1724])/[.B1724])^2" office:value-type="float" office:value="0.000001845286660939" calcext:value-type="float">
            <text:p>1.845286660939E-006</text:p>
          </table:table-cell>
          <table:table-cell table:formula="of:=(1-ROUND([.C1724])/[.C1724])^2" office:value-type="float" office:value="0.00000209887919415593" calcext:value-type="float">
            <text:p>2.09887919415593E-006</text:p>
          </table:table-cell>
          <table:table-cell table:formula="of:=(1-ROUND([.A1724])/[.A1724])^2" office:value-type="float" office:value="0.0000030316003919523" calcext:value-type="float">
            <text:p>3.0316003919523E-006</text:p>
          </table:table-cell>
          <table:table-cell table:formula="of:=SUM([.D1724:.F1724])" office:value-type="float" office:value="0.00000697576624704723" calcext:value-type="float">
            <text:p>6.97576624704723E-006</text:p>
          </table:table-cell>
          <table:table-cell table:number-columns-repeated="4"/>
        </table:table-row>
        <table:table-row table:style-name="ro1">
          <table:table-cell office:value-type="float" office:value="172.4" calcext:value-type="float">
            <text:p>172.4</text:p>
          </table:table-cell>
          <table:table-cell table:formula="of:=SQRT(2)*[.A1725]" office:value-type="float" office:value="243.810418153122" calcext:value-type="float">
            <text:p>243.8104181531</text:p>
          </table:table-cell>
          <table:table-cell table:formula="of:=SQRT(3)*[.A1725]" office:value-type="float" office:value="298.605559224874" calcext:value-type="float">
            <text:p>298.6055592249</text:p>
          </table:table-cell>
          <table:table-cell table:formula="of:=(1-ROUND([.B1725])/[.B1725])^2" office:value-type="float" office:value="0.000000604629010291007" calcext:value-type="float">
            <text:p>6.04629010291007E-007</text:p>
          </table:table-cell>
          <table:table-cell table:formula="of:=(1-ROUND([.C1725])/[.C1725])^2" office:value-type="float" office:value="0.00000174488909900446" calcext:value-type="float">
            <text:p>1.74488909900446E-006</text:p>
          </table:table-cell>
          <table:table-cell table:formula="of:=(1-ROUND([.A1725])/[.A1725])^2" office:value-type="float" office:value="0.00000538326128735343" calcext:value-type="float">
            <text:p>5.38326128735343E-006</text:p>
          </table:table-cell>
          <table:table-cell table:formula="of:=SUM([.D1725:.F1725])" office:value-type="float" office:value="0.00000773277939664889" calcext:value-type="float">
            <text:p>7.73277939664889E-006</text:p>
          </table:table-cell>
          <table:table-cell table:number-columns-repeated="4"/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SQRT(2)*[.A1726]" office:value-type="float" office:value="243.951839509359" calcext:value-type="float">
            <text:p>243.9518395094</text:p>
          </table:table-cell>
          <table:table-cell table:formula="of:=SQRT(3)*[.A1726]" office:value-type="float" office:value="298.778764305631" calcext:value-type="float">
            <text:p>298.7787643056</text:p>
          </table:table-cell>
          <table:table-cell table:formula="of:=(1-ROUND([.B1726])/[.B1726])^2" office:value-type="float" office:value="0.0000000389738770643608" calcext:value-type="float">
            <text:p>0.000000039</text:p>
          </table:table-cell>
          <table:table-cell table:formula="of:=(1-ROUND([.C1726])/[.C1726])^2" office:value-type="float" office:value="0.00000054829077883101" calcext:value-type="float">
            <text:p>5.4829077883101E-007</text:p>
          </table:table-cell>
          <table:table-cell table:formula="of:=(1-ROUND([.A1726])/[.A1726])^2" office:value-type="float" office:value="0.00000840159630329796" calcext:value-type="float">
            <text:p>8.40159630329796E-006</text:p>
          </table:table-cell>
          <table:table-cell table:formula="of:=SUM([.D1726:.F1726])" office:value-type="float" office:value="0.00000898886095919333" calcext:value-type="float">
            <text:p>8.98886095919333E-006</text:p>
          </table:table-cell>
          <table:table-cell table:number-columns-repeated="4"/>
        </table:table-row>
        <table:table-row table:style-name="ro1">
          <table:table-cell office:value-type="float" office:value="172.6" calcext:value-type="float">
            <text:p>172.6</text:p>
          </table:table-cell>
          <table:table-cell table:formula="of:=SQRT(2)*[.A1727]" office:value-type="float" office:value="244.093260865596" calcext:value-type="float">
            <text:p>244.0932608656</text:p>
          </table:table-cell>
          <table:table-cell table:formula="of:=SQRT(3)*[.A1727]" office:value-type="float" office:value="298.951969386388" calcext:value-type="float">
            <text:p>298.9519693864</text:p>
          </table:table-cell>
          <table:table-cell table:formula="of:=(1-ROUND([.B1727])/[.B1727])^2" office:value-type="float" office:value="0.000000145977965177094" calcext:value-type="float">
            <text:p>0.000000146</text:p>
          </table:table-cell>
          <table:table-cell table:formula="of:=(1-ROUND([.C1727])/[.C1727])^2" office:value-type="float" office:value="0.0000000258126999101182" calcext:value-type="float">
            <text:p>2.58126999101182E-008</text:p>
          </table:table-cell>
          <table:table-cell table:formula="of:=(1-ROUND([.A1727])/[.A1727])^2" office:value-type="float" office:value="0.00000537079282300928" calcext:value-type="float">
            <text:p>5.37079282300928E-006</text:p>
          </table:table-cell>
          <table:table-cell table:formula="of:=SUM([.D1727:.F1727])" office:value-type="float" office:value="0.00000554258348809649" calcext:value-type="float">
            <text:p>5.54258348809649E-006</text:p>
          </table:table-cell>
          <table:table-cell table:number-columns-repeated="4"/>
        </table:table-row>
        <table:table-row table:style-name="ro1">
          <table:table-cell office:value-type="float" office:value="172.7" calcext:value-type="float">
            <text:p>172.7</text:p>
          </table:table-cell>
          <table:table-cell table:formula="of:=SQRT(2)*[.A1728]" office:value-type="float" office:value="244.234682221834" calcext:value-type="float">
            <text:p>244.2346822218</text:p>
          </table:table-cell>
          <table:table-cell table:formula="of:=SQRT(3)*[.A1728]" office:value-type="float" office:value="299.125174467145" calcext:value-type="float">
            <text:p>299.1251744671</text:p>
          </table:table-cell>
          <table:table-cell table:formula="of:=(1-ROUND([.B1728])/[.B1728])^2" office:value-type="float" office:value="0.000000923306114454176" calcext:value-type="float">
            <text:p>9.23306114454176E-007</text:p>
          </table:table-cell>
          <table:table-cell table:formula="of:=(1-ROUND([.C1728])/[.C1728])^2" office:value-type="float" office:value="0.000000175115896890065" calcext:value-type="float">
            <text:p>1.75115896890065E-007</text:p>
          </table:table-cell>
          <table:table-cell table:formula="of:=(1-ROUND([.A1728])/[.A1728])^2" office:value-type="float" office:value="0.00000301757334128163" calcext:value-type="float">
            <text:p>3.01757334128163E-006</text:p>
          </table:table-cell>
          <table:table-cell table:formula="of:=SUM([.D1728:.F1728])" office:value-type="float" office:value="0.00000411599535262588" calcext:value-type="float">
            <text:p>0.000004116</text:p>
          </table:table-cell>
          <table:table-cell table:number-columns-repeated="4"/>
        </table:table-row>
        <table:table-row table:style-name="ro1">
          <table:table-cell office:value-type="float" office:value="172.8" calcext:value-type="float">
            <text:p>172.8</text:p>
          </table:table-cell>
          <table:table-cell table:formula="of:=SQRT(2)*[.A1729]" office:value-type="float" office:value="244.376103578071" calcext:value-type="float">
            <text:p>244.3761035781</text:p>
          </table:table-cell>
          <table:table-cell table:formula="of:=SQRT(3)*[.A1729]" office:value-type="float" office:value="299.298379547902" calcext:value-type="float">
            <text:p>299.2983795479</text:p>
          </table:table-cell>
          <table:table-cell table:formula="of:=(1-ROUND([.B1729])/[.B1729])^2" office:value-type="float" office:value="0.00000236863126925156" calcext:value-type="float">
            <text:p>2.36863126925156E-006</text:p>
          </table:table-cell>
          <table:table-cell table:formula="of:=(1-ROUND([.C1729])/[.C1729])^2" office:value-type="float" office:value="0.000000993869520691946" calcext:value-type="float">
            <text:p>9.93869520691946E-007</text:p>
          </table:table-cell>
          <table:table-cell table:formula="of:=(1-ROUND([.A1729])/[.A1729])^2" office:value-type="float" office:value="0.00000133959190672161" calcext:value-type="float">
            <text:p>1.33959190672161E-006</text:p>
          </table:table-cell>
          <table:table-cell table:formula="of:=SUM([.D1729:.F1729])" office:value-type="float" office:value="0.00000470209269666512" calcext:value-type="float">
            <text:p>4.70209269666512E-006</text:p>
          </table:table-cell>
          <table:table-cell table:number-columns-repeated="4"/>
        </table:table-row>
        <table:table-row table:style-name="ro1">
          <table:table-cell office:value-type="float" office:value="172.9" calcext:value-type="float">
            <text:p>172.9</text:p>
          </table:table-cell>
          <table:table-cell table:formula="of:=SQRT(2)*[.A1730]" office:value-type="float" office:value="244.517524934308" calcext:value-type="float">
            <text:p>244.5175249343</text:p>
          </table:table-cell>
          <table:table-cell table:formula="of:=SQRT(3)*[.A1730]" office:value-type="float" office:value="299.471584628659" calcext:value-type="float">
            <text:p>299.4715846287</text:p>
          </table:table-cell>
          <table:table-cell table:formula="of:=(1-ROUND([.B1730])/[.B1730])^2" office:value-type="float" office:value="0.00000389340664382292" calcext:value-type="float">
            <text:p>3.89340664382292E-006</text:p>
          </table:table-cell>
          <table:table-cell table:formula="of:=(1-ROUND([.C1730])/[.C1730])^2" office:value-type="float" office:value="0.00000247975080722839" calcext:value-type="float">
            <text:p>2.47975080722839E-006</text:p>
          </table:table-cell>
          <table:table-cell table:formula="of:=(1-ROUND([.A1730])/[.A1730])^2" office:value-type="float" office:value="0.000000334510699492003" calcext:value-type="float">
            <text:p>3.34510699492003E-007</text:p>
          </table:table-cell>
          <table:table-cell table:formula="of:=SUM([.D1730:.F1730])" office:value-type="float" office:value="0.00000670766815054331" calcext:value-type="float">
            <text:p>6.70766815054331E-006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SQRT(2)*[.A1731]" office:value-type="float" office:value="244.658946290545" calcext:value-type="float">
            <text:p>244.6589462905</text:p>
          </table:table-cell>
          <table:table-cell table:formula="of:=SQRT(3)*[.A1731]" office:value-type="float" office:value="299.644789709416" calcext:value-type="float">
            <text:p>299.6447897094</text:p>
          </table:table-cell>
          <table:table-cell table:formula="of:=(1-ROUND([.B1731])/[.B1731])^2" office:value-type="float" office:value="0.00000194322618083947" calcext:value-type="float">
            <text:p>1.94322618083947E-006</text:p>
          </table:table-cell>
          <table:table-cell table:formula="of:=(1-ROUND([.C1731])/[.C1731])^2" office:value-type="float" office:value="0.0000014052630173292" calcext:value-type="float">
            <text:p>1.4052630173292E-006</text:p>
          </table:table-cell>
          <table:table-cell table:formula="of:=(1-ROUND([.A1731])/[.A1731])^2" office:value-type="float" office:value="0" calcext:value-type="float">
            <text:p>0</text:p>
          </table:table-cell>
          <table:table-cell table:formula="of:=SUM([.D1731:.F1731])" office:value-type="float" office:value="0.00000334848919816867" calcext:value-type="float">
            <text:p>3.34848919816867E-006</text:p>
          </table:table-cell>
          <table:table-cell table:number-columns-repeated="4"/>
        </table:table-row>
        <table:table-row table:style-name="ro1">
          <table:table-cell office:value-type="float" office:value="173.1" calcext:value-type="float">
            <text:p>173.1</text:p>
          </table:table-cell>
          <table:table-cell table:formula="of:=SQRT(2)*[.A1732]" office:value-type="float" office:value="244.800367646783" calcext:value-type="float">
            <text:p>244.8003676468</text:p>
          </table:table-cell>
          <table:table-cell table:formula="of:=SQRT(3)*[.A1732]" office:value-type="float" office:value="299.817994790173" calcext:value-type="float">
            <text:p>299.8179947902</text:p>
          </table:table-cell>
          <table:table-cell table:formula="of:=(1-ROUND([.B1732])/[.B1732])^2" office:value-type="float" office:value="0.00000066502461570955" calcext:value-type="float">
            <text:p>0.000000665</text:p>
          </table:table-cell>
          <table:table-cell table:formula="of:=(1-ROUND([.C1732])/[.C1732])^2" office:value-type="float" office:value="0.000000368512521291735" calcext:value-type="float">
            <text:p>3.68512521291735E-007</text:p>
          </table:table-cell>
          <table:table-cell table:formula="of:=(1-ROUND([.A1732])/[.A1732])^2" office:value-type="float" office:value="0.000000333738157718598" calcext:value-type="float">
            <text:p>3.33738157718598E-007</text:p>
          </table:table-cell>
          <table:table-cell table:formula="of:=SUM([.D1732:.F1732])" office:value-type="float" office:value="0.00000136727529471988" calcext:value-type="float">
            <text:p>1.36727529471988E-006</text:p>
          </table:table-cell>
          <table:table-cell table:number-columns-repeated="4"/>
        </table:table-row>
        <table:table-row table:style-name="ro1">
          <table:table-cell office:value-type="float" office:value="173.2" calcext:value-type="float">
            <text:p>173.2</text:p>
          </table:table-cell>
          <table:table-cell table:formula="of:=SQRT(2)*[.A1733]" office:value-type="float" office:value="244.94178900302" calcext:value-type="float">
            <text:p>244.941789003</text:p>
          </table:table-cell>
          <table:table-cell table:formula="of:=SQRT(3)*[.A1733]" office:value-type="float" office:value="299.99119987093" calcext:value-type="float">
            <text:p>299.9911998709</text:p>
          </table:table-cell>
          <table:table-cell table:formula="of:=(1-ROUND([.B1733])/[.B1733])^2" office:value-type="float" office:value="0.0000000564786495706458" calcext:value-type="float">
            <text:p>5.64786495706458E-008</text:p>
          </table:table-cell>
          <table:table-cell table:formula="of:=(1-ROUND([.C1733])/[.C1733])^2" office:value-type="float" office:value="0.000000000860520168915189" calcext:value-type="float">
            <text:p>8.60520168915189E-010</text:p>
          </table:table-cell>
          <table:table-cell table:formula="of:=(1-ROUND([.A1733])/[.A1733])^2" office:value-type="float" office:value="0.00000133341156014521" calcext:value-type="float">
            <text:p>1.33341156014521E-006</text:p>
          </table:table-cell>
          <table:table-cell table:formula="of:=SUM([.D1733:.F1733])" office:value-type="float" office:value="0.00000139075072988477" calcext:value-type="float">
            <text:p>1.39075072988477E-006</text:p>
          </table:table-cell>
          <table:table-cell table:number-columns-repeated="4"/>
        </table:table-row>
        <table:table-row table:style-name="ro1">
          <table:table-cell office:value-type="float" office:value="173.3" calcext:value-type="float">
            <text:p>173.3</text:p>
          </table:table-cell>
          <table:table-cell table:formula="of:=SQRT(2)*[.A1734]" office:value-type="float" office:value="245.083210359257" calcext:value-type="float">
            <text:p>245.0832103593</text:p>
          </table:table-cell>
          <table:table-cell table:formula="of:=SQRT(3)*[.A1734]" office:value-type="float" office:value="300.164404951686" calcext:value-type="float">
            <text:p>300.1644049517</text:p>
          </table:table-cell>
          <table:table-cell table:formula="of:=(1-ROUND([.B1734])/[.B1734])^2" office:value-type="float" office:value="0.000000115273020474295" calcext:value-type="float">
            <text:p>1.15273020474295E-007</text:p>
          </table:table-cell>
          <table:table-cell table:formula="of:=(1-ROUND([.C1734])/[.C1734])^2" office:value-type="float" office:value="0.000000299993197890895" calcext:value-type="float">
            <text:p>0.0000003</text:p>
          </table:table-cell>
          <table:table-cell table:formula="of:=(1-ROUND([.A1734])/[.A1734])^2" office:value-type="float" office:value="0.00000299671460189168" calcext:value-type="float">
            <text:p>2.99671460189168E-006</text:p>
          </table:table-cell>
          <table:table-cell table:formula="of:=SUM([.D1734:.F1734])" office:value-type="float" office:value="0.00000341198082025687" calcext:value-type="float">
            <text:p>0.000003412</text:p>
          </table:table-cell>
          <table:table-cell table:number-columns-repeated="4"/>
        </table:table-row>
        <table:table-row table:style-name="ro1">
          <table:table-cell office:value-type="float" office:value="173.4" calcext:value-type="float">
            <text:p>173.4</text:p>
          </table:table-cell>
          <table:table-cell table:formula="of:=SQRT(2)*[.A1735]" office:value-type="float" office:value="245.224631715495" calcext:value-type="float">
            <text:p>245.2246317155</text:p>
          </table:table-cell>
          <table:table-cell table:formula="of:=SQRT(3)*[.A1735]" office:value-type="float" office:value="300.337610032443" calcext:value-type="float">
            <text:p>300.3376100324</text:p>
          </table:table-cell>
          <table:table-cell table:formula="of:=(1-ROUND([.B1735])/[.B1735])^2" office:value-type="float" office:value="0.000000839100472504062" calcext:value-type="float">
            <text:p>8.39100472504062E-007</text:p>
          </table:table-cell>
          <table:table-cell table:formula="of:=(1-ROUND([.C1735])/[.C1735])^2" office:value-type="float" office:value="0.00000126360473997406" calcext:value-type="float">
            <text:p>1.26360473997406E-006</text:p>
          </table:table-cell>
          <table:table-cell table:formula="of:=(1-ROUND([.A1735])/[.A1735])^2" office:value-type="float" office:value="0.00000532134965391272" calcext:value-type="float">
            <text:p>5.32134965391272E-006</text:p>
          </table:table-cell>
          <table:table-cell table:formula="of:=SUM([.D1735:.F1735])" office:value-type="float" office:value="0.00000742405486639083" calcext:value-type="float">
            <text:p>7.42405486639083E-006</text:p>
          </table:table-cell>
          <table:table-cell table:number-columns-repeated="4"/>
        </table:table-row>
        <table:table-row table:style-name="ro1">
          <table:table-cell office:value-type="float" office:value="173.5" calcext:value-type="float">
            <text:p>173.5</text:p>
          </table:table-cell>
          <table:table-cell table:formula="of:=SQRT(2)*[.A1736]" office:value-type="float" office:value="245.366053071732" calcext:value-type="float">
            <text:p>245.3660530717</text:p>
          </table:table-cell>
          <table:table-cell table:formula="of:=SQRT(3)*[.A1736]" office:value-type="float" office:value="300.5108151132" calcext:value-type="float">
            <text:p>300.5108151132</text:p>
          </table:table-cell>
          <table:table-cell table:formula="of:=(1-ROUND([.B1736])/[.B1736])^2" office:value-type="float" office:value="0.00000222566172502786" calcext:value-type="float">
            <text:p>2.22566172502786E-006</text:p>
          </table:table-cell>
          <table:table-cell table:formula="of:=(1-ROUND([.C1736])/[.C1736])^2" office:value-type="float" office:value="0.00000264987781614753" calcext:value-type="float">
            <text:p>2.64987781614753E-006</text:p>
          </table:table-cell>
          <table:table-cell table:formula="of:=(1-ROUND([.A1736])/[.A1736])^2" office:value-type="float" office:value="0.00000830502703286328" calcext:value-type="float">
            <text:p>0.000008305</text:p>
          </table:table-cell>
          <table:table-cell table:formula="of:=SUM([.D1736:.F1736])" office:value-type="float" office:value="0.0000131805665740387" calcext:value-type="float">
            <text:p>1.31805665740387E-005</text:p>
          </table:table-cell>
          <table:table-cell table:number-columns-repeated="4"/>
        </table:table-row>
        <table:table-row table:style-name="ro1">
          <table:table-cell office:value-type="float" office:value="173.6" calcext:value-type="float">
            <text:p>173.6</text:p>
          </table:table-cell>
          <table:table-cell table:formula="of:=SQRT(2)*[.A1737]" office:value-type="float" office:value="245.507474427969" calcext:value-type="float">
            <text:p>245.507474428</text:p>
          </table:table-cell>
          <table:table-cell table:formula="of:=SQRT(3)*[.A1737]" office:value-type="float" office:value="300.684020193957" calcext:value-type="float">
            <text:p>300.684020194</text:p>
          </table:table-cell>
          <table:table-cell table:formula="of:=(1-ROUND([.B1737])/[.B1737])^2" office:value-type="float" office:value="0.00000402465011574082" calcext:value-type="float">
            <text:p>4.02465011574082E-006</text:p>
          </table:table-cell>
          <table:table-cell table:formula="of:=(1-ROUND([.C1737])/[.C1737])^2" office:value-type="float" office:value="0.00000110432768519609" calcext:value-type="float">
            <text:p>1.10432768519609E-006</text:p>
          </table:table-cell>
          <table:table-cell table:formula="of:=(1-ROUND([.A1737])/[.A1737])^2" office:value-type="float" office:value="0.00000530909554248308" calcext:value-type="float">
            <text:p>5.30909554248308E-006</text:p>
          </table:table-cell>
          <table:table-cell table:formula="of:=SUM([.D1737:.F1737])" office:value-type="float" office:value="0.00001043807334342" calcext:value-type="float">
            <text:p>1.043807334342E-005</text:p>
          </table:table-cell>
          <table:table-cell table:number-columns-repeated="4"/>
        </table:table-row>
        <table:table-row table:style-name="ro1">
          <table:table-cell office:value-type="float" office:value="173.7" calcext:value-type="float">
            <text:p>173.7</text:p>
          </table:table-cell>
          <table:table-cell table:formula="of:=SQRT(2)*[.A1738]" office:value-type="float" office:value="245.648895784207" calcext:value-type="float">
            <text:p>245.6488957842</text:p>
          </table:table-cell>
          <table:table-cell table:formula="of:=SQRT(3)*[.A1738]" office:value-type="float" office:value="300.857225274714" calcext:value-type="float">
            <text:p>300.8572252747</text:p>
          </table:table-cell>
          <table:table-cell table:formula="of:=(1-ROUND([.B1738])/[.B1738])^2" office:value-type="float" office:value="0.00000204287811434957" calcext:value-type="float">
            <text:p>2.04287811434957E-006</text:p>
          </table:table-cell>
          <table:table-cell table:formula="of:=(1-ROUND([.C1738])/[.C1738])^2" office:value-type="float" office:value="0.00000022520694267251" calcext:value-type="float">
            <text:p>2.2520694267251E-007</text:p>
          </table:table-cell>
          <table:table-cell table:formula="of:=(1-ROUND([.A1738])/[.A1738])^2" office:value-type="float" office:value="0.00000298292869905482" calcext:value-type="float">
            <text:p>2.98292869905482E-006</text:p>
          </table:table-cell>
          <table:table-cell table:formula="of:=SUM([.D1738:.F1738])" office:value-type="float" office:value="0.0000052510137560769" calcext:value-type="float">
            <text:p>0.000005251</text:p>
          </table:table-cell>
          <table:table-cell table:number-columns-repeated="4"/>
        </table:table-row>
        <table:table-row table:style-name="ro1">
          <table:table-cell office:value-type="float" office:value="173.8" calcext:value-type="float">
            <text:p>173.8</text:p>
          </table:table-cell>
          <table:table-cell table:formula="of:=SQRT(2)*[.A1739]" office:value-type="float" office:value="245.790317140444" calcext:value-type="float">
            <text:p>245.7903171404</text:p>
          </table:table-cell>
          <table:table-cell table:formula="of:=SQRT(3)*[.A1739]" office:value-type="float" office:value="301.030430355471" calcext:value-type="float">
            <text:p>301.0304303555</text:p>
          </table:table-cell>
          <table:table-cell table:formula="of:=(1-ROUND([.B1739])/[.B1739])^2" office:value-type="float" office:value="0.000000727773640184124" calcext:value-type="float">
            <text:p>7.27773640184124E-007</text:p>
          </table:table-cell>
          <table:table-cell table:formula="of:=(1-ROUND([.C1739])/[.C1739])^2" office:value-type="float" office:value="0.0000000102186435970036" calcext:value-type="float">
            <text:p>1.02186435970036E-008</text:p>
          </table:table-cell>
          <table:table-cell table:formula="of:=(1-ROUND([.A1739])/[.A1739])^2" office:value-type="float" office:value="0.00000132422092772257" calcext:value-type="float">
            <text:p>1.32422092772257E-006</text:p>
          </table:table-cell>
          <table:table-cell table:formula="of:=SUM([.D1739:.F1739])" office:value-type="float" office:value="0.0000020622132115037" calcext:value-type="float">
            <text:p>2.0622132115037E-006</text:p>
          </table:table-cell>
          <table:table-cell table:number-columns-repeated="4"/>
        </table:table-row>
        <table:table-row table:style-name="ro1">
          <table:table-cell office:value-type="float" office:value="173.9" calcext:value-type="float">
            <text:p>173.9</text:p>
          </table:table-cell>
          <table:table-cell table:formula="of:=SQRT(2)*[.A1740]" office:value-type="float" office:value="245.931738496681" calcext:value-type="float">
            <text:p>245.9317384967</text:p>
          </table:table-cell>
          <table:table-cell table:formula="of:=SQRT(3)*[.A1740]" office:value-type="float" office:value="301.203635436228" calcext:value-type="float">
            <text:p>301.2036354362</text:p>
          </table:table-cell>
          <table:table-cell table:formula="of:=(1-ROUND([.B1740])/[.B1740])^2" office:value-type="float" office:value="0.0000000770411110424273" calcext:value-type="float">
            <text:p>0.000000077</text:p>
          </table:table-cell>
          <table:table-cell table:formula="of:=(1-ROUND([.C1740])/[.C1740])^2" office:value-type="float" office:value="0.000000457073762234418" calcext:value-type="float">
            <text:p>4.57073762234418E-007</text:p>
          </table:table-cell>
          <table:table-cell table:formula="of:=(1-ROUND([.A1740])/[.A1740])^2" office:value-type="float" office:value="0.000000330674599329756" calcext:value-type="float">
            <text:p>3.30674599329756E-007</text:p>
          </table:table-cell>
          <table:table-cell table:formula="of:=SUM([.D1740:.F1740])" office:value-type="float" office:value="0.000000864789472606601" calcext:value-type="float">
            <text:p>8.64789472606601E-007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SQRT(2)*[.A1741]" office:value-type="float" office:value="246.073159852919" calcext:value-type="float">
            <text:p>246.0731598529</text:p>
          </table:table-cell>
          <table:table-cell table:formula="of:=SQRT(3)*[.A1741]" office:value-type="float" office:value="301.376840516985" calcext:value-type="float">
            <text:p>301.376840517</text:p>
          </table:table-cell>
          <table:table-cell table:formula="of:=(1-ROUND([.B1741])/[.B1741])^2" office:value-type="float" office:value="0.0000000883928537301173" calcext:value-type="float">
            <text:p>8.83928537301173E-008</text:p>
          </table:table-cell>
          <table:table-cell table:formula="of:=(1-ROUND([.C1741])/[.C1741])^2" office:value-type="float" office:value="0.00000156349116177022" calcext:value-type="float">
            <text:p>1.56349116177022E-006</text:p>
          </table:table-cell>
          <table:table-cell table:formula="of:=(1-ROUND([.A1741])/[.A1741])^2" office:value-type="float" office:value="0" calcext:value-type="float">
            <text:p>0</text:p>
          </table:table-cell>
          <table:table-cell table:formula="of:=SUM([.D1741:.F1741])" office:value-type="float" office:value="0.00000165188401550033" calcext:value-type="float">
            <text:p>1.65188401550033E-006</text:p>
          </table:table-cell>
          <table:table-cell table:number-columns-repeated="4"/>
        </table:table-row>
        <table:table-row table:style-name="ro1">
          <table:table-cell office:value-type="float" office:value="174.1" calcext:value-type="float">
            <text:p>174.1</text:p>
          </table:table-cell>
          <table:table-cell table:formula="of:=SQRT(2)*[.A1742]" office:value-type="float" office:value="246.214581209156" calcext:value-type="float">
            <text:p>246.2145812092</text:p>
          </table:table-cell>
          <table:table-cell table:formula="of:=SQRT(3)*[.A1742]" office:value-type="float" office:value="301.550045597742" calcext:value-type="float">
            <text:p>301.5500455977</text:p>
          </table:table-cell>
          <table:table-cell table:formula="of:=(1-ROUND([.B1742])/[.B1742])^2" office:value-type="float" office:value="0.000000759549073792273" calcext:value-type="float">
            <text:p>7.59549073792273E-007</text:p>
          </table:table-cell>
          <table:table-cell table:formula="of:=(1-ROUND([.C1742])/[.C1742])^2" office:value-type="float" office:value="0.0000022264770017891" calcext:value-type="float">
            <text:p>2.2264770017891E-006</text:p>
          </table:table-cell>
          <table:table-cell table:formula="of:=(1-ROUND([.A1742])/[.A1742])^2" office:value-type="float" office:value="0.000000329915300844715" calcext:value-type="float">
            <text:p>3.29915300844715E-007</text:p>
          </table:table-cell>
          <table:table-cell table:formula="of:=SUM([.D1742:.F1742])" office:value-type="float" office:value="0.00000331594137642608" calcext:value-type="float">
            <text:p>3.31594137642608E-006</text:p>
          </table:table-cell>
          <table:table-cell table:number-columns-repeated="4"/>
        </table:table-row>
        <table:table-row table:style-name="ro1">
          <table:table-cell office:value-type="float" office:value="174.2" calcext:value-type="float">
            <text:p>174.2</text:p>
          </table:table-cell>
          <table:table-cell table:formula="of:=SQRT(2)*[.A1743]" office:value-type="float" office:value="246.356002565393" calcext:value-type="float">
            <text:p>246.3560025654</text:p>
          </table:table-cell>
          <table:table-cell table:formula="of:=SQRT(3)*[.A1743]" office:value-type="float" office:value="301.723250678498" calcext:value-type="float">
            <text:p>301.7232506785</text:p>
          </table:table-cell>
          <table:table-cell table:formula="of:=(1-ROUND([.B1743])/[.B1743])^2" office:value-type="float" office:value="0.00000208823782537682" calcext:value-type="float">
            <text:p>2.08823782537682E-006</text:p>
          </table:table-cell>
          <table:table-cell table:formula="of:=(1-ROUND([.C1743])/[.C1743])^2" office:value-type="float" office:value="0.00000084130907495077" calcext:value-type="float">
            <text:p>8.4130907495077E-007</text:p>
          </table:table-cell>
          <table:table-cell table:formula="of:=(1-ROUND([.A1743])/[.A1743])^2" office:value-type="float" office:value="0.00000131814652780453" calcext:value-type="float">
            <text:p>1.31814652780453E-006</text:p>
          </table:table-cell>
          <table:table-cell table:formula="of:=SUM([.D1743:.F1743])" office:value-type="float" office:value="0.00000424769342813211" calcext:value-type="float">
            <text:p>4.24769342813211E-006</text:p>
          </table:table-cell>
          <table:table-cell table:number-columns-repeated="4"/>
        </table:table-row>
        <table:table-row table:style-name="ro1">
          <table:table-cell office:value-type="float" office:value="174.3" calcext:value-type="float">
            <text:p>174.3</text:p>
          </table:table-cell>
          <table:table-cell table:formula="of:=SQRT(2)*[.A1744]" office:value-type="float" office:value="246.497423921631" calcext:value-type="float">
            <text:p>246.4974239216</text:p>
          </table:table-cell>
          <table:table-cell table:formula="of:=SQRT(3)*[.A1744]" office:value-type="float" office:value="301.896455759255" calcext:value-type="float">
            <text:p>301.8964557593</text:p>
          </table:table-cell>
          <table:table-cell table:formula="of:=(1-ROUND([.B1744])/[.B1744])^2" office:value-type="float" office:value="0.00000407219498122423" calcext:value-type="float">
            <text:p>4.07219498122423E-006</text:p>
          </table:table-cell>
          <table:table-cell table:formula="of:=(1-ROUND([.C1744])/[.C1744])^2" office:value-type="float" office:value="0.00000011763481312505" calcext:value-type="float">
            <text:p>1.1763481312505E-007</text:p>
          </table:table-cell>
          <table:table-cell table:formula="of:=(1-ROUND([.A1744])/[.A1744])^2" office:value-type="float" office:value="0.0000029624275316168" calcext:value-type="float">
            <text:p>2.9624275316168E-006</text:p>
          </table:table-cell>
          <table:table-cell table:formula="of:=SUM([.D1744:.F1744])" office:value-type="float" office:value="0.00000715225732596608" calcext:value-type="float">
            <text:p>7.15225732596608E-006</text:p>
          </table:table-cell>
          <table:table-cell table:number-columns-repeated="4"/>
        </table:table-row>
        <table:table-row table:style-name="ro1">
          <table:table-cell office:value-type="float" office:value="174.4" calcext:value-type="float">
            <text:p>174.4</text:p>
          </table:table-cell>
          <table:table-cell table:formula="of:=SQRT(2)*[.A1745]" office:value-type="float" office:value="246.638845277868" calcext:value-type="float">
            <text:p>246.6388452779</text:p>
          </table:table-cell>
          <table:table-cell table:formula="of:=SQRT(3)*[.A1745]" office:value-type="float" office:value="302.069660840012" calcext:value-type="float">
            <text:p>302.06966084</text:p>
          </table:table-cell>
          <table:table-cell table:formula="of:=(1-ROUND([.B1745])/[.B1745])^2" office:value-type="float" office:value="0.00000214419183791322" calcext:value-type="float">
            <text:p>2.14419183791322E-006</text:p>
          </table:table-cell>
          <table:table-cell table:formula="of:=(1-ROUND([.C1745])/[.C1745])^2" office:value-type="float" office:value="0.0000000531818203171607" calcext:value-type="float">
            <text:p>5.31818203171607E-008</text:p>
          </table:table-cell>
          <table:table-cell table:formula="of:=(1-ROUND([.A1745])/[.A1745])^2" office:value-type="float" office:value="0.00000526049995791619" calcext:value-type="float">
            <text:p>5.26049995791619E-006</text:p>
          </table:table-cell>
          <table:table-cell table:formula="of:=SUM([.D1745:.F1745])" office:value-type="float" office:value="0.00000745787361614657" calcext:value-type="float">
            <text:p>7.45787361614657E-006</text:p>
          </table:table-cell>
          <table:table-cell table:number-columns-repeated="4"/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SQRT(2)*[.A1746]" office:value-type="float" office:value="246.780266634105" calcext:value-type="float">
            <text:p>246.7802666341</text:p>
          </table:table-cell>
          <table:table-cell table:formula="of:=SQRT(3)*[.A1746]" office:value-type="float" office:value="302.242865920769" calcext:value-type="float">
            <text:p>302.2428659208</text:p>
          </table:table-cell>
          <table:table-cell table:formula="of:=(1-ROUND([.B1746])/[.B1746])^2" office:value-type="float" office:value="0.000000792813722178126" calcext:value-type="float">
            <text:p>7.92813722178126E-007</text:p>
          </table:table-cell>
          <table:table-cell table:formula="of:=(1-ROUND([.C1746])/[.C1746])^2" office:value-type="float" office:value="0.000000645685508559086" calcext:value-type="float">
            <text:p>6.45685508559086E-007</text:p>
          </table:table-cell>
          <table:table-cell table:formula="of:=(1-ROUND([.A1746])/[.A1746])^2" office:value-type="float" office:value="0.00000821011321746124" calcext:value-type="float">
            <text:p>8.21011321746124E-006</text:p>
          </table:table-cell>
          <table:table-cell table:formula="of:=SUM([.D1746:.F1746])" office:value-type="float" office:value="0.00000964861244819845" calcext:value-type="float">
            <text:p>9.64861244819845E-006</text:p>
          </table:table-cell>
          <table:table-cell table:number-columns-repeated="4"/>
        </table:table-row>
        <table:table-row table:style-name="ro1">
          <table:table-cell office:value-type="float" office:value="174.6" calcext:value-type="float">
            <text:p>174.6</text:p>
          </table:table-cell>
          <table:table-cell table:formula="of:=SQRT(2)*[.A1747]" office:value-type="float" office:value="246.921687990342" calcext:value-type="float">
            <text:p>246.9216879903</text:p>
          </table:table-cell>
          <table:table-cell table:formula="of:=SQRT(3)*[.A1747]" office:value-type="float" office:value="302.416071001526" calcext:value-type="float">
            <text:p>302.4160710015</text:p>
          </table:table-cell>
          <table:table-cell table:formula="of:=(1-ROUND([.B1747])/[.B1747])^2" office:value-type="float" office:value="0.000000100586168099682" calcext:value-type="float">
            <text:p>1.00586168099682E-007</text:p>
          </table:table-cell>
          <table:table-cell table:formula="of:=(1-ROUND([.C1747])/[.C1747])^2" office:value-type="float" office:value="0.0000018928890681106" calcext:value-type="float">
            <text:p>1.8928890681106E-006</text:p>
          </table:table-cell>
          <table:table-cell table:formula="of:=(1-ROUND([.A1747])/[.A1747])^2" office:value-type="float" office:value="0.00000524845531399536" calcext:value-type="float">
            <text:p>5.24845531399536E-006</text:p>
          </table:table-cell>
          <table:table-cell table:formula="of:=SUM([.D1747:.F1747])" office:value-type="float" office:value="0.00000724193055020564" calcext:value-type="float">
            <text:p>7.24193055020564E-006</text:p>
          </table:table-cell>
          <table:table-cell table:number-columns-repeated="4"/>
        </table:table-row>
        <table:table-row table:style-name="ro1">
          <table:table-cell office:value-type="float" office:value="174.7" calcext:value-type="float">
            <text:p>174.7</text:p>
          </table:table-cell>
          <table:table-cell table:formula="of:=SQRT(2)*[.A1748]" office:value-type="float" office:value="247.06310934658" calcext:value-type="float">
            <text:p>247.0631093466</text:p>
          </table:table-cell>
          <table:table-cell table:formula="of:=SQRT(3)*[.A1748]" office:value-type="float" office:value="302.589276082283" calcext:value-type="float">
            <text:p>302.5892760823</text:p>
          </table:table-cell>
          <table:table-cell table:formula="of:=(1-ROUND([.B1748])/[.B1748])^2" office:value-type="float" office:value="0.0000000652486546685098" calcext:value-type="float">
            <text:p>6.52486546685098E-008</text:p>
          </table:table-cell>
          <table:table-cell table:formula="of:=(1-ROUND([.C1748])/[.C1748])^2" office:value-type="float" office:value="0.00000184243817307329" calcext:value-type="float">
            <text:p>1.84243817307329E-006</text:p>
          </table:table-cell>
          <table:table-cell table:formula="of:=(1-ROUND([.A1748])/[.A1748])^2" office:value-type="float" office:value="0.00000294887728050561" calcext:value-type="float">
            <text:p>2.94887728050561E-006</text:p>
          </table:table-cell>
          <table:table-cell table:formula="of:=SUM([.D1748:.F1748])" office:value-type="float" office:value="0.00000485656410824741" calcext:value-type="float">
            <text:p>4.85656410824741E-006</text:p>
          </table:table-cell>
          <table:table-cell table:number-columns-repeated="4"/>
        </table:table-row>
        <table:table-row table:style-name="ro1">
          <table:table-cell office:value-type="float" office:value="174.8" calcext:value-type="float">
            <text:p>174.8</text:p>
          </table:table-cell>
          <table:table-cell table:formula="of:=SQRT(2)*[.A1749]" office:value-type="float" office:value="247.204530702817" calcext:value-type="float">
            <text:p>247.2045307028</text:p>
          </table:table-cell>
          <table:table-cell table:formula="of:=SQRT(3)*[.A1749]" office:value-type="float" office:value="302.76248116304" calcext:value-type="float">
            <text:p>302.762481163</text:p>
          </table:table-cell>
          <table:table-cell table:formula="of:=(1-ROUND([.B1749])/[.B1749])^2" office:value-type="float" office:value="0.000000684548414841332" calcext:value-type="float">
            <text:p>6.84548414841332E-007</text:p>
          </table:table-cell>
          <table:table-cell table:formula="of:=(1-ROUND([.C1749])/[.C1749])^2" office:value-type="float" office:value="0.000000615448906966309" calcext:value-type="float">
            <text:p>6.15448906966309E-007</text:p>
          </table:table-cell>
          <table:table-cell table:formula="of:=(1-ROUND([.A1749])/[.A1749])^2" office:value-type="float" office:value="0.00000130911299739709" calcext:value-type="float">
            <text:p>1.30911299739709E-006</text:p>
          </table:table-cell>
          <table:table-cell table:formula="of:=SUM([.D1749:.F1749])" office:value-type="float" office:value="0.00000260911031920473" calcext:value-type="float">
            <text:p>2.60911031920473E-006</text:p>
          </table:table-cell>
          <table:table-cell table:number-columns-repeated="4"/>
        </table:table-row>
        <table:table-row table:style-name="ro1">
          <table:table-cell office:value-type="float" office:value="174.9" calcext:value-type="float">
            <text:p>174.9</text:p>
          </table:table-cell>
          <table:table-cell table:formula="of:=SQRT(2)*[.A1750]" office:value-type="float" office:value="247.345952059054" calcext:value-type="float">
            <text:p>247.3459520591</text:p>
          </table:table-cell>
          <table:table-cell table:formula="of:=SQRT(3)*[.A1750]" office:value-type="float" office:value="302.935686243797" calcext:value-type="float">
            <text:p>302.9356862438</text:p>
          </table:table-cell>
          <table:table-cell table:formula="of:=(1-ROUND([.B1750])/[.B1750])^2" office:value-type="float" office:value="0.00000195624040600086" calcext:value-type="float">
            <text:p>1.95624040600086E-006</text:p>
          </table:table-cell>
          <table:table-cell table:formula="of:=(1-ROUND([.C1750])/[.C1750])^2" office:value-type="float" office:value="0.0000000450720048472239" calcext:value-type="float">
            <text:p>4.50720048472239E-008</text:p>
          </table:table-cell>
          <table:table-cell table:formula="of:=(1-ROUND([.A1750])/[.A1750])^2" office:value-type="float" office:value="0.000000326904110197952" calcext:value-type="float">
            <text:p>3.26904110197952E-007</text:p>
          </table:table-cell>
          <table:table-cell table:formula="of:=SUM([.D1750:.F1750])" office:value-type="float" office:value="0.00000232821652104604" calcext:value-type="float">
            <text:p>2.32821652104604E-00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SQRT(2)*[.A1751]" office:value-type="float" office:value="247.487373415292" calcext:value-type="float">
            <text:p>247.4873734153</text:p>
          </table:table-cell>
          <table:table-cell table:formula="of:=SQRT(3)*[.A1751]" office:value-type="float" office:value="303.108891324553" calcext:value-type="float">
            <text:p>303.1088913246</text:p>
          </table:table-cell>
          <table:table-cell table:formula="of:=(1-ROUND([.B1751])/[.B1751])^2" office:value-type="float" office:value="0.00000387808728053959" calcext:value-type="float">
            <text:p>3.87808728053959E-006</text:p>
          </table:table-cell>
          <table:table-cell table:formula="of:=(1-ROUND([.C1751])/[.C1751])^2" office:value-type="float" office:value="0.00000012905927143414" calcext:value-type="float">
            <text:p>1.2905927143414E-007</text:p>
          </table:table-cell>
          <table:table-cell table:formula="of:=(1-ROUND([.A1751])/[.A1751])^2" office:value-type="float" office:value="0" calcext:value-type="float">
            <text:p>0</text:p>
          </table:table-cell>
          <table:table-cell table:formula="of:=SUM([.D1751:.F1751])" office:value-type="float" office:value="0.00000400714655197373" calcext:value-type="float">
            <text:p>4.00714655197373E-006</text:p>
          </table:table-cell>
          <table:table-cell table:number-columns-repeated="4"/>
        </table:table-row>
        <table:table-row table:style-name="ro1">
          <table:table-cell office:value-type="float" office:value="175.1" calcext:value-type="float">
            <text:p>175.1</text:p>
          </table:table-cell>
          <table:table-cell table:formula="of:=SQRT(2)*[.A1752]" office:value-type="float" office:value="247.628794771529" calcext:value-type="float">
            <text:p>247.6287947715</text:p>
          </table:table-cell>
          <table:table-cell table:formula="of:=SQRT(3)*[.A1752]" office:value-type="float" office:value="303.28209640531" calcext:value-type="float">
            <text:p>303.2820964053</text:p>
          </table:table-cell>
          <table:table-cell table:formula="of:=(1-ROUND([.B1752])/[.B1752])^2" office:value-type="float" office:value="0.00000224711801536005" calcext:value-type="float">
            <text:p>2.24711801536005E-006</text:p>
          </table:table-cell>
          <table:table-cell table:formula="of:=(1-ROUND([.C1752])/[.C1752])^2" office:value-type="float" office:value="0.000000865170210196978" calcext:value-type="float">
            <text:p>8.65170210196978E-007</text:p>
          </table:table-cell>
          <table:table-cell table:formula="of:=(1-ROUND([.A1752])/[.A1752])^2" office:value-type="float" office:value="0.000000326157754025438" calcext:value-type="float">
            <text:p>3.26157754025438E-007</text:p>
          </table:table-cell>
          <table:table-cell table:formula="of:=SUM([.D1752:.F1752])" office:value-type="float" office:value="0.00000343844597958247" calcext:value-type="float">
            <text:p>3.43844597958247E-006</text:p>
          </table:table-cell>
          <table:table-cell table:number-columns-repeated="4"/>
        </table:table-row>
        <table:table-row table:style-name="ro1">
          <table:table-cell office:value-type="float" office:value="175.2" calcext:value-type="float">
            <text:p>175.2</text:p>
          </table:table-cell>
          <table:table-cell table:formula="of:=SQRT(2)*[.A1753]" office:value-type="float" office:value="247.770216127766" calcext:value-type="float">
            <text:p>247.7702161278</text:p>
          </table:table-cell>
          <table:table-cell table:formula="of:=SQRT(3)*[.A1753]" office:value-type="float" office:value="303.455301486067" calcext:value-type="float">
            <text:p>303.4553014861</text:p>
          </table:table-cell>
          <table:table-cell table:formula="of:=(1-ROUND([.B1753])/[.B1753])^2" office:value-type="float" office:value="0.000000860084038638119" calcext:value-type="float">
            <text:p>8.60084038638119E-007</text:p>
          </table:table-cell>
          <table:table-cell table:formula="of:=(1-ROUND([.C1753])/[.C1753])^2" office:value-type="float" office:value="0.00000225117199407551" calcext:value-type="float">
            <text:p>2.25117199407551E-006</text:p>
          </table:table-cell>
          <table:table-cell table:formula="of:=(1-ROUND([.A1753])/[.A1753])^2" office:value-type="float" office:value="0.00000130314213631944" calcext:value-type="float">
            <text:p>1.30314213631944E-006</text:p>
          </table:table-cell>
          <table:table-cell table:formula="of:=SUM([.D1753:.F1753])" office:value-type="float" office:value="0.00000441439816903307" calcext:value-type="float">
            <text:p>4.41439816903307E-006</text:p>
          </table:table-cell>
          <table:table-cell table:number-columns-repeated="4"/>
        </table:table-row>
        <table:table-row table:style-name="ro1">
          <table:table-cell office:value-type="float" office:value="175.3" calcext:value-type="float">
            <text:p>175.3</text:p>
          </table:table-cell>
          <table:table-cell table:formula="of:=SQRT(2)*[.A1754]" office:value-type="float" office:value="247.911637484004" calcext:value-type="float">
            <text:p>247.911637484</text:p>
          </table:table-cell>
          <table:table-cell table:formula="of:=SQRT(3)*[.A1754]" office:value-type="float" office:value="303.628506566824" calcext:value-type="float">
            <text:p>303.6285065668</text:p>
          </table:table-cell>
          <table:table-cell table:formula="of:=(1-ROUND([.B1754])/[.B1754])^2" office:value-type="float" office:value="0.000000127040536380076" calcext:value-type="float">
            <text:p>0.000000127</text:p>
          </table:table-cell>
          <table:table-cell table:formula="of:=(1-ROUND([.C1754])/[.C1754])^2" office:value-type="float" office:value="0.00000149698412742227" calcext:value-type="float">
            <text:p>0.000001497</text:p>
          </table:table-cell>
          <table:table-cell table:formula="of:=(1-ROUND([.A1754])/[.A1754])^2" office:value-type="float" office:value="0.00000292872555856514" calcext:value-type="float">
            <text:p>2.92872555856514E-006</text:p>
          </table:table-cell>
          <table:table-cell table:formula="of:=SUM([.D1754:.F1754])" office:value-type="float" office:value="0.00000455275022236749" calcext:value-type="float">
            <text:p>4.55275022236749E-006</text:p>
          </table:table-cell>
          <table:table-cell table:number-columns-repeated="4"/>
        </table:table-row>
        <table:table-row table:style-name="ro1">
          <table:table-cell office:value-type="float" office:value="175.4" calcext:value-type="float">
            <text:p>175.4</text:p>
          </table:table-cell>
          <table:table-cell table:formula="of:=SQRT(2)*[.A1755]" office:value-type="float" office:value="248.053058840241" calcext:value-type="float">
            <text:p>248.0530588402</text:p>
          </table:table-cell>
          <table:table-cell table:formula="of:=SQRT(3)*[.A1755]" office:value-type="float" office:value="303.801711647581" calcext:value-type="float">
            <text:p>303.8017116476</text:p>
          </table:table-cell>
          <table:table-cell table:formula="of:=(1-ROUND([.B1755])/[.B1755])^2" office:value-type="float" office:value="0.0000000457537117913586" calcext:value-type="float">
            <text:p>4.57537117913586E-008</text:p>
          </table:table-cell>
          <table:table-cell table:formula="of:=(1-ROUND([.C1755])/[.C1755])^2" office:value-type="float" office:value="0.000000426004293005761" calcext:value-type="float">
            <text:p>0.000000426</text:p>
          </table:table-cell>
          <table:table-cell table:formula="of:=(1-ROUND([.A1755])/[.A1755])^2" office:value-type="float" office:value="0.00000520068805102925" calcext:value-type="float">
            <text:p>5.20068805102925E-006</text:p>
          </table:table-cell>
          <table:table-cell table:formula="of:=SUM([.D1755:.F1755])" office:value-type="float" office:value="0.00000567244605582637" calcext:value-type="float">
            <text:p>5.67244605582637E-006</text:p>
          </table:table-cell>
          <table:table-cell table:number-columns-repeated="4"/>
        </table:table-row>
        <table:table-row table:style-name="ro1">
          <table:table-cell office:value-type="float" office:value="175.5" calcext:value-type="float">
            <text:p>175.5</text:p>
          </table:table-cell>
          <table:table-cell table:formula="of:=SQRT(2)*[.A1756]" office:value-type="float" office:value="248.194480196478" calcext:value-type="float">
            <text:p>248.1944801965</text:p>
          </table:table-cell>
          <table:table-cell table:formula="of:=SQRT(3)*[.A1756]" office:value-type="float" office:value="303.974916728338" calcext:value-type="float">
            <text:p>303.9749167283</text:p>
          </table:table-cell>
          <table:table-cell table:formula="of:=(1-ROUND([.B1756])/[.B1756])^2" office:value-type="float" office:value="0.000000613997399732033" calcext:value-type="float">
            <text:p>0.000000614</text:p>
          </table:table-cell>
          <table:table-cell table:formula="of:=(1-ROUND([.C1756])/[.C1756])^2" office:value-type="float" office:value="0.00000000680914946330783" calcext:value-type="float">
            <text:p>6.80914946330783E-009</text:p>
          </table:table-cell>
          <table:table-cell table:formula="of:=(1-ROUND([.A1756])/[.A1756])^2" office:value-type="float" office:value="0.00000811681723362672" calcext:value-type="float">
            <text:p>8.11681723362672E-006</text:p>
          </table:table-cell>
          <table:table-cell table:formula="of:=SUM([.D1756:.F1756])" office:value-type="float" office:value="0.00000873762378282206" calcext:value-type="float">
            <text:p>8.73762378282206E-006</text:p>
          </table:table-cell>
          <table:table-cell table:number-columns-repeated="4"/>
        </table:table-row>
        <table:table-row table:style-name="ro1">
          <table:table-cell office:value-type="float" office:value="175.6" calcext:value-type="float">
            <text:p>175.6</text:p>
          </table:table-cell>
          <table:table-cell table:formula="of:=SQRT(2)*[.A1757]" office:value-type="float" office:value="248.335901552716" calcext:value-type="float">
            <text:p>248.3359015527</text:p>
          </table:table-cell>
          <table:table-cell table:formula="of:=SQRT(3)*[.A1757]" office:value-type="float" office:value="304.148121809095" calcext:value-type="float">
            <text:p>304.1481218091</text:p>
          </table:table-cell>
          <table:table-cell table:formula="of:=(1-ROUND([.B1757])/[.B1757])^2" office:value-type="float" office:value="0.00000182955303775746" calcext:value-type="float">
            <text:p>1.82955303775746E-006</text:p>
          </table:table-cell>
          <table:table-cell table:formula="of:=(1-ROUND([.C1757])/[.C1757])^2" office:value-type="float" office:value="0.000000237174360101797" calcext:value-type="float">
            <text:p>2.37174360101797E-007</text:p>
          </table:table-cell>
          <table:table-cell table:formula="of:=(1-ROUND([.A1757])/[.A1757])^2" office:value-type="float" office:value="0.00000518884812760465" calcext:value-type="float">
            <text:p>5.18884812760465E-006</text:p>
          </table:table-cell>
          <table:table-cell table:formula="of:=SUM([.D1757:.F1757])" office:value-type="float" office:value="0.00000725557552546391" calcext:value-type="float">
            <text:p>7.25557552546391E-006</text:p>
          </table:table-cell>
          <table:table-cell table:number-columns-repeated="4"/>
        </table:table-row>
        <table:table-row table:style-name="ro1">
          <table:table-cell office:value-type="float" office:value="175.7" calcext:value-type="float">
            <text:p>175.7</text:p>
          </table:table-cell>
          <table:table-cell table:formula="of:=SQRT(2)*[.A1758]" office:value-type="float" office:value="248.477322908953" calcext:value-type="float">
            <text:p>248.477322909</text:p>
          </table:table-cell>
          <table:table-cell table:formula="of:=SQRT(3)*[.A1758]" office:value-type="float" office:value="304.321326889852" calcext:value-type="float">
            <text:p>304.3213268899</text:p>
          </table:table-cell>
          <table:table-cell table:formula="of:=(1-ROUND([.B1758])/[.B1758])^2" office:value-type="float" office:value="0.00000369020963728108" calcext:value-type="float">
            <text:p>3.69020963728108E-006</text:p>
          </table:table-cell>
          <table:table-cell table:formula="of:=(1-ROUND([.C1758])/[.C1758])^2" office:value-type="float" office:value="0.00000111488317960841" calcext:value-type="float">
            <text:p>1.11488317960841E-006</text:p>
          </table:table-cell>
          <table:table-cell table:formula="of:=(1-ROUND([.A1758])/[.A1758])^2" office:value-type="float" office:value="0.00000291540561876341" calcext:value-type="float">
            <text:p>2.91540561876341E-006</text:p>
          </table:table-cell>
          <table:table-cell table:formula="of:=SUM([.D1758:.F1758])" office:value-type="float" office:value="0.00000772049843565291" calcext:value-type="float">
            <text:p>7.72049843565291E-006</text:p>
          </table:table-cell>
          <table:table-cell table:number-columns-repeated="4"/>
        </table:table-row>
        <table:table-row table:style-name="ro1">
          <table:table-cell office:value-type="float" office:value="175.8" calcext:value-type="float">
            <text:p>175.8</text:p>
          </table:table-cell>
          <table:table-cell table:formula="of:=SQRT(2)*[.A1759]" office:value-type="float" office:value="248.61874426519" calcext:value-type="float">
            <text:p>248.6187442652</text:p>
          </table:table-cell>
          <table:table-cell table:formula="of:=SQRT(3)*[.A1759]" office:value-type="float" office:value="304.494531970609" calcext:value-type="float">
            <text:p>304.4945319706</text:p>
          </table:table-cell>
          <table:table-cell table:formula="of:=(1-ROUND([.B1759])/[.B1759])^2" office:value-type="float" office:value="0.00000235160856279603" calcext:value-type="float">
            <text:p>2.35160856279603E-006</text:p>
          </table:table-cell>
          <table:table-cell table:formula="of:=(1-ROUND([.C1759])/[.C1759])^2" office:value-type="float" office:value="0.00000263772642527465" calcext:value-type="float">
            <text:p>2.63772642527465E-006</text:p>
          </table:table-cell>
          <table:table-cell table:formula="of:=(1-ROUND([.A1759])/[.A1759])^2" office:value-type="float" office:value="0.00000129426214762082" calcext:value-type="float">
            <text:p>1.29426214762082E-006</text:p>
          </table:table-cell>
          <table:table-cell table:formula="of:=SUM([.D1759:.F1759])" office:value-type="float" office:value="0.0000062835971356915" calcext:value-type="float">
            <text:p>6.2835971356915E-006</text:p>
          </table:table-cell>
          <table:table-cell table:number-columns-repeated="4"/>
        </table:table-row>
        <table:table-row table:style-name="ro1">
          <table:table-cell office:value-type="float" office:value="175.9" calcext:value-type="float">
            <text:p>175.9</text:p>
          </table:table-cell>
          <table:table-cell table:formula="of:=SQRT(2)*[.A1760]" office:value-type="float" office:value="248.760165621427" calcext:value-type="float">
            <text:p>248.7601656214</text:p>
          </table:table-cell>
          <table:table-cell table:formula="of:=SQRT(3)*[.A1760]" office:value-type="float" office:value="304.667737051366" calcext:value-type="float">
            <text:p>304.6677370514</text:p>
          </table:table-cell>
          <table:table-cell table:formula="of:=(1-ROUND([.B1760])/[.B1760])^2" office:value-type="float" office:value="0.0000009295252636451" calcext:value-type="float">
            <text:p>9.295252636451E-007</text:p>
          </table:table-cell>
          <table:table-cell table:formula="of:=(1-ROUND([.C1760])/[.C1760])^2" office:value-type="float" office:value="0.00000118935333879177" calcext:value-type="float">
            <text:p>1.18935333879177E-006</text:p>
          </table:table-cell>
          <table:table-cell table:formula="of:=(1-ROUND([.A1760])/[.A1760])^2" office:value-type="float" office:value="0.000000323197744338199" calcext:value-type="float">
            <text:p>3.23197744338199E-007</text:p>
          </table:table-cell>
          <table:table-cell table:formula="of:=SUM([.D1760:.F1760])" office:value-type="float" office:value="0.00000244207634677507" calcext:value-type="float">
            <text:p>2.44207634677507E-006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SQRT(2)*[.A1761]" office:value-type="float" office:value="248.901586977665" calcext:value-type="float">
            <text:p>248.9015869777</text:p>
          </table:table-cell>
          <table:table-cell table:formula="of:=SQRT(3)*[.A1761]" office:value-type="float" office:value="304.840942132122" calcext:value-type="float">
            <text:p>304.8409421321</text:p>
          </table:table-cell>
          <table:table-cell table:formula="of:=(1-ROUND([.B1761])/[.B1761])^2" office:value-type="float" office:value="0.000000156332692490329" calcext:value-type="float">
            <text:p>1.56332692490329E-007</text:p>
          </table:table-cell>
          <table:table-cell table:formula="of:=(1-ROUND([.C1761])/[.C1761])^2" office:value-type="float" office:value="0.000000272247388664055" calcext:value-type="float">
            <text:p>2.72247388664055E-007</text:p>
          </table:table-cell>
          <table:table-cell table:formula="of:=(1-ROUND([.A1761])/[.A1761])^2" office:value-type="float" office:value="0" calcext:value-type="float">
            <text:p>0</text:p>
          </table:table-cell>
          <table:table-cell table:formula="of:=SUM([.D1761:.F1761])" office:value-type="float" office:value="0.000000428580081154384" calcext:value-type="float">
            <text:p>4.28580081154384E-007</text:p>
          </table:table-cell>
          <table:table-cell table:number-columns-repeated="4"/>
        </table:table-row>
        <table:table-row table:style-name="ro1">
          <table:table-cell office:value-type="float" office:value="176.1" calcext:value-type="float">
            <text:p>176.1</text:p>
          </table:table-cell>
          <table:table-cell table:formula="of:=SQRT(2)*[.A1762]" office:value-type="float" office:value="249.043008333902" calcext:value-type="float">
            <text:p>249.0430083339</text:p>
          </table:table-cell>
          <table:table-cell table:formula="of:=SQRT(3)*[.A1762]" office:value-type="float" office:value="305.014147212879" calcext:value-type="float">
            <text:p>305.0141472129</text:p>
          </table:table-cell>
          <table:table-cell table:formula="of:=(1-ROUND([.B1762])/[.B1762])^2" office:value-type="float" office:value="0.0000000298233571832402" calcext:value-type="float">
            <text:p>2.98233571832402E-008</text:p>
          </table:table-cell>
          <table:table-cell table:formula="of:=(1-ROUND([.C1762])/[.C1762])^2" office:value-type="float" office:value="0.00000000215130412788495" calcext:value-type="float">
            <text:p>2.15130412788495E-009</text:p>
          </table:table-cell>
          <table:table-cell table:formula="of:=(1-ROUND([.A1762])/[.A1762])^2" office:value-type="float" office:value="0.000000322464038004322" calcext:value-type="float">
            <text:p>3.22464038004322E-007</text:p>
          </table:table-cell>
          <table:table-cell table:formula="of:=SUM([.D1762:.F1762])" office:value-type="float" office:value="0.000000354438699315447" calcext:value-type="float">
            <text:p>3.54438699315447E-007</text:p>
          </table:table-cell>
          <table:table-cell table:number-columns-repeated="4"/>
        </table:table-row>
        <table:table-row table:style-name="ro1">
          <table:table-cell office:value-type="float" office:value="176.2" calcext:value-type="float">
            <text:p>176.2</text:p>
          </table:table-cell>
          <table:table-cell table:formula="of:=SQRT(2)*[.A1763]" office:value-type="float" office:value="249.184429690139" calcext:value-type="float">
            <text:p>249.1844296901</text:p>
          </table:table-cell>
          <table:table-cell table:formula="of:=SQRT(3)*[.A1763]" office:value-type="float" office:value="305.187352293636" calcext:value-type="float">
            <text:p>305.1873522936</text:p>
          </table:table-cell>
          <table:table-cell table:formula="of:=(1-ROUND([.B1763])/[.B1763])^2" office:value-type="float" office:value="0.000000547797277319149" calcext:value-type="float">
            <text:p>5.47797277319149E-007</text:p>
          </table:table-cell>
          <table:table-cell table:formula="of:=(1-ROUND([.C1763])/[.C1763])^2" office:value-type="float" office:value="0.000000376864270973275" calcext:value-type="float">
            <text:p>3.76864270973275E-007</text:p>
          </table:table-cell>
          <table:table-cell table:formula="of:=(1-ROUND([.A1763])/[.A1763])^2" office:value-type="float" office:value="0.00000128839248557998" calcext:value-type="float">
            <text:p>1.28839248557998E-006</text:p>
          </table:table-cell>
          <table:table-cell table:formula="of:=SUM([.D1763:.F1763])" office:value-type="float" office:value="0.00000221305403387241" calcext:value-type="float">
            <text:p>2.21305403387241E-006</text:p>
          </table:table-cell>
          <table:table-cell table:number-columns-repeated="4"/>
        </table:table-row>
        <table:table-row table:style-name="ro1">
          <table:table-cell office:value-type="float" office:value="176.3" calcext:value-type="float">
            <text:p>176.3</text:p>
          </table:table-cell>
          <table:table-cell table:formula="of:=SQRT(2)*[.A1764]" office:value-type="float" office:value="249.325851046377" calcext:value-type="float">
            <text:p>249.3258510464</text:p>
          </table:table-cell>
          <table:table-cell table:formula="of:=SQRT(3)*[.A1764]" office:value-type="float" office:value="305.360557374393" calcext:value-type="float">
            <text:p>305.3605573744</text:p>
          </table:table-cell>
          <table:table-cell table:formula="of:=(1-ROUND([.B1764])/[.B1764])^2" office:value-type="float" office:value="0.00000170806195584575" calcext:value-type="float">
            <text:p>1.70806195584575E-006</text:p>
          </table:table-cell>
          <table:table-cell table:formula="of:=(1-ROUND([.C1764])/[.C1764])^2" office:value-type="float" office:value="0.00000139419296086338" calcext:value-type="float">
            <text:p>1.39419296086338E-006</text:p>
          </table:table-cell>
          <table:table-cell table:formula="of:=(1-ROUND([.A1764])/[.A1764])^2" office:value-type="float" office:value="0.00000289559544542168" calcext:value-type="float">
            <text:p>2.89559544542168E-006</text:p>
          </table:table-cell>
          <table:table-cell table:formula="of:=SUM([.D1764:.F1764])" office:value-type="float" office:value="0.00000599785036213081" calcext:value-type="float">
            <text:p>5.99785036213081E-006</text:p>
          </table:table-cell>
          <table:table-cell table:number-columns-repeated="4"/>
        </table:table-row>
        <table:table-row table:style-name="ro1">
          <table:table-cell office:value-type="float" office:value="176.4" calcext:value-type="float">
            <text:p>176.4</text:p>
          </table:table-cell>
          <table:table-cell table:formula="of:=SQRT(2)*[.A1765]" office:value-type="float" office:value="249.467272402614" calcext:value-type="float">
            <text:p>249.4672724026</text:p>
          </table:table-cell>
          <table:table-cell table:formula="of:=SQRT(3)*[.A1765]" office:value-type="float" office:value="305.53376245515" calcext:value-type="float">
            <text:p>305.5337624552</text:p>
          </table:table-cell>
          <table:table-cell table:formula="of:=(1-ROUND([.B1765])/[.B1765])^2" office:value-type="float" office:value="0.00000350843235079254" calcext:value-type="float">
            <text:p>3.50843235079254E-006</text:p>
          </table:table-cell>
          <table:table-cell table:formula="of:=(1-ROUND([.C1765])/[.C1765])^2" office:value-type="float" office:value="0.00000232860631016909" calcext:value-type="float">
            <text:p>2.32860631016909E-006</text:p>
          </table:table-cell>
          <table:table-cell table:formula="of:=(1-ROUND([.A1765])/[.A1765])^2" office:value-type="float" office:value="0.00000514189046744944" calcext:value-type="float">
            <text:p>5.14189046744944E-006</text:p>
          </table:table-cell>
          <table:table-cell table:formula="of:=SUM([.D1765:.F1765])" office:value-type="float" office:value="0.0000109789291284111" calcext:value-type="float">
            <text:p>1.09789291284111E-005</text:p>
          </table:table-cell>
          <table:table-cell table:number-columns-repeated="4"/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SQRT(2)*[.A1766]" office:value-type="float" office:value="249.608693758851" calcext:value-type="float">
            <text:p>249.6086937589</text:p>
          </table:table-cell>
          <table:table-cell table:formula="of:=SQRT(3)*[.A1766]" office:value-type="float" office:value="305.706967535907" calcext:value-type="float">
            <text:p>305.7069675359</text:p>
          </table:table-cell>
          <table:table-cell table:formula="of:=(1-ROUND([.B1766])/[.B1766])^2" office:value-type="float" office:value="0.00000245761661456116" calcext:value-type="float">
            <text:p>2.45761661456116E-006</text:p>
          </table:table-cell>
          <table:table-cell table:formula="of:=(1-ROUND([.C1766])/[.C1766])^2" office:value-type="float" office:value="0.000000918799605298804" calcext:value-type="float">
            <text:p>9.18799605298804E-007</text:p>
          </table:table-cell>
          <table:table-cell table:formula="of:=(1-ROUND([.A1766])/[.A1766])^2" office:value-type="float" office:value="0.00000802510252068436" calcext:value-type="float">
            <text:p>8.02510252068436E-006</text:p>
          </table:table-cell>
          <table:table-cell table:formula="of:=SUM([.D1766:.F1766])" office:value-type="float" office:value="0.0000114015187405443" calcext:value-type="float">
            <text:p>1.14015187405443E-005</text:p>
          </table:table-cell>
          <table:table-cell table:number-columns-repeated="4"/>
        </table:table-row>
        <table:table-row table:style-name="ro1">
          <table:table-cell office:value-type="float" office:value="176.6" calcext:value-type="float">
            <text:p>176.6</text:p>
          </table:table-cell>
          <table:table-cell table:formula="of:=SQRT(2)*[.A1767]" office:value-type="float" office:value="249.750115115089" calcext:value-type="float">
            <text:p>249.7501151151</text:p>
          </table:table-cell>
          <table:table-cell table:formula="of:=SQRT(3)*[.A1767]" office:value-type="float" office:value="305.880172616664" calcext:value-type="float">
            <text:p>305.8801726167</text:p>
          </table:table-cell>
          <table:table-cell table:formula="of:=(1-ROUND([.B1767])/[.B1767])^2" office:value-type="float" office:value="0.00000100107952829876" calcext:value-type="float">
            <text:p>1.00107952829876E-006</text:p>
          </table:table-cell>
          <table:table-cell table:formula="of:=(1-ROUND([.C1767])/[.C1767])^2" office:value-type="float" office:value="0.00000015346505462685" calcext:value-type="float">
            <text:p>1.5346505462685E-007</text:p>
          </table:table-cell>
          <table:table-cell table:formula="of:=(1-ROUND([.A1767])/[.A1767])^2" office:value-type="float" office:value="0.00000513025065122138" calcext:value-type="float">
            <text:p>5.13025065122138E-006</text:p>
          </table:table-cell>
          <table:table-cell table:formula="of:=SUM([.D1767:.F1767])" office:value-type="float" office:value="0.00000628479523414698" calcext:value-type="float">
            <text:p>6.28479523414698E-006</text:p>
          </table:table-cell>
          <table:table-cell table:number-columns-repeated="4"/>
        </table:table-row>
        <table:table-row table:style-name="ro1">
          <table:table-cell office:value-type="float" office:value="176.7" calcext:value-type="float">
            <text:p>176.7</text:p>
          </table:table-cell>
          <table:table-cell table:formula="of:=SQRT(2)*[.A1768]" office:value-type="float" office:value="249.891536471326" calcext:value-type="float">
            <text:p>249.8915364713</text:p>
          </table:table-cell>
          <table:table-cell table:formula="of:=SQRT(3)*[.A1768]" office:value-type="float" office:value="306.053377697421" calcext:value-type="float">
            <text:p>306.0533776974</text:p>
          </table:table-cell>
          <table:table-cell table:formula="of:=(1-ROUND([.B1768])/[.B1768])^2" office:value-type="float" office:value="0.000000188392827384544" calcext:value-type="float">
            <text:p>1.88392827384544E-007</text:p>
          </table:table-cell>
          <table:table-cell table:formula="of:=(1-ROUND([.C1768])/[.C1768])^2" office:value-type="float" office:value="0.0000000304176261062227" calcext:value-type="float">
            <text:p>3.04176261062227E-008</text:p>
          </table:table-cell>
          <table:table-cell table:formula="of:=(1-ROUND([.A1768])/[.A1768])^2" office:value-type="float" office:value="0.00000288250062694356" calcext:value-type="float">
            <text:p>2.88250062694356E-006</text:p>
          </table:table-cell>
          <table:table-cell table:formula="of:=SUM([.D1768:.F1768])" office:value-type="float" office:value="0.00000310131108043433" calcext:value-type="float">
            <text:p>3.10131108043433E-006</text:p>
          </table:table-cell>
          <table:table-cell table:number-columns-repeated="4"/>
        </table:table-row>
        <table:table-row table:style-name="ro1">
          <table:table-cell office:value-type="float" office:value="176.8" calcext:value-type="float">
            <text:p>176.8</text:p>
          </table:table-cell>
          <table:table-cell table:formula="of:=SQRT(2)*[.A1769]" office:value-type="float" office:value="250.032957827563" calcext:value-type="float">
            <text:p>250.0329578276</text:p>
          </table:table-cell>
          <table:table-cell table:formula="of:=SQRT(3)*[.A1769]" office:value-type="float" office:value="306.226582778177" calcext:value-type="float">
            <text:p>306.2265827782</text:p>
          </table:table-cell>
          <table:table-cell table:formula="of:=(1-ROUND([.B1769])/[.B1769])^2" office:value-type="float" office:value="0.00000001737491294598" calcext:value-type="float">
            <text:p>1.737491294598E-008</text:p>
          </table:table-cell>
          <table:table-cell table:formula="of:=(1-ROUND([.C1769])/[.C1769])^2" office:value-type="float" office:value="0.000000547479697797293" calcext:value-type="float">
            <text:p>5.47479697797293E-007</text:p>
          </table:table-cell>
          <table:table-cell table:formula="of:=(1-ROUND([.A1769])/[.A1769])^2" office:value-type="float" office:value="0.00000127966257857127" calcext:value-type="float">
            <text:p>1.27966257857127E-006</text:p>
          </table:table-cell>
          <table:table-cell table:formula="of:=SUM([.D1769:.F1769])" office:value-type="float" office:value="0.00000184451718931455" calcext:value-type="float">
            <text:p>1.84451718931455E-006</text:p>
          </table:table-cell>
          <table:table-cell table:number-columns-repeated="4"/>
        </table:table-row>
        <table:table-row table:style-name="ro1">
          <table:table-cell office:value-type="float" office:value="176.9" calcext:value-type="float">
            <text:p>176.9</text:p>
          </table:table-cell>
          <table:table-cell table:formula="of:=SQRT(2)*[.A1770]" office:value-type="float" office:value="250.174379183801" calcext:value-type="float">
            <text:p>250.1743791838</text:p>
          </table:table-cell>
          <table:table-cell table:formula="of:=SQRT(3)*[.A1770]" office:value-type="float" office:value="306.399787858934" calcext:value-type="float">
            <text:p>306.3997878589</text:p>
          </table:table-cell>
          <table:table-cell table:formula="of:=(1-ROUND([.B1770])/[.B1770])^2" office:value-type="float" office:value="0.000000485851580289733" calcext:value-type="float">
            <text:p>4.85851580289733E-007</text:p>
          </table:table-cell>
          <table:table-cell table:formula="of:=(1-ROUND([.C1770])/[.C1770])^2" office:value-type="float" office:value="0.00000170248102995391" calcext:value-type="float">
            <text:p>1.70248102995391E-006</text:p>
          </table:table-cell>
          <table:table-cell table:formula="of:=(1-ROUND([.A1770])/[.A1770])^2" office:value-type="float" office:value="0.000000319554055923722" calcext:value-type="float">
            <text:p>3.19554055923722E-007</text:p>
          </table:table-cell>
          <table:table-cell table:formula="of:=SUM([.D1770:.F1770])" office:value-type="float" office:value="0.00000250788666616736" calcext:value-type="float">
            <text:p>2.50788666616736E-00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SQRT(2)*[.A1771]" office:value-type="float" office:value="250.315800540038" calcext:value-type="float">
            <text:p>250.31580054</text:p>
          </table:table-cell>
          <table:table-cell table:formula="of:=SQRT(3)*[.A1771]" office:value-type="float" office:value="306.572992939691" calcext:value-type="float">
            <text:p>306.5729929397</text:p>
          </table:table-cell>
          <table:table-cell table:formula="of:=(1-ROUND([.B1771])/[.B1771])^2" office:value-type="float" office:value="0.00000159165599106544" calcext:value-type="float">
            <text:p>1.59165599106544E-006</text:p>
          </table:table-cell>
          <table:table-cell table:formula="of:=(1-ROUND([.C1771])/[.C1771])^2" office:value-type="float" office:value="0.00000194000265519135" calcext:value-type="float">
            <text:p>0.00000194</text:p>
          </table:table-cell>
          <table:table-cell table:formula="of:=(1-ROUND([.A1771])/[.A1771])^2" office:value-type="float" office:value="0" calcext:value-type="float">
            <text:p>0</text:p>
          </table:table-cell>
          <table:table-cell table:formula="of:=SUM([.D1771:.F1771])" office:value-type="float" office:value="0.00000353165864625679" calcext:value-type="float">
            <text:p>3.53165864625679E-006</text:p>
          </table:table-cell>
          <table:table-cell table:number-columns-repeated="4"/>
        </table:table-row>
        <table:table-row table:style-name="ro1">
          <table:table-cell office:value-type="float" office:value="177.1" calcext:value-type="float">
            <text:p>177.1</text:p>
          </table:table-cell>
          <table:table-cell table:formula="of:=SQRT(2)*[.A1772]" office:value-type="float" office:value="250.457221896275" calcext:value-type="float">
            <text:p>250.4572218963</text:p>
          </table:table-cell>
          <table:table-cell table:formula="of:=SQRT(3)*[.A1772]" office:value-type="float" office:value="306.746198020448" calcext:value-type="float">
            <text:p>306.7461980204</text:p>
          </table:table-cell>
          <table:table-cell table:formula="of:=(1-ROUND([.B1772])/[.B1772])^2" office:value-type="float" office:value="0.0000033326286455484" calcext:value-type="float">
            <text:p>3.3326286455484E-006</text:p>
          </table:table-cell>
          <table:table-cell table:formula="of:=(1-ROUND([.C1772])/[.C1772])^2" office:value-type="float" office:value="0.000000684591705741479" calcext:value-type="float">
            <text:p>6.84591705741479E-007</text:p>
          </table:table-cell>
          <table:table-cell table:formula="of:=(1-ROUND([.A1772])/[.A1772])^2" office:value-type="float" office:value="0.000000318832715169816" calcext:value-type="float">
            <text:p>3.18832715169816E-007</text:p>
          </table:table-cell>
          <table:table-cell table:formula="of:=SUM([.D1772:.F1772])" office:value-type="float" office:value="0.0000043360530664597" calcext:value-type="float">
            <text:p>4.3360530664597E-006</text:p>
          </table:table-cell>
          <table:table-cell table:number-columns-repeated="4"/>
        </table:table-row>
        <table:table-row table:style-name="ro1">
          <table:table-cell office:value-type="float" office:value="177.2" calcext:value-type="float">
            <text:p>177.2</text:p>
          </table:table-cell>
          <table:table-cell table:formula="of:=SQRT(2)*[.A1773]" office:value-type="float" office:value="250.598643252512" calcext:value-type="float">
            <text:p>250.5986432525</text:p>
          </table:table-cell>
          <table:table-cell table:formula="of:=SQRT(3)*[.A1773]" office:value-type="float" office:value="306.919403101205" calcext:value-type="float">
            <text:p>306.9194031012</text:p>
          </table:table-cell>
          <table:table-cell table:formula="of:=(1-ROUND([.B1773])/[.B1773])^2" office:value-type="float" office:value="0.00000256509649020139" calcext:value-type="float">
            <text:p>2.56509649020139E-006</text:p>
          </table:table-cell>
          <table:table-cell table:formula="of:=(1-ROUND([.C1773])/[.C1773])^2" office:value-type="float" office:value="0.0000000689585264910185" calcext:value-type="float">
            <text:p>0.000000069</text:p>
          </table:table-cell>
          <table:table-cell table:formula="of:=(1-ROUND([.A1773])/[.A1773])^2" office:value-type="float" office:value="0.0000012738918414873" calcext:value-type="float">
            <text:p>1.2738918414873E-006</text:p>
          </table:table-cell>
          <table:table-cell table:formula="of:=SUM([.D1773:.F1773])" office:value-type="float" office:value="0.00000390794685817971" calcext:value-type="float">
            <text:p>3.90794685817971E-006</text:p>
          </table:table-cell>
          <table:table-cell table:number-columns-repeated="4"/>
        </table:table-row>
        <table:table-row table:style-name="ro1">
          <table:table-cell office:value-type="float" office:value="177.3" calcext:value-type="float">
            <text:p>177.3</text:p>
          </table:table-cell>
          <table:table-cell table:formula="of:=SQRT(2)*[.A1774]" office:value-type="float" office:value="250.74006460875" calcext:value-type="float">
            <text:p>250.7400646088</text:p>
          </table:table-cell>
          <table:table-cell table:formula="of:=SQRT(3)*[.A1774]" office:value-type="float" office:value="307.092608181962" calcext:value-type="float">
            <text:p>307.092608182</text:p>
          </table:table-cell>
          <table:table-cell table:formula="of:=(1-ROUND([.B1774])/[.B1774])^2" office:value-type="float" office:value="0.00000107469038180347" calcext:value-type="float">
            <text:p>1.07469038180347E-006</text:p>
          </table:table-cell>
          <table:table-cell table:formula="of:=(1-ROUND([.C1774])/[.C1774])^2" office:value-type="float" office:value="0.0000000909410555918029" calcext:value-type="float">
            <text:p>9.09410555918029E-008</text:p>
          </table:table-cell>
          <table:table-cell table:formula="of:=(1-ROUND([.A1774])/[.A1774])^2" office:value-type="float" office:value="0.00000286302432711798" calcext:value-type="float">
            <text:p>0.000002863</text:p>
          </table:table-cell>
          <table:table-cell table:formula="of:=SUM([.D1774:.F1774])" office:value-type="float" office:value="0.00000402865576451325" calcext:value-type="float">
            <text:p>4.02865576451325E-006</text:p>
          </table:table-cell>
          <table:table-cell table:number-columns-repeated="4"/>
        </table:table-row>
        <table:table-row table:style-name="ro1">
          <table:table-cell office:value-type="float" office:value="177.4" calcext:value-type="float">
            <text:p>177.4</text:p>
          </table:table-cell>
          <table:table-cell table:formula="of:=SQRT(2)*[.A1775]" office:value-type="float" office:value="250.881485964987" calcext:value-type="float">
            <text:p>250.881485965</text:p>
          </table:table-cell>
          <table:table-cell table:formula="of:=SQRT(3)*[.A1775]" office:value-type="float" office:value="307.265813262719" calcext:value-type="float">
            <text:p>307.2658132627</text:p>
          </table:table-cell>
          <table:table-cell table:formula="of:=(1-ROUND([.B1775])/[.B1775])^2" office:value-type="float" office:value="0.000000223152801124539" calcext:value-type="float">
            <text:p>2.23152801124539E-007</text:p>
          </table:table-cell>
          <table:table-cell table:formula="of:=(1-ROUND([.C1775])/[.C1775])^2" office:value-type="float" office:value="0.000000748384538931063" calcext:value-type="float">
            <text:p>7.48384538931063E-007</text:p>
          </table:table-cell>
          <table:table-cell table:formula="of:=(1-ROUND([.A1775])/[.A1775])^2" office:value-type="float" office:value="0.00000508408440088548" calcext:value-type="float">
            <text:p>5.08408440088548E-006</text:p>
          </table:table-cell>
          <table:table-cell table:formula="of:=SUM([.D1775:.F1775])" office:value-type="float" office:value="0.00000605562174094109" calcext:value-type="float">
            <text:p>6.05562174094109E-006</text:p>
          </table:table-cell>
          <table:table-cell table:number-columns-repeated="4"/>
        </table:table-row>
        <table:table-row table:style-name="ro1">
          <table:table-cell office:value-type="float" office:value="177.5" calcext:value-type="float">
            <text:p>177.5</text:p>
          </table:table-cell>
          <table:table-cell table:formula="of:=SQRT(2)*[.A1776]" office:value-type="float" office:value="251.022907321224" calcext:value-type="float">
            <text:p>251.0229073212</text:p>
          </table:table-cell>
          <table:table-cell table:formula="of:=SQRT(3)*[.A1776]" office:value-type="float" office:value="307.439018343476" calcext:value-type="float">
            <text:p>307.4390183435</text:p>
          </table:table-cell>
          <table:table-cell table:formula="of:=(1-ROUND([.B1776])/[.B1776])^2" office:value-type="float" office:value="0.00000000832763920931621" calcext:value-type="float">
            <text:p>8.32763920931621E-009</text:p>
          </table:table-cell>
          <table:table-cell table:formula="of:=(1-ROUND([.C1776])/[.C1776])^2" office:value-type="float" office:value="0.00000203914150269815" calcext:value-type="float">
            <text:p>2.03914150269815E-006</text:p>
          </table:table-cell>
          <table:table-cell table:formula="of:=(1-ROUND([.A1776])/[.A1776])^2" office:value-type="float" office:value="0.00000793493354493154" calcext:value-type="float">
            <text:p>7.93493354493154E-006</text:p>
          </table:table-cell>
          <table:table-cell table:formula="of:=SUM([.D1776:.F1776])" office:value-type="float" office:value="0.000009982402686839" calcext:value-type="float">
            <text:p>9.982402686839E-006</text:p>
          </table:table-cell>
          <table:table-cell table:number-columns-repeated="4"/>
        </table:table-row>
        <table:table-row table:style-name="ro1">
          <table:table-cell office:value-type="float" office:value="177.6" calcext:value-type="float">
            <text:p>177.6</text:p>
          </table:table-cell>
          <table:table-cell table:formula="of:=SQRT(2)*[.A1777]" office:value-type="float" office:value="251.164328677462" calcext:value-type="float">
            <text:p>251.1643286775</text:p>
          </table:table-cell>
          <table:table-cell table:formula="of:=SQRT(3)*[.A1777]" office:value-type="float" office:value="307.612223424233" calcext:value-type="float">
            <text:p>307.6122234242</text:p>
          </table:table-cell>
          <table:table-cell table:formula="of:=(1-ROUND([.B1777])/[.B1777])^2" office:value-type="float" office:value="0.000000428066066007603" calcext:value-type="float">
            <text:p>4.28066066007603E-007</text:p>
          </table:table-cell>
          <table:table-cell table:formula="of:=(1-ROUND([.C1777])/[.C1777])^2" office:value-type="float" office:value="0.00000158911733433076" calcext:value-type="float">
            <text:p>1.58911733433076E-006</text:p>
          </table:table-cell>
          <table:table-cell table:formula="of:=(1-ROUND([.A1777])/[.A1777])^2" office:value-type="float" office:value="0.00000507264020777574" calcext:value-type="float">
            <text:p>5.07264020777574E-006</text:p>
          </table:table-cell>
          <table:table-cell table:formula="of:=SUM([.D1777:.F1777])" office:value-type="float" office:value="0.0000070898236081141" calcext:value-type="float">
            <text:p>7.0898236081141E-006</text:p>
          </table:table-cell>
          <table:table-cell table:number-columns-repeated="4"/>
        </table:table-row>
        <table:table-row table:style-name="ro1">
          <table:table-cell office:value-type="float" office:value="177.7" calcext:value-type="float">
            <text:p>177.7</text:p>
          </table:table-cell>
          <table:table-cell table:formula="of:=SQRT(2)*[.A1778]" office:value-type="float" office:value="251.305750033699" calcext:value-type="float">
            <text:p>251.3057500337</text:p>
          </table:table-cell>
          <table:table-cell table:formula="of:=SQRT(3)*[.A1778]" office:value-type="float" office:value="307.785428504989" calcext:value-type="float">
            <text:p>307.785428505</text:p>
          </table:table-cell>
          <table:table-cell table:formula="of:=(1-ROUND([.B1778])/[.B1778])^2" office:value-type="float" office:value="0.00000148022650308137" calcext:value-type="float">
            <text:p>1.48022650308137E-006</text:p>
          </table:table-cell>
          <table:table-cell table:formula="of:=(1-ROUND([.C1778])/[.C1778])^2" office:value-type="float" office:value="0.000000486013064780096" calcext:value-type="float">
            <text:p>0.000000486</text:p>
          </table:table-cell>
          <table:table-cell table:formula="of:=(1-ROUND([.A1778])/[.A1778])^2" office:value-type="float" office:value="0.00000285014958535023" calcext:value-type="float">
            <text:p>2.85014958535023E-006</text:p>
          </table:table-cell>
          <table:table-cell table:formula="of:=SUM([.D1778:.F1778])" office:value-type="float" office:value="0.0000048163891532117" calcext:value-type="float">
            <text:p>4.8163891532117E-006</text:p>
          </table:table-cell>
          <table:table-cell table:number-columns-repeated="4"/>
        </table:table-row>
        <table:table-row table:style-name="ro1">
          <table:table-cell office:value-type="float" office:value="177.8" calcext:value-type="float">
            <text:p>177.8</text:p>
          </table:table-cell>
          <table:table-cell table:formula="of:=SQRT(2)*[.A1779]" office:value-type="float" office:value="251.447171389936" calcext:value-type="float">
            <text:p>251.4471713899</text:p>
          </table:table-cell>
          <table:table-cell table:formula="of:=SQRT(3)*[.A1779]" office:value-type="float" office:value="307.958633585746" calcext:value-type="float">
            <text:p>307.9586335857</text:p>
          </table:table-cell>
          <table:table-cell table:formula="of:=(1-ROUND([.B1779])/[.B1779])^2" office:value-type="float" office:value="0.00000316267459642319" calcext:value-type="float">
            <text:p>3.16267459642319E-006</text:p>
          </table:table-cell>
          <table:table-cell table:formula="of:=(1-ROUND([.C1779])/[.C1779])^2" office:value-type="float" office:value="0.0000000180430929141829" calcext:value-type="float">
            <text:p>0.000000018</text:p>
          </table:table-cell>
          <table:table-cell table:formula="of:=(1-ROUND([.A1779])/[.A1779])^2" office:value-type="float" office:value="0.00000126530865306621" calcext:value-type="float">
            <text:p>1.26530865306621E-006</text:p>
          </table:table-cell>
          <table:table-cell table:formula="of:=SUM([.D1779:.F1779])" office:value-type="float" office:value="0.00000444602634240359" calcext:value-type="float">
            <text:p>0.000004446</text:p>
          </table:table-cell>
          <table:table-cell table:number-columns-repeated="4"/>
        </table:table-row>
        <table:table-row table:style-name="ro1">
          <table:table-cell office:value-type="float" office:value="177.9" calcext:value-type="float">
            <text:p>177.9</text:p>
          </table:table-cell>
          <table:table-cell table:formula="of:=SQRT(2)*[.A1780]" office:value-type="float" office:value="251.588592746174" calcext:value-type="float">
            <text:p>251.5885927462</text:p>
          </table:table-cell>
          <table:table-cell table:formula="of:=SQRT(3)*[.A1780]" office:value-type="float" office:value="308.131838666503" calcext:value-type="float">
            <text:p>308.1318386665</text:p>
          </table:table-cell>
          <table:table-cell table:formula="of:=(1-ROUND([.B1780])/[.B1780])^2" office:value-type="float" office:value="0.00000267400366244185" calcext:value-type="float">
            <text:p>0.000002674</text:p>
          </table:table-cell>
          <table:table-cell table:formula="of:=(1-ROUND([.C1780])/[.C1780])^2" office:value-type="float" office:value="0.000000183068006527093" calcext:value-type="float">
            <text:p>1.83068006527093E-007</text:p>
          </table:table-cell>
          <table:table-cell table:formula="of:=(1-ROUND([.A1780])/[.A1780])^2" office:value-type="float" office:value="0.000000315971639649501" calcext:value-type="float">
            <text:p>0.000000316</text:p>
          </table:table-cell>
          <table:table-cell table:formula="of:=SUM([.D1780:.F1780])" office:value-type="float" office:value="0.00000317304330861844" calcext:value-type="float">
            <text:p>0.000003173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SQRT(2)*[.A1781]" office:value-type="float" office:value="251.730014102411" calcext:value-type="float">
            <text:p>251.7300141024</text:p>
          </table:table-cell>
          <table:table-cell table:formula="of:=SQRT(3)*[.A1781]" office:value-type="float" office:value="308.30504374726" calcext:value-type="float">
            <text:p>308.3050437473</text:p>
          </table:table-cell>
          <table:table-cell table:formula="of:=(1-ROUND([.B1781])/[.B1781])^2" office:value-type="float" office:value="0.00000115030275370814" calcext:value-type="float">
            <text:p>1.15030275370814E-006</text:p>
          </table:table-cell>
          <table:table-cell table:formula="of:=(1-ROUND([.C1781])/[.C1781])^2" office:value-type="float" office:value="0.000000978955600539798" calcext:value-type="float">
            <text:p>0.000000979</text:p>
          </table:table-cell>
          <table:table-cell table:formula="of:=(1-ROUND([.A1781])/[.A1781])^2" office:value-type="float" office:value="0" calcext:value-type="float">
            <text:p>0</text:p>
          </table:table-cell>
          <table:table-cell table:formula="of:=SUM([.D1781:.F1781])" office:value-type="float" office:value="0.00000212925835424794" calcext:value-type="float">
            <text:p>2.12925835424794E-006</text:p>
          </table:table-cell>
          <table:table-cell table:number-columns-repeated="4"/>
        </table:table-row>
        <table:table-row table:style-name="ro1">
          <table:table-cell office:value-type="float" office:value="178.1" calcext:value-type="float">
            <text:p>178.1</text:p>
          </table:table-cell>
          <table:table-cell table:formula="of:=SQRT(2)*[.A1782]" office:value-type="float" office:value="251.871435458648" calcext:value-type="float">
            <text:p>251.8714354586</text:p>
          </table:table-cell>
          <table:table-cell table:formula="of:=SQRT(3)*[.A1782]" office:value-type="float" office:value="308.478248828017" calcext:value-type="float">
            <text:p>308.478248828</text:p>
          </table:table-cell>
          <table:table-cell table:formula="of:=(1-ROUND([.B1782])/[.B1782])^2" office:value-type="float" office:value="0.0000002605460989746" calcext:value-type="float">
            <text:p>2.605460989746E-007</text:p>
          </table:table-cell>
          <table:table-cell table:formula="of:=(1-ROUND([.C1782])/[.C1782])^2" office:value-type="float" office:value="0.000002403580850034" calcext:value-type="float">
            <text:p>2.403580850034E-006</text:p>
          </table:table-cell>
          <table:table-cell table:formula="of:=(1-ROUND([.A1782])/[.A1782])^2" office:value-type="float" office:value="0.000000315262388156697" calcext:value-type="float">
            <text:p>3.15262388156697E-007</text:p>
          </table:table-cell>
          <table:table-cell table:formula="of:=SUM([.D1782:.F1782])" office:value-type="float" office:value="0.00000297938933716529" calcext:value-type="float">
            <text:p>2.97938933716529E-006</text:p>
          </table:table-cell>
          <table:table-cell table:number-columns-repeated="4"/>
        </table:table-row>
        <table:table-row table:style-name="ro1">
          <table:table-cell office:value-type="float" office:value="178.2" calcext:value-type="float">
            <text:p>178.2</text:p>
          </table:table-cell>
          <table:table-cell table:formula="of:=SQRT(2)*[.A1783]" office:value-type="float" office:value="252.012856814886" calcext:value-type="float">
            <text:p>252.0128568149</text:p>
          </table:table-cell>
          <table:table-cell table:formula="of:=SQRT(3)*[.A1783]" office:value-type="float" office:value="308.651453908774" calcext:value-type="float">
            <text:p>308.6514539088</text:p>
          </table:table-cell>
          <table:table-cell table:formula="of:=(1-ROUND([.B1783])/[.B1783])^2" office:value-type="float" office:value="0.00000000260268366735159" calcext:value-type="float">
            <text:p>2.60268366735159E-009</text:p>
          </table:table-cell>
          <table:table-cell table:formula="of:=(1-ROUND([.C1783])/[.C1783])^2" office:value-type="float" office:value="0.00000127521607676873" calcext:value-type="float">
            <text:p>1.27521607676873E-006</text:p>
          </table:table-cell>
          <table:table-cell table:formula="of:=(1-ROUND([.A1783])/[.A1783])^2" office:value-type="float" office:value="0.00000125963463037935" calcext:value-type="float">
            <text:p>1.25963463037935E-006</text:p>
          </table:table-cell>
          <table:table-cell table:formula="of:=SUM([.D1783:.F1783])" office:value-type="float" office:value="0.00000253745339081543" calcext:value-type="float">
            <text:p>2.53745339081543E-006</text:p>
          </table:table-cell>
          <table:table-cell table:number-columns-repeated="4"/>
        </table:table-row>
        <table:table-row table:style-name="ro1">
          <table:table-cell office:value-type="float" office:value="178.3" calcext:value-type="float">
            <text:p>178.3</text:p>
          </table:table-cell>
          <table:table-cell table:formula="of:=SQRT(2)*[.A1784]" office:value-type="float" office:value="252.154278171123" calcext:value-type="float">
            <text:p>252.1542781711</text:p>
          </table:table-cell>
          <table:table-cell table:formula="of:=SQRT(3)*[.A1784]" office:value-type="float" office:value="308.824658989531" calcext:value-type="float">
            <text:p>308.8246589895</text:p>
          </table:table-cell>
          <table:table-cell table:formula="of:=(1-ROUND([.B1784])/[.B1784])^2" office:value-type="float" office:value="0.000000374348659081595" calcext:value-type="float">
            <text:p>3.74348659081595E-007</text:p>
          </table:table-cell>
          <table:table-cell table:formula="of:=(1-ROUND([.C1784])/[.C1784])^2" office:value-type="float" office:value="0.000000322361426521363" calcext:value-type="float">
            <text:p>3.22361426521363E-007</text:p>
          </table:table-cell>
          <table:table-cell table:formula="of:=(1-ROUND([.A1784])/[.A1784])^2" office:value-type="float" office:value="0.00000283099969834148" calcext:value-type="float">
            <text:p>0.000002831</text:p>
          </table:table-cell>
          <table:table-cell table:formula="of:=SUM([.D1784:.F1784])" office:value-type="float" office:value="0.00000352770978394444" calcext:value-type="float">
            <text:p>3.52770978394444E-006</text:p>
          </table:table-cell>
          <table:table-cell table:number-columns-repeated="4"/>
        </table:table-row>
        <table:table-row table:style-name="ro1">
          <table:table-cell office:value-type="float" office:value="178.4" calcext:value-type="float">
            <text:p>178.4</text:p>
          </table:table-cell>
          <table:table-cell table:formula="of:=SQRT(2)*[.A1785]" office:value-type="float" office:value="252.29569952736" calcext:value-type="float">
            <text:p>252.2956995274</text:p>
          </table:table-cell>
          <table:table-cell table:formula="of:=SQRT(3)*[.A1785]" office:value-type="float" office:value="308.997864070288" calcext:value-type="float">
            <text:p>308.9978640703</text:p>
          </table:table-cell>
          <table:table-cell table:formula="of:=(1-ROUND([.B1785])/[.B1785])^2" office:value-type="float" office:value="0.00000137366731561663" calcext:value-type="float">
            <text:p>1.37366731561663E-006</text:p>
          </table:table-cell>
          <table:table-cell table:formula="of:=(1-ROUND([.C1785])/[.C1785])^2" office:value-type="float" office:value="0.0000000000477818498772762" calcext:value-type="float">
            <text:p>4.77818498772762E-011</text:p>
          </table:table-cell>
          <table:table-cell table:formula="of:=(1-ROUND([.A1785])/[.A1785])^2" office:value-type="float" office:value="0.00000502724768243885" calcext:value-type="float">
            <text:p>5.02724768243885E-006</text:p>
          </table:table-cell>
          <table:table-cell table:formula="of:=SUM([.D1785:.F1785])" office:value-type="float" office:value="0.00000640096277990535" calcext:value-type="float">
            <text:p>0.000006401</text:p>
          </table:table-cell>
          <table:table-cell table:number-columns-repeated="4"/>
        </table:table-row>
        <table:table-row table:style-name="ro1">
          <table:table-cell office:value-type="float" office:value="178.5" calcext:value-type="float">
            <text:p>178.5</text:p>
          </table:table-cell>
          <table:table-cell table:formula="of:=SQRT(2)*[.A1786]" office:value-type="float" office:value="252.437120883597" calcext:value-type="float">
            <text:p>252.4371208836</text:p>
          </table:table-cell>
          <table:table-cell table:formula="of:=SQRT(3)*[.A1786]" office:value-type="float" office:value="309.171069151045" calcext:value-type="float">
            <text:p>309.171069151</text:p>
          </table:table-cell>
          <table:table-cell table:formula="of:=(1-ROUND([.B1786])/[.B1786])^2" office:value-type="float" office:value="0.00000299844905612502" calcext:value-type="float">
            <text:p>2.99844905612502E-006</text:p>
          </table:table-cell>
          <table:table-cell table:formula="of:=(1-ROUND([.C1786])/[.C1786])^2" office:value-type="float" office:value="0.000000306158065203798" calcext:value-type="float">
            <text:p>3.06158065203798E-007</text:p>
          </table:table-cell>
          <table:table-cell table:formula="of:=(1-ROUND([.A1786])/[.A1786])^2" office:value-type="float" office:value="0.00000784627576520799" calcext:value-type="float">
            <text:p>7.84627576520799E-006</text:p>
          </table:table-cell>
          <table:table-cell table:formula="of:=SUM([.D1786:.F1786])" office:value-type="float" office:value="0.0000111508828865368" calcext:value-type="float">
            <text:p>1.11508828865368E-005</text:p>
          </table:table-cell>
          <table:table-cell table:number-columns-repeated="4"/>
        </table:table-row>
        <table:table-row table:style-name="ro1">
          <table:table-cell office:value-type="float" office:value="178.6" calcext:value-type="float">
            <text:p>178.6</text:p>
          </table:table-cell>
          <table:table-cell table:formula="of:=SQRT(2)*[.A1787]" office:value-type="float" office:value="252.578542239835" calcext:value-type="float">
            <text:p>252.5785422398</text:p>
          </table:table-cell>
          <table:table-cell table:formula="of:=SQRT(3)*[.A1787]" office:value-type="float" office:value="309.344274231801" calcext:value-type="float">
            <text:p>309.3442742318</text:p>
          </table:table-cell>
          <table:table-cell table:formula="of:=(1-ROUND([.B1787])/[.B1787])^2" office:value-type="float" office:value="0.0000027842947261125" calcext:value-type="float">
            <text:p>2.7842947261125E-006</text:p>
          </table:table-cell>
          <table:table-cell table:formula="of:=(1-ROUND([.C1787])/[.C1787])^2" office:value-type="float" office:value="0.00000123858230727507" calcext:value-type="float">
            <text:p>1.23858230727507E-006</text:p>
          </table:table-cell>
          <table:table-cell table:formula="of:=(1-ROUND([.A1787])/[.A1787])^2" office:value-type="float" office:value="0.00000501599475326992" calcext:value-type="float">
            <text:p>0.000005016</text:p>
          </table:table-cell>
          <table:table-cell table:formula="of:=SUM([.D1787:.F1787])" office:value-type="float" office:value="0.0000090388717866575" calcext:value-type="float">
            <text:p>9.0388717866575E-006</text:p>
          </table:table-cell>
          <table:table-cell table:number-columns-repeated="4"/>
        </table:table-row>
        <table:table-row table:style-name="ro1">
          <table:table-cell office:value-type="float" office:value="178.7" calcext:value-type="float">
            <text:p>178.7</text:p>
          </table:table-cell>
          <table:table-cell table:formula="of:=SQRT(2)*[.A1788]" office:value-type="float" office:value="252.719963596072" calcext:value-type="float">
            <text:p>252.7199635961</text:p>
          </table:table-cell>
          <table:table-cell table:formula="of:=SQRT(3)*[.A1788]" office:value-type="float" office:value="309.517479312558" calcext:value-type="float">
            <text:p>309.5174793126</text:p>
          </table:table-cell>
          <table:table-cell table:formula="of:=(1-ROUND([.B1788])/[.B1788])^2" office:value-type="float" office:value="0.00000122786291726498" calcext:value-type="float">
            <text:p>1.22786291726498E-006</text:p>
          </table:table-cell>
          <table:table-cell table:formula="of:=(1-ROUND([.C1788])/[.C1788])^2" office:value-type="float" office:value="0.00000243030911668402" calcext:value-type="float">
            <text:p>2.43030911668402E-006</text:p>
          </table:table-cell>
          <table:table-cell table:formula="of:=(1-ROUND([.A1788])/[.A1788])^2" office:value-type="float" office:value="0.00000281834012918634" calcext:value-type="float">
            <text:p>2.81834012918634E-006</text:p>
          </table:table-cell>
          <table:table-cell table:formula="of:=SUM([.D1788:.F1788])" office:value-type="float" office:value="0.00000647651216313534" calcext:value-type="float">
            <text:p>6.47651216313534E-006</text:p>
          </table:table-cell>
          <table:table-cell table:number-columns-repeated="4"/>
        </table:table-row>
        <table:table-row table:style-name="ro1">
          <table:table-cell office:value-type="float" office:value="178.8" calcext:value-type="float">
            <text:p>178.8</text:p>
          </table:table-cell>
          <table:table-cell table:formula="of:=SQRT(2)*[.A1789]" office:value-type="float" office:value="252.861384952309" calcext:value-type="float">
            <text:p>252.8613849523</text:p>
          </table:table-cell>
          <table:table-cell table:formula="of:=SQRT(3)*[.A1789]" office:value-type="float" office:value="309.690684393315" calcext:value-type="float">
            <text:p>309.6906843933</text:p>
          </table:table-cell>
          <table:table-cell table:formula="of:=(1-ROUND([.B1789])/[.B1789])^2" office:value-type="float" office:value="0.000000300507788786062" calcext:value-type="float">
            <text:p>3.00507788786062E-007</text:p>
          </table:table-cell>
          <table:table-cell table:formula="of:=(1-ROUND([.C1789])/[.C1789])^2" office:value-type="float" office:value="0.000000997579193741887" calcext:value-type="float">
            <text:p>9.97579193741887E-007</text:p>
          </table:table-cell>
          <table:table-cell table:formula="of:=(1-ROUND([.A1789])/[.A1789])^2" office:value-type="float" office:value="0.00000125119489112106" calcext:value-type="float">
            <text:p>1.25119489112106E-006</text:p>
          </table:table-cell>
          <table:table-cell table:formula="of:=SUM([.D1789:.F1789])" office:value-type="float" office:value="0.00000254928187364901" calcext:value-type="float">
            <text:p>2.54928187364901E-006</text:p>
          </table:table-cell>
          <table:table-cell table:number-columns-repeated="4"/>
        </table:table-row>
        <table:table-row table:style-name="ro1">
          <table:table-cell office:value-type="float" office:value="178.9" calcext:value-type="float">
            <text:p>178.9</text:p>
          </table:table-cell>
          <table:table-cell table:formula="of:=SQRT(2)*[.A1790]" office:value-type="float" office:value="253.002806308547" calcext:value-type="float">
            <text:p>253.0028063085</text:p>
          </table:table-cell>
          <table:table-cell table:formula="of:=SQRT(3)*[.A1790]" office:value-type="float" office:value="309.863889474072" calcext:value-type="float">
            <text:p>309.8638894741</text:p>
          </table:table-cell>
          <table:table-cell table:formula="of:=(1-ROUND([.B1790])/[.B1790])^2" office:value-type="float" office:value="0.000000000123032588435093" calcext:value-type="float">
            <text:p>1.23032588435093E-010</text:p>
          </table:table-cell>
          <table:table-cell table:formula="of:=(1-ROUND([.C1790])/[.C1790])^2" office:value-type="float" office:value="0.000000192948536278561" calcext:value-type="float">
            <text:p>1.92948536278561E-007</text:p>
          </table:table-cell>
          <table:table-cell table:formula="of:=(1-ROUND([.A1790])/[.A1790])^2" office:value-type="float" office:value="0.000000312449129376112" calcext:value-type="float">
            <text:p>3.12449129376112E-007</text:p>
          </table:table-cell>
          <table:table-cell table:formula="of:=SUM([.D1790:.F1790])" office:value-type="float" office:value="0.000000505520698243108" calcext:value-type="float">
            <text:p>5.05520698243108E-007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SQRT(2)*[.A1791]" office:value-type="float" office:value="253.144227664784" calcext:value-type="float">
            <text:p>253.1442276648</text:p>
          </table:table-cell>
          <table:table-cell table:formula="of:=SQRT(3)*[.A1791]" office:value-type="float" office:value="310.037094554829" calcext:value-type="float">
            <text:p>310.0370945548</text:p>
          </table:table-cell>
          <table:table-cell table:formula="of:=(1-ROUND([.B1791])/[.B1791])^2" office:value-type="float" office:value="0.000000324609395603392" calcext:value-type="float">
            <text:p>3.24609395603392E-007</text:p>
          </table:table-cell>
          <table:table-cell table:formula="of:=(1-ROUND([.C1791])/[.C1791])^2" office:value-type="float" office:value="0.0000000143150546483639" calcext:value-type="float">
            <text:p>1.43150546483639E-008</text:p>
          </table:table-cell>
          <table:table-cell table:formula="of:=(1-ROUND([.A1791])/[.A1791])^2" office:value-type="float" office:value="0" calcext:value-type="float">
            <text:p>0</text:p>
          </table:table-cell>
          <table:table-cell table:formula="of:=SUM([.D1791:.F1791])" office:value-type="float" office:value="0.000000338924450251756" calcext:value-type="float">
            <text:p>3.38924450251756E-007</text:p>
          </table:table-cell>
          <table:table-cell table:number-columns-repeated="4"/>
        </table:table-row>
        <table:table-row table:style-name="ro1">
          <table:table-cell office:value-type="float" office:value="179.1" calcext:value-type="float">
            <text:p>179.1</text:p>
          </table:table-cell>
          <table:table-cell table:formula="of:=SQRT(2)*[.A1792]" office:value-type="float" office:value="253.285649021021" calcext:value-type="float">
            <text:p>253.285649021</text:p>
          </table:table-cell>
          <table:table-cell table:formula="of:=SQRT(3)*[.A1792]" office:value-type="float" office:value="310.210299635586" calcext:value-type="float">
            <text:p>310.2102996356</text:p>
          </table:table-cell>
          <table:table-cell table:formula="of:=(1-ROUND([.B1792])/[.B1792])^2" office:value-type="float" office:value="0.00000127187465353382" calcext:value-type="float">
            <text:p>1.27187465353382E-006</text:p>
          </table:table-cell>
          <table:table-cell table:formula="of:=(1-ROUND([.C1792])/[.C1792])^2" office:value-type="float" office:value="0.000000459583696420813" calcext:value-type="float">
            <text:p>4.59583696420813E-007</text:p>
          </table:table-cell>
          <table:table-cell table:formula="of:=(1-ROUND([.A1792])/[.A1792])^2" office:value-type="float" office:value="0.000000311751698501208" calcext:value-type="float">
            <text:p>3.11751698501208E-007</text:p>
          </table:table-cell>
          <table:table-cell table:formula="of:=SUM([.D1792:.F1792])" office:value-type="float" office:value="0.00000204321004845584" calcext:value-type="float">
            <text:p>2.04321004845584E-006</text:p>
          </table:table-cell>
          <table:table-cell table:number-columns-repeated="4"/>
        </table:table-row>
        <table:table-row table:style-name="ro1">
          <table:table-cell office:value-type="float" office:value="179.2" calcext:value-type="float">
            <text:p>179.2</text:p>
          </table:table-cell>
          <table:table-cell table:formula="of:=SQRT(2)*[.A1793]" office:value-type="float" office:value="253.427070377259" calcext:value-type="float">
            <text:p>253.4270703773</text:p>
          </table:table-cell>
          <table:table-cell table:formula="of:=SQRT(3)*[.A1793]" office:value-type="float" office:value="310.383504716343" calcext:value-type="float">
            <text:p>310.3835047163</text:p>
          </table:table-cell>
          <table:table-cell table:formula="of:=(1-ROUND([.B1793])/[.B1793])^2" office:value-type="float" office:value="0.00000283983358471707" calcext:value-type="float">
            <text:p>2.83983358471707E-006</text:p>
          </table:table-cell>
          <table:table-cell table:formula="of:=(1-ROUND([.C1793])/[.C1793])^2" office:value-type="float" office:value="0.00000152666642021329" calcext:value-type="float">
            <text:p>1.52666642021329E-006</text:p>
          </table:table-cell>
          <table:table-cell table:formula="of:=(1-ROUND([.A1793])/[.A1793])^2" office:value-type="float" office:value="0.00000124561543367365" calcext:value-type="float">
            <text:p>1.24561543367365E-006</text:p>
          </table:table-cell>
          <table:table-cell table:formula="of:=SUM([.D1793:.F1793])" office:value-type="float" office:value="0.000005612115438604" calcext:value-type="float">
            <text:p>5.612115438604E-006</text:p>
          </table:table-cell>
          <table:table-cell table:number-columns-repeated="4"/>
        </table:table-row>
        <table:table-row table:style-name="ro1">
          <table:table-cell office:value-type="float" office:value="179.3" calcext:value-type="float">
            <text:p>179.3</text:p>
          </table:table-cell>
          <table:table-cell table:formula="of:=SQRT(2)*[.A1794]" office:value-type="float" office:value="253.568491733496" calcext:value-type="float">
            <text:p>253.5684917335</text:p>
          </table:table-cell>
          <table:table-cell table:formula="of:=SQRT(3)*[.A1794]" office:value-type="float" office:value="310.5567097971" calcext:value-type="float">
            <text:p>310.5567097971</text:p>
          </table:table-cell>
          <table:table-cell table:formula="of:=(1-ROUND([.B1794])/[.B1794])^2" office:value-type="float" office:value="0.00000289592736799293" calcext:value-type="float">
            <text:p>2.89592736799293E-006</text:p>
          </table:table-cell>
          <table:table-cell table:formula="of:=(1-ROUND([.C1794])/[.C1794])^2" office:value-type="float" office:value="0.0000020374850574875" calcext:value-type="float">
            <text:p>2.0374850574875E-006</text:p>
          </table:table-cell>
          <table:table-cell table:formula="of:=(1-ROUND([.A1794])/[.A1794])^2" office:value-type="float" office:value="0.00000279950940153055" calcext:value-type="float">
            <text:p>2.79950940153055E-006</text:p>
          </table:table-cell>
          <table:table-cell table:formula="of:=SUM([.D1794:.F1794])" office:value-type="float" office:value="0.00000773292182701099" calcext:value-type="float">
            <text:p>7.73292182701099E-006</text:p>
          </table:table-cell>
          <table:table-cell table:number-columns-repeated="4"/>
        </table:table-row>
        <table:table-row table:style-name="ro1">
          <table:table-cell office:value-type="float" office:value="179.4" calcext:value-type="float">
            <text:p>179.4</text:p>
          </table:table-cell>
          <table:table-cell table:formula="of:=SQRT(2)*[.A1795]" office:value-type="float" office:value="253.709913089733" calcext:value-type="float">
            <text:p>253.7099130897</text:p>
          </table:table-cell>
          <table:table-cell table:formula="of:=SQRT(3)*[.A1795]" office:value-type="float" office:value="310.729914877857" calcext:value-type="float">
            <text:p>310.7299148779</text:p>
          </table:table-cell>
          <table:table-cell table:formula="of:=(1-ROUND([.B1795])/[.B1795])^2" office:value-type="float" office:value="0.00000130731845387155" calcext:value-type="float">
            <text:p>1.30731845387155E-006</text:p>
          </table:table-cell>
          <table:table-cell table:formula="of:=(1-ROUND([.C1795])/[.C1795])^2" office:value-type="float" office:value="0.000000755501255922784" calcext:value-type="float">
            <text:p>7.55501255922784E-007</text:p>
          </table:table-cell>
          <table:table-cell table:formula="of:=(1-ROUND([.A1795])/[.A1795])^2" office:value-type="float" office:value="0.00000497135875934787" calcext:value-type="float">
            <text:p>4.97135875934787E-006</text:p>
          </table:table-cell>
          <table:table-cell table:formula="of:=SUM([.D1795:.F1795])" office:value-type="float" office:value="0.0000070341784691422" calcext:value-type="float">
            <text:p>7.0341784691422E-006</text:p>
          </table:table-cell>
          <table:table-cell table:number-columns-repeated="4"/>
        </table:table-row>
        <table:table-row table:style-name="ro1">
          <table:table-cell office:value-type="float" office:value="179.5" calcext:value-type="float">
            <text:p>179.5</text:p>
          </table:table-cell>
          <table:table-cell table:formula="of:=SQRT(2)*[.A1796]" office:value-type="float" office:value="253.851334445971" calcext:value-type="float">
            <text:p>253.851334446</text:p>
          </table:table-cell>
          <table:table-cell table:formula="of:=SQRT(3)*[.A1796]" office:value-type="float" office:value="310.903119958613" calcext:value-type="float">
            <text:p>310.9031199586</text:p>
          </table:table-cell>
          <table:table-cell table:formula="of:=(1-ROUND([.B1796])/[.B1796])^2" office:value-type="float" office:value="0.000000342974479634457" calcext:value-type="float">
            <text:p>0.000000343</text:p>
          </table:table-cell>
          <table:table-cell table:formula="of:=(1-ROUND([.C1796])/[.C1796])^2" office:value-type="float" office:value="0.0000000970998302730324" calcext:value-type="float">
            <text:p>9.70998302730324E-008</text:p>
          </table:table-cell>
          <table:table-cell table:formula="of:=(1-ROUND([.A1796])/[.A1796])^2" office:value-type="float" office:value="0.00000775909559981665" calcext:value-type="float">
            <text:p>7.75909559981665E-006</text:p>
          </table:table-cell>
          <table:table-cell table:formula="of:=SUM([.D1796:.F1796])" office:value-type="float" office:value="0.00000819916990972414" calcext:value-type="float">
            <text:p>8.19916990972414E-006</text:p>
          </table:table-cell>
          <table:table-cell table:number-columns-repeated="4"/>
        </table:table-row>
        <table:table-row table:style-name="ro1">
          <table:table-cell office:value-type="float" office:value="179.6" calcext:value-type="float">
            <text:p>179.6</text:p>
          </table:table-cell>
          <table:table-cell table:formula="of:=SQRT(2)*[.A1797]" office:value-type="float" office:value="253.992755802208" calcext:value-type="float">
            <text:p>253.9927558022</text:p>
          </table:table-cell>
          <table:table-cell table:formula="of:=SQRT(3)*[.A1797]" office:value-type="float" office:value="311.07632503937" calcext:value-type="float">
            <text:p>311.0763250394</text:p>
          </table:table-cell>
          <table:table-cell table:formula="of:=(1-ROUND([.B1797])/[.B1797])^2" office:value-type="float" office:value="0.000000000813463252459967" calcext:value-type="float">
            <text:p>8.13463252459967E-010</text:p>
          </table:table-cell>
          <table:table-cell table:formula="of:=(1-ROUND([.C1797])/[.C1797])^2" office:value-type="float" office:value="0.000000060200507798388" calcext:value-type="float">
            <text:p>6.0200507798388E-008</text:p>
          </table:table-cell>
          <table:table-cell table:formula="of:=(1-ROUND([.A1797])/[.A1797])^2" office:value-type="float" office:value="0.00000496029285569002" calcext:value-type="float">
            <text:p>4.96029285569002E-006</text:p>
          </table:table-cell>
          <table:table-cell table:formula="of:=SUM([.D1797:.F1797])" office:value-type="float" office:value="0.00000502130682674087" calcext:value-type="float">
            <text:p>5.02130682674087E-006</text:p>
          </table:table-cell>
          <table:table-cell table:number-columns-repeated="4"/>
        </table:table-row>
        <table:table-row table:style-name="ro1">
          <table:table-cell office:value-type="float" office:value="179.7" calcext:value-type="float">
            <text:p>179.7</text:p>
          </table:table-cell>
          <table:table-cell table:formula="of:=SQRT(2)*[.A1798]" office:value-type="float" office:value="254.134177158445" calcext:value-type="float">
            <text:p>254.1341771584</text:p>
          </table:table-cell>
          <table:table-cell table:formula="of:=SQRT(3)*[.A1798]" office:value-type="float" office:value="311.249530120127" calcext:value-type="float">
            <text:p>311.2495301201</text:p>
          </table:table-cell>
          <table:table-cell table:formula="of:=(1-ROUND([.B1798])/[.B1798])^2" office:value-type="float" office:value="0.000000278760369001081" calcext:value-type="float">
            <text:p>2.78760369001081E-007</text:p>
          </table:table-cell>
          <table:table-cell table:formula="of:=(1-ROUND([.C1798])/[.C1798])^2" office:value-type="float" office:value="0.00000064272995699272" calcext:value-type="float">
            <text:p>6.4272995699272E-007</text:p>
          </table:table-cell>
          <table:table-cell table:formula="of:=(1-ROUND([.A1798])/[.A1798])^2" office:value-type="float" office:value="0.00000278706023673287" calcext:value-type="float">
            <text:p>2.78706023673287E-006</text:p>
          </table:table-cell>
          <table:table-cell table:formula="of:=SUM([.D1798:.F1798])" office:value-type="float" office:value="0.00000370855056272667" calcext:value-type="float">
            <text:p>3.70855056272667E-006</text:p>
          </table:table-cell>
          <table:table-cell table:number-columns-repeated="4"/>
        </table:table-row>
        <table:table-row table:style-name="ro1">
          <table:table-cell office:value-type="float" office:value="179.8" calcext:value-type="float">
            <text:p>179.8</text:p>
          </table:table-cell>
          <table:table-cell table:formula="of:=SQRT(2)*[.A1799]" office:value-type="float" office:value="254.275598514682" calcext:value-type="float">
            <text:p>254.2755985147</text:p>
          </table:table-cell>
          <table:table-cell table:formula="of:=SQRT(3)*[.A1799]" office:value-type="float" office:value="311.422735200884" calcext:value-type="float">
            <text:p>311.4227352009</text:p>
          </table:table-cell>
          <table:table-cell table:formula="of:=(1-ROUND([.B1799])/[.B1799])^2" office:value-type="float" office:value="0.0000011747470817162" calcext:value-type="float">
            <text:p>1.1747470817162E-006</text:p>
          </table:table-cell>
          <table:table-cell table:formula="of:=(1-ROUND([.C1799])/[.C1799])^2" office:value-type="float" office:value="0.00000184262176185672" calcext:value-type="float">
            <text:p>1.84262176185672E-006</text:p>
          </table:table-cell>
          <table:table-cell table:formula="of:=(1-ROUND([.A1799])/[.A1799])^2" office:value-type="float" office:value="0.00000123731596471656" calcext:value-type="float">
            <text:p>1.23731596471656E-006</text:p>
          </table:table-cell>
          <table:table-cell table:formula="of:=SUM([.D1799:.F1799])" office:value-type="float" office:value="0.00000425468480828948" calcext:value-type="float">
            <text:p>4.25468480828948E-006</text:p>
          </table:table-cell>
          <table:table-cell table:number-columns-repeated="4"/>
        </table:table-row>
        <table:table-row table:style-name="ro1">
          <table:table-cell office:value-type="float" office:value="179.9" calcext:value-type="float">
            <text:p>179.9</text:p>
          </table:table-cell>
          <table:table-cell table:formula="of:=SQRT(2)*[.A1800]" office:value-type="float" office:value="254.41701987092" calcext:value-type="float">
            <text:p>254.4170198709</text:p>
          </table:table-cell>
          <table:table-cell table:formula="of:=SQRT(3)*[.A1800]" office:value-type="float" office:value="311.595940281641" calcext:value-type="float">
            <text:p>311.5959402816</text:p>
          </table:table-cell>
          <table:table-cell table:formula="of:=(1-ROUND([.B1800])/[.B1800])^2" office:value-type="float" office:value="0.00000268671238116024" calcext:value-type="float">
            <text:p>2.68671238116024E-006</text:p>
          </table:table-cell>
          <table:table-cell table:formula="of:=(1-ROUND([.C1800])/[.C1800])^2" office:value-type="float" office:value="0.00000168154127584279" calcext:value-type="float">
            <text:p>1.68154127584279E-006</text:p>
          </table:table-cell>
          <table:table-cell table:formula="of:=(1-ROUND([.A1800])/[.A1800])^2" office:value-type="float" office:value="0.000000308985196828203" calcext:value-type="float">
            <text:p>0.000000309</text:p>
          </table:table-cell>
          <table:table-cell table:formula="of:=SUM([.D1800:.F1800])" office:value-type="float" office:value="0.00000467723885383123" calcext:value-type="float">
            <text:p>4.67723885383123E-00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SQRT(2)*[.A1801]" office:value-type="float" office:value="254.558441227157" calcext:value-type="float">
            <text:p>254.5584412272</text:p>
          </table:table-cell>
          <table:table-cell table:formula="of:=SQRT(3)*[.A1801]" office:value-type="float" office:value="311.769145362398" calcext:value-type="float">
            <text:p>311.7691453624</text:p>
          </table:table-cell>
          <table:table-cell table:formula="of:=(1-ROUND([.B1801])/[.B1801])^2" office:value-type="float" office:value="0.00000300886033756957" calcext:value-type="float">
            <text:p>3.00886033756957E-006</text:p>
          </table:table-cell>
          <table:table-cell table:formula="of:=(1-ROUND([.C1801])/[.C1801])^2" office:value-type="float" office:value="0.00000054829077883101" calcext:value-type="float">
            <text:p>5.4829077883101E-007</text:p>
          </table:table-cell>
          <table:table-cell table:formula="of:=(1-ROUND([.A1801])/[.A1801])^2" office:value-type="float" office:value="0" calcext:value-type="float">
            <text:p>0</text:p>
          </table:table-cell>
          <table:table-cell table:formula="of:=SUM([.D1801:.F1801])" office:value-type="float" office:value="0.00000355715111640058" calcext:value-type="float">
            <text:p>3.55715111640058E-006</text:p>
          </table:table-cell>
          <table:table-cell table:number-columns-repeated="4"/>
        </table:table-row>
        <table:table-row table:style-name="ro1">
          <table:table-cell office:value-type="float" office:value="180.1" calcext:value-type="float">
            <text:p>180.1</text:p>
          </table:table-cell>
          <table:table-cell table:formula="of:=SQRT(2)*[.A1802]" office:value-type="float" office:value="254.699862583394" calcext:value-type="float">
            <text:p>254.6998625834</text:p>
          </table:table-cell>
          <table:table-cell table:formula="of:=SQRT(3)*[.A1802]" office:value-type="float" office:value="311.942350443155" calcext:value-type="float">
            <text:p>311.9423504432</text:p>
          </table:table-cell>
          <table:table-cell table:formula="of:=(1-ROUND([.B1802])/[.B1802])^2" office:value-type="float" office:value="0.00000138861821855824" calcext:value-type="float">
            <text:p>1.38861821855824E-006</text:p>
          </table:table-cell>
          <table:table-cell table:formula="of:=(1-ROUND([.C1802])/[.C1802])^2" office:value-type="float" office:value="0.0000000341541330602003" calcext:value-type="float">
            <text:p>3.41541330602003E-008</text:p>
          </table:table-cell>
          <table:table-cell table:formula="of:=(1-ROUND([.A1802])/[.A1802])^2" office:value-type="float" office:value="0.000000308299325348586" calcext:value-type="float">
            <text:p>3.08299325348586E-007</text:p>
          </table:table-cell>
          <table:table-cell table:formula="of:=SUM([.D1802:.F1802])" office:value-type="float" office:value="0.00000173107167696703" calcext:value-type="float">
            <text:p>1.73107167696703E-006</text:p>
          </table:table-cell>
          <table:table-cell table:number-columns-repeated="4"/>
        </table:table-row>
        <table:table-row table:style-name="ro1">
          <table:table-cell office:value-type="float" office:value="180.2" calcext:value-type="float">
            <text:p>180.2</text:p>
          </table:table-cell>
          <table:table-cell table:formula="of:=SQRT(2)*[.A1803]" office:value-type="float" office:value="254.841283939632" calcext:value-type="float">
            <text:p>254.8412839396</text:p>
          </table:table-cell>
          <table:table-cell table:formula="of:=SQRT(3)*[.A1803]" office:value-type="float" office:value="312.115555523912" calcext:value-type="float">
            <text:p>312.1155555239</text:p>
          </table:table-cell>
          <table:table-cell table:formula="of:=(1-ROUND([.B1803])/[.B1803])^2" office:value-type="float" office:value="0.000000387884281658964" calcext:value-type="float">
            <text:p>3.87884281658964E-007</text:p>
          </table:table-cell>
          <table:table-cell table:formula="of:=(1-ROUND([.C1803])/[.C1803])^2" office:value-type="float" office:value="0.000000137072582099495" calcext:value-type="float">
            <text:p>1.37072582099495E-007</text:p>
          </table:table-cell>
          <table:table-cell table:formula="of:=(1-ROUND([.A1803])/[.A1803])^2" office:value-type="float" office:value="0.00000123182898271895" calcext:value-type="float">
            <text:p>1.23182898271895E-006</text:p>
          </table:table-cell>
          <table:table-cell table:formula="of:=SUM([.D1803:.F1803])" office:value-type="float" office:value="0.0000017567858464774" calcext:value-type="float">
            <text:p>1.7567858464774E-006</text:p>
          </table:table-cell>
          <table:table-cell table:number-columns-repeated="4"/>
        </table:table-row>
        <table:table-row table:style-name="ro1">
          <table:table-cell office:value-type="float" office:value="180.3" calcext:value-type="float">
            <text:p>180.3</text:p>
          </table:table-cell>
          <table:table-cell table:formula="of:=SQRT(2)*[.A1804]" office:value-type="float" office:value="254.982705295869" calcext:value-type="float">
            <text:p>254.9827052959</text:p>
          </table:table-cell>
          <table:table-cell table:formula="of:=SQRT(3)*[.A1804]" office:value-type="float" office:value="312.288760604669" calcext:value-type="float">
            <text:p>312.2887606047</text:p>
          </table:table-cell>
          <table:table-cell table:formula="of:=(1-ROUND([.B1804])/[.B1804])^2" office:value-type="float" office:value="0.00000000460049776803317" calcext:value-type="float">
            <text:p>4.60049776803317E-009</text:p>
          </table:table-cell>
          <table:table-cell table:formula="of:=(1-ROUND([.C1804])/[.C1804])^2" office:value-type="float" office:value="0.000000854994216399477" calcext:value-type="float">
            <text:p>0.000000855</text:p>
          </table:table-cell>
          <table:table-cell table:formula="of:=(1-ROUND([.A1804])/[.A1804])^2" office:value-type="float" office:value="0.00000276854161533366" calcext:value-type="float">
            <text:p>2.76854161533366E-006</text:p>
          </table:table-cell>
          <table:table-cell table:formula="of:=SUM([.D1804:.F1804])" office:value-type="float" office:value="0.00000362813632950116" calcext:value-type="float">
            <text:p>3.62813632950116E-006</text:p>
          </table:table-cell>
          <table:table-cell table:number-columns-repeated="4"/>
        </table:table-row>
        <table:table-row table:style-name="ro1">
          <table:table-cell office:value-type="float" office:value="180.4" calcext:value-type="float">
            <text:p>180.4</text:p>
          </table:table-cell>
          <table:table-cell table:formula="of:=SQRT(2)*[.A1805]" office:value-type="float" office:value="255.124126652106" calcext:value-type="float">
            <text:p>255.1241266521</text:p>
          </table:table-cell>
          <table:table-cell table:formula="of:=SQRT(3)*[.A1805]" office:value-type="float" office:value="312.461965685425" calcext:value-type="float">
            <text:p>312.4619656854</text:p>
          </table:table-cell>
          <table:table-cell table:formula="of:=(1-ROUND([.B1805])/[.B1805])^2" office:value-type="float" office:value="0.000000236715677453916" calcext:value-type="float">
            <text:p>2.36715677453916E-007</text:p>
          </table:table-cell>
          <table:table-cell table:formula="of:=(1-ROUND([.C1805])/[.C1805])^2" office:value-type="float" office:value="0.00000218587394799999" calcext:value-type="float">
            <text:p>2.18587394799999E-006</text:p>
          </table:table-cell>
          <table:table-cell table:formula="of:=(1-ROUND([.A1805])/[.A1805])^2" office:value-type="float" office:value="0.00000491639667454921" calcext:value-type="float">
            <text:p>4.91639667454921E-006</text:p>
          </table:table-cell>
          <table:table-cell table:formula="of:=SUM([.D1805:.F1805])" office:value-type="float" office:value="0.00000733898630000312" calcext:value-type="float">
            <text:p>0.000007339</text:p>
          </table:table-cell>
          <table:table-cell table:number-columns-repeated="4"/>
        </table:table-row>
        <table:table-row table:style-name="ro1">
          <table:table-cell office:value-type="float" office:value="180.5" calcext:value-type="float">
            <text:p>180.5</text:p>
          </table:table-cell>
          <table:table-cell table:formula="of:=SQRT(2)*[.A1806]" office:value-type="float" office:value="255.265548008344" calcext:value-type="float">
            <text:p>255.2655480083</text:p>
          </table:table-cell>
          <table:table-cell table:formula="of:=SQRT(3)*[.A1806]" office:value-type="float" office:value="312.635170766182" calcext:value-type="float">
            <text:p>312.6351707662</text:p>
          </table:table-cell>
          <table:table-cell table:formula="of:=(1-ROUND([.B1806])/[.B1806])^2" office:value-type="float" office:value="0.0000010821854457116" calcext:value-type="float">
            <text:p>1.0821854457116E-006</text:p>
          </table:table-cell>
          <table:table-cell table:formula="of:=(1-ROUND([.C1806])/[.C1806])^2" office:value-type="float" office:value="0.00000136176947535161" calcext:value-type="float">
            <text:p>1.36176947535161E-006</text:p>
          </table:table-cell>
          <table:table-cell table:formula="of:=(1-ROUND([.A1806])/[.A1806])^2" office:value-type="float" office:value="0.00000767336039471751" calcext:value-type="float">
            <text:p>7.67336039471751E-006</text:p>
          </table:table-cell>
          <table:table-cell table:formula="of:=SUM([.D1806:.F1806])" office:value-type="float" office:value="0.0000101173153157807" calcext:value-type="float">
            <text:p>1.01173153157807E-005</text:p>
          </table:table-cell>
          <table:table-cell table:number-columns-repeated="4"/>
        </table:table-row>
        <table:table-row table:style-name="ro1">
          <table:table-cell office:value-type="float" office:value="180.6" calcext:value-type="float">
            <text:p>180.6</text:p>
          </table:table-cell>
          <table:table-cell table:formula="of:=SQRT(2)*[.A1807]" office:value-type="float" office:value="255.406969364581" calcext:value-type="float">
            <text:p>255.4069693646</text:p>
          </table:table-cell>
          <table:table-cell table:formula="of:=SQRT(3)*[.A1807]" office:value-type="float" office:value="312.808375846939" calcext:value-type="float">
            <text:p>312.8083758469</text:p>
          </table:table-cell>
          <table:table-cell table:formula="of:=(1-ROUND([.B1807])/[.B1807])^2" office:value-type="float" office:value="0.00000253897221681791" calcext:value-type="float">
            <text:p>0.000002539</text:p>
          </table:table-cell>
          <table:table-cell table:formula="of:=(1-ROUND([.C1807])/[.C1807])^2" office:value-type="float" office:value="0.000000375269916040781" calcext:value-type="float">
            <text:p>3.75269916040781E-007</text:p>
          </table:table-cell>
          <table:table-cell table:formula="of:=(1-ROUND([.A1807])/[.A1807])^2" office:value-type="float" office:value="0.00000490551367473229" calcext:value-type="float">
            <text:p>4.90551367473229E-006</text:p>
          </table:table-cell>
          <table:table-cell table:formula="of:=SUM([.D1807:.F1807])" office:value-type="float" office:value="0.00000781975580759098" calcext:value-type="float">
            <text:p>7.81975580759098E-006</text:p>
          </table:table-cell>
          <table:table-cell table:number-columns-repeated="4"/>
        </table:table-row>
        <table:table-row table:style-name="ro1">
          <table:table-cell office:value-type="float" office:value="180.7" calcext:value-type="float">
            <text:p>180.7</text:p>
          </table:table-cell>
          <table:table-cell table:formula="of:=SQRT(2)*[.A1808]" office:value-type="float" office:value="255.548390720818" calcext:value-type="float">
            <text:p>255.5483907208</text:p>
          </table:table-cell>
          <table:table-cell table:formula="of:=SQRT(3)*[.A1808]" office:value-type="float" office:value="312.981580927696" calcext:value-type="float">
            <text:p>312.9815809277</text:p>
          </table:table-cell>
          <table:table-cell table:formula="of:=(1-ROUND([.B1808])/[.B1808])^2" office:value-type="float" office:value="0.0000031230534186369" calcext:value-type="float">
            <text:p>3.1230534186369E-006</text:p>
          </table:table-cell>
          <table:table-cell table:formula="of:=(1-ROUND([.C1808])/[.C1808])^2" office:value-type="float" office:value="0.0000000034633624626673" calcext:value-type="float">
            <text:p>3.4633624626673E-009</text:p>
          </table:table-cell>
          <table:table-cell table:formula="of:=(1-ROUND([.A1808])/[.A1808])^2" office:value-type="float" office:value="0.00000275629821799141" calcext:value-type="float">
            <text:p>2.75629821799141E-006</text:p>
          </table:table-cell>
          <table:table-cell table:formula="of:=SUM([.D1808:.F1808])" office:value-type="float" office:value="0.00000588281499909097" calcext:value-type="float">
            <text:p>5.88281499909097E-006</text:p>
          </table:table-cell>
          <table:table-cell table:number-columns-repeated="4"/>
        </table:table-row>
        <table:table-row table:style-name="ro1">
          <table:table-cell office:value-type="float" office:value="180.8" calcext:value-type="float">
            <text:p>180.8</text:p>
          </table:table-cell>
          <table:table-cell table:formula="of:=SQRT(2)*[.A1809]" office:value-type="float" office:value="255.689812077056" calcext:value-type="float">
            <text:p>255.6898120771</text:p>
          </table:table-cell>
          <table:table-cell table:formula="of:=SQRT(3)*[.A1809]" office:value-type="float" office:value="313.154786008453" calcext:value-type="float">
            <text:p>313.1547860085</text:p>
          </table:table-cell>
          <table:table-cell table:formula="of:=(1-ROUND([.B1809])/[.B1809])^2" office:value-type="float" office:value="0.00000147171230648563" calcext:value-type="float">
            <text:p>1.47171230648563E-006</text:p>
          </table:table-cell>
          <table:table-cell table:formula="of:=(1-ROUND([.C1809])/[.C1809])^2" office:value-type="float" office:value="0.000000244312279054936" calcext:value-type="float">
            <text:p>2.44312279054936E-007</text:p>
          </table:table-cell>
          <table:table-cell table:formula="of:=(1-ROUND([.A1809])/[.A1809])^2" office:value-type="float" office:value="0.00000122366669277162" calcext:value-type="float">
            <text:p>1.22366669277162E-006</text:p>
          </table:table-cell>
          <table:table-cell table:formula="of:=SUM([.D1809:.F1809])" office:value-type="float" office:value="0.00000293969127831219" calcext:value-type="float">
            <text:p>2.93969127831219E-006</text:p>
          </table:table-cell>
          <table:table-cell table:number-columns-repeated="4"/>
        </table:table-row>
        <table:table-row table:style-name="ro1">
          <table:table-cell office:value-type="float" office:value="180.9" calcext:value-type="float">
            <text:p>180.9</text:p>
          </table:table-cell>
          <table:table-cell table:formula="of:=SQRT(2)*[.A1810]" office:value-type="float" office:value="255.831233433293" calcext:value-type="float">
            <text:p>255.8312334333</text:p>
          </table:table-cell>
          <table:table-cell table:formula="of:=SQRT(3)*[.A1810]" office:value-type="float" office:value="313.32799108921" calcext:value-type="float">
            <text:p>313.3279910892</text:p>
          </table:table-cell>
          <table:table-cell table:formula="of:=(1-ROUND([.B1810])/[.B1810])^2" office:value-type="float" office:value="0.00000043517676707837" calcext:value-type="float">
            <text:p>4.3517676707837E-007</text:p>
          </table:table-cell>
          <table:table-cell table:formula="of:=(1-ROUND([.C1810])/[.C1810])^2" office:value-type="float" office:value="0.00000109578588438044" calcext:value-type="float">
            <text:p>1.09578588438044E-006</text:p>
          </table:table-cell>
          <table:table-cell table:formula="of:=(1-ROUND([.A1810])/[.A1810])^2" office:value-type="float" office:value="0.000000305578550341343" calcext:value-type="float">
            <text:p>3.05578550341343E-007</text:p>
          </table:table-cell>
          <table:table-cell table:formula="of:=SUM([.D1810:.F1810])" office:value-type="float" office:value="0.00000183654120180016" calcext:value-type="float">
            <text:p>1.83654120180016E-00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SQRT(2)*[.A1811]" office:value-type="float" office:value="255.97265478953" calcext:value-type="float">
            <text:p>255.9726547895</text:p>
          </table:table-cell>
          <table:table-cell table:formula="of:=SQRT(3)*[.A1811]" office:value-type="float" office:value="313.501196169967" calcext:value-type="float">
            <text:p>313.50119617</text:p>
          </table:table-cell>
          <table:table-cell table:formula="of:=(1-ROUND([.B1811])/[.B1811])^2" office:value-type="float" office:value="0.0000000114123582252632" calcext:value-type="float">
            <text:p>1.14123582252632E-008</text:p>
          </table:table-cell>
          <table:table-cell table:formula="of:=(1-ROUND([.C1811])/[.C1811])^2" office:value-type="float" office:value="0.00000253151878611607" calcext:value-type="float">
            <text:p>2.53151878611607E-006</text:p>
          </table:table-cell>
          <table:table-cell table:formula="of:=(1-ROUND([.A1811])/[.A1811])^2" office:value-type="float" office:value="0" calcext:value-type="float">
            <text:p>0</text:p>
          </table:table-cell>
          <table:table-cell table:formula="of:=SUM([.D1811:.F1811])" office:value-type="float" office:value="0.00000254293114434134" calcext:value-type="float">
            <text:p>2.54293114434134E-006</text:p>
          </table:table-cell>
          <table:table-cell table:number-columns-repeated="4"/>
        </table:table-row>
        <table:table-row table:style-name="ro1">
          <table:table-cell office:value-type="float" office:value="181.1" calcext:value-type="float">
            <text:p>181.1</text:p>
          </table:table-cell>
          <table:table-cell table:formula="of:=SQRT(2)*[.A1812]" office:value-type="float" office:value="256.114076145767" calcext:value-type="float">
            <text:p>256.1140761458</text:p>
          </table:table-cell>
          <table:table-cell table:formula="of:=SQRT(3)*[.A1812]" office:value-type="float" office:value="313.674401250724" calcext:value-type="float">
            <text:p>313.6744012507</text:p>
          </table:table-cell>
          <table:table-cell table:formula="of:=(1-ROUND([.B1812])/[.B1812])^2" office:value-type="float" office:value="0.000000198391372820634" calcext:value-type="float">
            <text:p>1.98391372820634E-007</text:p>
          </table:table-cell>
          <table:table-cell table:formula="of:=(1-ROUND([.C1812])/[.C1812])^2" office:value-type="float" office:value="0.00000107747524388362" calcext:value-type="float">
            <text:p>1.07747524388362E-006</text:p>
          </table:table-cell>
          <table:table-cell table:formula="of:=(1-ROUND([.A1812])/[.A1812])^2" office:value-type="float" office:value="0.000000304903984210772" calcext:value-type="float">
            <text:p>3.04903984210772E-007</text:p>
          </table:table-cell>
          <table:table-cell table:formula="of:=SUM([.D1812:.F1812])" office:value-type="float" office:value="0.00000158077060091502" calcext:value-type="float">
            <text:p>1.58077060091502E-006</text:p>
          </table:table-cell>
          <table:table-cell table:number-columns-repeated="4"/>
        </table:table-row>
        <table:table-row table:style-name="ro1">
          <table:table-cell office:value-type="float" office:value="181.2" calcext:value-type="float">
            <text:p>181.2</text:p>
          </table:table-cell>
          <table:table-cell table:formula="of:=SQRT(2)*[.A1813]" office:value-type="float" office:value="256.255497502005" calcext:value-type="float">
            <text:p>256.255497502</text:p>
          </table:table-cell>
          <table:table-cell table:formula="of:=SQRT(3)*[.A1813]" office:value-type="float" office:value="313.847606331481" calcext:value-type="float">
            <text:p>313.8476063315</text:p>
          </table:table-cell>
          <table:table-cell table:formula="of:=(1-ROUND([.B1813])/[.B1813])^2" office:value-type="float" office:value="0.00000099409281407506" calcext:value-type="float">
            <text:p>9.9409281407506E-007</text:p>
          </table:table-cell>
          <table:table-cell table:formula="of:=(1-ROUND([.C1813])/[.C1813])^2" office:value-type="float" office:value="0.000000235774159970389" calcext:value-type="float">
            <text:p>2.35774159970389E-007</text:p>
          </table:table-cell>
          <table:table-cell table:formula="of:=(1-ROUND([.A1813])/[.A1813])^2" office:value-type="float" office:value="0.00000121827015384341" calcext:value-type="float">
            <text:p>1.21827015384341E-006</text:p>
          </table:table-cell>
          <table:table-cell table:formula="of:=SUM([.D1813:.F1813])" office:value-type="float" office:value="0.00000244813712788886" calcext:value-type="float">
            <text:p>2.44813712788886E-006</text:p>
          </table:table-cell>
          <table:table-cell table:number-columns-repeated="4"/>
        </table:table-row>
        <table:table-row table:style-name="ro1">
          <table:table-cell office:value-type="float" office:value="181.3" calcext:value-type="float">
            <text:p>181.3</text:p>
          </table:table-cell>
          <table:table-cell table:formula="of:=SQRT(2)*[.A1814]" office:value-type="float" office:value="256.396918858242" calcext:value-type="float">
            <text:p>256.3969188582</text:p>
          </table:table-cell>
          <table:table-cell table:formula="of:=SQRT(3)*[.A1814]" office:value-type="float" office:value="314.020811412237" calcext:value-type="float">
            <text:p>314.0208114122</text:p>
          </table:table-cell>
          <table:table-cell table:formula="of:=(1-ROUND([.B1814])/[.B1814])^2" office:value-type="float" office:value="0.00000239650237085061" calcext:value-type="float">
            <text:p>2.39650237085061E-006</text:p>
          </table:table-cell>
          <table:table-cell table:formula="of:=(1-ROUND([.C1814])/[.C1814])^2" office:value-type="float" office:value="0.00000000439224180205901" calcext:value-type="float">
            <text:p>4.39224180205901E-009</text:p>
          </table:table-cell>
          <table:table-cell table:formula="of:=(1-ROUND([.A1814])/[.A1814])^2" office:value-type="float" office:value="0.00000273808484351419" calcext:value-type="float">
            <text:p>2.73808484351419E-006</text:p>
          </table:table-cell>
          <table:table-cell table:formula="of:=SUM([.D1814:.F1814])" office:value-type="float" office:value="0.00000513897945616686" calcext:value-type="float">
            <text:p>0.000005139</text:p>
          </table:table-cell>
          <table:table-cell table:number-columns-repeated="4"/>
        </table:table-row>
        <table:table-row table:style-name="ro1">
          <table:table-cell office:value-type="float" office:value="181.4" calcext:value-type="float">
            <text:p>181.4</text:p>
          </table:table-cell>
          <table:table-cell table:formula="of:=SQRT(2)*[.A1815]" office:value-type="float" office:value="256.538340214479" calcext:value-type="float">
            <text:p>256.5383402145</text:p>
          </table:table-cell>
          <table:table-cell table:formula="of:=SQRT(3)*[.A1815]" office:value-type="float" office:value="314.194016492994" calcext:value-type="float">
            <text:p>314.194016493</text:p>
          </table:table-cell>
          <table:table-cell table:formula="of:=(1-ROUND([.B1815])/[.B1815])^2" office:value-type="float" office:value="0.00000323846740175386" calcext:value-type="float">
            <text:p>3.23846740175386E-006</text:p>
          </table:table-cell>
          <table:table-cell table:formula="of:=(1-ROUND([.C1815])/[.C1815])^2" office:value-type="float" office:value="0.000000381312884290223" calcext:value-type="float">
            <text:p>3.81312884290223E-007</text:p>
          </table:table-cell>
          <table:table-cell table:formula="of:=(1-ROUND([.A1815])/[.A1815])^2" office:value-type="float" office:value="0.00000486234104703211" calcext:value-type="float">
            <text:p>4.86234104703211E-006</text:p>
          </table:table-cell>
          <table:table-cell table:formula="of:=SUM([.D1815:.F1815])" office:value-type="float" office:value="0.00000848212133307619" calcext:value-type="float">
            <text:p>8.48212133307619E-006</text:p>
          </table:table-cell>
          <table:table-cell table:number-columns-repeated="4"/>
        </table:table-row>
        <table:table-row table:style-name="ro1">
          <table:table-cell office:value-type="float" office:value="181.5" calcext:value-type="float">
            <text:p>181.5</text:p>
          </table:table-cell>
          <table:table-cell table:formula="of:=SQRT(2)*[.A1816]" office:value-type="float" office:value="256.679761570717" calcext:value-type="float">
            <text:p>256.6797615707</text:p>
          </table:table-cell>
          <table:table-cell table:formula="of:=SQRT(3)*[.A1816]" office:value-type="float" office:value="314.367221573751" calcext:value-type="float">
            <text:p>314.3672215738</text:p>
          </table:table-cell>
          <table:table-cell table:formula="of:=(1-ROUND([.B1816])/[.B1816])^2" office:value-type="float" office:value="0.00000155655202042617" calcext:value-type="float">
            <text:p>1.55655202042617E-006</text:p>
          </table:table-cell>
          <table:table-cell table:formula="of:=(1-ROUND([.C1816])/[.C1816])^2" office:value-type="float" office:value="0.0000013645261452829" calcext:value-type="float">
            <text:p>1.3645261452829E-006</text:p>
          </table:table-cell>
          <table:table-cell table:formula="of:=(1-ROUND([.A1816])/[.A1816])^2" office:value-type="float" office:value="0.00000758903839294477" calcext:value-type="float">
            <text:p>0.000007589</text:p>
          </table:table-cell>
          <table:table-cell table:formula="of:=SUM([.D1816:.F1816])" office:value-type="float" office:value="0.0000105101165586538" calcext:value-type="float">
            <text:p>1.05101165586538E-005</text:p>
          </table:table-cell>
          <table:table-cell table:number-columns-repeated="4"/>
        </table:table-row>
        <table:table-row table:style-name="ro1">
          <table:table-cell office:value-type="float" office:value="181.6" calcext:value-type="float">
            <text:p>181.6</text:p>
          </table:table-cell>
          <table:table-cell table:formula="of:=SQRT(2)*[.A1817]" office:value-type="float" office:value="256.821182926954" calcext:value-type="float">
            <text:p>256.821182927</text:p>
          </table:table-cell>
          <table:table-cell table:formula="of:=SQRT(3)*[.A1817]" office:value-type="float" office:value="314.540426654508" calcext:value-type="float">
            <text:p>314.5404266545</text:p>
          </table:table-cell>
          <table:table-cell table:formula="of:=(1-ROUND([.B1817])/[.B1817])^2" office:value-type="float" office:value="0.000000484792932328192" calcext:value-type="float">
            <text:p>4.84792932328192E-007</text:p>
          </table:table-cell>
          <table:table-cell table:formula="of:=(1-ROUND([.C1817])/[.C1817])^2" office:value-type="float" office:value="0.00000213479767750745" calcext:value-type="float">
            <text:p>2.13479767750745E-006</text:p>
          </table:table-cell>
          <table:table-cell table:formula="of:=(1-ROUND([.A1817])/[.A1817])^2" office:value-type="float" office:value="0.0000048516369423049" calcext:value-type="float">
            <text:p>4.8516369423049E-006</text:p>
          </table:table-cell>
          <table:table-cell table:formula="of:=SUM([.D1817:.F1817])" office:value-type="float" office:value="0.00000747122755214054" calcext:value-type="float">
            <text:p>7.47122755214054E-006</text:p>
          </table:table-cell>
          <table:table-cell table:number-columns-repeated="4"/>
        </table:table-row>
        <table:table-row table:style-name="ro1">
          <table:table-cell office:value-type="float" office:value="181.7" calcext:value-type="float">
            <text:p>181.7</text:p>
          </table:table-cell>
          <table:table-cell table:formula="of:=SQRT(2)*[.A1818]" office:value-type="float" office:value="256.962604283191" calcext:value-type="float">
            <text:p>256.9626042832</text:p>
          </table:table-cell>
          <table:table-cell table:formula="of:=SQRT(3)*[.A1818]" office:value-type="float" office:value="314.713631735265" calcext:value-type="float">
            <text:p>314.7136317353</text:p>
          </table:table-cell>
          <table:table-cell table:formula="of:=(1-ROUND([.B1818])/[.B1818])^2" office:value-type="float" office:value="0.0000000211789231408703" calcext:value-type="float">
            <text:p>2.11789231408703E-008</text:p>
          </table:table-cell>
          <table:table-cell table:formula="of:=(1-ROUND([.C1818])/[.C1818])^2" office:value-type="float" office:value="0.000000827977750315172" calcext:value-type="float">
            <text:p>0.000000828</text:p>
          </table:table-cell>
          <table:table-cell table:formula="of:=(1-ROUND([.A1818])/[.A1818])^2" office:value-type="float" office:value="0.0000027260427037614" calcext:value-type="float">
            <text:p>0.000002726</text:p>
          </table:table-cell>
          <table:table-cell table:formula="of:=SUM([.D1818:.F1818])" office:value-type="float" office:value="0.00000357519937721744" calcext:value-type="float">
            <text:p>3.57519937721744E-006</text:p>
          </table:table-cell>
          <table:table-cell table:number-columns-repeated="4"/>
        </table:table-row>
        <table:table-row table:style-name="ro1">
          <table:table-cell office:value-type="float" office:value="181.8" calcext:value-type="float">
            <text:p>181.8</text:p>
          </table:table-cell>
          <table:table-cell table:formula="of:=SQRT(2)*[.A1819]" office:value-type="float" office:value="257.104025639429" calcext:value-type="float">
            <text:p>257.1040256394</text:p>
          </table:table-cell>
          <table:table-cell table:formula="of:=SQRT(3)*[.A1819]" office:value-type="float" office:value="314.886836816022" calcext:value-type="float">
            <text:p>314.886836816</text:p>
          </table:table-cell>
          <table:table-cell table:formula="of:=(1-ROUND([.B1819])/[.B1819])^2" office:value-type="float" office:value="0.000000163705411030744" calcext:value-type="float">
            <text:p>1.63705411030744E-007</text:p>
          </table:table-cell>
          <table:table-cell table:formula="of:=(1-ROUND([.C1819])/[.C1819])^2" office:value-type="float" office:value="0.000000129152050049674" calcext:value-type="float">
            <text:p>1.29152050049674E-007</text:p>
          </table:table-cell>
          <table:table-cell table:formula="of:=(1-ROUND([.A1819])/[.A1819])^2" office:value-type="float" office:value="0.00000121024203630479" calcext:value-type="float">
            <text:p>1.21024203630479E-006</text:p>
          </table:table-cell>
          <table:table-cell table:formula="of:=SUM([.D1819:.F1819])" office:value-type="float" office:value="0.00000150309949738521" calcext:value-type="float">
            <text:p>1.50309949738521E-006</text:p>
          </table:table-cell>
          <table:table-cell table:number-columns-repeated="4"/>
        </table:table-row>
        <table:table-row table:style-name="ro1">
          <table:table-cell office:value-type="float" office:value="181.9" calcext:value-type="float">
            <text:p>181.9</text:p>
          </table:table-cell>
          <table:table-cell table:formula="of:=SQRT(2)*[.A1820]" office:value-type="float" office:value="257.245446995666" calcext:value-type="float">
            <text:p>257.2454469957</text:p>
          </table:table-cell>
          <table:table-cell table:formula="of:=SQRT(3)*[.A1820]" office:value-type="float" office:value="315.060041896779" calcext:value-type="float">
            <text:p>315.0600418968</text:p>
          </table:table-cell>
          <table:table-cell table:formula="of:=(1-ROUND([.B1820])/[.B1820])^2" office:value-type="float" office:value="0.000000910374422351565" calcext:value-type="float">
            <text:p>9.10374422351565E-007</text:p>
          </table:table-cell>
          <table:table-cell table:formula="of:=(1-ROUND([.C1820])/[.C1820])^2" office:value-type="float" office:value="0.000000036318019230282" calcext:value-type="float">
            <text:p>3.6318019230282E-008</text:p>
          </table:table-cell>
          <table:table-cell table:formula="of:=(1-ROUND([.A1820])/[.A1820])^2" office:value-type="float" office:value="0.000000302227933658601" calcext:value-type="float">
            <text:p>3.02227933658601E-007</text:p>
          </table:table-cell>
          <table:table-cell table:formula="of:=SUM([.D1820:.F1820])" office:value-type="float" office:value="0.00000124892037524045" calcext:value-type="float">
            <text:p>1.24892037524045E-006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SQRT(2)*[.A1821]" office:value-type="float" office:value="257.386868351903" calcext:value-type="float">
            <text:p>257.3868683519</text:p>
          </table:table-cell>
          <table:table-cell table:formula="of:=SQRT(3)*[.A1821]" office:value-type="float" office:value="315.233246977536" calcext:value-type="float">
            <text:p>315.2332469775</text:p>
          </table:table-cell>
          <table:table-cell table:formula="of:=(1-ROUND([.B1821])/[.B1821])^2" office:value-type="float" office:value="0.00000225919456744973" calcext:value-type="float">
            <text:p>2.25919456744973E-006</text:p>
          </table:table-cell>
          <table:table-cell table:formula="of:=(1-ROUND([.C1821])/[.C1821])^2" office:value-type="float" office:value="0.000000547479697797293" calcext:value-type="float">
            <text:p>5.47479697797293E-007</text:p>
          </table:table-cell>
          <table:table-cell table:formula="of:=(1-ROUND([.A1821])/[.A1821])^2" office:value-type="float" office:value="0" calcext:value-type="float">
            <text:p>0</text:p>
          </table:table-cell>
          <table:table-cell table:formula="of:=SUM([.D1821:.F1821])" office:value-type="float" office:value="0.00000280667426524702" calcext:value-type="float">
            <text:p>2.80667426524702E-006</text:p>
          </table:table-cell>
          <table:table-cell table:number-columns-repeated="4"/>
        </table:table-row>
        <table:table-row table:style-name="ro1">
          <table:table-cell office:value-type="float" office:value="182.1" calcext:value-type="float">
            <text:p>182.1</text:p>
          </table:table-cell>
          <table:table-cell table:formula="of:=SQRT(2)*[.A1822]" office:value-type="float" office:value="257.528289708141" calcext:value-type="float">
            <text:p>257.5282897081</text:p>
          </table:table-cell>
          <table:table-cell table:formula="of:=SQRT(3)*[.A1822]" office:value-type="float" office:value="315.406452058293" calcext:value-type="float">
            <text:p>315.4064520583</text:p>
          </table:table-cell>
          <table:table-cell table:formula="of:=(1-ROUND([.B1822])/[.B1822])^2" office:value-type="float" office:value="0.00000335506405750164" calcext:value-type="float">
            <text:p>3.35506405750164E-006</text:p>
          </table:table-cell>
          <table:table-cell table:formula="of:=(1-ROUND([.C1822])/[.C1822])^2" office:value-type="float" office:value="0.00000166064769897016" calcext:value-type="float">
            <text:p>1.66064769897016E-006</text:p>
          </table:table-cell>
          <table:table-cell table:formula="of:=(1-ROUND([.A1822])/[.A1822])^2" office:value-type="float" office:value="0.000000301564425771524" calcext:value-type="float">
            <text:p>3.01564425771524E-007</text:p>
          </table:table-cell>
          <table:table-cell table:formula="of:=SUM([.D1822:.F1822])" office:value-type="float" office:value="0.00000531727618224333" calcext:value-type="float">
            <text:p>5.31727618224333E-006</text:p>
          </table:table-cell>
          <table:table-cell table:number-columns-repeated="4"/>
        </table:table-row>
        <table:table-row table:style-name="ro1">
          <table:table-cell office:value-type="float" office:value="182.2" calcext:value-type="float">
            <text:p>182.2</text:p>
          </table:table-cell>
          <table:table-cell table:formula="of:=SQRT(2)*[.A1823]" office:value-type="float" office:value="257.669711064378" calcext:value-type="float">
            <text:p>257.6697110644</text:p>
          </table:table-cell>
          <table:table-cell table:formula="of:=SQRT(3)*[.A1823]" office:value-type="float" office:value="315.579657139049" calcext:value-type="float">
            <text:p>315.5796571391</text:p>
          </table:table-cell>
          <table:table-cell table:formula="of:=(1-ROUND([.B1823])/[.B1823])^2" office:value-type="float" office:value="0.00000164308983918833" calcext:value-type="float">
            <text:p>1.64308983918833E-006</text:p>
          </table:table-cell>
          <table:table-cell table:formula="of:=(1-ROUND([.C1823])/[.C1823])^2" office:value-type="float" office:value="0.00000177414598048184" calcext:value-type="float">
            <text:p>1.77414598048184E-006</text:p>
          </table:table-cell>
          <table:table-cell table:formula="of:=(1-ROUND([.A1823])/[.A1823])^2" office:value-type="float" office:value="0.0000012049339635943" calcext:value-type="float">
            <text:p>1.2049339635943E-006</text:p>
          </table:table-cell>
          <table:table-cell table:formula="of:=SUM([.D1823:.F1823])" office:value-type="float" office:value="0.00000462216978326447" calcext:value-type="float">
            <text:p>4.62216978326447E-006</text:p>
          </table:table-cell>
          <table:table-cell table:number-columns-repeated="4"/>
        </table:table-row>
        <table:table-row table:style-name="ro1">
          <table:table-cell office:value-type="float" office:value="182.3" calcext:value-type="float">
            <text:p>182.3</text:p>
          </table:table-cell>
          <table:table-cell table:formula="of:=SQRT(2)*[.A1824]" office:value-type="float" office:value="257.811132420615" calcext:value-type="float">
            <text:p>257.8111324206</text:p>
          </table:table-cell>
          <table:table-cell table:formula="of:=SQRT(3)*[.A1824]" office:value-type="float" office:value="315.752862219806" calcext:value-type="float">
            <text:p>315.7528622198</text:p>
          </table:table-cell>
          <table:table-cell table:formula="of:=(1-ROUND([.B1824])/[.B1824])^2" office:value-type="float" office:value="0.000000536675161301349" calcext:value-type="float">
            <text:p>5.36675161301349E-007</text:p>
          </table:table-cell>
          <table:table-cell table:formula="of:=(1-ROUND([.C1824])/[.C1824])^2" office:value-type="float" office:value="0.00000061260944872912" calcext:value-type="float">
            <text:p>6.1260944872912E-007</text:p>
          </table:table-cell>
          <table:table-cell table:formula="of:=(1-ROUND([.A1824])/[.A1824])^2" office:value-type="float" office:value="0.0000027081279042795" calcext:value-type="float">
            <text:p>2.7081279042795E-006</text:p>
          </table:table-cell>
          <table:table-cell table:formula="of:=SUM([.D1824:.F1824])" office:value-type="float" office:value="0.00000385741251430997" calcext:value-type="float">
            <text:p>3.85741251430997E-006</text:p>
          </table:table-cell>
          <table:table-cell table:number-columns-repeated="4"/>
        </table:table-row>
        <table:table-row table:style-name="ro1">
          <table:table-cell office:value-type="float" office:value="182.4" calcext:value-type="float">
            <text:p>182.4</text:p>
          </table:table-cell>
          <table:table-cell table:formula="of:=SQRT(2)*[.A1825]" office:value-type="float" office:value="257.952553776853" calcext:value-type="float">
            <text:p>257.9525537769</text:p>
          </table:table-cell>
          <table:table-cell table:formula="of:=SQRT(3)*[.A1825]" office:value-type="float" office:value="315.926067300563" calcext:value-type="float">
            <text:p>315.9260673006</text:p>
          </table:table-cell>
          <table:table-cell table:formula="of:=(1-ROUND([.B1825])/[.B1825])^2" office:value-type="float" office:value="0.0000000338316851543056" calcext:value-type="float">
            <text:p>3.38316851543056E-008</text:p>
          </table:table-cell>
          <table:table-cell table:formula="of:=(1-ROUND([.C1825])/[.C1825])^2" office:value-type="float" office:value="0.0000000547648880545829" calcext:value-type="float">
            <text:p>5.47648880545829E-008</text:p>
          </table:table-cell>
          <table:table-cell table:formula="of:=(1-ROUND([.A1825])/[.A1825])^2" office:value-type="float" office:value="0.00000480917205293964" calcext:value-type="float">
            <text:p>4.80917205293964E-006</text:p>
          </table:table-cell>
          <table:table-cell table:formula="of:=SUM([.D1825:.F1825])" office:value-type="float" office:value="0.00000489776862614853" calcext:value-type="float">
            <text:p>4.89776862614853E-006</text:p>
          </table:table-cell>
          <table:table-cell table:number-columns-repeated="4"/>
        </table:table-row>
        <table:table-row table:style-name="ro1">
          <table:table-cell office:value-type="float" office:value="182.5" calcext:value-type="float">
            <text:p>182.5</text:p>
          </table:table-cell>
          <table:table-cell table:formula="of:=SQRT(2)*[.A1826]" office:value-type="float" office:value="258.09397513309" calcext:value-type="float">
            <text:p>258.0939751331</text:p>
          </table:table-cell>
          <table:table-cell table:formula="of:=SQRT(3)*[.A1826]" office:value-type="float" office:value="316.09927238132" calcext:value-type="float">
            <text:p>316.0992723813</text:p>
          </table:table-cell>
          <table:table-cell table:formula="of:=(1-ROUND([.B1826])/[.B1826])^2" office:value-type="float" office:value="0.00000013257760389207" calcext:value-type="float">
            <text:p>1.3257760389207E-007</text:p>
          </table:table-cell>
          <table:table-cell table:formula="of:=(1-ROUND([.C1826])/[.C1826])^2" office:value-type="float" office:value="0.0000000986301939621932" calcext:value-type="float">
            <text:p>9.86301939621932E-008</text:p>
          </table:table-cell>
          <table:table-cell table:formula="of:=(1-ROUND([.A1826])/[.A1826])^2" office:value-type="float" office:value="0.00000750609870519852" calcext:value-type="float">
            <text:p>7.50609870519852E-006</text:p>
          </table:table-cell>
          <table:table-cell table:formula="of:=SUM([.D1826:.F1826])" office:value-type="float" office:value="0.00000773730650305278" calcext:value-type="float">
            <text:p>7.73730650305278E-006</text:p>
          </table:table-cell>
          <table:table-cell table:number-columns-repeated="4"/>
        </table:table-row>
        <table:table-row table:style-name="ro1">
          <table:table-cell office:value-type="float" office:value="182.6" calcext:value-type="float">
            <text:p>182.6</text:p>
          </table:table-cell>
          <table:table-cell table:formula="of:=SQRT(2)*[.A1827]" office:value-type="float" office:value="258.235396489327" calcext:value-type="float">
            <text:p>258.2353964893</text:p>
          </table:table-cell>
          <table:table-cell table:formula="of:=SQRT(3)*[.A1827]" office:value-type="float" office:value="316.272477462077" calcext:value-type="float">
            <text:p>316.2724774621</text:p>
          </table:table-cell>
          <table:table-cell table:formula="of:=(1-ROUND([.B1827])/[.B1827])^2" office:value-type="float" office:value="0.000000830937618654792" calcext:value-type="float">
            <text:p>8.30937618654792E-007</text:p>
          </table:table-cell>
          <table:table-cell table:formula="of:=(1-ROUND([.C1827])/[.C1827])^2" office:value-type="float" office:value="0.000000742229770819677" calcext:value-type="float">
            <text:p>7.42229770819677E-007</text:p>
          </table:table-cell>
          <table:table-cell table:formula="of:=(1-ROUND([.A1827])/[.A1827])^2" office:value-type="float" office:value="0.0000047986429437758" calcext:value-type="float">
            <text:p>4.7986429437758E-006</text:p>
          </table:table-cell>
          <table:table-cell table:formula="of:=SUM([.D1827:.F1827])" office:value-type="float" office:value="0.00000637181033325027" calcext:value-type="float">
            <text:p>6.37181033325027E-006</text:p>
          </table:table-cell>
          <table:table-cell table:number-columns-repeated="4"/>
        </table:table-row>
        <table:table-row table:style-name="ro1">
          <table:table-cell office:value-type="float" office:value="182.7" calcext:value-type="float">
            <text:p>182.7</text:p>
          </table:table-cell>
          <table:table-cell table:formula="of:=SQRT(2)*[.A1828]" office:value-type="float" office:value="258.376817845564" calcext:value-type="float">
            <text:p>258.3768178456</text:p>
          </table:table-cell>
          <table:table-cell table:formula="of:=SQRT(3)*[.A1828]" office:value-type="float" office:value="316.445682542834" calcext:value-type="float">
            <text:p>316.4456825428</text:p>
          </table:table-cell>
          <table:table-cell table:formula="of:=(1-ROUND([.B1828])/[.B1828])^2" office:value-type="float" office:value="0.00000212694291484172" calcext:value-type="float">
            <text:p>2.12694291484172E-006</text:p>
          </table:table-cell>
          <table:table-cell table:formula="of:=(1-ROUND([.C1828])/[.C1828])^2" office:value-type="float" office:value="0.00000198359450812026" calcext:value-type="float">
            <text:p>1.98359450812026E-006</text:p>
          </table:table-cell>
          <table:table-cell table:formula="of:=(1-ROUND([.A1828])/[.A1828])^2" office:value-type="float" office:value="0.00000269628263513057" calcext:value-type="float">
            <text:p>2.69628263513057E-006</text:p>
          </table:table-cell>
          <table:table-cell table:formula="of:=SUM([.D1828:.F1828])" office:value-type="float" office:value="0.00000680682005809255" calcext:value-type="float">
            <text:p>6.80682005809255E-006</text:p>
          </table:table-cell>
          <table:table-cell table:number-columns-repeated="4"/>
        </table:table-row>
        <table:table-row table:style-name="ro1">
          <table:table-cell office:value-type="float" office:value="182.8" calcext:value-type="float">
            <text:p>182.8</text:p>
          </table:table-cell>
          <table:table-cell table:formula="of:=SQRT(2)*[.A1829]" office:value-type="float" office:value="258.518239201802" calcext:value-type="float">
            <text:p>258.5182392018</text:p>
          </table:table-cell>
          <table:table-cell table:formula="of:=SQRT(3)*[.A1829]" office:value-type="float" office:value="316.618887623591" calcext:value-type="float">
            <text:p>316.6188876236</text:p>
          </table:table-cell>
          <table:table-cell table:formula="of:=(1-ROUND([.B1829])/[.B1829])^2" office:value-type="float" office:value="0.00000347280611052389" calcext:value-type="float">
            <text:p>3.47280611052389E-006</text:p>
          </table:table-cell>
          <table:table-cell table:formula="of:=(1-ROUND([.C1829])/[.C1829])^2" office:value-type="float" office:value="0.00000144888016633539" calcext:value-type="float">
            <text:p>1.44888016633539E-006</text:p>
          </table:table-cell>
          <table:table-cell table:formula="of:=(1-ROUND([.A1829])/[.A1829])^2" office:value-type="float" office:value="0.00000119703709378543" calcext:value-type="float">
            <text:p>0.000001197</text:p>
          </table:table-cell>
          <table:table-cell table:formula="of:=SUM([.D1829:.F1829])" office:value-type="float" office:value="0.0000061187233706447" calcext:value-type="float">
            <text:p>6.1187233706447E-006</text:p>
          </table:table-cell>
          <table:table-cell table:number-columns-repeated="4"/>
        </table:table-row>
        <table:table-row table:style-name="ro1">
          <table:table-cell office:value-type="float" office:value="182.9" calcext:value-type="float">
            <text:p>182.9</text:p>
          </table:table-cell>
          <table:table-cell table:formula="of:=SQRT(2)*[.A1830]" office:value-type="float" office:value="258.659660558039" calcext:value-type="float">
            <text:p>258.659660558</text:p>
          </table:table-cell>
          <table:table-cell table:formula="of:=SQRT(3)*[.A1830]" office:value-type="float" office:value="316.792092704348" calcext:value-type="float">
            <text:p>316.7920927043</text:p>
          </table:table-cell>
          <table:table-cell table:formula="of:=(1-ROUND([.B1830])/[.B1830])^2" office:value-type="float" office:value="0.00000173127938695965" calcext:value-type="float">
            <text:p>1.73127938695965E-006</text:p>
          </table:table-cell>
          <table:table-cell table:formula="of:=(1-ROUND([.C1830])/[.C1830])^2" office:value-type="float" office:value="0.000000430715789838679" calcext:value-type="float">
            <text:p>4.30715789838679E-007</text:p>
          </table:table-cell>
          <table:table-cell table:formula="of:=(1-ROUND([.A1830])/[.A1830])^2" office:value-type="float" office:value="0.000000298932124770578" calcext:value-type="float">
            <text:p>2.98932124770578E-007</text:p>
          </table:table-cell>
          <table:table-cell table:formula="of:=SUM([.D1830:.F1830])" office:value-type="float" office:value="0.00000246092730156891" calcext:value-type="float">
            <text:p>2.46092730156891E-006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SQRT(2)*[.A1831]" office:value-type="float" office:value="258.801081914276" calcext:value-type="float">
            <text:p>258.8010819143</text:p>
          </table:table-cell>
          <table:table-cell table:formula="of:=SQRT(3)*[.A1831]" office:value-type="float" office:value="316.965297785105" calcext:value-type="float">
            <text:p>316.9652977851</text:p>
          </table:table-cell>
          <table:table-cell table:formula="of:=(1-ROUND([.B1831])/[.B1831])^2" office:value-type="float" office:value="0.000000590767189643333" calcext:value-type="float">
            <text:p>5.90767189643333E-007</text:p>
          </table:table-cell>
          <table:table-cell table:formula="of:=(1-ROUND([.C1831])/[.C1831])^2" office:value-type="float" office:value="0.0000000119864604163383" calcext:value-type="float">
            <text:p>0.000000012</text:p>
          </table:table-cell>
          <table:table-cell table:formula="of:=(1-ROUND([.A1831])/[.A1831])^2" office:value-type="float" office:value="0" calcext:value-type="float">
            <text:p>0</text:p>
          </table:table-cell>
          <table:table-cell table:formula="of:=SUM([.D1831:.F1831])" office:value-type="float" office:value="0.000000602753650059671" calcext:value-type="float">
            <text:p>6.02753650059671E-007</text:p>
          </table:table-cell>
          <table:table-cell table:number-columns-repeated="4"/>
        </table:table-row>
        <table:table-row table:style-name="ro1">
          <table:table-cell office:value-type="float" office:value="183.1" calcext:value-type="float">
            <text:p>183.1</text:p>
          </table:table-cell>
          <table:table-cell table:formula="of:=SQRT(2)*[.A1832]" office:value-type="float" office:value="258.942503270514" calcext:value-type="float">
            <text:p>258.9425032705</text:p>
          </table:table-cell>
          <table:table-cell table:formula="of:=SQRT(3)*[.A1832]" office:value-type="float" office:value="317.138502865861" calcext:value-type="float">
            <text:p>317.1385028659</text:p>
          </table:table-cell>
          <table:table-cell table:formula="of:=(1-ROUND([.B1832])/[.B1832])^2" office:value-type="float" office:value="0.000000049303709934293" calcext:value-type="float">
            <text:p>4.9303709934293E-008</text:p>
          </table:table-cell>
          <table:table-cell table:formula="of:=(1-ROUND([.C1832])/[.C1832])^2" office:value-type="float" office:value="0.00000019073024922165" calcext:value-type="float">
            <text:p>1.9073024922165E-007</text:p>
          </table:table-cell>
          <table:table-cell table:formula="of:=(1-ROUND([.A1832])/[.A1832])^2" office:value-type="float" office:value="0.00000029827943473653" calcext:value-type="float">
            <text:p>2.9827943473653E-007</text:p>
          </table:table-cell>
          <table:table-cell table:formula="of:=SUM([.D1832:.F1832])" office:value-type="float" office:value="0.000000538313393892473" calcext:value-type="float">
            <text:p>5.38313393892473E-007</text:p>
          </table:table-cell>
          <table:table-cell table:number-columns-repeated="4"/>
        </table:table-row>
        <table:table-row table:style-name="ro1">
          <table:table-cell office:value-type="float" office:value="183.2" calcext:value-type="float">
            <text:p>183.2</text:p>
          </table:table-cell>
          <table:table-cell table:formula="of:=SQRT(2)*[.A1833]" office:value-type="float" office:value="259.083924626751" calcext:value-type="float">
            <text:p>259.0839246268</text:p>
          </table:table-cell>
          <table:table-cell table:formula="of:=SQRT(3)*[.A1833]" office:value-type="float" office:value="317.311707946618" calcext:value-type="float">
            <text:p>317.3117079466</text:p>
          </table:table-cell>
          <table:table-cell table:formula="of:=(1-ROUND([.B1833])/[.B1833])^2" office:value-type="float" office:value="0.000000104929572270901" calcext:value-type="float">
            <text:p>1.04929572270901E-007</text:p>
          </table:table-cell>
          <table:table-cell table:formula="of:=(1-ROUND([.C1833])/[.C1833])^2" office:value-type="float" office:value="0.000000964991649196916" calcext:value-type="float">
            <text:p>0.000000965</text:p>
          </table:table-cell>
          <table:table-cell table:formula="of:=(1-ROUND([.A1833])/[.A1833])^2" office:value-type="float" office:value="0.000001191815564158" calcext:value-type="float">
            <text:p>1.191815564158E-006</text:p>
          </table:table-cell>
          <table:table-cell table:formula="of:=SUM([.D1833:.F1833])" office:value-type="float" office:value="0.00000226173678562582" calcext:value-type="float">
            <text:p>2.26173678562582E-006</text:p>
          </table:table-cell>
          <table:table-cell table:number-columns-repeated="4"/>
        </table:table-row>
        <table:table-row table:style-name="ro1">
          <table:table-cell office:value-type="float" office:value="183.3" calcext:value-type="float">
            <text:p>183.3</text:p>
          </table:table-cell>
          <table:table-cell table:formula="of:=SQRT(2)*[.A1834]" office:value-type="float" office:value="259.225345982988" calcext:value-type="float">
            <text:p>259.225345983</text:p>
          </table:table-cell>
          <table:table-cell table:formula="of:=SQRT(3)*[.A1834]" office:value-type="float" office:value="317.484913027375" calcext:value-type="float">
            <text:p>317.4849130274</text:p>
          </table:table-cell>
          <table:table-cell table:formula="of:=(1-ROUND([.B1834])/[.B1834])^2" office:value-type="float" office:value="0.000000755691810785805" calcext:value-type="float">
            <text:p>7.55691810785805E-007</text:p>
          </table:table-cell>
          <table:table-cell table:formula="of:=(1-ROUND([.C1834])/[.C1834])^2" office:value-type="float" office:value="0.00000233282155172593" calcext:value-type="float">
            <text:p>2.33282155172593E-006</text:p>
          </table:table-cell>
          <table:table-cell table:formula="of:=(1-ROUND([.A1834])/[.A1834])^2" office:value-type="float" office:value="0.00000267865992001547" calcext:value-type="float">
            <text:p>2.67865992001547E-006</text:p>
          </table:table-cell>
          <table:table-cell table:formula="of:=SUM([.D1834:.F1834])" office:value-type="float" office:value="0.00000576717328252721" calcext:value-type="float">
            <text:p>5.76717328252721E-006</text:p>
          </table:table-cell>
          <table:table-cell table:number-columns-repeated="4"/>
        </table:table-row>
        <table:table-row table:style-name="ro1">
          <table:table-cell office:value-type="float" office:value="183.4" calcext:value-type="float">
            <text:p>183.4</text:p>
          </table:table-cell>
          <table:table-cell table:formula="of:=SQRT(2)*[.A1835]" office:value-type="float" office:value="259.366767339226" calcext:value-type="float">
            <text:p>259.3667673392</text:p>
          </table:table-cell>
          <table:table-cell table:formula="of:=SQRT(3)*[.A1835]" office:value-type="float" office:value="317.658118108132" calcext:value-type="float">
            <text:p>317.6581181081</text:p>
          </table:table-cell>
          <table:table-cell table:formula="of:=(1-ROUND([.B1835])/[.B1835])^2" office:value-type="float" office:value="0.00000199964384601682" calcext:value-type="float">
            <text:p>1.99964384601682E-006</text:p>
          </table:table-cell>
          <table:table-cell table:formula="of:=(1-ROUND([.C1835])/[.C1835])^2" office:value-type="float" office:value="0.00000115832993402586" calcext:value-type="float">
            <text:p>1.15832993402586E-006</text:p>
          </table:table-cell>
          <table:table-cell table:formula="of:=(1-ROUND([.A1835])/[.A1835])^2" office:value-type="float" office:value="0.00000475687040739064" calcext:value-type="float">
            <text:p>4.75687040739064E-006</text:p>
          </table:table-cell>
          <table:table-cell table:formula="of:=SUM([.D1835:.F1835])" office:value-type="float" office:value="0.00000791484418743331" calcext:value-type="float">
            <text:p>7.91484418743331E-006</text:p>
          </table:table-cell>
          <table:table-cell table:number-columns-repeated="4"/>
        </table:table-row>
        <table:table-row table:style-name="ro1">
          <table:table-cell office:value-type="float" office:value="183.5" calcext:value-type="float">
            <text:p>183.5</text:p>
          </table:table-cell>
          <table:table-cell table:formula="of:=SQRT(2)*[.A1836]" office:value-type="float" office:value="259.508188695463" calcext:value-type="float">
            <text:p>259.5081886955</text:p>
          </table:table-cell>
          <table:table-cell table:formula="of:=SQRT(3)*[.A1836]" office:value-type="float" office:value="317.831323188889" calcext:value-type="float">
            <text:p>317.8313231889</text:p>
          </table:table-cell>
          <table:table-cell table:formula="of:=(1-ROUND([.B1836])/[.B1836])^2" office:value-type="float" office:value="0.00000359165721433019" calcext:value-type="float">
            <text:p>3.59165721433019E-006</text:p>
          </table:table-cell>
          <table:table-cell table:formula="of:=(1-ROUND([.C1836])/[.C1836])^2" office:value-type="float" office:value="0.00000028165493946891" calcext:value-type="float">
            <text:p>2.8165493946891E-007</text:p>
          </table:table-cell>
          <table:table-cell table:formula="of:=(1-ROUND([.A1836])/[.A1836])^2" office:value-type="float" office:value="0.00000742451128154451" calcext:value-type="float">
            <text:p>7.42451128154451E-006</text:p>
          </table:table-cell>
          <table:table-cell table:formula="of:=SUM([.D1836:.F1836])" office:value-type="float" office:value="0.0000112978234353436" calcext:value-type="float">
            <text:p>1.12978234353436E-005</text:p>
          </table:table-cell>
          <table:table-cell table:number-columns-repeated="4"/>
        </table:table-row>
        <table:table-row table:style-name="ro1">
          <table:table-cell office:value-type="float" office:value="183.6" calcext:value-type="float">
            <text:p>183.6</text:p>
          </table:table-cell>
          <table:table-cell table:formula="of:=SQRT(2)*[.A1837]" office:value-type="float" office:value="259.6496100517" calcext:value-type="float">
            <text:p>259.6496100517</text:p>
          </table:table-cell>
          <table:table-cell table:formula="of:=SQRT(3)*[.A1837]" office:value-type="float" office:value="318.004528269646" calcext:value-type="float">
            <text:p>318.0045282696</text:p>
          </table:table-cell>
          <table:table-cell table:formula="of:=(1-ROUND([.B1837])/[.B1837])^2" office:value-type="float" office:value="0.00000182107540353479" calcext:value-type="float">
            <text:p>1.82107540353479E-006</text:p>
          </table:table-cell>
          <table:table-cell table:formula="of:=(1-ROUND([.C1837])/[.C1837])^2" office:value-type="float" office:value="0.000000000202767315528558" calcext:value-type="float">
            <text:p>2.02767315528558E-010</text:p>
          </table:table-cell>
          <table:table-cell table:formula="of:=(1-ROUND([.A1837])/[.A1837])^2" office:value-type="float" office:value="0.00000474651249994128" calcext:value-type="float">
            <text:p>4.74651249994128E-006</text:p>
          </table:table-cell>
          <table:table-cell table:formula="of:=SUM([.D1837:.F1837])" office:value-type="float" office:value="0.00000656779067079159" calcext:value-type="float">
            <text:p>6.56779067079159E-006</text:p>
          </table:table-cell>
          <table:table-cell table:number-columns-repeated="4"/>
        </table:table-row>
        <table:table-row table:style-name="ro1">
          <table:table-cell office:value-type="float" office:value="183.7" calcext:value-type="float">
            <text:p>183.7</text:p>
          </table:table-cell>
          <table:table-cell table:formula="of:=SQRT(2)*[.A1838]" office:value-type="float" office:value="259.791031407938" calcext:value-type="float">
            <text:p>259.7910314079</text:p>
          </table:table-cell>
          <table:table-cell table:formula="of:=SQRT(3)*[.A1838]" office:value-type="float" office:value="318.177733350403" calcext:value-type="float">
            <text:p>318.1777333504</text:p>
          </table:table-cell>
          <table:table-cell table:formula="of:=(1-ROUND([.B1838])/[.B1838])^2" office:value-type="float" office:value="0.000000647014070071364" calcext:value-type="float">
            <text:p>0.000000647</text:p>
          </table:table-cell>
          <table:table-cell table:formula="of:=(1-ROUND([.C1838])/[.C1838])^2" office:value-type="float" office:value="0.000000312031391716506" calcext:value-type="float">
            <text:p>0.000000312</text:p>
          </table:table-cell>
          <table:table-cell table:formula="of:=(1-ROUND([.A1838])/[.A1838])^2" office:value-type="float" office:value="0.00000266700725337067" calcext:value-type="float">
            <text:p>0.000002667</text:p>
          </table:table-cell>
          <table:table-cell table:formula="of:=SUM([.D1838:.F1838])" office:value-type="float" office:value="0.00000362605271515854" calcext:value-type="float">
            <text:p>3.62605271515854E-006</text:p>
          </table:table-cell>
          <table:table-cell table:number-columns-repeated="4"/>
        </table:table-row>
        <table:table-row table:style-name="ro1">
          <table:table-cell office:value-type="float" office:value="183.8" calcext:value-type="float">
            <text:p>183.8</text:p>
          </table:table-cell>
          <table:table-cell table:formula="of:=SQRT(2)*[.A1839]" office:value-type="float" office:value="259.932452764175" calcext:value-type="float">
            <text:p>259.9324527642</text:p>
          </table:table-cell>
          <table:table-cell table:formula="of:=SQRT(3)*[.A1839]" office:value-type="float" office:value="318.35093843116" calcext:value-type="float">
            <text:p>318.3509384312</text:p>
          </table:table-cell>
          <table:table-cell table:formula="of:=(1-ROUND([.B1839])/[.B1839])^2" office:value-type="float" office:value="0.0000000675295962578202" calcext:value-type="float">
            <text:p>6.75295962578202E-008</text:p>
          </table:table-cell>
          <table:table-cell table:formula="of:=(1-ROUND([.C1839])/[.C1839])^2" office:value-type="float" office:value="0.00000121520512298492" calcext:value-type="float">
            <text:p>1.21520512298492E-006</text:p>
          </table:table-cell>
          <table:table-cell table:formula="of:=(1-ROUND([.A1839])/[.A1839])^2" office:value-type="float" office:value="0.00000118404709665726" calcext:value-type="float">
            <text:p>0.000001184</text:p>
          </table:table-cell>
          <table:table-cell table:formula="of:=SUM([.D1839:.F1839])" office:value-type="float" office:value="0.00000246678181590001" calcext:value-type="float">
            <text:p>2.46678181590001E-006</text:p>
          </table:table-cell>
          <table:table-cell table:number-columns-repeated="4"/>
        </table:table-row>
        <table:table-row table:style-name="ro1">
          <table:table-cell office:value-type="float" office:value="183.9" calcext:value-type="float">
            <text:p>183.9</text:p>
          </table:table-cell>
          <table:table-cell table:formula="of:=SQRT(2)*[.A1840]" office:value-type="float" office:value="260.073874120412" calcext:value-type="float">
            <text:p>260.0738741204</text:p>
          </table:table-cell>
          <table:table-cell table:formula="of:=SQRT(3)*[.A1840]" office:value-type="float" office:value="318.524143511917" calcext:value-type="float">
            <text:p>318.5241435119</text:p>
          </table:table-cell>
          <table:table-cell table:formula="of:=(1-ROUND([.B1840])/[.B1840])^2" office:value-type="float" office:value="0.0000000806847005988306" calcext:value-type="float">
            <text:p>8.06847005988306E-008</text:p>
          </table:table-cell>
          <table:table-cell table:formula="of:=(1-ROUND([.C1840])/[.C1840])^2" office:value-type="float" office:value="0.00000223186168700295" calcext:value-type="float">
            <text:p>2.23186168700295E-006</text:p>
          </table:table-cell>
          <table:table-cell table:formula="of:=(1-ROUND([.A1840])/[.A1840])^2" office:value-type="float" office:value="0.000000295689934803292" calcext:value-type="float">
            <text:p>2.95689934803292E-007</text:p>
          </table:table-cell>
          <table:table-cell table:formula="of:=SUM([.D1840:.F1840])" office:value-type="float" office:value="0.00000260823632240507" calcext:value-type="float">
            <text:p>2.60823632240507E-006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SQRT(2)*[.A1841]" office:value-type="float" office:value="260.215295476649" calcext:value-type="float">
            <text:p>260.2152954767</text:p>
          </table:table-cell>
          <table:table-cell table:formula="of:=SQRT(3)*[.A1841]" office:value-type="float" office:value="318.697348592673" calcext:value-type="float">
            <text:p>318.6973485927</text:p>
          </table:table-cell>
          <table:table-cell table:formula="of:=(1-ROUND([.B1841])/[.B1841])^2" office:value-type="float" office:value="0.000000684548414841148" calcext:value-type="float">
            <text:p>6.84548414841148E-007</text:p>
          </table:table-cell>
          <table:table-cell table:formula="of:=(1-ROUND([.C1841])/[.C1841])^2" office:value-type="float" office:value="0.000000901837924905139" calcext:value-type="float">
            <text:p>9.01837924905139E-007</text:p>
          </table:table-cell>
          <table:table-cell table:formula="of:=(1-ROUND([.A1841])/[.A1841])^2" office:value-type="float" office:value="0" calcext:value-type="float">
            <text:p>0</text:p>
          </table:table-cell>
          <table:table-cell table:formula="of:=SUM([.D1841:.F1841])" office:value-type="float" office:value="0.00000158638633974629" calcext:value-type="float">
            <text:p>1.58638633974629E-006</text:p>
          </table:table-cell>
          <table:table-cell table:number-columns-repeated="4"/>
        </table:table-row>
        <table:table-row table:style-name="ro1">
          <table:table-cell office:value-type="float" office:value="184.1" calcext:value-type="float">
            <text:p>184.1</text:p>
          </table:table-cell>
          <table:table-cell table:formula="of:=SQRT(2)*[.A1842]" office:value-type="float" office:value="260.356716832887" calcext:value-type="float">
            <text:p>260.3567168329</text:p>
          </table:table-cell>
          <table:table-cell table:formula="of:=SQRT(3)*[.A1842]" office:value-type="float" office:value="318.87055367343" calcext:value-type="float">
            <text:p>318.8705536734</text:p>
          </table:table-cell>
          <table:table-cell table:formula="of:=(1-ROUND([.B1842])/[.B1842])^2" office:value-type="float" office:value="0.00000187719606112344" calcext:value-type="float">
            <text:p>1.87719606112344E-006</text:p>
          </table:table-cell>
          <table:table-cell table:formula="of:=(1-ROUND([.C1842])/[.C1842])^2" office:value-type="float" office:value="0.00000016479750387969" calcext:value-type="float">
            <text:p>1.6479750387969E-007</text:p>
          </table:table-cell>
          <table:table-cell table:formula="of:=(1-ROUND([.A1842])/[.A1842])^2" office:value-type="float" office:value="0.000000295047828728264" calcext:value-type="float">
            <text:p>0.000000295</text:p>
          </table:table-cell>
          <table:table-cell table:formula="of:=SUM([.D1842:.F1842])" office:value-type="float" office:value="0.00000233704139373139" calcext:value-type="float">
            <text:p>0.000002337</text:p>
          </table:table-cell>
          <table:table-cell table:number-columns-repeated="4"/>
        </table:table-row>
        <table:table-row table:style-name="ro1">
          <table:table-cell office:value-type="float" office:value="184.2" calcext:value-type="float">
            <text:p>184.2</text:p>
          </table:table-cell>
          <table:table-cell table:formula="of:=SQRT(2)*[.A1843]" office:value-type="float" office:value="260.498138189124" calcext:value-type="float">
            <text:p>260.4981381891</text:p>
          </table:table-cell>
          <table:table-cell table:formula="of:=SQRT(3)*[.A1843]" office:value-type="float" office:value="319.043758754187" calcext:value-type="float">
            <text:p>319.0437587542</text:p>
          </table:table-cell>
          <table:table-cell table:formula="of:=(1-ROUND([.B1843])/[.B1843])^2" office:value-type="float" office:value="0.00000365670922921526" calcext:value-type="float">
            <text:p>3.65670922921526E-006</text:p>
          </table:table-cell>
          <table:table-cell table:formula="of:=(1-ROUND([.C1843])/[.C1843])^2" office:value-type="float" office:value="0.0000000188117583722653" calcext:value-type="float">
            <text:p>1.88117583722653E-008</text:p>
          </table:table-cell>
          <table:table-cell table:formula="of:=(1-ROUND([.A1843])/[.A1843])^2" office:value-type="float" office:value="0.00000117891023895356" calcext:value-type="float">
            <text:p>1.17891023895356E-006</text:p>
          </table:table-cell>
          <table:table-cell table:formula="of:=SUM([.D1843:.F1843])" office:value-type="float" office:value="0.00000485443122654109" calcext:value-type="float">
            <text:p>4.85443122654109E-006</text:p>
          </table:table-cell>
          <table:table-cell table:number-columns-repeated="4"/>
        </table:table-row>
        <table:table-row table:style-name="ro1">
          <table:table-cell office:value-type="float" office:value="184.3" calcext:value-type="float">
            <text:p>184.3</text:p>
          </table:table-cell>
          <table:table-cell table:formula="of:=SQRT(2)*[.A1844]" office:value-type="float" office:value="260.639559545361" calcext:value-type="float">
            <text:p>260.6395595454</text:p>
          </table:table-cell>
          <table:table-cell table:formula="of:=SQRT(3)*[.A1844]" office:value-type="float" office:value="319.216963834944" calcext:value-type="float">
            <text:p>319.2169638349</text:p>
          </table:table-cell>
          <table:table-cell table:formula="of:=(1-ROUND([.B1844])/[.B1844])^2" office:value-type="float" office:value="0.00000191243371540635" calcext:value-type="float">
            <text:p>1.91243371540635E-006</text:p>
          </table:table-cell>
          <table:table-cell table:formula="of:=(1-ROUND([.C1844])/[.C1844])^2" office:value-type="float" office:value="0.000000461958297463579" calcext:value-type="float">
            <text:p>0.000000462</text:p>
          </table:table-cell>
          <table:table-cell table:formula="of:=(1-ROUND([.A1844])/[.A1844])^2" office:value-type="float" office:value="0.00000264967030741205" calcext:value-type="float">
            <text:p>2.64967030741205E-006</text:p>
          </table:table-cell>
          <table:table-cell table:formula="of:=SUM([.D1844:.F1844])" office:value-type="float" office:value="0.00000502406232028198" calcext:value-type="float">
            <text:p>5.02406232028198E-006</text:p>
          </table:table-cell>
          <table:table-cell table:number-columns-repeated="4"/>
        </table:table-row>
        <table:table-row table:style-name="ro1">
          <table:table-cell office:value-type="float" office:value="184.4" calcext:value-type="float">
            <text:p>184.4</text:p>
          </table:table-cell>
          <table:table-cell table:formula="of:=SQRT(2)*[.A1845]" office:value-type="float" office:value="260.780980901599" calcext:value-type="float">
            <text:p>260.7809809016</text:p>
          </table:table-cell>
          <table:table-cell table:formula="of:=SQRT(3)*[.A1845]" office:value-type="float" office:value="319.390168915701" calcext:value-type="float">
            <text:p>319.3901689157</text:p>
          </table:table-cell>
          <table:table-cell table:formula="of:=(1-ROUND([.B1845])/[.B1845])^2" office:value-type="float" office:value="0.000000705362138690216" calcext:value-type="float">
            <text:p>7.05362138690216E-007</text:p>
          </table:table-cell>
          <table:table-cell table:formula="of:=(1-ROUND([.C1845])/[.C1845])^2" office:value-type="float" office:value="0.00000149232098219351" calcext:value-type="float">
            <text:p>1.49232098219351E-006</text:p>
          </table:table-cell>
          <table:table-cell table:formula="of:=(1-ROUND([.A1845])/[.A1845])^2" office:value-type="float" office:value="0.00000470541734699191" calcext:value-type="float">
            <text:p>4.70541734699191E-006</text:p>
          </table:table-cell>
          <table:table-cell table:formula="of:=SUM([.D1845:.F1845])" office:value-type="float" office:value="0.00000690310046787563" calcext:value-type="float">
            <text:p>6.90310046787563E-006</text:p>
          </table:table-cell>
          <table:table-cell table:number-columns-repeated="4"/>
        </table:table-row>
        <table:table-row table:style-name="ro1">
          <table:table-cell office:value-type="float" office:value="184.5" calcext:value-type="float">
            <text:p>184.5</text:p>
          </table:table-cell>
          <table:table-cell table:formula="of:=SQRT(2)*[.A1846]" office:value-type="float" office:value="260.922402257836" calcext:value-type="float">
            <text:p>260.9224022578</text:p>
          </table:table-cell>
          <table:table-cell table:formula="of:=SQRT(3)*[.A1846]" office:value-type="float" office:value="319.563373996458" calcext:value-type="float">
            <text:p>319.5633739965</text:p>
          </table:table-cell>
          <table:table-cell table:formula="of:=(1-ROUND([.B1846])/[.B1846])^2" office:value-type="float" office:value="0.0000000884454372242369" calcext:value-type="float">
            <text:p>8.84454372242369E-008</text:p>
          </table:table-cell>
          <table:table-cell table:formula="of:=(1-ROUND([.C1846])/[.C1846])^2" office:value-type="float" office:value="0.00000186683183358121" calcext:value-type="float">
            <text:p>1.86683183358121E-006</text:p>
          </table:table-cell>
          <table:table-cell table:formula="of:=(1-ROUND([.A1846])/[.A1846])^2" office:value-type="float" office:value="0.00000734424688420274" calcext:value-type="float">
            <text:p>7.34424688420274E-006</text:p>
          </table:table-cell>
          <table:table-cell table:formula="of:=SUM([.D1846:.F1846])" office:value-type="float" office:value="0.00000929952415500819" calcext:value-type="float">
            <text:p>9.29952415500819E-006</text:p>
          </table:table-cell>
          <table:table-cell table:number-columns-repeated="4"/>
        </table:table-row>
        <table:table-row table:style-name="ro1">
          <table:table-cell office:value-type="float" office:value="184.6" calcext:value-type="float">
            <text:p>184.6</text:p>
          </table:table-cell>
          <table:table-cell table:formula="of:=SQRT(2)*[.A1847]" office:value-type="float" office:value="261.063823614073" calcext:value-type="float">
            <text:p>261.0638236141</text:p>
          </table:table-cell>
          <table:table-cell table:formula="of:=SQRT(3)*[.A1847]" office:value-type="float" office:value="319.736579077215" calcext:value-type="float">
            <text:p>319.7365790772</text:p>
          </table:table-cell>
          <table:table-cell table:formula="of:=(1-ROUND([.B1847])/[.B1847])^2" office:value-type="float" office:value="0.000000059768092666479" calcext:value-type="float">
            <text:p>5.9768092666479E-008</text:p>
          </table:table-cell>
          <table:table-cell table:formula="of:=(1-ROUND([.C1847])/[.C1847])^2" office:value-type="float" office:value="0.000000678759444361224" calcext:value-type="float">
            <text:p>6.78759444361224E-007</text:p>
          </table:table-cell>
          <table:table-cell table:formula="of:=(1-ROUND([.A1847])/[.A1847])^2" office:value-type="float" office:value="0.00000469522694966371" calcext:value-type="float">
            <text:p>4.69522694966371E-006</text:p>
          </table:table-cell>
          <table:table-cell table:formula="of:=SUM([.D1847:.F1847])" office:value-type="float" office:value="0.00000543375448669141" calcext:value-type="float">
            <text:p>5.43375448669141E-006</text:p>
          </table:table-cell>
          <table:table-cell table:number-columns-repeated="4"/>
        </table:table-row>
        <table:table-row table:style-name="ro1">
          <table:table-cell office:value-type="float" office:value="184.7" calcext:value-type="float">
            <text:p>184.7</text:p>
          </table:table-cell>
          <table:table-cell table:formula="of:=SQRT(2)*[.A1848]" office:value-type="float" office:value="261.205244970311" calcext:value-type="float">
            <text:p>261.2052449703</text:p>
          </table:table-cell>
          <table:table-cell table:formula="of:=SQRT(3)*[.A1848]" office:value-type="float" office:value="319.909784157972" calcext:value-type="float">
            <text:p>319.909784158</text:p>
          </table:table-cell>
          <table:table-cell table:formula="of:=(1-ROUND([.B1848])/[.B1848])^2" office:value-type="float" office:value="0.000000617420805271724" calcext:value-type="float">
            <text:p>6.17420805271724E-007</text:p>
          </table:table-cell>
          <table:table-cell table:formula="of:=(1-ROUND([.C1848])/[.C1848])^2" office:value-type="float" office:value="0.0000000795262617575222" calcext:value-type="float">
            <text:p>7.95262617575222E-008</text:p>
          </table:table-cell>
          <table:table-cell table:formula="of:=(1-ROUND([.A1848])/[.A1848])^2" office:value-type="float" office:value="0.00000263820609021019" calcext:value-type="float">
            <text:p>2.63820609021019E-006</text:p>
          </table:table-cell>
          <table:table-cell table:formula="of:=SUM([.D1848:.F1848])" office:value-type="float" office:value="0.00000333515315723943" calcext:value-type="float">
            <text:p>3.33515315723943E-006</text:p>
          </table:table-cell>
          <table:table-cell table:number-columns-repeated="4"/>
        </table:table-row>
        <table:table-row table:style-name="ro1">
          <table:table-cell office:value-type="float" office:value="184.8" calcext:value-type="float">
            <text:p>184.8</text:p>
          </table:table-cell>
          <table:table-cell table:formula="of:=SQRT(2)*[.A1849]" office:value-type="float" office:value="261.346666326548" calcext:value-type="float">
            <text:p>261.3466663265</text:p>
          </table:table-cell>
          <table:table-cell table:formula="of:=SQRT(3)*[.A1849]" office:value-type="float" office:value="320.082989238729" calcext:value-type="float">
            <text:p>320.0829892387</text:p>
          </table:table-cell>
          <table:table-cell table:formula="of:=(1-ROUND([.B1849])/[.B1849])^2" office:value-type="float" office:value="0.00000175950047146885" calcext:value-type="float">
            <text:p>1.75950047146885E-006</text:p>
          </table:table-cell>
          <table:table-cell table:formula="of:=(1-ROUND([.C1849])/[.C1849])^2" office:value-type="float" office:value="0.00000006722307475596" calcext:value-type="float">
            <text:p>6.722307475596E-008</text:p>
          </table:table-cell>
          <table:table-cell table:formula="of:=(1-ROUND([.A1849])/[.A1849])^2" office:value-type="float" office:value="0.0000011712674050335" calcext:value-type="float">
            <text:p>1.1712674050335E-006</text:p>
          </table:table-cell>
          <table:table-cell table:formula="of:=SUM([.D1849:.F1849])" office:value-type="float" office:value="0.00000299799095125831" calcext:value-type="float">
            <text:p>0.000002998</text:p>
          </table:table-cell>
          <table:table-cell table:number-columns-repeated="4"/>
        </table:table-row>
        <table:table-row table:style-name="ro1">
          <table:table-cell office:value-type="float" office:value="184.9" calcext:value-type="float">
            <text:p>184.9</text:p>
          </table:table-cell>
          <table:table-cell table:formula="of:=SQRT(2)*[.A1850]" office:value-type="float" office:value="261.488087682785" calcext:value-type="float">
            <text:p>261.4880876828</text:p>
          </table:table-cell>
          <table:table-cell table:formula="of:=SQRT(3)*[.A1850]" office:value-type="float" office:value="320.256194319485" calcext:value-type="float">
            <text:p>320.2561943195</text:p>
          </table:table-cell>
          <table:table-cell table:formula="of:=(1-ROUND([.B1850])/[.B1850])^2" office:value-type="float" office:value="0.0000034841101615264" calcext:value-type="float">
            <text:p>3.4841101615264E-006</text:p>
          </table:table-cell>
          <table:table-cell table:formula="of:=(1-ROUND([.C1850])/[.C1850])^2" office:value-type="float" office:value="0.00000063994686379422" calcext:value-type="float">
            <text:p>6.3994686379422E-007</text:p>
          </table:table-cell>
          <table:table-cell table:formula="of:=(1-ROUND([.A1850])/[.A1850])^2" office:value-type="float" office:value="0.00000029250020694392" calcext:value-type="float">
            <text:p>2.9250020694392E-007</text:p>
          </table:table-cell>
          <table:table-cell table:formula="of:=SUM([.D1850:.F1850])" office:value-type="float" office:value="0.00000441655723226454" calcext:value-type="float">
            <text:p>4.41655723226454E-00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SQRT(2)*[.A1851]" office:value-type="float" office:value="261.629509039023" calcext:value-type="float">
            <text:p>261.629509039</text:p>
          </table:table-cell>
          <table:table-cell table:formula="of:=SQRT(3)*[.A1851]" office:value-type="float" office:value="320.429399400242" calcext:value-type="float">
            <text:p>320.4293994002</text:p>
          </table:table-cell>
          <table:table-cell table:formula="of:=(1-ROUND([.B1851])/[.B1851])^2" office:value-type="float" office:value="0.00000200531120768366" calcext:value-type="float">
            <text:p>2.00531120768366E-006</text:p>
          </table:table-cell>
          <table:table-cell table:formula="of:=(1-ROUND([.C1851])/[.C1851])^2" office:value-type="float" office:value="0.0000017958007784606" calcext:value-type="float">
            <text:p>1.7958007784606E-006</text:p>
          </table:table-cell>
          <table:table-cell table:formula="of:=(1-ROUND([.A1851])/[.A1851])^2" office:value-type="float" office:value="0" calcext:value-type="float">
            <text:p>0</text:p>
          </table:table-cell>
          <table:table-cell table:formula="of:=SUM([.D1851:.F1851])" office:value-type="float" office:value="0.00000380111198614427" calcext:value-type="float">
            <text:p>3.80111198614427E-006</text:p>
          </table:table-cell>
          <table:table-cell table:number-columns-repeated="4"/>
        </table:table-row>
        <table:table-row table:style-name="ro1">
          <table:table-cell office:value-type="float" office:value="185.1" calcext:value-type="float">
            <text:p>185.1</text:p>
          </table:table-cell>
          <table:table-cell table:formula="of:=SQRT(2)*[.A1852]" office:value-type="float" office:value="261.77093039526" calcext:value-type="float">
            <text:p>261.7709303953</text:p>
          </table:table-cell>
          <table:table-cell table:formula="of:=SQRT(3)*[.A1852]" office:value-type="float" office:value="320.602604480999" calcext:value-type="float">
            <text:p>320.602604481</text:p>
          </table:table-cell>
          <table:table-cell table:formula="of:=(1-ROUND([.B1852])/[.B1852])^2" office:value-type="float" office:value="0.000000765758982263408" calcext:value-type="float">
            <text:p>7.65758982263408E-007</text:p>
          </table:table-cell>
          <table:table-cell table:formula="of:=(1-ROUND([.C1852])/[.C1852])^2" office:value-type="float" office:value="0.00000153642667706825" calcext:value-type="float">
            <text:p>1.53642667706825E-006</text:p>
          </table:table-cell>
          <table:table-cell table:formula="of:=(1-ROUND([.A1852])/[.A1852])^2" office:value-type="float" office:value="0.000000291868457221245" calcext:value-type="float">
            <text:p>2.91868457221245E-007</text:p>
          </table:table-cell>
          <table:table-cell table:formula="of:=SUM([.D1852:.F1852])" office:value-type="float" office:value="0.00000259405411655291" calcext:value-type="float">
            <text:p>2.59405411655291E-006</text:p>
          </table:table-cell>
          <table:table-cell table:number-columns-repeated="4"/>
        </table:table-row>
        <table:table-row table:style-name="ro1">
          <table:table-cell office:value-type="float" office:value="185.2" calcext:value-type="float">
            <text:p>185.2</text:p>
          </table:table-cell>
          <table:table-cell table:formula="of:=SQRT(2)*[.A1853]" office:value-type="float" office:value="261.912351751497" calcext:value-type="float">
            <text:p>261.9123517515</text:p>
          </table:table-cell>
          <table:table-cell table:formula="of:=SQRT(3)*[.A1853]" office:value-type="float" office:value="320.775809561756" calcext:value-type="float">
            <text:p>320.7758095618</text:p>
          </table:table-cell>
          <table:table-cell table:formula="of:=(1-ROUND([.B1853])/[.B1853])^2" office:value-type="float" office:value="0.000000111988782566612" calcext:value-type="float">
            <text:p>0.000000112</text:p>
          </table:table-cell>
          <table:table-cell table:formula="of:=(1-ROUND([.C1853])/[.C1853])^2" office:value-type="float" office:value="0.000000488462190195489" calcext:value-type="float">
            <text:p>4.88462190195489E-007</text:p>
          </table:table-cell>
          <table:table-cell table:formula="of:=(1-ROUND([.A1853])/[.A1853])^2" office:value-type="float" office:value="0.00000116621339839263" calcext:value-type="float">
            <text:p>1.16621339839263E-006</text:p>
          </table:table-cell>
          <table:table-cell table:formula="of:=SUM([.D1853:.F1853])" office:value-type="float" office:value="0.00000176666437115473" calcext:value-type="float">
            <text:p>1.76666437115473E-006</text:p>
          </table:table-cell>
          <table:table-cell table:number-columns-repeated="4"/>
        </table:table-row>
        <table:table-row table:style-name="ro1">
          <table:table-cell office:value-type="float" office:value="185.3" calcext:value-type="float">
            <text:p>185.3</text:p>
          </table:table-cell>
          <table:table-cell table:formula="of:=SQRT(2)*[.A1854]" office:value-type="float" office:value="262.053773107735" calcext:value-type="float">
            <text:p>262.0537731077</text:p>
          </table:table-cell>
          <table:table-cell table:formula="of:=SQRT(3)*[.A1854]" office:value-type="float" office:value="320.949014642513" calcext:value-type="float">
            <text:p>320.9490146425</text:p>
          </table:table-cell>
          <table:table-cell table:formula="of:=(1-ROUND([.B1854])/[.B1854])^2" office:value-type="float" office:value="0.0000000421065286617159" calcext:value-type="float">
            <text:p>4.21065286617159E-008</text:p>
          </table:table-cell>
          <table:table-cell table:formula="of:=(1-ROUND([.C1854])/[.C1854])^2" office:value-type="float" office:value="0.0000000252359026909402" calcext:value-type="float">
            <text:p>2.52359026909402E-008</text:p>
          </table:table-cell>
          <table:table-cell table:formula="of:=(1-ROUND([.A1854])/[.A1854])^2" office:value-type="float" office:value="0.00000262114876795826" calcext:value-type="float">
            <text:p>2.62114876795826E-006</text:p>
          </table:table-cell>
          <table:table-cell table:formula="of:=SUM([.D1854:.F1854])" office:value-type="float" office:value="0.00000268849119931092" calcext:value-type="float">
            <text:p>2.68849119931092E-006</text:p>
          </table:table-cell>
          <table:table-cell table:number-columns-repeated="4"/>
        </table:table-row>
        <table:table-row table:style-name="ro1">
          <table:table-cell office:value-type="float" office:value="185.4" calcext:value-type="float">
            <text:p>185.4</text:p>
          </table:table-cell>
          <table:table-cell table:formula="of:=SQRT(2)*[.A1855]" office:value-type="float" office:value="262.195194463972" calcext:value-type="float">
            <text:p>262.195194464</text:p>
          </table:table-cell>
          <table:table-cell table:formula="of:=SQRT(3)*[.A1855]" office:value-type="float" office:value="321.12221972327" calcext:value-type="float">
            <text:p>321.1222197233</text:p>
          </table:table-cell>
          <table:table-cell table:formula="of:=(1-ROUND([.B1855])/[.B1855])^2" office:value-type="float" office:value="0.000000554224266335416" calcext:value-type="float">
            <text:p>5.54224266335416E-007</text:p>
          </table:table-cell>
          <table:table-cell table:formula="of:=(1-ROUND([.C1855])/[.C1855])^2" office:value-type="float" office:value="0.000000144857797538875" calcext:value-type="float">
            <text:p>1.44857797538875E-007</text:p>
          </table:table-cell>
          <table:table-cell table:formula="of:=(1-ROUND([.A1855])/[.A1855])^2" office:value-type="float" office:value="0.0000046547946130064" calcext:value-type="float">
            <text:p>4.6547946130064E-006</text:p>
          </table:table-cell>
          <table:table-cell table:formula="of:=SUM([.D1855:.F1855])" office:value-type="float" office:value="0.00000535387667688069" calcext:value-type="float">
            <text:p>5.35387667688069E-006</text:p>
          </table:table-cell>
          <table:table-cell table:number-columns-repeated="4"/>
        </table:table-row>
        <table:table-row table:style-name="ro1">
          <table:table-cell office:value-type="float" office:value="185.5" calcext:value-type="float">
            <text:p>185.5</text:p>
          </table:table-cell>
          <table:table-cell table:formula="of:=SQRT(2)*[.A1856]" office:value-type="float" office:value="262.336615820209" calcext:value-type="float">
            <text:p>262.3366158202</text:p>
          </table:table-cell>
          <table:table-cell table:formula="of:=SQRT(3)*[.A1856]" office:value-type="float" office:value="321.295424804027" calcext:value-type="float">
            <text:p>321.295424804</text:p>
          </table:table-cell>
          <table:table-cell table:formula="of:=(1-ROUND([.B1856])/[.B1856])^2" office:value-type="float" office:value="0.00000164646014508865" calcext:value-type="float">
            <text:p>1.64646014508865E-006</text:p>
          </table:table-cell>
          <table:table-cell table:formula="of:=(1-ROUND([.C1856])/[.C1856])^2" office:value-type="float" office:value="0.00000084544396736659" calcext:value-type="float">
            <text:p>8.4544396736659E-007</text:p>
          </table:table-cell>
          <table:table-cell table:formula="of:=(1-ROUND([.A1856])/[.A1856])^2" office:value-type="float" office:value="0.00000726527706134039" calcext:value-type="float">
            <text:p>7.26527706134039E-006</text:p>
          </table:table-cell>
          <table:table-cell table:formula="of:=SUM([.D1856:.F1856])" office:value-type="float" office:value="0.00000975718117379563" calcext:value-type="float">
            <text:p>9.75718117379563E-006</text:p>
          </table:table-cell>
          <table:table-cell table:number-columns-repeated="4"/>
        </table:table-row>
        <table:table-row table:style-name="ro1">
          <table:table-cell office:value-type="float" office:value="185.6" calcext:value-type="float">
            <text:p>185.6</text:p>
          </table:table-cell>
          <table:table-cell table:formula="of:=SQRT(2)*[.A1857]" office:value-type="float" office:value="262.478037176446" calcext:value-type="float">
            <text:p>262.4780371764</text:p>
          </table:table-cell>
          <table:table-cell table:formula="of:=SQRT(3)*[.A1857]" office:value-type="float" office:value="321.468629884784" calcext:value-type="float">
            <text:p>321.4686298848</text:p>
          </table:table-cell>
          <table:table-cell table:formula="of:=(1-ROUND([.B1857])/[.B1857])^2" office:value-type="float" office:value="0.00000331693839622071" calcext:value-type="float">
            <text:p>3.31693839622071E-006</text:p>
          </table:table-cell>
          <table:table-cell table:formula="of:=(1-ROUND([.C1857])/[.C1857])^2" office:value-type="float" office:value="0.00000212511659250796" calcext:value-type="float">
            <text:p>2.12511659250796E-006</text:p>
          </table:table-cell>
          <table:table-cell table:formula="of:=(1-ROUND([.A1857])/[.A1857])^2" office:value-type="float" office:value="0.00000464476813317499" calcext:value-type="float">
            <text:p>4.64476813317499E-006</text:p>
          </table:table-cell>
          <table:table-cell table:formula="of:=SUM([.D1857:.F1857])" office:value-type="float" office:value="0.0000100868231219037" calcext:value-type="float">
            <text:p>1.00868231219037E-005</text:p>
          </table:table-cell>
          <table:table-cell table:number-columns-repeated="4"/>
        </table:table-row>
        <table:table-row table:style-name="ro1">
          <table:table-cell office:value-type="float" office:value="185.7" calcext:value-type="float">
            <text:p>185.7</text:p>
          </table:table-cell>
          <table:table-cell table:formula="of:=SQRT(2)*[.A1858]" office:value-type="float" office:value="262.619458532684" calcext:value-type="float">
            <text:p>262.6194585327</text:p>
          </table:table-cell>
          <table:table-cell table:formula="of:=SQRT(3)*[.A1858]" office:value-type="float" office:value="321.64183496554" calcext:value-type="float">
            <text:p>321.6418349655</text:p>
          </table:table-cell>
          <table:table-cell table:formula="of:=(1-ROUND([.B1858])/[.B1858])^2" office:value-type="float" office:value="0.00000209966579681441" calcext:value-type="float">
            <text:p>2.09966579681441E-006</text:p>
          </table:table-cell>
          <table:table-cell table:formula="of:=(1-ROUND([.C1858])/[.C1858])^2" office:value-type="float" office:value="0.000001239998928111" calcext:value-type="float">
            <text:p>0.00000124</text:p>
          </table:table-cell>
          <table:table-cell table:formula="of:=(1-ROUND([.A1858])/[.A1858])^2" office:value-type="float" office:value="0.00000260986895847908" calcext:value-type="float">
            <text:p>2.60986895847908E-006</text:p>
          </table:table-cell>
          <table:table-cell table:formula="of:=SUM([.D1858:.F1858])" office:value-type="float" office:value="0.00000594953368340449" calcext:value-type="float">
            <text:p>5.94953368340449E-006</text:p>
          </table:table-cell>
          <table:table-cell table:number-columns-repeated="4"/>
        </table:table-row>
        <table:table-row table:style-name="ro1">
          <table:table-cell office:value-type="float" office:value="185.8" calcext:value-type="float">
            <text:p>185.8</text:p>
          </table:table-cell>
          <table:table-cell table:formula="of:=SQRT(2)*[.A1859]" office:value-type="float" office:value="262.760879888921" calcext:value-type="float">
            <text:p>262.7608798889</text:p>
          </table:table-cell>
          <table:table-cell table:formula="of:=SQRT(3)*[.A1859]" office:value-type="float" office:value="321.815040046297" calcext:value-type="float">
            <text:p>321.8150400463</text:p>
          </table:table-cell>
          <table:table-cell table:formula="of:=(1-ROUND([.B1859])/[.B1859])^2" office:value-type="float" office:value="0.000000828153406419892" calcext:value-type="float">
            <text:p>8.28153406419892E-007</text:p>
          </table:table-cell>
          <table:table-cell table:formula="of:=(1-ROUND([.C1859])/[.C1859])^2" office:value-type="float" office:value="0.000000330325987541733" calcext:value-type="float">
            <text:p>3.30325987541733E-007</text:p>
          </table:table-cell>
          <table:table-cell table:formula="of:=(1-ROUND([.A1859])/[.A1859])^2" office:value-type="float" office:value="0.00000115869350355315" calcext:value-type="float">
            <text:p>1.15869350355315E-006</text:p>
          </table:table-cell>
          <table:table-cell table:formula="of:=SUM([.D1859:.F1859])" office:value-type="float" office:value="0.00000231717289751477" calcext:value-type="float">
            <text:p>2.31717289751477E-006</text:p>
          </table:table-cell>
          <table:table-cell table:number-columns-repeated="4"/>
        </table:table-row>
        <table:table-row table:style-name="ro1">
          <table:table-cell office:value-type="float" office:value="185.9" calcext:value-type="float">
            <text:p>185.9</text:p>
          </table:table-cell>
          <table:table-cell table:formula="of:=SQRT(2)*[.A1860]" office:value-type="float" office:value="262.902301245158" calcext:value-type="float">
            <text:p>262.9023012452</text:p>
          </table:table-cell>
          <table:table-cell table:formula="of:=SQRT(3)*[.A1860]" office:value-type="float" office:value="321.988245127054" calcext:value-type="float">
            <text:p>321.9882451271</text:p>
          </table:table-cell>
          <table:table-cell table:formula="of:=(1-ROUND([.B1860])/[.B1860])^2" office:value-type="float" office:value="0.000000138098602029365" calcext:value-type="float">
            <text:p>1.38098602029365E-007</text:p>
          </table:table-cell>
          <table:table-cell table:formula="of:=(1-ROUND([.C1860])/[.C1860])^2" office:value-type="float" office:value="0.00000000133277195183089" calcext:value-type="float">
            <text:p>1.33277195183089E-009</text:p>
          </table:table-cell>
          <table:table-cell table:formula="of:=(1-ROUND([.A1860])/[.A1860])^2" office:value-type="float" office:value="0.000000289361815409648" calcext:value-type="float">
            <text:p>2.89361815409648E-007</text:p>
          </table:table-cell>
          <table:table-cell table:formula="of:=SUM([.D1860:.F1860])" office:value-type="float" office:value="0.000000428793189390844" calcext:value-type="float">
            <text:p>4.28793189390844E-007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SQRT(2)*[.A1861]" office:value-type="float" office:value="263.043722601396" calcext:value-type="float">
            <text:p>263.0437226014</text:p>
          </table:table-cell>
          <table:table-cell table:formula="of:=SQRT(3)*[.A1861]" office:value-type="float" office:value="322.161450207811" calcext:value-type="float">
            <text:p>322.1614502078</text:p>
          </table:table-cell>
          <table:table-cell table:formula="of:=(1-ROUND([.B1861])/[.B1861])^2" office:value-type="float" office:value="0.0000000276284234132198" calcext:value-type="float">
            <text:p>2.76284234132198E-008</text:p>
          </table:table-cell>
          <table:table-cell table:formula="of:=(1-ROUND([.C1861])/[.C1861])^2" office:value-type="float" office:value="0.000000251148202126217" calcext:value-type="float">
            <text:p>2.51148202126217E-007</text:p>
          </table:table-cell>
          <table:table-cell table:formula="of:=(1-ROUND([.A1861])/[.A1861])^2" office:value-type="float" office:value="0" calcext:value-type="float">
            <text:p>0</text:p>
          </table:table-cell>
          <table:table-cell table:formula="of:=SUM([.D1861:.F1861])" office:value-type="float" office:value="0.000000278776625539436" calcext:value-type="float">
            <text:p>2.78776625539436E-007</text:p>
          </table:table-cell>
          <table:table-cell table:number-columns-repeated="4"/>
        </table:table-row>
        <table:table-row table:style-name="ro1">
          <table:table-cell office:value-type="float" office:value="186.1" calcext:value-type="float">
            <text:p>186.1</text:p>
          </table:table-cell>
          <table:table-cell table:formula="of:=SQRT(2)*[.A1862]" office:value-type="float" office:value="263.185143957633" calcext:value-type="float">
            <text:p>263.1851439576</text:p>
          </table:table-cell>
          <table:table-cell table:formula="of:=SQRT(3)*[.A1862]" office:value-type="float" office:value="322.334655288568" calcext:value-type="float">
            <text:p>322.3346552886</text:p>
          </table:table-cell>
          <table:table-cell table:formula="of:=(1-ROUND([.B1862])/[.B1862])^2" office:value-type="float" office:value="0.000000494875944909623" calcext:value-type="float">
            <text:p>4.94875944909623E-007</text:p>
          </table:table-cell>
          <table:table-cell table:formula="of:=(1-ROUND([.C1862])/[.C1862])^2" office:value-type="float" office:value="0.00000107790722802938" calcext:value-type="float">
            <text:p>1.07790722802938E-006</text:p>
          </table:table-cell>
          <table:table-cell table:formula="of:=(1-ROUND([.A1862])/[.A1862])^2" office:value-type="float" office:value="0.000000288740200518533" calcext:value-type="float">
            <text:p>2.88740200518533E-007</text:p>
          </table:table-cell>
          <table:table-cell table:formula="of:=SUM([.D1862:.F1862])" office:value-type="float" office:value="0.00000186152337345754" calcext:value-type="float">
            <text:p>1.86152337345754E-006</text:p>
          </table:table-cell>
          <table:table-cell table:number-columns-repeated="4"/>
        </table:table-row>
        <table:table-row table:style-name="ro1">
          <table:table-cell office:value-type="float" office:value="186.2" calcext:value-type="float">
            <text:p>186.2</text:p>
          </table:table-cell>
          <table:table-cell table:formula="of:=SQRT(2)*[.A1863]" office:value-type="float" office:value="263.32656531387" calcext:value-type="float">
            <text:p>263.3265653139</text:p>
          </table:table-cell>
          <table:table-cell table:formula="of:=SQRT(3)*[.A1863]" office:value-type="float" office:value="322.507860369325" calcext:value-type="float">
            <text:p>322.5078603693</text:p>
          </table:table-cell>
          <table:table-cell table:formula="of:=(1-ROUND([.B1863])/[.B1863])^2" office:value-type="float" office:value="0.00000153798025383052" calcext:value-type="float">
            <text:p>0.000001538</text:p>
          </table:table-cell>
          <table:table-cell table:formula="of:=(1-ROUND([.C1863])/[.C1863])^2" office:value-type="float" office:value="0.00000232860631016841" calcext:value-type="float">
            <text:p>2.32860631016841E-006</text:p>
          </table:table-cell>
          <table:table-cell table:formula="of:=(1-ROUND([.A1863])/[.A1863])^2" office:value-type="float" office:value="0.00000115372057579902" calcext:value-type="float">
            <text:p>1.15372057579902E-006</text:p>
          </table:table-cell>
          <table:table-cell table:formula="of:=SUM([.D1863:.F1863])" office:value-type="float" office:value="0.00000502030713979795" calcext:value-type="float">
            <text:p>5.02030713979795E-006</text:p>
          </table:table-cell>
          <table:table-cell table:number-columns-repeated="4"/>
        </table:table-row>
        <table:table-row table:style-name="ro1">
          <table:table-cell office:value-type="float" office:value="186.3" calcext:value-type="float">
            <text:p>186.3</text:p>
          </table:table-cell>
          <table:table-cell table:formula="of:=SQRT(2)*[.A1864]" office:value-type="float" office:value="263.467986670108" calcext:value-type="float">
            <text:p>263.4679866701</text:p>
          </table:table-cell>
          <table:table-cell table:formula="of:=SQRT(3)*[.A1864]" office:value-type="float" office:value="322.681065450082" calcext:value-type="float">
            <text:p>322.6810654501</text:p>
          </table:table-cell>
          <table:table-cell table:formula="of:=(1-ROUND([.B1864])/[.B1864])^2" office:value-type="float" office:value="0.0000031550864289502" calcext:value-type="float">
            <text:p>3.1550864289502E-006</text:p>
          </table:table-cell>
          <table:table-cell table:formula="of:=(1-ROUND([.C1864])/[.C1864])^2" office:value-type="float" office:value="0.000000976913638173257" calcext:value-type="float">
            <text:p>9.76913638173257E-007</text:p>
          </table:table-cell>
          <table:table-cell table:formula="of:=(1-ROUND([.A1864])/[.A1864])^2" office:value-type="float" office:value="0.00000259308527879559" calcext:value-type="float">
            <text:p>2.59308527879559E-006</text:p>
          </table:table-cell>
          <table:table-cell table:formula="of:=SUM([.D1864:.F1864])" office:value-type="float" office:value="0.00000672508534591904" calcext:value-type="float">
            <text:p>6.72508534591904E-006</text:p>
          </table:table-cell>
          <table:table-cell table:number-columns-repeated="4"/>
        </table:table-row>
        <table:table-row table:style-name="ro1">
          <table:table-cell office:value-type="float" office:value="186.4" calcext:value-type="float">
            <text:p>186.4</text:p>
          </table:table-cell>
          <table:table-cell table:formula="of:=SQRT(2)*[.A1865]" office:value-type="float" office:value="263.609408026345" calcext:value-type="float">
            <text:p>263.6094080263</text:p>
          </table:table-cell>
          <table:table-cell table:formula="of:=SQRT(3)*[.A1865]" office:value-type="float" office:value="322.854270530839" calcext:value-type="float">
            <text:p>322.8542705308</text:p>
          </table:table-cell>
          <table:table-cell table:formula="of:=(1-ROUND([.B1865])/[.B1865])^2" office:value-type="float" office:value="0.00000219545640409051" calcext:value-type="float">
            <text:p>2.19545640409051E-006</text:p>
          </table:table-cell>
          <table:table-cell table:formula="of:=(1-ROUND([.C1865])/[.C1865])^2" office:value-type="float" office:value="0.000000203742530159077" calcext:value-type="float">
            <text:p>2.03742530159077E-007</text:p>
          </table:table-cell>
          <table:table-cell table:formula="of:=(1-ROUND([.A1865])/[.A1865])^2" office:value-type="float" office:value="0.0000046049844351528" calcext:value-type="float">
            <text:p>0.000004605</text:p>
          </table:table-cell>
          <table:table-cell table:formula="of:=SUM([.D1865:.F1865])" office:value-type="float" office:value="0.00000700418336940238" calcext:value-type="float">
            <text:p>7.00418336940238E-006</text:p>
          </table:table-cell>
          <table:table-cell table:number-columns-repeated="4"/>
        </table:table-row>
        <table:table-row table:style-name="ro1">
          <table:table-cell office:value-type="float" office:value="186.5" calcext:value-type="float">
            <text:p>186.5</text:p>
          </table:table-cell>
          <table:table-cell table:formula="of:=SQRT(2)*[.A1866]" office:value-type="float" office:value="263.750829382582" calcext:value-type="float">
            <text:p>263.7508293826</text:p>
          </table:table-cell>
          <table:table-cell table:formula="of:=SQRT(3)*[.A1866]" office:value-type="float" office:value="323.027475611596" calcext:value-type="float">
            <text:p>323.0274756116</text:p>
          </table:table-cell>
          <table:table-cell table:formula="of:=(1-ROUND([.B1866])/[.B1866])^2" office:value-type="float" office:value="0.000000892495404758558" calcext:value-type="float">
            <text:p>8.92495404758558E-007</text:p>
          </table:table-cell>
          <table:table-cell table:formula="of:=(1-ROUND([.C1866])/[.C1866])^2" office:value-type="float" office:value="0.00000000723462141900226" calcext:value-type="float">
            <text:p>7.23462141900226E-009</text:p>
          </table:table-cell>
          <table:table-cell table:formula="of:=(1-ROUND([.A1866])/[.A1866])^2" office:value-type="float" office:value="0.00000718757412185814" calcext:value-type="float">
            <text:p>7.18757412185814E-006</text:p>
          </table:table-cell>
          <table:table-cell table:formula="of:=SUM([.D1866:.F1866])" office:value-type="float" office:value="0.0000080873041480357" calcext:value-type="float">
            <text:p>8.0873041480357E-006</text:p>
          </table:table-cell>
          <table:table-cell table:number-columns-repeated="4"/>
        </table:table-row>
        <table:table-row table:style-name="ro1">
          <table:table-cell office:value-type="float" office:value="186.6" calcext:value-type="float">
            <text:p>186.6</text:p>
          </table:table-cell>
          <table:table-cell table:formula="of:=SQRT(2)*[.A1867]" office:value-type="float" office:value="263.89225073882" calcext:value-type="float">
            <text:p>263.8922507388</text:p>
          </table:table-cell>
          <table:table-cell table:formula="of:=SQRT(3)*[.A1867]" office:value-type="float" office:value="323.200680692352" calcext:value-type="float">
            <text:p>323.2006806924</text:p>
          </table:table-cell>
          <table:table-cell table:formula="of:=(1-ROUND([.B1867])/[.B1867])^2" office:value-type="float" office:value="0.000000166715249775312" calcext:value-type="float">
            <text:p>1.66715249775312E-007</text:p>
          </table:table-cell>
          <table:table-cell table:formula="of:=(1-ROUND([.C1867])/[.C1867])^2" office:value-type="float" office:value="0.000000385537518596593" calcext:value-type="float">
            <text:p>3.85537518596593E-007</text:p>
          </table:table-cell>
          <table:table-cell table:formula="of:=(1-ROUND([.A1867])/[.A1867])^2" office:value-type="float" office:value="0.00000459511837599381" calcext:value-type="float">
            <text:p>4.59511837599381E-006</text:p>
          </table:table-cell>
          <table:table-cell table:formula="of:=SUM([.D1867:.F1867])" office:value-type="float" office:value="0.00000514737114436571" calcext:value-type="float">
            <text:p>5.14737114436571E-006</text:p>
          </table:table-cell>
          <table:table-cell table:number-columns-repeated="4"/>
        </table:table-row>
        <table:table-row table:style-name="ro1">
          <table:table-cell office:value-type="float" office:value="186.7" calcext:value-type="float">
            <text:p>186.7</text:p>
          </table:table-cell>
          <table:table-cell table:formula="of:=SQRT(2)*[.A1868]" office:value-type="float" office:value="264.033672095057" calcext:value-type="float">
            <text:p>264.0336720951</text:p>
          </table:table-cell>
          <table:table-cell table:formula="of:=SQRT(3)*[.A1868]" office:value-type="float" office:value="323.373885773109" calcext:value-type="float">
            <text:p>323.3738857731</text:p>
          </table:table-cell>
          <table:table-cell table:formula="of:=(1-ROUND([.B1868])/[.B1868])^2" office:value-type="float" office:value="0.0000000162637858041958" calcext:value-type="float">
            <text:p>1.62637858041958E-008</text:p>
          </table:table-cell>
          <table:table-cell table:formula="of:=(1-ROUND([.C1868])/[.C1868])^2" office:value-type="float" office:value="0.0000013368047783725" calcext:value-type="float">
            <text:p>1.3368047783725E-006</text:p>
          </table:table-cell>
          <table:table-cell table:formula="of:=(1-ROUND([.A1868])/[.A1868])^2" office:value-type="float" office:value="0.00000258198594309415" calcext:value-type="float">
            <text:p>0.000002582</text:p>
          </table:table-cell>
          <table:table-cell table:formula="of:=SUM([.D1868:.F1868])" office:value-type="float" office:value="0.00000393505450727085" calcext:value-type="float">
            <text:p>3.93505450727085E-006</text:p>
          </table:table-cell>
          <table:table-cell table:number-columns-repeated="4"/>
        </table:table-row>
        <table:table-row table:style-name="ro1">
          <table:table-cell office:value-type="float" office:value="186.8" calcext:value-type="float">
            <text:p>186.8</text:p>
          </table:table-cell>
          <table:table-cell table:formula="of:=SQRT(2)*[.A1869]" office:value-type="float" office:value="264.175093451294" calcext:value-type="float">
            <text:p>264.1750934513</text:p>
          </table:table-cell>
          <table:table-cell table:formula="of:=SQRT(3)*[.A1869]" office:value-type="float" office:value="323.547090853866" calcext:value-type="float">
            <text:p>323.5470908539</text:p>
          </table:table-cell>
          <table:table-cell table:formula="of:=(1-ROUND([.B1869])/[.B1869])^2" office:value-type="float" office:value="0.000000439294804616869" calcext:value-type="float">
            <text:p>4.39294804616869E-007</text:p>
          </table:table-cell>
          <table:table-cell table:formula="of:=(1-ROUND([.C1869])/[.C1869])^2" office:value-type="float" office:value="0.00000195950864337114" calcext:value-type="float">
            <text:p>1.95950864337114E-006</text:p>
          </table:table-cell>
          <table:table-cell table:formula="of:=(1-ROUND([.A1869])/[.A1869])^2" office:value-type="float" office:value="0.00000114632099739099" calcext:value-type="float">
            <text:p>1.14632099739099E-006</text:p>
          </table:table-cell>
          <table:table-cell table:formula="of:=SUM([.D1869:.F1869])" office:value-type="float" office:value="0.000003545124445379" calcext:value-type="float">
            <text:p>3.545124445379E-006</text:p>
          </table:table-cell>
          <table:table-cell table:number-columns-repeated="4"/>
        </table:table-row>
        <table:table-row table:style-name="ro1">
          <table:table-cell office:value-type="float" office:value="186.9" calcext:value-type="float">
            <text:p>186.9</text:p>
          </table:table-cell>
          <table:table-cell table:formula="of:=SQRT(2)*[.A1870]" office:value-type="float" office:value="264.316514807532" calcext:value-type="float">
            <text:p>264.3165148075</text:p>
          </table:table-cell>
          <table:table-cell table:formula="of:=SQRT(3)*[.A1870]" office:value-type="float" office:value="323.720295934623" calcext:value-type="float">
            <text:p>323.7202959346</text:p>
          </table:table-cell>
          <table:table-cell table:formula="of:=(1-ROUND([.B1870])/[.B1870])^2" office:value-type="float" office:value="0.00000143396802189633" calcext:value-type="float">
            <text:p>0.000001434</text:p>
          </table:table-cell>
          <table:table-cell table:formula="of:=(1-ROUND([.C1870])/[.C1870])^2" office:value-type="float" office:value="0.000000746547937415619" calcext:value-type="float">
            <text:p>7.46547937415619E-007</text:p>
          </table:table-cell>
          <table:table-cell table:formula="of:=(1-ROUND([.A1870])/[.A1870])^2" office:value-type="float" office:value="0.000000286273664454665" calcext:value-type="float">
            <text:p>2.86273664454665E-007</text:p>
          </table:table-cell>
          <table:table-cell table:formula="of:=SUM([.D1870:.F1870])" office:value-type="float" office:value="0.00000246678962376661" calcext:value-type="float">
            <text:p>2.46678962376661E-00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SQRT(2)*[.A1871]" office:value-type="float" office:value="264.457936163769" calcext:value-type="float">
            <text:p>264.4579361638</text:p>
          </table:table-cell>
          <table:table-cell table:formula="of:=SQRT(3)*[.A1871]" office:value-type="float" office:value="323.89350101538" calcext:value-type="float">
            <text:p>323.8935010154</text:p>
          </table:table-cell>
          <table:table-cell table:formula="of:=(1-ROUND([.B1871])/[.B1871])^2" office:value-type="float" office:value="0.00000299844905612541" calcext:value-type="float">
            <text:p>2.99844905612541E-006</text:p>
          </table:table-cell>
          <table:table-cell table:formula="of:=(1-ROUND([.C1871])/[.C1871])^2" office:value-type="float" office:value="0.000000108115127923605" calcext:value-type="float">
            <text:p>1.08115127923605E-007</text:p>
          </table:table-cell>
          <table:table-cell table:formula="of:=(1-ROUND([.A1871])/[.A1871])^2" office:value-type="float" office:value="0" calcext:value-type="float">
            <text:p>0</text:p>
          </table:table-cell>
          <table:table-cell table:formula="of:=SUM([.D1871:.F1871])" office:value-type="float" office:value="0.00000310656418404901" calcext:value-type="float">
            <text:p>3.10656418404901E-006</text:p>
          </table:table-cell>
          <table:table-cell table:number-columns-repeated="4"/>
        </table:table-row>
        <table:table-row table:style-name="ro1">
          <table:table-cell office:value-type="float" office:value="187.1" calcext:value-type="float">
            <text:p>187.1</text:p>
          </table:table-cell>
          <table:table-cell table:formula="of:=SQRT(2)*[.A1872]" office:value-type="float" office:value="264.599357520006" calcext:value-type="float">
            <text:p>264.59935752</text:p>
          </table:table-cell>
          <table:table-cell table:formula="of:=SQRT(3)*[.A1872]" office:value-type="float" office:value="324.066706096137" calcext:value-type="float">
            <text:p>324.0667060961</text:p>
          </table:table-cell>
          <table:table-cell table:formula="of:=(1-ROUND([.B1872])/[.B1872])^2" office:value-type="float" office:value="0.00000229264292990408" calcext:value-type="float">
            <text:p>2.29264292990408E-006</text:p>
          </table:table-cell>
          <table:table-cell table:formula="of:=(1-ROUND([.C1872])/[.C1872])^2" office:value-type="float" office:value="0.0000000423703664731025" calcext:value-type="float">
            <text:p>4.23703664731025E-008</text:p>
          </table:table-cell>
          <table:table-cell table:formula="of:=(1-ROUND([.A1872])/[.A1872])^2" office:value-type="float" office:value="0.00000028566196876506" calcext:value-type="float">
            <text:p>2.8566196876506E-007</text:p>
          </table:table-cell>
          <table:table-cell table:formula="of:=SUM([.D1872:.F1872])" office:value-type="float" office:value="0.00000262067526514224" calcext:value-type="float">
            <text:p>2.62067526514224E-006</text:p>
          </table:table-cell>
          <table:table-cell table:number-columns-repeated="4"/>
        </table:table-row>
        <table:table-row table:style-name="ro1">
          <table:table-cell office:value-type="float" office:value="187.2" calcext:value-type="float">
            <text:p>187.2</text:p>
          </table:table-cell>
          <table:table-cell table:formula="of:=SQRT(2)*[.A1873]" office:value-type="float" office:value="264.740778876243" calcext:value-type="float">
            <text:p>264.7407788762</text:p>
          </table:table-cell>
          <table:table-cell table:formula="of:=SQRT(3)*[.A1873]" office:value-type="float" office:value="324.239911176894" calcext:value-type="float">
            <text:p>324.2399111769</text:p>
          </table:table-cell>
          <table:table-cell table:formula="of:=(1-ROUND([.B1873])/[.B1873])^2" office:value-type="float" office:value="0.000000958736128826313" calcext:value-type="float">
            <text:p>9.58736128826313E-007</text:p>
          </table:table-cell>
          <table:table-cell table:formula="of:=(1-ROUND([.C1873])/[.C1873])^2" office:value-type="float" office:value="0.000000547479697797457" calcext:value-type="float">
            <text:p>5.47479697797457E-007</text:p>
          </table:table-cell>
          <table:table-cell table:formula="of:=(1-ROUND([.A1873])/[.A1873])^2" office:value-type="float" office:value="0.00000114142742347893" calcext:value-type="float">
            <text:p>1.14142742347893E-006</text:p>
          </table:table-cell>
          <table:table-cell table:formula="of:=SUM([.D1873:.F1873])" office:value-type="float" office:value="0.0000026476432501027" calcext:value-type="float">
            <text:p>2.6476432501027E-006</text:p>
          </table:table-cell>
          <table:table-cell table:number-columns-repeated="4"/>
        </table:table-row>
        <table:table-row table:style-name="ro1">
          <table:table-cell office:value-type="float" office:value="187.3" calcext:value-type="float">
            <text:p>187.3</text:p>
          </table:table-cell>
          <table:table-cell table:formula="of:=SQRT(2)*[.A1874]" office:value-type="float" office:value="264.882200232481" calcext:value-type="float">
            <text:p>264.8822002325</text:p>
          </table:table-cell>
          <table:table-cell table:formula="of:=SQRT(3)*[.A1874]" office:value-type="float" office:value="324.413116257651" calcext:value-type="float">
            <text:p>324.4131162577</text:p>
          </table:table-cell>
          <table:table-cell table:formula="of:=(1-ROUND([.B1874])/[.B1874])^2" office:value-type="float" office:value="0.000000197780429790301" calcext:value-type="float">
            <text:p>1.97780429790301E-007</text:p>
          </table:table-cell>
          <table:table-cell table:formula="of:=(1-ROUND([.C1874])/[.C1874])^2" office:value-type="float" office:value="0.00000162161503881707" calcext:value-type="float">
            <text:p>1.62161503881707E-006</text:p>
          </table:table-cell>
          <table:table-cell table:formula="of:=(1-ROUND([.A1874])/[.A1874])^2" office:value-type="float" office:value="0.00000256547008391102" calcext:value-type="float">
            <text:p>2.56547008391102E-006</text:p>
          </table:table-cell>
          <table:table-cell table:formula="of:=SUM([.D1874:.F1874])" office:value-type="float" office:value="0.0000043848655525184" calcext:value-type="float">
            <text:p>4.3848655525184E-006</text:p>
          </table:table-cell>
          <table:table-cell table:number-columns-repeated="4"/>
        </table:table-row>
        <table:table-row table:style-name="ro1">
          <table:table-cell office:value-type="float" office:value="187.4" calcext:value-type="float">
            <text:p>187.4</text:p>
          </table:table-cell>
          <table:table-cell table:formula="of:=SQRT(2)*[.A1875]" office:value-type="float" office:value="265.023621588718" calcext:value-type="float">
            <text:p>265.0236215887</text:p>
          </table:table-cell>
          <table:table-cell table:formula="of:=SQRT(3)*[.A1875]" office:value-type="float" office:value="324.586321338408" calcext:value-type="float">
            <text:p>324.5863213384</text:p>
          </table:table-cell>
          <table:table-cell table:formula="of:=(1-ROUND([.B1875])/[.B1875])^2" office:value-type="float" office:value="0.00000000794417931560975" calcext:value-type="float">
            <text:p>7.94417931560975E-009</text:p>
          </table:table-cell>
          <table:table-cell table:formula="of:=(1-ROUND([.C1875])/[.C1875])^2" office:value-type="float" office:value="0.00000162429838123481" calcext:value-type="float">
            <text:p>1.62429838123481E-006</text:p>
          </table:table-cell>
          <table:table-cell table:formula="of:=(1-ROUND([.A1875])/[.A1875])^2" office:value-type="float" office:value="0.0000045559695160081" calcext:value-type="float">
            <text:p>0.000004556</text:p>
          </table:table-cell>
          <table:table-cell table:formula="of:=SUM([.D1875:.F1875])" office:value-type="float" office:value="0.00000618821207655852" calcext:value-type="float">
            <text:p>6.18821207655852E-006</text:p>
          </table:table-cell>
          <table:table-cell table:number-columns-repeated="4"/>
        </table:table-row>
        <table:table-row table:style-name="ro1">
          <table:table-cell office:value-type="float" office:value="187.5" calcext:value-type="float">
            <text:p>187.5</text:p>
          </table:table-cell>
          <table:table-cell table:formula="of:=SQRT(2)*[.A1876]" office:value-type="float" office:value="265.165042944955" calcext:value-type="float">
            <text:p>265.165042945</text:p>
          </table:table-cell>
          <table:table-cell table:formula="of:=SQRT(3)*[.A1876]" office:value-type="float" office:value="324.759526419164" calcext:value-type="float">
            <text:p>324.7595264192</text:p>
          </table:table-cell>
          <table:table-cell table:formula="of:=(1-ROUND([.B1876])/[.B1876])^2" office:value-type="float" office:value="0.000000387401581220039" calcext:value-type="float">
            <text:p>3.87401581220039E-007</text:p>
          </table:table-cell>
          <table:table-cell table:formula="of:=(1-ROUND([.C1876])/[.C1876])^2" office:value-type="float" office:value="0.00000054829077883101" calcext:value-type="float">
            <text:p>5.4829077883101E-007</text:p>
          </table:table-cell>
          <table:table-cell table:formula="of:=(1-ROUND([.A1876])/[.A1876])^2" office:value-type="float" office:value="0.00000711111111111073" calcext:value-type="float">
            <text:p>7.11111111111073E-006</text:p>
          </table:table-cell>
          <table:table-cell table:formula="of:=SUM([.D1876:.F1876])" office:value-type="float" office:value="0.00000804680347116178" calcext:value-type="float">
            <text:p>8.04680347116178E-006</text:p>
          </table:table-cell>
          <table:table-cell table:number-columns-repeated="4"/>
        </table:table-row>
        <table:table-row table:style-name="ro1">
          <table:table-cell office:value-type="float" office:value="187.6" calcext:value-type="float">
            <text:p>187.6</text:p>
          </table:table-cell>
          <table:table-cell table:formula="of:=SQRT(2)*[.A1877]" office:value-type="float" office:value="265.306464301193" calcext:value-type="float">
            <text:p>265.3064643012</text:p>
          </table:table-cell>
          <table:table-cell table:formula="of:=SQRT(3)*[.A1877]" office:value-type="float" office:value="324.932731499921" calcext:value-type="float">
            <text:p>324.9327314999</text:p>
          </table:table-cell>
          <table:table-cell table:formula="of:=(1-ROUND([.B1877])/[.B1877])^2" office:value-type="float" office:value="0.00000133433267581371" calcext:value-type="float">
            <text:p>1.33433267581371E-006</text:p>
          </table:table-cell>
          <table:table-cell table:formula="of:=(1-ROUND([.C1877])/[.C1877])^2" office:value-type="float" office:value="0.0000000428584603523262" calcext:value-type="float">
            <text:p>4.28584603523262E-008</text:p>
          </table:table-cell>
          <table:table-cell table:formula="of:=(1-ROUND([.A1877])/[.A1877])^2" office:value-type="float" office:value="0.00000454626047344732" calcext:value-type="float">
            <text:p>4.54626047344732E-006</text:p>
          </table:table-cell>
          <table:table-cell table:formula="of:=SUM([.D1877:.F1877])" office:value-type="float" office:value="0.00000592345160961335" calcext:value-type="float">
            <text:p>5.92345160961335E-006</text:p>
          </table:table-cell>
          <table:table-cell table:number-columns-repeated="4"/>
        </table:table-row>
        <table:table-row table:style-name="ro1">
          <table:table-cell office:value-type="float" office:value="187.7" calcext:value-type="float">
            <text:p>187.7</text:p>
          </table:table-cell>
          <table:table-cell table:formula="of:=SQRT(2)*[.A1878]" office:value-type="float" office:value="265.44788565743" calcext:value-type="float">
            <text:p>265.4478856574</text:p>
          </table:table-cell>
          <table:table-cell table:formula="of:=SQRT(3)*[.A1878]" office:value-type="float" office:value="325.105936580678" calcext:value-type="float">
            <text:p>325.1059365807</text:p>
          </table:table-cell>
          <table:table-cell table:formula="of:=(1-ROUND([.B1878])/[.B1878])^2" office:value-type="float" office:value="0.00000284692331917861" calcext:value-type="float">
            <text:p>2.84692331917861E-006</text:p>
          </table:table-cell>
          <table:table-cell table:formula="of:=(1-ROUND([.C1878])/[.C1878])^2" office:value-type="float" office:value="0.000000106179848706575" calcext:value-type="float">
            <text:p>1.06179848706575E-007</text:p>
          </table:table-cell>
          <table:table-cell table:formula="of:=(1-ROUND([.A1878])/[.A1878])^2" office:value-type="float" office:value="0.00000255454739238837" calcext:value-type="float">
            <text:p>2.55454739238837E-006</text:p>
          </table:table-cell>
          <table:table-cell table:formula="of:=SUM([.D1878:.F1878])" office:value-type="float" office:value="0.00000550765056027355" calcext:value-type="float">
            <text:p>5.50765056027355E-006</text:p>
          </table:table-cell>
          <table:table-cell table:number-columns-repeated="4"/>
        </table:table-row>
        <table:table-row table:style-name="ro1">
          <table:table-cell office:value-type="float" office:value="187.8" calcext:value-type="float">
            <text:p>187.8</text:p>
          </table:table-cell>
          <table:table-cell table:formula="of:=SQRT(2)*[.A1879]" office:value-type="float" office:value="265.589307013667" calcext:value-type="float">
            <text:p>265.5893070137</text:p>
          </table:table-cell>
          <table:table-cell table:formula="of:=SQRT(3)*[.A1879]" office:value-type="float" office:value="325.279141661435" calcext:value-type="float">
            <text:p>325.2791416614</text:p>
          </table:table-cell>
          <table:table-cell table:formula="of:=(1-ROUND([.B1879])/[.B1879])^2" office:value-type="float" office:value="0.00000239118622873442" calcext:value-type="float">
            <text:p>2.39118622873442E-006</text:p>
          </table:table-cell>
          <table:table-cell table:formula="of:=(1-ROUND([.C1879])/[.C1879])^2" office:value-type="float" office:value="0.000000736439183037091" calcext:value-type="float">
            <text:p>7.36439183037091E-007</text:p>
          </table:table-cell>
          <table:table-cell table:formula="of:=(1-ROUND([.A1879])/[.A1879])^2" office:value-type="float" office:value="0.00000113414560841772" calcext:value-type="float">
            <text:p>1.13414560841772E-006</text:p>
          </table:table-cell>
          <table:table-cell table:formula="of:=SUM([.D1879:.F1879])" office:value-type="float" office:value="0.00000426177102018923" calcext:value-type="float">
            <text:p>4.26177102018923E-006</text:p>
          </table:table-cell>
          <table:table-cell table:number-columns-repeated="4"/>
        </table:table-row>
        <table:table-row table:style-name="ro1">
          <table:table-cell office:value-type="float" office:value="187.9" calcext:value-type="float">
            <text:p>187.9</text:p>
          </table:table-cell>
          <table:table-cell table:formula="of:=SQRT(2)*[.A1880]" office:value-type="float" office:value="265.730728369905" calcext:value-type="float">
            <text:p>265.7307283699</text:p>
          </table:table-cell>
          <table:table-cell table:formula="of:=SQRT(3)*[.A1880]" office:value-type="float" office:value="325.452346742192" calcext:value-type="float">
            <text:p>325.4523467422</text:p>
          </table:table-cell>
          <table:table-cell table:formula="of:=(1-ROUND([.B1880])/[.B1880])^2" office:value-type="float" office:value="0.00000102682785893889" calcext:value-type="float">
            <text:p>1.02682785893889E-006</text:p>
          </table:table-cell>
          <table:table-cell table:formula="of:=(1-ROUND([.C1880])/[.C1880])^2" office:value-type="float" office:value="0.00000193182649809442" calcext:value-type="float">
            <text:p>1.93182649809442E-006</text:p>
          </table:table-cell>
          <table:table-cell table:formula="of:=(1-ROUND([.A1880])/[.A1880])^2" office:value-type="float" office:value="0.00000028323468741218" calcext:value-type="float">
            <text:p>2.8323468741218E-007</text:p>
          </table:table-cell>
          <table:table-cell table:formula="of:=SUM([.D1880:.F1880])" office:value-type="float" office:value="0.0000032418890444455" calcext:value-type="float">
            <text:p>3.2418890444455E-006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SQRT(2)*[.A1881]" office:value-type="float" office:value="265.872149726142" calcext:value-type="float">
            <text:p>265.8721497261</text:p>
          </table:table-cell>
          <table:table-cell table:formula="of:=SQRT(3)*[.A1881]" office:value-type="float" office:value="325.625551822949" calcext:value-type="float">
            <text:p>325.6255518229</text:p>
          </table:table-cell>
          <table:table-cell table:formula="of:=(1-ROUND([.B1881])/[.B1881])^2" office:value-type="float" office:value="0.000000231237162256492" calcext:value-type="float">
            <text:p>2.31237162256492E-007</text:p>
          </table:table-cell>
          <table:table-cell table:formula="of:=(1-ROUND([.C1881])/[.C1881])^2" office:value-type="float" office:value="0.00000132235020839822" calcext:value-type="float">
            <text:p>1.32235020839822E-006</text:p>
          </table:table-cell>
          <table:table-cell table:formula="of:=(1-ROUND([.A1881])/[.A1881])^2" office:value-type="float" office:value="0" calcext:value-type="float">
            <text:p>0</text:p>
          </table:table-cell>
          <table:table-cell table:formula="of:=SUM([.D1881:.F1881])" office:value-type="float" office:value="0.00000155358737065471" calcext:value-type="float">
            <text:p>1.55358737065471E-006</text:p>
          </table:table-cell>
          <table:table-cell table:number-columns-repeated="4"/>
        </table:table-row>
        <table:table-row table:style-name="ro1">
          <table:table-cell office:value-type="float" office:value="188.1" calcext:value-type="float">
            <text:p>188.1</text:p>
          </table:table-cell>
          <table:table-cell table:formula="of:=SQRT(2)*[.A1882]" office:value-type="float" office:value="266.013571082379" calcext:value-type="float">
            <text:p>266.0135710824</text:p>
          </table:table-cell>
          <table:table-cell table:formula="of:=SQRT(3)*[.A1882]" office:value-type="float" office:value="325.798756903706" calcext:value-type="float">
            <text:p>325.7987569037</text:p>
          </table:table-cell>
          <table:table-cell table:formula="of:=(1-ROUND([.B1882])/[.B1882])^2" office:value-type="float" office:value="0.00000000260268366735159" calcext:value-type="float">
            <text:p>2.60268366735159E-009</text:p>
          </table:table-cell>
          <table:table-cell table:formula="of:=(1-ROUND([.C1882])/[.C1882])^2" office:value-type="float" office:value="0.000000381542688476595" calcext:value-type="float">
            <text:p>3.81542688476595E-007</text:p>
          </table:table-cell>
          <table:table-cell table:formula="of:=(1-ROUND([.A1882])/[.A1882])^2" office:value-type="float" office:value="0.000000282632700999207" calcext:value-type="float">
            <text:p>2.82632700999207E-007</text:p>
          </table:table-cell>
          <table:table-cell table:formula="of:=SUM([.D1882:.F1882])" office:value-type="float" office:value="0.000000666778073143154" calcext:value-type="float">
            <text:p>6.66778073143154E-007</text:p>
          </table:table-cell>
          <table:table-cell table:number-columns-repeated="4"/>
        </table:table-row>
        <table:table-row table:style-name="ro1">
          <table:table-cell office:value-type="float" office:value="188.2" calcext:value-type="float">
            <text:p>188.2</text:p>
          </table:table-cell>
          <table:table-cell table:formula="of:=SQRT(2)*[.A1883]" office:value-type="float" office:value="266.154992438617" calcext:value-type="float">
            <text:p>266.1549924386</text:p>
          </table:table-cell>
          <table:table-cell table:formula="of:=SQRT(3)*[.A1883]" office:value-type="float" office:value="325.971961984463" calcext:value-type="float">
            <text:p>325.9719619845</text:p>
          </table:table-cell>
          <table:table-cell table:formula="of:=(1-ROUND([.B1883])/[.B1883])^2" office:value-type="float" office:value="0.000000339118739254542" calcext:value-type="float">
            <text:p>3.39118739254542E-007</text:p>
          </table:table-cell>
          <table:table-cell table:formula="of:=(1-ROUND([.C1883])/[.C1883])^2" office:value-type="float" office:value="0.00000000739833600107114" calcext:value-type="float">
            <text:p>7.39833600107114E-009</text:p>
          </table:table-cell>
          <table:table-cell table:formula="of:=(1-ROUND([.A1883])/[.A1883])^2" office:value-type="float" office:value="0.00000112932970893797" calcext:value-type="float">
            <text:p>1.12932970893797E-006</text:p>
          </table:table-cell>
          <table:table-cell table:formula="of:=SUM([.D1883:.F1883])" office:value-type="float" office:value="0.00000147584678419359" calcext:value-type="float">
            <text:p>1.47584678419359E-006</text:p>
          </table:table-cell>
          <table:table-cell table:number-columns-repeated="4"/>
        </table:table-row>
        <table:table-row table:style-name="ro1">
          <table:table-cell office:value-type="float" office:value="188.3" calcext:value-type="float">
            <text:p>188.3</text:p>
          </table:table-cell>
          <table:table-cell table:formula="of:=SQRT(2)*[.A1884]" office:value-type="float" office:value="266.296413794854" calcext:value-type="float">
            <text:p>266.2964137949</text:p>
          </table:table-cell>
          <table:table-cell table:formula="of:=SQRT(3)*[.A1884]" office:value-type="float" office:value="326.14516706522" calcext:value-type="float">
            <text:p>326.1451670652</text:p>
          </table:table-cell>
          <table:table-cell table:formula="of:=(1-ROUND([.B1884])/[.B1884])^2" office:value-type="float" office:value="0.00000123898539578145" calcext:value-type="float">
            <text:p>0.000001239</text:p>
          </table:table-cell>
          <table:table-cell table:formula="of:=(1-ROUND([.C1884])/[.C1884])^2" office:value-type="float" office:value="0.000000198113604290258" calcext:value-type="float">
            <text:p>1.98113604290258E-007</text:p>
          </table:table-cell>
          <table:table-cell table:formula="of:=(1-ROUND([.A1884])/[.A1884])^2" office:value-type="float" office:value="0.00000253829368565614" calcext:value-type="float">
            <text:p>2.53829368565614E-006</text:p>
          </table:table-cell>
          <table:table-cell table:formula="of:=SUM([.D1884:.F1884])" office:value-type="float" office:value="0.00000397539268572784" calcext:value-type="float">
            <text:p>3.97539268572784E-006</text:p>
          </table:table-cell>
          <table:table-cell table:number-columns-repeated="4"/>
        </table:table-row>
        <table:table-row table:style-name="ro1">
          <table:table-cell office:value-type="float" office:value="188.4" calcext:value-type="float">
            <text:p>188.4</text:p>
          </table:table-cell>
          <table:table-cell table:formula="of:=SQRT(2)*[.A1885]" office:value-type="float" office:value="266.437835151091" calcext:value-type="float">
            <text:p>266.4378351511</text:p>
          </table:table-cell>
          <table:table-cell table:formula="of:=SQRT(3)*[.A1885]" office:value-type="float" office:value="326.318372145976" calcext:value-type="float">
            <text:p>326.318372146</text:p>
          </table:table-cell>
          <table:table-cell table:formula="of:=(1-ROUND([.B1885])/[.B1885])^2" office:value-type="float" office:value="0.00000270040845035113" calcext:value-type="float">
            <text:p>2.70040845035113E-006</text:p>
          </table:table-cell>
          <table:table-cell table:formula="of:=(1-ROUND([.C1885])/[.C1885])^2" office:value-type="float" office:value="0.000000951890687227088" calcext:value-type="float">
            <text:p>9.51890687227088E-007</text:p>
          </table:table-cell>
          <table:table-cell table:formula="of:=(1-ROUND([.A1885])/[.A1885])^2" office:value-type="float" office:value="0.00000450773301598893" calcext:value-type="float">
            <text:p>4.50773301598893E-006</text:p>
          </table:table-cell>
          <table:table-cell table:formula="of:=SUM([.D1885:.F1885])" office:value-type="float" office:value="0.00000816003215356715" calcext:value-type="float">
            <text:p>0.00000816</text:p>
          </table:table-cell>
          <table:table-cell table:number-columns-repeated="4"/>
        </table:table-row>
        <table:table-row table:style-name="ro1">
          <table:table-cell office:value-type="float" office:value="188.5" calcext:value-type="float">
            <text:p>188.5</text:p>
          </table:table-cell>
          <table:table-cell table:formula="of:=SQRT(2)*[.A1886]" office:value-type="float" office:value="266.579256507328" calcext:value-type="float">
            <text:p>266.5792565073</text:p>
          </table:table-cell>
          <table:table-cell table:formula="of:=SQRT(3)*[.A1886]" office:value-type="float" office:value="326.491577226733" calcext:value-type="float">
            <text:p>326.4915772267</text:p>
          </table:table-cell>
          <table:table-cell table:formula="of:=(1-ROUND([.B1886])/[.B1886])^2" office:value-type="float" office:value="0.00000249104808484501" calcext:value-type="float">
            <text:p>0.000002491</text:p>
          </table:table-cell>
          <table:table-cell table:formula="of:=(1-ROUND([.C1886])/[.C1886])^2" office:value-type="float" office:value="0.00000226693749896546" calcext:value-type="float">
            <text:p>2.26693749896546E-006</text:p>
          </table:table-cell>
          <table:table-cell table:formula="of:=(1-ROUND([.A1886])/[.A1886])^2" office:value-type="float" office:value="0.00000703586178753071" calcext:value-type="float">
            <text:p>7.03586178753071E-006</text:p>
          </table:table-cell>
          <table:table-cell table:formula="of:=SUM([.D1886:.F1886])" office:value-type="float" office:value="0.0000117938473713412" calcext:value-type="float">
            <text:p>1.17938473713412E-005</text:p>
          </table:table-cell>
          <table:table-cell table:number-columns-repeated="4"/>
        </table:table-row>
        <table:table-row table:style-name="ro1">
          <table:table-cell office:value-type="float" office:value="188.6" calcext:value-type="float">
            <text:p>188.6</text:p>
          </table:table-cell>
          <table:table-cell table:formula="of:=SQRT(2)*[.A1887]" office:value-type="float" office:value="266.720677863566" calcext:value-type="float">
            <text:p>266.7206778636</text:p>
          </table:table-cell>
          <table:table-cell table:formula="of:=SQRT(3)*[.A1887]" office:value-type="float" office:value="326.66478230749" calcext:value-type="float">
            <text:p>326.6647823075</text:p>
          </table:table-cell>
          <table:table-cell table:formula="of:=(1-ROUND([.B1887])/[.B1887])^2" office:value-type="float" office:value="0.00000109672397582381" calcext:value-type="float">
            <text:p>1.09672397582381E-006</text:p>
          </table:table-cell>
          <table:table-cell table:formula="of:=(1-ROUND([.C1887])/[.C1887])^2" office:value-type="float" office:value="0.00000105305058324113" calcext:value-type="float">
            <text:p>1.05305058324113E-006</text:p>
          </table:table-cell>
          <table:table-cell table:formula="of:=(1-ROUND([.A1887])/[.A1887])^2" office:value-type="float" office:value="0.0000044981776757696" calcext:value-type="float">
            <text:p>4.4981776757696E-006</text:p>
          </table:table-cell>
          <table:table-cell table:formula="of:=SUM([.D1887:.F1887])" office:value-type="float" office:value="0.00000664795223483455" calcext:value-type="float">
            <text:p>0.000006648</text:p>
          </table:table-cell>
          <table:table-cell table:number-columns-repeated="4"/>
        </table:table-row>
        <table:table-row table:style-name="ro1">
          <table:table-cell office:value-type="float" office:value="188.7" calcext:value-type="float">
            <text:p>188.7</text:p>
          </table:table-cell>
          <table:table-cell table:formula="of:=SQRT(2)*[.A1888]" office:value-type="float" office:value="266.862099219803" calcext:value-type="float">
            <text:p>266.8620992198</text:p>
          </table:table-cell>
          <table:table-cell table:formula="of:=SQRT(3)*[.A1888]" office:value-type="float" office:value="326.837987388247" calcext:value-type="float">
            <text:p>326.8379873882</text:p>
          </table:table-cell>
          <table:table-cell table:formula="of:=(1-ROUND([.B1888])/[.B1888])^2" office:value-type="float" office:value="0.000000267029750861647" calcext:value-type="float">
            <text:p>0.000000267</text:p>
          </table:table-cell>
          <table:table-cell table:formula="of:=(1-ROUND([.C1888])/[.C1888])^2" office:value-type="float" office:value="0.000000245715521628306" calcext:value-type="float">
            <text:p>2.45715521628306E-007</text:p>
          </table:table-cell>
          <table:table-cell table:formula="of:=(1-ROUND([.A1888])/[.A1888])^2" office:value-type="float" office:value="0.00000252754390975623" calcext:value-type="float">
            <text:p>2.52754390975623E-006</text:p>
          </table:table-cell>
          <table:table-cell table:formula="of:=SUM([.D1888:.F1888])" office:value-type="float" office:value="0.00000304028918224618" calcext:value-type="float">
            <text:p>3.04028918224618E-006</text:p>
          </table:table-cell>
          <table:table-cell table:number-columns-repeated="4"/>
        </table:table-row>
        <table:table-row table:style-name="ro1">
          <table:table-cell office:value-type="float" office:value="188.8" calcext:value-type="float">
            <text:p>188.8</text:p>
          </table:table-cell>
          <table:table-cell table:formula="of:=SQRT(2)*[.A1889]" office:value-type="float" office:value="267.00352057604" calcext:value-type="float">
            <text:p>267.003520576</text:p>
          </table:table-cell>
          <table:table-cell table:formula="of:=SQRT(3)*[.A1889]" office:value-type="float" office:value="327.011192469004" calcext:value-type="float">
            <text:p>327.011192469</text:p>
          </table:table-cell>
          <table:table-cell table:formula="of:=(1-ROUND([.B1889])/[.B1889])^2" office:value-type="float" office:value="0.000000000173857520851218" calcext:value-type="float">
            <text:p>1.73857520851218E-010</text:p>
          </table:table-cell>
          <table:table-cell table:formula="of:=(1-ROUND([.C1889])/[.C1889])^2" office:value-type="float" office:value="0.00000000117145757779744" calcext:value-type="float">
            <text:p>1.17145757779744E-009</text:p>
          </table:table-cell>
          <table:table-cell table:formula="of:=(1-ROUND([.A1889])/[.A1889])^2" office:value-type="float" office:value="0.00000112216317150208" calcext:value-type="float">
            <text:p>1.12216317150208E-006</text:p>
          </table:table-cell>
          <table:table-cell table:formula="of:=SUM([.D1889:.F1889])" office:value-type="float" office:value="0.00000112350848660073" calcext:value-type="float">
            <text:p>1.12350848660073E-006</text:p>
          </table:table-cell>
          <table:table-cell table:number-columns-repeated="4"/>
        </table:table-row>
        <table:table-row table:style-name="ro1">
          <table:table-cell office:value-type="float" office:value="188.9" calcext:value-type="float">
            <text:p>188.9</text:p>
          </table:table-cell>
          <table:table-cell table:formula="of:=SQRT(2)*[.A1890]" office:value-type="float" office:value="267.144941932278" calcext:value-type="float">
            <text:p>267.1449419323</text:p>
          </table:table-cell>
          <table:table-cell table:formula="of:=SQRT(3)*[.A1890]" office:value-type="float" office:value="327.184397549761" calcext:value-type="float">
            <text:p>327.1843975498</text:p>
          </table:table-cell>
          <table:table-cell table:formula="of:=(1-ROUND([.B1890])/[.B1890])^2" office:value-type="float" office:value="0.000000294370429851857" calcext:value-type="float">
            <text:p>2.94370429851857E-007</text:p>
          </table:table-cell>
          <table:table-cell table:formula="of:=(1-ROUND([.C1890])/[.C1890])^2" office:value-type="float" office:value="0.000000317632637850456" calcext:value-type="float">
            <text:p>3.17632637850456E-007</text:p>
          </table:table-cell>
          <table:table-cell table:formula="of:=(1-ROUND([.A1890])/[.A1890])^2" office:value-type="float" office:value="0.000000280243845775066" calcext:value-type="float">
            <text:p>2.80243845775066E-007</text:p>
          </table:table-cell>
          <table:table-cell table:formula="of:=SUM([.D1890:.F1890])" office:value-type="float" office:value="0.000000892246913477379" calcext:value-type="float">
            <text:p>8.92246913477379E-007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SQRT(2)*[.A1891]" office:value-type="float" office:value="267.286363288515" calcext:value-type="float">
            <text:p>267.2863632885</text:p>
          </table:table-cell>
          <table:table-cell table:formula="of:=SQRT(3)*[.A1891]" office:value-type="float" office:value="327.357602630518" calcext:value-type="float">
            <text:p>327.3576026305</text:p>
          </table:table-cell>
          <table:table-cell table:formula="of:=(1-ROUND([.B1891])/[.B1891])^2" office:value-type="float" office:value="0.0000011478392683449" calcext:value-type="float">
            <text:p>1.1478392683449E-006</text:p>
          </table:table-cell>
          <table:table-cell table:formula="of:=(1-ROUND([.C1891])/[.C1891])^2" office:value-type="float" office:value="0.00000119331897532971" calcext:value-type="float">
            <text:p>1.19331897532971E-006</text:p>
          </table:table-cell>
          <table:table-cell table:formula="of:=(1-ROUND([.A1891])/[.A1891])^2" office:value-type="float" office:value="0" calcext:value-type="float">
            <text:p>0</text:p>
          </table:table-cell>
          <table:table-cell table:formula="of:=SUM([.D1891:.F1891])" office:value-type="float" office:value="0.00000234115824367461" calcext:value-type="float">
            <text:p>2.34115824367461E-006</text:p>
          </table:table-cell>
          <table:table-cell table:number-columns-repeated="4"/>
        </table:table-row>
        <table:table-row table:style-name="ro1">
          <table:table-cell office:value-type="float" office:value="189.1" calcext:value-type="float">
            <text:p>189.1</text:p>
          </table:table-cell>
          <table:table-cell table:formula="of:=SQRT(2)*[.A1892]" office:value-type="float" office:value="267.427784644752" calcext:value-type="float">
            <text:p>267.4277846448</text:p>
          </table:table-cell>
          <table:table-cell table:formula="of:=SQRT(3)*[.A1892]" office:value-type="float" office:value="327.530807711275" calcext:value-type="float">
            <text:p>327.5308077113</text:p>
          </table:table-cell>
          <table:table-cell table:formula="of:=(1-ROUND([.B1892])/[.B1892])^2" office:value-type="float" office:value="0.00000255880581996226" calcext:value-type="float">
            <text:p>2.55880581996226E-006</text:p>
          </table:table-cell>
          <table:table-cell table:formula="of:=(1-ROUND([.C1892])/[.C1892])^2" office:value-type="float" office:value="0.00000205209479658594" calcext:value-type="float">
            <text:p>2.05209479658594E-006</text:p>
          </table:table-cell>
          <table:table-cell table:formula="of:=(1-ROUND([.A1892])/[.A1892])^2" office:value-type="float" office:value="0.000000279651364237184" calcext:value-type="float">
            <text:p>2.79651364237184E-007</text:p>
          </table:table-cell>
          <table:table-cell table:formula="of:=SUM([.D1892:.F1892])" office:value-type="float" office:value="0.00000489055198078539" calcext:value-type="float">
            <text:p>4.89055198078539E-006</text:p>
          </table:table-cell>
          <table:table-cell table:number-columns-repeated="4"/>
        </table:table-row>
        <table:table-row table:style-name="ro1">
          <table:table-cell office:value-type="float" office:value="189.2" calcext:value-type="float">
            <text:p>189.2</text:p>
          </table:table-cell>
          <table:table-cell table:formula="of:=SQRT(2)*[.A1893]" office:value-type="float" office:value="267.56920600099" calcext:value-type="float">
            <text:p>267.569206001</text:p>
          </table:table-cell>
          <table:table-cell table:formula="of:=SQRT(3)*[.A1893]" office:value-type="float" office:value="327.704012792032" calcext:value-type="float">
            <text:p>327.704012792</text:p>
          </table:table-cell>
          <table:table-cell table:formula="of:=(1-ROUND([.B1893])/[.B1893])^2" office:value-type="float" office:value="0.00000259219118866096" calcext:value-type="float">
            <text:p>2.59219118866096E-006</text:p>
          </table:table-cell>
          <table:table-cell table:formula="of:=(1-ROUND([.C1893])/[.C1893])^2" office:value-type="float" office:value="0.000000815797490871632" calcext:value-type="float">
            <text:p>8.15797490871632E-007</text:p>
          </table:table-cell>
          <table:table-cell table:formula="of:=(1-ROUND([.A1893])/[.A1893])^2" office:value-type="float" office:value="0.00000111742331123841" calcext:value-type="float">
            <text:p>1.11742331123841E-006</text:p>
          </table:table-cell>
          <table:table-cell table:formula="of:=SUM([.D1893:.F1893])" office:value-type="float" office:value="0.00000452541199077101" calcext:value-type="float">
            <text:p>4.52541199077101E-006</text:p>
          </table:table-cell>
          <table:table-cell table:number-columns-repeated="4"/>
        </table:table-row>
        <table:table-row table:style-name="ro1">
          <table:table-cell office:value-type="float" office:value="189.3" calcext:value-type="float">
            <text:p>189.3</text:p>
          </table:table-cell>
          <table:table-cell table:formula="of:=SQRT(2)*[.A1894]" office:value-type="float" office:value="267.710627357227" calcext:value-type="float">
            <text:p>267.7106273572</text:p>
          </table:table-cell>
          <table:table-cell table:formula="of:=SQRT(3)*[.A1894]" office:value-type="float" office:value="327.877217872788" calcext:value-type="float">
            <text:p>327.8772178728</text:p>
          </table:table-cell>
          <table:table-cell table:formula="of:=(1-ROUND([.B1894])/[.B1894])^2" office:value-type="float" office:value="0.000001168378933054" calcext:value-type="float">
            <text:p>1.168378933054E-006</text:p>
          </table:table-cell>
          <table:table-cell table:formula="of:=(1-ROUND([.C1894])/[.C1894])^2" office:value-type="float" office:value="0.000000140232224714018" calcext:value-type="float">
            <text:p>1.40232224714018E-007</text:p>
          </table:table-cell>
          <table:table-cell table:formula="of:=(1-ROUND([.A1894])/[.A1894])^2" office:value-type="float" office:value="0.00000251154683658139" calcext:value-type="float">
            <text:p>2.51154683658139E-006</text:p>
          </table:table-cell>
          <table:table-cell table:formula="of:=SUM([.D1894:.F1894])" office:value-type="float" office:value="0.00000382015799434941" calcext:value-type="float">
            <text:p>3.82015799434941E-006</text:p>
          </table:table-cell>
          <table:table-cell table:number-columns-repeated="4"/>
        </table:table-row>
        <table:table-row table:style-name="ro1">
          <table:table-cell office:value-type="float" office:value="189.4" calcext:value-type="float">
            <text:p>189.4</text:p>
          </table:table-cell>
          <table:table-cell table:formula="of:=SQRT(2)*[.A1895]" office:value-type="float" office:value="267.852048713464" calcext:value-type="float">
            <text:p>267.8520487135</text:p>
          </table:table-cell>
          <table:table-cell table:formula="of:=SQRT(3)*[.A1895]" office:value-type="float" office:value="328.050422953545" calcext:value-type="float">
            <text:p>328.0504229535</text:p>
          </table:table-cell>
          <table:table-cell table:formula="of:=(1-ROUND([.B1895])/[.B1895])^2" office:value-type="float" office:value="0.000000305103751015853" calcext:value-type="float">
            <text:p>3.05103751015853E-007</text:p>
          </table:table-cell>
          <table:table-cell table:formula="of:=(1-ROUND([.C1895])/[.C1895])^2" office:value-type="float" office:value="0.0000000236251926203262" calcext:value-type="float">
            <text:p>2.36251926203262E-008</text:p>
          </table:table-cell>
          <table:table-cell table:formula="of:=(1-ROUND([.A1895])/[.A1895])^2" office:value-type="float" office:value="0.00000446025853888636" calcext:value-type="float">
            <text:p>4.46025853888636E-006</text:p>
          </table:table-cell>
          <table:table-cell table:formula="of:=SUM([.D1895:.F1895])" office:value-type="float" office:value="0.00000478898748252254" calcext:value-type="float">
            <text:p>0.000004789</text:p>
          </table:table-cell>
          <table:table-cell table:number-columns-repeated="4"/>
        </table:table-row>
        <table:table-row table:style-name="ro1">
          <table:table-cell office:value-type="float" office:value="189.5" calcext:value-type="float">
            <text:p>189.5</text:p>
          </table:table-cell>
          <table:table-cell table:formula="of:=SQRT(2)*[.A1896]" office:value-type="float" office:value="267.993470069702" calcext:value-type="float">
            <text:p>267.9934700697</text:p>
          </table:table-cell>
          <table:table-cell table:formula="of:=SQRT(3)*[.A1896]" office:value-type="float" office:value="328.223628034302" calcext:value-type="float">
            <text:p>328.2236280343</text:p>
          </table:table-cell>
          <table:table-cell table:formula="of:=(1-ROUND([.B1896])/[.B1896])^2" office:value-type="float" office:value="0.000000000593702211806156" calcext:value-type="float">
            <text:p>5.93702211806156E-010</text:p>
          </table:table-cell>
          <table:table-cell table:formula="of:=(1-ROUND([.C1896])/[.C1896])^2" office:value-type="float" office:value="0.000000464208201705477" calcext:value-type="float">
            <text:p>4.64208201705477E-007</text:p>
          </table:table-cell>
          <table:table-cell table:formula="of:=(1-ROUND([.A1896])/[.A1896])^2" office:value-type="float" office:value="0.00000696180060010682" calcext:value-type="float">
            <text:p>6.96180060010682E-006</text:p>
          </table:table-cell>
          <table:table-cell table:formula="of:=SUM([.D1896:.F1896])" office:value-type="float" office:value="0.00000742660250402411" calcext:value-type="float">
            <text:p>7.42660250402411E-006</text:p>
          </table:table-cell>
          <table:table-cell table:number-columns-repeated="4"/>
        </table:table-row>
        <table:table-row table:style-name="ro1">
          <table:table-cell office:value-type="float" office:value="189.6" calcext:value-type="float">
            <text:p>189.6</text:p>
          </table:table-cell>
          <table:table-cell table:formula="of:=SQRT(2)*[.A1897]" office:value-type="float" office:value="268.134891425939" calcext:value-type="float">
            <text:p>268.1348914259</text:p>
          </table:table-cell>
          <table:table-cell table:formula="of:=SQRT(3)*[.A1897]" office:value-type="float" office:value="328.396833115059" calcext:value-type="float">
            <text:p>328.3968331151</text:p>
          </table:table-cell>
          <table:table-cell table:formula="of:=(1-ROUND([.B1897])/[.B1897])^2" office:value-type="float" office:value="0.000000253082449724838" calcext:value-type="float">
            <text:p>2.53082449724838E-007</text:p>
          </table:table-cell>
          <table:table-cell table:formula="of:=(1-ROUND([.C1897])/[.C1897])^2" office:value-type="float" office:value="0.00000146021865196548" calcext:value-type="float">
            <text:p>1.46021865196548E-006</text:p>
          </table:table-cell>
          <table:table-cell table:formula="of:=(1-ROUND([.A1897])/[.A1897])^2" office:value-type="float" office:value="0.00000445085367373498" calcext:value-type="float">
            <text:p>4.45085367373498E-006</text:p>
          </table:table-cell>
          <table:table-cell table:formula="of:=SUM([.D1897:.F1897])" office:value-type="float" office:value="0.0000061641547754253" calcext:value-type="float">
            <text:p>6.1641547754253E-006</text:p>
          </table:table-cell>
          <table:table-cell table:number-columns-repeated="4"/>
        </table:table-row>
        <table:table-row table:style-name="ro1">
          <table:table-cell office:value-type="float" office:value="189.7" calcext:value-type="float">
            <text:p>189.7</text:p>
          </table:table-cell>
          <table:table-cell table:formula="of:=SQRT(2)*[.A1898]" office:value-type="float" office:value="268.276312782176" calcext:value-type="float">
            <text:p>268.2763127822</text:p>
          </table:table-cell>
          <table:table-cell table:formula="of:=SQRT(3)*[.A1898]" office:value-type="float" office:value="328.570038195816" calcext:value-type="float">
            <text:p>328.5700381958</text:p>
          </table:table-cell>
          <table:table-cell table:formula="of:=(1-ROUND([.B1898])/[.B1898])^2" office:value-type="float" office:value="0.00000106080924037484" calcext:value-type="float">
            <text:p>1.06080924037484E-006</text:p>
          </table:table-cell>
          <table:table-cell table:formula="of:=(1-ROUND([.C1898])/[.C1898])^2" office:value-type="float" office:value="0.00000171239454890435" calcext:value-type="float">
            <text:p>1.71239454890435E-006</text:p>
          </table:table-cell>
          <table:table-cell table:formula="of:=(1-ROUND([.A1898])/[.A1898])^2" office:value-type="float" office:value="0.00000250096634560726" calcext:value-type="float">
            <text:p>0.000002501</text:p>
          </table:table-cell>
          <table:table-cell table:formula="of:=SUM([.D1898:.F1898])" office:value-type="float" office:value="0.00000527417013488645" calcext:value-type="float">
            <text:p>5.27417013488645E-006</text:p>
          </table:table-cell>
          <table:table-cell table:number-columns-repeated="4"/>
        </table:table-row>
        <table:table-row table:style-name="ro1">
          <table:table-cell office:value-type="float" office:value="189.8" calcext:value-type="float">
            <text:p>189.8</text:p>
          </table:table-cell>
          <table:table-cell table:formula="of:=SQRT(2)*[.A1899]" office:value-type="float" office:value="268.417734138413" calcext:value-type="float">
            <text:p>268.4177341384</text:p>
          </table:table-cell>
          <table:table-cell table:formula="of:=SQRT(3)*[.A1899]" office:value-type="float" office:value="328.743243276573" calcext:value-type="float">
            <text:p>328.7432432766</text:p>
          </table:table-cell>
          <table:table-cell table:formula="of:=(1-ROUND([.B1899])/[.B1899])^2" office:value-type="float" office:value="0.0000024220188851119" calcext:value-type="float">
            <text:p>0.000002422</text:p>
          </table:table-cell>
          <table:table-cell table:formula="of:=(1-ROUND([.C1899])/[.C1899])^2" office:value-type="float" office:value="0.000000610000201948515" calcext:value-type="float">
            <text:p>0.00000061</text:p>
          </table:table-cell>
          <table:table-cell table:formula="of:=(1-ROUND([.A1899])/[.A1899])^2" office:value-type="float" office:value="0.00000111036963094642" calcext:value-type="float">
            <text:p>1.11036963094642E-006</text:p>
          </table:table-cell>
          <table:table-cell table:formula="of:=SUM([.D1899:.F1899])" office:value-type="float" office:value="0.00000414238871800683" calcext:value-type="float">
            <text:p>4.14238871800683E-006</text:p>
          </table:table-cell>
          <table:table-cell table:number-columns-repeated="4"/>
        </table:table-row>
        <table:table-row table:style-name="ro1">
          <table:table-cell office:value-type="float" office:value="189.9" calcext:value-type="float">
            <text:p>189.9</text:p>
          </table:table-cell>
          <table:table-cell table:formula="of:=SQRT(2)*[.A1900]" office:value-type="float" office:value="268.559155494651" calcext:value-type="float">
            <text:p>268.5591554947</text:p>
          </table:table-cell>
          <table:table-cell table:formula="of:=SQRT(3)*[.A1900]" office:value-type="float" office:value="328.91644835733" calcext:value-type="float">
            <text:p>328.9164483573</text:p>
          </table:table-cell>
          <table:table-cell table:formula="of:=(1-ROUND([.B1900])/[.B1900])^2" office:value-type="float" office:value="0.00000269457911381787" calcext:value-type="float">
            <text:p>2.69457911381787E-006</text:p>
          </table:table-cell>
          <table:table-cell table:formula="of:=(1-ROUND([.C1900])/[.C1900])^2" office:value-type="float" office:value="0.0000000645266028607397" calcext:value-type="float">
            <text:p>6.45266028607397E-008</text:p>
          </table:table-cell>
          <table:table-cell table:formula="of:=(1-ROUND([.A1900])/[.A1900])^2" office:value-type="float" office:value="0.000000277300128306632" calcext:value-type="float">
            <text:p>2.77300128306632E-007</text:p>
          </table:table-cell>
          <table:table-cell table:formula="of:=SUM([.D1900:.F1900])" office:value-type="float" office:value="0.00000303640584498524" calcext:value-type="float">
            <text:p>3.03640584498524E-006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SQRT(2)*[.A1901]" office:value-type="float" office:value="268.700576850888" calcext:value-type="float">
            <text:p>268.7005768509</text:p>
          </table:table-cell>
          <table:table-cell table:formula="of:=SQRT(3)*[.A1901]" office:value-type="float" office:value="329.089653438087" calcext:value-type="float">
            <text:p>329.0896534381</text:p>
          </table:table-cell>
          <table:table-cell table:formula="of:=(1-ROUND([.B1901])/[.B1901])^2" office:value-type="float" office:value="0.00000124174823025077" calcext:value-type="float">
            <text:p>1.24174823025077E-006</text:p>
          </table:table-cell>
          <table:table-cell table:formula="of:=(1-ROUND([.C1901])/[.C1901])^2" office:value-type="float" office:value="0.0000000742173495914936" calcext:value-type="float">
            <text:p>7.42173495914936E-008</text:p>
          </table:table-cell>
          <table:table-cell table:formula="of:=(1-ROUND([.A1901])/[.A1901])^2" office:value-type="float" office:value="0" calcext:value-type="float">
            <text:p>0</text:p>
          </table:table-cell>
          <table:table-cell table:formula="of:=SUM([.D1901:.F1901])" office:value-type="float" office:value="0.00000131596557984227" calcext:value-type="float">
            <text:p>0.000001316</text:p>
          </table:table-cell>
          <table:table-cell table:number-columns-repeated="4"/>
        </table:table-row>
        <table:table-row table:style-name="ro1">
          <table:table-cell office:value-type="float" office:value="190.1" calcext:value-type="float">
            <text:p>190.1</text:p>
          </table:table-cell>
          <table:table-cell table:formula="of:=SQRT(2)*[.A1902]" office:value-type="float" office:value="268.841998207125" calcext:value-type="float">
            <text:p>268.8419982071</text:p>
          </table:table-cell>
          <table:table-cell table:formula="of:=SQRT(3)*[.A1902]" office:value-type="float" office:value="329.262858518844" calcext:value-type="float">
            <text:p>329.2628585188</text:p>
          </table:table-cell>
          <table:table-cell table:formula="of:=(1-ROUND([.B1902])/[.B1902])^2" office:value-type="float" office:value="0.000000345405938948952" calcext:value-type="float">
            <text:p>3.45405938948952E-007</text:p>
          </table:table-cell>
          <table:table-cell table:formula="of:=(1-ROUND([.C1902])/[.C1902])^2" office:value-type="float" office:value="0.000000637321580321388" calcext:value-type="float">
            <text:p>6.37321580321388E-007</text:p>
          </table:table-cell>
          <table:table-cell table:formula="of:=(1-ROUND([.A1902])/[.A1902])^2" office:value-type="float" office:value="0.000000276716952593612" calcext:value-type="float">
            <text:p>2.76716952593612E-007</text:p>
          </table:table-cell>
          <table:table-cell table:formula="of:=SUM([.D1902:.F1902])" office:value-type="float" office:value="0.00000125944447186395" calcext:value-type="float">
            <text:p>1.25944447186395E-006</text:p>
          </table:table-cell>
          <table:table-cell table:number-columns-repeated="4"/>
        </table:table-row>
        <table:table-row table:style-name="ro1">
          <table:table-cell office:value-type="float" office:value="190.2" calcext:value-type="float">
            <text:p>190.2</text:p>
          </table:table-cell>
          <table:table-cell table:formula="of:=SQRT(2)*[.A1903]" office:value-type="float" office:value="268.983419563363" calcext:value-type="float">
            <text:p>268.9834195634</text:p>
          </table:table-cell>
          <table:table-cell table:formula="of:=SQRT(3)*[.A1903]" office:value-type="float" office:value="329.4360635996" calcext:value-type="float">
            <text:p>329.4360635996</text:p>
          </table:table-cell>
          <table:table-cell table:formula="of:=(1-ROUND([.B1903])/[.B1903])^2" office:value-type="float" office:value="0.00000000379962648044614" calcext:value-type="float">
            <text:p>3.79962648044614E-009</text:p>
          </table:table-cell>
          <table:table-cell table:formula="of:=(1-ROUND([.C1903])/[.C1903])^2" office:value-type="float" office:value="0.00000175209395405076" calcext:value-type="float">
            <text:p>1.75209395405076E-006</text:p>
          </table:table-cell>
          <table:table-cell table:formula="of:=(1-ROUND([.A1903])/[.A1903])^2" office:value-type="float" office:value="0.00000110570421748782" calcext:value-type="float">
            <text:p>1.10570421748782E-006</text:p>
          </table:table-cell>
          <table:table-cell table:formula="of:=SUM([.D1903:.F1903])" office:value-type="float" office:value="0.00000286159779801902" calcext:value-type="float">
            <text:p>2.86159779801902E-006</text:p>
          </table:table-cell>
          <table:table-cell table:number-columns-repeated="4"/>
        </table:table-row>
        <table:table-row table:style-name="ro1">
          <table:table-cell office:value-type="float" office:value="190.3" calcext:value-type="float">
            <text:p>190.3</text:p>
          </table:table-cell>
          <table:table-cell table:formula="of:=SQRT(2)*[.A1904]" office:value-type="float" office:value="269.1248409196" calcext:value-type="float">
            <text:p>269.1248409196</text:p>
          </table:table-cell>
          <table:table-cell table:formula="of:=SQRT(3)*[.A1904]" office:value-type="float" office:value="329.609268680357" calcext:value-type="float">
            <text:p>329.6092686804</text:p>
          </table:table-cell>
          <table:table-cell table:formula="of:=(1-ROUND([.B1904])/[.B1904])^2" office:value-type="float" office:value="0.000000215182201272824" calcext:value-type="float">
            <text:p>2.15182201272824E-007</text:p>
          </table:table-cell>
          <table:table-cell table:formula="of:=(1-ROUND([.C1904])/[.C1904])^2" office:value-type="float" office:value="0.0000014052630173292" calcext:value-type="float">
            <text:p>1.4052630173292E-006</text:p>
          </table:table-cell>
          <table:table-cell table:formula="of:=(1-ROUND([.A1904])/[.A1904])^2" office:value-type="float" office:value="0.00000248522053156669" calcext:value-type="float">
            <text:p>2.48522053156669E-006</text:p>
          </table:table-cell>
          <table:table-cell table:formula="of:=SUM([.D1904:.F1904])" office:value-type="float" office:value="0.00000410566575016871" calcext:value-type="float">
            <text:p>4.10566575016871E-006</text:p>
          </table:table-cell>
          <table:table-cell table:number-columns-repeated="4"/>
        </table:table-row>
        <table:table-row table:style-name="ro1">
          <table:table-cell office:value-type="float" office:value="190.4" calcext:value-type="float">
            <text:p>190.4</text:p>
          </table:table-cell>
          <table:table-cell table:formula="of:=SQRT(2)*[.A1905]" office:value-type="float" office:value="269.266262275837" calcext:value-type="float">
            <text:p>269.2662622758</text:p>
          </table:table-cell>
          <table:table-cell table:formula="of:=SQRT(3)*[.A1905]" office:value-type="float" office:value="329.782473761114" calcext:value-type="float">
            <text:p>329.7824737611</text:p>
          </table:table-cell>
          <table:table-cell table:formula="of:=(1-ROUND([.B1905])/[.B1905])^2" office:value-type="float" office:value="0.000000977812074288388" calcext:value-type="float">
            <text:p>9.77812074288388E-007</text:p>
          </table:table-cell>
          <table:table-cell table:formula="of:=(1-ROUND([.C1905])/[.C1905])^2" office:value-type="float" office:value="0.000000435079037164574" calcext:value-type="float">
            <text:p>4.35079037164574E-007</text:p>
          </table:table-cell>
          <table:table-cell table:formula="of:=(1-ROUND([.A1905])/[.A1905])^2" office:value-type="float" office:value="0.00000441353011792949" calcext:value-type="float">
            <text:p>4.41353011792949E-006</text:p>
          </table:table-cell>
          <table:table-cell table:formula="of:=SUM([.D1905:.F1905])" office:value-type="float" office:value="0.00000582642122938246" calcext:value-type="float">
            <text:p>5.82642122938246E-006</text:p>
          </table:table-cell>
          <table:table-cell table:number-columns-repeated="4"/>
        </table:table-row>
        <table:table-row table:style-name="ro1">
          <table:table-cell office:value-type="float" office:value="190.5" calcext:value-type="float">
            <text:p>190.5</text:p>
          </table:table-cell>
          <table:table-cell table:formula="of:=SQRT(2)*[.A1906]" office:value-type="float" office:value="269.407683632075" calcext:value-type="float">
            <text:p>269.4076836321</text:p>
          </table:table-cell>
          <table:table-cell table:formula="of:=SQRT(3)*[.A1906]" office:value-type="float" office:value="329.955678841871" calcext:value-type="float">
            <text:p>329.9556788419</text:p>
          </table:table-cell>
          <table:table-cell table:formula="of:=(1-ROUND([.B1906])/[.B1906])^2" office:value-type="float" office:value="0.0000022899531397767" calcext:value-type="float">
            <text:p>0.00000229</text:p>
          </table:table-cell>
          <table:table-cell table:formula="of:=(1-ROUND([.C1906])/[.C1906])^2" office:value-type="float" office:value="0.0000000180430929141829" calcext:value-type="float">
            <text:p>0.000000018</text:p>
          </table:table-cell>
          <table:table-cell table:formula="of:=(1-ROUND([.A1906])/[.A1906])^2" office:value-type="float" office:value="0.00000688890266669459" calcext:value-type="float">
            <text:p>6.88890266669459E-006</text:p>
          </table:table-cell>
          <table:table-cell table:formula="of:=SUM([.D1906:.F1906])" office:value-type="float" office:value="0.00000919689889938547" calcext:value-type="float">
            <text:p>9.19689889938547E-006</text:p>
          </table:table-cell>
          <table:table-cell table:number-columns-repeated="4"/>
        </table:table-row>
        <table:table-row table:style-name="ro1">
          <table:table-cell office:value-type="float" office:value="190.6" calcext:value-type="float">
            <text:p>190.6</text:p>
          </table:table-cell>
          <table:table-cell table:formula="of:=SQRT(2)*[.A1907]" office:value-type="float" office:value="269.549104988312" calcext:value-type="float">
            <text:p>269.5491049883</text:p>
          </table:table-cell>
          <table:table-cell table:formula="of:=SQRT(3)*[.A1907]" office:value-type="float" office:value="330.128883922628" calcext:value-type="float">
            <text:p>330.1288839226</text:p>
          </table:table-cell>
          <table:table-cell table:formula="of:=(1-ROUND([.B1907])/[.B1907])^2" office:value-type="float" office:value="0.00000279817629484531" calcext:value-type="float">
            <text:p>2.79817629484531E-006</text:p>
          </table:table-cell>
          <table:table-cell table:formula="of:=(1-ROUND([.C1907])/[.C1907])^2" office:value-type="float" office:value="0.00000015241595924855" calcext:value-type="float">
            <text:p>1.5241595924855E-007</text:p>
          </table:table-cell>
          <table:table-cell table:formula="of:=(1-ROUND([.A1907])/[.A1907])^2" office:value-type="float" office:value="0.00000440427258483468" calcext:value-type="float">
            <text:p>4.40427258483468E-006</text:p>
          </table:table-cell>
          <table:table-cell table:formula="of:=SUM([.D1907:.F1907])" office:value-type="float" office:value="0.00000735486483892854" calcext:value-type="float">
            <text:p>7.35486483892854E-006</text:p>
          </table:table-cell>
          <table:table-cell table:number-columns-repeated="4"/>
        </table:table-row>
        <table:table-row table:style-name="ro1">
          <table:table-cell office:value-type="float" office:value="190.7" calcext:value-type="float">
            <text:p>190.7</text:p>
          </table:table-cell>
          <table:table-cell table:formula="of:=SQRT(2)*[.A1908]" office:value-type="float" office:value="269.690526344549" calcext:value-type="float">
            <text:p>269.6905263446</text:p>
          </table:table-cell>
          <table:table-cell table:formula="of:=SQRT(3)*[.A1908]" office:value-type="float" office:value="330.302089003385" calcext:value-type="float">
            <text:p>330.3020890034</text:p>
          </table:table-cell>
          <table:table-cell table:formula="of:=(1-ROUND([.B1908])/[.B1908])^2" office:value-type="float" office:value="0.0000013167883870295" calcext:value-type="float">
            <text:p>1.3167883870295E-006</text:p>
          </table:table-cell>
          <table:table-cell table:formula="of:=(1-ROUND([.C1908])/[.C1908])^2" office:value-type="float" office:value="0.000000836463879853051" calcext:value-type="float">
            <text:p>8.36463879853051E-007</text:p>
          </table:table-cell>
          <table:table-cell table:formula="of:=(1-ROUND([.A1908])/[.A1908])^2" office:value-type="float" office:value="0.00000247480578961505" calcext:value-type="float">
            <text:p>2.47480578961505E-006</text:p>
          </table:table-cell>
          <table:table-cell table:formula="of:=SUM([.D1908:.F1908])" office:value-type="float" office:value="0.0000046280580564976" calcext:value-type="float">
            <text:p>4.6280580564976E-006</text:p>
          </table:table-cell>
          <table:table-cell table:number-columns-repeated="4"/>
        </table:table-row>
        <table:table-row table:style-name="ro1">
          <table:table-cell office:value-type="float" office:value="190.8" calcext:value-type="float">
            <text:p>190.8</text:p>
          </table:table-cell>
          <table:table-cell table:formula="of:=SQRT(2)*[.A1909]" office:value-type="float" office:value="269.831947700787" calcext:value-type="float">
            <text:p>269.8319477008</text:p>
          </table:table-cell>
          <table:table-cell table:formula="of:=SQRT(3)*[.A1909]" office:value-type="float" office:value="330.475294084142" calcext:value-type="float">
            <text:p>330.4752940841</text:p>
          </table:table-cell>
          <table:table-cell table:formula="of:=(1-ROUND([.B1909])/[.B1909])^2" office:value-type="float" office:value="0.00000038788428165924" calcext:value-type="float">
            <text:p>3.8788428165924E-007</text:p>
          </table:table-cell>
          <table:table-cell table:formula="of:=(1-ROUND([.C1909])/[.C1909])^2" office:value-type="float" office:value="0.00000206845854832619" calcext:value-type="float">
            <text:p>2.06845854832619E-006</text:p>
          </table:table-cell>
          <table:table-cell table:formula="of:=(1-ROUND([.A1909])/[.A1909])^2" office:value-type="float" office:value="0.00000109876103705454" calcext:value-type="float">
            <text:p>1.09876103705454E-006</text:p>
          </table:table-cell>
          <table:table-cell table:formula="of:=SUM([.D1909:.F1909])" office:value-type="float" office:value="0.00000355510386703997" calcext:value-type="float">
            <text:p>3.55510386703997E-006</text:p>
          </table:table-cell>
          <table:table-cell table:number-columns-repeated="4"/>
        </table:table-row>
        <table:table-row table:style-name="ro1">
          <table:table-cell office:value-type="float" office:value="190.9" calcext:value-type="float">
            <text:p>190.9</text:p>
          </table:table-cell>
          <table:table-cell table:formula="of:=SQRT(2)*[.A1910]" office:value-type="float" office:value="269.973369057024" calcext:value-type="float">
            <text:p>269.973369057</text:p>
          </table:table-cell>
          <table:table-cell table:formula="of:=SQRT(3)*[.A1910]" office:value-type="float" office:value="330.648499164899" calcext:value-type="float">
            <text:p>330.6484991649</text:p>
          </table:table-cell>
          <table:table-cell table:formula="of:=(1-ROUND([.B1910])/[.B1910])^2" office:value-type="float" office:value="0.00000000973041216904072" calcext:value-type="float">
            <text:p>9.73041216904072E-009</text:p>
          </table:table-cell>
          <table:table-cell table:formula="of:=(1-ROUND([.C1910])/[.C1910])^2" office:value-type="float" office:value="0.00000113010711922712" calcext:value-type="float">
            <text:p>1.13010711922712E-006</text:p>
          </table:table-cell>
          <table:table-cell table:formula="of:=(1-ROUND([.A1910])/[.A1910])^2" office:value-type="float" office:value="0.000000274402550187588" calcext:value-type="float">
            <text:p>2.74402550187588E-007</text:p>
          </table:table-cell>
          <table:table-cell table:formula="of:=SUM([.D1910:.F1910])" office:value-type="float" office:value="0.00000141424008158374" calcext:value-type="float">
            <text:p>1.41424008158374E-006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SQRT(2)*[.A1911]" office:value-type="float" office:value="270.114790413261" calcext:value-type="float">
            <text:p>270.1147904133</text:p>
          </table:table-cell>
          <table:table-cell table:formula="of:=SQRT(3)*[.A1911]" office:value-type="float" office:value="330.821704245656" calcext:value-type="float">
            <text:p>330.8217042457</text:p>
          </table:table-cell>
          <table:table-cell table:formula="of:=(1-ROUND([.B1911])/[.B1911])^2" office:value-type="float" office:value="0.000000180598653774214" calcext:value-type="float">
            <text:p>1.80598653774214E-007</text:p>
          </table:table-cell>
          <table:table-cell table:formula="of:=(1-ROUND([.C1911])/[.C1911])^2" office:value-type="float" office:value="0.000000290465137261088" calcext:value-type="float">
            <text:p>2.90465137261088E-007</text:p>
          </table:table-cell>
          <table:table-cell table:formula="of:=(1-ROUND([.A1911])/[.A1911])^2" office:value-type="float" office:value="0" calcext:value-type="float">
            <text:p>0</text:p>
          </table:table-cell>
          <table:table-cell table:formula="of:=SUM([.D1911:.F1911])" office:value-type="float" office:value="0.000000471063791035302" calcext:value-type="float">
            <text:p>4.71063791035302E-007</text:p>
          </table:table-cell>
          <table:table-cell table:number-columns-repeated="4"/>
        </table:table-row>
        <table:table-row table:style-name="ro1">
          <table:table-cell office:value-type="float" office:value="191.1" calcext:value-type="float">
            <text:p>191.1</text:p>
          </table:table-cell>
          <table:table-cell table:formula="of:=SQRT(2)*[.A1912]" office:value-type="float" office:value="270.256211769498" calcext:value-type="float">
            <text:p>270.2562117695</text:p>
          </table:table-cell>
          <table:table-cell table:formula="of:=SQRT(3)*[.A1912]" office:value-type="float" office:value="330.994909326412" calcext:value-type="float">
            <text:p>330.9949093264</text:p>
          </table:table-cell>
          <table:table-cell table:formula="of:=(1-ROUND([.B1912])/[.B1912])^2" office:value-type="float" office:value="0.000000898766304494649" calcext:value-type="float">
            <text:p>8.98766304494649E-007</text:p>
          </table:table-cell>
          <table:table-cell table:formula="of:=(1-ROUND([.C1912])/[.C1912])^2" office:value-type="float" office:value="0.000000000236541786957716" calcext:value-type="float">
            <text:p>2.36541786957716E-010</text:p>
          </table:table-cell>
          <table:table-cell table:formula="of:=(1-ROUND([.A1912])/[.A1912])^2" office:value-type="float" office:value="0.000000273828486432174" calcext:value-type="float">
            <text:p>2.73828486432174E-007</text:p>
          </table:table-cell>
          <table:table-cell table:formula="of:=SUM([.D1912:.F1912])" office:value-type="float" office:value="0.00000117283133271378" calcext:value-type="float">
            <text:p>1.17283133271378E-006</text:p>
          </table:table-cell>
          <table:table-cell table:number-columns-repeated="4"/>
        </table:table-row>
        <table:table-row table:style-name="ro1">
          <table:table-cell office:value-type="float" office:value="191.2" calcext:value-type="float">
            <text:p>191.2</text:p>
          </table:table-cell>
          <table:table-cell table:formula="of:=SQRT(2)*[.A1913]" office:value-type="float" office:value="270.397633125736" calcext:value-type="float">
            <text:p>270.3976331257</text:p>
          </table:table-cell>
          <table:table-cell table:formula="of:=SQRT(3)*[.A1913]" office:value-type="float" office:value="331.168114407169" calcext:value-type="float">
            <text:p>331.1681144072</text:p>
          </table:table-cell>
          <table:table-cell table:formula="of:=(1-ROUND([.B1913])/[.B1913])^2" office:value-type="float" office:value="0.00000216251606625674" calcext:value-type="float">
            <text:p>2.16251606625674E-006</text:p>
          </table:table-cell>
          <table:table-cell table:formula="of:=(1-ROUND([.C1913])/[.C1913])^2" office:value-type="float" office:value="0.000000257699061147785" calcext:value-type="float">
            <text:p>2.57699061147785E-007</text:p>
          </table:table-cell>
          <table:table-cell table:formula="of:=(1-ROUND([.A1913])/[.A1913])^2" office:value-type="float" office:value="0.0000010941685194589" calcext:value-type="float">
            <text:p>1.0941685194589E-006</text:p>
          </table:table-cell>
          <table:table-cell table:formula="of:=SUM([.D1913:.F1913])" office:value-type="float" office:value="0.00000351438364686343" calcext:value-type="float">
            <text:p>3.51438364686343E-006</text:p>
          </table:table-cell>
          <table:table-cell table:number-columns-repeated="4"/>
        </table:table-row>
        <table:table-row table:style-name="ro1">
          <table:table-cell office:value-type="float" office:value="191.3" calcext:value-type="float">
            <text:p>191.3</text:p>
          </table:table-cell>
          <table:table-cell table:formula="of:=SQRT(2)*[.A1914]" office:value-type="float" office:value="270.539054481973" calcext:value-type="float">
            <text:p>270.539054482</text:p>
          </table:table-cell>
          <table:table-cell table:formula="of:=SQRT(3)*[.A1914]" office:value-type="float" office:value="331.341319487926" calcext:value-type="float">
            <text:p>331.3413194879</text:p>
          </table:table-cell>
          <table:table-cell table:formula="of:=(1-ROUND([.B1914])/[.B1914])^2" office:value-type="float" office:value="0.00000290294800547702" calcext:value-type="float">
            <text:p>2.90294800547702E-006</text:p>
          </table:table-cell>
          <table:table-cell table:formula="of:=(1-ROUND([.C1914])/[.C1914])^2" office:value-type="float" office:value="0.00000106113582262661" calcext:value-type="float">
            <text:p>1.06113582262661E-006</text:p>
          </table:table-cell>
          <table:table-cell table:formula="of:=(1-ROUND([.A1914])/[.A1914])^2" office:value-type="float" office:value="0.00000245930600024226" calcext:value-type="float">
            <text:p>2.45930600024226E-006</text:p>
          </table:table-cell>
          <table:table-cell table:formula="of:=SUM([.D1914:.F1914])" office:value-type="float" office:value="0.00000642338982834588" calcext:value-type="float">
            <text:p>6.42338982834588E-006</text:p>
          </table:table-cell>
          <table:table-cell table:number-columns-repeated="4"/>
        </table:table-row>
        <table:table-row table:style-name="ro1">
          <table:table-cell office:value-type="float" office:value="191.4" calcext:value-type="float">
            <text:p>191.4</text:p>
          </table:table-cell>
          <table:table-cell table:formula="of:=SQRT(2)*[.A1915]" office:value-type="float" office:value="270.68047583821" calcext:value-type="float">
            <text:p>270.6804758382</text:p>
          </table:table-cell>
          <table:table-cell table:formula="of:=SQRT(3)*[.A1915]" office:value-type="float" office:value="331.514524568683" calcext:value-type="float">
            <text:p>331.5145245687</text:p>
          </table:table-cell>
          <table:table-cell table:formula="of:=(1-ROUND([.B1915])/[.B1915])^2" office:value-type="float" office:value="0.00000139345691767034" calcext:value-type="float">
            <text:p>1.39345691767034E-006</text:p>
          </table:table-cell>
          <table:table-cell table:formula="of:=(1-ROUND([.C1915])/[.C1915])^2" office:value-type="float" office:value="0.00000214451649427981" calcext:value-type="float">
            <text:p>2.14451649427981E-006</text:p>
          </table:table-cell>
          <table:table-cell table:formula="of:=(1-ROUND([.A1915])/[.A1915])^2" office:value-type="float" office:value="0.00000436753220236107" calcext:value-type="float">
            <text:p>4.36753220236107E-006</text:p>
          </table:table-cell>
          <table:table-cell table:formula="of:=SUM([.D1915:.F1915])" office:value-type="float" office:value="0.00000790550561431122" calcext:value-type="float">
            <text:p>7.90550561431122E-006</text:p>
          </table:table-cell>
          <table:table-cell table:number-columns-repeated="4"/>
        </table:table-row>
        <table:table-row table:style-name="ro1">
          <table:table-cell office:value-type="float" office:value="191.5" calcext:value-type="float">
            <text:p>191.5</text:p>
          </table:table-cell>
          <table:table-cell table:formula="of:=SQRT(2)*[.A1916]" office:value-type="float" office:value="270.821897194448" calcext:value-type="float">
            <text:p>270.8218971944</text:p>
          </table:table-cell>
          <table:table-cell table:formula="of:=SQRT(3)*[.A1916]" office:value-type="float" office:value="331.68772964944" calcext:value-type="float">
            <text:p>331.6877296494</text:p>
          </table:table-cell>
          <table:table-cell table:formula="of:=(1-ROUND([.B1916])/[.B1916])^2" office:value-type="float" office:value="0.000000432487907690393" calcext:value-type="float">
            <text:p>4.32487907690393E-007</text:p>
          </table:table-cell>
          <table:table-cell table:formula="of:=(1-ROUND([.C1916])/[.C1916])^2" office:value-type="float" office:value="0.000000886344777853037" calcext:value-type="float">
            <text:p>8.86344777853037E-007</text:p>
          </table:table-cell>
          <table:table-cell table:formula="of:=(1-ROUND([.A1916])/[.A1916])^2" office:value-type="float" office:value="0.00000681714375310981" calcext:value-type="float">
            <text:p>6.81714375310981E-006</text:p>
          </table:table-cell>
          <table:table-cell table:formula="of:=SUM([.D1916:.F1916])" office:value-type="float" office:value="0.00000813597643865324" calcext:value-type="float">
            <text:p>0.000008136</text:p>
          </table:table-cell>
          <table:table-cell table:number-columns-repeated="4"/>
        </table:table-row>
        <table:table-row table:style-name="ro1">
          <table:table-cell office:value-type="float" office:value="191.6" calcext:value-type="float">
            <text:p>191.6</text:p>
          </table:table-cell>
          <table:table-cell table:formula="of:=SQRT(2)*[.A1917]" office:value-type="float" office:value="270.963318550685" calcext:value-type="float">
            <text:p>270.9633185507</text:p>
          </table:table-cell>
          <table:table-cell table:formula="of:=SQRT(3)*[.A1917]" office:value-type="float" office:value="331.860934730197" calcext:value-type="float">
            <text:p>331.8609347302</text:p>
          </table:table-cell>
          <table:table-cell table:formula="of:=(1-ROUND([.B1917])/[.B1917])^2" office:value-type="float" office:value="0.0000000183261808570798" calcext:value-type="float">
            <text:p>1.83261808570798E-008</text:p>
          </table:table-cell>
          <table:table-cell table:formula="of:=(1-ROUND([.C1917])/[.C1917])^2" office:value-type="float" office:value="0.000000175600238418471" calcext:value-type="float">
            <text:p>1.75600238418471E-007</text:p>
          </table:table-cell>
          <table:table-cell table:formula="of:=(1-ROUND([.A1917])/[.A1917])^2" office:value-type="float" office:value="0.00000435841893994528" calcext:value-type="float">
            <text:p>4.35841893994528E-006</text:p>
          </table:table-cell>
          <table:table-cell table:formula="of:=SUM([.D1917:.F1917])" office:value-type="float" office:value="0.00000455234535922083" calcext:value-type="float">
            <text:p>4.55234535922083E-006</text:p>
          </table:table-cell>
          <table:table-cell table:number-columns-repeated="4"/>
        </table:table-row>
        <table:table-row table:style-name="ro1">
          <table:table-cell office:value-type="float" office:value="191.7" calcext:value-type="float">
            <text:p>191.7</text:p>
          </table:table-cell>
          <table:table-cell table:formula="of:=SQRT(2)*[.A1918]" office:value-type="float" office:value="271.104739906922" calcext:value-type="float">
            <text:p>271.1047399069</text:p>
          </table:table-cell>
          <table:table-cell table:formula="of:=SQRT(3)*[.A1918]" office:value-type="float" office:value="332.034139810954" calcext:value-type="float">
            <text:p>332.034139811</text:p>
          </table:table-cell>
          <table:table-cell table:formula="of:=(1-ROUND([.B1918])/[.B1918])^2" office:value-type="float" office:value="0.000000149262305638452" calcext:value-type="float">
            <text:p>1.49262305638452E-007</text:p>
          </table:table-cell>
          <table:table-cell table:formula="of:=(1-ROUND([.C1918])/[.C1918])^2" office:value-type="float" office:value="0.0000000105719899926123" calcext:value-type="float">
            <text:p>1.05719899926123E-008</text:p>
          </table:table-cell>
          <table:table-cell table:formula="of:=(1-ROUND([.A1918])/[.A1918])^2" office:value-type="float" office:value="0.00000244905356324986" calcext:value-type="float">
            <text:p>2.44905356324986E-006</text:p>
          </table:table-cell>
          <table:table-cell table:formula="of:=SUM([.D1918:.F1918])" office:value-type="float" office:value="0.00000260888785888092" calcext:value-type="float">
            <text:p>2.60888785888092E-006</text:p>
          </table:table-cell>
          <table:table-cell table:number-columns-repeated="4"/>
        </table:table-row>
        <table:table-row table:style-name="ro1">
          <table:table-cell office:value-type="float" office:value="191.8" calcext:value-type="float">
            <text:p>191.8</text:p>
          </table:table-cell>
          <table:table-cell table:formula="of:=SQRT(2)*[.A1919]" office:value-type="float" office:value="271.24616126316" calcext:value-type="float">
            <text:p>271.2461612632</text:p>
          </table:table-cell>
          <table:table-cell table:formula="of:=SQRT(3)*[.A1919]" office:value-type="float" office:value="332.207344891711" calcext:value-type="float">
            <text:p>332.2073448917</text:p>
          </table:table-cell>
          <table:table-cell table:formula="of:=(1-ROUND([.B1919])/[.B1919])^2" office:value-type="float" office:value="0.000000823592195015825" calcext:value-type="float">
            <text:p>8.23592195015825E-007</text:p>
          </table:table-cell>
          <table:table-cell table:formula="of:=(1-ROUND([.C1919])/[.C1919])^2" office:value-type="float" office:value="0.000000389554495150067" calcext:value-type="float">
            <text:p>3.89554495150067E-007</text:p>
          </table:table-cell>
          <table:table-cell table:formula="of:=(1-ROUND([.A1919])/[.A1919])^2" office:value-type="float" office:value="0.00000108733354282603" calcext:value-type="float">
            <text:p>1.08733354282603E-006</text:p>
          </table:table-cell>
          <table:table-cell table:formula="of:=SUM([.D1919:.F1919])" office:value-type="float" office:value="0.00000230048023299192" calcext:value-type="float">
            <text:p>2.30048023299192E-006</text:p>
          </table:table-cell>
          <table:table-cell table:number-columns-repeated="4"/>
        </table:table-row>
        <table:table-row table:style-name="ro1">
          <table:table-cell office:value-type="float" office:value="191.9" calcext:value-type="float">
            <text:p>191.9</text:p>
          </table:table-cell>
          <table:table-cell table:formula="of:=SQRT(2)*[.A1920]" office:value-type="float" office:value="271.387582619397" calcext:value-type="float">
            <text:p>271.3875826194</text:p>
          </table:table-cell>
          <table:table-cell table:formula="of:=SQRT(3)*[.A1920]" office:value-type="float" office:value="332.380549972467" calcext:value-type="float">
            <text:p>332.3805499725</text:p>
          </table:table-cell>
          <table:table-cell table:formula="of:=(1-ROUND([.B1920])/[.B1920])^2" office:value-type="float" office:value="0.00000203961708792645" calcext:value-type="float">
            <text:p>2.03961708792645E-006</text:p>
          </table:table-cell>
          <table:table-cell table:formula="of:=(1-ROUND([.C1920])/[.C1920])^2" office:value-type="float" office:value="0.00000131084754644954" calcext:value-type="float">
            <text:p>1.31084754644954E-006</text:p>
          </table:table-cell>
          <table:table-cell table:formula="of:=(1-ROUND([.A1920])/[.A1920])^2" office:value-type="float" office:value="0.000000271550152190149" calcext:value-type="float">
            <text:p>2.71550152190149E-007</text:p>
          </table:table-cell>
          <table:table-cell table:formula="of:=SUM([.D1920:.F1920])" office:value-type="float" office:value="0.00000362201478656614" calcext:value-type="float">
            <text:p>0.00000362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SQRT(2)*[.A1921]" office:value-type="float" office:value="271.529003975634" calcext:value-type="float">
            <text:p>271.5290039756</text:p>
          </table:table-cell>
          <table:table-cell table:formula="of:=SQRT(3)*[.A1921]" office:value-type="float" office:value="332.553755053224" calcext:value-type="float">
            <text:p>332.5537550532</text:p>
          </table:table-cell>
          <table:table-cell table:formula="of:=(1-ROUND([.B1921])/[.B1921])^2" office:value-type="float" office:value="0.00000300886033756957" calcext:value-type="float">
            <text:p>3.00886033756957E-006</text:p>
          </table:table-cell>
          <table:table-cell table:formula="of:=(1-ROUND([.C1921])/[.C1921])^2" office:value-type="float" office:value="0.00000180062348562904" calcext:value-type="float">
            <text:p>1.80062348562904E-006</text:p>
          </table:table-cell>
          <table:table-cell table:formula="of:=(1-ROUND([.A1921])/[.A1921])^2" office:value-type="float" office:value="0" calcext:value-type="float">
            <text:p>0</text:p>
          </table:table-cell>
          <table:table-cell table:formula="of:=SUM([.D1921:.F1921])" office:value-type="float" office:value="0.00000480948382319861" calcext:value-type="float">
            <text:p>4.80948382319861E-006</text:p>
          </table:table-cell>
          <table:table-cell table:number-columns-repeated="4"/>
        </table:table-row>
        <table:table-row table:style-name="ro1">
          <table:table-cell office:value-type="float" office:value="192.1" calcext:value-type="float">
            <text:p>192.1</text:p>
          </table:table-cell>
          <table:table-cell table:formula="of:=SQRT(2)*[.A1922]" office:value-type="float" office:value="271.670425331872" calcext:value-type="float">
            <text:p>271.6704253319</text:p>
          </table:table-cell>
          <table:table-cell table:formula="of:=SQRT(3)*[.A1922]" office:value-type="float" office:value="332.726960133981" calcext:value-type="float">
            <text:p>332.726960134</text:p>
          </table:table-cell>
          <table:table-cell table:formula="of:=(1-ROUND([.B1922])/[.B1922])^2" office:value-type="float" office:value="0.00000147171230648563" calcext:value-type="float">
            <text:p>1.47171230648563E-006</text:p>
          </table:table-cell>
          <table:table-cell table:formula="of:=(1-ROUND([.C1922])/[.C1922])^2" office:value-type="float" office:value="0.000000673404694846868" calcext:value-type="float">
            <text:p>6.73404694846868E-007</text:p>
          </table:table-cell>
          <table:table-cell table:formula="of:=(1-ROUND([.A1922])/[.A1922])^2" office:value-type="float" office:value="0.000000270985011548041" calcext:value-type="float">
            <text:p>0.000000271</text:p>
          </table:table-cell>
          <table:table-cell table:formula="of:=SUM([.D1922:.F1922])" office:value-type="float" office:value="0.00000241610201288054" calcext:value-type="float">
            <text:p>2.41610201288054E-006</text:p>
          </table:table-cell>
          <table:table-cell table:number-columns-repeated="4"/>
        </table:table-row>
        <table:table-row table:style-name="ro1">
          <table:table-cell office:value-type="float" office:value="192.2" calcext:value-type="float">
            <text:p>192.2</text:p>
          </table:table-cell>
          <table:table-cell table:formula="of:=SQRT(2)*[.A1923]" office:value-type="float" office:value="271.811846688109" calcext:value-type="float">
            <text:p>271.8118466881</text:p>
          </table:table-cell>
          <table:table-cell table:formula="of:=SQRT(3)*[.A1923]" office:value-type="float" office:value="332.900165214738" calcext:value-type="float">
            <text:p>332.9001652147</text:p>
          </table:table-cell>
          <table:table-cell table:formula="of:=(1-ROUND([.B1923])/[.B1923])^2" office:value-type="float" office:value="0.000000479167078707174" calcext:value-type="float">
            <text:p>4.79167078707174E-007</text:p>
          </table:table-cell>
          <table:table-cell table:formula="of:=(1-ROUND([.C1923])/[.C1923])^2" office:value-type="float" office:value="0.0000000899364528821397" calcext:value-type="float">
            <text:p>8.99364528821397E-008</text:p>
          </table:table-cell>
          <table:table-cell table:formula="of:=(1-ROUND([.A1923])/[.A1923])^2" office:value-type="float" office:value="0.00000108281241032969" calcext:value-type="float">
            <text:p>1.08281241032969E-006</text:p>
          </table:table-cell>
          <table:table-cell table:formula="of:=SUM([.D1923:.F1923])" office:value-type="float" office:value="0.00000165191594191901" calcext:value-type="float">
            <text:p>1.65191594191901E-006</text:p>
          </table:table-cell>
          <table:table-cell table:number-columns-repeated="4"/>
        </table:table-row>
        <table:table-row table:style-name="ro1">
          <table:table-cell office:value-type="float" office:value="192.3" calcext:value-type="float">
            <text:p>192.3</text:p>
          </table:table-cell>
          <table:table-cell table:formula="of:=SQRT(2)*[.A1924]" office:value-type="float" office:value="271.953268044346" calcext:value-type="float">
            <text:p>271.9532680443</text:p>
          </table:table-cell>
          <table:table-cell table:formula="of:=SQRT(3)*[.A1924]" office:value-type="float" office:value="333.073370295495" calcext:value-type="float">
            <text:p>333.0733702955</text:p>
          </table:table-cell>
          <table:table-cell table:formula="of:=(1-ROUND([.B1924])/[.B1924])^2" office:value-type="float" office:value="0.0000000295283614048372" calcext:value-type="float">
            <text:p>2.95283614048372E-008</text:p>
          </table:table-cell>
          <table:table-cell table:formula="of:=(1-ROUND([.C1924])/[.C1924])^2" office:value-type="float" office:value="0.0000000485244602320254" calcext:value-type="float">
            <text:p>4.85244602320254E-008</text:p>
          </table:table-cell>
          <table:table-cell table:formula="of:=(1-ROUND([.A1924])/[.A1924])^2" office:value-type="float" office:value="0.00000243379469968214" calcext:value-type="float">
            <text:p>2.43379469968214E-006</text:p>
          </table:table-cell>
          <table:table-cell table:formula="of:=SUM([.D1924:.F1924])" office:value-type="float" office:value="0.000002511847521319" calcext:value-type="float">
            <text:p>2.511847521319E-006</text:p>
          </table:table-cell>
          <table:table-cell table:number-columns-repeated="4"/>
        </table:table-row>
        <table:table-row table:style-name="ro1">
          <table:table-cell office:value-type="float" office:value="192.4" calcext:value-type="float">
            <text:p>192.4</text:p>
          </table:table-cell>
          <table:table-cell table:formula="of:=SQRT(2)*[.A1925]" office:value-type="float" office:value="272.094689400583" calcext:value-type="float">
            <text:p>272.0946894006</text:p>
          </table:table-cell>
          <table:table-cell table:formula="of:=SQRT(3)*[.A1925]" office:value-type="float" office:value="333.246575376252" calcext:value-type="float">
            <text:p>333.2465753763</text:p>
          </table:table-cell>
          <table:table-cell table:formula="of:=(1-ROUND([.B1925])/[.B1925])^2" office:value-type="float" office:value="0.000000121105147675854" calcext:value-type="float">
            <text:p>1.21105147675854E-007</text:p>
          </table:table-cell>
          <table:table-cell table:formula="of:=(1-ROUND([.C1925])/[.C1925])^2" office:value-type="float" office:value="0.000000547479697797457" calcext:value-type="float">
            <text:p>5.47479697797457E-007</text:p>
          </table:table-cell>
          <table:table-cell table:formula="of:=(1-ROUND([.A1925])/[.A1925])^2" office:value-type="float" office:value="0.0000043222496444952" calcext:value-type="float">
            <text:p>4.3222496444952E-006</text:p>
          </table:table-cell>
          <table:table-cell table:formula="of:=SUM([.D1925:.F1925])" office:value-type="float" office:value="0.00000499083448996851" calcext:value-type="float">
            <text:p>4.99083448996851E-006</text:p>
          </table:table-cell>
          <table:table-cell table:number-columns-repeated="4"/>
        </table:table-row>
        <table:table-row table:style-name="ro1">
          <table:table-cell office:value-type="float" office:value="192.5" calcext:value-type="float">
            <text:p>192.5</text:p>
          </table:table-cell>
          <table:table-cell table:formula="of:=SQRT(2)*[.A1926]" office:value-type="float" office:value="272.236110756821" calcext:value-type="float">
            <text:p>272.2361107568</text:p>
          </table:table-cell>
          <table:table-cell table:formula="of:=SQRT(3)*[.A1926]" office:value-type="float" office:value="333.419780457009" calcext:value-type="float">
            <text:p>333.419780457</text:p>
          </table:table-cell>
          <table:table-cell table:formula="of:=(1-ROUND([.B1926])/[.B1926])^2" office:value-type="float" office:value="0.000000752211698249447" calcext:value-type="float">
            <text:p>7.52211698249447E-007</text:p>
          </table:table-cell>
          <table:table-cell table:formula="of:=(1-ROUND([.C1926])/[.C1926])^2" office:value-type="float" office:value="0.00000158511840860463" calcext:value-type="float">
            <text:p>1.58511840860463E-006</text:p>
          </table:table-cell>
          <table:table-cell table:formula="of:=(1-ROUND([.A1926])/[.A1926])^2" office:value-type="float" office:value="0.00000674650025299319" calcext:value-type="float">
            <text:p>6.74650025299319E-006</text:p>
          </table:table-cell>
          <table:table-cell table:formula="of:=SUM([.D1926:.F1926])" office:value-type="float" office:value="0.00000908383035984726" calcext:value-type="float">
            <text:p>9.08383035984726E-006</text:p>
          </table:table-cell>
          <table:table-cell table:number-columns-repeated="4"/>
        </table:table-row>
        <table:table-row table:style-name="ro1">
          <table:table-cell office:value-type="float" office:value="192.6" calcext:value-type="float">
            <text:p>192.6</text:p>
          </table:table-cell>
          <table:table-cell table:formula="of:=SQRT(2)*[.A1927]" office:value-type="float" office:value="272.377532113058" calcext:value-type="float">
            <text:p>272.3775321131</text:p>
          </table:table-cell>
          <table:table-cell table:formula="of:=SQRT(3)*[.A1927]" office:value-type="float" office:value="333.592985537766" calcext:value-type="float">
            <text:p>333.5929855378</text:p>
          </table:table-cell>
          <table:table-cell table:formula="of:=(1-ROUND([.B1927])/[.B1927])^2" office:value-type="float" office:value="0.00000192116752325856" calcext:value-type="float">
            <text:p>1.92116752325856E-006</text:p>
          </table:table-cell>
          <table:table-cell table:formula="of:=(1-ROUND([.C1927])/[.C1927])^2" office:value-type="float" office:value="0.00000148862689741826" calcext:value-type="float">
            <text:p>1.48862689741826E-006</text:p>
          </table:table-cell>
          <table:table-cell table:formula="of:=(1-ROUND([.A1927])/[.A1927])^2" office:value-type="float" office:value="0.00000431327767048469" calcext:value-type="float">
            <text:p>4.31327767048469E-006</text:p>
          </table:table-cell>
          <table:table-cell table:formula="of:=SUM([.D1927:.F1927])" office:value-type="float" office:value="0.00000772307209116151" calcext:value-type="float">
            <text:p>7.72307209116151E-006</text:p>
          </table:table-cell>
          <table:table-cell table:number-columns-repeated="4"/>
        </table:table-row>
        <table:table-row table:style-name="ro1">
          <table:table-cell office:value-type="float" office:value="192.7" calcext:value-type="float">
            <text:p>192.7</text:p>
          </table:table-cell>
          <table:table-cell table:formula="of:=SQRT(2)*[.A1928]" office:value-type="float" office:value="272.518953469295" calcext:value-type="float">
            <text:p>272.5189534693</text:p>
          </table:table-cell>
          <table:table-cell table:formula="of:=SQRT(3)*[.A1928]" office:value-type="float" office:value="333.766190618523" calcext:value-type="float">
            <text:p>333.7661906185</text:p>
          </table:table-cell>
          <table:table-cell table:formula="of:=(1-ROUND([.B1928])/[.B1928])^2" office:value-type="float" office:value="0.00000311588018059869" calcext:value-type="float">
            <text:p>3.11588018059869E-006</text:p>
          </table:table-cell>
          <table:table-cell table:formula="of:=(1-ROUND([.C1928])/[.C1928])^2" office:value-type="float" office:value="0.000000490726128018134" calcext:value-type="float">
            <text:p>4.90726128018134E-007</text:p>
          </table:table-cell>
          <table:table-cell table:formula="of:=(1-ROUND([.A1928])/[.A1928])^2" office:value-type="float" office:value="0.00000242370121257753" calcext:value-type="float">
            <text:p>2.42370121257753E-006</text:p>
          </table:table-cell>
          <table:table-cell table:formula="of:=SUM([.D1928:.F1928])" office:value-type="float" office:value="0.00000603030752119435" calcext:value-type="float">
            <text:p>6.03030752119435E-006</text:p>
          </table:table-cell>
          <table:table-cell table:number-columns-repeated="4"/>
        </table:table-row>
        <table:table-row table:style-name="ro1">
          <table:table-cell office:value-type="float" office:value="192.8" calcext:value-type="float">
            <text:p>192.8</text:p>
          </table:table-cell>
          <table:table-cell table:formula="of:=SQRT(2)*[.A1929]" office:value-type="float" office:value="272.660374825533" calcext:value-type="float">
            <text:p>272.6603748255</text:p>
          </table:table-cell>
          <table:table-cell table:formula="of:=SQRT(3)*[.A1929]" office:value-type="float" office:value="333.93939569928" calcext:value-type="float">
            <text:p>333.9393956993</text:p>
          </table:table-cell>
          <table:table-cell table:formula="of:=(1-ROUND([.B1929])/[.B1929])^2" office:value-type="float" office:value="0.00000155151398386413" calcext:value-type="float">
            <text:p>1.55151398386413E-006</text:p>
          </table:table-cell>
          <table:table-cell table:formula="of:=(1-ROUND([.C1929])/[.C1929])^2" office:value-type="float" office:value="0.0000000329360546928029" calcext:value-type="float">
            <text:p>3.29360546928029E-008</text:p>
          </table:table-cell>
          <table:table-cell table:formula="of:=(1-ROUND([.A1929])/[.A1929])^2" office:value-type="float" office:value="0.00000107608340076789" calcext:value-type="float">
            <text:p>1.07608340076789E-006</text:p>
          </table:table-cell>
          <table:table-cell table:formula="of:=SUM([.D1929:.F1929])" office:value-type="float" office:value="0.00000266053343932482" calcext:value-type="float">
            <text:p>2.66053343932482E-006</text:p>
          </table:table-cell>
          <table:table-cell table:number-columns-repeated="4"/>
        </table:table-row>
        <table:table-row table:style-name="ro1">
          <table:table-cell office:value-type="float" office:value="192.9" calcext:value-type="float">
            <text:p>192.9</text:p>
          </table:table-cell>
          <table:table-cell table:formula="of:=SQRT(2)*[.A1930]" office:value-type="float" office:value="272.80179618177" calcext:value-type="float">
            <text:p>272.8017961818</text:p>
          </table:table-cell>
          <table:table-cell table:formula="of:=SQRT(3)*[.A1930]" office:value-type="float" office:value="334.112600780036" calcext:value-type="float">
            <text:p>334.11260078</text:p>
          </table:table-cell>
          <table:table-cell table:formula="of:=(1-ROUND([.B1930])/[.B1930])^2" office:value-type="float" office:value="0.000000527873161851001" calcext:value-type="float">
            <text:p>5.27873161851001E-007</text:p>
          </table:table-cell>
          <table:table-cell table:formula="of:=(1-ROUND([.C1930])/[.C1930])^2" office:value-type="float" office:value="0.000000113578750899845" calcext:value-type="float">
            <text:p>1.13578750899845E-007</text:p>
          </table:table-cell>
          <table:table-cell table:formula="of:=(1-ROUND([.A1930])/[.A1930])^2" office:value-type="float" office:value="0.000000268741999886546" calcext:value-type="float">
            <text:p>2.68741999886546E-007</text:p>
          </table:table-cell>
          <table:table-cell table:formula="of:=SUM([.D1930:.F1930])" office:value-type="float" office:value="0.000000910193912637392" calcext:value-type="float">
            <text:p>9.10193912637392E-00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SQRT(2)*[.A1931]" office:value-type="float" office:value="272.943217538007" calcext:value-type="float">
            <text:p>272.943217538</text:p>
          </table:table-cell>
          <table:table-cell table:formula="of:=SQRT(3)*[.A1931]" office:value-type="float" office:value="334.285805860793" calcext:value-type="float">
            <text:p>334.2858058608</text:p>
          </table:table-cell>
          <table:table-cell table:formula="of:=(1-ROUND([.B1931])/[.B1931])^2" office:value-type="float" office:value="0.0000000432796583793274" calcext:value-type="float">
            <text:p>4.32796583793274E-008</text:p>
          </table:table-cell>
          <table:table-cell table:formula="of:=(1-ROUND([.C1931])/[.C1931])^2" office:value-type="float" office:value="0.000000730981503429987" calcext:value-type="float">
            <text:p>0.000000731</text:p>
          </table:table-cell>
          <table:table-cell table:formula="of:=(1-ROUND([.A1931])/[.A1931])^2" office:value-type="float" office:value="0" calcext:value-type="float">
            <text:p>0</text:p>
          </table:table-cell>
          <table:table-cell table:formula="of:=SUM([.D1931:.F1931])" office:value-type="float" office:value="0.000000774261161809315" calcext:value-type="float">
            <text:p>7.74261161809315E-007</text:p>
          </table:table-cell>
          <table:table-cell table:number-columns-repeated="4"/>
        </table:table-row>
        <table:table-row table:style-name="ro1">
          <table:table-cell office:value-type="float" office:value="193.1" calcext:value-type="float">
            <text:p>193.1</text:p>
          </table:table-cell>
          <table:table-cell table:formula="of:=SQRT(2)*[.A1932]" office:value-type="float" office:value="273.084638894245" calcext:value-type="float">
            <text:p>273.0846388942</text:p>
          </table:table-cell>
          <table:table-cell table:formula="of:=SQRT(3)*[.A1932]" office:value-type="float" office:value="334.45901094155" calcext:value-type="float">
            <text:p>334.4590109416</text:p>
          </table:table-cell>
          <table:table-cell table:formula="of:=(1-ROUND([.B1932])/[.B1932])^2" office:value-type="float" office:value="0.000000096060627363341" calcext:value-type="float">
            <text:p>9.6060627363341E-008</text:p>
          </table:table-cell>
          <table:table-cell table:formula="of:=(1-ROUND([.C1932])/[.C1932])^2" office:value-type="float" office:value="0.00000188347679441656" calcext:value-type="float">
            <text:p>1.88347679441656E-006</text:p>
          </table:table-cell>
          <table:table-cell table:formula="of:=(1-ROUND([.A1932])/[.A1932])^2" office:value-type="float" office:value="0.000000268185598379715" calcext:value-type="float">
            <text:p>2.68185598379715E-007</text:p>
          </table:table-cell>
          <table:table-cell table:formula="of:=SUM([.D1932:.F1932])" office:value-type="float" office:value="0.00000224772302015962" calcext:value-type="float">
            <text:p>2.24772302015962E-006</text:p>
          </table:table-cell>
          <table:table-cell table:number-columns-repeated="4"/>
        </table:table-row>
        <table:table-row table:style-name="ro1">
          <table:table-cell office:value-type="float" office:value="193.2" calcext:value-type="float">
            <text:p>193.2</text:p>
          </table:table-cell>
          <table:table-cell table:formula="of:=SQRT(2)*[.A1933]" office:value-type="float" office:value="273.226060250482" calcext:value-type="float">
            <text:p>273.2260602505</text:p>
          </table:table-cell>
          <table:table-cell table:formula="of:=SQRT(3)*[.A1933]" office:value-type="float" office:value="334.632216022307" calcext:value-type="float">
            <text:p>334.6322160223</text:p>
          </table:table-cell>
          <table:table-cell table:formula="of:=(1-ROUND([.B1933])/[.B1933])^2" office:value-type="float" office:value="0.000000684548414841516" calcext:value-type="float">
            <text:p>6.84548414841516E-007</text:p>
          </table:table-cell>
          <table:table-cell table:formula="of:=(1-ROUND([.C1933])/[.C1933])^2" office:value-type="float" office:value="0.00000120795320974919" calcext:value-type="float">
            <text:p>0.000001208</text:p>
          </table:table-cell>
          <table:table-cell table:formula="of:=(1-ROUND([.A1933])/[.A1933])^2" office:value-type="float" office:value="0.00000107163218154334" calcext:value-type="float">
            <text:p>1.07163218154334E-006</text:p>
          </table:table-cell>
          <table:table-cell table:formula="of:=SUM([.D1933:.F1933])" office:value-type="float" office:value="0.00000296413380613404" calcext:value-type="float">
            <text:p>2.96413380613404E-006</text:p>
          </table:table-cell>
          <table:table-cell table:number-columns-repeated="4"/>
        </table:table-row>
        <table:table-row table:style-name="ro1">
          <table:table-cell office:value-type="float" office:value="193.3" calcext:value-type="float">
            <text:p>193.3</text:p>
          </table:table-cell>
          <table:table-cell table:formula="of:=SQRT(2)*[.A1934]" office:value-type="float" office:value="273.367481606719" calcext:value-type="float">
            <text:p>273.3674816067</text:p>
          </table:table-cell>
          <table:table-cell table:formula="of:=SQRT(3)*[.A1934]" office:value-type="float" office:value="334.805421103064" calcext:value-type="float">
            <text:p>334.8054211031</text:p>
          </table:table-cell>
          <table:table-cell table:formula="of:=(1-ROUND([.B1934])/[.B1934])^2" office:value-type="float" office:value="0.00000180708054107739" calcext:value-type="float">
            <text:p>1.80708054107739E-006</text:p>
          </table:table-cell>
          <table:table-cell table:formula="of:=(1-ROUND([.C1934])/[.C1934])^2" office:value-type="float" office:value="0.000000337758674278203" calcext:value-type="float">
            <text:p>3.37758674278203E-007</text:p>
          </table:table-cell>
          <table:table-cell table:formula="of:=(1-ROUND([.A1934])/[.A1934])^2" office:value-type="float" office:value="0.00000240867830736321" calcext:value-type="float">
            <text:p>2.40867830736321E-006</text:p>
          </table:table-cell>
          <table:table-cell table:formula="of:=SUM([.D1934:.F1934])" office:value-type="float" office:value="0.00000455351752271881" calcext:value-type="float">
            <text:p>4.55351752271881E-006</text:p>
          </table:table-cell>
          <table:table-cell table:number-columns-repeated="4"/>
        </table:table-row>
        <table:table-row table:style-name="ro1">
          <table:table-cell office:value-type="float" office:value="193.4" calcext:value-type="float">
            <text:p>193.4</text:p>
          </table:table-cell>
          <table:table-cell table:formula="of:=SQRT(2)*[.A1935]" office:value-type="float" office:value="273.508902962957" calcext:value-type="float">
            <text:p>273.508902963</text:p>
          </table:table-cell>
          <table:table-cell table:formula="of:=SQRT(3)*[.A1935]" office:value-type="float" office:value="334.978626183821" calcext:value-type="float">
            <text:p>334.9786261838</text:p>
          </table:table-cell>
          <table:table-cell table:formula="of:=(1-ROUND([.B1935])/[.B1935])^2" office:value-type="float" office:value="0.00000322397520172926" calcext:value-type="float">
            <text:p>0.000003224</text:p>
          </table:table-cell>
          <table:table-cell table:formula="of:=(1-ROUND([.C1935])/[.C1935])^2" office:value-type="float" office:value="0.00000000407127038229472" calcext:value-type="float">
            <text:p>4.07127038229472E-009</text:p>
          </table:table-cell>
          <table:table-cell table:formula="of:=(1-ROUND([.A1935])/[.A1935])^2" office:value-type="float" office:value="0.00000427766768724689" calcext:value-type="float">
            <text:p>4.27766768724689E-006</text:p>
          </table:table-cell>
          <table:table-cell table:formula="of:=SUM([.D1935:.F1935])" office:value-type="float" office:value="0.00000750571415935845" calcext:value-type="float">
            <text:p>7.50571415935845E-006</text:p>
          </table:table-cell>
          <table:table-cell table:number-columns-repeated="4"/>
        </table:table-row>
        <table:table-row table:style-name="ro1">
          <table:table-cell office:value-type="float" office:value="193.5" calcext:value-type="float">
            <text:p>193.5</text:p>
          </table:table-cell>
          <table:table-cell table:formula="of:=SQRT(2)*[.A1936]" office:value-type="float" office:value="273.650324319194" calcext:value-type="float">
            <text:p>273.6503243192</text:p>
          </table:table-cell>
          <table:table-cell table:formula="of:=SQRT(3)*[.A1936]" office:value-type="float" office:value="335.151831264578" calcext:value-type="float">
            <text:p>335.1518312646</text:p>
          </table:table-cell>
          <table:table-cell table:formula="of:=(1-ROUND([.B1936])/[.B1936])^2" office:value-type="float" office:value="0.00000163282230297597" calcext:value-type="float">
            <text:p>1.63282230297597E-006</text:p>
          </table:table-cell>
          <table:table-cell table:formula="of:=(1-ROUND([.C1936])/[.C1936])^2" office:value-type="float" office:value="0.000000205229234383297" calcext:value-type="float">
            <text:p>2.05229234383297E-007</text:p>
          </table:table-cell>
          <table:table-cell table:formula="of:=(1-ROUND([.A1936])/[.A1936])^2" office:value-type="float" office:value="0.00000667694916838639" calcext:value-type="float">
            <text:p>6.67694916838639E-006</text:p>
          </table:table-cell>
          <table:table-cell table:formula="of:=SUM([.D1936:.F1936])" office:value-type="float" office:value="0.00000851500070574565" calcext:value-type="float">
            <text:p>0.000008515</text:p>
          </table:table-cell>
          <table:table-cell table:number-columns-repeated="4"/>
        </table:table-row>
        <table:table-row table:style-name="ro1">
          <table:table-cell office:value-type="float" office:value="193.6" calcext:value-type="float">
            <text:p>193.6</text:p>
          </table:table-cell>
          <table:table-cell table:formula="of:=SQRT(2)*[.A1937]" office:value-type="float" office:value="273.791745675431" calcext:value-type="float">
            <text:p>273.7917456754</text:p>
          </table:table-cell>
          <table:table-cell table:formula="of:=SQRT(3)*[.A1937]" office:value-type="float" office:value="335.325036345335" calcext:value-type="float">
            <text:p>335.3250363453</text:p>
          </table:table-cell>
          <table:table-cell table:formula="of:=(1-ROUND([.B1937])/[.B1937])^2" office:value-type="float" office:value="0.000000578558602842489" calcext:value-type="float">
            <text:p>5.78558602842489E-007</text:p>
          </table:table-cell>
          <table:table-cell table:formula="of:=(1-ROUND([.C1937])/[.C1937])^2" office:value-type="float" office:value="0.000000939575949926829" calcext:value-type="float">
            <text:p>9.39575949926829E-007</text:p>
          </table:table-cell>
          <table:table-cell table:formula="of:=(1-ROUND([.A1937])/[.A1937])^2" office:value-type="float" office:value="0.00000426883409603143" calcext:value-type="float">
            <text:p>4.26883409603143E-006</text:p>
          </table:table-cell>
          <table:table-cell table:formula="of:=SUM([.D1937:.F1937])" office:value-type="float" office:value="0.00000578696864880075" calcext:value-type="float">
            <text:p>0.000005787</text:p>
          </table:table-cell>
          <table:table-cell table:number-columns-repeated="4"/>
        </table:table-row>
        <table:table-row table:style-name="ro1">
          <table:table-cell office:value-type="float" office:value="193.7" calcext:value-type="float">
            <text:p>193.7</text:p>
          </table:table-cell>
          <table:table-cell table:formula="of:=SQRT(2)*[.A1938]" office:value-type="float" office:value="273.933167031669" calcext:value-type="float">
            <text:p>273.9331670317</text:p>
          </table:table-cell>
          <table:table-cell table:formula="of:=SQRT(3)*[.A1938]" office:value-type="float" office:value="335.498241426092" calcext:value-type="float">
            <text:p>335.4982414261</text:p>
          </table:table-cell>
          <table:table-cell table:formula="of:=(1-ROUND([.B1938])/[.B1938])^2" office:value-type="float" office:value="0.0000000595240213336759" calcext:value-type="float">
            <text:p>5.95240213336759E-008</text:p>
          </table:table-cell>
          <table:table-cell table:formula="of:=(1-ROUND([.C1938])/[.C1938])^2" office:value-type="float" office:value="0.00000220545993027273" calcext:value-type="float">
            <text:p>2.20545993027273E-006</text:p>
          </table:table-cell>
          <table:table-cell table:formula="of:=(1-ROUND([.A1938])/[.A1938])^2" office:value-type="float" office:value="0.00000239874050132069" calcext:value-type="float">
            <text:p>2.39874050132069E-006</text:p>
          </table:table-cell>
          <table:table-cell table:formula="of:=SUM([.D1938:.F1938])" office:value-type="float" office:value="0.00000466372445292709" calcext:value-type="float">
            <text:p>4.66372445292709E-006</text:p>
          </table:table-cell>
          <table:table-cell table:number-columns-repeated="4"/>
        </table:table-row>
        <table:table-row table:style-name="ro1">
          <table:table-cell office:value-type="float" office:value="193.8" calcext:value-type="float">
            <text:p>193.8</text:p>
          </table:table-cell>
          <table:table-cell table:formula="of:=SQRT(2)*[.A1939]" office:value-type="float" office:value="274.074588387906" calcext:value-type="float">
            <text:p>274.0745883879</text:p>
          </table:table-cell>
          <table:table-cell table:formula="of:=SQRT(3)*[.A1939]" office:value-type="float" office:value="335.671446506848" calcext:value-type="float">
            <text:p>335.6714465068</text:p>
          </table:table-cell>
          <table:table-cell table:formula="of:=(1-ROUND([.B1939])/[.B1939])^2" office:value-type="float" office:value="0.0000000740636140691251" calcext:value-type="float">
            <text:p>7.40636140691251E-008</text:p>
          </table:table-cell>
          <table:table-cell table:formula="of:=(1-ROUND([.C1939])/[.C1939])^2" office:value-type="float" office:value="0.000000958039416813791" calcext:value-type="float">
            <text:p>0.000000958</text:p>
          </table:table-cell>
          <table:table-cell table:formula="of:=(1-ROUND([.A1939])/[.A1939])^2" office:value-type="float" office:value="0.00000106500695982035" calcext:value-type="float">
            <text:p>0.000001065</text:p>
          </table:table-cell>
          <table:table-cell table:formula="of:=SUM([.D1939:.F1939])" office:value-type="float" office:value="0.00000209710999070327" calcext:value-type="float">
            <text:p>2.09710999070327E-006</text:p>
          </table:table-cell>
          <table:table-cell table:number-columns-repeated="4"/>
        </table:table-row>
        <table:table-row table:style-name="ro1">
          <table:table-cell office:value-type="float" office:value="193.9" calcext:value-type="float">
            <text:p>193.9</text:p>
          </table:table-cell>
          <table:table-cell table:formula="of:=SQRT(2)*[.A1940]" office:value-type="float" office:value="274.216009744143" calcext:value-type="float">
            <text:p>274.2160097441</text:p>
          </table:table-cell>
          <table:table-cell table:formula="of:=SQRT(3)*[.A1940]" office:value-type="float" office:value="335.844651587605" calcext:value-type="float">
            <text:p>335.8446515876</text:p>
          </table:table-cell>
          <table:table-cell table:formula="of:=(1-ROUND([.B1940])/[.B1940])^2" office:value-type="float" office:value="0.000000620527554634862" calcext:value-type="float">
            <text:p>6.20527554634862E-007</text:p>
          </table:table-cell>
          <table:table-cell table:formula="of:=(1-ROUND([.C1940])/[.C1940])^2" office:value-type="float" office:value="0.000000213962057588309" calcext:value-type="float">
            <text:p>0.000000214</text:p>
          </table:table-cell>
          <table:table-cell table:formula="of:=(1-ROUND([.A1940])/[.A1940])^2" office:value-type="float" office:value="0.00000026597718288143" calcext:value-type="float">
            <text:p>0.000000266</text:p>
          </table:table-cell>
          <table:table-cell table:formula="of:=SUM([.D1940:.F1940])" office:value-type="float" office:value="0.0000011004667951046" calcext:value-type="float">
            <text:p>1.1004667951046E-006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SQRT(2)*[.A1941]" office:value-type="float" office:value="274.35743110038" calcext:value-type="float">
            <text:p>274.3574311004</text:p>
          </table:table-cell>
          <table:table-cell table:formula="of:=SQRT(3)*[.A1941]" office:value-type="float" office:value="336.017856668362" calcext:value-type="float">
            <text:p>336.0178566684</text:p>
          </table:table-cell>
          <table:table-cell table:formula="of:=(1-ROUND([.B1941])/[.B1941])^2" office:value-type="float" office:value="0.00000169727111700453" calcext:value-type="float">
            <text:p>1.69727111700453E-006</text:p>
          </table:table-cell>
          <table:table-cell table:formula="of:=(1-ROUND([.C1941])/[.C1941])^2" office:value-type="float" office:value="0.00000000282407451196181" calcext:value-type="float">
            <text:p>2.82407451196181E-009</text:p>
          </table:table-cell>
          <table:table-cell table:formula="of:=(1-ROUND([.A1941])/[.A1941])^2" office:value-type="float" office:value="0" calcext:value-type="float">
            <text:p>0</text:p>
          </table:table-cell>
          <table:table-cell table:formula="of:=SUM([.D1941:.F1941])" office:value-type="float" office:value="0.00000170009519151649" calcext:value-type="float">
            <text:p>1.70009519151649E-006</text:p>
          </table:table-cell>
          <table:table-cell table:number-columns-repeated="4"/>
        </table:table-row>
        <table:table-row table:style-name="ro1">
          <table:table-cell office:value-type="float" office:value="194.1" calcext:value-type="float">
            <text:p>194.1</text:p>
          </table:table-cell>
          <table:table-cell table:formula="of:=SQRT(2)*[.A1942]" office:value-type="float" office:value="274.498852456618" calcext:value-type="float">
            <text:p>274.4988524566</text:p>
          </table:table-cell>
          <table:table-cell table:formula="of:=SQRT(3)*[.A1942]" office:value-type="float" office:value="336.191061749119" calcext:value-type="float">
            <text:p>336.1910617491</text:p>
          </table:table-cell>
          <table:table-cell table:formula="of:=(1-ROUND([.B1942])/[.B1942])^2" office:value-type="float" office:value="0.00000330265465802761" calcext:value-type="float">
            <text:p>3.30265465802761E-006</text:p>
          </table:table-cell>
          <table:table-cell table:formula="of:=(1-ROUND([.C1942])/[.C1942])^2" office:value-type="float" office:value="0.000000322979660029498" calcext:value-type="float">
            <text:p>0.000000323</text:p>
          </table:table-cell>
          <table:table-cell table:formula="of:=(1-ROUND([.A1942])/[.A1942])^2" office:value-type="float" office:value="0.000000265429341249487" calcext:value-type="float">
            <text:p>2.65429341249487E-007</text:p>
          </table:table-cell>
          <table:table-cell table:formula="of:=SUM([.D1942:.F1942])" office:value-type="float" office:value="0.00000389106365930659" calcext:value-type="float">
            <text:p>3.89106365930659E-006</text:p>
          </table:table-cell>
          <table:table-cell table:number-columns-repeated="4"/>
        </table:table-row>
        <table:table-row table:style-name="ro1">
          <table:table-cell office:value-type="float" office:value="194.2" calcext:value-type="float">
            <text:p>194.2</text:p>
          </table:table-cell>
          <table:table-cell table:formula="of:=SQRT(2)*[.A1943]" office:value-type="float" office:value="274.640273812855" calcext:value-type="float">
            <text:p>274.6402738129</text:p>
          </table:table-cell>
          <table:table-cell table:formula="of:=SQRT(3)*[.A1943]" office:value-type="float" office:value="336.364266829876" calcext:value-type="float">
            <text:p>336.3642668299</text:p>
          </table:table-cell>
          <table:table-cell table:formula="of:=(1-ROUND([.B1943])/[.B1943])^2" office:value-type="float" office:value="0.00000171559851711198" calcext:value-type="float">
            <text:p>1.71559851711198E-006</text:p>
          </table:table-cell>
          <table:table-cell table:formula="of:=(1-ROUND([.C1943])/[.C1943])^2" office:value-type="float" office:value="0.00000117278808894163" calcext:value-type="float">
            <text:p>1.17278808894163E-006</text:p>
          </table:table-cell>
          <table:table-cell table:formula="of:=(1-ROUND([.A1943])/[.A1943])^2" office:value-type="float" office:value="0.00000106062421977855" calcext:value-type="float">
            <text:p>1.06062421977855E-006</text:p>
          </table:table-cell>
          <table:table-cell table:formula="of:=SUM([.D1943:.F1943])" office:value-type="float" office:value="0.00000394901082583216" calcext:value-type="float">
            <text:p>0.000003949</text:p>
          </table:table-cell>
          <table:table-cell table:number-columns-repeated="4"/>
        </table:table-row>
        <table:table-row table:style-name="ro1">
          <table:table-cell office:value-type="float" office:value="194.3" calcext:value-type="float">
            <text:p>194.3</text:p>
          </table:table-cell>
          <table:table-cell table:formula="of:=SQRT(2)*[.A1944]" office:value-type="float" office:value="274.781695169092" calcext:value-type="float">
            <text:p>274.7816951691</text:p>
          </table:table-cell>
          <table:table-cell table:formula="of:=SQRT(3)*[.A1944]" office:value-type="float" office:value="336.537471910633" calcext:value-type="float">
            <text:p>336.5374719106</text:p>
          </table:table-cell>
          <table:table-cell table:formula="of:=(1-ROUND([.B1944])/[.B1944])^2" office:value-type="float" office:value="0.00000063117689982273" calcext:value-type="float">
            <text:p>6.3117689982273E-007</text:p>
          </table:table-cell>
          <table:table-cell table:formula="of:=(1-ROUND([.C1944])/[.C1944])^2" office:value-type="float" office:value="0.0000018889017515012" calcext:value-type="float">
            <text:p>1.8889017515012E-006</text:p>
          </table:table-cell>
          <table:table-cell table:formula="of:=(1-ROUND([.A1944])/[.A1944])^2" office:value-type="float" office:value="0.00000238394871437629" calcext:value-type="float">
            <text:p>2.38394871437629E-006</text:p>
          </table:table-cell>
          <table:table-cell table:formula="of:=SUM([.D1944:.F1944])" office:value-type="float" office:value="0.00000490402736570022" calcext:value-type="float">
            <text:p>0.000004904</text:p>
          </table:table-cell>
          <table:table-cell table:number-columns-repeated="4"/>
        </table:table-row>
        <table:table-row table:style-name="ro1">
          <table:table-cell office:value-type="float" office:value="194.4" calcext:value-type="float">
            <text:p>194.4</text:p>
          </table:table-cell>
          <table:table-cell table:formula="of:=SQRT(2)*[.A1945]" office:value-type="float" office:value="274.92311652533" calcext:value-type="float">
            <text:p>274.9231165253</text:p>
          </table:table-cell>
          <table:table-cell table:formula="of:=SQRT(3)*[.A1945]" office:value-type="float" office:value="336.71067699139" calcext:value-type="float">
            <text:p>336.7106769914</text:p>
          </table:table-cell>
          <table:table-cell table:formula="of:=(1-ROUND([.B1945])/[.B1945])^2" office:value-type="float" office:value="0.000000078206614916504" calcext:value-type="float">
            <text:p>7.8206614916504E-008</text:p>
          </table:table-cell>
          <table:table-cell table:formula="of:=(1-ROUND([.C1945])/[.C1945])^2" office:value-type="float" office:value="0.000000738332812149906" calcext:value-type="float">
            <text:p>7.38332812149906E-007</text:p>
          </table:table-cell>
          <table:table-cell table:formula="of:=(1-ROUND([.A1945])/[.A1945])^2" office:value-type="float" office:value="0.00000423377195210776" calcext:value-type="float">
            <text:p>4.23377195210776E-006</text:p>
          </table:table-cell>
          <table:table-cell table:formula="of:=SUM([.D1945:.F1945])" office:value-type="float" office:value="0.00000505031137917417" calcext:value-type="float">
            <text:p>5.05031137917417E-006</text:p>
          </table:table-cell>
          <table:table-cell table:number-columns-repeated="4"/>
        </table:table-row>
        <table:table-row table:style-name="ro1">
          <table:table-cell office:value-type="float" office:value="194.5" calcext:value-type="float">
            <text:p>194.5</text:p>
          </table:table-cell>
          <table:table-cell table:formula="of:=SQRT(2)*[.A1946]" office:value-type="float" office:value="275.064537881567" calcext:value-type="float">
            <text:p>275.0645378816</text:p>
          </table:table-cell>
          <table:table-cell table:formula="of:=SQRT(3)*[.A1946]" office:value-type="float" office:value="336.883882072147" calcext:value-type="float">
            <text:p>336.8838820721</text:p>
          </table:table-cell>
          <table:table-cell table:formula="of:=(1-ROUND([.B1946])/[.B1946])^2" office:value-type="float" office:value="0.0000000550503652124544" calcext:value-type="float">
            <text:p>5.50503652124544E-008</text:p>
          </table:table-cell>
          <table:table-cell table:formula="of:=(1-ROUND([.C1946])/[.C1946])^2" office:value-type="float" office:value="0.000000118805921795032" calcext:value-type="float">
            <text:p>1.18805921795032E-007</text:p>
          </table:table-cell>
          <table:table-cell table:formula="of:=(1-ROUND([.A1946])/[.A1946])^2" office:value-type="float" office:value="0.00000660846809101138" calcext:value-type="float">
            <text:p>6.60846809101138E-006</text:p>
          </table:table-cell>
          <table:table-cell table:formula="of:=SUM([.D1946:.F1946])" office:value-type="float" office:value="0.00000678232437801887" calcext:value-type="float">
            <text:p>6.78232437801887E-006</text:p>
          </table:table-cell>
          <table:table-cell table:number-columns-repeated="4"/>
        </table:table-row>
        <table:table-row table:style-name="ro1">
          <table:table-cell office:value-type="float" office:value="194.6" calcext:value-type="float">
            <text:p>194.6</text:p>
          </table:table-cell>
          <table:table-cell table:formula="of:=SQRT(2)*[.A1947]" office:value-type="float" office:value="275.205959237804" calcext:value-type="float">
            <text:p>275.2059592378</text:p>
          </table:table-cell>
          <table:table-cell table:formula="of:=SQRT(3)*[.A1947]" office:value-type="float" office:value="337.057087152903" calcext:value-type="float">
            <text:p>337.0570871529</text:p>
          </table:table-cell>
          <table:table-cell table:formula="of:=(1-ROUND([.B1947])/[.B1947])^2" office:value-type="float" office:value="0.000000560075898658941" calcext:value-type="float">
            <text:p>5.60075898658941E-007</text:p>
          </table:table-cell>
          <table:table-cell table:formula="of:=(1-ROUND([.C1947])/[.C1947])^2" office:value-type="float" office:value="0.0000000286859899244892" calcext:value-type="float">
            <text:p>2.86859899244892E-008</text:p>
          </table:table-cell>
          <table:table-cell table:formula="of:=(1-ROUND([.A1947])/[.A1947])^2" office:value-type="float" office:value="0.00000422507391238722" calcext:value-type="float">
            <text:p>4.22507391238722E-006</text:p>
          </table:table-cell>
          <table:table-cell table:formula="of:=SUM([.D1947:.F1947])" office:value-type="float" office:value="0.00000481383580097066" calcext:value-type="float">
            <text:p>4.81383580097066E-006</text:p>
          </table:table-cell>
          <table:table-cell table:number-columns-repeated="4"/>
        </table:table-row>
        <table:table-row table:style-name="ro1">
          <table:table-cell office:value-type="float" office:value="194.7" calcext:value-type="float">
            <text:p>194.7</text:p>
          </table:table-cell>
          <table:table-cell table:formula="of:=SQRT(2)*[.A1948]" office:value-type="float" office:value="275.347380594042" calcext:value-type="float">
            <text:p>275.347380594</text:p>
          </table:table-cell>
          <table:table-cell table:formula="of:=SQRT(3)*[.A1948]" office:value-type="float" office:value="337.23029223366" calcext:value-type="float">
            <text:p>337.2302922337</text:p>
          </table:table-cell>
          <table:table-cell table:formula="of:=(1-ROUND([.B1948])/[.B1948])^2" office:value-type="float" office:value="0.00000159165599106572" calcext:value-type="float">
            <text:p>1.59165599106572E-006</text:p>
          </table:table-cell>
          <table:table-cell table:formula="of:=(1-ROUND([.C1948])/[.C1948])^2" office:value-type="float" office:value="0.000000466342961658902" calcext:value-type="float">
            <text:p>4.66342961658902E-007</text:p>
          </table:table-cell>
          <table:table-cell table:formula="of:=(1-ROUND([.A1948])/[.A1948])^2" office:value-type="float" office:value="0.00000237416340416988" calcext:value-type="float">
            <text:p>2.37416340416988E-006</text:p>
          </table:table-cell>
          <table:table-cell table:formula="of:=SUM([.D1948:.F1948])" office:value-type="float" office:value="0.00000443216235689451" calcext:value-type="float">
            <text:p>4.43216235689451E-006</text:p>
          </table:table-cell>
          <table:table-cell table:number-columns-repeated="4"/>
        </table:table-row>
        <table:table-row table:style-name="ro1">
          <table:table-cell office:value-type="float" office:value="194.8" calcext:value-type="float">
            <text:p>194.8</text:p>
          </table:table-cell>
          <table:table-cell table:formula="of:=SQRT(2)*[.A1949]" office:value-type="float" office:value="275.488801950279" calcext:value-type="float">
            <text:p>275.4888019503</text:p>
          </table:table-cell>
          <table:table-cell table:formula="of:=SQRT(3)*[.A1949]" office:value-type="float" office:value="337.403497314417" calcext:value-type="float">
            <text:p>337.4034973144</text:p>
          </table:table-cell>
          <table:table-cell table:formula="of:=(1-ROUND([.B1949])/[.B1949])^2" office:value-type="float" office:value="0.00000314816842890143" calcext:value-type="float">
            <text:p>3.14816842890143E-006</text:p>
          </table:table-cell>
          <table:table-cell table:formula="of:=(1-ROUND([.C1949])/[.C1949])^2" office:value-type="float" office:value="0.00000143015180052648" calcext:value-type="float">
            <text:p>1.43015180052648E-006</text:p>
          </table:table-cell>
          <table:table-cell table:formula="of:=(1-ROUND([.A1949])/[.A1949])^2" office:value-type="float" office:value="0.0000010541006623966" calcext:value-type="float">
            <text:p>1.0541006623966E-006</text:p>
          </table:table-cell>
          <table:table-cell table:formula="of:=SUM([.D1949:.F1949])" office:value-type="float" office:value="0.00000563242089182451" calcext:value-type="float">
            <text:p>5.63242089182451E-006</text:p>
          </table:table-cell>
          <table:table-cell table:number-columns-repeated="4"/>
        </table:table-row>
        <table:table-row table:style-name="ro1">
          <table:table-cell office:value-type="float" office:value="194.9" calcext:value-type="float">
            <text:p>194.9</text:p>
          </table:table-cell>
          <table:table-cell table:formula="of:=SQRT(2)*[.A1950]" office:value-type="float" office:value="275.630223306516" calcext:value-type="float">
            <text:p>275.6302233065</text:p>
          </table:table-cell>
          <table:table-cell table:formula="of:=SQRT(3)*[.A1950]" office:value-type="float" office:value="337.576702395174" calcext:value-type="float">
            <text:p>337.5767023952</text:p>
          </table:table-cell>
          <table:table-cell table:formula="of:=(1-ROUND([.B1950])/[.B1950])^2" office:value-type="float" office:value="0.00000179980475764324" calcext:value-type="float">
            <text:p>1.79980475764324E-006</text:p>
          </table:table-cell>
          <table:table-cell table:formula="of:=(1-ROUND([.C1950])/[.C1950])^2" office:value-type="float" office:value="0.00000157234081925886" calcext:value-type="float">
            <text:p>1.57234081925886E-006</text:p>
          </table:table-cell>
          <table:table-cell table:formula="of:=(1-ROUND([.A1950])/[.A1950])^2" office:value-type="float" office:value="0.000000263254814074991" calcext:value-type="float">
            <text:p>2.63254814074991E-007</text:p>
          </table:table-cell>
          <table:table-cell table:formula="of:=SUM([.D1950:.F1950])" office:value-type="float" office:value="0.00000363540039097709" calcext:value-type="float">
            <text:p>3.63540039097709E-006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SQRT(2)*[.A1951]" office:value-type="float" office:value="275.771644662754" calcext:value-type="float">
            <text:p>275.7716446628</text:p>
          </table:table-cell>
          <table:table-cell table:formula="of:=SQRT(3)*[.A1951]" office:value-type="float" office:value="337.749907475931" calcext:value-type="float">
            <text:p>337.7499074759</text:p>
          </table:table-cell>
          <table:table-cell table:formula="of:=(1-ROUND([.B1951])/[.B1951])^2" office:value-type="float" office:value="0.000000685682577895435" calcext:value-type="float">
            <text:p>6.85682577895435E-007</text:p>
          </table:table-cell>
          <table:table-cell table:formula="of:=(1-ROUND([.C1951])/[.C1951])^2" office:value-type="float" office:value="0.000000548290778831338" calcext:value-type="float">
            <text:p>5.48290778831338E-007</text:p>
          </table:table-cell>
          <table:table-cell table:formula="of:=(1-ROUND([.A1951])/[.A1951])^2" office:value-type="float" office:value="0" calcext:value-type="float">
            <text:p>0</text:p>
          </table:table-cell>
          <table:table-cell table:formula="of:=SUM([.D1951:.F1951])" office:value-type="float" office:value="0.00000123397335672677" calcext:value-type="float">
            <text:p>0.000001234</text:p>
          </table:table-cell>
          <table:table-cell table:number-columns-repeated="4"/>
        </table:table-row>
        <table:table-row table:style-name="ro1">
          <table:table-cell office:value-type="float" office:value="195.1" calcext:value-type="float">
            <text:p>195.1</text:p>
          </table:table-cell>
          <table:table-cell table:formula="of:=SQRT(2)*[.A1952]" office:value-type="float" office:value="275.913066018991" calcext:value-type="float">
            <text:p>275.913066019</text:p>
          </table:table-cell>
          <table:table-cell table:formula="of:=SQRT(3)*[.A1952]" office:value-type="float" office:value="337.923112556688" calcext:value-type="float">
            <text:p>337.9231125567</text:p>
          </table:table-cell>
          <table:table-cell table:formula="of:=(1-ROUND([.B1952])/[.B1952])^2" office:value-type="float" office:value="0.0000000992737897832856" calcext:value-type="float">
            <text:p>9.92737897832856E-008</text:p>
          </table:table-cell>
          <table:table-cell table:formula="of:=(1-ROUND([.C1952])/[.C1952])^2" office:value-type="float" office:value="0.0000000517696282223735" calcext:value-type="float">
            <text:p>5.17696282223735E-008</text:p>
          </table:table-cell>
          <table:table-cell table:formula="of:=(1-ROUND([.A1952])/[.A1952])^2" office:value-type="float" office:value="0.000000262715357630474" calcext:value-type="float">
            <text:p>2.62715357630474E-007</text:p>
          </table:table-cell>
          <table:table-cell table:formula="of:=SUM([.D1952:.F1952])" office:value-type="float" office:value="0.000000413758775636133" calcext:value-type="float">
            <text:p>4.13758775636133E-007</text:p>
          </table:table-cell>
          <table:table-cell table:number-columns-repeated="4"/>
        </table:table-row>
        <table:table-row table:style-name="ro1">
          <table:table-cell office:value-type="float" office:value="195.2" calcext:value-type="float">
            <text:p>195.2</text:p>
          </table:table-cell>
          <table:table-cell table:formula="of:=SQRT(2)*[.A1953]" office:value-type="float" office:value="276.054487375228" calcext:value-type="float">
            <text:p>276.0544873752</text:p>
          </table:table-cell>
          <table:table-cell table:formula="of:=SQRT(3)*[.A1953]" office:value-type="float" office:value="338.096317637445" calcext:value-type="float">
            <text:p>338.0963176374</text:p>
          </table:table-cell>
          <table:table-cell table:formula="of:=(1-ROUND([.B1953])/[.B1953])^2" office:value-type="float" office:value="0.0000000389584933283034" calcext:value-type="float">
            <text:p>0.000000039</text:p>
          </table:table-cell>
          <table:table-cell table:formula="of:=(1-ROUND([.C1953])/[.C1953])^2" office:value-type="float" office:value="0.0000000811578925895351" calcext:value-type="float">
            <text:p>8.11578925895351E-008</text:p>
          </table:table-cell>
          <table:table-cell table:formula="of:=(1-ROUND([.A1953])/[.A1953])^2" office:value-type="float" office:value="0.00000104978500403138" calcext:value-type="float">
            <text:p>1.04978500403138E-006</text:p>
          </table:table-cell>
          <table:table-cell table:formula="of:=SUM([.D1953:.F1953])" office:value-type="float" office:value="0.00000116990138994921" calcext:value-type="float">
            <text:p>1.16990138994921E-006</text:p>
          </table:table-cell>
          <table:table-cell table:number-columns-repeated="4"/>
        </table:table-row>
        <table:table-row table:style-name="ro1">
          <table:table-cell office:value-type="float" office:value="195.3" calcext:value-type="float">
            <text:p>195.3</text:p>
          </table:table-cell>
          <table:table-cell table:formula="of:=SQRT(2)*[.A1954]" office:value-type="float" office:value="276.195908731465" calcext:value-type="float">
            <text:p>276.1959087315</text:p>
          </table:table-cell>
          <table:table-cell table:formula="of:=SQRT(3)*[.A1954]" office:value-type="float" office:value="338.269522718202" calcext:value-type="float">
            <text:p>338.2695227182</text:p>
          </table:table-cell>
          <table:table-cell table:formula="of:=(1-ROUND([.B1954])/[.B1954])^2" office:value-type="float" office:value="0.000000503121762132416" calcext:value-type="float">
            <text:p>5.03121762132416E-007</text:p>
          </table:table-cell>
          <table:table-cell table:formula="of:=(1-ROUND([.C1954])/[.C1954])^2" office:value-type="float" office:value="0.000000634841069510139" calcext:value-type="float">
            <text:p>6.34841069510139E-007</text:p>
          </table:table-cell>
          <table:table-cell table:formula="of:=(1-ROUND([.A1954])/[.A1954])^2" office:value-type="float" office:value="0.0000023595980188816" calcext:value-type="float">
            <text:p>2.3595980188816E-006</text:p>
          </table:table-cell>
          <table:table-cell table:formula="of:=SUM([.D1954:.F1954])" office:value-type="float" office:value="0.00000349756085052415" calcext:value-type="float">
            <text:p>3.49756085052415E-006</text:p>
          </table:table-cell>
          <table:table-cell table:number-columns-repeated="4"/>
        </table:table-row>
        <table:table-row table:style-name="ro1">
          <table:table-cell office:value-type="float" office:value="195.4" calcext:value-type="float">
            <text:p>195.4</text:p>
          </table:table-cell>
          <table:table-cell table:formula="of:=SQRT(2)*[.A1955]" office:value-type="float" office:value="276.337330087703" calcext:value-type="float">
            <text:p>276.3373300877</text:p>
          </table:table-cell>
          <table:table-cell table:formula="of:=SQRT(3)*[.A1955]" office:value-type="float" office:value="338.442727798959" calcext:value-type="float">
            <text:p>338.442727799</text:p>
          </table:table-cell>
          <table:table-cell table:formula="of:=(1-ROUND([.B1955])/[.B1955])^2" office:value-type="float" office:value="0.00000149015362641668" calcext:value-type="float">
            <text:p>1.49015362641668E-006</text:p>
          </table:table-cell>
          <table:table-cell table:formula="of:=(1-ROUND([.C1955])/[.C1955])^2" office:value-type="float" office:value="0.00000171120961202457" calcext:value-type="float">
            <text:p>1.71120961202457E-006</text:p>
          </table:table-cell>
          <table:table-cell table:formula="of:=(1-ROUND([.A1955])/[.A1955])^2" office:value-type="float" office:value="0.00000419054842754911" calcext:value-type="float">
            <text:p>4.19054842754911E-006</text:p>
          </table:table-cell>
          <table:table-cell table:formula="of:=SUM([.D1955:.F1955])" office:value-type="float" office:value="0.00000739191166599036" calcext:value-type="float">
            <text:p>7.39191166599036E-006</text:p>
          </table:table-cell>
          <table:table-cell table:number-columns-repeated="4"/>
        </table:table-row>
        <table:table-row table:style-name="ro1">
          <table:table-cell office:value-type="float" office:value="195.5" calcext:value-type="float">
            <text:p>195.5</text:p>
          </table:table-cell>
          <table:table-cell table:formula="of:=SQRT(2)*[.A1956]" office:value-type="float" office:value="276.47875144394" calcext:value-type="float">
            <text:p>276.4787514439</text:p>
          </table:table-cell>
          <table:table-cell table:formula="of:=SQRT(3)*[.A1956]" office:value-type="float" office:value="338.615932879715" calcext:value-type="float">
            <text:p>338.6159328797</text:p>
          </table:table-cell>
          <table:table-cell table:formula="of:=(1-ROUND([.B1956])/[.B1956])^2" office:value-type="float" office:value="0.00000299844905612502" calcext:value-type="float">
            <text:p>2.99844905612502E-006</text:p>
          </table:table-cell>
          <table:table-cell table:formula="of:=(1-ROUND([.C1956])/[.C1956])^2" office:value-type="float" office:value="0.00000128646945780156" calcext:value-type="float">
            <text:p>1.28646945780156E-006</text:p>
          </table:table-cell>
          <table:table-cell table:formula="of:=(1-ROUND([.A1956])/[.A1956])^2" office:value-type="float" office:value="0.00000654103518422791" calcext:value-type="float">
            <text:p>0.000006541</text:p>
          </table:table-cell>
          <table:table-cell table:formula="of:=SUM([.D1956:.F1956])" office:value-type="float" office:value="0.0000108259536981545" calcext:value-type="float">
            <text:p>0.000010826</text:p>
          </table:table-cell>
          <table:table-cell table:number-columns-repeated="4"/>
        </table:table-row>
        <table:table-row table:style-name="ro1">
          <table:table-cell office:value-type="float" office:value="195.6" calcext:value-type="float">
            <text:p>195.6</text:p>
          </table:table-cell>
          <table:table-cell table:formula="of:=SQRT(2)*[.A1957]" office:value-type="float" office:value="276.620172800177" calcext:value-type="float">
            <text:p>276.6201728002</text:p>
          </table:table-cell>
          <table:table-cell table:formula="of:=SQRT(3)*[.A1957]" office:value-type="float" office:value="338.789137960472" calcext:value-type="float">
            <text:p>338.7891379605</text:p>
          </table:table-cell>
          <table:table-cell table:formula="of:=(1-ROUND([.B1957])/[.B1957])^2" office:value-type="float" office:value="0.00000188540401257457" calcext:value-type="float">
            <text:p>1.88540401257457E-006</text:p>
          </table:table-cell>
          <table:table-cell table:formula="of:=(1-ROUND([.C1957])/[.C1957])^2" office:value-type="float" office:value="0.000000387380584461273" calcext:value-type="float">
            <text:p>3.87380584461273E-007</text:p>
          </table:table-cell>
          <table:table-cell table:formula="of:=(1-ROUND([.A1957])/[.A1957])^2" office:value-type="float" office:value="0.0000041819831800639" calcext:value-type="float">
            <text:p>0.000004182</text:p>
          </table:table-cell>
          <table:table-cell table:formula="of:=SUM([.D1957:.F1957])" office:value-type="float" office:value="0.00000645476777709974" calcext:value-type="float">
            <text:p>6.45476777709974E-006</text:p>
          </table:table-cell>
          <table:table-cell table:number-columns-repeated="4"/>
        </table:table-row>
        <table:table-row table:style-name="ro1">
          <table:table-cell office:value-type="float" office:value="195.7" calcext:value-type="float">
            <text:p>195.7</text:p>
          </table:table-cell>
          <table:table-cell table:formula="of:=SQRT(2)*[.A1958]" office:value-type="float" office:value="276.761594156415" calcext:value-type="float">
            <text:p>276.7615941564</text:p>
          </table:table-cell>
          <table:table-cell table:formula="of:=SQRT(3)*[.A1958]" office:value-type="float" office:value="338.962343041229" calcext:value-type="float">
            <text:p>338.9623430412</text:p>
          </table:table-cell>
          <table:table-cell table:formula="of:=(1-ROUND([.B1958])/[.B1958])^2" office:value-type="float" office:value="0.000000742031164356612" calcext:value-type="float">
            <text:p>0.000000742</text:p>
          </table:table-cell>
          <table:table-cell table:formula="of:=(1-ROUND([.C1958])/[.C1958])^2" office:value-type="float" office:value="0.0000000123420579058336" calcext:value-type="float">
            <text:p>1.23420579058336E-008</text:p>
          </table:table-cell>
          <table:table-cell table:formula="of:=(1-ROUND([.A1958])/[.A1958])^2" office:value-type="float" office:value="0.00000234996210033299" calcext:value-type="float">
            <text:p>0.00000235</text:p>
          </table:table-cell>
          <table:table-cell table:formula="of:=SUM([.D1958:.F1958])" office:value-type="float" office:value="0.00000310433532259544" calcext:value-type="float">
            <text:p>3.10433532259544E-006</text:p>
          </table:table-cell>
          <table:table-cell table:number-columns-repeated="4"/>
        </table:table-row>
        <table:table-row table:style-name="ro1">
          <table:table-cell office:value-type="float" office:value="195.8" calcext:value-type="float">
            <text:p>195.8</text:p>
          </table:table-cell>
          <table:table-cell table:formula="of:=SQRT(2)*[.A1959]" office:value-type="float" office:value="276.903015512652" calcext:value-type="float">
            <text:p>276.9030155127</text:p>
          </table:table-cell>
          <table:table-cell table:formula="of:=SQRT(3)*[.A1959]" office:value-type="float" office:value="339.135548121986" calcext:value-type="float">
            <text:p>339.135548122</text:p>
          </table:table-cell>
          <table:table-cell table:formula="of:=(1-ROUND([.B1959])/[.B1959])^2" office:value-type="float" office:value="0.000000122673054290071" calcext:value-type="float">
            <text:p>1.22673054290071E-007</text:p>
          </table:table-cell>
          <table:table-cell table:formula="of:=(1-ROUND([.C1959])/[.C1959])^2" office:value-type="float" office:value="0.00000015974982092429" calcext:value-type="float">
            <text:p>1.5974982092429E-007</text:p>
          </table:table-cell>
          <table:table-cell table:formula="of:=(1-ROUND([.A1959])/[.A1959])^2" office:value-type="float" office:value="0.00000104336104152457" calcext:value-type="float">
            <text:p>1.04336104152457E-006</text:p>
          </table:table-cell>
          <table:table-cell table:formula="of:=SUM([.D1959:.F1959])" office:value-type="float" office:value="0.00000132578391673893" calcext:value-type="float">
            <text:p>1.32578391673893E-006</text:p>
          </table:table-cell>
          <table:table-cell table:number-columns-repeated="4"/>
        </table:table-row>
        <table:table-row table:style-name="ro1">
          <table:table-cell office:value-type="float" office:value="195.9" calcext:value-type="float">
            <text:p>195.9</text:p>
          </table:table-cell>
          <table:table-cell table:formula="of:=SQRT(2)*[.A1960]" office:value-type="float" office:value="277.044436868889" calcext:value-type="float">
            <text:p>277.0444368689</text:p>
          </table:table-cell>
          <table:table-cell table:formula="of:=SQRT(3)*[.A1960]" office:value-type="float" office:value="339.308753202743" calcext:value-type="float">
            <text:p>339.3087532027</text:p>
          </table:table-cell>
          <table:table-cell table:formula="of:=(1-ROUND([.B1960])/[.B1960])^2" office:value-type="float" office:value="0.0000000257269340089693" calcext:value-type="float">
            <text:p>2.57269340089693E-008</text:p>
          </table:table-cell>
          <table:table-cell table:formula="of:=(1-ROUND([.C1960])/[.C1960])^2" office:value-type="float" office:value="0.000000828004726500971" calcext:value-type="float">
            <text:p>0.000000828</text:p>
          </table:table-cell>
          <table:table-cell table:formula="of:=(1-ROUND([.A1960])/[.A1960])^2" office:value-type="float" office:value="0.000000260574028951303" calcext:value-type="float">
            <text:p>2.60574028951303E-007</text:p>
          </table:table-cell>
          <table:table-cell table:formula="of:=SUM([.D1960:.F1960])" office:value-type="float" office:value="0.00000111430568946124" calcext:value-type="float">
            <text:p>1.11430568946124E-00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SQRT(2)*[.A1961]" office:value-type="float" office:value="277.185858225127" calcext:value-type="float">
            <text:p>277.1858582251</text:p>
          </table:table-cell>
          <table:table-cell table:formula="of:=SQRT(3)*[.A1961]" office:value-type="float" office:value="339.4819582835" calcext:value-type="float">
            <text:p>339.4819582835</text:p>
          </table:table-cell>
          <table:table-cell table:formula="of:=(1-ROUND([.B1961])/[.B1961])^2" office:value-type="float" office:value="0.000000449594958444765" calcext:value-type="float">
            <text:p>4.49594958444765E-007</text:p>
          </table:table-cell>
          <table:table-cell table:formula="of:=(1-ROUND([.C1961])/[.C1961])^2" office:value-type="float" office:value="0.0000020155125211212" calcext:value-type="float">
            <text:p>2.0155125211212E-006</text:p>
          </table:table-cell>
          <table:table-cell table:formula="of:=(1-ROUND([.A1961])/[.A1961])^2" office:value-type="float" office:value="0" calcext:value-type="float">
            <text:p>0</text:p>
          </table:table-cell>
          <table:table-cell table:formula="of:=SUM([.D1961:.F1961])" office:value-type="float" office:value="0.00000246510747956596" calcext:value-type="float">
            <text:p>2.46510747956596E-006</text:p>
          </table:table-cell>
          <table:table-cell table:number-columns-repeated="4"/>
        </table:table-row>
        <table:table-row table:style-name="ro1">
          <table:table-cell office:value-type="float" office:value="196.1" calcext:value-type="float">
            <text:p>196.1</text:p>
          </table:table-cell>
          <table:table-cell table:formula="of:=SQRT(2)*[.A1962]" office:value-type="float" office:value="277.327279581364" calcext:value-type="float">
            <text:p>277.3272795814</text:p>
          </table:table-cell>
          <table:table-cell table:formula="of:=SQRT(3)*[.A1962]" office:value-type="float" office:value="339.655163364257" calcext:value-type="float">
            <text:p>339.6551633643</text:p>
          </table:table-cell>
          <table:table-cell table:formula="of:=(1-ROUND([.B1962])/[.B1962])^2" office:value-type="float" office:value="0.00000139268416916414" calcext:value-type="float">
            <text:p>1.39268416916414E-006</text:p>
          </table:table-cell>
          <table:table-cell table:formula="of:=(1-ROUND([.C1962])/[.C1962])^2" office:value-type="float" office:value="0.00000103074291147807" calcext:value-type="float">
            <text:p>1.03074291147807E-006</text:p>
          </table:table-cell>
          <table:table-cell table:formula="of:=(1-ROUND([.A1962])/[.A1962])^2" office:value-type="float" office:value="0.000000260042787440242" calcext:value-type="float">
            <text:p>0.00000026</text:p>
          </table:table-cell>
          <table:table-cell table:formula="of:=SUM([.D1962:.F1962])" office:value-type="float" office:value="0.00000268346986808245" calcext:value-type="float">
            <text:p>2.68346986808245E-006</text:p>
          </table:table-cell>
          <table:table-cell table:number-columns-repeated="4"/>
        </table:table-row>
        <table:table-row table:style-name="ro1">
          <table:table-cell office:value-type="float" office:value="196.2" calcext:value-type="float">
            <text:p>196.2</text:p>
          </table:table-cell>
          <table:table-cell table:formula="of:=SQRT(2)*[.A1963]" office:value-type="float" office:value="277.468700937601" calcext:value-type="float">
            <text:p>277.4687009376</text:p>
          </table:table-cell>
          <table:table-cell table:formula="of:=SQRT(3)*[.A1963]" office:value-type="float" office:value="339.828368445014" calcext:value-type="float">
            <text:p>339.828368445</text:p>
          </table:table-cell>
          <table:table-cell table:formula="of:=(1-ROUND([.B1963])/[.B1963])^2" office:value-type="float" office:value="0.00000285340647777098" calcext:value-type="float">
            <text:p>2.85340647777098E-006</text:p>
          </table:table-cell>
          <table:table-cell table:formula="of:=(1-ROUND([.C1963])/[.C1963])^2" office:value-type="float" office:value="0.000000255079180846349" calcext:value-type="float">
            <text:p>2.55079180846349E-007</text:p>
          </table:table-cell>
          <table:table-cell table:formula="of:=(1-ROUND([.A1963])/[.A1963])^2" office:value-type="float" office:value="0.00000103911110279831" calcext:value-type="float">
            <text:p>1.03911110279831E-006</text:p>
          </table:table-cell>
          <table:table-cell table:formula="of:=SUM([.D1963:.F1963])" office:value-type="float" office:value="0.00000414759676141564" calcext:value-type="float">
            <text:p>4.14759676141564E-006</text:p>
          </table:table-cell>
          <table:table-cell table:number-columns-repeated="4"/>
        </table:table-row>
        <table:table-row table:style-name="ro1">
          <table:table-cell office:value-type="float" office:value="196.3" calcext:value-type="float">
            <text:p>196.3</text:p>
          </table:table-cell>
          <table:table-cell table:formula="of:=SQRT(2)*[.A1964]" office:value-type="float" office:value="277.610122293839" calcext:value-type="float">
            <text:p>277.6101222938</text:p>
          </table:table-cell>
          <table:table-cell table:formula="of:=SQRT(3)*[.A1964]" office:value-type="float" office:value="340.001573525771" calcext:value-type="float">
            <text:p>340.0015735258</text:p>
          </table:table-cell>
          <table:table-cell table:formula="of:=(1-ROUND([.B1964])/[.B1964])^2" office:value-type="float" office:value="0.00000197236010568547" calcext:value-type="float">
            <text:p>1.97236010568547E-006</text:p>
          </table:table-cell>
          <table:table-cell table:formula="of:=(1-ROUND([.C1964])/[.C1964])^2" office:value-type="float" office:value="0.0000000000214183428468846" calcext:value-type="float">
            <text:p>2.14183428468846E-011</text:p>
          </table:table-cell>
          <table:table-cell table:formula="of:=(1-ROUND([.A1964])/[.A1964])^2" office:value-type="float" office:value="0.000002335618519794" calcext:value-type="float">
            <text:p>2.335618519794E-006</text:p>
          </table:table-cell>
          <table:table-cell table:formula="of:=SUM([.D1964:.F1964])" office:value-type="float" office:value="0.00000430800004382232" calcext:value-type="float">
            <text:p>0.000004308</text:p>
          </table:table-cell>
          <table:table-cell table:number-columns-repeated="4"/>
        </table:table-row>
        <table:table-row table:style-name="ro1">
          <table:table-cell office:value-type="float" office:value="196.4" calcext:value-type="float">
            <text:p>196.4</text:p>
          </table:table-cell>
          <table:table-cell table:formula="of:=SQRT(2)*[.A1965]" office:value-type="float" office:value="277.751543650076" calcext:value-type="float">
            <text:p>277.7515436501</text:p>
          </table:table-cell>
          <table:table-cell table:formula="of:=SQRT(3)*[.A1965]" office:value-type="float" office:value="340.174778606527" calcext:value-type="float">
            <text:p>340.1747786065</text:p>
          </table:table-cell>
          <table:table-cell table:formula="of:=(1-ROUND([.B1965])/[.B1965])^2" office:value-type="float" office:value="0.000000800179164596067" calcext:value-type="float">
            <text:p>8.00179164596067E-007</text:p>
          </table:table-cell>
          <table:table-cell table:formula="of:=(1-ROUND([.C1965])/[.C1965])^2" office:value-type="float" office:value="0.000000263980789475993" calcext:value-type="float">
            <text:p>0.000000264</text:p>
          </table:table-cell>
          <table:table-cell table:formula="of:=(1-ROUND([.A1965])/[.A1965])^2" office:value-type="float" office:value="0.0000041479834578421" calcext:value-type="float">
            <text:p>0.000004148</text:p>
          </table:table-cell>
          <table:table-cell table:formula="of:=SUM([.D1965:.F1965])" office:value-type="float" office:value="0.00000521214341191416" calcext:value-type="float">
            <text:p>5.21214341191416E-006</text:p>
          </table:table-cell>
          <table:table-cell table:number-columns-repeated="4"/>
        </table:table-row>
        <table:table-row table:style-name="ro1">
          <table:table-cell office:value-type="float" office:value="196.5" calcext:value-type="float">
            <text:p>196.5</text:p>
          </table:table-cell>
          <table:table-cell table:formula="of:=SQRT(2)*[.A1966]" office:value-type="float" office:value="277.892965006313" calcext:value-type="float">
            <text:p>277.8929650063</text:p>
          </table:table-cell>
          <table:table-cell table:formula="of:=SQRT(3)*[.A1966]" office:value-type="float" office:value="340.347983687284" calcext:value-type="float">
            <text:p>340.3479836873</text:p>
          </table:table-cell>
          <table:table-cell table:formula="of:=(1-ROUND([.B1966])/[.B1966])^2" office:value-type="float" office:value="0.00000014835304694153" calcext:value-type="float">
            <text:p>1.4835304694153E-007</text:p>
          </table:table-cell>
          <table:table-cell table:formula="of:=(1-ROUND([.C1966])/[.C1966])^2" office:value-type="float" office:value="0.00000104537330869523" calcext:value-type="float">
            <text:p>1.04537330869523E-006</text:p>
          </table:table-cell>
          <table:table-cell table:formula="of:=(1-ROUND([.A1966])/[.A1966])^2" office:value-type="float" office:value="0.00000647462916561437" calcext:value-type="float">
            <text:p>6.47462916561437E-006</text:p>
          </table:table-cell>
          <table:table-cell table:formula="of:=SUM([.D1966:.F1966])" office:value-type="float" office:value="0.00000766835552125113" calcext:value-type="float">
            <text:p>7.66835552125113E-006</text:p>
          </table:table-cell>
          <table:table-cell table:number-columns-repeated="4"/>
        </table:table-row>
        <table:table-row table:style-name="ro1">
          <table:table-cell office:value-type="float" office:value="196.6" calcext:value-type="float">
            <text:p>196.6</text:p>
          </table:table-cell>
          <table:table-cell table:formula="of:=SQRT(2)*[.A1967]" office:value-type="float" office:value="278.034386362551" calcext:value-type="float">
            <text:p>278.0343863626</text:p>
          </table:table-cell>
          <table:table-cell table:formula="of:=SQRT(3)*[.A1967]" office:value-type="float" office:value="340.521188768041" calcext:value-type="float">
            <text:p>340.521188768</text:p>
          </table:table-cell>
          <table:table-cell table:formula="of:=(1-ROUND([.B1967])/[.B1967])^2" office:value-type="float" office:value="0.0000000152959146985643" calcext:value-type="float">
            <text:p>1.52959146985643E-008</text:p>
          </table:table-cell>
          <table:table-cell table:formula="of:=(1-ROUND([.C1967])/[.C1967])^2" office:value-type="float" office:value="0.00000197715345210581" calcext:value-type="float">
            <text:p>1.97715345210581E-006</text:p>
          </table:table-cell>
          <table:table-cell table:formula="of:=(1-ROUND([.A1967])/[.A1967])^2" office:value-type="float" office:value="0.00000413954831318622" calcext:value-type="float">
            <text:p>4.13954831318622E-006</text:p>
          </table:table-cell>
          <table:table-cell table:formula="of:=SUM([.D1967:.F1967])" office:value-type="float" office:value="0.0000061319976799906" calcext:value-type="float">
            <text:p>0.000006132</text:p>
          </table:table-cell>
          <table:table-cell table:number-columns-repeated="4"/>
        </table:table-row>
        <table:table-row table:style-name="ro1">
          <table:table-cell office:value-type="float" office:value="196.7" calcext:value-type="float">
            <text:p>196.7</text:p>
          </table:table-cell>
          <table:table-cell table:formula="of:=SQRT(2)*[.A1968]" office:value-type="float" office:value="278.175807718788" calcext:value-type="float">
            <text:p>278.1758077188</text:p>
          </table:table-cell>
          <table:table-cell table:formula="of:=SQRT(3)*[.A1968]" office:value-type="float" office:value="340.694393848798" calcext:value-type="float">
            <text:p>340.6943938488</text:p>
          </table:table-cell>
          <table:table-cell table:formula="of:=(1-ROUND([.B1968])/[.B1968])^2" office:value-type="float" office:value="0.000000399426764095896" calcext:value-type="float">
            <text:p>3.99426764095896E-007</text:p>
          </table:table-cell>
          <table:table-cell table:formula="of:=(1-ROUND([.C1968])/[.C1968])^2" office:value-type="float" office:value="0.000000804626271217514" calcext:value-type="float">
            <text:p>8.04626271217514E-007</text:p>
          </table:table-cell>
          <table:table-cell table:formula="of:=(1-ROUND([.A1968])/[.A1968])^2" office:value-type="float" office:value="0.00000232612896730943" calcext:value-type="float">
            <text:p>2.32612896730943E-006</text:p>
          </table:table-cell>
          <table:table-cell table:formula="of:=SUM([.D1968:.F1968])" office:value-type="float" office:value="0.00000353018200262284" calcext:value-type="float">
            <text:p>3.53018200262284E-006</text:p>
          </table:table-cell>
          <table:table-cell table:number-columns-repeated="4"/>
        </table:table-row>
        <table:table-row table:style-name="ro1">
          <table:table-cell office:value-type="float" office:value="196.8" calcext:value-type="float">
            <text:p>196.8</text:p>
          </table:table-cell>
          <table:table-cell table:formula="of:=SQRT(2)*[.A1969]" office:value-type="float" office:value="278.317229075025" calcext:value-type="float">
            <text:p>278.317229075</text:p>
          </table:table-cell>
          <table:table-cell table:formula="of:=SQRT(3)*[.A1969]" office:value-type="float" office:value="340.867598929555" calcext:value-type="float">
            <text:p>340.8675989296</text:p>
          </table:table-cell>
          <table:table-cell table:formula="of:=(1-ROUND([.B1969])/[.B1969])^2" office:value-type="float" office:value="0.00000129916940924323" calcext:value-type="float">
            <text:p>1.29916940924323E-006</text:p>
          </table:table-cell>
          <table:table-cell table:formula="of:=(1-ROUND([.C1969])/[.C1969])^2" office:value-type="float" office:value="0.000000150873008231394" calcext:value-type="float">
            <text:p>1.50873008231394E-007</text:p>
          </table:table-cell>
          <table:table-cell table:formula="of:=(1-ROUND([.A1969])/[.A1969])^2" office:value-type="float" office:value="0.00000103278471809101" calcext:value-type="float">
            <text:p>1.03278471809101E-006</text:p>
          </table:table-cell>
          <table:table-cell table:formula="of:=SUM([.D1969:.F1969])" office:value-type="float" office:value="0.00000248282713556563" calcext:value-type="float">
            <text:p>2.48282713556563E-006</text:p>
          </table:table-cell>
          <table:table-cell table:number-columns-repeated="4"/>
        </table:table-row>
        <table:table-row table:style-name="ro1">
          <table:table-cell office:value-type="float" office:value="196.9" calcext:value-type="float">
            <text:p>196.9</text:p>
          </table:table-cell>
          <table:table-cell table:formula="of:=SQRT(2)*[.A1970]" office:value-type="float" office:value="278.458650431262" calcext:value-type="float">
            <text:p>278.4586504313</text:p>
          </table:table-cell>
          <table:table-cell table:formula="of:=SQRT(3)*[.A1970]" office:value-type="float" office:value="341.040804010312" calcext:value-type="float">
            <text:p>341.0408040103</text:p>
          </table:table-cell>
          <table:table-cell table:formula="of:=(1-ROUND([.B1970])/[.B1970])^2" office:value-type="float" office:value="0.00000271295246582646" calcext:value-type="float">
            <text:p>0.000002713</text:p>
          </table:table-cell>
          <table:table-cell table:formula="of:=(1-ROUND([.C1970])/[.C1970])^2" office:value-type="float" office:value="0.0000000143150546483639" calcext:value-type="float">
            <text:p>1.43150546483639E-008</text:p>
          </table:table-cell>
          <table:table-cell table:formula="of:=(1-ROUND([.A1970])/[.A1970])^2" office:value-type="float" office:value="0.000000257933984891779" calcext:value-type="float">
            <text:p>2.57933984891779E-007</text:p>
          </table:table-cell>
          <table:table-cell table:formula="of:=SUM([.D1970:.F1970])" office:value-type="float" office:value="0.0000029852015053666" calcext:value-type="float">
            <text:p>2.9852015053666E-00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SQRT(2)*[.A1971]" office:value-type="float" office:value="278.6000717875" calcext:value-type="float">
            <text:p>278.6000717875</text:p>
          </table:table-cell>
          <table:table-cell table:formula="of:=SQRT(3)*[.A1971]" office:value-type="float" office:value="341.214009091069" calcext:value-type="float">
            <text:p>341.2140090911</text:p>
          </table:table-cell>
          <table:table-cell table:formula="of:=(1-ROUND([.B1971])/[.B1971])^2" office:value-type="float" office:value="0.00000206063767623001" calcext:value-type="float">
            <text:p>2.06063767623001E-006</text:p>
          </table:table-cell>
          <table:table-cell table:formula="of:=(1-ROUND([.C1971])/[.C1971])^2" office:value-type="float" office:value="0.000000393378606853253" calcext:value-type="float">
            <text:p>3.93378606853253E-007</text:p>
          </table:table-cell>
          <table:table-cell table:formula="of:=(1-ROUND([.A1971])/[.A1971])^2" office:value-type="float" office:value="0" calcext:value-type="float">
            <text:p>0</text:p>
          </table:table-cell>
          <table:table-cell table:formula="of:=SUM([.D1971:.F1971])" office:value-type="float" office:value="0.00000245401628308326" calcext:value-type="float">
            <text:p>0.000002454</text:p>
          </table:table-cell>
          <table:table-cell table:number-columns-repeated="4"/>
        </table:table-row>
        <table:table-row table:style-name="ro1">
          <table:table-cell office:value-type="float" office:value="197.1" calcext:value-type="float">
            <text:p>197.1</text:p>
          </table:table-cell>
          <table:table-cell table:formula="of:=SQRT(2)*[.A1972]" office:value-type="float" office:value="278.741493143737" calcext:value-type="float">
            <text:p>278.7414931437</text:p>
          </table:table-cell>
          <table:table-cell table:formula="of:=SQRT(3)*[.A1972]" office:value-type="float" office:value="341.387214171826" calcext:value-type="float">
            <text:p>341.3872141718</text:p>
          </table:table-cell>
          <table:table-cell table:formula="of:=(1-ROUND([.B1972])/[.B1972])^2" office:value-type="float" office:value="0.000000860084038638531" calcext:value-type="float">
            <text:p>8.60084038638531E-007</text:p>
          </table:table-cell>
          <table:table-cell table:formula="of:=(1-ROUND([.C1972])/[.C1972])^2" office:value-type="float" office:value="0.00000128649464986808" calcext:value-type="float">
            <text:p>1.28649464986808E-006</text:p>
          </table:table-cell>
          <table:table-cell table:formula="of:=(1-ROUND([.A1972])/[.A1972])^2" office:value-type="float" office:value="0.000000257410792359271" calcext:value-type="float">
            <text:p>2.57410792359271E-007</text:p>
          </table:table-cell>
          <table:table-cell table:formula="of:=SUM([.D1972:.F1972])" office:value-type="float" office:value="0.00000240398948086588" calcext:value-type="float">
            <text:p>0.000002404</text:p>
          </table:table-cell>
          <table:table-cell table:number-columns-repeated="4"/>
        </table:table-row>
        <table:table-row table:style-name="ro1">
          <table:table-cell office:value-type="float" office:value="197.2" calcext:value-type="float">
            <text:p>197.2</text:p>
          </table:table-cell>
          <table:table-cell table:formula="of:=SQRT(2)*[.A1973]" office:value-type="float" office:value="278.882914499974" calcext:value-type="float">
            <text:p>278.8829145</text:p>
          </table:table-cell>
          <table:table-cell table:formula="of:=SQRT(3)*[.A1973]" office:value-type="float" office:value="341.560419252583" calcext:value-type="float">
            <text:p>341.5604192526</text:p>
          </table:table-cell>
          <table:table-cell table:formula="of:=(1-ROUND([.B1973])/[.B1973])^2" office:value-type="float" office:value="0.000000176263509573193" calcext:value-type="float">
            <text:p>1.76263509573193E-007</text:p>
          </table:table-cell>
          <table:table-cell table:formula="of:=(1-ROUND([.C1973])/[.C1973])^2" office:value-type="float" office:value="0.00000165631238882583" calcext:value-type="float">
            <text:p>1.65631238882583E-006</text:p>
          </table:table-cell>
          <table:table-cell table:formula="of:=(1-ROUND([.A1973])/[.A1973])^2" office:value-type="float" office:value="0.00000102859917136058" calcext:value-type="float">
            <text:p>1.02859917136058E-006</text:p>
          </table:table-cell>
          <table:table-cell table:formula="of:=SUM([.D1973:.F1973])" office:value-type="float" office:value="0.0000028611750697596" calcext:value-type="float">
            <text:p>2.8611750697596E-006</text:p>
          </table:table-cell>
          <table:table-cell table:number-columns-repeated="4"/>
        </table:table-row>
        <table:table-row table:style-name="ro1">
          <table:table-cell office:value-type="float" office:value="197.3" calcext:value-type="float">
            <text:p>197.3</text:p>
          </table:table-cell>
          <table:table-cell table:formula="of:=SQRT(2)*[.A1974]" office:value-type="float" office:value="279.024335856212" calcext:value-type="float">
            <text:p>279.0243358562</text:p>
          </table:table-cell>
          <table:table-cell table:formula="of:=SQRT(3)*[.A1974]" office:value-type="float" office:value="341.733624333339" calcext:value-type="float">
            <text:p>341.7336243333</text:p>
          </table:table-cell>
          <table:table-cell table:formula="of:=(1-ROUND([.B1974])/[.B1974])^2" office:value-type="float" office:value="0.00000000760692431395513" calcext:value-type="float">
            <text:p>7.60692431395513E-009</text:p>
          </table:table-cell>
          <table:table-cell table:formula="of:=(1-ROUND([.C1974])/[.C1974])^2" office:value-type="float" office:value="0.000000607594276310322" calcext:value-type="float">
            <text:p>6.07594276310322E-007</text:p>
          </table:table-cell>
          <table:table-cell table:formula="of:=(1-ROUND([.A1974])/[.A1974])^2" office:value-type="float" office:value="0.00000231200271069498" calcext:value-type="float">
            <text:p>0.000002312</text:p>
          </table:table-cell>
          <table:table-cell table:formula="of:=SUM([.D1974:.F1974])" office:value-type="float" office:value="0.00000292720391131925" calcext:value-type="float">
            <text:p>2.92720391131925E-006</text:p>
          </table:table-cell>
          <table:table-cell table:number-columns-repeated="4"/>
        </table:table-row>
        <table:table-row table:style-name="ro1">
          <table:table-cell office:value-type="float" office:value="197.4" calcext:value-type="float">
            <text:p>197.4</text:p>
          </table:table-cell>
          <table:table-cell table:formula="of:=SQRT(2)*[.A1975]" office:value-type="float" office:value="279.165757212449" calcext:value-type="float">
            <text:p>279.1657572124</text:p>
          </table:table-cell>
          <table:table-cell table:formula="of:=SQRT(3)*[.A1975]" office:value-type="float" office:value="341.906829414096" calcext:value-type="float">
            <text:p>341.9068294141</text:p>
          </table:table-cell>
          <table:table-cell table:formula="of:=(1-ROUND([.B1975])/[.B1975])^2" office:value-type="float" office:value="0.000000352549884553573" calcext:value-type="float">
            <text:p>3.52549884553573E-007</text:p>
          </table:table-cell>
          <table:table-cell table:formula="of:=(1-ROUND([.C1975])/[.C1975])^2" office:value-type="float" office:value="0.0000000742578039815054" calcext:value-type="float">
            <text:p>7.42578039815054E-008</text:p>
          </table:table-cell>
          <table:table-cell table:formula="of:=(1-ROUND([.A1975])/[.A1975])^2" office:value-type="float" office:value="0.0000041060637322683" calcext:value-type="float">
            <text:p>4.1060637322683E-006</text:p>
          </table:table-cell>
          <table:table-cell table:formula="of:=SUM([.D1975:.F1975])" office:value-type="float" office:value="0.00000453287142080338" calcext:value-type="float">
            <text:p>4.53287142080338E-006</text:p>
          </table:table-cell>
          <table:table-cell table:number-columns-repeated="4"/>
        </table:table-row>
        <table:table-row table:style-name="ro1">
          <table:table-cell office:value-type="float" office:value="197.5" calcext:value-type="float">
            <text:p>197.5</text:p>
          </table:table-cell>
          <table:table-cell table:formula="of:=SQRT(2)*[.A1976]" office:value-type="float" office:value="279.307178568686" calcext:value-type="float">
            <text:p>279.3071785687</text:p>
          </table:table-cell>
          <table:table-cell table:formula="of:=SQRT(3)*[.A1976]" office:value-type="float" office:value="342.080034494853" calcext:value-type="float">
            <text:p>342.0800344949</text:p>
          </table:table-cell>
          <table:table-cell table:formula="of:=(1-ROUND([.B1976])/[.B1976])^2" office:value-type="float" office:value="0.00000120953274231913" calcext:value-type="float">
            <text:p>1.20953274231913E-006</text:p>
          </table:table-cell>
          <table:table-cell table:formula="of:=(1-ROUND([.C1976])/[.C1976])^2" office:value-type="float" office:value="0.0000000547392650016564" calcext:value-type="float">
            <text:p>5.47392650016564E-008</text:p>
          </table:table-cell>
          <table:table-cell table:formula="of:=(1-ROUND([.A1976])/[.A1976])^2" office:value-type="float" office:value="0.00000640922929017792" calcext:value-type="float">
            <text:p>6.40922929017792E-006</text:p>
          </table:table-cell>
          <table:table-cell table:formula="of:=SUM([.D1976:.F1976])" office:value-type="float" office:value="0.00000767350129749871" calcext:value-type="float">
            <text:p>7.67350129749871E-006</text:p>
          </table:table-cell>
          <table:table-cell table:number-columns-repeated="4"/>
        </table:table-row>
        <table:table-row table:style-name="ro1">
          <table:table-cell office:value-type="float" office:value="197.6" calcext:value-type="float">
            <text:p>197.6</text:p>
          </table:table-cell>
          <table:table-cell table:formula="of:=SQRT(2)*[.A1977]" office:value-type="float" office:value="279.448599924924" calcext:value-type="float">
            <text:p>279.4485999249</text:p>
          </table:table-cell>
          <table:table-cell table:formula="of:=SQRT(3)*[.A1977]" office:value-type="float" office:value="342.25323957561" calcext:value-type="float">
            <text:p>342.2532395756</text:p>
          </table:table-cell>
          <table:table-cell table:formula="of:=(1-ROUND([.B1977])/[.B1977])^2" office:value-type="float" office:value="0.00000257700058394898" calcext:value-type="float">
            <text:p>0.000002577</text:p>
          </table:table-cell>
          <table:table-cell table:formula="of:=(1-ROUND([.C1977])/[.C1977])^2" office:value-type="float" office:value="0.000000547479697797293" calcext:value-type="float">
            <text:p>5.47479697797293E-007</text:p>
          </table:table-cell>
          <table:table-cell table:formula="of:=(1-ROUND([.A1977])/[.A1977])^2" office:value-type="float" office:value="0.00000409775606877704" calcext:value-type="float">
            <text:p>4.09775606877704E-006</text:p>
          </table:table-cell>
          <table:table-cell table:formula="of:=SUM([.D1977:.F1977])" office:value-type="float" office:value="0.00000722223635052331" calcext:value-type="float">
            <text:p>7.22223635052331E-006</text:p>
          </table:table-cell>
          <table:table-cell table:number-columns-repeated="4"/>
        </table:table-row>
        <table:table-row table:style-name="ro1">
          <table:table-cell office:value-type="float" office:value="197.7" calcext:value-type="float">
            <text:p>197.7</text:p>
          </table:table-cell>
          <table:table-cell table:formula="of:=SQRT(2)*[.A1978]" office:value-type="float" office:value="279.590021281161" calcext:value-type="float">
            <text:p>279.5900212812</text:p>
          </table:table-cell>
          <table:table-cell table:formula="of:=SQRT(3)*[.A1978]" office:value-type="float" office:value="342.426444656367" calcext:value-type="float">
            <text:p>342.4264446564</text:p>
          </table:table-cell>
          <table:table-cell table:formula="of:=(1-ROUND([.B1978])/[.B1978])^2" office:value-type="float" office:value="0.0000021502021591875" calcext:value-type="float">
            <text:p>2.1502021591875E-006</text:p>
          </table:table-cell>
          <table:table-cell table:formula="of:=(1-ROUND([.C1978])/[.C1978])^2" office:value-type="float" office:value="0.00000155092487006397" calcext:value-type="float">
            <text:p>1.55092487006397E-006</text:p>
          </table:table-cell>
          <table:table-cell table:formula="of:=(1-ROUND([.A1978])/[.A1978])^2" office:value-type="float" office:value="0.00000230265657489045" calcext:value-type="float">
            <text:p>2.30265657489045E-006</text:p>
          </table:table-cell>
          <table:table-cell table:formula="of:=SUM([.D1978:.F1978])" office:value-type="float" office:value="0.00000600378360414191" calcext:value-type="float">
            <text:p>6.00378360414191E-006</text:p>
          </table:table-cell>
          <table:table-cell table:number-columns-repeated="4"/>
        </table:table-row>
        <table:table-row table:style-name="ro1">
          <table:table-cell office:value-type="float" office:value="197.8" calcext:value-type="float">
            <text:p>197.8</text:p>
          </table:table-cell>
          <table:table-cell table:formula="of:=SQRT(2)*[.A1979]" office:value-type="float" office:value="279.731442637398" calcext:value-type="float">
            <text:p>279.7314426374</text:p>
          </table:table-cell>
          <table:table-cell table:formula="of:=SQRT(3)*[.A1979]" office:value-type="float" office:value="342.599649737124" calcext:value-type="float">
            <text:p>342.5996497371</text:p>
          </table:table-cell>
          <table:table-cell table:formula="of:=(1-ROUND([.B1979])/[.B1979])^2" office:value-type="float" office:value="0.000000921704178312348" calcext:value-type="float">
            <text:p>9.21704178312348E-007</text:p>
          </table:table-cell>
          <table:table-cell table:formula="of:=(1-ROUND([.C1979])/[.C1979])^2" office:value-type="float" office:value="0.00000136554622745149" calcext:value-type="float">
            <text:p>1.36554622745149E-006</text:p>
          </table:table-cell>
          <table:table-cell table:formula="of:=(1-ROUND([.A1979])/[.A1979])^2" office:value-type="float" office:value="0.00000102236839818379" calcext:value-type="float">
            <text:p>1.02236839818379E-006</text:p>
          </table:table-cell>
          <table:table-cell table:formula="of:=SUM([.D1979:.F1979])" office:value-type="float" office:value="0.00000330961880394763" calcext:value-type="float">
            <text:p>3.30961880394763E-006</text:p>
          </table:table-cell>
          <table:table-cell table:number-columns-repeated="4"/>
        </table:table-row>
        <table:table-row table:style-name="ro1">
          <table:table-cell office:value-type="float" office:value="197.9" calcext:value-type="float">
            <text:p>197.9</text:p>
          </table:table-cell>
          <table:table-cell table:formula="of:=SQRT(2)*[.A1980]" office:value-type="float" office:value="279.872863993636" calcext:value-type="float">
            <text:p>279.8728639936</text:p>
          </table:table-cell>
          <table:table-cell table:formula="of:=SQRT(3)*[.A1980]" office:value-type="float" office:value="342.772854817881" calcext:value-type="float">
            <text:p>342.7728548179</text:p>
          </table:table-cell>
          <table:table-cell table:formula="of:=(1-ROUND([.B1980])/[.B1980])^2" office:value-type="float" office:value="0.000000206355261247519" calcext:value-type="float">
            <text:p>2.06355261247519E-007</text:p>
          </table:table-cell>
          <table:table-cell table:formula="of:=(1-ROUND([.C1980])/[.C1980])^2" office:value-type="float" office:value="0.000000439131120660967" calcext:value-type="float">
            <text:p>4.39131120660967E-007</text:p>
          </table:table-cell>
          <table:table-cell table:formula="of:=(1-ROUND([.A1980])/[.A1980])^2" office:value-type="float" office:value="0.000000255333860512561" calcext:value-type="float">
            <text:p>2.55333860512561E-007</text:p>
          </table:table-cell>
          <table:table-cell table:formula="of:=SUM([.D1980:.F1980])" office:value-type="float" office:value="0.000000900820242421047" calcext:value-type="float">
            <text:p>9.00820242421047E-00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SQRT(2)*[.A1981]" office:value-type="float" office:value="280.014285349873" calcext:value-type="float">
            <text:p>280.0142853499</text:p>
          </table:table-cell>
          <table:table-cell table:formula="of:=SQRT(3)*[.A1981]" office:value-type="float" office:value="342.946059898638" calcext:value-type="float">
            <text:p>342.9460598986</text:p>
          </table:table-cell>
          <table:table-cell table:formula="of:=(1-ROUND([.B1981])/[.B1981])^2" office:value-type="float" office:value="0.00000000260268366735159" calcext:value-type="float">
            <text:p>2.60268366735159E-009</text:p>
          </table:table-cell>
          <table:table-cell table:formula="of:=(1-ROUND([.C1981])/[.C1981])^2" office:value-type="float" office:value="0.0000000247384155951562" calcext:value-type="float">
            <text:p>2.47384155951562E-008</text:p>
          </table:table-cell>
          <table:table-cell table:formula="of:=(1-ROUND([.A1981])/[.A1981])^2" office:value-type="float" office:value="0" calcext:value-type="float">
            <text:p>0</text:p>
          </table:table-cell>
          <table:table-cell table:formula="of:=SUM([.D1981:.F1981])" office:value-type="float" office:value="0.0000000273410992625077" calcext:value-type="float">
            <text:p>2.73410992625077E-008</text:p>
          </table:table-cell>
          <table:table-cell table:number-columns-repeated="4"/>
        </table:table-row>
        <table:table-row table:style-name="ro1">
          <table:table-cell office:value-type="float" office:value="198.1" calcext:value-type="float">
            <text:p>198.1</text:p>
          </table:table-cell>
          <table:table-cell table:formula="of:=SQRT(2)*[.A1982]" office:value-type="float" office:value="280.15570670611" calcext:value-type="float">
            <text:p>280.1557067061</text:p>
          </table:table-cell>
          <table:table-cell table:formula="of:=SQRT(3)*[.A1982]" office:value-type="float" office:value="343.119264979395" calcext:value-type="float">
            <text:p>343.1192649794</text:p>
          </table:table-cell>
          <table:table-cell table:formula="of:=(1-ROUND([.B1982])/[.B1982])^2" office:value-type="float" office:value="0.000000308898421012678" calcext:value-type="float">
            <text:p>3.08898421012678E-007</text:p>
          </table:table-cell>
          <table:table-cell table:formula="of:=(1-ROUND([.C1982])/[.C1982])^2" office:value-type="float" office:value="0.000000120819120276241" calcext:value-type="float">
            <text:p>1.20819120276241E-007</text:p>
          </table:table-cell>
          <table:table-cell table:formula="of:=(1-ROUND([.A1982])/[.A1982])^2" office:value-type="float" office:value="0.000000254818555173635" calcext:value-type="float">
            <text:p>2.54818555173635E-007</text:p>
          </table:table-cell>
          <table:table-cell table:formula="of:=SUM([.D1982:.F1982])" office:value-type="float" office:value="0.000000684536096462555" calcext:value-type="float">
            <text:p>6.84536096462555E-007</text:p>
          </table:table-cell>
          <table:table-cell table:number-columns-repeated="4"/>
        </table:table-row>
        <table:table-row table:style-name="ro1">
          <table:table-cell office:value-type="float" office:value="198.2" calcext:value-type="float">
            <text:p>198.2</text:p>
          </table:table-cell>
          <table:table-cell table:formula="of:=SQRT(2)*[.A1983]" office:value-type="float" office:value="280.297128062347" calcext:value-type="float">
            <text:p>280.2971280623</text:p>
          </table:table-cell>
          <table:table-cell table:formula="of:=SQRT(3)*[.A1983]" office:value-type="float" office:value="343.292470060152" calcext:value-type="float">
            <text:p>343.2924700602</text:p>
          </table:table-cell>
          <table:table-cell table:formula="of:=(1-ROUND([.B1983])/[.B1983])^2" office:value-type="float" office:value="0.00000112369913268846" calcext:value-type="float">
            <text:p>1.12369913268846E-006</text:p>
          </table:table-cell>
          <table:table-cell table:formula="of:=(1-ROUND([.C1983])/[.C1983])^2" office:value-type="float" office:value="0.000000725828929292616" calcext:value-type="float">
            <text:p>7.25828929292616E-007</text:p>
          </table:table-cell>
          <table:table-cell table:formula="of:=(1-ROUND([.A1983])/[.A1983])^2" office:value-type="float" office:value="0.00000101824594916317" calcext:value-type="float">
            <text:p>1.01824594916317E-006</text:p>
          </table:table-cell>
          <table:table-cell table:formula="of:=SUM([.D1983:.F1983])" office:value-type="float" office:value="0.00000286777401114425" calcext:value-type="float">
            <text:p>2.86777401114425E-006</text:p>
          </table:table-cell>
          <table:table-cell table:number-columns-repeated="4"/>
        </table:table-row>
        <table:table-row table:style-name="ro1">
          <table:table-cell office:value-type="float" office:value="198.3" calcext:value-type="float">
            <text:p>198.3</text:p>
          </table:table-cell>
          <table:table-cell table:formula="of:=SQRT(2)*[.A1984]" office:value-type="float" office:value="280.438549418585" calcext:value-type="float">
            <text:p>280.4385494186</text:p>
          </table:table-cell>
          <table:table-cell table:formula="of:=SQRT(3)*[.A1984]" office:value-type="float" office:value="343.465675140908" calcext:value-type="float">
            <text:p>343.4656751409</text:p>
          </table:table-cell>
          <table:table-cell table:formula="of:=(1-ROUND([.B1984])/[.B1984])^2" office:value-type="float" office:value="0.00000244546614632155" calcext:value-type="float">
            <text:p>2.44546614632155E-006</text:p>
          </table:table-cell>
          <table:table-cell table:formula="of:=(1-ROUND([.C1984])/[.C1984])^2" office:value-type="float" office:value="0.00000183822820804906" calcext:value-type="float">
            <text:p>1.83822820804906E-006</text:p>
          </table:table-cell>
          <table:table-cell table:formula="of:=(1-ROUND([.A1984])/[.A1984])^2" office:value-type="float" office:value="0.00000228874327395575" calcext:value-type="float">
            <text:p>2.28874327395575E-006</text:p>
          </table:table-cell>
          <table:table-cell table:formula="of:=SUM([.D1984:.F1984])" office:value-type="float" office:value="0.00000657243762832636" calcext:value-type="float">
            <text:p>6.57243762832636E-006</text:p>
          </table:table-cell>
          <table:table-cell table:number-columns-repeated="4"/>
        </table:table-row>
        <table:table-row table:style-name="ro1">
          <table:table-cell office:value-type="float" office:value="198.4" calcext:value-type="float">
            <text:p>198.4</text:p>
          </table:table-cell>
          <table:table-cell table:formula="of:=SQRT(2)*[.A1985]" office:value-type="float" office:value="280.579970774822" calcext:value-type="float">
            <text:p>280.5799707748</text:p>
          </table:table-cell>
          <table:table-cell table:formula="of:=SQRT(3)*[.A1985]" office:value-type="float" office:value="343.638880221665" calcext:value-type="float">
            <text:p>343.6388802217</text:p>
          </table:table-cell>
          <table:table-cell table:formula="of:=(1-ROUND([.B1985])/[.B1985])^2" office:value-type="float" office:value="0.00000224101976603613" calcext:value-type="float">
            <text:p>0.000002241</text:p>
          </table:table-cell>
          <table:table-cell table:formula="of:=(1-ROUND([.C1985])/[.C1985])^2" office:value-type="float" office:value="0.00000110432768519563" calcext:value-type="float">
            <text:p>1.10432768519563E-006</text:p>
          </table:table-cell>
          <table:table-cell table:formula="of:=(1-ROUND([.A1985])/[.A1985])^2" office:value-type="float" office:value="0.00000406477627471406" calcext:value-type="float">
            <text:p>4.06477627471406E-006</text:p>
          </table:table-cell>
          <table:table-cell table:formula="of:=SUM([.D1985:.F1985])" office:value-type="float" office:value="0.00000741012372594581" calcext:value-type="float">
            <text:p>7.41012372594581E-006</text:p>
          </table:table-cell>
          <table:table-cell table:number-columns-repeated="4"/>
        </table:table-row>
        <table:table-row table:style-name="ro1">
          <table:table-cell office:value-type="float" office:value="198.5" calcext:value-type="float">
            <text:p>198.5</text:p>
          </table:table-cell>
          <table:table-cell table:formula="of:=SQRT(2)*[.A1986]" office:value-type="float" office:value="280.721392131059" calcext:value-type="float">
            <text:p>280.7213921311</text:p>
          </table:table-cell>
          <table:table-cell table:formula="of:=SQRT(3)*[.A1986]" office:value-type="float" office:value="343.812085302422" calcext:value-type="float">
            <text:p>343.8120853024</text:p>
          </table:table-cell>
          <table:table-cell table:formula="of:=(1-ROUND([.B1986])/[.B1986])^2" office:value-type="float" office:value="0.000000984998885033798" calcext:value-type="float">
            <text:p>0.000000985</text:p>
          </table:table-cell>
          <table:table-cell table:formula="of:=(1-ROUND([.C1986])/[.C1986])^2" office:value-type="float" office:value="0.000000298730263422206" calcext:value-type="float">
            <text:p>2.98730263422206E-007</text:p>
          </table:table-cell>
          <table:table-cell table:formula="of:=(1-ROUND([.A1986])/[.A1986])^2" office:value-type="float" office:value="0.0000063448153341501" calcext:value-type="float">
            <text:p>6.3448153341501E-006</text:p>
          </table:table-cell>
          <table:table-cell table:formula="of:=SUM([.D1986:.F1986])" office:value-type="float" office:value="0.0000076285444826061" calcext:value-type="float">
            <text:p>7.6285444826061E-006</text:p>
          </table:table-cell>
          <table:table-cell table:number-columns-repeated="4"/>
        </table:table-row>
        <table:table-row table:style-name="ro1">
          <table:table-cell office:value-type="float" office:value="198.6" calcext:value-type="float">
            <text:p>198.6</text:p>
          </table:table-cell>
          <table:table-cell table:formula="of:=SQRT(2)*[.A1987]" office:value-type="float" office:value="280.862813487297" calcext:value-type="float">
            <text:p>280.8628134873</text:p>
          </table:table-cell>
          <table:table-cell table:formula="of:=SQRT(3)*[.A1987]" office:value-type="float" office:value="343.985290383179" calcext:value-type="float">
            <text:p>343.9852903832</text:p>
          </table:table-cell>
          <table:table-cell table:formula="of:=(1-ROUND([.B1987])/[.B1987])^2" office:value-type="float" office:value="0.000000238580172837502" calcext:value-type="float">
            <text:p>2.38580172837502E-007</text:p>
          </table:table-cell>
          <table:table-cell table:formula="of:=(1-ROUND([.C1987])/[.C1987])^2" office:value-type="float" office:value="0.00000000182861794073063" calcext:value-type="float">
            <text:p>1.82861794073063E-009</text:p>
          </table:table-cell>
          <table:table-cell table:formula="of:=(1-ROUND([.A1987])/[.A1987])^2" office:value-type="float" office:value="0.00000405659353642692" calcext:value-type="float">
            <text:p>4.05659353642692E-006</text:p>
          </table:table-cell>
          <table:table-cell table:formula="of:=SUM([.D1987:.F1987])" office:value-type="float" office:value="0.00000429700232720515" calcext:value-type="float">
            <text:p>0.000004297</text:p>
          </table:table-cell>
          <table:table-cell table:number-columns-repeated="4"/>
        </table:table-row>
        <table:table-row table:style-name="ro1">
          <table:table-cell office:value-type="float" office:value="198.7" calcext:value-type="float">
            <text:p>198.7</text:p>
          </table:table-cell>
          <table:table-cell table:formula="of:=SQRT(2)*[.A1988]" office:value-type="float" office:value="281.004234843534" calcext:value-type="float">
            <text:p>281.0042348435</text:p>
          </table:table-cell>
          <table:table-cell table:formula="of:=SQRT(3)*[.A1988]" office:value-type="float" office:value="344.158495463936" calcext:value-type="float">
            <text:p>344.1584954639</text:p>
          </table:table-cell>
          <table:table-cell table:formula="of:=(1-ROUND([.B1988])/[.B1988])^2" office:value-type="float" office:value="0.000000000227116667977824" calcext:value-type="float">
            <text:p>2.27116667977824E-010</text:p>
          </table:table-cell>
          <table:table-cell table:formula="of:=(1-ROUND([.C1988])/[.C1988])^2" office:value-type="float" office:value="0.000000212088287746122" calcext:value-type="float">
            <text:p>2.12088287746122E-007</text:p>
          </table:table-cell>
          <table:table-cell table:formula="of:=(1-ROUND([.A1988])/[.A1988])^2" office:value-type="float" office:value="0.00000227953767936461" calcext:value-type="float">
            <text:p>2.27953767936461E-006</text:p>
          </table:table-cell>
          <table:table-cell table:formula="of:=SUM([.D1988:.F1988])" office:value-type="float" office:value="0.00000249185308377871" calcext:value-type="float">
            <text:p>2.49185308377871E-006</text:p>
          </table:table-cell>
          <table:table-cell table:number-columns-repeated="4"/>
        </table:table-row>
        <table:table-row table:style-name="ro1">
          <table:table-cell office:value-type="float" office:value="198.8" calcext:value-type="float">
            <text:p>198.8</text:p>
          </table:table-cell>
          <table:table-cell table:formula="of:=SQRT(2)*[.A1989]" office:value-type="float" office:value="281.145656199771" calcext:value-type="float">
            <text:p>281.1456561998</text:p>
          </table:table-cell>
          <table:table-cell table:formula="of:=SQRT(3)*[.A1989]" office:value-type="float" office:value="344.331700544693" calcext:value-type="float">
            <text:p>344.3317005447</text:p>
          </table:table-cell>
          <table:table-cell table:formula="of:=(1-ROUND([.B1989])/[.B1989])^2" office:value-type="float" office:value="0.00000026840783802192" calcext:value-type="float">
            <text:p>2.6840783802192E-007</text:p>
          </table:table-cell>
          <table:table-cell table:formula="of:=(1-ROUND([.C1989])/[.C1989])^2" office:value-type="float" office:value="0.000000927979440606677" calcext:value-type="float">
            <text:p>0.000000928</text:p>
          </table:table-cell>
          <table:table-cell table:formula="of:=(1-ROUND([.A1989])/[.A1989])^2" office:value-type="float" office:value="0.00000101210887052666" calcext:value-type="float">
            <text:p>1.01210887052666E-006</text:p>
          </table:table-cell>
          <table:table-cell table:formula="of:=SUM([.D1989:.F1989])" office:value-type="float" office:value="0.00000220849614915526" calcext:value-type="float">
            <text:p>2.20849614915526E-006</text:p>
          </table:table-cell>
          <table:table-cell table:number-columns-repeated="4"/>
        </table:table-row>
        <table:table-row table:style-name="ro1">
          <table:table-cell office:value-type="float" office:value="198.9" calcext:value-type="float">
            <text:p>198.9</text:p>
          </table:table-cell>
          <table:table-cell table:formula="of:=SQRT(2)*[.A1990]" office:value-type="float" office:value="281.287077556009" calcext:value-type="float">
            <text:p>281.287077556</text:p>
          </table:table-cell>
          <table:table-cell table:formula="of:=SQRT(3)*[.A1990]" office:value-type="float" office:value="344.50490562545" calcext:value-type="float">
            <text:p>344.5049056255</text:p>
          </table:table-cell>
          <table:table-cell table:formula="of:=(1-ROUND([.B1990])/[.B1990])^2" office:value-type="float" office:value="0.00000104159507714604" calcext:value-type="float">
            <text:p>1.04159507714604E-006</text:p>
          </table:table-cell>
          <table:table-cell table:formula="of:=(1-ROUND([.C1990])/[.C1990])^2" office:value-type="float" office:value="0.00000206530959418203" calcext:value-type="float">
            <text:p>2.06530959418203E-006</text:p>
          </table:table-cell>
          <table:table-cell table:formula="of:=(1-ROUND([.A1990])/[.A1990])^2" office:value-type="float" office:value="0.000000252772855026424" calcext:value-type="float">
            <text:p>2.52772855026424E-007</text:p>
          </table:table-cell>
          <table:table-cell table:formula="of:=SUM([.D1990:.F1990])" office:value-type="float" office:value="0.00000335967752635449" calcext:value-type="float">
            <text:p>3.35967752635449E-006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SQRT(2)*[.A1991]" office:value-type="float" office:value="281.428498912246" calcext:value-type="float">
            <text:p>281.4284989122</text:p>
          </table:table-cell>
          <table:table-cell table:formula="of:=SQRT(3)*[.A1991]" office:value-type="float" office:value="344.678110706207" calcext:value-type="float">
            <text:p>344.6781107062</text:p>
          </table:table-cell>
          <table:table-cell table:formula="of:=(1-ROUND([.B1991])/[.B1991])^2" office:value-type="float" office:value="0.00000231826617757028" calcext:value-type="float">
            <text:p>2.31826617757028E-006</text:p>
          </table:table-cell>
          <table:table-cell table:formula="of:=(1-ROUND([.C1991])/[.C1991])^2" office:value-type="float" office:value="0.000000872138897661305" calcext:value-type="float">
            <text:p>8.72138897661305E-007</text:p>
          </table:table-cell>
          <table:table-cell table:formula="of:=(1-ROUND([.A1991])/[.A1991])^2" office:value-type="float" office:value="0" calcext:value-type="float">
            <text:p>0</text:p>
          </table:table-cell>
          <table:table-cell table:formula="of:=SUM([.D1991:.F1991])" office:value-type="float" office:value="0.00000319040507523159" calcext:value-type="float">
            <text:p>3.19040507523159E-006</text:p>
          </table:table-cell>
          <table:table-cell table:number-columns-repeated="4"/>
        </table:table-row>
        <table:table-row table:style-name="ro1">
          <table:table-cell office:value-type="float" office:value="199.1" calcext:value-type="float">
            <text:p>199.1</text:p>
          </table:table-cell>
          <table:table-cell table:formula="of:=SQRT(2)*[.A1992]" office:value-type="float" office:value="281.569920268483" calcext:value-type="float">
            <text:p>281.5699202685</text:p>
          </table:table-cell>
          <table:table-cell table:formula="of:=SQRT(3)*[.A1992]" office:value-type="float" office:value="344.851315786963" calcext:value-type="float">
            <text:p>344.851315787</text:p>
          </table:table-cell>
          <table:table-cell table:formula="of:=(1-ROUND([.B1992])/[.B1992])^2" office:value-type="float" office:value="0.00000233305746604975" calcext:value-type="float">
            <text:p>2.33305746604975E-006</text:p>
          </table:table-cell>
          <table:table-cell table:formula="of:=(1-ROUND([.C1992])/[.C1992])^2" office:value-type="float" office:value="0.000000185894243889076" calcext:value-type="float">
            <text:p>1.85894243889076E-007</text:p>
          </table:table-cell>
          <table:table-cell table:formula="of:=(1-ROUND([.A1992])/[.A1992])^2" office:value-type="float" office:value="0.000000252265279140278" calcext:value-type="float">
            <text:p>2.52265279140278E-007</text:p>
          </table:table-cell>
          <table:table-cell table:formula="of:=SUM([.D1992:.F1992])" office:value-type="float" office:value="0.00000277121698907911" calcext:value-type="float">
            <text:p>2.77121698907911E-006</text:p>
          </table:table-cell>
          <table:table-cell table:number-columns-repeated="4"/>
        </table:table-row>
        <table:table-row table:style-name="ro1">
          <table:table-cell office:value-type="float" office:value="199.2" calcext:value-type="float">
            <text:p>199.2</text:p>
          </table:table-cell>
          <table:table-cell table:formula="of:=SQRT(2)*[.A1993]" office:value-type="float" office:value="281.711341624721" calcext:value-type="float">
            <text:p>281.7113416247</text:p>
          </table:table-cell>
          <table:table-cell table:formula="of:=SQRT(3)*[.A1993]" office:value-type="float" office:value="345.02452086772" calcext:value-type="float">
            <text:p>345.0245208677</text:p>
          </table:table-cell>
          <table:table-cell table:formula="of:=(1-ROUND([.B1993])/[.B1993])^2" office:value-type="float" office:value="0.00000104992834816871" calcext:value-type="float">
            <text:p>1.04992834816871E-006</text:p>
          </table:table-cell>
          <table:table-cell table:formula="of:=(1-ROUND([.C1993])/[.C1993])^2" office:value-type="float" office:value="0.00000000505093460991799" calcext:value-type="float">
            <text:p>5.05093460991799E-009</text:p>
          </table:table-cell>
          <table:table-cell table:formula="of:=(1-ROUND([.A1993])/[.A1993])^2" office:value-type="float" office:value="0.00000100804825728642" calcext:value-type="float">
            <text:p>0.000001008</text:p>
          </table:table-cell>
          <table:table-cell table:formula="of:=SUM([.D1993:.F1993])" office:value-type="float" office:value="0.00000206302754006504" calcext:value-type="float">
            <text:p>0.000002063</text:p>
          </table:table-cell>
          <table:table-cell table:number-columns-repeated="4"/>
        </table:table-row>
        <table:table-row table:style-name="ro1">
          <table:table-cell office:value-type="float" office:value="199.3" calcext:value-type="float">
            <text:p>199.3</text:p>
          </table:table-cell>
          <table:table-cell table:formula="of:=SQRT(2)*[.A1994]" office:value-type="float" office:value="281.852762980958" calcext:value-type="float">
            <text:p>281.852762981</text:p>
          </table:table-cell>
          <table:table-cell table:formula="of:=SQRT(3)*[.A1994]" office:value-type="float" office:value="345.197725948477" calcext:value-type="float">
            <text:p>345.1977259485</text:p>
          </table:table-cell>
          <table:table-cell table:formula="of:=(1-ROUND([.B1994])/[.B1994])^2" office:value-type="float" office:value="0.000000272891142284503" calcext:value-type="float">
            <text:p>2.72891142284503E-007</text:p>
          </table:table-cell>
          <table:table-cell table:formula="of:=(1-ROUND([.C1994])/[.C1994])^2" office:value-type="float" office:value="0.000000328088858766398" calcext:value-type="float">
            <text:p>3.28088858766398E-007</text:p>
          </table:table-cell>
          <table:table-cell table:formula="of:=(1-ROUND([.A1994])/[.A1994])^2" office:value-type="float" office:value="0.00000226583307507057" calcext:value-type="float">
            <text:p>2.26583307507057E-006</text:p>
          </table:table-cell>
          <table:table-cell table:formula="of:=SUM([.D1994:.F1994])" office:value-type="float" office:value="0.00000286681307612147" calcext:value-type="float">
            <text:p>2.86681307612147E-006</text:p>
          </table:table-cell>
          <table:table-cell table:number-columns-repeated="4"/>
        </table:table-row>
        <table:table-row table:style-name="ro1">
          <table:table-cell office:value-type="float" office:value="199.4" calcext:value-type="float">
            <text:p>199.4</text:p>
          </table:table-cell>
          <table:table-cell table:formula="of:=SQRT(2)*[.A1995]" office:value-type="float" office:value="281.994184337195" calcext:value-type="float">
            <text:p>281.9941843372</text:p>
          </table:table-cell>
          <table:table-cell table:formula="of:=SQRT(3)*[.A1995]" office:value-type="float" office:value="345.370931029234" calcext:value-type="float">
            <text:p>345.3709310292</text:p>
          </table:table-cell>
          <table:table-cell table:formula="of:=(1-ROUND([.B1995])/[.B1995])^2" office:value-type="float" office:value="0.00000000042532227901487" calcext:value-type="float">
            <text:p>4.2532227901487E-010</text:p>
          </table:table-cell>
          <table:table-cell table:formula="of:=(1-ROUND([.C1995])/[.C1995])^2" office:value-type="float" office:value="0.00000115349247716955" calcext:value-type="float">
            <text:p>1.15349247716955E-006</text:p>
          </table:table-cell>
          <table:table-cell table:formula="of:=(1-ROUND([.A1995])/[.A1995])^2" office:value-type="float" office:value="0.00000402410843362615" calcext:value-type="float">
            <text:p>4.02410843362615E-006</text:p>
          </table:table-cell>
          <table:table-cell table:formula="of:=SUM([.D1995:.F1995])" office:value-type="float" office:value="0.00000517802623307472" calcext:value-type="float">
            <text:p>0.000005178</text:p>
          </table:table-cell>
          <table:table-cell table:number-columns-repeated="4"/>
        </table:table-row>
        <table:table-row table:style-name="ro1">
          <table:table-cell office:value-type="float" office:value="199.5" calcext:value-type="float">
            <text:p>199.5</text:p>
          </table:table-cell>
          <table:table-cell table:formula="of:=SQRT(2)*[.A1996]" office:value-type="float" office:value="282.135605693432" calcext:value-type="float">
            <text:p>282.1356056934</text:p>
          </table:table-cell>
          <table:table-cell table:formula="of:=SQRT(3)*[.A1996]" office:value-type="float" office:value="345.544136109991" calcext:value-type="float">
            <text:p>345.54413611</text:p>
          </table:table-cell>
          <table:table-cell table:formula="of:=(1-ROUND([.B1996])/[.B1996])^2" office:value-type="float" office:value="0.000000231014931957708" calcext:value-type="float">
            <text:p>0.000000231</text:p>
          </table:table-cell>
          <table:table-cell table:formula="of:=(1-ROUND([.C1996])/[.C1996])^2" office:value-type="float" office:value="0.00000174045712622524" calcext:value-type="float">
            <text:p>1.74045712622524E-006</text:p>
          </table:table-cell>
          <table:table-cell table:formula="of:=(1-ROUND([.A1996])/[.A1996])^2" office:value-type="float" office:value="0.0000062813675793491" calcext:value-type="float">
            <text:p>6.2813675793491E-006</text:p>
          </table:table-cell>
          <table:table-cell table:formula="of:=SUM([.D1996:.F1996])" office:value-type="float" office:value="0.00000825283963753204" calcext:value-type="float">
            <text:p>8.25283963753204E-006</text:p>
          </table:table-cell>
          <table:table-cell table:number-columns-repeated="4"/>
        </table:table-row>
        <table:table-row table:style-name="ro1">
          <table:table-cell office:value-type="float" office:value="199.6" calcext:value-type="float">
            <text:p>199.6</text:p>
          </table:table-cell>
          <table:table-cell table:formula="of:=SQRT(2)*[.A1997]" office:value-type="float" office:value="282.27702704967" calcext:value-type="float">
            <text:p>282.2770270497</text:p>
          </table:table-cell>
          <table:table-cell table:formula="of:=SQRT(3)*[.A1997]" office:value-type="float" office:value="345.717341190748" calcext:value-type="float">
            <text:p>345.7173411907</text:p>
          </table:table-cell>
          <table:table-cell table:formula="of:=(1-ROUND([.B1997])/[.B1997])^2" office:value-type="float" office:value="0.000000963148569794051" calcext:value-type="float">
            <text:p>9.63148569794051E-007</text:p>
          </table:table-cell>
          <table:table-cell table:formula="of:=(1-ROUND([.C1997])/[.C1997])^2" office:value-type="float" office:value="0.000000668471231439436" calcext:value-type="float">
            <text:p>6.68471231439436E-007</text:p>
          </table:table-cell>
          <table:table-cell table:formula="of:=(1-ROUND([.A1997])/[.A1997])^2" office:value-type="float" office:value="0.00000401604812832122" calcext:value-type="float">
            <text:p>0.000004016</text:p>
          </table:table-cell>
          <table:table-cell table:formula="of:=SUM([.D1997:.F1997])" office:value-type="float" office:value="0.00000564766792955471" calcext:value-type="float">
            <text:p>5.64766792955471E-006</text:p>
          </table:table-cell>
          <table:table-cell table:number-columns-repeated="4"/>
        </table:table-row>
        <table:table-row table:style-name="ro1">
          <table:table-cell office:value-type="float" office:value="199.7" calcext:value-type="float">
            <text:p>199.7</text:p>
          </table:table-cell>
          <table:table-cell table:formula="of:=SQRT(2)*[.A1998]" office:value-type="float" office:value="282.418448405907" calcext:value-type="float">
            <text:p>282.4184484059</text:p>
          </table:table-cell>
          <table:table-cell table:formula="of:=SQRT(3)*[.A1998]" office:value-type="float" office:value="345.890546271505" calcext:value-type="float">
            <text:p>345.8905462715</text:p>
          </table:table-cell>
          <table:table-cell table:formula="of:=(1-ROUND([.B1998])/[.B1998])^2" office:value-type="float" office:value="0.00000219531937372996" calcext:value-type="float">
            <text:p>2.19531937372996E-006</text:p>
          </table:table-cell>
          <table:table-cell table:formula="of:=(1-ROUND([.C1998])/[.C1998])^2" office:value-type="float" office:value="0.000000100134500544861" calcext:value-type="float">
            <text:p>1.00134500544861E-007</text:p>
          </table:table-cell>
          <table:table-cell table:formula="of:=(1-ROUND([.A1998])/[.A1998])^2" office:value-type="float" office:value="0.00000225676521793153" calcext:value-type="float">
            <text:p>2.25676521793153E-006</text:p>
          </table:table-cell>
          <table:table-cell table:formula="of:=SUM([.D1998:.F1998])" office:value-type="float" office:value="0.00000455221909220635" calcext:value-type="float">
            <text:p>4.55221909220635E-006</text:p>
          </table:table-cell>
          <table:table-cell table:number-columns-repeated="4"/>
        </table:table-row>
        <table:table-row table:style-name="ro1">
          <table:table-cell office:value-type="float" office:value="199.8" calcext:value-type="float">
            <text:p>199.8</text:p>
          </table:table-cell>
          <table:table-cell table:formula="of:=SQRT(2)*[.A1999]" office:value-type="float" office:value="282.559869762144" calcext:value-type="float">
            <text:p>282.5598697621</text:p>
          </table:table-cell>
          <table:table-cell table:formula="of:=SQRT(3)*[.A1999]" office:value-type="float" office:value="346.063751352262" calcext:value-type="float">
            <text:p>346.0637513523</text:p>
          </table:table-cell>
          <table:table-cell table:formula="of:=(1-ROUND([.B1999])/[.B1999])^2" office:value-type="float" office:value="0.00000242628296808792" calcext:value-type="float">
            <text:p>2.42628296808792E-006</text:p>
          </table:table-cell>
          <table:table-cell table:formula="of:=(1-ROUND([.C1999])/[.C1999])^2" office:value-type="float" office:value="0.0000000339364632833838" calcext:value-type="float">
            <text:p>3.39364632833838E-008</text:p>
          </table:table-cell>
          <table:table-cell table:formula="of:=(1-ROUND([.A1999])/[.A1999])^2" office:value-type="float" office:value="0.00000100200300400474" calcext:value-type="float">
            <text:p>0.000001002</text:p>
          </table:table-cell>
          <table:table-cell table:formula="of:=SUM([.D1999:.F1999])" office:value-type="float" office:value="0.00000346222243537604" calcext:value-type="float">
            <text:p>3.46222243537604E-006</text:p>
          </table:table-cell>
          <table:table-cell table:number-columns-repeated="4"/>
        </table:table-row>
        <table:table-row table:style-name="ro1">
          <table:table-cell office:value-type="float" office:value="199.9" calcext:value-type="float">
            <text:p>199.9</text:p>
          </table:table-cell>
          <table:table-cell table:formula="of:=SQRT(2)*[.A2000]" office:value-type="float" office:value="282.701291118382" calcext:value-type="float">
            <text:p>282.7012911184</text:p>
          </table:table-cell>
          <table:table-cell table:formula="of:=SQRT(3)*[.A2000]" office:value-type="float" office:value="346.236956433019" calcext:value-type="float">
            <text:p>346.236956433</text:p>
          </table:table-cell>
          <table:table-cell table:formula="of:=(1-ROUND([.B2000])/[.B2000])^2" office:value-type="float" office:value="0.00000111645362398106" calcext:value-type="float">
            <text:p>1.11645362398106E-006</text:p>
          </table:table-cell>
          <table:table-cell table:formula="of:=(1-ROUND([.C2000])/[.C2000])^2" office:value-type="float" office:value="0.000000468371180328336" calcext:value-type="float">
            <text:p>4.68371180328336E-007</text:p>
          </table:table-cell>
          <table:table-cell table:formula="of:=(1-ROUND([.A2000])/[.A2000])^2" office:value-type="float" office:value="0.000000250250187625154" calcext:value-type="float">
            <text:p>2.50250187625154E-007</text:p>
          </table:table-cell>
          <table:table-cell table:formula="of:=SUM([.D2000:.F2000])" office:value-type="float" office:value="0.00000183507499193455" calcext:value-type="float">
            <text:p>1.83507499193455E-00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QRT(2)*[.A2001]" office:value-type="float" office:value="282.842712474619" calcext:value-type="float">
            <text:p>282.8427124746</text:p>
          </table:table-cell>
          <table:table-cell table:formula="of:=SQRT(3)*[.A2001]" office:value-type="float" office:value="346.410161513775" calcext:value-type="float">
            <text:p>346.4101615138</text:p>
          </table:table-cell>
          <table:table-cell table:formula="of:=(1-ROUND([.B2001])/[.B2001])^2" office:value-type="float" office:value="0.000000309242070505924" calcext:value-type="float">
            <text:p>3.09242070505924E-007</text:p>
          </table:table-cell>
          <table:table-cell table:formula="of:=(1-ROUND([.C2001])/[.C2001])^2" office:value-type="float" office:value="0.00000140193722818796" calcext:value-type="float">
            <text:p>1.40193722818796E-006</text:p>
          </table:table-cell>
          <table:table-cell table:formula="of:=(1-ROUND([.A2001])/[.A2001])^2" office:value-type="float" office:value="0" calcext:value-type="float">
            <text:p>0</text:p>
          </table:table-cell>
          <table:table-cell table:formula="of:=SUM([.D2001:.F2001])" office:value-type="float" office:value="0.00000171117929869389" calcext:value-type="float">
            <text:p>1.71117929869389E-006</text:p>
          </table:table-cell>
          <table:table-cell table:number-columns-repeated="4"/>
        </table:table-row>
        <table:table-row table:style-name="ro1">
          <table:table-cell office:value-type="float" office:value="200.1" calcext:value-type="float">
            <text:p>200.1</text:p>
          </table:table-cell>
          <table:table-cell table:formula="of:=SQRT(2)*[.A2002]" office:value-type="float" office:value="282.984133830856" calcext:value-type="float">
            <text:p>282.9841338309</text:p>
          </table:table-cell>
          <table:table-cell table:formula="of:=SQRT(3)*[.A2002]" office:value-type="float" office:value="346.583366594532" calcext:value-type="float">
            <text:p>346.5833665945</text:p>
          </table:table-cell>
          <table:table-cell table:formula="of:=(1-ROUND([.B2002])/[.B2002])^2" office:value-type="float" office:value="0.00000000314354720809972" calcext:value-type="float">
            <text:p>3.14354720809972E-009</text:p>
          </table:table-cell>
          <table:table-cell table:formula="of:=(1-ROUND([.C2002])/[.C2002])^2" office:value-type="float" office:value="0.00000144508284381559" calcext:value-type="float">
            <text:p>1.44508284381559E-006</text:p>
          </table:table-cell>
          <table:table-cell table:formula="of:=(1-ROUND([.A2002])/[.A2002])^2" office:value-type="float" office:value="0.000000249750187375073" calcext:value-type="float">
            <text:p>2.49750187375073E-007</text:p>
          </table:table-cell>
          <table:table-cell table:formula="of:=SUM([.D2002:.F2002])" office:value-type="float" office:value="0.00000169797657839876" calcext:value-type="float">
            <text:p>0.000001698</text:p>
          </table:table-cell>
          <table:table-cell table:number-columns-repeated="4"/>
        </table:table-row>
      </table:table>
      <table:named-expressions>
        <table:named-range table:name="coef" table:base-cell-address="$Sheet1.$A$5" table:cell-range-address="$Sheet1.$A$5"/>
      </table:named-expressions>
      <table:database-ranges>
        <table:database-range table:name="__Anonymous_Sheet_DB__0" table:target-range-address="Sheet1.A1:Sheet1.G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11" number:min-integer-digits="1"/>
    </number:number-style>
    <number:number-style style:name="N113">
      <number:number number:decimal-places="12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0:41:01.331044379</meta:creation-date>
    <dc:date>2015-06-08T21:23:22.791811123</dc:date>
    <meta:editing-duration>PT7M59S</meta:editing-duration>
    <meta:editing-cycles>2</meta:editing-cycles>
    <meta:generator>LibreOffice/4.2.8.2$Linux_X86_64 LibreOffice_project/420m0$Build-2</meta:generator>
    <meta:document-statistic meta:table-count="1" meta:cell-count="14030" meta:object-count="0"/>
  </office:meta>
</office:document-meta>
</file>